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4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1" draw:style-name="gr1" draw:text-style-name="P1" svg:width="13.529cm" svg:height="9.303cm" svg:x="15.904cm" svg:y="0.1cm">
            <draw:object draw:notify-on-update-of-ranges="Лист1.K34:Лист1.K45 Лист1.M34:Лист1.M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364cm" svg:height="9.729cm" svg:x="31.709cm" svg:y="0.1cm">
            <draw:object draw:notify-on-update-of-ranges="Лист1.R34:Лист1.R45 Лист1.T34:Лист1.T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10" table:default-cell-style-name="Default"/>
        <table:table-row table:style-name="ro1">
          <table:table-cell>
            <draw:frame table:end-cell-address="Лист1.G21" table:end-x="0.055cm" table:end-y="0.372cm" draw:z-index="0" draw:style-name="gr1" draw:text-style-name="P1" svg:width="13.602cm" svg:height="9.403cm" svg:x="0cm" svg:y="0cm">
              <draw:object draw:notify-on-update-of-ranges="Лист1.D34:Лист1.D45 Лист1.F34:Лист1.F4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4"/>
          <table:table-cell>
            <draw:frame table:end-cell-address="Лист1.AA21" table:end-x="2.202cm" table:end-y="0.398cm" draw:z-index="3" draw:style-name="gr1" draw:text-style-name="P1" svg:width="13.528cm" svg:height="9.429cm" svg:x="2.22cm" svg:y="0cm">
              <draw:object draw:notify-on-update-of-ranges="Лист1.Y34:Лист1.Y45 Лист1.AA34:Лист1.AA4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2" office:value-type="string" calcext:value-type="string">
            <text:p>R- </text:p>
          </table:table-cell>
          <table:table-cell table:style-name="ce3" table:formula="of:=MIN([.Z27];[.Z30]) - [.Z29]" office:value-type="float" office:value="0.14770171546425" calcext:value-type="float">
            <text:p>0,1477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2" office:value-type="string" calcext:value-type="string">
            <text:p>R+</text:p>
          </table:table-cell>
          <table:table-cell table:style-name="ce3" table:formula="of:=MAX([.Z27];[.Z30]) + [.Z29]" office:value-type="float" office:value="0.16581648298188" calcext:value-type="float">
            <text:p>0,165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6" office:value-type="string" calcext:value-type="string">
            <text:p>Количество элементов выборки, меньше R-</text:p>
          </table:table-cell>
          <table:table-cell table:style-name="ce6" table:number-columns-repeated="3"/>
          <table:table-cell table:formula="of:=COUNTIF([.W26:.W775]; &quot;&lt;&quot;&amp;[.AD2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6" office:value-type="string" calcext:value-type="string">
            <text:p>Количество элементов выборки, больше R+</text:p>
          </table:table-cell>
          <table:table-cell table:style-name="ce6" table:number-columns-repeated="3"/>
          <table:table-cell table:formula="of:=COUNTIF([.W26:.W775]; &quot;&gt;&quot;&amp;[.AD3])" office:value-type="float" office:value="114" calcext:value-type="float">
            <text:p>114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6" office:value-type="string" calcext:value-type="string">
            <text:p>Вероятность попадания R в интервал (R-; <text:s/>R+)</text:p>
          </table:table-cell>
          <table:table-cell table:style-name="ce6" table:number-columns-repeated="3"/>
          <table:table-cell table:style-name="ce3" table:formula="of:=(1500-[.AG5]-[.AG6])/1500" office:value-type="float" office:value="0.857333333333333" calcext:value-type="float">
            <text:p>0,8573</text:p>
          </table:table-cell>
        </table:table-row>
        <table:table-row table:style-name="ro1" table:number-rows-repeated="17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№</text:p>
          </table:table-cell>
          <table:table-cell table:style-name="ce2" office:value-type="string" calcext:value-type="string">
            <text:p>R1</text:p>
          </table:table-cell>
          <table:table-cell/>
          <table:table-cell table:style-name="ce4" office:value-type="string" calcext:value-type="string">
            <text:p>Дескриптивные характеристики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№</text:p>
          </table:table-cell>
          <table:table-cell table:style-name="ce2" office:value-type="string" calcext:value-type="string">
            <text:p>R2</text:p>
          </table:table-cell>
          <table:table-cell/>
          <table:table-cell table:style-name="ce4" office:value-type="string" calcext:value-type="string">
            <text:p>Дескриптивные характеристики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№</text:p>
          </table:table-cell>
          <table:table-cell table:style-name="ce2" office:value-type="string" calcext:value-type="string">
            <text:p>R3</text:p>
          </table:table-cell>
          <table:table-cell/>
          <table:table-cell table:style-name="ce4" office:value-type="string" calcext:value-type="string">
            <text:p>Дескриптивные характеристики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№</text:p>
          </table:table-cell>
          <table:table-cell table:style-name="ce2" office:value-type="string" calcext:value-type="string">
            <text:p>R</text:p>
          </table:table-cell>
          <table:table-cell/>
          <table:table-cell table:style-name="ce4" office:value-type="string" calcext:value-type="string">
            <text:p>Дескриптивные характеристики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9+2*RAND()" office:value-type="float" office:value="9.85164695628919" calcext:value-type="float">
            <text:p>9,851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COM.MICROSOFT.NORM.INV(RAND();30;5)" office:value-type="float" office:value="28.226851210088" calcext:value-type="float">
            <text:p>28,226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40+10*RAND()" office:value-type="float" office:value="41.9797454040963" calcext:value-type="float">
            <text:p>41,979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 ([.I26]*[.P26]+[.B26]*[.P26]+[.B26]*[.I26])/([.B26]*[.I26]*[.P26])" office:value-type="float" office:value="0.160754142144147" calcext:value-type="float">
            <text:p>0,1608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9+2*RAND()" office:value-type="float" office:value="10.4553731137421" calcext:value-type="float">
            <text:p>10,4554</text:p>
          </table:table-cell>
          <table:table-cell/>
          <table:table-cell table:style-name="ce2" office:value-type="string" calcext:value-type="string">
            <text:p>среднее</text:p>
          </table:table-cell>
          <table:table-cell table:style-name="ce3" table:formula="of:=AVERAGE([.B26:.B1525])" office:value-type="float" office:value="9.99339340148276" calcext:value-type="float">
            <text:p>9,993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M.MICROSOFT.NORM.INV(RAND();30;5)" office:value-type="float" office:value="27.1138039052813" calcext:value-type="float">
            <text:p>27,1138</text:p>
          </table:table-cell>
          <table:table-cell/>
          <table:table-cell table:style-name="ce2" office:value-type="string" calcext:value-type="string">
            <text:p>среднее</text:p>
          </table:table-cell>
          <table:table-cell table:style-name="ce3" table:formula="of:=AVERAGE([.I26:.I1525])" office:value-type="float" office:value="29.934704786686" calcext:value-type="float">
            <text:p>29,93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40+10*RAND()" office:value-type="float" office:value="46.8894559715409" calcext:value-type="float">
            <text:p>46,8895</text:p>
          </table:table-cell>
          <table:table-cell/>
          <table:table-cell table:style-name="ce2" office:value-type="string" calcext:value-type="string">
            <text:p>среднее</text:p>
          </table:table-cell>
          <table:table-cell table:style-name="ce3" table:formula="of:=AVERAGE([.P26:.P1525])" office:value-type="float" office:value="44.9391311982973" calcext:value-type="float">
            <text:p>44,93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 ([.I27]*[.P27]+[.B27]*[.P27]+[.B27]*[.I27])/([.B27]*[.I27]*[.P27])" office:value-type="float" office:value="0.153852940928318" calcext:value-type="float">
            <text:p>0,1539</text:p>
          </table:table-cell>
          <table:table-cell/>
          <table:table-cell table:style-name="ce2" office:value-type="string" calcext:value-type="string">
            <text:p>среднее</text:p>
          </table:table-cell>
          <table:table-cell table:style-name="ce3" table:formula="of:=AVERAGE([.W26:.W1525])" office:value-type="float" office:value="0.157120100214761" calcext:value-type="float">
            <text:p>0,157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9+2*RAND()" office:value-type="float" office:value="9.09755574935116" calcext:value-type="float">
            <text:p>9,0976</text:p>
          </table:table-cell>
          <table:table-cell/>
          <table:table-cell table:style-name="ce2" office:value-type="string" calcext:value-type="string">
            <text:p>дисперсия</text:p>
          </table:table-cell>
          <table:table-cell table:style-name="ce3" table:formula="of:=VAR([.B26:.B1525])" office:value-type="float" office:value="0.329827309638467" calcext:value-type="float">
            <text:p>0,329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COM.MICROSOFT.NORM.INV(RAND();30;5)" office:value-type="float" office:value="33.2652541007495" calcext:value-type="float">
            <text:p>33,2653</text:p>
          </table:table-cell>
          <table:table-cell/>
          <table:table-cell table:style-name="ce2" office:value-type="string" calcext:value-type="string">
            <text:p>дисперсия</text:p>
          </table:table-cell>
          <table:table-cell table:style-name="ce3" table:formula="of:=VAR([.I26:.I1525])" office:value-type="float" office:value="24.1505309553964" calcext:value-type="float">
            <text:p>24,15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40+10*RAND()" office:value-type="float" office:value="42.9088858340401" calcext:value-type="float">
            <text:p>42,9089</text:p>
          </table:table-cell>
          <table:table-cell/>
          <table:table-cell table:style-name="ce2" office:value-type="string" calcext:value-type="string">
            <text:p>дисперсия</text:p>
          </table:table-cell>
          <table:table-cell table:style-name="ce3" table:formula="of:=VAR([.P26:.P1525])" office:value-type="float" office:value="8.24141584350561" calcext:value-type="float">
            <text:p>8,24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 ([.I28]*[.P28]+[.B28]*[.P28]+[.B28]*[.I28])/([.B28]*[.I28]*[.P28])" office:value-type="float" office:value="0.163286227023529" calcext:value-type="float">
            <text:p>0,1633</text:p>
          </table:table-cell>
          <table:table-cell/>
          <table:table-cell table:style-name="ce2" office:value-type="string" calcext:value-type="string">
            <text:p>дисперсия</text:p>
          </table:table-cell>
          <table:table-cell table:style-name="ce3" table:formula="of:=VAR([.W26:.W1525])" office:value-type="float" office:value="0.0000756270732322572" calcext:value-type="float">
            <text:p>0,000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9+2*RAND()" office:value-type="float" office:value="10.4737145353574" calcext:value-type="float">
            <text:p>10,4737</text:p>
          </table:table-cell>
          <table:table-cell/>
          <table:table-cell table:style-name="ce2" office:value-type="string" calcext:value-type="string">
            <text:p>СКО</text:p>
          </table:table-cell>
          <table:table-cell table:style-name="ce3" table:formula="of:=STDEV([.B26:.B1525])" office:value-type="float" office:value="0.574305937317792" calcext:value-type="float">
            <text:p>0,574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OM.MICROSOFT.NORM.INV(RAND();30;5)" office:value-type="float" office:value="33.6556478031998" calcext:value-type="float">
            <text:p>33,6556</text:p>
          </table:table-cell>
          <table:table-cell/>
          <table:table-cell table:style-name="ce2" office:value-type="string" calcext:value-type="string">
            <text:p>СКО</text:p>
          </table:table-cell>
          <table:table-cell table:style-name="ce3" table:formula="of:=STDEV([.I26:.I1525])" office:value-type="float" office:value="4.91431897167821" calcext:value-type="float">
            <text:p>4,914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40+10*RAND()" office:value-type="float" office:value="43.035284873331" calcext:value-type="float">
            <text:p>43,0353</text:p>
          </table:table-cell>
          <table:table-cell/>
          <table:table-cell table:style-name="ce2" office:value-type="string" calcext:value-type="string">
            <text:p>СКО</text:p>
          </table:table-cell>
          <table:table-cell table:style-name="ce3" table:formula="of:=STDEV([.P26:.P1525])" office:value-type="float" office:value="2.87078662451698" calcext:value-type="float">
            <text:p>2,870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 ([.I29]*[.P29]+[.B29]*[.P29]+[.B29]*[.I29])/([.B29]*[.I29]*[.P29])" office:value-type="float" office:value="0.148426551929931" calcext:value-type="float">
            <text:p>0,1484</text:p>
          </table:table-cell>
          <table:table-cell/>
          <table:table-cell table:style-name="ce2" office:value-type="string" calcext:value-type="string">
            <text:p>СКО</text:p>
          </table:table-cell>
          <table:table-cell table:style-name="ce3" table:formula="of:=STDEV([.W26:.W1525])" office:value-type="float" office:value="0.00869638276711974" calcext:value-type="float">
            <text:p>0,008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9+2*RAND()" office:value-type="float" office:value="9.97712598950602" calcext:value-type="float">
            <text:p>9,9771</text:p>
          </table:table-cell>
          <table:table-cell/>
          <table:table-cell table:style-name="ce2" office:value-type="string" calcext:value-type="string">
            <text:p>медиана</text:p>
          </table:table-cell>
          <table:table-cell table:style-name="ce3" table:formula="of:=MEDIAN([.B26:.B1525])" office:value-type="float" office:value="9.97861256939359" calcext:value-type="float">
            <text:p>9,978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COM.MICROSOFT.NORM.INV(RAND();30;5)" office:value-type="float" office:value="26.4970196566919" calcext:value-type="float">
            <text:p>26,4970</text:p>
          </table:table-cell>
          <table:table-cell/>
          <table:table-cell table:style-name="ce2" office:value-type="string" calcext:value-type="string">
            <text:p>медиана</text:p>
          </table:table-cell>
          <table:table-cell table:style-name="ce3" table:formula="of:=MEDIAN([.I26:.I1525])" office:value-type="float" office:value="29.8237652181607" calcext:value-type="float">
            <text:p>29,823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40+10*RAND()" office:value-type="float" office:value="44.4295411312487" calcext:value-type="float">
            <text:p>44,4295</text:p>
          </table:table-cell>
          <table:table-cell/>
          <table:table-cell table:style-name="ce2" office:value-type="string" calcext:value-type="string">
            <text:p>медиана</text:p>
          </table:table-cell>
          <table:table-cell table:style-name="ce3" table:formula="of:=MEDIAN([.P26:.P1525])" office:value-type="float" office:value="44.9221222405322" calcext:value-type="float">
            <text:p>44,92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 ([.I30]*[.P30]+[.B30]*[.P30]+[.B30]*[.I30])/([.B30]*[.I30]*[.P30])" office:value-type="float" office:value="0.160476905383822" calcext:value-type="float">
            <text:p>0,1605</text:p>
          </table:table-cell>
          <table:table-cell/>
          <table:table-cell table:style-name="ce2" office:value-type="string" calcext:value-type="string">
            <text:p>медиана</text:p>
          </table:table-cell>
          <table:table-cell table:style-name="ce3" table:formula="of:=MEDIAN([.W26:.W1525])" office:value-type="float" office:value="0.15639809823137" calcext:value-type="float">
            <text:p>0,156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9+2*RAND()" office:value-type="float" office:value="10.097654362442" calcext:value-type="float">
            <text:p>10,097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COM.MICROSOFT.NORM.INV(RAND();30;5)" office:value-type="float" office:value="24.7501697069496" calcext:value-type="float">
            <text:p>24,750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40+10*RAND()" office:value-type="float" office:value="45.8269711688627" calcext:value-type="float">
            <text:p>45,827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 ([.I31]*[.P31]+[.B31]*[.P31]+[.B31]*[.I31])/([.B31]*[.I31]*[.P31])" office:value-type="float" office:value="0.161257874724746" calcext:value-type="float">
            <text:p>0,1613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9+2*RAND()" office:value-type="float" office:value="9.46589007670991" calcext:value-type="float">
            <text:p>9,4659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COM.MICROSOFT.NORM.INV(RAND();30;5)" office:value-type="float" office:value="31.633245199244" calcext:value-type="float">
            <text:p>31,6332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40+10*RAND()" office:value-type="float" office:value="49.8805546562653" calcext:value-type="float">
            <text:p>49,880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 ([.I32]*[.P32]+[.B32]*[.P32]+[.B32]*[.I32])/([.B32]*[.I32]*[.P32])" office:value-type="float" office:value="0.157302673123994" calcext:value-type="float">
            <text:p>0,1573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9+2*RAND()" office:value-type="float" office:value="10.9250777808484" calcext:value-type="float">
            <text:p>10,9251</text:p>
          </table:table-cell>
          <table:table-cell/>
          <table:table-cell table:style-name="ce2" office:value-type="string" calcext:value-type="string">
            <text:p>Центры</text:p>
          </table:table-cell>
          <table:table-cell table:style-name="ce2" office:value-type="string" calcext:value-type="string">
            <text:p>Границы</text:p>
          </table:table-cell>
          <table:table-cell table:style-name="ce2" office:value-type="string" calcext:value-type="string">
            <text:p>Экс.частота</text:p>
          </table:table-cell>
          <table:table-cell/>
          <table:table-cell office:value-type="float" office:value="8" calcext:value-type="float">
            <text:p>8</text:p>
          </table:table-cell>
          <table:table-cell table:formula="of:=COM.MICROSOFT.NORM.INV(RAND();30;5)" office:value-type="float" office:value="33.0567516569878" calcext:value-type="float">
            <text:p>33,0568</text:p>
          </table:table-cell>
          <table:table-cell/>
          <table:table-cell table:style-name="ce2" office:value-type="string" calcext:value-type="string">
            <text:p>Центры</text:p>
          </table:table-cell>
          <table:table-cell table:style-name="ce2" office:value-type="string" calcext:value-type="string">
            <text:p>Границы</text:p>
          </table:table-cell>
          <table:table-cell table:style-name="ce2" office:value-type="string" calcext:value-type="string">
            <text:p>Экс.частота</text:p>
          </table:table-cell>
          <table:table-cell/>
          <table:table-cell office:value-type="float" office:value="8" calcext:value-type="float">
            <text:p>8</text:p>
          </table:table-cell>
          <table:table-cell table:formula="of:=40+10*RAND()" office:value-type="float" office:value="48.4735317935701" calcext:value-type="float">
            <text:p>48,4735</text:p>
          </table:table-cell>
          <table:table-cell/>
          <table:table-cell table:style-name="ce2" office:value-type="string" calcext:value-type="string">
            <text:p>Центры</text:p>
          </table:table-cell>
          <table:table-cell table:style-name="ce2" office:value-type="string" calcext:value-type="string">
            <text:p>Границы</text:p>
          </table:table-cell>
          <table:table-cell table:style-name="ce2" office:value-type="string" calcext:value-type="string">
            <text:p>Экс.частота</text:p>
          </table:table-cell>
          <table:table-cell/>
          <table:table-cell office:value-type="float" office:value="8" calcext:value-type="float">
            <text:p>8</text:p>
          </table:table-cell>
          <table:table-cell table:formula="of:= ([.I33]*[.P33]+[.B33]*[.P33]+[.B33]*[.I33])/([.B33]*[.I33]*[.P33])" office:value-type="float" office:value="0.142413350468195" calcext:value-type="float">
            <text:p>0,1424</text:p>
          </table:table-cell>
          <table:table-cell/>
          <table:table-cell table:style-name="ce2" office:value-type="string" calcext:value-type="string">
            <text:p>Центры</text:p>
          </table:table-cell>
          <table:table-cell table:style-name="ce2" office:value-type="string" calcext:value-type="string">
            <text:p>Границы</text:p>
          </table:table-cell>
          <table:table-cell table:style-name="ce2" office:value-type="string" calcext:value-type="string">
            <text:p>Экс.частота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9+2*RAND()" office:value-type="float" office:value="9.00494445464574" calcext:value-type="float">
            <text:p>9,0049</text:p>
          </table:table-cell>
          <table:table-cell table:style-name="ce3"/>
          <table:table-cell office:value-type="float" office:value="8.9" calcext:value-type="float">
            <text:p>8,9</text:p>
          </table:table-cell>
          <table:table-cell office:value-type="float" office:value="9" calcext:value-type="float">
            <text:p>9</text:p>
          </table:table-cell>
          <table:table-cell table:number-matrix-columns-spanned="1" table:number-matrix-rows-spanned="12" table:formula="of:=FREQUENCY([.B26:.B1525];[.E34:.E45]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COM.MICROSOFT.NORM.INV(RAND();30;5)" office:value-type="float" office:value="38.7644431069343" calcext:value-type="float">
            <text:p>38,7644</text:p>
          </table:table-cell>
          <table:table-cell/>
          <table:table-cell office:value-type="float" office:value="10.8" calcext:value-type="float">
            <text:p>10,8</text:p>
          </table:table-cell>
          <table:table-cell office:value-type="float" office:value="12.6" calcext:value-type="float">
            <text:p>12,6</text:p>
          </table:table-cell>
          <table:table-cell table:number-matrix-columns-spanned="1" table:number-matrix-rows-spanned="12" table:formula="of:=FREQUENCY([.I26:.I1525];[.L34:.L45])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40+10*RAND()" office:value-type="float" office:value="45.9395241399761" calcext:value-type="float">
            <text:p>45,9395</text:p>
          </table:table-cell>
          <table:table-cell/>
          <table:table-cell table:style-name="ce5" office:value-type="float" office:value="38.45" calcext:value-type="float">
            <text:p>38,45</text:p>
          </table:table-cell>
          <table:table-cell office:value-type="float" office:value="39" calcext:value-type="float">
            <text:p>39</text:p>
          </table:table-cell>
          <table:table-cell table:number-matrix-columns-spanned="1" table:number-matrix-rows-spanned="12" table:formula="of:=FREQUENCY([.P26:.P1525];[.S34:.S45]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 ([.I34]*[.P34]+[.B34]*[.P34]+[.B34]*[.I34])/([.B34]*[.I34]*[.P34])" office:value-type="float" office:value="0.15861468678948" calcext:value-type="float">
            <text:p>0,1586</text:p>
          </table:table-cell>
          <table:table-cell/>
          <table:table-cell office:value-type="float" office:value="0.128" calcext:value-type="float">
            <text:p>0,128</text:p>
          </table:table-cell>
          <table:table-cell office:value-type="float" office:value="0.132" calcext:value-type="float">
            <text:p>0,132</text:p>
          </table:table-cell>
          <table:table-cell table:number-matrix-columns-spanned="1" table:number-matrix-rows-spanned="12" table:formula="of:=FREQUENCY([.W26:.W1525];[.Z34:.Z4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9+2*RAND()" office:value-type="float" office:value="9.72772139520384" calcext:value-type="float">
            <text:p>9,7277</text:p>
          </table:table-cell>
          <table:table-cell/>
          <table:table-cell office:value-type="float" office:value="9.1" calcext:value-type="float">
            <text:p>9,1</text:p>
          </table:table-cell>
          <table:table-cell office:value-type="float" office:value="9.2" calcext:value-type="float">
            <text:p>9,2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M.MICROSOFT.NORM.INV(RAND();30;5)" office:value-type="float" office:value="29.7197821917134" calcext:value-type="float">
            <text:p>29,7198</text:p>
          </table:table-cell>
          <table:table-cell/>
          <table:table-cell office:value-type="float" office:value="14.4" calcext:value-type="float">
            <text:p>14,4</text:p>
          </table:table-cell>
          <table:table-cell office:value-type="float" office:value="16.2" calcext:value-type="float">
            <text:p>16,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40+10*RAND()" office:value-type="float" office:value="44.5817752054427" calcext:value-type="float">
            <text:p>44,5818</text:p>
          </table:table-cell>
          <table:table-cell/>
          <table:table-cell table:style-name="ce5" office:value-type="float" office:value="39.55" calcext:value-type="float">
            <text:p>39,55</text:p>
          </table:table-cell>
          <table:table-cell office:value-type="float" office:value="40.1" calcext:value-type="float">
            <text:p>40,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 ([.I35]*[.P35]+[.B35]*[.P35]+[.B35]*[.I35])/([.B35]*[.I35]*[.P35])" office:value-type="float" office:value="0.158877309302669" calcext:value-type="float">
            <text:p>0,1589</text:p>
          </table:table-cell>
          <table:table-cell/>
          <table:table-cell office:value-type="float" office:value="0.136" calcext:value-type="float">
            <text:p>0,136</text:p>
          </table:table-cell>
          <table:table-cell office:value-type="float" office:value="0.14" calcext:value-type="float">
            <text:p>0,14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9+2*RAND()" office:value-type="float" office:value="10.7455161695834" calcext:value-type="float">
            <text:p>10,7455</text:p>
          </table:table-cell>
          <table:table-cell/>
          <table:table-cell office:value-type="float" office:value="9.3" calcext:value-type="float">
            <text:p>9,3</text:p>
          </table:table-cell>
          <table:table-cell office:value-type="float" office:value="9.4" calcext:value-type="float">
            <text:p>9,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M.MICROSOFT.NORM.INV(RAND();30;5)" office:value-type="float" office:value="20.1497197793881" calcext:value-type="float">
            <text:p>20,149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.8" calcext:value-type="float">
            <text:p>19,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40+10*RAND()" office:value-type="float" office:value="45.2522995916661" calcext:value-type="float">
            <text:p>45,2523</text:p>
          </table:table-cell>
          <table:table-cell/>
          <table:table-cell table:style-name="ce5" office:value-type="float" office:value="40.65" calcext:value-type="float">
            <text:p>40,65</text:p>
          </table:table-cell>
          <table:table-cell office:value-type="float" office:value="41.2" calcext:value-type="float">
            <text:p>41,2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 ([.I36]*[.P36]+[.B36]*[.P36]+[.B36]*[.I36])/([.B36]*[.I36]*[.P36])" office:value-type="float" office:value="0.164788878267748" calcext:value-type="float">
            <text:p>0,1648</text:p>
          </table:table-cell>
          <table:table-cell/>
          <table:table-cell office:value-type="float" office:value="0.144" calcext:value-type="float">
            <text:p>0,144</text:p>
          </table:table-cell>
          <table:table-cell office:value-type="float" office:value="0.148" calcext:value-type="float">
            <text:p>0,148</text:p>
          </table:table-cell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9+2*RAND()" office:value-type="float" office:value="10.910107903881" calcext:value-type="float">
            <text:p>10,9101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float" office:value="9.6" calcext:value-type="float">
            <text:p>9,6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M.MICROSOFT.NORM.INV(RAND();30;5)" office:value-type="float" office:value="42.0383477738145" calcext:value-type="float">
            <text:p>42,0383</text:p>
          </table:table-cell>
          <table:table-cell/>
          <table:table-cell office:value-type="float" office:value="21.6" calcext:value-type="float">
            <text:p>21,6</text:p>
          </table:table-cell>
          <table:table-cell office:value-type="float" office:value="23.4" calcext:value-type="float">
            <text:p>23,4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40+10*RAND()" office:value-type="float" office:value="47.3446733376477" calcext:value-type="float">
            <text:p>47,3447</text:p>
          </table:table-cell>
          <table:table-cell/>
          <table:table-cell table:style-name="ce5" office:value-type="float" office:value="41.75" calcext:value-type="float">
            <text:p>41,75</text:p>
          </table:table-cell>
          <table:table-cell office:value-type="float" office:value="42.3" calcext:value-type="float">
            <text:p>42,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2" calcext:value-type="float">
            <text:p>12</text:p>
          </table:table-cell>
          <table:table-cell table:formula="of:= ([.I37]*[.P37]+[.B37]*[.P37]+[.B37]*[.I37])/([.B37]*[.I37]*[.P37])" office:value-type="float" office:value="0.136567626699411" calcext:value-type="float">
            <text:p>0,1366</text:p>
          </table:table-cell>
          <table:table-cell/>
          <table:table-cell office:value-type="float" office:value="0.152" calcext:value-type="float">
            <text:p>0,152</text:p>
          </table:table-cell>
          <table:table-cell office:value-type="float" office:value="0.156" calcext:value-type="float">
            <text:p>0,156</text:p>
          </table:table-cell>
          <table:table-cell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9+2*RAND()" office:value-type="float" office:value="10.2161353381816" calcext:value-type="float">
            <text:p>10,2161</text:p>
          </table:table-cell>
          <table:table-cell/>
          <table:table-cell office:value-type="float" office:value="9.7" calcext:value-type="float">
            <text:p>9,7</text:p>
          </table:table-cell>
          <table:table-cell office:value-type="float" office:value="9.8" calcext:value-type="float">
            <text:p>9,8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M.MICROSOFT.NORM.INV(RAND();30;5)" office:value-type="float" office:value="42.280169488463" calcext:value-type="float">
            <text:p>42,2802</text:p>
          </table:table-cell>
          <table:table-cell/>
          <table:table-cell office:value-type="float" office:value="25.2" calcext:value-type="float">
            <text:p>25,2</text:p>
          </table:table-cell>
          <table:table-cell office:value-type="float" office:value="27" calcext:value-type="float">
            <text:p>27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40+10*RAND()" office:value-type="float" office:value="40.4181573365349" calcext:value-type="float">
            <text:p>40,4182</text:p>
          </table:table-cell>
          <table:table-cell/>
          <table:table-cell table:style-name="ce5" office:value-type="float" office:value="42.85" calcext:value-type="float">
            <text:p>42,85</text:p>
          </table:table-cell>
          <table:table-cell office:value-type="float" office:value="43.4" calcext:value-type="float">
            <text:p>43,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 ([.I38]*[.P38]+[.B38]*[.P38]+[.B38]*[.I38])/([.B38]*[.I38]*[.P38])" office:value-type="float" office:value="0.146277478345902" calcext:value-type="float">
            <text:p>0,1463</text:p>
          </table:table-cell>
          <table:table-cell/>
          <table:table-cell office:value-type="float" office:value="0.16" calcext:value-type="float">
            <text:p>0,16</text:p>
          </table:table-cell>
          <table:table-cell office:value-type="float" office:value="0.164" calcext:value-type="float">
            <text:p>0,164</text:p>
          </table:table-cell>
          <table:table-cell office:value-type="float" office:value="476" calcext:value-type="float">
            <text:p>476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9+2*RAND()" office:value-type="float" office:value="10.9063798927236" calcext:value-type="float">
            <text:p>10,9064</text:p>
          </table:table-cell>
          <table:table-cell/>
          <table:table-cell office:value-type="float" office:value="9.9" calcext:value-type="float">
            <text:p>9,9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M.MICROSOFT.NORM.INV(RAND();30;5)" office:value-type="float" office:value="29.9211143539677" calcext:value-type="float">
            <text:p>29,9211</text:p>
          </table:table-cell>
          <table:table-cell/>
          <table:table-cell office:value-type="float" office:value="28.8" calcext:value-type="float">
            <text:p>28,8</text:p>
          </table:table-cell>
          <table:table-cell office:value-type="float" office:value="30.6" calcext:value-type="float">
            <text:p>30,6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40+10*RAND()" office:value-type="float" office:value="44.4329495553393" calcext:value-type="float">
            <text:p>44,4329</text:p>
          </table:table-cell>
          <table:table-cell/>
          <table:table-cell table:style-name="ce5" office:value-type="float" office:value="43.95" calcext:value-type="float">
            <text:p>43,95</text:p>
          </table:table-cell>
          <table:table-cell office:value-type="float" office:value="44.5" calcext:value-type="float">
            <text:p>44,5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 ([.I39]*[.P39]+[.B39]*[.P39]+[.B39]*[.I39])/([.B39]*[.I39]*[.P39])" office:value-type="float" office:value="0.147616488328547" calcext:value-type="float">
            <text:p>0,1476</text:p>
          </table:table-cell>
          <table:table-cell/>
          <table:table-cell office:value-type="float" office:value="0.168" calcext:value-type="float">
            <text:p>0,168</text:p>
          </table:table-cell>
          <table:table-cell office:value-type="float" office:value="0.172" calcext:value-type="float">
            <text:p>0,172</text:p>
          </table:table-cell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9+2*RAND()" office:value-type="float" office:value="9.57665448985063" calcext:value-type="float">
            <text:p>9,5767</text:p>
          </table:table-cell>
          <table:table-cell/>
          <table:table-cell office:value-type="float" office:value="10.1" calcext:value-type="float">
            <text:p>10,1</text:p>
          </table:table-cell>
          <table:table-cell office:value-type="float" office:value="10.2" calcext:value-type="float">
            <text:p>10,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M.MICROSOFT.NORM.INV(RAND();30;5)" office:value-type="float" office:value="31.7552585666759" calcext:value-type="float">
            <text:p>31,7553</text:p>
          </table:table-cell>
          <table:table-cell/>
          <table:table-cell office:value-type="float" office:value="32.4" calcext:value-type="float">
            <text:p>32,4</text:p>
          </table:table-cell>
          <table:table-cell office:value-type="float" office:value="34.2" calcext:value-type="float">
            <text:p>34,2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40+10*RAND()" office:value-type="float" office:value="40.1110041618813" calcext:value-type="float">
            <text:p>40,1110</text:p>
          </table:table-cell>
          <table:table-cell/>
          <table:table-cell table:style-name="ce5" office:value-type="float" office:value="45.0499999999999" calcext:value-type="float">
            <text:p>45,05</text:p>
          </table:table-cell>
          <table:table-cell office:value-type="float" office:value="45.6" calcext:value-type="float">
            <text:p>45,6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 ([.I40]*[.P40]+[.B40]*[.P40]+[.B40]*[.I40])/([.B40]*[.I40]*[.P40])" office:value-type="float" office:value="0.160842260926589" calcext:value-type="float">
            <text:p>0,1608</text:p>
          </table:table-cell>
          <table:table-cell/>
          <table:table-cell office:value-type="float" office:value="0.176" calcext:value-type="float">
            <text:p>0,176</text:p>
          </table:table-cell>
          <table:table-cell office:value-type="float" office:value="0.18" calcext:value-type="float">
            <text:p>0,18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9+2*RAND()" office:value-type="float" office:value="10.7488955121953" calcext:value-type="float">
            <text:p>10,7489</text:p>
          </table:table-cell>
          <table:table-cell/>
          <table:table-cell office:value-type="float" office:value="10.3" calcext:value-type="float">
            <text:p>10,3</text:p>
          </table:table-cell>
          <table:table-cell office:value-type="float" office:value="10.4" calcext:value-type="float">
            <text:p>10,4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M.MICROSOFT.NORM.INV(RAND();30;5)" office:value-type="float" office:value="28.3145209849956" calcext:value-type="float">
            <text:p>28,314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.8" calcext:value-type="float">
            <text:p>37,8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40+10*RAND()" office:value-type="float" office:value="40.3112733724993" calcext:value-type="float">
            <text:p>40,3113</text:p>
          </table:table-cell>
          <table:table-cell/>
          <table:table-cell table:style-name="ce5" office:value-type="float" office:value="46.1499999999999" calcext:value-type="float">
            <text:p>46,15</text:p>
          </table:table-cell>
          <table:table-cell office:value-type="float" office:value="46.7" calcext:value-type="float">
            <text:p>46,7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 ([.I41]*[.P41]+[.B41]*[.P41]+[.B41]*[.I41])/([.B41]*[.I41]*[.P41])" office:value-type="float" office:value="0.153157337948816" calcext:value-type="float">
            <text:p>0,1532</text:p>
          </table:table-cell>
          <table:table-cell/>
          <table:table-cell office:value-type="float" office:value="0.184" calcext:value-type="float">
            <text:p>0,184</text:p>
          </table:table-cell>
          <table:table-cell office:value-type="float" office:value="0.188" calcext:value-type="float">
            <text:p>0,18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9+2*RAND()" office:value-type="float" office:value="9.69917997880839" calcext:value-type="float">
            <text:p>9,6992</text:p>
          </table:table-cell>
          <table:table-cell/>
          <table:table-cell office:value-type="float" office:value="10.5" calcext:value-type="float">
            <text:p>10,5</text:p>
          </table:table-cell>
          <table:table-cell office:value-type="float" office:value="10.6" calcext:value-type="float">
            <text:p>10,6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M.MICROSOFT.NORM.INV(RAND();30;5)" office:value-type="float" office:value="33.0422753354784" calcext:value-type="float">
            <text:p>33,0423</text:p>
          </table:table-cell>
          <table:table-cell/>
          <table:table-cell office:value-type="float" office:value="39.6" calcext:value-type="float">
            <text:p>39,6</text:p>
          </table:table-cell>
          <table:table-cell office:value-type="float" office:value="41.4" calcext:value-type="float">
            <text:p>41,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40+10*RAND()" office:value-type="float" office:value="40.3422710800078" calcext:value-type="float">
            <text:p>40,3423</text:p>
          </table:table-cell>
          <table:table-cell/>
          <table:table-cell table:style-name="ce5" office:value-type="float" office:value="47.2499999999999" calcext:value-type="float">
            <text:p>47,25</text:p>
          </table:table-cell>
          <table:table-cell office:value-type="float" office:value="47.8" calcext:value-type="float">
            <text:p>47,8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 ([.I42]*[.P42]+[.B42]*[.P42]+[.B42]*[.I42])/([.B42]*[.I42]*[.P42])" office:value-type="float" office:value="0.158153654677682" calcext:value-type="float">
            <text:p>0,1582</text:p>
          </table:table-cell>
          <table:table-cell/>
          <table:table-cell office:value-type="float" office:value="0.192" calcext:value-type="float">
            <text:p>0,192</text:p>
          </table:table-cell>
          <table:table-cell office:value-type="float" office:value="0.196" calcext:value-type="float">
            <text:p>0,19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9+2*RAND()" office:value-type="float" office:value="9.3791994380299" calcext:value-type="float">
            <text:p>9,3792</text:p>
          </table:table-cell>
          <table:table-cell/>
          <table:table-cell office:value-type="float" office:value="10.7" calcext:value-type="float">
            <text:p>10,7</text:p>
          </table:table-cell>
          <table:table-cell office:value-type="float" office:value="10.8" calcext:value-type="float">
            <text:p>10,8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NORM.INV(RAND();30;5)" office:value-type="float" office:value="28.0839379031008" calcext:value-type="float">
            <text:p>28,0839</text:p>
          </table:table-cell>
          <table:table-cell/>
          <table:table-cell office:value-type="float" office:value="43.2" calcext:value-type="float">
            <text:p>43,2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40+10*RAND()" office:value-type="float" office:value="46.3028632092755" calcext:value-type="float">
            <text:p>46,3029</text:p>
          </table:table-cell>
          <table:table-cell/>
          <table:table-cell table:style-name="ce5" office:value-type="float" office:value="48.3499999999999" calcext:value-type="float">
            <text:p>48,35</text:p>
          </table:table-cell>
          <table:table-cell office:value-type="float" office:value="48.9" calcext:value-type="float">
            <text:p>48,9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8" calcext:value-type="float">
            <text:p>18</text:p>
          </table:table-cell>
          <table:table-cell table:formula="of:= ([.I43]*[.P43]+[.B43]*[.P43]+[.B43]*[.I43])/([.B43]*[.I43]*[.P43])" office:value-type="float" office:value="0.163823386419313" calcext:value-type="float">
            <text:p>0,1638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0.204" calcext:value-type="float">
            <text:p>0,20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9+2*RAND()" office:value-type="float" office:value="10.7630693183746" calcext:value-type="float">
            <text:p>10,7631</text:p>
          </table:table-cell>
          <table:table-cell/>
          <table:table-cell office:value-type="float" office:value="10.9" calcext:value-type="float">
            <text:p>10,9</text:p>
          </table:table-cell>
          <table:table-cell office:value-type="float" office:value="11" calcext:value-type="float">
            <text:p>1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M.MICROSOFT.NORM.INV(RAND();30;5)" office:value-type="float" office:value="22.3877565588492" calcext:value-type="float">
            <text:p>22,3878</text:p>
          </table:table-cell>
          <table:table-cell/>
          <table:table-cell office:value-type="float" office:value="46.8" calcext:value-type="float">
            <text:p>46,8</text:p>
          </table:table-cell>
          <table:table-cell office:value-type="float" office:value="48.6" calcext:value-type="float">
            <text:p>48,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40+10*RAND()" office:value-type="float" office:value="40.1027965859976" calcext:value-type="float">
            <text:p>40,1028</text:p>
          </table:table-cell>
          <table:table-cell/>
          <table:table-cell table:style-name="ce5" office:value-type="float" office:value="49.4499999999999" calcext:value-type="float">
            <text:p>49,45</text:p>
          </table:table-cell>
          <table:table-cell office:value-type="float" office:value="50" calcext:value-type="float">
            <text:p>5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 ([.I44]*[.P44]+[.B44]*[.P44]+[.B44]*[.I44])/([.B44]*[.I44]*[.P44])" office:value-type="float" office:value="0.162513488366036" calcext:value-type="float">
            <text:p>0,1625</text:p>
          </table:table-cell>
          <table:table-cell/>
          <table:table-cell office:value-type="float" office:value="0.208" calcext:value-type="float">
            <text:p>0,208</text:p>
          </table:table-cell>
          <table:table-cell office:value-type="float" office:value="0.212" calcext:value-type="float">
            <text:p>0,2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9+2*RAND()" office:value-type="float" office:value="9.56965885288082" calcext:value-type="float">
            <text:p>9,5697</text:p>
          </table:table-cell>
          <table:table-cell/>
          <table:table-cell office:value-type="float" office:value="11.1" calcext:value-type="float">
            <text:p>11,1</text:p>
          </table:table-cell>
          <table:table-cell office:value-type="float" office:value="11.2" calcext:value-type="float">
            <text:p>11,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NORM.INV(RAND();30;5)" office:value-type="float" office:value="16.2335927188283" calcext:value-type="float">
            <text:p>16,2336</text:p>
          </table:table-cell>
          <table:table-cell/>
          <table:table-cell office:value-type="float" office:value="50.4" calcext:value-type="float">
            <text:p>50,4</text:p>
          </table:table-cell>
          <table:table-cell office:value-type="float" office:value="52.2" calcext:value-type="float">
            <text:p>52,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40+10*RAND()" office:value-type="float" office:value="41.8167859443929" calcext:value-type="float">
            <text:p>41,8168</text:p>
          </table:table-cell>
          <table:table-cell/>
          <table:table-cell table:style-name="ce5" office:value-type="float" office:value="50.5499999999999" calcext:value-type="float">
            <text:p>50,55</text:p>
          </table:table-cell>
          <table:table-cell office:value-type="float" office:value="51.1" calcext:value-type="float">
            <text:p>51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 ([.I45]*[.P45]+[.B45]*[.P45]+[.B45]*[.I45])/([.B45]*[.I45]*[.P45])" office:value-type="float" office:value="0.190011433134232" calcext:value-type="float">
            <text:p>0,1900</text:p>
          </table:table-cell>
          <table:table-cell/>
          <table:table-cell office:value-type="float" office:value="0.216" calcext:value-type="float">
            <text:p>0,216</text:p>
          </table:table-cell>
          <table:table-cell office:value-type="float" office:value="0.22" calcext:value-type="float">
            <text:p>0,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9+2*RAND()" office:value-type="float" office:value="9.8311056678649" calcext:value-type="float">
            <text:p>9,831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COM.MICROSOFT.NORM.INV(RAND();30;5)" office:value-type="float" office:value="35.4557322507197" calcext:value-type="float">
            <text:p>35,4557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40+10*RAND()" office:value-type="float" office:value="43.3910665067378" calcext:value-type="float">
            <text:p>43,391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 ([.I46]*[.P46]+[.B46]*[.P46]+[.B46]*[.I46])/([.B46]*[.I46]*[.P46])" office:value-type="float" office:value="0.152968361282999" calcext:value-type="float">
            <text:p>0,1530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9+2*RAND()" office:value-type="float" office:value="10.9521620546002" calcext:value-type="float">
            <text:p>10,9522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formula="of:=COM.MICROSOFT.NORM.INV(RAND();30;5)" office:value-type="float" office:value="36.6161909064834" calcext:value-type="float">
            <text:p>36,6162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formula="of:=40+10*RAND()" office:value-type="float" office:value="40.9990202786867" calcext:value-type="float">
            <text:p>40,9990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formula="of:= ([.I47]*[.P47]+[.B47]*[.P47]+[.B47]*[.I47])/([.B47]*[.I47]*[.P47])" office:value-type="float" office:value="0.143007322418562" calcext:value-type="float">
            <text:p>0,1430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9+2*RAND()" office:value-type="float" office:value="9.59886719495989" calcext:value-type="float">
            <text:p>9,5989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formula="of:=COM.MICROSOFT.NORM.INV(RAND();30;5)" office:value-type="float" office:value="32.1224506515799" calcext:value-type="float">
            <text:p>32,1225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formula="of:=40+10*RAND()" office:value-type="float" office:value="49.3792107549962" calcext:value-type="float">
            <text:p>49,3792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formula="of:= ([.I48]*[.P48]+[.B48]*[.P48]+[.B48]*[.I48])/([.B48]*[.I48]*[.P48])" office:value-type="float" office:value="0.155561272457203" calcext:value-type="float">
            <text:p>0,1556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9+2*RAND()" office:value-type="float" office:value="9.82639906858094" calcext:value-type="float">
            <text:p>9,826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formula="of:=COM.MICROSOFT.NORM.INV(RAND();30;5)" office:value-type="float" office:value="32.8354995927206" calcext:value-type="float">
            <text:p>32,8355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formula="of:=40+10*RAND()" office:value-type="float" office:value="42.9940792301204" calcext:value-type="float">
            <text:p>42,9941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formula="of:= ([.I49]*[.P49]+[.B49]*[.P49]+[.B49]*[.I49])/([.B49]*[.I49]*[.P49])" office:value-type="float" office:value="0.155480539027318" calcext:value-type="float">
            <text:p>0,1555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9+2*RAND()" office:value-type="float" office:value="10.0877516407054" calcext:value-type="float">
            <text:p>10,0878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formula="of:=COM.MICROSOFT.NORM.INV(RAND();30;5)" office:value-type="float" office:value="24.6900405836203" calcext:value-type="float">
            <text:p>24,6900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formula="of:=40+10*RAND()" office:value-type="float" office:value="44.2249955970328" calcext:value-type="float">
            <text:p>44,2250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formula="of:= ([.I50]*[.P50]+[.B50]*[.P50]+[.B50]*[.I50])/([.B50]*[.I50]*[.P50])" office:value-type="float" office:value="0.162243925255724" calcext:value-type="float">
            <text:p>0,1622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9+2*RAND()" office:value-type="float" office:value="10.5928527505603" calcext:value-type="float">
            <text:p>10,5929</text:p>
          </table:table-cell>
          <table:table-cell/>
          <table:table-cell table:style-name="ce4" office:value-type="string" calcext:value-type="string">
            <text:p>min R1 =</text:p>
          </table:table-cell>
          <table:table-cell table:style-name="ce3" table:formula="of:=MIN([.B26:.B1525])" office:value-type="float" office:value="9.00077835819684" calcext:value-type="float">
            <text:p>9,000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COM.MICROSOFT.NORM.INV(RAND();30;5)" office:value-type="float" office:value="39.454236769051" calcext:value-type="float">
            <text:p>39,4542</text:p>
          </table:table-cell>
          <table:table-cell/>
          <table:table-cell table:style-name="ce4" office:value-type="string" calcext:value-type="string">
            <text:p>min R2 =</text:p>
          </table:table-cell>
          <table:table-cell table:style-name="ce3" table:formula="of:=MIN([.I26:.I1525])" office:value-type="float" office:value="10.1976485883087" calcext:value-type="float">
            <text:p>10,197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40+10*RAND()" office:value-type="float" office:value="44.0325281780679" calcext:value-type="float">
            <text:p>44,0325</text:p>
          </table:table-cell>
          <table:table-cell/>
          <table:table-cell table:style-name="ce4" office:value-type="string" calcext:value-type="string">
            <text:p>min R3 =</text:p>
          </table:table-cell>
          <table:table-cell table:style-name="ce3" table:formula="of:=MIN([.P26:.P1525])" office:value-type="float" office:value="40.0217108230572" calcext:value-type="float">
            <text:p>40,021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 ([.I51]*[.P51]+[.B51]*[.P51]+[.B51]*[.I51])/([.B51]*[.I51]*[.P51])" office:value-type="float" office:value="0.142459579641908" calcext:value-type="float">
            <text:p>0,1425</text:p>
          </table:table-cell>
          <table:table-cell/>
          <table:table-cell table:style-name="ce4" office:value-type="string" calcext:value-type="string">
            <text:p>min R =</text:p>
          </table:table-cell>
          <table:table-cell table:style-name="ce3" table:formula="of:=MIN([.W26:.W1525])" office:value-type="float" office:value="0.136567626699411" calcext:value-type="float">
            <text:p>0,136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9+2*RAND()" office:value-type="float" office:value="10.7831849779468" calcext:value-type="float">
            <text:p>10,7832</text:p>
          </table:table-cell>
          <table:table-cell/>
          <table:table-cell table:style-name="ce4" office:value-type="string" calcext:value-type="string">
            <text:p>max R1 = </text:p>
          </table:table-cell>
          <table:table-cell table:style-name="ce3" table:formula="of:=MAX([.B26:.B1525])" office:value-type="float" office:value="10.9999708135147" calcext:value-type="float">
            <text:p>11,000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COM.MICROSOFT.NORM.INV(RAND();30;5)" office:value-type="float" office:value="30.9788486101621" calcext:value-type="float">
            <text:p>30,9788</text:p>
          </table:table-cell>
          <table:table-cell/>
          <table:table-cell table:style-name="ce4" office:value-type="string" calcext:value-type="string">
            <text:p>max R2 = </text:p>
          </table:table-cell>
          <table:table-cell table:style-name="ce3" table:formula="of:=MAX([.I26:.I1525])" office:value-type="float" office:value="45.2226066509786" calcext:value-type="float">
            <text:p>45,222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40+10*RAND()" office:value-type="float" office:value="49.6882315271068" calcext:value-type="float">
            <text:p>49,6882</text:p>
          </table:table-cell>
          <table:table-cell/>
          <table:table-cell table:style-name="ce4" office:value-type="string" calcext:value-type="string">
            <text:p>max R3 = </text:p>
          </table:table-cell>
          <table:table-cell table:style-name="ce3" table:formula="of:=MAX([.P26:.P1525])" office:value-type="float" office:value="49.9952482746448" calcext:value-type="float">
            <text:p>49,995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 ([.I52]*[.P52]+[.B52]*[.P52]+[.B52]*[.I52])/([.B52]*[.I52]*[.P52])" office:value-type="float" office:value="0.145142558285816" calcext:value-type="float">
            <text:p>0,1451</text:p>
          </table:table-cell>
          <table:table-cell/>
          <table:table-cell table:style-name="ce4" office:value-type="string" calcext:value-type="string">
            <text:p>max R = </text:p>
          </table:table-cell>
          <table:table-cell table:style-name="ce3" table:formula="of:=MAX([.W26:.W1525])" office:value-type="float" office:value="0.228074202957314" calcext:value-type="float">
            <text:p>0,228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9+2*RAND()" office:value-type="float" office:value="9.93011820944957" calcext:value-type="float">
            <text:p>9,9301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formula="of:=COM.MICROSOFT.NORM.INV(RAND();30;5)" office:value-type="float" office:value="32.4773943420433" calcext:value-type="float">
            <text:p>32,4774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formula="of:=40+10*RAND()" office:value-type="float" office:value="47.2896943974774" calcext:value-type="float">
            <text:p>47,2897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formula="of:= ([.I53]*[.P53]+[.B53]*[.P53]+[.B53]*[.I53])/([.B53]*[.I53]*[.P53])" office:value-type="float" office:value="0.152640639549644" calcext:value-type="float">
            <text:p>0,1526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9+2*RAND()" office:value-type="float" office:value="10.4856404110324" calcext:value-type="float">
            <text:p>10,4856</text:p>
          </table:table-cell>
          <table:table-cell table:number-columns-repeated="2"/>
          <table:table-cell table:style-name="ce4" office:value-type="string" calcext:value-type="string">
            <text:p>Итого:</text:p>
          </table:table-cell>
          <table:table-cell table:formula="of:=SUM([.F34:.F45])" office:value-type="float" office:value="1500" calcext:value-type="float">
            <text:p>150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NORM.INV(RAND();30;5)" office:value-type="float" office:value="34.1475621571314" calcext:value-type="float">
            <text:p>34,1476</text:p>
          </table:table-cell>
          <table:table-cell table:number-columns-repeated="2"/>
          <table:table-cell table:style-name="ce4" office:value-type="string" calcext:value-type="string">
            <text:p>Итого:</text:p>
          </table:table-cell>
          <table:table-cell table:formula="of:=SUM([.M34:.M45])" office:value-type="float" office:value="1500" calcext:value-type="float">
            <text:p>150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40+10*RAND()" office:value-type="float" office:value="41.8415651575197" calcext:value-type="float">
            <text:p>41,8416</text:p>
          </table:table-cell>
          <table:table-cell table:number-columns-repeated="2"/>
          <table:table-cell table:style-name="ce4" office:value-type="string" calcext:value-type="string">
            <text:p>Итого:</text:p>
          </table:table-cell>
          <table:table-cell table:formula="of:=SUM([.T34:.T45])" office:value-type="float" office:value="1500" calcext:value-type="float">
            <text:p>150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 ([.I54]*[.P54]+[.B54]*[.P54]+[.B54]*[.I54])/([.B54]*[.I54]*[.P54])" office:value-type="float" office:value="0.14855286627046" calcext:value-type="float">
            <text:p>0,1486</text:p>
          </table:table-cell>
          <table:table-cell table:number-columns-repeated="2"/>
          <table:table-cell table:style-name="ce4" office:value-type="string" calcext:value-type="string">
            <text:p>Итого:</text:p>
          </table:table-cell>
          <table:table-cell table:formula="of:=SUM([.AA34:.AA45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9+2*RAND()" office:value-type="float" office:value="9.34073891979642" calcext:value-type="float">
            <text:p>9,3407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formula="of:=COM.MICROSOFT.NORM.INV(RAND();30;5)" office:value-type="float" office:value="25.228010043034" calcext:value-type="float">
            <text:p>25,2280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formula="of:=40+10*RAND()" office:value-type="float" office:value="47.2343039663974" calcext:value-type="float">
            <text:p>47,2343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formula="of:= ([.I55]*[.P55]+[.B55]*[.P55]+[.B55]*[.I55])/([.B55]*[.I55]*[.P55])" office:value-type="float" office:value="0.167867446563677" calcext:value-type="float">
            <text:p>0,1679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9+2*RAND()" office:value-type="float" office:value="9.22894688905217" calcext:value-type="float">
            <text:p>9,2289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formula="of:=COM.MICROSOFT.NORM.INV(RAND();30;5)" office:value-type="float" office:value="21.8548491416712" calcext:value-type="float">
            <text:p>21,8548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formula="of:=40+10*RAND()" office:value-type="float" office:value="43.4159901167732" calcext:value-type="float">
            <text:p>43,4160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formula="of:= ([.I56]*[.P56]+[.B56]*[.P56]+[.B56]*[.I56])/([.B56]*[.I56]*[.P56])" office:value-type="float" office:value="0.177144148960139" calcext:value-type="float">
            <text:p>0,1771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9+2*RAND()" office:value-type="float" office:value="10.8296106753405" calcext:value-type="float">
            <text:p>10,829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formula="of:=COM.MICROSOFT.NORM.INV(RAND();30;5)" office:value-type="float" office:value="26.8587580310208" calcext:value-type="float">
            <text:p>26,858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formula="of:=40+10*RAND()" office:value-type="float" office:value="41.367744236486" calcext:value-type="float">
            <text:p>41,3677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formula="of:= ([.I57]*[.P57]+[.B57]*[.P57]+[.B57]*[.I57])/([.B57]*[.I57]*[.P57])" office:value-type="float" office:value="0.153744649837428" calcext:value-type="float">
            <text:p>0,1537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9+2*RAND()" office:value-type="float" office:value="10.8524199116509" calcext:value-type="float">
            <text:p>10,8524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formula="of:=COM.MICROSOFT.NORM.INV(RAND();30;5)" office:value-type="float" office:value="24.6776241975809" calcext:value-type="float">
            <text:p>24,6776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formula="of:=40+10*RAND()" office:value-type="float" office:value="42.1368925424758" calcext:value-type="float">
            <text:p>42,1369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formula="of:= ([.I58]*[.P58]+[.B58]*[.P58]+[.B58]*[.I58])/([.B58]*[.I58]*[.P58])" office:value-type="float" office:value="0.156400059022815" calcext:value-type="float">
            <text:p>0,1564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9+2*RAND()" office:value-type="float" office:value="10.2644921627361" calcext:value-type="float">
            <text:p>10,2645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formula="of:=COM.MICROSOFT.NORM.INV(RAND();30;5)" office:value-type="float" office:value="34.8034549972782" calcext:value-type="float">
            <text:p>34,8035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formula="of:=40+10*RAND()" office:value-type="float" office:value="46.4333569759037" calcext:value-type="float">
            <text:p>46,4334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formula="of:= ([.I59]*[.P59]+[.B59]*[.P59]+[.B59]*[.I59])/([.B59]*[.I59]*[.P59])" office:value-type="float" office:value="0.147692253146128" calcext:value-type="float">
            <text:p>0,1477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9+2*RAND()" office:value-type="float" office:value="9.88865797990002" calcext:value-type="float">
            <text:p>9,8887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formula="of:=COM.MICROSOFT.NORM.INV(RAND();30;5)" office:value-type="float" office:value="31.5988735993437" calcext:value-type="float">
            <text:p>31,5989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formula="of:=40+10*RAND()" office:value-type="float" office:value="45.7231054164004" calcext:value-type="float">
            <text:p>45,7231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formula="of:= ([.I60]*[.P60]+[.B60]*[.P60]+[.B60]*[.I60])/([.B60]*[.I60]*[.P60])" office:value-type="float" office:value="0.154643434966108" calcext:value-type="float">
            <text:p>0,1546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9+2*RAND()" office:value-type="float" office:value="10.1313461193349" calcext:value-type="float">
            <text:p>10,1313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formula="of:=COM.MICROSOFT.NORM.INV(RAND();30;5)" office:value-type="float" office:value="43.139535598379" calcext:value-type="float">
            <text:p>43,1395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formula="of:=40+10*RAND()" office:value-type="float" office:value="40.8724945469294" calcext:value-type="float">
            <text:p>40,8725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formula="of:= ([.I61]*[.P61]+[.B61]*[.P61]+[.B61]*[.I61])/([.B61]*[.I61]*[.P61])" office:value-type="float" office:value="0.146350491039546" calcext:value-type="float">
            <text:p>0,1464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9+2*RAND()" office:value-type="float" office:value="10.9885626614559" calcext:value-type="float">
            <text:p>10,9886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formula="of:=COM.MICROSOFT.NORM.INV(RAND();30;5)" office:value-type="float" office:value="33.0068121254253" calcext:value-type="float">
            <text:p>33,0068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formula="of:=40+10*RAND()" office:value-type="float" office:value="45.4607677517924" calcext:value-type="float">
            <text:p>45,4608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formula="of:= ([.I62]*[.P62]+[.B62]*[.P62]+[.B62]*[.I62])/([.B62]*[.I62]*[.P62])" office:value-type="float" office:value="0.143297477771095" calcext:value-type="float">
            <text:p>0,1433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9+2*RAND()" office:value-type="float" office:value="9.02615254628472" calcext:value-type="float">
            <text:p>9,0262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formula="of:=COM.MICROSOFT.NORM.INV(RAND();30;5)" office:value-type="float" office:value="29.0476405883705" calcext:value-type="float">
            <text:p>29,0476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formula="of:=40+10*RAND()" office:value-type="float" office:value="42.8439236234408" calcext:value-type="float">
            <text:p>42,8439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formula="of:= ([.I63]*[.P63]+[.B63]*[.P63]+[.B63]*[.I63])/([.B63]*[.I63]*[.P63])" office:value-type="float" office:value="0.168555912332921" calcext:value-type="float">
            <text:p>0,1686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9+2*RAND()" office:value-type="float" office:value="10.93841696647" calcext:value-type="float">
            <text:p>10,9384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formula="of:=COM.MICROSOFT.NORM.INV(RAND();30;5)" office:value-type="float" office:value="30.3409051718615" calcext:value-type="float">
            <text:p>30,3409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formula="of:=40+10*RAND()" office:value-type="float" office:value="44.9208479875233" calcext:value-type="float">
            <text:p>44,9208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formula="of:= ([.I64]*[.P64]+[.B64]*[.P64]+[.B64]*[.I64])/([.B64]*[.I64]*[.P64])" office:value-type="float" office:value="0.146641091244412" calcext:value-type="float">
            <text:p>0,1466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9+2*RAND()" office:value-type="float" office:value="10.8640387083869" calcext:value-type="float">
            <text:p>10,864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formula="of:=COM.MICROSOFT.NORM.INV(RAND();30;5)" office:value-type="float" office:value="30.6613532001009" calcext:value-type="float">
            <text:p>30,6614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formula="of:=40+10*RAND()" office:value-type="float" office:value="48.2069243711885" calcext:value-type="float">
            <text:p>48,2069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formula="of:= ([.I65]*[.P65]+[.B65]*[.P65]+[.B65]*[.I65])/([.B65]*[.I65]*[.P65])" office:value-type="float" office:value="0.145405054665711" calcext:value-type="float">
            <text:p>0,1454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9+2*RAND()" office:value-type="float" office:value="10.7299133383203" calcext:value-type="float">
            <text:p>10,7299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formula="of:=COM.MICROSOFT.NORM.INV(RAND();30;5)" office:value-type="float" office:value="25.2154664829509" calcext:value-type="float">
            <text:p>25,2155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formula="of:=40+10*RAND()" office:value-type="float" office:value="47.4140414095018" calcext:value-type="float">
            <text:p>47,4140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formula="of:= ([.I66]*[.P66]+[.B66]*[.P66]+[.B66]*[.I66])/([.B66]*[.I66]*[.P66])" office:value-type="float" office:value="0.153946395764637" calcext:value-type="float">
            <text:p>0,1539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9+2*RAND()" office:value-type="float" office:value="10.4168798222672" calcext:value-type="float">
            <text:p>10,4169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formula="of:=COM.MICROSOFT.NORM.INV(RAND();30;5)" office:value-type="float" office:value="36.7936439635078" calcext:value-type="float">
            <text:p>36,7936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formula="of:=40+10*RAND()" office:value-type="float" office:value="41.6700758843217" calcext:value-type="float">
            <text:p>41,6701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formula="of:= ([.I67]*[.P67]+[.B67]*[.P67]+[.B67]*[.I67])/([.B67]*[.I67]*[.P67])" office:value-type="float" office:value="0.147174679338053" calcext:value-type="float">
            <text:p>0,1472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9+2*RAND()" office:value-type="float" office:value="10.0772052139509" calcext:value-type="float">
            <text:p>10,0772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formula="of:=COM.MICROSOFT.NORM.INV(RAND();30;5)" office:value-type="float" office:value="30.4041549312708" calcext:value-type="float">
            <text:p>30,4042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formula="of:=40+10*RAND()" office:value-type="float" office:value="40.7107247051317" calcext:value-type="float">
            <text:p>40,7107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formula="of:= ([.I68]*[.P68]+[.B68]*[.P68]+[.B68]*[.I68])/([.B68]*[.I68]*[.P68])" office:value-type="float" office:value="0.156687656315096" calcext:value-type="float">
            <text:p>0,1567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9+2*RAND()" office:value-type="float" office:value="9.60052641131915" calcext:value-type="float">
            <text:p>9,6005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formula="of:=COM.MICROSOFT.NORM.INV(RAND();30;5)" office:value-type="float" office:value="23.4246412411316" calcext:value-type="float">
            <text:p>23,4246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formula="of:=40+10*RAND()" office:value-type="float" office:value="42.4460425355937" calcext:value-type="float">
            <text:p>42,4460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formula="of:= ([.I69]*[.P69]+[.B69]*[.P69]+[.B69]*[.I69])/([.B69]*[.I69]*[.P69])" office:value-type="float" office:value="0.170410365607784" calcext:value-type="float">
            <text:p>0,1704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9+2*RAND()" office:value-type="float" office:value="10.9079286030028" calcext:value-type="float">
            <text:p>10,9079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formula="of:=COM.MICROSOFT.NORM.INV(RAND();30;5)" office:value-type="float" office:value="30.2107520791887" calcext:value-type="float">
            <text:p>30,2108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formula="of:=40+10*RAND()" office:value-type="float" office:value="45.4755850450601" calcext:value-type="float">
            <text:p>45,4756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formula="of:= ([.I70]*[.P70]+[.B70]*[.P70]+[.B70]*[.I70])/([.B70]*[.I70]*[.P70])" office:value-type="float" office:value="0.146767053790381" calcext:value-type="float">
            <text:p>0,1468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9+2*RAND()" office:value-type="float" office:value="9.72620528400876" calcext:value-type="float">
            <text:p>9,7262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formula="of:=COM.MICROSOFT.NORM.INV(RAND();30;5)" office:value-type="float" office:value="26.9033617794087" calcext:value-type="float">
            <text:p>26,9034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formula="of:=40+10*RAND()" office:value-type="float" office:value="43.0938216031063" calcext:value-type="float">
            <text:p>43,0938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formula="of:= ([.I71]*[.P71]+[.B71]*[.P71]+[.B71]*[.I71])/([.B71]*[.I71]*[.P71])" office:value-type="float" office:value="0.163190279489581" calcext:value-type="float">
            <text:p>0,1632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9+2*RAND()" office:value-type="float" office:value="10.4851816969458" calcext:value-type="float">
            <text:p>10,4852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formula="of:=COM.MICROSOFT.NORM.INV(RAND();30;5)" office:value-type="float" office:value="28.3742439814496" calcext:value-type="float">
            <text:p>28,3742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formula="of:=40+10*RAND()" office:value-type="float" office:value="48.8915327808354" calcext:value-type="float">
            <text:p>48,8915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formula="of:= ([.I72]*[.P72]+[.B72]*[.P72]+[.B72]*[.I72])/([.B72]*[.I72]*[.P72])" office:value-type="float" office:value="0.151069360670283" calcext:value-type="float">
            <text:p>0,1511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9+2*RAND()" office:value-type="float" office:value="10.4657465785276" calcext:value-type="float">
            <text:p>10,4657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formula="of:=COM.MICROSOFT.NORM.INV(RAND();30;5)" office:value-type="float" office:value="28.4505149152043" calcext:value-type="float">
            <text:p>28,4505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formula="of:=40+10*RAND()" office:value-type="float" office:value="43.8267689908389" calcext:value-type="float">
            <text:p>43,8268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formula="of:= ([.I73]*[.P73]+[.B73]*[.P73]+[.B73]*[.I73])/([.B73]*[.I73]*[.P73])" office:value-type="float" office:value="0.153515654684661" calcext:value-type="float">
            <text:p>0,1535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9+2*RAND()" office:value-type="float" office:value="10.962473316351" calcext:value-type="float">
            <text:p>10,9625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formula="of:=COM.MICROSOFT.NORM.INV(RAND();30;5)" office:value-type="float" office:value="31.3389242114076" calcext:value-type="float">
            <text:p>31,3389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formula="of:=40+10*RAND()" office:value-type="float" office:value="47.1389388653915" calcext:value-type="float">
            <text:p>47,1389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formula="of:= ([.I74]*[.P74]+[.B74]*[.P74]+[.B74]*[.I74])/([.B74]*[.I74]*[.P74])" office:value-type="float" office:value="0.144343374842301" calcext:value-type="float">
            <text:p>0,1443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9+2*RAND()" office:value-type="float" office:value="9.88758519501425" calcext:value-type="float">
            <text:p>9,8876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formula="of:=COM.MICROSOFT.NORM.INV(RAND();30;5)" office:value-type="float" office:value="30.7019207110771" calcext:value-type="float">
            <text:p>30,7019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formula="of:=40+10*RAND()" office:value-type="float" office:value="42.2948928747792" calcext:value-type="float">
            <text:p>42,2949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formula="of:= ([.I75]*[.P75]+[.B75]*[.P75]+[.B75]*[.I75])/([.B75]*[.I75]*[.P75])" office:value-type="float" office:value="0.157351697489262" calcext:value-type="float">
            <text:p>0,1574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9+2*RAND()" office:value-type="float" office:value="10.5091781222727" calcext:value-type="float">
            <text:p>10,5092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formula="of:=COM.MICROSOFT.NORM.INV(RAND();30;5)" office:value-type="float" office:value="22.7773162511909" calcext:value-type="float">
            <text:p>22,7773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formula="of:=40+10*RAND()" office:value-type="float" office:value="41.8185795994941" calcext:value-type="float">
            <text:p>41,8186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formula="of:= ([.I76]*[.P76]+[.B76]*[.P76]+[.B76]*[.I76])/([.B76]*[.I76]*[.P76])" office:value-type="float" office:value="0.162971064283442" calcext:value-type="float">
            <text:p>0,1630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9+2*RAND()" office:value-type="float" office:value="9.1533813464921" calcext:value-type="float">
            <text:p>9,1534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formula="of:=COM.MICROSOFT.NORM.INV(RAND();30;5)" office:value-type="float" office:value="31.6721741651916" calcext:value-type="float">
            <text:p>31,6722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formula="of:=40+10*RAND()" office:value-type="float" office:value="40.5204540432897" calcext:value-type="float">
            <text:p>40,5205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formula="of:= ([.I77]*[.P77]+[.B77]*[.P77]+[.B77]*[.I77])/([.B77]*[.I77]*[.P77])" office:value-type="float" office:value="0.165501595181691" calcext:value-type="float">
            <text:p>0,1655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9+2*RAND()" office:value-type="float" office:value="9.98148925113492" calcext:value-type="float">
            <text:p>9,9815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formula="of:=COM.MICROSOFT.NORM.INV(RAND();30;5)" office:value-type="float" office:value="35.8429931604568" calcext:value-type="float">
            <text:p>35,8430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formula="of:=40+10*RAND()" office:value-type="float" office:value="44.1818904166576" calcext:value-type="float">
            <text:p>44,1819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formula="of:= ([.I78]*[.P78]+[.B78]*[.P78]+[.B78]*[.I78])/([.B78]*[.I78]*[.P78])" office:value-type="float" office:value="0.150718614327606" calcext:value-type="float">
            <text:p>0,1507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9+2*RAND()" office:value-type="float" office:value="9.78216500137933" calcext:value-type="float">
            <text:p>9,7822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formula="of:=COM.MICROSOFT.NORM.INV(RAND();30;5)" office:value-type="float" office:value="30.3959669569693" calcext:value-type="float">
            <text:p>30,3960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formula="of:=40+10*RAND()" office:value-type="float" office:value="43.5427546559367" calcext:value-type="float">
            <text:p>43,5428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formula="of:= ([.I79]*[.P79]+[.B79]*[.P79]+[.B79]*[.I79])/([.B79]*[.I79]*[.P79])" office:value-type="float" office:value="0.15809189351449" calcext:value-type="float">
            <text:p>0,1581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9+2*RAND()" office:value-type="float" office:value="9.53492226987146" calcext:value-type="float">
            <text:p>9,5349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formula="of:=COM.MICROSOFT.NORM.INV(RAND();30;5)" office:value-type="float" office:value="28.8959996429233" calcext:value-type="float">
            <text:p>28,8960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formula="of:=40+10*RAND()" office:value-type="float" office:value="49.1727859305684" calcext:value-type="float">
            <text:p>49,1728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formula="of:= ([.I80]*[.P80]+[.B80]*[.P80]+[.B80]*[.I80])/([.B80]*[.I80]*[.P80])" office:value-type="float" office:value="0.159820943180714" calcext:value-type="float">
            <text:p>0,1598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9+2*RAND()" office:value-type="float" office:value="9.4083458238747" calcext:value-type="float">
            <text:p>9,4083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formula="of:=COM.MICROSOFT.NORM.INV(RAND();30;5)" office:value-type="float" office:value="30.4425415788605" calcext:value-type="float">
            <text:p>30,4425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formula="of:=40+10*RAND()" office:value-type="float" office:value="43.145787253743" calcext:value-type="float">
            <text:p>43,1458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formula="of:= ([.I81]*[.P81]+[.B81]*[.P81]+[.B81]*[.I81])/([.B81]*[.I81]*[.P81])" office:value-type="float" office:value="0.162314612300164" calcext:value-type="float">
            <text:p>0,1623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9+2*RAND()" office:value-type="float" office:value="9.45764570054598" calcext:value-type="float">
            <text:p>9,4576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formula="of:=COM.MICROSOFT.NORM.INV(RAND();30;5)" office:value-type="float" office:value="29.7426602094795" calcext:value-type="float">
            <text:p>29,7427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formula="of:=40+10*RAND()" office:value-type="float" office:value="41.0301700897981" calcext:value-type="float">
            <text:p>41,0302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formula="of:= ([.I82]*[.P82]+[.B82]*[.P82]+[.B82]*[.I82])/([.B82]*[.I82]*[.P82])" office:value-type="float" office:value="0.163728609066422" calcext:value-type="float">
            <text:p>0,1637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9+2*RAND()" office:value-type="float" office:value="9.23375342763029" calcext:value-type="float">
            <text:p>9,2338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formula="of:=COM.MICROSOFT.NORM.INV(RAND();30;5)" office:value-type="float" office:value="27.6130271713812" calcext:value-type="float">
            <text:p>27,6130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formula="of:=40+10*RAND()" office:value-type="float" office:value="42.2115020162892" calcext:value-type="float">
            <text:p>42,2115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formula="of:= ([.I83]*[.P83]+[.B83]*[.P83]+[.B83]*[.I83])/([.B83]*[.I83]*[.P83])" office:value-type="float" office:value="0.168203337965935" calcext:value-type="float">
            <text:p>0,1682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9+2*RAND()" office:value-type="float" office:value="10.0055314127821" calcext:value-type="float">
            <text:p>10,0055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formula="of:=COM.MICROSOFT.NORM.INV(RAND();30;5)" office:value-type="float" office:value="34.0788568778534" calcext:value-type="float">
            <text:p>34,0789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formula="of:=40+10*RAND()" office:value-type="float" office:value="43.3239445637446" calcext:value-type="float">
            <text:p>43,3239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formula="of:= ([.I84]*[.P84]+[.B84]*[.P84]+[.B84]*[.I84])/([.B84]*[.I84]*[.P84])" office:value-type="float" office:value="0.152370347809333" calcext:value-type="float">
            <text:p>0,1524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9+2*RAND()" office:value-type="float" office:value="9.05703215091489" calcext:value-type="float">
            <text:p>9,0570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formula="of:=COM.MICROSOFT.NORM.INV(RAND();30;5)" office:value-type="float" office:value="29.658903437528" calcext:value-type="float">
            <text:p>29,6589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formula="of:=40+10*RAND()" office:value-type="float" office:value="40.51052939496" calcext:value-type="float">
            <text:p>40,5105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formula="of:= ([.I85]*[.P85]+[.B85]*[.P85]+[.B85]*[.I85])/([.B85]*[.I85]*[.P85])" office:value-type="float" office:value="0.168813072729624" calcext:value-type="float">
            <text:p>0,1688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9+2*RAND()" office:value-type="float" office:value="9.47482173307799" calcext:value-type="float">
            <text:p>9,4748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formula="of:=COM.MICROSOFT.NORM.INV(RAND();30;5)" office:value-type="float" office:value="35.0984855368893" calcext:value-type="float">
            <text:p>35,0985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formula="of:=40+10*RAND()" office:value-type="float" office:value="42.6007773017045" calcext:value-type="float">
            <text:p>42,6008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formula="of:= ([.I86]*[.P86]+[.B86]*[.P86]+[.B86]*[.I86])/([.B86]*[.I86]*[.P86])" office:value-type="float" office:value="0.157507890723638" calcext:value-type="float">
            <text:p>0,1575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9+2*RAND()" office:value-type="float" office:value="10.3704128924292" calcext:value-type="float">
            <text:p>10,3704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formula="of:=COM.MICROSOFT.NORM.INV(RAND();30;5)" office:value-type="float" office:value="34.5206420884871" calcext:value-type="float">
            <text:p>34,5206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formula="of:=40+10*RAND()" office:value-type="float" office:value="44.3224222015124" calcext:value-type="float">
            <text:p>44,3224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formula="of:= ([.I87]*[.P87]+[.B87]*[.P87]+[.B87]*[.I87])/([.B87]*[.I87]*[.P87])" office:value-type="float" office:value="0.14795829483464" calcext:value-type="float">
            <text:p>0,1480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9+2*RAND()" office:value-type="float" office:value="9.97717129648663" calcext:value-type="float">
            <text:p>9,9772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formula="of:=COM.MICROSOFT.NORM.INV(RAND();30;5)" office:value-type="float" office:value="32.7427630713715" calcext:value-type="float">
            <text:p>32,7428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formula="of:=40+10*RAND()" office:value-type="float" office:value="41.5393678739201" calcext:value-type="float">
            <text:p>41,5394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formula="of:= ([.I88]*[.P88]+[.B88]*[.P88]+[.B88]*[.I88])/([.B88]*[.I88]*[.P88])" office:value-type="float" office:value="0.154843458148246" calcext:value-type="float">
            <text:p>0,1548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9+2*RAND()" office:value-type="float" office:value="10.7228697177488" calcext:value-type="float">
            <text:p>10,7229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formula="of:=COM.MICROSOFT.NORM.INV(RAND();30;5)" office:value-type="float" office:value="32.0827446462892" calcext:value-type="float">
            <text:p>32,0827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formula="of:=40+10*RAND()" office:value-type="float" office:value="43.446646585362" calcext:value-type="float">
            <text:p>43,446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formula="of:= ([.I89]*[.P89]+[.B89]*[.P89]+[.B89]*[.I89])/([.B89]*[.I89]*[.P89])" office:value-type="float" office:value="0.14744475619827" calcext:value-type="float">
            <text:p>0,1474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9+2*RAND()" office:value-type="float" office:value="9.18346944986843" calcext:value-type="float">
            <text:p>9,1835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formula="of:=COM.MICROSOFT.NORM.INV(RAND();30;5)" office:value-type="float" office:value="33.3965562045217" calcext:value-type="float">
            <text:p>33,3966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formula="of:=40+10*RAND()" office:value-type="float" office:value="40.2754519914743" calcext:value-type="float">
            <text:p>40,2755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formula="of:= ([.I90]*[.P90]+[.B90]*[.P90]+[.B90]*[.I90])/([.B90]*[.I90]*[.P90])" office:value-type="float" office:value="0.163663535018803" calcext:value-type="float">
            <text:p>0,1637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9+2*RAND()" office:value-type="float" office:value="9.12102563562803" calcext:value-type="float">
            <text:p>9,1210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table:formula="of:=COM.MICROSOFT.NORM.INV(RAND();30;5)" office:value-type="float" office:value="29.3161884410574" calcext:value-type="float">
            <text:p>29,3162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table:formula="of:=40+10*RAND()" office:value-type="float" office:value="46.5529091528151" calcext:value-type="float">
            <text:p>46,5529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table:formula="of:= ([.I91]*[.P91]+[.B91]*[.P91]+[.B91]*[.I91])/([.B91]*[.I91]*[.P91])" office:value-type="float" office:value="0.165228574081332" calcext:value-type="float">
            <text:p>0,1652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9+2*RAND()" office:value-type="float" office:value="9.69755626679398" calcext:value-type="float">
            <text:p>9,6976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table:formula="of:=COM.MICROSOFT.NORM.INV(RAND();30;5)" office:value-type="float" office:value="22.0293131045054" calcext:value-type="float">
            <text:p>22,0293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table:formula="of:=40+10*RAND()" office:value-type="float" office:value="42.7518796536606" calcext:value-type="float">
            <text:p>42,7519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table:formula="of:= ([.I92]*[.P92]+[.B92]*[.P92]+[.B92]*[.I92])/([.B92]*[.I92]*[.P92])" office:value-type="float" office:value="0.171903608530674" calcext:value-type="float">
            <text:p>0,1719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9+2*RAND()" office:value-type="float" office:value="10.5135876091663" calcext:value-type="float">
            <text:p>10,5136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formula="of:=COM.MICROSOFT.NORM.INV(RAND();30;5)" office:value-type="float" office:value="23.4944871516874" calcext:value-type="float">
            <text:p>23,4945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formula="of:=40+10*RAND()" office:value-type="float" office:value="41.9193693471607" calcext:value-type="float">
            <text:p>41,9194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formula="of:= ([.I93]*[.P93]+[.B93]*[.P93]+[.B93]*[.I93])/([.B93]*[.I93]*[.P93])" office:value-type="float" office:value="0.161533507966761" calcext:value-type="float">
            <text:p>0,1615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9+2*RAND()" office:value-type="float" office:value="9.91517502465285" calcext:value-type="float">
            <text:p>9,9152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formula="of:=COM.MICROSOFT.NORM.INV(RAND();30;5)" office:value-type="float" office:value="25.8007112701157" calcext:value-type="float">
            <text:p>25,8007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formula="of:=40+10*RAND()" office:value-type="float" office:value="48.9842971542385" calcext:value-type="float">
            <text:p>48,9843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formula="of:= ([.I94]*[.P94]+[.B94]*[.P94]+[.B94]*[.I94])/([.B94]*[.I94]*[.P94])" office:value-type="float" office:value="0.16002883347639" calcext:value-type="float">
            <text:p>0,1600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9+2*RAND()" office:value-type="float" office:value="10.3712452601176" calcext:value-type="float">
            <text:p>10,3712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formula="of:=COM.MICROSOFT.NORM.INV(RAND();30;5)" office:value-type="float" office:value="33.5932747393868" calcext:value-type="float">
            <text:p>33,5933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formula="of:=40+10*RAND()" office:value-type="float" office:value="43.44785866444" calcext:value-type="float">
            <text:p>43,4479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formula="of:= ([.I95]*[.P95]+[.B95]*[.P95]+[.B95]*[.I95])/([.B95]*[.I95]*[.P95])" office:value-type="float" office:value="0.149204393994699" calcext:value-type="float">
            <text:p>0,1492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9+2*RAND()" office:value-type="float" office:value="10.46893188986" calcext:value-type="float">
            <text:p>10,4689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formula="of:=COM.MICROSOFT.NORM.INV(RAND();30;5)" office:value-type="float" office:value="29.1617627884882" calcext:value-type="float">
            <text:p>29,1618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formula="of:=40+10*RAND()" office:value-type="float" office:value="49.203974850243" calcext:value-type="float">
            <text:p>49,2040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formula="of:= ([.I96]*[.P96]+[.B96]*[.P96]+[.B96]*[.I96])/([.B96]*[.I96]*[.P96])" office:value-type="float" office:value="0.150135769562444" calcext:value-type="float">
            <text:p>0,1501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9+2*RAND()" office:value-type="float" office:value="10.7705737219658" calcext:value-type="float">
            <text:p>10,7706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formula="of:=COM.MICROSOFT.NORM.INV(RAND();30;5)" office:value-type="float" office:value="25.8040641240046" calcext:value-type="float">
            <text:p>25,8041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formula="of:=40+10*RAND()" office:value-type="float" office:value="47.0090077223722" calcext:value-type="float">
            <text:p>47,0090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formula="of:= ([.I97]*[.P97]+[.B97]*[.P97]+[.B97]*[.I97])/([.B97]*[.I97]*[.P97])" office:value-type="float" office:value="0.152871668843456" calcext:value-type="float">
            <text:p>0,1529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9+2*RAND()" office:value-type="float" office:value="9.02672031219117" calcext:value-type="float">
            <text:p>9,0267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table:formula="of:=COM.MICROSOFT.NORM.INV(RAND();30;5)" office:value-type="float" office:value="29.4339998223996" calcext:value-type="float">
            <text:p>29,4340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table:formula="of:=40+10*RAND()" office:value-type="float" office:value="45.6681024248246" calcext:value-type="float">
            <text:p>45,6681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table:formula="of:= ([.I98]*[.P98]+[.B98]*[.P98]+[.B98]*[.I98])/([.B98]*[.I98]*[.P98])" office:value-type="float" office:value="0.166653644601146" calcext:value-type="float">
            <text:p>0,1667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9+2*RAND()" office:value-type="float" office:value="10.2986956487875" calcext:value-type="float">
            <text:p>10,2987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table:formula="of:=COM.MICROSOFT.NORM.INV(RAND();30;5)" office:value-type="float" office:value="36.1573992985146" calcext:value-type="float">
            <text:p>36,1574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table:formula="of:=40+10*RAND()" office:value-type="float" office:value="44.6316097106319" calcext:value-type="float">
            <text:p>44,6316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table:formula="of:= ([.I99]*[.P99]+[.B99]*[.P99]+[.B99]*[.I99])/([.B99]*[.I99]*[.P99])" office:value-type="float" office:value="0.147162176287461" calcext:value-type="float">
            <text:p>0,1472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9+2*RAND()" office:value-type="float" office:value="9.29893417446874" calcext:value-type="float">
            <text:p>9,2989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formula="of:=COM.MICROSOFT.NORM.INV(RAND();30;5)" office:value-type="float" office:value="37.0095660591597" calcext:value-type="float">
            <text:p>37,0096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formula="of:=40+10*RAND()" office:value-type="float" office:value="48.8773640117142" calcext:value-type="float">
            <text:p>48,8774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formula="of:= ([.I100]*[.P100]+[.B100]*[.P100]+[.B100]*[.I100])/([.B100]*[.I100]*[.P100])" office:value-type="float" office:value="0.155018615914492" calcext:value-type="float">
            <text:p>0,1550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9+2*RAND()" office:value-type="float" office:value="9.10373977269046" calcext:value-type="float">
            <text:p>9,1037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table:formula="of:=COM.MICROSOFT.NORM.INV(RAND();30;5)" office:value-type="float" office:value="30.0446561234715" calcext:value-type="float">
            <text:p>30,0447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table:formula="of:=40+10*RAND()" office:value-type="float" office:value="44.2461531620938" calcext:value-type="float">
            <text:p>44,2462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table:formula="of:= ([.I101]*[.P101]+[.B101]*[.P101]+[.B101]*[.I101])/([.B101]*[.I101]*[.P101])" office:value-type="float" office:value="0.165729591567835" calcext:value-type="float">
            <text:p>0,1657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9+2*RAND()" office:value-type="float" office:value="9.43775930139236" calcext:value-type="float">
            <text:p>9,4378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table:formula="of:=COM.MICROSOFT.NORM.INV(RAND();30;5)" office:value-type="float" office:value="31.589302106129" calcext:value-type="float">
            <text:p>31,5893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table:formula="of:=40+10*RAND()" office:value-type="float" office:value="40.0505293963943" calcext:value-type="float">
            <text:p>40,0505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table:formula="of:= ([.I102]*[.P102]+[.B102]*[.P102]+[.B102]*[.I102])/([.B102]*[.I102]*[.P102])" office:value-type="float" office:value="0.162582099194525" calcext:value-type="float">
            <text:p>0,1626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9+2*RAND()" office:value-type="float" office:value="10.7847744321916" calcext:value-type="float">
            <text:p>10,7848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formula="of:=COM.MICROSOFT.NORM.INV(RAND();30;5)" office:value-type="float" office:value="30.274122085639" calcext:value-type="float">
            <text:p>30,2741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formula="of:=40+10*RAND()" office:value-type="float" office:value="46.9124901050236" calcext:value-type="float">
            <text:p>46,9125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formula="of:= ([.I103]*[.P103]+[.B103]*[.P103]+[.B103]*[.I103])/([.B103]*[.I103]*[.P103])" office:value-type="float" office:value="0.147071107494993" calcext:value-type="float">
            <text:p>0,1471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9+2*RAND()" office:value-type="float" office:value="10.0828059210908" calcext:value-type="float">
            <text:p>10,0828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table:formula="of:=COM.MICROSOFT.NORM.INV(RAND();30;5)" office:value-type="float" office:value="30.9510246692861" calcext:value-type="float">
            <text:p>30,9510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table:formula="of:=40+10*RAND()" office:value-type="float" office:value="49.1481917945202" calcext:value-type="float">
            <text:p>49,1482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table:formula="of:= ([.I104]*[.P104]+[.B104]*[.P104]+[.B104]*[.I104])/([.B104]*[.I104]*[.P104])" office:value-type="float" office:value="0.151834477840032" calcext:value-type="float">
            <text:p>0,1518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9+2*RAND()" office:value-type="float" office:value="9.7468368599657" calcext:value-type="float">
            <text:p>9,7468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formula="of:=COM.MICROSOFT.NORM.INV(RAND();30;5)" office:value-type="float" office:value="33.1402697093208" calcext:value-type="float">
            <text:p>33,1403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formula="of:=40+10*RAND()" office:value-type="float" office:value="44.6582357690204" calcext:value-type="float">
            <text:p>44,6582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formula="of:= ([.I105]*[.P105]+[.B105]*[.P105]+[.B105]*[.I105])/([.B105]*[.I105]*[.P105])" office:value-type="float" office:value="0.155164443470935" calcext:value-type="float">
            <text:p>0,1552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9+2*RAND()" office:value-type="float" office:value="10.1954934152309" calcext:value-type="float">
            <text:p>10,1955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table:formula="of:=COM.MICROSOFT.NORM.INV(RAND();30;5)" office:value-type="float" office:value="24.0033381217726" calcext:value-type="float">
            <text:p>24,0033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table:formula="of:=40+10*RAND()" office:value-type="float" office:value="48.4007527434733" calcext:value-type="float">
            <text:p>48,4008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table:formula="of:= ([.I106]*[.P106]+[.B106]*[.P106]+[.B106]*[.I106])/([.B106]*[.I106]*[.P106])" office:value-type="float" office:value="0.160404258536959" calcext:value-type="float">
            <text:p>0,1604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9+2*RAND()" office:value-type="float" office:value="10.7753633430693" calcext:value-type="float">
            <text:p>10,7754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table:formula="of:=COM.MICROSOFT.NORM.INV(RAND();30;5)" office:value-type="float" office:value="22.9169564054511" calcext:value-type="float">
            <text:p>22,9170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table:formula="of:=40+10*RAND()" office:value-type="float" office:value="42.9753876675386" calcext:value-type="float">
            <text:p>42,9754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table:formula="of:= ([.I107]*[.P107]+[.B107]*[.P107]+[.B107]*[.I107])/([.B107]*[.I107]*[.P107])" office:value-type="float" office:value="0.159709239824394" calcext:value-type="float">
            <text:p>0,1597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9+2*RAND()" office:value-type="float" office:value="9.25888294656761" calcext:value-type="float">
            <text:p>9,2589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table:formula="of:=COM.MICROSOFT.NORM.INV(RAND();30;5)" office:value-type="float" office:value="36.8130657946606" calcext:value-type="float">
            <text:p>36,8131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table:formula="of:=40+10*RAND()" office:value-type="float" office:value="42.2127610782627" calcext:value-type="float">
            <text:p>42,2128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table:formula="of:= ([.I108]*[.P108]+[.B108]*[.P108]+[.B108]*[.I108])/([.B108]*[.I108]*[.P108])" office:value-type="float" office:value="0.158858176760279" calcext:value-type="float">
            <text:p>0,1589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9+2*RAND()" office:value-type="float" office:value="9.78143610968255" calcext:value-type="float">
            <text:p>9,7814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formula="of:=COM.MICROSOFT.NORM.INV(RAND();30;5)" office:value-type="float" office:value="20.6654551564693" calcext:value-type="float">
            <text:p>20,6655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formula="of:=40+10*RAND()" office:value-type="float" office:value="47.5566666957457" calcext:value-type="float">
            <text:p>47,5567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formula="of:= ([.I109]*[.P109]+[.B109]*[.P109]+[.B109]*[.I109])/([.B109]*[.I109]*[.P109])" office:value-type="float" office:value="0.171651956025949" calcext:value-type="float">
            <text:p>0,1717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9+2*RAND()" office:value-type="float" office:value="9.89244656660594" calcext:value-type="float">
            <text:p>9,8924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formula="of:=COM.MICROSOFT.NORM.INV(RAND();30;5)" office:value-type="float" office:value="33.4593226633458" calcext:value-type="float">
            <text:p>33,4593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formula="of:=40+10*RAND()" office:value-type="float" office:value="45.3362371341791" calcext:value-type="float">
            <text:p>45,3362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formula="of:= ([.I110]*[.P110]+[.B110]*[.P110]+[.B110]*[.I110])/([.B110]*[.I110]*[.P110])" office:value-type="float" office:value="0.153031675065812" calcext:value-type="float">
            <text:p>0,1530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9+2*RAND()" office:value-type="float" office:value="9.57183961686678" calcext:value-type="float">
            <text:p>9,5718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table:formula="of:=COM.MICROSOFT.NORM.INV(RAND();30;5)" office:value-type="float" office:value="28.3855186386818" calcext:value-type="float">
            <text:p>28,3855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table:formula="of:=40+10*RAND()" office:value-type="float" office:value="41.2739517202135" calcext:value-type="float">
            <text:p>41,2740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table:formula="of:= ([.I111]*[.P111]+[.B111]*[.P111]+[.B111]*[.I111])/([.B111]*[.I111]*[.P111])" office:value-type="float" office:value="0.163930712679178" calcext:value-type="float">
            <text:p>0,1639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9+2*RAND()" office:value-type="float" office:value="9.30403915583156" calcext:value-type="float">
            <text:p>9,3040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table:formula="of:=COM.MICROSOFT.NORM.INV(RAND();30;5)" office:value-type="float" office:value="27.9582217168135" calcext:value-type="float">
            <text:p>27,9582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table:formula="of:=40+10*RAND()" office:value-type="float" office:value="46.4213546772953" calcext:value-type="float">
            <text:p>46,4214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table:formula="of:= ([.I112]*[.P112]+[.B112]*[.P112]+[.B112]*[.I112])/([.B112]*[.I112]*[.P112])" office:value-type="float" office:value="0.164789665071422" calcext:value-type="float">
            <text:p>0,1648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9+2*RAND()" office:value-type="float" office:value="10.5367202556226" calcext:value-type="float">
            <text:p>10,5367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table:formula="of:=COM.MICROSOFT.NORM.INV(RAND();30;5)" office:value-type="float" office:value="29.8459752526409" calcext:value-type="float">
            <text:p>29,8460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table:formula="of:=40+10*RAND()" office:value-type="float" office:value="46.3241025840398" calcext:value-type="float">
            <text:p>46,3241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table:formula="of:= ([.I113]*[.P113]+[.B113]*[.P113]+[.B113]*[.I113])/([.B113]*[.I113]*[.P113])" office:value-type="float" office:value="0.149998582029013" calcext:value-type="float">
            <text:p>0,1500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9+2*RAND()" office:value-type="float" office:value="9.41923596593551" calcext:value-type="float">
            <text:p>9,4192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table:formula="of:=COM.MICROSOFT.NORM.INV(RAND();30;5)" office:value-type="float" office:value="23.8009228074233" calcext:value-type="float">
            <text:p>23,8009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table:formula="of:=40+10*RAND()" office:value-type="float" office:value="40.9698445571121" calcext:value-type="float">
            <text:p>40,9698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table:formula="of:= ([.I114]*[.P114]+[.B114]*[.P114]+[.B114]*[.I114])/([.B114]*[.I114]*[.P114])" office:value-type="float" office:value="0.172589097126069" calcext:value-type="float">
            <text:p>0,1726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9+2*RAND()" office:value-type="float" office:value="10.3623815469909" calcext:value-type="float">
            <text:p>10,3624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formula="of:=COM.MICROSOFT.NORM.INV(RAND();30;5)" office:value-type="float" office:value="31.1739175107561" calcext:value-type="float">
            <text:p>31,1739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formula="of:=40+10*RAND()" office:value-type="float" office:value="41.837924165884" calcext:value-type="float">
            <text:p>41,8379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formula="of:= ([.I115]*[.P115]+[.B115]*[.P115]+[.B115]*[.I115])/([.B115]*[.I115]*[.P115])" office:value-type="float" office:value="0.152482770604621" calcext:value-type="float">
            <text:p>0,1525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9+2*RAND()" office:value-type="float" office:value="10.7112044442911" calcext:value-type="float">
            <text:p>10,7112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formula="of:=COM.MICROSOFT.NORM.INV(RAND();30;5)" office:value-type="float" office:value="35.9107540220533" calcext:value-type="float">
            <text:p>35,9108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formula="of:=40+10*RAND()" office:value-type="float" office:value="40.8639546635095" calcext:value-type="float">
            <text:p>40,8640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formula="of:= ([.I116]*[.P116]+[.B116]*[.P116]+[.B116]*[.I116])/([.B116]*[.I116]*[.P116])" office:value-type="float" office:value="0.145678438427897" calcext:value-type="float">
            <text:p>0,1457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9+2*RAND()" office:value-type="float" office:value="9.67964836093597" calcext:value-type="float">
            <text:p>9,6796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formula="of:=COM.MICROSOFT.NORM.INV(RAND();30;5)" office:value-type="float" office:value="30.473566376706" calcext:value-type="float">
            <text:p>30,4736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formula="of:=40+10*RAND()" office:value-type="float" office:value="46.3352808740456" calcext:value-type="float">
            <text:p>46,3353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formula="of:= ([.I117]*[.P117]+[.B117]*[.P117]+[.B117]*[.I117])/([.B117]*[.I117]*[.P117])" office:value-type="float" office:value="0.15770669014758" calcext:value-type="float">
            <text:p>0,1577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9+2*RAND()" office:value-type="float" office:value="10.3462175566237" calcext:value-type="float">
            <text:p>10,3462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table:formula="of:=COM.MICROSOFT.NORM.INV(RAND();30;5)" office:value-type="float" office:value="27.5152517301948" calcext:value-type="float">
            <text:p>27,5153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table:formula="of:=40+10*RAND()" office:value-type="float" office:value="43.0080107634421" calcext:value-type="float">
            <text:p>43,0080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table:formula="of:= ([.I118]*[.P118]+[.B118]*[.P118]+[.B118]*[.I118])/([.B118]*[.I118]*[.P118])" office:value-type="float" office:value="0.156248642151885" calcext:value-type="float">
            <text:p>0,1562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9+2*RAND()" office:value-type="float" office:value="10.6172820364591" calcext:value-type="float">
            <text:p>10,6173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table:formula="of:=COM.MICROSOFT.NORM.INV(RAND();30;5)" office:value-type="float" office:value="27.1516580560679" calcext:value-type="float">
            <text:p>27,1517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table:formula="of:=40+10*RAND()" office:value-type="float" office:value="46.1729974171612" calcext:value-type="float">
            <text:p>46,1730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table:formula="of:= ([.I119]*[.P119]+[.B119]*[.P119]+[.B119]*[.I119])/([.B119]*[.I119]*[.P119])" office:value-type="float" office:value="0.152673906731032" calcext:value-type="float">
            <text:p>0,1527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9+2*RAND()" office:value-type="float" office:value="9.37562600593083" calcext:value-type="float">
            <text:p>9,3756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table:formula="of:=COM.MICROSOFT.NORM.INV(RAND();30;5)" office:value-type="float" office:value="26.1900702155993" calcext:value-type="float">
            <text:p>26,1901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table:formula="of:=40+10*RAND()" office:value-type="float" office:value="44.1622586746234" calcext:value-type="float">
            <text:p>44,1623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table:formula="of:= ([.I120]*[.P120]+[.B120]*[.P120]+[.B120]*[.I120])/([.B120]*[.I120]*[.P120])" office:value-type="float" office:value="0.167485723991351" calcext:value-type="float">
            <text:p>0,1675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9+2*RAND()" office:value-type="float" office:value="9.57559109688737" calcext:value-type="float">
            <text:p>9,5756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table:formula="of:=COM.MICROSOFT.NORM.INV(RAND();30;5)" office:value-type="float" office:value="25.5328580112594" calcext:value-type="float">
            <text:p>25,5329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table:formula="of:=40+10*RAND()" office:value-type="float" office:value="48.5887849901337" calcext:value-type="float">
            <text:p>48,5888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table:formula="of:= ([.I121]*[.P121]+[.B121]*[.P121]+[.B121]*[.I121])/([.B121]*[.I121]*[.P121])" office:value-type="float" office:value="0.164178296261777" calcext:value-type="float">
            <text:p>0,1642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9+2*RAND()" office:value-type="float" office:value="10.1036502525676" calcext:value-type="float">
            <text:p>10,1037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table:formula="of:=COM.MICROSOFT.NORM.INV(RAND();30;5)" office:value-type="float" office:value="25.6297981616148" calcext:value-type="float">
            <text:p>25,6298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table:formula="of:=40+10*RAND()" office:value-type="float" office:value="46.1066553520504" calcext:value-type="float">
            <text:p>46,1067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table:formula="of:= ([.I122]*[.P122]+[.B122]*[.P122]+[.B122]*[.I122])/([.B122]*[.I122]*[.P122])" office:value-type="float" office:value="0.159680057913955" calcext:value-type="float">
            <text:p>0,1597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9+2*RAND()" office:value-type="float" office:value="10.7737471999135" calcext:value-type="float">
            <text:p>10,7737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formula="of:=COM.MICROSOFT.NORM.INV(RAND();30;5)" office:value-type="float" office:value="21.5966625439281" calcext:value-type="float">
            <text:p>21,5967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formula="of:=40+10*RAND()" office:value-type="float" office:value="43.9511271857191" calcext:value-type="float">
            <text:p>43,951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formula="of:= ([.I123]*[.P123]+[.B123]*[.P123]+[.B123]*[.I123])/([.B123]*[.I123]*[.P123])" office:value-type="float" office:value="0.161874212238051" calcext:value-type="float">
            <text:p>0,1619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9+2*RAND()" office:value-type="float" office:value="10.1966756426264" calcext:value-type="float">
            <text:p>10,1967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table:formula="of:=COM.MICROSOFT.NORM.INV(RAND();30;5)" office:value-type="float" office:value="38.062987660308" calcext:value-type="float">
            <text:p>38,0630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table:formula="of:=40+10*RAND()" office:value-type="float" office:value="45.1176197675522" calcext:value-type="float">
            <text:p>45,1176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table:formula="of:= ([.I124]*[.P124]+[.B124]*[.P124]+[.B124]*[.I124])/([.B124]*[.I124]*[.P124])" office:value-type="float" office:value="0.146507709991711" calcext:value-type="float">
            <text:p>0,1465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9+2*RAND()" office:value-type="float" office:value="10.6274863050785" calcext:value-type="float">
            <text:p>10,6275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formula="of:=COM.MICROSOFT.NORM.INV(RAND();30;5)" office:value-type="float" office:value="27.9436716692624" calcext:value-type="float">
            <text:p>27,943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formula="of:=40+10*RAND()" office:value-type="float" office:value="41.4003860543016" calcext:value-type="float">
            <text:p>41,4004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formula="of:= ([.I125]*[.P125]+[.B125]*[.P125]+[.B125]*[.I125])/([.B125]*[.I125]*[.P125])" office:value-type="float" office:value="0.154036270230477" calcext:value-type="float">
            <text:p>0,1540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9+2*RAND()" office:value-type="float" office:value="9.39552787994035" calcext:value-type="float">
            <text:p>9,3955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table:formula="of:=COM.MICROSOFT.NORM.INV(RAND();30;5)" office:value-type="float" office:value="27.6001660947138" calcext:value-type="float">
            <text:p>27,6002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table:formula="of:=40+10*RAND()" office:value-type="float" office:value="47.7071480837185" calcext:value-type="float">
            <text:p>47,7071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table:formula="of:= ([.I126]*[.P126]+[.B126]*[.P126]+[.B126]*[.I126])/([.B126]*[.I126]*[.P126])" office:value-type="float" office:value="0.163626500771064" calcext:value-type="float">
            <text:p>0,1636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9+2*RAND()" office:value-type="float" office:value="10.387871142244" calcext:value-type="float">
            <text:p>10,3879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table:formula="of:=COM.MICROSOFT.NORM.INV(RAND();30;5)" office:value-type="float" office:value="25.3374762156567" calcext:value-type="float">
            <text:p>25,3375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table:formula="of:=40+10*RAND()" office:value-type="float" office:value="43.2971874170471" calcext:value-type="float">
            <text:p>43,2972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table:formula="of:= ([.I127]*[.P127]+[.B127]*[.P127]+[.B127]*[.I127])/([.B127]*[.I127]*[.P127])" office:value-type="float" office:value="0.158829533589281" calcext:value-type="float">
            <text:p>0,1588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9+2*RAND()" office:value-type="float" office:value="10.4964157331269" calcext:value-type="float">
            <text:p>10,4964</text:p>
          </table:table-cell>
          <table:table-cell table:number-columns-repeated="5"/>
          <table:table-cell office:value-type="float" office:value="103" calcext:value-type="float">
            <text:p>103</text:p>
          </table:table-cell>
          <table:table-cell table:formula="of:=COM.MICROSOFT.NORM.INV(RAND();30;5)" office:value-type="float" office:value="32.444291955348" calcext:value-type="float">
            <text:p>32,4443</text:p>
          </table:table-cell>
          <table:table-cell table:number-columns-repeated="5"/>
          <table:table-cell office:value-type="float" office:value="103" calcext:value-type="float">
            <text:p>103</text:p>
          </table:table-cell>
          <table:table-cell table:formula="of:=40+10*RAND()" office:value-type="float" office:value="41.1276052927133" calcext:value-type="float">
            <text:p>41,1276</text:p>
          </table:table-cell>
          <table:table-cell table:number-columns-repeated="5"/>
          <table:table-cell office:value-type="float" office:value="103" calcext:value-type="float">
            <text:p>103</text:p>
          </table:table-cell>
          <table:table-cell table:formula="of:= ([.I128]*[.P128]+[.B128]*[.P128]+[.B128]*[.I128])/([.B128]*[.I128]*[.P128])" office:value-type="float" office:value="0.150407248449189" calcext:value-type="float">
            <text:p>0,1504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9+2*RAND()" office:value-type="float" office:value="10.3749205067288" calcext:value-type="float">
            <text:p>10,3749</text:p>
          </table:table-cell>
          <table:table-cell table:number-columns-repeated="5"/>
          <table:table-cell office:value-type="float" office:value="104" calcext:value-type="float">
            <text:p>104</text:p>
          </table:table-cell>
          <table:table-cell table:formula="of:=COM.MICROSOFT.NORM.INV(RAND();30;5)" office:value-type="float" office:value="30.6594619196897" calcext:value-type="float">
            <text:p>30,6595</text:p>
          </table:table-cell>
          <table:table-cell table:number-columns-repeated="5"/>
          <table:table-cell office:value-type="float" office:value="104" calcext:value-type="float">
            <text:p>104</text:p>
          </table:table-cell>
          <table:table-cell table:formula="of:=40+10*RAND()" office:value-type="float" office:value="47.1455288969446" calcext:value-type="float">
            <text:p>47,1455</text:p>
          </table:table-cell>
          <table:table-cell table:number-columns-repeated="5"/>
          <table:table-cell office:value-type="float" office:value="104" calcext:value-type="float">
            <text:p>104</text:p>
          </table:table-cell>
          <table:table-cell table:formula="of:= ([.I129]*[.P129]+[.B129]*[.P129]+[.B129]*[.I129])/([.B129]*[.I129]*[.P129])" office:value-type="float" office:value="0.150213558248806" calcext:value-type="float">
            <text:p>0,1502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9+2*RAND()" office:value-type="float" office:value="9.39857965963893" calcext:value-type="float">
            <text:p>9,3986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table:formula="of:=COM.MICROSOFT.NORM.INV(RAND();30;5)" office:value-type="float" office:value="29.8864238719321" calcext:value-type="float">
            <text:p>29,8864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table:formula="of:=40+10*RAND()" office:value-type="float" office:value="47.1962485706899" calcext:value-type="float">
            <text:p>47,1962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table:formula="of:= ([.I130]*[.P130]+[.B130]*[.P130]+[.B130]*[.I130])/([.B130]*[.I130]*[.P130])" office:value-type="float" office:value="0.161047188930357" calcext:value-type="float">
            <text:p>0,1610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9+2*RAND()" office:value-type="float" office:value="10.1381151394453" calcext:value-type="float">
            <text:p>10,1381</text:p>
          </table:table-cell>
          <table:table-cell table:number-columns-repeated="5"/>
          <table:table-cell office:value-type="float" office:value="106" calcext:value-type="float">
            <text:p>106</text:p>
          </table:table-cell>
          <table:table-cell table:formula="of:=COM.MICROSOFT.NORM.INV(RAND();30;5)" office:value-type="float" office:value="35.6029689453582" calcext:value-type="float">
            <text:p>35,6030</text:p>
          </table:table-cell>
          <table:table-cell table:number-columns-repeated="5"/>
          <table:table-cell office:value-type="float" office:value="106" calcext:value-type="float">
            <text:p>106</text:p>
          </table:table-cell>
          <table:table-cell table:formula="of:=40+10*RAND()" office:value-type="float" office:value="43.468305162387" calcext:value-type="float">
            <text:p>43,4683</text:p>
          </table:table-cell>
          <table:table-cell table:number-columns-repeated="5"/>
          <table:table-cell office:value-type="float" office:value="106" calcext:value-type="float">
            <text:p>106</text:p>
          </table:table-cell>
          <table:table-cell table:formula="of:= ([.I131]*[.P131]+[.B131]*[.P131]+[.B131]*[.I131])/([.B131]*[.I131]*[.P131])" office:value-type="float" office:value="0.14973047751018" calcext:value-type="float">
            <text:p>0,1497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9+2*RAND()" office:value-type="float" office:value="10.6451055177022" calcext:value-type="float">
            <text:p>10,6451</text:p>
          </table:table-cell>
          <table:table-cell table:number-columns-repeated="5"/>
          <table:table-cell office:value-type="float" office:value="107" calcext:value-type="float">
            <text:p>107</text:p>
          </table:table-cell>
          <table:table-cell table:formula="of:=COM.MICROSOFT.NORM.INV(RAND();30;5)" office:value-type="float" office:value="27.841042915443" calcext:value-type="float">
            <text:p>27,8410</text:p>
          </table:table-cell>
          <table:table-cell table:number-columns-repeated="5"/>
          <table:table-cell office:value-type="float" office:value="107" calcext:value-type="float">
            <text:p>107</text:p>
          </table:table-cell>
          <table:table-cell table:formula="of:=40+10*RAND()" office:value-type="float" office:value="42.5061821809504" calcext:value-type="float">
            <text:p>42,5062</text:p>
          </table:table-cell>
          <table:table-cell table:number-columns-repeated="5"/>
          <table:table-cell office:value-type="float" office:value="107" calcext:value-type="float">
            <text:p>107</text:p>
          </table:table-cell>
          <table:table-cell table:formula="of:= ([.I132]*[.P132]+[.B132]*[.P132]+[.B132]*[.I132])/([.B132]*[.I132]*[.P132])" office:value-type="float" office:value="0.153384070412193" calcext:value-type="float">
            <text:p>0,1534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9+2*RAND()" office:value-type="float" office:value="9.70555371115916" calcext:value-type="float">
            <text:p>9,7056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table:formula="of:=COM.MICROSOFT.NORM.INV(RAND();30;5)" office:value-type="float" office:value="26.6426639772068" calcext:value-type="float">
            <text:p>26,6427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table:formula="of:=40+10*RAND()" office:value-type="float" office:value="42.9167364549357" calcext:value-type="float">
            <text:p>42,9167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table:formula="of:= ([.I133]*[.P133]+[.B133]*[.P133]+[.B133]*[.I133])/([.B133]*[.I133]*[.P133])" office:value-type="float" office:value="0.16386850893549" calcext:value-type="float">
            <text:p>0,1639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9+2*RAND()" office:value-type="float" office:value="10.9123842779081" calcext:value-type="float">
            <text:p>10,9124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table:formula="of:=COM.MICROSOFT.NORM.INV(RAND();30;5)" office:value-type="float" office:value="32.5523375316127" calcext:value-type="float">
            <text:p>32,5523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table:formula="of:=40+10*RAND()" office:value-type="float" office:value="47.3820349399466" calcext:value-type="float">
            <text:p>47,3820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table:formula="of:= ([.I134]*[.P134]+[.B134]*[.P134]+[.B134]*[.I134])/([.B134]*[.I134]*[.P134])" office:value-type="float" office:value="0.143463807113071" calcext:value-type="float">
            <text:p>0,1435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9+2*RAND()" office:value-type="float" office:value="9.32324705109932" calcext:value-type="float">
            <text:p>9,3232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formula="of:=COM.MICROSOFT.NORM.INV(RAND();30;5)" office:value-type="float" office:value="30.7586355288123" calcext:value-type="float">
            <text:p>30,7586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formula="of:=40+10*RAND()" office:value-type="float" office:value="40.5649984569754" calcext:value-type="float">
            <text:p>40,5650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formula="of:= ([.I135]*[.P135]+[.B135]*[.P135]+[.B135]*[.I135])/([.B135]*[.I135]*[.P135])" office:value-type="float" office:value="0.164421758242021" calcext:value-type="float">
            <text:p>0,1644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9+2*RAND()" office:value-type="float" office:value="9.0110009952914" calcext:value-type="float">
            <text:p>9,0110</text:p>
          </table:table-cell>
          <table:table-cell table:number-columns-repeated="5"/>
          <table:table-cell office:value-type="float" office:value="111" calcext:value-type="float">
            <text:p>111</text:p>
          </table:table-cell>
          <table:table-cell table:formula="of:=COM.MICROSOFT.NORM.INV(RAND();30;5)" office:value-type="float" office:value="38.1850968027074" calcext:value-type="float">
            <text:p>38,1851</text:p>
          </table:table-cell>
          <table:table-cell table:number-columns-repeated="5"/>
          <table:table-cell office:value-type="float" office:value="111" calcext:value-type="float">
            <text:p>111</text:p>
          </table:table-cell>
          <table:table-cell table:formula="of:=40+10*RAND()" office:value-type="float" office:value="44.379608387826" calcext:value-type="float">
            <text:p>44,3796</text:p>
          </table:table-cell>
          <table:table-cell table:number-columns-repeated="5"/>
          <table:table-cell office:value-type="float" office:value="111" calcext:value-type="float">
            <text:p>111</text:p>
          </table:table-cell>
          <table:table-cell table:formula="of:= ([.I136]*[.P136]+[.B136]*[.P136]+[.B136]*[.I136])/([.B136]*[.I136]*[.P136])" office:value-type="float" office:value="0.159696560812078" calcext:value-type="float">
            <text:p>0,1597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9+2*RAND()" office:value-type="float" office:value="10.5658001254778" calcext:value-type="float">
            <text:p>10,5658</text:p>
          </table:table-cell>
          <table:table-cell table:number-columns-repeated="5"/>
          <table:table-cell office:value-type="float" office:value="112" calcext:value-type="float">
            <text:p>112</text:p>
          </table:table-cell>
          <table:table-cell table:formula="of:=COM.MICROSOFT.NORM.INV(RAND();30;5)" office:value-type="float" office:value="31.1169999113957" calcext:value-type="float">
            <text:p>31,1170</text:p>
          </table:table-cell>
          <table:table-cell table:number-columns-repeated="5"/>
          <table:table-cell office:value-type="float" office:value="112" calcext:value-type="float">
            <text:p>112</text:p>
          </table:table-cell>
          <table:table-cell table:formula="of:=40+10*RAND()" office:value-type="float" office:value="49.6479768038262" calcext:value-type="float">
            <text:p>49,6480</text:p>
          </table:table-cell>
          <table:table-cell table:number-columns-repeated="5"/>
          <table:table-cell office:value-type="float" office:value="112" calcext:value-type="float">
            <text:p>112</text:p>
          </table:table-cell>
          <table:table-cell table:formula="of:= ([.I137]*[.P137]+[.B137]*[.P137]+[.B137]*[.I137])/([.B137]*[.I137]*[.P137])" office:value-type="float" office:value="0.146923567403446" calcext:value-type="float">
            <text:p>0,1469</text:p>
          </table:table-cell>
          <table:table-cell table:number-columns-repeated="10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9+2*RAND()" office:value-type="float" office:value="10.322057909565" calcext:value-type="float">
            <text:p>10,3221</text:p>
          </table:table-cell>
          <table:table-cell table:number-columns-repeated="5"/>
          <table:table-cell office:value-type="float" office:value="113" calcext:value-type="float">
            <text:p>113</text:p>
          </table:table-cell>
          <table:table-cell table:formula="of:=COM.MICROSOFT.NORM.INV(RAND();30;5)" office:value-type="float" office:value="25.4714866497219" calcext:value-type="float">
            <text:p>25,4715</text:p>
          </table:table-cell>
          <table:table-cell table:number-columns-repeated="5"/>
          <table:table-cell office:value-type="float" office:value="113" calcext:value-type="float">
            <text:p>113</text:p>
          </table:table-cell>
          <table:table-cell table:formula="of:=40+10*RAND()" office:value-type="float" office:value="47.67958092154" calcext:value-type="float">
            <text:p>47,6796</text:p>
          </table:table-cell>
          <table:table-cell table:number-columns-repeated="5"/>
          <table:table-cell office:value-type="float" office:value="113" calcext:value-type="float">
            <text:p>113</text:p>
          </table:table-cell>
          <table:table-cell table:formula="of:= ([.I138]*[.P138]+[.B138]*[.P138]+[.B138]*[.I138])/([.B138]*[.I138]*[.P138])" office:value-type="float" office:value="0.157112829893318" calcext:value-type="float">
            <text:p>0,1571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9+2*RAND()" office:value-type="float" office:value="10.7638488982338" calcext:value-type="float">
            <text:p>10,7638</text:p>
          </table:table-cell>
          <table:table-cell table:number-columns-repeated="5"/>
          <table:table-cell office:value-type="float" office:value="114" calcext:value-type="float">
            <text:p>114</text:p>
          </table:table-cell>
          <table:table-cell table:formula="of:=COM.MICROSOFT.NORM.INV(RAND();30;5)" office:value-type="float" office:value="26.464396533055" calcext:value-type="float">
            <text:p>26,4644</text:p>
          </table:table-cell>
          <table:table-cell table:number-columns-repeated="5"/>
          <table:table-cell office:value-type="float" office:value="114" calcext:value-type="float">
            <text:p>114</text:p>
          </table:table-cell>
          <table:table-cell table:formula="of:=40+10*RAND()" office:value-type="float" office:value="41.2239324452821" calcext:value-type="float">
            <text:p>41,2239</text:p>
          </table:table-cell>
          <table:table-cell table:number-columns-repeated="5"/>
          <table:table-cell office:value-type="float" office:value="114" calcext:value-type="float">
            <text:p>114</text:p>
          </table:table-cell>
          <table:table-cell table:formula="of:= ([.I139]*[.P139]+[.B139]*[.P139]+[.B139]*[.I139])/([.B139]*[.I139]*[.P139])" office:value-type="float" office:value="0.154947941070262" calcext:value-type="float">
            <text:p>0,1549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9+2*RAND()" office:value-type="float" office:value="9.86463039577939" calcext:value-type="float">
            <text:p>9,8646</text:p>
          </table:table-cell>
          <table:table-cell table:number-columns-repeated="5"/>
          <table:table-cell office:value-type="float" office:value="115" calcext:value-type="float">
            <text:p>115</text:p>
          </table:table-cell>
          <table:table-cell table:formula="of:=COM.MICROSOFT.NORM.INV(RAND();30;5)" office:value-type="float" office:value="23.4107630933957" calcext:value-type="float">
            <text:p>23,4108</text:p>
          </table:table-cell>
          <table:table-cell table:number-columns-repeated="5"/>
          <table:table-cell office:value-type="float" office:value="115" calcext:value-type="float">
            <text:p>115</text:p>
          </table:table-cell>
          <table:table-cell table:formula="of:=40+10*RAND()" office:value-type="float" office:value="46.2588500708807" calcext:value-type="float">
            <text:p>46,2589</text:p>
          </table:table-cell>
          <table:table-cell table:number-columns-repeated="5"/>
          <table:table-cell office:value-type="float" office:value="115" calcext:value-type="float">
            <text:p>115</text:p>
          </table:table-cell>
          <table:table-cell table:formula="of:= ([.I140]*[.P140]+[.B140]*[.P140]+[.B140]*[.I140])/([.B140]*[.I140]*[.P140])" office:value-type="float" office:value="0.165705152801584" calcext:value-type="float">
            <text:p>0,1657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9+2*RAND()" office:value-type="float" office:value="9.26877277693711" calcext:value-type="float">
            <text:p>9,2688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formula="of:=COM.MICROSOFT.NORM.INV(RAND();30;5)" office:value-type="float" office:value="21.1713440575206" calcext:value-type="float">
            <text:p>21,1713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formula="of:=40+10*RAND()" office:value-type="float" office:value="49.6508409490343" calcext:value-type="float">
            <text:p>49,6508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formula="of:= ([.I141]*[.P141]+[.B141]*[.P141]+[.B141]*[.I141])/([.B141]*[.I141]*[.P141])" office:value-type="float" office:value="0.17526345083828" calcext:value-type="float">
            <text:p>0,1753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9+2*RAND()" office:value-type="float" office:value="9.26880365540274" calcext:value-type="float">
            <text:p>9,2688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formula="of:=COM.MICROSOFT.NORM.INV(RAND();30;5)" office:value-type="float" office:value="30.7042303367893" calcext:value-type="float">
            <text:p>30,7042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formula="of:=40+10*RAND()" office:value-type="float" office:value="48.6438836774323" calcext:value-type="float">
            <text:p>48,6439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formula="of:= ([.I142]*[.P142]+[.B142]*[.P142]+[.B142]*[.I142])/([.B142]*[.I142]*[.P142])" office:value-type="float" office:value="0.161015159951558" calcext:value-type="float">
            <text:p>0,1610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9+2*RAND()" office:value-type="float" office:value="9.88649454782717" calcext:value-type="float">
            <text:p>9,8865</text:p>
          </table:table-cell>
          <table:table-cell table:number-columns-repeated="5"/>
          <table:table-cell office:value-type="float" office:value="118" calcext:value-type="float">
            <text:p>118</text:p>
          </table:table-cell>
          <table:table-cell table:formula="of:=COM.MICROSOFT.NORM.INV(RAND();30;5)" office:value-type="float" office:value="36.3262574965404" calcext:value-type="float">
            <text:p>36,3263</text:p>
          </table:table-cell>
          <table:table-cell table:number-columns-repeated="5"/>
          <table:table-cell office:value-type="float" office:value="118" calcext:value-type="float">
            <text:p>118</text:p>
          </table:table-cell>
          <table:table-cell table:formula="of:=40+10*RAND()" office:value-type="float" office:value="44.9529148533475" calcext:value-type="float">
            <text:p>44,9529</text:p>
          </table:table-cell>
          <table:table-cell table:number-columns-repeated="5"/>
          <table:table-cell office:value-type="float" office:value="118" calcext:value-type="float">
            <text:p>118</text:p>
          </table:table-cell>
          <table:table-cell table:formula="of:= ([.I143]*[.P143]+[.B143]*[.P143]+[.B143]*[.I143])/([.B143]*[.I143]*[.P143])" office:value-type="float" office:value="0.150921881279339" calcext:value-type="float">
            <text:p>0,1509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9+2*RAND()" office:value-type="float" office:value="10.5824762226548" calcext:value-type="float">
            <text:p>10,5825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table:formula="of:=COM.MICROSOFT.NORM.INV(RAND();30;5)" office:value-type="float" office:value="29.4861582212875" calcext:value-type="float">
            <text:p>29,4862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table:formula="of:=40+10*RAND()" office:value-type="float" office:value="44.4294042966794" calcext:value-type="float">
            <text:p>44,4294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table:formula="of:= ([.I144]*[.P144]+[.B144]*[.P144]+[.B144]*[.I144])/([.B144]*[.I144]*[.P144])" office:value-type="float" office:value="0.150917676619158" calcext:value-type="float">
            <text:p>0,1509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9+2*RAND()" office:value-type="float" office:value="10.5168833581265" calcext:value-type="float">
            <text:p>10,5169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table:formula="of:=COM.MICROSOFT.NORM.INV(RAND();30;5)" office:value-type="float" office:value="27.9458388476878" calcext:value-type="float">
            <text:p>27,9458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table:formula="of:=40+10*RAND()" office:value-type="float" office:value="42.0923081005458" calcext:value-type="float">
            <text:p>42,0923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table:formula="of:= ([.I145]*[.P145]+[.B145]*[.P145]+[.B145]*[.I145])/([.B145]*[.I145]*[.P145])" office:value-type="float" office:value="0.154626016458747" calcext:value-type="float">
            <text:p>0,1546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9+2*RAND()" office:value-type="float" office:value="9.82436856883578" calcext:value-type="float">
            <text:p>9,8244</text:p>
          </table:table-cell>
          <table:table-cell table:number-columns-repeated="5"/>
          <table:table-cell office:value-type="float" office:value="121" calcext:value-type="float">
            <text:p>121</text:p>
          </table:table-cell>
          <table:table-cell table:formula="of:=COM.MICROSOFT.NORM.INV(RAND();30;5)" office:value-type="float" office:value="27.4866318418883" calcext:value-type="float">
            <text:p>27,4866</text:p>
          </table:table-cell>
          <table:table-cell table:number-columns-repeated="5"/>
          <table:table-cell office:value-type="float" office:value="121" calcext:value-type="float">
            <text:p>121</text:p>
          </table:table-cell>
          <table:table-cell table:formula="of:=40+10*RAND()" office:value-type="float" office:value="45.0248324580025" calcext:value-type="float">
            <text:p>45,0248</text:p>
          </table:table-cell>
          <table:table-cell table:number-columns-repeated="5"/>
          <table:table-cell office:value-type="float" office:value="121" calcext:value-type="float">
            <text:p>121</text:p>
          </table:table-cell>
          <table:table-cell table:formula="of:= ([.I146]*[.P146]+[.B146]*[.P146]+[.B146]*[.I146])/([.B146]*[.I146]*[.P146])" office:value-type="float" office:value="0.160379000063555" calcext:value-type="float">
            <text:p>0,1604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9+2*RAND()" office:value-type="float" office:value="9.73434353922494" calcext:value-type="float">
            <text:p>9,7343</text:p>
          </table:table-cell>
          <table:table-cell table:number-columns-repeated="5"/>
          <table:table-cell office:value-type="float" office:value="122" calcext:value-type="float">
            <text:p>122</text:p>
          </table:table-cell>
          <table:table-cell table:formula="of:=COM.MICROSOFT.NORM.INV(RAND();30;5)" office:value-type="float" office:value="21.0782482596968" calcext:value-type="float">
            <text:p>21,0782</text:p>
          </table:table-cell>
          <table:table-cell table:number-columns-repeated="5"/>
          <table:table-cell office:value-type="float" office:value="122" calcext:value-type="float">
            <text:p>122</text:p>
          </table:table-cell>
          <table:table-cell table:formula="of:=40+10*RAND()" office:value-type="float" office:value="42.5896515895147" calcext:value-type="float">
            <text:p>42,5897</text:p>
          </table:table-cell>
          <table:table-cell table:number-columns-repeated="5"/>
          <table:table-cell office:value-type="float" office:value="122" calcext:value-type="float">
            <text:p>122</text:p>
          </table:table-cell>
          <table:table-cell table:formula="of:= ([.I147]*[.P147]+[.B147]*[.P147]+[.B147]*[.I147])/([.B147]*[.I147]*[.P147])" office:value-type="float" office:value="0.173651218708124" calcext:value-type="float">
            <text:p>0,1737</text:p>
          </table:table-cell>
          <table:table-cell table:number-columns-repeated="10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9+2*RAND()" office:value-type="float" office:value="9.11176001443528" calcext:value-type="float">
            <text:p>9,1118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table:formula="of:=COM.MICROSOFT.NORM.INV(RAND();30;5)" office:value-type="float" office:value="32.9933586566377" calcext:value-type="float">
            <text:p>32,9934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table:formula="of:=40+10*RAND()" office:value-type="float" office:value="44.7293677728158" calcext:value-type="float">
            <text:p>44,7294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table:formula="of:= ([.I148]*[.P148]+[.B148]*[.P148]+[.B148]*[.I148])/([.B148]*[.I148]*[.P148])" office:value-type="float" office:value="0.162414087649731" calcext:value-type="float">
            <text:p>0,1624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9+2*RAND()" office:value-type="float" office:value="9.3641430453863" calcext:value-type="float">
            <text:p>9,3641</text:p>
          </table:table-cell>
          <table:table-cell table:number-columns-repeated="5"/>
          <table:table-cell office:value-type="float" office:value="124" calcext:value-type="float">
            <text:p>124</text:p>
          </table:table-cell>
          <table:table-cell table:formula="of:=COM.MICROSOFT.NORM.INV(RAND();30;5)" office:value-type="float" office:value="21.2520753383502" calcext:value-type="float">
            <text:p>21,2521</text:p>
          </table:table-cell>
          <table:table-cell table:number-columns-repeated="5"/>
          <table:table-cell office:value-type="float" office:value="124" calcext:value-type="float">
            <text:p>124</text:p>
          </table:table-cell>
          <table:table-cell table:formula="of:=40+10*RAND()" office:value-type="float" office:value="41.3583166722674" calcext:value-type="float">
            <text:p>41,3583</text:p>
          </table:table-cell>
          <table:table-cell table:number-columns-repeated="5"/>
          <table:table-cell office:value-type="float" office:value="124" calcext:value-type="float">
            <text:p>124</text:p>
          </table:table-cell>
          <table:table-cell table:formula="of:= ([.I149]*[.P149]+[.B149]*[.P149]+[.B149]*[.I149])/([.B149]*[.I149]*[.P149])" office:value-type="float" office:value="0.178023499755696" calcext:value-type="float">
            <text:p>0,1780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9+2*RAND()" office:value-type="float" office:value="10.3430270787794" calcext:value-type="float">
            <text:p>10,3430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table:formula="of:=COM.MICROSOFT.NORM.INV(RAND();30;5)" office:value-type="float" office:value="34.0693750237993" calcext:value-type="float">
            <text:p>34,0694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table:formula="of:=40+10*RAND()" office:value-type="float" office:value="49.0656087023672" calcext:value-type="float">
            <text:p>49,0656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table:formula="of:= ([.I150]*[.P150]+[.B150]*[.P150]+[.B150]*[.I150])/([.B150]*[.I150]*[.P150])" office:value-type="float" office:value="0.146416242480713" calcext:value-type="float">
            <text:p>0,1464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9+2*RAND()" office:value-type="float" office:value="9.93033294682391" calcext:value-type="float">
            <text:p>9,9303</text:p>
          </table:table-cell>
          <table:table-cell table:number-columns-repeated="5"/>
          <table:table-cell office:value-type="float" office:value="126" calcext:value-type="float">
            <text:p>126</text:p>
          </table:table-cell>
          <table:table-cell table:formula="of:=COM.MICROSOFT.NORM.INV(RAND();30;5)" office:value-type="float" office:value="39.378470004602" calcext:value-type="float">
            <text:p>39,3785</text:p>
          </table:table-cell>
          <table:table-cell table:number-columns-repeated="5"/>
          <table:table-cell office:value-type="float" office:value="126" calcext:value-type="float">
            <text:p>126</text:p>
          </table:table-cell>
          <table:table-cell table:formula="of:=40+10*RAND()" office:value-type="float" office:value="49.2687445960473" calcext:value-type="float">
            <text:p>49,2687</text:p>
          </table:table-cell>
          <table:table-cell table:number-columns-repeated="5"/>
          <table:table-cell office:value-type="float" office:value="126" calcext:value-type="float">
            <text:p>126</text:p>
          </table:table-cell>
          <table:table-cell table:formula="of:= ([.I151]*[.P151]+[.B151]*[.P151]+[.B151]*[.I151])/([.B151]*[.I151]*[.P151])" office:value-type="float" office:value="0.146392989055916" calcext:value-type="float">
            <text:p>0,1464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9+2*RAND()" office:value-type="float" office:value="10.6955801232252" calcext:value-type="float">
            <text:p>10,6956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formula="of:=COM.MICROSOFT.NORM.INV(RAND();30;5)" office:value-type="float" office:value="25.9679206971339" calcext:value-type="float">
            <text:p>25,967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formula="of:=40+10*RAND()" office:value-type="float" office:value="46.5855626075063" calcext:value-type="float">
            <text:p>46,5856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formula="of:= ([.I152]*[.P152]+[.B152]*[.P152]+[.B152]*[.I152])/([.B152]*[.I152]*[.P152])" office:value-type="float" office:value="0.153471494393243" calcext:value-type="float">
            <text:p>0,1535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9+2*RAND()" office:value-type="float" office:value="10.3216862038244" calcext:value-type="float">
            <text:p>10,3217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table:formula="of:=COM.MICROSOFT.NORM.INV(RAND();30;5)" office:value-type="float" office:value="25.1778327384676" calcext:value-type="float">
            <text:p>25,1778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table:formula="of:=40+10*RAND()" office:value-type="float" office:value="43.8987179414835" calcext:value-type="float">
            <text:p>43,8987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table:formula="of:= ([.I153]*[.P153]+[.B153]*[.P153]+[.B153]*[.I153])/([.B153]*[.I153]*[.P153])" office:value-type="float" office:value="0.159380580679962" calcext:value-type="float">
            <text:p>0,1594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9+2*RAND()" office:value-type="float" office:value="9.03464866639115" calcext:value-type="float">
            <text:p>9,0346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table:formula="of:=COM.MICROSOFT.NORM.INV(RAND();30;5)" office:value-type="float" office:value="33.4467693459255" calcext:value-type="float">
            <text:p>33,4468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table:formula="of:=40+10*RAND()" office:value-type="float" office:value="40.222300424939" calcext:value-type="float">
            <text:p>40,2223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table:formula="of:= ([.I154]*[.P154]+[.B154]*[.P154]+[.B154]*[.I154])/([.B154]*[.I154]*[.P154])" office:value-type="float" office:value="0.16544507425367" calcext:value-type="float">
            <text:p>0,1654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9+2*RAND()" office:value-type="float" office:value="9.27181653282605" calcext:value-type="float">
            <text:p>9,2718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formula="of:=COM.MICROSOFT.NORM.INV(RAND();30;5)" office:value-type="float" office:value="33.4069371251613" calcext:value-type="float">
            <text:p>33,4069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formula="of:=40+10*RAND()" office:value-type="float" office:value="49.7387963312212" calcext:value-type="float">
            <text:p>49,7388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formula="of:= ([.I155]*[.P155]+[.B155]*[.P155]+[.B155]*[.I155])/([.B155]*[.I155]*[.P155])" office:value-type="float" office:value="0.157892663020735" calcext:value-type="float">
            <text:p>0,1579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9+2*RAND()" office:value-type="float" office:value="10.8865347492974" calcext:value-type="float">
            <text:p>10,8865</text:p>
          </table:table-cell>
          <table:table-cell table:number-columns-repeated="5"/>
          <table:table-cell office:value-type="float" office:value="131" calcext:value-type="float">
            <text:p>131</text:p>
          </table:table-cell>
          <table:table-cell table:formula="of:=COM.MICROSOFT.NORM.INV(RAND();30;5)" office:value-type="float" office:value="26.8044253079798" calcext:value-type="float">
            <text:p>26,8044</text:p>
          </table:table-cell>
          <table:table-cell table:number-columns-repeated="5"/>
          <table:table-cell office:value-type="float" office:value="131" calcext:value-type="float">
            <text:p>131</text:p>
          </table:table-cell>
          <table:table-cell table:formula="of:=40+10*RAND()" office:value-type="float" office:value="42.7811196318362" calcext:value-type="float">
            <text:p>42,7811</text:p>
          </table:table-cell>
          <table:table-cell table:number-columns-repeated="5"/>
          <table:table-cell office:value-type="float" office:value="131" calcext:value-type="float">
            <text:p>131</text:p>
          </table:table-cell>
          <table:table-cell table:formula="of:= ([.I156]*[.P156]+[.B156]*[.P156]+[.B156]*[.I156])/([.B156]*[.I156]*[.P156])" office:value-type="float" office:value="0.152538663606175" calcext:value-type="float">
            <text:p>0,1525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9+2*RAND()" office:value-type="float" office:value="9.01384261832573" calcext:value-type="float">
            <text:p>9,0138</text:p>
          </table:table-cell>
          <table:table-cell table:number-columns-repeated="5"/>
          <table:table-cell office:value-type="float" office:value="132" calcext:value-type="float">
            <text:p>132</text:p>
          </table:table-cell>
          <table:table-cell table:formula="of:=COM.MICROSOFT.NORM.INV(RAND();30;5)" office:value-type="float" office:value="35.4299149330761" calcext:value-type="float">
            <text:p>35,4299</text:p>
          </table:table-cell>
          <table:table-cell table:number-columns-repeated="5"/>
          <table:table-cell office:value-type="float" office:value="132" calcext:value-type="float">
            <text:p>132</text:p>
          </table:table-cell>
          <table:table-cell table:formula="of:=40+10*RAND()" office:value-type="float" office:value="49.6036021469627" calcext:value-type="float">
            <text:p>49,6036</text:p>
          </table:table-cell>
          <table:table-cell table:number-columns-repeated="5"/>
          <table:table-cell office:value-type="float" office:value="132" calcext:value-type="float">
            <text:p>132</text:p>
          </table:table-cell>
          <table:table-cell table:formula="of:= ([.I157]*[.P157]+[.B157]*[.P157]+[.B157]*[.I157])/([.B157]*[.I157]*[.P157])" office:value-type="float" office:value="0.159325039399595" calcext:value-type="float">
            <text:p>0,1593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9+2*RAND()" office:value-type="float" office:value="9.7067697707098" calcext:value-type="float">
            <text:p>9,7068</text:p>
          </table:table-cell>
          <table:table-cell table:number-columns-repeated="5"/>
          <table:table-cell office:value-type="float" office:value="133" calcext:value-type="float">
            <text:p>133</text:p>
          </table:table-cell>
          <table:table-cell table:formula="of:=COM.MICROSOFT.NORM.INV(RAND();30;5)" office:value-type="float" office:value="39.3407194255811" calcext:value-type="float">
            <text:p>39,3407</text:p>
          </table:table-cell>
          <table:table-cell table:number-columns-repeated="5"/>
          <table:table-cell office:value-type="float" office:value="133" calcext:value-type="float">
            <text:p>133</text:p>
          </table:table-cell>
          <table:table-cell table:formula="of:=40+10*RAND()" office:value-type="float" office:value="47.6185594114941" calcext:value-type="float">
            <text:p>47,6186</text:p>
          </table:table-cell>
          <table:table-cell table:number-columns-repeated="5"/>
          <table:table-cell office:value-type="float" office:value="133" calcext:value-type="float">
            <text:p>133</text:p>
          </table:table-cell>
          <table:table-cell table:formula="of:= ([.I158]*[.P158]+[.B158]*[.P158]+[.B158]*[.I158])/([.B158]*[.I158]*[.P158])" office:value-type="float" office:value="0.149440054628776" calcext:value-type="float">
            <text:p>0,1494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9+2*RAND()" office:value-type="float" office:value="9.14979322929867" calcext:value-type="float">
            <text:p>9,1498</text:p>
          </table:table-cell>
          <table:table-cell table:number-columns-repeated="5"/>
          <table:table-cell office:value-type="float" office:value="134" calcext:value-type="float">
            <text:p>134</text:p>
          </table:table-cell>
          <table:table-cell table:formula="of:=COM.MICROSOFT.NORM.INV(RAND();30;5)" office:value-type="float" office:value="24.0959331057318" calcext:value-type="float">
            <text:p>24,0959</text:p>
          </table:table-cell>
          <table:table-cell table:number-columns-repeated="5"/>
          <table:table-cell office:value-type="float" office:value="134" calcext:value-type="float">
            <text:p>134</text:p>
          </table:table-cell>
          <table:table-cell table:formula="of:=40+10*RAND()" office:value-type="float" office:value="49.9816024245229" calcext:value-type="float">
            <text:p>49,9816</text:p>
          </table:table-cell>
          <table:table-cell table:number-columns-repeated="5"/>
          <table:table-cell office:value-type="float" office:value="134" calcext:value-type="float">
            <text:p>134</text:p>
          </table:table-cell>
          <table:table-cell table:formula="of:= ([.I159]*[.P159]+[.B159]*[.P159]+[.B159]*[.I159])/([.B159]*[.I159]*[.P159])" office:value-type="float" office:value="0.170800228219236" calcext:value-type="float">
            <text:p>0,1708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9+2*RAND()" office:value-type="float" office:value="10.2074207987171" calcext:value-type="float">
            <text:p>10,2074</text:p>
          </table:table-cell>
          <table:table-cell table:number-columns-repeated="5"/>
          <table:table-cell office:value-type="float" office:value="135" calcext:value-type="float">
            <text:p>135</text:p>
          </table:table-cell>
          <table:table-cell table:formula="of:=COM.MICROSOFT.NORM.INV(RAND();30;5)" office:value-type="float" office:value="30.6246942359439" calcext:value-type="float">
            <text:p>30,6247</text:p>
          </table:table-cell>
          <table:table-cell table:number-columns-repeated="5"/>
          <table:table-cell office:value-type="float" office:value="135" calcext:value-type="float">
            <text:p>135</text:p>
          </table:table-cell>
          <table:table-cell table:formula="of:=40+10*RAND()" office:value-type="float" office:value="47.2993428295013" calcext:value-type="float">
            <text:p>47,2993</text:p>
          </table:table-cell>
          <table:table-cell table:number-columns-repeated="5"/>
          <table:table-cell office:value-type="float" office:value="135" calcext:value-type="float">
            <text:p>135</text:p>
          </table:table-cell>
          <table:table-cell table:formula="of:= ([.I160]*[.P160]+[.B160]*[.P160]+[.B160]*[.I160])/([.B160]*[.I160]*[.P160])" office:value-type="float" office:value="0.151763271168001" calcext:value-type="float">
            <text:p>0,1518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9+2*RAND()" office:value-type="float" office:value="10.6088391940575" calcext:value-type="float">
            <text:p>10,6088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table:formula="of:=COM.MICROSOFT.NORM.INV(RAND();30;5)" office:value-type="float" office:value="36.3267800224522" calcext:value-type="float">
            <text:p>36,3268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table:formula="of:=40+10*RAND()" office:value-type="float" office:value="41.4985500404146" calcext:value-type="float">
            <text:p>41,4986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table:formula="of:= ([.I161]*[.P161]+[.B161]*[.P161]+[.B161]*[.I161])/([.B161]*[.I161]*[.P161])" office:value-type="float" office:value="0.145886148031973" calcext:value-type="float">
            <text:p>0,1459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9+2*RAND()" office:value-type="float" office:value="9.9596237174701" calcext:value-type="float">
            <text:p>9,9596</text:p>
          </table:table-cell>
          <table:table-cell table:number-columns-repeated="5"/>
          <table:table-cell office:value-type="float" office:value="137" calcext:value-type="float">
            <text:p>137</text:p>
          </table:table-cell>
          <table:table-cell table:formula="of:=COM.MICROSOFT.NORM.INV(RAND();30;5)" office:value-type="float" office:value="32.4620599429596" calcext:value-type="float">
            <text:p>32,4621</text:p>
          </table:table-cell>
          <table:table-cell table:number-columns-repeated="5"/>
          <table:table-cell office:value-type="float" office:value="137" calcext:value-type="float">
            <text:p>137</text:p>
          </table:table-cell>
          <table:table-cell table:formula="of:=40+10*RAND()" office:value-type="float" office:value="40.2540779521223" calcext:value-type="float">
            <text:p>40,2541</text:p>
          </table:table-cell>
          <table:table-cell table:number-columns-repeated="5"/>
          <table:table-cell office:value-type="float" office:value="137" calcext:value-type="float">
            <text:p>137</text:p>
          </table:table-cell>
          <table:table-cell table:formula="of:= ([.I162]*[.P162]+[.B162]*[.P162]+[.B162]*[.I162])/([.B162]*[.I162]*[.P162])" office:value-type="float" office:value="0.156052795604004" calcext:value-type="float">
            <text:p>0,1561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9+2*RAND()" office:value-type="float" office:value="10.695872699609" calcext:value-type="float">
            <text:p>10,6959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table:formula="of:=COM.MICROSOFT.NORM.INV(RAND();30;5)" office:value-type="float" office:value="35.0787189633875" calcext:value-type="float">
            <text:p>35,0787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table:formula="of:=40+10*RAND()" office:value-type="float" office:value="45.0179474672768" calcext:value-type="float">
            <text:p>45,0179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table:formula="of:= ([.I163]*[.P163]+[.B163]*[.P163]+[.B163]*[.I163])/([.B163]*[.I163]*[.P163])" office:value-type="float" office:value="0.144214682482491" calcext:value-type="float">
            <text:p>0,1442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9+2*RAND()" office:value-type="float" office:value="9.83241731510498" calcext:value-type="float">
            <text:p>9,8324</text:p>
          </table:table-cell>
          <table:table-cell table:number-columns-repeated="5"/>
          <table:table-cell office:value-type="float" office:value="139" calcext:value-type="float">
            <text:p>139</text:p>
          </table:table-cell>
          <table:table-cell table:formula="of:=COM.MICROSOFT.NORM.INV(RAND();30;5)" office:value-type="float" office:value="32.2009194580825" calcext:value-type="float">
            <text:p>32,2009</text:p>
          </table:table-cell>
          <table:table-cell table:number-columns-repeated="5"/>
          <table:table-cell office:value-type="float" office:value="139" calcext:value-type="float">
            <text:p>139</text:p>
          </table:table-cell>
          <table:table-cell table:formula="of:=40+10*RAND()" office:value-type="float" office:value="44.9375939916354" calcext:value-type="float">
            <text:p>44,9376</text:p>
          </table:table-cell>
          <table:table-cell table:number-columns-repeated="5"/>
          <table:table-cell office:value-type="float" office:value="139" calcext:value-type="float">
            <text:p>139</text:p>
          </table:table-cell>
          <table:table-cell table:formula="of:= ([.I164]*[.P164]+[.B164]*[.P164]+[.B164]*[.I164])/([.B164]*[.I164]*[.P164])" office:value-type="float" office:value="0.155012486124462" calcext:value-type="float">
            <text:p>0,1550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9+2*RAND()" office:value-type="float" office:value="10.436292151222" calcext:value-type="float">
            <text:p>10,4363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table:formula="of:=COM.MICROSOFT.NORM.INV(RAND();30;5)" office:value-type="float" office:value="27.8444114340448" calcext:value-type="float">
            <text:p>27,8444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table:formula="of:=40+10*RAND()" office:value-type="float" office:value="45.7715829729568" calcext:value-type="float">
            <text:p>45,7716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table:formula="of:= ([.I165]*[.P165]+[.B165]*[.P165]+[.B165]*[.I165])/([.B165]*[.I165]*[.P165])" office:value-type="float" office:value="0.153580937786658" calcext:value-type="float">
            <text:p>0,1536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9+2*RAND()" office:value-type="float" office:value="10.6987615448888" calcext:value-type="float">
            <text:p>10,6988</text:p>
          </table:table-cell>
          <table:table-cell table:number-columns-repeated="5"/>
          <table:table-cell office:value-type="float" office:value="141" calcext:value-type="float">
            <text:p>141</text:p>
          </table:table-cell>
          <table:table-cell table:formula="of:=COM.MICROSOFT.NORM.INV(RAND();30;5)" office:value-type="float" office:value="25.951402040405" calcext:value-type="float">
            <text:p>25,9514</text:p>
          </table:table-cell>
          <table:table-cell table:number-columns-repeated="5"/>
          <table:table-cell office:value-type="float" office:value="141" calcext:value-type="float">
            <text:p>141</text:p>
          </table:table-cell>
          <table:table-cell table:formula="of:=40+10*RAND()" office:value-type="float" office:value="43.545653441688" calcext:value-type="float">
            <text:p>43,5457</text:p>
          </table:table-cell>
          <table:table-cell table:number-columns-repeated="5"/>
          <table:table-cell office:value-type="float" office:value="141" calcext:value-type="float">
            <text:p>141</text:p>
          </table:table-cell>
          <table:table-cell table:formula="of:= ([.I166]*[.P166]+[.B166]*[.P166]+[.B166]*[.I166])/([.B166]*[.I166]*[.P166])" office:value-type="float" office:value="0.154966730387561" calcext:value-type="float">
            <text:p>0,1550</text:p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9+2*RAND()" office:value-type="float" office:value="9.23718005721457" calcext:value-type="float">
            <text:p>9,2372</text:p>
          </table:table-cell>
          <table:table-cell table:number-columns-repeated="5"/>
          <table:table-cell office:value-type="float" office:value="142" calcext:value-type="float">
            <text:p>142</text:p>
          </table:table-cell>
          <table:table-cell table:formula="of:=COM.MICROSOFT.NORM.INV(RAND();30;5)" office:value-type="float" office:value="35.0531501949973" calcext:value-type="float">
            <text:p>35,0532</text:p>
          </table:table-cell>
          <table:table-cell table:number-columns-repeated="5"/>
          <table:table-cell office:value-type="float" office:value="142" calcext:value-type="float">
            <text:p>142</text:p>
          </table:table-cell>
          <table:table-cell table:formula="of:=40+10*RAND()" office:value-type="float" office:value="42.7891874930356" calcext:value-type="float">
            <text:p>42,7892</text:p>
          </table:table-cell>
          <table:table-cell table:number-columns-repeated="5"/>
          <table:table-cell office:value-type="float" office:value="142" calcext:value-type="float">
            <text:p>142</text:p>
          </table:table-cell>
          <table:table-cell table:formula="of:= ([.I167]*[.P167]+[.B167]*[.P167]+[.B167]*[.I167])/([.B167]*[.I167]*[.P167])" office:value-type="float" office:value="0.160156643835891" calcext:value-type="float">
            <text:p>0,1602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9+2*RAND()" office:value-type="float" office:value="10.9844189861324" calcext:value-type="float">
            <text:p>10,9844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table:formula="of:=COM.MICROSOFT.NORM.INV(RAND();30;5)" office:value-type="float" office:value="36.9609706296217" calcext:value-type="float">
            <text:p>36,9610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table:formula="of:=40+10*RAND()" office:value-type="float" office:value="42.8012359130662" calcext:value-type="float">
            <text:p>42,8012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table:formula="of:= ([.I168]*[.P168]+[.B168]*[.P168]+[.B168]*[.I168])/([.B168]*[.I168]*[.P168])" office:value-type="float" office:value="0.141457420122641" calcext:value-type="float">
            <text:p>0,1415</text:p>
          </table:table-cell>
          <table:table-cell table:number-columns-repeated="10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9+2*RAND()" office:value-type="float" office:value="9.74492079927586" calcext:value-type="float">
            <text:p>9,7449</text:p>
          </table:table-cell>
          <table:table-cell table:number-columns-repeated="5"/>
          <table:table-cell office:value-type="float" office:value="144" calcext:value-type="float">
            <text:p>144</text:p>
          </table:table-cell>
          <table:table-cell table:formula="of:=COM.MICROSOFT.NORM.INV(RAND();30;5)" office:value-type="float" office:value="29.4603572897882" calcext:value-type="float">
            <text:p>29,4604</text:p>
          </table:table-cell>
          <table:table-cell table:number-columns-repeated="5"/>
          <table:table-cell office:value-type="float" office:value="144" calcext:value-type="float">
            <text:p>144</text:p>
          </table:table-cell>
          <table:table-cell table:formula="of:=40+10*RAND()" office:value-type="float" office:value="49.9324777780566" calcext:value-type="float">
            <text:p>49,9325</text:p>
          </table:table-cell>
          <table:table-cell table:number-columns-repeated="5"/>
          <table:table-cell office:value-type="float" office:value="144" calcext:value-type="float">
            <text:p>144</text:p>
          </table:table-cell>
          <table:table-cell table:formula="of:= ([.I169]*[.P169]+[.B169]*[.P169]+[.B169]*[.I169])/([.B169]*[.I169]*[.P169])" office:value-type="float" office:value="0.156588525570256" calcext:value-type="float">
            <text:p>0,1566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9+2*RAND()" office:value-type="float" office:value="10.9687806039583" calcext:value-type="float">
            <text:p>10,9688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table:formula="of:=COM.MICROSOFT.NORM.INV(RAND();30;5)" office:value-type="float" office:value="27.3892281648777" calcext:value-type="float">
            <text:p>27,3892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table:formula="of:=40+10*RAND()" office:value-type="float" office:value="44.689250868978" calcext:value-type="float">
            <text:p>44,6893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table:formula="of:= ([.I170]*[.P170]+[.B170]*[.P170]+[.B170]*[.I170])/([.B170]*[.I170]*[.P170])" office:value-type="float" office:value="0.150055286366087" calcext:value-type="float">
            <text:p>0,1501</text:p>
          </table:table-cell>
          <table:table-cell table:number-columns-repeated="10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9+2*RAND()" office:value-type="float" office:value="9.9582697681617" calcext:value-type="float">
            <text:p>9,9583</text:p>
          </table:table-cell>
          <table:table-cell table:number-columns-repeated="5"/>
          <table:table-cell office:value-type="float" office:value="146" calcext:value-type="float">
            <text:p>146</text:p>
          </table:table-cell>
          <table:table-cell table:formula="of:=COM.MICROSOFT.NORM.INV(RAND();30;5)" office:value-type="float" office:value="34.4781147218481" calcext:value-type="float">
            <text:p>34,4781</text:p>
          </table:table-cell>
          <table:table-cell table:number-columns-repeated="5"/>
          <table:table-cell office:value-type="float" office:value="146" calcext:value-type="float">
            <text:p>146</text:p>
          </table:table-cell>
          <table:table-cell table:formula="of:=40+10*RAND()" office:value-type="float" office:value="49.1720124438871" calcext:value-type="float">
            <text:p>49,1720</text:p>
          </table:table-cell>
          <table:table-cell table:number-columns-repeated="5"/>
          <table:table-cell office:value-type="float" office:value="146" calcext:value-type="float">
            <text:p>146</text:p>
          </table:table-cell>
          <table:table-cell table:formula="of:= ([.I171]*[.P171]+[.B171]*[.P171]+[.B171]*[.I171])/([.B171]*[.I171]*[.P171])" office:value-type="float" office:value="0.149759728953982" calcext:value-type="float">
            <text:p>0,1498</text:p>
          </table:table-cell>
          <table:table-cell table:number-columns-repeated="10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9+2*RAND()" office:value-type="float" office:value="9.92093466338702" calcext:value-type="float">
            <text:p>9,9209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formula="of:=COM.MICROSOFT.NORM.INV(RAND();30;5)" office:value-type="float" office:value="25.9493600933856" calcext:value-type="float">
            <text:p>25,9494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formula="of:=40+10*RAND()" office:value-type="float" office:value="48.9663167542312" calcext:value-type="float">
            <text:p>48,9663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formula="of:= ([.I172]*[.P172]+[.B172]*[.P172]+[.B172]*[.I172])/([.B172]*[.I172]*[.P172])" office:value-type="float" office:value="0.159755752023996" calcext:value-type="float">
            <text:p>0,1598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9+2*RAND()" office:value-type="float" office:value="10.5716423809063" calcext:value-type="float">
            <text:p>10,5716</text:p>
          </table:table-cell>
          <table:table-cell table:number-columns-repeated="5"/>
          <table:table-cell office:value-type="float" office:value="148" calcext:value-type="float">
            <text:p>148</text:p>
          </table:table-cell>
          <table:table-cell table:formula="of:=COM.MICROSOFT.NORM.INV(RAND();30;5)" office:value-type="float" office:value="29.430417679155" calcext:value-type="float">
            <text:p>29,4304</text:p>
          </table:table-cell>
          <table:table-cell table:number-columns-repeated="5"/>
          <table:table-cell office:value-type="float" office:value="148" calcext:value-type="float">
            <text:p>148</text:p>
          </table:table-cell>
          <table:table-cell table:formula="of:=40+10*RAND()" office:value-type="float" office:value="44.6073229273316" calcext:value-type="float">
            <text:p>44,6073</text:p>
          </table:table-cell>
          <table:table-cell table:number-columns-repeated="5"/>
          <table:table-cell office:value-type="float" office:value="148" calcext:value-type="float">
            <text:p>148</text:p>
          </table:table-cell>
          <table:table-cell table:formula="of:= ([.I173]*[.P173]+[.B173]*[.P173]+[.B173]*[.I173])/([.B173]*[.I173]*[.P173])" office:value-type="float" office:value="0.150988976117213" calcext:value-type="float">
            <text:p>0,1510</text:p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9+2*RAND()" office:value-type="float" office:value="10.1172022384126" calcext:value-type="float">
            <text:p>10,1172</text:p>
          </table:table-cell>
          <table:table-cell table:number-columns-repeated="5"/>
          <table:table-cell office:value-type="float" office:value="149" calcext:value-type="float">
            <text:p>149</text:p>
          </table:table-cell>
          <table:table-cell table:formula="of:=COM.MICROSOFT.NORM.INV(RAND();30;5)" office:value-type="float" office:value="21.8542366037607" calcext:value-type="float">
            <text:p>21,8542</text:p>
          </table:table-cell>
          <table:table-cell table:number-columns-repeated="5"/>
          <table:table-cell office:value-type="float" office:value="149" calcext:value-type="float">
            <text:p>149</text:p>
          </table:table-cell>
          <table:table-cell table:formula="of:=40+10*RAND()" office:value-type="float" office:value="40.3050808969419" calcext:value-type="float">
            <text:p>40,3051</text:p>
          </table:table-cell>
          <table:table-cell table:number-columns-repeated="5"/>
          <table:table-cell office:value-type="float" office:value="149" calcext:value-type="float">
            <text:p>149</text:p>
          </table:table-cell>
          <table:table-cell table:formula="of:= ([.I174]*[.P174]+[.B174]*[.P174]+[.B174]*[.I174])/([.B174]*[.I174]*[.P174])" office:value-type="float" office:value="0.169410040770992" calcext:value-type="float">
            <text:p>0,1694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9+2*RAND()" office:value-type="float" office:value="10.1209219752345" calcext:value-type="float">
            <text:p>10,1209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table:formula="of:=COM.MICROSOFT.NORM.INV(RAND();30;5)" office:value-type="float" office:value="26.1455162397064" calcext:value-type="float">
            <text:p>26,1455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table:formula="of:=40+10*RAND()" office:value-type="float" office:value="46.5545901760925" calcext:value-type="float">
            <text:p>46,5546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table:formula="of:= ([.I175]*[.P175]+[.B175]*[.P175]+[.B175]*[.I175])/([.B175]*[.I175]*[.P175])" office:value-type="float" office:value="0.158532862501782" calcext:value-type="float">
            <text:p>0,1585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9+2*RAND()" office:value-type="float" office:value="9.56295239902102" calcext:value-type="float">
            <text:p>9,5630</text:p>
          </table:table-cell>
          <table:table-cell table:number-columns-repeated="5"/>
          <table:table-cell office:value-type="float" office:value="151" calcext:value-type="float">
            <text:p>151</text:p>
          </table:table-cell>
          <table:table-cell table:formula="of:=COM.MICROSOFT.NORM.INV(RAND();30;5)" office:value-type="float" office:value="28.1712750624871" calcext:value-type="float">
            <text:p>28,1713</text:p>
          </table:table-cell>
          <table:table-cell table:number-columns-repeated="5"/>
          <table:table-cell office:value-type="float" office:value="151" calcext:value-type="float">
            <text:p>151</text:p>
          </table:table-cell>
          <table:table-cell table:formula="of:=40+10*RAND()" office:value-type="float" office:value="41.0334425873589" calcext:value-type="float">
            <text:p>41,0334</text:p>
          </table:table-cell>
          <table:table-cell table:number-columns-repeated="5"/>
          <table:table-cell office:value-type="float" office:value="151" calcext:value-type="float">
            <text:p>151</text:p>
          </table:table-cell>
          <table:table-cell table:formula="of:= ([.I176]*[.P176]+[.B176]*[.P176]+[.B176]*[.I176])/([.B176]*[.I176]*[.P176])" office:value-type="float" office:value="0.164437732700688" calcext:value-type="float">
            <text:p>0,1644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9+2*RAND()" office:value-type="float" office:value="9.98935490404256" calcext:value-type="float">
            <text:p>9,9894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table:formula="of:=COM.MICROSOFT.NORM.INV(RAND();30;5)" office:value-type="float" office:value="29.6196589049211" calcext:value-type="float">
            <text:p>29,6197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table:formula="of:=40+10*RAND()" office:value-type="float" office:value="47.0621701248456" calcext:value-type="float">
            <text:p>47,0622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table:formula="of:= ([.I177]*[.P177]+[.B177]*[.P177]+[.B177]*[.I177])/([.B177]*[.I177]*[.P177])" office:value-type="float" office:value="0.15511641441062" calcext:value-type="float">
            <text:p>0,1551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9+2*RAND()" office:value-type="float" office:value="9.9915506162215" calcext:value-type="float">
            <text:p>9,9916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formula="of:=COM.MICROSOFT.NORM.INV(RAND();30;5)" office:value-type="float" office:value="29.4298195353292" calcext:value-type="float">
            <text:p>29,4298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formula="of:=40+10*RAND()" office:value-type="float" office:value="44.0725814073812" calcext:value-type="float">
            <text:p>44,0726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formula="of:= ([.I178]*[.P178]+[.B178]*[.P178]+[.B178]*[.I178])/([.B178]*[.I178]*[.P178])" office:value-type="float" office:value="0.156753550784101" calcext:value-type="float">
            <text:p>0,1568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9+2*RAND()" office:value-type="float" office:value="9.75298251654021" calcext:value-type="float">
            <text:p>9,7530</text:p>
          </table:table-cell>
          <table:table-cell table:number-columns-repeated="5"/>
          <table:table-cell office:value-type="float" office:value="154" calcext:value-type="float">
            <text:p>154</text:p>
          </table:table-cell>
          <table:table-cell table:formula="of:=COM.MICROSOFT.NORM.INV(RAND();30;5)" office:value-type="float" office:value="25.0859708763538" calcext:value-type="float">
            <text:p>25,0860</text:p>
          </table:table-cell>
          <table:table-cell table:number-columns-repeated="5"/>
          <table:table-cell office:value-type="float" office:value="154" calcext:value-type="float">
            <text:p>154</text:p>
          </table:table-cell>
          <table:table-cell table:formula="of:=40+10*RAND()" office:value-type="float" office:value="47.7430236048531" calcext:value-type="float">
            <text:p>47,7430</text:p>
          </table:table-cell>
          <table:table-cell table:number-columns-repeated="5"/>
          <table:table-cell office:value-type="float" office:value="154" calcext:value-type="float">
            <text:p>154</text:p>
          </table:table-cell>
          <table:table-cell table:formula="of:= ([.I179]*[.P179]+[.B179]*[.P179]+[.B179]*[.I179])/([.B179]*[.I179]*[.P179])" office:value-type="float" office:value="0.16334112445139" calcext:value-type="float">
            <text:p>0,1633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9+2*RAND()" office:value-type="float" office:value="10.4039277385455" calcext:value-type="float">
            <text:p>10,4039</text:p>
          </table:table-cell>
          <table:table-cell table:number-columns-repeated="5"/>
          <table:table-cell office:value-type="float" office:value="155" calcext:value-type="float">
            <text:p>155</text:p>
          </table:table-cell>
          <table:table-cell table:formula="of:=COM.MICROSOFT.NORM.INV(RAND();30;5)" office:value-type="float" office:value="38.6823107547564" calcext:value-type="float">
            <text:p>38,6823</text:p>
          </table:table-cell>
          <table:table-cell table:number-columns-repeated="5"/>
          <table:table-cell office:value-type="float" office:value="155" calcext:value-type="float">
            <text:p>155</text:p>
          </table:table-cell>
          <table:table-cell table:formula="of:=40+10*RAND()" office:value-type="float" office:value="48.8961313094478" calcext:value-type="float">
            <text:p>48,8961</text:p>
          </table:table-cell>
          <table:table-cell table:number-columns-repeated="5"/>
          <table:table-cell office:value-type="float" office:value="155" calcext:value-type="float">
            <text:p>155</text:p>
          </table:table-cell>
          <table:table-cell table:formula="of:= ([.I180]*[.P180]+[.B180]*[.P180]+[.B180]*[.I180])/([.B180]*[.I180]*[.P180])" office:value-type="float" office:value="0.14242067117289" calcext:value-type="float">
            <text:p>0,1424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9+2*RAND()" office:value-type="float" office:value="9.36618599412032" calcext:value-type="float">
            <text:p>9,3662</text:p>
          </table:table-cell>
          <table:table-cell table:number-columns-repeated="5"/>
          <table:table-cell office:value-type="float" office:value="156" calcext:value-type="float">
            <text:p>156</text:p>
          </table:table-cell>
          <table:table-cell table:formula="of:=COM.MICROSOFT.NORM.INV(RAND();30;5)" office:value-type="float" office:value="32.0166621564594" calcext:value-type="float">
            <text:p>32,0167</text:p>
          </table:table-cell>
          <table:table-cell table:number-columns-repeated="5"/>
          <table:table-cell office:value-type="float" office:value="156" calcext:value-type="float">
            <text:p>156</text:p>
          </table:table-cell>
          <table:table-cell table:formula="of:=40+10*RAND()" office:value-type="float" office:value="47.4147162272129" calcext:value-type="float">
            <text:p>47,4147</text:p>
          </table:table-cell>
          <table:table-cell table:number-columns-repeated="5"/>
          <table:table-cell office:value-type="float" office:value="156" calcext:value-type="float">
            <text:p>156</text:p>
          </table:table-cell>
          <table:table-cell table:formula="of:= ([.I181]*[.P181]+[.B181]*[.P181]+[.B181]*[.I181])/([.B181]*[.I181]*[.P181])" office:value-type="float" office:value="0.159091280138484" calcext:value-type="float">
            <text:p>0,1591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9+2*RAND()" office:value-type="float" office:value="9.63093878072687" calcext:value-type="float">
            <text:p>9,6309</text:p>
          </table:table-cell>
          <table:table-cell table:number-columns-repeated="5"/>
          <table:table-cell office:value-type="float" office:value="157" calcext:value-type="float">
            <text:p>157</text:p>
          </table:table-cell>
          <table:table-cell table:formula="of:=COM.MICROSOFT.NORM.INV(RAND();30;5)" office:value-type="float" office:value="24.7288943964427" calcext:value-type="float">
            <text:p>24,7289</text:p>
          </table:table-cell>
          <table:table-cell table:number-columns-repeated="5"/>
          <table:table-cell office:value-type="float" office:value="157" calcext:value-type="float">
            <text:p>157</text:p>
          </table:table-cell>
          <table:table-cell table:formula="of:=40+10*RAND()" office:value-type="float" office:value="49.7612528048921" calcext:value-type="float">
            <text:p>49,7613</text:p>
          </table:table-cell>
          <table:table-cell table:number-columns-repeated="5"/>
          <table:table-cell office:value-type="float" office:value="157" calcext:value-type="float">
            <text:p>157</text:p>
          </table:table-cell>
          <table:table-cell table:formula="of:= ([.I182]*[.P182]+[.B182]*[.P182]+[.B182]*[.I182])/([.B182]*[.I182]*[.P182])" office:value-type="float" office:value="0.164366519339292" calcext:value-type="float">
            <text:p>0,1644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9+2*RAND()" office:value-type="float" office:value="9.60176961938851" calcext:value-type="float">
            <text:p>9,6018</text:p>
          </table:table-cell>
          <table:table-cell table:number-columns-repeated="5"/>
          <table:table-cell office:value-type="float" office:value="158" calcext:value-type="float">
            <text:p>158</text:p>
          </table:table-cell>
          <table:table-cell table:formula="of:=COM.MICROSOFT.NORM.INV(RAND();30;5)" office:value-type="float" office:value="23.4084465041661" calcext:value-type="float">
            <text:p>23,4084</text:p>
          </table:table-cell>
          <table:table-cell table:number-columns-repeated="5"/>
          <table:table-cell office:value-type="float" office:value="158" calcext:value-type="float">
            <text:p>158</text:p>
          </table:table-cell>
          <table:table-cell table:formula="of:=40+10*RAND()" office:value-type="float" office:value="41.5551025315654" calcext:value-type="float">
            <text:p>41,5551</text:p>
          </table:table-cell>
          <table:table-cell table:number-columns-repeated="5"/>
          <table:table-cell office:value-type="float" office:value="158" calcext:value-type="float">
            <text:p>158</text:p>
          </table:table-cell>
          <table:table-cell table:formula="of:= ([.I183]*[.P183]+[.B183]*[.P183]+[.B183]*[.I183])/([.B183]*[.I183]*[.P183])" office:value-type="float" office:value="0.170931524657975" calcext:value-type="float">
            <text:p>0,1709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9+2*RAND()" office:value-type="float" office:value="9.94756174762733" calcext:value-type="float">
            <text:p>9,9476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table:formula="of:=COM.MICROSOFT.NORM.INV(RAND();30;5)" office:value-type="float" office:value="25.6414306116131" calcext:value-type="float">
            <text:p>25,6414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table:formula="of:=40+10*RAND()" office:value-type="float" office:value="40.854099484859" calcext:value-type="float">
            <text:p>40,8541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table:formula="of:= ([.I184]*[.P184]+[.B184]*[.P184]+[.B184]*[.I184])/([.B184]*[.I184]*[.P184])" office:value-type="float" office:value="0.164003878586284" calcext:value-type="float">
            <text:p>0,1640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9+2*RAND()" office:value-type="float" office:value="9.45002277218737" calcext:value-type="float">
            <text:p>9,4500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formula="of:=COM.MICROSOFT.NORM.INV(RAND();30;5)" office:value-type="float" office:value="21.6487124209165" calcext:value-type="float">
            <text:p>21,6487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formula="of:=40+10*RAND()" office:value-type="float" office:value="41.8113527132664" calcext:value-type="float">
            <text:p>41,8114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formula="of:= ([.I185]*[.P185]+[.B185]*[.P185]+[.B185]*[.I185])/([.B185]*[.I185]*[.P185])" office:value-type="float" office:value="0.175928923651563" calcext:value-type="float">
            <text:p>0,1759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9+2*RAND()" office:value-type="float" office:value="9.50137893925421" calcext:value-type="float">
            <text:p>9,5014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table:formula="of:=COM.MICROSOFT.NORM.INV(RAND();30;5)" office:value-type="float" office:value="33.7941058480783" calcext:value-type="float">
            <text:p>33,7941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table:formula="of:=40+10*RAND()" office:value-type="float" office:value="48.9205714396667" calcext:value-type="float">
            <text:p>48,9206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table:formula="of:= ([.I186]*[.P186]+[.B186]*[.P186]+[.B186]*[.I186])/([.B186]*[.I186]*[.P186])" office:value-type="float" office:value="0.155280138416008" calcext:value-type="float">
            <text:p>0,1553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9+2*RAND()" office:value-type="float" office:value="10.6208740880247" calcext:value-type="float">
            <text:p>10,6209</text:p>
          </table:table-cell>
          <table:table-cell table:number-columns-repeated="5"/>
          <table:table-cell office:value-type="float" office:value="162" calcext:value-type="float">
            <text:p>162</text:p>
          </table:table-cell>
          <table:table-cell table:formula="of:=COM.MICROSOFT.NORM.INV(RAND();30;5)" office:value-type="float" office:value="25.2670968016262" calcext:value-type="float">
            <text:p>25,2671</text:p>
          </table:table-cell>
          <table:table-cell table:number-columns-repeated="5"/>
          <table:table-cell office:value-type="float" office:value="162" calcext:value-type="float">
            <text:p>162</text:p>
          </table:table-cell>
          <table:table-cell table:formula="of:=40+10*RAND()" office:value-type="float" office:value="49.0127614315134" calcext:value-type="float">
            <text:p>49,0128</text:p>
          </table:table-cell>
          <table:table-cell table:number-columns-repeated="5"/>
          <table:table-cell office:value-type="float" office:value="162" calcext:value-type="float">
            <text:p>162</text:p>
          </table:table-cell>
          <table:table-cell table:formula="of:= ([.I187]*[.P187]+[.B187]*[.P187]+[.B187]*[.I187])/([.B187]*[.I187]*[.P187])" office:value-type="float" office:value="0.154134221385558" calcext:value-type="float">
            <text:p>0,1541</text:p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9+2*RAND()" office:value-type="float" office:value="9.10455361916684" calcext:value-type="float">
            <text:p>9,1046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formula="of:=COM.MICROSOFT.NORM.INV(RAND();30;5)" office:value-type="float" office:value="32.3555386855228" calcext:value-type="float">
            <text:p>32,3555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formula="of:=40+10*RAND()" office:value-type="float" office:value="48.0435610830318" calcext:value-type="float">
            <text:p>48,0436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formula="of:= ([.I188]*[.P188]+[.B188]*[.P188]+[.B188]*[.I188])/([.B188]*[.I188]*[.P188])" office:value-type="float" office:value="0.161556201910324" calcext:value-type="float">
            <text:p>0,1616</text:p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9+2*RAND()" office:value-type="float" office:value="9.24421403626911" calcext:value-type="float">
            <text:p>9,2442</text:p>
          </table:table-cell>
          <table:table-cell table:number-columns-repeated="5"/>
          <table:table-cell office:value-type="float" office:value="164" calcext:value-type="float">
            <text:p>164</text:p>
          </table:table-cell>
          <table:table-cell table:formula="of:=COM.MICROSOFT.NORM.INV(RAND();30;5)" office:value-type="float" office:value="32.1797937677078" calcext:value-type="float">
            <text:p>32,1798</text:p>
          </table:table-cell>
          <table:table-cell table:number-columns-repeated="5"/>
          <table:table-cell office:value-type="float" office:value="164" calcext:value-type="float">
            <text:p>164</text:p>
          </table:table-cell>
          <table:table-cell table:formula="of:=40+10*RAND()" office:value-type="float" office:value="40.8401855162811" calcext:value-type="float">
            <text:p>40,8402</text:p>
          </table:table-cell>
          <table:table-cell table:number-columns-repeated="5"/>
          <table:table-cell office:value-type="float" office:value="164" calcext:value-type="float">
            <text:p>164</text:p>
          </table:table-cell>
          <table:table-cell table:formula="of:= ([.I189]*[.P189]+[.B189]*[.P189]+[.B189]*[.I189])/([.B189]*[.I189]*[.P189])" office:value-type="float" office:value="0.163736861244348" calcext:value-type="float">
            <text:p>0,1637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9+2*RAND()" office:value-type="float" office:value="9.18283953913488" calcext:value-type="float">
            <text:p>9,1828</text:p>
          </table:table-cell>
          <table:table-cell table:number-columns-repeated="5"/>
          <table:table-cell office:value-type="float" office:value="165" calcext:value-type="float">
            <text:p>165</text:p>
          </table:table-cell>
          <table:table-cell table:formula="of:=COM.MICROSOFT.NORM.INV(RAND();30;5)" office:value-type="float" office:value="29.7600613472434" calcext:value-type="float">
            <text:p>29,7601</text:p>
          </table:table-cell>
          <table:table-cell table:number-columns-repeated="5"/>
          <table:table-cell office:value-type="float" office:value="165" calcext:value-type="float">
            <text:p>165</text:p>
          </table:table-cell>
          <table:table-cell table:formula="of:=40+10*RAND()" office:value-type="float" office:value="44.9433228827547" calcext:value-type="float">
            <text:p>44,9433</text:p>
          </table:table-cell>
          <table:table-cell table:number-columns-repeated="5"/>
          <table:table-cell office:value-type="float" office:value="165" calcext:value-type="float">
            <text:p>165</text:p>
          </table:table-cell>
          <table:table-cell table:formula="of:= ([.I190]*[.P190]+[.B190]*[.P190]+[.B190]*[.I190])/([.B190]*[.I190]*[.P190])" office:value-type="float" office:value="0.164751105011228" calcext:value-type="float">
            <text:p>0,1648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9+2*RAND()" office:value-type="float" office:value="9.26562619046308" calcext:value-type="float">
            <text:p>9,2656</text:p>
          </table:table-cell>
          <table:table-cell table:number-columns-repeated="5"/>
          <table:table-cell office:value-type="float" office:value="166" calcext:value-type="float">
            <text:p>166</text:p>
          </table:table-cell>
          <table:table-cell table:formula="of:=COM.MICROSOFT.NORM.INV(RAND();30;5)" office:value-type="float" office:value="31.4044274450402" calcext:value-type="float">
            <text:p>31,4044</text:p>
          </table:table-cell>
          <table:table-cell table:number-columns-repeated="5"/>
          <table:table-cell office:value-type="float" office:value="166" calcext:value-type="float">
            <text:p>166</text:p>
          </table:table-cell>
          <table:table-cell table:formula="of:=40+10*RAND()" office:value-type="float" office:value="45.1637496275362" calcext:value-type="float">
            <text:p>45,1637</text:p>
          </table:table-cell>
          <table:table-cell table:number-columns-repeated="5"/>
          <table:table-cell office:value-type="float" office:value="166" calcext:value-type="float">
            <text:p>166</text:p>
          </table:table-cell>
          <table:table-cell table:formula="of:= ([.I191]*[.P191]+[.B191]*[.P191]+[.B191]*[.I191])/([.B191]*[.I191]*[.P191])" office:value-type="float" office:value="0.161910082441055" calcext:value-type="float">
            <text:p>0,1619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9+2*RAND()" office:value-type="float" office:value="9.84471796802245" calcext:value-type="float">
            <text:p>9,8447</text:p>
          </table:table-cell>
          <table:table-cell table:number-columns-repeated="5"/>
          <table:table-cell office:value-type="float" office:value="167" calcext:value-type="float">
            <text:p>167</text:p>
          </table:table-cell>
          <table:table-cell table:formula="of:=COM.MICROSOFT.NORM.INV(RAND();30;5)" office:value-type="float" office:value="27.2129205979419" calcext:value-type="float">
            <text:p>27,2129</text:p>
          </table:table-cell>
          <table:table-cell table:number-columns-repeated="5"/>
          <table:table-cell office:value-type="float" office:value="167" calcext:value-type="float">
            <text:p>167</text:p>
          </table:table-cell>
          <table:table-cell table:formula="of:=40+10*RAND()" office:value-type="float" office:value="48.8001540058758" calcext:value-type="float">
            <text:p>48,8002</text:p>
          </table:table-cell>
          <table:table-cell table:number-columns-repeated="5"/>
          <table:table-cell office:value-type="float" office:value="167" calcext:value-type="float">
            <text:p>167</text:p>
          </table:table-cell>
          <table:table-cell table:formula="of:= ([.I192]*[.P192]+[.B192]*[.P192]+[.B192]*[.I192])/([.B192]*[.I192]*[.P192])" office:value-type="float" office:value="0.158816301899404" calcext:value-type="float">
            <text:p>0,1588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9+2*RAND()" office:value-type="float" office:value="9.12924819649197" calcext:value-type="float">
            <text:p>9,1292</text:p>
          </table:table-cell>
          <table:table-cell table:number-columns-repeated="5"/>
          <table:table-cell office:value-type="float" office:value="168" calcext:value-type="float">
            <text:p>168</text:p>
          </table:table-cell>
          <table:table-cell table:formula="of:=COM.MICROSOFT.NORM.INV(RAND();30;5)" office:value-type="float" office:value="34.5740873926659" calcext:value-type="float">
            <text:p>34,5741</text:p>
          </table:table-cell>
          <table:table-cell table:number-columns-repeated="5"/>
          <table:table-cell office:value-type="float" office:value="168" calcext:value-type="float">
            <text:p>168</text:p>
          </table:table-cell>
          <table:table-cell table:formula="of:=40+10*RAND()" office:value-type="float" office:value="44.6549274830613" calcext:value-type="float">
            <text:p>44,6549</text:p>
          </table:table-cell>
          <table:table-cell table:number-columns-repeated="5"/>
          <table:table-cell office:value-type="float" office:value="168" calcext:value-type="float">
            <text:p>168</text:p>
          </table:table-cell>
          <table:table-cell table:formula="of:= ([.I193]*[.P193]+[.B193]*[.P193]+[.B193]*[.I193])/([.B193]*[.I193]*[.P193])" office:value-type="float" office:value="0.160855385641773" calcext:value-type="float">
            <text:p>0,1609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9+2*RAND()" office:value-type="float" office:value="9.16743203462102" calcext:value-type="float">
            <text:p>9,1674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table:formula="of:=COM.MICROSOFT.NORM.INV(RAND();30;5)" office:value-type="float" office:value="38.4209457415507" calcext:value-type="float">
            <text:p>38,4209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table:formula="of:=40+10*RAND()" office:value-type="float" office:value="42.975476103602" calcext:value-type="float">
            <text:p>42,9755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table:formula="of:= ([.I194]*[.P194]+[.B194]*[.P194]+[.B194]*[.I194])/([.B194]*[.I194]*[.P194])" office:value-type="float" office:value="0.158378355862434" calcext:value-type="float">
            <text:p>0,1584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9+2*RAND()" office:value-type="float" office:value="9.52284029196017" calcext:value-type="float">
            <text:p>9,5228</text:p>
          </table:table-cell>
          <table:table-cell table:number-columns-repeated="5"/>
          <table:table-cell office:value-type="float" office:value="170" calcext:value-type="float">
            <text:p>170</text:p>
          </table:table-cell>
          <table:table-cell table:formula="of:=COM.MICROSOFT.NORM.INV(RAND();30;5)" office:value-type="float" office:value="31.1766091213571" calcext:value-type="float">
            <text:p>31,1766</text:p>
          </table:table-cell>
          <table:table-cell table:number-columns-repeated="5"/>
          <table:table-cell office:value-type="float" office:value="170" calcext:value-type="float">
            <text:p>170</text:p>
          </table:table-cell>
          <table:table-cell table:formula="of:=40+10*RAND()" office:value-type="float" office:value="43.9253881049808" calcext:value-type="float">
            <text:p>43,9254</text:p>
          </table:table-cell>
          <table:table-cell table:number-columns-repeated="5"/>
          <table:table-cell office:value-type="float" office:value="170" calcext:value-type="float">
            <text:p>170</text:p>
          </table:table-cell>
          <table:table-cell table:formula="of:= ([.I195]*[.P195]+[.B195]*[.P195]+[.B195]*[.I195])/([.B195]*[.I195]*[.P195])" office:value-type="float" office:value="0.159851893431771" calcext:value-type="float">
            <text:p>0,1599</text:p>
          </table:table-cell>
          <table:table-cell table:number-columns-repeated="10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9+2*RAND()" office:value-type="float" office:value="9.66316301492043" calcext:value-type="float">
            <text:p>9,6632</text:p>
          </table:table-cell>
          <table:table-cell table:number-columns-repeated="5"/>
          <table:table-cell office:value-type="float" office:value="171" calcext:value-type="float">
            <text:p>171</text:p>
          </table:table-cell>
          <table:table-cell table:formula="of:=COM.MICROSOFT.NORM.INV(RAND();30;5)" office:value-type="float" office:value="32.5203960713445" calcext:value-type="float">
            <text:p>32,5204</text:p>
          </table:table-cell>
          <table:table-cell table:number-columns-repeated="5"/>
          <table:table-cell office:value-type="float" office:value="171" calcext:value-type="float">
            <text:p>171</text:p>
          </table:table-cell>
          <table:table-cell table:formula="of:=40+10*RAND()" office:value-type="float" office:value="42.0397991884965" calcext:value-type="float">
            <text:p>42,0398</text:p>
          </table:table-cell>
          <table:table-cell table:number-columns-repeated="5"/>
          <table:table-cell office:value-type="float" office:value="171" calcext:value-type="float">
            <text:p>171</text:p>
          </table:table-cell>
          <table:table-cell table:formula="of:= ([.I196]*[.P196]+[.B196]*[.P196]+[.B196]*[.I196])/([.B196]*[.I196]*[.P196])" office:value-type="float" office:value="0.158022700206934" calcext:value-type="float">
            <text:p>0,1580</text:p>
          </table:table-cell>
          <table:table-cell table:number-columns-repeated="10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9+2*RAND()" office:value-type="float" office:value="10.3014872844797" calcext:value-type="float">
            <text:p>10,3015</text:p>
          </table:table-cell>
          <table:table-cell table:number-columns-repeated="5"/>
          <table:table-cell office:value-type="float" office:value="172" calcext:value-type="float">
            <text:p>172</text:p>
          </table:table-cell>
          <table:table-cell table:formula="of:=COM.MICROSOFT.NORM.INV(RAND();30;5)" office:value-type="float" office:value="38.2366473607535" calcext:value-type="float">
            <text:p>38,2366</text:p>
          </table:table-cell>
          <table:table-cell table:number-columns-repeated="5"/>
          <table:table-cell office:value-type="float" office:value="172" calcext:value-type="float">
            <text:p>172</text:p>
          </table:table-cell>
          <table:table-cell table:formula="of:=40+10*RAND()" office:value-type="float" office:value="49.8580396280158" calcext:value-type="float">
            <text:p>49,8580</text:p>
          </table:table-cell>
          <table:table-cell table:number-columns-repeated="5"/>
          <table:table-cell office:value-type="float" office:value="172" calcext:value-type="float">
            <text:p>172</text:p>
          </table:table-cell>
          <table:table-cell table:formula="of:= ([.I197]*[.P197]+[.B197]*[.P197]+[.B197]*[.I197])/([.B197]*[.I197]*[.P197])" office:value-type="float" office:value="0.143283227948238" calcext:value-type="float">
            <text:p>0,1433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9+2*RAND()" office:value-type="float" office:value="9.12218422512524" calcext:value-type="float">
            <text:p>9,1222</text:p>
          </table:table-cell>
          <table:table-cell table:number-columns-repeated="5"/>
          <table:table-cell office:value-type="float" office:value="173" calcext:value-type="float">
            <text:p>173</text:p>
          </table:table-cell>
          <table:table-cell table:formula="of:=COM.MICROSOFT.NORM.INV(RAND();30;5)" office:value-type="float" office:value="34.5255352610796" calcext:value-type="float">
            <text:p>34,5255</text:p>
          </table:table-cell>
          <table:table-cell table:number-columns-repeated="5"/>
          <table:table-cell office:value-type="float" office:value="173" calcext:value-type="float">
            <text:p>173</text:p>
          </table:table-cell>
          <table:table-cell table:formula="of:=40+10*RAND()" office:value-type="float" office:value="41.4439355174545" calcext:value-type="float">
            <text:p>41,4439</text:p>
          </table:table-cell>
          <table:table-cell table:number-columns-repeated="5"/>
          <table:table-cell office:value-type="float" office:value="173" calcext:value-type="float">
            <text:p>173</text:p>
          </table:table-cell>
          <table:table-cell table:formula="of:= ([.I198]*[.P198]+[.B198]*[.P198]+[.B198]*[.I198])/([.B198]*[.I198]*[.P198])" office:value-type="float" office:value="0.162715920351686" calcext:value-type="float">
            <text:p>0,1627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9+2*RAND()" office:value-type="float" office:value="10.011129775783" calcext:value-type="float">
            <text:p>10,0111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 table:formula="of:=COM.MICROSOFT.NORM.INV(RAND();30;5)" office:value-type="float" office:value="27.6673081036799" calcext:value-type="float">
            <text:p>27,6673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 table:formula="of:=40+10*RAND()" office:value-type="float" office:value="45.3917509585153" calcext:value-type="float">
            <text:p>45,3918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 table:formula="of:= ([.I199]*[.P199]+[.B199]*[.P199]+[.B199]*[.I199])/([.B199]*[.I199]*[.P199])" office:value-type="float" office:value="0.158063000896952" calcext:value-type="float">
            <text:p>0,1581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9+2*RAND()" office:value-type="float" office:value="9.95227919030003" calcext:value-type="float">
            <text:p>9,9523</text:p>
          </table:table-cell>
          <table:table-cell table:number-columns-repeated="5"/>
          <table:table-cell office:value-type="float" office:value="175" calcext:value-type="float">
            <text:p>175</text:p>
          </table:table-cell>
          <table:table-cell table:formula="of:=COM.MICROSOFT.NORM.INV(RAND();30;5)" office:value-type="float" office:value="32.5736205993178" calcext:value-type="float">
            <text:p>32,5736</text:p>
          </table:table-cell>
          <table:table-cell table:number-columns-repeated="5"/>
          <table:table-cell office:value-type="float" office:value="175" calcext:value-type="float">
            <text:p>175</text:p>
          </table:table-cell>
          <table:table-cell table:formula="of:=40+10*RAND()" office:value-type="float" office:value="46.0698981035966" calcext:value-type="float">
            <text:p>46,0699</text:p>
          </table:table-cell>
          <table:table-cell table:number-columns-repeated="5"/>
          <table:table-cell office:value-type="float" office:value="175" calcext:value-type="float">
            <text:p>175</text:p>
          </table:table-cell>
          <table:table-cell table:formula="of:= ([.I200]*[.P200]+[.B200]*[.P200]+[.B200]*[.I200])/([.B200]*[.I200]*[.P200])" office:value-type="float" office:value="0.15288533203966" calcext:value-type="float">
            <text:p>0,1529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9+2*RAND()" office:value-type="float" office:value="9.68017779779621" calcext:value-type="float">
            <text:p>9,6802</text:p>
          </table:table-cell>
          <table:table-cell table:number-columns-repeated="5"/>
          <table:table-cell office:value-type="float" office:value="176" calcext:value-type="float">
            <text:p>176</text:p>
          </table:table-cell>
          <table:table-cell table:formula="of:=COM.MICROSOFT.NORM.INV(RAND();30;5)" office:value-type="float" office:value="26.8506897790621" calcext:value-type="float">
            <text:p>26,8507</text:p>
          </table:table-cell>
          <table:table-cell table:number-columns-repeated="5"/>
          <table:table-cell office:value-type="float" office:value="176" calcext:value-type="float">
            <text:p>176</text:p>
          </table:table-cell>
          <table:table-cell table:formula="of:=40+10*RAND()" office:value-type="float" office:value="41.2539681151975" calcext:value-type="float">
            <text:p>41,2540</text:p>
          </table:table-cell>
          <table:table-cell table:number-columns-repeated="5"/>
          <table:table-cell office:value-type="float" office:value="176" calcext:value-type="float">
            <text:p>176</text:p>
          </table:table-cell>
          <table:table-cell table:formula="of:= ([.I201]*[.P201]+[.B201]*[.P201]+[.B201]*[.I201])/([.B201]*[.I201]*[.P201])" office:value-type="float" office:value="0.164786971192808" calcext:value-type="float">
            <text:p>0,1648</text:p>
          </table:table-cell>
          <table:table-cell table:number-columns-repeated="10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9+2*RAND()" office:value-type="float" office:value="10.9782618808094" calcext:value-type="float">
            <text:p>10,9783</text:p>
          </table:table-cell>
          <table:table-cell table:number-columns-repeated="5"/>
          <table:table-cell office:value-type="float" office:value="177" calcext:value-type="float">
            <text:p>177</text:p>
          </table:table-cell>
          <table:table-cell table:formula="of:=COM.MICROSOFT.NORM.INV(RAND();30;5)" office:value-type="float" office:value="26.2674507887226" calcext:value-type="float">
            <text:p>26,2675</text:p>
          </table:table-cell>
          <table:table-cell table:number-columns-repeated="5"/>
          <table:table-cell office:value-type="float" office:value="177" calcext:value-type="float">
            <text:p>177</text:p>
          </table:table-cell>
          <table:table-cell table:formula="of:=40+10*RAND()" office:value-type="float" office:value="46.4221163571347" calcext:value-type="float">
            <text:p>46,4221</text:p>
          </table:table-cell>
          <table:table-cell table:number-columns-repeated="5"/>
          <table:table-cell office:value-type="float" office:value="177" calcext:value-type="float">
            <text:p>177</text:p>
          </table:table-cell>
          <table:table-cell table:formula="of:= ([.I202]*[.P202]+[.B202]*[.P202]+[.B202]*[.I202])/([.B202]*[.I202]*[.P202])" office:value-type="float" office:value="0.150700486529754" calcext:value-type="float">
            <text:p>0,1507</text:p>
          </table:table-cell>
          <table:table-cell table:number-columns-repeated="10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9+2*RAND()" office:value-type="float" office:value="9.92227681190707" calcext:value-type="float">
            <text:p>9,9223</text:p>
          </table:table-cell>
          <table:table-cell table:number-columns-repeated="5"/>
          <table:table-cell office:value-type="float" office:value="178" calcext:value-type="float">
            <text:p>178</text:p>
          </table:table-cell>
          <table:table-cell table:formula="of:=COM.MICROSOFT.NORM.INV(RAND();30;5)" office:value-type="float" office:value="24.9250020923412" calcext:value-type="float">
            <text:p>24,9250</text:p>
          </table:table-cell>
          <table:table-cell table:number-columns-repeated="5"/>
          <table:table-cell office:value-type="float" office:value="178" calcext:value-type="float">
            <text:p>178</text:p>
          </table:table-cell>
          <table:table-cell table:formula="of:=40+10*RAND()" office:value-type="float" office:value="47.7426429127809" calcext:value-type="float">
            <text:p>47,7426</text:p>
          </table:table-cell>
          <table:table-cell table:number-columns-repeated="5"/>
          <table:table-cell office:value-type="float" office:value="178" calcext:value-type="float">
            <text:p>178</text:p>
          </table:table-cell>
          <table:table-cell table:formula="of:= ([.I203]*[.P203]+[.B203]*[.P203]+[.B203]*[.I203])/([.B203]*[.I203]*[.P203])" office:value-type="float" office:value="0.161849313388143" calcext:value-type="float">
            <text:p>0,1618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9+2*RAND()" office:value-type="float" office:value="10.0733752122615" calcext:value-type="float">
            <text:p>10,0734</text:p>
          </table:table-cell>
          <table:table-cell table:number-columns-repeated="5"/>
          <table:table-cell office:value-type="float" office:value="179" calcext:value-type="float">
            <text:p>179</text:p>
          </table:table-cell>
          <table:table-cell table:formula="of:=COM.MICROSOFT.NORM.INV(RAND();30;5)" office:value-type="float" office:value="37.8172335929644" calcext:value-type="float">
            <text:p>37,8172</text:p>
          </table:table-cell>
          <table:table-cell table:number-columns-repeated="5"/>
          <table:table-cell office:value-type="float" office:value="179" calcext:value-type="float">
            <text:p>179</text:p>
          </table:table-cell>
          <table:table-cell table:formula="of:=40+10*RAND()" office:value-type="float" office:value="46.687078186078" calcext:value-type="float">
            <text:p>46,6871</text:p>
          </table:table-cell>
          <table:table-cell table:number-columns-repeated="5"/>
          <table:table-cell office:value-type="float" office:value="179" calcext:value-type="float">
            <text:p>179</text:p>
          </table:table-cell>
          <table:table-cell table:formula="of:= ([.I204]*[.P204]+[.B204]*[.P204]+[.B204]*[.I204])/([.B204]*[.I204]*[.P204])" office:value-type="float" office:value="0.147133766175949" calcext:value-type="float">
            <text:p>0,1471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9+2*RAND()" office:value-type="float" office:value="9.75564441108145" calcext:value-type="float">
            <text:p>9,7556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table:formula="of:=COM.MICROSOFT.NORM.INV(RAND();30;5)" office:value-type="float" office:value="30.2015985091953" calcext:value-type="float">
            <text:p>30,2016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table:formula="of:=40+10*RAND()" office:value-type="float" office:value="41.8869591259863" calcext:value-type="float">
            <text:p>41,8870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table:formula="of:= ([.I205]*[.P205]+[.B205]*[.P205]+[.B205]*[.I205])/([.B205]*[.I205]*[.P205])" office:value-type="float" office:value="0.159489370203914" calcext:value-type="float">
            <text:p>0,1595</text:p>
          </table:table-cell>
          <table:table-cell table:number-columns-repeated="10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9+2*RAND()" office:value-type="float" office:value="9.98171293106861" calcext:value-type="float">
            <text:p>9,9817</text:p>
          </table:table-cell>
          <table:table-cell table:number-columns-repeated="5"/>
          <table:table-cell office:value-type="float" office:value="181" calcext:value-type="float">
            <text:p>181</text:p>
          </table:table-cell>
          <table:table-cell table:formula="of:=COM.MICROSOFT.NORM.INV(RAND();30;5)" office:value-type="float" office:value="27.3113121273272" calcext:value-type="float">
            <text:p>27,3113</text:p>
          </table:table-cell>
          <table:table-cell table:number-columns-repeated="5"/>
          <table:table-cell office:value-type="float" office:value="181" calcext:value-type="float">
            <text:p>181</text:p>
          </table:table-cell>
          <table:table-cell table:formula="of:=40+10*RAND()" office:value-type="float" office:value="42.0169708540197" calcext:value-type="float">
            <text:p>42,0170</text:p>
          </table:table-cell>
          <table:table-cell table:number-columns-repeated="5"/>
          <table:table-cell office:value-type="float" office:value="181" calcext:value-type="float">
            <text:p>181</text:p>
          </table:table-cell>
          <table:table-cell table:formula="of:= ([.I206]*[.P206]+[.B206]*[.P206]+[.B206]*[.I206])/([.B206]*[.I206]*[.P206])" office:value-type="float" office:value="0.160597977510143" calcext:value-type="float">
            <text:p>0,1606</text:p>
          </table:table-cell>
          <table:table-cell table:number-columns-repeated="10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9+2*RAND()" office:value-type="float" office:value="9.70276922010817" calcext:value-type="float">
            <text:p>9,7028</text:p>
          </table:table-cell>
          <table:table-cell table:number-columns-repeated="5"/>
          <table:table-cell office:value-type="float" office:value="182" calcext:value-type="float">
            <text:p>182</text:p>
          </table:table-cell>
          <table:table-cell table:formula="of:=COM.MICROSOFT.NORM.INV(RAND();30;5)" office:value-type="float" office:value="28.9147968828702" calcext:value-type="float">
            <text:p>28,9148</text:p>
          </table:table-cell>
          <table:table-cell table:number-columns-repeated="5"/>
          <table:table-cell office:value-type="float" office:value="182" calcext:value-type="float">
            <text:p>182</text:p>
          </table:table-cell>
          <table:table-cell table:formula="of:=40+10*RAND()" office:value-type="float" office:value="40.6219432328362" calcext:value-type="float">
            <text:p>40,6219</text:p>
          </table:table-cell>
          <table:table-cell table:number-columns-repeated="5"/>
          <table:table-cell office:value-type="float" office:value="182" calcext:value-type="float">
            <text:p>182</text:p>
          </table:table-cell>
          <table:table-cell table:formula="of:= ([.I207]*[.P207]+[.B207]*[.P207]+[.B207]*[.I207])/([.B207]*[.I207]*[.P207])" office:value-type="float" office:value="0.162264966026895" calcext:value-type="float">
            <text:p>0,1623</text:p>
          </table:table-cell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9+2*RAND()" office:value-type="float" office:value="9.24515544972383" calcext:value-type="float">
            <text:p>9,2452</text:p>
          </table:table-cell>
          <table:table-cell table:number-columns-repeated="5"/>
          <table:table-cell office:value-type="float" office:value="183" calcext:value-type="float">
            <text:p>183</text:p>
          </table:table-cell>
          <table:table-cell table:formula="of:=COM.MICROSOFT.NORM.INV(RAND();30;5)" office:value-type="float" office:value="28.0460438730401" calcext:value-type="float">
            <text:p>28,0460</text:p>
          </table:table-cell>
          <table:table-cell table:number-columns-repeated="5"/>
          <table:table-cell office:value-type="float" office:value="183" calcext:value-type="float">
            <text:p>183</text:p>
          </table:table-cell>
          <table:table-cell table:formula="of:=40+10*RAND()" office:value-type="float" office:value="43.748041203944" calcext:value-type="float">
            <text:p>43,7480</text:p>
          </table:table-cell>
          <table:table-cell table:number-columns-repeated="5"/>
          <table:table-cell office:value-type="float" office:value="183" calcext:value-type="float">
            <text:p>183</text:p>
          </table:table-cell>
          <table:table-cell table:formula="of:= ([.I208]*[.P208]+[.B208]*[.P208]+[.B208]*[.I208])/([.B208]*[.I208]*[.P208])" office:value-type="float" office:value="0.166678576771265" calcext:value-type="float">
            <text:p>0,1667</text:p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9+2*RAND()" office:value-type="float" office:value="9.11832794197835" calcext:value-type="float">
            <text:p>9,1183</text:p>
          </table:table-cell>
          <table:table-cell table:number-columns-repeated="5"/>
          <table:table-cell office:value-type="float" office:value="184" calcext:value-type="float">
            <text:p>184</text:p>
          </table:table-cell>
          <table:table-cell table:formula="of:=COM.MICROSOFT.NORM.INV(RAND();30;5)" office:value-type="float" office:value="23.2008343078615" calcext:value-type="float">
            <text:p>23,2008</text:p>
          </table:table-cell>
          <table:table-cell table:number-columns-repeated="5"/>
          <table:table-cell office:value-type="float" office:value="184" calcext:value-type="float">
            <text:p>184</text:p>
          </table:table-cell>
          <table:table-cell table:formula="of:=40+10*RAND()" office:value-type="float" office:value="42.269140855642" calcext:value-type="float">
            <text:p>42,2691</text:p>
          </table:table-cell>
          <table:table-cell table:number-columns-repeated="5"/>
          <table:table-cell office:value-type="float" office:value="184" calcext:value-type="float">
            <text:p>184</text:p>
          </table:table-cell>
          <table:table-cell table:formula="of:= ([.I209]*[.P209]+[.B209]*[.P209]+[.B209]*[.I209])/([.B209]*[.I209]*[.P209])" office:value-type="float" office:value="0.176429048911033" calcext:value-type="float">
            <text:p>0,1764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9+2*RAND()" office:value-type="float" office:value="9.20723160565831" calcext:value-type="float">
            <text:p>9,2072</text:p>
          </table:table-cell>
          <table:table-cell table:number-columns-repeated="5"/>
          <table:table-cell office:value-type="float" office:value="185" calcext:value-type="float">
            <text:p>185</text:p>
          </table:table-cell>
          <table:table-cell table:formula="of:=COM.MICROSOFT.NORM.INV(RAND();30;5)" office:value-type="float" office:value="26.2715909335878" calcext:value-type="float">
            <text:p>26,2716</text:p>
          </table:table-cell>
          <table:table-cell table:number-columns-repeated="5"/>
          <table:table-cell office:value-type="float" office:value="185" calcext:value-type="float">
            <text:p>185</text:p>
          </table:table-cell>
          <table:table-cell table:formula="of:=40+10*RAND()" office:value-type="float" office:value="42.1759764279705" calcext:value-type="float">
            <text:p>42,1760</text:p>
          </table:table-cell>
          <table:table-cell table:number-columns-repeated="5"/>
          <table:table-cell office:value-type="float" office:value="185" calcext:value-type="float">
            <text:p>185</text:p>
          </table:table-cell>
          <table:table-cell table:formula="of:= ([.I210]*[.P210]+[.B210]*[.P210]+[.B210]*[.I210])/([.B210]*[.I210]*[.P210])" office:value-type="float" office:value="0.170384389941488" calcext:value-type="float">
            <text:p>0,1704</text:p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9+2*RAND()" office:value-type="float" office:value="9.71244712849148" calcext:value-type="float">
            <text:p>9,7124</text:p>
          </table:table-cell>
          <table:table-cell table:number-columns-repeated="5"/>
          <table:table-cell office:value-type="float" office:value="186" calcext:value-type="float">
            <text:p>186</text:p>
          </table:table-cell>
          <table:table-cell table:formula="of:=COM.MICROSOFT.NORM.INV(RAND();30;5)" office:value-type="float" office:value="35.7049141289423" calcext:value-type="float">
            <text:p>35,7049</text:p>
          </table:table-cell>
          <table:table-cell table:number-columns-repeated="5"/>
          <table:table-cell office:value-type="float" office:value="186" calcext:value-type="float">
            <text:p>186</text:p>
          </table:table-cell>
          <table:table-cell table:formula="of:=40+10*RAND()" office:value-type="float" office:value="41.5859803103376" calcext:value-type="float">
            <text:p>41,5860</text:p>
          </table:table-cell>
          <table:table-cell table:number-columns-repeated="5"/>
          <table:table-cell office:value-type="float" office:value="186" calcext:value-type="float">
            <text:p>186</text:p>
          </table:table-cell>
          <table:table-cell table:formula="of:= ([.I211]*[.P211]+[.B211]*[.P211]+[.B211]*[.I211])/([.B211]*[.I211]*[.P211])" office:value-type="float" office:value="0.155014578208003" calcext:value-type="float">
            <text:p>0,1550</text:p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9+2*RAND()" office:value-type="float" office:value="9.20352323842235" calcext:value-type="float">
            <text:p>9,2035</text:p>
          </table:table-cell>
          <table:table-cell table:number-columns-repeated="5"/>
          <table:table-cell office:value-type="float" office:value="187" calcext:value-type="float">
            <text:p>187</text:p>
          </table:table-cell>
          <table:table-cell table:formula="of:=COM.MICROSOFT.NORM.INV(RAND();30;5)" office:value-type="float" office:value="33.5570361231847" calcext:value-type="float">
            <text:p>33,5570</text:p>
          </table:table-cell>
          <table:table-cell table:number-columns-repeated="5"/>
          <table:table-cell office:value-type="float" office:value="187" calcext:value-type="float">
            <text:p>187</text:p>
          </table:table-cell>
          <table:table-cell table:formula="of:=40+10*RAND()" office:value-type="float" office:value="42.1359744423535" calcext:value-type="float">
            <text:p>42,1360</text:p>
          </table:table-cell>
          <table:table-cell table:number-columns-repeated="5"/>
          <table:table-cell office:value-type="float" office:value="187" calcext:value-type="float">
            <text:p>187</text:p>
          </table:table-cell>
          <table:table-cell table:formula="of:= ([.I212]*[.P212]+[.B212]*[.P212]+[.B212]*[.I212])/([.B212]*[.I212]*[.P212])" office:value-type="float" office:value="0.162186741129567" calcext:value-type="float">
            <text:p>0,1622</text:p>
          </table:table-cell>
          <table:table-cell table:number-columns-repeated="10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9+2*RAND()" office:value-type="float" office:value="9.61924361088313" calcext:value-type="float">
            <text:p>9,6192</text:p>
          </table:table-cell>
          <table:table-cell table:number-columns-repeated="5"/>
          <table:table-cell office:value-type="float" office:value="188" calcext:value-type="float">
            <text:p>188</text:p>
          </table:table-cell>
          <table:table-cell table:formula="of:=COM.MICROSOFT.NORM.INV(RAND();30;5)" office:value-type="float" office:value="28.8474552205808" calcext:value-type="float">
            <text:p>28,8475</text:p>
          </table:table-cell>
          <table:table-cell table:number-columns-repeated="5"/>
          <table:table-cell office:value-type="float" office:value="188" calcext:value-type="float">
            <text:p>188</text:p>
          </table:table-cell>
          <table:table-cell table:formula="of:=40+10*RAND()" office:value-type="float" office:value="44.2357922473457" calcext:value-type="float">
            <text:p>44,2358</text:p>
          </table:table-cell>
          <table:table-cell table:number-columns-repeated="5"/>
          <table:table-cell office:value-type="float" office:value="188" calcext:value-type="float">
            <text:p>188</text:p>
          </table:table-cell>
          <table:table-cell table:formula="of:= ([.I213]*[.P213]+[.B213]*[.P213]+[.B213]*[.I213])/([.B213]*[.I213]*[.P213])" office:value-type="float" office:value="0.161229509036752" calcext:value-type="float">
            <text:p>0,1612</text:p>
          </table:table-cell>
          <table:table-cell table:number-columns-repeated="10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9+2*RAND()" office:value-type="float" office:value="10.495809052838" calcext:value-type="float">
            <text:p>10,4958</text:p>
          </table:table-cell>
          <table:table-cell table:number-columns-repeated="5"/>
          <table:table-cell office:value-type="float" office:value="189" calcext:value-type="float">
            <text:p>189</text:p>
          </table:table-cell>
          <table:table-cell table:formula="of:=COM.MICROSOFT.NORM.INV(RAND();30;5)" office:value-type="float" office:value="22.5457979625696" calcext:value-type="float">
            <text:p>22,5458</text:p>
          </table:table-cell>
          <table:table-cell table:number-columns-repeated="5"/>
          <table:table-cell office:value-type="float" office:value="189" calcext:value-type="float">
            <text:p>189</text:p>
          </table:table-cell>
          <table:table-cell table:formula="of:=40+10*RAND()" office:value-type="float" office:value="41.1901785887312" calcext:value-type="float">
            <text:p>41,1902</text:p>
          </table:table-cell>
          <table:table-cell table:number-columns-repeated="5"/>
          <table:table-cell office:value-type="float" office:value="189" calcext:value-type="float">
            <text:p>189</text:p>
          </table:table-cell>
          <table:table-cell table:formula="of:= ([.I214]*[.P214]+[.B214]*[.P214]+[.B214]*[.I214])/([.B214]*[.I214]*[.P214])" office:value-type="float" office:value="0.163907918694151" calcext:value-type="float">
            <text:p>0,1639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9+2*RAND()" office:value-type="float" office:value="10.8483083883766" calcext:value-type="float">
            <text:p>10,8483</text:p>
          </table:table-cell>
          <table:table-cell table:number-columns-repeated="5"/>
          <table:table-cell office:value-type="float" office:value="190" calcext:value-type="float">
            <text:p>190</text:p>
          </table:table-cell>
          <table:table-cell table:formula="of:=COM.MICROSOFT.NORM.INV(RAND();30;5)" office:value-type="float" office:value="33.174809422343" calcext:value-type="float">
            <text:p>33,1748</text:p>
          </table:table-cell>
          <table:table-cell table:number-columns-repeated="5"/>
          <table:table-cell office:value-type="float" office:value="190" calcext:value-type="float">
            <text:p>190</text:p>
          </table:table-cell>
          <table:table-cell table:formula="of:=40+10*RAND()" office:value-type="float" office:value="42.0608948904555" calcext:value-type="float">
            <text:p>42,0609</text:p>
          </table:table-cell>
          <table:table-cell table:number-columns-repeated="5"/>
          <table:table-cell office:value-type="float" office:value="190" calcext:value-type="float">
            <text:p>190</text:p>
          </table:table-cell>
          <table:table-cell table:formula="of:= ([.I215]*[.P215]+[.B215]*[.P215]+[.B215]*[.I215])/([.B215]*[.I215]*[.P215])" office:value-type="float" office:value="0.146098676485297" calcext:value-type="float">
            <text:p>0,1461</text:p>
          </table:table-cell>
          <table:table-cell table:number-columns-repeated="10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9+2*RAND()" office:value-type="float" office:value="10.5777939583641" calcext:value-type="float">
            <text:p>10,5778</text:p>
          </table:table-cell>
          <table:table-cell table:number-columns-repeated="5"/>
          <table:table-cell office:value-type="float" office:value="191" calcext:value-type="float">
            <text:p>191</text:p>
          </table:table-cell>
          <table:table-cell table:formula="of:=COM.MICROSOFT.NORM.INV(RAND();30;5)" office:value-type="float" office:value="37.020466209654" calcext:value-type="float">
            <text:p>37,0205</text:p>
          </table:table-cell>
          <table:table-cell table:number-columns-repeated="5"/>
          <table:table-cell office:value-type="float" office:value="191" calcext:value-type="float">
            <text:p>191</text:p>
          </table:table-cell>
          <table:table-cell table:formula="of:=40+10*RAND()" office:value-type="float" office:value="48.7340091599617" calcext:value-type="float">
            <text:p>48,7340</text:p>
          </table:table-cell>
          <table:table-cell table:number-columns-repeated="5"/>
          <table:table-cell office:value-type="float" office:value="191" calcext:value-type="float">
            <text:p>191</text:p>
          </table:table-cell>
          <table:table-cell table:formula="of:= ([.I216]*[.P216]+[.B216]*[.P216]+[.B216]*[.I216])/([.B216]*[.I216]*[.P216])" office:value-type="float" office:value="0.14206930733353" calcext:value-type="float">
            <text:p>0,1421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9+2*RAND()" office:value-type="float" office:value="9.38067043223418" calcext:value-type="float">
            <text:p>9,3807</text:p>
          </table:table-cell>
          <table:table-cell table:number-columns-repeated="5"/>
          <table:table-cell office:value-type="float" office:value="192" calcext:value-type="float">
            <text:p>192</text:p>
          </table:table-cell>
          <table:table-cell table:formula="of:=COM.MICROSOFT.NORM.INV(RAND();30;5)" office:value-type="float" office:value="27.6396067909376" calcext:value-type="float">
            <text:p>27,6396</text:p>
          </table:table-cell>
          <table:table-cell table:number-columns-repeated="5"/>
          <table:table-cell office:value-type="float" office:value="192" calcext:value-type="float">
            <text:p>192</text:p>
          </table:table-cell>
          <table:table-cell table:formula="of:=40+10*RAND()" office:value-type="float" office:value="41.9731591234449" calcext:value-type="float">
            <text:p>41,9732</text:p>
          </table:table-cell>
          <table:table-cell table:number-columns-repeated="5"/>
          <table:table-cell office:value-type="float" office:value="192" calcext:value-type="float">
            <text:p>192</text:p>
          </table:table-cell>
          <table:table-cell table:formula="of:= ([.I217]*[.P217]+[.B217]*[.P217]+[.B217]*[.I217])/([.B217]*[.I217]*[.P217])" office:value-type="float" office:value="0.166606902975898" calcext:value-type="float">
            <text:p>0,1666</text:p>
          </table:table-cell>
          <table:table-cell table:number-columns-repeated="10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9+2*RAND()" office:value-type="float" office:value="9.6599730134476" calcext:value-type="float">
            <text:p>9,6600</text:p>
          </table:table-cell>
          <table:table-cell table:number-columns-repeated="5"/>
          <table:table-cell office:value-type="float" office:value="193" calcext:value-type="float">
            <text:p>193</text:p>
          </table:table-cell>
          <table:table-cell table:formula="of:=COM.MICROSOFT.NORM.INV(RAND();30;5)" office:value-type="float" office:value="23.9128789823669" calcext:value-type="float">
            <text:p>23,9129</text:p>
          </table:table-cell>
          <table:table-cell table:number-columns-repeated="5"/>
          <table:table-cell office:value-type="float" office:value="193" calcext:value-type="float">
            <text:p>193</text:p>
          </table:table-cell>
          <table:table-cell table:formula="of:=40+10*RAND()" office:value-type="float" office:value="49.5071369165089" calcext:value-type="float">
            <text:p>49,5071</text:p>
          </table:table-cell>
          <table:table-cell table:number-columns-repeated="5"/>
          <table:table-cell office:value-type="float" office:value="193" calcext:value-type="float">
            <text:p>193</text:p>
          </table:table-cell>
          <table:table-cell table:formula="of:= ([.I218]*[.P218]+[.B218]*[.P218]+[.B218]*[.I218])/([.B218]*[.I218]*[.P218])" office:value-type="float" office:value="0.165537535310491" calcext:value-type="float">
            <text:p>0,1655</text:p>
          </table:table-cell>
          <table:table-cell table:number-columns-repeated="10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9+2*RAND()" office:value-type="float" office:value="10.011438845424" calcext:value-type="float">
            <text:p>10,0114</text:p>
          </table:table-cell>
          <table:table-cell table:number-columns-repeated="5"/>
          <table:table-cell office:value-type="float" office:value="194" calcext:value-type="float">
            <text:p>194</text:p>
          </table:table-cell>
          <table:table-cell table:formula="of:=COM.MICROSOFT.NORM.INV(RAND();30;5)" office:value-type="float" office:value="21.153965319629" calcext:value-type="float">
            <text:p>21,1540</text:p>
          </table:table-cell>
          <table:table-cell table:number-columns-repeated="5"/>
          <table:table-cell office:value-type="float" office:value="194" calcext:value-type="float">
            <text:p>194</text:p>
          </table:table-cell>
          <table:table-cell table:formula="of:=40+10*RAND()" office:value-type="float" office:value="47.4589658190962" calcext:value-type="float">
            <text:p>47,4590</text:p>
          </table:table-cell>
          <table:table-cell table:number-columns-repeated="5"/>
          <table:table-cell office:value-type="float" office:value="194" calcext:value-type="float">
            <text:p>194</text:p>
          </table:table-cell>
          <table:table-cell table:formula="of:= ([.I219]*[.P219]+[.B219]*[.P219]+[.B219]*[.I219])/([.B219]*[.I219]*[.P219])" office:value-type="float" office:value="0.168229037414978" calcext:value-type="float">
            <text:p>0,1682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9+2*RAND()" office:value-type="float" office:value="10.8217871061061" calcext:value-type="float">
            <text:p>10,8218</text:p>
          </table:table-cell>
          <table:table-cell table:number-columns-repeated="5"/>
          <table:table-cell office:value-type="float" office:value="195" calcext:value-type="float">
            <text:p>195</text:p>
          </table:table-cell>
          <table:table-cell table:formula="of:=COM.MICROSOFT.NORM.INV(RAND();30;5)" office:value-type="float" office:value="33.5970523191575" calcext:value-type="float">
            <text:p>33,5971</text:p>
          </table:table-cell>
          <table:table-cell table:number-columns-repeated="5"/>
          <table:table-cell office:value-type="float" office:value="195" calcext:value-type="float">
            <text:p>195</text:p>
          </table:table-cell>
          <table:table-cell table:formula="of:=40+10*RAND()" office:value-type="float" office:value="48.6670424917247" calcext:value-type="float">
            <text:p>48,6670</text:p>
          </table:table-cell>
          <table:table-cell table:number-columns-repeated="5"/>
          <table:table-cell office:value-type="float" office:value="195" calcext:value-type="float">
            <text:p>195</text:p>
          </table:table-cell>
          <table:table-cell table:formula="of:= ([.I220]*[.P220]+[.B220]*[.P220]+[.B220]*[.I220])/([.B220]*[.I220]*[.P220])" office:value-type="float" office:value="0.142718481817889" calcext:value-type="float">
            <text:p>0,1427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9+2*RAND()" office:value-type="float" office:value="9.6002022062894" calcext:value-type="float">
            <text:p>9,6002</text:p>
          </table:table-cell>
          <table:table-cell table:number-columns-repeated="5"/>
          <table:table-cell office:value-type="float" office:value="196" calcext:value-type="float">
            <text:p>196</text:p>
          </table:table-cell>
          <table:table-cell table:formula="of:=COM.MICROSOFT.NORM.INV(RAND();30;5)" office:value-type="float" office:value="26.3279075145398" calcext:value-type="float">
            <text:p>26,3279</text:p>
          </table:table-cell>
          <table:table-cell table:number-columns-repeated="5"/>
          <table:table-cell office:value-type="float" office:value="196" calcext:value-type="float">
            <text:p>196</text:p>
          </table:table-cell>
          <table:table-cell table:formula="of:=40+10*RAND()" office:value-type="float" office:value="42.3598900751676" calcext:value-type="float">
            <text:p>42,3599</text:p>
          </table:table-cell>
          <table:table-cell table:number-columns-repeated="5"/>
          <table:table-cell office:value-type="float" office:value="196" calcext:value-type="float">
            <text:p>196</text:p>
          </table:table-cell>
          <table:table-cell table:formula="of:= ([.I221]*[.P221]+[.B221]*[.P221]+[.B221]*[.I221])/([.B221]*[.I221]*[.P221])" office:value-type="float" office:value="0.165754220080114" calcext:value-type="float">
            <text:p>0,1658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9+2*RAND()" office:value-type="float" office:value="10.4925822664518" calcext:value-type="float">
            <text:p>10,4926</text:p>
          </table:table-cell>
          <table:table-cell table:number-columns-repeated="5"/>
          <table:table-cell office:value-type="float" office:value="197" calcext:value-type="float">
            <text:p>197</text:p>
          </table:table-cell>
          <table:table-cell table:formula="of:=COM.MICROSOFT.NORM.INV(RAND();30;5)" office:value-type="float" office:value="27.3825128366476" calcext:value-type="float">
            <text:p>27,3825</text:p>
          </table:table-cell>
          <table:table-cell table:number-columns-repeated="5"/>
          <table:table-cell office:value-type="float" office:value="197" calcext:value-type="float">
            <text:p>197</text:p>
          </table:table-cell>
          <table:table-cell table:formula="of:=40+10*RAND()" office:value-type="float" office:value="40.6513973872643" calcext:value-type="float">
            <text:p>40,6514</text:p>
          </table:table-cell>
          <table:table-cell table:number-columns-repeated="5"/>
          <table:table-cell office:value-type="float" office:value="197" calcext:value-type="float">
            <text:p>197</text:p>
          </table:table-cell>
          <table:table-cell table:formula="of:= ([.I222]*[.P222]+[.B222]*[.P222]+[.B222]*[.I222])/([.B222]*[.I222]*[.P222])" office:value-type="float" office:value="0.156424482058926" calcext:value-type="float">
            <text:p>0,1564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9+2*RAND()" office:value-type="float" office:value="9.91205450589769" calcext:value-type="float">
            <text:p>9,9121</text:p>
          </table:table-cell>
          <table:table-cell table:number-columns-repeated="5"/>
          <table:table-cell office:value-type="float" office:value="198" calcext:value-type="float">
            <text:p>198</text:p>
          </table:table-cell>
          <table:table-cell table:formula="of:=COM.MICROSOFT.NORM.INV(RAND();30;5)" office:value-type="float" office:value="21.5537411302222" calcext:value-type="float">
            <text:p>21,5537</text:p>
          </table:table-cell>
          <table:table-cell table:number-columns-repeated="5"/>
          <table:table-cell office:value-type="float" office:value="198" calcext:value-type="float">
            <text:p>198</text:p>
          </table:table-cell>
          <table:table-cell table:formula="of:=40+10*RAND()" office:value-type="float" office:value="44.9147222691681" calcext:value-type="float">
            <text:p>44,9147</text:p>
          </table:table-cell>
          <table:table-cell table:number-columns-repeated="5"/>
          <table:table-cell office:value-type="float" office:value="198" calcext:value-type="float">
            <text:p>198</text:p>
          </table:table-cell>
          <table:table-cell table:formula="of:= ([.I223]*[.P223]+[.B223]*[.P223]+[.B223]*[.I223])/([.B223]*[.I223]*[.P223])" office:value-type="float" office:value="0.169547330516855" calcext:value-type="float">
            <text:p>0,1695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9+2*RAND()" office:value-type="float" office:value="9.73525635455735" calcext:value-type="float">
            <text:p>9,7353</text:p>
          </table:table-cell>
          <table:table-cell table:number-columns-repeated="5"/>
          <table:table-cell office:value-type="float" office:value="199" calcext:value-type="float">
            <text:p>199</text:p>
          </table:table-cell>
          <table:table-cell table:formula="of:=COM.MICROSOFT.NORM.INV(RAND();30;5)" office:value-type="float" office:value="25.1368614657793" calcext:value-type="float">
            <text:p>25,1369</text:p>
          </table:table-cell>
          <table:table-cell table:number-columns-repeated="5"/>
          <table:table-cell office:value-type="float" office:value="199" calcext:value-type="float">
            <text:p>199</text:p>
          </table:table-cell>
          <table:table-cell table:formula="of:=40+10*RAND()" office:value-type="float" office:value="49.9619294039439" calcext:value-type="float">
            <text:p>49,9619</text:p>
          </table:table-cell>
          <table:table-cell table:number-columns-repeated="5"/>
          <table:table-cell office:value-type="float" office:value="199" calcext:value-type="float">
            <text:p>199</text:p>
          </table:table-cell>
          <table:table-cell table:formula="of:= ([.I224]*[.P224]+[.B224]*[.P224]+[.B224]*[.I224])/([.B224]*[.I224]*[.P224])" office:value-type="float" office:value="0.16251688543796" calcext:value-type="float">
            <text:p>0,1625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9+2*RAND()" office:value-type="float" office:value="10.3080912765581" calcext:value-type="float">
            <text:p>10,3081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table:formula="of:=COM.MICROSOFT.NORM.INV(RAND();30;5)" office:value-type="float" office:value="21.1975182001733" calcext:value-type="float">
            <text:p>21,1975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table:formula="of:=40+10*RAND()" office:value-type="float" office:value="40.5354032909963" calcext:value-type="float">
            <text:p>40,5354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table:formula="of:= ([.I225]*[.P225]+[.B225]*[.P225]+[.B225]*[.I225])/([.B225]*[.I225]*[.P225])" office:value-type="float" office:value="0.168856297208645" calcext:value-type="float">
            <text:p>0,1689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9+2*RAND()" office:value-type="float" office:value="10.8575976591092" calcext:value-type="float">
            <text:p>10,8576</text:p>
          </table:table-cell>
          <table:table-cell table:number-columns-repeated="5"/>
          <table:table-cell office:value-type="float" office:value="201" calcext:value-type="float">
            <text:p>201</text:p>
          </table:table-cell>
          <table:table-cell table:formula="of:=COM.MICROSOFT.NORM.INV(RAND();30;5)" office:value-type="float" office:value="28.9885519595996" calcext:value-type="float">
            <text:p>28,9886</text:p>
          </table:table-cell>
          <table:table-cell table:number-columns-repeated="5"/>
          <table:table-cell office:value-type="float" office:value="201" calcext:value-type="float">
            <text:p>201</text:p>
          </table:table-cell>
          <table:table-cell table:formula="of:=40+10*RAND()" office:value-type="float" office:value="47.8187832969707" calcext:value-type="float">
            <text:p>47,8188</text:p>
          </table:table-cell>
          <table:table-cell table:number-columns-repeated="5"/>
          <table:table-cell office:value-type="float" office:value="201" calcext:value-type="float">
            <text:p>201</text:p>
          </table:table-cell>
          <table:table-cell table:formula="of:= ([.I226]*[.P226]+[.B226]*[.P226]+[.B226]*[.I226])/([.B226]*[.I226]*[.P226])" office:value-type="float" office:value="0.147510065956863" calcext:value-type="float">
            <text:p>0,1475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9+2*RAND()" office:value-type="float" office:value="10.809103049105" calcext:value-type="float">
            <text:p>10,8091</text:p>
          </table:table-cell>
          <table:table-cell table:number-columns-repeated="5"/>
          <table:table-cell office:value-type="float" office:value="202" calcext:value-type="float">
            <text:p>202</text:p>
          </table:table-cell>
          <table:table-cell table:formula="of:=COM.MICROSOFT.NORM.INV(RAND();30;5)" office:value-type="float" office:value="27.0231749771169" calcext:value-type="float">
            <text:p>27,0232</text:p>
          </table:table-cell>
          <table:table-cell table:number-columns-repeated="5"/>
          <table:table-cell office:value-type="float" office:value="202" calcext:value-type="float">
            <text:p>202</text:p>
          </table:table-cell>
          <table:table-cell table:formula="of:=40+10*RAND()" office:value-type="float" office:value="40.5375356751028" calcext:value-type="float">
            <text:p>40,5375</text:p>
          </table:table-cell>
          <table:table-cell table:number-columns-repeated="5"/>
          <table:table-cell office:value-type="float" office:value="202" calcext:value-type="float">
            <text:p>202</text:p>
          </table:table-cell>
          <table:table-cell table:formula="of:= ([.I227]*[.P227]+[.B227]*[.P227]+[.B227]*[.I227])/([.B227]*[.I227]*[.P227])" office:value-type="float" office:value="0.154188383648603" calcext:value-type="float">
            <text:p>0,1542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9+2*RAND()" office:value-type="float" office:value="10.9820494276937" calcext:value-type="float">
            <text:p>10,9820</text:p>
          </table:table-cell>
          <table:table-cell table:number-columns-repeated="5"/>
          <table:table-cell office:value-type="float" office:value="203" calcext:value-type="float">
            <text:p>203</text:p>
          </table:table-cell>
          <table:table-cell table:formula="of:=COM.MICROSOFT.NORM.INV(RAND();30;5)" office:value-type="float" office:value="37.2283584472911" calcext:value-type="float">
            <text:p>37,2284</text:p>
          </table:table-cell>
          <table:table-cell table:number-columns-repeated="5"/>
          <table:table-cell office:value-type="float" office:value="203" calcext:value-type="float">
            <text:p>203</text:p>
          </table:table-cell>
          <table:table-cell table:formula="of:=40+10*RAND()" office:value-type="float" office:value="49.6679856360424" calcext:value-type="float">
            <text:p>49,6680</text:p>
          </table:table-cell>
          <table:table-cell table:number-columns-repeated="5"/>
          <table:table-cell office:value-type="float" office:value="203" calcext:value-type="float">
            <text:p>203</text:p>
          </table:table-cell>
          <table:table-cell table:formula="of:= ([.I228]*[.P228]+[.B228]*[.P228]+[.B228]*[.I228])/([.B228]*[.I228]*[.P228])" office:value-type="float" office:value="0.138052622205396" calcext:value-type="float">
            <text:p>0,1381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9+2*RAND()" office:value-type="float" office:value="10.1426152915228" calcext:value-type="float">
            <text:p>10,1426</text:p>
          </table:table-cell>
          <table:table-cell table:number-columns-repeated="5"/>
          <table:table-cell office:value-type="float" office:value="204" calcext:value-type="float">
            <text:p>204</text:p>
          </table:table-cell>
          <table:table-cell table:formula="of:=COM.MICROSOFT.NORM.INV(RAND();30;5)" office:value-type="float" office:value="40.9022613315277" calcext:value-type="float">
            <text:p>40,9023</text:p>
          </table:table-cell>
          <table:table-cell table:number-columns-repeated="5"/>
          <table:table-cell office:value-type="float" office:value="204" calcext:value-type="float">
            <text:p>204</text:p>
          </table:table-cell>
          <table:table-cell table:formula="of:=40+10*RAND()" office:value-type="float" office:value="45.2985693921801" calcext:value-type="float">
            <text:p>45,2986</text:p>
          </table:table-cell>
          <table:table-cell table:number-columns-repeated="5"/>
          <table:table-cell office:value-type="float" office:value="204" calcext:value-type="float">
            <text:p>204</text:p>
          </table:table-cell>
          <table:table-cell table:formula="of:= ([.I229]*[.P229]+[.B229]*[.P229]+[.B229]*[.I229])/([.B229]*[.I229]*[.P229])" office:value-type="float" office:value="0.145118178583411" calcext:value-type="float">
            <text:p>0,1451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9+2*RAND()" office:value-type="float" office:value="9.90248322929256" calcext:value-type="float">
            <text:p>9,9025</text:p>
          </table:table-cell>
          <table:table-cell table:number-columns-repeated="5"/>
          <table:table-cell office:value-type="float" office:value="205" calcext:value-type="float">
            <text:p>205</text:p>
          </table:table-cell>
          <table:table-cell table:formula="of:=COM.MICROSOFT.NORM.INV(RAND();30;5)" office:value-type="float" office:value="20.9577607655104" calcext:value-type="float">
            <text:p>20,9578</text:p>
          </table:table-cell>
          <table:table-cell table:number-columns-repeated="5"/>
          <table:table-cell office:value-type="float" office:value="205" calcext:value-type="float">
            <text:p>205</text:p>
          </table:table-cell>
          <table:table-cell table:formula="of:=40+10*RAND()" office:value-type="float" office:value="40.1873439981137" calcext:value-type="float">
            <text:p>40,1873</text:p>
          </table:table-cell>
          <table:table-cell table:number-columns-repeated="5"/>
          <table:table-cell office:value-type="float" office:value="205" calcext:value-type="float">
            <text:p>205</text:p>
          </table:table-cell>
          <table:table-cell table:formula="of:= ([.I230]*[.P230]+[.B230]*[.P230]+[.B230]*[.I230])/([.B230]*[.I230]*[.P230])" office:value-type="float" office:value="0.173583247958699" calcext:value-type="float">
            <text:p>0,1736</text:p>
          </table:table-cell>
          <table:table-cell table:number-columns-repeated="10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9+2*RAND()" office:value-type="float" office:value="9.36592296767049" calcext:value-type="float">
            <text:p>9,3659</text:p>
          </table:table-cell>
          <table:table-cell table:number-columns-repeated="5"/>
          <table:table-cell office:value-type="float" office:value="206" calcext:value-type="float">
            <text:p>206</text:p>
          </table:table-cell>
          <table:table-cell table:formula="of:=COM.MICROSOFT.NORM.INV(RAND();30;5)" office:value-type="float" office:value="29.4204787472361" calcext:value-type="float">
            <text:p>29,4205</text:p>
          </table:table-cell>
          <table:table-cell table:number-columns-repeated="5"/>
          <table:table-cell office:value-type="float" office:value="206" calcext:value-type="float">
            <text:p>206</text:p>
          </table:table-cell>
          <table:table-cell table:formula="of:=40+10*RAND()" office:value-type="float" office:value="43.7176328257192" calcext:value-type="float">
            <text:p>43,7176</text:p>
          </table:table-cell>
          <table:table-cell table:number-columns-repeated="5"/>
          <table:table-cell office:value-type="float" office:value="206" calcext:value-type="float">
            <text:p>206</text:p>
          </table:table-cell>
          <table:table-cell table:formula="of:= ([.I231]*[.P231]+[.B231]*[.P231]+[.B231]*[.I231])/([.B231]*[.I231]*[.P231])" office:value-type="float" office:value="0.163634038340245" calcext:value-type="float">
            <text:p>0,1636</text:p>
          </table:table-cell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9+2*RAND()" office:value-type="float" office:value="10.827047283994" calcext:value-type="float">
            <text:p>10,8270</text:p>
          </table:table-cell>
          <table:table-cell table:number-columns-repeated="5"/>
          <table:table-cell office:value-type="float" office:value="207" calcext:value-type="float">
            <text:p>207</text:p>
          </table:table-cell>
          <table:table-cell table:formula="of:=COM.MICROSOFT.NORM.INV(RAND();30;5)" office:value-type="float" office:value="25.9337036069405" calcext:value-type="float">
            <text:p>25,9337</text:p>
          </table:table-cell>
          <table:table-cell table:number-columns-repeated="5"/>
          <table:table-cell office:value-type="float" office:value="207" calcext:value-type="float">
            <text:p>207</text:p>
          </table:table-cell>
          <table:table-cell table:formula="of:=40+10*RAND()" office:value-type="float" office:value="49.1013812331948" calcext:value-type="float">
            <text:p>49,1014</text:p>
          </table:table-cell>
          <table:table-cell table:number-columns-repeated="5"/>
          <table:table-cell office:value-type="float" office:value="207" calcext:value-type="float">
            <text:p>207</text:p>
          </table:table-cell>
          <table:table-cell table:formula="of:= ([.I232]*[.P232]+[.B232]*[.P232]+[.B232]*[.I232])/([.B232]*[.I232]*[.P232])" office:value-type="float" office:value="0.151287171626727" calcext:value-type="float">
            <text:p>0,1513</text:p>
          </table:table-cell>
          <table:table-cell table:number-columns-repeated="10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9+2*RAND()" office:value-type="float" office:value="10.5928617005702" calcext:value-type="float">
            <text:p>10,5929</text:p>
          </table:table-cell>
          <table:table-cell table:number-columns-repeated="5"/>
          <table:table-cell office:value-type="float" office:value="208" calcext:value-type="float">
            <text:p>208</text:p>
          </table:table-cell>
          <table:table-cell table:formula="of:=COM.MICROSOFT.NORM.INV(RAND();30;5)" office:value-type="float" office:value="27.1472282857826" calcext:value-type="float">
            <text:p>27,1472</text:p>
          </table:table-cell>
          <table:table-cell table:number-columns-repeated="5"/>
          <table:table-cell office:value-type="float" office:value="208" calcext:value-type="float">
            <text:p>208</text:p>
          </table:table-cell>
          <table:table-cell table:formula="of:=40+10*RAND()" office:value-type="float" office:value="44.8306015727576" calcext:value-type="float">
            <text:p>44,8306</text:p>
          </table:table-cell>
          <table:table-cell table:number-columns-repeated="5"/>
          <table:table-cell office:value-type="float" office:value="208" calcext:value-type="float">
            <text:p>208</text:p>
          </table:table-cell>
          <table:table-cell table:formula="of:= ([.I233]*[.P233]+[.B233]*[.P233]+[.B233]*[.I233])/([.B233]*[.I233]*[.P233])" office:value-type="float" office:value="0.153545561015063" calcext:value-type="float">
            <text:p>0,1535</text:p>
          </table:table-cell>
          <table:table-cell table:number-columns-repeated="10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9+2*RAND()" office:value-type="float" office:value="10.9720085381996" calcext:value-type="float">
            <text:p>10,9720</text:p>
          </table:table-cell>
          <table:table-cell table:number-columns-repeated="5"/>
          <table:table-cell office:value-type="float" office:value="209" calcext:value-type="float">
            <text:p>209</text:p>
          </table:table-cell>
          <table:table-cell table:formula="of:=COM.MICROSOFT.NORM.INV(RAND();30;5)" office:value-type="float" office:value="25.6616829733819" calcext:value-type="float">
            <text:p>25,6617</text:p>
          </table:table-cell>
          <table:table-cell table:number-columns-repeated="5"/>
          <table:table-cell office:value-type="float" office:value="209" calcext:value-type="float">
            <text:p>209</text:p>
          </table:table-cell>
          <table:table-cell table:formula="of:=40+10*RAND()" office:value-type="float" office:value="46.643884194782" calcext:value-type="float">
            <text:p>46,6439</text:p>
          </table:table-cell>
          <table:table-cell table:number-columns-repeated="5"/>
          <table:table-cell office:value-type="float" office:value="209" calcext:value-type="float">
            <text:p>209</text:p>
          </table:table-cell>
          <table:table-cell table:formula="of:= ([.I234]*[.P234]+[.B234]*[.P234]+[.B234]*[.I234])/([.B234]*[.I234]*[.P234])" office:value-type="float" office:value="0.151548658844974" calcext:value-type="float">
            <text:p>0,1515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9+2*RAND()" office:value-type="float" office:value="9.961219714256" calcext:value-type="float">
            <text:p>9,9612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 table:formula="of:=COM.MICROSOFT.NORM.INV(RAND();30;5)" office:value-type="float" office:value="17.301641732626" calcext:value-type="float">
            <text:p>17,3016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 table:formula="of:=40+10*RAND()" office:value-type="float" office:value="49.5722256961744" calcext:value-type="float">
            <text:p>49,5722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 table:formula="of:= ([.I235]*[.P235]+[.B235]*[.P235]+[.B235]*[.I235])/([.B235]*[.I235]*[.P235])" office:value-type="float" office:value="0.178359882208312" calcext:value-type="float">
            <text:p>0,1784</text:p>
          </table:table-cell>
          <table:table-cell table:number-columns-repeated="10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9+2*RAND()" office:value-type="float" office:value="9.77062048320659" calcext:value-type="float">
            <text:p>9,7706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table:formula="of:=COM.MICROSOFT.NORM.INV(RAND();30;5)" office:value-type="float" office:value="34.0678603250294" calcext:value-type="float">
            <text:p>34,0679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table:formula="of:=40+10*RAND()" office:value-type="float" office:value="47.5321274844464" calcext:value-type="float">
            <text:p>47,5321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table:formula="of:= ([.I236]*[.P236]+[.B236]*[.P236]+[.B236]*[.I236])/([.B236]*[.I236]*[.P236])" office:value-type="float" office:value="0.152739226151998" calcext:value-type="float">
            <text:p>0,1527</text:p>
          </table:table-cell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9+2*RAND()" office:value-type="float" office:value="10.1352792026009" calcext:value-type="float">
            <text:p>10,1353</text:p>
          </table:table-cell>
          <table:table-cell table:number-columns-repeated="5"/>
          <table:table-cell office:value-type="float" office:value="212" calcext:value-type="float">
            <text:p>212</text:p>
          </table:table-cell>
          <table:table-cell table:formula="of:=COM.MICROSOFT.NORM.INV(RAND();30;5)" office:value-type="float" office:value="25.7605118323934" calcext:value-type="float">
            <text:p>25,7605</text:p>
          </table:table-cell>
          <table:table-cell table:number-columns-repeated="5"/>
          <table:table-cell office:value-type="float" office:value="212" calcext:value-type="float">
            <text:p>212</text:p>
          </table:table-cell>
          <table:table-cell table:formula="of:=40+10*RAND()" office:value-type="float" office:value="48.1901442806702" calcext:value-type="float">
            <text:p>48,1901</text:p>
          </table:table-cell>
          <table:table-cell table:number-columns-repeated="5"/>
          <table:table-cell office:value-type="float" office:value="212" calcext:value-type="float">
            <text:p>212</text:p>
          </table:table-cell>
          <table:table-cell table:formula="of:= ([.I237]*[.P237]+[.B237]*[.P237]+[.B237]*[.I237])/([.B237]*[.I237]*[.P237])" office:value-type="float" office:value="0.158235499707752" calcext:value-type="float">
            <text:p>0,1582</text:p>
          </table:table-cell>
          <table:table-cell table:number-columns-repeated="10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9+2*RAND()" office:value-type="float" office:value="9.02762622875162" calcext:value-type="float">
            <text:p>9,0276</text:p>
          </table:table-cell>
          <table:table-cell table:number-columns-repeated="5"/>
          <table:table-cell office:value-type="float" office:value="213" calcext:value-type="float">
            <text:p>213</text:p>
          </table:table-cell>
          <table:table-cell table:formula="of:=COM.MICROSOFT.NORM.INV(RAND();30;5)" office:value-type="float" office:value="38.0869309292214" calcext:value-type="float">
            <text:p>38,0869</text:p>
          </table:table-cell>
          <table:table-cell table:number-columns-repeated="5"/>
          <table:table-cell office:value-type="float" office:value="213" calcext:value-type="float">
            <text:p>213</text:p>
          </table:table-cell>
          <table:table-cell table:formula="of:=40+10*RAND()" office:value-type="float" office:value="41.4948596886825" calcext:value-type="float">
            <text:p>41,4949</text:p>
          </table:table-cell>
          <table:table-cell table:number-columns-repeated="5"/>
          <table:table-cell office:value-type="float" office:value="213" calcext:value-type="float">
            <text:p>213</text:p>
          </table:table-cell>
          <table:table-cell table:formula="of:= ([.I238]*[.P238]+[.B238]*[.P238]+[.B238]*[.I238])/([.B238]*[.I238]*[.P238])" office:value-type="float" office:value="0.161126186245834" calcext:value-type="float">
            <text:p>0,1611</text:p>
          </table:table-cell>
          <table:table-cell table:number-columns-repeated="10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9+2*RAND()" office:value-type="float" office:value="9.84096152777784" calcext:value-type="float">
            <text:p>9,8410</text:p>
          </table:table-cell>
          <table:table-cell table:number-columns-repeated="5"/>
          <table:table-cell office:value-type="float" office:value="214" calcext:value-type="float">
            <text:p>214</text:p>
          </table:table-cell>
          <table:table-cell table:formula="of:=COM.MICROSOFT.NORM.INV(RAND();30;5)" office:value-type="float" office:value="22.7379430786676" calcext:value-type="float">
            <text:p>22,7379</text:p>
          </table:table-cell>
          <table:table-cell table:number-columns-repeated="5"/>
          <table:table-cell office:value-type="float" office:value="214" calcext:value-type="float">
            <text:p>214</text:p>
          </table:table-cell>
          <table:table-cell table:formula="of:=40+10*RAND()" office:value-type="float" office:value="42.3988937342074" calcext:value-type="float">
            <text:p>42,3989</text:p>
          </table:table-cell>
          <table:table-cell table:number-columns-repeated="5"/>
          <table:table-cell office:value-type="float" office:value="214" calcext:value-type="float">
            <text:p>214</text:p>
          </table:table-cell>
          <table:table-cell table:formula="of:= ([.I239]*[.P239]+[.B239]*[.P239]+[.B239]*[.I239])/([.B239]*[.I239]*[.P239])" office:value-type="float" office:value="0.169180959646701" calcext:value-type="float">
            <text:p>0,1692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9+2*RAND()" office:value-type="float" office:value="9.79860764020123" calcext:value-type="float">
            <text:p>9,7986</text:p>
          </table:table-cell>
          <table:table-cell table:number-columns-repeated="5"/>
          <table:table-cell office:value-type="float" office:value="215" calcext:value-type="float">
            <text:p>215</text:p>
          </table:table-cell>
          <table:table-cell table:formula="of:=COM.MICROSOFT.NORM.INV(RAND();30;5)" office:value-type="float" office:value="34.8433716464354" calcext:value-type="float">
            <text:p>34,8434</text:p>
          </table:table-cell>
          <table:table-cell table:number-columns-repeated="5"/>
          <table:table-cell office:value-type="float" office:value="215" calcext:value-type="float">
            <text:p>215</text:p>
          </table:table-cell>
          <table:table-cell table:formula="of:=40+10*RAND()" office:value-type="float" office:value="48.4533619473223" calcext:value-type="float">
            <text:p>48,4534</text:p>
          </table:table-cell>
          <table:table-cell table:number-columns-repeated="5"/>
          <table:table-cell office:value-type="float" office:value="215" calcext:value-type="float">
            <text:p>215</text:p>
          </table:table-cell>
          <table:table-cell table:formula="of:= ([.I240]*[.P240]+[.B240]*[.P240]+[.B240]*[.I240])/([.B240]*[.I240]*[.P240])" office:value-type="float" office:value="0.15139358208479" calcext:value-type="float">
            <text:p>0,1514</text:p>
          </table:table-cell>
          <table:table-cell table:number-columns-repeated="10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9+2*RAND()" office:value-type="float" office:value="10.4628820822109" calcext:value-type="float">
            <text:p>10,4629</text:p>
          </table:table-cell>
          <table:table-cell table:number-columns-repeated="5"/>
          <table:table-cell office:value-type="float" office:value="216" calcext:value-type="float">
            <text:p>216</text:p>
          </table:table-cell>
          <table:table-cell table:formula="of:=COM.MICROSOFT.NORM.INV(RAND();30;5)" office:value-type="float" office:value="29.8618365542305" calcext:value-type="float">
            <text:p>29,8618</text:p>
          </table:table-cell>
          <table:table-cell table:number-columns-repeated="5"/>
          <table:table-cell office:value-type="float" office:value="216" calcext:value-type="float">
            <text:p>216</text:p>
          </table:table-cell>
          <table:table-cell table:formula="of:=40+10*RAND()" office:value-type="float" office:value="41.5251622942742" calcext:value-type="float">
            <text:p>41,5252</text:p>
          </table:table-cell>
          <table:table-cell table:number-columns-repeated="5"/>
          <table:table-cell office:value-type="float" office:value="216" calcext:value-type="float">
            <text:p>216</text:p>
          </table:table-cell>
          <table:table-cell table:formula="of:= ([.I241]*[.P241]+[.B241]*[.P241]+[.B241]*[.I241])/([.B241]*[.I241]*[.P241])" office:value-type="float" office:value="0.153145302875589" calcext:value-type="float">
            <text:p>0,1531</text:p>
          </table:table-cell>
          <table:table-cell table:number-columns-repeated="10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9+2*RAND()" office:value-type="float" office:value="9.85158612555824" calcext:value-type="float">
            <text:p>9,8516</text:p>
          </table:table-cell>
          <table:table-cell table:number-columns-repeated="5"/>
          <table:table-cell office:value-type="float" office:value="217" calcext:value-type="float">
            <text:p>217</text:p>
          </table:table-cell>
          <table:table-cell table:formula="of:=COM.MICROSOFT.NORM.INV(RAND();30;5)" office:value-type="float" office:value="37.8000153831793" calcext:value-type="float">
            <text:p>37,8000</text:p>
          </table:table-cell>
          <table:table-cell table:number-columns-repeated="5"/>
          <table:table-cell office:value-type="float" office:value="217" calcext:value-type="float">
            <text:p>217</text:p>
          </table:table-cell>
          <table:table-cell table:formula="of:=40+10*RAND()" office:value-type="float" office:value="40.6354083016049" calcext:value-type="float">
            <text:p>40,6354</text:p>
          </table:table-cell>
          <table:table-cell table:number-columns-repeated="5"/>
          <table:table-cell office:value-type="float" office:value="217" calcext:value-type="float">
            <text:p>217</text:p>
          </table:table-cell>
          <table:table-cell table:formula="of:= ([.I242]*[.P242]+[.B242]*[.P242]+[.B242]*[.I242])/([.B242]*[.I242]*[.P242])" office:value-type="float" office:value="0.15257059260487" calcext:value-type="float">
            <text:p>0,1526</text:p>
          </table:table-cell>
          <table:table-cell table:number-columns-repeated="10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9+2*RAND()" office:value-type="float" office:value="10.8579243018758" calcext:value-type="float">
            <text:p>10,8579</text:p>
          </table:table-cell>
          <table:table-cell table:number-columns-repeated="5"/>
          <table:table-cell office:value-type="float" office:value="218" calcext:value-type="float">
            <text:p>218</text:p>
          </table:table-cell>
          <table:table-cell table:formula="of:=COM.MICROSOFT.NORM.INV(RAND();30;5)" office:value-type="float" office:value="28.8057910825602" calcext:value-type="float">
            <text:p>28,8058</text:p>
          </table:table-cell>
          <table:table-cell table:number-columns-repeated="5"/>
          <table:table-cell office:value-type="float" office:value="218" calcext:value-type="float">
            <text:p>218</text:p>
          </table:table-cell>
          <table:table-cell table:formula="of:=40+10*RAND()" office:value-type="float" office:value="46.9980455853511" calcext:value-type="float">
            <text:p>46,9980</text:p>
          </table:table-cell>
          <table:table-cell table:number-columns-repeated="5"/>
          <table:table-cell office:value-type="float" office:value="218" calcext:value-type="float">
            <text:p>218</text:p>
          </table:table-cell>
          <table:table-cell table:formula="of:= ([.I243]*[.P243]+[.B243]*[.P243]+[.B243]*[.I243])/([.B243]*[.I243]*[.P243])" office:value-type="float" office:value="0.148091356582372" calcext:value-type="float">
            <text:p>0,1481</text:p>
          </table:table-cell>
          <table:table-cell table:number-columns-repeated="10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9+2*RAND()" office:value-type="float" office:value="10.8319744903129" calcext:value-type="float">
            <text:p>10,8320</text:p>
          </table:table-cell>
          <table:table-cell table:number-columns-repeated="5"/>
          <table:table-cell office:value-type="float" office:value="219" calcext:value-type="float">
            <text:p>219</text:p>
          </table:table-cell>
          <table:table-cell table:formula="of:=COM.MICROSOFT.NORM.INV(RAND();30;5)" office:value-type="float" office:value="33.9030821519487" calcext:value-type="float">
            <text:p>33,9031</text:p>
          </table:table-cell>
          <table:table-cell table:number-columns-repeated="5"/>
          <table:table-cell office:value-type="float" office:value="219" calcext:value-type="float">
            <text:p>219</text:p>
          </table:table-cell>
          <table:table-cell table:formula="of:=40+10*RAND()" office:value-type="float" office:value="43.3482456498314" calcext:value-type="float">
            <text:p>43,3482</text:p>
          </table:table-cell>
          <table:table-cell table:number-columns-repeated="5"/>
          <table:table-cell office:value-type="float" office:value="219" calcext:value-type="float">
            <text:p>219</text:p>
          </table:table-cell>
          <table:table-cell table:formula="of:= ([.I244]*[.P244]+[.B244]*[.P244]+[.B244]*[.I244])/([.B244]*[.I244]*[.P244])" office:value-type="float" office:value="0.144884099749151" calcext:value-type="float">
            <text:p>0,1449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9+2*RAND()" office:value-type="float" office:value="9.22171127959155" calcext:value-type="float">
            <text:p>9,2217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table:formula="of:=COM.MICROSOFT.NORM.INV(RAND();30;5)" office:value-type="float" office:value="30.6071572764988" calcext:value-type="float">
            <text:p>30,6072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table:formula="of:=40+10*RAND()" office:value-type="float" office:value="46.7845828097779" calcext:value-type="float">
            <text:p>46,7846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table:formula="of:= ([.I245]*[.P245]+[.B245]*[.P245]+[.B245]*[.I245])/([.B245]*[.I245]*[.P245])" office:value-type="float" office:value="0.162486402227251" calcext:value-type="float">
            <text:p>0,1625</text:p>
          </table:table-cell>
          <table:table-cell table:number-columns-repeated="10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9+2*RAND()" office:value-type="float" office:value="9.26207131356932" calcext:value-type="float">
            <text:p>9,2621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table:formula="of:=COM.MICROSOFT.NORM.INV(RAND();30;5)" office:value-type="float" office:value="25.6852650840604" calcext:value-type="float">
            <text:p>25,6853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table:formula="of:=40+10*RAND()" office:value-type="float" office:value="42.1643831965048" calcext:value-type="float">
            <text:p>42,1644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table:formula="of:= ([.I246]*[.P246]+[.B246]*[.P246]+[.B246]*[.I246])/([.B246]*[.I246]*[.P246])" office:value-type="float" office:value="0.170616737219625" calcext:value-type="float">
            <text:p>0,1706</text:p>
          </table:table-cell>
          <table:table-cell table:number-columns-repeated="10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9+2*RAND()" office:value-type="float" office:value="10.50633558142" calcext:value-type="float">
            <text:p>10,5063</text:p>
          </table:table-cell>
          <table:table-cell table:number-columns-repeated="5"/>
          <table:table-cell office:value-type="float" office:value="222" calcext:value-type="float">
            <text:p>222</text:p>
          </table:table-cell>
          <table:table-cell table:formula="of:=COM.MICROSOFT.NORM.INV(RAND();30;5)" office:value-type="float" office:value="28.5934077717718" calcext:value-type="float">
            <text:p>28,5934</text:p>
          </table:table-cell>
          <table:table-cell table:number-columns-repeated="5"/>
          <table:table-cell office:value-type="float" office:value="222" calcext:value-type="float">
            <text:p>222</text:p>
          </table:table-cell>
          <table:table-cell table:formula="of:=40+10*RAND()" office:value-type="float" office:value="46.5884882526007" calcext:value-type="float">
            <text:p>46,5885</text:p>
          </table:table-cell>
          <table:table-cell table:number-columns-repeated="5"/>
          <table:table-cell office:value-type="float" office:value="222" calcext:value-type="float">
            <text:p>222</text:p>
          </table:table-cell>
          <table:table-cell table:formula="of:= ([.I247]*[.P247]+[.B247]*[.P247]+[.B247]*[.I247])/([.B247]*[.I247]*[.P247])" office:value-type="float" office:value="0.151618290395554" calcext:value-type="float">
            <text:p>0,1516</text:p>
          </table:table-cell>
          <table:table-cell table:number-columns-repeated="10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9+2*RAND()" office:value-type="float" office:value="10.4886290563736" calcext:value-type="float">
            <text:p>10,4886</text:p>
          </table:table-cell>
          <table:table-cell table:number-columns-repeated="5"/>
          <table:table-cell office:value-type="float" office:value="223" calcext:value-type="float">
            <text:p>223</text:p>
          </table:table-cell>
          <table:table-cell table:formula="of:=COM.MICROSOFT.NORM.INV(RAND();30;5)" office:value-type="float" office:value="37.3393657407824" calcext:value-type="float">
            <text:p>37,3394</text:p>
          </table:table-cell>
          <table:table-cell table:number-columns-repeated="5"/>
          <table:table-cell office:value-type="float" office:value="223" calcext:value-type="float">
            <text:p>223</text:p>
          </table:table-cell>
          <table:table-cell table:formula="of:=40+10*RAND()" office:value-type="float" office:value="47.863788587274" calcext:value-type="float">
            <text:p>47,8638</text:p>
          </table:table-cell>
          <table:table-cell table:number-columns-repeated="5"/>
          <table:table-cell office:value-type="float" office:value="223" calcext:value-type="float">
            <text:p>223</text:p>
          </table:table-cell>
          <table:table-cell table:formula="of:= ([.I248]*[.P248]+[.B248]*[.P248]+[.B248]*[.I248])/([.B248]*[.I248]*[.P248])" office:value-type="float" office:value="0.143015352862406" calcext:value-type="float">
            <text:p>0,1430</text:p>
          </table:table-cell>
          <table:table-cell table:number-columns-repeated="10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9+2*RAND()" office:value-type="float" office:value="10.8118047362659" calcext:value-type="float">
            <text:p>10,8118</text:p>
          </table:table-cell>
          <table:table-cell table:number-columns-repeated="5"/>
          <table:table-cell office:value-type="float" office:value="224" calcext:value-type="float">
            <text:p>224</text:p>
          </table:table-cell>
          <table:table-cell table:formula="of:=COM.MICROSOFT.NORM.INV(RAND();30;5)" office:value-type="float" office:value="34.7552638031796" calcext:value-type="float">
            <text:p>34,7553</text:p>
          </table:table-cell>
          <table:table-cell table:number-columns-repeated="5"/>
          <table:table-cell office:value-type="float" office:value="224" calcext:value-type="float">
            <text:p>224</text:p>
          </table:table-cell>
          <table:table-cell table:formula="of:=40+10*RAND()" office:value-type="float" office:value="46.9158163631801" calcext:value-type="float">
            <text:p>46,9158</text:p>
          </table:table-cell>
          <table:table-cell table:number-columns-repeated="5"/>
          <table:table-cell office:value-type="float" office:value="224" calcext:value-type="float">
            <text:p>224</text:p>
          </table:table-cell>
          <table:table-cell table:formula="of:= ([.I249]*[.P249]+[.B249]*[.P249]+[.B249]*[.I249])/([.B249]*[.I249]*[.P249])" office:value-type="float" office:value="0.142578890066788" calcext:value-type="float">
            <text:p>0,1426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9+2*RAND()" office:value-type="float" office:value="9.2502357729245" calcext:value-type="float">
            <text:p>9,2502</text:p>
          </table:table-cell>
          <table:table-cell table:number-columns-repeated="5"/>
          <table:table-cell office:value-type="float" office:value="225" calcext:value-type="float">
            <text:p>225</text:p>
          </table:table-cell>
          <table:table-cell table:formula="of:=COM.MICROSOFT.NORM.INV(RAND();30;5)" office:value-type="float" office:value="31.592506393104" calcext:value-type="float">
            <text:p>31,5925</text:p>
          </table:table-cell>
          <table:table-cell table:number-columns-repeated="5"/>
          <table:table-cell office:value-type="float" office:value="225" calcext:value-type="float">
            <text:p>225</text:p>
          </table:table-cell>
          <table:table-cell table:formula="of:=40+10*RAND()" office:value-type="float" office:value="47.4913247895893" calcext:value-type="float">
            <text:p>47,4913</text:p>
          </table:table-cell>
          <table:table-cell table:number-columns-repeated="5"/>
          <table:table-cell office:value-type="float" office:value="225" calcext:value-type="float">
            <text:p>225</text:p>
          </table:table-cell>
          <table:table-cell table:formula="of:= ([.I250]*[.P250]+[.B250]*[.P250]+[.B250]*[.I250])/([.B250]*[.I250]*[.P250])" office:value-type="float" office:value="0.160814905678007" calcext:value-type="float">
            <text:p>0,1608</text:p>
          </table:table-cell>
          <table:table-cell table:number-columns-repeated="10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9+2*RAND()" office:value-type="float" office:value="10.7404880060349" calcext:value-type="float">
            <text:p>10,7405</text:p>
          </table:table-cell>
          <table:table-cell table:number-columns-repeated="5"/>
          <table:table-cell office:value-type="float" office:value="226" calcext:value-type="float">
            <text:p>226</text:p>
          </table:table-cell>
          <table:table-cell table:formula="of:=COM.MICROSOFT.NORM.INV(RAND();30;5)" office:value-type="float" office:value="28.0301354315371" calcext:value-type="float">
            <text:p>28,0301</text:p>
          </table:table-cell>
          <table:table-cell table:number-columns-repeated="5"/>
          <table:table-cell office:value-type="float" office:value="226" calcext:value-type="float">
            <text:p>226</text:p>
          </table:table-cell>
          <table:table-cell table:formula="of:=40+10*RAND()" office:value-type="float" office:value="40.8631669345778" calcext:value-type="float">
            <text:p>40,8632</text:p>
          </table:table-cell>
          <table:table-cell table:number-columns-repeated="5"/>
          <table:table-cell office:value-type="float" office:value="226" calcext:value-type="float">
            <text:p>226</text:p>
          </table:table-cell>
          <table:table-cell table:formula="of:= ([.I251]*[.P251]+[.B251]*[.P251]+[.B251]*[.I251])/([.B251]*[.I251]*[.P251])" office:value-type="float" office:value="0.153253444360594" calcext:value-type="float">
            <text:p>0,1533</text:p>
          </table:table-cell>
          <table:table-cell table:number-columns-repeated="10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9+2*RAND()" office:value-type="float" office:value="10.2172254521865" calcext:value-type="float">
            <text:p>10,2172</text:p>
          </table:table-cell>
          <table:table-cell table:number-columns-repeated="5"/>
          <table:table-cell office:value-type="float" office:value="227" calcext:value-type="float">
            <text:p>227</text:p>
          </table:table-cell>
          <table:table-cell table:formula="of:=COM.MICROSOFT.NORM.INV(RAND();30;5)" office:value-type="float" office:value="28.233422725565" calcext:value-type="float">
            <text:p>28,2334</text:p>
          </table:table-cell>
          <table:table-cell table:number-columns-repeated="5"/>
          <table:table-cell office:value-type="float" office:value="227" calcext:value-type="float">
            <text:p>227</text:p>
          </table:table-cell>
          <table:table-cell table:formula="of:=40+10*RAND()" office:value-type="float" office:value="42.1061456680764" calcext:value-type="float">
            <text:p>42,1061</text:p>
          </table:table-cell>
          <table:table-cell table:number-columns-repeated="5"/>
          <table:table-cell office:value-type="float" office:value="227" calcext:value-type="float">
            <text:p>227</text:p>
          </table:table-cell>
          <table:table-cell table:formula="of:= ([.I252]*[.P252]+[.B252]*[.P252]+[.B252]*[.I252])/([.B252]*[.I252]*[.P252])" office:value-type="float" office:value="0.157042445552602" calcext:value-type="float">
            <text:p>0,1570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9+2*RAND()" office:value-type="float" office:value="10.5138850754593" calcext:value-type="float">
            <text:p>10,5139</text:p>
          </table:table-cell>
          <table:table-cell table:number-columns-repeated="5"/>
          <table:table-cell office:value-type="float" office:value="228" calcext:value-type="float">
            <text:p>228</text:p>
          </table:table-cell>
          <table:table-cell table:formula="of:=COM.MICROSOFT.NORM.INV(RAND();30;5)" office:value-type="float" office:value="25.1709719254259" calcext:value-type="float">
            <text:p>25,1710</text:p>
          </table:table-cell>
          <table:table-cell table:number-columns-repeated="5"/>
          <table:table-cell office:value-type="float" office:value="228" calcext:value-type="float">
            <text:p>228</text:p>
          </table:table-cell>
          <table:table-cell table:formula="of:=40+10*RAND()" office:value-type="float" office:value="42.4097517167684" calcext:value-type="float">
            <text:p>42,4098</text:p>
          </table:table-cell>
          <table:table-cell table:number-columns-repeated="5"/>
          <table:table-cell office:value-type="float" office:value="228" calcext:value-type="float">
            <text:p>228</text:p>
          </table:table-cell>
          <table:table-cell table:formula="of:= ([.I253]*[.P253]+[.B253]*[.P253]+[.B253]*[.I253])/([.B253]*[.I253]*[.P253])" office:value-type="float" office:value="0.15842010539292" calcext:value-type="float">
            <text:p>0,1584</text:p>
          </table:table-cell>
          <table:table-cell table:number-columns-repeated="10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9+2*RAND()" office:value-type="float" office:value="9.09627666627057" calcext:value-type="float">
            <text:p>9,0963</text:p>
          </table:table-cell>
          <table:table-cell table:number-columns-repeated="5"/>
          <table:table-cell office:value-type="float" office:value="229" calcext:value-type="float">
            <text:p>229</text:p>
          </table:table-cell>
          <table:table-cell table:formula="of:=COM.MICROSOFT.NORM.INV(RAND();30;5)" office:value-type="float" office:value="27.9326601814707" calcext:value-type="float">
            <text:p>27,9327</text:p>
          </table:table-cell>
          <table:table-cell table:number-columns-repeated="5"/>
          <table:table-cell office:value-type="float" office:value="229" calcext:value-type="float">
            <text:p>229</text:p>
          </table:table-cell>
          <table:table-cell table:formula="of:=40+10*RAND()" office:value-type="float" office:value="45.2230934693944" calcext:value-type="float">
            <text:p>45,2231</text:p>
          </table:table-cell>
          <table:table-cell table:number-columns-repeated="5"/>
          <table:table-cell office:value-type="float" office:value="229" calcext:value-type="float">
            <text:p>229</text:p>
          </table:table-cell>
          <table:table-cell table:formula="of:= ([.I254]*[.P254]+[.B254]*[.P254]+[.B254]*[.I254])/([.B254]*[.I254]*[.P254])" office:value-type="float" office:value="0.167848072165709" calcext:value-type="float">
            <text:p>0,1678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9+2*RAND()" office:value-type="float" office:value="9.50461457646452" calcext:value-type="float">
            <text:p>9,5046</text:p>
          </table:table-cell>
          <table:table-cell table:number-columns-repeated="5"/>
          <table:table-cell office:value-type="float" office:value="230" calcext:value-type="float">
            <text:p>230</text:p>
          </table:table-cell>
          <table:table-cell table:formula="of:=COM.MICROSOFT.NORM.INV(RAND();30;5)" office:value-type="float" office:value="33.176082291095" calcext:value-type="float">
            <text:p>33,1761</text:p>
          </table:table-cell>
          <table:table-cell table:number-columns-repeated="5"/>
          <table:table-cell office:value-type="float" office:value="230" calcext:value-type="float">
            <text:p>230</text:p>
          </table:table-cell>
          <table:table-cell table:formula="of:=40+10*RAND()" office:value-type="float" office:value="44.8836835671682" calcext:value-type="float">
            <text:p>44,8837</text:p>
          </table:table-cell>
          <table:table-cell table:number-columns-repeated="5"/>
          <table:table-cell office:value-type="float" office:value="230" calcext:value-type="float">
            <text:p>230</text:p>
          </table:table-cell>
          <table:table-cell table:formula="of:= ([.I255]*[.P255]+[.B255]*[.P255]+[.B255]*[.I255])/([.B255]*[.I255]*[.P255])" office:value-type="float" office:value="0.157634059726567" calcext:value-type="float">
            <text:p>0,1576</text:p>
          </table:table-cell>
          <table:table-cell table:number-columns-repeated="10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9+2*RAND()" office:value-type="float" office:value="10.983533812454" calcext:value-type="float">
            <text:p>10,9835</text:p>
          </table:table-cell>
          <table:table-cell table:number-columns-repeated="5"/>
          <table:table-cell office:value-type="float" office:value="231" calcext:value-type="float">
            <text:p>231</text:p>
          </table:table-cell>
          <table:table-cell table:formula="of:=COM.MICROSOFT.NORM.INV(RAND();30;5)" office:value-type="float" office:value="33.9999178760454" calcext:value-type="float">
            <text:p>33,9999</text:p>
          </table:table-cell>
          <table:table-cell table:number-columns-repeated="5"/>
          <table:table-cell office:value-type="float" office:value="231" calcext:value-type="float">
            <text:p>231</text:p>
          </table:table-cell>
          <table:table-cell table:formula="of:=40+10*RAND()" office:value-type="float" office:value="49.3152053502854" calcext:value-type="float">
            <text:p>49,3152</text:p>
          </table:table-cell>
          <table:table-cell table:number-columns-repeated="5"/>
          <table:table-cell office:value-type="float" office:value="231" calcext:value-type="float">
            <text:p>231</text:p>
          </table:table-cell>
          <table:table-cell table:formula="of:= ([.I256]*[.P256]+[.B256]*[.P256]+[.B256]*[.I256])/([.B256]*[.I256]*[.P256])" office:value-type="float" office:value="0.14073493636849" calcext:value-type="float">
            <text:p>0,1407</text:p>
          </table:table-cell>
          <table:table-cell table:number-columns-repeated="10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9+2*RAND()" office:value-type="float" office:value="9.29639077489264" calcext:value-type="float">
            <text:p>9,2964</text:p>
          </table:table-cell>
          <table:table-cell table:number-columns-repeated="5"/>
          <table:table-cell office:value-type="float" office:value="232" calcext:value-type="float">
            <text:p>232</text:p>
          </table:table-cell>
          <table:table-cell table:formula="of:=COM.MICROSOFT.NORM.INV(RAND();30;5)" office:value-type="float" office:value="26.9564332020437" calcext:value-type="float">
            <text:p>26,9564</text:p>
          </table:table-cell>
          <table:table-cell table:number-columns-repeated="5"/>
          <table:table-cell office:value-type="float" office:value="232" calcext:value-type="float">
            <text:p>232</text:p>
          </table:table-cell>
          <table:table-cell table:formula="of:=40+10*RAND()" office:value-type="float" office:value="41.2860977172386" calcext:value-type="float">
            <text:p>41,2861</text:p>
          </table:table-cell>
          <table:table-cell table:number-columns-repeated="5"/>
          <table:table-cell office:value-type="float" office:value="232" calcext:value-type="float">
            <text:p>232</text:p>
          </table:table-cell>
          <table:table-cell table:formula="of:= ([.I257]*[.P257]+[.B257]*[.P257]+[.B257]*[.I257])/([.B257]*[.I257]*[.P257])" office:value-type="float" office:value="0.168886752265901" calcext:value-type="float">
            <text:p>0,1689</text:p>
          </table:table-cell>
          <table:table-cell table:number-columns-repeated="10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9+2*RAND()" office:value-type="float" office:value="9.59340170794167" calcext:value-type="float">
            <text:p>9,5934</text:p>
          </table:table-cell>
          <table:table-cell table:number-columns-repeated="5"/>
          <table:table-cell office:value-type="float" office:value="233" calcext:value-type="float">
            <text:p>233</text:p>
          </table:table-cell>
          <table:table-cell table:formula="of:=COM.MICROSOFT.NORM.INV(RAND();30;5)" office:value-type="float" office:value="35.7944066929829" calcext:value-type="float">
            <text:p>35,7944</text:p>
          </table:table-cell>
          <table:table-cell table:number-columns-repeated="5"/>
          <table:table-cell office:value-type="float" office:value="233" calcext:value-type="float">
            <text:p>233</text:p>
          </table:table-cell>
          <table:table-cell table:formula="of:=40+10*RAND()" office:value-type="float" office:value="49.3143603566568" calcext:value-type="float">
            <text:p>49,3144</text:p>
          </table:table-cell>
          <table:table-cell table:number-columns-repeated="5"/>
          <table:table-cell office:value-type="float" office:value="233" calcext:value-type="float">
            <text:p>233</text:p>
          </table:table-cell>
          <table:table-cell table:formula="of:= ([.I258]*[.P258]+[.B258]*[.P258]+[.B258]*[.I258])/([.B258]*[.I258]*[.P258])" office:value-type="float" office:value="0.152453706675733" calcext:value-type="float">
            <text:p>0,1525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9+2*RAND()" office:value-type="float" office:value="9.59947352227755" calcext:value-type="float">
            <text:p>9,5995</text:p>
          </table:table-cell>
          <table:table-cell table:number-columns-repeated="5"/>
          <table:table-cell office:value-type="float" office:value="234" calcext:value-type="float">
            <text:p>234</text:p>
          </table:table-cell>
          <table:table-cell table:formula="of:=COM.MICROSOFT.NORM.INV(RAND();30;5)" office:value-type="float" office:value="40.8682017645214" calcext:value-type="float">
            <text:p>40,8682</text:p>
          </table:table-cell>
          <table:table-cell table:number-columns-repeated="5"/>
          <table:table-cell office:value-type="float" office:value="234" calcext:value-type="float">
            <text:p>234</text:p>
          </table:table-cell>
          <table:table-cell table:formula="of:=40+10*RAND()" office:value-type="float" office:value="43.5824138706084" calcext:value-type="float">
            <text:p>43,5824</text:p>
          </table:table-cell>
          <table:table-cell table:number-columns-repeated="5"/>
          <table:table-cell office:value-type="float" office:value="234" calcext:value-type="float">
            <text:p>234</text:p>
          </table:table-cell>
          <table:table-cell table:formula="of:= ([.I259]*[.P259]+[.B259]*[.P259]+[.B259]*[.I259])/([.B259]*[.I259]*[.P259])" office:value-type="float" office:value="0.151586315777045" calcext:value-type="float">
            <text:p>0,1516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9+2*RAND()" office:value-type="float" office:value="10.7150729375426" calcext:value-type="float">
            <text:p>10,7151</text:p>
          </table:table-cell>
          <table:table-cell table:number-columns-repeated="5"/>
          <table:table-cell office:value-type="float" office:value="235" calcext:value-type="float">
            <text:p>235</text:p>
          </table:table-cell>
          <table:table-cell table:formula="of:=COM.MICROSOFT.NORM.INV(RAND();30;5)" office:value-type="float" office:value="27.0914013267068" calcext:value-type="float">
            <text:p>27,0914</text:p>
          </table:table-cell>
          <table:table-cell table:number-columns-repeated="5"/>
          <table:table-cell office:value-type="float" office:value="235" calcext:value-type="float">
            <text:p>235</text:p>
          </table:table-cell>
          <table:table-cell table:formula="of:=40+10*RAND()" office:value-type="float" office:value="48.3419318462256" calcext:value-type="float">
            <text:p>48,3419</text:p>
          </table:table-cell>
          <table:table-cell table:number-columns-repeated="5"/>
          <table:table-cell office:value-type="float" office:value="235" calcext:value-type="float">
            <text:p>235</text:p>
          </table:table-cell>
          <table:table-cell table:formula="of:= ([.I260]*[.P260]+[.B260]*[.P260]+[.B260]*[.I260])/([.B260]*[.I260]*[.P260])" office:value-type="float" office:value="0.150924532373356" calcext:value-type="float">
            <text:p>0,1509</text:p>
          </table:table-cell>
          <table:table-cell table:number-columns-repeated="10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9+2*RAND()" office:value-type="float" office:value="9.27489255997352" calcext:value-type="float">
            <text:p>9,2749</text:p>
          </table:table-cell>
          <table:table-cell table:number-columns-repeated="5"/>
          <table:table-cell office:value-type="float" office:value="236" calcext:value-type="float">
            <text:p>236</text:p>
          </table:table-cell>
          <table:table-cell table:formula="of:=COM.MICROSOFT.NORM.INV(RAND();30;5)" office:value-type="float" office:value="29.9965690789894" calcext:value-type="float">
            <text:p>29,9966</text:p>
          </table:table-cell>
          <table:table-cell table:number-columns-repeated="5"/>
          <table:table-cell office:value-type="float" office:value="236" calcext:value-type="float">
            <text:p>236</text:p>
          </table:table-cell>
          <table:table-cell table:formula="of:=40+10*RAND()" office:value-type="float" office:value="45.4009263368789" calcext:value-type="float">
            <text:p>45,4009</text:p>
          </table:table-cell>
          <table:table-cell table:number-columns-repeated="5"/>
          <table:table-cell office:value-type="float" office:value="236" calcext:value-type="float">
            <text:p>236</text:p>
          </table:table-cell>
          <table:table-cell table:formula="of:= ([.I261]*[.P261]+[.B261]*[.P261]+[.B261]*[.I261])/([.B261]*[.I261]*[.P261])" office:value-type="float" office:value="0.16318108874128" calcext:value-type="float">
            <text:p>0,1632</text:p>
          </table:table-cell>
          <table:table-cell table:number-columns-repeated="10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9+2*RAND()" office:value-type="float" office:value="9.69323928351514" calcext:value-type="float">
            <text:p>9,6932</text:p>
          </table:table-cell>
          <table:table-cell table:number-columns-repeated="5"/>
          <table:table-cell office:value-type="float" office:value="237" calcext:value-type="float">
            <text:p>237</text:p>
          </table:table-cell>
          <table:table-cell table:formula="of:=COM.MICROSOFT.NORM.INV(RAND();30;5)" office:value-type="float" office:value="31.5572762068609" calcext:value-type="float">
            <text:p>31,5573</text:p>
          </table:table-cell>
          <table:table-cell table:number-columns-repeated="5"/>
          <table:table-cell office:value-type="float" office:value="237" calcext:value-type="float">
            <text:p>237</text:p>
          </table:table-cell>
          <table:table-cell table:formula="of:=40+10*RAND()" office:value-type="float" office:value="40.7430598919746" calcext:value-type="float">
            <text:p>40,7431</text:p>
          </table:table-cell>
          <table:table-cell table:number-columns-repeated="5"/>
          <table:table-cell office:value-type="float" office:value="237" calcext:value-type="float">
            <text:p>237</text:p>
          </table:table-cell>
          <table:table-cell table:formula="of:= ([.I262]*[.P262]+[.B262]*[.P262]+[.B262]*[.I262])/([.B262]*[.I262]*[.P262])" office:value-type="float" office:value="0.159397157674094" calcext:value-type="float">
            <text:p>0,1594</text:p>
          </table:table-cell>
          <table:table-cell table:number-columns-repeated="10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9+2*RAND()" office:value-type="float" office:value="9.19797308905982" calcext:value-type="float">
            <text:p>9,1980</text:p>
          </table:table-cell>
          <table:table-cell table:number-columns-repeated="5"/>
          <table:table-cell office:value-type="float" office:value="238" calcext:value-type="float">
            <text:p>238</text:p>
          </table:table-cell>
          <table:table-cell table:formula="of:=COM.MICROSOFT.NORM.INV(RAND();30;5)" office:value-type="float" office:value="26.3596742922384" calcext:value-type="float">
            <text:p>26,3597</text:p>
          </table:table-cell>
          <table:table-cell table:number-columns-repeated="5"/>
          <table:table-cell office:value-type="float" office:value="238" calcext:value-type="float">
            <text:p>238</text:p>
          </table:table-cell>
          <table:table-cell table:formula="of:=40+10*RAND()" office:value-type="float" office:value="49.9022880860139" calcext:value-type="float">
            <text:p>49,9023</text:p>
          </table:table-cell>
          <table:table-cell table:number-columns-repeated="5"/>
          <table:table-cell office:value-type="float" office:value="238" calcext:value-type="float">
            <text:p>238</text:p>
          </table:table-cell>
          <table:table-cell table:formula="of:= ([.I263]*[.P263]+[.B263]*[.P263]+[.B263]*[.I263])/([.B263]*[.I263]*[.P263])" office:value-type="float" office:value="0.166695502005492" calcext:value-type="float">
            <text:p>0,1667</text:p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9+2*RAND()" office:value-type="float" office:value="10.8235395888332" calcext:value-type="float">
            <text:p>10,8235</text:p>
          </table:table-cell>
          <table:table-cell table:number-columns-repeated="5"/>
          <table:table-cell office:value-type="float" office:value="239" calcext:value-type="float">
            <text:p>239</text:p>
          </table:table-cell>
          <table:table-cell table:formula="of:=COM.MICROSOFT.NORM.INV(RAND();30;5)" office:value-type="float" office:value="31.4124856786245" calcext:value-type="float">
            <text:p>31,4125</text:p>
          </table:table-cell>
          <table:table-cell table:number-columns-repeated="5"/>
          <table:table-cell office:value-type="float" office:value="239" calcext:value-type="float">
            <text:p>239</text:p>
          </table:table-cell>
          <table:table-cell table:formula="of:=40+10*RAND()" office:value-type="float" office:value="44.0848454099614" calcext:value-type="float">
            <text:p>44,0848</text:p>
          </table:table-cell>
          <table:table-cell table:number-columns-repeated="5"/>
          <table:table-cell office:value-type="float" office:value="239" calcext:value-type="float">
            <text:p>239</text:p>
          </table:table-cell>
          <table:table-cell table:formula="of:= ([.I264]*[.P264]+[.B264]*[.P264]+[.B264]*[.I264])/([.B264]*[.I264]*[.P264])" office:value-type="float" office:value="0.146909224756816" calcext:value-type="float">
            <text:p>0,1469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9+2*RAND()" office:value-type="float" office:value="10.3902614123654" calcext:value-type="float">
            <text:p>10,3903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table:formula="of:=COM.MICROSOFT.NORM.INV(RAND();30;5)" office:value-type="float" office:value="18.1485007034854" calcext:value-type="float">
            <text:p>18,1485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table:formula="of:=40+10*RAND()" office:value-type="float" office:value="46.3669461372774" calcext:value-type="float">
            <text:p>46,3669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table:formula="of:= ([.I265]*[.P265]+[.B265]*[.P265]+[.B265]*[.I265])/([.B265]*[.I265]*[.P265])" office:value-type="float" office:value="0.172912027494061" calcext:value-type="float">
            <text:p>0,1729</text:p>
          </table:table-cell>
          <table:table-cell table:number-columns-repeated="10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9+2*RAND()" office:value-type="float" office:value="10.045837428188" calcext:value-type="float">
            <text:p>10,0458</text:p>
          </table:table-cell>
          <table:table-cell table:number-columns-repeated="5"/>
          <table:table-cell office:value-type="float" office:value="241" calcext:value-type="float">
            <text:p>241</text:p>
          </table:table-cell>
          <table:table-cell table:formula="of:=COM.MICROSOFT.NORM.INV(RAND();30;5)" office:value-type="float" office:value="28.7748907153028" calcext:value-type="float">
            <text:p>28,7749</text:p>
          </table:table-cell>
          <table:table-cell table:number-columns-repeated="5"/>
          <table:table-cell office:value-type="float" office:value="241" calcext:value-type="float">
            <text:p>241</text:p>
          </table:table-cell>
          <table:table-cell table:formula="of:=40+10*RAND()" office:value-type="float" office:value="43.8405890006106" calcext:value-type="float">
            <text:p>43,8406</text:p>
          </table:table-cell>
          <table:table-cell table:number-columns-repeated="5"/>
          <table:table-cell office:value-type="float" office:value="241" calcext:value-type="float">
            <text:p>241</text:p>
          </table:table-cell>
          <table:table-cell table:formula="of:= ([.I266]*[.P266]+[.B266]*[.P266]+[.B266]*[.I266])/([.B266]*[.I266]*[.P266])" office:value-type="float" office:value="0.157106150936248" calcext:value-type="float">
            <text:p>0,1571</text:p>
          </table:table-cell>
          <table:table-cell table:number-columns-repeated="10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9+2*RAND()" office:value-type="float" office:value="10.842382414965" calcext:value-type="float">
            <text:p>10,8424</text:p>
          </table:table-cell>
          <table:table-cell table:number-columns-repeated="5"/>
          <table:table-cell office:value-type="float" office:value="242" calcext:value-type="float">
            <text:p>242</text:p>
          </table:table-cell>
          <table:table-cell table:formula="of:=COM.MICROSOFT.NORM.INV(RAND();30;5)" office:value-type="float" office:value="28.2576222013698" calcext:value-type="float">
            <text:p>28,2576</text:p>
          </table:table-cell>
          <table:table-cell table:number-columns-repeated="5"/>
          <table:table-cell office:value-type="float" office:value="242" calcext:value-type="float">
            <text:p>242</text:p>
          </table:table-cell>
          <table:table-cell table:formula="of:=40+10*RAND()" office:value-type="float" office:value="47.1721217536833" calcext:value-type="float">
            <text:p>47,1721</text:p>
          </table:table-cell>
          <table:table-cell table:number-columns-repeated="5"/>
          <table:table-cell office:value-type="float" office:value="242" calcext:value-type="float">
            <text:p>242</text:p>
          </table:table-cell>
          <table:table-cell table:formula="of:= ([.I267]*[.P267]+[.B267]*[.P267]+[.B267]*[.I267])/([.B267]*[.I267]*[.P267])" office:value-type="float" office:value="0.148818295490391" calcext:value-type="float">
            <text:p>0,1488</text:p>
          </table:table-cell>
          <table:table-cell table:number-columns-repeated="10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9+2*RAND()" office:value-type="float" office:value="9.92794026737101" calcext:value-type="float">
            <text:p>9,9279</text:p>
          </table:table-cell>
          <table:table-cell table:number-columns-repeated="5"/>
          <table:table-cell office:value-type="float" office:value="243" calcext:value-type="float">
            <text:p>243</text:p>
          </table:table-cell>
          <table:table-cell table:formula="of:=COM.MICROSOFT.NORM.INV(RAND();30;5)" office:value-type="float" office:value="22.1375716035834" calcext:value-type="float">
            <text:p>22,1376</text:p>
          </table:table-cell>
          <table:table-cell table:number-columns-repeated="5"/>
          <table:table-cell office:value-type="float" office:value="243" calcext:value-type="float">
            <text:p>243</text:p>
          </table:table-cell>
          <table:table-cell table:formula="of:=40+10*RAND()" office:value-type="float" office:value="42.8840127575677" calcext:value-type="float">
            <text:p>42,8840</text:p>
          </table:table-cell>
          <table:table-cell table:number-columns-repeated="5"/>
          <table:table-cell office:value-type="float" office:value="243" calcext:value-type="float">
            <text:p>243</text:p>
          </table:table-cell>
          <table:table-cell table:formula="of:= ([.I268]*[.P268]+[.B268]*[.P268]+[.B268]*[.I268])/([.B268]*[.I268]*[.P268])" office:value-type="float" office:value="0.169216613928782" calcext:value-type="float">
            <text:p>0,1692</text:p>
          </table:table-cell>
          <table:table-cell table:number-columns-repeated="10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9+2*RAND()" office:value-type="float" office:value="10.3484264628496" calcext:value-type="float">
            <text:p>10,3484</text:p>
          </table:table-cell>
          <table:table-cell table:number-columns-repeated="5"/>
          <table:table-cell office:value-type="float" office:value="244" calcext:value-type="float">
            <text:p>244</text:p>
          </table:table-cell>
          <table:table-cell table:formula="of:=COM.MICROSOFT.NORM.INV(RAND();30;5)" office:value-type="float" office:value="24.0057058360461" calcext:value-type="float">
            <text:p>24,0057</text:p>
          </table:table-cell>
          <table:table-cell table:number-columns-repeated="5"/>
          <table:table-cell office:value-type="float" office:value="244" calcext:value-type="float">
            <text:p>244</text:p>
          </table:table-cell>
          <table:table-cell table:formula="of:=40+10*RAND()" office:value-type="float" office:value="41.7265680723358" calcext:value-type="float">
            <text:p>41,7266</text:p>
          </table:table-cell>
          <table:table-cell table:number-columns-repeated="5"/>
          <table:table-cell office:value-type="float" office:value="244" calcext:value-type="float">
            <text:p>244</text:p>
          </table:table-cell>
          <table:table-cell table:formula="of:= ([.I269]*[.P269]+[.B269]*[.P269]+[.B269]*[.I269])/([.B269]*[.I269]*[.P269])" office:value-type="float" office:value="0.162255358237092" calcext:value-type="float">
            <text:p>0,1623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9+2*RAND()" office:value-type="float" office:value="9.52578219422139" calcext:value-type="float">
            <text:p>9,5258</text:p>
          </table:table-cell>
          <table:table-cell table:number-columns-repeated="5"/>
          <table:table-cell office:value-type="float" office:value="245" calcext:value-type="float">
            <text:p>245</text:p>
          </table:table-cell>
          <table:table-cell table:formula="of:=COM.MICROSOFT.NORM.INV(RAND();30;5)" office:value-type="float" office:value="39.8612844035166" calcext:value-type="float">
            <text:p>39,8613</text:p>
          </table:table-cell>
          <table:table-cell table:number-columns-repeated="5"/>
          <table:table-cell office:value-type="float" office:value="245" calcext:value-type="float">
            <text:p>245</text:p>
          </table:table-cell>
          <table:table-cell table:formula="of:=40+10*RAND()" office:value-type="float" office:value="40.094663760392" calcext:value-type="float">
            <text:p>40,0947</text:p>
          </table:table-cell>
          <table:table-cell table:number-columns-repeated="5"/>
          <table:table-cell office:value-type="float" office:value="245" calcext:value-type="float">
            <text:p>245</text:p>
          </table:table-cell>
          <table:table-cell table:formula="of:= ([.I270]*[.P270]+[.B270]*[.P270]+[.B270]*[.I270])/([.B270]*[.I270]*[.P270])" office:value-type="float" office:value="0.155006229601525" calcext:value-type="float">
            <text:p>0,1550</text:p>
          </table:table-cell>
          <table:table-cell table:number-columns-repeated="10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9+2*RAND()" office:value-type="float" office:value="10.3293340525124" calcext:value-type="float">
            <text:p>10,3293</text:p>
          </table:table-cell>
          <table:table-cell table:number-columns-repeated="5"/>
          <table:table-cell office:value-type="float" office:value="246" calcext:value-type="float">
            <text:p>246</text:p>
          </table:table-cell>
          <table:table-cell table:formula="of:=COM.MICROSOFT.NORM.INV(RAND();30;5)" office:value-type="float" office:value="28.8357670132636" calcext:value-type="float">
            <text:p>28,8358</text:p>
          </table:table-cell>
          <table:table-cell table:number-columns-repeated="5"/>
          <table:table-cell office:value-type="float" office:value="246" calcext:value-type="float">
            <text:p>246</text:p>
          </table:table-cell>
          <table:table-cell table:formula="of:=40+10*RAND()" office:value-type="float" office:value="49.1614450595807" calcext:value-type="float">
            <text:p>49,1614</text:p>
          </table:table-cell>
          <table:table-cell table:number-columns-repeated="5"/>
          <table:table-cell office:value-type="float" office:value="246" calcext:value-type="float">
            <text:p>246</text:p>
          </table:table-cell>
          <table:table-cell table:formula="of:= ([.I271]*[.P271]+[.B271]*[.P271]+[.B271]*[.I271])/([.B271]*[.I271]*[.P271])" office:value-type="float" office:value="0.151831959445195" calcext:value-type="float">
            <text:p>0,1518</text:p>
          </table:table-cell>
          <table:table-cell table:number-columns-repeated="10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9+2*RAND()" office:value-type="float" office:value="10.3900490088854" calcext:value-type="float">
            <text:p>10,3900</text:p>
          </table:table-cell>
          <table:table-cell table:number-columns-repeated="5"/>
          <table:table-cell office:value-type="float" office:value="247" calcext:value-type="float">
            <text:p>247</text:p>
          </table:table-cell>
          <table:table-cell table:formula="of:=COM.MICROSOFT.NORM.INV(RAND();30;5)" office:value-type="float" office:value="29.5599746079468" calcext:value-type="float">
            <text:p>29,5600</text:p>
          </table:table-cell>
          <table:table-cell table:number-columns-repeated="5"/>
          <table:table-cell office:value-type="float" office:value="247" calcext:value-type="float">
            <text:p>247</text:p>
          </table:table-cell>
          <table:table-cell table:formula="of:=40+10*RAND()" office:value-type="float" office:value="47.5653631787282" calcext:value-type="float">
            <text:p>47,5654</text:p>
          </table:table-cell>
          <table:table-cell table:number-columns-repeated="5"/>
          <table:table-cell office:value-type="float" office:value="247" calcext:value-type="float">
            <text:p>247</text:p>
          </table:table-cell>
          <table:table-cell table:formula="of:= ([.I272]*[.P272]+[.B272]*[.P272]+[.B272]*[.I272])/([.B272]*[.I272]*[.P272])" office:value-type="float" office:value="0.151099166716834" calcext:value-type="float">
            <text:p>0,1511</text:p>
          </table:table-cell>
          <table:table-cell table:number-columns-repeated="10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9+2*RAND()" office:value-type="float" office:value="9.62044878792949" calcext:value-type="float">
            <text:p>9,6204</text:p>
          </table:table-cell>
          <table:table-cell table:number-columns-repeated="5"/>
          <table:table-cell office:value-type="float" office:value="248" calcext:value-type="float">
            <text:p>248</text:p>
          </table:table-cell>
          <table:table-cell table:formula="of:=COM.MICROSOFT.NORM.INV(RAND();30;5)" office:value-type="float" office:value="34.2566611945653" calcext:value-type="float">
            <text:p>34,2567</text:p>
          </table:table-cell>
          <table:table-cell table:number-columns-repeated="5"/>
          <table:table-cell office:value-type="float" office:value="248" calcext:value-type="float">
            <text:p>248</text:p>
          </table:table-cell>
          <table:table-cell table:formula="of:=40+10*RAND()" office:value-type="float" office:value="49.151390058687" calcext:value-type="float">
            <text:p>49,1514</text:p>
          </table:table-cell>
          <table:table-cell table:number-columns-repeated="5"/>
          <table:table-cell office:value-type="float" office:value="248" calcext:value-type="float">
            <text:p>248</text:p>
          </table:table-cell>
          <table:table-cell table:formula="of:= ([.I273]*[.P273]+[.B273]*[.P273]+[.B273]*[.I273])/([.B273]*[.I273]*[.P273])" office:value-type="float" office:value="0.15348196222769" calcext:value-type="float">
            <text:p>0,1535</text:p>
          </table:table-cell>
          <table:table-cell table:number-columns-repeated="10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9+2*RAND()" office:value-type="float" office:value="9.16254780464806" calcext:value-type="float">
            <text:p>9,1625</text:p>
          </table:table-cell>
          <table:table-cell table:number-columns-repeated="5"/>
          <table:table-cell office:value-type="float" office:value="249" calcext:value-type="float">
            <text:p>249</text:p>
          </table:table-cell>
          <table:table-cell table:formula="of:=COM.MICROSOFT.NORM.INV(RAND();30;5)" office:value-type="float" office:value="28.3835569967598" calcext:value-type="float">
            <text:p>28,3836</text:p>
          </table:table-cell>
          <table:table-cell table:number-columns-repeated="5"/>
          <table:table-cell office:value-type="float" office:value="249" calcext:value-type="float">
            <text:p>249</text:p>
          </table:table-cell>
          <table:table-cell table:formula="of:=40+10*RAND()" office:value-type="float" office:value="49.4833632779773" calcext:value-type="float">
            <text:p>49,4834</text:p>
          </table:table-cell>
          <table:table-cell table:number-columns-repeated="5"/>
          <table:table-cell office:value-type="float" office:value="249" calcext:value-type="float">
            <text:p>249</text:p>
          </table:table-cell>
          <table:table-cell table:formula="of:= ([.I274]*[.P274]+[.B274]*[.P274]+[.B274]*[.I274])/([.B274]*[.I274]*[.P274])" office:value-type="float" office:value="0.164580427278759" calcext:value-type="float">
            <text:p>0,1646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9+2*RAND()" office:value-type="float" office:value="10.9133224838879" calcext:value-type="float">
            <text:p>10,9133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 table:formula="of:=COM.MICROSOFT.NORM.INV(RAND();30;5)" office:value-type="float" office:value="31.1916275003003" calcext:value-type="float">
            <text:p>31,1916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 table:formula="of:=40+10*RAND()" office:value-type="float" office:value="47.685277670389" calcext:value-type="float">
            <text:p>47,6853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 table:formula="of:= ([.I275]*[.P275]+[.B275]*[.P275]+[.B275]*[.I275])/([.B275]*[.I275]*[.P275])" office:value-type="float" office:value="0.144661841885216" calcext:value-type="float">
            <text:p>0,1447</text:p>
          </table:table-cell>
          <table:table-cell table:number-columns-repeated="10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9+2*RAND()" office:value-type="float" office:value="10.7975812752265" calcext:value-type="float">
            <text:p>10,7976</text:p>
          </table:table-cell>
          <table:table-cell table:number-columns-repeated="5"/>
          <table:table-cell office:value-type="float" office:value="251" calcext:value-type="float">
            <text:p>251</text:p>
          </table:table-cell>
          <table:table-cell table:formula="of:=COM.MICROSOFT.NORM.INV(RAND();30;5)" office:value-type="float" office:value="37.2809722102692" calcext:value-type="float">
            <text:p>37,2810</text:p>
          </table:table-cell>
          <table:table-cell table:number-columns-repeated="5"/>
          <table:table-cell office:value-type="float" office:value="251" calcext:value-type="float">
            <text:p>251</text:p>
          </table:table-cell>
          <table:table-cell table:formula="of:=40+10*RAND()" office:value-type="float" office:value="42.522851562826" calcext:value-type="float">
            <text:p>42,5229</text:p>
          </table:table-cell>
          <table:table-cell table:number-columns-repeated="5"/>
          <table:table-cell office:value-type="float" office:value="251" calcext:value-type="float">
            <text:p>251</text:p>
          </table:table-cell>
          <table:table-cell table:formula="of:= ([.I276]*[.P276]+[.B276]*[.P276]+[.B276]*[.I276])/([.B276]*[.I276]*[.P276])" office:value-type="float" office:value="0.142953435903105" calcext:value-type="float">
            <text:p>0,1430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9+2*RAND()" office:value-type="float" office:value="9.17677685548551" calcext:value-type="float">
            <text:p>9,1768</text:p>
          </table:table-cell>
          <table:table-cell table:number-columns-repeated="5"/>
          <table:table-cell office:value-type="float" office:value="252" calcext:value-type="float">
            <text:p>252</text:p>
          </table:table-cell>
          <table:table-cell table:formula="of:=COM.MICROSOFT.NORM.INV(RAND();30;5)" office:value-type="float" office:value="29.9239903693528" calcext:value-type="float">
            <text:p>29,9240</text:p>
          </table:table-cell>
          <table:table-cell table:number-columns-repeated="5"/>
          <table:table-cell office:value-type="float" office:value="252" calcext:value-type="float">
            <text:p>252</text:p>
          </table:table-cell>
          <table:table-cell table:formula="of:=40+10*RAND()" office:value-type="float" office:value="46.1978097783867" calcext:value-type="float">
            <text:p>46,1978</text:p>
          </table:table-cell>
          <table:table-cell table:number-columns-repeated="5"/>
          <table:table-cell office:value-type="float" office:value="252" calcext:value-type="float">
            <text:p>252</text:p>
          </table:table-cell>
          <table:table-cell table:formula="of:= ([.I277]*[.P277]+[.B277]*[.P277]+[.B277]*[.I277])/([.B277]*[.I277]*[.P277])" office:value-type="float" office:value="0.164034772876213" calcext:value-type="float">
            <text:p>0,1640</text:p>
          </table:table-cell>
          <table:table-cell table:number-columns-repeated="10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9+2*RAND()" office:value-type="float" office:value="10.5425077260006" calcext:value-type="float">
            <text:p>10,5425</text:p>
          </table:table-cell>
          <table:table-cell table:number-columns-repeated="5"/>
          <table:table-cell office:value-type="float" office:value="253" calcext:value-type="float">
            <text:p>253</text:p>
          </table:table-cell>
          <table:table-cell table:formula="of:=COM.MICROSOFT.NORM.INV(RAND();30;5)" office:value-type="float" office:value="35.6541469912898" calcext:value-type="float">
            <text:p>35,6541</text:p>
          </table:table-cell>
          <table:table-cell table:number-columns-repeated="5"/>
          <table:table-cell office:value-type="float" office:value="253" calcext:value-type="float">
            <text:p>253</text:p>
          </table:table-cell>
          <table:table-cell table:formula="of:=40+10*RAND()" office:value-type="float" office:value="47.8073984093498" calcext:value-type="float">
            <text:p>47,8074</text:p>
          </table:table-cell>
          <table:table-cell table:number-columns-repeated="5"/>
          <table:table-cell office:value-type="float" office:value="253" calcext:value-type="float">
            <text:p>253</text:p>
          </table:table-cell>
          <table:table-cell table:formula="of:= ([.I278]*[.P278]+[.B278]*[.P278]+[.B278]*[.I278])/([.B278]*[.I278]*[.P278])" office:value-type="float" office:value="0.143818585049464" calcext:value-type="float">
            <text:p>0,1438</text:p>
          </table:table-cell>
          <table:table-cell table:number-columns-repeated="10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9+2*RAND()" office:value-type="float" office:value="9.185136948945" calcext:value-type="float">
            <text:p>9,1851</text:p>
          </table:table-cell>
          <table:table-cell table:number-columns-repeated="5"/>
          <table:table-cell office:value-type="float" office:value="254" calcext:value-type="float">
            <text:p>254</text:p>
          </table:table-cell>
          <table:table-cell table:formula="of:=COM.MICROSOFT.NORM.INV(RAND();30;5)" office:value-type="float" office:value="45.2226066509786" calcext:value-type="float">
            <text:p>45,2226</text:p>
          </table:table-cell>
          <table:table-cell table:number-columns-repeated="5"/>
          <table:table-cell office:value-type="float" office:value="254" calcext:value-type="float">
            <text:p>254</text:p>
          </table:table-cell>
          <table:table-cell table:formula="of:=40+10*RAND()" office:value-type="float" office:value="49.9903196340892" calcext:value-type="float">
            <text:p>49,9903</text:p>
          </table:table-cell>
          <table:table-cell table:number-columns-repeated="5"/>
          <table:table-cell office:value-type="float" office:value="254" calcext:value-type="float">
            <text:p>254</text:p>
          </table:table-cell>
          <table:table-cell table:formula="of:= ([.I279]*[.P279]+[.B279]*[.P279]+[.B279]*[.I279])/([.B279]*[.I279]*[.P279])" office:value-type="float" office:value="0.150988246514295" calcext:value-type="float">
            <text:p>0,1510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9+2*RAND()" office:value-type="float" office:value="10.7405033439863" calcext:value-type="float">
            <text:p>10,7405</text:p>
          </table:table-cell>
          <table:table-cell table:number-columns-repeated="5"/>
          <table:table-cell office:value-type="float" office:value="255" calcext:value-type="float">
            <text:p>255</text:p>
          </table:table-cell>
          <table:table-cell table:formula="of:=COM.MICROSOFT.NORM.INV(RAND();30;5)" office:value-type="float" office:value="29.2747676492614" calcext:value-type="float">
            <text:p>29,2748</text:p>
          </table:table-cell>
          <table:table-cell table:number-columns-repeated="5"/>
          <table:table-cell office:value-type="float" office:value="255" calcext:value-type="float">
            <text:p>255</text:p>
          </table:table-cell>
          <table:table-cell table:formula="of:=40+10*RAND()" office:value-type="float" office:value="44.291922749253" calcext:value-type="float">
            <text:p>44,2919</text:p>
          </table:table-cell>
          <table:table-cell table:number-columns-repeated="5"/>
          <table:table-cell office:value-type="float" office:value="255" calcext:value-type="float">
            <text:p>255</text:p>
          </table:table-cell>
          <table:table-cell table:formula="of:= ([.I280]*[.P280]+[.B280]*[.P280]+[.B280]*[.I280])/([.B280]*[.I280]*[.P280])" office:value-type="float" office:value="0.149842095850097" calcext:value-type="float">
            <text:p>0,1498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9+2*RAND()" office:value-type="float" office:value="9.18210874055512" calcext:value-type="float">
            <text:p>9,1821</text:p>
          </table:table-cell>
          <table:table-cell table:number-columns-repeated="5"/>
          <table:table-cell office:value-type="float" office:value="256" calcext:value-type="float">
            <text:p>256</text:p>
          </table:table-cell>
          <table:table-cell table:formula="of:=COM.MICROSOFT.NORM.INV(RAND();30;5)" office:value-type="float" office:value="31.2008208243225" calcext:value-type="float">
            <text:p>31,2008</text:p>
          </table:table-cell>
          <table:table-cell table:number-columns-repeated="5"/>
          <table:table-cell office:value-type="float" office:value="256" calcext:value-type="float">
            <text:p>256</text:p>
          </table:table-cell>
          <table:table-cell table:formula="of:=40+10*RAND()" office:value-type="float" office:value="48.4073428984266" calcext:value-type="float">
            <text:p>48,4073</text:p>
          </table:table-cell>
          <table:table-cell table:number-columns-repeated="5"/>
          <table:table-cell office:value-type="float" office:value="256" calcext:value-type="float">
            <text:p>256</text:p>
          </table:table-cell>
          <table:table-cell table:formula="of:= ([.I281]*[.P281]+[.B281]*[.P281]+[.B281]*[.I281])/([.B281]*[.I281]*[.P281])" office:value-type="float" office:value="0.161615906503799" calcext:value-type="float">
            <text:p>0,1616</text:p>
          </table:table-cell>
          <table:table-cell table:number-columns-repeated="10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9+2*RAND()" office:value-type="float" office:value="10.5063111160416" calcext:value-type="float">
            <text:p>10,5063</text:p>
          </table:table-cell>
          <table:table-cell table:number-columns-repeated="5"/>
          <table:table-cell office:value-type="float" office:value="257" calcext:value-type="float">
            <text:p>257</text:p>
          </table:table-cell>
          <table:table-cell table:formula="of:=COM.MICROSOFT.NORM.INV(RAND();30;5)" office:value-type="float" office:value="34.6164640857931" calcext:value-type="float">
            <text:p>34,6165</text:p>
          </table:table-cell>
          <table:table-cell table:number-columns-repeated="5"/>
          <table:table-cell office:value-type="float" office:value="257" calcext:value-type="float">
            <text:p>257</text:p>
          </table:table-cell>
          <table:table-cell table:formula="of:=40+10*RAND()" office:value-type="float" office:value="49.2212602577638" calcext:value-type="float">
            <text:p>49,2213</text:p>
          </table:table-cell>
          <table:table-cell table:number-columns-repeated="5"/>
          <table:table-cell office:value-type="float" office:value="257" calcext:value-type="float">
            <text:p>257</text:p>
          </table:table-cell>
          <table:table-cell table:formula="of:= ([.I282]*[.P282]+[.B282]*[.P282]+[.B282]*[.I282])/([.B282]*[.I282]*[.P282])" office:value-type="float" office:value="0.144385298104877" calcext:value-type="float">
            <text:p>0,1444</text:p>
          </table:table-cell>
          <table:table-cell table:number-columns-repeated="10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9+2*RAND()" office:value-type="float" office:value="10.5293326552492" calcext:value-type="float">
            <text:p>10,5293</text:p>
          </table:table-cell>
          <table:table-cell table:number-columns-repeated="5"/>
          <table:table-cell office:value-type="float" office:value="258" calcext:value-type="float">
            <text:p>258</text:p>
          </table:table-cell>
          <table:table-cell table:formula="of:=COM.MICROSOFT.NORM.INV(RAND();30;5)" office:value-type="float" office:value="34.1487327548529" calcext:value-type="float">
            <text:p>34,1487</text:p>
          </table:table-cell>
          <table:table-cell table:number-columns-repeated="5"/>
          <table:table-cell office:value-type="float" office:value="258" calcext:value-type="float">
            <text:p>258</text:p>
          </table:table-cell>
          <table:table-cell table:formula="of:=40+10*RAND()" office:value-type="float" office:value="45.8618827757891" calcext:value-type="float">
            <text:p>45,8619</text:p>
          </table:table-cell>
          <table:table-cell table:number-columns-repeated="5"/>
          <table:table-cell office:value-type="float" office:value="258" calcext:value-type="float">
            <text:p>258</text:p>
          </table:table-cell>
          <table:table-cell table:formula="of:= ([.I283]*[.P283]+[.B283]*[.P283]+[.B283]*[.I283])/([.B283]*[.I283]*[.P283])" office:value-type="float" office:value="0.146061043918416" calcext:value-type="float">
            <text:p>0,1461</text:p>
          </table:table-cell>
          <table:table-cell table:number-columns-repeated="10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9+2*RAND()" office:value-type="float" office:value="9.1922951231245" calcext:value-type="float">
            <text:p>9,1923</text:p>
          </table:table-cell>
          <table:table-cell table:number-columns-repeated="5"/>
          <table:table-cell office:value-type="float" office:value="259" calcext:value-type="float">
            <text:p>259</text:p>
          </table:table-cell>
          <table:table-cell table:formula="of:=COM.MICROSOFT.NORM.INV(RAND();30;5)" office:value-type="float" office:value="26.5690604991737" calcext:value-type="float">
            <text:p>26,5691</text:p>
          </table:table-cell>
          <table:table-cell table:number-columns-repeated="5"/>
          <table:table-cell office:value-type="float" office:value="259" calcext:value-type="float">
            <text:p>259</text:p>
          </table:table-cell>
          <table:table-cell table:formula="of:=40+10*RAND()" office:value-type="float" office:value="41.3264854939189" calcext:value-type="float">
            <text:p>41,3265</text:p>
          </table:table-cell>
          <table:table-cell table:number-columns-repeated="5"/>
          <table:table-cell office:value-type="float" office:value="259" calcext:value-type="float">
            <text:p>259</text:p>
          </table:table-cell>
          <table:table-cell table:formula="of:= ([.I284]*[.P284]+[.B284]*[.P284]+[.B284]*[.I284])/([.B284]*[.I284]*[.P284])" office:value-type="float" office:value="0.170622079828306" calcext:value-type="float">
            <text:p>0,1706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9+2*RAND()" office:value-type="float" office:value="9.91899709473364" calcext:value-type="float">
            <text:p>9,9190</text:p>
          </table:table-cell>
          <table:table-cell table:number-columns-repeated="5"/>
          <table:table-cell office:value-type="float" office:value="260" calcext:value-type="float">
            <text:p>260</text:p>
          </table:table-cell>
          <table:table-cell table:formula="of:=COM.MICROSOFT.NORM.INV(RAND();30;5)" office:value-type="float" office:value="30.8856242370465" calcext:value-type="float">
            <text:p>30,8856</text:p>
          </table:table-cell>
          <table:table-cell table:number-columns-repeated="5"/>
          <table:table-cell office:value-type="float" office:value="260" calcext:value-type="float">
            <text:p>260</text:p>
          </table:table-cell>
          <table:table-cell table:formula="of:=40+10*RAND()" office:value-type="float" office:value="48.9863830513787" calcext:value-type="float">
            <text:p>48,9864</text:p>
          </table:table-cell>
          <table:table-cell table:number-columns-repeated="5"/>
          <table:table-cell office:value-type="float" office:value="260" calcext:value-type="float">
            <text:p>260</text:p>
          </table:table-cell>
          <table:table-cell table:formula="of:= ([.I285]*[.P285]+[.B285]*[.P285]+[.B285]*[.I285])/([.B285]*[.I285]*[.P285])" office:value-type="float" office:value="0.153608003019735" calcext:value-type="float">
            <text:p>0,1536</text:p>
          </table:table-cell>
          <table:table-cell table:number-columns-repeated="10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9+2*RAND()" office:value-type="float" office:value="10.8654716738965" calcext:value-type="float">
            <text:p>10,8655</text:p>
          </table:table-cell>
          <table:table-cell table:number-columns-repeated="5"/>
          <table:table-cell office:value-type="float" office:value="261" calcext:value-type="float">
            <text:p>261</text:p>
          </table:table-cell>
          <table:table-cell table:formula="of:=COM.MICROSOFT.NORM.INV(RAND();30;5)" office:value-type="float" office:value="24.8074940089458" calcext:value-type="float">
            <text:p>24,8075</text:p>
          </table:table-cell>
          <table:table-cell table:number-columns-repeated="5"/>
          <table:table-cell office:value-type="float" office:value="261" calcext:value-type="float">
            <text:p>261</text:p>
          </table:table-cell>
          <table:table-cell table:formula="of:=40+10*RAND()" office:value-type="float" office:value="45.4683726478834" calcext:value-type="float">
            <text:p>45,4684</text:p>
          </table:table-cell>
          <table:table-cell table:number-columns-repeated="5"/>
          <table:table-cell office:value-type="float" office:value="261" calcext:value-type="float">
            <text:p>261</text:p>
          </table:table-cell>
          <table:table-cell table:formula="of:= ([.I286]*[.P286]+[.B286]*[.P286]+[.B286]*[.I286])/([.B286]*[.I286]*[.P286])" office:value-type="float" office:value="0.154338370217272" calcext:value-type="float">
            <text:p>0,1543</text:p>
          </table:table-cell>
          <table:table-cell table:number-columns-repeated="10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9+2*RAND()" office:value-type="float" office:value="10.7985082010273" calcext:value-type="float">
            <text:p>10,7985</text:p>
          </table:table-cell>
          <table:table-cell table:number-columns-repeated="5"/>
          <table:table-cell office:value-type="float" office:value="262" calcext:value-type="float">
            <text:p>262</text:p>
          </table:table-cell>
          <table:table-cell table:formula="of:=COM.MICROSOFT.NORM.INV(RAND();30;5)" office:value-type="float" office:value="27.2164732533045" calcext:value-type="float">
            <text:p>27,2165</text:p>
          </table:table-cell>
          <table:table-cell table:number-columns-repeated="5"/>
          <table:table-cell office:value-type="float" office:value="262" calcext:value-type="float">
            <text:p>262</text:p>
          </table:table-cell>
          <table:table-cell table:formula="of:=40+10*RAND()" office:value-type="float" office:value="49.5288565417286" calcext:value-type="float">
            <text:p>49,5289</text:p>
          </table:table-cell>
          <table:table-cell table:number-columns-repeated="5"/>
          <table:table-cell office:value-type="float" office:value="262" calcext:value-type="float">
            <text:p>262</text:p>
          </table:table-cell>
          <table:table-cell table:formula="of:= ([.I287]*[.P287]+[.B287]*[.P287]+[.B287]*[.I287])/([.B287]*[.I287]*[.P287])" office:value-type="float" office:value="0.149538087608011" calcext:value-type="float">
            <text:p>0,1495</text:p>
          </table:table-cell>
          <table:table-cell table:number-columns-repeated="10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9+2*RAND()" office:value-type="float" office:value="10.3175668523181" calcext:value-type="float">
            <text:p>10,3176</text:p>
          </table:table-cell>
          <table:table-cell table:number-columns-repeated="5"/>
          <table:table-cell office:value-type="float" office:value="263" calcext:value-type="float">
            <text:p>263</text:p>
          </table:table-cell>
          <table:table-cell table:formula="of:=COM.MICROSOFT.NORM.INV(RAND();30;5)" office:value-type="float" office:value="23.5805434059239" calcext:value-type="float">
            <text:p>23,5805</text:p>
          </table:table-cell>
          <table:table-cell table:number-columns-repeated="5"/>
          <table:table-cell office:value-type="float" office:value="263" calcext:value-type="float">
            <text:p>263</text:p>
          </table:table-cell>
          <table:table-cell table:formula="of:=40+10*RAND()" office:value-type="float" office:value="41.7773147008847" calcext:value-type="float">
            <text:p>41,7773</text:p>
          </table:table-cell>
          <table:table-cell table:number-columns-repeated="5"/>
          <table:table-cell office:value-type="float" office:value="263" calcext:value-type="float">
            <text:p>263</text:p>
          </table:table-cell>
          <table:table-cell table:formula="of:= ([.I288]*[.P288]+[.B288]*[.P288]+[.B288]*[.I288])/([.B288]*[.I288]*[.P288])" office:value-type="float" office:value="0.163266355404567" calcext:value-type="float">
            <text:p>0,1633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9+2*RAND()" office:value-type="float" office:value="10.1718051952776" calcext:value-type="float">
            <text:p>10,1718</text:p>
          </table:table-cell>
          <table:table-cell table:number-columns-repeated="5"/>
          <table:table-cell office:value-type="float" office:value="264" calcext:value-type="float">
            <text:p>264</text:p>
          </table:table-cell>
          <table:table-cell table:formula="of:=COM.MICROSOFT.NORM.INV(RAND();30;5)" office:value-type="float" office:value="25.3163591799722" calcext:value-type="float">
            <text:p>25,3164</text:p>
          </table:table-cell>
          <table:table-cell table:number-columns-repeated="5"/>
          <table:table-cell office:value-type="float" office:value="264" calcext:value-type="float">
            <text:p>264</text:p>
          </table:table-cell>
          <table:table-cell table:formula="of:=40+10*RAND()" office:value-type="float" office:value="44.432946924353" calcext:value-type="float">
            <text:p>44,4329</text:p>
          </table:table-cell>
          <table:table-cell table:number-columns-repeated="5"/>
          <table:table-cell office:value-type="float" office:value="264" calcext:value-type="float">
            <text:p>264</text:p>
          </table:table-cell>
          <table:table-cell table:formula="of:= ([.I289]*[.P289]+[.B289]*[.P289]+[.B289]*[.I289])/([.B289]*[.I289]*[.P289])" office:value-type="float" office:value="0.160316939235631" calcext:value-type="float">
            <text:p>0,1603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9+2*RAND()" office:value-type="float" office:value="9.51960852439515" calcext:value-type="float">
            <text:p>9,5196</text:p>
          </table:table-cell>
          <table:table-cell table:number-columns-repeated="5"/>
          <table:table-cell office:value-type="float" office:value="265" calcext:value-type="float">
            <text:p>265</text:p>
          </table:table-cell>
          <table:table-cell table:formula="of:=COM.MICROSOFT.NORM.INV(RAND();30;5)" office:value-type="float" office:value="36.6129416332211" calcext:value-type="float">
            <text:p>36,6129</text:p>
          </table:table-cell>
          <table:table-cell table:number-columns-repeated="5"/>
          <table:table-cell office:value-type="float" office:value="265" calcext:value-type="float">
            <text:p>265</text:p>
          </table:table-cell>
          <table:table-cell table:formula="of:=40+10*RAND()" office:value-type="float" office:value="49.8585663188715" calcext:value-type="float">
            <text:p>49,8586</text:p>
          </table:table-cell>
          <table:table-cell table:number-columns-repeated="5"/>
          <table:table-cell office:value-type="float" office:value="265" calcext:value-type="float">
            <text:p>265</text:p>
          </table:table-cell>
          <table:table-cell table:formula="of:= ([.I290]*[.P290]+[.B290]*[.P290]+[.B290]*[.I290])/([.B290]*[.I290]*[.P290])" office:value-type="float" office:value="0.152415817091043" calcext:value-type="float">
            <text:p>0,1524</text:p>
          </table:table-cell>
          <table:table-cell table:number-columns-repeated="10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9+2*RAND()" office:value-type="float" office:value="9.20747611462139" calcext:value-type="float">
            <text:p>9,2075</text:p>
          </table:table-cell>
          <table:table-cell table:number-columns-repeated="5"/>
          <table:table-cell office:value-type="float" office:value="266" calcext:value-type="float">
            <text:p>266</text:p>
          </table:table-cell>
          <table:table-cell table:formula="of:=COM.MICROSOFT.NORM.INV(RAND();30;5)" office:value-type="float" office:value="27.8755785853606" calcext:value-type="float">
            <text:p>27,8756</text:p>
          </table:table-cell>
          <table:table-cell table:number-columns-repeated="5"/>
          <table:table-cell office:value-type="float" office:value="266" calcext:value-type="float">
            <text:p>266</text:p>
          </table:table-cell>
          <table:table-cell table:formula="of:=40+10*RAND()" office:value-type="float" office:value="44.7852509899531" calcext:value-type="float">
            <text:p>44,7853</text:p>
          </table:table-cell>
          <table:table-cell table:number-columns-repeated="5"/>
          <table:table-cell office:value-type="float" office:value="266" calcext:value-type="float">
            <text:p>266</text:p>
          </table:table-cell>
          <table:table-cell table:formula="of:= ([.I291]*[.P291]+[.B291]*[.P291]+[.B291]*[.I291])/([.B291]*[.I291]*[.P291])" office:value-type="float" office:value="0.166809869988353" calcext:value-type="float">
            <text:p>0,1668</text:p>
          </table:table-cell>
          <table:table-cell table:number-columns-repeated="10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9+2*RAND()" office:value-type="float" office:value="9.29112283955328" calcext:value-type="float">
            <text:p>9,2911</text:p>
          </table:table-cell>
          <table:table-cell table:number-columns-repeated="5"/>
          <table:table-cell office:value-type="float" office:value="267" calcext:value-type="float">
            <text:p>267</text:p>
          </table:table-cell>
          <table:table-cell table:formula="of:=COM.MICROSOFT.NORM.INV(RAND();30;5)" office:value-type="float" office:value="28.2387671696968" calcext:value-type="float">
            <text:p>28,2388</text:p>
          </table:table-cell>
          <table:table-cell table:number-columns-repeated="5"/>
          <table:table-cell office:value-type="float" office:value="267" calcext:value-type="float">
            <text:p>267</text:p>
          </table:table-cell>
          <table:table-cell table:formula="of:=40+10*RAND()" office:value-type="float" office:value="45.5783391336445" calcext:value-type="float">
            <text:p>45,5783</text:p>
          </table:table-cell>
          <table:table-cell table:number-columns-repeated="5"/>
          <table:table-cell office:value-type="float" office:value="267" calcext:value-type="float">
            <text:p>267</text:p>
          </table:table-cell>
          <table:table-cell table:formula="of:= ([.I292]*[.P292]+[.B292]*[.P292]+[.B292]*[.I292])/([.B292]*[.I292]*[.P292])" office:value-type="float" office:value="0.164982175192189" calcext:value-type="float">
            <text:p>0,1650</text:p>
          </table:table-cell>
          <table:table-cell table:number-columns-repeated="10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9+2*RAND()" office:value-type="float" office:value="10.665678271791" calcext:value-type="float">
            <text:p>10,6657</text:p>
          </table:table-cell>
          <table:table-cell table:number-columns-repeated="5"/>
          <table:table-cell office:value-type="float" office:value="268" calcext:value-type="float">
            <text:p>268</text:p>
          </table:table-cell>
          <table:table-cell table:formula="of:=COM.MICROSOFT.NORM.INV(RAND();30;5)" office:value-type="float" office:value="26.2182216573187" calcext:value-type="float">
            <text:p>26,2182</text:p>
          </table:table-cell>
          <table:table-cell table:number-columns-repeated="5"/>
          <table:table-cell office:value-type="float" office:value="268" calcext:value-type="float">
            <text:p>268</text:p>
          </table:table-cell>
          <table:table-cell table:formula="of:=40+10*RAND()" office:value-type="float" office:value="46.5671243902762" calcext:value-type="float">
            <text:p>46,5671</text:p>
          </table:table-cell>
          <table:table-cell table:number-columns-repeated="5"/>
          <table:table-cell office:value-type="float" office:value="268" calcext:value-type="float">
            <text:p>268</text:p>
          </table:table-cell>
          <table:table-cell table:formula="of:= ([.I293]*[.P293]+[.B293]*[.P293]+[.B293]*[.I293])/([.B293]*[.I293]*[.P293])" office:value-type="float" office:value="0.153374477415832" calcext:value-type="float">
            <text:p>0,1534</text:p>
          </table:table-cell>
          <table:table-cell table:number-columns-repeated="10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9+2*RAND()" office:value-type="float" office:value="10.6494331753347" calcext:value-type="float">
            <text:p>10,6494</text:p>
          </table:table-cell>
          <table:table-cell table:number-columns-repeated="5"/>
          <table:table-cell office:value-type="float" office:value="269" calcext:value-type="float">
            <text:p>269</text:p>
          </table:table-cell>
          <table:table-cell table:formula="of:=COM.MICROSOFT.NORM.INV(RAND();30;5)" office:value-type="float" office:value="34.9506311383319" calcext:value-type="float">
            <text:p>34,9506</text:p>
          </table:table-cell>
          <table:table-cell table:number-columns-repeated="5"/>
          <table:table-cell office:value-type="float" office:value="269" calcext:value-type="float">
            <text:p>269</text:p>
          </table:table-cell>
          <table:table-cell table:formula="of:=40+10*RAND()" office:value-type="float" office:value="46.5880230453331" calcext:value-type="float">
            <text:p>46,5880</text:p>
          </table:table-cell>
          <table:table-cell table:number-columns-repeated="5"/>
          <table:table-cell office:value-type="float" office:value="269" calcext:value-type="float">
            <text:p>269</text:p>
          </table:table-cell>
          <table:table-cell table:formula="of:= ([.I294]*[.P294]+[.B294]*[.P294]+[.B294]*[.I294])/([.B294]*[.I294]*[.P294])" office:value-type="float" office:value="0.14397824220757" calcext:value-type="float">
            <text:p>0,1440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9+2*RAND()" office:value-type="float" office:value="10.8199595853221" calcext:value-type="float">
            <text:p>10,8200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table:formula="of:=COM.MICROSOFT.NORM.INV(RAND();30;5)" office:value-type="float" office:value="26.5917612190376" calcext:value-type="float">
            <text:p>26,5918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table:formula="of:=40+10*RAND()" office:value-type="float" office:value="41.5607021085452" calcext:value-type="float">
            <text:p>41,5607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table:formula="of:= ([.I295]*[.P295]+[.B295]*[.P295]+[.B295]*[.I295])/([.B295]*[.I295]*[.P295])" office:value-type="float" office:value="0.154088610693211" calcext:value-type="float">
            <text:p>0,1541</text:p>
          </table:table-cell>
          <table:table-cell table:number-columns-repeated="10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9+2*RAND()" office:value-type="float" office:value="10.6965793624986" calcext:value-type="float">
            <text:p>10,6966</text:p>
          </table:table-cell>
          <table:table-cell table:number-columns-repeated="5"/>
          <table:table-cell office:value-type="float" office:value="271" calcext:value-type="float">
            <text:p>271</text:p>
          </table:table-cell>
          <table:table-cell table:formula="of:=COM.MICROSOFT.NORM.INV(RAND();30;5)" office:value-type="float" office:value="30.2382240500423" calcext:value-type="float">
            <text:p>30,2382</text:p>
          </table:table-cell>
          <table:table-cell table:number-columns-repeated="5"/>
          <table:table-cell office:value-type="float" office:value="271" calcext:value-type="float">
            <text:p>271</text:p>
          </table:table-cell>
          <table:table-cell table:formula="of:=40+10*RAND()" office:value-type="float" office:value="40.9181194996927" calcext:value-type="float">
            <text:p>40,9181</text:p>
          </table:table-cell>
          <table:table-cell table:number-columns-repeated="5"/>
          <table:table-cell office:value-type="float" office:value="271" calcext:value-type="float">
            <text:p>271</text:p>
          </table:table-cell>
          <table:table-cell table:formula="of:= ([.I296]*[.P296]+[.B296]*[.P296]+[.B296]*[.I296])/([.B296]*[.I296]*[.P296])" office:value-type="float" office:value="0.150997606688563" calcext:value-type="float">
            <text:p>0,1510</text:p>
          </table:table-cell>
          <table:table-cell table:number-columns-repeated="10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9+2*RAND()" office:value-type="float" office:value="10.6434381708968" calcext:value-type="float">
            <text:p>10,6434</text:p>
          </table:table-cell>
          <table:table-cell table:number-columns-repeated="5"/>
          <table:table-cell office:value-type="float" office:value="272" calcext:value-type="float">
            <text:p>272</text:p>
          </table:table-cell>
          <table:table-cell table:formula="of:=COM.MICROSOFT.NORM.INV(RAND();30;5)" office:value-type="float" office:value="28.2560528784535" calcext:value-type="float">
            <text:p>28,2561</text:p>
          </table:table-cell>
          <table:table-cell table:number-columns-repeated="5"/>
          <table:table-cell office:value-type="float" office:value="272" calcext:value-type="float">
            <text:p>272</text:p>
          </table:table-cell>
          <table:table-cell table:formula="of:=40+10*RAND()" office:value-type="float" office:value="46.5191872010473" calcext:value-type="float">
            <text:p>46,5192</text:p>
          </table:table-cell>
          <table:table-cell table:number-columns-repeated="5"/>
          <table:table-cell office:value-type="float" office:value="272" calcext:value-type="float">
            <text:p>272</text:p>
          </table:table-cell>
          <table:table-cell table:formula="of:= ([.I297]*[.P297]+[.B297]*[.P297]+[.B297]*[.I297])/([.B297]*[.I297]*[.P297])" office:value-type="float" office:value="0.150841755788241" calcext:value-type="float">
            <text:p>0,1508</text:p>
          </table:table-cell>
          <table:table-cell table:number-columns-repeated="10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9+2*RAND()" office:value-type="float" office:value="9.29040875262581" calcext:value-type="float">
            <text:p>9,2904</text:p>
          </table:table-cell>
          <table:table-cell table:number-columns-repeated="5"/>
          <table:table-cell office:value-type="float" office:value="273" calcext:value-type="float">
            <text:p>273</text:p>
          </table:table-cell>
          <table:table-cell table:formula="of:=COM.MICROSOFT.NORM.INV(RAND();30;5)" office:value-type="float" office:value="33.4398673344969" calcext:value-type="float">
            <text:p>33,4399</text:p>
          </table:table-cell>
          <table:table-cell table:number-columns-repeated="5"/>
          <table:table-cell office:value-type="float" office:value="273" calcext:value-type="float">
            <text:p>273</text:p>
          </table:table-cell>
          <table:table-cell table:formula="of:=40+10*RAND()" office:value-type="float" office:value="45.3422551823314" calcext:value-type="float">
            <text:p>45,3423</text:p>
          </table:table-cell>
          <table:table-cell table:number-columns-repeated="5"/>
          <table:table-cell office:value-type="float" office:value="273" calcext:value-type="float">
            <text:p>273</text:p>
          </table:table-cell>
          <table:table-cell table:formula="of:= ([.I298]*[.P298]+[.B298]*[.P298]+[.B298]*[.I298])/([.B298]*[.I298]*[.P298])" office:value-type="float" office:value="0.159596798443367" calcext:value-type="float">
            <text:p>0,1596</text:p>
          </table:table-cell>
          <table:table-cell table:number-columns-repeated="10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9+2*RAND()" office:value-type="float" office:value="10.8054489421193" calcext:value-type="float">
            <text:p>10,8054</text:p>
          </table:table-cell>
          <table:table-cell table:number-columns-repeated="5"/>
          <table:table-cell office:value-type="float" office:value="274" calcext:value-type="float">
            <text:p>274</text:p>
          </table:table-cell>
          <table:table-cell table:formula="of:=COM.MICROSOFT.NORM.INV(RAND();30;5)" office:value-type="float" office:value="22.9520102141393" calcext:value-type="float">
            <text:p>22,9520</text:p>
          </table:table-cell>
          <table:table-cell table:number-columns-repeated="5"/>
          <table:table-cell office:value-type="float" office:value="274" calcext:value-type="float">
            <text:p>274</text:p>
          </table:table-cell>
          <table:table-cell table:formula="of:=40+10*RAND()" office:value-type="float" office:value="46.49186029681" calcext:value-type="float">
            <text:p>46,4919</text:p>
          </table:table-cell>
          <table:table-cell table:number-columns-repeated="5"/>
          <table:table-cell office:value-type="float" office:value="274" calcext:value-type="float">
            <text:p>274</text:p>
          </table:table-cell>
          <table:table-cell table:formula="of:= ([.I299]*[.P299]+[.B299]*[.P299]+[.B299]*[.I299])/([.B299]*[.I299]*[.P299])" office:value-type="float" office:value="0.157624210198337" calcext:value-type="float">
            <text:p>0,1576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9+2*RAND()" office:value-type="float" office:value="10.801035183249" calcext:value-type="float">
            <text:p>10,8010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table:formula="of:=COM.MICROSOFT.NORM.INV(RAND();30;5)" office:value-type="float" office:value="26.3296805742635" calcext:value-type="float">
            <text:p>26,3297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table:formula="of:=40+10*RAND()" office:value-type="float" office:value="48.274527535541" calcext:value-type="float">
            <text:p>48,2745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table:formula="of:= ([.I300]*[.P300]+[.B300]*[.P300]+[.B300]*[.I300])/([.B300]*[.I300]*[.P300])" office:value-type="float" office:value="0.151278528602652" calcext:value-type="float">
            <text:p>0,1513</text:p>
          </table:table-cell>
          <table:table-cell table:number-columns-repeated="10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9+2*RAND()" office:value-type="float" office:value="9.52035879553296" calcext:value-type="float">
            <text:p>9,5204</text:p>
          </table:table-cell>
          <table:table-cell table:number-columns-repeated="5"/>
          <table:table-cell office:value-type="float" office:value="276" calcext:value-type="float">
            <text:p>276</text:p>
          </table:table-cell>
          <table:table-cell table:formula="of:=COM.MICROSOFT.NORM.INV(RAND();30;5)" office:value-type="float" office:value="32.4000641159242" calcext:value-type="float">
            <text:p>32,4001</text:p>
          </table:table-cell>
          <table:table-cell table:number-columns-repeated="5"/>
          <table:table-cell office:value-type="float" office:value="276" calcext:value-type="float">
            <text:p>276</text:p>
          </table:table-cell>
          <table:table-cell table:formula="of:=40+10*RAND()" office:value-type="float" office:value="44.2371596011799" calcext:value-type="float">
            <text:p>44,2372</text:p>
          </table:table-cell>
          <table:table-cell table:number-columns-repeated="5"/>
          <table:table-cell office:value-type="float" office:value="276" calcext:value-type="float">
            <text:p>276</text:p>
          </table:table-cell>
          <table:table-cell table:formula="of:= ([.I301]*[.P301]+[.B301]*[.P301]+[.B301]*[.I301])/([.B301]*[.I301]*[.P301])" office:value-type="float" office:value="0.158507624189204" calcext:value-type="float">
            <text:p>0,1585</text:p>
          </table:table-cell>
          <table:table-cell table:number-columns-repeated="10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9+2*RAND()" office:value-type="float" office:value="10.0235779883806" calcext:value-type="float">
            <text:p>10,0236</text:p>
          </table:table-cell>
          <table:table-cell table:number-columns-repeated="5"/>
          <table:table-cell office:value-type="float" office:value="277" calcext:value-type="float">
            <text:p>277</text:p>
          </table:table-cell>
          <table:table-cell table:formula="of:=COM.MICROSOFT.NORM.INV(RAND();30;5)" office:value-type="float" office:value="24.9870081601642" calcext:value-type="float">
            <text:p>24,9870</text:p>
          </table:table-cell>
          <table:table-cell table:number-columns-repeated="5"/>
          <table:table-cell office:value-type="float" office:value="277" calcext:value-type="float">
            <text:p>277</text:p>
          </table:table-cell>
          <table:table-cell table:formula="of:=40+10*RAND()" office:value-type="float" office:value="49.3251617148053" calcext:value-type="float">
            <text:p>49,3252</text:p>
          </table:table-cell>
          <table:table-cell table:number-columns-repeated="5"/>
          <table:table-cell office:value-type="float" office:value="277" calcext:value-type="float">
            <text:p>277</text:p>
          </table:table-cell>
          <table:table-cell table:formula="of:= ([.I302]*[.P302]+[.B302]*[.P302]+[.B302]*[.I302])/([.B302]*[.I302]*[.P302])" office:value-type="float" office:value="0.160059200894496" calcext:value-type="float">
            <text:p>0,1601</text:p>
          </table:table-cell>
          <table:table-cell table:number-columns-repeated="10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9+2*RAND()" office:value-type="float" office:value="9.6878655415494" calcext:value-type="float">
            <text:p>9,6879</text:p>
          </table:table-cell>
          <table:table-cell table:number-columns-repeated="5"/>
          <table:table-cell office:value-type="float" office:value="278" calcext:value-type="float">
            <text:p>278</text:p>
          </table:table-cell>
          <table:table-cell table:formula="of:=COM.MICROSOFT.NORM.INV(RAND();30;5)" office:value-type="float" office:value="33.8593394298691" calcext:value-type="float">
            <text:p>33,8593</text:p>
          </table:table-cell>
          <table:table-cell table:number-columns-repeated="5"/>
          <table:table-cell office:value-type="float" office:value="278" calcext:value-type="float">
            <text:p>278</text:p>
          </table:table-cell>
          <table:table-cell table:formula="of:=40+10*RAND()" office:value-type="float" office:value="40.9396974474657" calcext:value-type="float">
            <text:p>40,9397</text:p>
          </table:table-cell>
          <table:table-cell table:number-columns-repeated="5"/>
          <table:table-cell office:value-type="float" office:value="278" calcext:value-type="float">
            <text:p>278</text:p>
          </table:table-cell>
          <table:table-cell table:formula="of:= ([.I303]*[.P303]+[.B303]*[.P303]+[.B303]*[.I303])/([.B303]*[.I303]*[.P303])" office:value-type="float" office:value="0.157182030196519" calcext:value-type="float">
            <text:p>0,1572</text:p>
          </table:table-cell>
          <table:table-cell table:number-columns-repeated="10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9+2*RAND()" office:value-type="float" office:value="10.937390225241" calcext:value-type="float">
            <text:p>10,9374</text:p>
          </table:table-cell>
          <table:table-cell table:number-columns-repeated="5"/>
          <table:table-cell office:value-type="float" office:value="279" calcext:value-type="float">
            <text:p>279</text:p>
          </table:table-cell>
          <table:table-cell table:formula="of:=COM.MICROSOFT.NORM.INV(RAND();30;5)" office:value-type="float" office:value="35.9943267245891" calcext:value-type="float">
            <text:p>35,9943</text:p>
          </table:table-cell>
          <table:table-cell table:number-columns-repeated="5"/>
          <table:table-cell office:value-type="float" office:value="279" calcext:value-type="float">
            <text:p>279</text:p>
          </table:table-cell>
          <table:table-cell table:formula="of:=40+10*RAND()" office:value-type="float" office:value="48.8387898274232" calcext:value-type="float">
            <text:p>48,8388</text:p>
          </table:table-cell>
          <table:table-cell table:number-columns-repeated="5"/>
          <table:table-cell office:value-type="float" office:value="279" calcext:value-type="float">
            <text:p>279</text:p>
          </table:table-cell>
          <table:table-cell table:formula="of:= ([.I304]*[.P304]+[.B304]*[.P304]+[.B304]*[.I304])/([.B304]*[.I304]*[.P304])" office:value-type="float" office:value="0.139687172884185" calcext:value-type="float">
            <text:p>0,1397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9+2*RAND()" office:value-type="float" office:value="9.833336166339" calcext:value-type="float">
            <text:p>9,8333</text:p>
          </table:table-cell>
          <table:table-cell table:number-columns-repeated="5"/>
          <table:table-cell office:value-type="float" office:value="280" calcext:value-type="float">
            <text:p>280</text:p>
          </table:table-cell>
          <table:table-cell table:formula="of:=COM.MICROSOFT.NORM.INV(RAND();30;5)" office:value-type="float" office:value="31.14329911916" calcext:value-type="float">
            <text:p>31,1433</text:p>
          </table:table-cell>
          <table:table-cell table:number-columns-repeated="5"/>
          <table:table-cell office:value-type="float" office:value="280" calcext:value-type="float">
            <text:p>280</text:p>
          </table:table-cell>
          <table:table-cell table:formula="of:=40+10*RAND()" office:value-type="float" office:value="42.5637169799302" calcext:value-type="float">
            <text:p>42,5637</text:p>
          </table:table-cell>
          <table:table-cell table:number-columns-repeated="5"/>
          <table:table-cell office:value-type="float" office:value="280" calcext:value-type="float">
            <text:p>280</text:p>
          </table:table-cell>
          <table:table-cell table:formula="of:= ([.I305]*[.P305]+[.B305]*[.P305]+[.B305]*[.I305])/([.B305]*[.I305]*[.P305])" office:value-type="float" office:value="0.157298710737341" calcext:value-type="float">
            <text:p>0,1573</text:p>
          </table:table-cell>
          <table:table-cell table:number-columns-repeated="10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9+2*RAND()" office:value-type="float" office:value="10.5639081813861" calcext:value-type="float">
            <text:p>10,5639</text:p>
          </table:table-cell>
          <table:table-cell table:number-columns-repeated="5"/>
          <table:table-cell office:value-type="float" office:value="281" calcext:value-type="float">
            <text:p>281</text:p>
          </table:table-cell>
          <table:table-cell table:formula="of:=COM.MICROSOFT.NORM.INV(RAND();30;5)" office:value-type="float" office:value="29.9695491575793" calcext:value-type="float">
            <text:p>29,9695</text:p>
          </table:table-cell>
          <table:table-cell table:number-columns-repeated="5"/>
          <table:table-cell office:value-type="float" office:value="281" calcext:value-type="float">
            <text:p>281</text:p>
          </table:table-cell>
          <table:table-cell table:formula="of:=40+10*RAND()" office:value-type="float" office:value="43.8976268179249" calcext:value-type="float">
            <text:p>43,8976</text:p>
          </table:table-cell>
          <table:table-cell table:number-columns-repeated="5"/>
          <table:table-cell office:value-type="float" office:value="281" calcext:value-type="float">
            <text:p>281</text:p>
          </table:table-cell>
          <table:table-cell table:formula="of:= ([.I306]*[.P306]+[.B306]*[.P306]+[.B306]*[.I306])/([.B306]*[.I306]*[.P306])" office:value-type="float" office:value="0.150809412718525" calcext:value-type="float">
            <text:p>0,1508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9+2*RAND()" office:value-type="float" office:value="10.7280797061976" calcext:value-type="float">
            <text:p>10,7281</text:p>
          </table:table-cell>
          <table:table-cell table:number-columns-repeated="5"/>
          <table:table-cell office:value-type="float" office:value="282" calcext:value-type="float">
            <text:p>282</text:p>
          </table:table-cell>
          <table:table-cell table:formula="of:=COM.MICROSOFT.NORM.INV(RAND();30;5)" office:value-type="float" office:value="34.5578463551724" calcext:value-type="float">
            <text:p>34,5578</text:p>
          </table:table-cell>
          <table:table-cell table:number-columns-repeated="5"/>
          <table:table-cell office:value-type="float" office:value="282" calcext:value-type="float">
            <text:p>282</text:p>
          </table:table-cell>
          <table:table-cell table:formula="of:=40+10*RAND()" office:value-type="float" office:value="47.7519036026206" calcext:value-type="float">
            <text:p>47,7519</text:p>
          </table:table-cell>
          <table:table-cell table:number-columns-repeated="5"/>
          <table:table-cell office:value-type="float" office:value="282" calcext:value-type="float">
            <text:p>282</text:p>
          </table:table-cell>
          <table:table-cell table:formula="of:= ([.I307]*[.P307]+[.B307]*[.P307]+[.B307]*[.I307])/([.B307]*[.I307]*[.P307])" office:value-type="float" office:value="0.143091888783691" calcext:value-type="float">
            <text:p>0,1431</text:p>
          </table:table-cell>
          <table:table-cell table:number-columns-repeated="10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9+2*RAND()" office:value-type="float" office:value="10.0926852060948" calcext:value-type="float">
            <text:p>10,0927</text:p>
          </table:table-cell>
          <table:table-cell table:number-columns-repeated="5"/>
          <table:table-cell office:value-type="float" office:value="283" calcext:value-type="float">
            <text:p>283</text:p>
          </table:table-cell>
          <table:table-cell table:formula="of:=COM.MICROSOFT.NORM.INV(RAND();30;5)" office:value-type="float" office:value="30.6550722875864" calcext:value-type="float">
            <text:p>30,6551</text:p>
          </table:table-cell>
          <table:table-cell table:number-columns-repeated="5"/>
          <table:table-cell office:value-type="float" office:value="283" calcext:value-type="float">
            <text:p>283</text:p>
          </table:table-cell>
          <table:table-cell table:formula="of:=40+10*RAND()" office:value-type="float" office:value="40.599118276732" calcext:value-type="float">
            <text:p>40,5991</text:p>
          </table:table-cell>
          <table:table-cell table:number-columns-repeated="5"/>
          <table:table-cell office:value-type="float" office:value="283" calcext:value-type="float">
            <text:p>283</text:p>
          </table:table-cell>
          <table:table-cell table:formula="of:= ([.I308]*[.P308]+[.B308]*[.P308]+[.B308]*[.I308])/([.B308]*[.I308]*[.P308])" office:value-type="float" office:value="0.156333765320765" calcext:value-type="float">
            <text:p>0,1563</text:p>
          </table:table-cell>
          <table:table-cell table:number-columns-repeated="10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9+2*RAND()" office:value-type="float" office:value="9.2346429543104" calcext:value-type="float">
            <text:p>9,2346</text:p>
          </table:table-cell>
          <table:table-cell table:number-columns-repeated="5"/>
          <table:table-cell office:value-type="float" office:value="284" calcext:value-type="float">
            <text:p>284</text:p>
          </table:table-cell>
          <table:table-cell table:formula="of:=COM.MICROSOFT.NORM.INV(RAND();30;5)" office:value-type="float" office:value="31.6133577788104" calcext:value-type="float">
            <text:p>31,6134</text:p>
          </table:table-cell>
          <table:table-cell table:number-columns-repeated="5"/>
          <table:table-cell office:value-type="float" office:value="284" calcext:value-type="float">
            <text:p>284</text:p>
          </table:table-cell>
          <table:table-cell table:formula="of:=40+10*RAND()" office:value-type="float" office:value="45.4635438893456" calcext:value-type="float">
            <text:p>45,4635</text:p>
          </table:table-cell>
          <table:table-cell table:number-columns-repeated="5"/>
          <table:table-cell office:value-type="float" office:value="284" calcext:value-type="float">
            <text:p>284</text:p>
          </table:table-cell>
          <table:table-cell table:formula="of:= ([.I309]*[.P309]+[.B309]*[.P309]+[.B309]*[.I309])/([.B309]*[.I309]*[.P309])" office:value-type="float" office:value="0.161915733804266" calcext:value-type="float">
            <text:p>0,1619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9+2*RAND()" office:value-type="float" office:value="9.93390597007237" calcext:value-type="float">
            <text:p>9,9339</text:p>
          </table:table-cell>
          <table:table-cell table:number-columns-repeated="5"/>
          <table:table-cell office:value-type="float" office:value="285" calcext:value-type="float">
            <text:p>285</text:p>
          </table:table-cell>
          <table:table-cell table:formula="of:=COM.MICROSOFT.NORM.INV(RAND();30;5)" office:value-type="float" office:value="24.0777292877878" calcext:value-type="float">
            <text:p>24,0777</text:p>
          </table:table-cell>
          <table:table-cell table:number-columns-repeated="5"/>
          <table:table-cell office:value-type="float" office:value="285" calcext:value-type="float">
            <text:p>285</text:p>
          </table:table-cell>
          <table:table-cell table:formula="of:=40+10*RAND()" office:value-type="float" office:value="43.0305403226521" calcext:value-type="float">
            <text:p>43,0305</text:p>
          </table:table-cell>
          <table:table-cell table:number-columns-repeated="5"/>
          <table:table-cell office:value-type="float" office:value="285" calcext:value-type="float">
            <text:p>285</text:p>
          </table:table-cell>
          <table:table-cell table:formula="of:= ([.I310]*[.P310]+[.B310]*[.P310]+[.B310]*[.I310])/([.B310]*[.I310]*[.P310])" office:value-type="float" office:value="0.16543680188054" calcext:value-type="float">
            <text:p>0,1654</text:p>
          </table:table-cell>
          <table:table-cell table:number-columns-repeated="10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9+2*RAND()" office:value-type="float" office:value="10.9851493730675" calcext:value-type="float">
            <text:p>10,9851</text:p>
          </table:table-cell>
          <table:table-cell table:number-columns-repeated="5"/>
          <table:table-cell office:value-type="float" office:value="286" calcext:value-type="float">
            <text:p>286</text:p>
          </table:table-cell>
          <table:table-cell table:formula="of:=COM.MICROSOFT.NORM.INV(RAND();30;5)" office:value-type="float" office:value="30.2588854587519" calcext:value-type="float">
            <text:p>30,2589</text:p>
          </table:table-cell>
          <table:table-cell table:number-columns-repeated="5"/>
          <table:table-cell office:value-type="float" office:value="286" calcext:value-type="float">
            <text:p>286</text:p>
          </table:table-cell>
          <table:table-cell table:formula="of:=40+10*RAND()" office:value-type="float" office:value="46.5700278535951" calcext:value-type="float">
            <text:p>46,5700</text:p>
          </table:table-cell>
          <table:table-cell table:number-columns-repeated="5"/>
          <table:table-cell office:value-type="float" office:value="286" calcext:value-type="float">
            <text:p>286</text:p>
          </table:table-cell>
          <table:table-cell table:formula="of:= ([.I311]*[.P311]+[.B311]*[.P311]+[.B311]*[.I311])/([.B311]*[.I311]*[.P311])" office:value-type="float" office:value="0.14555317163086" calcext:value-type="float">
            <text:p>0,1456</text:p>
          </table:table-cell>
          <table:table-cell table:number-columns-repeated="10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9+2*RAND()" office:value-type="float" office:value="9.93500699452125" calcext:value-type="float">
            <text:p>9,9350</text:p>
          </table:table-cell>
          <table:table-cell table:number-columns-repeated="5"/>
          <table:table-cell office:value-type="float" office:value="287" calcext:value-type="float">
            <text:p>287</text:p>
          </table:table-cell>
          <table:table-cell table:formula="of:=COM.MICROSOFT.NORM.INV(RAND();30;5)" office:value-type="float" office:value="18.2197321993183" calcext:value-type="float">
            <text:p>18,2197</text:p>
          </table:table-cell>
          <table:table-cell table:number-columns-repeated="5"/>
          <table:table-cell office:value-type="float" office:value="287" calcext:value-type="float">
            <text:p>287</text:p>
          </table:table-cell>
          <table:table-cell table:formula="of:=40+10*RAND()" office:value-type="float" office:value="43.3364907291252" calcext:value-type="float">
            <text:p>43,3365</text:p>
          </table:table-cell>
          <table:table-cell table:number-columns-repeated="5"/>
          <table:table-cell office:value-type="float" office:value="287" calcext:value-type="float">
            <text:p>287</text:p>
          </table:table-cell>
          <table:table-cell table:formula="of:= ([.I312]*[.P312]+[.B312]*[.P312]+[.B312]*[.I312])/([.B312]*[.I312]*[.P312])" office:value-type="float" office:value="0.178614972283742" calcext:value-type="float">
            <text:p>0,1786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9+2*RAND()" office:value-type="float" office:value="10.4710030357819" calcext:value-type="float">
            <text:p>10,4710</text:p>
          </table:table-cell>
          <table:table-cell table:number-columns-repeated="5"/>
          <table:table-cell office:value-type="float" office:value="288" calcext:value-type="float">
            <text:p>288</text:p>
          </table:table-cell>
          <table:table-cell table:formula="of:=COM.MICROSOFT.NORM.INV(RAND();30;5)" office:value-type="float" office:value="27.6708078226802" calcext:value-type="float">
            <text:p>27,6708</text:p>
          </table:table-cell>
          <table:table-cell table:number-columns-repeated="5"/>
          <table:table-cell office:value-type="float" office:value="288" calcext:value-type="float">
            <text:p>288</text:p>
          </table:table-cell>
          <table:table-cell table:formula="of:=40+10*RAND()" office:value-type="float" office:value="46.2634558801074" calcext:value-type="float">
            <text:p>46,2635</text:p>
          </table:table-cell>
          <table:table-cell table:number-columns-repeated="5"/>
          <table:table-cell office:value-type="float" office:value="288" calcext:value-type="float">
            <text:p>288</text:p>
          </table:table-cell>
          <table:table-cell table:formula="of:= ([.I313]*[.P313]+[.B313]*[.P313]+[.B313]*[.I313])/([.B313]*[.I313]*[.P313])" office:value-type="float" office:value="0.153256336489399" calcext:value-type="float">
            <text:p>0,1533</text:p>
          </table:table-cell>
          <table:table-cell table:number-columns-repeated="10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9+2*RAND()" office:value-type="float" office:value="10.1996555116493" calcext:value-type="float">
            <text:p>10,1997</text:p>
          </table:table-cell>
          <table:table-cell table:number-columns-repeated="5"/>
          <table:table-cell office:value-type="float" office:value="289" calcext:value-type="float">
            <text:p>289</text:p>
          </table:table-cell>
          <table:table-cell table:formula="of:=COM.MICROSOFT.NORM.INV(RAND();30;5)" office:value-type="float" office:value="33.7617761791578" calcext:value-type="float">
            <text:p>33,7618</text:p>
          </table:table-cell>
          <table:table-cell table:number-columns-repeated="5"/>
          <table:table-cell office:value-type="float" office:value="289" calcext:value-type="float">
            <text:p>289</text:p>
          </table:table-cell>
          <table:table-cell table:formula="of:=40+10*RAND()" office:value-type="float" office:value="49.0906650747638" calcext:value-type="float">
            <text:p>49,0907</text:p>
          </table:table-cell>
          <table:table-cell table:number-columns-repeated="5"/>
          <table:table-cell office:value-type="float" office:value="289" calcext:value-type="float">
            <text:p>289</text:p>
          </table:table-cell>
          <table:table-cell table:formula="of:= ([.I314]*[.P314]+[.B314]*[.P314]+[.B314]*[.I314])/([.B314]*[.I314]*[.P314])" office:value-type="float" office:value="0.148032293290401" calcext:value-type="float">
            <text:p>0,1480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9+2*RAND()" office:value-type="float" office:value="9.74477987247519" calcext:value-type="float">
            <text:p>9,7448</text:p>
          </table:table-cell>
          <table:table-cell table:number-columns-repeated="5"/>
          <table:table-cell office:value-type="float" office:value="290" calcext:value-type="float">
            <text:p>290</text:p>
          </table:table-cell>
          <table:table-cell table:formula="of:=COM.MICROSOFT.NORM.INV(RAND();30;5)" office:value-type="float" office:value="31.4072222515812" calcext:value-type="float">
            <text:p>31,4072</text:p>
          </table:table-cell>
          <table:table-cell table:number-columns-repeated="5"/>
          <table:table-cell office:value-type="float" office:value="290" calcext:value-type="float">
            <text:p>290</text:p>
          </table:table-cell>
          <table:table-cell table:formula="of:=40+10*RAND()" office:value-type="float" office:value="47.0835558755789" calcext:value-type="float">
            <text:p>47,0836</text:p>
          </table:table-cell>
          <table:table-cell table:number-columns-repeated="5"/>
          <table:table-cell office:value-type="float" office:value="290" calcext:value-type="float">
            <text:p>290</text:p>
          </table:table-cell>
          <table:table-cell table:formula="of:= ([.I315]*[.P315]+[.B315]*[.P315]+[.B315]*[.I315])/([.B315]*[.I315]*[.P315])" office:value-type="float" office:value="0.155697692576923" calcext:value-type="float">
            <text:p>0,1557</text:p>
          </table:table-cell>
          <table:table-cell table:number-columns-repeated="10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9+2*RAND()" office:value-type="float" office:value="10.2432681967039" calcext:value-type="float">
            <text:p>10,2433</text:p>
          </table:table-cell>
          <table:table-cell table:number-columns-repeated="5"/>
          <table:table-cell office:value-type="float" office:value="291" calcext:value-type="float">
            <text:p>291</text:p>
          </table:table-cell>
          <table:table-cell table:formula="of:=COM.MICROSOFT.NORM.INV(RAND();30;5)" office:value-type="float" office:value="29.2213728228804" calcext:value-type="float">
            <text:p>29,2214</text:p>
          </table:table-cell>
          <table:table-cell table:number-columns-repeated="5"/>
          <table:table-cell office:value-type="float" office:value="291" calcext:value-type="float">
            <text:p>291</text:p>
          </table:table-cell>
          <table:table-cell table:formula="of:=40+10*RAND()" office:value-type="float" office:value="47.0248114329297" calcext:value-type="float">
            <text:p>47,0248</text:p>
          </table:table-cell>
          <table:table-cell table:number-columns-repeated="5"/>
          <table:table-cell office:value-type="float" office:value="291" calcext:value-type="float">
            <text:p>291</text:p>
          </table:table-cell>
          <table:table-cell table:formula="of:= ([.I316]*[.P316]+[.B316]*[.P316]+[.B316]*[.I316])/([.B316]*[.I316]*[.P316])" office:value-type="float" office:value="0.153111988720699" calcext:value-type="float">
            <text:p>0,1531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9+2*RAND()" office:value-type="float" office:value="9.66822054446675" calcext:value-type="float">
            <text:p>9,6682</text:p>
          </table:table-cell>
          <table:table-cell table:number-columns-repeated="5"/>
          <table:table-cell office:value-type="float" office:value="292" calcext:value-type="float">
            <text:p>292</text:p>
          </table:table-cell>
          <table:table-cell table:formula="of:=COM.MICROSOFT.NORM.INV(RAND();30;5)" office:value-type="float" office:value="22.7876890539908" calcext:value-type="float">
            <text:p>22,7877</text:p>
          </table:table-cell>
          <table:table-cell table:number-columns-repeated="5"/>
          <table:table-cell office:value-type="float" office:value="292" calcext:value-type="float">
            <text:p>292</text:p>
          </table:table-cell>
          <table:table-cell table:formula="of:=40+10*RAND()" office:value-type="float" office:value="43.1805228919257" calcext:value-type="float">
            <text:p>43,1805</text:p>
          </table:table-cell>
          <table:table-cell table:number-columns-repeated="5"/>
          <table:table-cell office:value-type="float" office:value="292" calcext:value-type="float">
            <text:p>292</text:p>
          </table:table-cell>
          <table:table-cell table:formula="of:= ([.I317]*[.P317]+[.B317]*[.P317]+[.B317]*[.I317])/([.B317]*[.I317]*[.P317])" office:value-type="float" office:value="0.170473583146472" calcext:value-type="float">
            <text:p>0,1705</text:p>
          </table:table-cell>
          <table:table-cell table:number-columns-repeated="10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9+2*RAND()" office:value-type="float" office:value="10.4691788300406" calcext:value-type="float">
            <text:p>10,4692</text:p>
          </table:table-cell>
          <table:table-cell table:number-columns-repeated="5"/>
          <table:table-cell office:value-type="float" office:value="293" calcext:value-type="float">
            <text:p>293</text:p>
          </table:table-cell>
          <table:table-cell table:formula="of:=COM.MICROSOFT.NORM.INV(RAND();30;5)" office:value-type="float" office:value="30.7825321701389" calcext:value-type="float">
            <text:p>30,7825</text:p>
          </table:table-cell>
          <table:table-cell table:number-columns-repeated="5"/>
          <table:table-cell office:value-type="float" office:value="293" calcext:value-type="float">
            <text:p>293</text:p>
          </table:table-cell>
          <table:table-cell table:formula="of:=40+10*RAND()" office:value-type="float" office:value="41.6875589976553" calcext:value-type="float">
            <text:p>41,6876</text:p>
          </table:table-cell>
          <table:table-cell table:number-columns-repeated="5"/>
          <table:table-cell office:value-type="float" office:value="293" calcext:value-type="float">
            <text:p>293</text:p>
          </table:table-cell>
          <table:table-cell table:formula="of:= ([.I318]*[.P318]+[.B318]*[.P318]+[.B318]*[.I318])/([.B318]*[.I318]*[.P318])" office:value-type="float" office:value="0.151992403863461" calcext:value-type="float">
            <text:p>0,1520</text:p>
          </table:table-cell>
          <table:table-cell table:number-columns-repeated="10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9+2*RAND()" office:value-type="float" office:value="10.8130716357846" calcext:value-type="float">
            <text:p>10,8131</text:p>
          </table:table-cell>
          <table:table-cell table:number-columns-repeated="5"/>
          <table:table-cell office:value-type="float" office:value="294" calcext:value-type="float">
            <text:p>294</text:p>
          </table:table-cell>
          <table:table-cell table:formula="of:=COM.MICROSOFT.NORM.INV(RAND();30;5)" office:value-type="float" office:value="32.0718938310224" calcext:value-type="float">
            <text:p>32,0719</text:p>
          </table:table-cell>
          <table:table-cell table:number-columns-repeated="5"/>
          <table:table-cell office:value-type="float" office:value="294" calcext:value-type="float">
            <text:p>294</text:p>
          </table:table-cell>
          <table:table-cell table:formula="of:=40+10*RAND()" office:value-type="float" office:value="44.0958535682876" calcext:value-type="float">
            <text:p>44,0959</text:p>
          </table:table-cell>
          <table:table-cell table:number-columns-repeated="5"/>
          <table:table-cell office:value-type="float" office:value="294" calcext:value-type="float">
            <text:p>294</text:p>
          </table:table-cell>
          <table:table-cell table:formula="of:= ([.I319]*[.P319]+[.B319]*[.P319]+[.B319]*[.I319])/([.B319]*[.I319]*[.P319])" office:value-type="float" office:value="0.14633847763651" calcext:value-type="float">
            <text:p>0,1463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9+2*RAND()" office:value-type="float" office:value="10.9229498833884" calcext:value-type="float">
            <text:p>10,9229</text:p>
          </table:table-cell>
          <table:table-cell table:number-columns-repeated="5"/>
          <table:table-cell office:value-type="float" office:value="295" calcext:value-type="float">
            <text:p>295</text:p>
          </table:table-cell>
          <table:table-cell table:formula="of:=COM.MICROSOFT.NORM.INV(RAND();30;5)" office:value-type="float" office:value="25.7241466420218" calcext:value-type="float">
            <text:p>25,7241</text:p>
          </table:table-cell>
          <table:table-cell table:number-columns-repeated="5"/>
          <table:table-cell office:value-type="float" office:value="295" calcext:value-type="float">
            <text:p>295</text:p>
          </table:table-cell>
          <table:table-cell table:formula="of:=40+10*RAND()" office:value-type="float" office:value="41.3413176324684" calcext:value-type="float">
            <text:p>41,3413</text:p>
          </table:table-cell>
          <table:table-cell table:number-columns-repeated="5"/>
          <table:table-cell office:value-type="float" office:value="295" calcext:value-type="float">
            <text:p>295</text:p>
          </table:table-cell>
          <table:table-cell table:formula="of:= ([.I320]*[.P320]+[.B320]*[.P320]+[.B320]*[.I320])/([.B320]*[.I320]*[.P320])" office:value-type="float" office:value="0.15461321787312" calcext:value-type="float">
            <text:p>0,1546</text:p>
          </table:table-cell>
          <table:table-cell table:number-columns-repeated="10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9+2*RAND()" office:value-type="float" office:value="9.62761048716493" calcext:value-type="float">
            <text:p>9,6276</text:p>
          </table:table-cell>
          <table:table-cell table:number-columns-repeated="5"/>
          <table:table-cell office:value-type="float" office:value="296" calcext:value-type="float">
            <text:p>296</text:p>
          </table:table-cell>
          <table:table-cell table:formula="of:=COM.MICROSOFT.NORM.INV(RAND();30;5)" office:value-type="float" office:value="32.5878287971891" calcext:value-type="float">
            <text:p>32,5878</text:p>
          </table:table-cell>
          <table:table-cell table:number-columns-repeated="5"/>
          <table:table-cell office:value-type="float" office:value="296" calcext:value-type="float">
            <text:p>296</text:p>
          </table:table-cell>
          <table:table-cell table:formula="of:=40+10*RAND()" office:value-type="float" office:value="44.3177480006125" calcext:value-type="float">
            <text:p>44,3177</text:p>
          </table:table-cell>
          <table:table-cell table:number-columns-repeated="5"/>
          <table:table-cell office:value-type="float" office:value="296" calcext:value-type="float">
            <text:p>296</text:p>
          </table:table-cell>
          <table:table-cell table:formula="of:= ([.I321]*[.P321]+[.B321]*[.P321]+[.B321]*[.I321])/([.B321]*[.I321]*[.P321])" office:value-type="float" office:value="0.157118559682862" calcext:value-type="float">
            <text:p>0,1571</text:p>
          </table:table-cell>
          <table:table-cell table:number-columns-repeated="10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9+2*RAND()" office:value-type="float" office:value="9.37580901826732" calcext:value-type="float">
            <text:p>9,3758</text:p>
          </table:table-cell>
          <table:table-cell table:number-columns-repeated="5"/>
          <table:table-cell office:value-type="float" office:value="297" calcext:value-type="float">
            <text:p>297</text:p>
          </table:table-cell>
          <table:table-cell table:formula="of:=COM.MICROSOFT.NORM.INV(RAND();30;5)" office:value-type="float" office:value="26.8358402154596" calcext:value-type="float">
            <text:p>26,8358</text:p>
          </table:table-cell>
          <table:table-cell table:number-columns-repeated="5"/>
          <table:table-cell office:value-type="float" office:value="297" calcext:value-type="float">
            <text:p>297</text:p>
          </table:table-cell>
          <table:table-cell table:formula="of:=40+10*RAND()" office:value-type="float" office:value="46.2515359360259" calcext:value-type="float">
            <text:p>46,2515</text:p>
          </table:table-cell>
          <table:table-cell table:number-columns-repeated="5"/>
          <table:table-cell office:value-type="float" office:value="297" calcext:value-type="float">
            <text:p>297</text:p>
          </table:table-cell>
          <table:table-cell table:formula="of:= ([.I322]*[.P322]+[.B322]*[.P322]+[.B322]*[.I322])/([.B322]*[.I322]*[.P322])" office:value-type="float" office:value="0.16554196565883" calcext:value-type="float">
            <text:p>0,1655</text:p>
          </table:table-cell>
          <table:table-cell table:number-columns-repeated="10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9+2*RAND()" office:value-type="float" office:value="9.76401586341672" calcext:value-type="float">
            <text:p>9,7640</text:p>
          </table:table-cell>
          <table:table-cell table:number-columns-repeated="5"/>
          <table:table-cell office:value-type="float" office:value="298" calcext:value-type="float">
            <text:p>298</text:p>
          </table:table-cell>
          <table:table-cell table:formula="of:=COM.MICROSOFT.NORM.INV(RAND();30;5)" office:value-type="float" office:value="32.909508848428" calcext:value-type="float">
            <text:p>32,9095</text:p>
          </table:table-cell>
          <table:table-cell table:number-columns-repeated="5"/>
          <table:table-cell office:value-type="float" office:value="298" calcext:value-type="float">
            <text:p>298</text:p>
          </table:table-cell>
          <table:table-cell table:formula="of:=40+10*RAND()" office:value-type="float" office:value="42.0169718994293" calcext:value-type="float">
            <text:p>42,0170</text:p>
          </table:table-cell>
          <table:table-cell table:number-columns-repeated="5"/>
          <table:table-cell office:value-type="float" office:value="298" calcext:value-type="float">
            <text:p>298</text:p>
          </table:table-cell>
          <table:table-cell table:formula="of:= ([.I323]*[.P323]+[.B323]*[.P323]+[.B323]*[.I323])/([.B323]*[.I323]*[.P323])" office:value-type="float" office:value="0.156603136668833" calcext:value-type="float">
            <text:p>0,1566</text:p>
          </table:table-cell>
          <table:table-cell table:number-columns-repeated="10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9+2*RAND()" office:value-type="float" office:value="10.0305140956771" calcext:value-type="float">
            <text:p>10,0305</text:p>
          </table:table-cell>
          <table:table-cell table:number-columns-repeated="5"/>
          <table:table-cell office:value-type="float" office:value="299" calcext:value-type="float">
            <text:p>299</text:p>
          </table:table-cell>
          <table:table-cell table:formula="of:=COM.MICROSOFT.NORM.INV(RAND();30;5)" office:value-type="float" office:value="30.5995506127557" calcext:value-type="float">
            <text:p>30,5996</text:p>
          </table:table-cell>
          <table:table-cell table:number-columns-repeated="5"/>
          <table:table-cell office:value-type="float" office:value="299" calcext:value-type="float">
            <text:p>299</text:p>
          </table:table-cell>
          <table:table-cell table:formula="of:=40+10*RAND()" office:value-type="float" office:value="40.8077543962281" calcext:value-type="float">
            <text:p>40,8078</text:p>
          </table:table-cell>
          <table:table-cell table:number-columns-repeated="5"/>
          <table:table-cell office:value-type="float" office:value="299" calcext:value-type="float">
            <text:p>299</text:p>
          </table:table-cell>
          <table:table-cell table:formula="of:= ([.I324]*[.P324]+[.B324]*[.P324]+[.B324]*[.I324])/([.B324]*[.I324]*[.P324])" office:value-type="float" office:value="0.156881152324357" calcext:value-type="float">
            <text:p>0,1569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9+2*RAND()" office:value-type="float" office:value="9.16344019887038" calcext:value-type="float">
            <text:p>9,1634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formula="of:=COM.MICROSOFT.NORM.INV(RAND();30;5)" office:value-type="float" office:value="33.6503232198355" calcext:value-type="float">
            <text:p>33,6503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formula="of:=40+10*RAND()" office:value-type="float" office:value="44.9840904644225" calcext:value-type="float">
            <text:p>44,9841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formula="of:= ([.I325]*[.P325]+[.B325]*[.P325]+[.B325]*[.I325])/([.B325]*[.I325]*[.P325])" office:value-type="float" office:value="0.16107679838069" calcext:value-type="float">
            <text:p>0,1611</text:p>
          </table:table-cell>
          <table:table-cell table:number-columns-repeated="10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9+2*RAND()" office:value-type="float" office:value="9.68487003655173" calcext:value-type="float">
            <text:p>9,6849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table:formula="of:=COM.MICROSOFT.NORM.INV(RAND();30;5)" office:value-type="float" office:value="30.6996127837699" calcext:value-type="float">
            <text:p>30,6996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table:formula="of:=40+10*RAND()" office:value-type="float" office:value="44.7441652289126" calcext:value-type="float">
            <text:p>44,7442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table:formula="of:= ([.I326]*[.P326]+[.B326]*[.P326]+[.B326]*[.I326])/([.B326]*[.I326]*[.P326])" office:value-type="float" office:value="0.158176821312391" calcext:value-type="float">
            <text:p>0,1582</text:p>
          </table:table-cell>
          <table:table-cell table:number-columns-repeated="10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9+2*RAND()" office:value-type="float" office:value="10.8928963837679" calcext:value-type="float">
            <text:p>10,8929</text:p>
          </table:table-cell>
          <table:table-cell table:number-columns-repeated="5"/>
          <table:table-cell office:value-type="float" office:value="302" calcext:value-type="float">
            <text:p>302</text:p>
          </table:table-cell>
          <table:table-cell table:formula="of:=COM.MICROSOFT.NORM.INV(RAND();30;5)" office:value-type="float" office:value="31.5460115562049" calcext:value-type="float">
            <text:p>31,5460</text:p>
          </table:table-cell>
          <table:table-cell table:number-columns-repeated="5"/>
          <table:table-cell office:value-type="float" office:value="302" calcext:value-type="float">
            <text:p>302</text:p>
          </table:table-cell>
          <table:table-cell table:formula="of:=40+10*RAND()" office:value-type="float" office:value="41.1906204128172" calcext:value-type="float">
            <text:p>41,1906</text:p>
          </table:table-cell>
          <table:table-cell table:number-columns-repeated="5"/>
          <table:table-cell office:value-type="float" office:value="302" calcext:value-type="float">
            <text:p>302</text:p>
          </table:table-cell>
          <table:table-cell table:formula="of:= ([.I327]*[.P327]+[.B327]*[.P327]+[.B327]*[.I327])/([.B327]*[.I327]*[.P327])" office:value-type="float" office:value="0.147780048066916" calcext:value-type="float">
            <text:p>0,1478</text:p>
          </table:table-cell>
          <table:table-cell table:number-columns-repeated="10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9+2*RAND()" office:value-type="float" office:value="10.9999708135147" calcext:value-type="float">
            <text:p>11,0000</text:p>
          </table:table-cell>
          <table:table-cell table:number-columns-repeated="5"/>
          <table:table-cell office:value-type="float" office:value="303" calcext:value-type="float">
            <text:p>303</text:p>
          </table:table-cell>
          <table:table-cell table:formula="of:=COM.MICROSOFT.NORM.INV(RAND();30;5)" office:value-type="float" office:value="26.2408222704019" calcext:value-type="float">
            <text:p>26,2408</text:p>
          </table:table-cell>
          <table:table-cell table:number-columns-repeated="5"/>
          <table:table-cell office:value-type="float" office:value="303" calcext:value-type="float">
            <text:p>303</text:p>
          </table:table-cell>
          <table:table-cell table:formula="of:=40+10*RAND()" office:value-type="float" office:value="43.5259603417944" calcext:value-type="float">
            <text:p>43,5260</text:p>
          </table:table-cell>
          <table:table-cell table:number-columns-repeated="5"/>
          <table:table-cell office:value-type="float" office:value="303" calcext:value-type="float">
            <text:p>303</text:p>
          </table:table-cell>
          <table:table-cell table:formula="of:= ([.I328]*[.P328]+[.B328]*[.P328]+[.B328]*[.I328])/([.B328]*[.I328]*[.P328])" office:value-type="float" office:value="0.151992688659726" calcext:value-type="float">
            <text:p>0,1520</text:p>
          </table:table-cell>
          <table:table-cell table:number-columns-repeated="10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9+2*RAND()" office:value-type="float" office:value="9.66264663566835" calcext:value-type="float">
            <text:p>9,6626</text:p>
          </table:table-cell>
          <table:table-cell table:number-columns-repeated="5"/>
          <table:table-cell office:value-type="float" office:value="304" calcext:value-type="float">
            <text:p>304</text:p>
          </table:table-cell>
          <table:table-cell table:formula="of:=COM.MICROSOFT.NORM.INV(RAND();30;5)" office:value-type="float" office:value="39.1827625700122" calcext:value-type="float">
            <text:p>39,1828</text:p>
          </table:table-cell>
          <table:table-cell table:number-columns-repeated="5"/>
          <table:table-cell office:value-type="float" office:value="304" calcext:value-type="float">
            <text:p>304</text:p>
          </table:table-cell>
          <table:table-cell table:formula="of:=40+10*RAND()" office:value-type="float" office:value="41.5347671683412" calcext:value-type="float">
            <text:p>41,5348</text:p>
          </table:table-cell>
          <table:table-cell table:number-columns-repeated="5"/>
          <table:table-cell office:value-type="float" office:value="304" calcext:value-type="float">
            <text:p>304</text:p>
          </table:table-cell>
          <table:table-cell table:formula="of:= ([.I329]*[.P329]+[.B329]*[.P329]+[.B329]*[.I329])/([.B329]*[.I329]*[.P329])" office:value-type="float" office:value="0.153088956311212" calcext:value-type="float">
            <text:p>0,1531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9+2*RAND()" office:value-type="float" office:value="9.53689579921775" calcext:value-type="float">
            <text:p>9,5369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table:formula="of:=COM.MICROSOFT.NORM.INV(RAND();30;5)" office:value-type="float" office:value="18.159528192911" calcext:value-type="float">
            <text:p>18,1595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table:formula="of:=40+10*RAND()" office:value-type="float" office:value="42.1293878846336" calcext:value-type="float">
            <text:p>42,1294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table:formula="of:= ([.I330]*[.P330]+[.B330]*[.P330]+[.B330]*[.I330])/([.B330]*[.I330]*[.P330])" office:value-type="float" office:value="0.183659831704489" calcext:value-type="float">
            <text:p>0,1837</text:p>
          </table:table-cell>
          <table:table-cell table:number-columns-repeated="10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9+2*RAND()" office:value-type="float" office:value="10.8286335400771" calcext:value-type="float">
            <text:p>10,8286</text:p>
          </table:table-cell>
          <table:table-cell table:number-columns-repeated="5"/>
          <table:table-cell office:value-type="float" office:value="306" calcext:value-type="float">
            <text:p>306</text:p>
          </table:table-cell>
          <table:table-cell table:formula="of:=COM.MICROSOFT.NORM.INV(RAND();30;5)" office:value-type="float" office:value="31.7012457216458" calcext:value-type="float">
            <text:p>31,7012</text:p>
          </table:table-cell>
          <table:table-cell table:number-columns-repeated="5"/>
          <table:table-cell office:value-type="float" office:value="306" calcext:value-type="float">
            <text:p>306</text:p>
          </table:table-cell>
          <table:table-cell table:formula="of:=40+10*RAND()" office:value-type="float" office:value="48.1083299859893" calcext:value-type="float">
            <text:p>48,1083</text:p>
          </table:table-cell>
          <table:table-cell table:number-columns-repeated="5"/>
          <table:table-cell office:value-type="float" office:value="306" calcext:value-type="float">
            <text:p>306</text:p>
          </table:table-cell>
          <table:table-cell table:formula="of:= ([.I331]*[.P331]+[.B331]*[.P331]+[.B331]*[.I331])/([.B331]*[.I331]*[.P331])" office:value-type="float" office:value="0.144678677963225" calcext:value-type="float">
            <text:p>0,1447</text:p>
          </table:table-cell>
          <table:table-cell table:number-columns-repeated="10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9+2*RAND()" office:value-type="float" office:value="9.09769985941239" calcext:value-type="float">
            <text:p>9,0977</text:p>
          </table:table-cell>
          <table:table-cell table:number-columns-repeated="5"/>
          <table:table-cell office:value-type="float" office:value="307" calcext:value-type="float">
            <text:p>307</text:p>
          </table:table-cell>
          <table:table-cell table:formula="of:=COM.MICROSOFT.NORM.INV(RAND();30;5)" office:value-type="float" office:value="33.5268007428195" calcext:value-type="float">
            <text:p>33,5268</text:p>
          </table:table-cell>
          <table:table-cell table:number-columns-repeated="5"/>
          <table:table-cell office:value-type="float" office:value="307" calcext:value-type="float">
            <text:p>307</text:p>
          </table:table-cell>
          <table:table-cell table:formula="of:=40+10*RAND()" office:value-type="float" office:value="42.946038331138" calcext:value-type="float">
            <text:p>42,9460</text:p>
          </table:table-cell>
          <table:table-cell table:number-columns-repeated="5"/>
          <table:table-cell office:value-type="float" office:value="307" calcext:value-type="float">
            <text:p>307</text:p>
          </table:table-cell>
          <table:table-cell table:formula="of:= ([.I332]*[.P332]+[.B332]*[.P332]+[.B332]*[.I332])/([.B332]*[.I332]*[.P332])" office:value-type="float" office:value="0.163029812002144" calcext:value-type="float">
            <text:p>0,1630</text:p>
          </table:table-cell>
          <table:table-cell table:number-columns-repeated="10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9+2*RAND()" office:value-type="float" office:value="9.01316954405047" calcext:value-type="float">
            <text:p>9,0132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table:formula="of:=COM.MICROSOFT.NORM.INV(RAND();30;5)" office:value-type="float" office:value="30.1862173619506" calcext:value-type="float">
            <text:p>30,1862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table:formula="of:=40+10*RAND()" office:value-type="float" office:value="40.8432281960268" calcext:value-type="float">
            <text:p>40,8432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table:formula="of:= ([.I333]*[.P333]+[.B333]*[.P333]+[.B333]*[.I333])/([.B333]*[.I333]*[.P333])" office:value-type="float" office:value="0.168560326181997" calcext:value-type="float">
            <text:p>0,1686</text:p>
          </table:table-cell>
          <table:table-cell table:number-columns-repeated="10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9+2*RAND()" office:value-type="float" office:value="10.3316814524587" calcext:value-type="float">
            <text:p>10,3317</text:p>
          </table:table-cell>
          <table:table-cell table:number-columns-repeated="5"/>
          <table:table-cell office:value-type="float" office:value="309" calcext:value-type="float">
            <text:p>309</text:p>
          </table:table-cell>
          <table:table-cell table:formula="of:=COM.MICROSOFT.NORM.INV(RAND();30;5)" office:value-type="float" office:value="28.3723919331009" calcext:value-type="float">
            <text:p>28,3724</text:p>
          </table:table-cell>
          <table:table-cell table:number-columns-repeated="5"/>
          <table:table-cell office:value-type="float" office:value="309" calcext:value-type="float">
            <text:p>309</text:p>
          </table:table-cell>
          <table:table-cell table:formula="of:=40+10*RAND()" office:value-type="float" office:value="45.6895522715058" calcext:value-type="float">
            <text:p>45,6896</text:p>
          </table:table-cell>
          <table:table-cell table:number-columns-repeated="5"/>
          <table:table-cell office:value-type="float" office:value="309" calcext:value-type="float">
            <text:p>309</text:p>
          </table:table-cell>
          <table:table-cell table:formula="of:= ([.I334]*[.P334]+[.B334]*[.P334]+[.B334]*[.I334])/([.B334]*[.I334]*[.P334])" office:value-type="float" office:value="0.153922038351376" calcext:value-type="float">
            <text:p>0,1539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9+2*RAND()" office:value-type="float" office:value="9.10737758944742" calcext:value-type="float">
            <text:p>9,1074</text:p>
          </table:table-cell>
          <table:table-cell table:number-columns-repeated="5"/>
          <table:table-cell office:value-type="float" office:value="310" calcext:value-type="float">
            <text:p>310</text:p>
          </table:table-cell>
          <table:table-cell table:formula="of:=COM.MICROSOFT.NORM.INV(RAND();30;5)" office:value-type="float" office:value="20.9452819549696" calcext:value-type="float">
            <text:p>20,9453</text:p>
          </table:table-cell>
          <table:table-cell table:number-columns-repeated="5"/>
          <table:table-cell office:value-type="float" office:value="310" calcext:value-type="float">
            <text:p>310</text:p>
          </table:table-cell>
          <table:table-cell table:formula="of:=40+10*RAND()" office:value-type="float" office:value="47.6456497504842" calcext:value-type="float">
            <text:p>47,6456</text:p>
          </table:table-cell>
          <table:table-cell table:number-columns-repeated="5"/>
          <table:table-cell office:value-type="float" office:value="310" calcext:value-type="float">
            <text:p>310</text:p>
          </table:table-cell>
          <table:table-cell table:formula="of:= ([.I335]*[.P335]+[.B335]*[.P335]+[.B335]*[.I335])/([.B335]*[.I335]*[.P335])" office:value-type="float" office:value="0.178532815468946" calcext:value-type="float">
            <text:p>0,1785</text:p>
          </table:table-cell>
          <table:table-cell table:number-columns-repeated="10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9+2*RAND()" office:value-type="float" office:value="10.9918957462069" calcext:value-type="float">
            <text:p>10,9919</text:p>
          </table:table-cell>
          <table:table-cell table:number-columns-repeated="5"/>
          <table:table-cell office:value-type="float" office:value="311" calcext:value-type="float">
            <text:p>311</text:p>
          </table:table-cell>
          <table:table-cell table:formula="of:=COM.MICROSOFT.NORM.INV(RAND();30;5)" office:value-type="float" office:value="28.0361642791062" calcext:value-type="float">
            <text:p>28,0362</text:p>
          </table:table-cell>
          <table:table-cell table:number-columns-repeated="5"/>
          <table:table-cell office:value-type="float" office:value="311" calcext:value-type="float">
            <text:p>311</text:p>
          </table:table-cell>
          <table:table-cell table:formula="of:=40+10*RAND()" office:value-type="float" office:value="47.3271801543888" calcext:value-type="float">
            <text:p>47,3272</text:p>
          </table:table-cell>
          <table:table-cell table:number-columns-repeated="5"/>
          <table:table-cell office:value-type="float" office:value="311" calcext:value-type="float">
            <text:p>311</text:p>
          </table:table-cell>
          <table:table-cell table:formula="of:= ([.I336]*[.P336]+[.B336]*[.P336]+[.B336]*[.I336])/([.B336]*[.I336]*[.P336])" office:value-type="float" office:value="0.147773842233873" calcext:value-type="float">
            <text:p>0,1478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9+2*RAND()" office:value-type="float" office:value="9.79645353672095" calcext:value-type="float">
            <text:p>9,7965</text:p>
          </table:table-cell>
          <table:table-cell table:number-columns-repeated="5"/>
          <table:table-cell office:value-type="float" office:value="312" calcext:value-type="float">
            <text:p>312</text:p>
          </table:table-cell>
          <table:table-cell table:formula="of:=COM.MICROSOFT.NORM.INV(RAND();30;5)" office:value-type="float" office:value="39.6677162180984" calcext:value-type="float">
            <text:p>39,6677</text:p>
          </table:table-cell>
          <table:table-cell table:number-columns-repeated="5"/>
          <table:table-cell office:value-type="float" office:value="312" calcext:value-type="float">
            <text:p>312</text:p>
          </table:table-cell>
          <table:table-cell table:formula="of:=40+10*RAND()" office:value-type="float" office:value="47.751534829149" calcext:value-type="float">
            <text:p>47,7515</text:p>
          </table:table-cell>
          <table:table-cell table:number-columns-repeated="5"/>
          <table:table-cell office:value-type="float" office:value="312" calcext:value-type="float">
            <text:p>312</text:p>
          </table:table-cell>
          <table:table-cell table:formula="of:= ([.I337]*[.P337]+[.B337]*[.P337]+[.B337]*[.I337])/([.B337]*[.I337]*[.P337])" office:value-type="float" office:value="0.148228908891204" calcext:value-type="float">
            <text:p>0,1482</text:p>
          </table:table-cell>
          <table:table-cell table:number-columns-repeated="10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9+2*RAND()" office:value-type="float" office:value="9.19471022463404" calcext:value-type="float">
            <text:p>9,1947</text:p>
          </table:table-cell>
          <table:table-cell table:number-columns-repeated="5"/>
          <table:table-cell office:value-type="float" office:value="313" calcext:value-type="float">
            <text:p>313</text:p>
          </table:table-cell>
          <table:table-cell table:formula="of:=COM.MICROSOFT.NORM.INV(RAND();30;5)" office:value-type="float" office:value="33.117963937072" calcext:value-type="float">
            <text:p>33,1180</text:p>
          </table:table-cell>
          <table:table-cell table:number-columns-repeated="5"/>
          <table:table-cell office:value-type="float" office:value="313" calcext:value-type="float">
            <text:p>313</text:p>
          </table:table-cell>
          <table:table-cell table:formula="of:=40+10*RAND()" office:value-type="float" office:value="49.7838997968938" calcext:value-type="float">
            <text:p>49,7839</text:p>
          </table:table-cell>
          <table:table-cell table:number-columns-repeated="5"/>
          <table:table-cell office:value-type="float" office:value="313" calcext:value-type="float">
            <text:p>313</text:p>
          </table:table-cell>
          <table:table-cell table:formula="of:= ([.I338]*[.P338]+[.B338]*[.P338]+[.B338]*[.I338])/([.B338]*[.I338]*[.P338])" office:value-type="float" office:value="0.15904009374063" calcext:value-type="float">
            <text:p>0,1590</text:p>
          </table:table-cell>
          <table:table-cell table:number-columns-repeated="10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9+2*RAND()" office:value-type="float" office:value="9.49641748541035" calcext:value-type="float">
            <text:p>9,4964</text:p>
          </table:table-cell>
          <table:table-cell table:number-columns-repeated="5"/>
          <table:table-cell office:value-type="float" office:value="314" calcext:value-type="float">
            <text:p>314</text:p>
          </table:table-cell>
          <table:table-cell table:formula="of:=COM.MICROSOFT.NORM.INV(RAND();30;5)" office:value-type="float" office:value="25.4331198849516" calcext:value-type="float">
            <text:p>25,4331</text:p>
          </table:table-cell>
          <table:table-cell table:number-columns-repeated="5"/>
          <table:table-cell office:value-type="float" office:value="314" calcext:value-type="float">
            <text:p>314</text:p>
          </table:table-cell>
          <table:table-cell table:formula="of:=40+10*RAND()" office:value-type="float" office:value="48.5739904956427" calcext:value-type="float">
            <text:p>48,5740</text:p>
          </table:table-cell>
          <table:table-cell table:number-columns-repeated="5"/>
          <table:table-cell office:value-type="float" office:value="314" calcext:value-type="float">
            <text:p>314</text:p>
          </table:table-cell>
          <table:table-cell table:formula="of:= ([.I339]*[.P339]+[.B339]*[.P339]+[.B339]*[.I339])/([.B339]*[.I339]*[.P339])" office:value-type="float" office:value="0.165208827404205" calcext:value-type="float">
            <text:p>0,1652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9+2*RAND()" office:value-type="float" office:value="9.93816889426671" calcext:value-type="float">
            <text:p>9,9382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table:formula="of:=COM.MICROSOFT.NORM.INV(RAND();30;5)" office:value-type="float" office:value="31.4397240162029" calcext:value-type="float">
            <text:p>31,4397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table:formula="of:=40+10*RAND()" office:value-type="float" office:value="42.501016537426" calcext:value-type="float">
            <text:p>42,5010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table:formula="of:= ([.I340]*[.P340]+[.B340]*[.P340]+[.B340]*[.I340])/([.B340]*[.I340]*[.P340])" office:value-type="float" office:value="0.155957901898403" calcext:value-type="float">
            <text:p>0,1560</text:p>
          </table:table-cell>
          <table:table-cell table:number-columns-repeated="10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9+2*RAND()" office:value-type="float" office:value="9.76468910858966" calcext:value-type="float">
            <text:p>9,7647</text:p>
          </table:table-cell>
          <table:table-cell table:number-columns-repeated="5"/>
          <table:table-cell office:value-type="float" office:value="316" calcext:value-type="float">
            <text:p>316</text:p>
          </table:table-cell>
          <table:table-cell table:formula="of:=COM.MICROSOFT.NORM.INV(RAND();30;5)" office:value-type="float" office:value="24.7231613158521" calcext:value-type="float">
            <text:p>24,7232</text:p>
          </table:table-cell>
          <table:table-cell table:number-columns-repeated="5"/>
          <table:table-cell office:value-type="float" office:value="316" calcext:value-type="float">
            <text:p>316</text:p>
          </table:table-cell>
          <table:table-cell table:formula="of:=40+10*RAND()" office:value-type="float" office:value="43.9349664037582" calcext:value-type="float">
            <text:p>43,9350</text:p>
          </table:table-cell>
          <table:table-cell table:number-columns-repeated="5"/>
          <table:table-cell office:value-type="float" office:value="316" calcext:value-type="float">
            <text:p>316</text:p>
          </table:table-cell>
          <table:table-cell table:formula="of:= ([.I341]*[.P341]+[.B341]*[.P341]+[.B341]*[.I341])/([.B341]*[.I341]*[.P341])" office:value-type="float" office:value="0.165618630413396" calcext:value-type="float">
            <text:p>0,1656</text:p>
          </table:table-cell>
          <table:table-cell table:number-columns-repeated="10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9+2*RAND()" office:value-type="float" office:value="10.4360066528898" calcext:value-type="float">
            <text:p>10,4360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table:formula="of:=COM.MICROSOFT.NORM.INV(RAND();30;5)" office:value-type="float" office:value="30.8699659764333" calcext:value-type="float">
            <text:p>30,8700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table:formula="of:=40+10*RAND()" office:value-type="float" office:value="47.3852316907141" calcext:value-type="float">
            <text:p>47,3852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table:formula="of:= ([.I342]*[.P342]+[.B342]*[.P342]+[.B342]*[.I342])/([.B342]*[.I342]*[.P342])" office:value-type="float" office:value="0.149319660264604" calcext:value-type="float">
            <text:p>0,1493</text:p>
          </table:table-cell>
          <table:table-cell table:number-columns-repeated="10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9+2*RAND()" office:value-type="float" office:value="9.56008235528134" calcext:value-type="float">
            <text:p>9,5601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table:formula="of:=COM.MICROSOFT.NORM.INV(RAND();30;5)" office:value-type="float" office:value="34.0262214208291" calcext:value-type="float">
            <text:p>34,0262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table:formula="of:=40+10*RAND()" office:value-type="float" office:value="45.8201688330155" calcext:value-type="float">
            <text:p>45,8202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table:formula="of:= ([.I343]*[.P343]+[.B343]*[.P343]+[.B343]*[.I343])/([.B343]*[.I343]*[.P343])" office:value-type="float" office:value="0.155815159014328" calcext:value-type="float">
            <text:p>0,1558</text:p>
          </table:table-cell>
          <table:table-cell table:number-columns-repeated="10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9+2*RAND()" office:value-type="float" office:value="9.97620499762707" calcext:value-type="float">
            <text:p>9,9762</text:p>
          </table:table-cell>
          <table:table-cell table:number-columns-repeated="5"/>
          <table:table-cell office:value-type="float" office:value="319" calcext:value-type="float">
            <text:p>319</text:p>
          </table:table-cell>
          <table:table-cell table:formula="of:=COM.MICROSOFT.NORM.INV(RAND();30;5)" office:value-type="float" office:value="31.3261139727829" calcext:value-type="float">
            <text:p>31,3261</text:p>
          </table:table-cell>
          <table:table-cell table:number-columns-repeated="5"/>
          <table:table-cell office:value-type="float" office:value="319" calcext:value-type="float">
            <text:p>319</text:p>
          </table:table-cell>
          <table:table-cell table:formula="of:=40+10*RAND()" office:value-type="float" office:value="43.8591489230748" calcext:value-type="float">
            <text:p>43,8591</text:p>
          </table:table-cell>
          <table:table-cell table:number-columns-repeated="5"/>
          <table:table-cell office:value-type="float" office:value="319" calcext:value-type="float">
            <text:p>319</text:p>
          </table:table-cell>
          <table:table-cell table:formula="of:= ([.I344]*[.P344]+[.B344]*[.P344]+[.B344]*[.I344])/([.B344]*[.I344]*[.P344])" office:value-type="float" office:value="0.154961026269835" calcext:value-type="float">
            <text:p>0,1550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9+2*RAND()" office:value-type="float" office:value="9.64357375330292" calcext:value-type="float">
            <text:p>9,6436</text:p>
          </table:table-cell>
          <table:table-cell table:number-columns-repeated="5"/>
          <table:table-cell office:value-type="float" office:value="320" calcext:value-type="float">
            <text:p>320</text:p>
          </table:table-cell>
          <table:table-cell table:formula="of:=COM.MICROSOFT.NORM.INV(RAND();30;5)" office:value-type="float" office:value="36.4308958775563" calcext:value-type="float">
            <text:p>36,4309</text:p>
          </table:table-cell>
          <table:table-cell table:number-columns-repeated="5"/>
          <table:table-cell office:value-type="float" office:value="320" calcext:value-type="float">
            <text:p>320</text:p>
          </table:table-cell>
          <table:table-cell table:formula="of:=40+10*RAND()" office:value-type="float" office:value="45.1894385612104" calcext:value-type="float">
            <text:p>45,1894</text:p>
          </table:table-cell>
          <table:table-cell table:number-columns-repeated="5"/>
          <table:table-cell office:value-type="float" office:value="320" calcext:value-type="float">
            <text:p>320</text:p>
          </table:table-cell>
          <table:table-cell table:formula="of:= ([.I345]*[.P345]+[.B345]*[.P345]+[.B345]*[.I345])/([.B345]*[.I345]*[.P345])" office:value-type="float" office:value="0.153274290905857" calcext:value-type="float">
            <text:p>0,1533</text:p>
          </table:table-cell>
          <table:table-cell table:number-columns-repeated="10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9+2*RAND()" office:value-type="float" office:value="9.4063129585702" calcext:value-type="float">
            <text:p>9,4063</text:p>
          </table:table-cell>
          <table:table-cell table:number-columns-repeated="5"/>
          <table:table-cell office:value-type="float" office:value="321" calcext:value-type="float">
            <text:p>321</text:p>
          </table:table-cell>
          <table:table-cell table:formula="of:=COM.MICROSOFT.NORM.INV(RAND();30;5)" office:value-type="float" office:value="33.5187706857114" calcext:value-type="float">
            <text:p>33,5188</text:p>
          </table:table-cell>
          <table:table-cell table:number-columns-repeated="5"/>
          <table:table-cell office:value-type="float" office:value="321" calcext:value-type="float">
            <text:p>321</text:p>
          </table:table-cell>
          <table:table-cell table:formula="of:=40+10*RAND()" office:value-type="float" office:value="45.0344737793785" calcext:value-type="float">
            <text:p>45,0345</text:p>
          </table:table-cell>
          <table:table-cell table:number-columns-repeated="5"/>
          <table:table-cell office:value-type="float" office:value="321" calcext:value-type="float">
            <text:p>321</text:p>
          </table:table-cell>
          <table:table-cell table:formula="of:= ([.I346]*[.P346]+[.B346]*[.P346]+[.B346]*[.I346])/([.B346]*[.I346]*[.P346])" office:value-type="float" office:value="0.15835082164791" calcext:value-type="float">
            <text:p>0,1584</text:p>
          </table:table-cell>
          <table:table-cell table:number-columns-repeated="10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9+2*RAND()" office:value-type="float" office:value="9.3634139301721" calcext:value-type="float">
            <text:p>9,3634</text:p>
          </table:table-cell>
          <table:table-cell table:number-columns-repeated="5"/>
          <table:table-cell office:value-type="float" office:value="322" calcext:value-type="float">
            <text:p>322</text:p>
          </table:table-cell>
          <table:table-cell table:formula="of:=COM.MICROSOFT.NORM.INV(RAND();30;5)" office:value-type="float" office:value="20.7955456790739" calcext:value-type="float">
            <text:p>20,7955</text:p>
          </table:table-cell>
          <table:table-cell table:number-columns-repeated="5"/>
          <table:table-cell office:value-type="float" office:value="322" calcext:value-type="float">
            <text:p>322</text:p>
          </table:table-cell>
          <table:table-cell table:formula="of:=40+10*RAND()" office:value-type="float" office:value="46.5607546560932" calcext:value-type="float">
            <text:p>46,5608</text:p>
          </table:table-cell>
          <table:table-cell table:number-columns-repeated="5"/>
          <table:table-cell office:value-type="float" office:value="322" calcext:value-type="float">
            <text:p>322</text:p>
          </table:table-cell>
          <table:table-cell table:formula="of:= ([.I347]*[.P347]+[.B347]*[.P347]+[.B347]*[.I347])/([.B347]*[.I347]*[.P347])" office:value-type="float" office:value="0.176363189588082" calcext:value-type="float">
            <text:p>0,1764</text:p>
          </table:table-cell>
          <table:table-cell table:number-columns-repeated="10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9+2*RAND()" office:value-type="float" office:value="9.95619291183539" calcext:value-type="float">
            <text:p>9,9562</text:p>
          </table:table-cell>
          <table:table-cell table:number-columns-repeated="5"/>
          <table:table-cell office:value-type="float" office:value="323" calcext:value-type="float">
            <text:p>323</text:p>
          </table:table-cell>
          <table:table-cell table:formula="of:=COM.MICROSOFT.NORM.INV(RAND();30;5)" office:value-type="float" office:value="28.3238610660423" calcext:value-type="float">
            <text:p>28,3239</text:p>
          </table:table-cell>
          <table:table-cell table:number-columns-repeated="5"/>
          <table:table-cell office:value-type="float" office:value="323" calcext:value-type="float">
            <text:p>323</text:p>
          </table:table-cell>
          <table:table-cell table:formula="of:=40+10*RAND()" office:value-type="float" office:value="43.4225117729511" calcext:value-type="float">
            <text:p>43,4225</text:p>
          </table:table-cell>
          <table:table-cell table:number-columns-repeated="5"/>
          <table:table-cell office:value-type="float" office:value="323" calcext:value-type="float">
            <text:p>323</text:p>
          </table:table-cell>
          <table:table-cell table:formula="of:= ([.I348]*[.P348]+[.B348]*[.P348]+[.B348]*[.I348])/([.B348]*[.I348]*[.P348])" office:value-type="float" office:value="0.158775448478872" calcext:value-type="float">
            <text:p>0,1588</text:p>
          </table:table-cell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9+2*RAND()" office:value-type="float" office:value="9.64003402763046" calcext:value-type="float">
            <text:p>9,6400</text:p>
          </table:table-cell>
          <table:table-cell table:number-columns-repeated="5"/>
          <table:table-cell office:value-type="float" office:value="324" calcext:value-type="float">
            <text:p>324</text:p>
          </table:table-cell>
          <table:table-cell table:formula="of:=COM.MICROSOFT.NORM.INV(RAND();30;5)" office:value-type="float" office:value="25.4817621661591" calcext:value-type="float">
            <text:p>25,4818</text:p>
          </table:table-cell>
          <table:table-cell table:number-columns-repeated="5"/>
          <table:table-cell office:value-type="float" office:value="324" calcext:value-type="float">
            <text:p>324</text:p>
          </table:table-cell>
          <table:table-cell table:formula="of:=40+10*RAND()" office:value-type="float" office:value="41.8131401285064" calcext:value-type="float">
            <text:p>41,8131</text:p>
          </table:table-cell>
          <table:table-cell table:number-columns-repeated="5"/>
          <table:table-cell office:value-type="float" office:value="324" calcext:value-type="float">
            <text:p>324</text:p>
          </table:table-cell>
          <table:table-cell table:formula="of:= ([.I349]*[.P349]+[.B349]*[.P349]+[.B349]*[.I349])/([.B349]*[.I349]*[.P349])" office:value-type="float" office:value="0.166893754270398" calcext:value-type="float">
            <text:p>0,1669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9+2*RAND()" office:value-type="float" office:value="10.449033632176" calcext:value-type="float">
            <text:p>10,4490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table:formula="of:=COM.MICROSOFT.NORM.INV(RAND();30;5)" office:value-type="float" office:value="30.2370647502082" calcext:value-type="float">
            <text:p>30,2371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table:formula="of:=40+10*RAND()" office:value-type="float" office:value="46.7669945314992" calcext:value-type="float">
            <text:p>46,7670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table:formula="of:= ([.I350]*[.P350]+[.B350]*[.P350]+[.B350]*[.I350])/([.B350]*[.I350]*[.P350])" office:value-type="float" office:value="0.150157224590065" calcext:value-type="float">
            <text:p>0,1502</text:p>
          </table:table-cell>
          <table:table-cell table:number-columns-repeated="10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9+2*RAND()" office:value-type="float" office:value="10.53843313572" calcext:value-type="float">
            <text:p>10,5384</text:p>
          </table:table-cell>
          <table:table-cell table:number-columns-repeated="5"/>
          <table:table-cell office:value-type="float" office:value="326" calcext:value-type="float">
            <text:p>326</text:p>
          </table:table-cell>
          <table:table-cell table:formula="of:=COM.MICROSOFT.NORM.INV(RAND();30;5)" office:value-type="float" office:value="30.7265983037993" calcext:value-type="float">
            <text:p>30,7266</text:p>
          </table:table-cell>
          <table:table-cell table:number-columns-repeated="5"/>
          <table:table-cell office:value-type="float" office:value="326" calcext:value-type="float">
            <text:p>326</text:p>
          </table:table-cell>
          <table:table-cell table:formula="of:=40+10*RAND()" office:value-type="float" office:value="42.380868938053" calcext:value-type="float">
            <text:p>42,3809</text:p>
          </table:table-cell>
          <table:table-cell table:number-columns-repeated="5"/>
          <table:table-cell office:value-type="float" office:value="326" calcext:value-type="float">
            <text:p>326</text:p>
          </table:table-cell>
          <table:table-cell table:formula="of:= ([.I351]*[.P351]+[.B351]*[.P351]+[.B351]*[.I351])/([.B351]*[.I351]*[.P351])" office:value-type="float" office:value="0.151031411789022" calcext:value-type="float">
            <text:p>0,1510</text:p>
          </table:table-cell>
          <table:table-cell table:number-columns-repeated="10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9+2*RAND()" office:value-type="float" office:value="10.7681664659176" calcext:value-type="float">
            <text:p>10,7682</text:p>
          </table:table-cell>
          <table:table-cell table:number-columns-repeated="5"/>
          <table:table-cell office:value-type="float" office:value="327" calcext:value-type="float">
            <text:p>327</text:p>
          </table:table-cell>
          <table:table-cell table:formula="of:=COM.MICROSOFT.NORM.INV(RAND();30;5)" office:value-type="float" office:value="23.8819447237532" calcext:value-type="float">
            <text:p>23,8819</text:p>
          </table:table-cell>
          <table:table-cell table:number-columns-repeated="5"/>
          <table:table-cell office:value-type="float" office:value="327" calcext:value-type="float">
            <text:p>327</text:p>
          </table:table-cell>
          <table:table-cell table:formula="of:=40+10*RAND()" office:value-type="float" office:value="46.5518717851955" calcext:value-type="float">
            <text:p>46,5519</text:p>
          </table:table-cell>
          <table:table-cell table:number-columns-repeated="5"/>
          <table:table-cell office:value-type="float" office:value="327" calcext:value-type="float">
            <text:p>327</text:p>
          </table:table-cell>
          <table:table-cell table:formula="of:= ([.I352]*[.P352]+[.B352]*[.P352]+[.B352]*[.I352])/([.B352]*[.I352]*[.P352])" office:value-type="float" office:value="0.15622037091933" calcext:value-type="float">
            <text:p>0,1562</text:p>
          </table:table-cell>
          <table:table-cell table:number-columns-repeated="10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9+2*RAND()" office:value-type="float" office:value="9.25543837971054" calcext:value-type="float">
            <text:p>9,2554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table:formula="of:=COM.MICROSOFT.NORM.INV(RAND();30;5)" office:value-type="float" office:value="27.1095002848178" calcext:value-type="float">
            <text:p>27,1095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table:formula="of:=40+10*RAND()" office:value-type="float" office:value="42.6602909236681" calcext:value-type="float">
            <text:p>42,6603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table:formula="of:= ([.I353]*[.P353]+[.B353]*[.P353]+[.B353]*[.I353])/([.B353]*[.I353]*[.P353])" office:value-type="float" office:value="0.168373025556447" calcext:value-type="float">
            <text:p>0,1684</text:p>
          </table:table-cell>
          <table:table-cell table:number-columns-repeated="10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9+2*RAND()" office:value-type="float" office:value="10.3845014369581" calcext:value-type="float">
            <text:p>10,3845</text:p>
          </table:table-cell>
          <table:table-cell table:number-columns-repeated="5"/>
          <table:table-cell office:value-type="float" office:value="329" calcext:value-type="float">
            <text:p>329</text:p>
          </table:table-cell>
          <table:table-cell table:formula="of:=COM.MICROSOFT.NORM.INV(RAND();30;5)" office:value-type="float" office:value="34.3347082181718" calcext:value-type="float">
            <text:p>34,3347</text:p>
          </table:table-cell>
          <table:table-cell table:number-columns-repeated="5"/>
          <table:table-cell office:value-type="float" office:value="329" calcext:value-type="float">
            <text:p>329</text:p>
          </table:table-cell>
          <table:table-cell table:formula="of:=40+10*RAND()" office:value-type="float" office:value="46.8755403801333" calcext:value-type="float">
            <text:p>46,8755</text:p>
          </table:table-cell>
          <table:table-cell table:number-columns-repeated="5"/>
          <table:table-cell office:value-type="float" office:value="329" calcext:value-type="float">
            <text:p>329</text:p>
          </table:table-cell>
          <table:table-cell table:formula="of:= ([.I354]*[.P354]+[.B354]*[.P354]+[.B354]*[.I354])/([.B354]*[.I354]*[.P354])" office:value-type="float" office:value="0.146755487619222" calcext:value-type="float">
            <text:p>0,1468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9+2*RAND()" office:value-type="float" office:value="9.75729801435955" calcext:value-type="float">
            <text:p>9,7573</text:p>
          </table:table-cell>
          <table:table-cell table:number-columns-repeated="5"/>
          <table:table-cell office:value-type="float" office:value="330" calcext:value-type="float">
            <text:p>330</text:p>
          </table:table-cell>
          <table:table-cell table:formula="of:=COM.MICROSOFT.NORM.INV(RAND();30;5)" office:value-type="float" office:value="25.4535216940237" calcext:value-type="float">
            <text:p>25,4535</text:p>
          </table:table-cell>
          <table:table-cell table:number-columns-repeated="5"/>
          <table:table-cell office:value-type="float" office:value="330" calcext:value-type="float">
            <text:p>330</text:p>
          </table:table-cell>
          <table:table-cell table:formula="of:=40+10*RAND()" office:value-type="float" office:value="49.2948767950293" calcext:value-type="float">
            <text:p>49,2949</text:p>
          </table:table-cell>
          <table:table-cell table:number-columns-repeated="5"/>
          <table:table-cell office:value-type="float" office:value="330" calcext:value-type="float">
            <text:p>330</text:p>
          </table:table-cell>
          <table:table-cell table:formula="of:= ([.I355]*[.P355]+[.B355]*[.P355]+[.B355]*[.I355])/([.B355]*[.I355]*[.P355])" office:value-type="float" office:value="0.16206076744422" calcext:value-type="float">
            <text:p>0,1621</text:p>
          </table:table-cell>
          <table:table-cell table:number-columns-repeated="10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9+2*RAND()" office:value-type="float" office:value="10.5052661004011" calcext:value-type="float">
            <text:p>10,5053</text:p>
          </table:table-cell>
          <table:table-cell table:number-columns-repeated="5"/>
          <table:table-cell office:value-type="float" office:value="331" calcext:value-type="float">
            <text:p>331</text:p>
          </table:table-cell>
          <table:table-cell table:formula="of:=COM.MICROSOFT.NORM.INV(RAND();30;5)" office:value-type="float" office:value="33.1026638771742" calcext:value-type="float">
            <text:p>33,1027</text:p>
          </table:table-cell>
          <table:table-cell table:number-columns-repeated="5"/>
          <table:table-cell office:value-type="float" office:value="331" calcext:value-type="float">
            <text:p>331</text:p>
          </table:table-cell>
          <table:table-cell table:formula="of:=40+10*RAND()" office:value-type="float" office:value="42.5636451120954" calcext:value-type="float">
            <text:p>42,5636</text:p>
          </table:table-cell>
          <table:table-cell table:number-columns-repeated="5"/>
          <table:table-cell office:value-type="float" office:value="331" calcext:value-type="float">
            <text:p>331</text:p>
          </table:table-cell>
          <table:table-cell table:formula="of:= ([.I356]*[.P356]+[.B356]*[.P356]+[.B356]*[.I356])/([.B356]*[.I356]*[.P356])" office:value-type="float" office:value="0.148893631651706" calcext:value-type="float">
            <text:p>0,1489</text:p>
          </table:table-cell>
          <table:table-cell table:number-columns-repeated="10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9+2*RAND()" office:value-type="float" office:value="9.06599770835601" calcext:value-type="float">
            <text:p>9,0660</text:p>
          </table:table-cell>
          <table:table-cell table:number-columns-repeated="5"/>
          <table:table-cell office:value-type="float" office:value="332" calcext:value-type="float">
            <text:p>332</text:p>
          </table:table-cell>
          <table:table-cell table:formula="of:=COM.MICROSOFT.NORM.INV(RAND();30;5)" office:value-type="float" office:value="22.5467522587509" calcext:value-type="float">
            <text:p>22,5468</text:p>
          </table:table-cell>
          <table:table-cell table:number-columns-repeated="5"/>
          <table:table-cell office:value-type="float" office:value="332" calcext:value-type="float">
            <text:p>332</text:p>
          </table:table-cell>
          <table:table-cell table:formula="of:=40+10*RAND()" office:value-type="float" office:value="45.4972185206134" calcext:value-type="float">
            <text:p>45,4972</text:p>
          </table:table-cell>
          <table:table-cell table:number-columns-repeated="5"/>
          <table:table-cell office:value-type="float" office:value="332" calcext:value-type="float">
            <text:p>332</text:p>
          </table:table-cell>
          <table:table-cell table:formula="of:= ([.I357]*[.P357]+[.B357]*[.P357]+[.B357]*[.I357])/([.B357]*[.I357]*[.P357])" office:value-type="float" office:value="0.176633907392374" calcext:value-type="float">
            <text:p>0,1766</text:p>
          </table:table-cell>
          <table:table-cell table:number-columns-repeated="10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9+2*RAND()" office:value-type="float" office:value="10.6287039772142" calcext:value-type="float">
            <text:p>10,6287</text:p>
          </table:table-cell>
          <table:table-cell table:number-columns-repeated="5"/>
          <table:table-cell office:value-type="float" office:value="333" calcext:value-type="float">
            <text:p>333</text:p>
          </table:table-cell>
          <table:table-cell table:formula="of:=COM.MICROSOFT.NORM.INV(RAND();30;5)" office:value-type="float" office:value="21.6106258472559" calcext:value-type="float">
            <text:p>21,6106</text:p>
          </table:table-cell>
          <table:table-cell table:number-columns-repeated="5"/>
          <table:table-cell office:value-type="float" office:value="333" calcext:value-type="float">
            <text:p>333</text:p>
          </table:table-cell>
          <table:table-cell table:formula="of:=40+10*RAND()" office:value-type="float" office:value="40.0624924909789" calcext:value-type="float">
            <text:p>40,0625</text:p>
          </table:table-cell>
          <table:table-cell table:number-columns-repeated="5"/>
          <table:table-cell office:value-type="float" office:value="333" calcext:value-type="float">
            <text:p>333</text:p>
          </table:table-cell>
          <table:table-cell table:formula="of:= ([.I358]*[.P358]+[.B358]*[.P358]+[.B358]*[.I358])/([.B358]*[.I358]*[.P358])" office:value-type="float" office:value="0.165319383910307" calcext:value-type="float">
            <text:p>0,1653</text:p>
          </table:table-cell>
          <table:table-cell table:number-columns-repeated="10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9+2*RAND()" office:value-type="float" office:value="10.4975458255503" calcext:value-type="float">
            <text:p>10,4975</text:p>
          </table:table-cell>
          <table:table-cell table:number-columns-repeated="5"/>
          <table:table-cell office:value-type="float" office:value="334" calcext:value-type="float">
            <text:p>334</text:p>
          </table:table-cell>
          <table:table-cell table:formula="of:=COM.MICROSOFT.NORM.INV(RAND();30;5)" office:value-type="float" office:value="25.9896030889484" calcext:value-type="float">
            <text:p>25,9896</text:p>
          </table:table-cell>
          <table:table-cell table:number-columns-repeated="5"/>
          <table:table-cell office:value-type="float" office:value="334" calcext:value-type="float">
            <text:p>334</text:p>
          </table:table-cell>
          <table:table-cell table:formula="of:=40+10*RAND()" office:value-type="float" office:value="47.7495547651779" calcext:value-type="float">
            <text:p>47,7496</text:p>
          </table:table-cell>
          <table:table-cell table:number-columns-repeated="5"/>
          <table:table-cell office:value-type="float" office:value="334" calcext:value-type="float">
            <text:p>334</text:p>
          </table:table-cell>
          <table:table-cell table:formula="of:= ([.I359]*[.P359]+[.B359]*[.P359]+[.B359]*[.I359])/([.B359]*[.I359]*[.P359])" office:value-type="float" office:value="0.154679888839879" calcext:value-type="float">
            <text:p>0,1547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9+2*RAND()" office:value-type="float" office:value="9.14395063440315" calcext:value-type="float">
            <text:p>9,1440</text:p>
          </table:table-cell>
          <table:table-cell table:number-columns-repeated="5"/>
          <table:table-cell office:value-type="float" office:value="335" calcext:value-type="float">
            <text:p>335</text:p>
          </table:table-cell>
          <table:table-cell table:formula="of:=COM.MICROSOFT.NORM.INV(RAND();30;5)" office:value-type="float" office:value="26.9167533223026" calcext:value-type="float">
            <text:p>26,9168</text:p>
          </table:table-cell>
          <table:table-cell table:number-columns-repeated="5"/>
          <table:table-cell office:value-type="float" office:value="335" calcext:value-type="float">
            <text:p>335</text:p>
          </table:table-cell>
          <table:table-cell table:formula="of:=40+10*RAND()" office:value-type="float" office:value="47.9529999417719" calcext:value-type="float">
            <text:p>47,9530</text:p>
          </table:table-cell>
          <table:table-cell table:number-columns-repeated="5"/>
          <table:table-cell office:value-type="float" office:value="335" calcext:value-type="float">
            <text:p>335</text:p>
          </table:table-cell>
          <table:table-cell table:formula="of:= ([.I360]*[.P360]+[.B360]*[.P360]+[.B360]*[.I360])/([.B360]*[.I360]*[.P360])" office:value-type="float" office:value="0.167367256083097" calcext:value-type="float">
            <text:p>0,1674</text:p>
          </table:table-cell>
          <table:table-cell table:number-columns-repeated="10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9+2*RAND()" office:value-type="float" office:value="9.41217686119489" calcext:value-type="float">
            <text:p>9,4122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table:formula="of:=COM.MICROSOFT.NORM.INV(RAND();30;5)" office:value-type="float" office:value="34.8587904186341" calcext:value-type="float">
            <text:p>34,8588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table:formula="of:=40+10*RAND()" office:value-type="float" office:value="48.5993036336731" calcext:value-type="float">
            <text:p>48,5993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table:formula="of:= ([.I361]*[.P361]+[.B361]*[.P361]+[.B361]*[.I361])/([.B361]*[.I361]*[.P361])" office:value-type="float" office:value="0.155508942533095" calcext:value-type="float">
            <text:p>0,1555</text:p>
          </table:table-cell>
          <table:table-cell table:number-columns-repeated="10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9+2*RAND()" office:value-type="float" office:value="9.73226960771717" calcext:value-type="float">
            <text:p>9,7323</text:p>
          </table:table-cell>
          <table:table-cell table:number-columns-repeated="5"/>
          <table:table-cell office:value-type="float" office:value="337" calcext:value-type="float">
            <text:p>337</text:p>
          </table:table-cell>
          <table:table-cell table:formula="of:=COM.MICROSOFT.NORM.INV(RAND();30;5)" office:value-type="float" office:value="33.4385230438847" calcext:value-type="float">
            <text:p>33,4385</text:p>
          </table:table-cell>
          <table:table-cell table:number-columns-repeated="5"/>
          <table:table-cell office:value-type="float" office:value="337" calcext:value-type="float">
            <text:p>337</text:p>
          </table:table-cell>
          <table:table-cell table:formula="of:=40+10*RAND()" office:value-type="float" office:value="42.2958961653058" calcext:value-type="float">
            <text:p>42,2959</text:p>
          </table:table-cell>
          <table:table-cell table:number-columns-repeated="5"/>
          <table:table-cell office:value-type="float" office:value="337" calcext:value-type="float">
            <text:p>337</text:p>
          </table:table-cell>
          <table:table-cell table:formula="of:= ([.I362]*[.P362]+[.B362]*[.P362]+[.B362]*[.I362])/([.B362]*[.I362]*[.P362])" office:value-type="float" office:value="0.156299538146776" calcext:value-type="float">
            <text:p>0,1563</text:p>
          </table:table-cell>
          <table:table-cell table:number-columns-repeated="10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9+2*RAND()" office:value-type="float" office:value="9.94640705198981" calcext:value-type="float">
            <text:p>9,9464</text:p>
          </table:table-cell>
          <table:table-cell table:number-columns-repeated="5"/>
          <table:table-cell office:value-type="float" office:value="338" calcext:value-type="float">
            <text:p>338</text:p>
          </table:table-cell>
          <table:table-cell table:formula="of:=COM.MICROSOFT.NORM.INV(RAND();30;5)" office:value-type="float" office:value="28.0617510881588" calcext:value-type="float">
            <text:p>28,0618</text:p>
          </table:table-cell>
          <table:table-cell table:number-columns-repeated="5"/>
          <table:table-cell office:value-type="float" office:value="338" calcext:value-type="float">
            <text:p>338</text:p>
          </table:table-cell>
          <table:table-cell table:formula="of:=40+10*RAND()" office:value-type="float" office:value="40.8414700336289" calcext:value-type="float">
            <text:p>40,8415</text:p>
          </table:table-cell>
          <table:table-cell table:number-columns-repeated="5"/>
          <table:table-cell office:value-type="float" office:value="338" calcext:value-type="float">
            <text:p>338</text:p>
          </table:table-cell>
          <table:table-cell table:formula="of:= ([.I363]*[.P363]+[.B363]*[.P363]+[.B363]*[.I363])/([.B363]*[.I363]*[.P363])" office:value-type="float" office:value="0.160659428958952" calcext:value-type="float">
            <text:p>0,1607</text:p>
          </table:table-cell>
          <table:table-cell table:number-columns-repeated="10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9+2*RAND()" office:value-type="float" office:value="10.1414741540793" calcext:value-type="float">
            <text:p>10,1415</text:p>
          </table:table-cell>
          <table:table-cell table:number-columns-repeated="5"/>
          <table:table-cell office:value-type="float" office:value="339" calcext:value-type="float">
            <text:p>339</text:p>
          </table:table-cell>
          <table:table-cell table:formula="of:=COM.MICROSOFT.NORM.INV(RAND();30;5)" office:value-type="float" office:value="30.2906152198341" calcext:value-type="float">
            <text:p>30,2906</text:p>
          </table:table-cell>
          <table:table-cell table:number-columns-repeated="5"/>
          <table:table-cell office:value-type="float" office:value="339" calcext:value-type="float">
            <text:p>339</text:p>
          </table:table-cell>
          <table:table-cell table:formula="of:=40+10*RAND()" office:value-type="float" office:value="42.8210261382628" calcext:value-type="float">
            <text:p>42,8210</text:p>
          </table:table-cell>
          <table:table-cell table:number-columns-repeated="5"/>
          <table:table-cell office:value-type="float" office:value="339" calcext:value-type="float">
            <text:p>339</text:p>
          </table:table-cell>
          <table:table-cell table:formula="of:= ([.I364]*[.P364]+[.B364]*[.P364]+[.B364]*[.I364])/([.B364]*[.I364]*[.P364])" office:value-type="float" office:value="0.154971533218137" calcext:value-type="float">
            <text:p>0,1550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9+2*RAND()" office:value-type="float" office:value="10.0391681676265" calcext:value-type="float">
            <text:p>10,0392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table:formula="of:=COM.MICROSOFT.NORM.INV(RAND();30;5)" office:value-type="float" office:value="25.9720071160881" calcext:value-type="float">
            <text:p>25,9720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table:formula="of:=40+10*RAND()" office:value-type="float" office:value="48.4730313543696" calcext:value-type="float">
            <text:p>48,4730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table:formula="of:= ([.I365]*[.P365]+[.B365]*[.P365]+[.B365]*[.I365])/([.B365]*[.I365]*[.P365])" office:value-type="float" office:value="0.158742867290372" calcext:value-type="float">
            <text:p>0,1587</text:p>
          </table:table-cell>
          <table:table-cell table:number-columns-repeated="10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9+2*RAND()" office:value-type="float" office:value="9.29010722204112" calcext:value-type="float">
            <text:p>9,2901</text:p>
          </table:table-cell>
          <table:table-cell table:number-columns-repeated="5"/>
          <table:table-cell office:value-type="float" office:value="341" calcext:value-type="float">
            <text:p>341</text:p>
          </table:table-cell>
          <table:table-cell table:formula="of:=COM.MICROSOFT.NORM.INV(RAND();30;5)" office:value-type="float" office:value="23.5138811790793" calcext:value-type="float">
            <text:p>23,5139</text:p>
          </table:table-cell>
          <table:table-cell table:number-columns-repeated="5"/>
          <table:table-cell office:value-type="float" office:value="341" calcext:value-type="float">
            <text:p>341</text:p>
          </table:table-cell>
          <table:table-cell table:formula="of:=40+10*RAND()" office:value-type="float" office:value="42.2780121618416" calcext:value-type="float">
            <text:p>42,2780</text:p>
          </table:table-cell>
          <table:table-cell table:number-columns-repeated="5"/>
          <table:table-cell office:value-type="float" office:value="341" calcext:value-type="float">
            <text:p>341</text:p>
          </table:table-cell>
          <table:table-cell table:formula="of:= ([.I366]*[.P366]+[.B366]*[.P366]+[.B366]*[.I366])/([.B366]*[.I366]*[.P366])" office:value-type="float" office:value="0.173822411680176" calcext:value-type="float">
            <text:p>0,1738</text:p>
          </table:table-cell>
          <table:table-cell table:number-columns-repeated="10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9+2*RAND()" office:value-type="float" office:value="10.9300698859151" calcext:value-type="float">
            <text:p>10,9301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table:formula="of:=COM.MICROSOFT.NORM.INV(RAND();30;5)" office:value-type="float" office:value="26.218798960698" calcext:value-type="float">
            <text:p>26,2188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table:formula="of:=40+10*RAND()" office:value-type="float" office:value="47.5776900944766" calcext:value-type="float">
            <text:p>47,5777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table:formula="of:= ([.I367]*[.P367]+[.B367]*[.P367]+[.B367]*[.I367])/([.B367]*[.I367]*[.P367])" office:value-type="float" office:value="0.150649550260726" calcext:value-type="float">
            <text:p>0,1506</text:p>
          </table:table-cell>
          <table:table-cell table:number-columns-repeated="10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9+2*RAND()" office:value-type="float" office:value="9.4314613987226" calcext:value-type="float">
            <text:p>9,4315</text:p>
          </table:table-cell>
          <table:table-cell table:number-columns-repeated="5"/>
          <table:table-cell office:value-type="float" office:value="343" calcext:value-type="float">
            <text:p>343</text:p>
          </table:table-cell>
          <table:table-cell table:formula="of:=COM.MICROSOFT.NORM.INV(RAND();30;5)" office:value-type="float" office:value="35.912073582979" calcext:value-type="float">
            <text:p>35,9121</text:p>
          </table:table-cell>
          <table:table-cell table:number-columns-repeated="5"/>
          <table:table-cell office:value-type="float" office:value="343" calcext:value-type="float">
            <text:p>343</text:p>
          </table:table-cell>
          <table:table-cell table:formula="of:=40+10*RAND()" office:value-type="float" office:value="47.1509729593527" calcext:value-type="float">
            <text:p>47,1510</text:p>
          </table:table-cell>
          <table:table-cell table:number-columns-repeated="5"/>
          <table:table-cell office:value-type="float" office:value="343" calcext:value-type="float">
            <text:p>343</text:p>
          </table:table-cell>
          <table:table-cell table:formula="of:= ([.I368]*[.P368]+[.B368]*[.P368]+[.B368]*[.I368])/([.B368]*[.I368]*[.P368])" office:value-type="float" office:value="0.155082365615207" calcext:value-type="float">
            <text:p>0,1551</text:p>
          </table:table-cell>
          <table:table-cell table:number-columns-repeated="10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9+2*RAND()" office:value-type="float" office:value="9.01190778356977" calcext:value-type="float">
            <text:p>9,0119</text:p>
          </table:table-cell>
          <table:table-cell table:number-columns-repeated="5"/>
          <table:table-cell office:value-type="float" office:value="344" calcext:value-type="float">
            <text:p>344</text:p>
          </table:table-cell>
          <table:table-cell table:formula="of:=COM.MICROSOFT.NORM.INV(RAND();30;5)" office:value-type="float" office:value="31.349919265471" calcext:value-type="float">
            <text:p>31,3499</text:p>
          </table:table-cell>
          <table:table-cell table:number-columns-repeated="5"/>
          <table:table-cell office:value-type="float" office:value="344" calcext:value-type="float">
            <text:p>344</text:p>
          </table:table-cell>
          <table:table-cell table:formula="of:=40+10*RAND()" office:value-type="float" office:value="47.3626168619376" calcext:value-type="float">
            <text:p>47,3626</text:p>
          </table:table-cell>
          <table:table-cell table:number-columns-repeated="5"/>
          <table:table-cell office:value-type="float" office:value="344" calcext:value-type="float">
            <text:p>344</text:p>
          </table:table-cell>
          <table:table-cell table:formula="of:= ([.I369]*[.P369]+[.B369]*[.P369]+[.B369]*[.I369])/([.B369]*[.I369]*[.P369])" office:value-type="float" office:value="0.163976002701658" calcext:value-type="float">
            <text:p>0,1640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9+2*RAND()" office:value-type="float" office:value="10.6731376198586" calcext:value-type="float">
            <text:p>10,6731</text:p>
          </table:table-cell>
          <table:table-cell table:number-columns-repeated="5"/>
          <table:table-cell office:value-type="float" office:value="345" calcext:value-type="float">
            <text:p>345</text:p>
          </table:table-cell>
          <table:table-cell table:formula="of:=COM.MICROSOFT.NORM.INV(RAND();30;5)" office:value-type="float" office:value="32.725641446574" calcext:value-type="float">
            <text:p>32,7256</text:p>
          </table:table-cell>
          <table:table-cell table:number-columns-repeated="5"/>
          <table:table-cell office:value-type="float" office:value="345" calcext:value-type="float">
            <text:p>345</text:p>
          </table:table-cell>
          <table:table-cell table:formula="of:=40+10*RAND()" office:value-type="float" office:value="42.0724947552662" calcext:value-type="float">
            <text:p>42,0725</text:p>
          </table:table-cell>
          <table:table-cell table:number-columns-repeated="5"/>
          <table:table-cell office:value-type="float" office:value="345" calcext:value-type="float">
            <text:p>345</text:p>
          </table:table-cell>
          <table:table-cell table:formula="of:= ([.I370]*[.P370]+[.B370]*[.P370]+[.B370]*[.I370])/([.B370]*[.I370]*[.P370])" office:value-type="float" office:value="0.148018737356164" calcext:value-type="float">
            <text:p>0,1480</text:p>
          </table:table-cell>
          <table:table-cell table:number-columns-repeated="10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9+2*RAND()" office:value-type="float" office:value="9.60334648541175" calcext:value-type="float">
            <text:p>9,6033</text:p>
          </table:table-cell>
          <table:table-cell table:number-columns-repeated="5"/>
          <table:table-cell office:value-type="float" office:value="346" calcext:value-type="float">
            <text:p>346</text:p>
          </table:table-cell>
          <table:table-cell table:formula="of:=COM.MICROSOFT.NORM.INV(RAND();30;5)" office:value-type="float" office:value="32.167172975095" calcext:value-type="float">
            <text:p>32,1672</text:p>
          </table:table-cell>
          <table:table-cell table:number-columns-repeated="5"/>
          <table:table-cell office:value-type="float" office:value="346" calcext:value-type="float">
            <text:p>346</text:p>
          </table:table-cell>
          <table:table-cell table:formula="of:=40+10*RAND()" office:value-type="float" office:value="41.3627509737853" calcext:value-type="float">
            <text:p>41,3628</text:p>
          </table:table-cell>
          <table:table-cell table:number-columns-repeated="5"/>
          <table:table-cell office:value-type="float" office:value="346" calcext:value-type="float">
            <text:p>346</text:p>
          </table:table-cell>
          <table:table-cell table:formula="of:= ([.I371]*[.P371]+[.B371]*[.P371]+[.B371]*[.I371])/([.B371]*[.I371]*[.P371])" office:value-type="float" office:value="0.159394302878598" calcext:value-type="float">
            <text:p>0,1594</text:p>
          </table:table-cell>
          <table:table-cell table:number-columns-repeated="10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9+2*RAND()" office:value-type="float" office:value="10.9359565188643" calcext:value-type="float">
            <text:p>10,9360</text:p>
          </table:table-cell>
          <table:table-cell table:number-columns-repeated="5"/>
          <table:table-cell office:value-type="float" office:value="347" calcext:value-type="float">
            <text:p>347</text:p>
          </table:table-cell>
          <table:table-cell table:formula="of:=COM.MICROSOFT.NORM.INV(RAND();30;5)" office:value-type="float" office:value="26.3161661410497" calcext:value-type="float">
            <text:p>26,3162</text:p>
          </table:table-cell>
          <table:table-cell table:number-columns-repeated="5"/>
          <table:table-cell office:value-type="float" office:value="347" calcext:value-type="float">
            <text:p>347</text:p>
          </table:table-cell>
          <table:table-cell table:formula="of:=40+10*RAND()" office:value-type="float" office:value="41.2665927887429" calcext:value-type="float">
            <text:p>41,2666</text:p>
          </table:table-cell>
          <table:table-cell table:number-columns-repeated="5"/>
          <table:table-cell office:value-type="float" office:value="347" calcext:value-type="float">
            <text:p>347</text:p>
          </table:table-cell>
          <table:table-cell table:formula="of:= ([.I372]*[.P372]+[.B372]*[.P372]+[.B372]*[.I372])/([.B372]*[.I372]*[.P372])" office:value-type="float" office:value="0.153673608254183" calcext:value-type="float">
            <text:p>0,1537</text:p>
          </table:table-cell>
          <table:table-cell table:number-columns-repeated="10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9+2*RAND()" office:value-type="float" office:value="10.4163259330671" calcext:value-type="float">
            <text:p>10,4163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table:formula="of:=COM.MICROSOFT.NORM.INV(RAND();30;5)" office:value-type="float" office:value="24.1324157699449" calcext:value-type="float">
            <text:p>24,1324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table:formula="of:=40+10*RAND()" office:value-type="float" office:value="40.5263387400191" calcext:value-type="float">
            <text:p>40,5263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table:formula="of:= ([.I373]*[.P373]+[.B373]*[.P373]+[.B373]*[.I373])/([.B373]*[.I373]*[.P373])" office:value-type="float" office:value="0.162116490591766" calcext:value-type="float">
            <text:p>0,1621</text:p>
          </table:table-cell>
          <table:table-cell table:number-columns-repeated="10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9+2*RAND()" office:value-type="float" office:value="10.2230506341439" calcext:value-type="float">
            <text:p>10,2231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table:formula="of:=COM.MICROSOFT.NORM.INV(RAND();30;5)" office:value-type="float" office:value="32.6510172131031" calcext:value-type="float">
            <text:p>32,6510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table:formula="of:=40+10*RAND()" office:value-type="float" office:value="49.6130743005779" calcext:value-type="float">
            <text:p>49,6131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table:formula="of:= ([.I374]*[.P374]+[.B374]*[.P374]+[.B374]*[.I374])/([.B374]*[.I374]*[.P374])" office:value-type="float" office:value="0.148601054235346" calcext:value-type="float">
            <text:p>0,1486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9+2*RAND()" office:value-type="float" office:value="10.1134956607129" calcext:value-type="float">
            <text:p>10,1135</text:p>
          </table:table-cell>
          <table:table-cell table:number-columns-repeated="5"/>
          <table:table-cell office:value-type="float" office:value="350" calcext:value-type="float">
            <text:p>350</text:p>
          </table:table-cell>
          <table:table-cell table:formula="of:=COM.MICROSOFT.NORM.INV(RAND();30;5)" office:value-type="float" office:value="35.0735221470676" calcext:value-type="float">
            <text:p>35,0735</text:p>
          </table:table-cell>
          <table:table-cell table:number-columns-repeated="5"/>
          <table:table-cell office:value-type="float" office:value="350" calcext:value-type="float">
            <text:p>350</text:p>
          </table:table-cell>
          <table:table-cell table:formula="of:=40+10*RAND()" office:value-type="float" office:value="46.2941236572806" calcext:value-type="float">
            <text:p>46,2941</text:p>
          </table:table-cell>
          <table:table-cell table:number-columns-repeated="5"/>
          <table:table-cell office:value-type="float" office:value="350" calcext:value-type="float">
            <text:p>350</text:p>
          </table:table-cell>
          <table:table-cell table:formula="of:= ([.I375]*[.P375]+[.B375]*[.P375]+[.B375]*[.I375])/([.B375]*[.I375]*[.P375])" office:value-type="float" office:value="0.148990330119634" calcext:value-type="float">
            <text:p>0,1490</text:p>
          </table:table-cell>
          <table:table-cell table:number-columns-repeated="10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9+2*RAND()" office:value-type="float" office:value="10.5008754876908" calcext:value-type="float">
            <text:p>10,5009</text:p>
          </table:table-cell>
          <table:table-cell table:number-columns-repeated="5"/>
          <table:table-cell office:value-type="float" office:value="351" calcext:value-type="float">
            <text:p>351</text:p>
          </table:table-cell>
          <table:table-cell table:formula="of:=COM.MICROSOFT.NORM.INV(RAND();30;5)" office:value-type="float" office:value="18.6871728990737" calcext:value-type="float">
            <text:p>18,6872</text:p>
          </table:table-cell>
          <table:table-cell table:number-columns-repeated="5"/>
          <table:table-cell office:value-type="float" office:value="351" calcext:value-type="float">
            <text:p>351</text:p>
          </table:table-cell>
          <table:table-cell table:formula="of:=40+10*RAND()" office:value-type="float" office:value="42.9788785020355" calcext:value-type="float">
            <text:p>42,9789</text:p>
          </table:table-cell>
          <table:table-cell table:number-columns-repeated="5"/>
          <table:table-cell office:value-type="float" office:value="351" calcext:value-type="float">
            <text:p>351</text:p>
          </table:table-cell>
          <table:table-cell table:formula="of:= ([.I376]*[.P376]+[.B376]*[.P376]+[.B376]*[.I376])/([.B376]*[.I376]*[.P376])" office:value-type="float" office:value="0.172010040093024" calcext:value-type="float">
            <text:p>0,1720</text:p>
          </table:table-cell>
          <table:table-cell table:number-columns-repeated="10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9+2*RAND()" office:value-type="float" office:value="10.3642738324124" calcext:value-type="float">
            <text:p>10,3643</text:p>
          </table:table-cell>
          <table:table-cell table:number-columns-repeated="5"/>
          <table:table-cell office:value-type="float" office:value="352" calcext:value-type="float">
            <text:p>352</text:p>
          </table:table-cell>
          <table:table-cell table:formula="of:=COM.MICROSOFT.NORM.INV(RAND();30;5)" office:value-type="float" office:value="43.4883903764341" calcext:value-type="float">
            <text:p>43,4884</text:p>
          </table:table-cell>
          <table:table-cell table:number-columns-repeated="5"/>
          <table:table-cell office:value-type="float" office:value="352" calcext:value-type="float">
            <text:p>352</text:p>
          </table:table-cell>
          <table:table-cell table:formula="of:=40+10*RAND()" office:value-type="float" office:value="45.240325400373" calcext:value-type="float">
            <text:p>45,2403</text:p>
          </table:table-cell>
          <table:table-cell table:number-columns-repeated="5"/>
          <table:table-cell office:value-type="float" office:value="352" calcext:value-type="float">
            <text:p>352</text:p>
          </table:table-cell>
          <table:table-cell table:formula="of:= ([.I377]*[.P377]+[.B377]*[.P377]+[.B377]*[.I377])/([.B377]*[.I377]*[.P377])" office:value-type="float" office:value="0.141584109443975" calcext:value-type="float">
            <text:p>0,1416</text:p>
          </table:table-cell>
          <table:table-cell table:number-columns-repeated="10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9+2*RAND()" office:value-type="float" office:value="10.6671102007385" calcext:value-type="float">
            <text:p>10,6671</text:p>
          </table:table-cell>
          <table:table-cell table:number-columns-repeated="5"/>
          <table:table-cell office:value-type="float" office:value="353" calcext:value-type="float">
            <text:p>353</text:p>
          </table:table-cell>
          <table:table-cell table:formula="of:=COM.MICROSOFT.NORM.INV(RAND();30;5)" office:value-type="float" office:value="24.7721038469055" calcext:value-type="float">
            <text:p>24,7721</text:p>
          </table:table-cell>
          <table:table-cell table:number-columns-repeated="5"/>
          <table:table-cell office:value-type="float" office:value="353" calcext:value-type="float">
            <text:p>353</text:p>
          </table:table-cell>
          <table:table-cell table:formula="of:=40+10*RAND()" office:value-type="float" office:value="44.217691848753" calcext:value-type="float">
            <text:p>44,2177</text:p>
          </table:table-cell>
          <table:table-cell table:number-columns-repeated="5"/>
          <table:table-cell office:value-type="float" office:value="353" calcext:value-type="float">
            <text:p>353</text:p>
          </table:table-cell>
          <table:table-cell table:formula="of:= ([.I378]*[.P378]+[.B378]*[.P378]+[.B378]*[.I378])/([.B378]*[.I378]*[.P378])" office:value-type="float" office:value="0.156729472457455" calcext:value-type="float">
            <text:p>0,1567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9+2*RAND()" office:value-type="float" office:value="10.3451440657955" calcext:value-type="float">
            <text:p>10,3451</text:p>
          </table:table-cell>
          <table:table-cell table:number-columns-repeated="5"/>
          <table:table-cell office:value-type="float" office:value="354" calcext:value-type="float">
            <text:p>354</text:p>
          </table:table-cell>
          <table:table-cell table:formula="of:=COM.MICROSOFT.NORM.INV(RAND();30;5)" office:value-type="float" office:value="17.2168153849595" calcext:value-type="float">
            <text:p>17,2168</text:p>
          </table:table-cell>
          <table:table-cell table:number-columns-repeated="5"/>
          <table:table-cell office:value-type="float" office:value="354" calcext:value-type="float">
            <text:p>354</text:p>
          </table:table-cell>
          <table:table-cell table:formula="of:=40+10*RAND()" office:value-type="float" office:value="40.9478429320734" calcext:value-type="float">
            <text:p>40,9478</text:p>
          </table:table-cell>
          <table:table-cell table:number-columns-repeated="5"/>
          <table:table-cell office:value-type="float" office:value="354" calcext:value-type="float">
            <text:p>354</text:p>
          </table:table-cell>
          <table:table-cell table:formula="of:= ([.I379]*[.P379]+[.B379]*[.P379]+[.B379]*[.I379])/([.B379]*[.I379]*[.P379])" office:value-type="float" office:value="0.179167771200582" calcext:value-type="float">
            <text:p>0,1792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9+2*RAND()" office:value-type="float" office:value="10.3284040915314" calcext:value-type="float">
            <text:p>10,3284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 table:formula="of:=COM.MICROSOFT.NORM.INV(RAND();30;5)" office:value-type="float" office:value="28.8971245115619" calcext:value-type="float">
            <text:p>28,8971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 table:formula="of:=40+10*RAND()" office:value-type="float" office:value="47.4132339621428" calcext:value-type="float">
            <text:p>47,4132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 table:formula="of:= ([.I380]*[.P380]+[.B380]*[.P380]+[.B380]*[.I380])/([.B380]*[.I380]*[.P380])" office:value-type="float" office:value="0.152517056249554" calcext:value-type="float">
            <text:p>0,1525</text:p>
          </table:table-cell>
          <table:table-cell table:number-columns-repeated="10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9+2*RAND()" office:value-type="float" office:value="10.5042422048282" calcext:value-type="float">
            <text:p>10,5042</text:p>
          </table:table-cell>
          <table:table-cell table:number-columns-repeated="5"/>
          <table:table-cell office:value-type="float" office:value="356" calcext:value-type="float">
            <text:p>356</text:p>
          </table:table-cell>
          <table:table-cell table:formula="of:=COM.MICROSOFT.NORM.INV(RAND();30;5)" office:value-type="float" office:value="27.6939713081303" calcext:value-type="float">
            <text:p>27,6940</text:p>
          </table:table-cell>
          <table:table-cell table:number-columns-repeated="5"/>
          <table:table-cell office:value-type="float" office:value="356" calcext:value-type="float">
            <text:p>356</text:p>
          </table:table-cell>
          <table:table-cell table:formula="of:=40+10*RAND()" office:value-type="float" office:value="44.6800994582009" calcext:value-type="float">
            <text:p>44,6801</text:p>
          </table:table-cell>
          <table:table-cell table:number-columns-repeated="5"/>
          <table:table-cell office:value-type="float" office:value="356" calcext:value-type="float">
            <text:p>356</text:p>
          </table:table-cell>
          <table:table-cell table:formula="of:= ([.I381]*[.P381]+[.B381]*[.P381]+[.B381]*[.I381])/([.B381]*[.I381]*[.P381])" office:value-type="float" office:value="0.153689903467057" calcext:value-type="float">
            <text:p>0,1537</text:p>
          </table:table-cell>
          <table:table-cell table:number-columns-repeated="10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9+2*RAND()" office:value-type="float" office:value="10.3769926235545" calcext:value-type="float">
            <text:p>10,3770</text:p>
          </table:table-cell>
          <table:table-cell table:number-columns-repeated="5"/>
          <table:table-cell office:value-type="float" office:value="357" calcext:value-type="float">
            <text:p>357</text:p>
          </table:table-cell>
          <table:table-cell table:formula="of:=COM.MICROSOFT.NORM.INV(RAND();30;5)" office:value-type="float" office:value="31.1063581212261" calcext:value-type="float">
            <text:p>31,1064</text:p>
          </table:table-cell>
          <table:table-cell table:number-columns-repeated="5"/>
          <table:table-cell office:value-type="float" office:value="357" calcext:value-type="float">
            <text:p>357</text:p>
          </table:table-cell>
          <table:table-cell table:formula="of:=40+10*RAND()" office:value-type="float" office:value="48.2054931332823" calcext:value-type="float">
            <text:p>48,2055</text:p>
          </table:table-cell>
          <table:table-cell table:number-columns-repeated="5"/>
          <table:table-cell office:value-type="float" office:value="357" calcext:value-type="float">
            <text:p>357</text:p>
          </table:table-cell>
          <table:table-cell table:formula="of:= ([.I382]*[.P382]+[.B382]*[.P382]+[.B382]*[.I382])/([.B382]*[.I382]*[.P382])" office:value-type="float" office:value="0.149259326222507" calcext:value-type="float">
            <text:p>0,1493</text:p>
          </table:table-cell>
          <table:table-cell table:number-columns-repeated="10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9+2*RAND()" office:value-type="float" office:value="10.6673426523339" calcext:value-type="float">
            <text:p>10,6673</text:p>
          </table:table-cell>
          <table:table-cell table:number-columns-repeated="5"/>
          <table:table-cell office:value-type="float" office:value="358" calcext:value-type="float">
            <text:p>358</text:p>
          </table:table-cell>
          <table:table-cell table:formula="of:=COM.MICROSOFT.NORM.INV(RAND();30;5)" office:value-type="float" office:value="26.0164469764742" calcext:value-type="float">
            <text:p>26,0164</text:p>
          </table:table-cell>
          <table:table-cell table:number-columns-repeated="5"/>
          <table:table-cell office:value-type="float" office:value="358" calcext:value-type="float">
            <text:p>358</text:p>
          </table:table-cell>
          <table:table-cell table:formula="of:=40+10*RAND()" office:value-type="float" office:value="49.9499610473868" calcext:value-type="float">
            <text:p>49,9500</text:p>
          </table:table-cell>
          <table:table-cell table:number-columns-repeated="5"/>
          <table:table-cell office:value-type="float" office:value="358" calcext:value-type="float">
            <text:p>358</text:p>
          </table:table-cell>
          <table:table-cell table:formula="of:= ([.I383]*[.P383]+[.B383]*[.P383]+[.B383]*[.I383])/([.B383]*[.I383]*[.P383])" office:value-type="float" office:value="0.152201318723936" calcext:value-type="float">
            <text:p>0,1522</text:p>
          </table:table-cell>
          <table:table-cell table:number-columns-repeated="10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9+2*RAND()" office:value-type="float" office:value="10.9969414316583" calcext:value-type="float">
            <text:p>10,9969</text:p>
          </table:table-cell>
          <table:table-cell table:number-columns-repeated="5"/>
          <table:table-cell office:value-type="float" office:value="359" calcext:value-type="float">
            <text:p>359</text:p>
          </table:table-cell>
          <table:table-cell table:formula="of:=COM.MICROSOFT.NORM.INV(RAND();30;5)" office:value-type="float" office:value="26.3924709071852" calcext:value-type="float">
            <text:p>26,3925</text:p>
          </table:table-cell>
          <table:table-cell table:number-columns-repeated="5"/>
          <table:table-cell office:value-type="float" office:value="359" calcext:value-type="float">
            <text:p>359</text:p>
          </table:table-cell>
          <table:table-cell table:formula="of:=40+10*RAND()" office:value-type="float" office:value="44.9554334848654" calcext:value-type="float">
            <text:p>44,9554</text:p>
          </table:table-cell>
          <table:table-cell table:number-columns-repeated="5"/>
          <table:table-cell office:value-type="float" office:value="359" calcext:value-type="float">
            <text:p>359</text:p>
          </table:table-cell>
          <table:table-cell table:formula="of:= ([.I384]*[.P384]+[.B384]*[.P384]+[.B384]*[.I384])/([.B384]*[.I384]*[.P384])" office:value-type="float" office:value="0.151068221281657" calcext:value-type="float">
            <text:p>0,1511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9+2*RAND()" office:value-type="float" office:value="9.57439753809013" calcext:value-type="float">
            <text:p>9,5744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 table:formula="of:=COM.MICROSOFT.NORM.INV(RAND();30;5)" office:value-type="float" office:value="25.3511938573375" calcext:value-type="float">
            <text:p>25,3512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 table:formula="of:=40+10*RAND()" office:value-type="float" office:value="40.4143750516232" calcext:value-type="float">
            <text:p>40,4144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 table:formula="of:= ([.I385]*[.P385]+[.B385]*[.P385]+[.B385]*[.I385])/([.B385]*[.I385]*[.P385])" office:value-type="float" office:value="0.16863475907695" calcext:value-type="float">
            <text:p>0,1686</text:p>
          </table:table-cell>
          <table:table-cell table:number-columns-repeated="10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9+2*RAND()" office:value-type="float" office:value="10.1322578417603" calcext:value-type="float">
            <text:p>10,1323</text:p>
          </table:table-cell>
          <table:table-cell table:number-columns-repeated="5"/>
          <table:table-cell office:value-type="float" office:value="361" calcext:value-type="float">
            <text:p>361</text:p>
          </table:table-cell>
          <table:table-cell table:formula="of:=COM.MICROSOFT.NORM.INV(RAND();30;5)" office:value-type="float" office:value="30.0398033701188" calcext:value-type="float">
            <text:p>30,0398</text:p>
          </table:table-cell>
          <table:table-cell table:number-columns-repeated="5"/>
          <table:table-cell office:value-type="float" office:value="361" calcext:value-type="float">
            <text:p>361</text:p>
          </table:table-cell>
          <table:table-cell table:formula="of:=40+10*RAND()" office:value-type="float" office:value="43.548256062204" calcext:value-type="float">
            <text:p>43,5483</text:p>
          </table:table-cell>
          <table:table-cell table:number-columns-repeated="5"/>
          <table:table-cell office:value-type="float" office:value="361" calcext:value-type="float">
            <text:p>361</text:p>
          </table:table-cell>
          <table:table-cell table:formula="of:= ([.I386]*[.P386]+[.B386]*[.P386]+[.B386]*[.I386])/([.B386]*[.I386]*[.P386])" office:value-type="float" office:value="0.154946883415952" calcext:value-type="float">
            <text:p>0,1549</text:p>
          </table:table-cell>
          <table:table-cell table:number-columns-repeated="10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9+2*RAND()" office:value-type="float" office:value="10.3158178695012" calcext:value-type="float">
            <text:p>10,3158</text:p>
          </table:table-cell>
          <table:table-cell table:number-columns-repeated="5"/>
          <table:table-cell office:value-type="float" office:value="362" calcext:value-type="float">
            <text:p>362</text:p>
          </table:table-cell>
          <table:table-cell table:formula="of:=COM.MICROSOFT.NORM.INV(RAND();30;5)" office:value-type="float" office:value="27.0366313882951" calcext:value-type="float">
            <text:p>27,0366</text:p>
          </table:table-cell>
          <table:table-cell table:number-columns-repeated="5"/>
          <table:table-cell office:value-type="float" office:value="362" calcext:value-type="float">
            <text:p>362</text:p>
          </table:table-cell>
          <table:table-cell table:formula="of:=40+10*RAND()" office:value-type="float" office:value="42.7441123349126" calcext:value-type="float">
            <text:p>42,7441</text:p>
          </table:table-cell>
          <table:table-cell table:number-columns-repeated="5"/>
          <table:table-cell office:value-type="float" office:value="362" calcext:value-type="float">
            <text:p>362</text:p>
          </table:table-cell>
          <table:table-cell table:formula="of:= ([.I387]*[.P387]+[.B387]*[.P387]+[.B387]*[.I387])/([.B387]*[.I387]*[.P387])" office:value-type="float" office:value="0.157320399875681" calcext:value-type="float">
            <text:p>0,1573</text:p>
          </table:table-cell>
          <table:table-cell table:number-columns-repeated="10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9+2*RAND()" office:value-type="float" office:value="10.042856750777" calcext:value-type="float">
            <text:p>10,0429</text:p>
          </table:table-cell>
          <table:table-cell table:number-columns-repeated="5"/>
          <table:table-cell office:value-type="float" office:value="363" calcext:value-type="float">
            <text:p>363</text:p>
          </table:table-cell>
          <table:table-cell table:formula="of:=COM.MICROSOFT.NORM.INV(RAND();30;5)" office:value-type="float" office:value="31.7811696771648" calcext:value-type="float">
            <text:p>31,7812</text:p>
          </table:table-cell>
          <table:table-cell table:number-columns-repeated="5"/>
          <table:table-cell office:value-type="float" office:value="363" calcext:value-type="float">
            <text:p>363</text:p>
          </table:table-cell>
          <table:table-cell table:formula="of:=40+10*RAND()" office:value-type="float" office:value="48.8361167197581" calcext:value-type="float">
            <text:p>48,8361</text:p>
          </table:table-cell>
          <table:table-cell table:number-columns-repeated="5"/>
          <table:table-cell office:value-type="float" office:value="363" calcext:value-type="float">
            <text:p>363</text:p>
          </table:table-cell>
          <table:table-cell table:formula="of:= ([.I388]*[.P388]+[.B388]*[.P388]+[.B388]*[.I388])/([.B388]*[.I388]*[.P388])" office:value-type="float" office:value="0.151515082869707" calcext:value-type="float">
            <text:p>0,1515</text:p>
          </table:table-cell>
          <table:table-cell table:number-columns-repeated="10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9+2*RAND()" office:value-type="float" office:value="9.48530490067788" calcext:value-type="float">
            <text:p>9,4853</text:p>
          </table:table-cell>
          <table:table-cell table:number-columns-repeated="5"/>
          <table:table-cell office:value-type="float" office:value="364" calcext:value-type="float">
            <text:p>364</text:p>
          </table:table-cell>
          <table:table-cell table:formula="of:=COM.MICROSOFT.NORM.INV(RAND();30;5)" office:value-type="float" office:value="29.2084010976045" calcext:value-type="float">
            <text:p>29,2084</text:p>
          </table:table-cell>
          <table:table-cell table:number-columns-repeated="5"/>
          <table:table-cell office:value-type="float" office:value="364" calcext:value-type="float">
            <text:p>364</text:p>
          </table:table-cell>
          <table:table-cell table:formula="of:=40+10*RAND()" office:value-type="float" office:value="44.4595959864091" calcext:value-type="float">
            <text:p>44,4596</text:p>
          </table:table-cell>
          <table:table-cell table:number-columns-repeated="5"/>
          <table:table-cell office:value-type="float" office:value="364" calcext:value-type="float">
            <text:p>364</text:p>
          </table:table-cell>
          <table:table-cell table:formula="of:= ([.I389]*[.P389]+[.B389]*[.P389]+[.B389]*[.I389])/([.B389]*[.I389]*[.P389])" office:value-type="float" office:value="0.162155294019483" calcext:value-type="float">
            <text:p>0,1622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9+2*RAND()" office:value-type="float" office:value="10.0845907784533" calcext:value-type="float">
            <text:p>10,0846</text:p>
          </table:table-cell>
          <table:table-cell table:number-columns-repeated="5"/>
          <table:table-cell office:value-type="float" office:value="365" calcext:value-type="float">
            <text:p>365</text:p>
          </table:table-cell>
          <table:table-cell table:formula="of:=COM.MICROSOFT.NORM.INV(RAND();30;5)" office:value-type="float" office:value="36.6743315634156" calcext:value-type="float">
            <text:p>36,6743</text:p>
          </table:table-cell>
          <table:table-cell table:number-columns-repeated="5"/>
          <table:table-cell office:value-type="float" office:value="365" calcext:value-type="float">
            <text:p>365</text:p>
          </table:table-cell>
          <table:table-cell table:formula="of:=40+10*RAND()" office:value-type="float" office:value="49.4648698472884" calcext:value-type="float">
            <text:p>49,4649</text:p>
          </table:table-cell>
          <table:table-cell table:number-columns-repeated="5"/>
          <table:table-cell office:value-type="float" office:value="365" calcext:value-type="float">
            <text:p>365</text:p>
          </table:table-cell>
          <table:table-cell table:formula="of:= ([.I390]*[.P390]+[.B390]*[.P390]+[.B390]*[.I390])/([.B390]*[.I390]*[.P390])" office:value-type="float" office:value="0.146644582853942" calcext:value-type="float">
            <text:p>0,1466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9+2*RAND()" office:value-type="float" office:value="10.0691841382068" calcext:value-type="float">
            <text:p>10,0692</text:p>
          </table:table-cell>
          <table:table-cell table:number-columns-repeated="5"/>
          <table:table-cell office:value-type="float" office:value="366" calcext:value-type="float">
            <text:p>366</text:p>
          </table:table-cell>
          <table:table-cell table:formula="of:=COM.MICROSOFT.NORM.INV(RAND();30;5)" office:value-type="float" office:value="23.3081616017601" calcext:value-type="float">
            <text:p>23,3082</text:p>
          </table:table-cell>
          <table:table-cell table:number-columns-repeated="5"/>
          <table:table-cell office:value-type="float" office:value="366" calcext:value-type="float">
            <text:p>366</text:p>
          </table:table-cell>
          <table:table-cell table:formula="of:=40+10*RAND()" office:value-type="float" office:value="48.5409121832345" calcext:value-type="float">
            <text:p>48,5409</text:p>
          </table:table-cell>
          <table:table-cell table:number-columns-repeated="5"/>
          <table:table-cell office:value-type="float" office:value="366" calcext:value-type="float">
            <text:p>366</text:p>
          </table:table-cell>
          <table:table-cell table:formula="of:= ([.I391]*[.P391]+[.B391]*[.P391]+[.B391]*[.I391])/([.B391]*[.I391]*[.P391])" office:value-type="float" office:value="0.162817517329355" calcext:value-type="float">
            <text:p>0,1628</text:p>
          </table:table-cell>
          <table:table-cell table:number-columns-repeated="10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9+2*RAND()" office:value-type="float" office:value="10.8420295452233" calcext:value-type="float">
            <text:p>10,8420</text:p>
          </table:table-cell>
          <table:table-cell table:number-columns-repeated="5"/>
          <table:table-cell office:value-type="float" office:value="367" calcext:value-type="float">
            <text:p>367</text:p>
          </table:table-cell>
          <table:table-cell table:formula="of:=COM.MICROSOFT.NORM.INV(RAND();30;5)" office:value-type="float" office:value="32.5664291746462" calcext:value-type="float">
            <text:p>32,5664</text:p>
          </table:table-cell>
          <table:table-cell table:number-columns-repeated="5"/>
          <table:table-cell office:value-type="float" office:value="367" calcext:value-type="float">
            <text:p>367</text:p>
          </table:table-cell>
          <table:table-cell table:formula="of:=40+10*RAND()" office:value-type="float" office:value="43.8484088506084" calcext:value-type="float">
            <text:p>43,8484</text:p>
          </table:table-cell>
          <table:table-cell table:number-columns-repeated="5"/>
          <table:table-cell office:value-type="float" office:value="367" calcext:value-type="float">
            <text:p>367</text:p>
          </table:table-cell>
          <table:table-cell table:formula="of:= ([.I392]*[.P392]+[.B392]*[.P392]+[.B392]*[.I392])/([.B392]*[.I392]*[.P392])" office:value-type="float" office:value="0.145745966010621" calcext:value-type="float">
            <text:p>0,1457</text:p>
          </table:table-cell>
          <table:table-cell table:number-columns-repeated="10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9+2*RAND()" office:value-type="float" office:value="9.0301780726295" calcext:value-type="float">
            <text:p>9,0302</text:p>
          </table:table-cell>
          <table:table-cell table:number-columns-repeated="5"/>
          <table:table-cell office:value-type="float" office:value="368" calcext:value-type="float">
            <text:p>368</text:p>
          </table:table-cell>
          <table:table-cell table:formula="of:=COM.MICROSOFT.NORM.INV(RAND();30;5)" office:value-type="float" office:value="27.7417323155019" calcext:value-type="float">
            <text:p>27,7417</text:p>
          </table:table-cell>
          <table:table-cell table:number-columns-repeated="5"/>
          <table:table-cell office:value-type="float" office:value="368" calcext:value-type="float">
            <text:p>368</text:p>
          </table:table-cell>
          <table:table-cell table:formula="of:=40+10*RAND()" office:value-type="float" office:value="43.6937247600872" calcext:value-type="float">
            <text:p>43,6937</text:p>
          </table:table-cell>
          <table:table-cell table:number-columns-repeated="5"/>
          <table:table-cell office:value-type="float" office:value="368" calcext:value-type="float">
            <text:p>368</text:p>
          </table:table-cell>
          <table:table-cell table:formula="of:= ([.I393]*[.P393]+[.B393]*[.P393]+[.B393]*[.I393])/([.B393]*[.I393]*[.P393])" office:value-type="float" office:value="0.16967314468841" calcext:value-type="float">
            <text:p>0,1697</text:p>
          </table:table-cell>
          <table:table-cell table:number-columns-repeated="10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9+2*RAND()" office:value-type="float" office:value="10.4921337596606" calcext:value-type="float">
            <text:p>10,4921</text:p>
          </table:table-cell>
          <table:table-cell table:number-columns-repeated="5"/>
          <table:table-cell office:value-type="float" office:value="369" calcext:value-type="float">
            <text:p>369</text:p>
          </table:table-cell>
          <table:table-cell table:formula="of:=COM.MICROSOFT.NORM.INV(RAND();30;5)" office:value-type="float" office:value="30.5026955310075" calcext:value-type="float">
            <text:p>30,5027</text:p>
          </table:table-cell>
          <table:table-cell table:number-columns-repeated="5"/>
          <table:table-cell office:value-type="float" office:value="369" calcext:value-type="float">
            <text:p>369</text:p>
          </table:table-cell>
          <table:table-cell table:formula="of:=40+10*RAND()" office:value-type="float" office:value="40.9668680594768" calcext:value-type="float">
            <text:p>40,9669</text:p>
          </table:table-cell>
          <table:table-cell table:number-columns-repeated="5"/>
          <table:table-cell office:value-type="float" office:value="369" calcext:value-type="float">
            <text:p>369</text:p>
          </table:table-cell>
          <table:table-cell table:formula="of:= ([.I394]*[.P394]+[.B394]*[.P394]+[.B394]*[.I394])/([.B394]*[.I394]*[.P394])" office:value-type="float" office:value="0.152503455213523" calcext:value-type="float">
            <text:p>0,1525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9+2*RAND()" office:value-type="float" office:value="10.9969690970611" calcext:value-type="float">
            <text:p>10,9970</text:p>
          </table:table-cell>
          <table:table-cell table:number-columns-repeated="5"/>
          <table:table-cell office:value-type="float" office:value="370" calcext:value-type="float">
            <text:p>370</text:p>
          </table:table-cell>
          <table:table-cell table:formula="of:=COM.MICROSOFT.NORM.INV(RAND();30;5)" office:value-type="float" office:value="26.1691194492697" calcext:value-type="float">
            <text:p>26,1691</text:p>
          </table:table-cell>
          <table:table-cell table:number-columns-repeated="5"/>
          <table:table-cell office:value-type="float" office:value="370" calcext:value-type="float">
            <text:p>370</text:p>
          </table:table-cell>
          <table:table-cell table:formula="of:=40+10*RAND()" office:value-type="float" office:value="48.9281308499631" calcext:value-type="float">
            <text:p>48,9281</text:p>
          </table:table-cell>
          <table:table-cell table:number-columns-repeated="5"/>
          <table:table-cell office:value-type="float" office:value="370" calcext:value-type="float">
            <text:p>370</text:p>
          </table:table-cell>
          <table:table-cell table:formula="of:= ([.I395]*[.P395]+[.B395]*[.P395]+[.B395]*[.I395])/([.B395]*[.I395]*[.P395])" office:value-type="float" office:value="0.149585265380462" calcext:value-type="float">
            <text:p>0,1496</text:p>
          </table:table-cell>
          <table:table-cell table:number-columns-repeated="10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9+2*RAND()" office:value-type="float" office:value="9.20440970757045" calcext:value-type="float">
            <text:p>9,2044</text:p>
          </table:table-cell>
          <table:table-cell table:number-columns-repeated="5"/>
          <table:table-cell office:value-type="float" office:value="371" calcext:value-type="float">
            <text:p>371</text:p>
          </table:table-cell>
          <table:table-cell table:formula="of:=COM.MICROSOFT.NORM.INV(RAND();30;5)" office:value-type="float" office:value="37.4798054731548" calcext:value-type="float">
            <text:p>37,4798</text:p>
          </table:table-cell>
          <table:table-cell table:number-columns-repeated="5"/>
          <table:table-cell office:value-type="float" office:value="371" calcext:value-type="float">
            <text:p>371</text:p>
          </table:table-cell>
          <table:table-cell table:formula="of:=40+10*RAND()" office:value-type="float" office:value="46.492856486002" calcext:value-type="float">
            <text:p>46,4929</text:p>
          </table:table-cell>
          <table:table-cell table:number-columns-repeated="5"/>
          <table:table-cell office:value-type="float" office:value="371" calcext:value-type="float">
            <text:p>371</text:p>
          </table:table-cell>
          <table:table-cell table:formula="of:= ([.I396]*[.P396]+[.B396]*[.P396]+[.B396]*[.I396])/([.B396]*[.I396]*[.P396])" office:value-type="float" office:value="0.156833293113934" calcext:value-type="float">
            <text:p>0,1568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9+2*RAND()" office:value-type="float" office:value="10.0273809337523" calcext:value-type="float">
            <text:p>10,0274</text:p>
          </table:table-cell>
          <table:table-cell table:number-columns-repeated="5"/>
          <table:table-cell office:value-type="float" office:value="372" calcext:value-type="float">
            <text:p>372</text:p>
          </table:table-cell>
          <table:table-cell table:formula="of:=COM.MICROSOFT.NORM.INV(RAND();30;5)" office:value-type="float" office:value="28.226416186096" calcext:value-type="float">
            <text:p>28,2264</text:p>
          </table:table-cell>
          <table:table-cell table:number-columns-repeated="5"/>
          <table:table-cell office:value-type="float" office:value="372" calcext:value-type="float">
            <text:p>372</text:p>
          </table:table-cell>
          <table:table-cell table:formula="of:=40+10*RAND()" office:value-type="float" office:value="49.5695430377964" calcext:value-type="float">
            <text:p>49,5695</text:p>
          </table:table-cell>
          <table:table-cell table:number-columns-repeated="5"/>
          <table:table-cell office:value-type="float" office:value="372" calcext:value-type="float">
            <text:p>372</text:p>
          </table:table-cell>
          <table:table-cell table:formula="of:= ([.I397]*[.P397]+[.B397]*[.P397]+[.B397]*[.I397])/([.B397]*[.I397]*[.P397])" office:value-type="float" office:value="0.155328422450153" calcext:value-type="float">
            <text:p>0,1553</text:p>
          </table:table-cell>
          <table:table-cell table:number-columns-repeated="10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9+2*RAND()" office:value-type="float" office:value="10.6090780494269" calcext:value-type="float">
            <text:p>10,6091</text:p>
          </table:table-cell>
          <table:table-cell table:number-columns-repeated="5"/>
          <table:table-cell office:value-type="float" office:value="373" calcext:value-type="float">
            <text:p>373</text:p>
          </table:table-cell>
          <table:table-cell table:formula="of:=COM.MICROSOFT.NORM.INV(RAND();30;5)" office:value-type="float" office:value="30.7706893898617" calcext:value-type="float">
            <text:p>30,7707</text:p>
          </table:table-cell>
          <table:table-cell table:number-columns-repeated="5"/>
          <table:table-cell office:value-type="float" office:value="373" calcext:value-type="float">
            <text:p>373</text:p>
          </table:table-cell>
          <table:table-cell table:formula="of:=40+10*RAND()" office:value-type="float" office:value="42.966840659501" calcext:value-type="float">
            <text:p>42,9668</text:p>
          </table:table-cell>
          <table:table-cell table:number-columns-repeated="5"/>
          <table:table-cell office:value-type="float" office:value="373" calcext:value-type="float">
            <text:p>373</text:p>
          </table:table-cell>
          <table:table-cell table:formula="of:= ([.I398]*[.P398]+[.B398]*[.P398]+[.B398]*[.I398])/([.B398]*[.I398]*[.P398])" office:value-type="float" office:value="0.150031118319786" calcext:value-type="float">
            <text:p>0,1500</text:p>
          </table:table-cell>
          <table:table-cell table:number-columns-repeated="10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9+2*RAND()" office:value-type="float" office:value="10.1748619524296" calcext:value-type="float">
            <text:p>10,1749</text:p>
          </table:table-cell>
          <table:table-cell table:number-columns-repeated="5"/>
          <table:table-cell office:value-type="float" office:value="374" calcext:value-type="float">
            <text:p>374</text:p>
          </table:table-cell>
          <table:table-cell table:formula="of:=COM.MICROSOFT.NORM.INV(RAND();30;5)" office:value-type="float" office:value="27.9077433272109" calcext:value-type="float">
            <text:p>27,9077</text:p>
          </table:table-cell>
          <table:table-cell table:number-columns-repeated="5"/>
          <table:table-cell office:value-type="float" office:value="374" calcext:value-type="float">
            <text:p>374</text:p>
          </table:table-cell>
          <table:table-cell table:formula="of:=40+10*RAND()" office:value-type="float" office:value="41.2905612762552" calcext:value-type="float">
            <text:p>41,2906</text:p>
          </table:table-cell>
          <table:table-cell table:number-columns-repeated="5"/>
          <table:table-cell office:value-type="float" office:value="374" calcext:value-type="float">
            <text:p>374</text:p>
          </table:table-cell>
          <table:table-cell table:formula="of:= ([.I399]*[.P399]+[.B399]*[.P399]+[.B399]*[.I399])/([.B399]*[.I399]*[.P399])" office:value-type="float" office:value="0.15833239073748" calcext:value-type="float">
            <text:p>0,1583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9+2*RAND()" office:value-type="float" office:value="10.0265895819757" calcext:value-type="float">
            <text:p>10,0266</text:p>
          </table:table-cell>
          <table:table-cell table:number-columns-repeated="5"/>
          <table:table-cell office:value-type="float" office:value="375" calcext:value-type="float">
            <text:p>375</text:p>
          </table:table-cell>
          <table:table-cell table:formula="of:=COM.MICROSOFT.NORM.INV(RAND();30;5)" office:value-type="float" office:value="27.7280329591877" calcext:value-type="float">
            <text:p>27,7280</text:p>
          </table:table-cell>
          <table:table-cell table:number-columns-repeated="5"/>
          <table:table-cell office:value-type="float" office:value="375" calcext:value-type="float">
            <text:p>375</text:p>
          </table:table-cell>
          <table:table-cell table:formula="of:=40+10*RAND()" office:value-type="float" office:value="43.3940606203396" calcext:value-type="float">
            <text:p>43,3941</text:p>
          </table:table-cell>
          <table:table-cell table:number-columns-repeated="5"/>
          <table:table-cell office:value-type="float" office:value="375" calcext:value-type="float">
            <text:p>375</text:p>
          </table:table-cell>
          <table:table-cell table:formula="of:= ([.I400]*[.P400]+[.B400]*[.P400]+[.B400]*[.I400])/([.B400]*[.I400]*[.P400])" office:value-type="float" office:value="0.158844022615057" calcext:value-type="float">
            <text:p>0,1588</text:p>
          </table:table-cell>
          <table:table-cell table:number-columns-repeated="10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9+2*RAND()" office:value-type="float" office:value="9.90698479046114" calcext:value-type="float">
            <text:p>9,9070</text:p>
          </table:table-cell>
          <table:table-cell table:number-columns-repeated="5"/>
          <table:table-cell office:value-type="float" office:value="376" calcext:value-type="float">
            <text:p>376</text:p>
          </table:table-cell>
          <table:table-cell table:formula="of:=COM.MICROSOFT.NORM.INV(RAND();30;5)" office:value-type="float" office:value="28.6542980698595" calcext:value-type="float">
            <text:p>28,6543</text:p>
          </table:table-cell>
          <table:table-cell table:number-columns-repeated="5"/>
          <table:table-cell office:value-type="float" office:value="376" calcext:value-type="float">
            <text:p>376</text:p>
          </table:table-cell>
          <table:table-cell table:formula="of:=40+10*RAND()" office:value-type="float" office:value="47.4204060120974" calcext:value-type="float">
            <text:p>47,4204</text:p>
          </table:table-cell>
          <table:table-cell table:number-columns-repeated="5"/>
          <table:table-cell office:value-type="float" office:value="376" calcext:value-type="float">
            <text:p>376</text:p>
          </table:table-cell>
          <table:table-cell table:formula="of:= ([.I401]*[.P401]+[.B401]*[.P401]+[.B401]*[.I401])/([.B401]*[.I401]*[.P401])" office:value-type="float" office:value="0.156925631510491" calcext:value-type="float">
            <text:p>0,1569</text:p>
          </table:table-cell>
          <table:table-cell table:number-columns-repeated="10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9+2*RAND()" office:value-type="float" office:value="10.1117866954301" calcext:value-type="float">
            <text:p>10,1118</text:p>
          </table:table-cell>
          <table:table-cell table:number-columns-repeated="5"/>
          <table:table-cell office:value-type="float" office:value="377" calcext:value-type="float">
            <text:p>377</text:p>
          </table:table-cell>
          <table:table-cell table:formula="of:=COM.MICROSOFT.NORM.INV(RAND();30;5)" office:value-type="float" office:value="29.5279627338443" calcext:value-type="float">
            <text:p>29,5280</text:p>
          </table:table-cell>
          <table:table-cell table:number-columns-repeated="5"/>
          <table:table-cell office:value-type="float" office:value="377" calcext:value-type="float">
            <text:p>377</text:p>
          </table:table-cell>
          <table:table-cell table:formula="of:=40+10*RAND()" office:value-type="float" office:value="40.3809103078675" calcext:value-type="float">
            <text:p>40,3809</text:p>
          </table:table-cell>
          <table:table-cell table:number-columns-repeated="5"/>
          <table:table-cell office:value-type="float" office:value="377" calcext:value-type="float">
            <text:p>377</text:p>
          </table:table-cell>
          <table:table-cell table:formula="of:= ([.I402]*[.P402]+[.B402]*[.P402]+[.B402]*[.I402])/([.B402]*[.I402]*[.P402])" office:value-type="float" office:value="0.157524871582187" calcext:value-type="float">
            <text:p>0,1575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9+2*RAND()" office:value-type="float" office:value="9.44560399814509" calcext:value-type="float">
            <text:p>9,4456</text:p>
          </table:table-cell>
          <table:table-cell table:number-columns-repeated="5"/>
          <table:table-cell office:value-type="float" office:value="378" calcext:value-type="float">
            <text:p>378</text:p>
          </table:table-cell>
          <table:table-cell table:formula="of:=COM.MICROSOFT.NORM.INV(RAND();30;5)" office:value-type="float" office:value="32.6283954525789" calcext:value-type="float">
            <text:p>32,6284</text:p>
          </table:table-cell>
          <table:table-cell table:number-columns-repeated="5"/>
          <table:table-cell office:value-type="float" office:value="378" calcext:value-type="float">
            <text:p>378</text:p>
          </table:table-cell>
          <table:table-cell table:formula="of:=40+10*RAND()" office:value-type="float" office:value="47.2249965264928" calcext:value-type="float">
            <text:p>47,2250</text:p>
          </table:table-cell>
          <table:table-cell table:number-columns-repeated="5"/>
          <table:table-cell office:value-type="float" office:value="378" calcext:value-type="float">
            <text:p>378</text:p>
          </table:table-cell>
          <table:table-cell table:formula="of:= ([.I403]*[.P403]+[.B403]*[.P403]+[.B403]*[.I403])/([.B403]*[.I403]*[.P403])" office:value-type="float" office:value="0.157692732524974" calcext:value-type="float">
            <text:p>0,1577</text:p>
          </table:table-cell>
          <table:table-cell table:number-columns-repeated="10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9+2*RAND()" office:value-type="float" office:value="10.1827673639636" calcext:value-type="float">
            <text:p>10,1828</text:p>
          </table:table-cell>
          <table:table-cell table:number-columns-repeated="5"/>
          <table:table-cell office:value-type="float" office:value="379" calcext:value-type="float">
            <text:p>379</text:p>
          </table:table-cell>
          <table:table-cell table:formula="of:=COM.MICROSOFT.NORM.INV(RAND();30;5)" office:value-type="float" office:value="31.3627743877792" calcext:value-type="float">
            <text:p>31,3628</text:p>
          </table:table-cell>
          <table:table-cell table:number-columns-repeated="5"/>
          <table:table-cell office:value-type="float" office:value="379" calcext:value-type="float">
            <text:p>379</text:p>
          </table:table-cell>
          <table:table-cell table:formula="of:=40+10*RAND()" office:value-type="float" office:value="45.5408231064212" calcext:value-type="float">
            <text:p>45,5408</text:p>
          </table:table-cell>
          <table:table-cell table:number-columns-repeated="5"/>
          <table:table-cell office:value-type="float" office:value="379" calcext:value-type="float">
            <text:p>379</text:p>
          </table:table-cell>
          <table:table-cell table:formula="of:= ([.I404]*[.P404]+[.B404]*[.P404]+[.B404]*[.I404])/([.B404]*[.I404]*[.P404])" office:value-type="float" office:value="0.152048385715302" calcext:value-type="float">
            <text:p>0,1520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9+2*RAND()" office:value-type="float" office:value="10.7240983352531" calcext:value-type="float">
            <text:p>10,7241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table:formula="of:=COM.MICROSOFT.NORM.INV(RAND();30;5)" office:value-type="float" office:value="34.0038981074095" calcext:value-type="float">
            <text:p>34,0039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table:formula="of:=40+10*RAND()" office:value-type="float" office:value="46.42573616351" calcext:value-type="float">
            <text:p>46,4257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table:formula="of:= ([.I405]*[.P405]+[.B405]*[.P405]+[.B405]*[.I405])/([.B405]*[.I405]*[.P405])" office:value-type="float" office:value="0.144196102656054" calcext:value-type="float">
            <text:p>0,1442</text:p>
          </table:table-cell>
          <table:table-cell table:number-columns-repeated="10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9+2*RAND()" office:value-type="float" office:value="9.04616733943112" calcext:value-type="float">
            <text:p>9,0462</text:p>
          </table:table-cell>
          <table:table-cell table:number-columns-repeated="5"/>
          <table:table-cell office:value-type="float" office:value="381" calcext:value-type="float">
            <text:p>381</text:p>
          </table:table-cell>
          <table:table-cell table:formula="of:=COM.MICROSOFT.NORM.INV(RAND();30;5)" office:value-type="float" office:value="25.070609055483" calcext:value-type="float">
            <text:p>25,0706</text:p>
          </table:table-cell>
          <table:table-cell table:number-columns-repeated="5"/>
          <table:table-cell office:value-type="float" office:value="381" calcext:value-type="float">
            <text:p>381</text:p>
          </table:table-cell>
          <table:table-cell table:formula="of:=40+10*RAND()" office:value-type="float" office:value="43.4305604535621" calcext:value-type="float">
            <text:p>43,4306</text:p>
          </table:table-cell>
          <table:table-cell table:number-columns-repeated="5"/>
          <table:table-cell office:value-type="float" office:value="381" calcext:value-type="float">
            <text:p>381</text:p>
          </table:table-cell>
          <table:table-cell table:formula="of:= ([.I406]*[.P406]+[.B406]*[.P406]+[.B406]*[.I406])/([.B406]*[.I406]*[.P406])" office:value-type="float" office:value="0.173456657726999" calcext:value-type="float">
            <text:p>0,1735</text:p>
          </table:table-cell>
          <table:table-cell table:number-columns-repeated="10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9+2*RAND()" office:value-type="float" office:value="9.06181588233449" calcext:value-type="float">
            <text:p>9,0618</text:p>
          </table:table-cell>
          <table:table-cell table:number-columns-repeated="5"/>
          <table:table-cell office:value-type="float" office:value="382" calcext:value-type="float">
            <text:p>382</text:p>
          </table:table-cell>
          <table:table-cell table:formula="of:=COM.MICROSOFT.NORM.INV(RAND();30;5)" office:value-type="float" office:value="36.8611251538855" calcext:value-type="float">
            <text:p>36,8611</text:p>
          </table:table-cell>
          <table:table-cell table:number-columns-repeated="5"/>
          <table:table-cell office:value-type="float" office:value="382" calcext:value-type="float">
            <text:p>382</text:p>
          </table:table-cell>
          <table:table-cell table:formula="of:=40+10*RAND()" office:value-type="float" office:value="41.6989616618957" calcext:value-type="float">
            <text:p>41,6990</text:p>
          </table:table-cell>
          <table:table-cell table:number-columns-repeated="5"/>
          <table:table-cell office:value-type="float" office:value="382" calcext:value-type="float">
            <text:p>382</text:p>
          </table:table-cell>
          <table:table-cell table:formula="of:= ([.I407]*[.P407]+[.B407]*[.P407]+[.B407]*[.I407])/([.B407]*[.I407]*[.P407])" office:value-type="float" office:value="0.161463422268117" calcext:value-type="float">
            <text:p>0,1615</text:p>
          </table:table-cell>
          <table:table-cell table:number-columns-repeated="10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9+2*RAND()" office:value-type="float" office:value="10.0103202548344" calcext:value-type="float">
            <text:p>10,010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table:formula="of:=COM.MICROSOFT.NORM.INV(RAND();30;5)" office:value-type="float" office:value="25.430102946082" calcext:value-type="float">
            <text:p>25,430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table:formula="of:=40+10*RAND()" office:value-type="float" office:value="48.0085300409701" calcext:value-type="float">
            <text:p>48,008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table:formula="of:= ([.I408]*[.P408]+[.B408]*[.P408]+[.B408]*[.I408])/([.B408]*[.I408]*[.P408])" office:value-type="float" office:value="0.160050009879825" calcext:value-type="float">
            <text:p>0,1601</text:p>
          </table:table-cell>
          <table:table-cell table:number-columns-repeated="10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9+2*RAND()" office:value-type="float" office:value="9.534143546829" calcext:value-type="float">
            <text:p>9,5341</text:p>
          </table:table-cell>
          <table:table-cell table:number-columns-repeated="5"/>
          <table:table-cell office:value-type="float" office:value="384" calcext:value-type="float">
            <text:p>384</text:p>
          </table:table-cell>
          <table:table-cell table:formula="of:=COM.MICROSOFT.NORM.INV(RAND();30;5)" office:value-type="float" office:value="34.2852911428828" calcext:value-type="float">
            <text:p>34,2853</text:p>
          </table:table-cell>
          <table:table-cell table:number-columns-repeated="5"/>
          <table:table-cell office:value-type="float" office:value="384" calcext:value-type="float">
            <text:p>384</text:p>
          </table:table-cell>
          <table:table-cell table:formula="of:=40+10*RAND()" office:value-type="float" office:value="43.7823980709072" calcext:value-type="float">
            <text:p>43,7824</text:p>
          </table:table-cell>
          <table:table-cell table:number-columns-repeated="5"/>
          <table:table-cell office:value-type="float" office:value="384" calcext:value-type="float">
            <text:p>384</text:p>
          </table:table-cell>
          <table:table-cell table:formula="of:= ([.I409]*[.P409]+[.B409]*[.P409]+[.B409]*[.I409])/([.B409]*[.I409]*[.P409])" office:value-type="float" office:value="0.156893446566903" calcext:value-type="float">
            <text:p>0,1569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9+2*RAND()" office:value-type="float" office:value="9.5792969444301" calcext:value-type="float">
            <text:p>9,5793</text:p>
          </table:table-cell>
          <table:table-cell table:number-columns-repeated="5"/>
          <table:table-cell office:value-type="float" office:value="385" calcext:value-type="float">
            <text:p>385</text:p>
          </table:table-cell>
          <table:table-cell table:formula="of:=COM.MICROSOFT.NORM.INV(RAND();30;5)" office:value-type="float" office:value="29.4265352404396" calcext:value-type="float">
            <text:p>29,4265</text:p>
          </table:table-cell>
          <table:table-cell table:number-columns-repeated="5"/>
          <table:table-cell office:value-type="float" office:value="385" calcext:value-type="float">
            <text:p>385</text:p>
          </table:table-cell>
          <table:table-cell table:formula="of:=40+10*RAND()" office:value-type="float" office:value="43.5417775867973" calcext:value-type="float">
            <text:p>43,5418</text:p>
          </table:table-cell>
          <table:table-cell table:number-columns-repeated="5"/>
          <table:table-cell office:value-type="float" office:value="385" calcext:value-type="float">
            <text:p>385</text:p>
          </table:table-cell>
          <table:table-cell table:formula="of:= ([.I410]*[.P410]+[.B410]*[.P410]+[.B410]*[.I410])/([.B410]*[.I410]*[.P410])" office:value-type="float" office:value="0.161341177204551" calcext:value-type="float">
            <text:p>0,1613</text:p>
          </table:table-cell>
          <table:table-cell table:number-columns-repeated="10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9+2*RAND()" office:value-type="float" office:value="10.4488388493191" calcext:value-type="float">
            <text:p>10,4488</text:p>
          </table:table-cell>
          <table:table-cell table:number-columns-repeated="5"/>
          <table:table-cell office:value-type="float" office:value="386" calcext:value-type="float">
            <text:p>386</text:p>
          </table:table-cell>
          <table:table-cell table:formula="of:=COM.MICROSOFT.NORM.INV(RAND();30;5)" office:value-type="float" office:value="37.6014588081046" calcext:value-type="float">
            <text:p>37,6015</text:p>
          </table:table-cell>
          <table:table-cell table:number-columns-repeated="5"/>
          <table:table-cell office:value-type="float" office:value="386" calcext:value-type="float">
            <text:p>386</text:p>
          </table:table-cell>
          <table:table-cell table:formula="of:=40+10*RAND()" office:value-type="float" office:value="44.077245144872" calcext:value-type="float">
            <text:p>44,0772</text:p>
          </table:table-cell>
          <table:table-cell table:number-columns-repeated="5"/>
          <table:table-cell office:value-type="float" office:value="386" calcext:value-type="float">
            <text:p>386</text:p>
          </table:table-cell>
          <table:table-cell table:formula="of:= ([.I411]*[.P411]+[.B411]*[.P411]+[.B411]*[.I411])/([.B411]*[.I411]*[.P411])" office:value-type="float" office:value="0.144986570246321" calcext:value-type="float">
            <text:p>0,1450</text:p>
          </table:table-cell>
          <table:table-cell table:number-columns-repeated="10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9+2*RAND()" office:value-type="float" office:value="10.5854095381219" calcext:value-type="float">
            <text:p>10,5854</text:p>
          </table:table-cell>
          <table:table-cell table:number-columns-repeated="5"/>
          <table:table-cell office:value-type="float" office:value="387" calcext:value-type="float">
            <text:p>387</text:p>
          </table:table-cell>
          <table:table-cell table:formula="of:=COM.MICROSOFT.NORM.INV(RAND();30;5)" office:value-type="float" office:value="28.0628866741664" calcext:value-type="float">
            <text:p>28,0629</text:p>
          </table:table-cell>
          <table:table-cell table:number-columns-repeated="5"/>
          <table:table-cell office:value-type="float" office:value="387" calcext:value-type="float">
            <text:p>387</text:p>
          </table:table-cell>
          <table:table-cell table:formula="of:=40+10*RAND()" office:value-type="float" office:value="41.5525488310959" calcext:value-type="float">
            <text:p>41,5525</text:p>
          </table:table-cell>
          <table:table-cell table:number-columns-repeated="5"/>
          <table:table-cell office:value-type="float" office:value="387" calcext:value-type="float">
            <text:p>387</text:p>
          </table:table-cell>
          <table:table-cell table:formula="of:= ([.I412]*[.P412]+[.B412]*[.P412]+[.B412]*[.I412])/([.B412]*[.I412]*[.P412])" office:value-type="float" office:value="0.154169821484324" calcext:value-type="float">
            <text:p>0,1542</text:p>
          </table:table-cell>
          <table:table-cell table:number-columns-repeated="10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9+2*RAND()" office:value-type="float" office:value="9.53529117605649" calcext:value-type="float">
            <text:p>9,5353</text:p>
          </table:table-cell>
          <table:table-cell table:number-columns-repeated="5"/>
          <table:table-cell office:value-type="float" office:value="388" calcext:value-type="float">
            <text:p>388</text:p>
          </table:table-cell>
          <table:table-cell table:formula="of:=COM.MICROSOFT.NORM.INV(RAND();30;5)" office:value-type="float" office:value="34.1160450077887" calcext:value-type="float">
            <text:p>34,1160</text:p>
          </table:table-cell>
          <table:table-cell table:number-columns-repeated="5"/>
          <table:table-cell office:value-type="float" office:value="388" calcext:value-type="float">
            <text:p>388</text:p>
          </table:table-cell>
          <table:table-cell table:formula="of:=40+10*RAND()" office:value-type="float" office:value="41.3191503228154" calcext:value-type="float">
            <text:p>41,3192</text:p>
          </table:table-cell>
          <table:table-cell table:number-columns-repeated="5"/>
          <table:table-cell office:value-type="float" office:value="388" calcext:value-type="float">
            <text:p>388</text:p>
          </table:table-cell>
          <table:table-cell table:formula="of:= ([.I413]*[.P413]+[.B413]*[.P413]+[.B413]*[.I413])/([.B413]*[.I413]*[.P413])" office:value-type="float" office:value="0.158387141363166" calcext:value-type="float">
            <text:p>0,1584</text:p>
          </table:table-cell>
          <table:table-cell table:number-columns-repeated="10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9+2*RAND()" office:value-type="float" office:value="9.41390529996716" calcext:value-type="float">
            <text:p>9,4139</text:p>
          </table:table-cell>
          <table:table-cell table:number-columns-repeated="5"/>
          <table:table-cell office:value-type="float" office:value="389" calcext:value-type="float">
            <text:p>389</text:p>
          </table:table-cell>
          <table:table-cell table:formula="of:=COM.MICROSOFT.NORM.INV(RAND();30;5)" office:value-type="float" office:value="29.6909730981301" calcext:value-type="float">
            <text:p>29,6910</text:p>
          </table:table-cell>
          <table:table-cell table:number-columns-repeated="5"/>
          <table:table-cell office:value-type="float" office:value="389" calcext:value-type="float">
            <text:p>389</text:p>
          </table:table-cell>
          <table:table-cell table:formula="of:=40+10*RAND()" office:value-type="float" office:value="41.2528672220651" calcext:value-type="float">
            <text:p>41,2529</text:p>
          </table:table-cell>
          <table:table-cell table:number-columns-repeated="5"/>
          <table:table-cell office:value-type="float" office:value="389" calcext:value-type="float">
            <text:p>389</text:p>
          </table:table-cell>
          <table:table-cell table:formula="of:= ([.I414]*[.P414]+[.B414]*[.P414]+[.B414]*[.I414])/([.B414]*[.I414]*[.P414])" office:value-type="float" office:value="0.16414684982124" calcext:value-type="float">
            <text:p>0,1641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9+2*RAND()" office:value-type="float" office:value="9.4989657511469" calcext:value-type="float">
            <text:p>9,4990</text:p>
          </table:table-cell>
          <table:table-cell table:number-columns-repeated="5"/>
          <table:table-cell office:value-type="float" office:value="390" calcext:value-type="float">
            <text:p>390</text:p>
          </table:table-cell>
          <table:table-cell table:formula="of:=COM.MICROSOFT.NORM.INV(RAND();30;5)" office:value-type="float" office:value="26.8752295887413" calcext:value-type="float">
            <text:p>26,8752</text:p>
          </table:table-cell>
          <table:table-cell table:number-columns-repeated="5"/>
          <table:table-cell office:value-type="float" office:value="390" calcext:value-type="float">
            <text:p>390</text:p>
          </table:table-cell>
          <table:table-cell table:formula="of:=40+10*RAND()" office:value-type="float" office:value="49.2087916459423" calcext:value-type="float">
            <text:p>49,2088</text:p>
          </table:table-cell>
          <table:table-cell table:number-columns-repeated="5"/>
          <table:table-cell office:value-type="float" office:value="390" calcext:value-type="float">
            <text:p>390</text:p>
          </table:table-cell>
          <table:table-cell table:formula="of:= ([.I415]*[.P415]+[.B415]*[.P415]+[.B415]*[.I415])/([.B415]*[.I415]*[.P415])" office:value-type="float" office:value="0.162805175368754" calcext:value-type="float">
            <text:p>0,1628</text:p>
          </table:table-cell>
          <table:table-cell table:number-columns-repeated="10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9+2*RAND()" office:value-type="float" office:value="10.1771671909373" calcext:value-type="float">
            <text:p>10,1772</text:p>
          </table:table-cell>
          <table:table-cell table:number-columns-repeated="5"/>
          <table:table-cell office:value-type="float" office:value="391" calcext:value-type="float">
            <text:p>391</text:p>
          </table:table-cell>
          <table:table-cell table:formula="of:=COM.MICROSOFT.NORM.INV(RAND();30;5)" office:value-type="float" office:value="26.6833282242955" calcext:value-type="float">
            <text:p>26,6833</text:p>
          </table:table-cell>
          <table:table-cell table:number-columns-repeated="5"/>
          <table:table-cell office:value-type="float" office:value="391" calcext:value-type="float">
            <text:p>391</text:p>
          </table:table-cell>
          <table:table-cell table:formula="of:=40+10*RAND()" office:value-type="float" office:value="42.273682403611" calcext:value-type="float">
            <text:p>42,2737</text:p>
          </table:table-cell>
          <table:table-cell table:number-columns-repeated="5"/>
          <table:table-cell office:value-type="float" office:value="391" calcext:value-type="float">
            <text:p>391</text:p>
          </table:table-cell>
          <table:table-cell table:formula="of:= ([.I416]*[.P416]+[.B416]*[.P416]+[.B416]*[.I416])/([.B416]*[.I416]*[.P416])" office:value-type="float" office:value="0.159391133700764" calcext:value-type="float">
            <text:p>0,1594</text:p>
          </table:table-cell>
          <table:table-cell table:number-columns-repeated="10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9+2*RAND()" office:value-type="float" office:value="9.48593523842283" calcext:value-type="float">
            <text:p>9,4859</text:p>
          </table:table-cell>
          <table:table-cell table:number-columns-repeated="5"/>
          <table:table-cell office:value-type="float" office:value="392" calcext:value-type="float">
            <text:p>392</text:p>
          </table:table-cell>
          <table:table-cell table:formula="of:=COM.MICROSOFT.NORM.INV(RAND();30;5)" office:value-type="float" office:value="33.3941534141772" calcext:value-type="float">
            <text:p>33,3942</text:p>
          </table:table-cell>
          <table:table-cell table:number-columns-repeated="5"/>
          <table:table-cell office:value-type="float" office:value="392" calcext:value-type="float">
            <text:p>392</text:p>
          </table:table-cell>
          <table:table-cell table:formula="of:=40+10*RAND()" office:value-type="float" office:value="49.1105681506451" calcext:value-type="float">
            <text:p>49,1106</text:p>
          </table:table-cell>
          <table:table-cell table:number-columns-repeated="5"/>
          <table:table-cell office:value-type="float" office:value="392" calcext:value-type="float">
            <text:p>392</text:p>
          </table:table-cell>
          <table:table-cell table:formula="of:= ([.I417]*[.P417]+[.B417]*[.P417]+[.B417]*[.I417])/([.B417]*[.I417]*[.P417])" office:value-type="float" office:value="0.155726808885471" calcext:value-type="float">
            <text:p>0,1557</text:p>
          </table:table-cell>
          <table:table-cell table:number-columns-repeated="10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9+2*RAND()" office:value-type="float" office:value="9.73851844319142" calcext:value-type="float">
            <text:p>9,7385</text:p>
          </table:table-cell>
          <table:table-cell table:number-columns-repeated="5"/>
          <table:table-cell office:value-type="float" office:value="393" calcext:value-type="float">
            <text:p>393</text:p>
          </table:table-cell>
          <table:table-cell table:formula="of:=COM.MICROSOFT.NORM.INV(RAND();30;5)" office:value-type="float" office:value="32.1534833489394" calcext:value-type="float">
            <text:p>32,1535</text:p>
          </table:table-cell>
          <table:table-cell table:number-columns-repeated="5"/>
          <table:table-cell office:value-type="float" office:value="393" calcext:value-type="float">
            <text:p>393</text:p>
          </table:table-cell>
          <table:table-cell table:formula="of:=40+10*RAND()" office:value-type="float" office:value="43.8159431272652" calcext:value-type="float">
            <text:p>43,8159</text:p>
          </table:table-cell>
          <table:table-cell table:number-columns-repeated="5"/>
          <table:table-cell office:value-type="float" office:value="393" calcext:value-type="float">
            <text:p>393</text:p>
          </table:table-cell>
          <table:table-cell table:formula="of:= ([.I418]*[.P418]+[.B418]*[.P418]+[.B418]*[.I418])/([.B418]*[.I418]*[.P418])" office:value-type="float" office:value="0.1566085961735" calcext:value-type="float">
            <text:p>0,1566</text:p>
          </table:table-cell>
          <table:table-cell table:number-columns-repeated="10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9+2*RAND()" office:value-type="float" office:value="10.0546739769634" calcext:value-type="float">
            <text:p>10,0547</text:p>
          </table:table-cell>
          <table:table-cell table:number-columns-repeated="5"/>
          <table:table-cell office:value-type="float" office:value="394" calcext:value-type="float">
            <text:p>394</text:p>
          </table:table-cell>
          <table:table-cell table:formula="of:=COM.MICROSOFT.NORM.INV(RAND();30;5)" office:value-type="float" office:value="29.9429111382967" calcext:value-type="float">
            <text:p>29,9429</text:p>
          </table:table-cell>
          <table:table-cell table:number-columns-repeated="5"/>
          <table:table-cell office:value-type="float" office:value="394" calcext:value-type="float">
            <text:p>394</text:p>
          </table:table-cell>
          <table:table-cell table:formula="of:=40+10*RAND()" office:value-type="float" office:value="47.0519573765341" calcext:value-type="float">
            <text:p>47,0520</text:p>
          </table:table-cell>
          <table:table-cell table:number-columns-repeated="5"/>
          <table:table-cell office:value-type="float" office:value="394" calcext:value-type="float">
            <text:p>394</text:p>
          </table:table-cell>
          <table:table-cell table:formula="of:= ([.I419]*[.P419]+[.B419]*[.P419]+[.B419]*[.I419])/([.B419]*[.I419]*[.P419])" office:value-type="float" office:value="0.154106220510068" calcext:value-type="float">
            <text:p>0,1541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9+2*RAND()" office:value-type="float" office:value="9.62057876843028" calcext:value-type="float">
            <text:p>9,6206</text:p>
          </table:table-cell>
          <table:table-cell table:number-columns-repeated="5"/>
          <table:table-cell office:value-type="float" office:value="395" calcext:value-type="float">
            <text:p>395</text:p>
          </table:table-cell>
          <table:table-cell table:formula="of:=COM.MICROSOFT.NORM.INV(RAND();30;5)" office:value-type="float" office:value="26.253110629739" calcext:value-type="float">
            <text:p>26,2531</text:p>
          </table:table-cell>
          <table:table-cell table:number-columns-repeated="5"/>
          <table:table-cell office:value-type="float" office:value="395" calcext:value-type="float">
            <text:p>395</text:p>
          </table:table-cell>
          <table:table-cell table:formula="of:=40+10*RAND()" office:value-type="float" office:value="44.6920344734099" calcext:value-type="float">
            <text:p>44,6920</text:p>
          </table:table-cell>
          <table:table-cell table:number-columns-repeated="5"/>
          <table:table-cell office:value-type="float" office:value="395" calcext:value-type="float">
            <text:p>395</text:p>
          </table:table-cell>
          <table:table-cell table:formula="of:= ([.I420]*[.P420]+[.B420]*[.P420]+[.B420]*[.I420])/([.B420]*[.I420]*[.P420])" office:value-type="float" office:value="0.164409926644007" calcext:value-type="float">
            <text:p>0,1644</text:p>
          </table:table-cell>
          <table:table-cell table:number-columns-repeated="10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9+2*RAND()" office:value-type="float" office:value="10.0350517921615" calcext:value-type="float">
            <text:p>10,0351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table:formula="of:=COM.MICROSOFT.NORM.INV(RAND();30;5)" office:value-type="float" office:value="24.290844089668" calcext:value-type="float">
            <text:p>24,2908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table:formula="of:=40+10*RAND()" office:value-type="float" office:value="47.4350962426979" calcext:value-type="float">
            <text:p>47,4351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table:formula="of:= ([.I421]*[.P421]+[.B421]*[.P421]+[.B421]*[.I421])/([.B421]*[.I421]*[.P421])" office:value-type="float" office:value="0.161899918395487" calcext:value-type="float">
            <text:p>0,1619</text:p>
          </table:table-cell>
          <table:table-cell table:number-columns-repeated="10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9+2*RAND()" office:value-type="float" office:value="9.17604807182215" calcext:value-type="float">
            <text:p>9,1760</text:p>
          </table:table-cell>
          <table:table-cell table:number-columns-repeated="5"/>
          <table:table-cell office:value-type="float" office:value="397" calcext:value-type="float">
            <text:p>397</text:p>
          </table:table-cell>
          <table:table-cell table:formula="of:=COM.MICROSOFT.NORM.INV(RAND();30;5)" office:value-type="float" office:value="32.145005976035" calcext:value-type="float">
            <text:p>32,1450</text:p>
          </table:table-cell>
          <table:table-cell table:number-columns-repeated="5"/>
          <table:table-cell office:value-type="float" office:value="397" calcext:value-type="float">
            <text:p>397</text:p>
          </table:table-cell>
          <table:table-cell table:formula="of:=40+10*RAND()" office:value-type="float" office:value="43.1905413151253" calcext:value-type="float">
            <text:p>43,1905</text:p>
          </table:table-cell>
          <table:table-cell table:number-columns-repeated="5"/>
          <table:table-cell office:value-type="float" office:value="397" calcext:value-type="float">
            <text:p>397</text:p>
          </table:table-cell>
          <table:table-cell table:formula="of:= ([.I422]*[.P422]+[.B422]*[.P422]+[.B422]*[.I422])/([.B422]*[.I422]*[.P422])" office:value-type="float" office:value="0.163241625722465" calcext:value-type="float">
            <text:p>0,1632</text:p>
          </table:table-cell>
          <table:table-cell table:number-columns-repeated="10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9+2*RAND()" office:value-type="float" office:value="10.4162167927716" calcext:value-type="float">
            <text:p>10,4162</text:p>
          </table:table-cell>
          <table:table-cell table:number-columns-repeated="5"/>
          <table:table-cell office:value-type="float" office:value="398" calcext:value-type="float">
            <text:p>398</text:p>
          </table:table-cell>
          <table:table-cell table:formula="of:=COM.MICROSOFT.NORM.INV(RAND();30;5)" office:value-type="float" office:value="22.3756424592004" calcext:value-type="float">
            <text:p>22,3756</text:p>
          </table:table-cell>
          <table:table-cell table:number-columns-repeated="5"/>
          <table:table-cell office:value-type="float" office:value="398" calcext:value-type="float">
            <text:p>398</text:p>
          </table:table-cell>
          <table:table-cell table:formula="of:=40+10*RAND()" office:value-type="float" office:value="47.9714979755227" calcext:value-type="float">
            <text:p>47,9715</text:p>
          </table:table-cell>
          <table:table-cell table:number-columns-repeated="5"/>
          <table:table-cell office:value-type="float" office:value="398" calcext:value-type="float">
            <text:p>398</text:p>
          </table:table-cell>
          <table:table-cell table:formula="of:= ([.I423]*[.P423]+[.B423]*[.P423]+[.B423]*[.I423])/([.B423]*[.I423]*[.P423])" office:value-type="float" office:value="0.161541311763342" calcext:value-type="float">
            <text:p>0,1615</text:p>
          </table:table-cell>
          <table:table-cell table:number-columns-repeated="10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9+2*RAND()" office:value-type="float" office:value="10.3668417304289" calcext:value-type="float">
            <text:p>10,3668</text:p>
          </table:table-cell>
          <table:table-cell table:number-columns-repeated="5"/>
          <table:table-cell office:value-type="float" office:value="399" calcext:value-type="float">
            <text:p>399</text:p>
          </table:table-cell>
          <table:table-cell table:formula="of:=COM.MICROSOFT.NORM.INV(RAND();30;5)" office:value-type="float" office:value="39.1594092019255" calcext:value-type="float">
            <text:p>39,1594</text:p>
          </table:table-cell>
          <table:table-cell table:number-columns-repeated="5"/>
          <table:table-cell office:value-type="float" office:value="399" calcext:value-type="float">
            <text:p>399</text:p>
          </table:table-cell>
          <table:table-cell table:formula="of:=40+10*RAND()" office:value-type="float" office:value="42.0967706397641" calcext:value-type="float">
            <text:p>42,0968</text:p>
          </table:table-cell>
          <table:table-cell table:number-columns-repeated="5"/>
          <table:table-cell office:value-type="float" office:value="399" calcext:value-type="float">
            <text:p>399</text:p>
          </table:table-cell>
          <table:table-cell table:formula="of:= ([.I424]*[.P424]+[.B424]*[.P424]+[.B424]*[.I424])/([.B424]*[.I424]*[.P424])" office:value-type="float" office:value="0.145752831581493" calcext:value-type="float">
            <text:p>0,1458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9+2*RAND()" office:value-type="float" office:value="9.11949537997134" calcext:value-type="float">
            <text:p>9,1195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table:formula="of:=COM.MICROSOFT.NORM.INV(RAND();30;5)" office:value-type="float" office:value="27.7657360483476" calcext:value-type="float">
            <text:p>27,7657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table:formula="of:=40+10*RAND()" office:value-type="float" office:value="48.2540036959108" calcext:value-type="float">
            <text:p>48,2540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table:formula="of:= ([.I425]*[.P425]+[.B425]*[.P425]+[.B425]*[.I425])/([.B425]*[.I425]*[.P425])" office:value-type="float" office:value="0.166394471992874" calcext:value-type="float">
            <text:p>0,1664</text:p>
          </table:table-cell>
          <table:table-cell table:number-columns-repeated="10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9+2*RAND()" office:value-type="float" office:value="9.16664890316315" calcext:value-type="float">
            <text:p>9,1666</text:p>
          </table:table-cell>
          <table:table-cell table:number-columns-repeated="5"/>
          <table:table-cell office:value-type="float" office:value="401" calcext:value-type="float">
            <text:p>401</text:p>
          </table:table-cell>
          <table:table-cell table:formula="of:=COM.MICROSOFT.NORM.INV(RAND();30;5)" office:value-type="float" office:value="32.3784182214176" calcext:value-type="float">
            <text:p>32,3784</text:p>
          </table:table-cell>
          <table:table-cell table:number-columns-repeated="5"/>
          <table:table-cell office:value-type="float" office:value="401" calcext:value-type="float">
            <text:p>401</text:p>
          </table:table-cell>
          <table:table-cell table:formula="of:=40+10*RAND()" office:value-type="float" office:value="49.8700847069267" calcext:value-type="float">
            <text:p>49,8701</text:p>
          </table:table-cell>
          <table:table-cell table:number-columns-repeated="5"/>
          <table:table-cell office:value-type="float" office:value="401" calcext:value-type="float">
            <text:p>401</text:p>
          </table:table-cell>
          <table:table-cell table:formula="of:= ([.I426]*[.P426]+[.B426]*[.P426]+[.B426]*[.I426])/([.B426]*[.I426]*[.P426])" office:value-type="float" office:value="0.160027991992803" calcext:value-type="float">
            <text:p>0,1600</text:p>
          </table:table-cell>
          <table:table-cell table:number-columns-repeated="10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9+2*RAND()" office:value-type="float" office:value="10.457734142663" calcext:value-type="float">
            <text:p>10,4577</text:p>
          </table:table-cell>
          <table:table-cell table:number-columns-repeated="5"/>
          <table:table-cell office:value-type="float" office:value="402" calcext:value-type="float">
            <text:p>402</text:p>
          </table:table-cell>
          <table:table-cell table:formula="of:=COM.MICROSOFT.NORM.INV(RAND();30;5)" office:value-type="float" office:value="28.9745064329171" calcext:value-type="float">
            <text:p>28,9745</text:p>
          </table:table-cell>
          <table:table-cell table:number-columns-repeated="5"/>
          <table:table-cell office:value-type="float" office:value="402" calcext:value-type="float">
            <text:p>402</text:p>
          </table:table-cell>
          <table:table-cell table:formula="of:=40+10*RAND()" office:value-type="float" office:value="43.553136655828" calcext:value-type="float">
            <text:p>43,5531</text:p>
          </table:table-cell>
          <table:table-cell table:number-columns-repeated="5"/>
          <table:table-cell office:value-type="float" office:value="402" calcext:value-type="float">
            <text:p>402</text:p>
          </table:table-cell>
          <table:table-cell table:formula="of:= ([.I427]*[.P427]+[.B427]*[.P427]+[.B427]*[.I427])/([.B427]*[.I427]*[.P427])" office:value-type="float" office:value="0.153096565916309" calcext:value-type="float">
            <text:p>0,1531</text:p>
          </table:table-cell>
          <table:table-cell table:number-columns-repeated="10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9+2*RAND()" office:value-type="float" office:value="10.3768824564759" calcext:value-type="float">
            <text:p>10,3769</text:p>
          </table:table-cell>
          <table:table-cell table:number-columns-repeated="5"/>
          <table:table-cell office:value-type="float" office:value="403" calcext:value-type="float">
            <text:p>403</text:p>
          </table:table-cell>
          <table:table-cell table:formula="of:=COM.MICROSOFT.NORM.INV(RAND();30;5)" office:value-type="float" office:value="23.4907726541208" calcext:value-type="float">
            <text:p>23,4908</text:p>
          </table:table-cell>
          <table:table-cell table:number-columns-repeated="5"/>
          <table:table-cell office:value-type="float" office:value="403" calcext:value-type="float">
            <text:p>403</text:p>
          </table:table-cell>
          <table:table-cell table:formula="of:=40+10*RAND()" office:value-type="float" office:value="42.5375653069932" calcext:value-type="float">
            <text:p>42,5376</text:p>
          </table:table-cell>
          <table:table-cell table:number-columns-repeated="5"/>
          <table:table-cell office:value-type="float" office:value="403" calcext:value-type="float">
            <text:p>403</text:p>
          </table:table-cell>
          <table:table-cell table:formula="of:= ([.I428]*[.P428]+[.B428]*[.P428]+[.B428]*[.I428])/([.B428]*[.I428]*[.P428])" office:value-type="float" office:value="0.162446596416282" calcext:value-type="float">
            <text:p>0,1624</text:p>
          </table:table-cell>
          <table:table-cell table:number-columns-repeated="10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9+2*RAND()" office:value-type="float" office:value="9.49010435282253" calcext:value-type="float">
            <text:p>9,4901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table:formula="of:=COM.MICROSOFT.NORM.INV(RAND();30;5)" office:value-type="float" office:value="23.6707422887679" calcext:value-type="float">
            <text:p>23,6707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table:formula="of:=40+10*RAND()" office:value-type="float" office:value="45.3295229480136" calcext:value-type="float">
            <text:p>45,3295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table:formula="of:= ([.I429]*[.P429]+[.B429]*[.P429]+[.B429]*[.I429])/([.B429]*[.I429]*[.P429])" office:value-type="float" office:value="0.169679843001378" calcext:value-type="float">
            <text:p>0,1697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9+2*RAND()" office:value-type="float" office:value="9.93440508819185" calcext:value-type="float">
            <text:p>9,9344</text:p>
          </table:table-cell>
          <table:table-cell table:number-columns-repeated="5"/>
          <table:table-cell office:value-type="float" office:value="405" calcext:value-type="float">
            <text:p>405</text:p>
          </table:table-cell>
          <table:table-cell table:formula="of:=COM.MICROSOFT.NORM.INV(RAND();30;5)" office:value-type="float" office:value="28.9234775217392" calcext:value-type="float">
            <text:p>28,9235</text:p>
          </table:table-cell>
          <table:table-cell table:number-columns-repeated="5"/>
          <table:table-cell office:value-type="float" office:value="405" calcext:value-type="float">
            <text:p>405</text:p>
          </table:table-cell>
          <table:table-cell table:formula="of:=40+10*RAND()" office:value-type="float" office:value="47.2082796075847" calcext:value-type="float">
            <text:p>47,2083</text:p>
          </table:table-cell>
          <table:table-cell table:number-columns-repeated="5"/>
          <table:table-cell office:value-type="float" office:value="405" calcext:value-type="float">
            <text:p>405</text:p>
          </table:table-cell>
          <table:table-cell table:formula="of:= ([.I430]*[.P430]+[.B430]*[.P430]+[.B430]*[.I430])/([.B430]*[.I430]*[.P430])" office:value-type="float" office:value="0.156416994340416" calcext:value-type="float">
            <text:p>0,1564</text:p>
          </table:table-cell>
          <table:table-cell table:number-columns-repeated="10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9+2*RAND()" office:value-type="float" office:value="10.9793483519461" calcext:value-type="float">
            <text:p>10,9793</text:p>
          </table:table-cell>
          <table:table-cell table:number-columns-repeated="5"/>
          <table:table-cell office:value-type="float" office:value="406" calcext:value-type="float">
            <text:p>406</text:p>
          </table:table-cell>
          <table:table-cell table:formula="of:=COM.MICROSOFT.NORM.INV(RAND();30;5)" office:value-type="float" office:value="31.6729237580184" calcext:value-type="float">
            <text:p>31,6729</text:p>
          </table:table-cell>
          <table:table-cell table:number-columns-repeated="5"/>
          <table:table-cell office:value-type="float" office:value="406" calcext:value-type="float">
            <text:p>406</text:p>
          </table:table-cell>
          <table:table-cell table:formula="of:=40+10*RAND()" office:value-type="float" office:value="48.9668503578287" calcext:value-type="float">
            <text:p>48,9669</text:p>
          </table:table-cell>
          <table:table-cell table:number-columns-repeated="5"/>
          <table:table-cell office:value-type="float" office:value="406" calcext:value-type="float">
            <text:p>406</text:p>
          </table:table-cell>
          <table:table-cell table:formula="of:= ([.I431]*[.P431]+[.B431]*[.P431]+[.B431]*[.I431])/([.B431]*[.I431]*[.P431])" office:value-type="float" office:value="0.143074774770471" calcext:value-type="float">
            <text:p>0,1431</text:p>
          </table:table-cell>
          <table:table-cell table:number-columns-repeated="10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9+2*RAND()" office:value-type="float" office:value="10.0390035693999" calcext:value-type="float">
            <text:p>10,0390</text:p>
          </table:table-cell>
          <table:table-cell table:number-columns-repeated="5"/>
          <table:table-cell office:value-type="float" office:value="407" calcext:value-type="float">
            <text:p>407</text:p>
          </table:table-cell>
          <table:table-cell table:formula="of:=COM.MICROSOFT.NORM.INV(RAND();30;5)" office:value-type="float" office:value="27.1845173910097" calcext:value-type="float">
            <text:p>27,1845</text:p>
          </table:table-cell>
          <table:table-cell table:number-columns-repeated="5"/>
          <table:table-cell office:value-type="float" office:value="407" calcext:value-type="float">
            <text:p>407</text:p>
          </table:table-cell>
          <table:table-cell table:formula="of:=40+10*RAND()" office:value-type="float" office:value="44.0116308338475" calcext:value-type="float">
            <text:p>44,0116</text:p>
          </table:table-cell>
          <table:table-cell table:number-columns-repeated="5"/>
          <table:table-cell office:value-type="float" office:value="407" calcext:value-type="float">
            <text:p>407</text:p>
          </table:table-cell>
          <table:table-cell table:formula="of:= ([.I432]*[.P432]+[.B432]*[.P432]+[.B432]*[.I432])/([.B432]*[.I432]*[.P432])" office:value-type="float" office:value="0.159118391097124" calcext:value-type="float">
            <text:p>0,1591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9+2*RAND()" office:value-type="float" office:value="9.0160582663957" calcext:value-type="float">
            <text:p>9,0161</text:p>
          </table:table-cell>
          <table:table-cell table:number-columns-repeated="5"/>
          <table:table-cell office:value-type="float" office:value="408" calcext:value-type="float">
            <text:p>408</text:p>
          </table:table-cell>
          <table:table-cell table:formula="of:=COM.MICROSOFT.NORM.INV(RAND();30;5)" office:value-type="float" office:value="33.1756373084059" calcext:value-type="float">
            <text:p>33,1756</text:p>
          </table:table-cell>
          <table:table-cell table:number-columns-repeated="5"/>
          <table:table-cell office:value-type="float" office:value="408" calcext:value-type="float">
            <text:p>408</text:p>
          </table:table-cell>
          <table:table-cell table:formula="of:=40+10*RAND()" office:value-type="float" office:value="48.0830685759429" calcext:value-type="float">
            <text:p>48,0831</text:p>
          </table:table-cell>
          <table:table-cell table:number-columns-repeated="5"/>
          <table:table-cell office:value-type="float" office:value="408" calcext:value-type="float">
            <text:p>408</text:p>
          </table:table-cell>
          <table:table-cell table:formula="of:= ([.I433]*[.P433]+[.B433]*[.P433]+[.B433]*[.I433])/([.B433]*[.I433]*[.P433])" office:value-type="float" office:value="0.161853156609089" calcext:value-type="float">
            <text:p>0,1619</text:p>
          </table:table-cell>
          <table:table-cell table:number-columns-repeated="10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9+2*RAND()" office:value-type="float" office:value="10.9087810034398" calcext:value-type="float">
            <text:p>10,9088</text:p>
          </table:table-cell>
          <table:table-cell table:number-columns-repeated="5"/>
          <table:table-cell office:value-type="float" office:value="409" calcext:value-type="float">
            <text:p>409</text:p>
          </table:table-cell>
          <table:table-cell table:formula="of:=COM.MICROSOFT.NORM.INV(RAND();30;5)" office:value-type="float" office:value="28.4832204061668" calcext:value-type="float">
            <text:p>28,4832</text:p>
          </table:table-cell>
          <table:table-cell table:number-columns-repeated="5"/>
          <table:table-cell office:value-type="float" office:value="409" calcext:value-type="float">
            <text:p>409</text:p>
          </table:table-cell>
          <table:table-cell table:formula="of:=40+10*RAND()" office:value-type="float" office:value="47.3806706641335" calcext:value-type="float">
            <text:p>47,3807</text:p>
          </table:table-cell>
          <table:table-cell table:number-columns-repeated="5"/>
          <table:table-cell office:value-type="float" office:value="409" calcext:value-type="float">
            <text:p>409</text:p>
          </table:table-cell>
          <table:table-cell table:formula="of:= ([.I434]*[.P434]+[.B434]*[.P434]+[.B434]*[.I434])/([.B434]*[.I434]*[.P434])" office:value-type="float" office:value="0.147883313568986" calcext:value-type="float">
            <text:p>0,1479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9+2*RAND()" office:value-type="float" office:value="9.43885779636912" calcext:value-type="float">
            <text:p>9,4389</text:p>
          </table:table-cell>
          <table:table-cell table:number-columns-repeated="5"/>
          <table:table-cell office:value-type="float" office:value="410" calcext:value-type="float">
            <text:p>410</text:p>
          </table:table-cell>
          <table:table-cell table:formula="of:=COM.MICROSOFT.NORM.INV(RAND();30;5)" office:value-type="float" office:value="39.0362619886754" calcext:value-type="float">
            <text:p>39,0363</text:p>
          </table:table-cell>
          <table:table-cell table:number-columns-repeated="5"/>
          <table:table-cell office:value-type="float" office:value="410" calcext:value-type="float">
            <text:p>410</text:p>
          </table:table-cell>
          <table:table-cell table:formula="of:=40+10*RAND()" office:value-type="float" office:value="46.7838348250371" calcext:value-type="float">
            <text:p>46,7838</text:p>
          </table:table-cell>
          <table:table-cell table:number-columns-repeated="5"/>
          <table:table-cell office:value-type="float" office:value="410" calcext:value-type="float">
            <text:p>410</text:p>
          </table:table-cell>
          <table:table-cell table:formula="of:= ([.I435]*[.P435]+[.B435]*[.P435]+[.B435]*[.I435])/([.B435]*[.I435]*[.P435])" office:value-type="float" office:value="0.152937133697539" calcext:value-type="float">
            <text:p>0,1529</text:p>
          </table:table-cell>
          <table:table-cell table:number-columns-repeated="10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9+2*RAND()" office:value-type="float" office:value="9.44446203648113" calcext:value-type="float">
            <text:p>9,4445</text:p>
          </table:table-cell>
          <table:table-cell table:number-columns-repeated="5"/>
          <table:table-cell office:value-type="float" office:value="411" calcext:value-type="float">
            <text:p>411</text:p>
          </table:table-cell>
          <table:table-cell table:formula="of:=COM.MICROSOFT.NORM.INV(RAND();30;5)" office:value-type="float" office:value="34.0287165413085" calcext:value-type="float">
            <text:p>34,0287</text:p>
          </table:table-cell>
          <table:table-cell table:number-columns-repeated="5"/>
          <table:table-cell office:value-type="float" office:value="411" calcext:value-type="float">
            <text:p>411</text:p>
          </table:table-cell>
          <table:table-cell table:formula="of:=40+10*RAND()" office:value-type="float" office:value="46.5165336953942" calcext:value-type="float">
            <text:p>46,5165</text:p>
          </table:table-cell>
          <table:table-cell table:number-columns-repeated="5"/>
          <table:table-cell office:value-type="float" office:value="411" calcext:value-type="float">
            <text:p>411</text:p>
          </table:table-cell>
          <table:table-cell table:formula="of:= ([.I436]*[.P436]+[.B436]*[.P436]+[.B436]*[.I436])/([.B436]*[.I436]*[.P436])" office:value-type="float" office:value="0.156766832624937" calcext:value-type="float">
            <text:p>0,1568</text:p>
          </table:table-cell>
          <table:table-cell table:number-columns-repeated="10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9+2*RAND()" office:value-type="float" office:value="10.2169729948509" calcext:value-type="float">
            <text:p>10,2170</text:p>
          </table:table-cell>
          <table:table-cell table:number-columns-repeated="5"/>
          <table:table-cell office:value-type="float" office:value="412" calcext:value-type="float">
            <text:p>412</text:p>
          </table:table-cell>
          <table:table-cell table:formula="of:=COM.MICROSOFT.NORM.INV(RAND();30;5)" office:value-type="float" office:value="22.8397451235408" calcext:value-type="float">
            <text:p>22,8397</text:p>
          </table:table-cell>
          <table:table-cell table:number-columns-repeated="5"/>
          <table:table-cell office:value-type="float" office:value="412" calcext:value-type="float">
            <text:p>412</text:p>
          </table:table-cell>
          <table:table-cell table:formula="of:=40+10*RAND()" office:value-type="float" office:value="44.9801674333867" calcext:value-type="float">
            <text:p>44,9802</text:p>
          </table:table-cell>
          <table:table-cell table:number-columns-repeated="5"/>
          <table:table-cell office:value-type="float" office:value="412" calcext:value-type="float">
            <text:p>412</text:p>
          </table:table-cell>
          <table:table-cell table:formula="of:= ([.I437]*[.P437]+[.B437]*[.P437]+[.B437]*[.I437])/([.B437]*[.I437]*[.P437])" office:value-type="float" office:value="0.163891693690113" calcext:value-type="float">
            <text:p>0,1639</text:p>
          </table:table-cell>
          <table:table-cell table:number-columns-repeated="10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9+2*RAND()" office:value-type="float" office:value="9.90502848406322" calcext:value-type="float">
            <text:p>9,9050</text:p>
          </table:table-cell>
          <table:table-cell table:number-columns-repeated="5"/>
          <table:table-cell office:value-type="float" office:value="413" calcext:value-type="float">
            <text:p>413</text:p>
          </table:table-cell>
          <table:table-cell table:formula="of:=COM.MICROSOFT.NORM.INV(RAND();30;5)" office:value-type="float" office:value="33.6921956633904" calcext:value-type="float">
            <text:p>33,6922</text:p>
          </table:table-cell>
          <table:table-cell table:number-columns-repeated="5"/>
          <table:table-cell office:value-type="float" office:value="413" calcext:value-type="float">
            <text:p>413</text:p>
          </table:table-cell>
          <table:table-cell table:formula="of:=40+10*RAND()" office:value-type="float" office:value="40.3481580002699" calcext:value-type="float">
            <text:p>40,3482</text:p>
          </table:table-cell>
          <table:table-cell table:number-columns-repeated="5"/>
          <table:table-cell office:value-type="float" office:value="413" calcext:value-type="float">
            <text:p>413</text:p>
          </table:table-cell>
          <table:table-cell table:formula="of:= ([.I438]*[.P438]+[.B438]*[.P438]+[.B438]*[.I438])/([.B438]*[.I438]*[.P438])" office:value-type="float" office:value="0.155423564091755" calcext:value-type="float">
            <text:p>0,1554</text:p>
          </table:table-cell>
          <table:table-cell table:number-columns-repeated="10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9+2*RAND()" office:value-type="float" office:value="9.203253187472" calcext:value-type="float">
            <text:p>9,2033</text:p>
          </table:table-cell>
          <table:table-cell table:number-columns-repeated="5"/>
          <table:table-cell office:value-type="float" office:value="414" calcext:value-type="float">
            <text:p>414</text:p>
          </table:table-cell>
          <table:table-cell table:formula="of:=COM.MICROSOFT.NORM.INV(RAND();30;5)" office:value-type="float" office:value="26.497780139792" calcext:value-type="float">
            <text:p>26,4978</text:p>
          </table:table-cell>
          <table:table-cell table:number-columns-repeated="5"/>
          <table:table-cell office:value-type="float" office:value="414" calcext:value-type="float">
            <text:p>414</text:p>
          </table:table-cell>
          <table:table-cell table:formula="of:=40+10*RAND()" office:value-type="float" office:value="46.1291244102176" calcext:value-type="float">
            <text:p>46,1291</text:p>
          </table:table-cell>
          <table:table-cell table:number-columns-repeated="5"/>
          <table:table-cell office:value-type="float" office:value="414" calcext:value-type="float">
            <text:p>414</text:p>
          </table:table-cell>
          <table:table-cell table:formula="of:= ([.I439]*[.P439]+[.B439]*[.P439]+[.B439]*[.I439])/([.B439]*[.I439]*[.P439])" office:value-type="float" office:value="0.168074518941692" calcext:value-type="float">
            <text:p>0,1681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9+2*RAND()" office:value-type="float" office:value="9.50249860831536" calcext:value-type="float">
            <text:p>9,5025</text:p>
          </table:table-cell>
          <table:table-cell table:number-columns-repeated="5"/>
          <table:table-cell office:value-type="float" office:value="415" calcext:value-type="float">
            <text:p>415</text:p>
          </table:table-cell>
          <table:table-cell table:formula="of:=COM.MICROSOFT.NORM.INV(RAND();30;5)" office:value-type="float" office:value="26.9621266819886" calcext:value-type="float">
            <text:p>26,9621</text:p>
          </table:table-cell>
          <table:table-cell table:number-columns-repeated="5"/>
          <table:table-cell office:value-type="float" office:value="415" calcext:value-type="float">
            <text:p>415</text:p>
          </table:table-cell>
          <table:table-cell table:formula="of:=40+10*RAND()" office:value-type="float" office:value="44.9756900256034" calcext:value-type="float">
            <text:p>44,9757</text:p>
          </table:table-cell>
          <table:table-cell table:number-columns-repeated="5"/>
          <table:table-cell office:value-type="float" office:value="415" calcext:value-type="float">
            <text:p>415</text:p>
          </table:table-cell>
          <table:table-cell table:formula="of:= ([.I440]*[.P440]+[.B440]*[.P440]+[.B440]*[.I440])/([.B440]*[.I440]*[.P440])" office:value-type="float" office:value="0.16455877583951" calcext:value-type="float">
            <text:p>0,1646</text:p>
          </table:table-cell>
          <table:table-cell table:number-columns-repeated="10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9+2*RAND()" office:value-type="float" office:value="9.4941855922807" calcext:value-type="float">
            <text:p>9,4942</text:p>
          </table:table-cell>
          <table:table-cell table:number-columns-repeated="5"/>
          <table:table-cell office:value-type="float" office:value="416" calcext:value-type="float">
            <text:p>416</text:p>
          </table:table-cell>
          <table:table-cell table:formula="of:=COM.MICROSOFT.NORM.INV(RAND();30;5)" office:value-type="float" office:value="19.8790250533484" calcext:value-type="float">
            <text:p>19,8790</text:p>
          </table:table-cell>
          <table:table-cell table:number-columns-repeated="5"/>
          <table:table-cell office:value-type="float" office:value="416" calcext:value-type="float">
            <text:p>416</text:p>
          </table:table-cell>
          <table:table-cell table:formula="of:=40+10*RAND()" office:value-type="float" office:value="41.1394266446587" calcext:value-type="float">
            <text:p>41,1394</text:p>
          </table:table-cell>
          <table:table-cell table:number-columns-repeated="5"/>
          <table:table-cell office:value-type="float" office:value="416" calcext:value-type="float">
            <text:p>416</text:p>
          </table:table-cell>
          <table:table-cell table:formula="of:= ([.I441]*[.P441]+[.B441]*[.P441]+[.B441]*[.I441])/([.B441]*[.I441]*[.P441])" office:value-type="float" office:value="0.179939483112729" calcext:value-type="float">
            <text:p>0,1799</text:p>
          </table:table-cell>
          <table:table-cell table:number-columns-repeated="10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9+2*RAND()" office:value-type="float" office:value="10.5880738047417" calcext:value-type="float">
            <text:p>10,5881</text:p>
          </table:table-cell>
          <table:table-cell table:number-columns-repeated="5"/>
          <table:table-cell office:value-type="float" office:value="417" calcext:value-type="float">
            <text:p>417</text:p>
          </table:table-cell>
          <table:table-cell table:formula="of:=COM.MICROSOFT.NORM.INV(RAND();30;5)" office:value-type="float" office:value="28.7994423047742" calcext:value-type="float">
            <text:p>28,7994</text:p>
          </table:table-cell>
          <table:table-cell table:number-columns-repeated="5"/>
          <table:table-cell office:value-type="float" office:value="417" calcext:value-type="float">
            <text:p>417</text:p>
          </table:table-cell>
          <table:table-cell table:formula="of:=40+10*RAND()" office:value-type="float" office:value="46.3658552372363" calcext:value-type="float">
            <text:p>46,3659</text:p>
          </table:table-cell>
          <table:table-cell table:number-columns-repeated="5"/>
          <table:table-cell office:value-type="float" office:value="417" calcext:value-type="float">
            <text:p>417</text:p>
          </table:table-cell>
          <table:table-cell table:formula="of:= ([.I442]*[.P442]+[.B442]*[.P442]+[.B442]*[.I442])/([.B442]*[.I442]*[.P442])" office:value-type="float" office:value="0.15073637479038" calcext:value-type="float">
            <text:p>0,1507</text:p>
          </table:table-cell>
          <table:table-cell table:number-columns-repeated="10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9+2*RAND()" office:value-type="float" office:value="9.81094987294637" calcext:value-type="float">
            <text:p>9,8109</text:p>
          </table:table-cell>
          <table:table-cell table:number-columns-repeated="5"/>
          <table:table-cell office:value-type="float" office:value="418" calcext:value-type="float">
            <text:p>418</text:p>
          </table:table-cell>
          <table:table-cell table:formula="of:=COM.MICROSOFT.NORM.INV(RAND();30;5)" office:value-type="float" office:value="31.4040716258321" calcext:value-type="float">
            <text:p>31,4041</text:p>
          </table:table-cell>
          <table:table-cell table:number-columns-repeated="5"/>
          <table:table-cell office:value-type="float" office:value="418" calcext:value-type="float">
            <text:p>418</text:p>
          </table:table-cell>
          <table:table-cell table:formula="of:=40+10*RAND()" office:value-type="float" office:value="48.8592617155518" calcext:value-type="float">
            <text:p>48,8593</text:p>
          </table:table-cell>
          <table:table-cell table:number-columns-repeated="5"/>
          <table:table-cell office:value-type="float" office:value="418" calcext:value-type="float">
            <text:p>418</text:p>
          </table:table-cell>
          <table:table-cell table:formula="of:= ([.I443]*[.P443]+[.B443]*[.P443]+[.B443]*[.I443])/([.B443]*[.I443]*[.P443])" office:value-type="float" office:value="0.154236883230287" calcext:value-type="float">
            <text:p>0,1542</text:p>
          </table:table-cell>
          <table:table-cell table:number-columns-repeated="10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9+2*RAND()" office:value-type="float" office:value="9.40233715181239" calcext:value-type="float">
            <text:p>9,4023</text:p>
          </table:table-cell>
          <table:table-cell table:number-columns-repeated="5"/>
          <table:table-cell office:value-type="float" office:value="419" calcext:value-type="float">
            <text:p>419</text:p>
          </table:table-cell>
          <table:table-cell table:formula="of:=COM.MICROSOFT.NORM.INV(RAND();30;5)" office:value-type="float" office:value="42.7197485309475" calcext:value-type="float">
            <text:p>42,7197</text:p>
          </table:table-cell>
          <table:table-cell table:number-columns-repeated="5"/>
          <table:table-cell office:value-type="float" office:value="419" calcext:value-type="float">
            <text:p>419</text:p>
          </table:table-cell>
          <table:table-cell table:formula="of:=40+10*RAND()" office:value-type="float" office:value="44.351820537122" calcext:value-type="float">
            <text:p>44,3518</text:p>
          </table:table-cell>
          <table:table-cell table:number-columns-repeated="5"/>
          <table:table-cell office:value-type="float" office:value="419" calcext:value-type="float">
            <text:p>419</text:p>
          </table:table-cell>
          <table:table-cell table:formula="of:= ([.I444]*[.P444]+[.B444]*[.P444]+[.B444]*[.I444])/([.B444]*[.I444]*[.P444])" office:value-type="float" office:value="0.152311901232852" calcext:value-type="float">
            <text:p>0,1523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9+2*RAND()" office:value-type="float" office:value="10.0227614392061" calcext:value-type="float">
            <text:p>10,0228</text:p>
          </table:table-cell>
          <table:table-cell table:number-columns-repeated="5"/>
          <table:table-cell office:value-type="float" office:value="420" calcext:value-type="float">
            <text:p>420</text:p>
          </table:table-cell>
          <table:table-cell table:formula="of:=COM.MICROSOFT.NORM.INV(RAND();30;5)" office:value-type="float" office:value="34.705913844769" calcext:value-type="float">
            <text:p>34,7059</text:p>
          </table:table-cell>
          <table:table-cell table:number-columns-repeated="5"/>
          <table:table-cell office:value-type="float" office:value="420" calcext:value-type="float">
            <text:p>420</text:p>
          </table:table-cell>
          <table:table-cell table:formula="of:=40+10*RAND()" office:value-type="float" office:value="42.807518603513" calcext:value-type="float">
            <text:p>42,8075</text:p>
          </table:table-cell>
          <table:table-cell table:number-columns-repeated="5"/>
          <table:table-cell office:value-type="float" office:value="420" calcext:value-type="float">
            <text:p>420</text:p>
          </table:table-cell>
          <table:table-cell table:formula="of:= ([.I445]*[.P445]+[.B445]*[.P445]+[.B445]*[.I445])/([.B445]*[.I445]*[.P445])" office:value-type="float" office:value="0.151946817993888" calcext:value-type="float">
            <text:p>0,1519</text:p>
          </table:table-cell>
          <table:table-cell table:number-columns-repeated="10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9+2*RAND()" office:value-type="float" office:value="9.72196642844938" calcext:value-type="float">
            <text:p>9,7220</text:p>
          </table:table-cell>
          <table:table-cell table:number-columns-repeated="5"/>
          <table:table-cell office:value-type="float" office:value="421" calcext:value-type="float">
            <text:p>421</text:p>
          </table:table-cell>
          <table:table-cell table:formula="of:=COM.MICROSOFT.NORM.INV(RAND();30;5)" office:value-type="float" office:value="32.4754420175246" calcext:value-type="float">
            <text:p>32,4754</text:p>
          </table:table-cell>
          <table:table-cell table:number-columns-repeated="5"/>
          <table:table-cell office:value-type="float" office:value="421" calcext:value-type="float">
            <text:p>421</text:p>
          </table:table-cell>
          <table:table-cell table:formula="of:=40+10*RAND()" office:value-type="float" office:value="41.4195872412529" calcext:value-type="float">
            <text:p>41,4196</text:p>
          </table:table-cell>
          <table:table-cell table:number-columns-repeated="5"/>
          <table:table-cell office:value-type="float" office:value="421" calcext:value-type="float">
            <text:p>421</text:p>
          </table:table-cell>
          <table:table-cell table:formula="of:= ([.I446]*[.P446]+[.B446]*[.P446]+[.B446]*[.I446])/([.B446]*[.I446]*[.P446])" office:value-type="float" office:value="0.157795514348246" calcext:value-type="float">
            <text:p>0,1578</text:p>
          </table:table-cell>
          <table:table-cell table:number-columns-repeated="10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9+2*RAND()" office:value-type="float" office:value="9.95738849765621" calcext:value-type="float">
            <text:p>9,9574</text:p>
          </table:table-cell>
          <table:table-cell table:number-columns-repeated="5"/>
          <table:table-cell office:value-type="float" office:value="422" calcext:value-type="float">
            <text:p>422</text:p>
          </table:table-cell>
          <table:table-cell table:formula="of:=COM.MICROSOFT.NORM.INV(RAND();30;5)" office:value-type="float" office:value="33.4244410293143" calcext:value-type="float">
            <text:p>33,4244</text:p>
          </table:table-cell>
          <table:table-cell table:number-columns-repeated="5"/>
          <table:table-cell office:value-type="float" office:value="422" calcext:value-type="float">
            <text:p>422</text:p>
          </table:table-cell>
          <table:table-cell table:formula="of:=40+10*RAND()" office:value-type="float" office:value="46.3265890290495" calcext:value-type="float">
            <text:p>46,3266</text:p>
          </table:table-cell>
          <table:table-cell table:number-columns-repeated="5"/>
          <table:table-cell office:value-type="float" office:value="422" calcext:value-type="float">
            <text:p>422</text:p>
          </table:table-cell>
          <table:table-cell table:formula="of:= ([.I447]*[.P447]+[.B447]*[.P447]+[.B447]*[.I447])/([.B447]*[.I447]*[.P447])" office:value-type="float" office:value="0.151932040977431" calcext:value-type="float">
            <text:p>0,1519</text:p>
          </table:table-cell>
          <table:table-cell table:number-columns-repeated="10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9+2*RAND()" office:value-type="float" office:value="9.62127392715775" calcext:value-type="float">
            <text:p>9,6213</text:p>
          </table:table-cell>
          <table:table-cell table:number-columns-repeated="5"/>
          <table:table-cell office:value-type="float" office:value="423" calcext:value-type="float">
            <text:p>423</text:p>
          </table:table-cell>
          <table:table-cell table:formula="of:=COM.MICROSOFT.NORM.INV(RAND();30;5)" office:value-type="float" office:value="33.0684314024786" calcext:value-type="float">
            <text:p>33,0684</text:p>
          </table:table-cell>
          <table:table-cell table:number-columns-repeated="5"/>
          <table:table-cell office:value-type="float" office:value="423" calcext:value-type="float">
            <text:p>423</text:p>
          </table:table-cell>
          <table:table-cell table:formula="of:=40+10*RAND()" office:value-type="float" office:value="48.3179999061395" calcext:value-type="float">
            <text:p>48,3180</text:p>
          </table:table-cell>
          <table:table-cell table:number-columns-repeated="5"/>
          <table:table-cell office:value-type="float" office:value="423" calcext:value-type="float">
            <text:p>423</text:p>
          </table:table-cell>
          <table:table-cell table:formula="of:= ([.I448]*[.P448]+[.B448]*[.P448]+[.B448]*[.I448])/([.B448]*[.I448]*[.P448])" office:value-type="float" office:value="0.154872882692373" calcext:value-type="float">
            <text:p>0,1549</text:p>
          </table:table-cell>
          <table:table-cell table:number-columns-repeated="10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9+2*RAND()" office:value-type="float" office:value="9.74408174795099" calcext:value-type="float">
            <text:p>9,7441</text:p>
          </table:table-cell>
          <table:table-cell table:number-columns-repeated="5"/>
          <table:table-cell office:value-type="float" office:value="424" calcext:value-type="float">
            <text:p>424</text:p>
          </table:table-cell>
          <table:table-cell table:formula="of:=COM.MICROSOFT.NORM.INV(RAND();30;5)" office:value-type="float" office:value="29.3390002745584" calcext:value-type="float">
            <text:p>29,3390</text:p>
          </table:table-cell>
          <table:table-cell table:number-columns-repeated="5"/>
          <table:table-cell office:value-type="float" office:value="424" calcext:value-type="float">
            <text:p>424</text:p>
          </table:table-cell>
          <table:table-cell table:formula="of:=40+10*RAND()" office:value-type="float" office:value="49.0428036067169" calcext:value-type="float">
            <text:p>49,0428</text:p>
          </table:table-cell>
          <table:table-cell table:number-columns-repeated="5"/>
          <table:table-cell office:value-type="float" office:value="424" calcext:value-type="float">
            <text:p>424</text:p>
          </table:table-cell>
          <table:table-cell table:formula="of:= ([.I449]*[.P449]+[.B449]*[.P449]+[.B449]*[.I449])/([.B449]*[.I449]*[.P449])" office:value-type="float" office:value="0.157101072525351" calcext:value-type="float">
            <text:p>0,1571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9+2*RAND()" office:value-type="float" office:value="10.8786359217484" calcext:value-type="float">
            <text:p>10,8786</text:p>
          </table:table-cell>
          <table:table-cell table:number-columns-repeated="5"/>
          <table:table-cell office:value-type="float" office:value="425" calcext:value-type="float">
            <text:p>425</text:p>
          </table:table-cell>
          <table:table-cell table:formula="of:=COM.MICROSOFT.NORM.INV(RAND();30;5)" office:value-type="float" office:value="28.3060718149929" calcext:value-type="float">
            <text:p>28,3061</text:p>
          </table:table-cell>
          <table:table-cell table:number-columns-repeated="5"/>
          <table:table-cell office:value-type="float" office:value="425" calcext:value-type="float">
            <text:p>425</text:p>
          </table:table-cell>
          <table:table-cell table:formula="of:=40+10*RAND()" office:value-type="float" office:value="48.6008037265856" calcext:value-type="float">
            <text:p>48,6008</text:p>
          </table:table-cell>
          <table:table-cell table:number-columns-repeated="5"/>
          <table:table-cell office:value-type="float" office:value="425" calcext:value-type="float">
            <text:p>425</text:p>
          </table:table-cell>
          <table:table-cell table:formula="of:= ([.I450]*[.P450]+[.B450]*[.P450]+[.B450]*[.I450])/([.B450]*[.I450]*[.P450])" office:value-type="float" office:value="0.147827190324573" calcext:value-type="float">
            <text:p>0,1478</text:p>
          </table:table-cell>
          <table:table-cell table:number-columns-repeated="10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9+2*RAND()" office:value-type="float" office:value="9.80094474018551" calcext:value-type="float">
            <text:p>9,8009</text:p>
          </table:table-cell>
          <table:table-cell table:number-columns-repeated="5"/>
          <table:table-cell office:value-type="float" office:value="426" calcext:value-type="float">
            <text:p>426</text:p>
          </table:table-cell>
          <table:table-cell table:formula="of:=COM.MICROSOFT.NORM.INV(RAND();30;5)" office:value-type="float" office:value="21.3703104778067" calcext:value-type="float">
            <text:p>21,3703</text:p>
          </table:table-cell>
          <table:table-cell table:number-columns-repeated="5"/>
          <table:table-cell office:value-type="float" office:value="426" calcext:value-type="float">
            <text:p>426</text:p>
          </table:table-cell>
          <table:table-cell table:formula="of:=40+10*RAND()" office:value-type="float" office:value="46.0553218948189" calcext:value-type="float">
            <text:p>46,0553</text:p>
          </table:table-cell>
          <table:table-cell table:number-columns-repeated="5"/>
          <table:table-cell office:value-type="float" office:value="426" calcext:value-type="float">
            <text:p>426</text:p>
          </table:table-cell>
          <table:table-cell table:formula="of:= ([.I451]*[.P451]+[.B451]*[.P451]+[.B451]*[.I451])/([.B451]*[.I451]*[.P451])" office:value-type="float" office:value="0.17053788958324" calcext:value-type="float">
            <text:p>0,1705</text:p>
          </table:table-cell>
          <table:table-cell table:number-columns-repeated="10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9+2*RAND()" office:value-type="float" office:value="10.4442337320652" calcext:value-type="float">
            <text:p>10,4442</text:p>
          </table:table-cell>
          <table:table-cell table:number-columns-repeated="5"/>
          <table:table-cell office:value-type="float" office:value="427" calcext:value-type="float">
            <text:p>427</text:p>
          </table:table-cell>
          <table:table-cell table:formula="of:=COM.MICROSOFT.NORM.INV(RAND();30;5)" office:value-type="float" office:value="31.3035049785623" calcext:value-type="float">
            <text:p>31,3035</text:p>
          </table:table-cell>
          <table:table-cell table:number-columns-repeated="5"/>
          <table:table-cell office:value-type="float" office:value="427" calcext:value-type="float">
            <text:p>427</text:p>
          </table:table-cell>
          <table:table-cell table:formula="of:=40+10*RAND()" office:value-type="float" office:value="44.645961507922" calcext:value-type="float">
            <text:p>44,6460</text:p>
          </table:table-cell>
          <table:table-cell table:number-columns-repeated="5"/>
          <table:table-cell office:value-type="float" office:value="427" calcext:value-type="float">
            <text:p>427</text:p>
          </table:table-cell>
          <table:table-cell table:formula="of:= ([.I452]*[.P452]+[.B452]*[.P452]+[.B452]*[.I452])/([.B452]*[.I452]*[.P452])" office:value-type="float" office:value="0.150090359511038" calcext:value-type="float">
            <text:p>0,1501</text:p>
          </table:table-cell>
          <table:table-cell table:number-columns-repeated="10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9+2*RAND()" office:value-type="float" office:value="9.88638742011972" calcext:value-type="float">
            <text:p>9,8864</text:p>
          </table:table-cell>
          <table:table-cell table:number-columns-repeated="5"/>
          <table:table-cell office:value-type="float" office:value="428" calcext:value-type="float">
            <text:p>428</text:p>
          </table:table-cell>
          <table:table-cell table:formula="of:=COM.MICROSOFT.NORM.INV(RAND();30;5)" office:value-type="float" office:value="24.0667913056013" calcext:value-type="float">
            <text:p>24,0668</text:p>
          </table:table-cell>
          <table:table-cell table:number-columns-repeated="5"/>
          <table:table-cell office:value-type="float" office:value="428" calcext:value-type="float">
            <text:p>428</text:p>
          </table:table-cell>
          <table:table-cell table:formula="of:=40+10*RAND()" office:value-type="float" office:value="49.9229403410573" calcext:value-type="float">
            <text:p>49,9229</text:p>
          </table:table-cell>
          <table:table-cell table:number-columns-repeated="5"/>
          <table:table-cell office:value-type="float" office:value="428" calcext:value-type="float">
            <text:p>428</text:p>
          </table:table-cell>
          <table:table-cell table:formula="of:= ([.I453]*[.P453]+[.B453]*[.P453]+[.B453]*[.I453])/([.B453]*[.I453]*[.P453])" office:value-type="float" office:value="0.162731084742493" calcext:value-type="float">
            <text:p>0,1627</text:p>
          </table:table-cell>
          <table:table-cell table:number-columns-repeated="10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9+2*RAND()" office:value-type="float" office:value="10.8352305537555" calcext:value-type="float">
            <text:p>10,8352</text:p>
          </table:table-cell>
          <table:table-cell table:number-columns-repeated="5"/>
          <table:table-cell office:value-type="float" office:value="429" calcext:value-type="float">
            <text:p>429</text:p>
          </table:table-cell>
          <table:table-cell table:formula="of:=COM.MICROSOFT.NORM.INV(RAND();30;5)" office:value-type="float" office:value="23.321425424846" calcext:value-type="float">
            <text:p>23,3214</text:p>
          </table:table-cell>
          <table:table-cell table:number-columns-repeated="5"/>
          <table:table-cell office:value-type="float" office:value="429" calcext:value-type="float">
            <text:p>429</text:p>
          </table:table-cell>
          <table:table-cell table:formula="of:=40+10*RAND()" office:value-type="float" office:value="42.5408284633886" calcext:value-type="float">
            <text:p>42,5408</text:p>
          </table:table-cell>
          <table:table-cell table:number-columns-repeated="5"/>
          <table:table-cell office:value-type="float" office:value="429" calcext:value-type="float">
            <text:p>429</text:p>
          </table:table-cell>
          <table:table-cell table:formula="of:= ([.I454]*[.P454]+[.B454]*[.P454]+[.B454]*[.I454])/([.B454]*[.I454]*[.P454])" office:value-type="float" office:value="0.158677384631844" calcext:value-type="float">
            <text:p>0,1587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9+2*RAND()" office:value-type="float" office:value="9.15233329520561" calcext:value-type="float">
            <text:p>9,1523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 table:formula="of:=COM.MICROSOFT.NORM.INV(RAND();30;5)" office:value-type="float" office:value="28.3897653352193" calcext:value-type="float">
            <text:p>28,3898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 table:formula="of:=40+10*RAND()" office:value-type="float" office:value="42.731955103809" calcext:value-type="float">
            <text:p>42,7320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 table:formula="of:= ([.I455]*[.P455]+[.B455]*[.P455]+[.B455]*[.I455])/([.B455]*[.I455]*[.P455])" office:value-type="float" office:value="0.16788740744355" calcext:value-type="float">
            <text:p>0,1679</text:p>
          </table:table-cell>
          <table:table-cell table:number-columns-repeated="10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9+2*RAND()" office:value-type="float" office:value="10.6348222491797" calcext:value-type="float">
            <text:p>10,6348</text:p>
          </table:table-cell>
          <table:table-cell table:number-columns-repeated="5"/>
          <table:table-cell office:value-type="float" office:value="431" calcext:value-type="float">
            <text:p>431</text:p>
          </table:table-cell>
          <table:table-cell table:formula="of:=COM.MICROSOFT.NORM.INV(RAND();30;5)" office:value-type="float" office:value="31.1838093569387" calcext:value-type="float">
            <text:p>31,1838</text:p>
          </table:table-cell>
          <table:table-cell table:number-columns-repeated="5"/>
          <table:table-cell office:value-type="float" office:value="431" calcext:value-type="float">
            <text:p>431</text:p>
          </table:table-cell>
          <table:table-cell table:formula="of:=40+10*RAND()" office:value-type="float" office:value="46.3073298742529" calcext:value-type="float">
            <text:p>46,3073</text:p>
          </table:table-cell>
          <table:table-cell table:number-columns-repeated="5"/>
          <table:table-cell office:value-type="float" office:value="431" calcext:value-type="float">
            <text:p>431</text:p>
          </table:table-cell>
          <table:table-cell table:formula="of:= ([.I456]*[.P456]+[.B456]*[.P456]+[.B456]*[.I456])/([.B456]*[.I456]*[.P456])" office:value-type="float" office:value="0.147693497129802" calcext:value-type="float">
            <text:p>0,1477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9+2*RAND()" office:value-type="float" office:value="10.6204282164108" calcext:value-type="float">
            <text:p>10,6204</text:p>
          </table:table-cell>
          <table:table-cell table:number-columns-repeated="5"/>
          <table:table-cell office:value-type="float" office:value="432" calcext:value-type="float">
            <text:p>432</text:p>
          </table:table-cell>
          <table:table-cell table:formula="of:=COM.MICROSOFT.NORM.INV(RAND();30;5)" office:value-type="float" office:value="35.5285086330937" calcext:value-type="float">
            <text:p>35,5285</text:p>
          </table:table-cell>
          <table:table-cell table:number-columns-repeated="5"/>
          <table:table-cell office:value-type="float" office:value="432" calcext:value-type="float">
            <text:p>432</text:p>
          </table:table-cell>
          <table:table-cell table:formula="of:=40+10*RAND()" office:value-type="float" office:value="45.0776587740984" calcext:value-type="float">
            <text:p>45,0777</text:p>
          </table:table-cell>
          <table:table-cell table:number-columns-repeated="5"/>
          <table:table-cell office:value-type="float" office:value="432" calcext:value-type="float">
            <text:p>432</text:p>
          </table:table-cell>
          <table:table-cell table:formula="of:= ([.I457]*[.P457]+[.B457]*[.P457]+[.B457]*[.I457])/([.B457]*[.I457]*[.P457])" office:value-type="float" office:value="0.144488511056197" calcext:value-type="float">
            <text:p>0,1445</text:p>
          </table:table-cell>
          <table:table-cell table:number-columns-repeated="10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9+2*RAND()" office:value-type="float" office:value="10.94753280445" calcext:value-type="float">
            <text:p>10,9475</text:p>
          </table:table-cell>
          <table:table-cell table:number-columns-repeated="5"/>
          <table:table-cell office:value-type="float" office:value="433" calcext:value-type="float">
            <text:p>433</text:p>
          </table:table-cell>
          <table:table-cell table:formula="of:=COM.MICROSOFT.NORM.INV(RAND();30;5)" office:value-type="float" office:value="30.0159744274616" calcext:value-type="float">
            <text:p>30,0160</text:p>
          </table:table-cell>
          <table:table-cell table:number-columns-repeated="5"/>
          <table:table-cell office:value-type="float" office:value="433" calcext:value-type="float">
            <text:p>433</text:p>
          </table:table-cell>
          <table:table-cell table:formula="of:=40+10*RAND()" office:value-type="float" office:value="45.0079684343655" calcext:value-type="float">
            <text:p>45,0080</text:p>
          </table:table-cell>
          <table:table-cell table:number-columns-repeated="5"/>
          <table:table-cell office:value-type="float" office:value="433" calcext:value-type="float">
            <text:p>433</text:p>
          </table:table-cell>
          <table:table-cell table:formula="of:= ([.I458]*[.P458]+[.B458]*[.P458]+[.B458]*[.I458])/([.B458]*[.I458]*[.P458])" office:value-type="float" office:value="0.146878663537223" calcext:value-type="float">
            <text:p>0,1469</text:p>
          </table:table-cell>
          <table:table-cell table:number-columns-repeated="10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9+2*RAND()" office:value-type="float" office:value="10.5355723367538" calcext:value-type="float">
            <text:p>10,5356</text:p>
          </table:table-cell>
          <table:table-cell table:number-columns-repeated="5"/>
          <table:table-cell office:value-type="float" office:value="434" calcext:value-type="float">
            <text:p>434</text:p>
          </table:table-cell>
          <table:table-cell table:formula="of:=COM.MICROSOFT.NORM.INV(RAND();30;5)" office:value-type="float" office:value="26.8690705385866" calcext:value-type="float">
            <text:p>26,8691</text:p>
          </table:table-cell>
          <table:table-cell table:number-columns-repeated="5"/>
          <table:table-cell office:value-type="float" office:value="434" calcext:value-type="float">
            <text:p>434</text:p>
          </table:table-cell>
          <table:table-cell table:formula="of:=40+10*RAND()" office:value-type="float" office:value="45.9414047549944" calcext:value-type="float">
            <text:p>45,9414</text:p>
          </table:table-cell>
          <table:table-cell table:number-columns-repeated="5"/>
          <table:table-cell office:value-type="float" office:value="434" calcext:value-type="float">
            <text:p>434</text:p>
          </table:table-cell>
          <table:table-cell table:formula="of:= ([.I459]*[.P459]+[.B459]*[.P459]+[.B459]*[.I459])/([.B459]*[.I459]*[.P459])" office:value-type="float" office:value="0.153900903994824" calcext:value-type="float">
            <text:p>0,1539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9+2*RAND()" office:value-type="float" office:value="10.3060415799264" calcext:value-type="float">
            <text:p>10,3060</text:p>
          </table:table-cell>
          <table:table-cell table:number-columns-repeated="5"/>
          <table:table-cell office:value-type="float" office:value="435" calcext:value-type="float">
            <text:p>435</text:p>
          </table:table-cell>
          <table:table-cell table:formula="of:=COM.MICROSOFT.NORM.INV(RAND();30;5)" office:value-type="float" office:value="27.1380673052433" calcext:value-type="float">
            <text:p>27,1381</text:p>
          </table:table-cell>
          <table:table-cell table:number-columns-repeated="5"/>
          <table:table-cell office:value-type="float" office:value="435" calcext:value-type="float">
            <text:p>435</text:p>
          </table:table-cell>
          <table:table-cell table:formula="of:=40+10*RAND()" office:value-type="float" office:value="48.5968204715755" calcext:value-type="float">
            <text:p>48,5968</text:p>
          </table:table-cell>
          <table:table-cell table:number-columns-repeated="5"/>
          <table:table-cell office:value-type="float" office:value="435" calcext:value-type="float">
            <text:p>435</text:p>
          </table:table-cell>
          <table:table-cell table:formula="of:= ([.I460]*[.P460]+[.B460]*[.P460]+[.B460]*[.I460])/([.B460]*[.I460]*[.P460])" office:value-type="float" office:value="0.154456550106696" calcext:value-type="float">
            <text:p>0,1545</text:p>
          </table:table-cell>
          <table:table-cell table:number-columns-repeated="10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9+2*RAND()" office:value-type="float" office:value="9.36256593256258" calcext:value-type="float">
            <text:p>9,3626</text:p>
          </table:table-cell>
          <table:table-cell table:number-columns-repeated="5"/>
          <table:table-cell office:value-type="float" office:value="436" calcext:value-type="float">
            <text:p>436</text:p>
          </table:table-cell>
          <table:table-cell table:formula="of:=COM.MICROSOFT.NORM.INV(RAND();30;5)" office:value-type="float" office:value="33.4320318153455" calcext:value-type="float">
            <text:p>33,4320</text:p>
          </table:table-cell>
          <table:table-cell table:number-columns-repeated="5"/>
          <table:table-cell office:value-type="float" office:value="436" calcext:value-type="float">
            <text:p>436</text:p>
          </table:table-cell>
          <table:table-cell table:formula="of:=40+10*RAND()" office:value-type="float" office:value="48.7556196341757" calcext:value-type="float">
            <text:p>48,7556</text:p>
          </table:table-cell>
          <table:table-cell table:number-columns-repeated="5"/>
          <table:table-cell office:value-type="float" office:value="436" calcext:value-type="float">
            <text:p>436</text:p>
          </table:table-cell>
          <table:table-cell table:formula="of:= ([.I461]*[.P461]+[.B461]*[.P461]+[.B461]*[.I461])/([.B461]*[.I461]*[.P461])" office:value-type="float" office:value="0.157230216393013" calcext:value-type="float">
            <text:p>0,1572</text:p>
          </table:table-cell>
          <table:table-cell table:number-columns-repeated="10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9+2*RAND()" office:value-type="float" office:value="9.98510628263466" calcext:value-type="float">
            <text:p>9,9851</text:p>
          </table:table-cell>
          <table:table-cell table:number-columns-repeated="5"/>
          <table:table-cell office:value-type="float" office:value="437" calcext:value-type="float">
            <text:p>437</text:p>
          </table:table-cell>
          <table:table-cell table:formula="of:=COM.MICROSOFT.NORM.INV(RAND();30;5)" office:value-type="float" office:value="29.9498528982505" calcext:value-type="float">
            <text:p>29,9499</text:p>
          </table:table-cell>
          <table:table-cell table:number-columns-repeated="5"/>
          <table:table-cell office:value-type="float" office:value="437" calcext:value-type="float">
            <text:p>437</text:p>
          </table:table-cell>
          <table:table-cell table:formula="of:=40+10*RAND()" office:value-type="float" office:value="47.8173828835133" calcext:value-type="float">
            <text:p>47,8174</text:p>
          </table:table-cell>
          <table:table-cell table:number-columns-repeated="5"/>
          <table:table-cell office:value-type="float" office:value="437" calcext:value-type="float">
            <text:p>437</text:p>
          </table:table-cell>
          <table:table-cell table:formula="of:= ([.I462]*[.P462]+[.B462]*[.P462]+[.B462]*[.I462])/([.B462]*[.I462]*[.P462])" office:value-type="float" office:value="0.154451201892944" calcext:value-type="float">
            <text:p>0,1545</text:p>
          </table:table-cell>
          <table:table-cell table:number-columns-repeated="10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9+2*RAND()" office:value-type="float" office:value="9.27455055923201" calcext:value-type="float">
            <text:p>9,2746</text:p>
          </table:table-cell>
          <table:table-cell table:number-columns-repeated="5"/>
          <table:table-cell office:value-type="float" office:value="438" calcext:value-type="float">
            <text:p>438</text:p>
          </table:table-cell>
          <table:table-cell table:formula="of:=COM.MICROSOFT.NORM.INV(RAND();30;5)" office:value-type="float" office:value="35.2761732137564" calcext:value-type="float">
            <text:p>35,2762</text:p>
          </table:table-cell>
          <table:table-cell table:number-columns-repeated="5"/>
          <table:table-cell office:value-type="float" office:value="438" calcext:value-type="float">
            <text:p>438</text:p>
          </table:table-cell>
          <table:table-cell table:formula="of:=40+10*RAND()" office:value-type="float" office:value="45.0667081249412" calcext:value-type="float">
            <text:p>45,0667</text:p>
          </table:table-cell>
          <table:table-cell table:number-columns-repeated="5"/>
          <table:table-cell office:value-type="float" office:value="438" calcext:value-type="float">
            <text:p>438</text:p>
          </table:table-cell>
          <table:table-cell table:formula="of:= ([.I463]*[.P463]+[.B463]*[.P463]+[.B463]*[.I463])/([.B463]*[.I463]*[.P463])" office:value-type="float" office:value="0.158359011095366" calcext:value-type="float">
            <text:p>0,1584</text:p>
          </table:table-cell>
          <table:table-cell table:number-columns-repeated="10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9+2*RAND()" office:value-type="float" office:value="9.93779472238384" calcext:value-type="float">
            <text:p>9,9378</text:p>
          </table:table-cell>
          <table:table-cell table:number-columns-repeated="5"/>
          <table:table-cell office:value-type="float" office:value="439" calcext:value-type="float">
            <text:p>439</text:p>
          </table:table-cell>
          <table:table-cell table:formula="of:=COM.MICROSOFT.NORM.INV(RAND();30;5)" office:value-type="float" office:value="18.7700217997557" calcext:value-type="float">
            <text:p>18,7700</text:p>
          </table:table-cell>
          <table:table-cell table:number-columns-repeated="5"/>
          <table:table-cell office:value-type="float" office:value="439" calcext:value-type="float">
            <text:p>439</text:p>
          </table:table-cell>
          <table:table-cell table:formula="of:=40+10*RAND()" office:value-type="float" office:value="43.5946935496759" calcext:value-type="float">
            <text:p>43,5947</text:p>
          </table:table-cell>
          <table:table-cell table:number-columns-repeated="5"/>
          <table:table-cell office:value-type="float" office:value="439" calcext:value-type="float">
            <text:p>439</text:p>
          </table:table-cell>
          <table:table-cell table:formula="of:= ([.I464]*[.P464]+[.B464]*[.P464]+[.B464]*[.I464])/([.B464]*[.I464]*[.P464])" office:value-type="float" office:value="0.176840961293389" calcext:value-type="float">
            <text:p>0,1768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9+2*RAND()" office:value-type="float" office:value="10.3223945249338" calcext:value-type="float">
            <text:p>10,3224</text:p>
          </table:table-cell>
          <table:table-cell table:number-columns-repeated="5"/>
          <table:table-cell office:value-type="float" office:value="440" calcext:value-type="float">
            <text:p>440</text:p>
          </table:table-cell>
          <table:table-cell table:formula="of:=COM.MICROSOFT.NORM.INV(RAND();30;5)" office:value-type="float" office:value="31.2786769047267" calcext:value-type="float">
            <text:p>31,2787</text:p>
          </table:table-cell>
          <table:table-cell table:number-columns-repeated="5"/>
          <table:table-cell office:value-type="float" office:value="440" calcext:value-type="float">
            <text:p>440</text:p>
          </table:table-cell>
          <table:table-cell table:formula="of:=40+10*RAND()" office:value-type="float" office:value="47.8327818762045" calcext:value-type="float">
            <text:p>47,8328</text:p>
          </table:table-cell>
          <table:table-cell table:number-columns-repeated="5"/>
          <table:table-cell office:value-type="float" office:value="440" calcext:value-type="float">
            <text:p>440</text:p>
          </table:table-cell>
          <table:table-cell table:formula="of:= ([.I465]*[.P465]+[.B465]*[.P465]+[.B465]*[.I465])/([.B465]*[.I465]*[.P465])" office:value-type="float" office:value="0.149753572864586" calcext:value-type="float">
            <text:p>0,1498</text:p>
          </table:table-cell>
          <table:table-cell table:number-columns-repeated="10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9+2*RAND()" office:value-type="float" office:value="9.27410102798604" calcext:value-type="float">
            <text:p>9,2741</text:p>
          </table:table-cell>
          <table:table-cell table:number-columns-repeated="5"/>
          <table:table-cell office:value-type="float" office:value="441" calcext:value-type="float">
            <text:p>441</text:p>
          </table:table-cell>
          <table:table-cell table:formula="of:=COM.MICROSOFT.NORM.INV(RAND();30;5)" office:value-type="float" office:value="28.0260042854603" calcext:value-type="float">
            <text:p>28,0260</text:p>
          </table:table-cell>
          <table:table-cell table:number-columns-repeated="5"/>
          <table:table-cell office:value-type="float" office:value="441" calcext:value-type="float">
            <text:p>441</text:p>
          </table:table-cell>
          <table:table-cell table:formula="of:=40+10*RAND()" office:value-type="float" office:value="41.5245335979853" calcext:value-type="float">
            <text:p>41,5245</text:p>
          </table:table-cell>
          <table:table-cell table:number-columns-repeated="5"/>
          <table:table-cell office:value-type="float" office:value="441" calcext:value-type="float">
            <text:p>441</text:p>
          </table:table-cell>
          <table:table-cell table:formula="of:= ([.I466]*[.P466]+[.B466]*[.P466]+[.B466]*[.I466])/([.B466]*[.I466]*[.P466])" office:value-type="float" office:value="0.167590459284597" calcext:value-type="float">
            <text:p>0,1676</text:p>
          </table:table-cell>
          <table:table-cell table:number-columns-repeated="10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9+2*RAND()" office:value-type="float" office:value="10.013199771056" calcext:value-type="float">
            <text:p>10,0132</text:p>
          </table:table-cell>
          <table:table-cell table:number-columns-repeated="5"/>
          <table:table-cell office:value-type="float" office:value="442" calcext:value-type="float">
            <text:p>442</text:p>
          </table:table-cell>
          <table:table-cell table:formula="of:=COM.MICROSOFT.NORM.INV(RAND();30;5)" office:value-type="float" office:value="27.1523931017934" calcext:value-type="float">
            <text:p>27,1524</text:p>
          </table:table-cell>
          <table:table-cell table:number-columns-repeated="5"/>
          <table:table-cell office:value-type="float" office:value="442" calcext:value-type="float">
            <text:p>442</text:p>
          </table:table-cell>
          <table:table-cell table:formula="of:=40+10*RAND()" office:value-type="float" office:value="40.5386405752506" calcext:value-type="float">
            <text:p>40,5386</text:p>
          </table:table-cell>
          <table:table-cell table:number-columns-repeated="5"/>
          <table:table-cell office:value-type="float" office:value="442" calcext:value-type="float">
            <text:p>442</text:p>
          </table:table-cell>
          <table:table-cell table:formula="of:= ([.I467]*[.P467]+[.B467]*[.P467]+[.B467]*[.I467])/([.B467]*[.I467]*[.P467])" office:value-type="float" office:value="0.161365165301466" calcext:value-type="float">
            <text:p>0,1614</text:p>
          </table:table-cell>
          <table:table-cell table:number-columns-repeated="10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9+2*RAND()" office:value-type="float" office:value="9.96137582347728" calcext:value-type="float">
            <text:p>9,9614</text:p>
          </table:table-cell>
          <table:table-cell table:number-columns-repeated="5"/>
          <table:table-cell office:value-type="float" office:value="443" calcext:value-type="float">
            <text:p>443</text:p>
          </table:table-cell>
          <table:table-cell table:formula="of:=COM.MICROSOFT.NORM.INV(RAND();30;5)" office:value-type="float" office:value="27.8120239399666" calcext:value-type="float">
            <text:p>27,8120</text:p>
          </table:table-cell>
          <table:table-cell table:number-columns-repeated="5"/>
          <table:table-cell office:value-type="float" office:value="443" calcext:value-type="float">
            <text:p>443</text:p>
          </table:table-cell>
          <table:table-cell table:formula="of:=40+10*RAND()" office:value-type="float" office:value="43.5688387940172" calcext:value-type="float">
            <text:p>43,5688</text:p>
          </table:table-cell>
          <table:table-cell table:number-columns-repeated="5"/>
          <table:table-cell office:value-type="float" office:value="443" calcext:value-type="float">
            <text:p>443</text:p>
          </table:table-cell>
          <table:table-cell table:formula="of:= ([.I468]*[.P468]+[.B468]*[.P468]+[.B468]*[.I468])/([.B468]*[.I468]*[.P468])" office:value-type="float" office:value="0.159295594894097" calcext:value-type="float">
            <text:p>0,1593</text:p>
          </table:table-cell>
          <table:table-cell table:number-columns-repeated="10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9+2*RAND()" office:value-type="float" office:value="9.84232433303259" calcext:value-type="float">
            <text:p>9,8423</text:p>
          </table:table-cell>
          <table:table-cell table:number-columns-repeated="5"/>
          <table:table-cell office:value-type="float" office:value="444" calcext:value-type="float">
            <text:p>444</text:p>
          </table:table-cell>
          <table:table-cell table:formula="of:=COM.MICROSOFT.NORM.INV(RAND();30;5)" office:value-type="float" office:value="30.0505148022675" calcext:value-type="float">
            <text:p>30,0505</text:p>
          </table:table-cell>
          <table:table-cell table:number-columns-repeated="5"/>
          <table:table-cell office:value-type="float" office:value="444" calcext:value-type="float">
            <text:p>444</text:p>
          </table:table-cell>
          <table:table-cell table:formula="of:=40+10*RAND()" office:value-type="float" office:value="47.4169769266155" calcext:value-type="float">
            <text:p>47,4170</text:p>
          </table:table-cell>
          <table:table-cell table:number-columns-repeated="5"/>
          <table:table-cell office:value-type="float" office:value="444" calcext:value-type="float">
            <text:p>444</text:p>
          </table:table-cell>
          <table:table-cell table:formula="of:= ([.I469]*[.P469]+[.B469]*[.P469]+[.B469]*[.I469])/([.B469]*[.I469]*[.P469])" office:value-type="float" office:value="0.155968809635566" calcext:value-type="float">
            <text:p>0,1560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9+2*RAND()" office:value-type="float" office:value="10.811907397816" calcext:value-type="float">
            <text:p>10,8119</text:p>
          </table:table-cell>
          <table:table-cell table:number-columns-repeated="5"/>
          <table:table-cell office:value-type="float" office:value="445" calcext:value-type="float">
            <text:p>445</text:p>
          </table:table-cell>
          <table:table-cell table:formula="of:=COM.MICROSOFT.NORM.INV(RAND();30;5)" office:value-type="float" office:value="35.7696340962062" calcext:value-type="float">
            <text:p>35,7696</text:p>
          </table:table-cell>
          <table:table-cell table:number-columns-repeated="5"/>
          <table:table-cell office:value-type="float" office:value="445" calcext:value-type="float">
            <text:p>445</text:p>
          </table:table-cell>
          <table:table-cell table:formula="of:=40+10*RAND()" office:value-type="float" office:value="42.1548588329461" calcext:value-type="float">
            <text:p>42,1549</text:p>
          </table:table-cell>
          <table:table-cell table:number-columns-repeated="5"/>
          <table:table-cell office:value-type="float" office:value="445" calcext:value-type="float">
            <text:p>445</text:p>
          </table:table-cell>
          <table:table-cell table:formula="of:= ([.I470]*[.P470]+[.B470]*[.P470]+[.B470]*[.I470])/([.B470]*[.I470]*[.P470])" office:value-type="float" office:value="0.144169350144812" calcext:value-type="float">
            <text:p>0,1442</text:p>
          </table:table-cell>
          <table:table-cell table:number-columns-repeated="10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9+2*RAND()" office:value-type="float" office:value="10.5052156376187" calcext:value-type="float">
            <text:p>10,5052</text:p>
          </table:table-cell>
          <table:table-cell table:number-columns-repeated="5"/>
          <table:table-cell office:value-type="float" office:value="446" calcext:value-type="float">
            <text:p>446</text:p>
          </table:table-cell>
          <table:table-cell table:formula="of:=COM.MICROSOFT.NORM.INV(RAND();30;5)" office:value-type="float" office:value="38.7994895173133" calcext:value-type="float">
            <text:p>38,7995</text:p>
          </table:table-cell>
          <table:table-cell table:number-columns-repeated="5"/>
          <table:table-cell office:value-type="float" office:value="446" calcext:value-type="float">
            <text:p>446</text:p>
          </table:table-cell>
          <table:table-cell table:formula="of:=40+10*RAND()" office:value-type="float" office:value="46.9230961555149" calcext:value-type="float">
            <text:p>46,9231</text:p>
          </table:table-cell>
          <table:table-cell table:number-columns-repeated="5"/>
          <table:table-cell office:value-type="float" office:value="446" calcext:value-type="float">
            <text:p>446</text:p>
          </table:table-cell>
          <table:table-cell table:formula="of:= ([.I471]*[.P471]+[.B471]*[.P471]+[.B471]*[.I471])/([.B471]*[.I471]*[.P471])" office:value-type="float" office:value="0.142275813002242" calcext:value-type="float">
            <text:p>0,1423</text:p>
          </table:table-cell>
          <table:table-cell table:number-columns-repeated="10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9+2*RAND()" office:value-type="float" office:value="10.6832036527339" calcext:value-type="float">
            <text:p>10,6832</text:p>
          </table:table-cell>
          <table:table-cell table:number-columns-repeated="5"/>
          <table:table-cell office:value-type="float" office:value="447" calcext:value-type="float">
            <text:p>447</text:p>
          </table:table-cell>
          <table:table-cell table:formula="of:=COM.MICROSOFT.NORM.INV(RAND();30;5)" office:value-type="float" office:value="27.5677266626233" calcext:value-type="float">
            <text:p>27,5677</text:p>
          </table:table-cell>
          <table:table-cell table:number-columns-repeated="5"/>
          <table:table-cell office:value-type="float" office:value="447" calcext:value-type="float">
            <text:p>447</text:p>
          </table:table-cell>
          <table:table-cell table:formula="of:=40+10*RAND()" office:value-type="float" office:value="40.8015281136613" calcext:value-type="float">
            <text:p>40,8015</text:p>
          </table:table-cell>
          <table:table-cell table:number-columns-repeated="5"/>
          <table:table-cell office:value-type="float" office:value="447" calcext:value-type="float">
            <text:p>447</text:p>
          </table:table-cell>
          <table:table-cell table:formula="of:= ([.I472]*[.P472]+[.B472]*[.P472]+[.B472]*[.I472])/([.B472]*[.I472]*[.P472])" office:value-type="float" office:value="0.154388066813963" calcext:value-type="float">
            <text:p>0,1544</text:p>
          </table:table-cell>
          <table:table-cell table:number-columns-repeated="10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9+2*RAND()" office:value-type="float" office:value="9.90114913717844" calcext:value-type="float">
            <text:p>9,9011</text:p>
          </table:table-cell>
          <table:table-cell table:number-columns-repeated="5"/>
          <table:table-cell office:value-type="float" office:value="448" calcext:value-type="float">
            <text:p>448</text:p>
          </table:table-cell>
          <table:table-cell table:formula="of:=COM.MICROSOFT.NORM.INV(RAND();30;5)" office:value-type="float" office:value="28.133170043808" calcext:value-type="float">
            <text:p>28,1332</text:p>
          </table:table-cell>
          <table:table-cell table:number-columns-repeated="5"/>
          <table:table-cell office:value-type="float" office:value="448" calcext:value-type="float">
            <text:p>448</text:p>
          </table:table-cell>
          <table:table-cell table:formula="of:=40+10*RAND()" office:value-type="float" office:value="42.4227171123493" calcext:value-type="float">
            <text:p>42,4227</text:p>
          </table:table-cell>
          <table:table-cell table:number-columns-repeated="5"/>
          <table:table-cell office:value-type="float" office:value="448" calcext:value-type="float">
            <text:p>448</text:p>
          </table:table-cell>
          <table:table-cell table:formula="of:= ([.I473]*[.P473]+[.B473]*[.P473]+[.B473]*[.I473])/([.B473]*[.I473]*[.P473])" office:value-type="float" office:value="0.160115883767387" calcext:value-type="float">
            <text:p>0,1601</text:p>
          </table:table-cell>
          <table:table-cell table:number-columns-repeated="10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9+2*RAND()" office:value-type="float" office:value="9.1348094760906" calcext:value-type="float">
            <text:p>9,1348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table:formula="of:=COM.MICROSOFT.NORM.INV(RAND();30;5)" office:value-type="float" office:value="36.6441524569053" calcext:value-type="float">
            <text:p>36,6442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table:formula="of:=40+10*RAND()" office:value-type="float" office:value="48.5404711554293" calcext:value-type="float">
            <text:p>48,5405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table:formula="of:= ([.I474]*[.P474]+[.B474]*[.P474]+[.B474]*[.I474])/([.B474]*[.I474]*[.P474])" office:value-type="float" office:value="0.157362207592096" calcext:value-type="float">
            <text:p>0,1574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9+2*RAND()" office:value-type="float" office:value="10.6062119670678" calcext:value-type="float">
            <text:p>10,6062</text:p>
          </table:table-cell>
          <table:table-cell table:number-columns-repeated="5"/>
          <table:table-cell office:value-type="float" office:value="450" calcext:value-type="float">
            <text:p>450</text:p>
          </table:table-cell>
          <table:table-cell table:formula="of:=COM.MICROSOFT.NORM.INV(RAND();30;5)" office:value-type="float" office:value="27.6269940570369" calcext:value-type="float">
            <text:p>27,6270</text:p>
          </table:table-cell>
          <table:table-cell table:number-columns-repeated="5"/>
          <table:table-cell office:value-type="float" office:value="450" calcext:value-type="float">
            <text:p>450</text:p>
          </table:table-cell>
          <table:table-cell table:formula="of:=40+10*RAND()" office:value-type="float" office:value="46.7033271363471" calcext:value-type="float">
            <text:p>46,7033</text:p>
          </table:table-cell>
          <table:table-cell table:number-columns-repeated="5"/>
          <table:table-cell office:value-type="float" office:value="450" calcext:value-type="float">
            <text:p>450</text:p>
          </table:table-cell>
          <table:table-cell table:formula="of:= ([.I475]*[.P475]+[.B475]*[.P475]+[.B475]*[.I475])/([.B475]*[.I475]*[.P475])" office:value-type="float" office:value="0.151892601739665" calcext:value-type="float">
            <text:p>0,1519</text:p>
          </table:table-cell>
          <table:table-cell table:number-columns-repeated="10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9+2*RAND()" office:value-type="float" office:value="9.97630444052629" calcext:value-type="float">
            <text:p>9,9763</text:p>
          </table:table-cell>
          <table:table-cell table:number-columns-repeated="5"/>
          <table:table-cell office:value-type="float" office:value="451" calcext:value-type="float">
            <text:p>451</text:p>
          </table:table-cell>
          <table:table-cell table:formula="of:=COM.MICROSOFT.NORM.INV(RAND();30;5)" office:value-type="float" office:value="30.4650828878193" calcext:value-type="float">
            <text:p>30,4651</text:p>
          </table:table-cell>
          <table:table-cell table:number-columns-repeated="5"/>
          <table:table-cell office:value-type="float" office:value="451" calcext:value-type="float">
            <text:p>451</text:p>
          </table:table-cell>
          <table:table-cell table:formula="of:=40+10*RAND()" office:value-type="float" office:value="45.9882785694208" calcext:value-type="float">
            <text:p>45,9883</text:p>
          </table:table-cell>
          <table:table-cell table:number-columns-repeated="5"/>
          <table:table-cell office:value-type="float" office:value="451" calcext:value-type="float">
            <text:p>451</text:p>
          </table:table-cell>
          <table:table-cell table:formula="of:= ([.I476]*[.P476]+[.B476]*[.P476]+[.B476]*[.I476])/([.B476]*[.I476]*[.P476])" office:value-type="float" office:value="0.154806653141124" calcext:value-type="float">
            <text:p>0,1548</text:p>
          </table:table-cell>
          <table:table-cell table:number-columns-repeated="10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9+2*RAND()" office:value-type="float" office:value="9.54731818870641" calcext:value-type="float">
            <text:p>9,5473</text:p>
          </table:table-cell>
          <table:table-cell table:number-columns-repeated="5"/>
          <table:table-cell office:value-type="float" office:value="452" calcext:value-type="float">
            <text:p>452</text:p>
          </table:table-cell>
          <table:table-cell table:formula="of:=COM.MICROSOFT.NORM.INV(RAND();30;5)" office:value-type="float" office:value="25.5746257604815" calcext:value-type="float">
            <text:p>25,5746</text:p>
          </table:table-cell>
          <table:table-cell table:number-columns-repeated="5"/>
          <table:table-cell office:value-type="float" office:value="452" calcext:value-type="float">
            <text:p>452</text:p>
          </table:table-cell>
          <table:table-cell table:formula="of:=40+10*RAND()" office:value-type="float" office:value="42.3691089998465" calcext:value-type="float">
            <text:p>42,3691</text:p>
          </table:table-cell>
          <table:table-cell table:number-columns-repeated="5"/>
          <table:table-cell office:value-type="float" office:value="452" calcext:value-type="float">
            <text:p>452</text:p>
          </table:table-cell>
          <table:table-cell table:formula="of:= ([.I477]*[.P477]+[.B477]*[.P477]+[.B477]*[.I477])/([.B477]*[.I477]*[.P477])" office:value-type="float" office:value="0.167444812834127" calcext:value-type="float">
            <text:p>0,1674</text:p>
          </table:table-cell>
          <table:table-cell table:number-columns-repeated="10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9+2*RAND()" office:value-type="float" office:value="10.0017524876166" calcext:value-type="float">
            <text:p>10,0018</text:p>
          </table:table-cell>
          <table:table-cell table:number-columns-repeated="5"/>
          <table:table-cell office:value-type="float" office:value="453" calcext:value-type="float">
            <text:p>453</text:p>
          </table:table-cell>
          <table:table-cell table:formula="of:=COM.MICROSOFT.NORM.INV(RAND();30;5)" office:value-type="float" office:value="30.7994279071696" calcext:value-type="float">
            <text:p>30,7994</text:p>
          </table:table-cell>
          <table:table-cell table:number-columns-repeated="5"/>
          <table:table-cell office:value-type="float" office:value="453" calcext:value-type="float">
            <text:p>453</text:p>
          </table:table-cell>
          <table:table-cell table:formula="of:=40+10*RAND()" office:value-type="float" office:value="44.5674027048517" calcext:value-type="float">
            <text:p>44,5674</text:p>
          </table:table-cell>
          <table:table-cell table:number-columns-repeated="5"/>
          <table:table-cell office:value-type="float" office:value="453" calcext:value-type="float">
            <text:p>453</text:p>
          </table:table-cell>
          <table:table-cell table:formula="of:= ([.I478]*[.P478]+[.B478]*[.P478]+[.B478]*[.I478])/([.B478]*[.I478]*[.P478])" office:value-type="float" office:value="0.154888537856935" calcext:value-type="float">
            <text:p>0,1549</text:p>
          </table:table-cell>
          <table:table-cell table:number-columns-repeated="10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9+2*RAND()" office:value-type="float" office:value="9.43559597502463" calcext:value-type="float">
            <text:p>9,4356</text:p>
          </table:table-cell>
          <table:table-cell table:number-columns-repeated="5"/>
          <table:table-cell office:value-type="float" office:value="454" calcext:value-type="float">
            <text:p>454</text:p>
          </table:table-cell>
          <table:table-cell table:formula="of:=COM.MICROSOFT.NORM.INV(RAND();30;5)" office:value-type="float" office:value="32.497250931614" calcext:value-type="float">
            <text:p>32,4973</text:p>
          </table:table-cell>
          <table:table-cell table:number-columns-repeated="5"/>
          <table:table-cell office:value-type="float" office:value="454" calcext:value-type="float">
            <text:p>454</text:p>
          </table:table-cell>
          <table:table-cell table:formula="of:=40+10*RAND()" office:value-type="float" office:value="49.4140110572334" calcext:value-type="float">
            <text:p>49,4140</text:p>
          </table:table-cell>
          <table:table-cell table:number-columns-repeated="5"/>
          <table:table-cell office:value-type="float" office:value="454" calcext:value-type="float">
            <text:p>454</text:p>
          </table:table-cell>
          <table:table-cell table:formula="of:= ([.I479]*[.P479]+[.B479]*[.P479]+[.B479]*[.I479])/([.B479]*[.I479]*[.P479])" office:value-type="float" office:value="0.156990655678817" calcext:value-type="float">
            <text:p>0,1570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9+2*RAND()" office:value-type="float" office:value="9.69170621433295" calcext:value-type="float">
            <text:p>9,6917</text:p>
          </table:table-cell>
          <table:table-cell table:number-columns-repeated="5"/>
          <table:table-cell office:value-type="float" office:value="455" calcext:value-type="float">
            <text:p>455</text:p>
          </table:table-cell>
          <table:table-cell table:formula="of:=COM.MICROSOFT.NORM.INV(RAND();30;5)" office:value-type="float" office:value="37.4925778415471" calcext:value-type="float">
            <text:p>37,4926</text:p>
          </table:table-cell>
          <table:table-cell table:number-columns-repeated="5"/>
          <table:table-cell office:value-type="float" office:value="455" calcext:value-type="float">
            <text:p>455</text:p>
          </table:table-cell>
          <table:table-cell table:formula="of:=40+10*RAND()" office:value-type="float" office:value="43.7524214258883" calcext:value-type="float">
            <text:p>43,7524</text:p>
          </table:table-cell>
          <table:table-cell table:number-columns-repeated="5"/>
          <table:table-cell office:value-type="float" office:value="455" calcext:value-type="float">
            <text:p>455</text:p>
          </table:table-cell>
          <table:table-cell table:formula="of:= ([.I480]*[.P480]+[.B480]*[.P480]+[.B480]*[.I480])/([.B480]*[.I480]*[.P480])" office:value-type="float" office:value="0.152708829850777" calcext:value-type="float">
            <text:p>0,1527</text:p>
          </table:table-cell>
          <table:table-cell table:number-columns-repeated="10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9+2*RAND()" office:value-type="float" office:value="10.6101750780363" calcext:value-type="float">
            <text:p>10,6102</text:p>
          </table:table-cell>
          <table:table-cell table:number-columns-repeated="5"/>
          <table:table-cell office:value-type="float" office:value="456" calcext:value-type="float">
            <text:p>456</text:p>
          </table:table-cell>
          <table:table-cell table:formula="of:=COM.MICROSOFT.NORM.INV(RAND();30;5)" office:value-type="float" office:value="23.5163947110438" calcext:value-type="float">
            <text:p>23,5164</text:p>
          </table:table-cell>
          <table:table-cell table:number-columns-repeated="5"/>
          <table:table-cell office:value-type="float" office:value="456" calcext:value-type="float">
            <text:p>456</text:p>
          </table:table-cell>
          <table:table-cell table:formula="of:=40+10*RAND()" office:value-type="float" office:value="42.1634849451948" calcext:value-type="float">
            <text:p>42,1635</text:p>
          </table:table-cell>
          <table:table-cell table:number-columns-repeated="5"/>
          <table:table-cell office:value-type="float" office:value="456" calcext:value-type="float">
            <text:p>456</text:p>
          </table:table-cell>
          <table:table-cell table:formula="of:= ([.I481]*[.P481]+[.B481]*[.P481]+[.B481]*[.I481])/([.B481]*[.I481]*[.P481])" office:value-type="float" office:value="0.160489881342808" calcext:value-type="float">
            <text:p>0,1605</text:p>
          </table:table-cell>
          <table:table-cell table:number-columns-repeated="10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9+2*RAND()" office:value-type="float" office:value="10.6046778114978" calcext:value-type="float">
            <text:p>10,6047</text:p>
          </table:table-cell>
          <table:table-cell table:number-columns-repeated="5"/>
          <table:table-cell office:value-type="float" office:value="457" calcext:value-type="float">
            <text:p>457</text:p>
          </table:table-cell>
          <table:table-cell table:formula="of:=COM.MICROSOFT.NORM.INV(RAND();30;5)" office:value-type="float" office:value="29.4403004927385" calcext:value-type="float">
            <text:p>29,4403</text:p>
          </table:table-cell>
          <table:table-cell table:number-columns-repeated="5"/>
          <table:table-cell office:value-type="float" office:value="457" calcext:value-type="float">
            <text:p>457</text:p>
          </table:table-cell>
          <table:table-cell table:formula="of:=40+10*RAND()" office:value-type="float" office:value="43.4416377625894" calcext:value-type="float">
            <text:p>43,4416</text:p>
          </table:table-cell>
          <table:table-cell table:number-columns-repeated="5"/>
          <table:table-cell office:value-type="float" office:value="457" calcext:value-type="float">
            <text:p>457</text:p>
          </table:table-cell>
          <table:table-cell table:formula="of:= ([.I482]*[.P482]+[.B482]*[.P482]+[.B482]*[.I482])/([.B482]*[.I482]*[.P482])" office:value-type="float" office:value="0.151284443210718" calcext:value-type="float">
            <text:p>0,1513</text:p>
          </table:table-cell>
          <table:table-cell table:number-columns-repeated="10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9+2*RAND()" office:value-type="float" office:value="9.58012224850245" calcext:value-type="float">
            <text:p>9,5801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table:formula="of:=COM.MICROSOFT.NORM.INV(RAND();30;5)" office:value-type="float" office:value="21.1445446081662" calcext:value-type="float">
            <text:p>21,1445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table:formula="of:=40+10*RAND()" office:value-type="float" office:value="40.6607129320037" calcext:value-type="float">
            <text:p>40,6607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table:formula="of:= ([.I483]*[.P483]+[.B483]*[.P483]+[.B483]*[.I483])/([.B483]*[.I483]*[.P483])" office:value-type="float" office:value="0.176270088826941" calcext:value-type="float">
            <text:p>0,1763</text:p>
          </table:table-cell>
          <table:table-cell table:number-columns-repeated="10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9+2*RAND()" office:value-type="float" office:value="10.8670848670881" calcext:value-type="float">
            <text:p>10,8671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table:formula="of:=COM.MICROSOFT.NORM.INV(RAND();30;5)" office:value-type="float" office:value="27.9493467649917" calcext:value-type="float">
            <text:p>27,9493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table:formula="of:=40+10*RAND()" office:value-type="float" office:value="44.0050771704409" calcext:value-type="float">
            <text:p>44,0051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table:formula="of:= ([.I484]*[.P484]+[.B484]*[.P484]+[.B484]*[.I484])/([.B484]*[.I484]*[.P484])" office:value-type="float" office:value="0.150524660525365" calcext:value-type="float">
            <text:p>0,1505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9+2*RAND()" office:value-type="float" office:value="9.57024379237555" calcext:value-type="float">
            <text:p>9,5702</text:p>
          </table:table-cell>
          <table:table-cell table:number-columns-repeated="5"/>
          <table:table-cell office:value-type="float" office:value="460" calcext:value-type="float">
            <text:p>460</text:p>
          </table:table-cell>
          <table:table-cell table:formula="of:=COM.MICROSOFT.NORM.INV(RAND();30;5)" office:value-type="float" office:value="36.5121927912832" calcext:value-type="float">
            <text:p>36,5122</text:p>
          </table:table-cell>
          <table:table-cell table:number-columns-repeated="5"/>
          <table:table-cell office:value-type="float" office:value="460" calcext:value-type="float">
            <text:p>460</text:p>
          </table:table-cell>
          <table:table-cell table:formula="of:=40+10*RAND()" office:value-type="float" office:value="44.1733462910634" calcext:value-type="float">
            <text:p>44,1733</text:p>
          </table:table-cell>
          <table:table-cell table:number-columns-repeated="5"/>
          <table:table-cell office:value-type="float" office:value="460" calcext:value-type="float">
            <text:p>460</text:p>
          </table:table-cell>
          <table:table-cell table:formula="of:= ([.I485]*[.P485]+[.B485]*[.P485]+[.B485]*[.I485])/([.B485]*[.I485]*[.P485])" office:value-type="float" office:value="0.154516743105158" calcext:value-type="float">
            <text:p>0,1545</text:p>
          </table:table-cell>
          <table:table-cell table:number-columns-repeated="10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9+2*RAND()" office:value-type="float" office:value="9.49304561014287" calcext:value-type="float">
            <text:p>9,4930</text:p>
          </table:table-cell>
          <table:table-cell table:number-columns-repeated="5"/>
          <table:table-cell office:value-type="float" office:value="461" calcext:value-type="float">
            <text:p>461</text:p>
          </table:table-cell>
          <table:table-cell table:formula="of:=COM.MICROSOFT.NORM.INV(RAND();30;5)" office:value-type="float" office:value="27.5911100643527" calcext:value-type="float">
            <text:p>27,5911</text:p>
          </table:table-cell>
          <table:table-cell table:number-columns-repeated="5"/>
          <table:table-cell office:value-type="float" office:value="461" calcext:value-type="float">
            <text:p>461</text:p>
          </table:table-cell>
          <table:table-cell table:formula="of:=40+10*RAND()" office:value-type="float" office:value="42.1997027785983" calcext:value-type="float">
            <text:p>42,1997</text:p>
          </table:table-cell>
          <table:table-cell table:number-columns-repeated="5"/>
          <table:table-cell office:value-type="float" office:value="461" calcext:value-type="float">
            <text:p>461</text:p>
          </table:table-cell>
          <table:table-cell table:formula="of:= ([.I486]*[.P486]+[.B486]*[.P486]+[.B486]*[.I486])/([.B486]*[.I486]*[.P486])" office:value-type="float" office:value="0.165280678737469" calcext:value-type="float">
            <text:p>0,1653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9+2*RAND()" office:value-type="float" office:value="10.1803990819026" calcext:value-type="float">
            <text:p>10,1804</text:p>
          </table:table-cell>
          <table:table-cell table:number-columns-repeated="5"/>
          <table:table-cell office:value-type="float" office:value="462" calcext:value-type="float">
            <text:p>462</text:p>
          </table:table-cell>
          <table:table-cell table:formula="of:=COM.MICROSOFT.NORM.INV(RAND();30;5)" office:value-type="float" office:value="33.505275014203" calcext:value-type="float">
            <text:p>33,5053</text:p>
          </table:table-cell>
          <table:table-cell table:number-columns-repeated="5"/>
          <table:table-cell office:value-type="float" office:value="462" calcext:value-type="float">
            <text:p>462</text:p>
          </table:table-cell>
          <table:table-cell table:formula="of:=40+10*RAND()" office:value-type="float" office:value="42.903500177199" calcext:value-type="float">
            <text:p>42,9035</text:p>
          </table:table-cell>
          <table:table-cell table:number-columns-repeated="5"/>
          <table:table-cell office:value-type="float" office:value="462" calcext:value-type="float">
            <text:p>462</text:p>
          </table:table-cell>
          <table:table-cell table:formula="of:= ([.I487]*[.P487]+[.B487]*[.P487]+[.B487]*[.I487])/([.B487]*[.I487]*[.P487])" office:value-type="float" office:value="0.151382144561439" calcext:value-type="float">
            <text:p>0,1514</text:p>
          </table:table-cell>
          <table:table-cell table:number-columns-repeated="10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9+2*RAND()" office:value-type="float" office:value="10.1332998729777" calcext:value-type="float">
            <text:p>10,1333</text:p>
          </table:table-cell>
          <table:table-cell table:number-columns-repeated="5"/>
          <table:table-cell office:value-type="float" office:value="463" calcext:value-type="float">
            <text:p>463</text:p>
          </table:table-cell>
          <table:table-cell table:formula="of:=COM.MICROSOFT.NORM.INV(RAND();30;5)" office:value-type="float" office:value="31.7418176941269" calcext:value-type="float">
            <text:p>31,7418</text:p>
          </table:table-cell>
          <table:table-cell table:number-columns-repeated="5"/>
          <table:table-cell office:value-type="float" office:value="463" calcext:value-type="float">
            <text:p>463</text:p>
          </table:table-cell>
          <table:table-cell table:formula="of:=40+10*RAND()" office:value-type="float" office:value="45.5019397672731" calcext:value-type="float">
            <text:p>45,5019</text:p>
          </table:table-cell>
          <table:table-cell table:number-columns-repeated="5"/>
          <table:table-cell office:value-type="float" office:value="463" calcext:value-type="float">
            <text:p>463</text:p>
          </table:table-cell>
          <table:table-cell table:formula="of:= ([.I488]*[.P488]+[.B488]*[.P488]+[.B488]*[.I488])/([.B488]*[.I488]*[.P488])" office:value-type="float" office:value="0.152165803377134" calcext:value-type="float">
            <text:p>0,1522</text:p>
          </table:table-cell>
          <table:table-cell table:number-columns-repeated="10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9+2*RAND()" office:value-type="float" office:value="9.50685567152686" calcext:value-type="float">
            <text:p>9,5069</text:p>
          </table:table-cell>
          <table:table-cell table:number-columns-repeated="5"/>
          <table:table-cell office:value-type="float" office:value="464" calcext:value-type="float">
            <text:p>464</text:p>
          </table:table-cell>
          <table:table-cell table:formula="of:=COM.MICROSOFT.NORM.INV(RAND();30;5)" office:value-type="float" office:value="25.6700529721287" calcext:value-type="float">
            <text:p>25,6701</text:p>
          </table:table-cell>
          <table:table-cell table:number-columns-repeated="5"/>
          <table:table-cell office:value-type="float" office:value="464" calcext:value-type="float">
            <text:p>464</text:p>
          </table:table-cell>
          <table:table-cell table:formula="of:=40+10*RAND()" office:value-type="float" office:value="49.1269228269812" calcext:value-type="float">
            <text:p>49,1269</text:p>
          </table:table-cell>
          <table:table-cell table:number-columns-repeated="5"/>
          <table:table-cell office:value-type="float" office:value="464" calcext:value-type="float">
            <text:p>464</text:p>
          </table:table-cell>
          <table:table-cell table:formula="of:= ([.I489]*[.P489]+[.B489]*[.P489]+[.B489]*[.I489])/([.B489]*[.I489]*[.P489])" office:value-type="float" office:value="0.164498586262794" calcext:value-type="float">
            <text:p>0,1645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9+2*RAND()" office:value-type="float" office:value="10.1887841455173" calcext:value-type="float">
            <text:p>10,1888</text:p>
          </table:table-cell>
          <table:table-cell table:number-columns-repeated="5"/>
          <table:table-cell office:value-type="float" office:value="465" calcext:value-type="float">
            <text:p>465</text:p>
          </table:table-cell>
          <table:table-cell table:formula="of:=COM.MICROSOFT.NORM.INV(RAND();30;5)" office:value-type="float" office:value="31.6446351682423" calcext:value-type="float">
            <text:p>31,6446</text:p>
          </table:table-cell>
          <table:table-cell table:number-columns-repeated="5"/>
          <table:table-cell office:value-type="float" office:value="465" calcext:value-type="float">
            <text:p>465</text:p>
          </table:table-cell>
          <table:table-cell table:formula="of:=40+10*RAND()" office:value-type="float" office:value="44.6404802508187" calcext:value-type="float">
            <text:p>44,6405</text:p>
          </table:table-cell>
          <table:table-cell table:number-columns-repeated="5"/>
          <table:table-cell office:value-type="float" office:value="465" calcext:value-type="float">
            <text:p>465</text:p>
          </table:table-cell>
          <table:table-cell table:formula="of:= ([.I490]*[.P490]+[.B490]*[.P490]+[.B490]*[.I490])/([.B490]*[.I490]*[.P490])" office:value-type="float" office:value="0.152149263475213" calcext:value-type="float">
            <text:p>0,1521</text:p>
          </table:table-cell>
          <table:table-cell table:number-columns-repeated="10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9+2*RAND()" office:value-type="float" office:value="10.4000301111955" calcext:value-type="float">
            <text:p>10,4000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table:formula="of:=COM.MICROSOFT.NORM.INV(RAND();30;5)" office:value-type="float" office:value="31.3127301130561" calcext:value-type="float">
            <text:p>31,3127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table:formula="of:=40+10*RAND()" office:value-type="float" office:value="49.1994737356436" calcext:value-type="float">
            <text:p>49,1995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table:formula="of:= ([.I491]*[.P491]+[.B491]*[.P491]+[.B491]*[.I491])/([.B491]*[.I491]*[.P491])" office:value-type="float" office:value="0.148414881471384" calcext:value-type="float">
            <text:p>0,1484</text:p>
          </table:table-cell>
          <table:table-cell table:number-columns-repeated="10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9+2*RAND()" office:value-type="float" office:value="10.7883480365854" calcext:value-type="float">
            <text:p>10,7883</text:p>
          </table:table-cell>
          <table:table-cell table:number-columns-repeated="5"/>
          <table:table-cell office:value-type="float" office:value="467" calcext:value-type="float">
            <text:p>467</text:p>
          </table:table-cell>
          <table:table-cell table:formula="of:=COM.MICROSOFT.NORM.INV(RAND();30;5)" office:value-type="float" office:value="28.5214255993281" calcext:value-type="float">
            <text:p>28,5214</text:p>
          </table:table-cell>
          <table:table-cell table:number-columns-repeated="5"/>
          <table:table-cell office:value-type="float" office:value="467" calcext:value-type="float">
            <text:p>467</text:p>
          </table:table-cell>
          <table:table-cell table:formula="of:=40+10*RAND()" office:value-type="float" office:value="46.1832317069639" calcext:value-type="float">
            <text:p>46,1832</text:p>
          </table:table-cell>
          <table:table-cell table:number-columns-repeated="5"/>
          <table:table-cell office:value-type="float" office:value="467" calcext:value-type="float">
            <text:p>467</text:p>
          </table:table-cell>
          <table:table-cell table:formula="of:= ([.I492]*[.P492]+[.B492]*[.P492]+[.B492]*[.I492])/([.B492]*[.I492]*[.P492])" office:value-type="float" office:value="0.149406838880344" calcext:value-type="float">
            <text:p>0,1494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9+2*RAND()" office:value-type="float" office:value="9.51986030000262" calcext:value-type="float">
            <text:p>9,5199</text:p>
          </table:table-cell>
          <table:table-cell table:number-columns-repeated="5"/>
          <table:table-cell office:value-type="float" office:value="468" calcext:value-type="float">
            <text:p>468</text:p>
          </table:table-cell>
          <table:table-cell table:formula="of:=COM.MICROSOFT.NORM.INV(RAND();30;5)" office:value-type="float" office:value="30.6085026175026" calcext:value-type="float">
            <text:p>30,6085</text:p>
          </table:table-cell>
          <table:table-cell table:number-columns-repeated="5"/>
          <table:table-cell office:value-type="float" office:value="468" calcext:value-type="float">
            <text:p>468</text:p>
          </table:table-cell>
          <table:table-cell table:formula="of:=40+10*RAND()" office:value-type="float" office:value="40.6540163804311" calcext:value-type="float">
            <text:p>40,6540</text:p>
          </table:table-cell>
          <table:table-cell table:number-columns-repeated="5"/>
          <table:table-cell office:value-type="float" office:value="468" calcext:value-type="float">
            <text:p>468</text:p>
          </table:table-cell>
          <table:table-cell table:formula="of:= ([.I493]*[.P493]+[.B493]*[.P493]+[.B493]*[.I493])/([.B493]*[.I493]*[.P493])" office:value-type="float" office:value="0.162312034479874" calcext:value-type="float">
            <text:p>0,1623</text:p>
          </table:table-cell>
          <table:table-cell table:number-columns-repeated="10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9+2*RAND()" office:value-type="float" office:value="9.86639189370908" calcext:value-type="float">
            <text:p>9,8664</text:p>
          </table:table-cell>
          <table:table-cell table:number-columns-repeated="5"/>
          <table:table-cell office:value-type="float" office:value="469" calcext:value-type="float">
            <text:p>469</text:p>
          </table:table-cell>
          <table:table-cell table:formula="of:=COM.MICROSOFT.NORM.INV(RAND();30;5)" office:value-type="float" office:value="23.5855343702012" calcext:value-type="float">
            <text:p>23,5855</text:p>
          </table:table-cell>
          <table:table-cell table:number-columns-repeated="5"/>
          <table:table-cell office:value-type="float" office:value="469" calcext:value-type="float">
            <text:p>469</text:p>
          </table:table-cell>
          <table:table-cell table:formula="of:=40+10*RAND()" office:value-type="float" office:value="43.138948547421" calcext:value-type="float">
            <text:p>43,1389</text:p>
          </table:table-cell>
          <table:table-cell table:number-columns-repeated="5"/>
          <table:table-cell office:value-type="float" office:value="469" calcext:value-type="float">
            <text:p>469</text:p>
          </table:table-cell>
          <table:table-cell table:formula="of:= ([.I494]*[.P494]+[.B494]*[.P494]+[.B494]*[.I494])/([.B494]*[.I494]*[.P494])" office:value-type="float" office:value="0.166933951743106" calcext:value-type="float">
            <text:p>0,1669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9+2*RAND()" office:value-type="float" office:value="10.2432980586309" calcext:value-type="float">
            <text:p>10,2433</text:p>
          </table:table-cell>
          <table:table-cell table:number-columns-repeated="5"/>
          <table:table-cell office:value-type="float" office:value="470" calcext:value-type="float">
            <text:p>470</text:p>
          </table:table-cell>
          <table:table-cell table:formula="of:=COM.MICROSOFT.NORM.INV(RAND();30;5)" office:value-type="float" office:value="34.7271915925983" calcext:value-type="float">
            <text:p>34,7272</text:p>
          </table:table-cell>
          <table:table-cell table:number-columns-repeated="5"/>
          <table:table-cell office:value-type="float" office:value="470" calcext:value-type="float">
            <text:p>470</text:p>
          </table:table-cell>
          <table:table-cell table:formula="of:=40+10*RAND()" office:value-type="float" office:value="44.5852430479135" calcext:value-type="float">
            <text:p>44,5852</text:p>
          </table:table-cell>
          <table:table-cell table:number-columns-repeated="5"/>
          <table:table-cell office:value-type="float" office:value="470" calcext:value-type="float">
            <text:p>470</text:p>
          </table:table-cell>
          <table:table-cell table:formula="of:= ([.I495]*[.P495]+[.B495]*[.P495]+[.B495]*[.I495])/([.B495]*[.I495]*[.P495])" office:value-type="float" office:value="0.148849631988515" calcext:value-type="float">
            <text:p>0,1488</text:p>
          </table:table-cell>
          <table:table-cell table:number-columns-repeated="10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9+2*RAND()" office:value-type="float" office:value="10.7682576763909" calcext:value-type="float">
            <text:p>10,7683</text:p>
          </table:table-cell>
          <table:table-cell table:number-columns-repeated="5"/>
          <table:table-cell office:value-type="float" office:value="471" calcext:value-type="float">
            <text:p>471</text:p>
          </table:table-cell>
          <table:table-cell table:formula="of:=COM.MICROSOFT.NORM.INV(RAND();30;5)" office:value-type="float" office:value="30.1168499343317" calcext:value-type="float">
            <text:p>30,1168</text:p>
          </table:table-cell>
          <table:table-cell table:number-columns-repeated="5"/>
          <table:table-cell office:value-type="float" office:value="471" calcext:value-type="float">
            <text:p>471</text:p>
          </table:table-cell>
          <table:table-cell table:formula="of:=40+10*RAND()" office:value-type="float" office:value="49.6643015055452" calcext:value-type="float">
            <text:p>49,6643</text:p>
          </table:table-cell>
          <table:table-cell table:number-columns-repeated="5"/>
          <table:table-cell office:value-type="float" office:value="471" calcext:value-type="float">
            <text:p>471</text:p>
          </table:table-cell>
          <table:table-cell table:formula="of:= ([.I496]*[.P496]+[.B496]*[.P496]+[.B496]*[.I496])/([.B496]*[.I496]*[.P496])" office:value-type="float" office:value="0.146204724909389" calcext:value-type="float">
            <text:p>0,1462</text:p>
          </table:table-cell>
          <table:table-cell table:number-columns-repeated="10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9+2*RAND()" office:value-type="float" office:value="9.43908284348436" calcext:value-type="float">
            <text:p>9,4391</text:p>
          </table:table-cell>
          <table:table-cell table:number-columns-repeated="5"/>
          <table:table-cell office:value-type="float" office:value="472" calcext:value-type="float">
            <text:p>472</text:p>
          </table:table-cell>
          <table:table-cell table:formula="of:=COM.MICROSOFT.NORM.INV(RAND();30;5)" office:value-type="float" office:value="24.6959116113999" calcext:value-type="float">
            <text:p>24,6959</text:p>
          </table:table-cell>
          <table:table-cell table:number-columns-repeated="5"/>
          <table:table-cell office:value-type="float" office:value="472" calcext:value-type="float">
            <text:p>472</text:p>
          </table:table-cell>
          <table:table-cell table:formula="of:=40+10*RAND()" office:value-type="float" office:value="47.261212480953" calcext:value-type="float">
            <text:p>47,2612</text:p>
          </table:table-cell>
          <table:table-cell table:number-columns-repeated="5"/>
          <table:table-cell office:value-type="float" office:value="472" calcext:value-type="float">
            <text:p>472</text:p>
          </table:table-cell>
          <table:table-cell table:formula="of:= ([.I497]*[.P497]+[.B497]*[.P497]+[.B497]*[.I497])/([.B497]*[.I497]*[.P497])" office:value-type="float" office:value="0.16759402884733" calcext:value-type="float">
            <text:p>0,1676</text:p>
          </table:table-cell>
          <table:table-cell table:number-columns-repeated="10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9+2*RAND()" office:value-type="float" office:value="9.56604635086842" calcext:value-type="float">
            <text:p>9,5660</text:p>
          </table:table-cell>
          <table:table-cell table:number-columns-repeated="5"/>
          <table:table-cell office:value-type="float" office:value="473" calcext:value-type="float">
            <text:p>473</text:p>
          </table:table-cell>
          <table:table-cell table:formula="of:=COM.MICROSOFT.NORM.INV(RAND();30;5)" office:value-type="float" office:value="28.8181698095537" calcext:value-type="float">
            <text:p>28,8182</text:p>
          </table:table-cell>
          <table:table-cell table:number-columns-repeated="5"/>
          <table:table-cell office:value-type="float" office:value="473" calcext:value-type="float">
            <text:p>473</text:p>
          </table:table-cell>
          <table:table-cell table:formula="of:=40+10*RAND()" office:value-type="float" office:value="46.9771194050554" calcext:value-type="float">
            <text:p>46,9771</text:p>
          </table:table-cell>
          <table:table-cell table:number-columns-repeated="5"/>
          <table:table-cell office:value-type="float" office:value="473" calcext:value-type="float">
            <text:p>473</text:p>
          </table:table-cell>
          <table:table-cell table:formula="of:= ([.I498]*[.P498]+[.B498]*[.P498]+[.B498]*[.I498])/([.B498]*[.I498]*[.P498])" office:value-type="float" office:value="0.160523683612027" calcext:value-type="float">
            <text:p>0,1605</text:p>
          </table:table-cell>
          <table:table-cell table:number-columns-repeated="10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9+2*RAND()" office:value-type="float" office:value="9.37613475532271" calcext:value-type="float">
            <text:p>9,3761</text:p>
          </table:table-cell>
          <table:table-cell table:number-columns-repeated="5"/>
          <table:table-cell office:value-type="float" office:value="474" calcext:value-type="float">
            <text:p>474</text:p>
          </table:table-cell>
          <table:table-cell table:formula="of:=COM.MICROSOFT.NORM.INV(RAND();30;5)" office:value-type="float" office:value="26.7625951205563" calcext:value-type="float">
            <text:p>26,7626</text:p>
          </table:table-cell>
          <table:table-cell table:number-columns-repeated="5"/>
          <table:table-cell office:value-type="float" office:value="474" calcext:value-type="float">
            <text:p>474</text:p>
          </table:table-cell>
          <table:table-cell table:formula="of:=40+10*RAND()" office:value-type="float" office:value="48.6815947492141" calcext:value-type="float">
            <text:p>48,6816</text:p>
          </table:table-cell>
          <table:table-cell table:number-columns-repeated="5"/>
          <table:table-cell office:value-type="float" office:value="474" calcext:value-type="float">
            <text:p>474</text:p>
          </table:table-cell>
          <table:table-cell table:formula="of:= ([.I499]*[.P499]+[.B499]*[.P499]+[.B499]*[.I499])/([.B499]*[.I499]*[.P499])" office:value-type="float" office:value="0.1645609856158" calcext:value-type="float">
            <text:p>0,1646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9+2*RAND()" office:value-type="float" office:value="9.9548244101461" calcext:value-type="float">
            <text:p>9,9548</text:p>
          </table:table-cell>
          <table:table-cell table:number-columns-repeated="5"/>
          <table:table-cell office:value-type="float" office:value="475" calcext:value-type="float">
            <text:p>475</text:p>
          </table:table-cell>
          <table:table-cell table:formula="of:=COM.MICROSOFT.NORM.INV(RAND();30;5)" office:value-type="float" office:value="25.2958352344181" calcext:value-type="float">
            <text:p>25,2958</text:p>
          </table:table-cell>
          <table:table-cell table:number-columns-repeated="5"/>
          <table:table-cell office:value-type="float" office:value="475" calcext:value-type="float">
            <text:p>475</text:p>
          </table:table-cell>
          <table:table-cell table:formula="of:=40+10*RAND()" office:value-type="float" office:value="42.2953525662888" calcext:value-type="float">
            <text:p>42,2954</text:p>
          </table:table-cell>
          <table:table-cell table:number-columns-repeated="5"/>
          <table:table-cell office:value-type="float" office:value="475" calcext:value-type="float">
            <text:p>475</text:p>
          </table:table-cell>
          <table:table-cell table:formula="of:= ([.I500]*[.P500]+[.B500]*[.P500]+[.B500]*[.I500])/([.B500]*[.I500]*[.P500])" office:value-type="float" office:value="0.163629264881835" calcext:value-type="float">
            <text:p>0,1636</text:p>
          </table:table-cell>
          <table:table-cell table:number-columns-repeated="10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9+2*RAND()" office:value-type="float" office:value="10.6990618382115" calcext:value-type="float">
            <text:p>10,6991</text:p>
          </table:table-cell>
          <table:table-cell table:number-columns-repeated="5"/>
          <table:table-cell office:value-type="float" office:value="476" calcext:value-type="float">
            <text:p>476</text:p>
          </table:table-cell>
          <table:table-cell table:formula="of:=COM.MICROSOFT.NORM.INV(RAND();30;5)" office:value-type="float" office:value="33.3934393321378" calcext:value-type="float">
            <text:p>33,3934</text:p>
          </table:table-cell>
          <table:table-cell table:number-columns-repeated="5"/>
          <table:table-cell office:value-type="float" office:value="476" calcext:value-type="float">
            <text:p>476</text:p>
          </table:table-cell>
          <table:table-cell table:formula="of:=40+10*RAND()" office:value-type="float" office:value="47.9374660772737" calcext:value-type="float">
            <text:p>47,9375</text:p>
          </table:table-cell>
          <table:table-cell table:number-columns-repeated="5"/>
          <table:table-cell office:value-type="float" office:value="476" calcext:value-type="float">
            <text:p>476</text:p>
          </table:table-cell>
          <table:table-cell table:formula="of:= ([.I501]*[.P501]+[.B501]*[.P501]+[.B501]*[.I501])/([.B501]*[.I501]*[.P501])" office:value-type="float" office:value="0.144272651079997" calcext:value-type="float">
            <text:p>0,1443</text:p>
          </table:table-cell>
          <table:table-cell table:number-columns-repeated="10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9+2*RAND()" office:value-type="float" office:value="10.7228656879161" calcext:value-type="float">
            <text:p>10,7229</text:p>
          </table:table-cell>
          <table:table-cell table:number-columns-repeated="5"/>
          <table:table-cell office:value-type="float" office:value="477" calcext:value-type="float">
            <text:p>477</text:p>
          </table:table-cell>
          <table:table-cell table:formula="of:=COM.MICROSOFT.NORM.INV(RAND();30;5)" office:value-type="float" office:value="32.4204856113125" calcext:value-type="float">
            <text:p>32,4205</text:p>
          </table:table-cell>
          <table:table-cell table:number-columns-repeated="5"/>
          <table:table-cell office:value-type="float" office:value="477" calcext:value-type="float">
            <text:p>477</text:p>
          </table:table-cell>
          <table:table-cell table:formula="of:=40+10*RAND()" office:value-type="float" office:value="40.0712207343895" calcext:value-type="float">
            <text:p>40,0712</text:p>
          </table:table-cell>
          <table:table-cell table:number-columns-repeated="5"/>
          <table:table-cell office:value-type="float" office:value="477" calcext:value-type="float">
            <text:p>477</text:p>
          </table:table-cell>
          <table:table-cell table:formula="of:= ([.I502]*[.P502]+[.B502]*[.P502]+[.B502]*[.I502])/([.B502]*[.I502]*[.P502])" office:value-type="float" office:value="0.149058913485687" calcext:value-type="float">
            <text:p>0,1491</text:p>
          </table:table-cell>
          <table:table-cell table:number-columns-repeated="10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9+2*RAND()" office:value-type="float" office:value="10.2236500058789" calcext:value-type="float">
            <text:p>10,2237</text:p>
          </table:table-cell>
          <table:table-cell table:number-columns-repeated="5"/>
          <table:table-cell office:value-type="float" office:value="478" calcext:value-type="float">
            <text:p>478</text:p>
          </table:table-cell>
          <table:table-cell table:formula="of:=COM.MICROSOFT.NORM.INV(RAND();30;5)" office:value-type="float" office:value="28.2729653466599" calcext:value-type="float">
            <text:p>28,2730</text:p>
          </table:table-cell>
          <table:table-cell table:number-columns-repeated="5"/>
          <table:table-cell office:value-type="float" office:value="478" calcext:value-type="float">
            <text:p>478</text:p>
          </table:table-cell>
          <table:table-cell table:formula="of:=40+10*RAND()" office:value-type="float" office:value="40.1511604932603" calcext:value-type="float">
            <text:p>40,1512</text:p>
          </table:table-cell>
          <table:table-cell table:number-columns-repeated="5"/>
          <table:table-cell office:value-type="float" office:value="478" calcext:value-type="float">
            <text:p>478</text:p>
          </table:table-cell>
          <table:table-cell table:formula="of:= ([.I503]*[.P503]+[.B503]*[.P503]+[.B503]*[.I503])/([.B503]*[.I503]*[.P503])" office:value-type="float" office:value="0.158087782513706" calcext:value-type="float">
            <text:p>0,1581</text:p>
          </table:table-cell>
          <table:table-cell table:number-columns-repeated="10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9+2*RAND()" office:value-type="float" office:value="9.4917843665462" calcext:value-type="float">
            <text:p>9,4918</text:p>
          </table:table-cell>
          <table:table-cell table:number-columns-repeated="5"/>
          <table:table-cell office:value-type="float" office:value="479" calcext:value-type="float">
            <text:p>479</text:p>
          </table:table-cell>
          <table:table-cell table:formula="of:=COM.MICROSOFT.NORM.INV(RAND();30;5)" office:value-type="float" office:value="35.2649554009221" calcext:value-type="float">
            <text:p>35,2650</text:p>
          </table:table-cell>
          <table:table-cell table:number-columns-repeated="5"/>
          <table:table-cell office:value-type="float" office:value="479" calcext:value-type="float">
            <text:p>479</text:p>
          </table:table-cell>
          <table:table-cell table:formula="of:=40+10*RAND()" office:value-type="float" office:value="46.1317633476574" calcext:value-type="float">
            <text:p>46,1318</text:p>
          </table:table-cell>
          <table:table-cell table:number-columns-repeated="5"/>
          <table:table-cell office:value-type="float" office:value="479" calcext:value-type="float">
            <text:p>479</text:p>
          </table:table-cell>
          <table:table-cell table:formula="of:= ([.I504]*[.P504]+[.B504]*[.P504]+[.B504]*[.I504])/([.B504]*[.I504]*[.P504])" office:value-type="float" office:value="0.155388070412988" calcext:value-type="float">
            <text:p>0,1554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9+2*RAND()" office:value-type="float" office:value="9.85036788624711" calcext:value-type="float">
            <text:p>9,8504</text:p>
          </table:table-cell>
          <table:table-cell table:number-columns-repeated="5"/>
          <table:table-cell office:value-type="float" office:value="480" calcext:value-type="float">
            <text:p>480</text:p>
          </table:table-cell>
          <table:table-cell table:formula="of:=COM.MICROSOFT.NORM.INV(RAND();30;5)" office:value-type="float" office:value="30.8549284048946" calcext:value-type="float">
            <text:p>30,8549</text:p>
          </table:table-cell>
          <table:table-cell table:number-columns-repeated="5"/>
          <table:table-cell office:value-type="float" office:value="480" calcext:value-type="float">
            <text:p>480</text:p>
          </table:table-cell>
          <table:table-cell table:formula="of:=40+10*RAND()" office:value-type="float" office:value="47.7201034070458" calcext:value-type="float">
            <text:p>47,7201</text:p>
          </table:table-cell>
          <table:table-cell table:number-columns-repeated="5"/>
          <table:table-cell office:value-type="float" office:value="480" calcext:value-type="float">
            <text:p>480</text:p>
          </table:table-cell>
          <table:table-cell table:formula="of:= ([.I505]*[.P505]+[.B505]*[.P505]+[.B505]*[.I505])/([.B505]*[.I505]*[.P505])" office:value-type="float" office:value="0.154884313072855" calcext:value-type="float">
            <text:p>0,1549</text:p>
          </table:table-cell>
          <table:table-cell table:number-columns-repeated="10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9+2*RAND()" office:value-type="float" office:value="10.2726984808687" calcext:value-type="float">
            <text:p>10,2727</text:p>
          </table:table-cell>
          <table:table-cell table:number-columns-repeated="5"/>
          <table:table-cell office:value-type="float" office:value="481" calcext:value-type="float">
            <text:p>481</text:p>
          </table:table-cell>
          <table:table-cell table:formula="of:=COM.MICROSOFT.NORM.INV(RAND();30;5)" office:value-type="float" office:value="33.6056535324672" calcext:value-type="float">
            <text:p>33,6057</text:p>
          </table:table-cell>
          <table:table-cell table:number-columns-repeated="5"/>
          <table:table-cell office:value-type="float" office:value="481" calcext:value-type="float">
            <text:p>481</text:p>
          </table:table-cell>
          <table:table-cell table:formula="of:=40+10*RAND()" office:value-type="float" office:value="45.5524235765915" calcext:value-type="float">
            <text:p>45,5524</text:p>
          </table:table-cell>
          <table:table-cell table:number-columns-repeated="5"/>
          <table:table-cell office:value-type="float" office:value="481" calcext:value-type="float">
            <text:p>481</text:p>
          </table:table-cell>
          <table:table-cell table:formula="of:= ([.I506]*[.P506]+[.B506]*[.P506]+[.B506]*[.I506])/([.B506]*[.I506]*[.P506])" office:value-type="float" office:value="0.149055032226266" calcext:value-type="float">
            <text:p>0,1491</text:p>
          </table:table-cell>
          <table:table-cell table:number-columns-repeated="10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9+2*RAND()" office:value-type="float" office:value="9.23053602245636" calcext:value-type="float">
            <text:p>9,2305</text:p>
          </table:table-cell>
          <table:table-cell table:number-columns-repeated="5"/>
          <table:table-cell office:value-type="float" office:value="482" calcext:value-type="float">
            <text:p>482</text:p>
          </table:table-cell>
          <table:table-cell table:formula="of:=COM.MICROSOFT.NORM.INV(RAND();30;5)" office:value-type="float" office:value="24.4965464716569" calcext:value-type="float">
            <text:p>24,4965</text:p>
          </table:table-cell>
          <table:table-cell table:number-columns-repeated="5"/>
          <table:table-cell office:value-type="float" office:value="482" calcext:value-type="float">
            <text:p>482</text:p>
          </table:table-cell>
          <table:table-cell table:formula="of:=40+10*RAND()" office:value-type="float" office:value="40.4963681742083" calcext:value-type="float">
            <text:p>40,4964</text:p>
          </table:table-cell>
          <table:table-cell table:number-columns-repeated="5"/>
          <table:table-cell office:value-type="float" office:value="482" calcext:value-type="float">
            <text:p>482</text:p>
          </table:table-cell>
          <table:table-cell table:formula="of:= ([.I507]*[.P507]+[.B507]*[.P507]+[.B507]*[.I507])/([.B507]*[.I507]*[.P507])" office:value-type="float" office:value="0.17385172359984" calcext:value-type="float">
            <text:p>0,1739</text:p>
          </table:table-cell>
          <table:table-cell table:number-columns-repeated="10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9+2*RAND()" office:value-type="float" office:value="10.0665435453411" calcext:value-type="float">
            <text:p>10,0665</text:p>
          </table:table-cell>
          <table:table-cell table:number-columns-repeated="5"/>
          <table:table-cell office:value-type="float" office:value="483" calcext:value-type="float">
            <text:p>483</text:p>
          </table:table-cell>
          <table:table-cell table:formula="of:=COM.MICROSOFT.NORM.INV(RAND();30;5)" office:value-type="float" office:value="37.8574331978538" calcext:value-type="float">
            <text:p>37,8574</text:p>
          </table:table-cell>
          <table:table-cell table:number-columns-repeated="5"/>
          <table:table-cell office:value-type="float" office:value="483" calcext:value-type="float">
            <text:p>483</text:p>
          </table:table-cell>
          <table:table-cell table:formula="of:=40+10*RAND()" office:value-type="float" office:value="42.1557764348108" calcext:value-type="float">
            <text:p>42,1558</text:p>
          </table:table-cell>
          <table:table-cell table:number-columns-repeated="5"/>
          <table:table-cell office:value-type="float" office:value="483" calcext:value-type="float">
            <text:p>483</text:p>
          </table:table-cell>
          <table:table-cell table:formula="of:= ([.I508]*[.P508]+[.B508]*[.P508]+[.B508]*[.I508])/([.B508]*[.I508]*[.P508])" office:value-type="float" office:value="0.149475396569008" calcext:value-type="float">
            <text:p>0,1495</text:p>
          </table:table-cell>
          <table:table-cell table:number-columns-repeated="10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9+2*RAND()" office:value-type="float" office:value="9.26230815169402" calcext:value-type="float">
            <text:p>9,2623</text:p>
          </table:table-cell>
          <table:table-cell table:number-columns-repeated="5"/>
          <table:table-cell office:value-type="float" office:value="484" calcext:value-type="float">
            <text:p>484</text:p>
          </table:table-cell>
          <table:table-cell table:formula="of:=COM.MICROSOFT.NORM.INV(RAND();30;5)" office:value-type="float" office:value="29.4448089825426" calcext:value-type="float">
            <text:p>29,4448</text:p>
          </table:table-cell>
          <table:table-cell table:number-columns-repeated="5"/>
          <table:table-cell office:value-type="float" office:value="484" calcext:value-type="float">
            <text:p>484</text:p>
          </table:table-cell>
          <table:table-cell table:formula="of:=40+10*RAND()" office:value-type="float" office:value="44.0787488745991" calcext:value-type="float">
            <text:p>44,0787</text:p>
          </table:table-cell>
          <table:table-cell table:number-columns-repeated="5"/>
          <table:table-cell office:value-type="float" office:value="484" calcext:value-type="float">
            <text:p>484</text:p>
          </table:table-cell>
          <table:table-cell table:formula="of:= ([.I509]*[.P509]+[.B509]*[.P509]+[.B509]*[.I509])/([.B509]*[.I509]*[.P509])" office:value-type="float" office:value="0.16461296243526" calcext:value-type="float">
            <text:p>0,1646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9+2*RAND()" office:value-type="float" office:value="10.170663714176" calcext:value-type="float">
            <text:p>10,1707</text:p>
          </table:table-cell>
          <table:table-cell table:number-columns-repeated="5"/>
          <table:table-cell office:value-type="float" office:value="485" calcext:value-type="float">
            <text:p>485</text:p>
          </table:table-cell>
          <table:table-cell table:formula="of:=COM.MICROSOFT.NORM.INV(RAND();30;5)" office:value-type="float" office:value="28.7634392479739" calcext:value-type="float">
            <text:p>28,7634</text:p>
          </table:table-cell>
          <table:table-cell table:number-columns-repeated="5"/>
          <table:table-cell office:value-type="float" office:value="485" calcext:value-type="float">
            <text:p>485</text:p>
          </table:table-cell>
          <table:table-cell table:formula="of:=40+10*RAND()" office:value-type="float" office:value="42.1580999332946" calcext:value-type="float">
            <text:p>42,1581</text:p>
          </table:table-cell>
          <table:table-cell table:number-columns-repeated="5"/>
          <table:table-cell office:value-type="float" office:value="485" calcext:value-type="float">
            <text:p>485</text:p>
          </table:table-cell>
          <table:table-cell table:formula="of:= ([.I510]*[.P510]+[.B510]*[.P510]+[.B510]*[.I510])/([.B510]*[.I510]*[.P510])" office:value-type="float" office:value="0.156808591423331" calcext:value-type="float">
            <text:p>0,1568</text:p>
          </table:table-cell>
          <table:table-cell table:number-columns-repeated="10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9+2*RAND()" office:value-type="float" office:value="10.6433906399179" calcext:value-type="float">
            <text:p>10,6434</text:p>
          </table:table-cell>
          <table:table-cell table:number-columns-repeated="5"/>
          <table:table-cell office:value-type="float" office:value="486" calcext:value-type="float">
            <text:p>486</text:p>
          </table:table-cell>
          <table:table-cell table:formula="of:=COM.MICROSOFT.NORM.INV(RAND();30;5)" office:value-type="float" office:value="36.8976805834893" calcext:value-type="float">
            <text:p>36,8977</text:p>
          </table:table-cell>
          <table:table-cell table:number-columns-repeated="5"/>
          <table:table-cell office:value-type="float" office:value="486" calcext:value-type="float">
            <text:p>486</text:p>
          </table:table-cell>
          <table:table-cell table:formula="of:=40+10*RAND()" office:value-type="float" office:value="45.7163020188455" calcext:value-type="float">
            <text:p>45,7163</text:p>
          </table:table-cell>
          <table:table-cell table:number-columns-repeated="5"/>
          <table:table-cell office:value-type="float" office:value="486" calcext:value-type="float">
            <text:p>486</text:p>
          </table:table-cell>
          <table:table-cell table:formula="of:= ([.I511]*[.P511]+[.B511]*[.P511]+[.B511]*[.I511])/([.B511]*[.I511]*[.P511])" office:value-type="float" office:value="0.142931031593493" calcext:value-type="float">
            <text:p>0,1429</text:p>
          </table:table-cell>
          <table:table-cell table:number-columns-repeated="10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9+2*RAND()" office:value-type="float" office:value="10.7527725535911" calcext:value-type="float">
            <text:p>10,7528</text:p>
          </table:table-cell>
          <table:table-cell table:number-columns-repeated="5"/>
          <table:table-cell office:value-type="float" office:value="487" calcext:value-type="float">
            <text:p>487</text:p>
          </table:table-cell>
          <table:table-cell table:formula="of:=COM.MICROSOFT.NORM.INV(RAND();30;5)" office:value-type="float" office:value="32.1811075283805" calcext:value-type="float">
            <text:p>32,1811</text:p>
          </table:table-cell>
          <table:table-cell table:number-columns-repeated="5"/>
          <table:table-cell office:value-type="float" office:value="487" calcext:value-type="float">
            <text:p>487</text:p>
          </table:table-cell>
          <table:table-cell table:formula="of:=40+10*RAND()" office:value-type="float" office:value="46.3674024597276" calcext:value-type="float">
            <text:p>46,3674</text:p>
          </table:table-cell>
          <table:table-cell table:number-columns-repeated="5"/>
          <table:table-cell office:value-type="float" office:value="487" calcext:value-type="float">
            <text:p>487</text:p>
          </table:table-cell>
          <table:table-cell table:formula="of:= ([.I512]*[.P512]+[.B512]*[.P512]+[.B512]*[.I512])/([.B512]*[.I512]*[.P512])" office:value-type="float" office:value="0.145640278294377" calcext:value-type="float">
            <text:p>0,1456</text:p>
          </table:table-cell>
          <table:table-cell table:number-columns-repeated="10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9+2*RAND()" office:value-type="float" office:value="9.55112386983819" calcext:value-type="float">
            <text:p>9,5511</text:p>
          </table:table-cell>
          <table:table-cell table:number-columns-repeated="5"/>
          <table:table-cell office:value-type="float" office:value="488" calcext:value-type="float">
            <text:p>488</text:p>
          </table:table-cell>
          <table:table-cell table:formula="of:=COM.MICROSOFT.NORM.INV(RAND();30;5)" office:value-type="float" office:value="24.465453919365" calcext:value-type="float">
            <text:p>24,4655</text:p>
          </table:table-cell>
          <table:table-cell table:number-columns-repeated="5"/>
          <table:table-cell office:value-type="float" office:value="488" calcext:value-type="float">
            <text:p>488</text:p>
          </table:table-cell>
          <table:table-cell table:formula="of:=40+10*RAND()" office:value-type="float" office:value="40.3549476678018" calcext:value-type="float">
            <text:p>40,3549</text:p>
          </table:table-cell>
          <table:table-cell table:number-columns-repeated="5"/>
          <table:table-cell office:value-type="float" office:value="488" calcext:value-type="float">
            <text:p>488</text:p>
          </table:table-cell>
          <table:table-cell table:formula="of:= ([.I513]*[.P513]+[.B513]*[.P513]+[.B513]*[.I513])/([.B513]*[.I513]*[.P513])" office:value-type="float" office:value="0.170353790109347" calcext:value-type="float">
            <text:p>0,1704</text:p>
          </table:table-cell>
          <table:table-cell table:number-columns-repeated="10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9+2*RAND()" office:value-type="float" office:value="10.6755280804355" calcext:value-type="float">
            <text:p>10,6755</text:p>
          </table:table-cell>
          <table:table-cell table:number-columns-repeated="5"/>
          <table:table-cell office:value-type="float" office:value="489" calcext:value-type="float">
            <text:p>489</text:p>
          </table:table-cell>
          <table:table-cell table:formula="of:=COM.MICROSOFT.NORM.INV(RAND();30;5)" office:value-type="float" office:value="36.1293051137665" calcext:value-type="float">
            <text:p>36,1293</text:p>
          </table:table-cell>
          <table:table-cell table:number-columns-repeated="5"/>
          <table:table-cell office:value-type="float" office:value="489" calcext:value-type="float">
            <text:p>489</text:p>
          </table:table-cell>
          <table:table-cell table:formula="of:=40+10*RAND()" office:value-type="float" office:value="44.7626426944044" calcext:value-type="float">
            <text:p>44,7626</text:p>
          </table:table-cell>
          <table:table-cell table:number-columns-repeated="5"/>
          <table:table-cell office:value-type="float" office:value="489" calcext:value-type="float">
            <text:p>489</text:p>
          </table:table-cell>
          <table:table-cell table:formula="of:= ([.I514]*[.P514]+[.B514]*[.P514]+[.B514]*[.I514])/([.B514]*[.I514]*[.P514])" office:value-type="float" office:value="0.143690600763505" calcext:value-type="float">
            <text:p>0,1437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9+2*RAND()" office:value-type="float" office:value="9.22405236982741" calcext:value-type="float">
            <text:p>9,2241</text:p>
          </table:table-cell>
          <table:table-cell table:number-columns-repeated="5"/>
          <table:table-cell office:value-type="float" office:value="490" calcext:value-type="float">
            <text:p>490</text:p>
          </table:table-cell>
          <table:table-cell table:formula="of:=COM.MICROSOFT.NORM.INV(RAND();30;5)" office:value-type="float" office:value="20.432829548213" calcext:value-type="float">
            <text:p>20,4328</text:p>
          </table:table-cell>
          <table:table-cell table:number-columns-repeated="5"/>
          <table:table-cell office:value-type="float" office:value="490" calcext:value-type="float">
            <text:p>490</text:p>
          </table:table-cell>
          <table:table-cell table:formula="of:=40+10*RAND()" office:value-type="float" office:value="43.6692538007628" calcext:value-type="float">
            <text:p>43,6693</text:p>
          </table:table-cell>
          <table:table-cell table:number-columns-repeated="5"/>
          <table:table-cell office:value-type="float" office:value="490" calcext:value-type="float">
            <text:p>490</text:p>
          </table:table-cell>
          <table:table-cell table:formula="of:= ([.I515]*[.P515]+[.B515]*[.P515]+[.B515]*[.I515])/([.B515]*[.I515]*[.P515])" office:value-type="float" office:value="0.180252474941441" calcext:value-type="float">
            <text:p>0,1803</text:p>
          </table:table-cell>
          <table:table-cell table:number-columns-repeated="10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9+2*RAND()" office:value-type="float" office:value="10.4076332191471" calcext:value-type="float">
            <text:p>10,4076</text:p>
          </table:table-cell>
          <table:table-cell table:number-columns-repeated="5"/>
          <table:table-cell office:value-type="float" office:value="491" calcext:value-type="float">
            <text:p>491</text:p>
          </table:table-cell>
          <table:table-cell table:formula="of:=COM.MICROSOFT.NORM.INV(RAND();30;5)" office:value-type="float" office:value="27.2134466158461" calcext:value-type="float">
            <text:p>27,2134</text:p>
          </table:table-cell>
          <table:table-cell table:number-columns-repeated="5"/>
          <table:table-cell office:value-type="float" office:value="491" calcext:value-type="float">
            <text:p>491</text:p>
          </table:table-cell>
          <table:table-cell table:formula="of:=40+10*RAND()" office:value-type="float" office:value="48.9654280536342" calcext:value-type="float">
            <text:p>48,9654</text:p>
          </table:table-cell>
          <table:table-cell table:number-columns-repeated="5"/>
          <table:table-cell office:value-type="float" office:value="491" calcext:value-type="float">
            <text:p>491</text:p>
          </table:table-cell>
          <table:table-cell table:formula="of:= ([.I516]*[.P516]+[.B516]*[.P516]+[.B516]*[.I516])/([.B516]*[.I516]*[.P516])" office:value-type="float" office:value="0.153252436752733" calcext:value-type="float">
            <text:p>0,1533</text:p>
          </table:table-cell>
          <table:table-cell table:number-columns-repeated="10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9+2*RAND()" office:value-type="float" office:value="9.61316032824107" calcext:value-type="float">
            <text:p>9,6132</text:p>
          </table:table-cell>
          <table:table-cell table:number-columns-repeated="5"/>
          <table:table-cell office:value-type="float" office:value="492" calcext:value-type="float">
            <text:p>492</text:p>
          </table:table-cell>
          <table:table-cell table:formula="of:=COM.MICROSOFT.NORM.INV(RAND();30;5)" office:value-type="float" office:value="32.2634289780163" calcext:value-type="float">
            <text:p>32,2634</text:p>
          </table:table-cell>
          <table:table-cell table:number-columns-repeated="5"/>
          <table:table-cell office:value-type="float" office:value="492" calcext:value-type="float">
            <text:p>492</text:p>
          </table:table-cell>
          <table:table-cell table:formula="of:=40+10*RAND()" office:value-type="float" office:value="42.0274448010605" calcext:value-type="float">
            <text:p>42,0274</text:p>
          </table:table-cell>
          <table:table-cell table:number-columns-repeated="5"/>
          <table:table-cell office:value-type="float" office:value="492" calcext:value-type="float">
            <text:p>492</text:p>
          </table:table-cell>
          <table:table-cell table:formula="of:= ([.I517]*[.P517]+[.B517]*[.P517]+[.B517]*[.I517])/([.B517]*[.I517]*[.P517])" office:value-type="float" office:value="0.158812884757697" calcext:value-type="float">
            <text:p>0,1588</text:p>
          </table:table-cell>
          <table:table-cell table:number-columns-repeated="10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9+2*RAND()" office:value-type="float" office:value="9.0753225532826" calcext:value-type="float">
            <text:p>9,0753</text:p>
          </table:table-cell>
          <table:table-cell table:number-columns-repeated="5"/>
          <table:table-cell office:value-type="float" office:value="493" calcext:value-type="float">
            <text:p>493</text:p>
          </table:table-cell>
          <table:table-cell table:formula="of:=COM.MICROSOFT.NORM.INV(RAND();30;5)" office:value-type="float" office:value="23.4757667151011" calcext:value-type="float">
            <text:p>23,4758</text:p>
          </table:table-cell>
          <table:table-cell table:number-columns-repeated="5"/>
          <table:table-cell office:value-type="float" office:value="493" calcext:value-type="float">
            <text:p>493</text:p>
          </table:table-cell>
          <table:table-cell table:formula="of:=40+10*RAND()" office:value-type="float" office:value="49.1166765114758" calcext:value-type="float">
            <text:p>49,1167</text:p>
          </table:table-cell>
          <table:table-cell table:number-columns-repeated="5"/>
          <table:table-cell office:value-type="float" office:value="493" calcext:value-type="float">
            <text:p>493</text:p>
          </table:table-cell>
          <table:table-cell table:formula="of:= ([.I518]*[.P518]+[.B518]*[.P518]+[.B518]*[.I518])/([.B518]*[.I518]*[.P518])" office:value-type="float" office:value="0.173145722542375" calcext:value-type="float">
            <text:p>0,1731</text:p>
          </table:table-cell>
          <table:table-cell table:number-columns-repeated="10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9+2*RAND()" office:value-type="float" office:value="10.0512354529928" calcext:value-type="float">
            <text:p>10,0512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 table:formula="of:=COM.MICROSOFT.NORM.INV(RAND();30;5)" office:value-type="float" office:value="27.3812786403198" calcext:value-type="float">
            <text:p>27,3813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 table:formula="of:=40+10*RAND()" office:value-type="float" office:value="42.2452468320262" calcext:value-type="float">
            <text:p>42,2452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 table:formula="of:= ([.I519]*[.P519]+[.B519]*[.P519]+[.B519]*[.I519])/([.B519]*[.I519]*[.P519])" office:value-type="float" office:value="0.159682863218082" calcext:value-type="float">
            <text:p>0,1597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9+2*RAND()" office:value-type="float" office:value="10.0630980751012" calcext:value-type="float">
            <text:p>10,0631</text:p>
          </table:table-cell>
          <table:table-cell table:number-columns-repeated="5"/>
          <table:table-cell office:value-type="float" office:value="495" calcext:value-type="float">
            <text:p>495</text:p>
          </table:table-cell>
          <table:table-cell table:formula="of:=COM.MICROSOFT.NORM.INV(RAND();30;5)" office:value-type="float" office:value="23.3585821144603" calcext:value-type="float">
            <text:p>23,3586</text:p>
          </table:table-cell>
          <table:table-cell table:number-columns-repeated="5"/>
          <table:table-cell office:value-type="float" office:value="495" calcext:value-type="float">
            <text:p>495</text:p>
          </table:table-cell>
          <table:table-cell table:formula="of:=40+10*RAND()" office:value-type="float" office:value="48.4506617381703" calcext:value-type="float">
            <text:p>48,4507</text:p>
          </table:table-cell>
          <table:table-cell table:number-columns-repeated="5"/>
          <table:table-cell office:value-type="float" office:value="495" calcext:value-type="float">
            <text:p>495</text:p>
          </table:table-cell>
          <table:table-cell table:formula="of:= ([.I520]*[.P520]+[.B520]*[.P520]+[.B520]*[.I520])/([.B520]*[.I520]*[.P520])" office:value-type="float" office:value="0.162823346307713" calcext:value-type="float">
            <text:p>0,1628</text:p>
          </table:table-cell>
          <table:table-cell table:number-columns-repeated="10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9+2*RAND()" office:value-type="float" office:value="10.5598660374526" calcext:value-type="float">
            <text:p>10,5599</text:p>
          </table:table-cell>
          <table:table-cell table:number-columns-repeated="5"/>
          <table:table-cell office:value-type="float" office:value="496" calcext:value-type="float">
            <text:p>496</text:p>
          </table:table-cell>
          <table:table-cell table:formula="of:=COM.MICROSOFT.NORM.INV(RAND();30;5)" office:value-type="float" office:value="32.2258776917627" calcext:value-type="float">
            <text:p>32,2259</text:p>
          </table:table-cell>
          <table:table-cell table:number-columns-repeated="5"/>
          <table:table-cell office:value-type="float" office:value="496" calcext:value-type="float">
            <text:p>496</text:p>
          </table:table-cell>
          <table:table-cell table:formula="of:=40+10*RAND()" office:value-type="float" office:value="43.4285858960357" calcext:value-type="float">
            <text:p>43,4286</text:p>
          </table:table-cell>
          <table:table-cell table:number-columns-repeated="5"/>
          <table:table-cell office:value-type="float" office:value="496" calcext:value-type="float">
            <text:p>496</text:p>
          </table:table-cell>
          <table:table-cell table:formula="of:= ([.I521]*[.P521]+[.B521]*[.P521]+[.B521]*[.I521])/([.B521]*[.I521]*[.P521])" office:value-type="float" office:value="0.14875544157444" calcext:value-type="float">
            <text:p>0,1488</text:p>
          </table:table-cell>
          <table:table-cell table:number-columns-repeated="10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9+2*RAND()" office:value-type="float" office:value="9.46691928128712" calcext:value-type="float">
            <text:p>9,4669</text:p>
          </table:table-cell>
          <table:table-cell table:number-columns-repeated="5"/>
          <table:table-cell office:value-type="float" office:value="497" calcext:value-type="float">
            <text:p>497</text:p>
          </table:table-cell>
          <table:table-cell table:formula="of:=COM.MICROSOFT.NORM.INV(RAND();30;5)" office:value-type="float" office:value="22.7243727836131" calcext:value-type="float">
            <text:p>22,7244</text:p>
          </table:table-cell>
          <table:table-cell table:number-columns-repeated="5"/>
          <table:table-cell office:value-type="float" office:value="497" calcext:value-type="float">
            <text:p>497</text:p>
          </table:table-cell>
          <table:table-cell table:formula="of:=40+10*RAND()" office:value-type="float" office:value="45.9159434132744" calcext:value-type="float">
            <text:p>45,9159</text:p>
          </table:table-cell>
          <table:table-cell table:number-columns-repeated="5"/>
          <table:table-cell office:value-type="float" office:value="497" calcext:value-type="float">
            <text:p>497</text:p>
          </table:table-cell>
          <table:table-cell table:formula="of:= ([.I522]*[.P522]+[.B522]*[.P522]+[.B522]*[.I522])/([.B522]*[.I522]*[.P522])" office:value-type="float" office:value="0.171415526540562" calcext:value-type="float">
            <text:p>0,1714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9+2*RAND()" office:value-type="float" office:value="10.2004961913917" calcext:value-type="float">
            <text:p>10,2005</text:p>
          </table:table-cell>
          <table:table-cell table:number-columns-repeated="5"/>
          <table:table-cell office:value-type="float" office:value="498" calcext:value-type="float">
            <text:p>498</text:p>
          </table:table-cell>
          <table:table-cell table:formula="of:=COM.MICROSOFT.NORM.INV(RAND();30;5)" office:value-type="float" office:value="36.0459967873439" calcext:value-type="float">
            <text:p>36,0460</text:p>
          </table:table-cell>
          <table:table-cell table:number-columns-repeated="5"/>
          <table:table-cell office:value-type="float" office:value="498" calcext:value-type="float">
            <text:p>498</text:p>
          </table:table-cell>
          <table:table-cell table:formula="of:=40+10*RAND()" office:value-type="float" office:value="44.1238820331637" calcext:value-type="float">
            <text:p>44,1239</text:p>
          </table:table-cell>
          <table:table-cell table:number-columns-repeated="5"/>
          <table:table-cell office:value-type="float" office:value="498" calcext:value-type="float">
            <text:p>498</text:p>
          </table:table-cell>
          <table:table-cell table:formula="of:= ([.I523]*[.P523]+[.B523]*[.P523]+[.B523]*[.I523])/([.B523]*[.I523]*[.P523])" office:value-type="float" office:value="0.148440242128123" calcext:value-type="float">
            <text:p>0,1484</text:p>
          </table:table-cell>
          <table:table-cell table:number-columns-repeated="10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9+2*RAND()" office:value-type="float" office:value="9.19077447173186" calcext:value-type="float">
            <text:p>9,1908</text:p>
          </table:table-cell>
          <table:table-cell table:number-columns-repeated="5"/>
          <table:table-cell office:value-type="float" office:value="499" calcext:value-type="float">
            <text:p>499</text:p>
          </table:table-cell>
          <table:table-cell table:formula="of:=COM.MICROSOFT.NORM.INV(RAND();30;5)" office:value-type="float" office:value="27.5329681539954" calcext:value-type="float">
            <text:p>27,5330</text:p>
          </table:table-cell>
          <table:table-cell table:number-columns-repeated="5"/>
          <table:table-cell office:value-type="float" office:value="499" calcext:value-type="float">
            <text:p>499</text:p>
          </table:table-cell>
          <table:table-cell table:formula="of:=40+10*RAND()" office:value-type="float" office:value="45.6587396434043" calcext:value-type="float">
            <text:p>45,6587</text:p>
          </table:table-cell>
          <table:table-cell table:number-columns-repeated="5"/>
          <table:table-cell office:value-type="float" office:value="499" calcext:value-type="float">
            <text:p>499</text:p>
          </table:table-cell>
          <table:table-cell table:formula="of:= ([.I524]*[.P524]+[.B524]*[.P524]+[.B524]*[.I524])/([.B524]*[.I524]*[.P524])" office:value-type="float" office:value="0.167026465154215" calcext:value-type="float">
            <text:p>0,1670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9+2*RAND()" office:value-type="float" office:value="10.0908220370766" calcext:value-type="float">
            <text:p>10,0908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formula="of:=COM.MICROSOFT.NORM.INV(RAND();30;5)" office:value-type="float" office:value="32.600241588782" calcext:value-type="float">
            <text:p>32,6002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formula="of:=40+10*RAND()" office:value-type="float" office:value="44.3331970146392" calcext:value-type="float">
            <text:p>44,3332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formula="of:= ([.I525]*[.P525]+[.B525]*[.P525]+[.B525]*[.I525])/([.B525]*[.I525]*[.P525])" office:value-type="float" office:value="0.152331033670831" calcext:value-type="float">
            <text:p>0,1523</text:p>
          </table:table-cell>
          <table:table-cell table:number-columns-repeated="10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9+2*RAND()" office:value-type="float" office:value="9.43238196778111" calcext:value-type="float">
            <text:p>9,4324</text:p>
          </table:table-cell>
          <table:table-cell table:number-columns-repeated="5"/>
          <table:table-cell office:value-type="float" office:value="501" calcext:value-type="float">
            <text:p>501</text:p>
          </table:table-cell>
          <table:table-cell table:formula="of:=COM.MICROSOFT.NORM.INV(RAND();30;5)" office:value-type="float" office:value="36.9308122676132" calcext:value-type="float">
            <text:p>36,9308</text:p>
          </table:table-cell>
          <table:table-cell table:number-columns-repeated="5"/>
          <table:table-cell office:value-type="float" office:value="501" calcext:value-type="float">
            <text:p>501</text:p>
          </table:table-cell>
          <table:table-cell table:formula="of:=40+10*RAND()" office:value-type="float" office:value="42.7308531000745" calcext:value-type="float">
            <text:p>42,7309</text:p>
          </table:table-cell>
          <table:table-cell table:number-columns-repeated="5"/>
          <table:table-cell office:value-type="float" office:value="501" calcext:value-type="float">
            <text:p>501</text:p>
          </table:table-cell>
          <table:table-cell table:formula="of:= ([.I526]*[.P526]+[.B526]*[.P526]+[.B526]*[.I526])/([.B526]*[.I526]*[.P526])" office:value-type="float" office:value="0.15649771407916" calcext:value-type="float">
            <text:p>0,1565</text:p>
          </table:table-cell>
          <table:table-cell table:number-columns-repeated="10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9+2*RAND()" office:value-type="float" office:value="10.7440732286777" calcext:value-type="float">
            <text:p>10,7441</text:p>
          </table:table-cell>
          <table:table-cell table:number-columns-repeated="5"/>
          <table:table-cell office:value-type="float" office:value="502" calcext:value-type="float">
            <text:p>502</text:p>
          </table:table-cell>
          <table:table-cell table:formula="of:=COM.MICROSOFT.NORM.INV(RAND();30;5)" office:value-type="float" office:value="32.1391232197957" calcext:value-type="float">
            <text:p>32,1391</text:p>
          </table:table-cell>
          <table:table-cell table:number-columns-repeated="5"/>
          <table:table-cell office:value-type="float" office:value="502" calcext:value-type="float">
            <text:p>502</text:p>
          </table:table-cell>
          <table:table-cell table:formula="of:=40+10*RAND()" office:value-type="float" office:value="47.4264921911527" calcext:value-type="float">
            <text:p>47,4265</text:p>
          </table:table-cell>
          <table:table-cell table:number-columns-repeated="5"/>
          <table:table-cell office:value-type="float" office:value="502" calcext:value-type="float">
            <text:p>502</text:p>
          </table:table-cell>
          <table:table-cell table:formula="of:= ([.I527]*[.P527]+[.B527]*[.P527]+[.B527]*[.I527])/([.B527]*[.I527]*[.P527])" office:value-type="float" office:value="0.145274557703353" calcext:value-type="float">
            <text:p>0,1453</text:p>
          </table:table-cell>
          <table:table-cell table:number-columns-repeated="10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9+2*RAND()" office:value-type="float" office:value="9.33467747806571" calcext:value-type="float">
            <text:p>9,3347</text:p>
          </table:table-cell>
          <table:table-cell table:number-columns-repeated="5"/>
          <table:table-cell office:value-type="float" office:value="503" calcext:value-type="float">
            <text:p>503</text:p>
          </table:table-cell>
          <table:table-cell table:formula="of:=COM.MICROSOFT.NORM.INV(RAND();30;5)" office:value-type="float" office:value="38.3155009020599" calcext:value-type="float">
            <text:p>38,3155</text:p>
          </table:table-cell>
          <table:table-cell table:number-columns-repeated="5"/>
          <table:table-cell office:value-type="float" office:value="503" calcext:value-type="float">
            <text:p>503</text:p>
          </table:table-cell>
          <table:table-cell table:formula="of:=40+10*RAND()" office:value-type="float" office:value="46.6803522745613" calcext:value-type="float">
            <text:p>46,6804</text:p>
          </table:table-cell>
          <table:table-cell table:number-columns-repeated="5"/>
          <table:table-cell office:value-type="float" office:value="503" calcext:value-type="float">
            <text:p>503</text:p>
          </table:table-cell>
          <table:table-cell table:formula="of:= ([.I528]*[.P528]+[.B528]*[.P528]+[.B528]*[.I528])/([.B528]*[.I528]*[.P528])" office:value-type="float" office:value="0.154648815856788" calcext:value-type="float">
            <text:p>0,1546</text:p>
          </table:table-cell>
          <table:table-cell table:number-columns-repeated="10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9+2*RAND()" office:value-type="float" office:value="9.19293233496137" calcext:value-type="float">
            <text:p>9,1929</text:p>
          </table:table-cell>
          <table:table-cell table:number-columns-repeated="5"/>
          <table:table-cell office:value-type="float" office:value="504" calcext:value-type="float">
            <text:p>504</text:p>
          </table:table-cell>
          <table:table-cell table:formula="of:=COM.MICROSOFT.NORM.INV(RAND();30;5)" office:value-type="float" office:value="22.6554179105931" calcext:value-type="float">
            <text:p>22,6554</text:p>
          </table:table-cell>
          <table:table-cell table:number-columns-repeated="5"/>
          <table:table-cell office:value-type="float" office:value="504" calcext:value-type="float">
            <text:p>504</text:p>
          </table:table-cell>
          <table:table-cell table:formula="of:=40+10*RAND()" office:value-type="float" office:value="43.2567780336831" calcext:value-type="float">
            <text:p>43,2568</text:p>
          </table:table-cell>
          <table:table-cell table:number-columns-repeated="5"/>
          <table:table-cell office:value-type="float" office:value="504" calcext:value-type="float">
            <text:p>504</text:p>
          </table:table-cell>
          <table:table-cell table:formula="of:= ([.I529]*[.P529]+[.B529]*[.P529]+[.B529]*[.I529])/([.B529]*[.I529]*[.P529])" office:value-type="float" office:value="0.176036535489617" calcext:value-type="float">
            <text:p>0,1760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9+2*RAND()" office:value-type="float" office:value="9.68515237770043" calcext:value-type="float">
            <text:p>9,6852</text:p>
          </table:table-cell>
          <table:table-cell table:number-columns-repeated="5"/>
          <table:table-cell office:value-type="float" office:value="505" calcext:value-type="float">
            <text:p>505</text:p>
          </table:table-cell>
          <table:table-cell table:formula="of:=COM.MICROSOFT.NORM.INV(RAND();30;5)" office:value-type="float" office:value="22.5120511538338" calcext:value-type="float">
            <text:p>22,5121</text:p>
          </table:table-cell>
          <table:table-cell table:number-columns-repeated="5"/>
          <table:table-cell office:value-type="float" office:value="505" calcext:value-type="float">
            <text:p>505</text:p>
          </table:table-cell>
          <table:table-cell table:formula="of:=40+10*RAND()" office:value-type="float" office:value="48.611540425336" calcext:value-type="float">
            <text:p>48,6115</text:p>
          </table:table-cell>
          <table:table-cell table:number-columns-repeated="5"/>
          <table:table-cell office:value-type="float" office:value="505" calcext:value-type="float">
            <text:p>505</text:p>
          </table:table-cell>
          <table:table-cell table:formula="of:= ([.I530]*[.P530]+[.B530]*[.P530]+[.B530]*[.I530])/([.B530]*[.I530]*[.P530])" office:value-type="float" office:value="0.168242727095691" calcext:value-type="float">
            <text:p>0,1682</text:p>
          </table:table-cell>
          <table:table-cell table:number-columns-repeated="10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9+2*RAND()" office:value-type="float" office:value="9.76504800398834" calcext:value-type="float">
            <text:p>9,7650</text:p>
          </table:table-cell>
          <table:table-cell table:number-columns-repeated="5"/>
          <table:table-cell office:value-type="float" office:value="506" calcext:value-type="float">
            <text:p>506</text:p>
          </table:table-cell>
          <table:table-cell table:formula="of:=COM.MICROSOFT.NORM.INV(RAND();30;5)" office:value-type="float" office:value="24.5909751211137" calcext:value-type="float">
            <text:p>24,5910</text:p>
          </table:table-cell>
          <table:table-cell table:number-columns-repeated="5"/>
          <table:table-cell office:value-type="float" office:value="506" calcext:value-type="float">
            <text:p>506</text:p>
          </table:table-cell>
          <table:table-cell table:formula="of:=40+10*RAND()" office:value-type="float" office:value="45.0337176804896" calcext:value-type="float">
            <text:p>45,0337</text:p>
          </table:table-cell>
          <table:table-cell table:number-columns-repeated="5"/>
          <table:table-cell office:value-type="float" office:value="506" calcext:value-type="float">
            <text:p>506</text:p>
          </table:table-cell>
          <table:table-cell table:formula="of:= ([.I531]*[.P531]+[.B531]*[.P531]+[.B531]*[.I531])/([.B531]*[.I531]*[.P531])" office:value-type="float" office:value="0.165276959770135" calcext:value-type="float">
            <text:p>0,1653</text:p>
          </table:table-cell>
          <table:table-cell table:number-columns-repeated="10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9+2*RAND()" office:value-type="float" office:value="10.3537767159287" calcext:value-type="float">
            <text:p>10,3538</text:p>
          </table:table-cell>
          <table:table-cell table:number-columns-repeated="5"/>
          <table:table-cell office:value-type="float" office:value="507" calcext:value-type="float">
            <text:p>507</text:p>
          </table:table-cell>
          <table:table-cell table:formula="of:=COM.MICROSOFT.NORM.INV(RAND();30;5)" office:value-type="float" office:value="23.2360171057049" calcext:value-type="float">
            <text:p>23,2360</text:p>
          </table:table-cell>
          <table:table-cell table:number-columns-repeated="5"/>
          <table:table-cell office:value-type="float" office:value="507" calcext:value-type="float">
            <text:p>507</text:p>
          </table:table-cell>
          <table:table-cell table:formula="of:=40+10*RAND()" office:value-type="float" office:value="42.3530917416792" calcext:value-type="float">
            <text:p>42,3531</text:p>
          </table:table-cell>
          <table:table-cell table:number-columns-repeated="5"/>
          <table:table-cell office:value-type="float" office:value="507" calcext:value-type="float">
            <text:p>507</text:p>
          </table:table-cell>
          <table:table-cell table:formula="of:= ([.I532]*[.P532]+[.B532]*[.P532]+[.B532]*[.I532])/([.B532]*[.I532]*[.P532])" office:value-type="float" office:value="0.163230777032577" calcext:value-type="float">
            <text:p>0,1632</text:p>
          </table:table-cell>
          <table:table-cell table:number-columns-repeated="10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9+2*RAND()" office:value-type="float" office:value="9.43566009099595" calcext:value-type="float">
            <text:p>9,4357</text:p>
          </table:table-cell>
          <table:table-cell table:number-columns-repeated="5"/>
          <table:table-cell office:value-type="float" office:value="508" calcext:value-type="float">
            <text:p>508</text:p>
          </table:table-cell>
          <table:table-cell table:formula="of:=COM.MICROSOFT.NORM.INV(RAND();30;5)" office:value-type="float" office:value="24.0382780958453" calcext:value-type="float">
            <text:p>24,0383</text:p>
          </table:table-cell>
          <table:table-cell table:number-columns-repeated="5"/>
          <table:table-cell office:value-type="float" office:value="508" calcext:value-type="float">
            <text:p>508</text:p>
          </table:table-cell>
          <table:table-cell table:formula="of:=40+10*RAND()" office:value-type="float" office:value="46.3517060724553" calcext:value-type="float">
            <text:p>46,3517</text:p>
          </table:table-cell>
          <table:table-cell table:number-columns-repeated="5"/>
          <table:table-cell office:value-type="float" office:value="508" calcext:value-type="float">
            <text:p>508</text:p>
          </table:table-cell>
          <table:table-cell table:formula="of:= ([.I533]*[.P533]+[.B533]*[.P533]+[.B533]*[.I533])/([.B533]*[.I533]*[.P533])" office:value-type="float" office:value="0.169155423029896" calcext:value-type="float">
            <text:p>0,1692</text:p>
          </table:table-cell>
          <table:table-cell table:number-columns-repeated="10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9+2*RAND()" office:value-type="float" office:value="10.2787228038069" calcext:value-type="float">
            <text:p>10,2787</text:p>
          </table:table-cell>
          <table:table-cell table:number-columns-repeated="5"/>
          <table:table-cell office:value-type="float" office:value="509" calcext:value-type="float">
            <text:p>509</text:p>
          </table:table-cell>
          <table:table-cell table:formula="of:=COM.MICROSOFT.NORM.INV(RAND();30;5)" office:value-type="float" office:value="27.5662929507049" calcext:value-type="float">
            <text:p>27,5663</text:p>
          </table:table-cell>
          <table:table-cell table:number-columns-repeated="5"/>
          <table:table-cell office:value-type="float" office:value="509" calcext:value-type="float">
            <text:p>509</text:p>
          </table:table-cell>
          <table:table-cell table:formula="of:=40+10*RAND()" office:value-type="float" office:value="46.5861394873355" calcext:value-type="float">
            <text:p>46,5861</text:p>
          </table:table-cell>
          <table:table-cell table:number-columns-repeated="5"/>
          <table:table-cell office:value-type="float" office:value="509" calcext:value-type="float">
            <text:p>509</text:p>
          </table:table-cell>
          <table:table-cell table:formula="of:= ([.I534]*[.P534]+[.B534]*[.P534]+[.B534]*[.I534])/([.B534]*[.I534]*[.P534])" office:value-type="float" office:value="0.155030150966119" calcext:value-type="float">
            <text:p>0,1550</text:p>
          </table:table-cell>
          <table:table-cell table:number-columns-repeated="10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9+2*RAND()" office:value-type="float" office:value="9.83201470901258" calcext:value-type="float">
            <text:p>9,8320</text:p>
          </table:table-cell>
          <table:table-cell table:number-columns-repeated="5"/>
          <table:table-cell office:value-type="float" office:value="510" calcext:value-type="float">
            <text:p>510</text:p>
          </table:table-cell>
          <table:table-cell table:formula="of:=COM.MICROSOFT.NORM.INV(RAND();30;5)" office:value-type="float" office:value="29.6404776515552" calcext:value-type="float">
            <text:p>29,6405</text:p>
          </table:table-cell>
          <table:table-cell table:number-columns-repeated="5"/>
          <table:table-cell office:value-type="float" office:value="510" calcext:value-type="float">
            <text:p>510</text:p>
          </table:table-cell>
          <table:table-cell table:formula="of:=40+10*RAND()" office:value-type="float" office:value="44.1666680609342" calcext:value-type="float">
            <text:p>44,1667</text:p>
          </table:table-cell>
          <table:table-cell table:number-columns-repeated="5"/>
          <table:table-cell office:value-type="float" office:value="510" calcext:value-type="float">
            <text:p>510</text:p>
          </table:table-cell>
          <table:table-cell table:formula="of:= ([.I535]*[.P535]+[.B535]*[.P535]+[.B535]*[.I535])/([.B535]*[.I535]*[.P535])" office:value-type="float" office:value="0.158087710772312" calcext:value-type="float">
            <text:p>0,1581</text:p>
          </table:table-cell>
          <table:table-cell table:number-columns-repeated="10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9+2*RAND()" office:value-type="float" office:value="10.3142639442813" calcext:value-type="float">
            <text:p>10,3143</text:p>
          </table:table-cell>
          <table:table-cell table:number-columns-repeated="5"/>
          <table:table-cell office:value-type="float" office:value="511" calcext:value-type="float">
            <text:p>511</text:p>
          </table:table-cell>
          <table:table-cell table:formula="of:=COM.MICROSOFT.NORM.INV(RAND();30;5)" office:value-type="float" office:value="35.8701593618187" calcext:value-type="float">
            <text:p>35,8702</text:p>
          </table:table-cell>
          <table:table-cell table:number-columns-repeated="5"/>
          <table:table-cell office:value-type="float" office:value="511" calcext:value-type="float">
            <text:p>511</text:p>
          </table:table-cell>
          <table:table-cell table:formula="of:=40+10*RAND()" office:value-type="float" office:value="41.6265416250099" calcext:value-type="float">
            <text:p>41,6265</text:p>
          </table:table-cell>
          <table:table-cell table:number-columns-repeated="5"/>
          <table:table-cell office:value-type="float" office:value="511" calcext:value-type="float">
            <text:p>511</text:p>
          </table:table-cell>
          <table:table-cell table:formula="of:= ([.I536]*[.P536]+[.B536]*[.P536]+[.B536]*[.I536])/([.B536]*[.I536]*[.P536])" office:value-type="float" office:value="0.148854573626632" calcext:value-type="float">
            <text:p>0,1489</text:p>
          </table:table-cell>
          <table:table-cell table:number-columns-repeated="10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9+2*RAND()" office:value-type="float" office:value="9.59379249834456" calcext:value-type="float">
            <text:p>9,5938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table:formula="of:=COM.MICROSOFT.NORM.INV(RAND();30;5)" office:value-type="float" office:value="32.1623818274089" calcext:value-type="float">
            <text:p>32,1624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table:formula="of:=40+10*RAND()" office:value-type="float" office:value="47.2506480279844" calcext:value-type="float">
            <text:p>47,2506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table:formula="of:= ([.I537]*[.P537]+[.B537]*[.P537]+[.B537]*[.I537])/([.B537]*[.I537]*[.P537])" office:value-type="float" office:value="0.156490021474939" calcext:value-type="float">
            <text:p>0,1565</text:p>
          </table:table-cell>
          <table:table-cell table:number-columns-repeated="10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9+2*RAND()" office:value-type="float" office:value="9.37773531279527" calcext:value-type="float">
            <text:p>9,3777</text:p>
          </table:table-cell>
          <table:table-cell table:number-columns-repeated="5"/>
          <table:table-cell office:value-type="float" office:value="513" calcext:value-type="float">
            <text:p>513</text:p>
          </table:table-cell>
          <table:table-cell table:formula="of:=COM.MICROSOFT.NORM.INV(RAND();30;5)" office:value-type="float" office:value="35.4005592696115" calcext:value-type="float">
            <text:p>35,4006</text:p>
          </table:table-cell>
          <table:table-cell table:number-columns-repeated="5"/>
          <table:table-cell office:value-type="float" office:value="513" calcext:value-type="float">
            <text:p>513</text:p>
          </table:table-cell>
          <table:table-cell table:formula="of:=40+10*RAND()" office:value-type="float" office:value="40.7960949267726" calcext:value-type="float">
            <text:p>40,7961</text:p>
          </table:table-cell>
          <table:table-cell table:number-columns-repeated="5"/>
          <table:table-cell office:value-type="float" office:value="513" calcext:value-type="float">
            <text:p>513</text:p>
          </table:table-cell>
          <table:table-cell table:formula="of:= ([.I538]*[.P538]+[.B538]*[.P538]+[.B538]*[.I538])/([.B538]*[.I538]*[.P538])" office:value-type="float" office:value="0.159395845296046" calcext:value-type="float">
            <text:p>0,1594</text:p>
          </table:table-cell>
          <table:table-cell table:number-columns-repeated="10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9+2*RAND()" office:value-type="float" office:value="10.8002384228166" calcext:value-type="float">
            <text:p>10,8002</text:p>
          </table:table-cell>
          <table:table-cell table:number-columns-repeated="5"/>
          <table:table-cell office:value-type="float" office:value="514" calcext:value-type="float">
            <text:p>514</text:p>
          </table:table-cell>
          <table:table-cell table:formula="of:=COM.MICROSOFT.NORM.INV(RAND();30;5)" office:value-type="float" office:value="33.9995117933852" calcext:value-type="float">
            <text:p>33,9995</text:p>
          </table:table-cell>
          <table:table-cell table:number-columns-repeated="5"/>
          <table:table-cell office:value-type="float" office:value="514" calcext:value-type="float">
            <text:p>514</text:p>
          </table:table-cell>
          <table:table-cell table:formula="of:=40+10*RAND()" office:value-type="float" office:value="42.8797457285691" calcext:value-type="float">
            <text:p>42,8797</text:p>
          </table:table-cell>
          <table:table-cell table:number-columns-repeated="5"/>
          <table:table-cell office:value-type="float" office:value="514" calcext:value-type="float">
            <text:p>514</text:p>
          </table:table-cell>
          <table:table-cell table:formula="of:= ([.I539]*[.P539]+[.B539]*[.P539]+[.B539]*[.I539])/([.B539]*[.I539]*[.P539])" office:value-type="float" office:value="0.14532376939469" calcext:value-type="float">
            <text:p>0,1453</text:p>
          </table:table-cell>
          <table:table-cell table:number-columns-repeated="10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9+2*RAND()" office:value-type="float" office:value="9.98816829244606" calcext:value-type="float">
            <text:p>9,9882</text:p>
          </table:table-cell>
          <table:table-cell table:number-columns-repeated="5"/>
          <table:table-cell office:value-type="float" office:value="515" calcext:value-type="float">
            <text:p>515</text:p>
          </table:table-cell>
          <table:table-cell table:formula="of:=COM.MICROSOFT.NORM.INV(RAND();30;5)" office:value-type="float" office:value="33.1369108139723" calcext:value-type="float">
            <text:p>33,1369</text:p>
          </table:table-cell>
          <table:table-cell table:number-columns-repeated="5"/>
          <table:table-cell office:value-type="float" office:value="515" calcext:value-type="float">
            <text:p>515</text:p>
          </table:table-cell>
          <table:table-cell table:formula="of:=40+10*RAND()" office:value-type="float" office:value="48.6524425062817" calcext:value-type="float">
            <text:p>48,6524</text:p>
          </table:table-cell>
          <table:table-cell table:number-columns-repeated="5"/>
          <table:table-cell office:value-type="float" office:value="515" calcext:value-type="float">
            <text:p>515</text:p>
          </table:table-cell>
          <table:table-cell table:formula="of:= ([.I540]*[.P540]+[.B540]*[.P540]+[.B540]*[.I540])/([.B540]*[.I540]*[.P540])" office:value-type="float" office:value="0.150850238040311" calcext:value-type="float">
            <text:p>0,1509</text:p>
          </table:table-cell>
          <table:table-cell table:number-columns-repeated="10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9+2*RAND()" office:value-type="float" office:value="9.083935191622" calcext:value-type="float">
            <text:p>9,0839</text:p>
          </table:table-cell>
          <table:table-cell table:number-columns-repeated="5"/>
          <table:table-cell office:value-type="float" office:value="516" calcext:value-type="float">
            <text:p>516</text:p>
          </table:table-cell>
          <table:table-cell table:formula="of:=COM.MICROSOFT.NORM.INV(RAND();30;5)" office:value-type="float" office:value="25.187126128971" calcext:value-type="float">
            <text:p>25,1871</text:p>
          </table:table-cell>
          <table:table-cell table:number-columns-repeated="5"/>
          <table:table-cell office:value-type="float" office:value="516" calcext:value-type="float">
            <text:p>516</text:p>
          </table:table-cell>
          <table:table-cell table:formula="of:=40+10*RAND()" office:value-type="float" office:value="43.9621280913707" calcext:value-type="float">
            <text:p>43,9621</text:p>
          </table:table-cell>
          <table:table-cell table:number-columns-repeated="5"/>
          <table:table-cell office:value-type="float" office:value="516" calcext:value-type="float">
            <text:p>516</text:p>
          </table:table-cell>
          <table:table-cell table:formula="of:= ([.I541]*[.P541]+[.B541]*[.P541]+[.B541]*[.I541])/([.B541]*[.I541]*[.P541])" office:value-type="float" office:value="0.172534123060176" calcext:value-type="float">
            <text:p>0,1725</text:p>
          </table:table-cell>
          <table:table-cell table:number-columns-repeated="10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9+2*RAND()" office:value-type="float" office:value="9.21458350424655" calcext:value-type="float">
            <text:p>9,2146</text:p>
          </table:table-cell>
          <table:table-cell table:number-columns-repeated="5"/>
          <table:table-cell office:value-type="float" office:value="517" calcext:value-type="float">
            <text:p>517</text:p>
          </table:table-cell>
          <table:table-cell table:formula="of:=COM.MICROSOFT.NORM.INV(RAND();30;5)" office:value-type="float" office:value="40.6383657095389" calcext:value-type="float">
            <text:p>40,6384</text:p>
          </table:table-cell>
          <table:table-cell table:number-columns-repeated="5"/>
          <table:table-cell office:value-type="float" office:value="517" calcext:value-type="float">
            <text:p>517</text:p>
          </table:table-cell>
          <table:table-cell table:formula="of:=40+10*RAND()" office:value-type="float" office:value="43.0028885800857" calcext:value-type="float">
            <text:p>43,0029</text:p>
          </table:table-cell>
          <table:table-cell table:number-columns-repeated="5"/>
          <table:table-cell office:value-type="float" office:value="517" calcext:value-type="float">
            <text:p>517</text:p>
          </table:table-cell>
          <table:table-cell table:formula="of:= ([.I542]*[.P542]+[.B542]*[.P542]+[.B542]*[.I542])/([.B542]*[.I542]*[.P542])" office:value-type="float" office:value="0.156385165070449" calcext:value-type="float">
            <text:p>0,1564</text:p>
          </table:table-cell>
          <table:table-cell table:number-columns-repeated="10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9+2*RAND()" office:value-type="float" office:value="9.30694709089585" calcext:value-type="float">
            <text:p>9,3069</text:p>
          </table:table-cell>
          <table:table-cell table:number-columns-repeated="5"/>
          <table:table-cell office:value-type="float" office:value="518" calcext:value-type="float">
            <text:p>518</text:p>
          </table:table-cell>
          <table:table-cell table:formula="of:=COM.MICROSOFT.NORM.INV(RAND();30;5)" office:value-type="float" office:value="29.6811536228111" calcext:value-type="float">
            <text:p>29,6812</text:p>
          </table:table-cell>
          <table:table-cell table:number-columns-repeated="5"/>
          <table:table-cell office:value-type="float" office:value="518" calcext:value-type="float">
            <text:p>518</text:p>
          </table:table-cell>
          <table:table-cell table:formula="of:=40+10*RAND()" office:value-type="float" office:value="45.013209459139" calcext:value-type="float">
            <text:p>45,0132</text:p>
          </table:table-cell>
          <table:table-cell table:number-columns-repeated="5"/>
          <table:table-cell office:value-type="float" office:value="518" calcext:value-type="float">
            <text:p>518</text:p>
          </table:table-cell>
          <table:table-cell table:formula="of:= ([.I543]*[.P543]+[.B543]*[.P543]+[.B543]*[.I543])/([.B543]*[.I543]*[.P543])" office:value-type="float" office:value="0.163353732978655" calcext:value-type="float">
            <text:p>0,1634</text:p>
          </table:table-cell>
          <table:table-cell table:number-columns-repeated="10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9+2*RAND()" office:value-type="float" office:value="10.0560180128086" calcext:value-type="float">
            <text:p>10,0560</text:p>
          </table:table-cell>
          <table:table-cell table:number-columns-repeated="5"/>
          <table:table-cell office:value-type="float" office:value="519" calcext:value-type="float">
            <text:p>519</text:p>
          </table:table-cell>
          <table:table-cell table:formula="of:=COM.MICROSOFT.NORM.INV(RAND();30;5)" office:value-type="float" office:value="28.286462557944" calcext:value-type="float">
            <text:p>28,2865</text:p>
          </table:table-cell>
          <table:table-cell table:number-columns-repeated="5"/>
          <table:table-cell office:value-type="float" office:value="519" calcext:value-type="float">
            <text:p>519</text:p>
          </table:table-cell>
          <table:table-cell table:formula="of:=40+10*RAND()" office:value-type="float" office:value="48.1932872382458" calcext:value-type="float">
            <text:p>48,1933</text:p>
          </table:table-cell>
          <table:table-cell table:number-columns-repeated="5"/>
          <table:table-cell office:value-type="float" office:value="519" calcext:value-type="float">
            <text:p>519</text:p>
          </table:table-cell>
          <table:table-cell table:formula="of:= ([.I544]*[.P544]+[.B544]*[.P544]+[.B544]*[.I544])/([.B544]*[.I544]*[.P544])" office:value-type="float" office:value="0.155545318308328" calcext:value-type="float">
            <text:p>0,1555</text:p>
          </table:table-cell>
          <table:table-cell table:number-columns-repeated="10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9+2*RAND()" office:value-type="float" office:value="9.85942047019489" calcext:value-type="float">
            <text:p>9,8594</text:p>
          </table:table-cell>
          <table:table-cell table:number-columns-repeated="5"/>
          <table:table-cell office:value-type="float" office:value="520" calcext:value-type="float">
            <text:p>520</text:p>
          </table:table-cell>
          <table:table-cell table:formula="of:=COM.MICROSOFT.NORM.INV(RAND();30;5)" office:value-type="float" office:value="25.9337778852919" calcext:value-type="float">
            <text:p>25,9338</text:p>
          </table:table-cell>
          <table:table-cell table:number-columns-repeated="5"/>
          <table:table-cell office:value-type="float" office:value="520" calcext:value-type="float">
            <text:p>520</text:p>
          </table:table-cell>
          <table:table-cell table:formula="of:=40+10*RAND()" office:value-type="float" office:value="40.169047418749" calcext:value-type="float">
            <text:p>40,1690</text:p>
          </table:table-cell>
          <table:table-cell table:number-columns-repeated="5"/>
          <table:table-cell office:value-type="float" office:value="520" calcext:value-type="float">
            <text:p>520</text:p>
          </table:table-cell>
          <table:table-cell table:formula="of:= ([.I545]*[.P545]+[.B545]*[.P545]+[.B545]*[.I545])/([.B545]*[.I545]*[.P545])" office:value-type="float" office:value="0.164880380001271" calcext:value-type="float">
            <text:p>0,1649</text:p>
          </table:table-cell>
          <table:table-cell table:number-columns-repeated="10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9+2*RAND()" office:value-type="float" office:value="9.58946694131009" calcext:value-type="float">
            <text:p>9,5895</text:p>
          </table:table-cell>
          <table:table-cell table:number-columns-repeated="5"/>
          <table:table-cell office:value-type="float" office:value="521" calcext:value-type="float">
            <text:p>521</text:p>
          </table:table-cell>
          <table:table-cell table:formula="of:=COM.MICROSOFT.NORM.INV(RAND();30;5)" office:value-type="float" office:value="24.0009061598019" calcext:value-type="float">
            <text:p>24,0009</text:p>
          </table:table-cell>
          <table:table-cell table:number-columns-repeated="5"/>
          <table:table-cell office:value-type="float" office:value="521" calcext:value-type="float">
            <text:p>521</text:p>
          </table:table-cell>
          <table:table-cell table:formula="of:=40+10*RAND()" office:value-type="float" office:value="41.843124035513" calcext:value-type="float">
            <text:p>41,8431</text:p>
          </table:table-cell>
          <table:table-cell table:number-columns-repeated="5"/>
          <table:table-cell office:value-type="float" office:value="521" calcext:value-type="float">
            <text:p>521</text:p>
          </table:table-cell>
          <table:table-cell table:formula="of:= ([.I546]*[.P546]+[.B546]*[.P546]+[.B546]*[.I546])/([.B546]*[.I546]*[.P546])" office:value-type="float" office:value="0.169844965918154" calcext:value-type="float">
            <text:p>0,1698</text:p>
          </table:table-cell>
          <table:table-cell table:number-columns-repeated="10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9+2*RAND()" office:value-type="float" office:value="9.46953093796037" calcext:value-type="float">
            <text:p>9,4695</text:p>
          </table:table-cell>
          <table:table-cell table:number-columns-repeated="5"/>
          <table:table-cell office:value-type="float" office:value="522" calcext:value-type="float">
            <text:p>522</text:p>
          </table:table-cell>
          <table:table-cell table:formula="of:=COM.MICROSOFT.NORM.INV(RAND();30;5)" office:value-type="float" office:value="42.762959239626" calcext:value-type="float">
            <text:p>42,7630</text:p>
          </table:table-cell>
          <table:table-cell table:number-columns-repeated="5"/>
          <table:table-cell office:value-type="float" office:value="522" calcext:value-type="float">
            <text:p>522</text:p>
          </table:table-cell>
          <table:table-cell table:formula="of:=40+10*RAND()" office:value-type="float" office:value="47.2476328432094" calcext:value-type="float">
            <text:p>47,2476</text:p>
          </table:table-cell>
          <table:table-cell table:number-columns-repeated="5"/>
          <table:table-cell office:value-type="float" office:value="522" calcext:value-type="float">
            <text:p>522</text:p>
          </table:table-cell>
          <table:table-cell table:formula="of:= ([.I547]*[.P547]+[.B547]*[.P547]+[.B547]*[.I547])/([.B547]*[.I547]*[.P547])" office:value-type="float" office:value="0.150151657033907" calcext:value-type="float">
            <text:p>0,1502</text:p>
          </table:table-cell>
          <table:table-cell table:number-columns-repeated="10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9+2*RAND()" office:value-type="float" office:value="10.0928810418118" calcext:value-type="float">
            <text:p>10,0929</text:p>
          </table:table-cell>
          <table:table-cell table:number-columns-repeated="5"/>
          <table:table-cell office:value-type="float" office:value="523" calcext:value-type="float">
            <text:p>523</text:p>
          </table:table-cell>
          <table:table-cell table:formula="of:=COM.MICROSOFT.NORM.INV(RAND();30;5)" office:value-type="float" office:value="31.4225513003214" calcext:value-type="float">
            <text:p>31,4226</text:p>
          </table:table-cell>
          <table:table-cell table:number-columns-repeated="5"/>
          <table:table-cell office:value-type="float" office:value="523" calcext:value-type="float">
            <text:p>523</text:p>
          </table:table-cell>
          <table:table-cell table:formula="of:=40+10*RAND()" office:value-type="float" office:value="48.1907489465084" calcext:value-type="float">
            <text:p>48,1907</text:p>
          </table:table-cell>
          <table:table-cell table:number-columns-repeated="5"/>
          <table:table-cell office:value-type="float" office:value="523" calcext:value-type="float">
            <text:p>523</text:p>
          </table:table-cell>
          <table:table-cell table:formula="of:= ([.I548]*[.P548]+[.B548]*[.P548]+[.B548]*[.I548])/([.B548]*[.I548]*[.P548])" office:value-type="float" office:value="0.151654885516805" calcext:value-type="float">
            <text:p>0,1517</text:p>
          </table:table-cell>
          <table:table-cell table:number-columns-repeated="10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9+2*RAND()" office:value-type="float" office:value="10.2838247942273" calcext:value-type="float">
            <text:p>10,2838</text:p>
          </table:table-cell>
          <table:table-cell table:number-columns-repeated="5"/>
          <table:table-cell office:value-type="float" office:value="524" calcext:value-type="float">
            <text:p>524</text:p>
          </table:table-cell>
          <table:table-cell table:formula="of:=COM.MICROSOFT.NORM.INV(RAND();30;5)" office:value-type="float" office:value="25.3379104457001" calcext:value-type="float">
            <text:p>25,3379</text:p>
          </table:table-cell>
          <table:table-cell table:number-columns-repeated="5"/>
          <table:table-cell office:value-type="float" office:value="524" calcext:value-type="float">
            <text:p>524</text:p>
          </table:table-cell>
          <table:table-cell table:formula="of:=40+10*RAND()" office:value-type="float" office:value="45.2531969465781" calcext:value-type="float">
            <text:p>45,2532</text:p>
          </table:table-cell>
          <table:table-cell table:number-columns-repeated="5"/>
          <table:table-cell office:value-type="float" office:value="524" calcext:value-type="float">
            <text:p>524</text:p>
          </table:table-cell>
          <table:table-cell table:formula="of:= ([.I549]*[.P549]+[.B549]*[.P549]+[.B549]*[.I549])/([.B549]*[.I549]*[.P549])" office:value-type="float" office:value="0.158804525133661" calcext:value-type="float">
            <text:p>0,1588</text:p>
          </table:table-cell>
          <table:table-cell table:number-columns-repeated="10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9+2*RAND()" office:value-type="float" office:value="10.6249829686712" calcext:value-type="float">
            <text:p>10,6250</text:p>
          </table:table-cell>
          <table:table-cell table:number-columns-repeated="5"/>
          <table:table-cell office:value-type="float" office:value="525" calcext:value-type="float">
            <text:p>525</text:p>
          </table:table-cell>
          <table:table-cell table:formula="of:=COM.MICROSOFT.NORM.INV(RAND();30;5)" office:value-type="float" office:value="24.6036902281731" calcext:value-type="float">
            <text:p>24,6037</text:p>
          </table:table-cell>
          <table:table-cell table:number-columns-repeated="5"/>
          <table:table-cell office:value-type="float" office:value="525" calcext:value-type="float">
            <text:p>525</text:p>
          </table:table-cell>
          <table:table-cell table:formula="of:=40+10*RAND()" office:value-type="float" office:value="44.8596591188107" calcext:value-type="float">
            <text:p>44,8597</text:p>
          </table:table-cell>
          <table:table-cell table:number-columns-repeated="5"/>
          <table:table-cell office:value-type="float" office:value="525" calcext:value-type="float">
            <text:p>525</text:p>
          </table:table-cell>
          <table:table-cell table:formula="of:= ([.I550]*[.P550]+[.B550]*[.P550]+[.B550]*[.I550])/([.B550]*[.I550]*[.P550])" office:value-type="float" office:value="0.157053850580589" calcext:value-type="float">
            <text:p>0,1571</text:p>
          </table:table-cell>
          <table:table-cell table:number-columns-repeated="10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9+2*RAND()" office:value-type="float" office:value="10.5264564293902" calcext:value-type="float">
            <text:p>10,5265</text:p>
          </table:table-cell>
          <table:table-cell table:number-columns-repeated="5"/>
          <table:table-cell office:value-type="float" office:value="526" calcext:value-type="float">
            <text:p>526</text:p>
          </table:table-cell>
          <table:table-cell table:formula="of:=COM.MICROSOFT.NORM.INV(RAND();30;5)" office:value-type="float" office:value="24.0533933055351" calcext:value-type="float">
            <text:p>24,0534</text:p>
          </table:table-cell>
          <table:table-cell table:number-columns-repeated="5"/>
          <table:table-cell office:value-type="float" office:value="526" calcext:value-type="float">
            <text:p>526</text:p>
          </table:table-cell>
          <table:table-cell table:formula="of:=40+10*RAND()" office:value-type="float" office:value="41.0882607556414" calcext:value-type="float">
            <text:p>41,0883</text:p>
          </table:table-cell>
          <table:table-cell table:number-columns-repeated="5"/>
          <table:table-cell office:value-type="float" office:value="526" calcext:value-type="float">
            <text:p>526</text:p>
          </table:table-cell>
          <table:table-cell table:formula="of:= ([.I551]*[.P551]+[.B551]*[.P551]+[.B551]*[.I551])/([.B551]*[.I551]*[.P551])" office:value-type="float" office:value="0.160910758239824" calcext:value-type="float">
            <text:p>0,1609</text:p>
          </table:table-cell>
          <table:table-cell table:number-columns-repeated="10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9+2*RAND()" office:value-type="float" office:value="9.81150784878992" calcext:value-type="float">
            <text:p>9,8115</text:p>
          </table:table-cell>
          <table:table-cell table:number-columns-repeated="5"/>
          <table:table-cell office:value-type="float" office:value="527" calcext:value-type="float">
            <text:p>527</text:p>
          </table:table-cell>
          <table:table-cell table:formula="of:=COM.MICROSOFT.NORM.INV(RAND();30;5)" office:value-type="float" office:value="37.3391834355738" calcext:value-type="float">
            <text:p>37,3392</text:p>
          </table:table-cell>
          <table:table-cell table:number-columns-repeated="5"/>
          <table:table-cell office:value-type="float" office:value="527" calcext:value-type="float">
            <text:p>527</text:p>
          </table:table-cell>
          <table:table-cell table:formula="of:=40+10*RAND()" office:value-type="float" office:value="43.5634007595945" calcext:value-type="float">
            <text:p>43,5634</text:p>
          </table:table-cell>
          <table:table-cell table:number-columns-repeated="5"/>
          <table:table-cell office:value-type="float" office:value="527" calcext:value-type="float">
            <text:p>527</text:p>
          </table:table-cell>
          <table:table-cell table:formula="of:= ([.I552]*[.P552]+[.B552]*[.P552]+[.B552]*[.I552])/([.B552]*[.I552]*[.P552])" office:value-type="float" office:value="0.151657700034404" calcext:value-type="float">
            <text:p>0,1517</text:p>
          </table:table-cell>
          <table:table-cell table:number-columns-repeated="10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9+2*RAND()" office:value-type="float" office:value="9.08261035592295" calcext:value-type="float">
            <text:p>9,0826</text:p>
          </table:table-cell>
          <table:table-cell table:number-columns-repeated="5"/>
          <table:table-cell office:value-type="float" office:value="528" calcext:value-type="float">
            <text:p>528</text:p>
          </table:table-cell>
          <table:table-cell table:formula="of:=COM.MICROSOFT.NORM.INV(RAND();30;5)" office:value-type="float" office:value="22.9820032007845" calcext:value-type="float">
            <text:p>22,9820</text:p>
          </table:table-cell>
          <table:table-cell table:number-columns-repeated="5"/>
          <table:table-cell office:value-type="float" office:value="528" calcext:value-type="float">
            <text:p>528</text:p>
          </table:table-cell>
          <table:table-cell table:formula="of:=40+10*RAND()" office:value-type="float" office:value="47.4968908599112" calcext:value-type="float">
            <text:p>47,4969</text:p>
          </table:table-cell>
          <table:table-cell table:number-columns-repeated="5"/>
          <table:table-cell office:value-type="float" office:value="528" calcext:value-type="float">
            <text:p>528</text:p>
          </table:table-cell>
          <table:table-cell table:formula="of:= ([.I553]*[.P553]+[.B553]*[.P553]+[.B553]*[.I553])/([.B553]*[.I553]*[.P553])" office:value-type="float" office:value="0.174666824047852" calcext:value-type="float">
            <text:p>0,1747</text:p>
          </table:table-cell>
          <table:table-cell table:number-columns-repeated="10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9+2*RAND()" office:value-type="float" office:value="9.90382856666111" calcext:value-type="float">
            <text:p>9,9038</text:p>
          </table:table-cell>
          <table:table-cell table:number-columns-repeated="5"/>
          <table:table-cell office:value-type="float" office:value="529" calcext:value-type="float">
            <text:p>529</text:p>
          </table:table-cell>
          <table:table-cell table:formula="of:=COM.MICROSOFT.NORM.INV(RAND();30;5)" office:value-type="float" office:value="29.7739326069194" calcext:value-type="float">
            <text:p>29,7739</text:p>
          </table:table-cell>
          <table:table-cell table:number-columns-repeated="5"/>
          <table:table-cell office:value-type="float" office:value="529" calcext:value-type="float">
            <text:p>529</text:p>
          </table:table-cell>
          <table:table-cell table:formula="of:=40+10*RAND()" office:value-type="float" office:value="44.7587230394129" calcext:value-type="float">
            <text:p>44,7587</text:p>
          </table:table-cell>
          <table:table-cell table:number-columns-repeated="5"/>
          <table:table-cell office:value-type="float" office:value="529" calcext:value-type="float">
            <text:p>529</text:p>
          </table:table-cell>
          <table:table-cell table:formula="of:= ([.I554]*[.P554]+[.B554]*[.P554]+[.B554]*[.I554])/([.B554]*[.I554]*[.P554])" office:value-type="float" office:value="0.15689949324511" calcext:value-type="float">
            <text:p>0,1569</text:p>
          </table:table-cell>
          <table:table-cell table:number-columns-repeated="10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9+2*RAND()" office:value-type="float" office:value="10.0517946265172" calcext:value-type="float">
            <text:p>10,0518</text:p>
          </table:table-cell>
          <table:table-cell table:number-columns-repeated="5"/>
          <table:table-cell office:value-type="float" office:value="530" calcext:value-type="float">
            <text:p>530</text:p>
          </table:table-cell>
          <table:table-cell table:formula="of:=COM.MICROSOFT.NORM.INV(RAND();30;5)" office:value-type="float" office:value="29.4770040710177" calcext:value-type="float">
            <text:p>29,4770</text:p>
          </table:table-cell>
          <table:table-cell table:number-columns-repeated="5"/>
          <table:table-cell office:value-type="float" office:value="530" calcext:value-type="float">
            <text:p>530</text:p>
          </table:table-cell>
          <table:table-cell table:formula="of:=40+10*RAND()" office:value-type="float" office:value="48.0527296254877" calcext:value-type="float">
            <text:p>48,0527</text:p>
          </table:table-cell>
          <table:table-cell table:number-columns-repeated="5"/>
          <table:table-cell office:value-type="float" office:value="530" calcext:value-type="float">
            <text:p>530</text:p>
          </table:table-cell>
          <table:table-cell table:formula="of:= ([.I555]*[.P555]+[.B555]*[.P555]+[.B555]*[.I555])/([.B555]*[.I555]*[.P555])" office:value-type="float" office:value="0.154219945128012" calcext:value-type="float">
            <text:p>0,1542</text:p>
          </table:table-cell>
          <table:table-cell table:number-columns-repeated="10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9+2*RAND()" office:value-type="float" office:value="9.73432454024442" calcext:value-type="float">
            <text:p>9,7343</text:p>
          </table:table-cell>
          <table:table-cell table:number-columns-repeated="5"/>
          <table:table-cell office:value-type="float" office:value="531" calcext:value-type="float">
            <text:p>531</text:p>
          </table:table-cell>
          <table:table-cell table:formula="of:=COM.MICROSOFT.NORM.INV(RAND();30;5)" office:value-type="float" office:value="25.7037219566787" calcext:value-type="float">
            <text:p>25,7037</text:p>
          </table:table-cell>
          <table:table-cell table:number-columns-repeated="5"/>
          <table:table-cell office:value-type="float" office:value="531" calcext:value-type="float">
            <text:p>531</text:p>
          </table:table-cell>
          <table:table-cell table:formula="of:=40+10*RAND()" office:value-type="float" office:value="44.2573148955125" calcext:value-type="float">
            <text:p>44,2573</text:p>
          </table:table-cell>
          <table:table-cell table:number-columns-repeated="5"/>
          <table:table-cell office:value-type="float" office:value="531" calcext:value-type="float">
            <text:p>531</text:p>
          </table:table-cell>
          <table:table-cell table:formula="of:= ([.I556]*[.P556]+[.B556]*[.P556]+[.B556]*[.I556])/([.B556]*[.I556]*[.P556])" office:value-type="float" office:value="0.164229270855914" calcext:value-type="float">
            <text:p>0,1642</text:p>
          </table:table-cell>
          <table:table-cell table:number-columns-repeated="10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9+2*RAND()" office:value-type="float" office:value="10.2987067739014" calcext:value-type="float">
            <text:p>10,2987</text:p>
          </table:table-cell>
          <table:table-cell table:number-columns-repeated="5"/>
          <table:table-cell office:value-type="float" office:value="532" calcext:value-type="float">
            <text:p>532</text:p>
          </table:table-cell>
          <table:table-cell table:formula="of:=COM.MICROSOFT.NORM.INV(RAND();30;5)" office:value-type="float" office:value="37.1978485957149" calcext:value-type="float">
            <text:p>37,1978</text:p>
          </table:table-cell>
          <table:table-cell table:number-columns-repeated="5"/>
          <table:table-cell office:value-type="float" office:value="532" calcext:value-type="float">
            <text:p>532</text:p>
          </table:table-cell>
          <table:table-cell table:formula="of:=40+10*RAND()" office:value-type="float" office:value="49.4957881968003" calcext:value-type="float">
            <text:p>49,4958</text:p>
          </table:table-cell>
          <table:table-cell table:number-columns-repeated="5"/>
          <table:table-cell office:value-type="float" office:value="532" calcext:value-type="float">
            <text:p>532</text:p>
          </table:table-cell>
          <table:table-cell table:formula="of:= ([.I557]*[.P557]+[.B557]*[.P557]+[.B557]*[.I557])/([.B557]*[.I557]*[.P557])" office:value-type="float" office:value="0.14418658452664" calcext:value-type="float">
            <text:p>0,1442</text:p>
          </table:table-cell>
          <table:table-cell table:number-columns-repeated="10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9+2*RAND()" office:value-type="float" office:value="9.04042880679481" calcext:value-type="float">
            <text:p>9,0404</text:p>
          </table:table-cell>
          <table:table-cell table:number-columns-repeated="5"/>
          <table:table-cell office:value-type="float" office:value="533" calcext:value-type="float">
            <text:p>533</text:p>
          </table:table-cell>
          <table:table-cell table:formula="of:=COM.MICROSOFT.NORM.INV(RAND();30;5)" office:value-type="float" office:value="31.9231055548414" calcext:value-type="float">
            <text:p>31,9231</text:p>
          </table:table-cell>
          <table:table-cell table:number-columns-repeated="5"/>
          <table:table-cell office:value-type="float" office:value="533" calcext:value-type="float">
            <text:p>533</text:p>
          </table:table-cell>
          <table:table-cell table:formula="of:=40+10*RAND()" office:value-type="float" office:value="41.7550032550935" calcext:value-type="float">
            <text:p>41,7550</text:p>
          </table:table-cell>
          <table:table-cell table:number-columns-repeated="5"/>
          <table:table-cell office:value-type="float" office:value="533" calcext:value-type="float">
            <text:p>533</text:p>
          </table:table-cell>
          <table:table-cell table:formula="of:= ([.I558]*[.P558]+[.B558]*[.P558]+[.B558]*[.I558])/([.B558]*[.I558]*[.P558])" office:value-type="float" office:value="0.165888720989132" calcext:value-type="float">
            <text:p>0,1659</text:p>
          </table:table-cell>
          <table:table-cell table:number-columns-repeated="10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9+2*RAND()" office:value-type="float" office:value="9.95702513004653" calcext:value-type="float">
            <text:p>9,9570</text:p>
          </table:table-cell>
          <table:table-cell table:number-columns-repeated="5"/>
          <table:table-cell office:value-type="float" office:value="534" calcext:value-type="float">
            <text:p>534</text:p>
          </table:table-cell>
          <table:table-cell table:formula="of:=COM.MICROSOFT.NORM.INV(RAND();30;5)" office:value-type="float" office:value="32.5518408755548" calcext:value-type="float">
            <text:p>32,5518</text:p>
          </table:table-cell>
          <table:table-cell table:number-columns-repeated="5"/>
          <table:table-cell office:value-type="float" office:value="534" calcext:value-type="float">
            <text:p>534</text:p>
          </table:table-cell>
          <table:table-cell table:formula="of:=40+10*RAND()" office:value-type="float" office:value="47.9919212276582" calcext:value-type="float">
            <text:p>47,9919</text:p>
          </table:table-cell>
          <table:table-cell table:number-columns-repeated="5"/>
          <table:table-cell office:value-type="float" office:value="534" calcext:value-type="float">
            <text:p>534</text:p>
          </table:table-cell>
          <table:table-cell table:formula="of:= ([.I559]*[.P559]+[.B559]*[.P559]+[.B559]*[.I559])/([.B559]*[.I559]*[.P559])" office:value-type="float" office:value="0.151988672658773" calcext:value-type="float">
            <text:p>0,1520</text:p>
          </table:table-cell>
          <table:table-cell table:number-columns-repeated="10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9+2*RAND()" office:value-type="float" office:value="9.73018180276267" calcext:value-type="float">
            <text:p>9,7302</text:p>
          </table:table-cell>
          <table:table-cell table:number-columns-repeated="5"/>
          <table:table-cell office:value-type="float" office:value="535" calcext:value-type="float">
            <text:p>535</text:p>
          </table:table-cell>
          <table:table-cell table:formula="of:=COM.MICROSOFT.NORM.INV(RAND();30;5)" office:value-type="float" office:value="31.137434106523" calcext:value-type="float">
            <text:p>31,1374</text:p>
          </table:table-cell>
          <table:table-cell table:number-columns-repeated="5"/>
          <table:table-cell office:value-type="float" office:value="535" calcext:value-type="float">
            <text:p>535</text:p>
          </table:table-cell>
          <table:table-cell table:formula="of:=40+10*RAND()" office:value-type="float" office:value="49.3906872149091" calcext:value-type="float">
            <text:p>49,3907</text:p>
          </table:table-cell>
          <table:table-cell table:number-columns-repeated="5"/>
          <table:table-cell office:value-type="float" office:value="535" calcext:value-type="float">
            <text:p>535</text:p>
          </table:table-cell>
          <table:table-cell table:formula="of:= ([.I560]*[.P560]+[.B560]*[.P560]+[.B560]*[.I560])/([.B560]*[.I560]*[.P560])" office:value-type="float" office:value="0.155135418662788" calcext:value-type="float">
            <text:p>0,1551</text:p>
          </table:table-cell>
          <table:table-cell table:number-columns-repeated="10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9+2*RAND()" office:value-type="float" office:value="9.18556326278485" calcext:value-type="float">
            <text:p>9,1856</text:p>
          </table:table-cell>
          <table:table-cell table:number-columns-repeated="5"/>
          <table:table-cell office:value-type="float" office:value="536" calcext:value-type="float">
            <text:p>536</text:p>
          </table:table-cell>
          <table:table-cell table:formula="of:=COM.MICROSOFT.NORM.INV(RAND();30;5)" office:value-type="float" office:value="27.7434311009301" calcext:value-type="float">
            <text:p>27,7434</text:p>
          </table:table-cell>
          <table:table-cell table:number-columns-repeated="5"/>
          <table:table-cell office:value-type="float" office:value="536" calcext:value-type="float">
            <text:p>536</text:p>
          </table:table-cell>
          <table:table-cell table:formula="of:=40+10*RAND()" office:value-type="float" office:value="41.2851753493305" calcext:value-type="float">
            <text:p>41,2852</text:p>
          </table:table-cell>
          <table:table-cell table:number-columns-repeated="5"/>
          <table:table-cell office:value-type="float" office:value="536" calcext:value-type="float">
            <text:p>536</text:p>
          </table:table-cell>
          <table:table-cell table:formula="of:= ([.I561]*[.P561]+[.B561]*[.P561]+[.B561]*[.I561])/([.B561]*[.I561]*[.P561])" office:value-type="float" office:value="0.16913282449011" calcext:value-type="float">
            <text:p>0,1691</text:p>
          </table:table-cell>
          <table:table-cell table:number-columns-repeated="10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9+2*RAND()" office:value-type="float" office:value="9.41357667581178" calcext:value-type="float">
            <text:p>9,4136</text:p>
          </table:table-cell>
          <table:table-cell table:number-columns-repeated="5"/>
          <table:table-cell office:value-type="float" office:value="537" calcext:value-type="float">
            <text:p>537</text:p>
          </table:table-cell>
          <table:table-cell table:formula="of:=COM.MICROSOFT.NORM.INV(RAND();30;5)" office:value-type="float" office:value="18.9099601826073" calcext:value-type="float">
            <text:p>18,9100</text:p>
          </table:table-cell>
          <table:table-cell table:number-columns-repeated="5"/>
          <table:table-cell office:value-type="float" office:value="537" calcext:value-type="float">
            <text:p>537</text:p>
          </table:table-cell>
          <table:table-cell table:formula="of:=40+10*RAND()" office:value-type="float" office:value="40.1569944515359" calcext:value-type="float">
            <text:p>40,1570</text:p>
          </table:table-cell>
          <table:table-cell table:number-columns-repeated="5"/>
          <table:table-cell office:value-type="float" office:value="537" calcext:value-type="float">
            <text:p>537</text:p>
          </table:table-cell>
          <table:table-cell table:formula="of:= ([.I562]*[.P562]+[.B562]*[.P562]+[.B562]*[.I562])/([.B562]*[.I562]*[.P562])" office:value-type="float" office:value="0.184013994898542" calcext:value-type="float">
            <text:p>0,1840</text:p>
          </table:table-cell>
          <table:table-cell table:number-columns-repeated="10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9+2*RAND()" office:value-type="float" office:value="10.4633310169447" calcext:value-type="float">
            <text:p>10,4633</text:p>
          </table:table-cell>
          <table:table-cell table:number-columns-repeated="5"/>
          <table:table-cell office:value-type="float" office:value="538" calcext:value-type="float">
            <text:p>538</text:p>
          </table:table-cell>
          <table:table-cell table:formula="of:=COM.MICROSOFT.NORM.INV(RAND();30;5)" office:value-type="float" office:value="34.9206337565855" calcext:value-type="float">
            <text:p>34,9206</text:p>
          </table:table-cell>
          <table:table-cell table:number-columns-repeated="5"/>
          <table:table-cell office:value-type="float" office:value="538" calcext:value-type="float">
            <text:p>538</text:p>
          </table:table-cell>
          <table:table-cell table:formula="of:=40+10*RAND()" office:value-type="float" office:value="48.0616845504846" calcext:value-type="float">
            <text:p>48,0617</text:p>
          </table:table-cell>
          <table:table-cell table:number-columns-repeated="5"/>
          <table:table-cell office:value-type="float" office:value="538" calcext:value-type="float">
            <text:p>538</text:p>
          </table:table-cell>
          <table:table-cell table:formula="of:= ([.I563]*[.P563]+[.B563]*[.P563]+[.B563]*[.I563])/([.B563]*[.I563]*[.P563])" office:value-type="float" office:value="0.145014818800199" calcext:value-type="float">
            <text:p>0,1450</text:p>
          </table:table-cell>
          <table:table-cell table:number-columns-repeated="10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9+2*RAND()" office:value-type="float" office:value="10.6209999679122" calcext:value-type="float">
            <text:p>10,6210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formula="of:=COM.MICROSOFT.NORM.INV(RAND();30;5)" office:value-type="float" office:value="38.4381810433846" calcext:value-type="float">
            <text:p>38,4382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formula="of:=40+10*RAND()" office:value-type="float" office:value="49.2523813049775" calcext:value-type="float">
            <text:p>49,2524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formula="of:= ([.I564]*[.P564]+[.B564]*[.P564]+[.B564]*[.I564])/([.B564]*[.I564]*[.P564])" office:value-type="float" office:value="0.140472479244652" calcext:value-type="float">
            <text:p>0,1405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9+2*RAND()" office:value-type="float" office:value="10.4533813779708" calcext:value-type="float">
            <text:p>10,4534</text:p>
          </table:table-cell>
          <table:table-cell table:number-columns-repeated="5"/>
          <table:table-cell office:value-type="float" office:value="540" calcext:value-type="float">
            <text:p>540</text:p>
          </table:table-cell>
          <table:table-cell table:formula="of:=COM.MICROSOFT.NORM.INV(RAND();30;5)" office:value-type="float" office:value="22.3235723522776" calcext:value-type="float">
            <text:p>22,3236</text:p>
          </table:table-cell>
          <table:table-cell table:number-columns-repeated="5"/>
          <table:table-cell office:value-type="float" office:value="540" calcext:value-type="float">
            <text:p>540</text:p>
          </table:table-cell>
          <table:table-cell table:formula="of:=40+10*RAND()" office:value-type="float" office:value="45.3921762306709" calcext:value-type="float">
            <text:p>45,3922</text:p>
          </table:table-cell>
          <table:table-cell table:number-columns-repeated="5"/>
          <table:table-cell office:value-type="float" office:value="540" calcext:value-type="float">
            <text:p>540</text:p>
          </table:table-cell>
          <table:table-cell table:formula="of:= ([.I565]*[.P565]+[.B565]*[.P565]+[.B565]*[.I565])/([.B565]*[.I565]*[.P565])" office:value-type="float" office:value="0.162488751569963" calcext:value-type="float">
            <text:p>0,1625</text:p>
          </table:table-cell>
          <table:table-cell table:number-columns-repeated="10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9+2*RAND()" office:value-type="float" office:value="9.31923547689803" calcext:value-type="float">
            <text:p>9,3192</text:p>
          </table:table-cell>
          <table:table-cell table:number-columns-repeated="5"/>
          <table:table-cell office:value-type="float" office:value="541" calcext:value-type="float">
            <text:p>541</text:p>
          </table:table-cell>
          <table:table-cell table:formula="of:=COM.MICROSOFT.NORM.INV(RAND();30;5)" office:value-type="float" office:value="31.7758717389365" calcext:value-type="float">
            <text:p>31,7759</text:p>
          </table:table-cell>
          <table:table-cell table:number-columns-repeated="5"/>
          <table:table-cell office:value-type="float" office:value="541" calcext:value-type="float">
            <text:p>541</text:p>
          </table:table-cell>
          <table:table-cell table:formula="of:=40+10*RAND()" office:value-type="float" office:value="45.836808703607" calcext:value-type="float">
            <text:p>45,8368</text:p>
          </table:table-cell>
          <table:table-cell table:number-columns-repeated="5"/>
          <table:table-cell office:value-type="float" office:value="541" calcext:value-type="float">
            <text:p>541</text:p>
          </table:table-cell>
          <table:table-cell table:formula="of:= ([.I566]*[.P566]+[.B566]*[.P566]+[.B566]*[.I566])/([.B566]*[.I566]*[.P566])" office:value-type="float" office:value="0.160591886227974" calcext:value-type="float">
            <text:p>0,1606</text:p>
          </table:table-cell>
          <table:table-cell table:number-columns-repeated="10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9+2*RAND()" office:value-type="float" office:value="9.37556357006542" calcext:value-type="float">
            <text:p>9,3756</text:p>
          </table:table-cell>
          <table:table-cell table:number-columns-repeated="5"/>
          <table:table-cell office:value-type="float" office:value="542" calcext:value-type="float">
            <text:p>542</text:p>
          </table:table-cell>
          <table:table-cell table:formula="of:=COM.MICROSOFT.NORM.INV(RAND();30;5)" office:value-type="float" office:value="30.4944370750864" calcext:value-type="float">
            <text:p>30,4944</text:p>
          </table:table-cell>
          <table:table-cell table:number-columns-repeated="5"/>
          <table:table-cell office:value-type="float" office:value="542" calcext:value-type="float">
            <text:p>542</text:p>
          </table:table-cell>
          <table:table-cell table:formula="of:=40+10*RAND()" office:value-type="float" office:value="49.6537203213666" calcext:value-type="float">
            <text:p>49,6537</text:p>
          </table:table-cell>
          <table:table-cell table:number-columns-repeated="5"/>
          <table:table-cell office:value-type="float" office:value="542" calcext:value-type="float">
            <text:p>542</text:p>
          </table:table-cell>
          <table:table-cell table:formula="of:= ([.I567]*[.P567]+[.B567]*[.P567]+[.B567]*[.I567])/([.B567]*[.I567]*[.P567])" office:value-type="float" office:value="0.159592599084374" calcext:value-type="float">
            <text:p>0,1596</text:p>
          </table:table-cell>
          <table:table-cell table:number-columns-repeated="10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9+2*RAND()" office:value-type="float" office:value="10.2673724845517" calcext:value-type="float">
            <text:p>10,2674</text:p>
          </table:table-cell>
          <table:table-cell table:number-columns-repeated="5"/>
          <table:table-cell office:value-type="float" office:value="543" calcext:value-type="float">
            <text:p>543</text:p>
          </table:table-cell>
          <table:table-cell table:formula="of:=COM.MICROSOFT.NORM.INV(RAND();30;5)" office:value-type="float" office:value="33.1637529598071" calcext:value-type="float">
            <text:p>33,1638</text:p>
          </table:table-cell>
          <table:table-cell table:number-columns-repeated="5"/>
          <table:table-cell office:value-type="float" office:value="543" calcext:value-type="float">
            <text:p>543</text:p>
          </table:table-cell>
          <table:table-cell table:formula="of:=40+10*RAND()" office:value-type="float" office:value="40.0433186872397" calcext:value-type="float">
            <text:p>40,0433</text:p>
          </table:table-cell>
          <table:table-cell table:number-columns-repeated="5"/>
          <table:table-cell office:value-type="float" office:value="543" calcext:value-type="float">
            <text:p>543</text:p>
          </table:table-cell>
          <table:table-cell table:formula="of:= ([.I568]*[.P568]+[.B568]*[.P568]+[.B568]*[.I568])/([.B568]*[.I568]*[.P568])" office:value-type="float" office:value="0.152522259449209" calcext:value-type="float">
            <text:p>0,1525</text:p>
          </table:table-cell>
          <table:table-cell table:number-columns-repeated="10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9+2*RAND()" office:value-type="float" office:value="9.21309557533823" calcext:value-type="float">
            <text:p>9,2131</text:p>
          </table:table-cell>
          <table:table-cell table:number-columns-repeated="5"/>
          <table:table-cell office:value-type="float" office:value="544" calcext:value-type="float">
            <text:p>544</text:p>
          </table:table-cell>
          <table:table-cell table:formula="of:=COM.MICROSOFT.NORM.INV(RAND();30;5)" office:value-type="float" office:value="43.4712520480966" calcext:value-type="float">
            <text:p>43,4713</text:p>
          </table:table-cell>
          <table:table-cell table:number-columns-repeated="5"/>
          <table:table-cell office:value-type="float" office:value="544" calcext:value-type="float">
            <text:p>544</text:p>
          </table:table-cell>
          <table:table-cell table:formula="of:=40+10*RAND()" office:value-type="float" office:value="41.3312330201734" calcext:value-type="float">
            <text:p>41,3312</text:p>
          </table:table-cell>
          <table:table-cell table:number-columns-repeated="5"/>
          <table:table-cell office:value-type="float" office:value="544" calcext:value-type="float">
            <text:p>544</text:p>
          </table:table-cell>
          <table:table-cell table:formula="of:= ([.I569]*[.P569]+[.B569]*[.P569]+[.B569]*[.I569])/([.B569]*[.I569]*[.P569])" office:value-type="float" office:value="0.155739637300444" calcext:value-type="float">
            <text:p>0,1557</text:p>
          </table:table-cell>
          <table:table-cell table:number-columns-repeated="10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9+2*RAND()" office:value-type="float" office:value="10.3148560661357" calcext:value-type="float">
            <text:p>10,3149</text:p>
          </table:table-cell>
          <table:table-cell table:number-columns-repeated="5"/>
          <table:table-cell office:value-type="float" office:value="545" calcext:value-type="float">
            <text:p>545</text:p>
          </table:table-cell>
          <table:table-cell table:formula="of:=COM.MICROSOFT.NORM.INV(RAND();30;5)" office:value-type="float" office:value="29.0893573458106" calcext:value-type="float">
            <text:p>29,0894</text:p>
          </table:table-cell>
          <table:table-cell table:number-columns-repeated="5"/>
          <table:table-cell office:value-type="float" office:value="545" calcext:value-type="float">
            <text:p>545</text:p>
          </table:table-cell>
          <table:table-cell table:formula="of:=40+10*RAND()" office:value-type="float" office:value="43.0310424871277" calcext:value-type="float">
            <text:p>43,0310</text:p>
          </table:table-cell>
          <table:table-cell table:number-columns-repeated="5"/>
          <table:table-cell office:value-type="float" office:value="545" calcext:value-type="float">
            <text:p>545</text:p>
          </table:table-cell>
          <table:table-cell table:formula="of:= ([.I570]*[.P570]+[.B570]*[.P570]+[.B570]*[.I570])/([.B570]*[.I570]*[.P570])" office:value-type="float" office:value="0.154563418622412" calcext:value-type="float">
            <text:p>0,1546</text:p>
          </table:table-cell>
          <table:table-cell table:number-columns-repeated="10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9+2*RAND()" office:value-type="float" office:value="10.2755146559794" calcext:value-type="float">
            <text:p>10,2755</text:p>
          </table:table-cell>
          <table:table-cell table:number-columns-repeated="5"/>
          <table:table-cell office:value-type="float" office:value="546" calcext:value-type="float">
            <text:p>546</text:p>
          </table:table-cell>
          <table:table-cell table:formula="of:=COM.MICROSOFT.NORM.INV(RAND();30;5)" office:value-type="float" office:value="30.3336444801479" calcext:value-type="float">
            <text:p>30,3336</text:p>
          </table:table-cell>
          <table:table-cell table:number-columns-repeated="5"/>
          <table:table-cell office:value-type="float" office:value="546" calcext:value-type="float">
            <text:p>546</text:p>
          </table:table-cell>
          <table:table-cell table:formula="of:=40+10*RAND()" office:value-type="float" office:value="49.2077229905408" calcext:value-type="float">
            <text:p>49,2077</text:p>
          </table:table-cell>
          <table:table-cell table:number-columns-repeated="5"/>
          <table:table-cell office:value-type="float" office:value="546" calcext:value-type="float">
            <text:p>546</text:p>
          </table:table-cell>
          <table:table-cell table:formula="of:= ([.I571]*[.P571]+[.B571]*[.P571]+[.B571]*[.I571])/([.B571]*[.I571]*[.P571])" office:value-type="float" office:value="0.150607434542419" calcext:value-type="float">
            <text:p>0,1506</text:p>
          </table:table-cell>
          <table:table-cell table:number-columns-repeated="10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9+2*RAND()" office:value-type="float" office:value="10.8189917297568" calcext:value-type="float">
            <text:p>10,8190</text:p>
          </table:table-cell>
          <table:table-cell table:number-columns-repeated="5"/>
          <table:table-cell office:value-type="float" office:value="547" calcext:value-type="float">
            <text:p>547</text:p>
          </table:table-cell>
          <table:table-cell table:formula="of:=COM.MICROSOFT.NORM.INV(RAND();30;5)" office:value-type="float" office:value="29.2049151067114" calcext:value-type="float">
            <text:p>29,2049</text:p>
          </table:table-cell>
          <table:table-cell table:number-columns-repeated="5"/>
          <table:table-cell office:value-type="float" office:value="547" calcext:value-type="float">
            <text:p>547</text:p>
          </table:table-cell>
          <table:table-cell table:formula="of:=40+10*RAND()" office:value-type="float" office:value="43.209613080835" calcext:value-type="float">
            <text:p>43,2096</text:p>
          </table:table-cell>
          <table:table-cell table:number-columns-repeated="5"/>
          <table:table-cell office:value-type="float" office:value="547" calcext:value-type="float">
            <text:p>547</text:p>
          </table:table-cell>
          <table:table-cell table:formula="of:= ([.I572]*[.P572]+[.B572]*[.P572]+[.B572]*[.I572])/([.B572]*[.I572]*[.P572])" office:value-type="float" office:value="0.14981386493239" calcext:value-type="float">
            <text:p>0,1498</text:p>
          </table:table-cell>
          <table:table-cell table:number-columns-repeated="10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9+2*RAND()" office:value-type="float" office:value="10.5527753338683" calcext:value-type="float">
            <text:p>10,5528</text:p>
          </table:table-cell>
          <table:table-cell table:number-columns-repeated="5"/>
          <table:table-cell office:value-type="float" office:value="548" calcext:value-type="float">
            <text:p>548</text:p>
          </table:table-cell>
          <table:table-cell table:formula="of:=COM.MICROSOFT.NORM.INV(RAND();30;5)" office:value-type="float" office:value="33.4203961271891" calcext:value-type="float">
            <text:p>33,4204</text:p>
          </table:table-cell>
          <table:table-cell table:number-columns-repeated="5"/>
          <table:table-cell office:value-type="float" office:value="548" calcext:value-type="float">
            <text:p>548</text:p>
          </table:table-cell>
          <table:table-cell table:formula="of:=40+10*RAND()" office:value-type="float" office:value="49.0965252218302" calcext:value-type="float">
            <text:p>49,0965</text:p>
          </table:table-cell>
          <table:table-cell table:number-columns-repeated="5"/>
          <table:table-cell office:value-type="float" office:value="548" calcext:value-type="float">
            <text:p>548</text:p>
          </table:table-cell>
          <table:table-cell table:formula="of:= ([.I573]*[.P573]+[.B573]*[.P573]+[.B573]*[.I573])/([.B573]*[.I573]*[.P573])" office:value-type="float" office:value="0.145051689184188" calcext:value-type="float">
            <text:p>0,1451</text:p>
          </table:table-cell>
          <table:table-cell table:number-columns-repeated="10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9+2*RAND()" office:value-type="float" office:value="10.993932824349" calcext:value-type="float">
            <text:p>10,9939</text:p>
          </table:table-cell>
          <table:table-cell table:number-columns-repeated="5"/>
          <table:table-cell office:value-type="float" office:value="549" calcext:value-type="float">
            <text:p>549</text:p>
          </table:table-cell>
          <table:table-cell table:formula="of:=COM.MICROSOFT.NORM.INV(RAND();30;5)" office:value-type="float" office:value="37.6814624794066" calcext:value-type="float">
            <text:p>37,6815</text:p>
          </table:table-cell>
          <table:table-cell table:number-columns-repeated="5"/>
          <table:table-cell office:value-type="float" office:value="549" calcext:value-type="float">
            <text:p>549</text:p>
          </table:table-cell>
          <table:table-cell table:formula="of:=40+10*RAND()" office:value-type="float" office:value="40.9872984292451" calcext:value-type="float">
            <text:p>40,9873</text:p>
          </table:table-cell>
          <table:table-cell table:number-columns-repeated="5"/>
          <table:table-cell office:value-type="float" office:value="549" calcext:value-type="float">
            <text:p>549</text:p>
          </table:table-cell>
          <table:table-cell table:formula="of:= ([.I574]*[.P574]+[.B574]*[.P574]+[.B574]*[.I574])/([.B574]*[.I574]*[.P574])" office:value-type="float" office:value="0.141895310832083" calcext:value-type="float">
            <text:p>0,1419</text:p>
          </table:table-cell>
          <table:table-cell table:number-columns-repeated="10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9+2*RAND()" office:value-type="float" office:value="9.95046600769274" calcext:value-type="float">
            <text:p>9,9505</text:p>
          </table:table-cell>
          <table:table-cell table:number-columns-repeated="5"/>
          <table:table-cell office:value-type="float" office:value="550" calcext:value-type="float">
            <text:p>550</text:p>
          </table:table-cell>
          <table:table-cell table:formula="of:=COM.MICROSOFT.NORM.INV(RAND();30;5)" office:value-type="float" office:value="28.8608330088826" calcext:value-type="float">
            <text:p>28,8608</text:p>
          </table:table-cell>
          <table:table-cell table:number-columns-repeated="5"/>
          <table:table-cell office:value-type="float" office:value="550" calcext:value-type="float">
            <text:p>550</text:p>
          </table:table-cell>
          <table:table-cell table:formula="of:=40+10*RAND()" office:value-type="float" office:value="40.0217108230572" calcext:value-type="float">
            <text:p>40,0217</text:p>
          </table:table-cell>
          <table:table-cell table:number-columns-repeated="5"/>
          <table:table-cell office:value-type="float" office:value="550" calcext:value-type="float">
            <text:p>550</text:p>
          </table:table-cell>
          <table:table-cell table:formula="of:= ([.I575]*[.P575]+[.B575]*[.P575]+[.B575]*[.I575])/([.B575]*[.I575]*[.P575])" office:value-type="float" office:value="0.160133278397995" calcext:value-type="float">
            <text:p>0,1601</text:p>
          </table:table-cell>
          <table:table-cell table:number-columns-repeated="10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9+2*RAND()" office:value-type="float" office:value="9.4394333420787" calcext:value-type="float">
            <text:p>9,4394</text:p>
          </table:table-cell>
          <table:table-cell table:number-columns-repeated="5"/>
          <table:table-cell office:value-type="float" office:value="551" calcext:value-type="float">
            <text:p>551</text:p>
          </table:table-cell>
          <table:table-cell table:formula="of:=COM.MICROSOFT.NORM.INV(RAND();30;5)" office:value-type="float" office:value="23.818300166087" calcext:value-type="float">
            <text:p>23,8183</text:p>
          </table:table-cell>
          <table:table-cell table:number-columns-repeated="5"/>
          <table:table-cell office:value-type="float" office:value="551" calcext:value-type="float">
            <text:p>551</text:p>
          </table:table-cell>
          <table:table-cell table:formula="of:=40+10*RAND()" office:value-type="float" office:value="48.4173692541663" calcext:value-type="float">
            <text:p>48,4174</text:p>
          </table:table-cell>
          <table:table-cell table:number-columns-repeated="5"/>
          <table:table-cell office:value-type="float" office:value="551" calcext:value-type="float">
            <text:p>551</text:p>
          </table:table-cell>
          <table:table-cell table:formula="of:= ([.I576]*[.P576]+[.B576]*[.P576]+[.B576]*[.I576])/([.B576]*[.I576]*[.P576])" office:value-type="float" office:value="0.168576831847848" calcext:value-type="float">
            <text:p>0,1686</text:p>
          </table:table-cell>
          <table:table-cell table:number-columns-repeated="10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9+2*RAND()" office:value-type="float" office:value="9.9311146128457" calcext:value-type="float">
            <text:p>9,9311</text:p>
          </table:table-cell>
          <table:table-cell table:number-columns-repeated="5"/>
          <table:table-cell office:value-type="float" office:value="552" calcext:value-type="float">
            <text:p>552</text:p>
          </table:table-cell>
          <table:table-cell table:formula="of:=COM.MICROSOFT.NORM.INV(RAND();30;5)" office:value-type="float" office:value="32.8590805897879" calcext:value-type="float">
            <text:p>32,8591</text:p>
          </table:table-cell>
          <table:table-cell table:number-columns-repeated="5"/>
          <table:table-cell office:value-type="float" office:value="552" calcext:value-type="float">
            <text:p>552</text:p>
          </table:table-cell>
          <table:table-cell table:formula="of:=40+10*RAND()" office:value-type="float" office:value="42.9400858341251" calcext:value-type="float">
            <text:p>42,9401</text:p>
          </table:table-cell>
          <table:table-cell table:number-columns-repeated="5"/>
          <table:table-cell office:value-type="float" office:value="552" calcext:value-type="float">
            <text:p>552</text:p>
          </table:table-cell>
          <table:table-cell table:formula="of:= ([.I577]*[.P577]+[.B577]*[.P577]+[.B577]*[.I577])/([.B577]*[.I577]*[.P577])" office:value-type="float" office:value="0.154414882538721" calcext:value-type="float">
            <text:p>0,1544</text:p>
          </table:table-cell>
          <table:table-cell table:number-columns-repeated="10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9+2*RAND()" office:value-type="float" office:value="9.34832225437276" calcext:value-type="float">
            <text:p>9,3483</text:p>
          </table:table-cell>
          <table:table-cell table:number-columns-repeated="5"/>
          <table:table-cell office:value-type="float" office:value="553" calcext:value-type="float">
            <text:p>553</text:p>
          </table:table-cell>
          <table:table-cell table:formula="of:=COM.MICROSOFT.NORM.INV(RAND();30;5)" office:value-type="float" office:value="25.61485336755" calcext:value-type="float">
            <text:p>25,6149</text:p>
          </table:table-cell>
          <table:table-cell table:number-columns-repeated="5"/>
          <table:table-cell office:value-type="float" office:value="553" calcext:value-type="float">
            <text:p>553</text:p>
          </table:table-cell>
          <table:table-cell table:formula="of:=40+10*RAND()" office:value-type="float" office:value="49.3123720481526" calcext:value-type="float">
            <text:p>49,3124</text:p>
          </table:table-cell>
          <table:table-cell table:number-columns-repeated="5"/>
          <table:table-cell office:value-type="float" office:value="553" calcext:value-type="float">
            <text:p>553</text:p>
          </table:table-cell>
          <table:table-cell table:formula="of:= ([.I578]*[.P578]+[.B578]*[.P578]+[.B578]*[.I578])/([.B578]*[.I578]*[.P578])" office:value-type="float" office:value="0.166289801622933" calcext:value-type="float">
            <text:p>0,1663</text:p>
          </table:table-cell>
          <table:table-cell table:number-columns-repeated="10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9+2*RAND()" office:value-type="float" office:value="10.7791627037805" calcext:value-type="float">
            <text:p>10,7792</text:p>
          </table:table-cell>
          <table:table-cell table:number-columns-repeated="5"/>
          <table:table-cell office:value-type="float" office:value="554" calcext:value-type="float">
            <text:p>554</text:p>
          </table:table-cell>
          <table:table-cell table:formula="of:=COM.MICROSOFT.NORM.INV(RAND();30;5)" office:value-type="float" office:value="33.7825504626617" calcext:value-type="float">
            <text:p>33,7826</text:p>
          </table:table-cell>
          <table:table-cell table:number-columns-repeated="5"/>
          <table:table-cell office:value-type="float" office:value="554" calcext:value-type="float">
            <text:p>554</text:p>
          </table:table-cell>
          <table:table-cell table:formula="of:=40+10*RAND()" office:value-type="float" office:value="48.6003138672095" calcext:value-type="float">
            <text:p>48,6003</text:p>
          </table:table-cell>
          <table:table-cell table:number-columns-repeated="5"/>
          <table:table-cell office:value-type="float" office:value="554" calcext:value-type="float">
            <text:p>554</text:p>
          </table:table-cell>
          <table:table-cell table:formula="of:= ([.I579]*[.P579]+[.B579]*[.P579]+[.B579]*[.I579])/([.B579]*[.I579]*[.P579])" office:value-type="float" office:value="0.142948663594781" calcext:value-type="float">
            <text:p>0,1429</text:p>
          </table:table-cell>
          <table:table-cell table:number-columns-repeated="10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9+2*RAND()" office:value-type="float" office:value="10.7514423367102" calcext:value-type="float">
            <text:p>10,7514</text:p>
          </table:table-cell>
          <table:table-cell table:number-columns-repeated="5"/>
          <table:table-cell office:value-type="float" office:value="555" calcext:value-type="float">
            <text:p>555</text:p>
          </table:table-cell>
          <table:table-cell table:formula="of:=COM.MICROSOFT.NORM.INV(RAND();30;5)" office:value-type="float" office:value="27.4010095438877" calcext:value-type="float">
            <text:p>27,4010</text:p>
          </table:table-cell>
          <table:table-cell table:number-columns-repeated="5"/>
          <table:table-cell office:value-type="float" office:value="555" calcext:value-type="float">
            <text:p>555</text:p>
          </table:table-cell>
          <table:table-cell table:formula="of:=40+10*RAND()" office:value-type="float" office:value="42.6184375782032" calcext:value-type="float">
            <text:p>42,6184</text:p>
          </table:table-cell>
          <table:table-cell table:number-columns-repeated="5"/>
          <table:table-cell office:value-type="float" office:value="555" calcext:value-type="float">
            <text:p>555</text:p>
          </table:table-cell>
          <table:table-cell table:formula="of:= ([.I580]*[.P580]+[.B580]*[.P580]+[.B580]*[.I580])/([.B580]*[.I580]*[.P580])" office:value-type="float" office:value="0.152969805207347" calcext:value-type="float">
            <text:p>0,1530</text:p>
          </table:table-cell>
          <table:table-cell table:number-columns-repeated="10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9+2*RAND()" office:value-type="float" office:value="9.51605667942204" calcext:value-type="float">
            <text:p>9,5161</text:p>
          </table:table-cell>
          <table:table-cell table:number-columns-repeated="5"/>
          <table:table-cell office:value-type="float" office:value="556" calcext:value-type="float">
            <text:p>556</text:p>
          </table:table-cell>
          <table:table-cell table:formula="of:=COM.MICROSOFT.NORM.INV(RAND();30;5)" office:value-type="float" office:value="17.4299912969909" calcext:value-type="float">
            <text:p>17,4300</text:p>
          </table:table-cell>
          <table:table-cell table:number-columns-repeated="5"/>
          <table:table-cell office:value-type="float" office:value="556" calcext:value-type="float">
            <text:p>556</text:p>
          </table:table-cell>
          <table:table-cell table:formula="of:=40+10*RAND()" office:value-type="float" office:value="43.2963990012649" calcext:value-type="float">
            <text:p>43,2964</text:p>
          </table:table-cell>
          <table:table-cell table:number-columns-repeated="5"/>
          <table:table-cell office:value-type="float" office:value="556" calcext:value-type="float">
            <text:p>556</text:p>
          </table:table-cell>
          <table:table-cell table:formula="of:= ([.I581]*[.P581]+[.B581]*[.P581]+[.B581]*[.I581])/([.B581]*[.I581]*[.P581])" office:value-type="float" office:value="0.185554528949438" calcext:value-type="float">
            <text:p>0,1856</text:p>
          </table:table-cell>
          <table:table-cell table:number-columns-repeated="10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9+2*RAND()" office:value-type="float" office:value="10.7143030895386" calcext:value-type="float">
            <text:p>10,7143</text:p>
          </table:table-cell>
          <table:table-cell table:number-columns-repeated="5"/>
          <table:table-cell office:value-type="float" office:value="557" calcext:value-type="float">
            <text:p>557</text:p>
          </table:table-cell>
          <table:table-cell table:formula="of:=COM.MICROSOFT.NORM.INV(RAND();30;5)" office:value-type="float" office:value="34.0730181575979" calcext:value-type="float">
            <text:p>34,0730</text:p>
          </table:table-cell>
          <table:table-cell table:number-columns-repeated="5"/>
          <table:table-cell office:value-type="float" office:value="557" calcext:value-type="float">
            <text:p>557</text:p>
          </table:table-cell>
          <table:table-cell table:formula="of:=40+10*RAND()" office:value-type="float" office:value="45.0514517852571" calcext:value-type="float">
            <text:p>45,0515</text:p>
          </table:table-cell>
          <table:table-cell table:number-columns-repeated="5"/>
          <table:table-cell office:value-type="float" office:value="557" calcext:value-type="float">
            <text:p>557</text:p>
          </table:table-cell>
          <table:table-cell table:formula="of:= ([.I582]*[.P582]+[.B582]*[.P582]+[.B582]*[.I582])/([.B582]*[.I582]*[.P582])" office:value-type="float" office:value="0.144878760497612" calcext:value-type="float">
            <text:p>0,1449</text:p>
          </table:table-cell>
          <table:table-cell table:number-columns-repeated="10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9+2*RAND()" office:value-type="float" office:value="9.8254626581911" calcext:value-type="float">
            <text:p>9,8255</text:p>
          </table:table-cell>
          <table:table-cell table:number-columns-repeated="5"/>
          <table:table-cell office:value-type="float" office:value="558" calcext:value-type="float">
            <text:p>558</text:p>
          </table:table-cell>
          <table:table-cell table:formula="of:=COM.MICROSOFT.NORM.INV(RAND();30;5)" office:value-type="float" office:value="31.5651340756252" calcext:value-type="float">
            <text:p>31,5651</text:p>
          </table:table-cell>
          <table:table-cell table:number-columns-repeated="5"/>
          <table:table-cell office:value-type="float" office:value="558" calcext:value-type="float">
            <text:p>558</text:p>
          </table:table-cell>
          <table:table-cell table:formula="of:=40+10*RAND()" office:value-type="float" office:value="46.254984770203" calcext:value-type="float">
            <text:p>46,2550</text:p>
          </table:table-cell>
          <table:table-cell table:number-columns-repeated="5"/>
          <table:table-cell office:value-type="float" office:value="558" calcext:value-type="float">
            <text:p>558</text:p>
          </table:table-cell>
          <table:table-cell table:formula="of:= ([.I583]*[.P583]+[.B583]*[.P583]+[.B583]*[.I583])/([.B583]*[.I583]*[.P583])" office:value-type="float" office:value="0.155076193756172" calcext:value-type="float">
            <text:p>0,1551</text:p>
          </table:table-cell>
          <table:table-cell table:number-columns-repeated="10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9+2*RAND()" office:value-type="float" office:value="9.6018651498016" calcext:value-type="float">
            <text:p>9,6019</text:p>
          </table:table-cell>
          <table:table-cell table:number-columns-repeated="5"/>
          <table:table-cell office:value-type="float" office:value="559" calcext:value-type="float">
            <text:p>559</text:p>
          </table:table-cell>
          <table:table-cell table:formula="of:=COM.MICROSOFT.NORM.INV(RAND();30;5)" office:value-type="float" office:value="28.908522644323" calcext:value-type="float">
            <text:p>28,9085</text:p>
          </table:table-cell>
          <table:table-cell table:number-columns-repeated="5"/>
          <table:table-cell office:value-type="float" office:value="559" calcext:value-type="float">
            <text:p>559</text:p>
          </table:table-cell>
          <table:table-cell table:formula="of:=40+10*RAND()" office:value-type="float" office:value="40.1479497679975" calcext:value-type="float">
            <text:p>40,1479</text:p>
          </table:table-cell>
          <table:table-cell table:number-columns-repeated="5"/>
          <table:table-cell office:value-type="float" office:value="559" calcext:value-type="float">
            <text:p>559</text:p>
          </table:table-cell>
          <table:table-cell table:formula="of:= ([.I584]*[.P584]+[.B584]*[.P584]+[.B584]*[.I584])/([.B584]*[.I584]*[.P584])" office:value-type="float" office:value="0.163646179519223" calcext:value-type="float">
            <text:p>0,1636</text:p>
          </table:table-cell>
          <table:table-cell table:number-columns-repeated="10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9+2*RAND()" office:value-type="float" office:value="9.01384229329415" calcext:value-type="float">
            <text:p>9,0138</text:p>
          </table:table-cell>
          <table:table-cell table:number-columns-repeated="5"/>
          <table:table-cell office:value-type="float" office:value="560" calcext:value-type="float">
            <text:p>560</text:p>
          </table:table-cell>
          <table:table-cell table:formula="of:=COM.MICROSOFT.NORM.INV(RAND();30;5)" office:value-type="float" office:value="25.1009488974749" calcext:value-type="float">
            <text:p>25,1009</text:p>
          </table:table-cell>
          <table:table-cell table:number-columns-repeated="5"/>
          <table:table-cell office:value-type="float" office:value="560" calcext:value-type="float">
            <text:p>560</text:p>
          </table:table-cell>
          <table:table-cell table:formula="of:=40+10*RAND()" office:value-type="float" office:value="43.0367045511957" calcext:value-type="float">
            <text:p>43,0367</text:p>
          </table:table-cell>
          <table:table-cell table:number-columns-repeated="5"/>
          <table:table-cell office:value-type="float" office:value="560" calcext:value-type="float">
            <text:p>560</text:p>
          </table:table-cell>
          <table:table-cell table:formula="of:= ([.I585]*[.P585]+[.B585]*[.P585]+[.B585]*[.I585])/([.B585]*[.I585]*[.P585])" office:value-type="float" office:value="0.17401559223603" calcext:value-type="float">
            <text:p>0,1740</text:p>
          </table:table-cell>
          <table:table-cell table:number-columns-repeated="10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9+2*RAND()" office:value-type="float" office:value="9.76640271930955" calcext:value-type="float">
            <text:p>9,7664</text:p>
          </table:table-cell>
          <table:table-cell table:number-columns-repeated="5"/>
          <table:table-cell office:value-type="float" office:value="561" calcext:value-type="float">
            <text:p>561</text:p>
          </table:table-cell>
          <table:table-cell table:formula="of:=COM.MICROSOFT.NORM.INV(RAND();30;5)" office:value-type="float" office:value="28.1375600971451" calcext:value-type="float">
            <text:p>28,1376</text:p>
          </table:table-cell>
          <table:table-cell table:number-columns-repeated="5"/>
          <table:table-cell office:value-type="float" office:value="561" calcext:value-type="float">
            <text:p>561</text:p>
          </table:table-cell>
          <table:table-cell table:formula="of:=40+10*RAND()" office:value-type="float" office:value="49.6401060104836" calcext:value-type="float">
            <text:p>49,6401</text:p>
          </table:table-cell>
          <table:table-cell table:number-columns-repeated="5"/>
          <table:table-cell office:value-type="float" office:value="561" calcext:value-type="float">
            <text:p>561</text:p>
          </table:table-cell>
          <table:table-cell table:formula="of:= ([.I586]*[.P586]+[.B586]*[.P586]+[.B586]*[.I586])/([.B586]*[.I586]*[.P586])" office:value-type="float" office:value="0.158076531168695" calcext:value-type="float">
            <text:p>0,1581</text:p>
          </table:table-cell>
          <table:table-cell table:number-columns-repeated="10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9+2*RAND()" office:value-type="float" office:value="10.1270191108342" calcext:value-type="float">
            <text:p>10,1270</text:p>
          </table:table-cell>
          <table:table-cell table:number-columns-repeated="5"/>
          <table:table-cell office:value-type="float" office:value="562" calcext:value-type="float">
            <text:p>562</text:p>
          </table:table-cell>
          <table:table-cell table:formula="of:=COM.MICROSOFT.NORM.INV(RAND();30;5)" office:value-type="float" office:value="27.6876590717034" calcext:value-type="float">
            <text:p>27,6877</text:p>
          </table:table-cell>
          <table:table-cell table:number-columns-repeated="5"/>
          <table:table-cell office:value-type="float" office:value="562" calcext:value-type="float">
            <text:p>562</text:p>
          </table:table-cell>
          <table:table-cell table:formula="of:=40+10*RAND()" office:value-type="float" office:value="44.6174377307761" calcext:value-type="float">
            <text:p>44,6174</text:p>
          </table:table-cell>
          <table:table-cell table:number-columns-repeated="5"/>
          <table:table-cell office:value-type="float" office:value="562" calcext:value-type="float">
            <text:p>562</text:p>
          </table:table-cell>
          <table:table-cell table:formula="of:= ([.I587]*[.P587]+[.B587]*[.P587]+[.B587]*[.I587])/([.B587]*[.I587]*[.P587])" office:value-type="float" office:value="0.157275676083937" calcext:value-type="float">
            <text:p>0,1573</text:p>
          </table:table-cell>
          <table:table-cell table:number-columns-repeated="10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9+2*RAND()" office:value-type="float" office:value="9.06530335149728" calcext:value-type="float">
            <text:p>9,0653</text:p>
          </table:table-cell>
          <table:table-cell table:number-columns-repeated="5"/>
          <table:table-cell office:value-type="float" office:value="563" calcext:value-type="float">
            <text:p>563</text:p>
          </table:table-cell>
          <table:table-cell table:formula="of:=COM.MICROSOFT.NORM.INV(RAND();30;5)" office:value-type="float" office:value="28.7804641032174" calcext:value-type="float">
            <text:p>28,7805</text:p>
          </table:table-cell>
          <table:table-cell table:number-columns-repeated="5"/>
          <table:table-cell office:value-type="float" office:value="563" calcext:value-type="float">
            <text:p>563</text:p>
          </table:table-cell>
          <table:table-cell table:formula="of:=40+10*RAND()" office:value-type="float" office:value="45.7786812901031" calcext:value-type="float">
            <text:p>45,7787</text:p>
          </table:table-cell>
          <table:table-cell table:number-columns-repeated="5"/>
          <table:table-cell office:value-type="float" office:value="563" calcext:value-type="float">
            <text:p>563</text:p>
          </table:table-cell>
          <table:table-cell table:formula="of:= ([.I588]*[.P588]+[.B588]*[.P588]+[.B588]*[.I588])/([.B588]*[.I588]*[.P588])" office:value-type="float" office:value="0.166900724969684" calcext:value-type="float">
            <text:p>0,1669</text:p>
          </table:table-cell>
          <table:table-cell table:number-columns-repeated="10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9+2*RAND()" office:value-type="float" office:value="9.24583928310312" calcext:value-type="float">
            <text:p>9,2458</text:p>
          </table:table-cell>
          <table:table-cell table:number-columns-repeated="5"/>
          <table:table-cell office:value-type="float" office:value="564" calcext:value-type="float">
            <text:p>564</text:p>
          </table:table-cell>
          <table:table-cell table:formula="of:=COM.MICROSOFT.NORM.INV(RAND();30;5)" office:value-type="float" office:value="23.7193221615616" calcext:value-type="float">
            <text:p>23,7193</text:p>
          </table:table-cell>
          <table:table-cell table:number-columns-repeated="5"/>
          <table:table-cell office:value-type="float" office:value="564" calcext:value-type="float">
            <text:p>564</text:p>
          </table:table-cell>
          <table:table-cell table:formula="of:=40+10*RAND()" office:value-type="float" office:value="48.7166546622757" calcext:value-type="float">
            <text:p>48,7167</text:p>
          </table:table-cell>
          <table:table-cell table:number-columns-repeated="5"/>
          <table:table-cell office:value-type="float" office:value="564" calcext:value-type="float">
            <text:p>564</text:p>
          </table:table-cell>
          <table:table-cell table:formula="of:= ([.I589]*[.P589]+[.B589]*[.P589]+[.B589]*[.I589])/([.B589]*[.I589]*[.P589])" office:value-type="float" office:value="0.170843339632289" calcext:value-type="float">
            <text:p>0,1708</text:p>
          </table:table-cell>
          <table:table-cell table:number-columns-repeated="10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9+2*RAND()" office:value-type="float" office:value="9.18966655968688" calcext:value-type="float">
            <text:p>9,1897</text:p>
          </table:table-cell>
          <table:table-cell table:number-columns-repeated="5"/>
          <table:table-cell office:value-type="float" office:value="565" calcext:value-type="float">
            <text:p>565</text:p>
          </table:table-cell>
          <table:table-cell table:formula="of:=COM.MICROSOFT.NORM.INV(RAND();30;5)" office:value-type="float" office:value="40.319578386672" calcext:value-type="float">
            <text:p>40,3196</text:p>
          </table:table-cell>
          <table:table-cell table:number-columns-repeated="5"/>
          <table:table-cell office:value-type="float" office:value="565" calcext:value-type="float">
            <text:p>565</text:p>
          </table:table-cell>
          <table:table-cell table:formula="of:=40+10*RAND()" office:value-type="float" office:value="49.0896957239602" calcext:value-type="float">
            <text:p>49,0897</text:p>
          </table:table-cell>
          <table:table-cell table:number-columns-repeated="5"/>
          <table:table-cell office:value-type="float" office:value="565" calcext:value-type="float">
            <text:p>565</text:p>
          </table:table-cell>
          <table:table-cell table:formula="of:= ([.I590]*[.P590]+[.B590]*[.P590]+[.B590]*[.I590])/([.B590]*[.I590]*[.P590])" office:value-type="float" office:value="0.153990596934807" calcext:value-type="float">
            <text:p>0,1540</text:p>
          </table:table-cell>
          <table:table-cell table:number-columns-repeated="10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9+2*RAND()" office:value-type="float" office:value="10.4804677583743" calcext:value-type="float">
            <text:p>10,4805</text:p>
          </table:table-cell>
          <table:table-cell table:number-columns-repeated="5"/>
          <table:table-cell office:value-type="float" office:value="566" calcext:value-type="float">
            <text:p>566</text:p>
          </table:table-cell>
          <table:table-cell table:formula="of:=COM.MICROSOFT.NORM.INV(RAND();30;5)" office:value-type="float" office:value="30.4651850241632" calcext:value-type="float">
            <text:p>30,4652</text:p>
          </table:table-cell>
          <table:table-cell table:number-columns-repeated="5"/>
          <table:table-cell office:value-type="float" office:value="566" calcext:value-type="float">
            <text:p>566</text:p>
          </table:table-cell>
          <table:table-cell table:formula="of:=40+10*RAND()" office:value-type="float" office:value="44.2578983830754" calcext:value-type="float">
            <text:p>44,2579</text:p>
          </table:table-cell>
          <table:table-cell table:number-columns-repeated="5"/>
          <table:table-cell office:value-type="float" office:value="566" calcext:value-type="float">
            <text:p>566</text:p>
          </table:table-cell>
          <table:table-cell table:formula="of:= ([.I591]*[.P591]+[.B591]*[.P591]+[.B591]*[.I591])/([.B591]*[.I591]*[.P591])" office:value-type="float" office:value="0.15083477901678" calcext:value-type="float">
            <text:p>0,1508</text:p>
          </table:table-cell>
          <table:table-cell table:number-columns-repeated="10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9+2*RAND()" office:value-type="float" office:value="9.96182582830079" calcext:value-type="float">
            <text:p>9,9618</text:p>
          </table:table-cell>
          <table:table-cell table:number-columns-repeated="5"/>
          <table:table-cell office:value-type="float" office:value="567" calcext:value-type="float">
            <text:p>567</text:p>
          </table:table-cell>
          <table:table-cell table:formula="of:=COM.MICROSOFT.NORM.INV(RAND();30;5)" office:value-type="float" office:value="21.481171606609" calcext:value-type="float">
            <text:p>21,4812</text:p>
          </table:table-cell>
          <table:table-cell table:number-columns-repeated="5"/>
          <table:table-cell office:value-type="float" office:value="567" calcext:value-type="float">
            <text:p>567</text:p>
          </table:table-cell>
          <table:table-cell table:formula="of:=40+10*RAND()" office:value-type="float" office:value="48.2365190272685" calcext:value-type="float">
            <text:p>48,2365</text:p>
          </table:table-cell>
          <table:table-cell table:number-columns-repeated="5"/>
          <table:table-cell office:value-type="float" office:value="567" calcext:value-type="float">
            <text:p>567</text:p>
          </table:table-cell>
          <table:table-cell table:formula="of:= ([.I592]*[.P592]+[.B592]*[.P592]+[.B592]*[.I592])/([.B592]*[.I592]*[.P592])" office:value-type="float" office:value="0.167666781094456" calcext:value-type="float">
            <text:p>0,1677</text:p>
          </table:table-cell>
          <table:table-cell table:number-columns-repeated="10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9+2*RAND()" office:value-type="float" office:value="9.36082957754843" calcext:value-type="float">
            <text:p>9,3608</text:p>
          </table:table-cell>
          <table:table-cell table:number-columns-repeated="5"/>
          <table:table-cell office:value-type="float" office:value="568" calcext:value-type="float">
            <text:p>568</text:p>
          </table:table-cell>
          <table:table-cell table:formula="of:=COM.MICROSOFT.NORM.INV(RAND();30;5)" office:value-type="float" office:value="28.6279490263827" calcext:value-type="float">
            <text:p>28,6279</text:p>
          </table:table-cell>
          <table:table-cell table:number-columns-repeated="5"/>
          <table:table-cell office:value-type="float" office:value="568" calcext:value-type="float">
            <text:p>568</text:p>
          </table:table-cell>
          <table:table-cell table:formula="of:=40+10*RAND()" office:value-type="float" office:value="45.0939997367095" calcext:value-type="float">
            <text:p>45,0940</text:p>
          </table:table-cell>
          <table:table-cell table:number-columns-repeated="5"/>
          <table:table-cell office:value-type="float" office:value="568" calcext:value-type="float">
            <text:p>568</text:p>
          </table:table-cell>
          <table:table-cell table:formula="of:= ([.I593]*[.P593]+[.B593]*[.P593]+[.B593]*[.I593])/([.B593]*[.I593]*[.P593])" office:value-type="float" office:value="0.163934937152433" calcext:value-type="float">
            <text:p>0,1639</text:p>
          </table:table-cell>
          <table:table-cell table:number-columns-repeated="10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9+2*RAND()" office:value-type="float" office:value="10.9868629907724" calcext:value-type="float">
            <text:p>10,9869</text:p>
          </table:table-cell>
          <table:table-cell table:number-columns-repeated="5"/>
          <table:table-cell office:value-type="float" office:value="569" calcext:value-type="float">
            <text:p>569</text:p>
          </table:table-cell>
          <table:table-cell table:formula="of:=COM.MICROSOFT.NORM.INV(RAND();30;5)" office:value-type="float" office:value="29.4441319368781" calcext:value-type="float">
            <text:p>29,4441</text:p>
          </table:table-cell>
          <table:table-cell table:number-columns-repeated="5"/>
          <table:table-cell office:value-type="float" office:value="569" calcext:value-type="float">
            <text:p>569</text:p>
          </table:table-cell>
          <table:table-cell table:formula="of:=40+10*RAND()" office:value-type="float" office:value="43.8940364576411" calcext:value-type="float">
            <text:p>43,8940</text:p>
          </table:table-cell>
          <table:table-cell table:number-columns-repeated="5"/>
          <table:table-cell office:value-type="float" office:value="569" calcext:value-type="float">
            <text:p>569</text:p>
          </table:table-cell>
          <table:table-cell table:formula="of:= ([.I594]*[.P594]+[.B594]*[.P594]+[.B594]*[.I594])/([.B594]*[.I594]*[.P594])" office:value-type="float" office:value="0.147762553755201" calcext:value-type="float">
            <text:p>0,1478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9+2*RAND()" office:value-type="float" office:value="9.5678423831705" calcext:value-type="float">
            <text:p>9,5678</text:p>
          </table:table-cell>
          <table:table-cell table:number-columns-repeated="5"/>
          <table:table-cell office:value-type="float" office:value="570" calcext:value-type="float">
            <text:p>570</text:p>
          </table:table-cell>
          <table:table-cell table:formula="of:=COM.MICROSOFT.NORM.INV(RAND();30;5)" office:value-type="float" office:value="30.8161736794471" calcext:value-type="float">
            <text:p>30,8162</text:p>
          </table:table-cell>
          <table:table-cell table:number-columns-repeated="5"/>
          <table:table-cell office:value-type="float" office:value="570" calcext:value-type="float">
            <text:p>570</text:p>
          </table:table-cell>
          <table:table-cell table:formula="of:=40+10*RAND()" office:value-type="float" office:value="48.8065727602225" calcext:value-type="float">
            <text:p>48,8066</text:p>
          </table:table-cell>
          <table:table-cell table:number-columns-repeated="5"/>
          <table:table-cell office:value-type="float" office:value="570" calcext:value-type="float">
            <text:p>570</text:p>
          </table:table-cell>
          <table:table-cell table:formula="of:= ([.I595]*[.P595]+[.B595]*[.P595]+[.B595]*[.I595])/([.B595]*[.I595]*[.P595])" office:value-type="float" office:value="0.157456307645485" calcext:value-type="float">
            <text:p>0,1575</text:p>
          </table:table-cell>
          <table:table-cell table:number-columns-repeated="10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9+2*RAND()" office:value-type="float" office:value="10.0348381900694" calcext:value-type="float">
            <text:p>10,0348</text:p>
          </table:table-cell>
          <table:table-cell table:number-columns-repeated="5"/>
          <table:table-cell office:value-type="float" office:value="571" calcext:value-type="float">
            <text:p>571</text:p>
          </table:table-cell>
          <table:table-cell table:formula="of:=COM.MICROSOFT.NORM.INV(RAND();30;5)" office:value-type="float" office:value="30.5346893436938" calcext:value-type="float">
            <text:p>30,5347</text:p>
          </table:table-cell>
          <table:table-cell table:number-columns-repeated="5"/>
          <table:table-cell office:value-type="float" office:value="571" calcext:value-type="float">
            <text:p>571</text:p>
          </table:table-cell>
          <table:table-cell table:formula="of:=40+10*RAND()" office:value-type="float" office:value="46.493816684233" calcext:value-type="float">
            <text:p>46,4938</text:p>
          </table:table-cell>
          <table:table-cell table:number-columns-repeated="5"/>
          <table:table-cell office:value-type="float" office:value="571" calcext:value-type="float">
            <text:p>571</text:p>
          </table:table-cell>
          <table:table-cell table:formula="of:= ([.I596]*[.P596]+[.B596]*[.P596]+[.B596]*[.I596])/([.B596]*[.I596]*[.P596])" office:value-type="float" office:value="0.153910701241753" calcext:value-type="float">
            <text:p>0,1539</text:p>
          </table:table-cell>
          <table:table-cell table:number-columns-repeated="10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9+2*RAND()" office:value-type="float" office:value="9.17086554435082" calcext:value-type="float">
            <text:p>9,1709</text:p>
          </table:table-cell>
          <table:table-cell table:number-columns-repeated="5"/>
          <table:table-cell office:value-type="float" office:value="572" calcext:value-type="float">
            <text:p>572</text:p>
          </table:table-cell>
          <table:table-cell table:formula="of:=COM.MICROSOFT.NORM.INV(RAND();30;5)" office:value-type="float" office:value="27.9355889848686" calcext:value-type="float">
            <text:p>27,9356</text:p>
          </table:table-cell>
          <table:table-cell table:number-columns-repeated="5"/>
          <table:table-cell office:value-type="float" office:value="572" calcext:value-type="float">
            <text:p>572</text:p>
          </table:table-cell>
          <table:table-cell table:formula="of:=40+10*RAND()" office:value-type="float" office:value="49.9490579019766" calcext:value-type="float">
            <text:p>49,9491</text:p>
          </table:table-cell>
          <table:table-cell table:number-columns-repeated="5"/>
          <table:table-cell office:value-type="float" office:value="572" calcext:value-type="float">
            <text:p>572</text:p>
          </table:table-cell>
          <table:table-cell table:formula="of:= ([.I597]*[.P597]+[.B597]*[.P597]+[.B597]*[.I597])/([.B597]*[.I597]*[.P597])" office:value-type="float" office:value="0.164857991526591" calcext:value-type="float">
            <text:p>0,1649</text:p>
          </table:table-cell>
          <table:table-cell table:number-columns-repeated="10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9+2*RAND()" office:value-type="float" office:value="10.4060207402799" calcext:value-type="float">
            <text:p>10,4060</text:p>
          </table:table-cell>
          <table:table-cell table:number-columns-repeated="5"/>
          <table:table-cell office:value-type="float" office:value="573" calcext:value-type="float">
            <text:p>573</text:p>
          </table:table-cell>
          <table:table-cell table:formula="of:=COM.MICROSOFT.NORM.INV(RAND();30;5)" office:value-type="float" office:value="28.2845596331365" calcext:value-type="float">
            <text:p>28,2846</text:p>
          </table:table-cell>
          <table:table-cell table:number-columns-repeated="5"/>
          <table:table-cell office:value-type="float" office:value="573" calcext:value-type="float">
            <text:p>573</text:p>
          </table:table-cell>
          <table:table-cell table:formula="of:=40+10*RAND()" office:value-type="float" office:value="47.3844147392083" calcext:value-type="float">
            <text:p>47,3844</text:p>
          </table:table-cell>
          <table:table-cell table:number-columns-repeated="5"/>
          <table:table-cell office:value-type="float" office:value="573" calcext:value-type="float">
            <text:p>573</text:p>
          </table:table-cell>
          <table:table-cell table:formula="of:= ([.I598]*[.P598]+[.B598]*[.P598]+[.B598]*[.I598])/([.B598]*[.I598]*[.P598])" office:value-type="float" office:value="0.152557177279899" calcext:value-type="float">
            <text:p>0,1526</text:p>
          </table:table-cell>
          <table:table-cell table:number-columns-repeated="10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9+2*RAND()" office:value-type="float" office:value="9.58941168081947" calcext:value-type="float">
            <text:p>9,5894</text:p>
          </table:table-cell>
          <table:table-cell table:number-columns-repeated="5"/>
          <table:table-cell office:value-type="float" office:value="574" calcext:value-type="float">
            <text:p>574</text:p>
          </table:table-cell>
          <table:table-cell table:formula="of:=COM.MICROSOFT.NORM.INV(RAND();30;5)" office:value-type="float" office:value="27.8570614842331" calcext:value-type="float">
            <text:p>27,8571</text:p>
          </table:table-cell>
          <table:table-cell table:number-columns-repeated="5"/>
          <table:table-cell office:value-type="float" office:value="574" calcext:value-type="float">
            <text:p>574</text:p>
          </table:table-cell>
          <table:table-cell table:formula="of:=40+10*RAND()" office:value-type="float" office:value="46.9558941374999" calcext:value-type="float">
            <text:p>46,9559</text:p>
          </table:table-cell>
          <table:table-cell table:number-columns-repeated="5"/>
          <table:table-cell office:value-type="float" office:value="574" calcext:value-type="float">
            <text:p>574</text:p>
          </table:table-cell>
          <table:table-cell table:formula="of:= ([.I599]*[.P599]+[.B599]*[.P599]+[.B599]*[.I599])/([.B599]*[.I599]*[.P599])" office:value-type="float" office:value="0.161475805835942" calcext:value-type="float">
            <text:p>0,1615</text:p>
          </table:table-cell>
          <table:table-cell table:number-columns-repeated="10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9+2*RAND()" office:value-type="float" office:value="10.3446809353773" calcext:value-type="float">
            <text:p>10,3447</text:p>
          </table:table-cell>
          <table:table-cell table:number-columns-repeated="5"/>
          <table:table-cell office:value-type="float" office:value="575" calcext:value-type="float">
            <text:p>575</text:p>
          </table:table-cell>
          <table:table-cell table:formula="of:=COM.MICROSOFT.NORM.INV(RAND();30;5)" office:value-type="float" office:value="32.8653303472885" calcext:value-type="float">
            <text:p>32,8653</text:p>
          </table:table-cell>
          <table:table-cell table:number-columns-repeated="5"/>
          <table:table-cell office:value-type="float" office:value="575" calcext:value-type="float">
            <text:p>575</text:p>
          </table:table-cell>
          <table:table-cell table:formula="of:=40+10*RAND()" office:value-type="float" office:value="41.4672481187154" calcext:value-type="float">
            <text:p>41,4672</text:p>
          </table:table-cell>
          <table:table-cell table:number-columns-repeated="5"/>
          <table:table-cell office:value-type="float" office:value="575" calcext:value-type="float">
            <text:p>575</text:p>
          </table:table-cell>
          <table:table-cell table:formula="of:= ([.I600]*[.P600]+[.B600]*[.P600]+[.B600]*[.I600])/([.B600]*[.I600]*[.P600])" office:value-type="float" office:value="0.151210655155948" calcext:value-type="float">
            <text:p>0,1512</text:p>
          </table:table-cell>
          <table:table-cell table:number-columns-repeated="10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9+2*RAND()" office:value-type="float" office:value="10.2434636570979" calcext:value-type="float">
            <text:p>10,2435</text:p>
          </table:table-cell>
          <table:table-cell table:number-columns-repeated="5"/>
          <table:table-cell office:value-type="float" office:value="576" calcext:value-type="float">
            <text:p>576</text:p>
          </table:table-cell>
          <table:table-cell table:formula="of:=COM.MICROSOFT.NORM.INV(RAND();30;5)" office:value-type="float" office:value="31.8767378693712" calcext:value-type="float">
            <text:p>31,8767</text:p>
          </table:table-cell>
          <table:table-cell table:number-columns-repeated="5"/>
          <table:table-cell office:value-type="float" office:value="576" calcext:value-type="float">
            <text:p>576</text:p>
          </table:table-cell>
          <table:table-cell table:formula="of:=40+10*RAND()" office:value-type="float" office:value="41.4192011381965" calcext:value-type="float">
            <text:p>41,4192</text:p>
          </table:table-cell>
          <table:table-cell table:number-columns-repeated="5"/>
          <table:table-cell office:value-type="float" office:value="576" calcext:value-type="float">
            <text:p>576</text:p>
          </table:table-cell>
          <table:table-cell table:formula="of:= ([.I601]*[.P601]+[.B601]*[.P601]+[.B601]*[.I601])/([.B601]*[.I601]*[.P601])" office:value-type="float" office:value="0.153137459571789" calcext:value-type="float">
            <text:p>0,1531</text:p>
          </table:table-cell>
          <table:table-cell table:number-columns-repeated="10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9+2*RAND()" office:value-type="float" office:value="10.7471113468055" calcext:value-type="float">
            <text:p>10,7471</text:p>
          </table:table-cell>
          <table:table-cell table:number-columns-repeated="5"/>
          <table:table-cell office:value-type="float" office:value="577" calcext:value-type="float">
            <text:p>577</text:p>
          </table:table-cell>
          <table:table-cell table:formula="of:=COM.MICROSOFT.NORM.INV(RAND();30;5)" office:value-type="float" office:value="29.4595071108038" calcext:value-type="float">
            <text:p>29,4595</text:p>
          </table:table-cell>
          <table:table-cell table:number-columns-repeated="5"/>
          <table:table-cell office:value-type="float" office:value="577" calcext:value-type="float">
            <text:p>577</text:p>
          </table:table-cell>
          <table:table-cell table:formula="of:=40+10*RAND()" office:value-type="float" office:value="41.3141294231173" calcext:value-type="float">
            <text:p>41,3141</text:p>
          </table:table-cell>
          <table:table-cell table:number-columns-repeated="5"/>
          <table:table-cell office:value-type="float" office:value="577" calcext:value-type="float">
            <text:p>577</text:p>
          </table:table-cell>
          <table:table-cell table:formula="of:= ([.I602]*[.P602]+[.B602]*[.P602]+[.B602]*[.I602])/([.B602]*[.I602]*[.P602])" office:value-type="float" office:value="0.151197952406769" calcext:value-type="float">
            <text:p>0,1512</text:p>
          </table:table-cell>
          <table:table-cell table:number-columns-repeated="10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9+2*RAND()" office:value-type="float" office:value="9.57799417688511" calcext:value-type="float">
            <text:p>9,5780</text:p>
          </table:table-cell>
          <table:table-cell table:number-columns-repeated="5"/>
          <table:table-cell office:value-type="float" office:value="578" calcext:value-type="float">
            <text:p>578</text:p>
          </table:table-cell>
          <table:table-cell table:formula="of:=COM.MICROSOFT.NORM.INV(RAND();30;5)" office:value-type="float" office:value="27.235969969152" calcext:value-type="float">
            <text:p>27,2360</text:p>
          </table:table-cell>
          <table:table-cell table:number-columns-repeated="5"/>
          <table:table-cell office:value-type="float" office:value="578" calcext:value-type="float">
            <text:p>578</text:p>
          </table:table-cell>
          <table:table-cell table:formula="of:=40+10*RAND()" office:value-type="float" office:value="40.8720384503249" calcext:value-type="float">
            <text:p>40,8720</text:p>
          </table:table-cell>
          <table:table-cell table:number-columns-repeated="5"/>
          <table:table-cell office:value-type="float" office:value="578" calcext:value-type="float">
            <text:p>578</text:p>
          </table:table-cell>
          <table:table-cell table:formula="of:= ([.I603]*[.P603]+[.B603]*[.P603]+[.B603]*[.I603])/([.B603]*[.I603]*[.P603])" office:value-type="float" office:value="0.165588749748757" calcext:value-type="float">
            <text:p>0,1656</text:p>
          </table:table-cell>
          <table:table-cell table:number-columns-repeated="10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9+2*RAND()" office:value-type="float" office:value="9.79622054682113" calcext:value-type="float">
            <text:p>9,7962</text:p>
          </table:table-cell>
          <table:table-cell table:number-columns-repeated="5"/>
          <table:table-cell office:value-type="float" office:value="579" calcext:value-type="float">
            <text:p>579</text:p>
          </table:table-cell>
          <table:table-cell table:formula="of:=COM.MICROSOFT.NORM.INV(RAND();30;5)" office:value-type="float" office:value="33.3412131228186" calcext:value-type="float">
            <text:p>33,3412</text:p>
          </table:table-cell>
          <table:table-cell table:number-columns-repeated="5"/>
          <table:table-cell office:value-type="float" office:value="579" calcext:value-type="float">
            <text:p>579</text:p>
          </table:table-cell>
          <table:table-cell table:formula="of:=40+10*RAND()" office:value-type="float" office:value="49.2516784567852" calcext:value-type="float">
            <text:p>49,2517</text:p>
          </table:table-cell>
          <table:table-cell table:number-columns-repeated="5"/>
          <table:table-cell office:value-type="float" office:value="579" calcext:value-type="float">
            <text:p>579</text:p>
          </table:table-cell>
          <table:table-cell table:formula="of:= ([.I604]*[.P604]+[.B604]*[.P604]+[.B604]*[.I604])/([.B604]*[.I604]*[.P604])" office:value-type="float" office:value="0.152376970846482" calcext:value-type="float">
            <text:p>0,1524</text:p>
          </table:table-cell>
          <table:table-cell table:number-columns-repeated="10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9+2*RAND()" office:value-type="float" office:value="10.9611246988643" calcext:value-type="float">
            <text:p>10,9611</text:p>
          </table:table-cell>
          <table:table-cell table:number-columns-repeated="5"/>
          <table:table-cell office:value-type="float" office:value="580" calcext:value-type="float">
            <text:p>580</text:p>
          </table:table-cell>
          <table:table-cell table:formula="of:=COM.MICROSOFT.NORM.INV(RAND();30;5)" office:value-type="float" office:value="24.6752726943467" calcext:value-type="float">
            <text:p>24,6753</text:p>
          </table:table-cell>
          <table:table-cell table:number-columns-repeated="5"/>
          <table:table-cell office:value-type="float" office:value="580" calcext:value-type="float">
            <text:p>580</text:p>
          </table:table-cell>
          <table:table-cell table:formula="of:=40+10*RAND()" office:value-type="float" office:value="42.3665808478836" calcext:value-type="float">
            <text:p>42,3666</text:p>
          </table:table-cell>
          <table:table-cell table:number-columns-repeated="5"/>
          <table:table-cell office:value-type="float" office:value="580" calcext:value-type="float">
            <text:p>580</text:p>
          </table:table-cell>
          <table:table-cell table:formula="of:= ([.I605]*[.P605]+[.B605]*[.P605]+[.B605]*[.I605])/([.B605]*[.I605]*[.P605])" office:value-type="float" office:value="0.155361424685545" calcext:value-type="float">
            <text:p>0,1554</text:p>
          </table:table-cell>
          <table:table-cell table:number-columns-repeated="10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9+2*RAND()" office:value-type="float" office:value="10.9385914162267" calcext:value-type="float">
            <text:p>10,9386</text:p>
          </table:table-cell>
          <table:table-cell table:number-columns-repeated="5"/>
          <table:table-cell office:value-type="float" office:value="581" calcext:value-type="float">
            <text:p>581</text:p>
          </table:table-cell>
          <table:table-cell table:formula="of:=COM.MICROSOFT.NORM.INV(RAND();30;5)" office:value-type="float" office:value="38.9544887870209" calcext:value-type="float">
            <text:p>38,9545</text:p>
          </table:table-cell>
          <table:table-cell table:number-columns-repeated="5"/>
          <table:table-cell office:value-type="float" office:value="581" calcext:value-type="float">
            <text:p>581</text:p>
          </table:table-cell>
          <table:table-cell table:formula="of:=40+10*RAND()" office:value-type="float" office:value="43.0446855339687" calcext:value-type="float">
            <text:p>43,0447</text:p>
          </table:table-cell>
          <table:table-cell table:number-columns-repeated="5"/>
          <table:table-cell office:value-type="float" office:value="581" calcext:value-type="float">
            <text:p>581</text:p>
          </table:table-cell>
          <table:table-cell table:formula="of:= ([.I606]*[.P606]+[.B606]*[.P606]+[.B606]*[.I606])/([.B606]*[.I606]*[.P606])" office:value-type="float" office:value="0.140322103127498" calcext:value-type="float">
            <text:p>0,1403</text:p>
          </table:table-cell>
          <table:table-cell table:number-columns-repeated="10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9+2*RAND()" office:value-type="float" office:value="9.77241666452028" calcext:value-type="float">
            <text:p>9,7724</text:p>
          </table:table-cell>
          <table:table-cell table:number-columns-repeated="5"/>
          <table:table-cell office:value-type="float" office:value="582" calcext:value-type="float">
            <text:p>582</text:p>
          </table:table-cell>
          <table:table-cell table:formula="of:=COM.MICROSOFT.NORM.INV(RAND();30;5)" office:value-type="float" office:value="27.2993825181318" calcext:value-type="float">
            <text:p>27,2994</text:p>
          </table:table-cell>
          <table:table-cell table:number-columns-repeated="5"/>
          <table:table-cell office:value-type="float" office:value="582" calcext:value-type="float">
            <text:p>582</text:p>
          </table:table-cell>
          <table:table-cell table:formula="of:=40+10*RAND()" office:value-type="float" office:value="47.4797198234592" calcext:value-type="float">
            <text:p>47,4797</text:p>
          </table:table-cell>
          <table:table-cell table:number-columns-repeated="5"/>
          <table:table-cell office:value-type="float" office:value="582" calcext:value-type="float">
            <text:p>582</text:p>
          </table:table-cell>
          <table:table-cell table:formula="of:= ([.I607]*[.P607]+[.B607]*[.P607]+[.B607]*[.I607])/([.B607]*[.I607]*[.P607])" office:value-type="float" office:value="0.160021322752693" calcext:value-type="float">
            <text:p>0,1600</text:p>
          </table:table-cell>
          <table:table-cell table:number-columns-repeated="10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9+2*RAND()" office:value-type="float" office:value="9.97752203955315" calcext:value-type="float">
            <text:p>9,9775</text:p>
          </table:table-cell>
          <table:table-cell table:number-columns-repeated="5"/>
          <table:table-cell office:value-type="float" office:value="583" calcext:value-type="float">
            <text:p>583</text:p>
          </table:table-cell>
          <table:table-cell table:formula="of:=COM.MICROSOFT.NORM.INV(RAND();30;5)" office:value-type="float" office:value="25.831721566808" calcext:value-type="float">
            <text:p>25,8317</text:p>
          </table:table-cell>
          <table:table-cell table:number-columns-repeated="5"/>
          <table:table-cell office:value-type="float" office:value="583" calcext:value-type="float">
            <text:p>583</text:p>
          </table:table-cell>
          <table:table-cell table:formula="of:=40+10*RAND()" office:value-type="float" office:value="42.2516661265399" calcext:value-type="float">
            <text:p>42,2517</text:p>
          </table:table-cell>
          <table:table-cell table:number-columns-repeated="5"/>
          <table:table-cell office:value-type="float" office:value="583" calcext:value-type="float">
            <text:p>583</text:p>
          </table:table-cell>
          <table:table-cell table:formula="of:= ([.I608]*[.P608]+[.B608]*[.P608]+[.B608]*[.I608])/([.B608]*[.I608]*[.P608])" office:value-type="float" office:value="0.162605084424039" calcext:value-type="float">
            <text:p>0,1626</text:p>
          </table:table-cell>
          <table:table-cell table:number-columns-repeated="10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9+2*RAND()" office:value-type="float" office:value="10.8092672016937" calcext:value-type="float">
            <text:p>10,8093</text:p>
          </table:table-cell>
          <table:table-cell table:number-columns-repeated="5"/>
          <table:table-cell office:value-type="float" office:value="584" calcext:value-type="float">
            <text:p>584</text:p>
          </table:table-cell>
          <table:table-cell table:formula="of:=COM.MICROSOFT.NORM.INV(RAND();30;5)" office:value-type="float" office:value="30.3059671388301" calcext:value-type="float">
            <text:p>30,3060</text:p>
          </table:table-cell>
          <table:table-cell table:number-columns-repeated="5"/>
          <table:table-cell office:value-type="float" office:value="584" calcext:value-type="float">
            <text:p>584</text:p>
          </table:table-cell>
          <table:table-cell table:formula="of:=40+10*RAND()" office:value-type="float" office:value="41.6242107085418" calcext:value-type="float">
            <text:p>41,6242</text:p>
          </table:table-cell>
          <table:table-cell table:number-columns-repeated="5"/>
          <table:table-cell office:value-type="float" office:value="584" calcext:value-type="float">
            <text:p>584</text:p>
          </table:table-cell>
          <table:table-cell table:formula="of:= ([.I609]*[.P609]+[.B609]*[.P609]+[.B609]*[.I609])/([.B609]*[.I609]*[.P609])" office:value-type="float" office:value="0.149534491062508" calcext:value-type="float">
            <text:p>0,1495</text:p>
          </table:table-cell>
          <table:table-cell table:number-columns-repeated="10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9+2*RAND()" office:value-type="float" office:value="9.13902692007832" calcext:value-type="float">
            <text:p>9,1390</text:p>
          </table:table-cell>
          <table:table-cell table:number-columns-repeated="5"/>
          <table:table-cell office:value-type="float" office:value="585" calcext:value-type="float">
            <text:p>585</text:p>
          </table:table-cell>
          <table:table-cell table:formula="of:=COM.MICROSOFT.NORM.INV(RAND();30;5)" office:value-type="float" office:value="30.0437295177625" calcext:value-type="float">
            <text:p>30,0437</text:p>
          </table:table-cell>
          <table:table-cell table:number-columns-repeated="5"/>
          <table:table-cell office:value-type="float" office:value="585" calcext:value-type="float">
            <text:p>585</text:p>
          </table:table-cell>
          <table:table-cell table:formula="of:=40+10*RAND()" office:value-type="float" office:value="48.0742239172105" calcext:value-type="float">
            <text:p>48,0742</text:p>
          </table:table-cell>
          <table:table-cell table:number-columns-repeated="5"/>
          <table:table-cell office:value-type="float" office:value="585" calcext:value-type="float">
            <text:p>585</text:p>
          </table:table-cell>
          <table:table-cell table:formula="of:= ([.I610]*[.P610]+[.B610]*[.P610]+[.B610]*[.I610])/([.B610]*[.I610]*[.P610])" office:value-type="float" office:value="0.163506823271884" calcext:value-type="float">
            <text:p>0,1635</text:p>
          </table:table-cell>
          <table:table-cell table:number-columns-repeated="10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9+2*RAND()" office:value-type="float" office:value="10.6324961439241" calcext:value-type="float">
            <text:p>10,6325</text:p>
          </table:table-cell>
          <table:table-cell table:number-columns-repeated="5"/>
          <table:table-cell office:value-type="float" office:value="586" calcext:value-type="float">
            <text:p>586</text:p>
          </table:table-cell>
          <table:table-cell table:formula="of:=COM.MICROSOFT.NORM.INV(RAND();30;5)" office:value-type="float" office:value="25.4044032000149" calcext:value-type="float">
            <text:p>25,4044</text:p>
          </table:table-cell>
          <table:table-cell table:number-columns-repeated="5"/>
          <table:table-cell office:value-type="float" office:value="586" calcext:value-type="float">
            <text:p>586</text:p>
          </table:table-cell>
          <table:table-cell table:formula="of:=40+10*RAND()" office:value-type="float" office:value="48.9305029890966" calcext:value-type="float">
            <text:p>48,9305</text:p>
          </table:table-cell>
          <table:table-cell table:number-columns-repeated="5"/>
          <table:table-cell office:value-type="float" office:value="586" calcext:value-type="float">
            <text:p>586</text:p>
          </table:table-cell>
          <table:table-cell table:formula="of:= ([.I611]*[.P611]+[.B611]*[.P611]+[.B611]*[.I611])/([.B611]*[.I611]*[.P611])" office:value-type="float" office:value="0.15385169639844" calcext:value-type="float">
            <text:p>0,1539</text:p>
          </table:table-cell>
          <table:table-cell table:number-columns-repeated="10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9+2*RAND()" office:value-type="float" office:value="9.02072978601791" calcext:value-type="float">
            <text:p>9,0207</text:p>
          </table:table-cell>
          <table:table-cell table:number-columns-repeated="5"/>
          <table:table-cell office:value-type="float" office:value="587" calcext:value-type="float">
            <text:p>587</text:p>
          </table:table-cell>
          <table:table-cell table:formula="of:=COM.MICROSOFT.NORM.INV(RAND();30;5)" office:value-type="float" office:value="26.0633920785005" calcext:value-type="float">
            <text:p>26,0634</text:p>
          </table:table-cell>
          <table:table-cell table:number-columns-repeated="5"/>
          <table:table-cell office:value-type="float" office:value="587" calcext:value-type="float">
            <text:p>587</text:p>
          </table:table-cell>
          <table:table-cell table:formula="of:=40+10*RAND()" office:value-type="float" office:value="41.1861740669701" calcext:value-type="float">
            <text:p>41,1862</text:p>
          </table:table-cell>
          <table:table-cell table:number-columns-repeated="5"/>
          <table:table-cell office:value-type="float" office:value="587" calcext:value-type="float">
            <text:p>587</text:p>
          </table:table-cell>
          <table:table-cell table:formula="of:= ([.I612]*[.P612]+[.B612]*[.P612]+[.B612]*[.I612])/([.B612]*[.I612]*[.P612])" office:value-type="float" office:value="0.17350375978498" calcext:value-type="float">
            <text:p>0,1735</text:p>
          </table:table-cell>
          <table:table-cell table:number-columns-repeated="10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9+2*RAND()" office:value-type="float" office:value="10.695880662417" calcext:value-type="float">
            <text:p>10,6959</text:p>
          </table:table-cell>
          <table:table-cell table:number-columns-repeated="5"/>
          <table:table-cell office:value-type="float" office:value="588" calcext:value-type="float">
            <text:p>588</text:p>
          </table:table-cell>
          <table:table-cell table:formula="of:=COM.MICROSOFT.NORM.INV(RAND();30;5)" office:value-type="float" office:value="29.9938186594712" calcext:value-type="float">
            <text:p>29,9938</text:p>
          </table:table-cell>
          <table:table-cell table:number-columns-repeated="5"/>
          <table:table-cell office:value-type="float" office:value="588" calcext:value-type="float">
            <text:p>588</text:p>
          </table:table-cell>
          <table:table-cell table:formula="of:=40+10*RAND()" office:value-type="float" office:value="47.625676599564" calcext:value-type="float">
            <text:p>47,6257</text:p>
          </table:table-cell>
          <table:table-cell table:number-columns-repeated="5"/>
          <table:table-cell office:value-type="float" office:value="588" calcext:value-type="float">
            <text:p>588</text:p>
          </table:table-cell>
          <table:table-cell table:formula="of:= ([.I613]*[.P613]+[.B613]*[.P613]+[.B613]*[.I613])/([.B613]*[.I613]*[.P613])" office:value-type="float" office:value="0.147831217603488" calcext:value-type="float">
            <text:p>0,1478</text:p>
          </table:table-cell>
          <table:table-cell table:number-columns-repeated="10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9+2*RAND()" office:value-type="float" office:value="10.2920678725932" calcext:value-type="float">
            <text:p>10,2921</text:p>
          </table:table-cell>
          <table:table-cell table:number-columns-repeated="5"/>
          <table:table-cell office:value-type="float" office:value="589" calcext:value-type="float">
            <text:p>589</text:p>
          </table:table-cell>
          <table:table-cell table:formula="of:=COM.MICROSOFT.NORM.INV(RAND();30;5)" office:value-type="float" office:value="28.681957955037" calcext:value-type="float">
            <text:p>28,6820</text:p>
          </table:table-cell>
          <table:table-cell table:number-columns-repeated="5"/>
          <table:table-cell office:value-type="float" office:value="589" calcext:value-type="float">
            <text:p>589</text:p>
          </table:table-cell>
          <table:table-cell table:formula="of:=40+10*RAND()" office:value-type="float" office:value="40.60326950741" calcext:value-type="float">
            <text:p>40,6033</text:p>
          </table:table-cell>
          <table:table-cell table:number-columns-repeated="5"/>
          <table:table-cell office:value-type="float" office:value="589" calcext:value-type="float">
            <text:p>589</text:p>
          </table:table-cell>
          <table:table-cell table:formula="of:= ([.I614]*[.P614]+[.B614]*[.P614]+[.B614]*[.I614])/([.B614]*[.I614]*[.P614])" office:value-type="float" office:value="0.156655885993104" calcext:value-type="float">
            <text:p>0,1567</text:p>
          </table:table-cell>
          <table:table-cell table:number-columns-repeated="10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9+2*RAND()" office:value-type="float" office:value="9.71015349053778" calcext:value-type="float">
            <text:p>9,7102</text:p>
          </table:table-cell>
          <table:table-cell table:number-columns-repeated="5"/>
          <table:table-cell office:value-type="float" office:value="590" calcext:value-type="float">
            <text:p>590</text:p>
          </table:table-cell>
          <table:table-cell table:formula="of:=COM.MICROSOFT.NORM.INV(RAND();30;5)" office:value-type="float" office:value="31.5643573691731" calcext:value-type="float">
            <text:p>31,5644</text:p>
          </table:table-cell>
          <table:table-cell table:number-columns-repeated="5"/>
          <table:table-cell office:value-type="float" office:value="590" calcext:value-type="float">
            <text:p>590</text:p>
          </table:table-cell>
          <table:table-cell table:formula="of:=40+10*RAND()" office:value-type="float" office:value="47.3331210541073" calcext:value-type="float">
            <text:p>47,3331</text:p>
          </table:table-cell>
          <table:table-cell table:number-columns-repeated="5"/>
          <table:table-cell office:value-type="float" office:value="590" calcext:value-type="float">
            <text:p>590</text:p>
          </table:table-cell>
          <table:table-cell table:formula="of:= ([.I615]*[.P615]+[.B615]*[.P615]+[.B615]*[.I615])/([.B615]*[.I615]*[.P615])" office:value-type="float" office:value="0.155793143077268" calcext:value-type="float">
            <text:p>0,1558</text:p>
          </table:table-cell>
          <table:table-cell table:number-columns-repeated="10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9+2*RAND()" office:value-type="float" office:value="10.9780703911092" calcext:value-type="float">
            <text:p>10,9781</text:p>
          </table:table-cell>
          <table:table-cell table:number-columns-repeated="5"/>
          <table:table-cell office:value-type="float" office:value="591" calcext:value-type="float">
            <text:p>591</text:p>
          </table:table-cell>
          <table:table-cell table:formula="of:=COM.MICROSOFT.NORM.INV(RAND();30;5)" office:value-type="float" office:value="32.9831440165904" calcext:value-type="float">
            <text:p>32,9831</text:p>
          </table:table-cell>
          <table:table-cell table:number-columns-repeated="5"/>
          <table:table-cell office:value-type="float" office:value="591" calcext:value-type="float">
            <text:p>591</text:p>
          </table:table-cell>
          <table:table-cell table:formula="of:=40+10*RAND()" office:value-type="float" office:value="43.629962351406" calcext:value-type="float">
            <text:p>43,6300</text:p>
          </table:table-cell>
          <table:table-cell table:number-columns-repeated="5"/>
          <table:table-cell office:value-type="float" office:value="591" calcext:value-type="float">
            <text:p>591</text:p>
          </table:table-cell>
          <table:table-cell table:formula="of:= ([.I616]*[.P616]+[.B616]*[.P616]+[.B616]*[.I616])/([.B616]*[.I616]*[.P616])" office:value-type="float" office:value="0.144329234945482" calcext:value-type="float">
            <text:p>0,1443</text:p>
          </table:table-cell>
          <table:table-cell table:number-columns-repeated="10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9+2*RAND()" office:value-type="float" office:value="10.4801056997385" calcext:value-type="float">
            <text:p>10,4801</text:p>
          </table:table-cell>
          <table:table-cell table:number-columns-repeated="5"/>
          <table:table-cell office:value-type="float" office:value="592" calcext:value-type="float">
            <text:p>592</text:p>
          </table:table-cell>
          <table:table-cell table:formula="of:=COM.MICROSOFT.NORM.INV(RAND();30;5)" office:value-type="float" office:value="29.2560880013468" calcext:value-type="float">
            <text:p>29,2561</text:p>
          </table:table-cell>
          <table:table-cell table:number-columns-repeated="5"/>
          <table:table-cell office:value-type="float" office:value="592" calcext:value-type="float">
            <text:p>592</text:p>
          </table:table-cell>
          <table:table-cell table:formula="of:=40+10*RAND()" office:value-type="float" office:value="40.1181824936066" calcext:value-type="float">
            <text:p>40,1182</text:p>
          </table:table-cell>
          <table:table-cell table:number-columns-repeated="5"/>
          <table:table-cell office:value-type="float" office:value="592" calcext:value-type="float">
            <text:p>592</text:p>
          </table:table-cell>
          <table:table-cell table:formula="of:= ([.I617]*[.P617]+[.B617]*[.P617]+[.B617]*[.I617])/([.B617]*[.I617]*[.P617])" office:value-type="float" office:value="0.154526158362786" calcext:value-type="float">
            <text:p>0,1545</text:p>
          </table:table-cell>
          <table:table-cell table:number-columns-repeated="10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9+2*RAND()" office:value-type="float" office:value="9.00338711007498" calcext:value-type="float">
            <text:p>9,0034</text:p>
          </table:table-cell>
          <table:table-cell table:number-columns-repeated="5"/>
          <table:table-cell office:value-type="float" office:value="593" calcext:value-type="float">
            <text:p>593</text:p>
          </table:table-cell>
          <table:table-cell table:formula="of:=COM.MICROSOFT.NORM.INV(RAND();30;5)" office:value-type="float" office:value="36.8782559617508" calcext:value-type="float">
            <text:p>36,8783</text:p>
          </table:table-cell>
          <table:table-cell table:number-columns-repeated="5"/>
          <table:table-cell office:value-type="float" office:value="593" calcext:value-type="float">
            <text:p>593</text:p>
          </table:table-cell>
          <table:table-cell table:formula="of:=40+10*RAND()" office:value-type="float" office:value="49.5069211942609" calcext:value-type="float">
            <text:p>49,5069</text:p>
          </table:table-cell>
          <table:table-cell table:number-columns-repeated="5"/>
          <table:table-cell office:value-type="float" office:value="593" calcext:value-type="float">
            <text:p>593</text:p>
          </table:table-cell>
          <table:table-cell table:formula="of:= ([.I618]*[.P618]+[.B618]*[.P618]+[.B618]*[.I618])/([.B618]*[.I618]*[.P618])" office:value-type="float" office:value="0.158384756353688" calcext:value-type="float">
            <text:p>0,1584</text:p>
          </table:table-cell>
          <table:table-cell table:number-columns-repeated="10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9+2*RAND()" office:value-type="float" office:value="9.04062322643586" calcext:value-type="float">
            <text:p>9,0406</text:p>
          </table:table-cell>
          <table:table-cell table:number-columns-repeated="5"/>
          <table:table-cell office:value-type="float" office:value="594" calcext:value-type="float">
            <text:p>594</text:p>
          </table:table-cell>
          <table:table-cell table:formula="of:=COM.MICROSOFT.NORM.INV(RAND();30;5)" office:value-type="float" office:value="37.0338623358686" calcext:value-type="float">
            <text:p>37,0339</text:p>
          </table:table-cell>
          <table:table-cell table:number-columns-repeated="5"/>
          <table:table-cell office:value-type="float" office:value="594" calcext:value-type="float">
            <text:p>594</text:p>
          </table:table-cell>
          <table:table-cell table:formula="of:=40+10*RAND()" office:value-type="float" office:value="41.8671107070986" calcext:value-type="float">
            <text:p>41,8671</text:p>
          </table:table-cell>
          <table:table-cell table:number-columns-repeated="5"/>
          <table:table-cell office:value-type="float" office:value="594" calcext:value-type="float">
            <text:p>594</text:p>
          </table:table-cell>
          <table:table-cell table:formula="of:= ([.I619]*[.P619]+[.B619]*[.P619]+[.B619]*[.I619])/([.B619]*[.I619]*[.P619])" office:value-type="float" office:value="0.161499254885173" calcext:value-type="float">
            <text:p>0,1615</text:p>
          </table:table-cell>
          <table:table-cell table:number-columns-repeated="10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9+2*RAND()" office:value-type="float" office:value="10.1133452684153" calcext:value-type="float">
            <text:p>10,1133</text:p>
          </table:table-cell>
          <table:table-cell table:number-columns-repeated="5"/>
          <table:table-cell office:value-type="float" office:value="595" calcext:value-type="float">
            <text:p>595</text:p>
          </table:table-cell>
          <table:table-cell table:formula="of:=COM.MICROSOFT.NORM.INV(RAND();30;5)" office:value-type="float" office:value="31.5184349570819" calcext:value-type="float">
            <text:p>31,5184</text:p>
          </table:table-cell>
          <table:table-cell table:number-columns-repeated="5"/>
          <table:table-cell office:value-type="float" office:value="595" calcext:value-type="float">
            <text:p>595</text:p>
          </table:table-cell>
          <table:table-cell table:formula="of:=40+10*RAND()" office:value-type="float" office:value="41.5849061112385" calcext:value-type="float">
            <text:p>41,5849</text:p>
          </table:table-cell>
          <table:table-cell table:number-columns-repeated="5"/>
          <table:table-cell office:value-type="float" office:value="595" calcext:value-type="float">
            <text:p>595</text:p>
          </table:table-cell>
          <table:table-cell table:formula="of:= ([.I620]*[.P620]+[.B620]*[.P620]+[.B620]*[.I620])/([.B620]*[.I620]*[.P620])" office:value-type="float" office:value="0.154653900822336" calcext:value-type="float">
            <text:p>0,1547</text:p>
          </table:table-cell>
          <table:table-cell table:number-columns-repeated="10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9+2*RAND()" office:value-type="float" office:value="9.62938945763744" calcext:value-type="float">
            <text:p>9,6294</text:p>
          </table:table-cell>
          <table:table-cell table:number-columns-repeated="5"/>
          <table:table-cell office:value-type="float" office:value="596" calcext:value-type="float">
            <text:p>596</text:p>
          </table:table-cell>
          <table:table-cell table:formula="of:=COM.MICROSOFT.NORM.INV(RAND();30;5)" office:value-type="float" office:value="34.6153728028678" calcext:value-type="float">
            <text:p>34,6154</text:p>
          </table:table-cell>
          <table:table-cell table:number-columns-repeated="5"/>
          <table:table-cell office:value-type="float" office:value="596" calcext:value-type="float">
            <text:p>596</text:p>
          </table:table-cell>
          <table:table-cell table:formula="of:=40+10*RAND()" office:value-type="float" office:value="48.5347599338274" calcext:value-type="float">
            <text:p>48,5348</text:p>
          </table:table-cell>
          <table:table-cell table:number-columns-repeated="5"/>
          <table:table-cell office:value-type="float" office:value="596" calcext:value-type="float">
            <text:p>596</text:p>
          </table:table-cell>
          <table:table-cell table:formula="of:= ([.I621]*[.P621]+[.B621]*[.P621]+[.B621]*[.I621])/([.B621]*[.I621]*[.P621])" office:value-type="float" office:value="0.15334143265007" calcext:value-type="float">
            <text:p>0,1533</text:p>
          </table:table-cell>
          <table:table-cell table:number-columns-repeated="10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9+2*RAND()" office:value-type="float" office:value="10.1633107250091" calcext:value-type="float">
            <text:p>10,1633</text:p>
          </table:table-cell>
          <table:table-cell table:number-columns-repeated="5"/>
          <table:table-cell office:value-type="float" office:value="597" calcext:value-type="float">
            <text:p>597</text:p>
          </table:table-cell>
          <table:table-cell table:formula="of:=COM.MICROSOFT.NORM.INV(RAND();30;5)" office:value-type="float" office:value="25.1124609104737" calcext:value-type="float">
            <text:p>25,1125</text:p>
          </table:table-cell>
          <table:table-cell table:number-columns-repeated="5"/>
          <table:table-cell office:value-type="float" office:value="597" calcext:value-type="float">
            <text:p>597</text:p>
          </table:table-cell>
          <table:table-cell table:formula="of:=40+10*RAND()" office:value-type="float" office:value="48.4094450983685" calcext:value-type="float">
            <text:p>48,4094</text:p>
          </table:table-cell>
          <table:table-cell table:number-columns-repeated="5"/>
          <table:table-cell office:value-type="float" office:value="597" calcext:value-type="float">
            <text:p>597</text:p>
          </table:table-cell>
          <table:table-cell table:formula="of:= ([.I622]*[.P622]+[.B622]*[.P622]+[.B622]*[.I622])/([.B622]*[.I622]*[.P622])" office:value-type="float" office:value="0.158871128796715" calcext:value-type="float">
            <text:p>0,1589</text:p>
          </table:table-cell>
          <table:table-cell table:number-columns-repeated="10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9+2*RAND()" office:value-type="float" office:value="9.29670811980031" calcext:value-type="float">
            <text:p>9,2967</text:p>
          </table:table-cell>
          <table:table-cell table:number-columns-repeated="5"/>
          <table:table-cell office:value-type="float" office:value="598" calcext:value-type="float">
            <text:p>598</text:p>
          </table:table-cell>
          <table:table-cell table:formula="of:=COM.MICROSOFT.NORM.INV(RAND();30;5)" office:value-type="float" office:value="25.9387491113035" calcext:value-type="float">
            <text:p>25,9387</text:p>
          </table:table-cell>
          <table:table-cell table:number-columns-repeated="5"/>
          <table:table-cell office:value-type="float" office:value="598" calcext:value-type="float">
            <text:p>598</text:p>
          </table:table-cell>
          <table:table-cell table:formula="of:=40+10*RAND()" office:value-type="float" office:value="49.758960447507" calcext:value-type="float">
            <text:p>49,7590</text:p>
          </table:table-cell>
          <table:table-cell table:number-columns-repeated="5"/>
          <table:table-cell office:value-type="float" office:value="598" calcext:value-type="float">
            <text:p>598</text:p>
          </table:table-cell>
          <table:table-cell table:formula="of:= ([.I623]*[.P623]+[.B623]*[.P623]+[.B623]*[.I623])/([.B623]*[.I623]*[.P623])" office:value-type="float" office:value="0.166214199132412" calcext:value-type="float">
            <text:p>0,1662</text:p>
          </table:table-cell>
          <table:table-cell table:number-columns-repeated="10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9+2*RAND()" office:value-type="float" office:value="9.75321976863779" calcext:value-type="float">
            <text:p>9,7532</text:p>
          </table:table-cell>
          <table:table-cell table:number-columns-repeated="5"/>
          <table:table-cell office:value-type="float" office:value="599" calcext:value-type="float">
            <text:p>599</text:p>
          </table:table-cell>
          <table:table-cell table:formula="of:=COM.MICROSOFT.NORM.INV(RAND();30;5)" office:value-type="float" office:value="28.1036683969669" calcext:value-type="float">
            <text:p>28,1037</text:p>
          </table:table-cell>
          <table:table-cell table:number-columns-repeated="5"/>
          <table:table-cell office:value-type="float" office:value="599" calcext:value-type="float">
            <text:p>599</text:p>
          </table:table-cell>
          <table:table-cell table:formula="of:=40+10*RAND()" office:value-type="float" office:value="43.0752452847082" calcext:value-type="float">
            <text:p>43,0752</text:p>
          </table:table-cell>
          <table:table-cell table:number-columns-repeated="5"/>
          <table:table-cell office:value-type="float" office:value="599" calcext:value-type="float">
            <text:p>599</text:p>
          </table:table-cell>
          <table:table-cell table:formula="of:= ([.I624]*[.P624]+[.B624]*[.P624]+[.B624]*[.I624])/([.B624]*[.I624]*[.P624])" office:value-type="float" office:value="0.161327977028265" calcext:value-type="float">
            <text:p>0,1613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9+2*RAND()" office:value-type="float" office:value="9.87119868700393" calcext:value-type="float">
            <text:p>9,8712</text:p>
          </table:table-cell>
          <table:table-cell table:number-columns-repeated="5"/>
          <table:table-cell office:value-type="float" office:value="600" calcext:value-type="float">
            <text:p>600</text:p>
          </table:table-cell>
          <table:table-cell table:formula="of:=COM.MICROSOFT.NORM.INV(RAND();30;5)" office:value-type="float" office:value="30.7785458263545" calcext:value-type="float">
            <text:p>30,7785</text:p>
          </table:table-cell>
          <table:table-cell table:number-columns-repeated="5"/>
          <table:table-cell office:value-type="float" office:value="600" calcext:value-type="float">
            <text:p>600</text:p>
          </table:table-cell>
          <table:table-cell table:formula="of:=40+10*RAND()" office:value-type="float" office:value="48.4129619214218" calcext:value-type="float">
            <text:p>48,4130</text:p>
          </table:table-cell>
          <table:table-cell table:number-columns-repeated="5"/>
          <table:table-cell office:value-type="float" office:value="600" calcext:value-type="float">
            <text:p>600</text:p>
          </table:table-cell>
          <table:table-cell table:formula="of:= ([.I625]*[.P625]+[.B625]*[.P625]+[.B625]*[.I625])/([.B625]*[.I625]*[.P625])" office:value-type="float" office:value="0.154450608600534" calcext:value-type="float">
            <text:p>0,1545</text:p>
          </table:table-cell>
          <table:table-cell table:number-columns-repeated="10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9+2*RAND()" office:value-type="float" office:value="9.92835230869241" calcext:value-type="float">
            <text:p>9,9284</text:p>
          </table:table-cell>
          <table:table-cell table:number-columns-repeated="5"/>
          <table:table-cell office:value-type="float" office:value="601" calcext:value-type="float">
            <text:p>601</text:p>
          </table:table-cell>
          <table:table-cell table:formula="of:=COM.MICROSOFT.NORM.INV(RAND();30;5)" office:value-type="float" office:value="31.5302830896326" calcext:value-type="float">
            <text:p>31,5303</text:p>
          </table:table-cell>
          <table:table-cell table:number-columns-repeated="5"/>
          <table:table-cell office:value-type="float" office:value="601" calcext:value-type="float">
            <text:p>601</text:p>
          </table:table-cell>
          <table:table-cell table:formula="of:=40+10*RAND()" office:value-type="float" office:value="42.058465386508" calcext:value-type="float">
            <text:p>42,0585</text:p>
          </table:table-cell>
          <table:table-cell table:number-columns-repeated="5"/>
          <table:table-cell office:value-type="float" office:value="601" calcext:value-type="float">
            <text:p>601</text:p>
          </table:table-cell>
          <table:table-cell table:formula="of:= ([.I626]*[.P626]+[.B626]*[.P626]+[.B626]*[.I626])/([.B626]*[.I626]*[.P626])" office:value-type="float" office:value="0.15621361503079" calcext:value-type="float">
            <text:p>0,1562</text:p>
          </table:table-cell>
          <table:table-cell table:number-columns-repeated="10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9+2*RAND()" office:value-type="float" office:value="9.09283532644622" calcext:value-type="float">
            <text:p>9,0928</text:p>
          </table:table-cell>
          <table:table-cell table:number-columns-repeated="5"/>
          <table:table-cell office:value-type="float" office:value="602" calcext:value-type="float">
            <text:p>602</text:p>
          </table:table-cell>
          <table:table-cell table:formula="of:=COM.MICROSOFT.NORM.INV(RAND();30;5)" office:value-type="float" office:value="32.8510199622888" calcext:value-type="float">
            <text:p>32,8510</text:p>
          </table:table-cell>
          <table:table-cell table:number-columns-repeated="5"/>
          <table:table-cell office:value-type="float" office:value="602" calcext:value-type="float">
            <text:p>602</text:p>
          </table:table-cell>
          <table:table-cell table:formula="of:=40+10*RAND()" office:value-type="float" office:value="41.1972036294173" calcext:value-type="float">
            <text:p>41,1972</text:p>
          </table:table-cell>
          <table:table-cell table:number-columns-repeated="5"/>
          <table:table-cell office:value-type="float" office:value="602" calcext:value-type="float">
            <text:p>602</text:p>
          </table:table-cell>
          <table:table-cell table:formula="of:= ([.I627]*[.P627]+[.B627]*[.P627]+[.B627]*[.I627])/([.B627]*[.I627]*[.P627])" office:value-type="float" office:value="0.164690644820437" calcext:value-type="float">
            <text:p>0,1647</text:p>
          </table:table-cell>
          <table:table-cell table:number-columns-repeated="10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9+2*RAND()" office:value-type="float" office:value="9.39203169965185" calcext:value-type="float">
            <text:p>9,3920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table:formula="of:=COM.MICROSOFT.NORM.INV(RAND();30;5)" office:value-type="float" office:value="23.5454286695267" calcext:value-type="float">
            <text:p>23,5454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table:formula="of:=40+10*RAND()" office:value-type="float" office:value="48.7839509628248" calcext:value-type="float">
            <text:p>48,7840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table:formula="of:= ([.I628]*[.P628]+[.B628]*[.P628]+[.B628]*[.I628])/([.B628]*[.I628]*[.P628])" office:value-type="float" office:value="0.169442869039667" calcext:value-type="float">
            <text:p>0,1694</text:p>
          </table:table-cell>
          <table:table-cell table:number-columns-repeated="10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9+2*RAND()" office:value-type="float" office:value="10.0727185660508" calcext:value-type="float">
            <text:p>10,0727</text:p>
          </table:table-cell>
          <table:table-cell table:number-columns-repeated="5"/>
          <table:table-cell office:value-type="float" office:value="604" calcext:value-type="float">
            <text:p>604</text:p>
          </table:table-cell>
          <table:table-cell table:formula="of:=COM.MICROSOFT.NORM.INV(RAND();30;5)" office:value-type="float" office:value="29.3752423963856" calcext:value-type="float">
            <text:p>29,3752</text:p>
          </table:table-cell>
          <table:table-cell table:number-columns-repeated="5"/>
          <table:table-cell office:value-type="float" office:value="604" calcext:value-type="float">
            <text:p>604</text:p>
          </table:table-cell>
          <table:table-cell table:formula="of:=40+10*RAND()" office:value-type="float" office:value="49.4140093552414" calcext:value-type="float">
            <text:p>49,4140</text:p>
          </table:table-cell>
          <table:table-cell table:number-columns-repeated="5"/>
          <table:table-cell office:value-type="float" office:value="604" calcext:value-type="float">
            <text:p>604</text:p>
          </table:table-cell>
          <table:table-cell table:formula="of:= ([.I629]*[.P629]+[.B629]*[.P629]+[.B629]*[.I629])/([.B629]*[.I629]*[.P629])" office:value-type="float" office:value="0.153557512350445" calcext:value-type="float">
            <text:p>0,1536</text:p>
          </table:table-cell>
          <table:table-cell table:number-columns-repeated="10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9+2*RAND()" office:value-type="float" office:value="10.8720665012952" calcext:value-type="float">
            <text:p>10,8721</text:p>
          </table:table-cell>
          <table:table-cell table:number-columns-repeated="5"/>
          <table:table-cell office:value-type="float" office:value="605" calcext:value-type="float">
            <text:p>605</text:p>
          </table:table-cell>
          <table:table-cell table:formula="of:=COM.MICROSOFT.NORM.INV(RAND();30;5)" office:value-type="float" office:value="29.5825556336854" calcext:value-type="float">
            <text:p>29,5826</text:p>
          </table:table-cell>
          <table:table-cell table:number-columns-repeated="5"/>
          <table:table-cell office:value-type="float" office:value="605" calcext:value-type="float">
            <text:p>605</text:p>
          </table:table-cell>
          <table:table-cell table:formula="of:=40+10*RAND()" office:value-type="float" office:value="44.0731610904913" calcext:value-type="float">
            <text:p>44,0732</text:p>
          </table:table-cell>
          <table:table-cell table:number-columns-repeated="5"/>
          <table:table-cell office:value-type="float" office:value="605" calcext:value-type="float">
            <text:p>605</text:p>
          </table:table-cell>
          <table:table-cell table:formula="of:= ([.I630]*[.P630]+[.B630]*[.P630]+[.B630]*[.I630])/([.B630]*[.I630]*[.P630])" office:value-type="float" office:value="0.148472085190368" calcext:value-type="float">
            <text:p>0,1485</text:p>
          </table:table-cell>
          <table:table-cell table:number-columns-repeated="10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9+2*RAND()" office:value-type="float" office:value="9.74064647848718" calcext:value-type="float">
            <text:p>9,7406</text:p>
          </table:table-cell>
          <table:table-cell table:number-columns-repeated="5"/>
          <table:table-cell office:value-type="float" office:value="606" calcext:value-type="float">
            <text:p>606</text:p>
          </table:table-cell>
          <table:table-cell table:formula="of:=COM.MICROSOFT.NORM.INV(RAND();30;5)" office:value-type="float" office:value="36.0155779126977" calcext:value-type="float">
            <text:p>36,0156</text:p>
          </table:table-cell>
          <table:table-cell table:number-columns-repeated="5"/>
          <table:table-cell office:value-type="float" office:value="606" calcext:value-type="float">
            <text:p>606</text:p>
          </table:table-cell>
          <table:table-cell table:formula="of:=40+10*RAND()" office:value-type="float" office:value="40.5509651184548" calcext:value-type="float">
            <text:p>40,5510</text:p>
          </table:table-cell>
          <table:table-cell table:number-columns-repeated="5"/>
          <table:table-cell office:value-type="float" office:value="606" calcext:value-type="float">
            <text:p>606</text:p>
          </table:table-cell>
          <table:table-cell table:formula="of:= ([.I631]*[.P631]+[.B631]*[.P631]+[.B631]*[.I631])/([.B631]*[.I631]*[.P631])" office:value-type="float" office:value="0.155088678938874" calcext:value-type="float">
            <text:p>0,1551</text:p>
          </table:table-cell>
          <table:table-cell table:number-columns-repeated="10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9+2*RAND()" office:value-type="float" office:value="10.4121616210323" calcext:value-type="float">
            <text:p>10,4122</text:p>
          </table:table-cell>
          <table:table-cell table:number-columns-repeated="5"/>
          <table:table-cell office:value-type="float" office:value="607" calcext:value-type="float">
            <text:p>607</text:p>
          </table:table-cell>
          <table:table-cell table:formula="of:=COM.MICROSOFT.NORM.INV(RAND();30;5)" office:value-type="float" office:value="38.7253930097182" calcext:value-type="float">
            <text:p>38,7254</text:p>
          </table:table-cell>
          <table:table-cell table:number-columns-repeated="5"/>
          <table:table-cell office:value-type="float" office:value="607" calcext:value-type="float">
            <text:p>607</text:p>
          </table:table-cell>
          <table:table-cell table:formula="of:=40+10*RAND()" office:value-type="float" office:value="45.8294258953538" calcext:value-type="float">
            <text:p>45,8294</text:p>
          </table:table-cell>
          <table:table-cell table:number-columns-repeated="5"/>
          <table:table-cell office:value-type="float" office:value="607" calcext:value-type="float">
            <text:p>607</text:p>
          </table:table-cell>
          <table:table-cell table:formula="of:= ([.I632]*[.P632]+[.B632]*[.P632]+[.B632]*[.I632])/([.B632]*[.I632]*[.P632])" office:value-type="float" office:value="0.143684428126591" calcext:value-type="float">
            <text:p>0,1437</text:p>
          </table:table-cell>
          <table:table-cell table:number-columns-repeated="10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9+2*RAND()" office:value-type="float" office:value="10.951195150381" calcext:value-type="float">
            <text:p>10,9512</text:p>
          </table:table-cell>
          <table:table-cell table:number-columns-repeated="5"/>
          <table:table-cell office:value-type="float" office:value="608" calcext:value-type="float">
            <text:p>608</text:p>
          </table:table-cell>
          <table:table-cell table:formula="of:=COM.MICROSOFT.NORM.INV(RAND();30;5)" office:value-type="float" office:value="23.335292247282" calcext:value-type="float">
            <text:p>23,3353</text:p>
          </table:table-cell>
          <table:table-cell table:number-columns-repeated="5"/>
          <table:table-cell office:value-type="float" office:value="608" calcext:value-type="float">
            <text:p>608</text:p>
          </table:table-cell>
          <table:table-cell table:formula="of:=40+10*RAND()" office:value-type="float" office:value="41.5770861099009" calcext:value-type="float">
            <text:p>41,5771</text:p>
          </table:table-cell>
          <table:table-cell table:number-columns-repeated="5"/>
          <table:table-cell office:value-type="float" office:value="608" calcext:value-type="float">
            <text:p>608</text:p>
          </table:table-cell>
          <table:table-cell table:formula="of:= ([.I633]*[.P633]+[.B633]*[.P633]+[.B633]*[.I633])/([.B633]*[.I633]*[.P633])" office:value-type="float" office:value="0.158219489042609" calcext:value-type="float">
            <text:p>0,1582</text:p>
          </table:table-cell>
          <table:table-cell table:number-columns-repeated="10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9+2*RAND()" office:value-type="float" office:value="10.6360055098776" calcext:value-type="float">
            <text:p>10,6360</text:p>
          </table:table-cell>
          <table:table-cell table:number-columns-repeated="5"/>
          <table:table-cell office:value-type="float" office:value="609" calcext:value-type="float">
            <text:p>609</text:p>
          </table:table-cell>
          <table:table-cell table:formula="of:=COM.MICROSOFT.NORM.INV(RAND();30;5)" office:value-type="float" office:value="28.9039367845027" calcext:value-type="float">
            <text:p>28,9039</text:p>
          </table:table-cell>
          <table:table-cell table:number-columns-repeated="5"/>
          <table:table-cell office:value-type="float" office:value="609" calcext:value-type="float">
            <text:p>609</text:p>
          </table:table-cell>
          <table:table-cell table:formula="of:=40+10*RAND()" office:value-type="float" office:value="46.7393031215761" calcext:value-type="float">
            <text:p>46,7393</text:p>
          </table:table-cell>
          <table:table-cell table:number-columns-repeated="5"/>
          <table:table-cell office:value-type="float" office:value="609" calcext:value-type="float">
            <text:p>609</text:p>
          </table:table-cell>
          <table:table-cell table:formula="of:= ([.I634]*[.P634]+[.B634]*[.P634]+[.B634]*[.I634])/([.B634]*[.I634]*[.P634])" office:value-type="float" office:value="0.150012892708569" calcext:value-type="float">
            <text:p>0,1500</text:p>
          </table:table-cell>
          <table:table-cell table:number-columns-repeated="10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9+2*RAND()" office:value-type="float" office:value="9.03489095135592" calcext:value-type="float">
            <text:p>9,0349</text:p>
          </table:table-cell>
          <table:table-cell table:number-columns-repeated="5"/>
          <table:table-cell office:value-type="float" office:value="610" calcext:value-type="float">
            <text:p>610</text:p>
          </table:table-cell>
          <table:table-cell table:formula="of:=COM.MICROSOFT.NORM.INV(RAND();30;5)" office:value-type="float" office:value="37.3859235005935" calcext:value-type="float">
            <text:p>37,3859</text:p>
          </table:table-cell>
          <table:table-cell table:number-columns-repeated="5"/>
          <table:table-cell office:value-type="float" office:value="610" calcext:value-type="float">
            <text:p>610</text:p>
          </table:table-cell>
          <table:table-cell table:formula="of:=40+10*RAND()" office:value-type="float" office:value="41.0982318746392" calcext:value-type="float">
            <text:p>41,0982</text:p>
          </table:table-cell>
          <table:table-cell table:number-columns-repeated="5"/>
          <table:table-cell office:value-type="float" office:value="610" calcext:value-type="float">
            <text:p>610</text:p>
          </table:table-cell>
          <table:table-cell table:formula="of:= ([.I635]*[.P635]+[.B635]*[.P635]+[.B635]*[.I635])/([.B635]*[.I635]*[.P635])" office:value-type="float" office:value="0.16176200437072" calcext:value-type="float">
            <text:p>0,1618</text:p>
          </table:table-cell>
          <table:table-cell table:number-columns-repeated="10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9+2*RAND()" office:value-type="float" office:value="9.92752121225931" calcext:value-type="float">
            <text:p>9,9275</text:p>
          </table:table-cell>
          <table:table-cell table:number-columns-repeated="5"/>
          <table:table-cell office:value-type="float" office:value="611" calcext:value-type="float">
            <text:p>611</text:p>
          </table:table-cell>
          <table:table-cell table:formula="of:=COM.MICROSOFT.NORM.INV(RAND();30;5)" office:value-type="float" office:value="27.3730521035912" calcext:value-type="float">
            <text:p>27,3731</text:p>
          </table:table-cell>
          <table:table-cell table:number-columns-repeated="5"/>
          <table:table-cell office:value-type="float" office:value="611" calcext:value-type="float">
            <text:p>611</text:p>
          </table:table-cell>
          <table:table-cell table:formula="of:=40+10*RAND()" office:value-type="float" office:value="49.0964976500254" calcext:value-type="float">
            <text:p>49,0965</text:p>
          </table:table-cell>
          <table:table-cell table:number-columns-repeated="5"/>
          <table:table-cell office:value-type="float" office:value="611" calcext:value-type="float">
            <text:p>611</text:p>
          </table:table-cell>
          <table:table-cell table:formula="of:= ([.I636]*[.P636]+[.B636]*[.P636]+[.B636]*[.I636])/([.B636]*[.I636]*[.P636])" office:value-type="float" office:value="0.157630410912455" calcext:value-type="float">
            <text:p>0,1576</text:p>
          </table:table-cell>
          <table:table-cell table:number-columns-repeated="10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9+2*RAND()" office:value-type="float" office:value="10.6497300125193" calcext:value-type="float">
            <text:p>10,6497</text:p>
          </table:table-cell>
          <table:table-cell table:number-columns-repeated="5"/>
          <table:table-cell office:value-type="float" office:value="612" calcext:value-type="float">
            <text:p>612</text:p>
          </table:table-cell>
          <table:table-cell table:formula="of:=COM.MICROSOFT.NORM.INV(RAND();30;5)" office:value-type="float" office:value="33.6216568249994" calcext:value-type="float">
            <text:p>33,6217</text:p>
          </table:table-cell>
          <table:table-cell table:number-columns-repeated="5"/>
          <table:table-cell office:value-type="float" office:value="612" calcext:value-type="float">
            <text:p>612</text:p>
          </table:table-cell>
          <table:table-cell table:formula="of:=40+10*RAND()" office:value-type="float" office:value="47.2577203379478" calcext:value-type="float">
            <text:p>47,2577</text:p>
          </table:table-cell>
          <table:table-cell table:number-columns-repeated="5"/>
          <table:table-cell office:value-type="float" office:value="612" calcext:value-type="float">
            <text:p>612</text:p>
          </table:table-cell>
          <table:table-cell table:formula="of:= ([.I637]*[.P637]+[.B637]*[.P637]+[.B637]*[.I637])/([.B637]*[.I637]*[.P637])" office:value-type="float" office:value="0.144802391844031" calcext:value-type="float">
            <text:p>0,1448</text:p>
          </table:table-cell>
          <table:table-cell table:number-columns-repeated="10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9+2*RAND()" office:value-type="float" office:value="10.1641986190807" calcext:value-type="float">
            <text:p>10,1642</text:p>
          </table:table-cell>
          <table:table-cell table:number-columns-repeated="5"/>
          <table:table-cell office:value-type="float" office:value="613" calcext:value-type="float">
            <text:p>613</text:p>
          </table:table-cell>
          <table:table-cell table:formula="of:=COM.MICROSOFT.NORM.INV(RAND();30;5)" office:value-type="float" office:value="28.0208248979998" calcext:value-type="float">
            <text:p>28,0208</text:p>
          </table:table-cell>
          <table:table-cell table:number-columns-repeated="5"/>
          <table:table-cell office:value-type="float" office:value="613" calcext:value-type="float">
            <text:p>613</text:p>
          </table:table-cell>
          <table:table-cell table:formula="of:=40+10*RAND()" office:value-type="float" office:value="48.5088272707071" calcext:value-type="float">
            <text:p>48,5088</text:p>
          </table:table-cell>
          <table:table-cell table:number-columns-repeated="5"/>
          <table:table-cell office:value-type="float" office:value="613" calcext:value-type="float">
            <text:p>613</text:p>
          </table:table-cell>
          <table:table-cell table:formula="of:= ([.I638]*[.P638]+[.B638]*[.P638]+[.B638]*[.I638])/([.B638]*[.I638]*[.P638])" office:value-type="float" office:value="0.154687087225254" calcext:value-type="float">
            <text:p>0,1547</text:p>
          </table:table-cell>
          <table:table-cell table:number-columns-repeated="10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9+2*RAND()" office:value-type="float" office:value="10.3822998122778" calcext:value-type="float">
            <text:p>10,3823</text:p>
          </table:table-cell>
          <table:table-cell table:number-columns-repeated="5"/>
          <table:table-cell office:value-type="float" office:value="614" calcext:value-type="float">
            <text:p>614</text:p>
          </table:table-cell>
          <table:table-cell table:formula="of:=COM.MICROSOFT.NORM.INV(RAND();30;5)" office:value-type="float" office:value="34.099227519213" calcext:value-type="float">
            <text:p>34,0992</text:p>
          </table:table-cell>
          <table:table-cell table:number-columns-repeated="5"/>
          <table:table-cell office:value-type="float" office:value="614" calcext:value-type="float">
            <text:p>614</text:p>
          </table:table-cell>
          <table:table-cell table:formula="of:=40+10*RAND()" office:value-type="float" office:value="45.8043254318181" calcext:value-type="float">
            <text:p>45,8043</text:p>
          </table:table-cell>
          <table:table-cell table:number-columns-repeated="5"/>
          <table:table-cell office:value-type="float" office:value="614" calcext:value-type="float">
            <text:p>614</text:p>
          </table:table-cell>
          <table:table-cell table:formula="of:= ([.I639]*[.P639]+[.B639]*[.P639]+[.B639]*[.I639])/([.B639]*[.I639]*[.P639])" office:value-type="float" office:value="0.147475950150847" calcext:value-type="float">
            <text:p>0,1475</text:p>
          </table:table-cell>
          <table:table-cell table:number-columns-repeated="10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9+2*RAND()" office:value-type="float" office:value="9.26521751540713" calcext:value-type="float">
            <text:p>9,2652</text:p>
          </table:table-cell>
          <table:table-cell table:number-columns-repeated="5"/>
          <table:table-cell office:value-type="float" office:value="615" calcext:value-type="float">
            <text:p>615</text:p>
          </table:table-cell>
          <table:table-cell table:formula="of:=COM.MICROSOFT.NORM.INV(RAND();30;5)" office:value-type="float" office:value="36.2336782990002" calcext:value-type="float">
            <text:p>36,2337</text:p>
          </table:table-cell>
          <table:table-cell table:number-columns-repeated="5"/>
          <table:table-cell office:value-type="float" office:value="615" calcext:value-type="float">
            <text:p>615</text:p>
          </table:table-cell>
          <table:table-cell table:formula="of:=40+10*RAND()" office:value-type="float" office:value="49.4762659200933" calcext:value-type="float">
            <text:p>49,4763</text:p>
          </table:table-cell>
          <table:table-cell table:number-columns-repeated="5"/>
          <table:table-cell office:value-type="float" office:value="615" calcext:value-type="float">
            <text:p>615</text:p>
          </table:table-cell>
          <table:table-cell table:formula="of:= ([.I640]*[.P640]+[.B640]*[.P640]+[.B640]*[.I640])/([.B640]*[.I640]*[.P640])" office:value-type="float" office:value="0.155740892118762" calcext:value-type="float">
            <text:p>0,1557</text:p>
          </table:table-cell>
          <table:table-cell table:number-columns-repeated="10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9+2*RAND()" office:value-type="float" office:value="9.30624776496552" calcext:value-type="float">
            <text:p>9,3062</text:p>
          </table:table-cell>
          <table:table-cell table:number-columns-repeated="5"/>
          <table:table-cell office:value-type="float" office:value="616" calcext:value-type="float">
            <text:p>616</text:p>
          </table:table-cell>
          <table:table-cell table:formula="of:=COM.MICROSOFT.NORM.INV(RAND();30;5)" office:value-type="float" office:value="31.8795904784015" calcext:value-type="float">
            <text:p>31,8796</text:p>
          </table:table-cell>
          <table:table-cell table:number-columns-repeated="5"/>
          <table:table-cell office:value-type="float" office:value="616" calcext:value-type="float">
            <text:p>616</text:p>
          </table:table-cell>
          <table:table-cell table:formula="of:=40+10*RAND()" office:value-type="float" office:value="44.6486869303044" calcext:value-type="float">
            <text:p>44,6487</text:p>
          </table:table-cell>
          <table:table-cell table:number-columns-repeated="5"/>
          <table:table-cell office:value-type="float" office:value="616" calcext:value-type="float">
            <text:p>616</text:p>
          </table:table-cell>
          <table:table-cell table:formula="of:= ([.I641]*[.P641]+[.B641]*[.P641]+[.B641]*[.I641])/([.B641]*[.I641]*[.P641])" office:value-type="float" office:value="0.161219800149027" calcext:value-type="float">
            <text:p>0,1612</text:p>
          </table:table-cell>
          <table:table-cell table:number-columns-repeated="10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9+2*RAND()" office:value-type="float" office:value="9.05661219148897" calcext:value-type="float">
            <text:p>9,0566</text:p>
          </table:table-cell>
          <table:table-cell table:number-columns-repeated="5"/>
          <table:table-cell office:value-type="float" office:value="617" calcext:value-type="float">
            <text:p>617</text:p>
          </table:table-cell>
          <table:table-cell table:formula="of:=COM.MICROSOFT.NORM.INV(RAND();30;5)" office:value-type="float" office:value="26.8003341060102" calcext:value-type="float">
            <text:p>26,8003</text:p>
          </table:table-cell>
          <table:table-cell table:number-columns-repeated="5"/>
          <table:table-cell office:value-type="float" office:value="617" calcext:value-type="float">
            <text:p>617</text:p>
          </table:table-cell>
          <table:table-cell table:formula="of:=40+10*RAND()" office:value-type="float" office:value="45.6926754454616" calcext:value-type="float">
            <text:p>45,6927</text:p>
          </table:table-cell>
          <table:table-cell table:number-columns-repeated="5"/>
          <table:table-cell office:value-type="float" office:value="617" calcext:value-type="float">
            <text:p>617</text:p>
          </table:table-cell>
          <table:table-cell table:formula="of:= ([.I642]*[.P642]+[.B642]*[.P642]+[.B642]*[.I642])/([.B642]*[.I642]*[.P642])" office:value-type="float" office:value="0.169614877447405" calcext:value-type="float">
            <text:p>0,1696</text:p>
          </table:table-cell>
          <table:table-cell table:number-columns-repeated="10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9+2*RAND()" office:value-type="float" office:value="9.09102951060049" calcext:value-type="float">
            <text:p>9,0910</text:p>
          </table:table-cell>
          <table:table-cell table:number-columns-repeated="5"/>
          <table:table-cell office:value-type="float" office:value="618" calcext:value-type="float">
            <text:p>618</text:p>
          </table:table-cell>
          <table:table-cell table:formula="of:=COM.MICROSOFT.NORM.INV(RAND();30;5)" office:value-type="float" office:value="21.859420828122" calcext:value-type="float">
            <text:p>21,8594</text:p>
          </table:table-cell>
          <table:table-cell table:number-columns-repeated="5"/>
          <table:table-cell office:value-type="float" office:value="618" calcext:value-type="float">
            <text:p>618</text:p>
          </table:table-cell>
          <table:table-cell table:formula="of:=40+10*RAND()" office:value-type="float" office:value="45.3240268642549" calcext:value-type="float">
            <text:p>45,3240</text:p>
          </table:table-cell>
          <table:table-cell table:number-columns-repeated="5"/>
          <table:table-cell office:value-type="float" office:value="618" calcext:value-type="float">
            <text:p>618</text:p>
          </table:table-cell>
          <table:table-cell table:formula="of:= ([.I643]*[.P643]+[.B643]*[.P643]+[.B643]*[.I643])/([.B643]*[.I643]*[.P643])" office:value-type="float" office:value="0.177808762058462" calcext:value-type="float">
            <text:p>0,1778</text:p>
          </table:table-cell>
          <table:table-cell table:number-columns-repeated="10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9+2*RAND()" office:value-type="float" office:value="9.31095831585117" calcext:value-type="float">
            <text:p>9,3110</text:p>
          </table:table-cell>
          <table:table-cell table:number-columns-repeated="5"/>
          <table:table-cell office:value-type="float" office:value="619" calcext:value-type="float">
            <text:p>619</text:p>
          </table:table-cell>
          <table:table-cell table:formula="of:=COM.MICROSOFT.NORM.INV(RAND();30;5)" office:value-type="float" office:value="19.4360795901809" calcext:value-type="float">
            <text:p>19,4361</text:p>
          </table:table-cell>
          <table:table-cell table:number-columns-repeated="5"/>
          <table:table-cell office:value-type="float" office:value="619" calcext:value-type="float">
            <text:p>619</text:p>
          </table:table-cell>
          <table:table-cell table:formula="of:=40+10*RAND()" office:value-type="float" office:value="44.4500548637006" calcext:value-type="float">
            <text:p>44,4501</text:p>
          </table:table-cell>
          <table:table-cell table:number-columns-repeated="5"/>
          <table:table-cell office:value-type="float" office:value="619" calcext:value-type="float">
            <text:p>619</text:p>
          </table:table-cell>
          <table:table-cell table:formula="of:= ([.I644]*[.P644]+[.B644]*[.P644]+[.B644]*[.I644])/([.B644]*[.I644]*[.P644])" office:value-type="float" office:value="0.181348195677713" calcext:value-type="float">
            <text:p>0,1813</text:p>
          </table:table-cell>
          <table:table-cell table:number-columns-repeated="10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9+2*RAND()" office:value-type="float" office:value="9.15758804767393" calcext:value-type="float">
            <text:p>9,1576</text:p>
          </table:table-cell>
          <table:table-cell table:number-columns-repeated="5"/>
          <table:table-cell office:value-type="float" office:value="620" calcext:value-type="float">
            <text:p>620</text:p>
          </table:table-cell>
          <table:table-cell table:formula="of:=COM.MICROSOFT.NORM.INV(RAND();30;5)" office:value-type="float" office:value="36.9616640473462" calcext:value-type="float">
            <text:p>36,9617</text:p>
          </table:table-cell>
          <table:table-cell table:number-columns-repeated="5"/>
          <table:table-cell office:value-type="float" office:value="620" calcext:value-type="float">
            <text:p>620</text:p>
          </table:table-cell>
          <table:table-cell table:formula="of:=40+10*RAND()" office:value-type="float" office:value="41.2968380737584" calcext:value-type="float">
            <text:p>41,2968</text:p>
          </table:table-cell>
          <table:table-cell table:number-columns-repeated="5"/>
          <table:table-cell office:value-type="float" office:value="620" calcext:value-type="float">
            <text:p>620</text:p>
          </table:table-cell>
          <table:table-cell table:formula="of:= ([.I645]*[.P645]+[.B645]*[.P645]+[.B645]*[.I645])/([.B645]*[.I645]*[.P645])" office:value-type="float" office:value="0.160469047184111" calcext:value-type="float">
            <text:p>0,1605</text:p>
          </table:table-cell>
          <table:table-cell table:number-columns-repeated="10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9+2*RAND()" office:value-type="float" office:value="10.1444698881824" calcext:value-type="float">
            <text:p>10,1445</text:p>
          </table:table-cell>
          <table:table-cell table:number-columns-repeated="5"/>
          <table:table-cell office:value-type="float" office:value="621" calcext:value-type="float">
            <text:p>621</text:p>
          </table:table-cell>
          <table:table-cell table:formula="of:=COM.MICROSOFT.NORM.INV(RAND();30;5)" office:value-type="float" office:value="35.168351040495" calcext:value-type="float">
            <text:p>35,1684</text:p>
          </table:table-cell>
          <table:table-cell table:number-columns-repeated="5"/>
          <table:table-cell office:value-type="float" office:value="621" calcext:value-type="float">
            <text:p>621</text:p>
          </table:table-cell>
          <table:table-cell table:formula="of:=40+10*RAND()" office:value-type="float" office:value="44.323195082834" calcext:value-type="float">
            <text:p>44,3232</text:p>
          </table:table-cell>
          <table:table-cell table:number-columns-repeated="5"/>
          <table:table-cell office:value-type="float" office:value="621" calcext:value-type="float">
            <text:p>621</text:p>
          </table:table-cell>
          <table:table-cell table:formula="of:= ([.I646]*[.P646]+[.B646]*[.P646]+[.B646]*[.I646])/([.B646]*[.I646]*[.P646])" office:value-type="float" office:value="0.149572082861364" calcext:value-type="float">
            <text:p>0,1496</text:p>
          </table:table-cell>
          <table:table-cell table:number-columns-repeated="10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9+2*RAND()" office:value-type="float" office:value="9.1638778236229" calcext:value-type="float">
            <text:p>9,1639</text:p>
          </table:table-cell>
          <table:table-cell table:number-columns-repeated="5"/>
          <table:table-cell office:value-type="float" office:value="622" calcext:value-type="float">
            <text:p>622</text:p>
          </table:table-cell>
          <table:table-cell table:formula="of:=COM.MICROSOFT.NORM.INV(RAND();30;5)" office:value-type="float" office:value="30.0483484860182" calcext:value-type="float">
            <text:p>30,0483</text:p>
          </table:table-cell>
          <table:table-cell table:number-columns-repeated="5"/>
          <table:table-cell office:value-type="float" office:value="622" calcext:value-type="float">
            <text:p>622</text:p>
          </table:table-cell>
          <table:table-cell table:formula="of:=40+10*RAND()" office:value-type="float" office:value="49.2828519723844" calcext:value-type="float">
            <text:p>49,2829</text:p>
          </table:table-cell>
          <table:table-cell table:number-columns-repeated="5"/>
          <table:table-cell office:value-type="float" office:value="622" calcext:value-type="float">
            <text:p>622</text:p>
          </table:table-cell>
          <table:table-cell table:formula="of:= ([.I647]*[.P647]+[.B647]*[.P647]+[.B647]*[.I647])/([.B647]*[.I647]*[.P647])" office:value-type="float" office:value="0.162694841452388" calcext:value-type="float">
            <text:p>0,1627</text:p>
          </table:table-cell>
          <table:table-cell table:number-columns-repeated="10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9+2*RAND()" office:value-type="float" office:value="9.24660574295558" calcext:value-type="float">
            <text:p>9,2466</text:p>
          </table:table-cell>
          <table:table-cell table:number-columns-repeated="5"/>
          <table:table-cell office:value-type="float" office:value="623" calcext:value-type="float">
            <text:p>623</text:p>
          </table:table-cell>
          <table:table-cell table:formula="of:=COM.MICROSOFT.NORM.INV(RAND();30;5)" office:value-type="float" office:value="34.3509969199503" calcext:value-type="float">
            <text:p>34,3510</text:p>
          </table:table-cell>
          <table:table-cell table:number-columns-repeated="5"/>
          <table:table-cell office:value-type="float" office:value="623" calcext:value-type="float">
            <text:p>623</text:p>
          </table:table-cell>
          <table:table-cell table:formula="of:=40+10*RAND()" office:value-type="float" office:value="45.0670216290746" calcext:value-type="float">
            <text:p>45,0670</text:p>
          </table:table-cell>
          <table:table-cell table:number-columns-repeated="5"/>
          <table:table-cell office:value-type="float" office:value="623" calcext:value-type="float">
            <text:p>623</text:p>
          </table:table-cell>
          <table:table-cell table:formula="of:= ([.I648]*[.P648]+[.B648]*[.P648]+[.B648]*[.I648])/([.B648]*[.I648]*[.P648])" office:value-type="float" office:value="0.159448203561913" calcext:value-type="float">
            <text:p>0,1594</text:p>
          </table:table-cell>
          <table:table-cell table:number-columns-repeated="10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9+2*RAND()" office:value-type="float" office:value="10.9958011454437" calcext:value-type="float">
            <text:p>10,9958</text:p>
          </table:table-cell>
          <table:table-cell table:number-columns-repeated="5"/>
          <table:table-cell office:value-type="float" office:value="624" calcext:value-type="float">
            <text:p>624</text:p>
          </table:table-cell>
          <table:table-cell table:formula="of:=COM.MICROSOFT.NORM.INV(RAND();30;5)" office:value-type="float" office:value="19.4053759212421" calcext:value-type="float">
            <text:p>19,4054</text:p>
          </table:table-cell>
          <table:table-cell table:number-columns-repeated="5"/>
          <table:table-cell office:value-type="float" office:value="624" calcext:value-type="float">
            <text:p>624</text:p>
          </table:table-cell>
          <table:table-cell table:formula="of:=40+10*RAND()" office:value-type="float" office:value="40.392985342769" calcext:value-type="float">
            <text:p>40,3930</text:p>
          </table:table-cell>
          <table:table-cell table:number-columns-repeated="5"/>
          <table:table-cell office:value-type="float" office:value="624" calcext:value-type="float">
            <text:p>624</text:p>
          </table:table-cell>
          <table:table-cell table:formula="of:= ([.I649]*[.P649]+[.B649]*[.P649]+[.B649]*[.I649])/([.B649]*[.I649]*[.P649])" office:value-type="float" office:value="0.167232690929785" calcext:value-type="float">
            <text:p>0,1672</text:p>
          </table:table-cell>
          <table:table-cell table:number-columns-repeated="10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9+2*RAND()" office:value-type="float" office:value="9.36153175518848" calcext:value-type="float">
            <text:p>9,3615</text:p>
          </table:table-cell>
          <table:table-cell table:number-columns-repeated="5"/>
          <table:table-cell office:value-type="float" office:value="625" calcext:value-type="float">
            <text:p>625</text:p>
          </table:table-cell>
          <table:table-cell table:formula="of:=COM.MICROSOFT.NORM.INV(RAND();30;5)" office:value-type="float" office:value="27.673517845237" calcext:value-type="float">
            <text:p>27,6735</text:p>
          </table:table-cell>
          <table:table-cell table:number-columns-repeated="5"/>
          <table:table-cell office:value-type="float" office:value="625" calcext:value-type="float">
            <text:p>625</text:p>
          </table:table-cell>
          <table:table-cell table:formula="of:=40+10*RAND()" office:value-type="float" office:value="49.9294192821253" calcext:value-type="float">
            <text:p>49,9294</text:p>
          </table:table-cell>
          <table:table-cell table:number-columns-repeated="5"/>
          <table:table-cell office:value-type="float" office:value="625" calcext:value-type="float">
            <text:p>625</text:p>
          </table:table-cell>
          <table:table-cell table:formula="of:= ([.I650]*[.P650]+[.B650]*[.P650]+[.B650]*[.I650])/([.B650]*[.I650]*[.P650])" office:value-type="float" office:value="0.162984027961401" calcext:value-type="float">
            <text:p>0,1630</text:p>
          </table:table-cell>
          <table:table-cell table:number-columns-repeated="10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9+2*RAND()" office:value-type="float" office:value="10.3110134995077" calcext:value-type="float">
            <text:p>10,3110</text:p>
          </table:table-cell>
          <table:table-cell table:number-columns-repeated="5"/>
          <table:table-cell office:value-type="float" office:value="626" calcext:value-type="float">
            <text:p>626</text:p>
          </table:table-cell>
          <table:table-cell table:formula="of:=COM.MICROSOFT.NORM.INV(RAND();30;5)" office:value-type="float" office:value="29.0816353626528" calcext:value-type="float">
            <text:p>29,0816</text:p>
          </table:table-cell>
          <table:table-cell table:number-columns-repeated="5"/>
          <table:table-cell office:value-type="float" office:value="626" calcext:value-type="float">
            <text:p>626</text:p>
          </table:table-cell>
          <table:table-cell table:formula="of:=40+10*RAND()" office:value-type="float" office:value="44.8798318288755" calcext:value-type="float">
            <text:p>44,8798</text:p>
          </table:table-cell>
          <table:table-cell table:number-columns-repeated="5"/>
          <table:table-cell office:value-type="float" office:value="626" calcext:value-type="float">
            <text:p>626</text:p>
          </table:table-cell>
          <table:table-cell table:formula="of:= ([.I651]*[.P651]+[.B651]*[.P651]+[.B651]*[.I651])/([.B651]*[.I651]*[.P651])" office:value-type="float" office:value="0.153651361860146" calcext:value-type="float">
            <text:p>0,1537</text:p>
          </table:table-cell>
          <table:table-cell table:number-columns-repeated="10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9+2*RAND()" office:value-type="float" office:value="10.6947683694307" calcext:value-type="float">
            <text:p>10,6948</text:p>
          </table:table-cell>
          <table:table-cell table:number-columns-repeated="5"/>
          <table:table-cell office:value-type="float" office:value="627" calcext:value-type="float">
            <text:p>627</text:p>
          </table:table-cell>
          <table:table-cell table:formula="of:=COM.MICROSOFT.NORM.INV(RAND();30;5)" office:value-type="float" office:value="31.612397199749" calcext:value-type="float">
            <text:p>31,6124</text:p>
          </table:table-cell>
          <table:table-cell table:number-columns-repeated="5"/>
          <table:table-cell office:value-type="float" office:value="627" calcext:value-type="float">
            <text:p>627</text:p>
          </table:table-cell>
          <table:table-cell table:formula="of:=40+10*RAND()" office:value-type="float" office:value="49.7224728611764" calcext:value-type="float">
            <text:p>49,7225</text:p>
          </table:table-cell>
          <table:table-cell table:number-columns-repeated="5"/>
          <table:table-cell office:value-type="float" office:value="627" calcext:value-type="float">
            <text:p>627</text:p>
          </table:table-cell>
          <table:table-cell table:formula="of:= ([.I652]*[.P652]+[.B652]*[.P652]+[.B652]*[.I652])/([.B652]*[.I652]*[.P652])" office:value-type="float" office:value="0.145248451242438" calcext:value-type="float">
            <text:p>0,1452</text:p>
          </table:table-cell>
          <table:table-cell table:number-columns-repeated="10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9+2*RAND()" office:value-type="float" office:value="10.7016058240552" calcext:value-type="float">
            <text:p>10,7016</text:p>
          </table:table-cell>
          <table:table-cell table:number-columns-repeated="5"/>
          <table:table-cell office:value-type="float" office:value="628" calcext:value-type="float">
            <text:p>628</text:p>
          </table:table-cell>
          <table:table-cell table:formula="of:=COM.MICROSOFT.NORM.INV(RAND();30;5)" office:value-type="float" office:value="26.4134654166424" calcext:value-type="float">
            <text:p>26,4135</text:p>
          </table:table-cell>
          <table:table-cell table:number-columns-repeated="5"/>
          <table:table-cell office:value-type="float" office:value="628" calcext:value-type="float">
            <text:p>628</text:p>
          </table:table-cell>
          <table:table-cell table:formula="of:=40+10*RAND()" office:value-type="float" office:value="44.630461797351" calcext:value-type="float">
            <text:p>44,6305</text:p>
          </table:table-cell>
          <table:table-cell table:number-columns-repeated="5"/>
          <table:table-cell office:value-type="float" office:value="628" calcext:value-type="float">
            <text:p>628</text:p>
          </table:table-cell>
          <table:table-cell table:formula="of:= ([.I653]*[.P653]+[.B653]*[.P653]+[.B653]*[.I653])/([.B653]*[.I653]*[.P653])" office:value-type="float" office:value="0.153709618870283" calcext:value-type="float">
            <text:p>0,1537</text:p>
          </table:table-cell>
          <table:table-cell table:number-columns-repeated="10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9+2*RAND()" office:value-type="float" office:value="10.9496683578473" calcext:value-type="float">
            <text:p>10,9497</text:p>
          </table:table-cell>
          <table:table-cell table:number-columns-repeated="5"/>
          <table:table-cell office:value-type="float" office:value="629" calcext:value-type="float">
            <text:p>629</text:p>
          </table:table-cell>
          <table:table-cell table:formula="of:=COM.MICROSOFT.NORM.INV(RAND();30;5)" office:value-type="float" office:value="33.0618053689438" calcext:value-type="float">
            <text:p>33,0618</text:p>
          </table:table-cell>
          <table:table-cell table:number-columns-repeated="5"/>
          <table:table-cell office:value-type="float" office:value="629" calcext:value-type="float">
            <text:p>629</text:p>
          </table:table-cell>
          <table:table-cell table:formula="of:=40+10*RAND()" office:value-type="float" office:value="47.9461599502247" calcext:value-type="float">
            <text:p>47,9462</text:p>
          </table:table-cell>
          <table:table-cell table:number-columns-repeated="5"/>
          <table:table-cell office:value-type="float" office:value="629" calcext:value-type="float">
            <text:p>629</text:p>
          </table:table-cell>
          <table:table-cell table:formula="of:= ([.I654]*[.P654]+[.B654]*[.P654]+[.B654]*[.I654])/([.B654]*[.I654]*[.P654])" office:value-type="float" office:value="0.142430076737405" calcext:value-type="float">
            <text:p>0,1424</text:p>
          </table:table-cell>
          <table:table-cell table:number-columns-repeated="10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9+2*RAND()" office:value-type="float" office:value="9.20485959737562" calcext:value-type="float">
            <text:p>9,2049</text:p>
          </table:table-cell>
          <table:table-cell table:number-columns-repeated="5"/>
          <table:table-cell office:value-type="float" office:value="630" calcext:value-type="float">
            <text:p>630</text:p>
          </table:table-cell>
          <table:table-cell table:formula="of:=COM.MICROSOFT.NORM.INV(RAND();30;5)" office:value-type="float" office:value="30.1269838997559" calcext:value-type="float">
            <text:p>30,1270</text:p>
          </table:table-cell>
          <table:table-cell table:number-columns-repeated="5"/>
          <table:table-cell office:value-type="float" office:value="630" calcext:value-type="float">
            <text:p>630</text:p>
          </table:table-cell>
          <table:table-cell table:formula="of:=40+10*RAND()" office:value-type="float" office:value="47.2028209769633" calcext:value-type="float">
            <text:p>47,2028</text:p>
          </table:table-cell>
          <table:table-cell table:number-columns-repeated="5"/>
          <table:table-cell office:value-type="float" office:value="630" calcext:value-type="float">
            <text:p>630</text:p>
          </table:table-cell>
          <table:table-cell table:formula="of:= ([.I655]*[.P655]+[.B655]*[.P655]+[.B655]*[.I655])/([.B655]*[.I655]*[.P655])" office:value-type="float" office:value="0.163016276910712" calcext:value-type="float">
            <text:p>0,1630</text:p>
          </table:table-cell>
          <table:table-cell table:number-columns-repeated="10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9+2*RAND()" office:value-type="float" office:value="9.56701318616979" calcext:value-type="float">
            <text:p>9,5670</text:p>
          </table:table-cell>
          <table:table-cell table:number-columns-repeated="5"/>
          <table:table-cell office:value-type="float" office:value="631" calcext:value-type="float">
            <text:p>631</text:p>
          </table:table-cell>
          <table:table-cell table:formula="of:=COM.MICROSOFT.NORM.INV(RAND();30;5)" office:value-type="float" office:value="31.0316137868024" calcext:value-type="float">
            <text:p>31,0316</text:p>
          </table:table-cell>
          <table:table-cell table:number-columns-repeated="5"/>
          <table:table-cell office:value-type="float" office:value="631" calcext:value-type="float">
            <text:p>631</text:p>
          </table:table-cell>
          <table:table-cell table:formula="of:=40+10*RAND()" office:value-type="float" office:value="47.4214090814348" calcext:value-type="float">
            <text:p>47,4214</text:p>
          </table:table-cell>
          <table:table-cell table:number-columns-repeated="5"/>
          <table:table-cell office:value-type="float" office:value="631" calcext:value-type="float">
            <text:p>631</text:p>
          </table:table-cell>
          <table:table-cell table:formula="of:= ([.I656]*[.P656]+[.B656]*[.P656]+[.B656]*[.I656])/([.B656]*[.I656]*[.P656])" office:value-type="float" office:value="0.157838553753215" calcext:value-type="float">
            <text:p>0,1578</text:p>
          </table:table-cell>
          <table:table-cell table:number-columns-repeated="10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9+2*RAND()" office:value-type="float" office:value="9.82089807582088" calcext:value-type="float">
            <text:p>9,8209</text:p>
          </table:table-cell>
          <table:table-cell table:number-columns-repeated="5"/>
          <table:table-cell office:value-type="float" office:value="632" calcext:value-type="float">
            <text:p>632</text:p>
          </table:table-cell>
          <table:table-cell table:formula="of:=COM.MICROSOFT.NORM.INV(RAND();30;5)" office:value-type="float" office:value="39.1767686002686" calcext:value-type="float">
            <text:p>39,1768</text:p>
          </table:table-cell>
          <table:table-cell table:number-columns-repeated="5"/>
          <table:table-cell office:value-type="float" office:value="632" calcext:value-type="float">
            <text:p>632</text:p>
          </table:table-cell>
          <table:table-cell table:formula="of:=40+10*RAND()" office:value-type="float" office:value="44.814232775243" calcext:value-type="float">
            <text:p>44,8142</text:p>
          </table:table-cell>
          <table:table-cell table:number-columns-repeated="5"/>
          <table:table-cell office:value-type="float" office:value="632" calcext:value-type="float">
            <text:p>632</text:p>
          </table:table-cell>
          <table:table-cell table:formula="of:= ([.I657]*[.P657]+[.B657]*[.P657]+[.B657]*[.I657])/([.B657]*[.I657]*[.P657])" office:value-type="float" office:value="0.149663352486888" calcext:value-type="float">
            <text:p>0,1497</text:p>
          </table:table-cell>
          <table:table-cell table:number-columns-repeated="10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9+2*RAND()" office:value-type="float" office:value="9.64944709534757" calcext:value-type="float">
            <text:p>9,6494</text:p>
          </table:table-cell>
          <table:table-cell table:number-columns-repeated="5"/>
          <table:table-cell office:value-type="float" office:value="633" calcext:value-type="float">
            <text:p>633</text:p>
          </table:table-cell>
          <table:table-cell table:formula="of:=COM.MICROSOFT.NORM.INV(RAND();30;5)" office:value-type="float" office:value="29.0851871900434" calcext:value-type="float">
            <text:p>29,0852</text:p>
          </table:table-cell>
          <table:table-cell table:number-columns-repeated="5"/>
          <table:table-cell office:value-type="float" office:value="633" calcext:value-type="float">
            <text:p>633</text:p>
          </table:table-cell>
          <table:table-cell table:formula="of:=40+10*RAND()" office:value-type="float" office:value="49.6844675566535" calcext:value-type="float">
            <text:p>49,6845</text:p>
          </table:table-cell>
          <table:table-cell table:number-columns-repeated="5"/>
          <table:table-cell office:value-type="float" office:value="633" calcext:value-type="float">
            <text:p>633</text:p>
          </table:table-cell>
          <table:table-cell table:formula="of:= ([.I658]*[.P658]+[.B658]*[.P658]+[.B658]*[.I658])/([.B658]*[.I658]*[.P658])" office:value-type="float" office:value="0.158141657817978" calcext:value-type="float">
            <text:p>0,1581</text:p>
          </table:table-cell>
          <table:table-cell table:number-columns-repeated="10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9+2*RAND()" office:value-type="float" office:value="10.5337027355563" calcext:value-type="float">
            <text:p>10,5337</text:p>
          </table:table-cell>
          <table:table-cell table:number-columns-repeated="5"/>
          <table:table-cell office:value-type="float" office:value="634" calcext:value-type="float">
            <text:p>634</text:p>
          </table:table-cell>
          <table:table-cell table:formula="of:=COM.MICROSOFT.NORM.INV(RAND();30;5)" office:value-type="float" office:value="28.2230663617535" calcext:value-type="float">
            <text:p>28,2231</text:p>
          </table:table-cell>
          <table:table-cell table:number-columns-repeated="5"/>
          <table:table-cell office:value-type="float" office:value="634" calcext:value-type="float">
            <text:p>634</text:p>
          </table:table-cell>
          <table:table-cell table:formula="of:=40+10*RAND()" office:value-type="float" office:value="43.4575868479442" calcext:value-type="float">
            <text:p>43,4576</text:p>
          </table:table-cell>
          <table:table-cell table:number-columns-repeated="5"/>
          <table:table-cell office:value-type="float" office:value="634" calcext:value-type="float">
            <text:p>634</text:p>
          </table:table-cell>
          <table:table-cell table:formula="of:= ([.I659]*[.P659]+[.B659]*[.P659]+[.B659]*[.I659])/([.B659]*[.I659]*[.P659])" office:value-type="float" office:value="0.153376332401965" calcext:value-type="float">
            <text:p>0,1534</text:p>
          </table:table-cell>
          <table:table-cell table:number-columns-repeated="10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9+2*RAND()" office:value-type="float" office:value="10.0176590562332" calcext:value-type="float">
            <text:p>10,0177</text:p>
          </table:table-cell>
          <table:table-cell table:number-columns-repeated="5"/>
          <table:table-cell office:value-type="float" office:value="635" calcext:value-type="float">
            <text:p>635</text:p>
          </table:table-cell>
          <table:table-cell table:formula="of:=COM.MICROSOFT.NORM.INV(RAND();30;5)" office:value-type="float" office:value="36.0200563776464" calcext:value-type="float">
            <text:p>36,0201</text:p>
          </table:table-cell>
          <table:table-cell table:number-columns-repeated="5"/>
          <table:table-cell office:value-type="float" office:value="635" calcext:value-type="float">
            <text:p>635</text:p>
          </table:table-cell>
          <table:table-cell table:formula="of:=40+10*RAND()" office:value-type="float" office:value="43.5021972225513" calcext:value-type="float">
            <text:p>43,5022</text:p>
          </table:table-cell>
          <table:table-cell table:number-columns-repeated="5"/>
          <table:table-cell office:value-type="float" office:value="635" calcext:value-type="float">
            <text:p>635</text:p>
          </table:table-cell>
          <table:table-cell table:formula="of:= ([.I660]*[.P660]+[.B660]*[.P660]+[.B660]*[.I660])/([.B660]*[.I660]*[.P660])" office:value-type="float" office:value="0.150573376161459" calcext:value-type="float">
            <text:p>0,1506</text:p>
          </table:table-cell>
          <table:table-cell table:number-columns-repeated="10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9+2*RAND()" office:value-type="float" office:value="10.1599886894692" calcext:value-type="float">
            <text:p>10,1600</text:p>
          </table:table-cell>
          <table:table-cell table:number-columns-repeated="5"/>
          <table:table-cell office:value-type="float" office:value="636" calcext:value-type="float">
            <text:p>636</text:p>
          </table:table-cell>
          <table:table-cell table:formula="of:=COM.MICROSOFT.NORM.INV(RAND();30;5)" office:value-type="float" office:value="30.4780579277427" calcext:value-type="float">
            <text:p>30,4781</text:p>
          </table:table-cell>
          <table:table-cell table:number-columns-repeated="5"/>
          <table:table-cell office:value-type="float" office:value="636" calcext:value-type="float">
            <text:p>636</text:p>
          </table:table-cell>
          <table:table-cell table:formula="of:=40+10*RAND()" office:value-type="float" office:value="41.8964380922262" calcext:value-type="float">
            <text:p>41,8964</text:p>
          </table:table-cell>
          <table:table-cell table:number-columns-repeated="5"/>
          <table:table-cell office:value-type="float" office:value="636" calcext:value-type="float">
            <text:p>636</text:p>
          </table:table-cell>
          <table:table-cell table:formula="of:= ([.I661]*[.P661]+[.B661]*[.P661]+[.B661]*[.I661])/([.B661]*[.I661]*[.P661])" office:value-type="float" office:value="0.155104173427079" calcext:value-type="float">
            <text:p>0,1551</text:p>
          </table:table-cell>
          <table:table-cell table:number-columns-repeated="10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9+2*RAND()" office:value-type="float" office:value="10.3200544130523" calcext:value-type="float">
            <text:p>10,3201</text:p>
          </table:table-cell>
          <table:table-cell table:number-columns-repeated="5"/>
          <table:table-cell office:value-type="float" office:value="637" calcext:value-type="float">
            <text:p>637</text:p>
          </table:table-cell>
          <table:table-cell table:formula="of:=COM.MICROSOFT.NORM.INV(RAND();30;5)" office:value-type="float" office:value="21.3606126130948" calcext:value-type="float">
            <text:p>21,3606</text:p>
          </table:table-cell>
          <table:table-cell table:number-columns-repeated="5"/>
          <table:table-cell office:value-type="float" office:value="637" calcext:value-type="float">
            <text:p>637</text:p>
          </table:table-cell>
          <table:table-cell table:formula="of:=40+10*RAND()" office:value-type="float" office:value="42.501722011948" calcext:value-type="float">
            <text:p>42,5017</text:p>
          </table:table-cell>
          <table:table-cell table:number-columns-repeated="5"/>
          <table:table-cell office:value-type="float" office:value="637" calcext:value-type="float">
            <text:p>637</text:p>
          </table:table-cell>
          <table:table-cell table:formula="of:= ([.I662]*[.P662]+[.B662]*[.P662]+[.B662]*[.I662])/([.B662]*[.I662]*[.P662])" office:value-type="float" office:value="0.167242309064495" calcext:value-type="float">
            <text:p>0,1672</text:p>
          </table:table-cell>
          <table:table-cell table:number-columns-repeated="10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9+2*RAND()" office:value-type="float" office:value="10.1841328323353" calcext:value-type="float">
            <text:p>10,1841</text:p>
          </table:table-cell>
          <table:table-cell table:number-columns-repeated="5"/>
          <table:table-cell office:value-type="float" office:value="638" calcext:value-type="float">
            <text:p>638</text:p>
          </table:table-cell>
          <table:table-cell table:formula="of:=COM.MICROSOFT.NORM.INV(RAND();30;5)" office:value-type="float" office:value="31.5806324630277" calcext:value-type="float">
            <text:p>31,5806</text:p>
          </table:table-cell>
          <table:table-cell table:number-columns-repeated="5"/>
          <table:table-cell office:value-type="float" office:value="638" calcext:value-type="float">
            <text:p>638</text:p>
          </table:table-cell>
          <table:table-cell table:formula="of:=40+10*RAND()" office:value-type="float" office:value="43.4314037079457" calcext:value-type="float">
            <text:p>43,4314</text:p>
          </table:table-cell>
          <table:table-cell table:number-columns-repeated="5"/>
          <table:table-cell office:value-type="float" office:value="638" calcext:value-type="float">
            <text:p>638</text:p>
          </table:table-cell>
          <table:table-cell table:formula="of:= ([.I663]*[.P663]+[.B663]*[.P663]+[.B663]*[.I663])/([.B663]*[.I663]*[.P663])" office:value-type="float" office:value="0.152881754726157" calcext:value-type="float">
            <text:p>0,1529</text:p>
          </table:table-cell>
          <table:table-cell table:number-columns-repeated="10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9+2*RAND()" office:value-type="float" office:value="10.2814540883992" calcext:value-type="float">
            <text:p>10,2815</text:p>
          </table:table-cell>
          <table:table-cell table:number-columns-repeated="5"/>
          <table:table-cell office:value-type="float" office:value="639" calcext:value-type="float">
            <text:p>639</text:p>
          </table:table-cell>
          <table:table-cell table:formula="of:=COM.MICROSOFT.NORM.INV(RAND();30;5)" office:value-type="float" office:value="30.0401761550628" calcext:value-type="float">
            <text:p>30,0402</text:p>
          </table:table-cell>
          <table:table-cell table:number-columns-repeated="5"/>
          <table:table-cell office:value-type="float" office:value="639" calcext:value-type="float">
            <text:p>639</text:p>
          </table:table-cell>
          <table:table-cell table:formula="of:=40+10*RAND()" office:value-type="float" office:value="49.2545698175672" calcext:value-type="float">
            <text:p>49,2546</text:p>
          </table:table-cell>
          <table:table-cell table:number-columns-repeated="5"/>
          <table:table-cell office:value-type="float" office:value="639" calcext:value-type="float">
            <text:p>639</text:p>
          </table:table-cell>
          <table:table-cell table:formula="of:= ([.I664]*[.P664]+[.B664]*[.P664]+[.B664]*[.I664])/([.B664]*[.I664]*[.P664])" office:value-type="float" office:value="0.150853944518673" calcext:value-type="float">
            <text:p>0,1509</text:p>
          </table:table-cell>
          <table:table-cell table:number-columns-repeated="10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9+2*RAND()" office:value-type="float" office:value="9.63479710393585" calcext:value-type="float">
            <text:p>9,6348</text:p>
          </table:table-cell>
          <table:table-cell table:number-columns-repeated="5"/>
          <table:table-cell office:value-type="float" office:value="640" calcext:value-type="float">
            <text:p>640</text:p>
          </table:table-cell>
          <table:table-cell table:formula="of:=COM.MICROSOFT.NORM.INV(RAND();30;5)" office:value-type="float" office:value="32.0460175072217" calcext:value-type="float">
            <text:p>32,0460</text:p>
          </table:table-cell>
          <table:table-cell table:number-columns-repeated="5"/>
          <table:table-cell office:value-type="float" office:value="640" calcext:value-type="float">
            <text:p>640</text:p>
          </table:table-cell>
          <table:table-cell table:formula="of:=40+10*RAND()" office:value-type="float" office:value="47.8217459737789" calcext:value-type="float">
            <text:p>47,8217</text:p>
          </table:table-cell>
          <table:table-cell table:number-columns-repeated="5"/>
          <table:table-cell office:value-type="float" office:value="640" calcext:value-type="float">
            <text:p>640</text:p>
          </table:table-cell>
          <table:table-cell table:formula="of:= ([.I665]*[.P665]+[.B665]*[.P665]+[.B665]*[.I665])/([.B665]*[.I665]*[.P665])" office:value-type="float" office:value="0.155906572044427" calcext:value-type="float">
            <text:p>0,1559</text:p>
          </table:table-cell>
          <table:table-cell table:number-columns-repeated="10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9+2*RAND()" office:value-type="float" office:value="10.9002526758704" calcext:value-type="float">
            <text:p>10,9003</text:p>
          </table:table-cell>
          <table:table-cell table:number-columns-repeated="5"/>
          <table:table-cell office:value-type="float" office:value="641" calcext:value-type="float">
            <text:p>641</text:p>
          </table:table-cell>
          <table:table-cell table:formula="of:=COM.MICROSOFT.NORM.INV(RAND();30;5)" office:value-type="float" office:value="27.6192824006064" calcext:value-type="float">
            <text:p>27,6193</text:p>
          </table:table-cell>
          <table:table-cell table:number-columns-repeated="5"/>
          <table:table-cell office:value-type="float" office:value="641" calcext:value-type="float">
            <text:p>641</text:p>
          </table:table-cell>
          <table:table-cell table:formula="of:=40+10*RAND()" office:value-type="float" office:value="41.8482795997988" calcext:value-type="float">
            <text:p>41,8483</text:p>
          </table:table-cell>
          <table:table-cell table:number-columns-repeated="5"/>
          <table:table-cell office:value-type="float" office:value="641" calcext:value-type="float">
            <text:p>641</text:p>
          </table:table-cell>
          <table:table-cell table:formula="of:= ([.I666]*[.P666]+[.B666]*[.P666]+[.B666]*[.I666])/([.B666]*[.I666]*[.P666])" office:value-type="float" office:value="0.151843426295352" calcext:value-type="float">
            <text:p>0,1518</text:p>
          </table:table-cell>
          <table:table-cell table:number-columns-repeated="10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9+2*RAND()" office:value-type="float" office:value="9.54590241820552" calcext:value-type="float">
            <text:p>9,5459</text:p>
          </table:table-cell>
          <table:table-cell table:number-columns-repeated="5"/>
          <table:table-cell office:value-type="float" office:value="642" calcext:value-type="float">
            <text:p>642</text:p>
          </table:table-cell>
          <table:table-cell table:formula="of:=COM.MICROSOFT.NORM.INV(RAND();30;5)" office:value-type="float" office:value="25.0258013450729" calcext:value-type="float">
            <text:p>25,0258</text:p>
          </table:table-cell>
          <table:table-cell table:number-columns-repeated="5"/>
          <table:table-cell office:value-type="float" office:value="642" calcext:value-type="float">
            <text:p>642</text:p>
          </table:table-cell>
          <table:table-cell table:formula="of:=40+10*RAND()" office:value-type="float" office:value="40.449835936306" calcext:value-type="float">
            <text:p>40,4498</text:p>
          </table:table-cell>
          <table:table-cell table:number-columns-repeated="5"/>
          <table:table-cell office:value-type="float" office:value="642" calcext:value-type="float">
            <text:p>642</text:p>
          </table:table-cell>
          <table:table-cell table:formula="of:= ([.I667]*[.P667]+[.B667]*[.P667]+[.B667]*[.I667])/([.B667]*[.I667]*[.P667])" office:value-type="float" office:value="0.169437729107275" calcext:value-type="float">
            <text:p>0,1694</text:p>
          </table:table-cell>
          <table:table-cell table:number-columns-repeated="10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9+2*RAND()" office:value-type="float" office:value="9.14929644227959" calcext:value-type="float">
            <text:p>9,1493</text:p>
          </table:table-cell>
          <table:table-cell table:number-columns-repeated="5"/>
          <table:table-cell office:value-type="float" office:value="643" calcext:value-type="float">
            <text:p>643</text:p>
          </table:table-cell>
          <table:table-cell table:formula="of:=COM.MICROSOFT.NORM.INV(RAND();30;5)" office:value-type="float" office:value="27.8567591140618" calcext:value-type="float">
            <text:p>27,8568</text:p>
          </table:table-cell>
          <table:table-cell table:number-columns-repeated="5"/>
          <table:table-cell office:value-type="float" office:value="643" calcext:value-type="float">
            <text:p>643</text:p>
          </table:table-cell>
          <table:table-cell table:formula="of:=40+10*RAND()" office:value-type="float" office:value="48.5559825634118" calcext:value-type="float">
            <text:p>48,5560</text:p>
          </table:table-cell>
          <table:table-cell table:number-columns-repeated="5"/>
          <table:table-cell office:value-type="float" office:value="643" calcext:value-type="float">
            <text:p>643</text:p>
          </table:table-cell>
          <table:table-cell table:formula="of:= ([.I668]*[.P668]+[.B668]*[.P668]+[.B668]*[.I668])/([.B668]*[.I668]*[.P668])" office:value-type="float" office:value="0.165790736546758" calcext:value-type="float">
            <text:p>0,1658</text:p>
          </table:table-cell>
          <table:table-cell table:number-columns-repeated="10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9+2*RAND()" office:value-type="float" office:value="9.99573825043626" calcext:value-type="float">
            <text:p>9,9957</text:p>
          </table:table-cell>
          <table:table-cell table:number-columns-repeated="5"/>
          <table:table-cell office:value-type="float" office:value="644" calcext:value-type="float">
            <text:p>644</text:p>
          </table:table-cell>
          <table:table-cell table:formula="of:=COM.MICROSOFT.NORM.INV(RAND();30;5)" office:value-type="float" office:value="33.4273607786246" calcext:value-type="float">
            <text:p>33,4274</text:p>
          </table:table-cell>
          <table:table-cell table:number-columns-repeated="5"/>
          <table:table-cell office:value-type="float" office:value="644" calcext:value-type="float">
            <text:p>644</text:p>
          </table:table-cell>
          <table:table-cell table:formula="of:=40+10*RAND()" office:value-type="float" office:value="46.302727725124" calcext:value-type="float">
            <text:p>46,3027</text:p>
          </table:table-cell>
          <table:table-cell table:number-columns-repeated="5"/>
          <table:table-cell office:value-type="float" office:value="644" calcext:value-type="float">
            <text:p>644</text:p>
          </table:table-cell>
          <table:table-cell table:formula="of:= ([.I669]*[.P669]+[.B669]*[.P669]+[.B669]*[.I669])/([.B669]*[.I669]*[.P669])" office:value-type="float" office:value="0.151555248774347" calcext:value-type="float">
            <text:p>0,1516</text:p>
          </table:table-cell>
          <table:table-cell table:number-columns-repeated="10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9+2*RAND()" office:value-type="float" office:value="10.3565869892482" calcext:value-type="float">
            <text:p>10,3566</text:p>
          </table:table-cell>
          <table:table-cell table:number-columns-repeated="5"/>
          <table:table-cell office:value-type="float" office:value="645" calcext:value-type="float">
            <text:p>645</text:p>
          </table:table-cell>
          <table:table-cell table:formula="of:=COM.MICROSOFT.NORM.INV(RAND();30;5)" office:value-type="float" office:value="23.9852891422615" calcext:value-type="float">
            <text:p>23,9853</text:p>
          </table:table-cell>
          <table:table-cell table:number-columns-repeated="5"/>
          <table:table-cell office:value-type="float" office:value="645" calcext:value-type="float">
            <text:p>645</text:p>
          </table:table-cell>
          <table:table-cell table:formula="of:=40+10*RAND()" office:value-type="float" office:value="44.6829076635186" calcext:value-type="float">
            <text:p>44,6829</text:p>
          </table:table-cell>
          <table:table-cell table:number-columns-repeated="5"/>
          <table:table-cell office:value-type="float" office:value="645" calcext:value-type="float">
            <text:p>645</text:p>
          </table:table-cell>
          <table:table-cell table:formula="of:= ([.I670]*[.P670]+[.B670]*[.P670]+[.B670]*[.I670])/([.B670]*[.I670]*[.P670])" office:value-type="float" office:value="0.160629050625023" calcext:value-type="float">
            <text:p>0,1606</text:p>
          </table:table-cell>
          <table:table-cell table:number-columns-repeated="10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9+2*RAND()" office:value-type="float" office:value="9.65509885060601" calcext:value-type="float">
            <text:p>9,6551</text:p>
          </table:table-cell>
          <table:table-cell table:number-columns-repeated="5"/>
          <table:table-cell office:value-type="float" office:value="646" calcext:value-type="float">
            <text:p>646</text:p>
          </table:table-cell>
          <table:table-cell table:formula="of:=COM.MICROSOFT.NORM.INV(RAND();30;5)" office:value-type="float" office:value="32.6265636213559" calcext:value-type="float">
            <text:p>32,6266</text:p>
          </table:table-cell>
          <table:table-cell table:number-columns-repeated="5"/>
          <table:table-cell office:value-type="float" office:value="646" calcext:value-type="float">
            <text:p>646</text:p>
          </table:table-cell>
          <table:table-cell table:formula="of:=40+10*RAND()" office:value-type="float" office:value="49.3309540010523" calcext:value-type="float">
            <text:p>49,3310</text:p>
          </table:table-cell>
          <table:table-cell table:number-columns-repeated="5"/>
          <table:table-cell office:value-type="float" office:value="646" calcext:value-type="float">
            <text:p>646</text:p>
          </table:table-cell>
          <table:table-cell table:formula="of:= ([.I671]*[.P671]+[.B671]*[.P671]+[.B671]*[.I671])/([.B671]*[.I671]*[.P671])" office:value-type="float" office:value="0.15449333767635" calcext:value-type="float">
            <text:p>0,1545</text:p>
          </table:table-cell>
          <table:table-cell table:number-columns-repeated="10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9+2*RAND()" office:value-type="float" office:value="9.15851935348474" calcext:value-type="float">
            <text:p>9,1585</text:p>
          </table:table-cell>
          <table:table-cell table:number-columns-repeated="5"/>
          <table:table-cell office:value-type="float" office:value="647" calcext:value-type="float">
            <text:p>647</text:p>
          </table:table-cell>
          <table:table-cell table:formula="of:=COM.MICROSOFT.NORM.INV(RAND();30;5)" office:value-type="float" office:value="33.3394572831985" calcext:value-type="float">
            <text:p>33,3395</text:p>
          </table:table-cell>
          <table:table-cell table:number-columns-repeated="5"/>
          <table:table-cell office:value-type="float" office:value="647" calcext:value-type="float">
            <text:p>647</text:p>
          </table:table-cell>
          <table:table-cell table:formula="of:=40+10*RAND()" office:value-type="float" office:value="46.8396380369086" calcext:value-type="float">
            <text:p>46,8396</text:p>
          </table:table-cell>
          <table:table-cell table:number-columns-repeated="5"/>
          <table:table-cell office:value-type="float" office:value="647" calcext:value-type="float">
            <text:p>647</text:p>
          </table:table-cell>
          <table:table-cell table:formula="of:= ([.I672]*[.P672]+[.B672]*[.P672]+[.B672]*[.I672])/([.B672]*[.I672]*[.P672])" office:value-type="float" office:value="0.160531883668542" calcext:value-type="float">
            <text:p>0,1605</text:p>
          </table:table-cell>
          <table:table-cell table:number-columns-repeated="10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9+2*RAND()" office:value-type="float" office:value="10.7270542785991" calcext:value-type="float">
            <text:p>10,7271</text:p>
          </table:table-cell>
          <table:table-cell table:number-columns-repeated="5"/>
          <table:table-cell office:value-type="float" office:value="648" calcext:value-type="float">
            <text:p>648</text:p>
          </table:table-cell>
          <table:table-cell table:formula="of:=COM.MICROSOFT.NORM.INV(RAND();30;5)" office:value-type="float" office:value="32.0005872861133" calcext:value-type="float">
            <text:p>32,0006</text:p>
          </table:table-cell>
          <table:table-cell table:number-columns-repeated="5"/>
          <table:table-cell office:value-type="float" office:value="648" calcext:value-type="float">
            <text:p>648</text:p>
          </table:table-cell>
          <table:table-cell table:formula="of:=40+10*RAND()" office:value-type="float" office:value="45.9503527579363" calcext:value-type="float">
            <text:p>45,9504</text:p>
          </table:table-cell>
          <table:table-cell table:number-columns-repeated="5"/>
          <table:table-cell office:value-type="float" office:value="648" calcext:value-type="float">
            <text:p>648</text:p>
          </table:table-cell>
          <table:table-cell table:formula="of:= ([.I673]*[.P673]+[.B673]*[.P673]+[.B673]*[.I673])/([.B673]*[.I673]*[.P673])" office:value-type="float" office:value="0.146234282401556" calcext:value-type="float">
            <text:p>0,1462</text:p>
          </table:table-cell>
          <table:table-cell table:number-columns-repeated="10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9+2*RAND()" office:value-type="float" office:value="9.83100528479554" calcext:value-type="float">
            <text:p>9,8310</text:p>
          </table:table-cell>
          <table:table-cell table:number-columns-repeated="5"/>
          <table:table-cell office:value-type="float" office:value="649" calcext:value-type="float">
            <text:p>649</text:p>
          </table:table-cell>
          <table:table-cell table:formula="of:=COM.MICROSOFT.NORM.INV(RAND();30;5)" office:value-type="float" office:value="23.212908266312" calcext:value-type="float">
            <text:p>23,2129</text:p>
          </table:table-cell>
          <table:table-cell table:number-columns-repeated="5"/>
          <table:table-cell office:value-type="float" office:value="649" calcext:value-type="float">
            <text:p>649</text:p>
          </table:table-cell>
          <table:table-cell table:formula="of:=40+10*RAND()" office:value-type="float" office:value="44.7920940292534" calcext:value-type="float">
            <text:p>44,7921</text:p>
          </table:table-cell>
          <table:table-cell table:number-columns-repeated="5"/>
          <table:table-cell office:value-type="float" office:value="649" calcext:value-type="float">
            <text:p>649</text:p>
          </table:table-cell>
          <table:table-cell table:formula="of:= ([.I674]*[.P674]+[.B674]*[.P674]+[.B674]*[.I674])/([.B674]*[.I674]*[.P674])" office:value-type="float" office:value="0.167123844934693" calcext:value-type="float">
            <text:p>0,1671</text:p>
          </table:table-cell>
          <table:table-cell table:number-columns-repeated="10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9+2*RAND()" office:value-type="float" office:value="10.891813744558" calcext:value-type="float">
            <text:p>10,8918</text:p>
          </table:table-cell>
          <table:table-cell table:number-columns-repeated="5"/>
          <table:table-cell office:value-type="float" office:value="650" calcext:value-type="float">
            <text:p>650</text:p>
          </table:table-cell>
          <table:table-cell table:formula="of:=COM.MICROSOFT.NORM.INV(RAND();30;5)" office:value-type="float" office:value="21.487236952645" calcext:value-type="float">
            <text:p>21,4872</text:p>
          </table:table-cell>
          <table:table-cell table:number-columns-repeated="5"/>
          <table:table-cell office:value-type="float" office:value="650" calcext:value-type="float">
            <text:p>650</text:p>
          </table:table-cell>
          <table:table-cell table:formula="of:=40+10*RAND()" office:value-type="float" office:value="46.8568534113001" calcext:value-type="float">
            <text:p>46,8569</text:p>
          </table:table-cell>
          <table:table-cell table:number-columns-repeated="5"/>
          <table:table-cell office:value-type="float" office:value="650" calcext:value-type="float">
            <text:p>650</text:p>
          </table:table-cell>
          <table:table-cell table:formula="of:= ([.I675]*[.P675]+[.B675]*[.P675]+[.B675]*[.I675])/([.B675]*[.I675]*[.P675])" office:value-type="float" office:value="0.159692923382823" calcext:value-type="float">
            <text:p>0,1597</text:p>
          </table:table-cell>
          <table:table-cell table:number-columns-repeated="10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9+2*RAND()" office:value-type="float" office:value="10.4272827042732" calcext:value-type="float">
            <text:p>10,4273</text:p>
          </table:table-cell>
          <table:table-cell table:number-columns-repeated="5"/>
          <table:table-cell office:value-type="float" office:value="651" calcext:value-type="float">
            <text:p>651</text:p>
          </table:table-cell>
          <table:table-cell table:formula="of:=COM.MICROSOFT.NORM.INV(RAND();30;5)" office:value-type="float" office:value="29.3667707488989" calcext:value-type="float">
            <text:p>29,3668</text:p>
          </table:table-cell>
          <table:table-cell table:number-columns-repeated="5"/>
          <table:table-cell office:value-type="float" office:value="651" calcext:value-type="float">
            <text:p>651</text:p>
          </table:table-cell>
          <table:table-cell table:formula="of:=40+10*RAND()" office:value-type="float" office:value="41.9374663277995" calcext:value-type="float">
            <text:p>41,9375</text:p>
          </table:table-cell>
          <table:table-cell table:number-columns-repeated="5"/>
          <table:table-cell office:value-type="float" office:value="651" calcext:value-type="float">
            <text:p>651</text:p>
          </table:table-cell>
          <table:table-cell table:formula="of:= ([.I676]*[.P676]+[.B676]*[.P676]+[.B676]*[.I676])/([.B676]*[.I676]*[.P676])" office:value-type="float" office:value="0.153799381508352" calcext:value-type="float">
            <text:p>0,1538</text:p>
          </table:table-cell>
          <table:table-cell table:number-columns-repeated="10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9+2*RAND()" office:value-type="float" office:value="10.2189287671354" calcext:value-type="float">
            <text:p>10,2189</text:p>
          </table:table-cell>
          <table:table-cell table:number-columns-repeated="5"/>
          <table:table-cell office:value-type="float" office:value="652" calcext:value-type="float">
            <text:p>652</text:p>
          </table:table-cell>
          <table:table-cell table:formula="of:=COM.MICROSOFT.NORM.INV(RAND();30;5)" office:value-type="float" office:value="33.9066645095829" calcext:value-type="float">
            <text:p>33,9067</text:p>
          </table:table-cell>
          <table:table-cell table:number-columns-repeated="5"/>
          <table:table-cell office:value-type="float" office:value="652" calcext:value-type="float">
            <text:p>652</text:p>
          </table:table-cell>
          <table:table-cell table:formula="of:=40+10*RAND()" office:value-type="float" office:value="43.3094790217001" calcext:value-type="float">
            <text:p>43,3095</text:p>
          </table:table-cell>
          <table:table-cell table:number-columns-repeated="5"/>
          <table:table-cell office:value-type="float" office:value="652" calcext:value-type="float">
            <text:p>652</text:p>
          </table:table-cell>
          <table:table-cell table:formula="of:= ([.I677]*[.P677]+[.B677]*[.P677]+[.B677]*[.I677])/([.B677]*[.I677]*[.P677])" office:value-type="float" office:value="0.150439975850396" calcext:value-type="float">
            <text:p>0,1504</text:p>
          </table:table-cell>
          <table:table-cell table:number-columns-repeated="10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9+2*RAND()" office:value-type="float" office:value="10.3672939504031" calcext:value-type="float">
            <text:p>10,3673</text:p>
          </table:table-cell>
          <table:table-cell table:number-columns-repeated="5"/>
          <table:table-cell office:value-type="float" office:value="653" calcext:value-type="float">
            <text:p>653</text:p>
          </table:table-cell>
          <table:table-cell table:formula="of:=COM.MICROSOFT.NORM.INV(RAND();30;5)" office:value-type="float" office:value="31.2878100584928" calcext:value-type="float">
            <text:p>31,2878</text:p>
          </table:table-cell>
          <table:table-cell table:number-columns-repeated="5"/>
          <table:table-cell office:value-type="float" office:value="653" calcext:value-type="float">
            <text:p>653</text:p>
          </table:table-cell>
          <table:table-cell table:formula="of:=40+10*RAND()" office:value-type="float" office:value="44.4685183267575" calcext:value-type="float">
            <text:p>44,4685</text:p>
          </table:table-cell>
          <table:table-cell table:number-columns-repeated="5"/>
          <table:table-cell office:value-type="float" office:value="653" calcext:value-type="float">
            <text:p>653</text:p>
          </table:table-cell>
          <table:table-cell table:formula="of:= ([.I678]*[.P678]+[.B678]*[.P678]+[.B678]*[.I678])/([.B678]*[.I678]*[.P678])" office:value-type="float" office:value="0.15090633439769" calcext:value-type="float">
            <text:p>0,1509</text:p>
          </table:table-cell>
          <table:table-cell table:number-columns-repeated="10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9+2*RAND()" office:value-type="float" office:value="10.1917370718438" calcext:value-type="float">
            <text:p>10,1917</text:p>
          </table:table-cell>
          <table:table-cell table:number-columns-repeated="5"/>
          <table:table-cell office:value-type="float" office:value="654" calcext:value-type="float">
            <text:p>654</text:p>
          </table:table-cell>
          <table:table-cell table:formula="of:=COM.MICROSOFT.NORM.INV(RAND();30;5)" office:value-type="float" office:value="34.8897033658694" calcext:value-type="float">
            <text:p>34,8897</text:p>
          </table:table-cell>
          <table:table-cell table:number-columns-repeated="5"/>
          <table:table-cell office:value-type="float" office:value="654" calcext:value-type="float">
            <text:p>654</text:p>
          </table:table-cell>
          <table:table-cell table:formula="of:=40+10*RAND()" office:value-type="float" office:value="47.3982322902884" calcext:value-type="float">
            <text:p>47,3982</text:p>
          </table:table-cell>
          <table:table-cell table:number-columns-repeated="5"/>
          <table:table-cell office:value-type="float" office:value="654" calcext:value-type="float">
            <text:p>654</text:p>
          </table:table-cell>
          <table:table-cell table:formula="of:= ([.I679]*[.P679]+[.B679]*[.P679]+[.B679]*[.I679])/([.B679]*[.I679]*[.P679])" office:value-type="float" office:value="0.147878285263819" calcext:value-type="float">
            <text:p>0,1479</text:p>
          </table:table-cell>
          <table:table-cell table:number-columns-repeated="10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9+2*RAND()" office:value-type="float" office:value="9.4900935140904" calcext:value-type="float">
            <text:p>9,4901</text:p>
          </table:table-cell>
          <table:table-cell table:number-columns-repeated="5"/>
          <table:table-cell office:value-type="float" office:value="655" calcext:value-type="float">
            <text:p>655</text:p>
          </table:table-cell>
          <table:table-cell table:formula="of:=COM.MICROSOFT.NORM.INV(RAND();30;5)" office:value-type="float" office:value="25.7906952887555" calcext:value-type="float">
            <text:p>25,7907</text:p>
          </table:table-cell>
          <table:table-cell table:number-columns-repeated="5"/>
          <table:table-cell office:value-type="float" office:value="655" calcext:value-type="float">
            <text:p>655</text:p>
          </table:table-cell>
          <table:table-cell table:formula="of:=40+10*RAND()" office:value-type="float" office:value="41.9383828586433" calcext:value-type="float">
            <text:p>41,9384</text:p>
          </table:table-cell>
          <table:table-cell table:number-columns-repeated="5"/>
          <table:table-cell office:value-type="float" office:value="655" calcext:value-type="float">
            <text:p>655</text:p>
          </table:table-cell>
          <table:table-cell table:formula="of:= ([.I680]*[.P680]+[.B680]*[.P680]+[.B680]*[.I680])/([.B680]*[.I680]*[.P680])" office:value-type="float" office:value="0.167991218677035" calcext:value-type="float">
            <text:p>0,1680</text:p>
          </table:table-cell>
          <table:table-cell table:number-columns-repeated="10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9+2*RAND()" office:value-type="float" office:value="9.30818376573734" calcext:value-type="float">
            <text:p>9,3082</text:p>
          </table:table-cell>
          <table:table-cell table:number-columns-repeated="5"/>
          <table:table-cell office:value-type="float" office:value="656" calcext:value-type="float">
            <text:p>656</text:p>
          </table:table-cell>
          <table:table-cell table:formula="of:=COM.MICROSOFT.NORM.INV(RAND();30;5)" office:value-type="float" office:value="21.5260276499804" calcext:value-type="float">
            <text:p>21,5260</text:p>
          </table:table-cell>
          <table:table-cell table:number-columns-repeated="5"/>
          <table:table-cell office:value-type="float" office:value="656" calcext:value-type="float">
            <text:p>656</text:p>
          </table:table-cell>
          <table:table-cell table:formula="of:=40+10*RAND()" office:value-type="float" office:value="41.2168391759042" calcext:value-type="float">
            <text:p>41,2168</text:p>
          </table:table-cell>
          <table:table-cell table:number-columns-repeated="5"/>
          <table:table-cell office:value-type="float" office:value="656" calcext:value-type="float">
            <text:p>656</text:p>
          </table:table-cell>
          <table:table-cell table:formula="of:= ([.I681]*[.P681]+[.B681]*[.P681]+[.B681]*[.I681])/([.B681]*[.I681]*[.P681])" office:value-type="float" office:value="0.178149661893224" calcext:value-type="float">
            <text:p>0,1781</text:p>
          </table:table-cell>
          <table:table-cell table:number-columns-repeated="10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9+2*RAND()" office:value-type="float" office:value="10.1716368112247" calcext:value-type="float">
            <text:p>10,1716</text:p>
          </table:table-cell>
          <table:table-cell table:number-columns-repeated="5"/>
          <table:table-cell office:value-type="float" office:value="657" calcext:value-type="float">
            <text:p>657</text:p>
          </table:table-cell>
          <table:table-cell table:formula="of:=COM.MICROSOFT.NORM.INV(RAND();30;5)" office:value-type="float" office:value="33.4205962518163" calcext:value-type="float">
            <text:p>33,4206</text:p>
          </table:table-cell>
          <table:table-cell table:number-columns-repeated="5"/>
          <table:table-cell office:value-type="float" office:value="657" calcext:value-type="float">
            <text:p>657</text:p>
          </table:table-cell>
          <table:table-cell table:formula="of:=40+10*RAND()" office:value-type="float" office:value="48.6374873889145" calcext:value-type="float">
            <text:p>48,6375</text:p>
          </table:table-cell>
          <table:table-cell table:number-columns-repeated="5"/>
          <table:table-cell office:value-type="float" office:value="657" calcext:value-type="float">
            <text:p>657</text:p>
          </table:table-cell>
          <table:table-cell table:formula="of:= ([.I682]*[.P682]+[.B682]*[.P682]+[.B682]*[.I682])/([.B682]*[.I682]*[.P682])" office:value-type="float" office:value="0.148794535037575" calcext:value-type="float">
            <text:p>0,1488</text:p>
          </table:table-cell>
          <table:table-cell table:number-columns-repeated="10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9+2*RAND()" office:value-type="float" office:value="10.7745642496739" calcext:value-type="float">
            <text:p>10,7746</text:p>
          </table:table-cell>
          <table:table-cell table:number-columns-repeated="5"/>
          <table:table-cell office:value-type="float" office:value="658" calcext:value-type="float">
            <text:p>658</text:p>
          </table:table-cell>
          <table:table-cell table:formula="of:=COM.MICROSOFT.NORM.INV(RAND();30;5)" office:value-type="float" office:value="31.2286728281019" calcext:value-type="float">
            <text:p>31,2287</text:p>
          </table:table-cell>
          <table:table-cell table:number-columns-repeated="5"/>
          <table:table-cell office:value-type="float" office:value="658" calcext:value-type="float">
            <text:p>658</text:p>
          </table:table-cell>
          <table:table-cell table:formula="of:=40+10*RAND()" office:value-type="float" office:value="48.5280122130644" calcext:value-type="float">
            <text:p>48,5280</text:p>
          </table:table-cell>
          <table:table-cell table:number-columns-repeated="5"/>
          <table:table-cell office:value-type="float" office:value="658" calcext:value-type="float">
            <text:p>658</text:p>
          </table:table-cell>
          <table:table-cell table:formula="of:= ([.I683]*[.P683]+[.B683]*[.P683]+[.B683]*[.I683])/([.B683]*[.I683]*[.P683])" office:value-type="float" office:value="0.145439686783455" calcext:value-type="float">
            <text:p>0,1454</text:p>
          </table:table-cell>
          <table:table-cell table:number-columns-repeated="10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9+2*RAND()" office:value-type="float" office:value="9.23404654045589" calcext:value-type="float">
            <text:p>9,2340</text:p>
          </table:table-cell>
          <table:table-cell table:number-columns-repeated="5"/>
          <table:table-cell office:value-type="float" office:value="659" calcext:value-type="float">
            <text:p>659</text:p>
          </table:table-cell>
          <table:table-cell table:formula="of:=COM.MICROSOFT.NORM.INV(RAND();30;5)" office:value-type="float" office:value="25.919686100924" calcext:value-type="float">
            <text:p>25,9197</text:p>
          </table:table-cell>
          <table:table-cell table:number-columns-repeated="5"/>
          <table:table-cell office:value-type="float" office:value="659" calcext:value-type="float">
            <text:p>659</text:p>
          </table:table-cell>
          <table:table-cell table:formula="of:=40+10*RAND()" office:value-type="float" office:value="46.4385436626617" calcext:value-type="float">
            <text:p>46,4385</text:p>
          </table:table-cell>
          <table:table-cell table:number-columns-repeated="5"/>
          <table:table-cell office:value-type="float" office:value="659" calcext:value-type="float">
            <text:p>659</text:p>
          </table:table-cell>
          <table:table-cell table:formula="of:= ([.I684]*[.P684]+[.B684]*[.P684]+[.B684]*[.I684])/([.B684]*[.I684]*[.P684])" office:value-type="float" office:value="0.168409434610927" calcext:value-type="float">
            <text:p>0,1684</text:p>
          </table:table-cell>
          <table:table-cell table:number-columns-repeated="10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9+2*RAND()" office:value-type="float" office:value="9.6495881897863" calcext:value-type="float">
            <text:p>9,6496</text:p>
          </table:table-cell>
          <table:table-cell table:number-columns-repeated="5"/>
          <table:table-cell office:value-type="float" office:value="660" calcext:value-type="float">
            <text:p>660</text:p>
          </table:table-cell>
          <table:table-cell table:formula="of:=COM.MICROSOFT.NORM.INV(RAND();30;5)" office:value-type="float" office:value="40.7058382037417" calcext:value-type="float">
            <text:p>40,7058</text:p>
          </table:table-cell>
          <table:table-cell table:number-columns-repeated="5"/>
          <table:table-cell office:value-type="float" office:value="660" calcext:value-type="float">
            <text:p>660</text:p>
          </table:table-cell>
          <table:table-cell table:formula="of:=40+10*RAND()" office:value-type="float" office:value="47.9858546389733" calcext:value-type="float">
            <text:p>47,9859</text:p>
          </table:table-cell>
          <table:table-cell table:number-columns-repeated="5"/>
          <table:table-cell office:value-type="float" office:value="660" calcext:value-type="float">
            <text:p>660</text:p>
          </table:table-cell>
          <table:table-cell table:formula="of:= ([.I685]*[.P685]+[.B685]*[.P685]+[.B685]*[.I685])/([.B685]*[.I685]*[.P685])" office:value-type="float" office:value="0.149037340691502" calcext:value-type="float">
            <text:p>0,1490</text:p>
          </table:table-cell>
          <table:table-cell table:number-columns-repeated="10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9+2*RAND()" office:value-type="float" office:value="9.44890486844815" calcext:value-type="float">
            <text:p>9,4489</text:p>
          </table:table-cell>
          <table:table-cell table:number-columns-repeated="5"/>
          <table:table-cell office:value-type="float" office:value="661" calcext:value-type="float">
            <text:p>661</text:p>
          </table:table-cell>
          <table:table-cell table:formula="of:=COM.MICROSOFT.NORM.INV(RAND();30;5)" office:value-type="float" office:value="27.3571627764765" calcext:value-type="float">
            <text:p>27,3572</text:p>
          </table:table-cell>
          <table:table-cell table:number-columns-repeated="5"/>
          <table:table-cell office:value-type="float" office:value="661" calcext:value-type="float">
            <text:p>661</text:p>
          </table:table-cell>
          <table:table-cell table:formula="of:=40+10*RAND()" office:value-type="float" office:value="48.2269450940657" calcext:value-type="float">
            <text:p>48,2269</text:p>
          </table:table-cell>
          <table:table-cell table:number-columns-repeated="5"/>
          <table:table-cell office:value-type="float" office:value="661" calcext:value-type="float">
            <text:p>661</text:p>
          </table:table-cell>
          <table:table-cell table:formula="of:= ([.I686]*[.P686]+[.B686]*[.P686]+[.B686]*[.I686])/([.B686]*[.I686]*[.P686])" office:value-type="float" office:value="0.163121164977524" calcext:value-type="float">
            <text:p>0,1631</text:p>
          </table:table-cell>
          <table:table-cell table:number-columns-repeated="10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9+2*RAND()" office:value-type="float" office:value="10.065366592491" calcext:value-type="float">
            <text:p>10,0654</text:p>
          </table:table-cell>
          <table:table-cell table:number-columns-repeated="5"/>
          <table:table-cell office:value-type="float" office:value="662" calcext:value-type="float">
            <text:p>662</text:p>
          </table:table-cell>
          <table:table-cell table:formula="of:=COM.MICROSOFT.NORM.INV(RAND();30;5)" office:value-type="float" office:value="25.4814376674086" calcext:value-type="float">
            <text:p>25,4814</text:p>
          </table:table-cell>
          <table:table-cell table:number-columns-repeated="5"/>
          <table:table-cell office:value-type="float" office:value="662" calcext:value-type="float">
            <text:p>662</text:p>
          </table:table-cell>
          <table:table-cell table:formula="of:=40+10*RAND()" office:value-type="float" office:value="45.3866191499401" calcext:value-type="float">
            <text:p>45,3866</text:p>
          </table:table-cell>
          <table:table-cell table:number-columns-repeated="5"/>
          <table:table-cell office:value-type="float" office:value="662" calcext:value-type="float">
            <text:p>662</text:p>
          </table:table-cell>
          <table:table-cell table:formula="of:= ([.I687]*[.P687]+[.B687]*[.P687]+[.B687]*[.I687])/([.B687]*[.I687]*[.P687])" office:value-type="float" office:value="0.160627758177701" calcext:value-type="float">
            <text:p>0,1606</text:p>
          </table:table-cell>
          <table:table-cell table:number-columns-repeated="10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9+2*RAND()" office:value-type="float" office:value="10.7566330705304" calcext:value-type="float">
            <text:p>10,7566</text:p>
          </table:table-cell>
          <table:table-cell table:number-columns-repeated="5"/>
          <table:table-cell office:value-type="float" office:value="663" calcext:value-type="float">
            <text:p>663</text:p>
          </table:table-cell>
          <table:table-cell table:formula="of:=COM.MICROSOFT.NORM.INV(RAND();30;5)" office:value-type="float" office:value="36.6461076862819" calcext:value-type="float">
            <text:p>36,6461</text:p>
          </table:table-cell>
          <table:table-cell table:number-columns-repeated="5"/>
          <table:table-cell office:value-type="float" office:value="663" calcext:value-type="float">
            <text:p>663</text:p>
          </table:table-cell>
          <table:table-cell table:formula="of:=40+10*RAND()" office:value-type="float" office:value="49.0271084604319" calcext:value-type="float">
            <text:p>49,0271</text:p>
          </table:table-cell>
          <table:table-cell table:number-columns-repeated="5"/>
          <table:table-cell office:value-type="float" office:value="663" calcext:value-type="float">
            <text:p>663</text:p>
          </table:table-cell>
          <table:table-cell table:formula="of:= ([.I688]*[.P688]+[.B688]*[.P688]+[.B688]*[.I688])/([.B688]*[.I688]*[.P688])" office:value-type="float" office:value="0.140650799761867" calcext:value-type="float">
            <text:p>0,1407</text:p>
          </table:table-cell>
          <table:table-cell table:number-columns-repeated="10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9+2*RAND()" office:value-type="float" office:value="9.13865885348059" calcext:value-type="float">
            <text:p>9,1387</text:p>
          </table:table-cell>
          <table:table-cell table:number-columns-repeated="5"/>
          <table:table-cell office:value-type="float" office:value="664" calcext:value-type="float">
            <text:p>664</text:p>
          </table:table-cell>
          <table:table-cell table:formula="of:=COM.MICROSOFT.NORM.INV(RAND();30;5)" office:value-type="float" office:value="29.1249765791735" calcext:value-type="float">
            <text:p>29,1250</text:p>
          </table:table-cell>
          <table:table-cell table:number-columns-repeated="5"/>
          <table:table-cell office:value-type="float" office:value="664" calcext:value-type="float">
            <text:p>664</text:p>
          </table:table-cell>
          <table:table-cell table:formula="of:=40+10*RAND()" office:value-type="float" office:value="41.6193329181988" calcext:value-type="float">
            <text:p>41,6193</text:p>
          </table:table-cell>
          <table:table-cell table:number-columns-repeated="5"/>
          <table:table-cell office:value-type="float" office:value="664" calcext:value-type="float">
            <text:p>664</text:p>
          </table:table-cell>
          <table:table-cell table:formula="of:= ([.I689]*[.P689]+[.B689]*[.P689]+[.B689]*[.I689])/([.B689]*[.I689]*[.P689])" office:value-type="float" office:value="0.167787333554884" calcext:value-type="float">
            <text:p>0,1678</text:p>
          </table:table-cell>
          <table:table-cell table:number-columns-repeated="10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9+2*RAND()" office:value-type="float" office:value="10.3221464783419" calcext:value-type="float">
            <text:p>10,3221</text:p>
          </table:table-cell>
          <table:table-cell table:number-columns-repeated="5"/>
          <table:table-cell office:value-type="float" office:value="665" calcext:value-type="float">
            <text:p>665</text:p>
          </table:table-cell>
          <table:table-cell table:formula="of:=COM.MICROSOFT.NORM.INV(RAND();30;5)" office:value-type="float" office:value="29.5132721613774" calcext:value-type="float">
            <text:p>29,5133</text:p>
          </table:table-cell>
          <table:table-cell table:number-columns-repeated="5"/>
          <table:table-cell office:value-type="float" office:value="665" calcext:value-type="float">
            <text:p>665</text:p>
          </table:table-cell>
          <table:table-cell table:formula="of:=40+10*RAND()" office:value-type="float" office:value="49.5784718415234" calcext:value-type="float">
            <text:p>49,5785</text:p>
          </table:table-cell>
          <table:table-cell table:number-columns-repeated="5"/>
          <table:table-cell office:value-type="float" office:value="665" calcext:value-type="float">
            <text:p>665</text:p>
          </table:table-cell>
          <table:table-cell table:formula="of:= ([.I690]*[.P690]+[.B690]*[.P690]+[.B690]*[.I690])/([.B690]*[.I690]*[.P690])" office:value-type="float" office:value="0.150932180530047" calcext:value-type="float">
            <text:p>0,1509</text:p>
          </table:table-cell>
          <table:table-cell table:number-columns-repeated="10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9+2*RAND()" office:value-type="float" office:value="9.28800174850039" calcext:value-type="float">
            <text:p>9,2880</text:p>
          </table:table-cell>
          <table:table-cell table:number-columns-repeated="5"/>
          <table:table-cell office:value-type="float" office:value="666" calcext:value-type="float">
            <text:p>666</text:p>
          </table:table-cell>
          <table:table-cell table:formula="of:=COM.MICROSOFT.NORM.INV(RAND();30;5)" office:value-type="float" office:value="32.1455037502989" calcext:value-type="float">
            <text:p>32,1455</text:p>
          </table:table-cell>
          <table:table-cell table:number-columns-repeated="5"/>
          <table:table-cell office:value-type="float" office:value="666" calcext:value-type="float">
            <text:p>666</text:p>
          </table:table-cell>
          <table:table-cell table:formula="of:=40+10*RAND()" office:value-type="float" office:value="49.0762884926517" calcext:value-type="float">
            <text:p>49,0763</text:p>
          </table:table-cell>
          <table:table-cell table:number-columns-repeated="5"/>
          <table:table-cell office:value-type="float" office:value="666" calcext:value-type="float">
            <text:p>666</text:p>
          </table:table-cell>
          <table:table-cell table:formula="of:= ([.I691]*[.P691]+[.B691]*[.P691]+[.B691]*[.I691])/([.B691]*[.I691]*[.P691])" office:value-type="float" office:value="0.159150773763256" calcext:value-type="float">
            <text:p>0,1592</text:p>
          </table:table-cell>
          <table:table-cell table:number-columns-repeated="10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9+2*RAND()" office:value-type="float" office:value="10.600134089822" calcext:value-type="float">
            <text:p>10,6001</text:p>
          </table:table-cell>
          <table:table-cell table:number-columns-repeated="5"/>
          <table:table-cell office:value-type="float" office:value="667" calcext:value-type="float">
            <text:p>667</text:p>
          </table:table-cell>
          <table:table-cell table:formula="of:=COM.MICROSOFT.NORM.INV(RAND();30;5)" office:value-type="float" office:value="26.3818449643941" calcext:value-type="float">
            <text:p>26,3818</text:p>
          </table:table-cell>
          <table:table-cell table:number-columns-repeated="5"/>
          <table:table-cell office:value-type="float" office:value="667" calcext:value-type="float">
            <text:p>667</text:p>
          </table:table-cell>
          <table:table-cell table:formula="of:=40+10*RAND()" office:value-type="float" office:value="45.1866787637118" calcext:value-type="float">
            <text:p>45,1867</text:p>
          </table:table-cell>
          <table:table-cell table:number-columns-repeated="5"/>
          <table:table-cell office:value-type="float" office:value="667" calcext:value-type="float">
            <text:p>667</text:p>
          </table:table-cell>
          <table:table-cell table:formula="of:= ([.I692]*[.P692]+[.B692]*[.P692]+[.B692]*[.I692])/([.B692]*[.I692]*[.P692])" office:value-type="float" office:value="0.154373699987213" calcext:value-type="float">
            <text:p>0,1544</text:p>
          </table:table-cell>
          <table:table-cell table:number-columns-repeated="10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9+2*RAND()" office:value-type="float" office:value="9.63426188915037" calcext:value-type="float">
            <text:p>9,6343</text:p>
          </table:table-cell>
          <table:table-cell table:number-columns-repeated="5"/>
          <table:table-cell office:value-type="float" office:value="668" calcext:value-type="float">
            <text:p>668</text:p>
          </table:table-cell>
          <table:table-cell table:formula="of:=COM.MICROSOFT.NORM.INV(RAND();30;5)" office:value-type="float" office:value="26.720806314716" calcext:value-type="float">
            <text:p>26,7208</text:p>
          </table:table-cell>
          <table:table-cell table:number-columns-repeated="5"/>
          <table:table-cell office:value-type="float" office:value="668" calcext:value-type="float">
            <text:p>668</text:p>
          </table:table-cell>
          <table:table-cell table:formula="of:=40+10*RAND()" office:value-type="float" office:value="46.9696701795328" calcext:value-type="float">
            <text:p>46,9697</text:p>
          </table:table-cell>
          <table:table-cell table:number-columns-repeated="5"/>
          <table:table-cell office:value-type="float" office:value="668" calcext:value-type="float">
            <text:p>668</text:p>
          </table:table-cell>
          <table:table-cell table:formula="of:= ([.I693]*[.P693]+[.B693]*[.P693]+[.B693]*[.I693])/([.B693]*[.I693]*[.P693])" office:value-type="float" office:value="0.162510578569066" calcext:value-type="float">
            <text:p>0,1625</text:p>
          </table:table-cell>
          <table:table-cell table:number-columns-repeated="10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9+2*RAND()" office:value-type="float" office:value="10.5244514455553" calcext:value-type="float">
            <text:p>10,5245</text:p>
          </table:table-cell>
          <table:table-cell table:number-columns-repeated="5"/>
          <table:table-cell office:value-type="float" office:value="669" calcext:value-type="float">
            <text:p>669</text:p>
          </table:table-cell>
          <table:table-cell table:formula="of:=COM.MICROSOFT.NORM.INV(RAND();30;5)" office:value-type="float" office:value="42.444196106892" calcext:value-type="float">
            <text:p>42,4442</text:p>
          </table:table-cell>
          <table:table-cell table:number-columns-repeated="5"/>
          <table:table-cell office:value-type="float" office:value="669" calcext:value-type="float">
            <text:p>669</text:p>
          </table:table-cell>
          <table:table-cell table:formula="of:=40+10*RAND()" office:value-type="float" office:value="43.5834483325016" calcext:value-type="float">
            <text:p>43,5834</text:p>
          </table:table-cell>
          <table:table-cell table:number-columns-repeated="5"/>
          <table:table-cell office:value-type="float" office:value="669" calcext:value-type="float">
            <text:p>669</text:p>
          </table:table-cell>
          <table:table-cell table:formula="of:= ([.I694]*[.P694]+[.B694]*[.P694]+[.B694]*[.I694])/([.B694]*[.I694]*[.P694])" office:value-type="float" office:value="0.141521666085184" calcext:value-type="float">
            <text:p>0,1415</text:p>
          </table:table-cell>
          <table:table-cell table:number-columns-repeated="10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9+2*RAND()" office:value-type="float" office:value="9.66390048270114" calcext:value-type="float">
            <text:p>9,6639</text:p>
          </table:table-cell>
          <table:table-cell table:number-columns-repeated="5"/>
          <table:table-cell office:value-type="float" office:value="670" calcext:value-type="float">
            <text:p>670</text:p>
          </table:table-cell>
          <table:table-cell table:formula="of:=COM.MICROSOFT.NORM.INV(RAND();30;5)" office:value-type="float" office:value="32.4727264351876" calcext:value-type="float">
            <text:p>32,4727</text:p>
          </table:table-cell>
          <table:table-cell table:number-columns-repeated="5"/>
          <table:table-cell office:value-type="float" office:value="670" calcext:value-type="float">
            <text:p>670</text:p>
          </table:table-cell>
          <table:table-cell table:formula="of:=40+10*RAND()" office:value-type="float" office:value="45.0662413437385" calcext:value-type="float">
            <text:p>45,0662</text:p>
          </table:table-cell>
          <table:table-cell table:number-columns-repeated="5"/>
          <table:table-cell office:value-type="float" office:value="670" calcext:value-type="float">
            <text:p>670</text:p>
          </table:table-cell>
          <table:table-cell table:formula="of:= ([.I695]*[.P695]+[.B695]*[.P695]+[.B695]*[.I695])/([.B695]*[.I695]*[.P695])" office:value-type="float" office:value="0.15646251889187" calcext:value-type="float">
            <text:p>0,1565</text:p>
          </table:table-cell>
          <table:table-cell table:number-columns-repeated="10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9+2*RAND()" office:value-type="float" office:value="10.0250733417925" calcext:value-type="float">
            <text:p>10,0251</text:p>
          </table:table-cell>
          <table:table-cell table:number-columns-repeated="5"/>
          <table:table-cell office:value-type="float" office:value="671" calcext:value-type="float">
            <text:p>671</text:p>
          </table:table-cell>
          <table:table-cell table:formula="of:=COM.MICROSOFT.NORM.INV(RAND();30;5)" office:value-type="float" office:value="30.9102430359517" calcext:value-type="float">
            <text:p>30,9102</text:p>
          </table:table-cell>
          <table:table-cell table:number-columns-repeated="5"/>
          <table:table-cell office:value-type="float" office:value="671" calcext:value-type="float">
            <text:p>671</text:p>
          </table:table-cell>
          <table:table-cell table:formula="of:=40+10*RAND()" office:value-type="float" office:value="41.2196118023712" calcext:value-type="float">
            <text:p>41,2196</text:p>
          </table:table-cell>
          <table:table-cell table:number-columns-repeated="5"/>
          <table:table-cell office:value-type="float" office:value="671" calcext:value-type="float">
            <text:p>671</text:p>
          </table:table-cell>
          <table:table-cell table:formula="of:= ([.I696]*[.P696]+[.B696]*[.P696]+[.B696]*[.I696])/([.B696]*[.I696]*[.P696])" office:value-type="float" office:value="0.156361925362083" calcext:value-type="float">
            <text:p>0,1564</text:p>
          </table:table-cell>
          <table:table-cell table:number-columns-repeated="10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9+2*RAND()" office:value-type="float" office:value="9.54262533527799" calcext:value-type="float">
            <text:p>9,5426</text:p>
          </table:table-cell>
          <table:table-cell table:number-columns-repeated="5"/>
          <table:table-cell office:value-type="float" office:value="672" calcext:value-type="float">
            <text:p>672</text:p>
          </table:table-cell>
          <table:table-cell table:formula="of:=COM.MICROSOFT.NORM.INV(RAND();30;5)" office:value-type="float" office:value="27.2853463444182" calcext:value-type="float">
            <text:p>27,2853</text:p>
          </table:table-cell>
          <table:table-cell table:number-columns-repeated="5"/>
          <table:table-cell office:value-type="float" office:value="672" calcext:value-type="float">
            <text:p>672</text:p>
          </table:table-cell>
          <table:table-cell table:formula="of:=40+10*RAND()" office:value-type="float" office:value="42.6424056652468" calcext:value-type="float">
            <text:p>42,6424</text:p>
          </table:table-cell>
          <table:table-cell table:number-columns-repeated="5"/>
          <table:table-cell office:value-type="float" office:value="672" calcext:value-type="float">
            <text:p>672</text:p>
          </table:table-cell>
          <table:table-cell table:formula="of:= ([.I697]*[.P697]+[.B697]*[.P697]+[.B697]*[.I697])/([.B697]*[.I697]*[.P697])" office:value-type="float" office:value="0.164893508130507" calcext:value-type="float">
            <text:p>0,1649</text:p>
          </table:table-cell>
          <table:table-cell table:number-columns-repeated="10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9+2*RAND()" office:value-type="float" office:value="9.73133663111366" calcext:value-type="float">
            <text:p>9,7313</text:p>
          </table:table-cell>
          <table:table-cell table:number-columns-repeated="5"/>
          <table:table-cell office:value-type="float" office:value="673" calcext:value-type="float">
            <text:p>673</text:p>
          </table:table-cell>
          <table:table-cell table:formula="of:=COM.MICROSOFT.NORM.INV(RAND();30;5)" office:value-type="float" office:value="25.4500718302713" calcext:value-type="float">
            <text:p>25,4501</text:p>
          </table:table-cell>
          <table:table-cell table:number-columns-repeated="5"/>
          <table:table-cell office:value-type="float" office:value="673" calcext:value-type="float">
            <text:p>673</text:p>
          </table:table-cell>
          <table:table-cell table:formula="of:=40+10*RAND()" office:value-type="float" office:value="48.8121309678536" calcext:value-type="float">
            <text:p>48,8121</text:p>
          </table:table-cell>
          <table:table-cell table:number-columns-repeated="5"/>
          <table:table-cell office:value-type="float" office:value="673" calcext:value-type="float">
            <text:p>673</text:p>
          </table:table-cell>
          <table:table-cell table:formula="of:= ([.I698]*[.P698]+[.B698]*[.P698]+[.B698]*[.I698])/([.B698]*[.I698]*[.P698])" office:value-type="float" office:value="0.162540136971308" calcext:value-type="float">
            <text:p>0,1625</text:p>
          </table:table-cell>
          <table:table-cell table:number-columns-repeated="10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9+2*RAND()" office:value-type="float" office:value="10.375167174032" calcext:value-type="float">
            <text:p>10,3752</text:p>
          </table:table-cell>
          <table:table-cell table:number-columns-repeated="5"/>
          <table:table-cell office:value-type="float" office:value="674" calcext:value-type="float">
            <text:p>674</text:p>
          </table:table-cell>
          <table:table-cell table:formula="of:=COM.MICROSOFT.NORM.INV(RAND();30;5)" office:value-type="float" office:value="33.4544681898544" calcext:value-type="float">
            <text:p>33,4545</text:p>
          </table:table-cell>
          <table:table-cell table:number-columns-repeated="5"/>
          <table:table-cell office:value-type="float" office:value="674" calcext:value-type="float">
            <text:p>674</text:p>
          </table:table-cell>
          <table:table-cell table:formula="of:=40+10*RAND()" office:value-type="float" office:value="47.980491562048" calcext:value-type="float">
            <text:p>47,9805</text:p>
          </table:table-cell>
          <table:table-cell table:number-columns-repeated="5"/>
          <table:table-cell office:value-type="float" office:value="674" calcext:value-type="float">
            <text:p>674</text:p>
          </table:table-cell>
          <table:table-cell table:formula="of:= ([.I699]*[.P699]+[.B699]*[.P699]+[.B699]*[.I699])/([.B699]*[.I699]*[.P699])" office:value-type="float" office:value="0.14711716648128" calcext:value-type="float">
            <text:p>0,1471</text:p>
          </table:table-cell>
          <table:table-cell table:number-columns-repeated="10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9+2*RAND()" office:value-type="float" office:value="10.3634186920244" calcext:value-type="float">
            <text:p>10,3634</text:p>
          </table:table-cell>
          <table:table-cell table:number-columns-repeated="5"/>
          <table:table-cell office:value-type="float" office:value="675" calcext:value-type="float">
            <text:p>675</text:p>
          </table:table-cell>
          <table:table-cell table:formula="of:=COM.MICROSOFT.NORM.INV(RAND();30;5)" office:value-type="float" office:value="28.8959659481469" calcext:value-type="float">
            <text:p>28,8960</text:p>
          </table:table-cell>
          <table:table-cell table:number-columns-repeated="5"/>
          <table:table-cell office:value-type="float" office:value="675" calcext:value-type="float">
            <text:p>675</text:p>
          </table:table-cell>
          <table:table-cell table:formula="of:=40+10*RAND()" office:value-type="float" office:value="48.1702808162663" calcext:value-type="float">
            <text:p>48,1703</text:p>
          </table:table-cell>
          <table:table-cell table:number-columns-repeated="5"/>
          <table:table-cell office:value-type="float" office:value="675" calcext:value-type="float">
            <text:p>675</text:p>
          </table:table-cell>
          <table:table-cell table:formula="of:= ([.I700]*[.P700]+[.B700]*[.P700]+[.B700]*[.I700])/([.B700]*[.I700]*[.P700])" office:value-type="float" office:value="0.151859849527842" calcext:value-type="float">
            <text:p>0,1519</text:p>
          </table:table-cell>
          <table:table-cell table:number-columns-repeated="10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9+2*RAND()" office:value-type="float" office:value="10.1172815791797" calcext:value-type="float">
            <text:p>10,1173</text:p>
          </table:table-cell>
          <table:table-cell table:number-columns-repeated="5"/>
          <table:table-cell office:value-type="float" office:value="676" calcext:value-type="float">
            <text:p>676</text:p>
          </table:table-cell>
          <table:table-cell table:formula="of:=COM.MICROSOFT.NORM.INV(RAND();30;5)" office:value-type="float" office:value="29.2613036582554" calcext:value-type="float">
            <text:p>29,2613</text:p>
          </table:table-cell>
          <table:table-cell table:number-columns-repeated="5"/>
          <table:table-cell office:value-type="float" office:value="676" calcext:value-type="float">
            <text:p>676</text:p>
          </table:table-cell>
          <table:table-cell table:formula="of:=40+10*RAND()" office:value-type="float" office:value="48.1369093770627" calcext:value-type="float">
            <text:p>48,1369</text:p>
          </table:table-cell>
          <table:table-cell table:number-columns-repeated="5"/>
          <table:table-cell office:value-type="float" office:value="676" calcext:value-type="float">
            <text:p>676</text:p>
          </table:table-cell>
          <table:table-cell table:formula="of:= ([.I701]*[.P701]+[.B701]*[.P701]+[.B701]*[.I701])/([.B701]*[.I701]*[.P701])" office:value-type="float" office:value="0.153789686925648" calcext:value-type="float">
            <text:p>0,1538</text:p>
          </table:table-cell>
          <table:table-cell table:number-columns-repeated="10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9+2*RAND()" office:value-type="float" office:value="9.41623460804112" calcext:value-type="float">
            <text:p>9,4162</text:p>
          </table:table-cell>
          <table:table-cell table:number-columns-repeated="5"/>
          <table:table-cell office:value-type="float" office:value="677" calcext:value-type="float">
            <text:p>677</text:p>
          </table:table-cell>
          <table:table-cell table:formula="of:=COM.MICROSOFT.NORM.INV(RAND();30;5)" office:value-type="float" office:value="32.1222081193846" calcext:value-type="float">
            <text:p>32,1222</text:p>
          </table:table-cell>
          <table:table-cell table:number-columns-repeated="5"/>
          <table:table-cell office:value-type="float" office:value="677" calcext:value-type="float">
            <text:p>677</text:p>
          </table:table-cell>
          <table:table-cell table:formula="of:=40+10*RAND()" office:value-type="float" office:value="41.382948771352" calcext:value-type="float">
            <text:p>41,3829</text:p>
          </table:table-cell>
          <table:table-cell table:number-columns-repeated="5"/>
          <table:table-cell office:value-type="float" office:value="677" calcext:value-type="float">
            <text:p>677</text:p>
          </table:table-cell>
          <table:table-cell table:formula="of:= ([.I702]*[.P702]+[.B702]*[.P702]+[.B702]*[.I702])/([.B702]*[.I702]*[.P702])" office:value-type="float" office:value="0.161495215034521" calcext:value-type="float">
            <text:p>0,1615</text:p>
          </table:table-cell>
          <table:table-cell table:number-columns-repeated="10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9+2*RAND()" office:value-type="float" office:value="10.8798253654968" calcext:value-type="float">
            <text:p>10,8798</text:p>
          </table:table-cell>
          <table:table-cell table:number-columns-repeated="5"/>
          <table:table-cell office:value-type="float" office:value="678" calcext:value-type="float">
            <text:p>678</text:p>
          </table:table-cell>
          <table:table-cell table:formula="of:=COM.MICROSOFT.NORM.INV(RAND();30;5)" office:value-type="float" office:value="25.8974173019499" calcext:value-type="float">
            <text:p>25,8974</text:p>
          </table:table-cell>
          <table:table-cell table:number-columns-repeated="5"/>
          <table:table-cell office:value-type="float" office:value="678" calcext:value-type="float">
            <text:p>678</text:p>
          </table:table-cell>
          <table:table-cell table:formula="of:=40+10*RAND()" office:value-type="float" office:value="47.9417706409004" calcext:value-type="float">
            <text:p>47,9418</text:p>
          </table:table-cell>
          <table:table-cell table:number-columns-repeated="5"/>
          <table:table-cell office:value-type="float" office:value="678" calcext:value-type="float">
            <text:p>678</text:p>
          </table:table-cell>
          <table:table-cell table:formula="of:= ([.I703]*[.P703]+[.B703]*[.P703]+[.B703]*[.I703])/([.B703]*[.I703]*[.P703])" office:value-type="float" office:value="0.151385766303773" calcext:value-type="float">
            <text:p>0,1514</text:p>
          </table:table-cell>
          <table:table-cell table:number-columns-repeated="10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9+2*RAND()" office:value-type="float" office:value="10.0103208844084" calcext:value-type="float">
            <text:p>10,0103</text:p>
          </table:table-cell>
          <table:table-cell table:number-columns-repeated="5"/>
          <table:table-cell office:value-type="float" office:value="679" calcext:value-type="float">
            <text:p>679</text:p>
          </table:table-cell>
          <table:table-cell table:formula="of:=COM.MICROSOFT.NORM.INV(RAND();30;5)" office:value-type="float" office:value="29.6198131794111" calcext:value-type="float">
            <text:p>29,6198</text:p>
          </table:table-cell>
          <table:table-cell table:number-columns-repeated="5"/>
          <table:table-cell office:value-type="float" office:value="679" calcext:value-type="float">
            <text:p>679</text:p>
          </table:table-cell>
          <table:table-cell table:formula="of:=40+10*RAND()" office:value-type="float" office:value="43.6132988973986" calcext:value-type="float">
            <text:p>43,6133</text:p>
          </table:table-cell>
          <table:table-cell table:number-columns-repeated="5"/>
          <table:table-cell office:value-type="float" office:value="679" calcext:value-type="float">
            <text:p>679</text:p>
          </table:table-cell>
          <table:table-cell table:formula="of:= ([.I704]*[.P704]+[.B704]*[.P704]+[.B704]*[.I704])/([.B704]*[.I704]*[.P704])" office:value-type="float" office:value="0.156586868887637" calcext:value-type="float">
            <text:p>0,1566</text:p>
          </table:table-cell>
          <table:table-cell table:number-columns-repeated="10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9+2*RAND()" office:value-type="float" office:value="10.040913839126" calcext:value-type="float">
            <text:p>10,0409</text:p>
          </table:table-cell>
          <table:table-cell table:number-columns-repeated="5"/>
          <table:table-cell office:value-type="float" office:value="680" calcext:value-type="float">
            <text:p>680</text:p>
          </table:table-cell>
          <table:table-cell table:formula="of:=COM.MICROSOFT.NORM.INV(RAND();30;5)" office:value-type="float" office:value="27.8615356980714" calcext:value-type="float">
            <text:p>27,8615</text:p>
          </table:table-cell>
          <table:table-cell table:number-columns-repeated="5"/>
          <table:table-cell office:value-type="float" office:value="680" calcext:value-type="float">
            <text:p>680</text:p>
          </table:table-cell>
          <table:table-cell table:formula="of:=40+10*RAND()" office:value-type="float" office:value="47.9589510324877" calcext:value-type="float">
            <text:p>47,9590</text:p>
          </table:table-cell>
          <table:table-cell table:number-columns-repeated="5"/>
          <table:table-cell office:value-type="float" office:value="680" calcext:value-type="float">
            <text:p>680</text:p>
          </table:table-cell>
          <table:table-cell table:formula="of:= ([.I705]*[.P705]+[.B705]*[.P705]+[.B705]*[.I705])/([.B705]*[.I705]*[.P705])" office:value-type="float" office:value="0.156335469766338" calcext:value-type="float">
            <text:p>0,1563</text:p>
          </table:table-cell>
          <table:table-cell table:number-columns-repeated="10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9+2*RAND()" office:value-type="float" office:value="10.8168286548462" calcext:value-type="float">
            <text:p>10,8168</text:p>
          </table:table-cell>
          <table:table-cell table:number-columns-repeated="5"/>
          <table:table-cell office:value-type="float" office:value="681" calcext:value-type="float">
            <text:p>681</text:p>
          </table:table-cell>
          <table:table-cell table:formula="of:=COM.MICROSOFT.NORM.INV(RAND();30;5)" office:value-type="float" office:value="29.5246103255715" calcext:value-type="float">
            <text:p>29,5246</text:p>
          </table:table-cell>
          <table:table-cell table:number-columns-repeated="5"/>
          <table:table-cell office:value-type="float" office:value="681" calcext:value-type="float">
            <text:p>681</text:p>
          </table:table-cell>
          <table:table-cell table:formula="of:=40+10*RAND()" office:value-type="float" office:value="44.8802697507199" calcext:value-type="float">
            <text:p>44,8803</text:p>
          </table:table-cell>
          <table:table-cell table:number-columns-repeated="5"/>
          <table:table-cell office:value-type="float" office:value="681" calcext:value-type="float">
            <text:p>681</text:p>
          </table:table-cell>
          <table:table-cell table:formula="of:= ([.I706]*[.P706]+[.B706]*[.P706]+[.B706]*[.I706])/([.B706]*[.I706]*[.P706])" office:value-type="float" office:value="0.148600093527103" calcext:value-type="float">
            <text:p>0,1486</text:p>
          </table:table-cell>
          <table:table-cell table:number-columns-repeated="10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9+2*RAND()" office:value-type="float" office:value="9.84096183837391" calcext:value-type="float">
            <text:p>9,8410</text:p>
          </table:table-cell>
          <table:table-cell table:number-columns-repeated="5"/>
          <table:table-cell office:value-type="float" office:value="682" calcext:value-type="float">
            <text:p>682</text:p>
          </table:table-cell>
          <table:table-cell table:formula="of:=COM.MICROSOFT.NORM.INV(RAND();30;5)" office:value-type="float" office:value="34.0848876548912" calcext:value-type="float">
            <text:p>34,0849</text:p>
          </table:table-cell>
          <table:table-cell table:number-columns-repeated="5"/>
          <table:table-cell office:value-type="float" office:value="682" calcext:value-type="float">
            <text:p>682</text:p>
          </table:table-cell>
          <table:table-cell table:formula="of:=40+10*RAND()" office:value-type="float" office:value="43.899820005754" calcext:value-type="float">
            <text:p>43,8998</text:p>
          </table:table-cell>
          <table:table-cell table:number-columns-repeated="5"/>
          <table:table-cell office:value-type="float" office:value="682" calcext:value-type="float">
            <text:p>682</text:p>
          </table:table-cell>
          <table:table-cell table:formula="of:= ([.I707]*[.P707]+[.B707]*[.P707]+[.B707]*[.I707])/([.B707]*[.I707]*[.P707])" office:value-type="float" office:value="0.153733735547972" calcext:value-type="float">
            <text:p>0,1537</text:p>
          </table:table-cell>
          <table:table-cell table:number-columns-repeated="10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9+2*RAND()" office:value-type="float" office:value="10.4588817080949" calcext:value-type="float">
            <text:p>10,4589</text:p>
          </table:table-cell>
          <table:table-cell table:number-columns-repeated="5"/>
          <table:table-cell office:value-type="float" office:value="683" calcext:value-type="float">
            <text:p>683</text:p>
          </table:table-cell>
          <table:table-cell table:formula="of:=COM.MICROSOFT.NORM.INV(RAND();30;5)" office:value-type="float" office:value="29.8241286217002" calcext:value-type="float">
            <text:p>29,8241</text:p>
          </table:table-cell>
          <table:table-cell table:number-columns-repeated="5"/>
          <table:table-cell office:value-type="float" office:value="683" calcext:value-type="float">
            <text:p>683</text:p>
          </table:table-cell>
          <table:table-cell table:formula="of:=40+10*RAND()" office:value-type="float" office:value="47.4796260835137" calcext:value-type="float">
            <text:p>47,4796</text:p>
          </table:table-cell>
          <table:table-cell table:number-columns-repeated="5"/>
          <table:table-cell office:value-type="float" office:value="683" calcext:value-type="float">
            <text:p>683</text:p>
          </table:table-cell>
          <table:table-cell table:formula="of:= ([.I708]*[.P708]+[.B708]*[.P708]+[.B708]*[.I708])/([.B708]*[.I708]*[.P708])" office:value-type="float" office:value="0.150204080269667" calcext:value-type="float">
            <text:p>0,1502</text:p>
          </table:table-cell>
          <table:table-cell table:number-columns-repeated="10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9+2*RAND()" office:value-type="float" office:value="9.90098479832523" calcext:value-type="float">
            <text:p>9,9010</text:p>
          </table:table-cell>
          <table:table-cell table:number-columns-repeated="5"/>
          <table:table-cell office:value-type="float" office:value="684" calcext:value-type="float">
            <text:p>684</text:p>
          </table:table-cell>
          <table:table-cell table:formula="of:=COM.MICROSOFT.NORM.INV(RAND();30;5)" office:value-type="float" office:value="35.3576953437776" calcext:value-type="float">
            <text:p>35,3577</text:p>
          </table:table-cell>
          <table:table-cell table:number-columns-repeated="5"/>
          <table:table-cell office:value-type="float" office:value="684" calcext:value-type="float">
            <text:p>684</text:p>
          </table:table-cell>
          <table:table-cell table:formula="of:=40+10*RAND()" office:value-type="float" office:value="48.5396849887911" calcext:value-type="float">
            <text:p>48,5397</text:p>
          </table:table-cell>
          <table:table-cell table:number-columns-repeated="5"/>
          <table:table-cell office:value-type="float" office:value="684" calcext:value-type="float">
            <text:p>684</text:p>
          </table:table-cell>
          <table:table-cell table:formula="of:= ([.I709]*[.P709]+[.B709]*[.P709]+[.B709]*[.I709])/([.B709]*[.I709]*[.P709])" office:value-type="float" office:value="0.149884139836176" calcext:value-type="float">
            <text:p>0,1499</text:p>
          </table:table-cell>
          <table:table-cell table:number-columns-repeated="10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9+2*RAND()" office:value-type="float" office:value="10.7716756595764" calcext:value-type="float">
            <text:p>10,7717</text:p>
          </table:table-cell>
          <table:table-cell table:number-columns-repeated="5"/>
          <table:table-cell office:value-type="float" office:value="685" calcext:value-type="float">
            <text:p>685</text:p>
          </table:table-cell>
          <table:table-cell table:formula="of:=COM.MICROSOFT.NORM.INV(RAND();30;5)" office:value-type="float" office:value="31.34482573748" calcext:value-type="float">
            <text:p>31,3448</text:p>
          </table:table-cell>
          <table:table-cell table:number-columns-repeated="5"/>
          <table:table-cell office:value-type="float" office:value="685" calcext:value-type="float">
            <text:p>685</text:p>
          </table:table-cell>
          <table:table-cell table:formula="of:=40+10*RAND()" office:value-type="float" office:value="41.9643086183351" calcext:value-type="float">
            <text:p>41,9643</text:p>
          </table:table-cell>
          <table:table-cell table:number-columns-repeated="5"/>
          <table:table-cell office:value-type="float" office:value="685" calcext:value-type="float">
            <text:p>685</text:p>
          </table:table-cell>
          <table:table-cell table:formula="of:= ([.I710]*[.P710]+[.B710]*[.P710]+[.B710]*[.I710])/([.B710]*[.I710]*[.P710])" office:value-type="float" office:value="0.148569033128178" calcext:value-type="float">
            <text:p>0,1486</text:p>
          </table:table-cell>
          <table:table-cell table:number-columns-repeated="10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9+2*RAND()" office:value-type="float" office:value="10.2397312929388" calcext:value-type="float">
            <text:p>10,2397</text:p>
          </table:table-cell>
          <table:table-cell table:number-columns-repeated="5"/>
          <table:table-cell office:value-type="float" office:value="686" calcext:value-type="float">
            <text:p>686</text:p>
          </table:table-cell>
          <table:table-cell table:formula="of:=COM.MICROSOFT.NORM.INV(RAND();30;5)" office:value-type="float" office:value="30.5429974982927" calcext:value-type="float">
            <text:p>30,5430</text:p>
          </table:table-cell>
          <table:table-cell table:number-columns-repeated="5"/>
          <table:table-cell office:value-type="float" office:value="686" calcext:value-type="float">
            <text:p>686</text:p>
          </table:table-cell>
          <table:table-cell table:formula="of:=40+10*RAND()" office:value-type="float" office:value="47.8179542173166" calcext:value-type="float">
            <text:p>47,8180</text:p>
          </table:table-cell>
          <table:table-cell table:number-columns-repeated="5"/>
          <table:table-cell office:value-type="float" office:value="686" calcext:value-type="float">
            <text:p>686</text:p>
          </table:table-cell>
          <table:table-cell table:formula="of:= ([.I711]*[.P711]+[.B711]*[.P711]+[.B711]*[.I711])/([.B711]*[.I711]*[.P711])" office:value-type="float" office:value="0.151312188595235" calcext:value-type="float">
            <text:p>0,1513</text:p>
          </table:table-cell>
          <table:table-cell table:number-columns-repeated="10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9+2*RAND()" office:value-type="float" office:value="10.7424991026055" calcext:value-type="float">
            <text:p>10,7425</text:p>
          </table:table-cell>
          <table:table-cell table:number-columns-repeated="5"/>
          <table:table-cell office:value-type="float" office:value="687" calcext:value-type="float">
            <text:p>687</text:p>
          </table:table-cell>
          <table:table-cell table:formula="of:=COM.MICROSOFT.NORM.INV(RAND();30;5)" office:value-type="float" office:value="32.0710639440768" calcext:value-type="float">
            <text:p>32,0711</text:p>
          </table:table-cell>
          <table:table-cell table:number-columns-repeated="5"/>
          <table:table-cell office:value-type="float" office:value="687" calcext:value-type="float">
            <text:p>687</text:p>
          </table:table-cell>
          <table:table-cell table:formula="of:=40+10*RAND()" office:value-type="float" office:value="43.5911435901653" calcext:value-type="float">
            <text:p>43,5911</text:p>
          </table:table-cell>
          <table:table-cell table:number-columns-repeated="5"/>
          <table:table-cell office:value-type="float" office:value="687" calcext:value-type="float">
            <text:p>687</text:p>
          </table:table-cell>
          <table:table-cell table:formula="of:= ([.I712]*[.P712]+[.B712]*[.P712]+[.B712]*[.I712])/([.B712]*[.I712]*[.P712])" office:value-type="float" office:value="0.147209403916185" calcext:value-type="float">
            <text:p>0,1472</text:p>
          </table:table-cell>
          <table:table-cell table:number-columns-repeated="10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9+2*RAND()" office:value-type="float" office:value="9.64829021063633" calcext:value-type="float">
            <text:p>9,6483</text:p>
          </table:table-cell>
          <table:table-cell table:number-columns-repeated="5"/>
          <table:table-cell office:value-type="float" office:value="688" calcext:value-type="float">
            <text:p>688</text:p>
          </table:table-cell>
          <table:table-cell table:formula="of:=COM.MICROSOFT.NORM.INV(RAND();30;5)" office:value-type="float" office:value="25.4703056300781" calcext:value-type="float">
            <text:p>25,4703</text:p>
          </table:table-cell>
          <table:table-cell table:number-columns-repeated="5"/>
          <table:table-cell office:value-type="float" office:value="688" calcext:value-type="float">
            <text:p>688</text:p>
          </table:table-cell>
          <table:table-cell table:formula="of:=40+10*RAND()" office:value-type="float" office:value="44.9324424366932" calcext:value-type="float">
            <text:p>44,9324</text:p>
          </table:table-cell>
          <table:table-cell table:number-columns-repeated="5"/>
          <table:table-cell office:value-type="float" office:value="688" calcext:value-type="float">
            <text:p>688</text:p>
          </table:table-cell>
          <table:table-cell table:formula="of:= ([.I713]*[.P713]+[.B713]*[.P713]+[.B713]*[.I713])/([.B713]*[.I713]*[.P713])" office:value-type="float" office:value="0.16516234664468" calcext:value-type="float">
            <text:p>0,1652</text:p>
          </table:table-cell>
          <table:table-cell table:number-columns-repeated="10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9+2*RAND()" office:value-type="float" office:value="9.30036072363146" calcext:value-type="float">
            <text:p>9,3004</text:p>
          </table:table-cell>
          <table:table-cell table:number-columns-repeated="5"/>
          <table:table-cell office:value-type="float" office:value="689" calcext:value-type="float">
            <text:p>689</text:p>
          </table:table-cell>
          <table:table-cell table:formula="of:=COM.MICROSOFT.NORM.INV(RAND();30;5)" office:value-type="float" office:value="30.6466340002643" calcext:value-type="float">
            <text:p>30,6466</text:p>
          </table:table-cell>
          <table:table-cell table:number-columns-repeated="5"/>
          <table:table-cell office:value-type="float" office:value="689" calcext:value-type="float">
            <text:p>689</text:p>
          </table:table-cell>
          <table:table-cell table:formula="of:=40+10*RAND()" office:value-type="float" office:value="44.0062947769184" calcext:value-type="float">
            <text:p>44,0063</text:p>
          </table:table-cell>
          <table:table-cell table:number-columns-repeated="5"/>
          <table:table-cell office:value-type="float" office:value="689" calcext:value-type="float">
            <text:p>689</text:p>
          </table:table-cell>
          <table:table-cell table:formula="of:= ([.I714]*[.P714]+[.B714]*[.P714]+[.B714]*[.I714])/([.B714]*[.I714]*[.P714])" office:value-type="float" office:value="0.162876743794456" calcext:value-type="float">
            <text:p>0,1629</text:p>
          </table:table-cell>
          <table:table-cell table:number-columns-repeated="10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9+2*RAND()" office:value-type="float" office:value="9.41161456913687" calcext:value-type="float">
            <text:p>9,4116</text:p>
          </table:table-cell>
          <table:table-cell table:number-columns-repeated="5"/>
          <table:table-cell office:value-type="float" office:value="690" calcext:value-type="float">
            <text:p>690</text:p>
          </table:table-cell>
          <table:table-cell table:formula="of:=COM.MICROSOFT.NORM.INV(RAND();30;5)" office:value-type="float" office:value="33.2196126877357" calcext:value-type="float">
            <text:p>33,2196</text:p>
          </table:table-cell>
          <table:table-cell table:number-columns-repeated="5"/>
          <table:table-cell office:value-type="float" office:value="690" calcext:value-type="float">
            <text:p>690</text:p>
          </table:table-cell>
          <table:table-cell table:formula="of:=40+10*RAND()" office:value-type="float" office:value="49.8787565540988" calcext:value-type="float">
            <text:p>49,8788</text:p>
          </table:table-cell>
          <table:table-cell table:number-columns-repeated="5"/>
          <table:table-cell office:value-type="float" office:value="690" calcext:value-type="float">
            <text:p>690</text:p>
          </table:table-cell>
          <table:table-cell table:formula="of:= ([.I715]*[.P715]+[.B715]*[.P715]+[.B715]*[.I715])/([.B715]*[.I715]*[.P715])" office:value-type="float" office:value="0.156403009144911" calcext:value-type="float">
            <text:p>0,1564</text:p>
          </table:table-cell>
          <table:table-cell table:number-columns-repeated="10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9+2*RAND()" office:value-type="float" office:value="10.4784118935931" calcext:value-type="float">
            <text:p>10,4784</text:p>
          </table:table-cell>
          <table:table-cell table:number-columns-repeated="5"/>
          <table:table-cell office:value-type="float" office:value="691" calcext:value-type="float">
            <text:p>691</text:p>
          </table:table-cell>
          <table:table-cell table:formula="of:=COM.MICROSOFT.NORM.INV(RAND();30;5)" office:value-type="float" office:value="32.0189822932336" calcext:value-type="float">
            <text:p>32,0190</text:p>
          </table:table-cell>
          <table:table-cell table:number-columns-repeated="5"/>
          <table:table-cell office:value-type="float" office:value="691" calcext:value-type="float">
            <text:p>691</text:p>
          </table:table-cell>
          <table:table-cell table:formula="of:=40+10*RAND()" office:value-type="float" office:value="40.161577743711" calcext:value-type="float">
            <text:p>40,1616</text:p>
          </table:table-cell>
          <table:table-cell table:number-columns-repeated="5"/>
          <table:table-cell office:value-type="float" office:value="691" calcext:value-type="float">
            <text:p>691</text:p>
          </table:table-cell>
          <table:table-cell table:formula="of:= ([.I716]*[.P716]+[.B716]*[.P716]+[.B716]*[.I716])/([.B716]*[.I716]*[.P716])" office:value-type="float" office:value="0.151565202935516" calcext:value-type="float">
            <text:p>0,1516</text:p>
          </table:table-cell>
          <table:table-cell table:number-columns-repeated="10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9+2*RAND()" office:value-type="float" office:value="10.4329398085829" calcext:value-type="float">
            <text:p>10,4329</text:p>
          </table:table-cell>
          <table:table-cell table:number-columns-repeated="5"/>
          <table:table-cell office:value-type="float" office:value="692" calcext:value-type="float">
            <text:p>692</text:p>
          </table:table-cell>
          <table:table-cell table:formula="of:=COM.MICROSOFT.NORM.INV(RAND();30;5)" office:value-type="float" office:value="28.1235041130725" calcext:value-type="float">
            <text:p>28,1235</text:p>
          </table:table-cell>
          <table:table-cell table:number-columns-repeated="5"/>
          <table:table-cell office:value-type="float" office:value="692" calcext:value-type="float">
            <text:p>692</text:p>
          </table:table-cell>
          <table:table-cell table:formula="of:=40+10*RAND()" office:value-type="float" office:value="48.7968136009295" calcext:value-type="float">
            <text:p>48,7968</text:p>
          </table:table-cell>
          <table:table-cell table:number-columns-repeated="5"/>
          <table:table-cell office:value-type="float" office:value="692" calcext:value-type="float">
            <text:p>692</text:p>
          </table:table-cell>
          <table:table-cell table:formula="of:= ([.I717]*[.P717]+[.B717]*[.P717]+[.B717]*[.I717])/([.B717]*[.I717]*[.P717])" office:value-type="float" office:value="0.151900848782498" calcext:value-type="float">
            <text:p>0,1519</text:p>
          </table:table-cell>
          <table:table-cell table:number-columns-repeated="10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9+2*RAND()" office:value-type="float" office:value="9.96621880237944" calcext:value-type="float">
            <text:p>9,9662</text:p>
          </table:table-cell>
          <table:table-cell table:number-columns-repeated="5"/>
          <table:table-cell office:value-type="float" office:value="693" calcext:value-type="float">
            <text:p>693</text:p>
          </table:table-cell>
          <table:table-cell table:formula="of:=COM.MICROSOFT.NORM.INV(RAND();30;5)" office:value-type="float" office:value="33.413836466732" calcext:value-type="float">
            <text:p>33,4138</text:p>
          </table:table-cell>
          <table:table-cell table:number-columns-repeated="5"/>
          <table:table-cell office:value-type="float" office:value="693" calcext:value-type="float">
            <text:p>693</text:p>
          </table:table-cell>
          <table:table-cell table:formula="of:=40+10*RAND()" office:value-type="float" office:value="43.2635604252573" calcext:value-type="float">
            <text:p>43,2636</text:p>
          </table:table-cell>
          <table:table-cell table:number-columns-repeated="5"/>
          <table:table-cell office:value-type="float" office:value="693" calcext:value-type="float">
            <text:p>693</text:p>
          </table:table-cell>
          <table:table-cell table:formula="of:= ([.I718]*[.P718]+[.B718]*[.P718]+[.B718]*[.I718])/([.B718]*[.I718]*[.P718])" office:value-type="float" office:value="0.153380818924116" calcext:value-type="float">
            <text:p>0,1534</text:p>
          </table:table-cell>
          <table:table-cell table:number-columns-repeated="10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9+2*RAND()" office:value-type="float" office:value="9.6126693233382" calcext:value-type="float">
            <text:p>9,6127</text:p>
          </table:table-cell>
          <table:table-cell table:number-columns-repeated="5"/>
          <table:table-cell office:value-type="float" office:value="694" calcext:value-type="float">
            <text:p>694</text:p>
          </table:table-cell>
          <table:table-cell table:formula="of:=COM.MICROSOFT.NORM.INV(RAND();30;5)" office:value-type="float" office:value="27.4908740860403" calcext:value-type="float">
            <text:p>27,4909</text:p>
          </table:table-cell>
          <table:table-cell table:number-columns-repeated="5"/>
          <table:table-cell office:value-type="float" office:value="694" calcext:value-type="float">
            <text:p>694</text:p>
          </table:table-cell>
          <table:table-cell table:formula="of:=40+10*RAND()" office:value-type="float" office:value="48.5244657460135" calcext:value-type="float">
            <text:p>48,5245</text:p>
          </table:table-cell>
          <table:table-cell table:number-columns-repeated="5"/>
          <table:table-cell office:value-type="float" office:value="694" calcext:value-type="float">
            <text:p>694</text:p>
          </table:table-cell>
          <table:table-cell table:formula="of:= ([.I719]*[.P719]+[.B719]*[.P719]+[.B719]*[.I719])/([.B719]*[.I719]*[.P719])" office:value-type="float" office:value="0.161013245536098" calcext:value-type="float">
            <text:p>0,1610</text:p>
          </table:table-cell>
          <table:table-cell table:number-columns-repeated="10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9+2*RAND()" office:value-type="float" office:value="10.4646995740477" calcext:value-type="float">
            <text:p>10,4647</text:p>
          </table:table-cell>
          <table:table-cell table:number-columns-repeated="5"/>
          <table:table-cell office:value-type="float" office:value="695" calcext:value-type="float">
            <text:p>695</text:p>
          </table:table-cell>
          <table:table-cell table:formula="of:=COM.MICROSOFT.NORM.INV(RAND();30;5)" office:value-type="float" office:value="26.7552342089863" calcext:value-type="float">
            <text:p>26,7552</text:p>
          </table:table-cell>
          <table:table-cell table:number-columns-repeated="5"/>
          <table:table-cell office:value-type="float" office:value="695" calcext:value-type="float">
            <text:p>695</text:p>
          </table:table-cell>
          <table:table-cell table:formula="of:=40+10*RAND()" office:value-type="float" office:value="41.161478596041" calcext:value-type="float">
            <text:p>41,1615</text:p>
          </table:table-cell>
          <table:table-cell table:number-columns-repeated="5"/>
          <table:table-cell office:value-type="float" office:value="695" calcext:value-type="float">
            <text:p>695</text:p>
          </table:table-cell>
          <table:table-cell table:formula="of:= ([.I720]*[.P720]+[.B720]*[.P720]+[.B720]*[.I720])/([.B720]*[.I720]*[.P720])" office:value-type="float" office:value="0.157229784489866" calcext:value-type="float">
            <text:p>0,1572</text:p>
          </table:table-cell>
          <table:table-cell table:number-columns-repeated="10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9+2*RAND()" office:value-type="float" office:value="10.9506424933206" calcext:value-type="float">
            <text:p>10,9506</text:p>
          </table:table-cell>
          <table:table-cell table:number-columns-repeated="5"/>
          <table:table-cell office:value-type="float" office:value="696" calcext:value-type="float">
            <text:p>696</text:p>
          </table:table-cell>
          <table:table-cell table:formula="of:=COM.MICROSOFT.NORM.INV(RAND();30;5)" office:value-type="float" office:value="40.6705942138129" calcext:value-type="float">
            <text:p>40,6706</text:p>
          </table:table-cell>
          <table:table-cell table:number-columns-repeated="5"/>
          <table:table-cell office:value-type="float" office:value="696" calcext:value-type="float">
            <text:p>696</text:p>
          </table:table-cell>
          <table:table-cell table:formula="of:=40+10*RAND()" office:value-type="float" office:value="41.6364939196501" calcext:value-type="float">
            <text:p>41,6365</text:p>
          </table:table-cell>
          <table:table-cell table:number-columns-repeated="5"/>
          <table:table-cell office:value-type="float" office:value="696" calcext:value-type="float">
            <text:p>696</text:p>
          </table:table-cell>
          <table:table-cell table:formula="of:= ([.I721]*[.P721]+[.B721]*[.P721]+[.B721]*[.I721])/([.B721]*[.I721]*[.P721])" office:value-type="float" office:value="0.139924024129206" calcext:value-type="float">
            <text:p>0,1399</text:p>
          </table:table-cell>
          <table:table-cell table:number-columns-repeated="10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9+2*RAND()" office:value-type="float" office:value="10.6562642038334" calcext:value-type="float">
            <text:p>10,6563</text:p>
          </table:table-cell>
          <table:table-cell table:number-columns-repeated="5"/>
          <table:table-cell office:value-type="float" office:value="697" calcext:value-type="float">
            <text:p>697</text:p>
          </table:table-cell>
          <table:table-cell table:formula="of:=COM.MICROSOFT.NORM.INV(RAND();30;5)" office:value-type="float" office:value="21.0912973126507" calcext:value-type="float">
            <text:p>21,0913</text:p>
          </table:table-cell>
          <table:table-cell table:number-columns-repeated="5"/>
          <table:table-cell office:value-type="float" office:value="697" calcext:value-type="float">
            <text:p>697</text:p>
          </table:table-cell>
          <table:table-cell table:formula="of:=40+10*RAND()" office:value-type="float" office:value="47.4935803178232" calcext:value-type="float">
            <text:p>47,4936</text:p>
          </table:table-cell>
          <table:table-cell table:number-columns-repeated="5"/>
          <table:table-cell office:value-type="float" office:value="697" calcext:value-type="float">
            <text:p>697</text:p>
          </table:table-cell>
          <table:table-cell table:formula="of:= ([.I722]*[.P722]+[.B722]*[.P722]+[.B722]*[.I722])/([.B722]*[.I722]*[.P722])" office:value-type="float" office:value="0.162309914769112" calcext:value-type="float">
            <text:p>0,1623</text:p>
          </table:table-cell>
          <table:table-cell table:number-columns-repeated="10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9+2*RAND()" office:value-type="float" office:value="9.2839796601329" calcext:value-type="float">
            <text:p>9,2840</text:p>
          </table:table-cell>
          <table:table-cell table:number-columns-repeated="5"/>
          <table:table-cell office:value-type="float" office:value="698" calcext:value-type="float">
            <text:p>698</text:p>
          </table:table-cell>
          <table:table-cell table:formula="of:=COM.MICROSOFT.NORM.INV(RAND();30;5)" office:value-type="float" office:value="28.2584153192188" calcext:value-type="float">
            <text:p>28,2584</text:p>
          </table:table-cell>
          <table:table-cell table:number-columns-repeated="5"/>
          <table:table-cell office:value-type="float" office:value="698" calcext:value-type="float">
            <text:p>698</text:p>
          </table:table-cell>
          <table:table-cell table:formula="of:=40+10*RAND()" office:value-type="float" office:value="48.9156664570328" calcext:value-type="float">
            <text:p>48,9157</text:p>
          </table:table-cell>
          <table:table-cell table:number-columns-repeated="5"/>
          <table:table-cell office:value-type="float" office:value="698" calcext:value-type="float">
            <text:p>698</text:p>
          </table:table-cell>
          <table:table-cell table:formula="of:= ([.I723]*[.P723]+[.B723]*[.P723]+[.B723]*[.I723])/([.B723]*[.I723]*[.P723])" office:value-type="float" office:value="0.163543465706831" calcext:value-type="float">
            <text:p>0,1635</text:p>
          </table:table-cell>
          <table:table-cell table:number-columns-repeated="10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9+2*RAND()" office:value-type="float" office:value="9.48565769079141" calcext:value-type="float">
            <text:p>9,4857</text:p>
          </table:table-cell>
          <table:table-cell table:number-columns-repeated="5"/>
          <table:table-cell office:value-type="float" office:value="699" calcext:value-type="float">
            <text:p>699</text:p>
          </table:table-cell>
          <table:table-cell table:formula="of:=COM.MICROSOFT.NORM.INV(RAND();30;5)" office:value-type="float" office:value="36.4604349282106" calcext:value-type="float">
            <text:p>36,4604</text:p>
          </table:table-cell>
          <table:table-cell table:number-columns-repeated="5"/>
          <table:table-cell office:value-type="float" office:value="699" calcext:value-type="float">
            <text:p>699</text:p>
          </table:table-cell>
          <table:table-cell table:formula="of:=40+10*RAND()" office:value-type="float" office:value="49.5064965204801" calcext:value-type="float">
            <text:p>49,5065</text:p>
          </table:table-cell>
          <table:table-cell table:number-columns-repeated="5"/>
          <table:table-cell office:value-type="float" office:value="699" calcext:value-type="float">
            <text:p>699</text:p>
          </table:table-cell>
          <table:table-cell table:formula="of:= ([.I724]*[.P724]+[.B724]*[.P724]+[.B724]*[.I724])/([.B724]*[.I724]*[.P724])" office:value-type="float" office:value="0.153048675345155" calcext:value-type="float">
            <text:p>0,1530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9+2*RAND()" office:value-type="float" office:value="10.5563984995242" calcext:value-type="float">
            <text:p>10,5564</text:p>
          </table:table-cell>
          <table:table-cell table:number-columns-repeated="5"/>
          <table:table-cell office:value-type="float" office:value="700" calcext:value-type="float">
            <text:p>700</text:p>
          </table:table-cell>
          <table:table-cell table:formula="of:=COM.MICROSOFT.NORM.INV(RAND();30;5)" office:value-type="float" office:value="36.1026928475318" calcext:value-type="float">
            <text:p>36,1027</text:p>
          </table:table-cell>
          <table:table-cell table:number-columns-repeated="5"/>
          <table:table-cell office:value-type="float" office:value="700" calcext:value-type="float">
            <text:p>700</text:p>
          </table:table-cell>
          <table:table-cell table:formula="of:=40+10*RAND()" office:value-type="float" office:value="48.7560685200151" calcext:value-type="float">
            <text:p>48,7561</text:p>
          </table:table-cell>
          <table:table-cell table:number-columns-repeated="5"/>
          <table:table-cell office:value-type="float" office:value="700" calcext:value-type="float">
            <text:p>700</text:p>
          </table:table-cell>
          <table:table-cell table:formula="of:= ([.I725]*[.P725]+[.B725]*[.P725]+[.B725]*[.I725])/([.B725]*[.I725]*[.P725])" office:value-type="float" office:value="0.142938309433226" calcext:value-type="float">
            <text:p>0,1429</text:p>
          </table:table-cell>
          <table:table-cell table:number-columns-repeated="10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9+2*RAND()" office:value-type="float" office:value="10.8831221137661" calcext:value-type="float">
            <text:p>10,8831</text:p>
          </table:table-cell>
          <table:table-cell table:number-columns-repeated="5"/>
          <table:table-cell office:value-type="float" office:value="701" calcext:value-type="float">
            <text:p>701</text:p>
          </table:table-cell>
          <table:table-cell table:formula="of:=COM.MICROSOFT.NORM.INV(RAND();30;5)" office:value-type="float" office:value="26.2630703877854" calcext:value-type="float">
            <text:p>26,2631</text:p>
          </table:table-cell>
          <table:table-cell table:number-columns-repeated="5"/>
          <table:table-cell office:value-type="float" office:value="701" calcext:value-type="float">
            <text:p>701</text:p>
          </table:table-cell>
          <table:table-cell table:formula="of:=40+10*RAND()" office:value-type="float" office:value="42.9599663324188" calcext:value-type="float">
            <text:p>42,9600</text:p>
          </table:table-cell>
          <table:table-cell table:number-columns-repeated="5"/>
          <table:table-cell office:value-type="float" office:value="701" calcext:value-type="float">
            <text:p>701</text:p>
          </table:table-cell>
          <table:table-cell table:formula="of:= ([.I726]*[.P726]+[.B726]*[.P726]+[.B726]*[.I726])/([.B726]*[.I726]*[.P726])" office:value-type="float" office:value="0.153239162191488" calcext:value-type="float">
            <text:p>0,1532</text:p>
          </table:table-cell>
          <table:table-cell table:number-columns-repeated="10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9+2*RAND()" office:value-type="float" office:value="9.21045854105614" calcext:value-type="float">
            <text:p>9,2105</text:p>
          </table:table-cell>
          <table:table-cell table:number-columns-repeated="5"/>
          <table:table-cell office:value-type="float" office:value="702" calcext:value-type="float">
            <text:p>702</text:p>
          </table:table-cell>
          <table:table-cell table:formula="of:=COM.MICROSOFT.NORM.INV(RAND();30;5)" office:value-type="float" office:value="28.6201034474664" calcext:value-type="float">
            <text:p>28,6201</text:p>
          </table:table-cell>
          <table:table-cell table:number-columns-repeated="5"/>
          <table:table-cell office:value-type="float" office:value="702" calcext:value-type="float">
            <text:p>702</text:p>
          </table:table-cell>
          <table:table-cell table:formula="of:=40+10*RAND()" office:value-type="float" office:value="44.3938814650755" calcext:value-type="float">
            <text:p>44,3939</text:p>
          </table:table-cell>
          <table:table-cell table:number-columns-repeated="5"/>
          <table:table-cell office:value-type="float" office:value="702" calcext:value-type="float">
            <text:p>702</text:p>
          </table:table-cell>
          <table:table-cell table:formula="of:= ([.I727]*[.P727]+[.B727]*[.P727]+[.B727]*[.I727])/([.B727]*[.I727]*[.P727])" office:value-type="float" office:value="0.166038328837591" calcext:value-type="float">
            <text:p>0,1660</text:p>
          </table:table-cell>
          <table:table-cell table:number-columns-repeated="10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9+2*RAND()" office:value-type="float" office:value="9.00248267338611" calcext:value-type="float">
            <text:p>9,0025</text:p>
          </table:table-cell>
          <table:table-cell table:number-columns-repeated="5"/>
          <table:table-cell office:value-type="float" office:value="703" calcext:value-type="float">
            <text:p>703</text:p>
          </table:table-cell>
          <table:table-cell table:formula="of:=COM.MICROSOFT.NORM.INV(RAND();30;5)" office:value-type="float" office:value="24.9763118485798" calcext:value-type="float">
            <text:p>24,9763</text:p>
          </table:table-cell>
          <table:table-cell table:number-columns-repeated="5"/>
          <table:table-cell office:value-type="float" office:value="703" calcext:value-type="float">
            <text:p>703</text:p>
          </table:table-cell>
          <table:table-cell table:formula="of:=40+10*RAND()" office:value-type="float" office:value="40.5125613545533" calcext:value-type="float">
            <text:p>40,5126</text:p>
          </table:table-cell>
          <table:table-cell table:number-columns-repeated="5"/>
          <table:table-cell office:value-type="float" office:value="703" calcext:value-type="float">
            <text:p>703</text:p>
          </table:table-cell>
          <table:table-cell table:formula="of:= ([.I728]*[.P728]+[.B728]*[.P728]+[.B728]*[.I728])/([.B728]*[.I728]*[.P728])" office:value-type="float" office:value="0.175802108467654" calcext:value-type="float">
            <text:p>0,1758</text:p>
          </table:table-cell>
          <table:table-cell table:number-columns-repeated="10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9+2*RAND()" office:value-type="float" office:value="9.22571398760192" calcext:value-type="float">
            <text:p>9,2257</text:p>
          </table:table-cell>
          <table:table-cell table:number-columns-repeated="5"/>
          <table:table-cell office:value-type="float" office:value="704" calcext:value-type="float">
            <text:p>704</text:p>
          </table:table-cell>
          <table:table-cell table:formula="of:=COM.MICROSOFT.NORM.INV(RAND();30;5)" office:value-type="float" office:value="26.6691762640477" calcext:value-type="float">
            <text:p>26,6692</text:p>
          </table:table-cell>
          <table:table-cell table:number-columns-repeated="5"/>
          <table:table-cell office:value-type="float" office:value="704" calcext:value-type="float">
            <text:p>704</text:p>
          </table:table-cell>
          <table:table-cell table:formula="of:=40+10*RAND()" office:value-type="float" office:value="47.299337250879" calcext:value-type="float">
            <text:p>47,2993</text:p>
          </table:table-cell>
          <table:table-cell table:number-columns-repeated="5"/>
          <table:table-cell office:value-type="float" office:value="704" calcext:value-type="float">
            <text:p>704</text:p>
          </table:table-cell>
          <table:table-cell table:formula="of:= ([.I729]*[.P729]+[.B729]*[.P729]+[.B729]*[.I729])/([.B729]*[.I729]*[.P729])" office:value-type="float" office:value="0.167031111230272" calcext:value-type="float">
            <text:p>0,1670</text:p>
          </table:table-cell>
          <table:table-cell table:number-columns-repeated="10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9+2*RAND()" office:value-type="float" office:value="10.4047497252468" calcext:value-type="float">
            <text:p>10,4047</text:p>
          </table:table-cell>
          <table:table-cell table:number-columns-repeated="5"/>
          <table:table-cell office:value-type="float" office:value="705" calcext:value-type="float">
            <text:p>705</text:p>
          </table:table-cell>
          <table:table-cell table:formula="of:=COM.MICROSOFT.NORM.INV(RAND();30;5)" office:value-type="float" office:value="27.1275838481215" calcext:value-type="float">
            <text:p>27,1276</text:p>
          </table:table-cell>
          <table:table-cell table:number-columns-repeated="5"/>
          <table:table-cell office:value-type="float" office:value="705" calcext:value-type="float">
            <text:p>705</text:p>
          </table:table-cell>
          <table:table-cell table:formula="of:=40+10*RAND()" office:value-type="float" office:value="40.21911548567" calcext:value-type="float">
            <text:p>40,2191</text:p>
          </table:table-cell>
          <table:table-cell table:number-columns-repeated="5"/>
          <table:table-cell office:value-type="float" office:value="705" calcext:value-type="float">
            <text:p>705</text:p>
          </table:table-cell>
          <table:table-cell table:formula="of:= ([.I730]*[.P730]+[.B730]*[.P730]+[.B730]*[.I730])/([.B730]*[.I730]*[.P730])" office:value-type="float" office:value="0.157836599236085" calcext:value-type="float">
            <text:p>0,1578</text:p>
          </table:table-cell>
          <table:table-cell table:number-columns-repeated="10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9+2*RAND()" office:value-type="float" office:value="10.3960876625497" calcext:value-type="float">
            <text:p>10,3961</text:p>
          </table:table-cell>
          <table:table-cell table:number-columns-repeated="5"/>
          <table:table-cell office:value-type="float" office:value="706" calcext:value-type="float">
            <text:p>706</text:p>
          </table:table-cell>
          <table:table-cell table:formula="of:=COM.MICROSOFT.NORM.INV(RAND();30;5)" office:value-type="float" office:value="23.9835440007877" calcext:value-type="float">
            <text:p>23,9835</text:p>
          </table:table-cell>
          <table:table-cell table:number-columns-repeated="5"/>
          <table:table-cell office:value-type="float" office:value="706" calcext:value-type="float">
            <text:p>706</text:p>
          </table:table-cell>
          <table:table-cell table:formula="of:=40+10*RAND()" office:value-type="float" office:value="45.3382245253306" calcext:value-type="float">
            <text:p>45,3382</text:p>
          </table:table-cell>
          <table:table-cell table:number-columns-repeated="5"/>
          <table:table-cell office:value-type="float" office:value="706" calcext:value-type="float">
            <text:p>706</text:p>
          </table:table-cell>
          <table:table-cell table:formula="of:= ([.I731]*[.P731]+[.B731]*[.P731]+[.B731]*[.I731])/([.B731]*[.I731]*[.P731])" office:value-type="float" office:value="0.159941731010322" calcext:value-type="float">
            <text:p>0,1599</text:p>
          </table:table-cell>
          <table:table-cell table:number-columns-repeated="10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9+2*RAND()" office:value-type="float" office:value="10.0498894129414" calcext:value-type="float">
            <text:p>10,0499</text:p>
          </table:table-cell>
          <table:table-cell table:number-columns-repeated="5"/>
          <table:table-cell office:value-type="float" office:value="707" calcext:value-type="float">
            <text:p>707</text:p>
          </table:table-cell>
          <table:table-cell table:formula="of:=COM.MICROSOFT.NORM.INV(RAND();30;5)" office:value-type="float" office:value="32.5084969563382" calcext:value-type="float">
            <text:p>32,5085</text:p>
          </table:table-cell>
          <table:table-cell table:number-columns-repeated="5"/>
          <table:table-cell office:value-type="float" office:value="707" calcext:value-type="float">
            <text:p>707</text:p>
          </table:table-cell>
          <table:table-cell table:formula="of:=40+10*RAND()" office:value-type="float" office:value="45.2693112485576" calcext:value-type="float">
            <text:p>45,2693</text:p>
          </table:table-cell>
          <table:table-cell table:number-columns-repeated="5"/>
          <table:table-cell office:value-type="float" office:value="707" calcext:value-type="float">
            <text:p>707</text:p>
          </table:table-cell>
          <table:table-cell table:formula="of:= ([.I732]*[.P732]+[.B732]*[.P732]+[.B732]*[.I732])/([.B732]*[.I732]*[.P732])" office:value-type="float" office:value="0.152354791086417" calcext:value-type="float">
            <text:p>0,1524</text:p>
          </table:table-cell>
          <table:table-cell table:number-columns-repeated="10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9+2*RAND()" office:value-type="float" office:value="9.02750796754845" calcext:value-type="float">
            <text:p>9,0275</text:p>
          </table:table-cell>
          <table:table-cell table:number-columns-repeated="5"/>
          <table:table-cell office:value-type="float" office:value="708" calcext:value-type="float">
            <text:p>708</text:p>
          </table:table-cell>
          <table:table-cell table:formula="of:=COM.MICROSOFT.NORM.INV(RAND();30;5)" office:value-type="float" office:value="22.7513988925706" calcext:value-type="float">
            <text:p>22,7514</text:p>
          </table:table-cell>
          <table:table-cell table:number-columns-repeated="5"/>
          <table:table-cell office:value-type="float" office:value="708" calcext:value-type="float">
            <text:p>708</text:p>
          </table:table-cell>
          <table:table-cell table:formula="of:=40+10*RAND()" office:value-type="float" office:value="41.1224392580334" calcext:value-type="float">
            <text:p>41,1224</text:p>
          </table:table-cell>
          <table:table-cell table:number-columns-repeated="5"/>
          <table:table-cell office:value-type="float" office:value="708" calcext:value-type="float">
            <text:p>708</text:p>
          </table:table-cell>
          <table:table-cell table:formula="of:= ([.I733]*[.P733]+[.B733]*[.P733]+[.B733]*[.I733])/([.B733]*[.I733]*[.P733])" office:value-type="float" office:value="0.179043506281222" calcext:value-type="float">
            <text:p>0,1790</text:p>
          </table:table-cell>
          <table:table-cell table:number-columns-repeated="10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9+2*RAND()" office:value-type="float" office:value="9.16008272045292" calcext:value-type="float">
            <text:p>9,1601</text:p>
          </table:table-cell>
          <table:table-cell table:number-columns-repeated="5"/>
          <table:table-cell office:value-type="float" office:value="709" calcext:value-type="float">
            <text:p>709</text:p>
          </table:table-cell>
          <table:table-cell table:formula="of:=COM.MICROSOFT.NORM.INV(RAND();30;5)" office:value-type="float" office:value="24.6741790919687" calcext:value-type="float">
            <text:p>24,6742</text:p>
          </table:table-cell>
          <table:table-cell table:number-columns-repeated="5"/>
          <table:table-cell office:value-type="float" office:value="709" calcext:value-type="float">
            <text:p>709</text:p>
          </table:table-cell>
          <table:table-cell table:formula="of:=40+10*RAND()" office:value-type="float" office:value="44.4382048433181" calcext:value-type="float">
            <text:p>44,4382</text:p>
          </table:table-cell>
          <table:table-cell table:number-columns-repeated="5"/>
          <table:table-cell office:value-type="float" office:value="709" calcext:value-type="float">
            <text:p>709</text:p>
          </table:table-cell>
          <table:table-cell table:formula="of:= ([.I734]*[.P734]+[.B734]*[.P734]+[.B734]*[.I734])/([.B734]*[.I734]*[.P734])" office:value-type="float" office:value="0.172200676414748" calcext:value-type="float">
            <text:p>0,1722</text:p>
          </table:table-cell>
          <table:table-cell table:number-columns-repeated="10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9+2*RAND()" office:value-type="float" office:value="9.55928401160054" calcext:value-type="float">
            <text:p>9,5593</text:p>
          </table:table-cell>
          <table:table-cell table:number-columns-repeated="5"/>
          <table:table-cell office:value-type="float" office:value="710" calcext:value-type="float">
            <text:p>710</text:p>
          </table:table-cell>
          <table:table-cell table:formula="of:=COM.MICROSOFT.NORM.INV(RAND();30;5)" office:value-type="float" office:value="30.9795175215096" calcext:value-type="float">
            <text:p>30,9795</text:p>
          </table:table-cell>
          <table:table-cell table:number-columns-repeated="5"/>
          <table:table-cell office:value-type="float" office:value="710" calcext:value-type="float">
            <text:p>710</text:p>
          </table:table-cell>
          <table:table-cell table:formula="of:=40+10*RAND()" office:value-type="float" office:value="43.1433340616059" calcext:value-type="float">
            <text:p>43,1433</text:p>
          </table:table-cell>
          <table:table-cell table:number-columns-repeated="5"/>
          <table:table-cell office:value-type="float" office:value="710" calcext:value-type="float">
            <text:p>710</text:p>
          </table:table-cell>
          <table:table-cell table:formula="of:= ([.I735]*[.P735]+[.B735]*[.P735]+[.B735]*[.I735])/([.B735]*[.I735]*[.P735])" office:value-type="float" office:value="0.1600682892098" calcext:value-type="float">
            <text:p>0,1601</text:p>
          </table:table-cell>
          <table:table-cell table:number-columns-repeated="10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9+2*RAND()" office:value-type="float" office:value="9.09044661116786" calcext:value-type="float">
            <text:p>9,0904</text:p>
          </table:table-cell>
          <table:table-cell table:number-columns-repeated="5"/>
          <table:table-cell office:value-type="float" office:value="711" calcext:value-type="float">
            <text:p>711</text:p>
          </table:table-cell>
          <table:table-cell table:formula="of:=COM.MICROSOFT.NORM.INV(RAND();30;5)" office:value-type="float" office:value="27.3000465985611" calcext:value-type="float">
            <text:p>27,3000</text:p>
          </table:table-cell>
          <table:table-cell table:number-columns-repeated="5"/>
          <table:table-cell office:value-type="float" office:value="711" calcext:value-type="float">
            <text:p>711</text:p>
          </table:table-cell>
          <table:table-cell table:formula="of:=40+10*RAND()" office:value-type="float" office:value="43.4167837176938" calcext:value-type="float">
            <text:p>43,4168</text:p>
          </table:table-cell>
          <table:table-cell table:number-columns-repeated="5"/>
          <table:table-cell office:value-type="float" office:value="711" calcext:value-type="float">
            <text:p>711</text:p>
          </table:table-cell>
          <table:table-cell table:formula="of:= ([.I736]*[.P736]+[.B736]*[.P736]+[.B736]*[.I736])/([.B736]*[.I736]*[.P736])" office:value-type="float" office:value="0.169668137858547" calcext:value-type="float">
            <text:p>0,1697</text:p>
          </table:table-cell>
          <table:table-cell table:number-columns-repeated="10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9+2*RAND()" office:value-type="float" office:value="9.128725604387" calcext:value-type="float">
            <text:p>9,1287</text:p>
          </table:table-cell>
          <table:table-cell table:number-columns-repeated="5"/>
          <table:table-cell office:value-type="float" office:value="712" calcext:value-type="float">
            <text:p>712</text:p>
          </table:table-cell>
          <table:table-cell table:formula="of:=COM.MICROSOFT.NORM.INV(RAND();30;5)" office:value-type="float" office:value="34.062163320956" calcext:value-type="float">
            <text:p>34,0622</text:p>
          </table:table-cell>
          <table:table-cell table:number-columns-repeated="5"/>
          <table:table-cell office:value-type="float" office:value="712" calcext:value-type="float">
            <text:p>712</text:p>
          </table:table-cell>
          <table:table-cell table:formula="of:=40+10*RAND()" office:value-type="float" office:value="47.7343791991007" calcext:value-type="float">
            <text:p>47,7344</text:p>
          </table:table-cell>
          <table:table-cell table:number-columns-repeated="5"/>
          <table:table-cell office:value-type="float" office:value="712" calcext:value-type="float">
            <text:p>712</text:p>
          </table:table-cell>
          <table:table-cell table:formula="of:= ([.I737]*[.P737]+[.B737]*[.P737]+[.B737]*[.I737])/([.B737]*[.I737]*[.P737])" office:value-type="float" office:value="0.159851665754407" calcext:value-type="float">
            <text:p>0,1599</text:p>
          </table:table-cell>
          <table:table-cell table:number-columns-repeated="10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9+2*RAND()" office:value-type="float" office:value="9.63799544028007" calcext:value-type="float">
            <text:p>9,6380</text:p>
          </table:table-cell>
          <table:table-cell table:number-columns-repeated="5"/>
          <table:table-cell office:value-type="float" office:value="713" calcext:value-type="float">
            <text:p>713</text:p>
          </table:table-cell>
          <table:table-cell table:formula="of:=COM.MICROSOFT.NORM.INV(RAND();30;5)" office:value-type="float" office:value="23.3545241079344" calcext:value-type="float">
            <text:p>23,3545</text:p>
          </table:table-cell>
          <table:table-cell table:number-columns-repeated="5"/>
          <table:table-cell office:value-type="float" office:value="713" calcext:value-type="float">
            <text:p>713</text:p>
          </table:table-cell>
          <table:table-cell table:formula="of:=40+10*RAND()" office:value-type="float" office:value="45.8085331821349" calcext:value-type="float">
            <text:p>45,8085</text:p>
          </table:table-cell>
          <table:table-cell table:number-columns-repeated="5"/>
          <table:table-cell office:value-type="float" office:value="713" calcext:value-type="float">
            <text:p>713</text:p>
          </table:table-cell>
          <table:table-cell table:formula="of:= ([.I738]*[.P738]+[.B738]*[.P738]+[.B738]*[.I738])/([.B738]*[.I738]*[.P738])" office:value-type="float" office:value="0.168404265298308" calcext:value-type="float">
            <text:p>0,1684</text:p>
          </table:table-cell>
          <table:table-cell table:number-columns-repeated="10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9+2*RAND()" office:value-type="float" office:value="9.10791362239979" calcext:value-type="float">
            <text:p>9,1079</text:p>
          </table:table-cell>
          <table:table-cell table:number-columns-repeated="5"/>
          <table:table-cell office:value-type="float" office:value="714" calcext:value-type="float">
            <text:p>714</text:p>
          </table:table-cell>
          <table:table-cell table:formula="of:=COM.MICROSOFT.NORM.INV(RAND();30;5)" office:value-type="float" office:value="34.7535155103922" calcext:value-type="float">
            <text:p>34,7535</text:p>
          </table:table-cell>
          <table:table-cell table:number-columns-repeated="5"/>
          <table:table-cell office:value-type="float" office:value="714" calcext:value-type="float">
            <text:p>714</text:p>
          </table:table-cell>
          <table:table-cell table:formula="of:=40+10*RAND()" office:value-type="float" office:value="47.6914977852721" calcext:value-type="float">
            <text:p>47,6915</text:p>
          </table:table-cell>
          <table:table-cell table:number-columns-repeated="5"/>
          <table:table-cell office:value-type="float" office:value="714" calcext:value-type="float">
            <text:p>714</text:p>
          </table:table-cell>
          <table:table-cell table:formula="of:= ([.I739]*[.P739]+[.B739]*[.P739]+[.B739]*[.I739])/([.B739]*[.I739]*[.P739])" office:value-type="float" office:value="0.159536794795267" calcext:value-type="float">
            <text:p>0,1595</text:p>
          </table:table-cell>
          <table:table-cell table:number-columns-repeated="10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9+2*RAND()" office:value-type="float" office:value="10.5701811478939" calcext:value-type="float">
            <text:p>10,5702</text:p>
          </table:table-cell>
          <table:table-cell table:number-columns-repeated="5"/>
          <table:table-cell office:value-type="float" office:value="715" calcext:value-type="float">
            <text:p>715</text:p>
          </table:table-cell>
          <table:table-cell table:formula="of:=COM.MICROSOFT.NORM.INV(RAND();30;5)" office:value-type="float" office:value="41.4505966921326" calcext:value-type="float">
            <text:p>41,4506</text:p>
          </table:table-cell>
          <table:table-cell table:number-columns-repeated="5"/>
          <table:table-cell office:value-type="float" office:value="715" calcext:value-type="float">
            <text:p>715</text:p>
          </table:table-cell>
          <table:table-cell table:formula="of:=40+10*RAND()" office:value-type="float" office:value="47.4733825062867" calcext:value-type="float">
            <text:p>47,4734</text:p>
          </table:table-cell>
          <table:table-cell table:number-columns-repeated="5"/>
          <table:table-cell office:value-type="float" office:value="715" calcext:value-type="float">
            <text:p>715</text:p>
          </table:table-cell>
          <table:table-cell table:formula="of:= ([.I740]*[.P740]+[.B740]*[.P740]+[.B740]*[.I740])/([.B740]*[.I740]*[.P740])" office:value-type="float" office:value="0.139795298509607" calcext:value-type="float">
            <text:p>0,1398</text:p>
          </table:table-cell>
          <table:table-cell table:number-columns-repeated="10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9+2*RAND()" office:value-type="float" office:value="9.67367600626312" calcext:value-type="float">
            <text:p>9,6737</text:p>
          </table:table-cell>
          <table:table-cell table:number-columns-repeated="5"/>
          <table:table-cell office:value-type="float" office:value="716" calcext:value-type="float">
            <text:p>716</text:p>
          </table:table-cell>
          <table:table-cell table:formula="of:=COM.MICROSOFT.NORM.INV(RAND();30;5)" office:value-type="float" office:value="27.3419898854912" calcext:value-type="float">
            <text:p>27,3420</text:p>
          </table:table-cell>
          <table:table-cell table:number-columns-repeated="5"/>
          <table:table-cell office:value-type="float" office:value="716" calcext:value-type="float">
            <text:p>716</text:p>
          </table:table-cell>
          <table:table-cell table:formula="of:=40+10*RAND()" office:value-type="float" office:value="49.898335711332" calcext:value-type="float">
            <text:p>49,8983</text:p>
          </table:table-cell>
          <table:table-cell table:number-columns-repeated="5"/>
          <table:table-cell office:value-type="float" office:value="716" calcext:value-type="float">
            <text:p>716</text:p>
          </table:table-cell>
          <table:table-cell table:formula="of:= ([.I741]*[.P741]+[.B741]*[.P741]+[.B741]*[.I741])/([.B741]*[.I741]*[.P741])" office:value-type="float" office:value="0.159987850835902" calcext:value-type="float">
            <text:p>0,1600</text:p>
          </table:table-cell>
          <table:table-cell table:number-columns-repeated="10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9+2*RAND()" office:value-type="float" office:value="10.036451963475" calcext:value-type="float">
            <text:p>10,0365</text:p>
          </table:table-cell>
          <table:table-cell table:number-columns-repeated="5"/>
          <table:table-cell office:value-type="float" office:value="717" calcext:value-type="float">
            <text:p>717</text:p>
          </table:table-cell>
          <table:table-cell table:formula="of:=COM.MICROSOFT.NORM.INV(RAND();30;5)" office:value-type="float" office:value="25.9861295606213" calcext:value-type="float">
            <text:p>25,9861</text:p>
          </table:table-cell>
          <table:table-cell table:number-columns-repeated="5"/>
          <table:table-cell office:value-type="float" office:value="717" calcext:value-type="float">
            <text:p>717</text:p>
          </table:table-cell>
          <table:table-cell table:formula="of:=40+10*RAND()" office:value-type="float" office:value="41.6319051443134" calcext:value-type="float">
            <text:p>41,6319</text:p>
          </table:table-cell>
          <table:table-cell table:number-columns-repeated="5"/>
          <table:table-cell office:value-type="float" office:value="717" calcext:value-type="float">
            <text:p>717</text:p>
          </table:table-cell>
          <table:table-cell table:formula="of:= ([.I742]*[.P742]+[.B742]*[.P742]+[.B742]*[.I742])/([.B742]*[.I742]*[.P742])" office:value-type="float" office:value="0.162138911455137" calcext:value-type="float">
            <text:p>0,1621</text:p>
          </table:table-cell>
          <table:table-cell table:number-columns-repeated="10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9+2*RAND()" office:value-type="float" office:value="9.25566166522913" calcext:value-type="float">
            <text:p>9,2557</text:p>
          </table:table-cell>
          <table:table-cell table:number-columns-repeated="5"/>
          <table:table-cell office:value-type="float" office:value="718" calcext:value-type="float">
            <text:p>718</text:p>
          </table:table-cell>
          <table:table-cell table:formula="of:=COM.MICROSOFT.NORM.INV(RAND();30;5)" office:value-type="float" office:value="27.653993532902" calcext:value-type="float">
            <text:p>27,6540</text:p>
          </table:table-cell>
          <table:table-cell table:number-columns-repeated="5"/>
          <table:table-cell office:value-type="float" office:value="718" calcext:value-type="float">
            <text:p>718</text:p>
          </table:table-cell>
          <table:table-cell table:formula="of:=40+10*RAND()" office:value-type="float" office:value="40.2997540135402" calcext:value-type="float">
            <text:p>40,2998</text:p>
          </table:table-cell>
          <table:table-cell table:number-columns-repeated="5"/>
          <table:table-cell office:value-type="float" office:value="718" calcext:value-type="float">
            <text:p>718</text:p>
          </table:table-cell>
          <table:table-cell table:formula="of:= ([.I743]*[.P743]+[.B743]*[.P743]+[.B743]*[.I743])/([.B743]*[.I743]*[.P743])" office:value-type="float" office:value="0.169017168360542" calcext:value-type="float">
            <text:p>0,1690</text:p>
          </table:table-cell>
          <table:table-cell table:number-columns-repeated="10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9+2*RAND()" office:value-type="float" office:value="10.3029041413683" calcext:value-type="float">
            <text:p>10,3029</text:p>
          </table:table-cell>
          <table:table-cell table:number-columns-repeated="5"/>
          <table:table-cell office:value-type="float" office:value="719" calcext:value-type="float">
            <text:p>719</text:p>
          </table:table-cell>
          <table:table-cell table:formula="of:=COM.MICROSOFT.NORM.INV(RAND();30;5)" office:value-type="float" office:value="28.5318488547436" calcext:value-type="float">
            <text:p>28,5318</text:p>
          </table:table-cell>
          <table:table-cell table:number-columns-repeated="5"/>
          <table:table-cell office:value-type="float" office:value="719" calcext:value-type="float">
            <text:p>719</text:p>
          </table:table-cell>
          <table:table-cell table:formula="of:=40+10*RAND()" office:value-type="float" office:value="46.671067251591" calcext:value-type="float">
            <text:p>46,6711</text:p>
          </table:table-cell>
          <table:table-cell table:number-columns-repeated="5"/>
          <table:table-cell office:value-type="float" office:value="719" calcext:value-type="float">
            <text:p>719</text:p>
          </table:table-cell>
          <table:table-cell table:formula="of:= ([.I744]*[.P744]+[.B744]*[.P744]+[.B744]*[.I744])/([.B744]*[.I744]*[.P744])" office:value-type="float" office:value="0.153535115393669" calcext:value-type="float">
            <text:p>0,1535</text:p>
          </table:table-cell>
          <table:table-cell table:number-columns-repeated="10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9+2*RAND()" office:value-type="float" office:value="9.09237912367098" calcext:value-type="float">
            <text:p>9,0924</text:p>
          </table:table-cell>
          <table:table-cell table:number-columns-repeated="5"/>
          <table:table-cell office:value-type="float" office:value="720" calcext:value-type="float">
            <text:p>720</text:p>
          </table:table-cell>
          <table:table-cell table:formula="of:=COM.MICROSOFT.NORM.INV(RAND();30;5)" office:value-type="float" office:value="32.2725251833628" calcext:value-type="float">
            <text:p>32,2725</text:p>
          </table:table-cell>
          <table:table-cell table:number-columns-repeated="5"/>
          <table:table-cell office:value-type="float" office:value="720" calcext:value-type="float">
            <text:p>720</text:p>
          </table:table-cell>
          <table:table-cell table:formula="of:=40+10*RAND()" office:value-type="float" office:value="47.848564783344" calcext:value-type="float">
            <text:p>47,8486</text:p>
          </table:table-cell>
          <table:table-cell table:number-columns-repeated="5"/>
          <table:table-cell office:value-type="float" office:value="720" calcext:value-type="float">
            <text:p>720</text:p>
          </table:table-cell>
          <table:table-cell table:formula="of:= ([.I745]*[.P745]+[.B745]*[.P745]+[.B745]*[.I745])/([.B745]*[.I745]*[.P745])" office:value-type="float" office:value="0.161867593447617" calcext:value-type="float">
            <text:p>0,1619</text:p>
          </table:table-cell>
          <table:table-cell table:number-columns-repeated="10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9+2*RAND()" office:value-type="float" office:value="9.82852808921598" calcext:value-type="float">
            <text:p>9,8285</text:p>
          </table:table-cell>
          <table:table-cell table:number-columns-repeated="5"/>
          <table:table-cell office:value-type="float" office:value="721" calcext:value-type="float">
            <text:p>721</text:p>
          </table:table-cell>
          <table:table-cell table:formula="of:=COM.MICROSOFT.NORM.INV(RAND();30;5)" office:value-type="float" office:value="22.0890130733553" calcext:value-type="float">
            <text:p>22,0890</text:p>
          </table:table-cell>
          <table:table-cell table:number-columns-repeated="5"/>
          <table:table-cell office:value-type="float" office:value="721" calcext:value-type="float">
            <text:p>721</text:p>
          </table:table-cell>
          <table:table-cell table:formula="of:=40+10*RAND()" office:value-type="float" office:value="40.2603831107263" calcext:value-type="float">
            <text:p>40,2604</text:p>
          </table:table-cell>
          <table:table-cell table:number-columns-repeated="5"/>
          <table:table-cell office:value-type="float" office:value="721" calcext:value-type="float">
            <text:p>721</text:p>
          </table:table-cell>
          <table:table-cell table:formula="of:= ([.I746]*[.P746]+[.B746]*[.P746]+[.B746]*[.I746])/([.B746]*[.I746]*[.P746])" office:value-type="float" office:value="0.171854323023213" calcext:value-type="float">
            <text:p>0,1719</text:p>
          </table:table-cell>
          <table:table-cell table:number-columns-repeated="10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9+2*RAND()" office:value-type="float" office:value="9.78405865817331" calcext:value-type="float">
            <text:p>9,7841</text:p>
          </table:table-cell>
          <table:table-cell table:number-columns-repeated="5"/>
          <table:table-cell office:value-type="float" office:value="722" calcext:value-type="float">
            <text:p>722</text:p>
          </table:table-cell>
          <table:table-cell table:formula="of:=COM.MICROSOFT.NORM.INV(RAND();30;5)" office:value-type="float" office:value="38.2103452572938" calcext:value-type="float">
            <text:p>38,2103</text:p>
          </table:table-cell>
          <table:table-cell table:number-columns-repeated="5"/>
          <table:table-cell office:value-type="float" office:value="722" calcext:value-type="float">
            <text:p>722</text:p>
          </table:table-cell>
          <table:table-cell table:formula="of:=40+10*RAND()" office:value-type="float" office:value="41.6822772880551" calcext:value-type="float">
            <text:p>41,6823</text:p>
          </table:table-cell>
          <table:table-cell table:number-columns-repeated="5"/>
          <table:table-cell office:value-type="float" office:value="722" calcext:value-type="float">
            <text:p>722</text:p>
          </table:table-cell>
          <table:table-cell table:formula="of:= ([.I747]*[.P747]+[.B747]*[.P747]+[.B747]*[.I747])/([.B747]*[.I747]*[.P747])" office:value-type="float" office:value="0.152369007811444" calcext:value-type="float">
            <text:p>0,1524</text:p>
          </table:table-cell>
          <table:table-cell table:number-columns-repeated="10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9+2*RAND()" office:value-type="float" office:value="9.771806466626" calcext:value-type="float">
            <text:p>9,7718</text:p>
          </table:table-cell>
          <table:table-cell table:number-columns-repeated="5"/>
          <table:table-cell office:value-type="float" office:value="723" calcext:value-type="float">
            <text:p>723</text:p>
          </table:table-cell>
          <table:table-cell table:formula="of:=COM.MICROSOFT.NORM.INV(RAND();30;5)" office:value-type="float" office:value="22.2602512176836" calcext:value-type="float">
            <text:p>22,2603</text:p>
          </table:table-cell>
          <table:table-cell table:number-columns-repeated="5"/>
          <table:table-cell office:value-type="float" office:value="723" calcext:value-type="float">
            <text:p>723</text:p>
          </table:table-cell>
          <table:table-cell table:formula="of:=40+10*RAND()" office:value-type="float" office:value="47.2615411074366" calcext:value-type="float">
            <text:p>47,2615</text:p>
          </table:table-cell>
          <table:table-cell table:number-columns-repeated="5"/>
          <table:table-cell office:value-type="float" office:value="723" calcext:value-type="float">
            <text:p>723</text:p>
          </table:table-cell>
          <table:table-cell table:formula="of:= ([.I748]*[.P748]+[.B748]*[.P748]+[.B748]*[.I748])/([.B748]*[.I748]*[.P748])" office:value-type="float" office:value="0.168417199453343" calcext:value-type="float">
            <text:p>0,1684</text:p>
          </table:table-cell>
          <table:table-cell table:number-columns-repeated="10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9+2*RAND()" office:value-type="float" office:value="10.9341602541972" calcext:value-type="float">
            <text:p>10,9342</text:p>
          </table:table-cell>
          <table:table-cell table:number-columns-repeated="5"/>
          <table:table-cell office:value-type="float" office:value="724" calcext:value-type="float">
            <text:p>724</text:p>
          </table:table-cell>
          <table:table-cell table:formula="of:=COM.MICROSOFT.NORM.INV(RAND();30;5)" office:value-type="float" office:value="32.1094664008078" calcext:value-type="float">
            <text:p>32,1095</text:p>
          </table:table-cell>
          <table:table-cell table:number-columns-repeated="5"/>
          <table:table-cell office:value-type="float" office:value="724" calcext:value-type="float">
            <text:p>724</text:p>
          </table:table-cell>
          <table:table-cell table:formula="of:=40+10*RAND()" office:value-type="float" office:value="44.1491635062266" calcext:value-type="float">
            <text:p>44,1492</text:p>
          </table:table-cell>
          <table:table-cell table:number-columns-repeated="5"/>
          <table:table-cell office:value-type="float" office:value="724" calcext:value-type="float">
            <text:p>724</text:p>
          </table:table-cell>
          <table:table-cell table:formula="of:= ([.I749]*[.P749]+[.B749]*[.P749]+[.B749]*[.I749])/([.B749]*[.I749]*[.P749])" office:value-type="float" office:value="0.14525044694002" calcext:value-type="float">
            <text:p>0,1453</text:p>
          </table:table-cell>
          <table:table-cell table:number-columns-repeated="10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9+2*RAND()" office:value-type="float" office:value="10.3772637860384" calcext:value-type="float">
            <text:p>10,3773</text:p>
          </table:table-cell>
          <table:table-cell table:number-columns-repeated="5"/>
          <table:table-cell office:value-type="float" office:value="725" calcext:value-type="float">
            <text:p>725</text:p>
          </table:table-cell>
          <table:table-cell table:formula="of:=COM.MICROSOFT.NORM.INV(RAND();30;5)" office:value-type="float" office:value="25.7954653173894" calcext:value-type="float">
            <text:p>25,7955</text:p>
          </table:table-cell>
          <table:table-cell table:number-columns-repeated="5"/>
          <table:table-cell office:value-type="float" office:value="725" calcext:value-type="float">
            <text:p>725</text:p>
          </table:table-cell>
          <table:table-cell table:formula="of:=40+10*RAND()" office:value-type="float" office:value="46.5803805517498" calcext:value-type="float">
            <text:p>46,5804</text:p>
          </table:table-cell>
          <table:table-cell table:number-columns-repeated="5"/>
          <table:table-cell office:value-type="float" office:value="725" calcext:value-type="float">
            <text:p>725</text:p>
          </table:table-cell>
          <table:table-cell table:formula="of:= ([.I750]*[.P750]+[.B750]*[.P750]+[.B750]*[.I750])/([.B750]*[.I750]*[.P750])" office:value-type="float" office:value="0.156599285427057" calcext:value-type="float">
            <text:p>0,1566</text:p>
          </table:table-cell>
          <table:table-cell table:number-columns-repeated="10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9+2*RAND()" office:value-type="float" office:value="10.3476920335088" calcext:value-type="float">
            <text:p>10,3477</text:p>
          </table:table-cell>
          <table:table-cell table:number-columns-repeated="5"/>
          <table:table-cell office:value-type="float" office:value="726" calcext:value-type="float">
            <text:p>726</text:p>
          </table:table-cell>
          <table:table-cell table:formula="of:=COM.MICROSOFT.NORM.INV(RAND();30;5)" office:value-type="float" office:value="26.424619470359" calcext:value-type="float">
            <text:p>26,4246</text:p>
          </table:table-cell>
          <table:table-cell table:number-columns-repeated="5"/>
          <table:table-cell office:value-type="float" office:value="726" calcext:value-type="float">
            <text:p>726</text:p>
          </table:table-cell>
          <table:table-cell table:formula="of:=40+10*RAND()" office:value-type="float" office:value="47.5726014596876" calcext:value-type="float">
            <text:p>47,5726</text:p>
          </table:table-cell>
          <table:table-cell table:number-columns-repeated="5"/>
          <table:table-cell office:value-type="float" office:value="726" calcext:value-type="float">
            <text:p>726</text:p>
          </table:table-cell>
          <table:table-cell table:formula="of:= ([.I751]*[.P751]+[.B751]*[.P751]+[.B751]*[.I751])/([.B751]*[.I751]*[.P751])" office:value-type="float" office:value="0.155503906871969" calcext:value-type="float">
            <text:p>0,1555</text:p>
          </table:table-cell>
          <table:table-cell table:number-columns-repeated="10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9+2*RAND()" office:value-type="float" office:value="10.5414449938107" calcext:value-type="float">
            <text:p>10,5414</text:p>
          </table:table-cell>
          <table:table-cell table:number-columns-repeated="5"/>
          <table:table-cell office:value-type="float" office:value="727" calcext:value-type="float">
            <text:p>727</text:p>
          </table:table-cell>
          <table:table-cell table:formula="of:=COM.MICROSOFT.NORM.INV(RAND();30;5)" office:value-type="float" office:value="28.1495822166336" calcext:value-type="float">
            <text:p>28,1496</text:p>
          </table:table-cell>
          <table:table-cell table:number-columns-repeated="5"/>
          <table:table-cell office:value-type="float" office:value="727" calcext:value-type="float">
            <text:p>727</text:p>
          </table:table-cell>
          <table:table-cell table:formula="of:=40+10*RAND()" office:value-type="float" office:value="48.4115952404682" calcext:value-type="float">
            <text:p>48,4116</text:p>
          </table:table-cell>
          <table:table-cell table:number-columns-repeated="5"/>
          <table:table-cell office:value-type="float" office:value="727" calcext:value-type="float">
            <text:p>727</text:p>
          </table:table-cell>
          <table:table-cell table:formula="of:= ([.I752]*[.P752]+[.B752]*[.P752]+[.B752]*[.I752])/([.B752]*[.I752]*[.P752])" office:value-type="float" office:value="0.151044369207179" calcext:value-type="float">
            <text:p>0,1510</text:p>
          </table:table-cell>
          <table:table-cell table:number-columns-repeated="10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9+2*RAND()" office:value-type="float" office:value="9.7780708859209" calcext:value-type="float">
            <text:p>9,7781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formula="of:=COM.MICROSOFT.NORM.INV(RAND();30;5)" office:value-type="float" office:value="27.8625722917645" calcext:value-type="float">
            <text:p>27,8626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formula="of:=40+10*RAND()" office:value-type="float" office:value="47.8910115722101" calcext:value-type="float">
            <text:p>47,8910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formula="of:= ([.I753]*[.P753]+[.B753]*[.P753]+[.B753]*[.I753])/([.B753]*[.I753]*[.P753])" office:value-type="float" office:value="0.15904084727994" calcext:value-type="float">
            <text:p>0,1590</text:p>
          </table:table-cell>
          <table:table-cell table:number-columns-repeated="10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9+2*RAND()" office:value-type="float" office:value="9.4255720700603" calcext:value-type="float">
            <text:p>9,4256</text:p>
          </table:table-cell>
          <table:table-cell table:number-columns-repeated="5"/>
          <table:table-cell office:value-type="float" office:value="729" calcext:value-type="float">
            <text:p>729</text:p>
          </table:table-cell>
          <table:table-cell table:formula="of:=COM.MICROSOFT.NORM.INV(RAND();30;5)" office:value-type="float" office:value="33.9270642755723" calcext:value-type="float">
            <text:p>33,9271</text:p>
          </table:table-cell>
          <table:table-cell table:number-columns-repeated="5"/>
          <table:table-cell office:value-type="float" office:value="729" calcext:value-type="float">
            <text:p>729</text:p>
          </table:table-cell>
          <table:table-cell table:formula="of:=40+10*RAND()" office:value-type="float" office:value="42.7171645534691" calcext:value-type="float">
            <text:p>42,7172</text:p>
          </table:table-cell>
          <table:table-cell table:number-columns-repeated="5"/>
          <table:table-cell office:value-type="float" office:value="729" calcext:value-type="float">
            <text:p>729</text:p>
          </table:table-cell>
          <table:table-cell table:formula="of:= ([.I754]*[.P754]+[.B754]*[.P754]+[.B754]*[.I754])/([.B754]*[.I754]*[.P754])" office:value-type="float" office:value="0.158979143141204" calcext:value-type="float">
            <text:p>0,1590</text:p>
          </table:table-cell>
          <table:table-cell table:number-columns-repeated="10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9+2*RAND()" office:value-type="float" office:value="10.0382026263978" calcext:value-type="float">
            <text:p>10,0382</text:p>
          </table:table-cell>
          <table:table-cell table:number-columns-repeated="5"/>
          <table:table-cell office:value-type="float" office:value="730" calcext:value-type="float">
            <text:p>730</text:p>
          </table:table-cell>
          <table:table-cell table:formula="of:=COM.MICROSOFT.NORM.INV(RAND();30;5)" office:value-type="float" office:value="19.457188570262" calcext:value-type="float">
            <text:p>19,4572</text:p>
          </table:table-cell>
          <table:table-cell table:number-columns-repeated="5"/>
          <table:table-cell office:value-type="float" office:value="730" calcext:value-type="float">
            <text:p>730</text:p>
          </table:table-cell>
          <table:table-cell table:formula="of:=40+10*RAND()" office:value-type="float" office:value="48.1418741622474" calcext:value-type="float">
            <text:p>48,1419</text:p>
          </table:table-cell>
          <table:table-cell table:number-columns-repeated="5"/>
          <table:table-cell office:value-type="float" office:value="730" calcext:value-type="float">
            <text:p>730</text:p>
          </table:table-cell>
          <table:table-cell table:formula="of:= ([.I755]*[.P755]+[.B755]*[.P755]+[.B755]*[.I755])/([.B755]*[.I755]*[.P755])" office:value-type="float" office:value="0.171786251690542" calcext:value-type="float">
            <text:p>0,1718</text:p>
          </table:table-cell>
          <table:table-cell table:number-columns-repeated="10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9+2*RAND()" office:value-type="float" office:value="9.5535362905357" calcext:value-type="float">
            <text:p>9,5535</text:p>
          </table:table-cell>
          <table:table-cell table:number-columns-repeated="5"/>
          <table:table-cell office:value-type="float" office:value="731" calcext:value-type="float">
            <text:p>731</text:p>
          </table:table-cell>
          <table:table-cell table:formula="of:=COM.MICROSOFT.NORM.INV(RAND();30;5)" office:value-type="float" office:value="28.0407290763836" calcext:value-type="float">
            <text:p>28,0407</text:p>
          </table:table-cell>
          <table:table-cell table:number-columns-repeated="5"/>
          <table:table-cell office:value-type="float" office:value="731" calcext:value-type="float">
            <text:p>731</text:p>
          </table:table-cell>
          <table:table-cell table:formula="of:=40+10*RAND()" office:value-type="float" office:value="42.8981696662959" calcext:value-type="float">
            <text:p>42,8982</text:p>
          </table:table-cell>
          <table:table-cell table:number-columns-repeated="5"/>
          <table:table-cell office:value-type="float" office:value="731" calcext:value-type="float">
            <text:p>731</text:p>
          </table:table-cell>
          <table:table-cell table:formula="of:= ([.I756]*[.P756]+[.B756]*[.P756]+[.B756]*[.I756])/([.B756]*[.I756]*[.P756])" office:value-type="float" office:value="0.163646710881512" calcext:value-type="float">
            <text:p>0,1636</text:p>
          </table:table-cell>
          <table:table-cell table:number-columns-repeated="10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9+2*RAND()" office:value-type="float" office:value="10.7667414101306" calcext:value-type="float">
            <text:p>10,7667</text:p>
          </table:table-cell>
          <table:table-cell table:number-columns-repeated="5"/>
          <table:table-cell office:value-type="float" office:value="732" calcext:value-type="float">
            <text:p>732</text:p>
          </table:table-cell>
          <table:table-cell table:formula="of:=COM.MICROSOFT.NORM.INV(RAND();30;5)" office:value-type="float" office:value="30.1031141996089" calcext:value-type="float">
            <text:p>30,1031</text:p>
          </table:table-cell>
          <table:table-cell table:number-columns-repeated="5"/>
          <table:table-cell office:value-type="float" office:value="732" calcext:value-type="float">
            <text:p>732</text:p>
          </table:table-cell>
          <table:table-cell table:formula="of:=40+10*RAND()" office:value-type="float" office:value="41.0444802988786" calcext:value-type="float">
            <text:p>41,0445</text:p>
          </table:table-cell>
          <table:table-cell table:number-columns-repeated="5"/>
          <table:table-cell office:value-type="float" office:value="732" calcext:value-type="float">
            <text:p>732</text:p>
          </table:table-cell>
          <table:table-cell table:formula="of:= ([.I757]*[.P757]+[.B757]*[.P757]+[.B757]*[.I757])/([.B757]*[.I757]*[.P757])" office:value-type="float" office:value="0.150461578601011" calcext:value-type="float">
            <text:p>0,1505</text:p>
          </table:table-cell>
          <table:table-cell table:number-columns-repeated="10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9+2*RAND()" office:value-type="float" office:value="10.0501056888606" calcext:value-type="float">
            <text:p>10,0501</text:p>
          </table:table-cell>
          <table:table-cell table:number-columns-repeated="5"/>
          <table:table-cell office:value-type="float" office:value="733" calcext:value-type="float">
            <text:p>733</text:p>
          </table:table-cell>
          <table:table-cell table:formula="of:=COM.MICROSOFT.NORM.INV(RAND();30;5)" office:value-type="float" office:value="37.7260595545135" calcext:value-type="float">
            <text:p>37,7261</text:p>
          </table:table-cell>
          <table:table-cell table:number-columns-repeated="5"/>
          <table:table-cell office:value-type="float" office:value="733" calcext:value-type="float">
            <text:p>733</text:p>
          </table:table-cell>
          <table:table-cell table:formula="of:=40+10*RAND()" office:value-type="float" office:value="40.035577804083" calcext:value-type="float">
            <text:p>40,0356</text:p>
          </table:table-cell>
          <table:table-cell table:number-columns-repeated="5"/>
          <table:table-cell office:value-type="float" office:value="733" calcext:value-type="float">
            <text:p>733</text:p>
          </table:table-cell>
          <table:table-cell table:formula="of:= ([.I758]*[.P758]+[.B758]*[.P758]+[.B758]*[.I758])/([.B758]*[.I758]*[.P758])" office:value-type="float" office:value="0.150986101269166" calcext:value-type="float">
            <text:p>0,1510</text:p>
          </table:table-cell>
          <table:table-cell table:number-columns-repeated="10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9+2*RAND()" office:value-type="float" office:value="9.53830717667006" calcext:value-type="float">
            <text:p>9,5383</text:p>
          </table:table-cell>
          <table:table-cell table:number-columns-repeated="5"/>
          <table:table-cell office:value-type="float" office:value="734" calcext:value-type="float">
            <text:p>734</text:p>
          </table:table-cell>
          <table:table-cell table:formula="of:=COM.MICROSOFT.NORM.INV(RAND();30;5)" office:value-type="float" office:value="34.2804744027608" calcext:value-type="float">
            <text:p>34,2805</text:p>
          </table:table-cell>
          <table:table-cell table:number-columns-repeated="5"/>
          <table:table-cell office:value-type="float" office:value="734" calcext:value-type="float">
            <text:p>734</text:p>
          </table:table-cell>
          <table:table-cell table:formula="of:=40+10*RAND()" office:value-type="float" office:value="42.6812668435741" calcext:value-type="float">
            <text:p>42,6813</text:p>
          </table:table-cell>
          <table:table-cell table:number-columns-repeated="5"/>
          <table:table-cell office:value-type="float" office:value="734" calcext:value-type="float">
            <text:p>734</text:p>
          </table:table-cell>
          <table:table-cell table:formula="of:= ([.I759]*[.P759]+[.B759]*[.P759]+[.B759]*[.I759])/([.B759]*[.I759]*[.P759])" office:value-type="float" office:value="0.157441013833363" calcext:value-type="float">
            <text:p>0,1574</text:p>
          </table:table-cell>
          <table:table-cell table:number-columns-repeated="10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9+2*RAND()" office:value-type="float" office:value="9.72915684361942" calcext:value-type="float">
            <text:p>9,7292</text:p>
          </table:table-cell>
          <table:table-cell table:number-columns-repeated="5"/>
          <table:table-cell office:value-type="float" office:value="735" calcext:value-type="float">
            <text:p>735</text:p>
          </table:table-cell>
          <table:table-cell table:formula="of:=COM.MICROSOFT.NORM.INV(RAND();30;5)" office:value-type="float" office:value="31.0794074780307" calcext:value-type="float">
            <text:p>31,0794</text:p>
          </table:table-cell>
          <table:table-cell table:number-columns-repeated="5"/>
          <table:table-cell office:value-type="float" office:value="735" calcext:value-type="float">
            <text:p>735</text:p>
          </table:table-cell>
          <table:table-cell table:formula="of:=40+10*RAND()" office:value-type="float" office:value="44.9335362098645" calcext:value-type="float">
            <text:p>44,9335</text:p>
          </table:table-cell>
          <table:table-cell table:number-columns-repeated="5"/>
          <table:table-cell office:value-type="float" office:value="735" calcext:value-type="float">
            <text:p>735</text:p>
          </table:table-cell>
          <table:table-cell table:formula="of:= ([.I760]*[.P760]+[.B760]*[.P760]+[.B760]*[.I760])/([.B760]*[.I760]*[.P760])" office:value-type="float" office:value="0.15721456766588" calcext:value-type="float">
            <text:p>0,1572</text:p>
          </table:table-cell>
          <table:table-cell table:number-columns-repeated="10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9+2*RAND()" office:value-type="float" office:value="9.40357861923985" calcext:value-type="float">
            <text:p>9,4036</text:p>
          </table:table-cell>
          <table:table-cell table:number-columns-repeated="5"/>
          <table:table-cell office:value-type="float" office:value="736" calcext:value-type="float">
            <text:p>736</text:p>
          </table:table-cell>
          <table:table-cell table:formula="of:=COM.MICROSOFT.NORM.INV(RAND();30;5)" office:value-type="float" office:value="26.9529421326245" calcext:value-type="float">
            <text:p>26,9529</text:p>
          </table:table-cell>
          <table:table-cell table:number-columns-repeated="5"/>
          <table:table-cell office:value-type="float" office:value="736" calcext:value-type="float">
            <text:p>736</text:p>
          </table:table-cell>
          <table:table-cell table:formula="of:=40+10*RAND()" office:value-type="float" office:value="48.4335431817453" calcext:value-type="float">
            <text:p>48,4335</text:p>
          </table:table-cell>
          <table:table-cell table:number-columns-repeated="5"/>
          <table:table-cell office:value-type="float" office:value="736" calcext:value-type="float">
            <text:p>736</text:p>
          </table:table-cell>
          <table:table-cell table:formula="of:= ([.I761]*[.P761]+[.B761]*[.P761]+[.B761]*[.I761])/([.B761]*[.I761]*[.P761])" office:value-type="float" office:value="0.164091042603155" calcext:value-type="float">
            <text:p>0,1641</text:p>
          </table:table-cell>
          <table:table-cell table:number-columns-repeated="10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9+2*RAND()" office:value-type="float" office:value="10.9657142518554" calcext:value-type="float">
            <text:p>10,9657</text:p>
          </table:table-cell>
          <table:table-cell table:number-columns-repeated="5"/>
          <table:table-cell office:value-type="float" office:value="737" calcext:value-type="float">
            <text:p>737</text:p>
          </table:table-cell>
          <table:table-cell table:formula="of:=COM.MICROSOFT.NORM.INV(RAND();30;5)" office:value-type="float" office:value="30.6305897643627" calcext:value-type="float">
            <text:p>30,6306</text:p>
          </table:table-cell>
          <table:table-cell table:number-columns-repeated="5"/>
          <table:table-cell office:value-type="float" office:value="737" calcext:value-type="float">
            <text:p>737</text:p>
          </table:table-cell>
          <table:table-cell table:formula="of:=40+10*RAND()" office:value-type="float" office:value="46.0577383369673" calcext:value-type="float">
            <text:p>46,0577</text:p>
          </table:table-cell>
          <table:table-cell table:number-columns-repeated="5"/>
          <table:table-cell office:value-type="float" office:value="737" calcext:value-type="float">
            <text:p>737</text:p>
          </table:table-cell>
          <table:table-cell table:formula="of:= ([.I762]*[.P762]+[.B762]*[.P762]+[.B762]*[.I762])/([.B762]*[.I762]*[.P762])" office:value-type="float" office:value="0.14555231061373" calcext:value-type="float">
            <text:p>0,1456</text:p>
          </table:table-cell>
          <table:table-cell table:number-columns-repeated="10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9+2*RAND()" office:value-type="float" office:value="9.97833260172047" calcext:value-type="float">
            <text:p>9,9783</text:p>
          </table:table-cell>
          <table:table-cell table:number-columns-repeated="5"/>
          <table:table-cell office:value-type="float" office:value="738" calcext:value-type="float">
            <text:p>738</text:p>
          </table:table-cell>
          <table:table-cell table:formula="of:=COM.MICROSOFT.NORM.INV(RAND();30;5)" office:value-type="float" office:value="29.0460870064883" calcext:value-type="float">
            <text:p>29,0461</text:p>
          </table:table-cell>
          <table:table-cell table:number-columns-repeated="5"/>
          <table:table-cell office:value-type="float" office:value="738" calcext:value-type="float">
            <text:p>738</text:p>
          </table:table-cell>
          <table:table-cell table:formula="of:=40+10*RAND()" office:value-type="float" office:value="42.1773088735063" calcext:value-type="float">
            <text:p>42,1773</text:p>
          </table:table-cell>
          <table:table-cell table:number-columns-repeated="5"/>
          <table:table-cell office:value-type="float" office:value="738" calcext:value-type="float">
            <text:p>738</text:p>
          </table:table-cell>
          <table:table-cell table:formula="of:= ([.I763]*[.P763]+[.B763]*[.P763]+[.B763]*[.I763])/([.B763]*[.I763]*[.P763])" office:value-type="float" office:value="0.158354620934658" calcext:value-type="float">
            <text:p>0,1584</text:p>
          </table:table-cell>
          <table:table-cell table:number-columns-repeated="10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9+2*RAND()" office:value-type="float" office:value="9.98856805986725" calcext:value-type="float">
            <text:p>9,9886</text:p>
          </table:table-cell>
          <table:table-cell table:number-columns-repeated="5"/>
          <table:table-cell office:value-type="float" office:value="739" calcext:value-type="float">
            <text:p>739</text:p>
          </table:table-cell>
          <table:table-cell table:formula="of:=COM.MICROSOFT.NORM.INV(RAND();30;5)" office:value-type="float" office:value="24.5134302422172" calcext:value-type="float">
            <text:p>24,5134</text:p>
          </table:table-cell>
          <table:table-cell table:number-columns-repeated="5"/>
          <table:table-cell office:value-type="float" office:value="739" calcext:value-type="float">
            <text:p>739</text:p>
          </table:table-cell>
          <table:table-cell table:formula="of:=40+10*RAND()" office:value-type="float" office:value="44.4700274511706" calcext:value-type="float">
            <text:p>44,4700</text:p>
          </table:table-cell>
          <table:table-cell table:number-columns-repeated="5"/>
          <table:table-cell office:value-type="float" office:value="739" calcext:value-type="float">
            <text:p>739</text:p>
          </table:table-cell>
          <table:table-cell table:formula="of:= ([.I764]*[.P764]+[.B764]*[.P764]+[.B764]*[.I764])/([.B764]*[.I764]*[.P764])" office:value-type="float" office:value="0.163395470668356" calcext:value-type="float">
            <text:p>0,1634</text:p>
          </table:table-cell>
          <table:table-cell table:number-columns-repeated="10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9+2*RAND()" office:value-type="float" office:value="10.0592918118928" calcext:value-type="float">
            <text:p>10,0593</text:p>
          </table:table-cell>
          <table:table-cell table:number-columns-repeated="5"/>
          <table:table-cell office:value-type="float" office:value="740" calcext:value-type="float">
            <text:p>740</text:p>
          </table:table-cell>
          <table:table-cell table:formula="of:=COM.MICROSOFT.NORM.INV(RAND();30;5)" office:value-type="float" office:value="31.787866266301" calcext:value-type="float">
            <text:p>31,7879</text:p>
          </table:table-cell>
          <table:table-cell table:number-columns-repeated="5"/>
          <table:table-cell office:value-type="float" office:value="740" calcext:value-type="float">
            <text:p>740</text:p>
          </table:table-cell>
          <table:table-cell table:formula="of:=40+10*RAND()" office:value-type="float" office:value="47.5617748347577" calcext:value-type="float">
            <text:p>47,5618</text:p>
          </table:table-cell>
          <table:table-cell table:number-columns-repeated="5"/>
          <table:table-cell office:value-type="float" office:value="740" calcext:value-type="float">
            <text:p>740</text:p>
          </table:table-cell>
          <table:table-cell table:formula="of:= ([.I765]*[.P765]+[.B765]*[.P765]+[.B765]*[.I765])/([.B765]*[.I765]*[.P765])" office:value-type="float" office:value="0.15189440871789" calcext:value-type="float">
            <text:p>0,1519</text:p>
          </table:table-cell>
          <table:table-cell table:number-columns-repeated="10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9+2*RAND()" office:value-type="float" office:value="10.7867779706139" calcext:value-type="float">
            <text:p>10,7868</text:p>
          </table:table-cell>
          <table:table-cell table:number-columns-repeated="5"/>
          <table:table-cell office:value-type="float" office:value="741" calcext:value-type="float">
            <text:p>741</text:p>
          </table:table-cell>
          <table:table-cell table:formula="of:=COM.MICROSOFT.NORM.INV(RAND();30;5)" office:value-type="float" office:value="34.3412098222435" calcext:value-type="float">
            <text:p>34,3412</text:p>
          </table:table-cell>
          <table:table-cell table:number-columns-repeated="5"/>
          <table:table-cell office:value-type="float" office:value="741" calcext:value-type="float">
            <text:p>741</text:p>
          </table:table-cell>
          <table:table-cell table:formula="of:=40+10*RAND()" office:value-type="float" office:value="46.8842478643637" calcext:value-type="float">
            <text:p>46,8842</text:p>
          </table:table-cell>
          <table:table-cell table:number-columns-repeated="5"/>
          <table:table-cell office:value-type="float" office:value="741" calcext:value-type="float">
            <text:p>741</text:p>
          </table:table-cell>
          <table:table-cell table:formula="of:= ([.I766]*[.P766]+[.B766]*[.P766]+[.B766]*[.I766])/([.B766]*[.I766]*[.P766])" office:value-type="float" office:value="0.143154747703731" calcext:value-type="float">
            <text:p>0,1432</text:p>
          </table:table-cell>
          <table:table-cell table:number-columns-repeated="10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9+2*RAND()" office:value-type="float" office:value="10.760739343008" calcext:value-type="float">
            <text:p>10,7607</text:p>
          </table:table-cell>
          <table:table-cell table:number-columns-repeated="5"/>
          <table:table-cell office:value-type="float" office:value="742" calcext:value-type="float">
            <text:p>742</text:p>
          </table:table-cell>
          <table:table-cell table:formula="of:=COM.MICROSOFT.NORM.INV(RAND();30;5)" office:value-type="float" office:value="33.9070385073643" calcext:value-type="float">
            <text:p>33,9070</text:p>
          </table:table-cell>
          <table:table-cell table:number-columns-repeated="5"/>
          <table:table-cell office:value-type="float" office:value="742" calcext:value-type="float">
            <text:p>742</text:p>
          </table:table-cell>
          <table:table-cell table:formula="of:=40+10*RAND()" office:value-type="float" office:value="43.9992056356277" calcext:value-type="float">
            <text:p>43,9992</text:p>
          </table:table-cell>
          <table:table-cell table:number-columns-repeated="5"/>
          <table:table-cell office:value-type="float" office:value="742" calcext:value-type="float">
            <text:p>742</text:p>
          </table:table-cell>
          <table:table-cell table:formula="of:= ([.I767]*[.P767]+[.B767]*[.P767]+[.B767]*[.I767])/([.B767]*[.I767]*[.P767])" office:value-type="float" office:value="0.145150502266241" calcext:value-type="float">
            <text:p>0,1452</text:p>
          </table:table-cell>
          <table:table-cell table:number-columns-repeated="10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9+2*RAND()" office:value-type="float" office:value="9.62937832227908" calcext:value-type="float">
            <text:p>9,6294</text:p>
          </table:table-cell>
          <table:table-cell table:number-columns-repeated="5"/>
          <table:table-cell office:value-type="float" office:value="743" calcext:value-type="float">
            <text:p>743</text:p>
          </table:table-cell>
          <table:table-cell table:formula="of:=COM.MICROSOFT.NORM.INV(RAND();30;5)" office:value-type="float" office:value="27.6100439469487" calcext:value-type="float">
            <text:p>27,6100</text:p>
          </table:table-cell>
          <table:table-cell table:number-columns-repeated="5"/>
          <table:table-cell office:value-type="float" office:value="743" calcext:value-type="float">
            <text:p>743</text:p>
          </table:table-cell>
          <table:table-cell table:formula="of:=40+10*RAND()" office:value-type="float" office:value="43.2905808638316" calcext:value-type="float">
            <text:p>43,2906</text:p>
          </table:table-cell>
          <table:table-cell table:number-columns-repeated="5"/>
          <table:table-cell office:value-type="float" office:value="743" calcext:value-type="float">
            <text:p>743</text:p>
          </table:table-cell>
          <table:table-cell table:formula="of:= ([.I768]*[.P768]+[.B768]*[.P768]+[.B768]*[.I768])/([.B768]*[.I768]*[.P768])" office:value-type="float" office:value="0.163167280839017" calcext:value-type="float">
            <text:p>0,1632</text:p>
          </table:table-cell>
          <table:table-cell table:number-columns-repeated="10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9+2*RAND()" office:value-type="float" office:value="10.4584703391884" calcext:value-type="float">
            <text:p>10,4585</text:p>
          </table:table-cell>
          <table:table-cell table:number-columns-repeated="5"/>
          <table:table-cell office:value-type="float" office:value="744" calcext:value-type="float">
            <text:p>744</text:p>
          </table:table-cell>
          <table:table-cell table:formula="of:=COM.MICROSOFT.NORM.INV(RAND();30;5)" office:value-type="float" office:value="34.5876814565406" calcext:value-type="float">
            <text:p>34,5877</text:p>
          </table:table-cell>
          <table:table-cell table:number-columns-repeated="5"/>
          <table:table-cell office:value-type="float" office:value="744" calcext:value-type="float">
            <text:p>744</text:p>
          </table:table-cell>
          <table:table-cell table:formula="of:=40+10*RAND()" office:value-type="float" office:value="48.5277316940483" calcext:value-type="float">
            <text:p>48,5277</text:p>
          </table:table-cell>
          <table:table-cell table:number-columns-repeated="5"/>
          <table:table-cell office:value-type="float" office:value="744" calcext:value-type="float">
            <text:p>744</text:p>
          </table:table-cell>
          <table:table-cell table:formula="of:= ([.I769]*[.P769]+[.B769]*[.P769]+[.B769]*[.I769])/([.B769]*[.I769]*[.P769])" office:value-type="float" office:value="0.145135078871147" calcext:value-type="float">
            <text:p>0,1451</text:p>
          </table:table-cell>
          <table:table-cell table:number-columns-repeated="10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9+2*RAND()" office:value-type="float" office:value="10.412891501328" calcext:value-type="float">
            <text:p>10,4129</text:p>
          </table:table-cell>
          <table:table-cell table:number-columns-repeated="5"/>
          <table:table-cell office:value-type="float" office:value="745" calcext:value-type="float">
            <text:p>745</text:p>
          </table:table-cell>
          <table:table-cell table:formula="of:=COM.MICROSOFT.NORM.INV(RAND();30;5)" office:value-type="float" office:value="32.7372533173267" calcext:value-type="float">
            <text:p>32,7373</text:p>
          </table:table-cell>
          <table:table-cell table:number-columns-repeated="5"/>
          <table:table-cell office:value-type="float" office:value="745" calcext:value-type="float">
            <text:p>745</text:p>
          </table:table-cell>
          <table:table-cell table:formula="of:=40+10*RAND()" office:value-type="float" office:value="43.601740921149" calcext:value-type="float">
            <text:p>43,6017</text:p>
          </table:table-cell>
          <table:table-cell table:number-columns-repeated="5"/>
          <table:table-cell office:value-type="float" office:value="745" calcext:value-type="float">
            <text:p>745</text:p>
          </table:table-cell>
          <table:table-cell table:formula="of:= ([.I770]*[.P770]+[.B770]*[.P770]+[.B770]*[.I770])/([.B770]*[.I770]*[.P770])" office:value-type="float" office:value="0.149515908677603" calcext:value-type="float">
            <text:p>0,1495</text:p>
          </table:table-cell>
          <table:table-cell table:number-columns-repeated="10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9+2*RAND()" office:value-type="float" office:value="9.14572289888747" calcext:value-type="float">
            <text:p>9,1457</text:p>
          </table:table-cell>
          <table:table-cell table:number-columns-repeated="5"/>
          <table:table-cell office:value-type="float" office:value="746" calcext:value-type="float">
            <text:p>746</text:p>
          </table:table-cell>
          <table:table-cell table:formula="of:=COM.MICROSOFT.NORM.INV(RAND();30;5)" office:value-type="float" office:value="26.486521309387" calcext:value-type="float">
            <text:p>26,4865</text:p>
          </table:table-cell>
          <table:table-cell table:number-columns-repeated="5"/>
          <table:table-cell office:value-type="float" office:value="746" calcext:value-type="float">
            <text:p>746</text:p>
          </table:table-cell>
          <table:table-cell table:formula="of:=40+10*RAND()" office:value-type="float" office:value="46.2304852635134" calcext:value-type="float">
            <text:p>46,2305</text:p>
          </table:table-cell>
          <table:table-cell table:number-columns-repeated="5"/>
          <table:table-cell office:value-type="float" office:value="746" calcext:value-type="float">
            <text:p>746</text:p>
          </table:table-cell>
          <table:table-cell table:formula="of:= ([.I771]*[.P771]+[.B771]*[.P771]+[.B771]*[.I771])/([.B771]*[.I771]*[.P771])" office:value-type="float" office:value="0.168726528924008" calcext:value-type="float">
            <text:p>0,1687</text:p>
          </table:table-cell>
          <table:table-cell table:number-columns-repeated="10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9+2*RAND()" office:value-type="float" office:value="9.68595228414051" calcext:value-type="float">
            <text:p>9,6860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 table:formula="of:=COM.MICROSOFT.NORM.INV(RAND();30;5)" office:value-type="float" office:value="22.3905007406147" calcext:value-type="float">
            <text:p>22,3905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 table:formula="of:=40+10*RAND()" office:value-type="float" office:value="43.2148298656102" calcext:value-type="float">
            <text:p>43,2148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 table:formula="of:= ([.I772]*[.P772]+[.B772]*[.P772]+[.B772]*[.I772])/([.B772]*[.I772]*[.P772])" office:value-type="float" office:value="0.171044302418291" calcext:value-type="float">
            <text:p>0,1710</text:p>
          </table:table-cell>
          <table:table-cell table:number-columns-repeated="10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9+2*RAND()" office:value-type="float" office:value="10.7745829161722" calcext:value-type="float">
            <text:p>10,7746</text:p>
          </table:table-cell>
          <table:table-cell table:number-columns-repeated="5"/>
          <table:table-cell office:value-type="float" office:value="748" calcext:value-type="float">
            <text:p>748</text:p>
          </table:table-cell>
          <table:table-cell table:formula="of:=COM.MICROSOFT.NORM.INV(RAND();30;5)" office:value-type="float" office:value="29.1753355798852" calcext:value-type="float">
            <text:p>29,1753</text:p>
          </table:table-cell>
          <table:table-cell table:number-columns-repeated="5"/>
          <table:table-cell office:value-type="float" office:value="748" calcext:value-type="float">
            <text:p>748</text:p>
          </table:table-cell>
          <table:table-cell table:formula="of:=40+10*RAND()" office:value-type="float" office:value="42.5543269549962" calcext:value-type="float">
            <text:p>42,5543</text:p>
          </table:table-cell>
          <table:table-cell table:number-columns-repeated="5"/>
          <table:table-cell office:value-type="float" office:value="748" calcext:value-type="float">
            <text:p>748</text:p>
          </table:table-cell>
          <table:table-cell table:formula="of:= ([.I773]*[.P773]+[.B773]*[.P773]+[.B773]*[.I773])/([.B773]*[.I773]*[.P773])" office:value-type="float" office:value="0.150585917040479" calcext:value-type="float">
            <text:p>0,1506</text:p>
          </table:table-cell>
          <table:table-cell table:number-columns-repeated="10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9+2*RAND()" office:value-type="float" office:value="9.67590257967822" calcext:value-type="float">
            <text:p>9,6759</text:p>
          </table:table-cell>
          <table:table-cell table:number-columns-repeated="5"/>
          <table:table-cell office:value-type="float" office:value="749" calcext:value-type="float">
            <text:p>749</text:p>
          </table:table-cell>
          <table:table-cell table:formula="of:=COM.MICROSOFT.NORM.INV(RAND();30;5)" office:value-type="float" office:value="27.1607247393064" calcext:value-type="float">
            <text:p>27,1607</text:p>
          </table:table-cell>
          <table:table-cell table:number-columns-repeated="5"/>
          <table:table-cell office:value-type="float" office:value="749" calcext:value-type="float">
            <text:p>749</text:p>
          </table:table-cell>
          <table:table-cell table:formula="of:=40+10*RAND()" office:value-type="float" office:value="49.4195711857174" calcext:value-type="float">
            <text:p>49,4196</text:p>
          </table:table-cell>
          <table:table-cell table:number-columns-repeated="5"/>
          <table:table-cell office:value-type="float" office:value="749" calcext:value-type="float">
            <text:p>749</text:p>
          </table:table-cell>
          <table:table-cell table:formula="of:= ([.I774]*[.P774]+[.B774]*[.P774]+[.B774]*[.I774])/([.B774]*[.I774]*[.P774])" office:value-type="float" office:value="0.160402298822814" calcext:value-type="float">
            <text:p>0,1604</text:p>
          </table:table-cell>
          <table:table-cell table:number-columns-repeated="10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9+2*RAND()" office:value-type="float" office:value="9.7270615992602" calcext:value-type="float">
            <text:p>9,7271</text:p>
          </table:table-cell>
          <table:table-cell table:number-columns-repeated="5"/>
          <table:table-cell office:value-type="float" office:value="750" calcext:value-type="float">
            <text:p>750</text:p>
          </table:table-cell>
          <table:table-cell table:formula="of:=COM.MICROSOFT.NORM.INV(RAND();30;5)" office:value-type="float" office:value="26.8685414945983" calcext:value-type="float">
            <text:p>26,8685</text:p>
          </table:table-cell>
          <table:table-cell table:number-columns-repeated="5"/>
          <table:table-cell office:value-type="float" office:value="750" calcext:value-type="float">
            <text:p>750</text:p>
          </table:table-cell>
          <table:table-cell table:formula="of:=40+10*RAND()" office:value-type="float" office:value="49.2767626524437" calcext:value-type="float">
            <text:p>49,2768</text:p>
          </table:table-cell>
          <table:table-cell table:number-columns-repeated="5"/>
          <table:table-cell office:value-type="float" office:value="750" calcext:value-type="float">
            <text:p>750</text:p>
          </table:table-cell>
          <table:table-cell table:formula="of:= ([.I775]*[.P775]+[.B775]*[.P775]+[.B775]*[.I775])/([.B775]*[.I775]*[.P775])" office:value-type="float" office:value="0.160317757113448" calcext:value-type="float">
            <text:p>0,1603</text:p>
          </table:table-cell>
          <table:table-cell table:number-columns-repeated="10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9+2*RAND()" office:value-type="float" office:value="9.73948750481941" calcext:value-type="float">
            <text:p>9,7395</text:p>
          </table:table-cell>
          <table:table-cell table:number-columns-repeated="5"/>
          <table:table-cell office:value-type="float" office:value="751" calcext:value-type="float">
            <text:p>751</text:p>
          </table:table-cell>
          <table:table-cell table:formula="of:=COM.MICROSOFT.NORM.INV(RAND();30;5)" office:value-type="float" office:value="26.9589029838357" calcext:value-type="float">
            <text:p>26,9589</text:p>
          </table:table-cell>
          <table:table-cell table:number-columns-repeated="5"/>
          <table:table-cell office:value-type="float" office:value="751" calcext:value-type="float">
            <text:p>751</text:p>
          </table:table-cell>
          <table:table-cell table:formula="of:=40+10*RAND()" office:value-type="float" office:value="43.1873651605565" calcext:value-type="float">
            <text:p>43,1874</text:p>
          </table:table-cell>
          <table:table-cell table:number-columns-repeated="5"/>
          <table:table-cell office:value-type="float" office:value="751" calcext:value-type="float">
            <text:p>751</text:p>
          </table:table-cell>
          <table:table-cell table:formula="of:= ([.I776]*[.P776]+[.B776]*[.P776]+[.B776]*[.I776])/([.B776]*[.I776]*[.P776])" office:value-type="float" office:value="0.162923224841025" calcext:value-type="float">
            <text:p>0,1629</text:p>
          </table:table-cell>
          <table:table-cell table:number-columns-repeated="10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9+2*RAND()" office:value-type="float" office:value="10.5198092104401" calcext:value-type="float">
            <text:p>10,5198</text:p>
          </table:table-cell>
          <table:table-cell table:number-columns-repeated="5"/>
          <table:table-cell office:value-type="float" office:value="752" calcext:value-type="float">
            <text:p>752</text:p>
          </table:table-cell>
          <table:table-cell table:formula="of:=COM.MICROSOFT.NORM.INV(RAND();30;5)" office:value-type="float" office:value="35.4426873685404" calcext:value-type="float">
            <text:p>35,4427</text:p>
          </table:table-cell>
          <table:table-cell table:number-columns-repeated="5"/>
          <table:table-cell office:value-type="float" office:value="752" calcext:value-type="float">
            <text:p>752</text:p>
          </table:table-cell>
          <table:table-cell table:formula="of:=40+10*RAND()" office:value-type="float" office:value="40.9842918033246" calcext:value-type="float">
            <text:p>40,9843</text:p>
          </table:table-cell>
          <table:table-cell table:number-columns-repeated="5"/>
          <table:table-cell office:value-type="float" office:value="752" calcext:value-type="float">
            <text:p>752</text:p>
          </table:table-cell>
          <table:table-cell table:formula="of:= ([.I777]*[.P777]+[.B777]*[.P777]+[.B777]*[.I777])/([.B777]*[.I777]*[.P777])" office:value-type="float" office:value="0.147672915050117" calcext:value-type="float">
            <text:p>0,1477</text:p>
          </table:table-cell>
          <table:table-cell table:number-columns-repeated="10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9+2*RAND()" office:value-type="float" office:value="10.6159890920389" calcext:value-type="float">
            <text:p>10,6160</text:p>
          </table:table-cell>
          <table:table-cell table:number-columns-repeated="5"/>
          <table:table-cell office:value-type="float" office:value="753" calcext:value-type="float">
            <text:p>753</text:p>
          </table:table-cell>
          <table:table-cell table:formula="of:=COM.MICROSOFT.NORM.INV(RAND();30;5)" office:value-type="float" office:value="28.2057250113884" calcext:value-type="float">
            <text:p>28,2057</text:p>
          </table:table-cell>
          <table:table-cell table:number-columns-repeated="5"/>
          <table:table-cell office:value-type="float" office:value="753" calcext:value-type="float">
            <text:p>753</text:p>
          </table:table-cell>
          <table:table-cell table:formula="of:=40+10*RAND()" office:value-type="float" office:value="46.1790898104664" calcext:value-type="float">
            <text:p>46,1791</text:p>
          </table:table-cell>
          <table:table-cell table:number-columns-repeated="5"/>
          <table:table-cell office:value-type="float" office:value="753" calcext:value-type="float">
            <text:p>753</text:p>
          </table:table-cell>
          <table:table-cell table:formula="of:= ([.I778]*[.P778]+[.B778]*[.P778]+[.B778]*[.I778])/([.B778]*[.I778]*[.P778])" office:value-type="float" office:value="0.151306152538343" calcext:value-type="float">
            <text:p>0,1513</text:p>
          </table:table-cell>
          <table:table-cell table:number-columns-repeated="10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9+2*RAND()" office:value-type="float" office:value="10.0723309062887" calcext:value-type="float">
            <text:p>10,0723</text:p>
          </table:table-cell>
          <table:table-cell table:number-columns-repeated="5"/>
          <table:table-cell office:value-type="float" office:value="754" calcext:value-type="float">
            <text:p>754</text:p>
          </table:table-cell>
          <table:table-cell table:formula="of:=COM.MICROSOFT.NORM.INV(RAND();30;5)" office:value-type="float" office:value="28.5123841079308" calcext:value-type="float">
            <text:p>28,5124</text:p>
          </table:table-cell>
          <table:table-cell table:number-columns-repeated="5"/>
          <table:table-cell office:value-type="float" office:value="754" calcext:value-type="float">
            <text:p>754</text:p>
          </table:table-cell>
          <table:table-cell table:formula="of:=40+10*RAND()" office:value-type="float" office:value="48.8511070527602" calcext:value-type="float">
            <text:p>48,8511</text:p>
          </table:table-cell>
          <table:table-cell table:number-columns-repeated="5"/>
          <table:table-cell office:value-type="float" office:value="754" calcext:value-type="float">
            <text:p>754</text:p>
          </table:table-cell>
          <table:table-cell table:formula="of:= ([.I779]*[.P779]+[.B779]*[.P779]+[.B779]*[.I779])/([.B779]*[.I779]*[.P779])" office:value-type="float" office:value="0.154824729540571" calcext:value-type="float">
            <text:p>0,1548</text:p>
          </table:table-cell>
          <table:table-cell table:number-columns-repeated="10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9+2*RAND()" office:value-type="float" office:value="9.61658278875984" calcext:value-type="float">
            <text:p>9,6166</text:p>
          </table:table-cell>
          <table:table-cell table:number-columns-repeated="5"/>
          <table:table-cell office:value-type="float" office:value="755" calcext:value-type="float">
            <text:p>755</text:p>
          </table:table-cell>
          <table:table-cell table:formula="of:=COM.MICROSOFT.NORM.INV(RAND();30;5)" office:value-type="float" office:value="34.713915467037" calcext:value-type="float">
            <text:p>34,7139</text:p>
          </table:table-cell>
          <table:table-cell table:number-columns-repeated="5"/>
          <table:table-cell office:value-type="float" office:value="755" calcext:value-type="float">
            <text:p>755</text:p>
          </table:table-cell>
          <table:table-cell table:formula="of:=40+10*RAND()" office:value-type="float" office:value="43.549765109783" calcext:value-type="float">
            <text:p>43,5498</text:p>
          </table:table-cell>
          <table:table-cell table:number-columns-repeated="5"/>
          <table:table-cell office:value-type="float" office:value="755" calcext:value-type="float">
            <text:p>755</text:p>
          </table:table-cell>
          <table:table-cell table:formula="of:= ([.I780]*[.P780]+[.B780]*[.P780]+[.B780]*[.I780])/([.B780]*[.I780]*[.P780])" office:value-type="float" office:value="0.155756170138088" calcext:value-type="float">
            <text:p>0,1558</text:p>
          </table:table-cell>
          <table:table-cell table:number-columns-repeated="10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9+2*RAND()" office:value-type="float" office:value="9.2529721960891" calcext:value-type="float">
            <text:p>9,2530</text:p>
          </table:table-cell>
          <table:table-cell table:number-columns-repeated="5"/>
          <table:table-cell office:value-type="float" office:value="756" calcext:value-type="float">
            <text:p>756</text:p>
          </table:table-cell>
          <table:table-cell table:formula="of:=COM.MICROSOFT.NORM.INV(RAND();30;5)" office:value-type="float" office:value="29.8644686964607" calcext:value-type="float">
            <text:p>29,8645</text:p>
          </table:table-cell>
          <table:table-cell table:number-columns-repeated="5"/>
          <table:table-cell office:value-type="float" office:value="756" calcext:value-type="float">
            <text:p>756</text:p>
          </table:table-cell>
          <table:table-cell table:formula="of:=40+10*RAND()" office:value-type="float" office:value="41.6512707516085" calcext:value-type="float">
            <text:p>41,6513</text:p>
          </table:table-cell>
          <table:table-cell table:number-columns-repeated="5"/>
          <table:table-cell office:value-type="float" office:value="756" calcext:value-type="float">
            <text:p>756</text:p>
          </table:table-cell>
          <table:table-cell table:formula="of:= ([.I781]*[.P781]+[.B781]*[.P781]+[.B781]*[.I781])/([.B781]*[.I781]*[.P781])" office:value-type="float" office:value="0.165566860538079" calcext:value-type="float">
            <text:p>0,1656</text:p>
          </table:table-cell>
          <table:table-cell table:number-columns-repeated="10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9+2*RAND()" office:value-type="float" office:value="10.0473549778108" calcext:value-type="float">
            <text:p>10,0474</text:p>
          </table:table-cell>
          <table:table-cell table:number-columns-repeated="5"/>
          <table:table-cell office:value-type="float" office:value="757" calcext:value-type="float">
            <text:p>757</text:p>
          </table:table-cell>
          <table:table-cell table:formula="of:=COM.MICROSOFT.NORM.INV(RAND();30;5)" office:value-type="float" office:value="30.4901392612202" calcext:value-type="float">
            <text:p>30,4901</text:p>
          </table:table-cell>
          <table:table-cell table:number-columns-repeated="5"/>
          <table:table-cell office:value-type="float" office:value="757" calcext:value-type="float">
            <text:p>757</text:p>
          </table:table-cell>
          <table:table-cell table:formula="of:=40+10*RAND()" office:value-type="float" office:value="49.0884398191702" calcext:value-type="float">
            <text:p>49,0884</text:p>
          </table:table-cell>
          <table:table-cell table:number-columns-repeated="5"/>
          <table:table-cell office:value-type="float" office:value="757" calcext:value-type="float">
            <text:p>757</text:p>
          </table:table-cell>
          <table:table-cell table:formula="of:= ([.I782]*[.P782]+[.B782]*[.P782]+[.B782]*[.I782])/([.B782]*[.I782]*[.P782])" office:value-type="float" office:value="0.152697565967161" calcext:value-type="float">
            <text:p>0,1527</text:p>
          </table:table-cell>
          <table:table-cell table:number-columns-repeated="10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9+2*RAND()" office:value-type="float" office:value="9.80844102776609" calcext:value-type="float">
            <text:p>9,8084</text:p>
          </table:table-cell>
          <table:table-cell table:number-columns-repeated="5"/>
          <table:table-cell office:value-type="float" office:value="758" calcext:value-type="float">
            <text:p>758</text:p>
          </table:table-cell>
          <table:table-cell table:formula="of:=COM.MICROSOFT.NORM.INV(RAND();30;5)" office:value-type="float" office:value="31.5611462543587" calcext:value-type="float">
            <text:p>31,5611</text:p>
          </table:table-cell>
          <table:table-cell table:number-columns-repeated="5"/>
          <table:table-cell office:value-type="float" office:value="758" calcext:value-type="float">
            <text:p>758</text:p>
          </table:table-cell>
          <table:table-cell table:formula="of:=40+10*RAND()" office:value-type="float" office:value="46.6992130561266" calcext:value-type="float">
            <text:p>46,6992</text:p>
          </table:table-cell>
          <table:table-cell table:number-columns-repeated="5"/>
          <table:table-cell office:value-type="float" office:value="758" calcext:value-type="float">
            <text:p>758</text:p>
          </table:table-cell>
          <table:table-cell table:formula="of:= ([.I783]*[.P783]+[.B783]*[.P783]+[.B783]*[.I783])/([.B783]*[.I783]*[.P783])" office:value-type="float" office:value="0.155051165582648" calcext:value-type="float">
            <text:p>0,1551</text:p>
          </table:table-cell>
          <table:table-cell table:number-columns-repeated="10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9+2*RAND()" office:value-type="float" office:value="10.7347888674121" calcext:value-type="float">
            <text:p>10,7348</text:p>
          </table:table-cell>
          <table:table-cell table:number-columns-repeated="5"/>
          <table:table-cell office:value-type="float" office:value="759" calcext:value-type="float">
            <text:p>759</text:p>
          </table:table-cell>
          <table:table-cell table:formula="of:=COM.MICROSOFT.NORM.INV(RAND();30;5)" office:value-type="float" office:value="32.1707650766715" calcext:value-type="float">
            <text:p>32,1708</text:p>
          </table:table-cell>
          <table:table-cell table:number-columns-repeated="5"/>
          <table:table-cell office:value-type="float" office:value="759" calcext:value-type="float">
            <text:p>759</text:p>
          </table:table-cell>
          <table:table-cell table:formula="of:=40+10*RAND()" office:value-type="float" office:value="46.4527534495574" calcext:value-type="float">
            <text:p>46,4528</text:p>
          </table:table-cell>
          <table:table-cell table:number-columns-repeated="5"/>
          <table:table-cell office:value-type="float" office:value="759" calcext:value-type="float">
            <text:p>759</text:p>
          </table:table-cell>
          <table:table-cell table:formula="of:= ([.I784]*[.P784]+[.B784]*[.P784]+[.B784]*[.I784])/([.B784]*[.I784]*[.P784])" office:value-type="float" office:value="0.145766440849832" calcext:value-type="float">
            <text:p>0,1458</text:p>
          </table:table-cell>
          <table:table-cell table:number-columns-repeated="10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9+2*RAND()" office:value-type="float" office:value="9.87790800933726" calcext:value-type="float">
            <text:p>9,8779</text:p>
          </table:table-cell>
          <table:table-cell table:number-columns-repeated="5"/>
          <table:table-cell office:value-type="float" office:value="760" calcext:value-type="float">
            <text:p>760</text:p>
          </table:table-cell>
          <table:table-cell table:formula="of:=COM.MICROSOFT.NORM.INV(RAND();30;5)" office:value-type="float" office:value="30.0373191423992" calcext:value-type="float">
            <text:p>30,0373</text:p>
          </table:table-cell>
          <table:table-cell table:number-columns-repeated="5"/>
          <table:table-cell office:value-type="float" office:value="760" calcext:value-type="float">
            <text:p>760</text:p>
          </table:table-cell>
          <table:table-cell table:formula="of:=40+10*RAND()" office:value-type="float" office:value="41.0967094975058" calcext:value-type="float">
            <text:p>41,0967</text:p>
          </table:table-cell>
          <table:table-cell table:number-columns-repeated="5"/>
          <table:table-cell office:value-type="float" office:value="760" calcext:value-type="float">
            <text:p>760</text:p>
          </table:table-cell>
          <table:table-cell table:formula="of:= ([.I785]*[.P785]+[.B785]*[.P785]+[.B785]*[.I785])/([.B785]*[.I785]*[.P785])" office:value-type="float" office:value="0.158860778096552" calcext:value-type="float">
            <text:p>0,1589</text:p>
          </table:table-cell>
          <table:table-cell table:number-columns-repeated="10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9+2*RAND()" office:value-type="float" office:value="9.42375300242566" calcext:value-type="float">
            <text:p>9,4238</text:p>
          </table:table-cell>
          <table:table-cell table:number-columns-repeated="5"/>
          <table:table-cell office:value-type="float" office:value="761" calcext:value-type="float">
            <text:p>761</text:p>
          </table:table-cell>
          <table:table-cell table:formula="of:=COM.MICROSOFT.NORM.INV(RAND();30;5)" office:value-type="float" office:value="35.9490369526941" calcext:value-type="float">
            <text:p>35,9490</text:p>
          </table:table-cell>
          <table:table-cell table:number-columns-repeated="5"/>
          <table:table-cell office:value-type="float" office:value="761" calcext:value-type="float">
            <text:p>761</text:p>
          </table:table-cell>
          <table:table-cell table:formula="of:=40+10*RAND()" office:value-type="float" office:value="45.4673543421086" calcext:value-type="float">
            <text:p>45,4674</text:p>
          </table:table-cell>
          <table:table-cell table:number-columns-repeated="5"/>
          <table:table-cell office:value-type="float" office:value="761" calcext:value-type="float">
            <text:p>761</text:p>
          </table:table-cell>
          <table:table-cell table:formula="of:= ([.I786]*[.P786]+[.B786]*[.P786]+[.B786]*[.I786])/([.B786]*[.I786]*[.P786])" office:value-type="float" office:value="0.155925794645952" calcext:value-type="float">
            <text:p>0,1559</text:p>
          </table:table-cell>
          <table:table-cell table:number-columns-repeated="10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9+2*RAND()" office:value-type="float" office:value="9.46637311228551" calcext:value-type="float">
            <text:p>9,4664</text:p>
          </table:table-cell>
          <table:table-cell table:number-columns-repeated="5"/>
          <table:table-cell office:value-type="float" office:value="762" calcext:value-type="float">
            <text:p>762</text:p>
          </table:table-cell>
          <table:table-cell table:formula="of:=COM.MICROSOFT.NORM.INV(RAND();30;5)" office:value-type="float" office:value="41.9617285034443" calcext:value-type="float">
            <text:p>41,9617</text:p>
          </table:table-cell>
          <table:table-cell table:number-columns-repeated="5"/>
          <table:table-cell office:value-type="float" office:value="762" calcext:value-type="float">
            <text:p>762</text:p>
          </table:table-cell>
          <table:table-cell table:formula="of:=40+10*RAND()" office:value-type="float" office:value="45.7105761591811" calcext:value-type="float">
            <text:p>45,7106</text:p>
          </table:table-cell>
          <table:table-cell table:number-columns-repeated="5"/>
          <table:table-cell office:value-type="float" office:value="762" calcext:value-type="float">
            <text:p>762</text:p>
          </table:table-cell>
          <table:table-cell table:formula="of:= ([.I787]*[.P787]+[.B787]*[.P787]+[.B787]*[.I787])/([.B787]*[.I787]*[.P787])" office:value-type="float" office:value="0.151345093226376" calcext:value-type="float">
            <text:p>0,1513</text:p>
          </table:table-cell>
          <table:table-cell table:number-columns-repeated="10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9+2*RAND()" office:value-type="float" office:value="9.29876031191088" calcext:value-type="float">
            <text:p>9,2988</text:p>
          </table:table-cell>
          <table:table-cell table:number-columns-repeated="5"/>
          <table:table-cell office:value-type="float" office:value="763" calcext:value-type="float">
            <text:p>763</text:p>
          </table:table-cell>
          <table:table-cell table:formula="of:=COM.MICROSOFT.NORM.INV(RAND();30;5)" office:value-type="float" office:value="29.5594905090916" calcext:value-type="float">
            <text:p>29,5595</text:p>
          </table:table-cell>
          <table:table-cell table:number-columns-repeated="5"/>
          <table:table-cell office:value-type="float" office:value="763" calcext:value-type="float">
            <text:p>763</text:p>
          </table:table-cell>
          <table:table-cell table:formula="of:=40+10*RAND()" office:value-type="float" office:value="42.1089204691816" calcext:value-type="float">
            <text:p>42,1089</text:p>
          </table:table-cell>
          <table:table-cell table:number-columns-repeated="5"/>
          <table:table-cell office:value-type="float" office:value="763" calcext:value-type="float">
            <text:p>763</text:p>
          </table:table-cell>
          <table:table-cell table:formula="of:= ([.I788]*[.P788]+[.B788]*[.P788]+[.B788]*[.I788])/([.B788]*[.I788]*[.P788])" office:value-type="float" office:value="0.165119236582279" calcext:value-type="float">
            <text:p>0,1651</text:p>
          </table:table-cell>
          <table:table-cell table:number-columns-repeated="10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9+2*RAND()" office:value-type="float" office:value="10.3880304975901" calcext:value-type="float">
            <text:p>10,3880</text:p>
          </table:table-cell>
          <table:table-cell table:number-columns-repeated="5"/>
          <table:table-cell office:value-type="float" office:value="764" calcext:value-type="float">
            <text:p>764</text:p>
          </table:table-cell>
          <table:table-cell table:formula="of:=COM.MICROSOFT.NORM.INV(RAND();30;5)" office:value-type="float" office:value="33.8038240979075" calcext:value-type="float">
            <text:p>33,8038</text:p>
          </table:table-cell>
          <table:table-cell table:number-columns-repeated="5"/>
          <table:table-cell office:value-type="float" office:value="764" calcext:value-type="float">
            <text:p>764</text:p>
          </table:table-cell>
          <table:table-cell table:formula="of:=40+10*RAND()" office:value-type="float" office:value="43.8250776974019" calcext:value-type="float">
            <text:p>43,8251</text:p>
          </table:table-cell>
          <table:table-cell table:number-columns-repeated="5"/>
          <table:table-cell office:value-type="float" office:value="764" calcext:value-type="float">
            <text:p>764</text:p>
          </table:table-cell>
          <table:table-cell table:formula="of:= ([.I789]*[.P789]+[.B789]*[.P789]+[.B789]*[.I789])/([.B789]*[.I789]*[.P789])" office:value-type="float" office:value="0.148665076118901" calcext:value-type="float">
            <text:p>0,1487</text:p>
          </table:table-cell>
          <table:table-cell table:number-columns-repeated="10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9+2*RAND()" office:value-type="float" office:value="9.64366916078143" calcext:value-type="float">
            <text:p>9,6437</text:p>
          </table:table-cell>
          <table:table-cell table:number-columns-repeated="5"/>
          <table:table-cell office:value-type="float" office:value="765" calcext:value-type="float">
            <text:p>765</text:p>
          </table:table-cell>
          <table:table-cell table:formula="of:=COM.MICROSOFT.NORM.INV(RAND();30;5)" office:value-type="float" office:value="29.8316167764811" calcext:value-type="float">
            <text:p>29,8316</text:p>
          </table:table-cell>
          <table:table-cell table:number-columns-repeated="5"/>
          <table:table-cell office:value-type="float" office:value="765" calcext:value-type="float">
            <text:p>765</text:p>
          </table:table-cell>
          <table:table-cell table:formula="of:=40+10*RAND()" office:value-type="float" office:value="49.6665092895273" calcext:value-type="float">
            <text:p>49,6665</text:p>
          </table:table-cell>
          <table:table-cell table:number-columns-repeated="5"/>
          <table:table-cell office:value-type="float" office:value="765" calcext:value-type="float">
            <text:p>765</text:p>
          </table:table-cell>
          <table:table-cell table:formula="of:= ([.I790]*[.P790]+[.B790]*[.P790]+[.B790]*[.I790])/([.B790]*[.I790]*[.P790])" office:value-type="float" office:value="0.157350745451995" calcext:value-type="float">
            <text:p>0,1574</text:p>
          </table:table-cell>
          <table:table-cell table:number-columns-repeated="10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9+2*RAND()" office:value-type="float" office:value="10.322883423185" calcext:value-type="float">
            <text:p>10,3229</text:p>
          </table:table-cell>
          <table:table-cell table:number-columns-repeated="5"/>
          <table:table-cell office:value-type="float" office:value="766" calcext:value-type="float">
            <text:p>766</text:p>
          </table:table-cell>
          <table:table-cell table:formula="of:=COM.MICROSOFT.NORM.INV(RAND();30;5)" office:value-type="float" office:value="29.5217609056181" calcext:value-type="float">
            <text:p>29,5218</text:p>
          </table:table-cell>
          <table:table-cell table:number-columns-repeated="5"/>
          <table:table-cell office:value-type="float" office:value="766" calcext:value-type="float">
            <text:p>766</text:p>
          </table:table-cell>
          <table:table-cell table:formula="of:=40+10*RAND()" office:value-type="float" office:value="41.9282898388337" calcext:value-type="float">
            <text:p>41,9283</text:p>
          </table:table-cell>
          <table:table-cell table:number-columns-repeated="5"/>
          <table:table-cell office:value-type="float" office:value="766" calcext:value-type="float">
            <text:p>766</text:p>
          </table:table-cell>
          <table:table-cell table:formula="of:= ([.I791]*[.P791]+[.B791]*[.P791]+[.B791]*[.I791])/([.B791]*[.I791]*[.P791])" office:value-type="float" office:value="0.154595722105022" calcext:value-type="float">
            <text:p>0,1546</text:p>
          </table:table-cell>
          <table:table-cell table:number-columns-repeated="10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9+2*RAND()" office:value-type="float" office:value="9.81386047857814" calcext:value-type="float">
            <text:p>9,8139</text:p>
          </table:table-cell>
          <table:table-cell table:number-columns-repeated="5"/>
          <table:table-cell office:value-type="float" office:value="767" calcext:value-type="float">
            <text:p>767</text:p>
          </table:table-cell>
          <table:table-cell table:formula="of:=COM.MICROSOFT.NORM.INV(RAND();30;5)" office:value-type="float" office:value="32.6496069993077" calcext:value-type="float">
            <text:p>32,6496</text:p>
          </table:table-cell>
          <table:table-cell table:number-columns-repeated="5"/>
          <table:table-cell office:value-type="float" office:value="767" calcext:value-type="float">
            <text:p>767</text:p>
          </table:table-cell>
          <table:table-cell table:formula="of:=40+10*RAND()" office:value-type="float" office:value="46.3793610932771" calcext:value-type="float">
            <text:p>46,3794</text:p>
          </table:table-cell>
          <table:table-cell table:number-columns-repeated="5"/>
          <table:table-cell office:value-type="float" office:value="767" calcext:value-type="float">
            <text:p>767</text:p>
          </table:table-cell>
          <table:table-cell table:formula="of:= ([.I792]*[.P792]+[.B792]*[.P792]+[.B792]*[.I792])/([.B792]*[.I792]*[.P792])" office:value-type="float" office:value="0.154086255028524" calcext:value-type="float">
            <text:p>0,1541</text:p>
          </table:table-cell>
          <table:table-cell table:number-columns-repeated="10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9+2*RAND()" office:value-type="float" office:value="10.3504173171241" calcext:value-type="float">
            <text:p>10,3504</text:p>
          </table:table-cell>
          <table:table-cell table:number-columns-repeated="5"/>
          <table:table-cell office:value-type="float" office:value="768" calcext:value-type="float">
            <text:p>768</text:p>
          </table:table-cell>
          <table:table-cell table:formula="of:=COM.MICROSOFT.NORM.INV(RAND();30;5)" office:value-type="float" office:value="29.6047576880754" calcext:value-type="float">
            <text:p>29,6048</text:p>
          </table:table-cell>
          <table:table-cell table:number-columns-repeated="5"/>
          <table:table-cell office:value-type="float" office:value="768" calcext:value-type="float">
            <text:p>768</text:p>
          </table:table-cell>
          <table:table-cell table:formula="of:=40+10*RAND()" office:value-type="float" office:value="40.1320547948126" calcext:value-type="float">
            <text:p>40,1321</text:p>
          </table:table-cell>
          <table:table-cell table:number-columns-repeated="5"/>
          <table:table-cell office:value-type="float" office:value="768" calcext:value-type="float">
            <text:p>768</text:p>
          </table:table-cell>
          <table:table-cell table:formula="of:= ([.I793]*[.P793]+[.B793]*[.P793]+[.B793]*[.I793])/([.B793]*[.I793]*[.P793])" office:value-type="float" office:value="0.155310553775205" calcext:value-type="float">
            <text:p>0,1553</text:p>
          </table:table-cell>
          <table:table-cell table:number-columns-repeated="10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9+2*RAND()" office:value-type="float" office:value="10.6127093175892" calcext:value-type="float">
            <text:p>10,6127</text:p>
          </table:table-cell>
          <table:table-cell table:number-columns-repeated="5"/>
          <table:table-cell office:value-type="float" office:value="769" calcext:value-type="float">
            <text:p>769</text:p>
          </table:table-cell>
          <table:table-cell table:formula="of:=COM.MICROSOFT.NORM.INV(RAND();30;5)" office:value-type="float" office:value="31.493727617963" calcext:value-type="float">
            <text:p>31,4937</text:p>
          </table:table-cell>
          <table:table-cell table:number-columns-repeated="5"/>
          <table:table-cell office:value-type="float" office:value="769" calcext:value-type="float">
            <text:p>769</text:p>
          </table:table-cell>
          <table:table-cell table:formula="of:=40+10*RAND()" office:value-type="float" office:value="41.6358483151998" calcext:value-type="float">
            <text:p>41,6358</text:p>
          </table:table-cell>
          <table:table-cell table:number-columns-repeated="5"/>
          <table:table-cell office:value-type="float" office:value="769" calcext:value-type="float">
            <text:p>769</text:p>
          </table:table-cell>
          <table:table-cell table:formula="of:= ([.I794]*[.P794]+[.B794]*[.P794]+[.B794]*[.I794])/([.B794]*[.I794]*[.P794])" office:value-type="float" office:value="0.149996764513463" calcext:value-type="float">
            <text:p>0,1500</text:p>
          </table:table-cell>
          <table:table-cell table:number-columns-repeated="10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9+2*RAND()" office:value-type="float" office:value="9.85584088484757" calcext:value-type="float">
            <text:p>9,8558</text:p>
          </table:table-cell>
          <table:table-cell table:number-columns-repeated="5"/>
          <table:table-cell office:value-type="float" office:value="770" calcext:value-type="float">
            <text:p>770</text:p>
          </table:table-cell>
          <table:table-cell table:formula="of:=COM.MICROSOFT.NORM.INV(RAND();30;5)" office:value-type="float" office:value="33.2043977082879" calcext:value-type="float">
            <text:p>33,2044</text:p>
          </table:table-cell>
          <table:table-cell table:number-columns-repeated="5"/>
          <table:table-cell office:value-type="float" office:value="770" calcext:value-type="float">
            <text:p>770</text:p>
          </table:table-cell>
          <table:table-cell table:formula="of:=40+10*RAND()" office:value-type="float" office:value="46.0918305895757" calcext:value-type="float">
            <text:p>46,0918</text:p>
          </table:table-cell>
          <table:table-cell table:number-columns-repeated="5"/>
          <table:table-cell office:value-type="float" office:value="770" calcext:value-type="float">
            <text:p>770</text:p>
          </table:table-cell>
          <table:table-cell table:formula="of:= ([.I795]*[.P795]+[.B795]*[.P795]+[.B795]*[.I795])/([.B795]*[.I795]*[.P795])" office:value-type="float" office:value="0.153274988337033" calcext:value-type="float">
            <text:p>0,1533</text:p>
          </table:table-cell>
          <table:table-cell table:number-columns-repeated="10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9+2*RAND()" office:value-type="float" office:value="9.624540703604" calcext:value-type="float">
            <text:p>9,6245</text:p>
          </table:table-cell>
          <table:table-cell table:number-columns-repeated="5"/>
          <table:table-cell office:value-type="float" office:value="771" calcext:value-type="float">
            <text:p>771</text:p>
          </table:table-cell>
          <table:table-cell table:formula="of:=COM.MICROSOFT.NORM.INV(RAND();30;5)" office:value-type="float" office:value="42.6223128371148" calcext:value-type="float">
            <text:p>42,6223</text:p>
          </table:table-cell>
          <table:table-cell table:number-columns-repeated="5"/>
          <table:table-cell office:value-type="float" office:value="771" calcext:value-type="float">
            <text:p>771</text:p>
          </table:table-cell>
          <table:table-cell table:formula="of:=40+10*RAND()" office:value-type="float" office:value="45.4377101582941" calcext:value-type="float">
            <text:p>45,4377</text:p>
          </table:table-cell>
          <table:table-cell table:number-columns-repeated="5"/>
          <table:table-cell office:value-type="float" office:value="771" calcext:value-type="float">
            <text:p>771</text:p>
          </table:table-cell>
          <table:table-cell table:formula="of:= ([.I796]*[.P796]+[.B796]*[.P796]+[.B796]*[.I796])/([.B796]*[.I796]*[.P796])" office:value-type="float" office:value="0.149371102904668" calcext:value-type="float">
            <text:p>0,1494</text:p>
          </table:table-cell>
          <table:table-cell table:number-columns-repeated="10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9+2*RAND()" office:value-type="float" office:value="10.1837093492504" calcext:value-type="float">
            <text:p>10,1837</text:p>
          </table:table-cell>
          <table:table-cell table:number-columns-repeated="5"/>
          <table:table-cell office:value-type="float" office:value="772" calcext:value-type="float">
            <text:p>772</text:p>
          </table:table-cell>
          <table:table-cell table:formula="of:=COM.MICROSOFT.NORM.INV(RAND();30;5)" office:value-type="float" office:value="39.2322130675264" calcext:value-type="float">
            <text:p>39,2322</text:p>
          </table:table-cell>
          <table:table-cell table:number-columns-repeated="5"/>
          <table:table-cell office:value-type="float" office:value="772" calcext:value-type="float">
            <text:p>772</text:p>
          </table:table-cell>
          <table:table-cell table:formula="of:=40+10*RAND()" office:value-type="float" office:value="44.4900767703075" calcext:value-type="float">
            <text:p>44,4901</text:p>
          </table:table-cell>
          <table:table-cell table:number-columns-repeated="5"/>
          <table:table-cell office:value-type="float" office:value="772" calcext:value-type="float">
            <text:p>772</text:p>
          </table:table-cell>
          <table:table-cell table:formula="of:= ([.I797]*[.P797]+[.B797]*[.P797]+[.B797]*[.I797])/([.B797]*[.I797]*[.P797])" office:value-type="float" office:value="0.146162227123474" calcext:value-type="float">
            <text:p>0,1462</text:p>
          </table:table-cell>
          <table:table-cell table:number-columns-repeated="10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9+2*RAND()" office:value-type="float" office:value="9.33185825007968" calcext:value-type="float">
            <text:p>9,3319</text:p>
          </table:table-cell>
          <table:table-cell table:number-columns-repeated="5"/>
          <table:table-cell office:value-type="float" office:value="773" calcext:value-type="float">
            <text:p>773</text:p>
          </table:table-cell>
          <table:table-cell table:formula="of:=COM.MICROSOFT.NORM.INV(RAND();30;5)" office:value-type="float" office:value="26.9307277967177" calcext:value-type="float">
            <text:p>26,9307</text:p>
          </table:table-cell>
          <table:table-cell table:number-columns-repeated="5"/>
          <table:table-cell office:value-type="float" office:value="773" calcext:value-type="float">
            <text:p>773</text:p>
          </table:table-cell>
          <table:table-cell table:formula="of:=40+10*RAND()" office:value-type="float" office:value="41.079180521192" calcext:value-type="float">
            <text:p>41,0792</text:p>
          </table:table-cell>
          <table:table-cell table:number-columns-repeated="5"/>
          <table:table-cell office:value-type="float" office:value="773" calcext:value-type="float">
            <text:p>773</text:p>
          </table:table-cell>
          <table:table-cell table:formula="of:= ([.I798]*[.P798]+[.B798]*[.P798]+[.B798]*[.I798])/([.B798]*[.I798]*[.P798])" office:value-type="float" office:value="0.168635329701247" calcext:value-type="float">
            <text:p>0,1686</text:p>
          </table:table-cell>
          <table:table-cell table:number-columns-repeated="10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9+2*RAND()" office:value-type="float" office:value="10.9388047924731" calcext:value-type="float">
            <text:p>10,9388</text:p>
          </table:table-cell>
          <table:table-cell table:number-columns-repeated="5"/>
          <table:table-cell office:value-type="float" office:value="774" calcext:value-type="float">
            <text:p>774</text:p>
          </table:table-cell>
          <table:table-cell table:formula="of:=COM.MICROSOFT.NORM.INV(RAND();30;5)" office:value-type="float" office:value="33.588353082418" calcext:value-type="float">
            <text:p>33,5884</text:p>
          </table:table-cell>
          <table:table-cell table:number-columns-repeated="5"/>
          <table:table-cell office:value-type="float" office:value="774" calcext:value-type="float">
            <text:p>774</text:p>
          </table:table-cell>
          <table:table-cell table:formula="of:=40+10*RAND()" office:value-type="float" office:value="44.9915182392579" calcext:value-type="float">
            <text:p>44,9915</text:p>
          </table:table-cell>
          <table:table-cell table:number-columns-repeated="5"/>
          <table:table-cell office:value-type="float" office:value="774" calcext:value-type="float">
            <text:p>774</text:p>
          </table:table-cell>
          <table:table-cell table:formula="of:= ([.I799]*[.P799]+[.B799]*[.P799]+[.B799]*[.I799])/([.B799]*[.I799]*[.P799])" office:value-type="float" office:value="0.143416302106037" calcext:value-type="float">
            <text:p>0,1434</text:p>
          </table:table-cell>
          <table:table-cell table:number-columns-repeated="10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9+2*RAND()" office:value-type="float" office:value="10.8393974138889" calcext:value-type="float">
            <text:p>10,8394</text:p>
          </table:table-cell>
          <table:table-cell table:number-columns-repeated="5"/>
          <table:table-cell office:value-type="float" office:value="775" calcext:value-type="float">
            <text:p>775</text:p>
          </table:table-cell>
          <table:table-cell table:formula="of:=COM.MICROSOFT.NORM.INV(RAND();30;5)" office:value-type="float" office:value="29.1940722378844" calcext:value-type="float">
            <text:p>29,1941</text:p>
          </table:table-cell>
          <table:table-cell table:number-columns-repeated="5"/>
          <table:table-cell office:value-type="float" office:value="775" calcext:value-type="float">
            <text:p>775</text:p>
          </table:table-cell>
          <table:table-cell table:formula="of:=40+10*RAND()" office:value-type="float" office:value="41.5377844416071" calcext:value-type="float">
            <text:p>41,5378</text:p>
          </table:table-cell>
          <table:table-cell table:number-columns-repeated="5"/>
          <table:table-cell office:value-type="float" office:value="775" calcext:value-type="float">
            <text:p>775</text:p>
          </table:table-cell>
          <table:table-cell table:formula="of:= ([.I800]*[.P800]+[.B800]*[.P800]+[.B800]*[.I800])/([.B800]*[.I800]*[.P800])" office:value-type="float" office:value="0.150584046440794" calcext:value-type="float">
            <text:p>0,1506</text:p>
          </table:table-cell>
          <table:table-cell table:number-columns-repeated="10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9+2*RAND()" office:value-type="float" office:value="9.94653507205658" calcext:value-type="float">
            <text:p>9,9465</text:p>
          </table:table-cell>
          <table:table-cell table:number-columns-repeated="5"/>
          <table:table-cell office:value-type="float" office:value="776" calcext:value-type="float">
            <text:p>776</text:p>
          </table:table-cell>
          <table:table-cell table:formula="of:=COM.MICROSOFT.NORM.INV(RAND();30;5)" office:value-type="float" office:value="29.2719438330394" calcext:value-type="float">
            <text:p>29,2719</text:p>
          </table:table-cell>
          <table:table-cell table:number-columns-repeated="5"/>
          <table:table-cell office:value-type="float" office:value="776" calcext:value-type="float">
            <text:p>776</text:p>
          </table:table-cell>
          <table:table-cell table:formula="of:=40+10*RAND()" office:value-type="float" office:value="45.7152077637147" calcext:value-type="float">
            <text:p>45,7152</text:p>
          </table:table-cell>
          <table:table-cell table:number-columns-repeated="5"/>
          <table:table-cell office:value-type="float" office:value="776" calcext:value-type="float">
            <text:p>776</text:p>
          </table:table-cell>
          <table:table-cell table:formula="of:= ([.I801]*[.P801]+[.B801]*[.P801]+[.B801]*[.I801])/([.B801]*[.I801]*[.P801])" office:value-type="float" office:value="0.156574486924534" calcext:value-type="float">
            <text:p>0,1566</text:p>
          </table:table-cell>
          <table:table-cell table:number-columns-repeated="10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9+2*RAND()" office:value-type="float" office:value="10.7958614465315" calcext:value-type="float">
            <text:p>10,7959</text:p>
          </table:table-cell>
          <table:table-cell table:number-columns-repeated="5"/>
          <table:table-cell office:value-type="float" office:value="777" calcext:value-type="float">
            <text:p>777</text:p>
          </table:table-cell>
          <table:table-cell table:formula="of:=COM.MICROSOFT.NORM.INV(RAND();30;5)" office:value-type="float" office:value="31.6470660186723" calcext:value-type="float">
            <text:p>31,6471</text:p>
          </table:table-cell>
          <table:table-cell table:number-columns-repeated="5"/>
          <table:table-cell office:value-type="float" office:value="777" calcext:value-type="float">
            <text:p>777</text:p>
          </table:table-cell>
          <table:table-cell table:formula="of:=40+10*RAND()" office:value-type="float" office:value="48.1383100652602" calcext:value-type="float">
            <text:p>48,1383</text:p>
          </table:table-cell>
          <table:table-cell table:number-columns-repeated="5"/>
          <table:table-cell office:value-type="float" office:value="777" calcext:value-type="float">
            <text:p>777</text:p>
          </table:table-cell>
          <table:table-cell table:formula="of:= ([.I802]*[.P802]+[.B802]*[.P802]+[.B802]*[.I802])/([.B802]*[.I802]*[.P802])" office:value-type="float" office:value="0.145000068848081" calcext:value-type="float">
            <text:p>0,1450</text:p>
          </table:table-cell>
          <table:table-cell table:number-columns-repeated="10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9+2*RAND()" office:value-type="float" office:value="10.6465427156072" calcext:value-type="float">
            <text:p>10,6465</text:p>
          </table:table-cell>
          <table:table-cell table:number-columns-repeated="5"/>
          <table:table-cell office:value-type="float" office:value="778" calcext:value-type="float">
            <text:p>778</text:p>
          </table:table-cell>
          <table:table-cell table:formula="of:=COM.MICROSOFT.NORM.INV(RAND();30;5)" office:value-type="float" office:value="32.217407381566" calcext:value-type="float">
            <text:p>32,2174</text:p>
          </table:table-cell>
          <table:table-cell table:number-columns-repeated="5"/>
          <table:table-cell office:value-type="float" office:value="778" calcext:value-type="float">
            <text:p>778</text:p>
          </table:table-cell>
          <table:table-cell table:formula="of:=40+10*RAND()" office:value-type="float" office:value="45.2002846600954" calcext:value-type="float">
            <text:p>45,2003</text:p>
          </table:table-cell>
          <table:table-cell table:number-columns-repeated="5"/>
          <table:table-cell office:value-type="float" office:value="778" calcext:value-type="float">
            <text:p>778</text:p>
          </table:table-cell>
          <table:table-cell table:formula="of:= ([.I803]*[.P803]+[.B803]*[.P803]+[.B803]*[.I803])/([.B803]*[.I803]*[.P803])" office:value-type="float" office:value="0.147090080269761" calcext:value-type="float">
            <text:p>0,1471</text:p>
          </table:table-cell>
          <table:table-cell table:number-columns-repeated="10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9+2*RAND()" office:value-type="float" office:value="9.38768210425042" calcext:value-type="float">
            <text:p>9,3877</text:p>
          </table:table-cell>
          <table:table-cell table:number-columns-repeated="5"/>
          <table:table-cell office:value-type="float" office:value="779" calcext:value-type="float">
            <text:p>779</text:p>
          </table:table-cell>
          <table:table-cell table:formula="of:=COM.MICROSOFT.NORM.INV(RAND();30;5)" office:value-type="float" office:value="28.1385024601229" calcext:value-type="float">
            <text:p>28,1385</text:p>
          </table:table-cell>
          <table:table-cell table:number-columns-repeated="5"/>
          <table:table-cell office:value-type="float" office:value="779" calcext:value-type="float">
            <text:p>779</text:p>
          </table:table-cell>
          <table:table-cell table:formula="of:=40+10*RAND()" office:value-type="float" office:value="45.0079746276606" calcext:value-type="float">
            <text:p>45,0080</text:p>
          </table:table-cell>
          <table:table-cell table:number-columns-repeated="5"/>
          <table:table-cell office:value-type="float" office:value="779" calcext:value-type="float">
            <text:p>779</text:p>
          </table:table-cell>
          <table:table-cell table:formula="of:= ([.I804]*[.P804]+[.B804]*[.P804]+[.B804]*[.I804])/([.B804]*[.I804]*[.P804])" office:value-type="float" office:value="0.16427934623622" calcext:value-type="float">
            <text:p>0,1643</text:p>
          </table:table-cell>
          <table:table-cell table:number-columns-repeated="10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9+2*RAND()" office:value-type="float" office:value="9.05807648017071" calcext:value-type="float">
            <text:p>9,0581</text:p>
          </table:table-cell>
          <table:table-cell table:number-columns-repeated="5"/>
          <table:table-cell office:value-type="float" office:value="780" calcext:value-type="float">
            <text:p>780</text:p>
          </table:table-cell>
          <table:table-cell table:formula="of:=COM.MICROSOFT.NORM.INV(RAND();30;5)" office:value-type="float" office:value="38.1243865041256" calcext:value-type="float">
            <text:p>38,1244</text:p>
          </table:table-cell>
          <table:table-cell table:number-columns-repeated="5"/>
          <table:table-cell office:value-type="float" office:value="780" calcext:value-type="float">
            <text:p>780</text:p>
          </table:table-cell>
          <table:table-cell table:formula="of:=40+10*RAND()" office:value-type="float" office:value="42.6395644934382" calcext:value-type="float">
            <text:p>42,6396</text:p>
          </table:table-cell>
          <table:table-cell table:number-columns-repeated="5"/>
          <table:table-cell office:value-type="float" office:value="780" calcext:value-type="float">
            <text:p>780</text:p>
          </table:table-cell>
          <table:table-cell table:formula="of:= ([.I805]*[.P805]+[.B805]*[.P805]+[.B805]*[.I805])/([.B805]*[.I805]*[.P805])" office:value-type="float" office:value="0.160081041994334" calcext:value-type="float">
            <text:p>0,1601</text:p>
          </table:table-cell>
          <table:table-cell table:number-columns-repeated="10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9+2*RAND()" office:value-type="float" office:value="9.10737819108181" calcext:value-type="float">
            <text:p>9,1074</text:p>
          </table:table-cell>
          <table:table-cell table:number-columns-repeated="5"/>
          <table:table-cell office:value-type="float" office:value="781" calcext:value-type="float">
            <text:p>781</text:p>
          </table:table-cell>
          <table:table-cell table:formula="of:=COM.MICROSOFT.NORM.INV(RAND();30;5)" office:value-type="float" office:value="25.0453196724666" calcext:value-type="float">
            <text:p>25,0453</text:p>
          </table:table-cell>
          <table:table-cell table:number-columns-repeated="5"/>
          <table:table-cell office:value-type="float" office:value="781" calcext:value-type="float">
            <text:p>781</text:p>
          </table:table-cell>
          <table:table-cell table:formula="of:=40+10*RAND()" office:value-type="float" office:value="43.9707738545258" calcext:value-type="float">
            <text:p>43,9708</text:p>
          </table:table-cell>
          <table:table-cell table:number-columns-repeated="5"/>
          <table:table-cell office:value-type="float" office:value="781" calcext:value-type="float">
            <text:p>781</text:p>
          </table:table-cell>
          <table:table-cell table:formula="of:= ([.I806]*[.P806]+[.B806]*[.P806]+[.B806]*[.I806])/([.B806]*[.I806]*[.P806])" office:value-type="float" office:value="0.172471082888731" calcext:value-type="float">
            <text:p>0,1725</text:p>
          </table:table-cell>
          <table:table-cell table:number-columns-repeated="10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9+2*RAND()" office:value-type="float" office:value="10.7024123768788" calcext:value-type="float">
            <text:p>10,7024</text:p>
          </table:table-cell>
          <table:table-cell table:number-columns-repeated="5"/>
          <table:table-cell office:value-type="float" office:value="782" calcext:value-type="float">
            <text:p>782</text:p>
          </table:table-cell>
          <table:table-cell table:formula="of:=COM.MICROSOFT.NORM.INV(RAND();30;5)" office:value-type="float" office:value="33.5562076503226" calcext:value-type="float">
            <text:p>33,5562</text:p>
          </table:table-cell>
          <table:table-cell table:number-columns-repeated="5"/>
          <table:table-cell office:value-type="float" office:value="782" calcext:value-type="float">
            <text:p>782</text:p>
          </table:table-cell>
          <table:table-cell table:formula="of:=40+10*RAND()" office:value-type="float" office:value="45.6397129816469" calcext:value-type="float">
            <text:p>45,6397</text:p>
          </table:table-cell>
          <table:table-cell table:number-columns-repeated="5"/>
          <table:table-cell office:value-type="float" office:value="782" calcext:value-type="float">
            <text:p>782</text:p>
          </table:table-cell>
          <table:table-cell table:formula="of:= ([.I807]*[.P807]+[.B807]*[.P807]+[.B807]*[.I807])/([.B807]*[.I807]*[.P807])" office:value-type="float" office:value="0.145148365941357" calcext:value-type="float">
            <text:p>0,1451</text:p>
          </table:table-cell>
          <table:table-cell table:number-columns-repeated="10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9+2*RAND()" office:value-type="float" office:value="9.22626228327863" calcext:value-type="float">
            <text:p>9,2263</text:p>
          </table:table-cell>
          <table:table-cell table:number-columns-repeated="5"/>
          <table:table-cell office:value-type="float" office:value="783" calcext:value-type="float">
            <text:p>783</text:p>
          </table:table-cell>
          <table:table-cell table:formula="of:=COM.MICROSOFT.NORM.INV(RAND();30;5)" office:value-type="float" office:value="27.2155144357139" calcext:value-type="float">
            <text:p>27,2155</text:p>
          </table:table-cell>
          <table:table-cell table:number-columns-repeated="5"/>
          <table:table-cell office:value-type="float" office:value="783" calcext:value-type="float">
            <text:p>783</text:p>
          </table:table-cell>
          <table:table-cell table:formula="of:=40+10*RAND()" office:value-type="float" office:value="42.2822941897903" calcext:value-type="float">
            <text:p>42,2823</text:p>
          </table:table-cell>
          <table:table-cell table:number-columns-repeated="5"/>
          <table:table-cell office:value-type="float" office:value="783" calcext:value-type="float">
            <text:p>783</text:p>
          </table:table-cell>
          <table:table-cell table:formula="of:= ([.I808]*[.P808]+[.B808]*[.P808]+[.B808]*[.I808])/([.B808]*[.I808]*[.P808])" office:value-type="float" office:value="0.168780562578241" calcext:value-type="float">
            <text:p>0,1688</text:p>
          </table:table-cell>
          <table:table-cell table:number-columns-repeated="10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9+2*RAND()" office:value-type="float" office:value="9.8567577584181" calcext:value-type="float">
            <text:p>9,8568</text:p>
          </table:table-cell>
          <table:table-cell table:number-columns-repeated="5"/>
          <table:table-cell office:value-type="float" office:value="784" calcext:value-type="float">
            <text:p>784</text:p>
          </table:table-cell>
          <table:table-cell table:formula="of:=COM.MICROSOFT.NORM.INV(RAND();30;5)" office:value-type="float" office:value="38.2993112210354" calcext:value-type="float">
            <text:p>38,2993</text:p>
          </table:table-cell>
          <table:table-cell table:number-columns-repeated="5"/>
          <table:table-cell office:value-type="float" office:value="784" calcext:value-type="float">
            <text:p>784</text:p>
          </table:table-cell>
          <table:table-cell table:formula="of:=40+10*RAND()" office:value-type="float" office:value="42.6314778917003" calcext:value-type="float">
            <text:p>42,6315</text:p>
          </table:table-cell>
          <table:table-cell table:number-columns-repeated="5"/>
          <table:table-cell office:value-type="float" office:value="784" calcext:value-type="float">
            <text:p>784</text:p>
          </table:table-cell>
          <table:table-cell table:formula="of:= ([.I809]*[.P809]+[.B809]*[.P809]+[.B809]*[.I809])/([.B809]*[.I809]*[.P809])" office:value-type="float" office:value="0.151020214796013" calcext:value-type="float">
            <text:p>0,1510</text:p>
          </table:table-cell>
          <table:table-cell table:number-columns-repeated="10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9+2*RAND()" office:value-type="float" office:value="10.2766943646129" calcext:value-type="float">
            <text:p>10,2767</text:p>
          </table:table-cell>
          <table:table-cell table:number-columns-repeated="5"/>
          <table:table-cell office:value-type="float" office:value="785" calcext:value-type="float">
            <text:p>785</text:p>
          </table:table-cell>
          <table:table-cell table:formula="of:=COM.MICROSOFT.NORM.INV(RAND();30;5)" office:value-type="float" office:value="26.9622492499467" calcext:value-type="float">
            <text:p>26,9622</text:p>
          </table:table-cell>
          <table:table-cell table:number-columns-repeated="5"/>
          <table:table-cell office:value-type="float" office:value="785" calcext:value-type="float">
            <text:p>785</text:p>
          </table:table-cell>
          <table:table-cell table:formula="of:=40+10*RAND()" office:value-type="float" office:value="46.6374956991058" calcext:value-type="float">
            <text:p>46,6375</text:p>
          </table:table-cell>
          <table:table-cell table:number-columns-repeated="5"/>
          <table:table-cell office:value-type="float" office:value="785" calcext:value-type="float">
            <text:p>785</text:p>
          </table:table-cell>
          <table:table-cell table:formula="of:= ([.I810]*[.P810]+[.B810]*[.P810]+[.B810]*[.I810])/([.B810]*[.I810]*[.P810])" office:value-type="float" office:value="0.155838423269832" calcext:value-type="float">
            <text:p>0,1558</text:p>
          </table:table-cell>
          <table:table-cell table:number-columns-repeated="10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9+2*RAND()" office:value-type="float" office:value="10.6806656543631" calcext:value-type="float">
            <text:p>10,6807</text:p>
          </table:table-cell>
          <table:table-cell table:number-columns-repeated="5"/>
          <table:table-cell office:value-type="float" office:value="786" calcext:value-type="float">
            <text:p>786</text:p>
          </table:table-cell>
          <table:table-cell table:formula="of:=COM.MICROSOFT.NORM.INV(RAND();30;5)" office:value-type="float" office:value="33.4724279246224" calcext:value-type="float">
            <text:p>33,4724</text:p>
          </table:table-cell>
          <table:table-cell table:number-columns-repeated="5"/>
          <table:table-cell office:value-type="float" office:value="786" calcext:value-type="float">
            <text:p>786</text:p>
          </table:table-cell>
          <table:table-cell table:formula="of:=40+10*RAND()" office:value-type="float" office:value="45.6221735698637" calcext:value-type="float">
            <text:p>45,6222</text:p>
          </table:table-cell>
          <table:table-cell table:number-columns-repeated="5"/>
          <table:table-cell office:value-type="float" office:value="786" calcext:value-type="float">
            <text:p>786</text:p>
          </table:table-cell>
          <table:table-cell table:formula="of:= ([.I811]*[.P811]+[.B811]*[.P811]+[.B811]*[.I811])/([.B811]*[.I811]*[.P811])" office:value-type="float" office:value="0.145421624453538" calcext:value-type="float">
            <text:p>0,1454</text:p>
          </table:table-cell>
          <table:table-cell table:number-columns-repeated="10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9+2*RAND()" office:value-type="float" office:value="10.918593640672" calcext:value-type="float">
            <text:p>10,9186</text:p>
          </table:table-cell>
          <table:table-cell table:number-columns-repeated="5"/>
          <table:table-cell office:value-type="float" office:value="787" calcext:value-type="float">
            <text:p>787</text:p>
          </table:table-cell>
          <table:table-cell table:formula="of:=COM.MICROSOFT.NORM.INV(RAND();30;5)" office:value-type="float" office:value="24.1656177356725" calcext:value-type="float">
            <text:p>24,1656</text:p>
          </table:table-cell>
          <table:table-cell table:number-columns-repeated="5"/>
          <table:table-cell office:value-type="float" office:value="787" calcext:value-type="float">
            <text:p>787</text:p>
          </table:table-cell>
          <table:table-cell table:formula="of:=40+10*RAND()" office:value-type="float" office:value="45.3938358474989" calcext:value-type="float">
            <text:p>45,3938</text:p>
          </table:table-cell>
          <table:table-cell table:number-columns-repeated="5"/>
          <table:table-cell office:value-type="float" office:value="787" calcext:value-type="float">
            <text:p>787</text:p>
          </table:table-cell>
          <table:table-cell table:formula="of:= ([.I812]*[.P812]+[.B812]*[.P812]+[.B812]*[.I812])/([.B812]*[.I812]*[.P812])" office:value-type="float" office:value="0.154997416019075" calcext:value-type="float">
            <text:p>0,1550</text:p>
          </table:table-cell>
          <table:table-cell table:number-columns-repeated="10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9+2*RAND()" office:value-type="float" office:value="9.55989088607021" calcext:value-type="float">
            <text:p>9,5599</text:p>
          </table:table-cell>
          <table:table-cell table:number-columns-repeated="5"/>
          <table:table-cell office:value-type="float" office:value="788" calcext:value-type="float">
            <text:p>788</text:p>
          </table:table-cell>
          <table:table-cell table:formula="of:=COM.MICROSOFT.NORM.INV(RAND();30;5)" office:value-type="float" office:value="24.5096721053428" calcext:value-type="float">
            <text:p>24,5097</text:p>
          </table:table-cell>
          <table:table-cell table:number-columns-repeated="5"/>
          <table:table-cell office:value-type="float" office:value="788" calcext:value-type="float">
            <text:p>788</text:p>
          </table:table-cell>
          <table:table-cell table:formula="of:=40+10*RAND()" office:value-type="float" office:value="45.1129638974089" calcext:value-type="float">
            <text:p>45,1130</text:p>
          </table:table-cell>
          <table:table-cell table:number-columns-repeated="5"/>
          <table:table-cell office:value-type="float" office:value="788" calcext:value-type="float">
            <text:p>788</text:p>
          </table:table-cell>
          <table:table-cell table:formula="of:= ([.I813]*[.P813]+[.B813]*[.P813]+[.B813]*[.I813])/([.B813]*[.I813]*[.P813])" office:value-type="float" office:value="0.167570501059438" calcext:value-type="float">
            <text:p>0,1676</text:p>
          </table:table-cell>
          <table:table-cell table:number-columns-repeated="10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9+2*RAND()" office:value-type="float" office:value="10.4342237908859" calcext:value-type="float">
            <text:p>10,4342</text:p>
          </table:table-cell>
          <table:table-cell table:number-columns-repeated="5"/>
          <table:table-cell office:value-type="float" office:value="789" calcext:value-type="float">
            <text:p>789</text:p>
          </table:table-cell>
          <table:table-cell table:formula="of:=COM.MICROSOFT.NORM.INV(RAND();30;5)" office:value-type="float" office:value="39.7103879394533" calcext:value-type="float">
            <text:p>39,7104</text:p>
          </table:table-cell>
          <table:table-cell table:number-columns-repeated="5"/>
          <table:table-cell office:value-type="float" office:value="789" calcext:value-type="float">
            <text:p>789</text:p>
          </table:table-cell>
          <table:table-cell table:formula="of:=40+10*RAND()" office:value-type="float" office:value="42.0605099166278" calcext:value-type="float">
            <text:p>42,0605</text:p>
          </table:table-cell>
          <table:table-cell table:number-columns-repeated="5"/>
          <table:table-cell office:value-type="float" office:value="789" calcext:value-type="float">
            <text:p>789</text:p>
          </table:table-cell>
          <table:table-cell table:formula="of:= ([.I814]*[.P814]+[.B814]*[.P814]+[.B814]*[.I814])/([.B814]*[.I814]*[.P814])" office:value-type="float" office:value="0.144796063936332" calcext:value-type="float">
            <text:p>0,1448</text:p>
          </table:table-cell>
          <table:table-cell table:number-columns-repeated="10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9+2*RAND()" office:value-type="float" office:value="10.4747906045523" calcext:value-type="float">
            <text:p>10,4748</text:p>
          </table:table-cell>
          <table:table-cell table:number-columns-repeated="5"/>
          <table:table-cell office:value-type="float" office:value="790" calcext:value-type="float">
            <text:p>790</text:p>
          </table:table-cell>
          <table:table-cell table:formula="of:=COM.MICROSOFT.NORM.INV(RAND();30;5)" office:value-type="float" office:value="24.7133637468297" calcext:value-type="float">
            <text:p>24,7134</text:p>
          </table:table-cell>
          <table:table-cell table:number-columns-repeated="5"/>
          <table:table-cell office:value-type="float" office:value="790" calcext:value-type="float">
            <text:p>790</text:p>
          </table:table-cell>
          <table:table-cell table:formula="of:=40+10*RAND()" office:value-type="float" office:value="40.6306816625875" calcext:value-type="float">
            <text:p>40,6307</text:p>
          </table:table-cell>
          <table:table-cell table:number-columns-repeated="5"/>
          <table:table-cell office:value-type="float" office:value="790" calcext:value-type="float">
            <text:p>790</text:p>
          </table:table-cell>
          <table:table-cell table:formula="of:= ([.I815]*[.P815]+[.B815]*[.P815]+[.B815]*[.I815])/([.B815]*[.I815]*[.P815])" office:value-type="float" office:value="0.16054318192238" calcext:value-type="float">
            <text:p>0,1605</text:p>
          </table:table-cell>
          <table:table-cell table:number-columns-repeated="10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9+2*RAND()" office:value-type="float" office:value="10.5878116243985" calcext:value-type="float">
            <text:p>10,5878</text:p>
          </table:table-cell>
          <table:table-cell table:number-columns-repeated="5"/>
          <table:table-cell office:value-type="float" office:value="791" calcext:value-type="float">
            <text:p>791</text:p>
          </table:table-cell>
          <table:table-cell table:formula="of:=COM.MICROSOFT.NORM.INV(RAND();30;5)" office:value-type="float" office:value="38.4598405326038" calcext:value-type="float">
            <text:p>38,4598</text:p>
          </table:table-cell>
          <table:table-cell table:number-columns-repeated="5"/>
          <table:table-cell office:value-type="float" office:value="791" calcext:value-type="float">
            <text:p>791</text:p>
          </table:table-cell>
          <table:table-cell table:formula="of:=40+10*RAND()" office:value-type="float" office:value="43.3544912643265" calcext:value-type="float">
            <text:p>43,3545</text:p>
          </table:table-cell>
          <table:table-cell table:number-columns-repeated="5"/>
          <table:table-cell office:value-type="float" office:value="791" calcext:value-type="float">
            <text:p>791</text:p>
          </table:table-cell>
          <table:table-cell table:formula="of:= ([.I816]*[.P816]+[.B816]*[.P816]+[.B816]*[.I816])/([.B816]*[.I816]*[.P816])" office:value-type="float" office:value="0.14351503251409" calcext:value-type="float">
            <text:p>0,1435</text:p>
          </table:table-cell>
          <table:table-cell table:number-columns-repeated="10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9+2*RAND()" office:value-type="float" office:value="9.60271896491759" calcext:value-type="float">
            <text:p>9,6027</text:p>
          </table:table-cell>
          <table:table-cell table:number-columns-repeated="5"/>
          <table:table-cell office:value-type="float" office:value="792" calcext:value-type="float">
            <text:p>792</text:p>
          </table:table-cell>
          <table:table-cell table:formula="of:=COM.MICROSOFT.NORM.INV(RAND();30;5)" office:value-type="float" office:value="36.3592165352669" calcext:value-type="float">
            <text:p>36,3592</text:p>
          </table:table-cell>
          <table:table-cell table:number-columns-repeated="5"/>
          <table:table-cell office:value-type="float" office:value="792" calcext:value-type="float">
            <text:p>792</text:p>
          </table:table-cell>
          <table:table-cell table:formula="of:=40+10*RAND()" office:value-type="float" office:value="46.675337246852" calcext:value-type="float">
            <text:p>46,6753</text:p>
          </table:table-cell>
          <table:table-cell table:number-columns-repeated="5"/>
          <table:table-cell office:value-type="float" office:value="792" calcext:value-type="float">
            <text:p>792</text:p>
          </table:table-cell>
          <table:table-cell table:formula="of:= ([.I817]*[.P817]+[.B817]*[.P817]+[.B817]*[.I817])/([.B817]*[.I817]*[.P817])" office:value-type="float" office:value="0.153065106043507" calcext:value-type="float">
            <text:p>0,1531</text:p>
          </table:table-cell>
          <table:table-cell table:number-columns-repeated="10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9+2*RAND()" office:value-type="float" office:value="9.97889253706671" calcext:value-type="float">
            <text:p>9,9789</text:p>
          </table:table-cell>
          <table:table-cell table:number-columns-repeated="5"/>
          <table:table-cell office:value-type="float" office:value="793" calcext:value-type="float">
            <text:p>793</text:p>
          </table:table-cell>
          <table:table-cell table:formula="of:=COM.MICROSOFT.NORM.INV(RAND();30;5)" office:value-type="float" office:value="29.5133807919094" calcext:value-type="float">
            <text:p>29,5134</text:p>
          </table:table-cell>
          <table:table-cell table:number-columns-repeated="5"/>
          <table:table-cell office:value-type="float" office:value="793" calcext:value-type="float">
            <text:p>793</text:p>
          </table:table-cell>
          <table:table-cell table:formula="of:=40+10*RAND()" office:value-type="float" office:value="44.3611540168058" calcext:value-type="float">
            <text:p>44,3612</text:p>
          </table:table-cell>
          <table:table-cell table:number-columns-repeated="5"/>
          <table:table-cell office:value-type="float" office:value="793" calcext:value-type="float">
            <text:p>793</text:p>
          </table:table-cell>
          <table:table-cell table:formula="of:= ([.I818]*[.P818]+[.B818]*[.P818]+[.B818]*[.I818])/([.B818]*[.I818]*[.P818])" office:value-type="float" office:value="0.156636702297773" calcext:value-type="float">
            <text:p>0,1566</text:p>
          </table:table-cell>
          <table:table-cell table:number-columns-repeated="10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9+2*RAND()" office:value-type="float" office:value="10.3959053677972" calcext:value-type="float">
            <text:p>10,3959</text:p>
          </table:table-cell>
          <table:table-cell table:number-columns-repeated="5"/>
          <table:table-cell office:value-type="float" office:value="794" calcext:value-type="float">
            <text:p>794</text:p>
          </table:table-cell>
          <table:table-cell table:formula="of:=COM.MICROSOFT.NORM.INV(RAND();30;5)" office:value-type="float" office:value="38.7216413972421" calcext:value-type="float">
            <text:p>38,7216</text:p>
          </table:table-cell>
          <table:table-cell table:number-columns-repeated="5"/>
          <table:table-cell office:value-type="float" office:value="794" calcext:value-type="float">
            <text:p>794</text:p>
          </table:table-cell>
          <table:table-cell table:formula="of:=40+10*RAND()" office:value-type="float" office:value="46.8775618623477" calcext:value-type="float">
            <text:p>46,8776</text:p>
          </table:table-cell>
          <table:table-cell table:number-columns-repeated="5"/>
          <table:table-cell office:value-type="float" office:value="794" calcext:value-type="float">
            <text:p>794</text:p>
          </table:table-cell>
          <table:table-cell table:formula="of:= ([.I819]*[.P819]+[.B819]*[.P819]+[.B819]*[.I819])/([.B819]*[.I819]*[.P819])" office:value-type="float" office:value="0.1433492372128" calcext:value-type="float">
            <text:p>0,1433</text:p>
          </table:table-cell>
          <table:table-cell table:number-columns-repeated="10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9+2*RAND()" office:value-type="float" office:value="10.742917826632" calcext:value-type="float">
            <text:p>10,7429</text:p>
          </table:table-cell>
          <table:table-cell table:number-columns-repeated="5"/>
          <table:table-cell office:value-type="float" office:value="795" calcext:value-type="float">
            <text:p>795</text:p>
          </table:table-cell>
          <table:table-cell table:formula="of:=COM.MICROSOFT.NORM.INV(RAND();30;5)" office:value-type="float" office:value="36.7774413518901" calcext:value-type="float">
            <text:p>36,7774</text:p>
          </table:table-cell>
          <table:table-cell table:number-columns-repeated="5"/>
          <table:table-cell office:value-type="float" office:value="795" calcext:value-type="float">
            <text:p>795</text:p>
          </table:table-cell>
          <table:table-cell table:formula="of:=40+10*RAND()" office:value-type="float" office:value="42.2001952806022" calcext:value-type="float">
            <text:p>42,2002</text:p>
          </table:table-cell>
          <table:table-cell table:number-columns-repeated="5"/>
          <table:table-cell office:value-type="float" office:value="795" calcext:value-type="float">
            <text:p>795</text:p>
          </table:table-cell>
          <table:table-cell table:formula="of:= ([.I820]*[.P820]+[.B820]*[.P820]+[.B820]*[.I820])/([.B820]*[.I820]*[.P820])" office:value-type="float" office:value="0.143971734432422" calcext:value-type="float">
            <text:p>0,1440</text:p>
          </table:table-cell>
          <table:table-cell table:number-columns-repeated="10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9+2*RAND()" office:value-type="float" office:value="9.99822158995085" calcext:value-type="float">
            <text:p>9,9982</text:p>
          </table:table-cell>
          <table:table-cell table:number-columns-repeated="5"/>
          <table:table-cell office:value-type="float" office:value="796" calcext:value-type="float">
            <text:p>796</text:p>
          </table:table-cell>
          <table:table-cell table:formula="of:=COM.MICROSOFT.NORM.INV(RAND();30;5)" office:value-type="float" office:value="28.5261443995103" calcext:value-type="float">
            <text:p>28,5261</text:p>
          </table:table-cell>
          <table:table-cell table:number-columns-repeated="5"/>
          <table:table-cell office:value-type="float" office:value="796" calcext:value-type="float">
            <text:p>796</text:p>
          </table:table-cell>
          <table:table-cell table:formula="of:=40+10*RAND()" office:value-type="float" office:value="42.9510596336331" calcext:value-type="float">
            <text:p>42,9511</text:p>
          </table:table-cell>
          <table:table-cell table:number-columns-repeated="5"/>
          <table:table-cell office:value-type="float" office:value="796" calcext:value-type="float">
            <text:p>796</text:p>
          </table:table-cell>
          <table:table-cell table:formula="of:= ([.I821]*[.P821]+[.B821]*[.P821]+[.B821]*[.I821])/([.B821]*[.I821]*[.P821])" office:value-type="float" office:value="0.158355661108228" calcext:value-type="float">
            <text:p>0,1584</text:p>
          </table:table-cell>
          <table:table-cell table:number-columns-repeated="10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9+2*RAND()" office:value-type="float" office:value="10.031649997225" calcext:value-type="float">
            <text:p>10,0316</text:p>
          </table:table-cell>
          <table:table-cell table:number-columns-repeated="5"/>
          <table:table-cell office:value-type="float" office:value="797" calcext:value-type="float">
            <text:p>797</text:p>
          </table:table-cell>
          <table:table-cell table:formula="of:=COM.MICROSOFT.NORM.INV(RAND();30;5)" office:value-type="float" office:value="24.5471637867278" calcext:value-type="float">
            <text:p>24,5472</text:p>
          </table:table-cell>
          <table:table-cell table:number-columns-repeated="5"/>
          <table:table-cell office:value-type="float" office:value="797" calcext:value-type="float">
            <text:p>797</text:p>
          </table:table-cell>
          <table:table-cell table:formula="of:=40+10*RAND()" office:value-type="float" office:value="41.3828097202349" calcext:value-type="float">
            <text:p>41,3828</text:p>
          </table:table-cell>
          <table:table-cell table:number-columns-repeated="5"/>
          <table:table-cell office:value-type="float" office:value="797" calcext:value-type="float">
            <text:p>797</text:p>
          </table:table-cell>
          <table:table-cell table:formula="of:= ([.I822]*[.P822]+[.B822]*[.P822]+[.B822]*[.I822])/([.B822]*[.I822]*[.P822])" office:value-type="float" office:value="0.16458702562269" calcext:value-type="float">
            <text:p>0,1646</text:p>
          </table:table-cell>
          <table:table-cell table:number-columns-repeated="10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9+2*RAND()" office:value-type="float" office:value="9.05919366865419" calcext:value-type="float">
            <text:p>9,0592</text:p>
          </table:table-cell>
          <table:table-cell table:number-columns-repeated="5"/>
          <table:table-cell office:value-type="float" office:value="798" calcext:value-type="float">
            <text:p>798</text:p>
          </table:table-cell>
          <table:table-cell table:formula="of:=COM.MICROSOFT.NORM.INV(RAND();30;5)" office:value-type="float" office:value="24.9473058203989" calcext:value-type="float">
            <text:p>24,9473</text:p>
          </table:table-cell>
          <table:table-cell table:number-columns-repeated="5"/>
          <table:table-cell office:value-type="float" office:value="798" calcext:value-type="float">
            <text:p>798</text:p>
          </table:table-cell>
          <table:table-cell table:formula="of:=40+10*RAND()" office:value-type="float" office:value="48.5090900247451" calcext:value-type="float">
            <text:p>48,5091</text:p>
          </table:table-cell>
          <table:table-cell table:number-columns-repeated="5"/>
          <table:table-cell office:value-type="float" office:value="798" calcext:value-type="float">
            <text:p>798</text:p>
          </table:table-cell>
          <table:table-cell table:formula="of:= ([.I823]*[.P823]+[.B823]*[.P823]+[.B823]*[.I823])/([.B823]*[.I823]*[.P823])" office:value-type="float" office:value="0.171084281906167" calcext:value-type="float">
            <text:p>0,1711</text:p>
          </table:table-cell>
          <table:table-cell table:number-columns-repeated="10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9+2*RAND()" office:value-type="float" office:value="9.90095828450285" calcext:value-type="float">
            <text:p>9,9010</text:p>
          </table:table-cell>
          <table:table-cell table:number-columns-repeated="5"/>
          <table:table-cell office:value-type="float" office:value="799" calcext:value-type="float">
            <text:p>799</text:p>
          </table:table-cell>
          <table:table-cell table:formula="of:=COM.MICROSOFT.NORM.INV(RAND();30;5)" office:value-type="float" office:value="30.4917558283871" calcext:value-type="float">
            <text:p>30,4918</text:p>
          </table:table-cell>
          <table:table-cell table:number-columns-repeated="5"/>
          <table:table-cell office:value-type="float" office:value="799" calcext:value-type="float">
            <text:p>799</text:p>
          </table:table-cell>
          <table:table-cell table:formula="of:=40+10*RAND()" office:value-type="float" office:value="46.3144511834253" calcext:value-type="float">
            <text:p>46,3145</text:p>
          </table:table-cell>
          <table:table-cell table:number-columns-repeated="5"/>
          <table:table-cell office:value-type="float" office:value="799" calcext:value-type="float">
            <text:p>799</text:p>
          </table:table-cell>
          <table:table-cell table:formula="of:= ([.I824]*[.P824]+[.B824]*[.P824]+[.B824]*[.I824])/([.B824]*[.I824]*[.P824])" office:value-type="float" office:value="0.155387607477352" calcext:value-type="float">
            <text:p>0,1554</text:p>
          </table:table-cell>
          <table:table-cell table:number-columns-repeated="10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9+2*RAND()" office:value-type="float" office:value="10.5660196805839" calcext:value-type="float">
            <text:p>10,5660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formula="of:=COM.MICROSOFT.NORM.INV(RAND();30;5)" office:value-type="float" office:value="24.5749168915811" calcext:value-type="float">
            <text:p>24,5749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formula="of:=40+10*RAND()" office:value-type="float" office:value="44.6575374796521" calcext:value-type="float">
            <text:p>44,6575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formula="of:= ([.I825]*[.P825]+[.B825]*[.P825]+[.B825]*[.I825])/([.B825]*[.I825]*[.P825])" office:value-type="float" office:value="0.157727552816282" calcext:value-type="float">
            <text:p>0,1577</text:p>
          </table:table-cell>
          <table:table-cell table:number-columns-repeated="10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9+2*RAND()" office:value-type="float" office:value="9.40472058882006" calcext:value-type="float">
            <text:p>9,4047</text:p>
          </table:table-cell>
          <table:table-cell table:number-columns-repeated="5"/>
          <table:table-cell office:value-type="float" office:value="801" calcext:value-type="float">
            <text:p>801</text:p>
          </table:table-cell>
          <table:table-cell table:formula="of:=COM.MICROSOFT.NORM.INV(RAND();30;5)" office:value-type="float" office:value="26.7718150464241" calcext:value-type="float">
            <text:p>26,7718</text:p>
          </table:table-cell>
          <table:table-cell table:number-columns-repeated="5"/>
          <table:table-cell office:value-type="float" office:value="801" calcext:value-type="float">
            <text:p>801</text:p>
          </table:table-cell>
          <table:table-cell table:formula="of:=40+10*RAND()" office:value-type="float" office:value="44.9233964935411" calcext:value-type="float">
            <text:p>44,9234</text:p>
          </table:table-cell>
          <table:table-cell table:number-columns-repeated="5"/>
          <table:table-cell office:value-type="float" office:value="801" calcext:value-type="float">
            <text:p>801</text:p>
          </table:table-cell>
          <table:table-cell table:formula="of:= ([.I826]*[.P826]+[.B826]*[.P826]+[.B826]*[.I826])/([.B826]*[.I826]*[.P826])" office:value-type="float" office:value="0.165942412501304" calcext:value-type="float">
            <text:p>0,1659</text:p>
          </table:table-cell>
          <table:table-cell table:number-columns-repeated="10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9+2*RAND()" office:value-type="float" office:value="9.51879513007589" calcext:value-type="float">
            <text:p>9,5188</text:p>
          </table:table-cell>
          <table:table-cell table:number-columns-repeated="5"/>
          <table:table-cell office:value-type="float" office:value="802" calcext:value-type="float">
            <text:p>802</text:p>
          </table:table-cell>
          <table:table-cell table:formula="of:=COM.MICROSOFT.NORM.INV(RAND();30;5)" office:value-type="float" office:value="39.2802183923374" calcext:value-type="float">
            <text:p>39,2802</text:p>
          </table:table-cell>
          <table:table-cell table:number-columns-repeated="5"/>
          <table:table-cell office:value-type="float" office:value="802" calcext:value-type="float">
            <text:p>802</text:p>
          </table:table-cell>
          <table:table-cell table:formula="of:=40+10*RAND()" office:value-type="float" office:value="47.3723760282155" calcext:value-type="float">
            <text:p>47,3724</text:p>
          </table:table-cell>
          <table:table-cell table:number-columns-repeated="5"/>
          <table:table-cell office:value-type="float" office:value="802" calcext:value-type="float">
            <text:p>802</text:p>
          </table:table-cell>
          <table:table-cell table:formula="of:= ([.I827]*[.P827]+[.B827]*[.P827]+[.B827]*[.I827])/([.B827]*[.I827]*[.P827])" office:value-type="float" office:value="0.151622768350717" calcext:value-type="float">
            <text:p>0,1516</text:p>
          </table:table-cell>
          <table:table-cell table:number-columns-repeated="10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9+2*RAND()" office:value-type="float" office:value="10.0749338997994" calcext:value-type="float">
            <text:p>10,0749</text:p>
          </table:table-cell>
          <table:table-cell table:number-columns-repeated="5"/>
          <table:table-cell office:value-type="float" office:value="803" calcext:value-type="float">
            <text:p>803</text:p>
          </table:table-cell>
          <table:table-cell table:formula="of:=COM.MICROSOFT.NORM.INV(RAND();30;5)" office:value-type="float" office:value="29.6877067400541" calcext:value-type="float">
            <text:p>29,6877</text:p>
          </table:table-cell>
          <table:table-cell table:number-columns-repeated="5"/>
          <table:table-cell office:value-type="float" office:value="803" calcext:value-type="float">
            <text:p>803</text:p>
          </table:table-cell>
          <table:table-cell table:formula="of:=40+10*RAND()" office:value-type="float" office:value="44.9883112090174" calcext:value-type="float">
            <text:p>44,9883</text:p>
          </table:table-cell>
          <table:table-cell table:number-columns-repeated="5"/>
          <table:table-cell office:value-type="float" office:value="803" calcext:value-type="float">
            <text:p>803</text:p>
          </table:table-cell>
          <table:table-cell table:formula="of:= ([.I828]*[.P828]+[.B828]*[.P828]+[.B828]*[.I828])/([.B828]*[.I828]*[.P828])" office:value-type="float" office:value="0.155168206247957" calcext:value-type="float">
            <text:p>0,1552</text:p>
          </table:table-cell>
          <table:table-cell table:number-columns-repeated="10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9+2*RAND()" office:value-type="float" office:value="10.8337096807081" calcext:value-type="float">
            <text:p>10,8337</text:p>
          </table:table-cell>
          <table:table-cell table:number-columns-repeated="5"/>
          <table:table-cell office:value-type="float" office:value="804" calcext:value-type="float">
            <text:p>804</text:p>
          </table:table-cell>
          <table:table-cell table:formula="of:=COM.MICROSOFT.NORM.INV(RAND();30;5)" office:value-type="float" office:value="20.2495725681406" calcext:value-type="float">
            <text:p>20,2496</text:p>
          </table:table-cell>
          <table:table-cell table:number-columns-repeated="5"/>
          <table:table-cell office:value-type="float" office:value="804" calcext:value-type="float">
            <text:p>804</text:p>
          </table:table-cell>
          <table:table-cell table:formula="of:=40+10*RAND()" office:value-type="float" office:value="41.1520664941054" calcext:value-type="float">
            <text:p>41,1521</text:p>
          </table:table-cell>
          <table:table-cell table:number-columns-repeated="5"/>
          <table:table-cell office:value-type="float" office:value="804" calcext:value-type="float">
            <text:p>804</text:p>
          </table:table-cell>
          <table:table-cell table:formula="of:= ([.I829]*[.P829]+[.B829]*[.P829]+[.B829]*[.I829])/([.B829]*[.I829]*[.P829])" office:value-type="float" office:value="0.165988360357899" calcext:value-type="float">
            <text:p>0,1660</text:p>
          </table:table-cell>
          <table:table-cell table:number-columns-repeated="10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9+2*RAND()" office:value-type="float" office:value="10.3670662122313" calcext:value-type="float">
            <text:p>10,3671</text:p>
          </table:table-cell>
          <table:table-cell table:number-columns-repeated="5"/>
          <table:table-cell office:value-type="float" office:value="805" calcext:value-type="float">
            <text:p>805</text:p>
          </table:table-cell>
          <table:table-cell table:formula="of:=COM.MICROSOFT.NORM.INV(RAND();30;5)" office:value-type="float" office:value="30.8444582308927" calcext:value-type="float">
            <text:p>30,8445</text:p>
          </table:table-cell>
          <table:table-cell table:number-columns-repeated="5"/>
          <table:table-cell office:value-type="float" office:value="805" calcext:value-type="float">
            <text:p>805</text:p>
          </table:table-cell>
          <table:table-cell table:formula="of:=40+10*RAND()" office:value-type="float" office:value="43.3172667270992" calcext:value-type="float">
            <text:p>43,3173</text:p>
          </table:table-cell>
          <table:table-cell table:number-columns-repeated="5"/>
          <table:table-cell office:value-type="float" office:value="805" calcext:value-type="float">
            <text:p>805</text:p>
          </table:table-cell>
          <table:table-cell table:formula="of:= ([.I830]*[.P830]+[.B830]*[.P830]+[.B830]*[.I830])/([.B830]*[.I830]*[.P830])" office:value-type="float" office:value="0.151965522053844" calcext:value-type="float">
            <text:p>0,1520</text:p>
          </table:table-cell>
          <table:table-cell table:number-columns-repeated="10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9+2*RAND()" office:value-type="float" office:value="9.51743498514406" calcext:value-type="float">
            <text:p>9,5174</text:p>
          </table:table-cell>
          <table:table-cell table:number-columns-repeated="5"/>
          <table:table-cell office:value-type="float" office:value="806" calcext:value-type="float">
            <text:p>806</text:p>
          </table:table-cell>
          <table:table-cell table:formula="of:=COM.MICROSOFT.NORM.INV(RAND();30;5)" office:value-type="float" office:value="30.0210022187439" calcext:value-type="float">
            <text:p>30,0210</text:p>
          </table:table-cell>
          <table:table-cell table:number-columns-repeated="5"/>
          <table:table-cell office:value-type="float" office:value="806" calcext:value-type="float">
            <text:p>806</text:p>
          </table:table-cell>
          <table:table-cell table:formula="of:=40+10*RAND()" office:value-type="float" office:value="41.3026918435935" calcext:value-type="float">
            <text:p>41,3027</text:p>
          </table:table-cell>
          <table:table-cell table:number-columns-repeated="5"/>
          <table:table-cell office:value-type="float" office:value="806" calcext:value-type="float">
            <text:p>806</text:p>
          </table:table-cell>
          <table:table-cell table:formula="of:= ([.I831]*[.P831]+[.B831]*[.P831]+[.B831]*[.I831])/([.B831]*[.I831]*[.P831])" office:value-type="float" office:value="0.162591837228329" calcext:value-type="float">
            <text:p>0,1626</text:p>
          </table:table-cell>
          <table:table-cell table:number-columns-repeated="10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9+2*RAND()" office:value-type="float" office:value="9.42127782688476" calcext:value-type="float">
            <text:p>9,4213</text:p>
          </table:table-cell>
          <table:table-cell table:number-columns-repeated="5"/>
          <table:table-cell office:value-type="float" office:value="807" calcext:value-type="float">
            <text:p>807</text:p>
          </table:table-cell>
          <table:table-cell table:formula="of:=COM.MICROSOFT.NORM.INV(RAND();30;5)" office:value-type="float" office:value="31.3851312974382" calcext:value-type="float">
            <text:p>31,3851</text:p>
          </table:table-cell>
          <table:table-cell table:number-columns-repeated="5"/>
          <table:table-cell office:value-type="float" office:value="807" calcext:value-type="float">
            <text:p>807</text:p>
          </table:table-cell>
          <table:table-cell table:formula="of:=40+10*RAND()" office:value-type="float" office:value="48.2787383266259" calcext:value-type="float">
            <text:p>48,2787</text:p>
          </table:table-cell>
          <table:table-cell table:number-columns-repeated="5"/>
          <table:table-cell office:value-type="float" office:value="807" calcext:value-type="float">
            <text:p>807</text:p>
          </table:table-cell>
          <table:table-cell table:formula="of:= ([.I832]*[.P832]+[.B832]*[.P832]+[.B832]*[.I832])/([.B832]*[.I832]*[.P832])" office:value-type="float" office:value="0.1587179871962" calcext:value-type="float">
            <text:p>0,1587</text:p>
          </table:table-cell>
          <table:table-cell table:number-columns-repeated="10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9+2*RAND()" office:value-type="float" office:value="9.93272031354718" calcext:value-type="float">
            <text:p>9,9327</text:p>
          </table:table-cell>
          <table:table-cell table:number-columns-repeated="5"/>
          <table:table-cell office:value-type="float" office:value="808" calcext:value-type="float">
            <text:p>808</text:p>
          </table:table-cell>
          <table:table-cell table:formula="of:=COM.MICROSOFT.NORM.INV(RAND();30;5)" office:value-type="float" office:value="25.9568981163614" calcext:value-type="float">
            <text:p>25,9569</text:p>
          </table:table-cell>
          <table:table-cell table:number-columns-repeated="5"/>
          <table:table-cell office:value-type="float" office:value="808" calcext:value-type="float">
            <text:p>808</text:p>
          </table:table-cell>
          <table:table-cell table:formula="of:=40+10*RAND()" office:value-type="float" office:value="41.4979165128898" calcext:value-type="float">
            <text:p>41,4979</text:p>
          </table:table-cell>
          <table:table-cell table:number-columns-repeated="5"/>
          <table:table-cell office:value-type="float" office:value="808" calcext:value-type="float">
            <text:p>808</text:p>
          </table:table-cell>
          <table:table-cell table:formula="of:= ([.I833]*[.P833]+[.B833]*[.P833]+[.B833]*[.I833])/([.B833]*[.I833]*[.P833])" office:value-type="float" office:value="0.16330035395099" calcext:value-type="float">
            <text:p>0,1633</text:p>
          </table:table-cell>
          <table:table-cell table:number-columns-repeated="10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9+2*RAND()" office:value-type="float" office:value="10.274507104652" calcext:value-type="float">
            <text:p>10,2745</text:p>
          </table:table-cell>
          <table:table-cell table:number-columns-repeated="5"/>
          <table:table-cell office:value-type="float" office:value="809" calcext:value-type="float">
            <text:p>809</text:p>
          </table:table-cell>
          <table:table-cell table:formula="of:=COM.MICROSOFT.NORM.INV(RAND();30;5)" office:value-type="float" office:value="31.9598822019956" calcext:value-type="float">
            <text:p>31,9599</text:p>
          </table:table-cell>
          <table:table-cell table:number-columns-repeated="5"/>
          <table:table-cell office:value-type="float" office:value="809" calcext:value-type="float">
            <text:p>809</text:p>
          </table:table-cell>
          <table:table-cell table:formula="of:=40+10*RAND()" office:value-type="float" office:value="40.9722630435135" calcext:value-type="float">
            <text:p>40,9723</text:p>
          </table:table-cell>
          <table:table-cell table:number-columns-repeated="5"/>
          <table:table-cell office:value-type="float" office:value="809" calcext:value-type="float">
            <text:p>809</text:p>
          </table:table-cell>
          <table:table-cell table:formula="of:= ([.I834]*[.P834]+[.B834]*[.P834]+[.B834]*[.I834])/([.B834]*[.I834]*[.P834])" office:value-type="float" office:value="0.1530242519035" calcext:value-type="float">
            <text:p>0,1530</text:p>
          </table:table-cell>
          <table:table-cell table:number-columns-repeated="10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9+2*RAND()" office:value-type="float" office:value="9.39009960903786" calcext:value-type="float">
            <text:p>9,3901</text:p>
          </table:table-cell>
          <table:table-cell table:number-columns-repeated="5"/>
          <table:table-cell office:value-type="float" office:value="810" calcext:value-type="float">
            <text:p>810</text:p>
          </table:table-cell>
          <table:table-cell table:formula="of:=COM.MICROSOFT.NORM.INV(RAND();30;5)" office:value-type="float" office:value="32.0044569198991" calcext:value-type="float">
            <text:p>32,0045</text:p>
          </table:table-cell>
          <table:table-cell table:number-columns-repeated="5"/>
          <table:table-cell office:value-type="float" office:value="810" calcext:value-type="float">
            <text:p>810</text:p>
          </table:table-cell>
          <table:table-cell table:formula="of:=40+10*RAND()" office:value-type="float" office:value="41.5681941260118" calcext:value-type="float">
            <text:p>41,5682</text:p>
          </table:table-cell>
          <table:table-cell table:number-columns-repeated="5"/>
          <table:table-cell office:value-type="float" office:value="810" calcext:value-type="float">
            <text:p>810</text:p>
          </table:table-cell>
          <table:table-cell table:formula="of:= ([.I835]*[.P835]+[.B835]*[.P835]+[.B835]*[.I835])/([.B835]*[.I835]*[.P835])" office:value-type="float" office:value="0.1617976456263" calcext:value-type="float">
            <text:p>0,1618</text:p>
          </table:table-cell>
          <table:table-cell table:number-columns-repeated="10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9+2*RAND()" office:value-type="float" office:value="9.12289302819409" calcext:value-type="float">
            <text:p>9,1229</text:p>
          </table:table-cell>
          <table:table-cell table:number-columns-repeated="5"/>
          <table:table-cell office:value-type="float" office:value="811" calcext:value-type="float">
            <text:p>811</text:p>
          </table:table-cell>
          <table:table-cell table:formula="of:=COM.MICROSOFT.NORM.INV(RAND();30;5)" office:value-type="float" office:value="31.219280649558" calcext:value-type="float">
            <text:p>31,2193</text:p>
          </table:table-cell>
          <table:table-cell table:number-columns-repeated="5"/>
          <table:table-cell office:value-type="float" office:value="811" calcext:value-type="float">
            <text:p>811</text:p>
          </table:table-cell>
          <table:table-cell table:formula="of:=40+10*RAND()" office:value-type="float" office:value="47.5376260618214" calcext:value-type="float">
            <text:p>47,5376</text:p>
          </table:table-cell>
          <table:table-cell table:number-columns-repeated="5"/>
          <table:table-cell office:value-type="float" office:value="811" calcext:value-type="float">
            <text:p>811</text:p>
          </table:table-cell>
          <table:table-cell table:formula="of:= ([.I836]*[.P836]+[.B836]*[.P836]+[.B836]*[.I836])/([.B836]*[.I836]*[.P836])" office:value-type="float" office:value="0.162681807136513" calcext:value-type="float">
            <text:p>0,1627</text:p>
          </table:table-cell>
          <table:table-cell table:number-columns-repeated="10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9+2*RAND()" office:value-type="float" office:value="9.02519984147511" calcext:value-type="float">
            <text:p>9,0252</text:p>
          </table:table-cell>
          <table:table-cell table:number-columns-repeated="5"/>
          <table:table-cell office:value-type="float" office:value="812" calcext:value-type="float">
            <text:p>812</text:p>
          </table:table-cell>
          <table:table-cell table:formula="of:=COM.MICROSOFT.NORM.INV(RAND();30;5)" office:value-type="float" office:value="21.5663254568738" calcext:value-type="float">
            <text:p>21,5663</text:p>
          </table:table-cell>
          <table:table-cell table:number-columns-repeated="5"/>
          <table:table-cell office:value-type="float" office:value="812" calcext:value-type="float">
            <text:p>812</text:p>
          </table:table-cell>
          <table:table-cell table:formula="of:=40+10*RAND()" office:value-type="float" office:value="46.1310069088358" calcext:value-type="float">
            <text:p>46,1310</text:p>
          </table:table-cell>
          <table:table-cell table:number-columns-repeated="5"/>
          <table:table-cell office:value-type="float" office:value="812" calcext:value-type="float">
            <text:p>812</text:p>
          </table:table-cell>
          <table:table-cell table:formula="of:= ([.I837]*[.P837]+[.B837]*[.P837]+[.B837]*[.I837])/([.B837]*[.I837]*[.P837])" office:value-type="float" office:value="0.178846849584552" calcext:value-type="float">
            <text:p>0,1788</text:p>
          </table:table-cell>
          <table:table-cell table:number-columns-repeated="10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9+2*RAND()" office:value-type="float" office:value="9.01672130008228" calcext:value-type="float">
            <text:p>9,0167</text:p>
          </table:table-cell>
          <table:table-cell table:number-columns-repeated="5"/>
          <table:table-cell office:value-type="float" office:value="813" calcext:value-type="float">
            <text:p>813</text:p>
          </table:table-cell>
          <table:table-cell table:formula="of:=COM.MICROSOFT.NORM.INV(RAND();30;5)" office:value-type="float" office:value="32.2208973804063" calcext:value-type="float">
            <text:p>32,2209</text:p>
          </table:table-cell>
          <table:table-cell table:number-columns-repeated="5"/>
          <table:table-cell office:value-type="float" office:value="813" calcext:value-type="float">
            <text:p>813</text:p>
          </table:table-cell>
          <table:table-cell table:formula="of:=40+10*RAND()" office:value-type="float" office:value="40.5050849716645" calcext:value-type="float">
            <text:p>40,5051</text:p>
          </table:table-cell>
          <table:table-cell table:number-columns-repeated="5"/>
          <table:table-cell office:value-type="float" office:value="813" calcext:value-type="float">
            <text:p>813</text:p>
          </table:table-cell>
          <table:table-cell table:formula="of:= ([.I838]*[.P838]+[.B838]*[.P838]+[.B838]*[.I838])/([.B838]*[.I838]*[.P838])" office:value-type="float" office:value="0.166629075250072" calcext:value-type="float">
            <text:p>0,1666</text:p>
          </table:table-cell>
          <table:table-cell table:number-columns-repeated="10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9+2*RAND()" office:value-type="float" office:value="10.1708148180041" calcext:value-type="float">
            <text:p>10,1708</text:p>
          </table:table-cell>
          <table:table-cell table:number-columns-repeated="5"/>
          <table:table-cell office:value-type="float" office:value="814" calcext:value-type="float">
            <text:p>814</text:p>
          </table:table-cell>
          <table:table-cell table:formula="of:=COM.MICROSOFT.NORM.INV(RAND();30;5)" office:value-type="float" office:value="24.0429545384899" calcext:value-type="float">
            <text:p>24,0430</text:p>
          </table:table-cell>
          <table:table-cell table:number-columns-repeated="5"/>
          <table:table-cell office:value-type="float" office:value="814" calcext:value-type="float">
            <text:p>814</text:p>
          </table:table-cell>
          <table:table-cell table:formula="of:=40+10*RAND()" office:value-type="float" office:value="40.9394071192946" calcext:value-type="float">
            <text:p>40,9394</text:p>
          </table:table-cell>
          <table:table-cell table:number-columns-repeated="5"/>
          <table:table-cell office:value-type="float" office:value="814" calcext:value-type="float">
            <text:p>814</text:p>
          </table:table-cell>
          <table:table-cell table:formula="of:= ([.I839]*[.P839]+[.B839]*[.P839]+[.B839]*[.I839])/([.B839]*[.I839]*[.P839])" office:value-type="float" office:value="0.164339108528398" calcext:value-type="float">
            <text:p>0,1643</text:p>
          </table:table-cell>
          <table:table-cell table:number-columns-repeated="10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9+2*RAND()" office:value-type="float" office:value="9.75722425919958" calcext:value-type="float">
            <text:p>9,7572</text:p>
          </table:table-cell>
          <table:table-cell table:number-columns-repeated="5"/>
          <table:table-cell office:value-type="float" office:value="815" calcext:value-type="float">
            <text:p>815</text:p>
          </table:table-cell>
          <table:table-cell table:formula="of:=COM.MICROSOFT.NORM.INV(RAND();30;5)" office:value-type="float" office:value="33.0261839384293" calcext:value-type="float">
            <text:p>33,0262</text:p>
          </table:table-cell>
          <table:table-cell table:number-columns-repeated="5"/>
          <table:table-cell office:value-type="float" office:value="815" calcext:value-type="float">
            <text:p>815</text:p>
          </table:table-cell>
          <table:table-cell table:formula="of:=40+10*RAND()" office:value-type="float" office:value="45.3307030175347" calcext:value-type="float">
            <text:p>45,3307</text:p>
          </table:table-cell>
          <table:table-cell table:number-columns-repeated="5"/>
          <table:table-cell office:value-type="float" office:value="815" calcext:value-type="float">
            <text:p>815</text:p>
          </table:table-cell>
          <table:table-cell table:formula="of:= ([.I840]*[.P840]+[.B840]*[.P840]+[.B840]*[.I840])/([.B840]*[.I840]*[.P840])" office:value-type="float" office:value="0.154827272832287" calcext:value-type="float">
            <text:p>0,1548</text:p>
          </table:table-cell>
          <table:table-cell table:number-columns-repeated="10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9+2*RAND()" office:value-type="float" office:value="9.20992885273881" calcext:value-type="float">
            <text:p>9,2099</text:p>
          </table:table-cell>
          <table:table-cell table:number-columns-repeated="5"/>
          <table:table-cell office:value-type="float" office:value="816" calcext:value-type="float">
            <text:p>816</text:p>
          </table:table-cell>
          <table:table-cell table:formula="of:=COM.MICROSOFT.NORM.INV(RAND();30;5)" office:value-type="float" office:value="29.965452519815" calcext:value-type="float">
            <text:p>29,9655</text:p>
          </table:table-cell>
          <table:table-cell table:number-columns-repeated="5"/>
          <table:table-cell office:value-type="float" office:value="816" calcext:value-type="float">
            <text:p>816</text:p>
          </table:table-cell>
          <table:table-cell table:formula="of:=40+10*RAND()" office:value-type="float" office:value="45.9713784616906" calcext:value-type="float">
            <text:p>45,9714</text:p>
          </table:table-cell>
          <table:table-cell table:number-columns-repeated="5"/>
          <table:table-cell office:value-type="float" office:value="816" calcext:value-type="float">
            <text:p>816</text:p>
          </table:table-cell>
          <table:table-cell table:formula="of:= ([.I841]*[.P841]+[.B841]*[.P841]+[.B841]*[.I841])/([.B841]*[.I841]*[.P841])" office:value-type="float" office:value="0.163702900557565" calcext:value-type="float">
            <text:p>0,1637</text:p>
          </table:table-cell>
          <table:table-cell table:number-columns-repeated="10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9+2*RAND()" office:value-type="float" office:value="10.8251330594067" calcext:value-type="float">
            <text:p>10,8251</text:p>
          </table:table-cell>
          <table:table-cell table:number-columns-repeated="5"/>
          <table:table-cell office:value-type="float" office:value="817" calcext:value-type="float">
            <text:p>817</text:p>
          </table:table-cell>
          <table:table-cell table:formula="of:=COM.MICROSOFT.NORM.INV(RAND();30;5)" office:value-type="float" office:value="32.3410733908607" calcext:value-type="float">
            <text:p>32,3411</text:p>
          </table:table-cell>
          <table:table-cell table:number-columns-repeated="5"/>
          <table:table-cell office:value-type="float" office:value="817" calcext:value-type="float">
            <text:p>817</text:p>
          </table:table-cell>
          <table:table-cell table:formula="of:=40+10*RAND()" office:value-type="float" office:value="40.2208822185639" calcext:value-type="float">
            <text:p>40,2209</text:p>
          </table:table-cell>
          <table:table-cell table:number-columns-repeated="5"/>
          <table:table-cell office:value-type="float" office:value="817" calcext:value-type="float">
            <text:p>817</text:p>
          </table:table-cell>
          <table:table-cell table:formula="of:= ([.I842]*[.P842]+[.B842]*[.P842]+[.B842]*[.I842])/([.B842]*[.I842]*[.P842])" office:value-type="float" office:value="0.148160757366823" calcext:value-type="float">
            <text:p>0,1482</text:p>
          </table:table-cell>
          <table:table-cell table:number-columns-repeated="10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9+2*RAND()" office:value-type="float" office:value="9.11117197782733" calcext:value-type="float">
            <text:p>9,1112</text:p>
          </table:table-cell>
          <table:table-cell table:number-columns-repeated="5"/>
          <table:table-cell office:value-type="float" office:value="818" calcext:value-type="float">
            <text:p>818</text:p>
          </table:table-cell>
          <table:table-cell table:formula="of:=COM.MICROSOFT.NORM.INV(RAND();30;5)" office:value-type="float" office:value="27.0526439358726" calcext:value-type="float">
            <text:p>27,0526</text:p>
          </table:table-cell>
          <table:table-cell table:number-columns-repeated="5"/>
          <table:table-cell office:value-type="float" office:value="818" calcext:value-type="float">
            <text:p>818</text:p>
          </table:table-cell>
          <table:table-cell table:formula="of:=40+10*RAND()" office:value-type="float" office:value="49.5084622211289" calcext:value-type="float">
            <text:p>49,5085</text:p>
          </table:table-cell>
          <table:table-cell table:number-columns-repeated="5"/>
          <table:table-cell office:value-type="float" office:value="818" calcext:value-type="float">
            <text:p>818</text:p>
          </table:table-cell>
          <table:table-cell table:formula="of:= ([.I843]*[.P843]+[.B843]*[.P843]+[.B843]*[.I843])/([.B843]*[.I843]*[.P843])" office:value-type="float" office:value="0.166918895178068" calcext:value-type="float">
            <text:p>0,1669</text:p>
          </table:table-cell>
          <table:table-cell table:number-columns-repeated="10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9+2*RAND()" office:value-type="float" office:value="10.1666503644083" calcext:value-type="float">
            <text:p>10,1667</text:p>
          </table:table-cell>
          <table:table-cell table:number-columns-repeated="5"/>
          <table:table-cell office:value-type="float" office:value="819" calcext:value-type="float">
            <text:p>819</text:p>
          </table:table-cell>
          <table:table-cell table:formula="of:=COM.MICROSOFT.NORM.INV(RAND();30;5)" office:value-type="float" office:value="36.2075172532943" calcext:value-type="float">
            <text:p>36,2075</text:p>
          </table:table-cell>
          <table:table-cell table:number-columns-repeated="5"/>
          <table:table-cell office:value-type="float" office:value="819" calcext:value-type="float">
            <text:p>819</text:p>
          </table:table-cell>
          <table:table-cell table:formula="of:=40+10*RAND()" office:value-type="float" office:value="41.1944477597717" calcext:value-type="float">
            <text:p>41,1944</text:p>
          </table:table-cell>
          <table:table-cell table:number-columns-repeated="5"/>
          <table:table-cell office:value-type="float" office:value="819" calcext:value-type="float">
            <text:p>819</text:p>
          </table:table-cell>
          <table:table-cell table:formula="of:= ([.I844]*[.P844]+[.B844]*[.P844]+[.B844]*[.I844])/([.B844]*[.I844]*[.P844])" office:value-type="float" office:value="0.150254503658424" calcext:value-type="float">
            <text:p>0,1503</text:p>
          </table:table-cell>
          <table:table-cell table:number-columns-repeated="10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9+2*RAND()" office:value-type="float" office:value="10.6799403487239" calcext:value-type="float">
            <text:p>10,6799</text:p>
          </table:table-cell>
          <table:table-cell table:number-columns-repeated="5"/>
          <table:table-cell office:value-type="float" office:value="820" calcext:value-type="float">
            <text:p>820</text:p>
          </table:table-cell>
          <table:table-cell table:formula="of:=COM.MICROSOFT.NORM.INV(RAND();30;5)" office:value-type="float" office:value="26.1439490831994" calcext:value-type="float">
            <text:p>26,1439</text:p>
          </table:table-cell>
          <table:table-cell table:number-columns-repeated="5"/>
          <table:table-cell office:value-type="float" office:value="820" calcext:value-type="float">
            <text:p>820</text:p>
          </table:table-cell>
          <table:table-cell table:formula="of:=40+10*RAND()" office:value-type="float" office:value="40.2068344468717" calcext:value-type="float">
            <text:p>40,2068</text:p>
          </table:table-cell>
          <table:table-cell table:number-columns-repeated="5"/>
          <table:table-cell office:value-type="float" office:value="820" calcext:value-type="float">
            <text:p>820</text:p>
          </table:table-cell>
          <table:table-cell table:formula="of:= ([.I845]*[.P845]+[.B845]*[.P845]+[.B845]*[.I845])/([.B845]*[.I845]*[.P845])" office:value-type="float" office:value="0.156754643748013" calcext:value-type="float">
            <text:p>0,1568</text:p>
          </table:table-cell>
          <table:table-cell table:number-columns-repeated="10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9+2*RAND()" office:value-type="float" office:value="10.2098608373199" calcext:value-type="float">
            <text:p>10,2099</text:p>
          </table:table-cell>
          <table:table-cell table:number-columns-repeated="5"/>
          <table:table-cell office:value-type="float" office:value="821" calcext:value-type="float">
            <text:p>821</text:p>
          </table:table-cell>
          <table:table-cell table:formula="of:=COM.MICROSOFT.NORM.INV(RAND();30;5)" office:value-type="float" office:value="27.7615151380709" calcext:value-type="float">
            <text:p>27,7615</text:p>
          </table:table-cell>
          <table:table-cell table:number-columns-repeated="5"/>
          <table:table-cell office:value-type="float" office:value="821" calcext:value-type="float">
            <text:p>821</text:p>
          </table:table-cell>
          <table:table-cell table:formula="of:=40+10*RAND()" office:value-type="float" office:value="47.9146667115856" calcext:value-type="float">
            <text:p>47,9147</text:p>
          </table:table-cell>
          <table:table-cell table:number-columns-repeated="5"/>
          <table:table-cell office:value-type="float" office:value="821" calcext:value-type="float">
            <text:p>821</text:p>
          </table:table-cell>
          <table:table-cell table:formula="of:= ([.I846]*[.P846]+[.B846]*[.P846]+[.B846]*[.I846])/([.B846]*[.I846]*[.P846])" office:value-type="float" office:value="0.154836052974904" calcext:value-type="float">
            <text:p>0,1548</text:p>
          </table:table-cell>
          <table:table-cell table:number-columns-repeated="10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9+2*RAND()" office:value-type="float" office:value="10.0751773568336" calcext:value-type="float">
            <text:p>10,0752</text:p>
          </table:table-cell>
          <table:table-cell table:number-columns-repeated="5"/>
          <table:table-cell office:value-type="float" office:value="822" calcext:value-type="float">
            <text:p>822</text:p>
          </table:table-cell>
          <table:table-cell table:formula="of:=COM.MICROSOFT.NORM.INV(RAND();30;5)" office:value-type="float" office:value="26.9234317466611" calcext:value-type="float">
            <text:p>26,9234</text:p>
          </table:table-cell>
          <table:table-cell table:number-columns-repeated="5"/>
          <table:table-cell office:value-type="float" office:value="822" calcext:value-type="float">
            <text:p>822</text:p>
          </table:table-cell>
          <table:table-cell table:formula="of:=40+10*RAND()" office:value-type="float" office:value="47.3892142914701" calcext:value-type="float">
            <text:p>47,3892</text:p>
          </table:table-cell>
          <table:table-cell table:number-columns-repeated="5"/>
          <table:table-cell office:value-type="float" office:value="822" calcext:value-type="float">
            <text:p>822</text:p>
          </table:table-cell>
          <table:table-cell table:formula="of:= ([.I847]*[.P847]+[.B847]*[.P847]+[.B847]*[.I847])/([.B847]*[.I847]*[.P847])" office:value-type="float" office:value="0.157498051600907" calcext:value-type="float">
            <text:p>0,1575</text:p>
          </table:table-cell>
          <table:table-cell table:number-columns-repeated="10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9+2*RAND()" office:value-type="float" office:value="9.56420609005727" calcext:value-type="float">
            <text:p>9,5642</text:p>
          </table:table-cell>
          <table:table-cell table:number-columns-repeated="5"/>
          <table:table-cell office:value-type="float" office:value="823" calcext:value-type="float">
            <text:p>823</text:p>
          </table:table-cell>
          <table:table-cell table:formula="of:=COM.MICROSOFT.NORM.INV(RAND();30;5)" office:value-type="float" office:value="29.2827090605044" calcext:value-type="float">
            <text:p>29,2827</text:p>
          </table:table-cell>
          <table:table-cell table:number-columns-repeated="5"/>
          <table:table-cell office:value-type="float" office:value="823" calcext:value-type="float">
            <text:p>823</text:p>
          </table:table-cell>
          <table:table-cell table:formula="of:=40+10*RAND()" office:value-type="float" office:value="40.9219899459276" calcext:value-type="float">
            <text:p>40,9220</text:p>
          </table:table-cell>
          <table:table-cell table:number-columns-repeated="5"/>
          <table:table-cell office:value-type="float" office:value="823" calcext:value-type="float">
            <text:p>823</text:p>
          </table:table-cell>
          <table:table-cell table:formula="of:= ([.I848]*[.P848]+[.B848]*[.P848]+[.B848]*[.I848])/([.B848]*[.I848]*[.P848])" office:value-type="float" office:value="0.163143094120807" calcext:value-type="float">
            <text:p>0,1631</text:p>
          </table:table-cell>
          <table:table-cell table:number-columns-repeated="10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9+2*RAND()" office:value-type="float" office:value="9.77190535864793" calcext:value-type="float">
            <text:p>9,7719</text:p>
          </table:table-cell>
          <table:table-cell table:number-columns-repeated="5"/>
          <table:table-cell office:value-type="float" office:value="824" calcext:value-type="float">
            <text:p>824</text:p>
          </table:table-cell>
          <table:table-cell table:formula="of:=COM.MICROSOFT.NORM.INV(RAND();30;5)" office:value-type="float" office:value="35.9687023321019" calcext:value-type="float">
            <text:p>35,9687</text:p>
          </table:table-cell>
          <table:table-cell table:number-columns-repeated="5"/>
          <table:table-cell office:value-type="float" office:value="824" calcext:value-type="float">
            <text:p>824</text:p>
          </table:table-cell>
          <table:table-cell table:formula="of:=40+10*RAND()" office:value-type="float" office:value="44.1481469932478" calcext:value-type="float">
            <text:p>44,1481</text:p>
          </table:table-cell>
          <table:table-cell table:number-columns-repeated="5"/>
          <table:table-cell office:value-type="float" office:value="824" calcext:value-type="float">
            <text:p>824</text:p>
          </table:table-cell>
          <table:table-cell table:formula="of:= ([.I849]*[.P849]+[.B849]*[.P849]+[.B849]*[.I849])/([.B849]*[.I849]*[.P849])" office:value-type="float" office:value="0.152787143520914" calcext:value-type="float">
            <text:p>0,1528</text:p>
          </table:table-cell>
          <table:table-cell table:number-columns-repeated="10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9+2*RAND()" office:value-type="float" office:value="10.1814897649456" calcext:value-type="float">
            <text:p>10,1815</text:p>
          </table:table-cell>
          <table:table-cell table:number-columns-repeated="5"/>
          <table:table-cell office:value-type="float" office:value="825" calcext:value-type="float">
            <text:p>825</text:p>
          </table:table-cell>
          <table:table-cell table:formula="of:=COM.MICROSOFT.NORM.INV(RAND();30;5)" office:value-type="float" office:value="30.3213838641795" calcext:value-type="float">
            <text:p>30,3214</text:p>
          </table:table-cell>
          <table:table-cell table:number-columns-repeated="5"/>
          <table:table-cell office:value-type="float" office:value="825" calcext:value-type="float">
            <text:p>825</text:p>
          </table:table-cell>
          <table:table-cell table:formula="of:=40+10*RAND()" office:value-type="float" office:value="41.5288864902686" calcext:value-type="float">
            <text:p>41,5289</text:p>
          </table:table-cell>
          <table:table-cell table:number-columns-repeated="5"/>
          <table:table-cell office:value-type="float" office:value="825" calcext:value-type="float">
            <text:p>825</text:p>
          </table:table-cell>
          <table:table-cell table:formula="of:= ([.I850]*[.P850]+[.B850]*[.P850]+[.B850]*[.I850])/([.B850]*[.I850]*[.P850])" office:value-type="float" office:value="0.155277103489239" calcext:value-type="float">
            <text:p>0,1553</text:p>
          </table:table-cell>
          <table:table-cell table:number-columns-repeated="10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9+2*RAND()" office:value-type="float" office:value="10.4673482861836" calcext:value-type="float">
            <text:p>10,4673</text:p>
          </table:table-cell>
          <table:table-cell table:number-columns-repeated="5"/>
          <table:table-cell office:value-type="float" office:value="826" calcext:value-type="float">
            <text:p>826</text:p>
          </table:table-cell>
          <table:table-cell table:formula="of:=COM.MICROSOFT.NORM.INV(RAND();30;5)" office:value-type="float" office:value="29.9761667703422" calcext:value-type="float">
            <text:p>29,9762</text:p>
          </table:table-cell>
          <table:table-cell table:number-columns-repeated="5"/>
          <table:table-cell office:value-type="float" office:value="826" calcext:value-type="float">
            <text:p>826</text:p>
          </table:table-cell>
          <table:table-cell table:formula="of:=40+10*RAND()" office:value-type="float" office:value="48.5685921146069" calcext:value-type="float">
            <text:p>48,5686</text:p>
          </table:table-cell>
          <table:table-cell table:number-columns-repeated="5"/>
          <table:table-cell office:value-type="float" office:value="826" calcext:value-type="float">
            <text:p>826</text:p>
          </table:table-cell>
          <table:table-cell table:formula="of:= ([.I851]*[.P851]+[.B851]*[.P851]+[.B851]*[.I851])/([.B851]*[.I851]*[.P851])" office:value-type="float" office:value="0.149484453170403" calcext:value-type="float">
            <text:p>0,1495</text:p>
          </table:table-cell>
          <table:table-cell table:number-columns-repeated="10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9+2*RAND()" office:value-type="float" office:value="10.1650099053513" calcext:value-type="float">
            <text:p>10,1650</text:p>
          </table:table-cell>
          <table:table-cell table:number-columns-repeated="5"/>
          <table:table-cell office:value-type="float" office:value="827" calcext:value-type="float">
            <text:p>827</text:p>
          </table:table-cell>
          <table:table-cell table:formula="of:=COM.MICROSOFT.NORM.INV(RAND();30;5)" office:value-type="float" office:value="30.0415243780983" calcext:value-type="float">
            <text:p>30,0415</text:p>
          </table:table-cell>
          <table:table-cell table:number-columns-repeated="5"/>
          <table:table-cell office:value-type="float" office:value="827" calcext:value-type="float">
            <text:p>827</text:p>
          </table:table-cell>
          <table:table-cell table:formula="of:=40+10*RAND()" office:value-type="float" office:value="41.4396961487364" calcext:value-type="float">
            <text:p>41,4397</text:p>
          </table:table-cell>
          <table:table-cell table:number-columns-repeated="5"/>
          <table:table-cell office:value-type="float" office:value="827" calcext:value-type="float">
            <text:p>827</text:p>
          </table:table-cell>
          <table:table-cell table:formula="of:= ([.I852]*[.P852]+[.B852]*[.P852]+[.B852]*[.I852])/([.B852]*[.I852]*[.P852])" office:value-type="float" office:value="0.155795397195305" calcext:value-type="float">
            <text:p>0,1558</text:p>
          </table:table-cell>
          <table:table-cell table:number-columns-repeated="10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9+2*RAND()" office:value-type="float" office:value="10.865954550216" calcext:value-type="float">
            <text:p>10,8660</text:p>
          </table:table-cell>
          <table:table-cell table:number-columns-repeated="5"/>
          <table:table-cell office:value-type="float" office:value="828" calcext:value-type="float">
            <text:p>828</text:p>
          </table:table-cell>
          <table:table-cell table:formula="of:=COM.MICROSOFT.NORM.INV(RAND();30;5)" office:value-type="float" office:value="32.2740093517153" calcext:value-type="float">
            <text:p>32,2740</text:p>
          </table:table-cell>
          <table:table-cell table:number-columns-repeated="5"/>
          <table:table-cell office:value-type="float" office:value="828" calcext:value-type="float">
            <text:p>828</text:p>
          </table:table-cell>
          <table:table-cell table:formula="of:=40+10*RAND()" office:value-type="float" office:value="42.2401230910327" calcext:value-type="float">
            <text:p>42,2401</text:p>
          </table:table-cell>
          <table:table-cell table:number-columns-repeated="5"/>
          <table:table-cell office:value-type="float" office:value="828" calcext:value-type="float">
            <text:p>828</text:p>
          </table:table-cell>
          <table:table-cell table:formula="of:= ([.I853]*[.P853]+[.B853]*[.P853]+[.B853]*[.I853])/([.B853]*[.I853]*[.P853])" office:value-type="float" office:value="0.146689428860937" calcext:value-type="float">
            <text:p>0,1467</text:p>
          </table:table-cell>
          <table:table-cell table:number-columns-repeated="10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9+2*RAND()" office:value-type="float" office:value="10.2932648390997" calcext:value-type="float">
            <text:p>10,2933</text:p>
          </table:table-cell>
          <table:table-cell table:number-columns-repeated="5"/>
          <table:table-cell office:value-type="float" office:value="829" calcext:value-type="float">
            <text:p>829</text:p>
          </table:table-cell>
          <table:table-cell table:formula="of:=COM.MICROSOFT.NORM.INV(RAND();30;5)" office:value-type="float" office:value="31.2716480418346" calcext:value-type="float">
            <text:p>31,2716</text:p>
          </table:table-cell>
          <table:table-cell table:number-columns-repeated="5"/>
          <table:table-cell office:value-type="float" office:value="829" calcext:value-type="float">
            <text:p>829</text:p>
          </table:table-cell>
          <table:table-cell table:formula="of:=40+10*RAND()" office:value-type="float" office:value="46.8503951618914" calcext:value-type="float">
            <text:p>46,8504</text:p>
          </table:table-cell>
          <table:table-cell table:number-columns-repeated="5"/>
          <table:table-cell office:value-type="float" office:value="829" calcext:value-type="float">
            <text:p>829</text:p>
          </table:table-cell>
          <table:table-cell table:formula="of:= ([.I854]*[.P854]+[.B854]*[.P854]+[.B854]*[.I854])/([.B854]*[.I854]*[.P854])" office:value-type="float" office:value="0.150473290432389" calcext:value-type="float">
            <text:p>0,1505</text:p>
          </table:table-cell>
          <table:table-cell table:number-columns-repeated="10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9+2*RAND()" office:value-type="float" office:value="10.2467037483584" calcext:value-type="float">
            <text:p>10,2467</text:p>
          </table:table-cell>
          <table:table-cell table:number-columns-repeated="5"/>
          <table:table-cell office:value-type="float" office:value="830" calcext:value-type="float">
            <text:p>830</text:p>
          </table:table-cell>
          <table:table-cell table:formula="of:=COM.MICROSOFT.NORM.INV(RAND();30;5)" office:value-type="float" office:value="33.7330102558875" calcext:value-type="float">
            <text:p>33,7330</text:p>
          </table:table-cell>
          <table:table-cell table:number-columns-repeated="5"/>
          <table:table-cell office:value-type="float" office:value="830" calcext:value-type="float">
            <text:p>830</text:p>
          </table:table-cell>
          <table:table-cell table:formula="of:=40+10*RAND()" office:value-type="float" office:value="40.7526317506563" calcext:value-type="float">
            <text:p>40,7526</text:p>
          </table:table-cell>
          <table:table-cell table:number-columns-repeated="5"/>
          <table:table-cell office:value-type="float" office:value="830" calcext:value-type="float">
            <text:p>830</text:p>
          </table:table-cell>
          <table:table-cell table:formula="of:= ([.I855]*[.P855]+[.B855]*[.P855]+[.B855]*[.I855])/([.B855]*[.I855]*[.P855])" office:value-type="float" office:value="0.151775205140469" calcext:value-type="float">
            <text:p>0,1518</text:p>
          </table:table-cell>
          <table:table-cell table:number-columns-repeated="10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9+2*RAND()" office:value-type="float" office:value="9.44955406035297" calcext:value-type="float">
            <text:p>9,4496</text:p>
          </table:table-cell>
          <table:table-cell table:number-columns-repeated="5"/>
          <table:table-cell office:value-type="float" office:value="831" calcext:value-type="float">
            <text:p>831</text:p>
          </table:table-cell>
          <table:table-cell table:formula="of:=COM.MICROSOFT.NORM.INV(RAND();30;5)" office:value-type="float" office:value="37.3565642941086" calcext:value-type="float">
            <text:p>37,3566</text:p>
          </table:table-cell>
          <table:table-cell table:number-columns-repeated="5"/>
          <table:table-cell office:value-type="float" office:value="831" calcext:value-type="float">
            <text:p>831</text:p>
          </table:table-cell>
          <table:table-cell table:formula="of:=40+10*RAND()" office:value-type="float" office:value="40.5563106702175" calcext:value-type="float">
            <text:p>40,5563</text:p>
          </table:table-cell>
          <table:table-cell table:number-columns-repeated="5"/>
          <table:table-cell office:value-type="float" office:value="831" calcext:value-type="float">
            <text:p>831</text:p>
          </table:table-cell>
          <table:table-cell table:formula="of:= ([.I856]*[.P856]+[.B856]*[.P856]+[.B856]*[.I856])/([.B856]*[.I856]*[.P856])" office:value-type="float" office:value="0.157251231820051" calcext:value-type="float">
            <text:p>0,1573</text:p>
          </table:table-cell>
          <table:table-cell table:number-columns-repeated="10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9+2*RAND()" office:value-type="float" office:value="10.4387643022928" calcext:value-type="float">
            <text:p>10,4388</text:p>
          </table:table-cell>
          <table:table-cell table:number-columns-repeated="5"/>
          <table:table-cell office:value-type="float" office:value="832" calcext:value-type="float">
            <text:p>832</text:p>
          </table:table-cell>
          <table:table-cell table:formula="of:=COM.MICROSOFT.NORM.INV(RAND();30;5)" office:value-type="float" office:value="22.7430369484646" calcext:value-type="float">
            <text:p>22,7430</text:p>
          </table:table-cell>
          <table:table-cell table:number-columns-repeated="5"/>
          <table:table-cell office:value-type="float" office:value="832" calcext:value-type="float">
            <text:p>832</text:p>
          </table:table-cell>
          <table:table-cell table:formula="of:=40+10*RAND()" office:value-type="float" office:value="42.472214238951" calcext:value-type="float">
            <text:p>42,4722</text:p>
          </table:table-cell>
          <table:table-cell table:number-columns-repeated="5"/>
          <table:table-cell office:value-type="float" office:value="832" calcext:value-type="float">
            <text:p>832</text:p>
          </table:table-cell>
          <table:table-cell table:formula="of:= ([.I857]*[.P857]+[.B857]*[.P857]+[.B857]*[.I857])/([.B857]*[.I857]*[.P857])" office:value-type="float" office:value="0.163311085868024" calcext:value-type="float">
            <text:p>0,1633</text:p>
          </table:table-cell>
          <table:table-cell table:number-columns-repeated="10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9+2*RAND()" office:value-type="float" office:value="9.89890545117669" calcext:value-type="float">
            <text:p>9,8989</text:p>
          </table:table-cell>
          <table:table-cell table:number-columns-repeated="5"/>
          <table:table-cell office:value-type="float" office:value="833" calcext:value-type="float">
            <text:p>833</text:p>
          </table:table-cell>
          <table:table-cell table:formula="of:=COM.MICROSOFT.NORM.INV(RAND();30;5)" office:value-type="float" office:value="37.2855865806591" calcext:value-type="float">
            <text:p>37,2856</text:p>
          </table:table-cell>
          <table:table-cell table:number-columns-repeated="5"/>
          <table:table-cell office:value-type="float" office:value="833" calcext:value-type="float">
            <text:p>833</text:p>
          </table:table-cell>
          <table:table-cell table:formula="of:=40+10*RAND()" office:value-type="float" office:value="44.1860316635575" calcext:value-type="float">
            <text:p>44,1860</text:p>
          </table:table-cell>
          <table:table-cell table:number-columns-repeated="5"/>
          <table:table-cell office:value-type="float" office:value="833" calcext:value-type="float">
            <text:p>833</text:p>
          </table:table-cell>
          <table:table-cell table:formula="of:= ([.I858]*[.P858]+[.B858]*[.P858]+[.B858]*[.I858])/([.B858]*[.I858]*[.P858])" office:value-type="float" office:value="0.150472871754574" calcext:value-type="float">
            <text:p>0,1505</text:p>
          </table:table-cell>
          <table:table-cell table:number-columns-repeated="10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9+2*RAND()" office:value-type="float" office:value="10.6225278724451" calcext:value-type="float">
            <text:p>10,6225</text:p>
          </table:table-cell>
          <table:table-cell table:number-columns-repeated="5"/>
          <table:table-cell office:value-type="float" office:value="834" calcext:value-type="float">
            <text:p>834</text:p>
          </table:table-cell>
          <table:table-cell table:formula="of:=COM.MICROSOFT.NORM.INV(RAND();30;5)" office:value-type="float" office:value="28.8682352092955" calcext:value-type="float">
            <text:p>28,8682</text:p>
          </table:table-cell>
          <table:table-cell table:number-columns-repeated="5"/>
          <table:table-cell office:value-type="float" office:value="834" calcext:value-type="float">
            <text:p>834</text:p>
          </table:table-cell>
          <table:table-cell table:formula="of:=40+10*RAND()" office:value-type="float" office:value="42.021478532115" calcext:value-type="float">
            <text:p>42,0215</text:p>
          </table:table-cell>
          <table:table-cell table:number-columns-repeated="5"/>
          <table:table-cell office:value-type="float" office:value="834" calcext:value-type="float">
            <text:p>834</text:p>
          </table:table-cell>
          <table:table-cell table:formula="of:= ([.I859]*[.P859]+[.B859]*[.P859]+[.B859]*[.I859])/([.B859]*[.I859]*[.P859])" office:value-type="float" office:value="0.152577054653802" calcext:value-type="float">
            <text:p>0,1526</text:p>
          </table:table-cell>
          <table:table-cell table:number-columns-repeated="10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9+2*RAND()" office:value-type="float" office:value="9.84652416990139" calcext:value-type="float">
            <text:p>9,8465</text:p>
          </table:table-cell>
          <table:table-cell table:number-columns-repeated="5"/>
          <table:table-cell office:value-type="float" office:value="835" calcext:value-type="float">
            <text:p>835</text:p>
          </table:table-cell>
          <table:table-cell table:formula="of:=COM.MICROSOFT.NORM.INV(RAND();30;5)" office:value-type="float" office:value="29.1239118180584" calcext:value-type="float">
            <text:p>29,1239</text:p>
          </table:table-cell>
          <table:table-cell table:number-columns-repeated="5"/>
          <table:table-cell office:value-type="float" office:value="835" calcext:value-type="float">
            <text:p>835</text:p>
          </table:table-cell>
          <table:table-cell table:formula="of:=40+10*RAND()" office:value-type="float" office:value="40.5704584589694" calcext:value-type="float">
            <text:p>40,5705</text:p>
          </table:table-cell>
          <table:table-cell table:number-columns-repeated="5"/>
          <table:table-cell office:value-type="float" office:value="835" calcext:value-type="float">
            <text:p>835</text:p>
          </table:table-cell>
          <table:table-cell table:formula="of:= ([.I860]*[.P860]+[.B860]*[.P860]+[.B860]*[.I860])/([.B860]*[.I860]*[.P860])" office:value-type="float" office:value="0.160543203803084" calcext:value-type="float">
            <text:p>0,1605</text:p>
          </table:table-cell>
          <table:table-cell table:number-columns-repeated="10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9+2*RAND()" office:value-type="float" office:value="9.43359098513611" calcext:value-type="float">
            <text:p>9,4336</text:p>
          </table:table-cell>
          <table:table-cell table:number-columns-repeated="5"/>
          <table:table-cell office:value-type="float" office:value="836" calcext:value-type="float">
            <text:p>836</text:p>
          </table:table-cell>
          <table:table-cell table:formula="of:=COM.MICROSOFT.NORM.INV(RAND();30;5)" office:value-type="float" office:value="22.2619767075193" calcext:value-type="float">
            <text:p>22,2620</text:p>
          </table:table-cell>
          <table:table-cell table:number-columns-repeated="5"/>
          <table:table-cell office:value-type="float" office:value="836" calcext:value-type="float">
            <text:p>836</text:p>
          </table:table-cell>
          <table:table-cell table:formula="of:=40+10*RAND()" office:value-type="float" office:value="42.7183430746663" calcext:value-type="float">
            <text:p>42,7183</text:p>
          </table:table-cell>
          <table:table-cell table:number-columns-repeated="5"/>
          <table:table-cell office:value-type="float" office:value="836" calcext:value-type="float">
            <text:p>836</text:p>
          </table:table-cell>
          <table:table-cell table:formula="of:= ([.I861]*[.P861]+[.B861]*[.P861]+[.B861]*[.I861])/([.B861]*[.I861]*[.P861])" office:value-type="float" office:value="0.174332960421661" calcext:value-type="float">
            <text:p>0,1743</text:p>
          </table:table-cell>
          <table:table-cell table:number-columns-repeated="10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9+2*RAND()" office:value-type="float" office:value="9.84353552735411" calcext:value-type="float">
            <text:p>9,8435</text:p>
          </table:table-cell>
          <table:table-cell table:number-columns-repeated="5"/>
          <table:table-cell office:value-type="float" office:value="837" calcext:value-type="float">
            <text:p>837</text:p>
          </table:table-cell>
          <table:table-cell table:formula="of:=COM.MICROSOFT.NORM.INV(RAND();30;5)" office:value-type="float" office:value="29.149420342966" calcext:value-type="float">
            <text:p>29,1494</text:p>
          </table:table-cell>
          <table:table-cell table:number-columns-repeated="5"/>
          <table:table-cell office:value-type="float" office:value="837" calcext:value-type="float">
            <text:p>837</text:p>
          </table:table-cell>
          <table:table-cell table:formula="of:=40+10*RAND()" office:value-type="float" office:value="49.9814708170015" calcext:value-type="float">
            <text:p>49,9815</text:p>
          </table:table-cell>
          <table:table-cell table:number-columns-repeated="5"/>
          <table:table-cell office:value-type="float" office:value="837" calcext:value-type="float">
            <text:p>837</text:p>
          </table:table-cell>
          <table:table-cell table:formula="of:= ([.I862]*[.P862]+[.B862]*[.P862]+[.B862]*[.I862])/([.B862]*[.I862]*[.P862])" office:value-type="float" office:value="0.155902928919683" calcext:value-type="float">
            <text:p>0,1559</text:p>
          </table:table-cell>
          <table:table-cell table:number-columns-repeated="10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9+2*RAND()" office:value-type="float" office:value="10.3989342057612" calcext:value-type="float">
            <text:p>10,3989</text:p>
          </table:table-cell>
          <table:table-cell table:number-columns-repeated="5"/>
          <table:table-cell office:value-type="float" office:value="838" calcext:value-type="float">
            <text:p>838</text:p>
          </table:table-cell>
          <table:table-cell table:formula="of:=COM.MICROSOFT.NORM.INV(RAND();30;5)" office:value-type="float" office:value="28.4289839649117" calcext:value-type="float">
            <text:p>28,4290</text:p>
          </table:table-cell>
          <table:table-cell table:number-columns-repeated="5"/>
          <table:table-cell office:value-type="float" office:value="838" calcext:value-type="float">
            <text:p>838</text:p>
          </table:table-cell>
          <table:table-cell table:formula="of:=40+10*RAND()" office:value-type="float" office:value="42.4234277370852" calcext:value-type="float">
            <text:p>42,4234</text:p>
          </table:table-cell>
          <table:table-cell table:number-columns-repeated="5"/>
          <table:table-cell office:value-type="float" office:value="838" calcext:value-type="float">
            <text:p>838</text:p>
          </table:table-cell>
          <table:table-cell table:formula="of:= ([.I863]*[.P863]+[.B863]*[.P863]+[.B863]*[.I863])/([.B863]*[.I863]*[.P863])" office:value-type="float" office:value="0.15491095121656" calcext:value-type="float">
            <text:p>0,1549</text:p>
          </table:table-cell>
          <table:table-cell table:number-columns-repeated="10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9+2*RAND()" office:value-type="float" office:value="9.3686471611727" calcext:value-type="float">
            <text:p>9,3686</text:p>
          </table:table-cell>
          <table:table-cell table:number-columns-repeated="5"/>
          <table:table-cell office:value-type="float" office:value="839" calcext:value-type="float">
            <text:p>839</text:p>
          </table:table-cell>
          <table:table-cell table:formula="of:=COM.MICROSOFT.NORM.INV(RAND();30;5)" office:value-type="float" office:value="36.0510020100482" calcext:value-type="float">
            <text:p>36,0510</text:p>
          </table:table-cell>
          <table:table-cell table:number-columns-repeated="5"/>
          <table:table-cell office:value-type="float" office:value="839" calcext:value-type="float">
            <text:p>839</text:p>
          </table:table-cell>
          <table:table-cell table:formula="of:=40+10*RAND()" office:value-type="float" office:value="43.0573660705704" calcext:value-type="float">
            <text:p>43,0574</text:p>
          </table:table-cell>
          <table:table-cell table:number-columns-repeated="5"/>
          <table:table-cell office:value-type="float" office:value="839" calcext:value-type="float">
            <text:p>839</text:p>
          </table:table-cell>
          <table:table-cell table:formula="of:= ([.I864]*[.P864]+[.B864]*[.P864]+[.B864]*[.I864])/([.B864]*[.I864]*[.P864])" office:value-type="float" office:value="0.157702306749528" calcext:value-type="float">
            <text:p>0,1577</text:p>
          </table:table-cell>
          <table:table-cell table:number-columns-repeated="10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9+2*RAND()" office:value-type="float" office:value="9.63125565066002" calcext:value-type="float">
            <text:p>9,6313</text:p>
          </table:table-cell>
          <table:table-cell table:number-columns-repeated="5"/>
          <table:table-cell office:value-type="float" office:value="840" calcext:value-type="float">
            <text:p>840</text:p>
          </table:table-cell>
          <table:table-cell table:formula="of:=COM.MICROSOFT.NORM.INV(RAND();30;5)" office:value-type="float" office:value="28.7249735310882" calcext:value-type="float">
            <text:p>28,7250</text:p>
          </table:table-cell>
          <table:table-cell table:number-columns-repeated="5"/>
          <table:table-cell office:value-type="float" office:value="840" calcext:value-type="float">
            <text:p>840</text:p>
          </table:table-cell>
          <table:table-cell table:formula="of:=40+10*RAND()" office:value-type="float" office:value="45.3767260734458" calcext:value-type="float">
            <text:p>45,3767</text:p>
          </table:table-cell>
          <table:table-cell table:number-columns-repeated="5"/>
          <table:table-cell office:value-type="float" office:value="840" calcext:value-type="float">
            <text:p>840</text:p>
          </table:table-cell>
          <table:table-cell table:formula="of:= ([.I865]*[.P865]+[.B865]*[.P865]+[.B865]*[.I865])/([.B865]*[.I865]*[.P865])" office:value-type="float" office:value="0.160679263775626" calcext:value-type="float">
            <text:p>0,1607</text:p>
          </table:table-cell>
          <table:table-cell table:number-columns-repeated="10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9+2*RAND()" office:value-type="float" office:value="10.0300565299112" calcext:value-type="float">
            <text:p>10,0301</text:p>
          </table:table-cell>
          <table:table-cell table:number-columns-repeated="5"/>
          <table:table-cell office:value-type="float" office:value="841" calcext:value-type="float">
            <text:p>841</text:p>
          </table:table-cell>
          <table:table-cell table:formula="of:=COM.MICROSOFT.NORM.INV(RAND();30;5)" office:value-type="float" office:value="21.4525613249401" calcext:value-type="float">
            <text:p>21,4526</text:p>
          </table:table-cell>
          <table:table-cell table:number-columns-repeated="5"/>
          <table:table-cell office:value-type="float" office:value="841" calcext:value-type="float">
            <text:p>841</text:p>
          </table:table-cell>
          <table:table-cell table:formula="of:=40+10*RAND()" office:value-type="float" office:value="48.6912383825984" calcext:value-type="float">
            <text:p>48,6912</text:p>
          </table:table-cell>
          <table:table-cell table:number-columns-repeated="5"/>
          <table:table-cell office:value-type="float" office:value="841" calcext:value-type="float">
            <text:p>841</text:p>
          </table:table-cell>
          <table:table-cell table:formula="of:= ([.I866]*[.P866]+[.B866]*[.P866]+[.B866]*[.I866])/([.B866]*[.I866]*[.P866])" office:value-type="float" office:value="0.166852391635094" calcext:value-type="float">
            <text:p>0,1669</text:p>
          </table:table-cell>
          <table:table-cell table:number-columns-repeated="10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9+2*RAND()" office:value-type="float" office:value="10.9840354139451" calcext:value-type="float">
            <text:p>10,9840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formula="of:=COM.MICROSOFT.NORM.INV(RAND();30;5)" office:value-type="float" office:value="30.9945086271942" calcext:value-type="float">
            <text:p>30,9945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formula="of:=40+10*RAND()" office:value-type="float" office:value="46.0419002908748" calcext:value-type="float">
            <text:p>46,0419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formula="of:= ([.I867]*[.P867]+[.B867]*[.P867]+[.B867]*[.I867])/([.B867]*[.I867]*[.P867])" office:value-type="float" office:value="0.145024347962917" calcext:value-type="float">
            <text:p>0,1450</text:p>
          </table:table-cell>
          <table:table-cell table:number-columns-repeated="10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9+2*RAND()" office:value-type="float" office:value="9.88013384467922" calcext:value-type="float">
            <text:p>9,8801</text:p>
          </table:table-cell>
          <table:table-cell table:number-columns-repeated="5"/>
          <table:table-cell office:value-type="float" office:value="843" calcext:value-type="float">
            <text:p>843</text:p>
          </table:table-cell>
          <table:table-cell table:formula="of:=COM.MICROSOFT.NORM.INV(RAND();30;5)" office:value-type="float" office:value="34.4490274686791" calcext:value-type="float">
            <text:p>34,4490</text:p>
          </table:table-cell>
          <table:table-cell table:number-columns-repeated="5"/>
          <table:table-cell office:value-type="float" office:value="843" calcext:value-type="float">
            <text:p>843</text:p>
          </table:table-cell>
          <table:table-cell table:formula="of:=40+10*RAND()" office:value-type="float" office:value="47.8051258029882" calcext:value-type="float">
            <text:p>47,8051</text:p>
          </table:table-cell>
          <table:table-cell table:number-columns-repeated="5"/>
          <table:table-cell office:value-type="float" office:value="843" calcext:value-type="float">
            <text:p>843</text:p>
          </table:table-cell>
          <table:table-cell table:formula="of:= ([.I868]*[.P868]+[.B868]*[.P868]+[.B868]*[.I868])/([.B868]*[.I868]*[.P868])" office:value-type="float" office:value="0.151159858371518" calcext:value-type="float">
            <text:p>0,1512</text:p>
          </table:table-cell>
          <table:table-cell table:number-columns-repeated="10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9+2*RAND()" office:value-type="float" office:value="9.39213692746125" calcext:value-type="float">
            <text:p>9,3921</text:p>
          </table:table-cell>
          <table:table-cell table:number-columns-repeated="5"/>
          <table:table-cell office:value-type="float" office:value="844" calcext:value-type="float">
            <text:p>844</text:p>
          </table:table-cell>
          <table:table-cell table:formula="of:=COM.MICROSOFT.NORM.INV(RAND();30;5)" office:value-type="float" office:value="32.2209343683237" calcext:value-type="float">
            <text:p>32,2209</text:p>
          </table:table-cell>
          <table:table-cell table:number-columns-repeated="5"/>
          <table:table-cell office:value-type="float" office:value="844" calcext:value-type="float">
            <text:p>844</text:p>
          </table:table-cell>
          <table:table-cell table:formula="of:=40+10*RAND()" office:value-type="float" office:value="47.3624040966388" calcext:value-type="float">
            <text:p>47,3624</text:p>
          </table:table-cell>
          <table:table-cell table:number-columns-repeated="5"/>
          <table:table-cell office:value-type="float" office:value="844" calcext:value-type="float">
            <text:p>844</text:p>
          </table:table-cell>
          <table:table-cell table:formula="of:= ([.I869]*[.P869]+[.B869]*[.P869]+[.B869]*[.I869])/([.B869]*[.I869]*[.P869])" office:value-type="float" office:value="0.15862155854918" calcext:value-type="float">
            <text:p>0,1586</text:p>
          </table:table-cell>
          <table:table-cell table:number-columns-repeated="10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9+2*RAND()" office:value-type="float" office:value="10.6902653563302" calcext:value-type="float">
            <text:p>10,6903</text:p>
          </table:table-cell>
          <table:table-cell table:number-columns-repeated="5"/>
          <table:table-cell office:value-type="float" office:value="845" calcext:value-type="float">
            <text:p>845</text:p>
          </table:table-cell>
          <table:table-cell table:formula="of:=COM.MICROSOFT.NORM.INV(RAND();30;5)" office:value-type="float" office:value="30.373393809947" calcext:value-type="float">
            <text:p>30,3734</text:p>
          </table:table-cell>
          <table:table-cell table:number-columns-repeated="5"/>
          <table:table-cell office:value-type="float" office:value="845" calcext:value-type="float">
            <text:p>845</text:p>
          </table:table-cell>
          <table:table-cell table:formula="of:=40+10*RAND()" office:value-type="float" office:value="42.5025882932823" calcext:value-type="float">
            <text:p>42,5026</text:p>
          </table:table-cell>
          <table:table-cell table:number-columns-repeated="5"/>
          <table:table-cell office:value-type="float" office:value="845" calcext:value-type="float">
            <text:p>845</text:p>
          </table:table-cell>
          <table:table-cell table:formula="of:= ([.I870]*[.P870]+[.B870]*[.P870]+[.B870]*[.I870])/([.B870]*[.I870]*[.P870])" office:value-type="float" office:value="0.149994578039147" calcext:value-type="float">
            <text:p>0,1500</text:p>
          </table:table-cell>
          <table:table-cell table:number-columns-repeated="10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9+2*RAND()" office:value-type="float" office:value="10.4806070129853" calcext:value-type="float">
            <text:p>10,4806</text:p>
          </table:table-cell>
          <table:table-cell table:number-columns-repeated="5"/>
          <table:table-cell office:value-type="float" office:value="846" calcext:value-type="float">
            <text:p>846</text:p>
          </table:table-cell>
          <table:table-cell table:formula="of:=COM.MICROSOFT.NORM.INV(RAND();30;5)" office:value-type="float" office:value="26.4108310487864" calcext:value-type="float">
            <text:p>26,4108</text:p>
          </table:table-cell>
          <table:table-cell table:number-columns-repeated="5"/>
          <table:table-cell office:value-type="float" office:value="846" calcext:value-type="float">
            <text:p>846</text:p>
          </table:table-cell>
          <table:table-cell table:formula="of:=40+10*RAND()" office:value-type="float" office:value="48.5759352694731" calcext:value-type="float">
            <text:p>48,5759</text:p>
          </table:table-cell>
          <table:table-cell table:number-columns-repeated="5"/>
          <table:table-cell office:value-type="float" office:value="846" calcext:value-type="float">
            <text:p>846</text:p>
          </table:table-cell>
          <table:table-cell table:formula="of:= ([.I871]*[.P871]+[.B871]*[.P871]+[.B871]*[.I871])/([.B871]*[.I871]*[.P871])" office:value-type="float" office:value="0.153863899855135" calcext:value-type="float">
            <text:p>0,1539</text:p>
          </table:table-cell>
          <table:table-cell table:number-columns-repeated="10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9+2*RAND()" office:value-type="float" office:value="9.27560141240247" calcext:value-type="float">
            <text:p>9,2756</text:p>
          </table:table-cell>
          <table:table-cell table:number-columns-repeated="5"/>
          <table:table-cell office:value-type="float" office:value="847" calcext:value-type="float">
            <text:p>847</text:p>
          </table:table-cell>
          <table:table-cell table:formula="of:=COM.MICROSOFT.NORM.INV(RAND();30;5)" office:value-type="float" office:value="30.0876658256618" calcext:value-type="float">
            <text:p>30,0877</text:p>
          </table:table-cell>
          <table:table-cell table:number-columns-repeated="5"/>
          <table:table-cell office:value-type="float" office:value="847" calcext:value-type="float">
            <text:p>847</text:p>
          </table:table-cell>
          <table:table-cell table:formula="of:=40+10*RAND()" office:value-type="float" office:value="42.0339409040753" calcext:value-type="float">
            <text:p>42,0339</text:p>
          </table:table-cell>
          <table:table-cell table:number-columns-repeated="5"/>
          <table:table-cell office:value-type="float" office:value="847" calcext:value-type="float">
            <text:p>847</text:p>
          </table:table-cell>
          <table:table-cell table:formula="of:= ([.I872]*[.P872]+[.B872]*[.P872]+[.B872]*[.I872])/([.B872]*[.I872]*[.P872])" office:value-type="float" office:value="0.164836230101384" calcext:value-type="float">
            <text:p>0,1648</text:p>
          </table:table-cell>
          <table:table-cell table:number-columns-repeated="10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9+2*RAND()" office:value-type="float" office:value="9.85033398889937" calcext:value-type="float">
            <text:p>9,8503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formula="of:=COM.MICROSOFT.NORM.INV(RAND();30;5)" office:value-type="float" office:value="36.7960637939318" calcext:value-type="float">
            <text:p>36,7961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formula="of:=40+10*RAND()" office:value-type="float" office:value="41.9043482688721" calcext:value-type="float">
            <text:p>41,9043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formula="of:= ([.I873]*[.P873]+[.B873]*[.P873]+[.B873]*[.I873])/([.B873]*[.I873]*[.P873])" office:value-type="float" office:value="0.152560092224557" calcext:value-type="float">
            <text:p>0,1526</text:p>
          </table:table-cell>
          <table:table-cell table:number-columns-repeated="10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9+2*RAND()" office:value-type="float" office:value="10.4858340357896" calcext:value-type="float">
            <text:p>10,4858</text:p>
          </table:table-cell>
          <table:table-cell table:number-columns-repeated="5"/>
          <table:table-cell office:value-type="float" office:value="849" calcext:value-type="float">
            <text:p>849</text:p>
          </table:table-cell>
          <table:table-cell table:formula="of:=COM.MICROSOFT.NORM.INV(RAND();30;5)" office:value-type="float" office:value="29.5672276722304" calcext:value-type="float">
            <text:p>29,5672</text:p>
          </table:table-cell>
          <table:table-cell table:number-columns-repeated="5"/>
          <table:table-cell office:value-type="float" office:value="849" calcext:value-type="float">
            <text:p>849</text:p>
          </table:table-cell>
          <table:table-cell table:formula="of:=40+10*RAND()" office:value-type="float" office:value="45.1207432767842" calcext:value-type="float">
            <text:p>45,1207</text:p>
          </table:table-cell>
          <table:table-cell table:number-columns-repeated="5"/>
          <table:table-cell office:value-type="float" office:value="849" calcext:value-type="float">
            <text:p>849</text:p>
          </table:table-cell>
          <table:table-cell table:formula="of:= ([.I874]*[.P874]+[.B874]*[.P874]+[.B874]*[.I874])/([.B874]*[.I874]*[.P874])" office:value-type="float" office:value="0.151350743510867" calcext:value-type="float">
            <text:p>0,1514</text:p>
          </table:table-cell>
          <table:table-cell table:number-columns-repeated="10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9+2*RAND()" office:value-type="float" office:value="9.25410137488507" calcext:value-type="float">
            <text:p>9,2541</text:p>
          </table:table-cell>
          <table:table-cell table:number-columns-repeated="5"/>
          <table:table-cell office:value-type="float" office:value="850" calcext:value-type="float">
            <text:p>850</text:p>
          </table:table-cell>
          <table:table-cell table:formula="of:=COM.MICROSOFT.NORM.INV(RAND();30;5)" office:value-type="float" office:value="27.1970599505157" calcext:value-type="float">
            <text:p>27,1971</text:p>
          </table:table-cell>
          <table:table-cell table:number-columns-repeated="5"/>
          <table:table-cell office:value-type="float" office:value="850" calcext:value-type="float">
            <text:p>850</text:p>
          </table:table-cell>
          <table:table-cell table:formula="of:=40+10*RAND()" office:value-type="float" office:value="46.2613631866407" calcext:value-type="float">
            <text:p>46,2614</text:p>
          </table:table-cell>
          <table:table-cell table:number-columns-repeated="5"/>
          <table:table-cell office:value-type="float" office:value="850" calcext:value-type="float">
            <text:p>850</text:p>
          </table:table-cell>
          <table:table-cell table:formula="of:= ([.I875]*[.P875]+[.B875]*[.P875]+[.B875]*[.I875])/([.B875]*[.I875]*[.P875])" office:value-type="float" office:value="0.166445186005076" calcext:value-type="float">
            <text:p>0,1664</text:p>
          </table:table-cell>
          <table:table-cell table:number-columns-repeated="10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9+2*RAND()" office:value-type="float" office:value="10.7301820407156" calcext:value-type="float">
            <text:p>10,7302</text:p>
          </table:table-cell>
          <table:table-cell table:number-columns-repeated="5"/>
          <table:table-cell office:value-type="float" office:value="851" calcext:value-type="float">
            <text:p>851</text:p>
          </table:table-cell>
          <table:table-cell table:formula="of:=COM.MICROSOFT.NORM.INV(RAND();30;5)" office:value-type="float" office:value="24.4248577975459" calcext:value-type="float">
            <text:p>24,4249</text:p>
          </table:table-cell>
          <table:table-cell table:number-columns-repeated="5"/>
          <table:table-cell office:value-type="float" office:value="851" calcext:value-type="float">
            <text:p>851</text:p>
          </table:table-cell>
          <table:table-cell table:formula="of:=40+10*RAND()" office:value-type="float" office:value="44.7634915367235" calcext:value-type="float">
            <text:p>44,7635</text:p>
          </table:table-cell>
          <table:table-cell table:number-columns-repeated="5"/>
          <table:table-cell office:value-type="float" office:value="851" calcext:value-type="float">
            <text:p>851</text:p>
          </table:table-cell>
          <table:table-cell table:formula="of:= ([.I876]*[.P876]+[.B876]*[.P876]+[.B876]*[.I876])/([.B876]*[.I876]*[.P876])" office:value-type="float" office:value="0.15647659392238" calcext:value-type="float">
            <text:p>0,1565</text:p>
          </table:table-cell>
          <table:table-cell table:number-columns-repeated="10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9+2*RAND()" office:value-type="float" office:value="9.54898860794492" calcext:value-type="float">
            <text:p>9,5490</text:p>
          </table:table-cell>
          <table:table-cell table:number-columns-repeated="5"/>
          <table:table-cell office:value-type="float" office:value="852" calcext:value-type="float">
            <text:p>852</text:p>
          </table:table-cell>
          <table:table-cell table:formula="of:=COM.MICROSOFT.NORM.INV(RAND();30;5)" office:value-type="float" office:value="22.2376768269022" calcext:value-type="float">
            <text:p>22,2377</text:p>
          </table:table-cell>
          <table:table-cell table:number-columns-repeated="5"/>
          <table:table-cell office:value-type="float" office:value="852" calcext:value-type="float">
            <text:p>852</text:p>
          </table:table-cell>
          <table:table-cell table:formula="of:=40+10*RAND()" office:value-type="float" office:value="43.1801268982235" calcext:value-type="float">
            <text:p>43,1801</text:p>
          </table:table-cell>
          <table:table-cell table:number-columns-repeated="5"/>
          <table:table-cell office:value-type="float" office:value="852" calcext:value-type="float">
            <text:p>852</text:p>
          </table:table-cell>
          <table:table-cell table:formula="of:= ([.I877]*[.P877]+[.B877]*[.P877]+[.B877]*[.I877])/([.B877]*[.I877]*[.P877])" office:value-type="float" office:value="0.172850660543297" calcext:value-type="float">
            <text:p>0,1729</text:p>
          </table:table-cell>
          <table:table-cell table:number-columns-repeated="10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9+2*RAND()" office:value-type="float" office:value="9.3170692527201" calcext:value-type="float">
            <text:p>9,3171</text:p>
          </table:table-cell>
          <table:table-cell table:number-columns-repeated="5"/>
          <table:table-cell office:value-type="float" office:value="853" calcext:value-type="float">
            <text:p>853</text:p>
          </table:table-cell>
          <table:table-cell table:formula="of:=COM.MICROSOFT.NORM.INV(RAND();30;5)" office:value-type="float" office:value="30.9599776813554" calcext:value-type="float">
            <text:p>30,9600</text:p>
          </table:table-cell>
          <table:table-cell table:number-columns-repeated="5"/>
          <table:table-cell office:value-type="float" office:value="853" calcext:value-type="float">
            <text:p>853</text:p>
          </table:table-cell>
          <table:table-cell table:formula="of:=40+10*RAND()" office:value-type="float" office:value="49.0253499837127" calcext:value-type="float">
            <text:p>49,0253</text:p>
          </table:table-cell>
          <table:table-cell table:number-columns-repeated="5"/>
          <table:table-cell office:value-type="float" office:value="853" calcext:value-type="float">
            <text:p>853</text:p>
          </table:table-cell>
          <table:table-cell table:formula="of:= ([.I878]*[.P878]+[.B878]*[.P878]+[.B878]*[.I878])/([.B878]*[.I878]*[.P878])" office:value-type="float" office:value="0.160027263583454" calcext:value-type="float">
            <text:p>0,1600</text:p>
          </table:table-cell>
          <table:table-cell table:number-columns-repeated="10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9+2*RAND()" office:value-type="float" office:value="9.55184630281292" calcext:value-type="float">
            <text:p>9,5518</text:p>
          </table:table-cell>
          <table:table-cell table:number-columns-repeated="5"/>
          <table:table-cell office:value-type="float" office:value="854" calcext:value-type="float">
            <text:p>854</text:p>
          </table:table-cell>
          <table:table-cell table:formula="of:=COM.MICROSOFT.NORM.INV(RAND();30;5)" office:value-type="float" office:value="25.1367913772704" calcext:value-type="float">
            <text:p>25,1368</text:p>
          </table:table-cell>
          <table:table-cell table:number-columns-repeated="5"/>
          <table:table-cell office:value-type="float" office:value="854" calcext:value-type="float">
            <text:p>854</text:p>
          </table:table-cell>
          <table:table-cell table:formula="of:=40+10*RAND()" office:value-type="float" office:value="42.7025622304063" calcext:value-type="float">
            <text:p>42,7026</text:p>
          </table:table-cell>
          <table:table-cell table:number-columns-repeated="5"/>
          <table:table-cell office:value-type="float" office:value="854" calcext:value-type="float">
            <text:p>854</text:p>
          </table:table-cell>
          <table:table-cell table:formula="of:= ([.I879]*[.P879]+[.B879]*[.P879]+[.B879]*[.I879])/([.B879]*[.I879]*[.P879])" office:value-type="float" office:value="0.167891925196946" calcext:value-type="float">
            <text:p>0,1679</text:p>
          </table:table-cell>
          <table:table-cell table:number-columns-repeated="10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9+2*RAND()" office:value-type="float" office:value="9.43431856227107" calcext:value-type="float">
            <text:p>9,4343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formula="of:=COM.MICROSOFT.NORM.INV(RAND();30;5)" office:value-type="float" office:value="28.1782212192166" calcext:value-type="float">
            <text:p>28,1782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formula="of:=40+10*RAND()" office:value-type="float" office:value="44.6556105057243" calcext:value-type="float">
            <text:p>44,6556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formula="of:= ([.I880]*[.P880]+[.B880]*[.P880]+[.B880]*[.I880])/([.B880]*[.I880]*[.P880])" office:value-type="float" office:value="0.163877999985529" calcext:value-type="float">
            <text:p>0,1639</text:p>
          </table:table-cell>
          <table:table-cell table:number-columns-repeated="10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9+2*RAND()" office:value-type="float" office:value="10.3627794135828" calcext:value-type="float">
            <text:p>10,3628</text:p>
          </table:table-cell>
          <table:table-cell table:number-columns-repeated="5"/>
          <table:table-cell office:value-type="float" office:value="856" calcext:value-type="float">
            <text:p>856</text:p>
          </table:table-cell>
          <table:table-cell table:formula="of:=COM.MICROSOFT.NORM.INV(RAND();30;5)" office:value-type="float" office:value="29.3789166240943" calcext:value-type="float">
            <text:p>29,3789</text:p>
          </table:table-cell>
          <table:table-cell table:number-columns-repeated="5"/>
          <table:table-cell office:value-type="float" office:value="856" calcext:value-type="float">
            <text:p>856</text:p>
          </table:table-cell>
          <table:table-cell table:formula="of:=40+10*RAND()" office:value-type="float" office:value="42.3201720125508" calcext:value-type="float">
            <text:p>42,3202</text:p>
          </table:table-cell>
          <table:table-cell table:number-columns-repeated="5"/>
          <table:table-cell office:value-type="float" office:value="856" calcext:value-type="float">
            <text:p>856</text:p>
          </table:table-cell>
          <table:table-cell table:formula="of:= ([.I881]*[.P881]+[.B881]*[.P881]+[.B881]*[.I881])/([.B881]*[.I881]*[.P881])" office:value-type="float" office:value="0.154166615810944" calcext:value-type="float">
            <text:p>0,1542</text:p>
          </table:table-cell>
          <table:table-cell table:number-columns-repeated="10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9+2*RAND()" office:value-type="float" office:value="9.12464981037192" calcext:value-type="float">
            <text:p>9,1246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formula="of:=COM.MICROSOFT.NORM.INV(RAND();30;5)" office:value-type="float" office:value="33.4827310694369" calcext:value-type="float">
            <text:p>33,4827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formula="of:=40+10*RAND()" office:value-type="float" office:value="40.530243270332" calcext:value-type="float">
            <text:p>40,5302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formula="of:= ([.I882]*[.P882]+[.B882]*[.P882]+[.B882]*[.I882])/([.B882]*[.I882]*[.P882])" office:value-type="float" office:value="0.16413232250533" calcext:value-type="float">
            <text:p>0,1641</text:p>
          </table:table-cell>
          <table:table-cell table:number-columns-repeated="10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9+2*RAND()" office:value-type="float" office:value="10.6457007357385" calcext:value-type="float">
            <text:p>10,6457</text:p>
          </table:table-cell>
          <table:table-cell table:number-columns-repeated="5"/>
          <table:table-cell office:value-type="float" office:value="858" calcext:value-type="float">
            <text:p>858</text:p>
          </table:table-cell>
          <table:table-cell table:formula="of:=COM.MICROSOFT.NORM.INV(RAND();30;5)" office:value-type="float" office:value="30.0753661470197" calcext:value-type="float">
            <text:p>30,0754</text:p>
          </table:table-cell>
          <table:table-cell table:number-columns-repeated="5"/>
          <table:table-cell office:value-type="float" office:value="858" calcext:value-type="float">
            <text:p>858</text:p>
          </table:table-cell>
          <table:table-cell table:formula="of:=40+10*RAND()" office:value-type="float" office:value="44.2271966661792" calcext:value-type="float">
            <text:p>44,2272</text:p>
          </table:table-cell>
          <table:table-cell table:number-columns-repeated="5"/>
          <table:table-cell office:value-type="float" office:value="858" calcext:value-type="float">
            <text:p>858</text:p>
          </table:table-cell>
          <table:table-cell table:formula="of:= ([.I883]*[.P883]+[.B883]*[.P883]+[.B883]*[.I883])/([.B883]*[.I883]*[.P883])" office:value-type="float" office:value="0.149794958727817" calcext:value-type="float">
            <text:p>0,1498</text:p>
          </table:table-cell>
          <table:table-cell table:number-columns-repeated="10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9+2*RAND()" office:value-type="float" office:value="9.84468134283088" calcext:value-type="float">
            <text:p>9,8447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formula="of:=COM.MICROSOFT.NORM.INV(RAND();30;5)" office:value-type="float" office:value="29.7353024461765" calcext:value-type="float">
            <text:p>29,7353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formula="of:=40+10*RAND()" office:value-type="float" office:value="47.678646146087" calcext:value-type="float">
            <text:p>47,6786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formula="of:= ([.I884]*[.P884]+[.B884]*[.P884]+[.B884]*[.I884])/([.B884]*[.I884]*[.P884])" office:value-type="float" office:value="0.156181500779688" calcext:value-type="float">
            <text:p>0,1562</text:p>
          </table:table-cell>
          <table:table-cell table:number-columns-repeated="10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9+2*RAND()" office:value-type="float" office:value="9.6471533451695" calcext:value-type="float">
            <text:p>9,6472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formula="of:=COM.MICROSOFT.NORM.INV(RAND();30;5)" office:value-type="float" office:value="30.3403450994008" calcext:value-type="float">
            <text:p>30,3403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formula="of:=40+10*RAND()" office:value-type="float" office:value="40.4528555634897" calcext:value-type="float">
            <text:p>40,4529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formula="of:= ([.I885]*[.P885]+[.B885]*[.P885]+[.B885]*[.I885])/([.B885]*[.I885]*[.P885])" office:value-type="float" office:value="0.16133706886281" calcext:value-type="float">
            <text:p>0,1613</text:p>
          </table:table-cell>
          <table:table-cell table:number-columns-repeated="10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9+2*RAND()" office:value-type="float" office:value="9.06492625572719" calcext:value-type="float">
            <text:p>9,0649</text:p>
          </table:table-cell>
          <table:table-cell table:number-columns-repeated="5"/>
          <table:table-cell office:value-type="float" office:value="861" calcext:value-type="float">
            <text:p>861</text:p>
          </table:table-cell>
          <table:table-cell table:formula="of:=COM.MICROSOFT.NORM.INV(RAND();30;5)" office:value-type="float" office:value="37.1292893764046" calcext:value-type="float">
            <text:p>37,1293</text:p>
          </table:table-cell>
          <table:table-cell table:number-columns-repeated="5"/>
          <table:table-cell office:value-type="float" office:value="861" calcext:value-type="float">
            <text:p>861</text:p>
          </table:table-cell>
          <table:table-cell table:formula="of:=40+10*RAND()" office:value-type="float" office:value="40.1860876812134" calcext:value-type="float">
            <text:p>40,1861</text:p>
          </table:table-cell>
          <table:table-cell table:number-columns-repeated="5"/>
          <table:table-cell office:value-type="float" office:value="861" calcext:value-type="float">
            <text:p>861</text:p>
          </table:table-cell>
          <table:table-cell table:formula="of:= ([.I886]*[.P886]+[.B886]*[.P886]+[.B886]*[.I886])/([.B886]*[.I886]*[.P886])" office:value-type="float" office:value="0.162132442356097" calcext:value-type="float">
            <text:p>0,1621</text:p>
          </table:table-cell>
          <table:table-cell table:number-columns-repeated="10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9+2*RAND()" office:value-type="float" office:value="10.3577974012587" calcext:value-type="float">
            <text:p>10,3578</text:p>
          </table:table-cell>
          <table:table-cell table:number-columns-repeated="5"/>
          <table:table-cell office:value-type="float" office:value="862" calcext:value-type="float">
            <text:p>862</text:p>
          </table:table-cell>
          <table:table-cell table:formula="of:=COM.MICROSOFT.NORM.INV(RAND();30;5)" office:value-type="float" office:value="27.2774623417346" calcext:value-type="float">
            <text:p>27,2775</text:p>
          </table:table-cell>
          <table:table-cell table:number-columns-repeated="5"/>
          <table:table-cell office:value-type="float" office:value="862" calcext:value-type="float">
            <text:p>862</text:p>
          </table:table-cell>
          <table:table-cell table:formula="of:=40+10*RAND()" office:value-type="float" office:value="40.9984855668154" calcext:value-type="float">
            <text:p>40,9985</text:p>
          </table:table-cell>
          <table:table-cell table:number-columns-repeated="5"/>
          <table:table-cell office:value-type="float" office:value="862" calcext:value-type="float">
            <text:p>862</text:p>
          </table:table-cell>
          <table:table-cell table:formula="of:= ([.I887]*[.P887]+[.B887]*[.P887]+[.B887]*[.I887])/([.B887]*[.I887]*[.P887])" office:value-type="float" office:value="0.15759706929148" calcext:value-type="float">
            <text:p>0,1576</text:p>
          </table:table-cell>
          <table:table-cell table:number-columns-repeated="10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9+2*RAND()" office:value-type="float" office:value="10.3914987391327" calcext:value-type="float">
            <text:p>10,3915</text:p>
          </table:table-cell>
          <table:table-cell table:number-columns-repeated="5"/>
          <table:table-cell office:value-type="float" office:value="863" calcext:value-type="float">
            <text:p>863</text:p>
          </table:table-cell>
          <table:table-cell table:formula="of:=COM.MICROSOFT.NORM.INV(RAND();30;5)" office:value-type="float" office:value="36.0919175151988" calcext:value-type="float">
            <text:p>36,0919</text:p>
          </table:table-cell>
          <table:table-cell table:number-columns-repeated="5"/>
          <table:table-cell office:value-type="float" office:value="863" calcext:value-type="float">
            <text:p>863</text:p>
          </table:table-cell>
          <table:table-cell table:formula="of:=40+10*RAND()" office:value-type="float" office:value="42.5738817860838" calcext:value-type="float">
            <text:p>42,5739</text:p>
          </table:table-cell>
          <table:table-cell table:number-columns-repeated="5"/>
          <table:table-cell office:value-type="float" office:value="863" calcext:value-type="float">
            <text:p>863</text:p>
          </table:table-cell>
          <table:table-cell table:formula="of:= ([.I888]*[.P888]+[.B888]*[.P888]+[.B888]*[.I888])/([.B888]*[.I888]*[.P888])" office:value-type="float" office:value="0.147428123123288" calcext:value-type="float">
            <text:p>0,1474</text:p>
          </table:table-cell>
          <table:table-cell table:number-columns-repeated="10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9+2*RAND()" office:value-type="float" office:value="9.25677976501174" calcext:value-type="float">
            <text:p>9,2568</text:p>
          </table:table-cell>
          <table:table-cell table:number-columns-repeated="5"/>
          <table:table-cell office:value-type="float" office:value="864" calcext:value-type="float">
            <text:p>864</text:p>
          </table:table-cell>
          <table:table-cell table:formula="of:=COM.MICROSOFT.NORM.INV(RAND();30;5)" office:value-type="float" office:value="24.2667614220247" calcext:value-type="float">
            <text:p>24,2668</text:p>
          </table:table-cell>
          <table:table-cell table:number-columns-repeated="5"/>
          <table:table-cell office:value-type="float" office:value="864" calcext:value-type="float">
            <text:p>864</text:p>
          </table:table-cell>
          <table:table-cell table:formula="of:=40+10*RAND()" office:value-type="float" office:value="47.6195551257115" calcext:value-type="float">
            <text:p>47,6196</text:p>
          </table:table-cell>
          <table:table-cell table:number-columns-repeated="5"/>
          <table:table-cell office:value-type="float" office:value="864" calcext:value-type="float">
            <text:p>864</text:p>
          </table:table-cell>
          <table:table-cell table:formula="of:= ([.I889]*[.P889]+[.B889]*[.P889]+[.B889]*[.I889])/([.B889]*[.I889]*[.P889])" office:value-type="float" office:value="0.170237335058734" calcext:value-type="float">
            <text:p>0,1702</text:p>
          </table:table-cell>
          <table:table-cell table:number-columns-repeated="10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9+2*RAND()" office:value-type="float" office:value="10.8756949359085" calcext:value-type="float">
            <text:p>10,8757</text:p>
          </table:table-cell>
          <table:table-cell table:number-columns-repeated="5"/>
          <table:table-cell office:value-type="float" office:value="865" calcext:value-type="float">
            <text:p>865</text:p>
          </table:table-cell>
          <table:table-cell table:formula="of:=COM.MICROSOFT.NORM.INV(RAND();30;5)" office:value-type="float" office:value="22.9418316364104" calcext:value-type="float">
            <text:p>22,9418</text:p>
          </table:table-cell>
          <table:table-cell table:number-columns-repeated="5"/>
          <table:table-cell office:value-type="float" office:value="865" calcext:value-type="float">
            <text:p>865</text:p>
          </table:table-cell>
          <table:table-cell table:formula="of:=40+10*RAND()" office:value-type="float" office:value="40.275447970489" calcext:value-type="float">
            <text:p>40,2754</text:p>
          </table:table-cell>
          <table:table-cell table:number-columns-repeated="5"/>
          <table:table-cell office:value-type="float" office:value="865" calcext:value-type="float">
            <text:p>865</text:p>
          </table:table-cell>
          <table:table-cell table:formula="of:= ([.I890]*[.P890]+[.B890]*[.P890]+[.B890]*[.I890])/([.B890]*[.I890]*[.P890])" office:value-type="float" office:value="0.160365668475369" calcext:value-type="float">
            <text:p>0,1604</text:p>
          </table:table-cell>
          <table:table-cell table:number-columns-repeated="10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9+2*RAND()" office:value-type="float" office:value="10.9547922702041" calcext:value-type="float">
            <text:p>10,9548</text:p>
          </table:table-cell>
          <table:table-cell table:number-columns-repeated="5"/>
          <table:table-cell office:value-type="float" office:value="866" calcext:value-type="float">
            <text:p>866</text:p>
          </table:table-cell>
          <table:table-cell table:formula="of:=COM.MICROSOFT.NORM.INV(RAND();30;5)" office:value-type="float" office:value="33.3881898629844" calcext:value-type="float">
            <text:p>33,3882</text:p>
          </table:table-cell>
          <table:table-cell table:number-columns-repeated="5"/>
          <table:table-cell office:value-type="float" office:value="866" calcext:value-type="float">
            <text:p>866</text:p>
          </table:table-cell>
          <table:table-cell table:formula="of:=40+10*RAND()" office:value-type="float" office:value="46.6230186179746" calcext:value-type="float">
            <text:p>46,6230</text:p>
          </table:table-cell>
          <table:table-cell table:number-columns-repeated="5"/>
          <table:table-cell office:value-type="float" office:value="866" calcext:value-type="float">
            <text:p>866</text:p>
          </table:table-cell>
          <table:table-cell table:formula="of:= ([.I891]*[.P891]+[.B891]*[.P891]+[.B891]*[.I891])/([.B891]*[.I891]*[.P891])" office:value-type="float" office:value="0.1426835932413" calcext:value-type="float">
            <text:p>0,1427</text:p>
          </table:table-cell>
          <table:table-cell table:number-columns-repeated="10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9+2*RAND()" office:value-type="float" office:value="10.4506978744175" calcext:value-type="float">
            <text:p>10,4507</text:p>
          </table:table-cell>
          <table:table-cell table:number-columns-repeated="5"/>
          <table:table-cell office:value-type="float" office:value="867" calcext:value-type="float">
            <text:p>867</text:p>
          </table:table-cell>
          <table:table-cell table:formula="of:=COM.MICROSOFT.NORM.INV(RAND();30;5)" office:value-type="float" office:value="33.2967014469542" calcext:value-type="float">
            <text:p>33,2967</text:p>
          </table:table-cell>
          <table:table-cell table:number-columns-repeated="5"/>
          <table:table-cell office:value-type="float" office:value="867" calcext:value-type="float">
            <text:p>867</text:p>
          </table:table-cell>
          <table:table-cell table:formula="of:=40+10*RAND()" office:value-type="float" office:value="44.8277217929717" calcext:value-type="float">
            <text:p>44,8277</text:p>
          </table:table-cell>
          <table:table-cell table:number-columns-repeated="5"/>
          <table:table-cell office:value-type="float" office:value="867" calcext:value-type="float">
            <text:p>867</text:p>
          </table:table-cell>
          <table:table-cell table:formula="of:= ([.I892]*[.P892]+[.B892]*[.P892]+[.B892]*[.I892])/([.B892]*[.I892]*[.P892])" office:value-type="float" office:value="0.148028019490538" calcext:value-type="float">
            <text:p>0,1480</text:p>
          </table:table-cell>
          <table:table-cell table:number-columns-repeated="10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9+2*RAND()" office:value-type="float" office:value="9.35787281650119" calcext:value-type="float">
            <text:p>9,3579</text:p>
          </table:table-cell>
          <table:table-cell table:number-columns-repeated="5"/>
          <table:table-cell office:value-type="float" office:value="868" calcext:value-type="float">
            <text:p>868</text:p>
          </table:table-cell>
          <table:table-cell table:formula="of:=COM.MICROSOFT.NORM.INV(RAND();30;5)" office:value-type="float" office:value="32.3715782934398" calcext:value-type="float">
            <text:p>32,3716</text:p>
          </table:table-cell>
          <table:table-cell table:number-columns-repeated="5"/>
          <table:table-cell office:value-type="float" office:value="868" calcext:value-type="float">
            <text:p>868</text:p>
          </table:table-cell>
          <table:table-cell table:formula="of:=40+10*RAND()" office:value-type="float" office:value="48.883909228025" calcext:value-type="float">
            <text:p>48,8839</text:p>
          </table:table-cell>
          <table:table-cell table:number-columns-repeated="5"/>
          <table:table-cell office:value-type="float" office:value="868" calcext:value-type="float">
            <text:p>868</text:p>
          </table:table-cell>
          <table:table-cell table:formula="of:= ([.I893]*[.P893]+[.B893]*[.P893]+[.B893]*[.I893])/([.B893]*[.I893]*[.P893])" office:value-type="float" office:value="0.158209817494163" calcext:value-type="float">
            <text:p>0,1582</text:p>
          </table:table-cell>
          <table:table-cell table:number-columns-repeated="10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9+2*RAND()" office:value-type="float" office:value="9.64134553982876" calcext:value-type="float">
            <text:p>9,6413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formula="of:=COM.MICROSOFT.NORM.INV(RAND();30;5)" office:value-type="float" office:value="30.3889989622406" calcext:value-type="float">
            <text:p>30,3890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formula="of:=40+10*RAND()" office:value-type="float" office:value="44.9072140187491" calcext:value-type="float">
            <text:p>44,9072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formula="of:= ([.I894]*[.P894]+[.B894]*[.P894]+[.B894]*[.I894])/([.B894]*[.I894]*[.P894])" office:value-type="float" office:value="0.158894744831424" calcext:value-type="float">
            <text:p>0,1589</text:p>
          </table:table-cell>
          <table:table-cell table:number-columns-repeated="10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9+2*RAND()" office:value-type="float" office:value="10.7810596299823" calcext:value-type="float">
            <text:p>10,7811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formula="of:=COM.MICROSOFT.NORM.INV(RAND();30;5)" office:value-type="float" office:value="28.1291187993396" calcext:value-type="float">
            <text:p>28,1291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formula="of:=40+10*RAND()" office:value-type="float" office:value="42.3673044855241" calcext:value-type="float">
            <text:p>42,3673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formula="of:= ([.I895]*[.P895]+[.B895]*[.P895]+[.B895]*[.I895])/([.B895]*[.I895]*[.P895])" office:value-type="float" office:value="0.151908716859884" calcext:value-type="float">
            <text:p>0,1519</text:p>
          </table:table-cell>
          <table:table-cell table:number-columns-repeated="10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9+2*RAND()" office:value-type="float" office:value="9.35406718566082" calcext:value-type="float">
            <text:p>9,3541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formula="of:=COM.MICROSOFT.NORM.INV(RAND();30;5)" office:value-type="float" office:value="23.9510772322789" calcext:value-type="float">
            <text:p>23,9511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formula="of:=40+10*RAND()" office:value-type="float" office:value="44.8476016370114" calcext:value-type="float">
            <text:p>44,8476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formula="of:= ([.I896]*[.P896]+[.B896]*[.P896]+[.B896]*[.I896])/([.B896]*[.I896]*[.P896])" office:value-type="float" office:value="0.170954880487106" calcext:value-type="float">
            <text:p>0,1710</text:p>
          </table:table-cell>
          <table:table-cell table:number-columns-repeated="10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9+2*RAND()" office:value-type="float" office:value="9.95717255189084" calcext:value-type="float">
            <text:p>9,9572</text:p>
          </table:table-cell>
          <table:table-cell table:number-columns-repeated="5"/>
          <table:table-cell office:value-type="float" office:value="872" calcext:value-type="float">
            <text:p>872</text:p>
          </table:table-cell>
          <table:table-cell table:formula="of:=COM.MICROSOFT.NORM.INV(RAND();30;5)" office:value-type="float" office:value="22.5820363120874" calcext:value-type="float">
            <text:p>22,5820</text:p>
          </table:table-cell>
          <table:table-cell table:number-columns-repeated="5"/>
          <table:table-cell office:value-type="float" office:value="872" calcext:value-type="float">
            <text:p>872</text:p>
          </table:table-cell>
          <table:table-cell table:formula="of:=40+10*RAND()" office:value-type="float" office:value="42.7994365093764" calcext:value-type="float">
            <text:p>42,7994</text:p>
          </table:table-cell>
          <table:table-cell table:number-columns-repeated="5"/>
          <table:table-cell office:value-type="float" office:value="872" calcext:value-type="float">
            <text:p>872</text:p>
          </table:table-cell>
          <table:table-cell table:formula="of:= ([.I897]*[.P897]+[.B897]*[.P897]+[.B897]*[.I897])/([.B897]*[.I897]*[.P897])" office:value-type="float" office:value="0.168077896249782" calcext:value-type="float">
            <text:p>0,1681</text:p>
          </table:table-cell>
          <table:table-cell table:number-columns-repeated="10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9+2*RAND()" office:value-type="float" office:value="10.5717251368333" calcext:value-type="float">
            <text:p>10,5717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formula="of:=COM.MICROSOFT.NORM.INV(RAND();30;5)" office:value-type="float" office:value="24.6893018416023" calcext:value-type="float">
            <text:p>24,6893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formula="of:=40+10*RAND()" office:value-type="float" office:value="47.4615852267016" calcext:value-type="float">
            <text:p>47,4616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formula="of:= ([.I898]*[.P898]+[.B898]*[.P898]+[.B898]*[.I898])/([.B898]*[.I898]*[.P898])" office:value-type="float" office:value="0.156164985194084" calcext:value-type="float">
            <text:p>0,1562</text:p>
          </table:table-cell>
          <table:table-cell table:number-columns-repeated="10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9+2*RAND()" office:value-type="float" office:value="9.10774836060591" calcext:value-type="float">
            <text:p>9,1077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formula="of:=COM.MICROSOFT.NORM.INV(RAND();30;5)" office:value-type="float" office:value="26.6917738304547" calcext:value-type="float">
            <text:p>26,6918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formula="of:=40+10*RAND()" office:value-type="float" office:value="45.0822098890785" calcext:value-type="float">
            <text:p>45,0822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formula="of:= ([.I899]*[.P899]+[.B899]*[.P899]+[.B899]*[.I899])/([.B899]*[.I899]*[.P899])" office:value-type="float" office:value="0.169443046598225" calcext:value-type="float">
            <text:p>0,1694</text:p>
          </table:table-cell>
          <table:table-cell table:number-columns-repeated="10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9+2*RAND()" office:value-type="float" office:value="10.633890159661" calcext:value-type="float">
            <text:p>10,6339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formula="of:=COM.MICROSOFT.NORM.INV(RAND();30;5)" office:value-type="float" office:value="27.8176844372524" calcext:value-type="float">
            <text:p>27,8177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formula="of:=40+10*RAND()" office:value-type="float" office:value="44.1426685929764" calcext:value-type="float">
            <text:p>44,1427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formula="of:= ([.I900]*[.P900]+[.B900]*[.P900]+[.B900]*[.I900])/([.B900]*[.I900]*[.P900])" office:value-type="float" office:value="0.15264113630218" calcext:value-type="float">
            <text:p>0,1526</text:p>
          </table:table-cell>
          <table:table-cell table:number-columns-repeated="10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9+2*RAND()" office:value-type="float" office:value="10.5988718357403" calcext:value-type="float">
            <text:p>10,5989</text:p>
          </table:table-cell>
          <table:table-cell table:number-columns-repeated="5"/>
          <table:table-cell office:value-type="float" office:value="876" calcext:value-type="float">
            <text:p>876</text:p>
          </table:table-cell>
          <table:table-cell table:formula="of:=COM.MICROSOFT.NORM.INV(RAND();30;5)" office:value-type="float" office:value="34.566368966533" calcext:value-type="float">
            <text:p>34,5664</text:p>
          </table:table-cell>
          <table:table-cell table:number-columns-repeated="5"/>
          <table:table-cell office:value-type="float" office:value="876" calcext:value-type="float">
            <text:p>876</text:p>
          </table:table-cell>
          <table:table-cell table:formula="of:=40+10*RAND()" office:value-type="float" office:value="45.4029617260676" calcext:value-type="float">
            <text:p>45,4030</text:p>
          </table:table-cell>
          <table:table-cell table:number-columns-repeated="5"/>
          <table:table-cell office:value-type="float" office:value="876" calcext:value-type="float">
            <text:p>876</text:p>
          </table:table-cell>
          <table:table-cell table:formula="of:= ([.I901]*[.P901]+[.B901]*[.P901]+[.B901]*[.I901])/([.B901]*[.I901]*[.P901])" office:value-type="float" office:value="0.145304513004517" calcext:value-type="float">
            <text:p>0,1453</text:p>
          </table:table-cell>
          <table:table-cell table:number-columns-repeated="10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9+2*RAND()" office:value-type="float" office:value="10.3826272289734" calcext:value-type="float">
            <text:p>10,3826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formula="of:=COM.MICROSOFT.NORM.INV(RAND();30;5)" office:value-type="float" office:value="24.2364360477088" calcext:value-type="float">
            <text:p>24,2364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formula="of:=40+10*RAND()" office:value-type="float" office:value="41.9775369099807" calcext:value-type="float">
            <text:p>41,9775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formula="of:= ([.I902]*[.P902]+[.B902]*[.P902]+[.B902]*[.I902])/([.B902]*[.I902]*[.P902])" office:value-type="float" office:value="0.161397192554463" calcext:value-type="float">
            <text:p>0,1614</text:p>
          </table:table-cell>
          <table:table-cell table:number-columns-repeated="10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9+2*RAND()" office:value-type="float" office:value="10.4442365106661" calcext:value-type="float">
            <text:p>10,4442</text:p>
          </table:table-cell>
          <table:table-cell table:number-columns-repeated="5"/>
          <table:table-cell office:value-type="float" office:value="878" calcext:value-type="float">
            <text:p>878</text:p>
          </table:table-cell>
          <table:table-cell table:formula="of:=COM.MICROSOFT.NORM.INV(RAND();30;5)" office:value-type="float" office:value="27.3013620704736" calcext:value-type="float">
            <text:p>27,3014</text:p>
          </table:table-cell>
          <table:table-cell table:number-columns-repeated="5"/>
          <table:table-cell office:value-type="float" office:value="878" calcext:value-type="float">
            <text:p>878</text:p>
          </table:table-cell>
          <table:table-cell table:formula="of:=40+10*RAND()" office:value-type="float" office:value="45.987120148493" calcext:value-type="float">
            <text:p>45,9871</text:p>
          </table:table-cell>
          <table:table-cell table:number-columns-repeated="5"/>
          <table:table-cell office:value-type="float" office:value="878" calcext:value-type="float">
            <text:p>878</text:p>
          </table:table-cell>
          <table:table-cell table:formula="of:= ([.I903]*[.P903]+[.B903]*[.P903]+[.B903]*[.I903])/([.B903]*[.I903]*[.P903])" office:value-type="float" office:value="0.154120015203107" calcext:value-type="float">
            <text:p>0,1541</text:p>
          </table:table-cell>
          <table:table-cell table:number-columns-repeated="10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9+2*RAND()" office:value-type="float" office:value="9.53969966829754" calcext:value-type="float">
            <text:p>9,5397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formula="of:=COM.MICROSOFT.NORM.INV(RAND();30;5)" office:value-type="float" office:value="25.3414702240262" calcext:value-type="float">
            <text:p>25,3415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formula="of:=40+10*RAND()" office:value-type="float" office:value="47.2831213742029" calcext:value-type="float">
            <text:p>47,2831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formula="of:= ([.I904]*[.P904]+[.B904]*[.P904]+[.B904]*[.I904])/([.B904]*[.I904]*[.P904])" office:value-type="float" office:value="0.165435308544633" calcext:value-type="float">
            <text:p>0,1654</text:p>
          </table:table-cell>
          <table:table-cell table:number-columns-repeated="10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9+2*RAND()" office:value-type="float" office:value="10.9921610953752" calcext:value-type="float">
            <text:p>10,9922</text:p>
          </table:table-cell>
          <table:table-cell table:number-columns-repeated="5"/>
          <table:table-cell office:value-type="float" office:value="880" calcext:value-type="float">
            <text:p>880</text:p>
          </table:table-cell>
          <table:table-cell table:formula="of:=COM.MICROSOFT.NORM.INV(RAND();30;5)" office:value-type="float" office:value="27.5439239222389" calcext:value-type="float">
            <text:p>27,5439</text:p>
          </table:table-cell>
          <table:table-cell table:number-columns-repeated="5"/>
          <table:table-cell office:value-type="float" office:value="880" calcext:value-type="float">
            <text:p>880</text:p>
          </table:table-cell>
          <table:table-cell table:formula="of:=40+10*RAND()" office:value-type="float" office:value="40.0222040398512" calcext:value-type="float">
            <text:p>40,0222</text:p>
          </table:table-cell>
          <table:table-cell table:number-columns-repeated="5"/>
          <table:table-cell office:value-type="float" office:value="880" calcext:value-type="float">
            <text:p>880</text:p>
          </table:table-cell>
          <table:table-cell table:formula="of:= ([.I905]*[.P905]+[.B905]*[.P905]+[.B905]*[.I905])/([.B905]*[.I905]*[.P905])" office:value-type="float" office:value="0.152265699384596" calcext:value-type="float">
            <text:p>0,1523</text:p>
          </table:table-cell>
          <table:table-cell table:number-columns-repeated="10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9+2*RAND()" office:value-type="float" office:value="10.0431489537004" calcext:value-type="float">
            <text:p>10,0431</text:p>
          </table:table-cell>
          <table:table-cell table:number-columns-repeated="5"/>
          <table:table-cell office:value-type="float" office:value="881" calcext:value-type="float">
            <text:p>881</text:p>
          </table:table-cell>
          <table:table-cell table:formula="of:=COM.MICROSOFT.NORM.INV(RAND();30;5)" office:value-type="float" office:value="26.132971611564" calcext:value-type="float">
            <text:p>26,1330</text:p>
          </table:table-cell>
          <table:table-cell table:number-columns-repeated="5"/>
          <table:table-cell office:value-type="float" office:value="881" calcext:value-type="float">
            <text:p>881</text:p>
          </table:table-cell>
          <table:table-cell table:formula="of:=40+10*RAND()" office:value-type="float" office:value="49.5803343260195" calcext:value-type="float">
            <text:p>49,5803</text:p>
          </table:table-cell>
          <table:table-cell table:number-columns-repeated="5"/>
          <table:table-cell office:value-type="float" office:value="881" calcext:value-type="float">
            <text:p>881</text:p>
          </table:table-cell>
          <table:table-cell table:formula="of:= ([.I906]*[.P906]+[.B906]*[.P906]+[.B906]*[.I906])/([.B906]*[.I906]*[.P906])" office:value-type="float" office:value="0.158005487220781" calcext:value-type="float">
            <text:p>0,1580</text:p>
          </table:table-cell>
          <table:table-cell table:number-columns-repeated="10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9+2*RAND()" office:value-type="float" office:value="9.50090631772764" calcext:value-type="float">
            <text:p>9,5009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formula="of:=COM.MICROSOFT.NORM.INV(RAND();30;5)" office:value-type="float" office:value="26.244352374077" calcext:value-type="float">
            <text:p>26,2444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formula="of:=40+10*RAND()" office:value-type="float" office:value="44.9152436770964" calcext:value-type="float">
            <text:p>44,9152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formula="of:= ([.I907]*[.P907]+[.B907]*[.P907]+[.B907]*[.I907])/([.B907]*[.I907]*[.P907])" office:value-type="float" office:value="0.165620708689115" calcext:value-type="float">
            <text:p>0,1656</text:p>
          </table:table-cell>
          <table:table-cell table:number-columns-repeated="10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9+2*RAND()" office:value-type="float" office:value="9.11952888662927" calcext:value-type="float">
            <text:p>9,1195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formula="of:=COM.MICROSOFT.NORM.INV(RAND();30;5)" office:value-type="float" office:value="31.8831401501393" calcext:value-type="float">
            <text:p>31,8831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formula="of:=40+10*RAND()" office:value-type="float" office:value="46.8428378307726" calcext:value-type="float">
            <text:p>46,8428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formula="of:= ([.I908]*[.P908]+[.B908]*[.P908]+[.B908]*[.I908])/([.B908]*[.I908]*[.P908])" office:value-type="float" office:value="0.162367307236188" calcext:value-type="float">
            <text:p>0,1624</text:p>
          </table:table-cell>
          <table:table-cell table:number-columns-repeated="10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9+2*RAND()" office:value-type="float" office:value="9.18025365727954" calcext:value-type="float">
            <text:p>9,1803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formula="of:=COM.MICROSOFT.NORM.INV(RAND();30;5)" office:value-type="float" office:value="37.0704392799615" calcext:value-type="float">
            <text:p>37,0704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formula="of:=40+10*RAND()" office:value-type="float" office:value="40.3279252734501" calcext:value-type="float">
            <text:p>40,3279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formula="of:= ([.I909]*[.P909]+[.B909]*[.P909]+[.B909]*[.I909])/([.B909]*[.I909]*[.P909])" office:value-type="float" office:value="0.160701836969285" calcext:value-type="float">
            <text:p>0,1607</text:p>
          </table:table-cell>
          <table:table-cell table:number-columns-repeated="10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9+2*RAND()" office:value-type="float" office:value="10.4150810150895" calcext:value-type="float">
            <text:p>10,4151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formula="of:=COM.MICROSOFT.NORM.INV(RAND();30;5)" office:value-type="float" office:value="22.6682847106627" calcext:value-type="float">
            <text:p>22,6683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formula="of:=40+10*RAND()" office:value-type="float" office:value="46.0718382464256" calcext:value-type="float">
            <text:p>46,0718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formula="of:= ([.I910]*[.P910]+[.B910]*[.P910]+[.B910]*[.I910])/([.B910]*[.I910]*[.P910])" office:value-type="float" office:value="0.161834346916244" calcext:value-type="float">
            <text:p>0,1618</text:p>
          </table:table-cell>
          <table:table-cell table:number-columns-repeated="10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9+2*RAND()" office:value-type="float" office:value="10.1687802055385" calcext:value-type="float">
            <text:p>10,1688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formula="of:=COM.MICROSOFT.NORM.INV(RAND();30;5)" office:value-type="float" office:value="25.8521121961231" calcext:value-type="float">
            <text:p>25,8521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formula="of:=40+10*RAND()" office:value-type="float" office:value="40.2784682728816" calcext:value-type="float">
            <text:p>40,2785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formula="of:= ([.I911]*[.P911]+[.B911]*[.P911]+[.B911]*[.I911])/([.B911]*[.I911]*[.P911])" office:value-type="float" office:value="0.161848931345993" calcext:value-type="float">
            <text:p>0,1618</text:p>
          </table:table-cell>
          <table:table-cell table:number-columns-repeated="10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9+2*RAND()" office:value-type="float" office:value="9.40026810974814" calcext:value-type="float">
            <text:p>9,4003</text:p>
          </table:table-cell>
          <table:table-cell table:number-columns-repeated="5"/>
          <table:table-cell office:value-type="float" office:value="887" calcext:value-type="float">
            <text:p>887</text:p>
          </table:table-cell>
          <table:table-cell table:formula="of:=COM.MICROSOFT.NORM.INV(RAND();30;5)" office:value-type="float" office:value="28.0402152805361" calcext:value-type="float">
            <text:p>28,0402</text:p>
          </table:table-cell>
          <table:table-cell table:number-columns-repeated="5"/>
          <table:table-cell office:value-type="float" office:value="887" calcext:value-type="float">
            <text:p>887</text:p>
          </table:table-cell>
          <table:table-cell table:formula="of:=40+10*RAND()" office:value-type="float" office:value="42.6417950622272" calcext:value-type="float">
            <text:p>42,6418</text:p>
          </table:table-cell>
          <table:table-cell table:number-columns-repeated="5"/>
          <table:table-cell office:value-type="float" office:value="887" calcext:value-type="float">
            <text:p>887</text:p>
          </table:table-cell>
          <table:table-cell table:formula="of:= ([.I912]*[.P912]+[.B912]*[.P912]+[.B912]*[.I912])/([.B912]*[.I912]*[.P912])" office:value-type="float" office:value="0.165494179151362" calcext:value-type="float">
            <text:p>0,1655</text:p>
          </table:table-cell>
          <table:table-cell table:number-columns-repeated="10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9+2*RAND()" office:value-type="float" office:value="9.92713437625207" calcext:value-type="float">
            <text:p>9,9271</text:p>
          </table:table-cell>
          <table:table-cell table:number-columns-repeated="5"/>
          <table:table-cell office:value-type="float" office:value="888" calcext:value-type="float">
            <text:p>888</text:p>
          </table:table-cell>
          <table:table-cell table:formula="of:=COM.MICROSOFT.NORM.INV(RAND();30;5)" office:value-type="float" office:value="34.27431872512" calcext:value-type="float">
            <text:p>34,2743</text:p>
          </table:table-cell>
          <table:table-cell table:number-columns-repeated="5"/>
          <table:table-cell office:value-type="float" office:value="888" calcext:value-type="float">
            <text:p>888</text:p>
          </table:table-cell>
          <table:table-cell table:formula="of:=40+10*RAND()" office:value-type="float" office:value="40.6523757975083" calcext:value-type="float">
            <text:p>40,6524</text:p>
          </table:table-cell>
          <table:table-cell table:number-columns-repeated="5"/>
          <table:table-cell office:value-type="float" office:value="888" calcext:value-type="float">
            <text:p>888</text:p>
          </table:table-cell>
          <table:table-cell table:formula="of:= ([.I913]*[.P913]+[.B913]*[.P913]+[.B913]*[.I913])/([.B913]*[.I913]*[.P913])" office:value-type="float" office:value="0.154509176957821" calcext:value-type="float">
            <text:p>0,1545</text:p>
          </table:table-cell>
          <table:table-cell table:number-columns-repeated="10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9+2*RAND()" office:value-type="float" office:value="10.8040628477465" calcext:value-type="float">
            <text:p>10,8041</text:p>
          </table:table-cell>
          <table:table-cell table:number-columns-repeated="5"/>
          <table:table-cell office:value-type="float" office:value="889" calcext:value-type="float">
            <text:p>889</text:p>
          </table:table-cell>
          <table:table-cell table:formula="of:=COM.MICROSOFT.NORM.INV(RAND();30;5)" office:value-type="float" office:value="23.0312397251241" calcext:value-type="float">
            <text:p>23,0312</text:p>
          </table:table-cell>
          <table:table-cell table:number-columns-repeated="5"/>
          <table:table-cell office:value-type="float" office:value="889" calcext:value-type="float">
            <text:p>889</text:p>
          </table:table-cell>
          <table:table-cell table:formula="of:=40+10*RAND()" office:value-type="float" office:value="44.3379103869665" calcext:value-type="float">
            <text:p>44,3379</text:p>
          </table:table-cell>
          <table:table-cell table:number-columns-repeated="5"/>
          <table:table-cell office:value-type="float" office:value="889" calcext:value-type="float">
            <text:p>889</text:p>
          </table:table-cell>
          <table:table-cell table:formula="of:= ([.I914]*[.P914]+[.B914]*[.P914]+[.B914]*[.I914])/([.B914]*[.I914]*[.P914])" office:value-type="float" office:value="0.15853112244589" calcext:value-type="float">
            <text:p>0,1585</text:p>
          </table:table-cell>
          <table:table-cell table:number-columns-repeated="10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9+2*RAND()" office:value-type="float" office:value="10.6539734934922" calcext:value-type="float">
            <text:p>10,6540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formula="of:=COM.MICROSOFT.NORM.INV(RAND();30;5)" office:value-type="float" office:value="29.6753738553909" calcext:value-type="float">
            <text:p>29,6754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formula="of:=40+10*RAND()" office:value-type="float" office:value="49.7056796622928" calcext:value-type="float">
            <text:p>49,7057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formula="of:= ([.I915]*[.P915]+[.B915]*[.P915]+[.B915]*[.I915])/([.B915]*[.I915]*[.P915])" office:value-type="float" office:value="0.14767809402861" calcext:value-type="float">
            <text:p>0,1477</text:p>
          </table:table-cell>
          <table:table-cell table:number-columns-repeated="10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9+2*RAND()" office:value-type="float" office:value="9.22011415264569" calcext:value-type="float">
            <text:p>9,2201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formula="of:=COM.MICROSOFT.NORM.INV(RAND();30;5)" office:value-type="float" office:value="31.9269011958232" calcext:value-type="float">
            <text:p>31,9269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formula="of:=40+10*RAND()" office:value-type="float" office:value="47.7401777275372" calcext:value-type="float">
            <text:p>47,7402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formula="of:= ([.I916]*[.P916]+[.B916]*[.P916]+[.B916]*[.I916])/([.B916]*[.I916]*[.P916])" office:value-type="float" office:value="0.160726793177632" calcext:value-type="float">
            <text:p>0,1607</text:p>
          </table:table-cell>
          <table:table-cell table:number-columns-repeated="10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9+2*RAND()" office:value-type="float" office:value="10.8924756392371" calcext:value-type="float">
            <text:p>10,8925</text:p>
          </table:table-cell>
          <table:table-cell table:number-columns-repeated="5"/>
          <table:table-cell office:value-type="float" office:value="892" calcext:value-type="float">
            <text:p>892</text:p>
          </table:table-cell>
          <table:table-cell table:formula="of:=COM.MICROSOFT.NORM.INV(RAND();30;5)" office:value-type="float" office:value="34.2218673869523" calcext:value-type="float">
            <text:p>34,2219</text:p>
          </table:table-cell>
          <table:table-cell table:number-columns-repeated="5"/>
          <table:table-cell office:value-type="float" office:value="892" calcext:value-type="float">
            <text:p>892</text:p>
          </table:table-cell>
          <table:table-cell table:formula="of:=40+10*RAND()" office:value-type="float" office:value="40.4410151031334" calcext:value-type="float">
            <text:p>40,4410</text:p>
          </table:table-cell>
          <table:table-cell table:number-columns-repeated="5"/>
          <table:table-cell office:value-type="float" office:value="892" calcext:value-type="float">
            <text:p>892</text:p>
          </table:table-cell>
          <table:table-cell table:formula="of:= ([.I917]*[.P917]+[.B917]*[.P917]+[.B917]*[.I917])/([.B917]*[.I917]*[.P917])" office:value-type="float" office:value="0.145754947648637" calcext:value-type="float">
            <text:p>0,1458</text:p>
          </table:table-cell>
          <table:table-cell table:number-columns-repeated="10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9+2*RAND()" office:value-type="float" office:value="9.74171728291549" calcext:value-type="float">
            <text:p>9,7417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formula="of:=COM.MICROSOFT.NORM.INV(RAND();30;5)" office:value-type="float" office:value="33.5078966512435" calcext:value-type="float">
            <text:p>33,5079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formula="of:=40+10*RAND()" office:value-type="float" office:value="41.8808776431251" calcext:value-type="float">
            <text:p>41,8809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formula="of:= ([.I918]*[.P918]+[.B918]*[.P918]+[.B918]*[.I918])/([.B918]*[.I918]*[.P918])" office:value-type="float" office:value="0.156372262864937" calcext:value-type="float">
            <text:p>0,1564</text:p>
          </table:table-cell>
          <table:table-cell table:number-columns-repeated="10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9+2*RAND()" office:value-type="float" office:value="10.4098739924375" calcext:value-type="float">
            <text:p>10,4099</text:p>
          </table:table-cell>
          <table:table-cell table:number-columns-repeated="5"/>
          <table:table-cell office:value-type="float" office:value="894" calcext:value-type="float">
            <text:p>894</text:p>
          </table:table-cell>
          <table:table-cell table:formula="of:=COM.MICROSOFT.NORM.INV(RAND();30;5)" office:value-type="float" office:value="36.1400813262276" calcext:value-type="float">
            <text:p>36,1401</text:p>
          </table:table-cell>
          <table:table-cell table:number-columns-repeated="5"/>
          <table:table-cell office:value-type="float" office:value="894" calcext:value-type="float">
            <text:p>894</text:p>
          </table:table-cell>
          <table:table-cell table:formula="of:=40+10*RAND()" office:value-type="float" office:value="43.9501883729827" calcext:value-type="float">
            <text:p>43,9502</text:p>
          </table:table-cell>
          <table:table-cell table:number-columns-repeated="5"/>
          <table:table-cell office:value-type="float" office:value="894" calcext:value-type="float">
            <text:p>894</text:p>
          </table:table-cell>
          <table:table-cell table:formula="of:= ([.I919]*[.P919]+[.B919]*[.P919]+[.B919]*[.I919])/([.B919]*[.I919]*[.P919])" office:value-type="float" office:value="0.146485782457134" calcext:value-type="float">
            <text:p>0,1465</text:p>
          </table:table-cell>
          <table:table-cell table:number-columns-repeated="10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9+2*RAND()" office:value-type="float" office:value="9.75683055142872" calcext:value-type="float">
            <text:p>9,7568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formula="of:=COM.MICROSOFT.NORM.INV(RAND();30;5)" office:value-type="float" office:value="19.8203423693365" calcext:value-type="float">
            <text:p>19,8203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formula="of:=40+10*RAND()" office:value-type="float" office:value="49.8013527726289" calcext:value-type="float">
            <text:p>49,8014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formula="of:= ([.I920]*[.P920]+[.B920]*[.P920]+[.B920]*[.I920])/([.B920]*[.I920]*[.P920])" office:value-type="float" office:value="0.173025290689125" calcext:value-type="float">
            <text:p>0,1730</text:p>
          </table:table-cell>
          <table:table-cell table:number-columns-repeated="10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9+2*RAND()" office:value-type="float" office:value="9.20235511264764" calcext:value-type="float">
            <text:p>9,2024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formula="of:=COM.MICROSOFT.NORM.INV(RAND();30;5)" office:value-type="float" office:value="30.3948725126996" calcext:value-type="float">
            <text:p>30,3949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formula="of:=40+10*RAND()" office:value-type="float" office:value="45.7566469244193" calcext:value-type="float">
            <text:p>45,7566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formula="of:= ([.I921]*[.P921]+[.B921]*[.P921]+[.B921]*[.I921])/([.B921]*[.I921]*[.P921])" office:value-type="float" office:value="0.163422868551502" calcext:value-type="float">
            <text:p>0,1634</text:p>
          </table:table-cell>
          <table:table-cell table:number-columns-repeated="10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9+2*RAND()" office:value-type="float" office:value="10.7618850504514" calcext:value-type="float">
            <text:p>10,7619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formula="of:=COM.MICROSOFT.NORM.INV(RAND();30;5)" office:value-type="float" office:value="27.7279684936471" calcext:value-type="float">
            <text:p>27,7280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formula="of:=40+10*RAND()" office:value-type="float" office:value="46.9014922424685" calcext:value-type="float">
            <text:p>46,9015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formula="of:= ([.I922]*[.P922]+[.B922]*[.P922]+[.B922]*[.I922])/([.B922]*[.I922]*[.P922])" office:value-type="float" office:value="0.150306476196906" calcext:value-type="float">
            <text:p>0,1503</text:p>
          </table:table-cell>
          <table:table-cell table:number-columns-repeated="10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9+2*RAND()" office:value-type="float" office:value="9.96016915631481" calcext:value-type="float">
            <text:p>9,9602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formula="of:=COM.MICROSOFT.NORM.INV(RAND();30;5)" office:value-type="float" office:value="32.1491046730054" calcext:value-type="float">
            <text:p>32,1491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formula="of:=40+10*RAND()" office:value-type="float" office:value="44.1101270786021" calcext:value-type="float">
            <text:p>44,1101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formula="of:= ([.I923]*[.P923]+[.B923]*[.P923]+[.B923]*[.I923])/([.B923]*[.I923]*[.P923])" office:value-type="float" office:value="0.154175497495525" calcext:value-type="float">
            <text:p>0,1542</text:p>
          </table:table-cell>
          <table:table-cell table:number-columns-repeated="10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9+2*RAND()" office:value-type="float" office:value="10.8404215073679" calcext:value-type="float">
            <text:p>10,8404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formula="of:=COM.MICROSOFT.NORM.INV(RAND();30;5)" office:value-type="float" office:value="26.1430560361588" calcext:value-type="float">
            <text:p>26,1431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formula="of:=40+10*RAND()" office:value-type="float" office:value="48.5585044522304" calcext:value-type="float">
            <text:p>48,5585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formula="of:= ([.I924]*[.P924]+[.B924]*[.P924]+[.B924]*[.I924])/([.B924]*[.I924]*[.P924])" office:value-type="float" office:value="0.151092125600022" calcext:value-type="float">
            <text:p>0,1511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9+2*RAND()" office:value-type="float" office:value="9.35269875335507" calcext:value-type="float">
            <text:p>9,3527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COM.MICROSOFT.NORM.INV(RAND();30;5)" office:value-type="float" office:value="33.9946070628209" calcext:value-type="float">
            <text:p>33,9946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40+10*RAND()" office:value-type="float" office:value="48.3768721588422" calcext:value-type="float">
            <text:p>48,3769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 ([.I925]*[.P925]+[.B925]*[.P925]+[.B925]*[.I925])/([.B925]*[.I925]*[.P925])" office:value-type="float" office:value="0.15700847558079" calcext:value-type="float">
            <text:p>0,1570</text:p>
          </table:table-cell>
          <table:table-cell table:number-columns-repeated="10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9+2*RAND()" office:value-type="float" office:value="9.86792699364014" calcext:value-type="float">
            <text:p>9,8679</text:p>
          </table:table-cell>
          <table:table-cell table:number-columns-repeated="5"/>
          <table:table-cell office:value-type="float" office:value="901" calcext:value-type="float">
            <text:p>901</text:p>
          </table:table-cell>
          <table:table-cell table:formula="of:=COM.MICROSOFT.NORM.INV(RAND();30;5)" office:value-type="float" office:value="27.9318506117257" calcext:value-type="float">
            <text:p>27,9319</text:p>
          </table:table-cell>
          <table:table-cell table:number-columns-repeated="5"/>
          <table:table-cell office:value-type="float" office:value="901" calcext:value-type="float">
            <text:p>901</text:p>
          </table:table-cell>
          <table:table-cell table:formula="of:=40+10*RAND()" office:value-type="float" office:value="45.7939415273722" calcext:value-type="float">
            <text:p>45,7939</text:p>
          </table:table-cell>
          <table:table-cell table:number-columns-repeated="5"/>
          <table:table-cell office:value-type="float" office:value="901" calcext:value-type="float">
            <text:p>901</text:p>
          </table:table-cell>
          <table:table-cell table:formula="of:= ([.I926]*[.P926]+[.B926]*[.P926]+[.B926]*[.I926])/([.B926]*[.I926]*[.P926])" office:value-type="float" office:value="0.158976779593461" calcext:value-type="float">
            <text:p>0,1590</text:p>
          </table:table-cell>
          <table:table-cell table:number-columns-repeated="10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9+2*RAND()" office:value-type="float" office:value="9.28793033980764" calcext:value-type="float">
            <text:p>9,2879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formula="of:=COM.MICROSOFT.NORM.INV(RAND();30;5)" office:value-type="float" office:value="40.8057262223007" calcext:value-type="float">
            <text:p>40,8057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formula="of:=40+10*RAND()" office:value-type="float" office:value="42.2706542967353" calcext:value-type="float">
            <text:p>42,2707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formula="of:= ([.I927]*[.P927]+[.B927]*[.P927]+[.B927]*[.I927])/([.B927]*[.I927]*[.P927])" office:value-type="float" office:value="0.155830051407466" calcext:value-type="float">
            <text:p>0,1558</text:p>
          </table:table-cell>
          <table:table-cell table:number-columns-repeated="10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9+2*RAND()" office:value-type="float" office:value="9.35659859399311" calcext:value-type="float">
            <text:p>9,3566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formula="of:=COM.MICROSOFT.NORM.INV(RAND();30;5)" office:value-type="float" office:value="24.21842081501" calcext:value-type="float">
            <text:p>24,2184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formula="of:=40+10*RAND()" office:value-type="float" office:value="44.507142418297" calcext:value-type="float">
            <text:p>44,5071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formula="of:= ([.I928]*[.P928]+[.B928]*[.P928]+[.B928]*[.I928])/([.B928]*[.I928]*[.P928])" office:value-type="float" office:value="0.17063563320979" calcext:value-type="float">
            <text:p>0,1706</text:p>
          </table:table-cell>
          <table:table-cell table:number-columns-repeated="10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9+2*RAND()" office:value-type="float" office:value="10.6464203263167" calcext:value-type="float">
            <text:p>10,6464</text:p>
          </table:table-cell>
          <table:table-cell table:number-columns-repeated="5"/>
          <table:table-cell office:value-type="float" office:value="904" calcext:value-type="float">
            <text:p>904</text:p>
          </table:table-cell>
          <table:table-cell table:formula="of:=COM.MICROSOFT.NORM.INV(RAND();30;5)" office:value-type="float" office:value="19.7613828024321" calcext:value-type="float">
            <text:p>19,7614</text:p>
          </table:table-cell>
          <table:table-cell table:number-columns-repeated="5"/>
          <table:table-cell office:value-type="float" office:value="904" calcext:value-type="float">
            <text:p>904</text:p>
          </table:table-cell>
          <table:table-cell table:formula="of:=40+10*RAND()" office:value-type="float" office:value="49.494153506821" calcext:value-type="float">
            <text:p>49,4942</text:p>
          </table:table-cell>
          <table:table-cell table:number-columns-repeated="5"/>
          <table:table-cell office:value-type="float" office:value="904" calcext:value-type="float">
            <text:p>904</text:p>
          </table:table-cell>
          <table:table-cell table:formula="of:= ([.I929]*[.P929]+[.B929]*[.P929]+[.B929]*[.I929])/([.B929]*[.I929]*[.P929])" office:value-type="float" office:value="0.164736437521465" calcext:value-type="float">
            <text:p>0,1647</text:p>
          </table:table-cell>
          <table:table-cell table:number-columns-repeated="10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9+2*RAND()" office:value-type="float" office:value="9.92886404902674" calcext:value-type="float">
            <text:p>9,9289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formula="of:=COM.MICROSOFT.NORM.INV(RAND();30;5)" office:value-type="float" office:value="36.4089546652262" calcext:value-type="float">
            <text:p>36,4090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formula="of:=40+10*RAND()" office:value-type="float" office:value="47.0505052094813" calcext:value-type="float">
            <text:p>47,0505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formula="of:= ([.I930]*[.P930]+[.B930]*[.P930]+[.B930]*[.I930])/([.B930]*[.I930]*[.P930])" office:value-type="float" office:value="0.149435983686489" calcext:value-type="float">
            <text:p>0,1494</text:p>
          </table:table-cell>
          <table:table-cell table:number-columns-repeated="10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9+2*RAND()" office:value-type="float" office:value="10.3030379891861" calcext:value-type="float">
            <text:p>10,3030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formula="of:=COM.MICROSOFT.NORM.INV(RAND();30;5)" office:value-type="float" office:value="30.7622711668533" calcext:value-type="float">
            <text:p>30,7623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formula="of:=40+10*RAND()" office:value-type="float" office:value="44.0010903275106" calcext:value-type="float">
            <text:p>44,0011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formula="of:= ([.I931]*[.P931]+[.B931]*[.P931]+[.B931]*[.I931])/([.B931]*[.I931]*[.P931])" office:value-type="float" office:value="0.152292813421324" calcext:value-type="float">
            <text:p>0,1523</text:p>
          </table:table-cell>
          <table:table-cell table:number-columns-repeated="10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9+2*RAND()" office:value-type="float" office:value="9.00077835819684" calcext:value-type="float">
            <text:p>9,0008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formula="of:=COM.MICROSOFT.NORM.INV(RAND();30;5)" office:value-type="float" office:value="33.9367219530651" calcext:value-type="float">
            <text:p>33,9367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formula="of:=40+10*RAND()" office:value-type="float" office:value="47.7438350312877" calcext:value-type="float">
            <text:p>47,7438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formula="of:= ([.I932]*[.P932]+[.B932]*[.P932]+[.B932]*[.I932])/([.B932]*[.I932]*[.P932])" office:value-type="float" office:value="0.161513220733449" calcext:value-type="float">
            <text:p>0,1615</text:p>
          </table:table-cell>
          <table:table-cell table:number-columns-repeated="10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9+2*RAND()" office:value-type="float" office:value="9.72598756733351" calcext:value-type="float">
            <text:p>9,7260</text:p>
          </table:table-cell>
          <table:table-cell table:number-columns-repeated="5"/>
          <table:table-cell office:value-type="float" office:value="908" calcext:value-type="float">
            <text:p>908</text:p>
          </table:table-cell>
          <table:table-cell table:formula="of:=COM.MICROSOFT.NORM.INV(RAND();30;5)" office:value-type="float" office:value="31.9330175195142" calcext:value-type="float">
            <text:p>31,9330</text:p>
          </table:table-cell>
          <table:table-cell table:number-columns-repeated="5"/>
          <table:table-cell office:value-type="float" office:value="908" calcext:value-type="float">
            <text:p>908</text:p>
          </table:table-cell>
          <table:table-cell table:formula="of:=40+10*RAND()" office:value-type="float" office:value="47.9114290804137" calcext:value-type="float">
            <text:p>47,9114</text:p>
          </table:table-cell>
          <table:table-cell table:number-columns-repeated="5"/>
          <table:table-cell office:value-type="float" office:value="908" calcext:value-type="float">
            <text:p>908</text:p>
          </table:table-cell>
          <table:table-cell table:formula="of:= ([.I933]*[.P933]+[.B933]*[.P933]+[.B933]*[.I933])/([.B933]*[.I933]*[.P933])" office:value-type="float" office:value="0.155004718891012" calcext:value-type="float">
            <text:p>0,1550</text:p>
          </table:table-cell>
          <table:table-cell table:number-columns-repeated="10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9+2*RAND()" office:value-type="float" office:value="10.7219571035821" calcext:value-type="float">
            <text:p>10,7220</text:p>
          </table:table-cell>
          <table:table-cell table:number-columns-repeated="5"/>
          <table:table-cell office:value-type="float" office:value="909" calcext:value-type="float">
            <text:p>909</text:p>
          </table:table-cell>
          <table:table-cell table:formula="of:=COM.MICROSOFT.NORM.INV(RAND();30;5)" office:value-type="float" office:value="27.0902005693502" calcext:value-type="float">
            <text:p>27,0902</text:p>
          </table:table-cell>
          <table:table-cell table:number-columns-repeated="5"/>
          <table:table-cell office:value-type="float" office:value="909" calcext:value-type="float">
            <text:p>909</text:p>
          </table:table-cell>
          <table:table-cell table:formula="of:=40+10*RAND()" office:value-type="float" office:value="41.5313037193846" calcext:value-type="float">
            <text:p>41,5313</text:p>
          </table:table-cell>
          <table:table-cell table:number-columns-repeated="5"/>
          <table:table-cell office:value-type="float" office:value="909" calcext:value-type="float">
            <text:p>909</text:p>
          </table:table-cell>
          <table:table-cell table:formula="of:= ([.I934]*[.P934]+[.B934]*[.P934]+[.B934]*[.I934])/([.B934]*[.I934]*[.P934])" office:value-type="float" office:value="0.154258495104119" calcext:value-type="float">
            <text:p>0,1543</text:p>
          </table:table-cell>
          <table:table-cell table:number-columns-repeated="10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9+2*RAND()" office:value-type="float" office:value="9.21363153704442" calcext:value-type="float">
            <text:p>9,2136</text:p>
          </table:table-cell>
          <table:table-cell table:number-columns-repeated="5"/>
          <table:table-cell office:value-type="float" office:value="910" calcext:value-type="float">
            <text:p>910</text:p>
          </table:table-cell>
          <table:table-cell table:formula="of:=COM.MICROSOFT.NORM.INV(RAND();30;5)" office:value-type="float" office:value="28.4149577028777" calcext:value-type="float">
            <text:p>28,4150</text:p>
          </table:table-cell>
          <table:table-cell table:number-columns-repeated="5"/>
          <table:table-cell office:value-type="float" office:value="910" calcext:value-type="float">
            <text:p>910</text:p>
          </table:table-cell>
          <table:table-cell table:formula="of:=40+10*RAND()" office:value-type="float" office:value="43.1801652291324" calcext:value-type="float">
            <text:p>43,1802</text:p>
          </table:table-cell>
          <table:table-cell table:number-columns-repeated="5"/>
          <table:table-cell office:value-type="float" office:value="910" calcext:value-type="float">
            <text:p>910</text:p>
          </table:table-cell>
          <table:table-cell table:formula="of:= ([.I935]*[.P935]+[.B935]*[.P935]+[.B935]*[.I935])/([.B935]*[.I935]*[.P935])" office:value-type="float" office:value="0.166886350858348" calcext:value-type="float">
            <text:p>0,1669</text:p>
          </table:table-cell>
          <table:table-cell table:number-columns-repeated="10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9+2*RAND()" office:value-type="float" office:value="9.26642398512922" calcext:value-type="float">
            <text:p>9,2664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formula="of:=COM.MICROSOFT.NORM.INV(RAND();30;5)" office:value-type="float" office:value="24.4148714885951" calcext:value-type="float">
            <text:p>24,4149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formula="of:=40+10*RAND()" office:value-type="float" office:value="45.1912949851248" calcext:value-type="float">
            <text:p>45,1913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formula="of:= ([.I936]*[.P936]+[.B936]*[.P936]+[.B936]*[.I936])/([.B936]*[.I936]*[.P936])" office:value-type="float" office:value="0.171003293480715" calcext:value-type="float">
            <text:p>0,1710</text:p>
          </table:table-cell>
          <table:table-cell table:number-columns-repeated="10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9+2*RAND()" office:value-type="float" office:value="10.9762120654341" calcext:value-type="float">
            <text:p>10,9762</text:p>
          </table:table-cell>
          <table:table-cell table:number-columns-repeated="5"/>
          <table:table-cell office:value-type="float" office:value="912" calcext:value-type="float">
            <text:p>912</text:p>
          </table:table-cell>
          <table:table-cell table:formula="of:=COM.MICROSOFT.NORM.INV(RAND();30;5)" office:value-type="float" office:value="27.6350549464114" calcext:value-type="float">
            <text:p>27,6351</text:p>
          </table:table-cell>
          <table:table-cell table:number-columns-repeated="5"/>
          <table:table-cell office:value-type="float" office:value="912" calcext:value-type="float">
            <text:p>912</text:p>
          </table:table-cell>
          <table:table-cell table:formula="of:=40+10*RAND()" office:value-type="float" office:value="48.641116610961" calcext:value-type="float">
            <text:p>48,6411</text:p>
          </table:table-cell>
          <table:table-cell table:number-columns-repeated="5"/>
          <table:table-cell office:value-type="float" office:value="912" calcext:value-type="float">
            <text:p>912</text:p>
          </table:table-cell>
          <table:table-cell table:formula="of:= ([.I937]*[.P937]+[.B937]*[.P937]+[.B937]*[.I937])/([.B937]*[.I937]*[.P937])" office:value-type="float" office:value="0.147850774112558" calcext:value-type="float">
            <text:p>0,1479</text:p>
          </table:table-cell>
          <table:table-cell table:number-columns-repeated="10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9+2*RAND()" office:value-type="float" office:value="10.0759164227638" calcext:value-type="float">
            <text:p>10,0759</text:p>
          </table:table-cell>
          <table:table-cell table:number-columns-repeated="5"/>
          <table:table-cell office:value-type="float" office:value="913" calcext:value-type="float">
            <text:p>913</text:p>
          </table:table-cell>
          <table:table-cell table:formula="of:=COM.MICROSOFT.NORM.INV(RAND();30;5)" office:value-type="float" office:value="33.6349917690965" calcext:value-type="float">
            <text:p>33,6350</text:p>
          </table:table-cell>
          <table:table-cell table:number-columns-repeated="5"/>
          <table:table-cell office:value-type="float" office:value="913" calcext:value-type="float">
            <text:p>913</text:p>
          </table:table-cell>
          <table:table-cell table:formula="of:=40+10*RAND()" office:value-type="float" office:value="46.2862571829464" calcext:value-type="float">
            <text:p>46,2863</text:p>
          </table:table-cell>
          <table:table-cell table:number-columns-repeated="5"/>
          <table:table-cell office:value-type="float" office:value="913" calcext:value-type="float">
            <text:p>913</text:p>
          </table:table-cell>
          <table:table-cell table:formula="of:= ([.I938]*[.P938]+[.B938]*[.P938]+[.B938]*[.I938])/([.B938]*[.I938]*[.P938])" office:value-type="float" office:value="0.150582182830377" calcext:value-type="float">
            <text:p>0,1506</text:p>
          </table:table-cell>
          <table:table-cell table:number-columns-repeated="10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9+2*RAND()" office:value-type="float" office:value="10.7571054610889" calcext:value-type="float">
            <text:p>10,7571</text:p>
          </table:table-cell>
          <table:table-cell table:number-columns-repeated="5"/>
          <table:table-cell office:value-type="float" office:value="914" calcext:value-type="float">
            <text:p>914</text:p>
          </table:table-cell>
          <table:table-cell table:formula="of:=COM.MICROSOFT.NORM.INV(RAND();30;5)" office:value-type="float" office:value="31.0504249349414" calcext:value-type="float">
            <text:p>31,0504</text:p>
          </table:table-cell>
          <table:table-cell table:number-columns-repeated="5"/>
          <table:table-cell office:value-type="float" office:value="914" calcext:value-type="float">
            <text:p>914</text:p>
          </table:table-cell>
          <table:table-cell table:formula="of:=40+10*RAND()" office:value-type="float" office:value="44.3772041134071" calcext:value-type="float">
            <text:p>44,3772</text:p>
          </table:table-cell>
          <table:table-cell table:number-columns-repeated="5"/>
          <table:table-cell office:value-type="float" office:value="914" calcext:value-type="float">
            <text:p>914</text:p>
          </table:table-cell>
          <table:table-cell table:formula="of:= ([.I939]*[.P939]+[.B939]*[.P939]+[.B939]*[.I939])/([.B939]*[.I939]*[.P939])" office:value-type="float" office:value="0.147701580962845" calcext:value-type="float">
            <text:p>0,1477</text:p>
          </table:table-cell>
          <table:table-cell table:number-columns-repeated="10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9+2*RAND()" office:value-type="float" office:value="10.2265243770089" calcext:value-type="float">
            <text:p>10,2265</text:p>
          </table:table-cell>
          <table:table-cell table:number-columns-repeated="5"/>
          <table:table-cell office:value-type="float" office:value="915" calcext:value-type="float">
            <text:p>915</text:p>
          </table:table-cell>
          <table:table-cell table:formula="of:=COM.MICROSOFT.NORM.INV(RAND();30;5)" office:value-type="float" office:value="33.7802714947978" calcext:value-type="float">
            <text:p>33,7803</text:p>
          </table:table-cell>
          <table:table-cell table:number-columns-repeated="5"/>
          <table:table-cell office:value-type="float" office:value="915" calcext:value-type="float">
            <text:p>915</text:p>
          </table:table-cell>
          <table:table-cell table:formula="of:=40+10*RAND()" office:value-type="float" office:value="44.0455179905985" calcext:value-type="float">
            <text:p>44,0455</text:p>
          </table:table-cell>
          <table:table-cell table:number-columns-repeated="5"/>
          <table:table-cell office:value-type="float" office:value="915" calcext:value-type="float">
            <text:p>915</text:p>
          </table:table-cell>
          <table:table-cell table:formula="of:= ([.I940]*[.P940]+[.B940]*[.P940]+[.B940]*[.I940])/([.B940]*[.I940]*[.P940])" office:value-type="float" office:value="0.150091796212345" calcext:value-type="float">
            <text:p>0,1501</text:p>
          </table:table-cell>
          <table:table-cell table:number-columns-repeated="10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9+2*RAND()" office:value-type="float" office:value="10.6841767288279" calcext:value-type="float">
            <text:p>10,6842</text:p>
          </table:table-cell>
          <table:table-cell table:number-columns-repeated="5"/>
          <table:table-cell office:value-type="float" office:value="916" calcext:value-type="float">
            <text:p>916</text:p>
          </table:table-cell>
          <table:table-cell table:formula="of:=COM.MICROSOFT.NORM.INV(RAND();30;5)" office:value-type="float" office:value="27.9502933070374" calcext:value-type="float">
            <text:p>27,9503</text:p>
          </table:table-cell>
          <table:table-cell table:number-columns-repeated="5"/>
          <table:table-cell office:value-type="float" office:value="916" calcext:value-type="float">
            <text:p>916</text:p>
          </table:table-cell>
          <table:table-cell table:formula="of:=40+10*RAND()" office:value-type="float" office:value="41.2210877763573" calcext:value-type="float">
            <text:p>41,2211</text:p>
          </table:table-cell>
          <table:table-cell table:number-columns-repeated="5"/>
          <table:table-cell office:value-type="float" office:value="916" calcext:value-type="float">
            <text:p>916</text:p>
          </table:table-cell>
          <table:table-cell table:formula="of:= ([.I941]*[.P941]+[.B941]*[.P941]+[.B941]*[.I941])/([.B941]*[.I941]*[.P941])" office:value-type="float" office:value="0.153633582782242" calcext:value-type="float">
            <text:p>0,1536</text:p>
          </table:table-cell>
          <table:table-cell table:number-columns-repeated="10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9+2*RAND()" office:value-type="float" office:value="9.19592954381369" calcext:value-type="float">
            <text:p>9,1959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formula="of:=COM.MICROSOFT.NORM.INV(RAND();30;5)" office:value-type="float" office:value="28.9878137227981" calcext:value-type="float">
            <text:p>28,9878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formula="of:=40+10*RAND()" office:value-type="float" office:value="46.9480744877365" calcext:value-type="float">
            <text:p>46,9481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formula="of:= ([.I942]*[.P942]+[.B942]*[.P942]+[.B942]*[.I942])/([.B942]*[.I942]*[.P942])" office:value-type="float" office:value="0.164541147883303" calcext:value-type="float">
            <text:p>0,1645</text:p>
          </table:table-cell>
          <table:table-cell table:number-columns-repeated="10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9+2*RAND()" office:value-type="float" office:value="9.0579621756915" calcext:value-type="float">
            <text:p>9,0580</text:p>
          </table:table-cell>
          <table:table-cell table:number-columns-repeated="5"/>
          <table:table-cell office:value-type="float" office:value="918" calcext:value-type="float">
            <text:p>918</text:p>
          </table:table-cell>
          <table:table-cell table:formula="of:=COM.MICROSOFT.NORM.INV(RAND();30;5)" office:value-type="float" office:value="43.0811889757208" calcext:value-type="float">
            <text:p>43,0812</text:p>
          </table:table-cell>
          <table:table-cell table:number-columns-repeated="5"/>
          <table:table-cell office:value-type="float" office:value="918" calcext:value-type="float">
            <text:p>918</text:p>
          </table:table-cell>
          <table:table-cell table:formula="of:=40+10*RAND()" office:value-type="float" office:value="47.2262557584327" calcext:value-type="float">
            <text:p>47,2263</text:p>
          </table:table-cell>
          <table:table-cell table:number-columns-repeated="5"/>
          <table:table-cell office:value-type="float" office:value="918" calcext:value-type="float">
            <text:p>918</text:p>
          </table:table-cell>
          <table:table-cell table:formula="of:= ([.I943]*[.P943]+[.B943]*[.P943]+[.B943]*[.I943])/([.B943]*[.I943]*[.P943])" office:value-type="float" office:value="0.154786756696853" calcext:value-type="float">
            <text:p>0,1548</text:p>
          </table:table-cell>
          <table:table-cell table:number-columns-repeated="10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9+2*RAND()" office:value-type="float" office:value="10.0828948167618" calcext:value-type="float">
            <text:p>10,0829</text:p>
          </table:table-cell>
          <table:table-cell table:number-columns-repeated="5"/>
          <table:table-cell office:value-type="float" office:value="919" calcext:value-type="float">
            <text:p>919</text:p>
          </table:table-cell>
          <table:table-cell table:formula="of:=COM.MICROSOFT.NORM.INV(RAND();30;5)" office:value-type="float" office:value="26.9996132444118" calcext:value-type="float">
            <text:p>26,9996</text:p>
          </table:table-cell>
          <table:table-cell table:number-columns-repeated="5"/>
          <table:table-cell office:value-type="float" office:value="919" calcext:value-type="float">
            <text:p>919</text:p>
          </table:table-cell>
          <table:table-cell table:formula="of:=40+10*RAND()" office:value-type="float" office:value="40.3692788665649" calcext:value-type="float">
            <text:p>40,3693</text:p>
          </table:table-cell>
          <table:table-cell table:number-columns-repeated="5"/>
          <table:table-cell office:value-type="float" office:value="919" calcext:value-type="float">
            <text:p>919</text:p>
          </table:table-cell>
          <table:table-cell table:formula="of:= ([.I944]*[.P944]+[.B944]*[.P944]+[.B944]*[.I944])/([.B944]*[.I944]*[.P944])" office:value-type="float" office:value="0.160986746413293" calcext:value-type="float">
            <text:p>0,1610</text:p>
          </table:table-cell>
          <table:table-cell table:number-columns-repeated="10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9+2*RAND()" office:value-type="float" office:value="9.70268103177659" calcext:value-type="float">
            <text:p>9,7027</text:p>
          </table:table-cell>
          <table:table-cell table:number-columns-repeated="5"/>
          <table:table-cell office:value-type="float" office:value="920" calcext:value-type="float">
            <text:p>920</text:p>
          </table:table-cell>
          <table:table-cell table:formula="of:=COM.MICROSOFT.NORM.INV(RAND();30;5)" office:value-type="float" office:value="31.1316824790408" calcext:value-type="float">
            <text:p>31,1317</text:p>
          </table:table-cell>
          <table:table-cell table:number-columns-repeated="5"/>
          <table:table-cell office:value-type="float" office:value="920" calcext:value-type="float">
            <text:p>920</text:p>
          </table:table-cell>
          <table:table-cell table:formula="of:=40+10*RAND()" office:value-type="float" office:value="45.6879226502497" calcext:value-type="float">
            <text:p>45,6879</text:p>
          </table:table-cell>
          <table:table-cell table:number-columns-repeated="5"/>
          <table:table-cell office:value-type="float" office:value="920" calcext:value-type="float">
            <text:p>920</text:p>
          </table:table-cell>
          <table:table-cell table:formula="of:= ([.I945]*[.P945]+[.B945]*[.P945]+[.B945]*[.I945])/([.B945]*[.I945]*[.P945])" office:value-type="float" office:value="0.157073537068401" calcext:value-type="float">
            <text:p>0,1571</text:p>
          </table:table-cell>
          <table:table-cell table:number-columns-repeated="10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9+2*RAND()" office:value-type="float" office:value="10.0198318350594" calcext:value-type="float">
            <text:p>10,0198</text:p>
          </table:table-cell>
          <table:table-cell table:number-columns-repeated="5"/>
          <table:table-cell office:value-type="float" office:value="921" calcext:value-type="float">
            <text:p>921</text:p>
          </table:table-cell>
          <table:table-cell table:formula="of:=COM.MICROSOFT.NORM.INV(RAND();30;5)" office:value-type="float" office:value="31.1242471744047" calcext:value-type="float">
            <text:p>31,1242</text:p>
          </table:table-cell>
          <table:table-cell table:number-columns-repeated="5"/>
          <table:table-cell office:value-type="float" office:value="921" calcext:value-type="float">
            <text:p>921</text:p>
          </table:table-cell>
          <table:table-cell table:formula="of:=40+10*RAND()" office:value-type="float" office:value="48.9123158517759" calcext:value-type="float">
            <text:p>48,9123</text:p>
          </table:table-cell>
          <table:table-cell table:number-columns-repeated="5"/>
          <table:table-cell office:value-type="float" office:value="921" calcext:value-type="float">
            <text:p>921</text:p>
          </table:table-cell>
          <table:table-cell table:formula="of:= ([.I946]*[.P946]+[.B946]*[.P946]+[.B946]*[.I946])/([.B946]*[.I946]*[.P946])" office:value-type="float" office:value="0.152376113924294" calcext:value-type="float">
            <text:p>0,1524</text:p>
          </table:table-cell>
          <table:table-cell table:number-columns-repeated="10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9+2*RAND()" office:value-type="float" office:value="10.7923247714061" calcext:value-type="float">
            <text:p>10,7923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formula="of:=COM.MICROSOFT.NORM.INV(RAND();30;5)" office:value-type="float" office:value="27.6395175923688" calcext:value-type="float">
            <text:p>27,6395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formula="of:=40+10*RAND()" office:value-type="float" office:value="48.6597943061497" calcext:value-type="float">
            <text:p>48,6598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formula="of:= ([.I947]*[.P947]+[.B947]*[.P947]+[.B947]*[.I947])/([.B947]*[.I947]*[.P947])" office:value-type="float" office:value="0.149389370886165" calcext:value-type="float">
            <text:p>0,1494</text:p>
          </table:table-cell>
          <table:table-cell table:number-columns-repeated="10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9+2*RAND()" office:value-type="float" office:value="9.17514177481644" calcext:value-type="float">
            <text:p>9,1751</text:p>
          </table:table-cell>
          <table:table-cell table:number-columns-repeated="5"/>
          <table:table-cell office:value-type="float" office:value="923" calcext:value-type="float">
            <text:p>923</text:p>
          </table:table-cell>
          <table:table-cell table:formula="of:=COM.MICROSOFT.NORM.INV(RAND();30;5)" office:value-type="float" office:value="32.8712351115125" calcext:value-type="float">
            <text:p>32,8712</text:p>
          </table:table-cell>
          <table:table-cell table:number-columns-repeated="5"/>
          <table:table-cell office:value-type="float" office:value="923" calcext:value-type="float">
            <text:p>923</text:p>
          </table:table-cell>
          <table:table-cell table:formula="of:=40+10*RAND()" office:value-type="float" office:value="45.8049981726799" calcext:value-type="float">
            <text:p>45,8050</text:p>
          </table:table-cell>
          <table:table-cell table:number-columns-repeated="5"/>
          <table:table-cell office:value-type="float" office:value="923" calcext:value-type="float">
            <text:p>923</text:p>
          </table:table-cell>
          <table:table-cell table:formula="of:= ([.I948]*[.P948]+[.B948]*[.P948]+[.B948]*[.I948])/([.B948]*[.I948]*[.P948])" office:value-type="float" office:value="0.161243554988414" calcext:value-type="float">
            <text:p>0,1612</text:p>
          </table:table-cell>
          <table:table-cell table:number-columns-repeated="10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9+2*RAND()" office:value-type="float" office:value="10.584847551072" calcext:value-type="float">
            <text:p>10,5848</text:p>
          </table:table-cell>
          <table:table-cell table:number-columns-repeated="5"/>
          <table:table-cell office:value-type="float" office:value="924" calcext:value-type="float">
            <text:p>924</text:p>
          </table:table-cell>
          <table:table-cell table:formula="of:=COM.MICROSOFT.NORM.INV(RAND();30;5)" office:value-type="float" office:value="33.3956558538586" calcext:value-type="float">
            <text:p>33,3957</text:p>
          </table:table-cell>
          <table:table-cell table:number-columns-repeated="5"/>
          <table:table-cell office:value-type="float" office:value="924" calcext:value-type="float">
            <text:p>924</text:p>
          </table:table-cell>
          <table:table-cell table:formula="of:=40+10*RAND()" office:value-type="float" office:value="41.6272888460662" calcext:value-type="float">
            <text:p>41,6273</text:p>
          </table:table-cell>
          <table:table-cell table:number-columns-repeated="5"/>
          <table:table-cell office:value-type="float" office:value="924" calcext:value-type="float">
            <text:p>924</text:p>
          </table:table-cell>
          <table:table-cell table:formula="of:= ([.I949]*[.P949]+[.B949]*[.P949]+[.B949]*[.I949])/([.B949]*[.I949]*[.P949])" office:value-type="float" office:value="0.148441389434368" calcext:value-type="float">
            <text:p>0,1484</text:p>
          </table:table-cell>
          <table:table-cell table:number-columns-repeated="10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9+2*RAND()" office:value-type="float" office:value="10.2365475448314" calcext:value-type="float">
            <text:p>10,2365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formula="of:=COM.MICROSOFT.NORM.INV(RAND();30;5)" office:value-type="float" office:value="34.3158564772837" calcext:value-type="float">
            <text:p>34,3159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formula="of:=40+10*RAND()" office:value-type="float" office:value="40.1554292475339" calcext:value-type="float">
            <text:p>40,1554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formula="of:= ([.I950]*[.P950]+[.B950]*[.P950]+[.B950]*[.I950])/([.B950]*[.I950]*[.P950])" office:value-type="float" office:value="0.151733466409573" calcext:value-type="float">
            <text:p>0,1517</text:p>
          </table:table-cell>
          <table:table-cell table:number-columns-repeated="10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9+2*RAND()" office:value-type="float" office:value="9.99302845518105" calcext:value-type="float">
            <text:p>9,9930</text:p>
          </table:table-cell>
          <table:table-cell table:number-columns-repeated="5"/>
          <table:table-cell office:value-type="float" office:value="926" calcext:value-type="float">
            <text:p>926</text:p>
          </table:table-cell>
          <table:table-cell table:formula="of:=COM.MICROSOFT.NORM.INV(RAND();30;5)" office:value-type="float" office:value="27.5408001531869" calcext:value-type="float">
            <text:p>27,5408</text:p>
          </table:table-cell>
          <table:table-cell table:number-columns-repeated="5"/>
          <table:table-cell office:value-type="float" office:value="926" calcext:value-type="float">
            <text:p>926</text:p>
          </table:table-cell>
          <table:table-cell table:formula="of:=40+10*RAND()" office:value-type="float" office:value="40.7576985855121" calcext:value-type="float">
            <text:p>40,7577</text:p>
          </table:table-cell>
          <table:table-cell table:number-columns-repeated="5"/>
          <table:table-cell office:value-type="float" office:value="926" calcext:value-type="float">
            <text:p>926</text:p>
          </table:table-cell>
          <table:table-cell table:formula="of:= ([.I951]*[.P951]+[.B951]*[.P951]+[.B951]*[.I951])/([.B951]*[.I951]*[.P951])" office:value-type="float" office:value="0.160914771802381" calcext:value-type="float">
            <text:p>0,1609</text:p>
          </table:table-cell>
          <table:table-cell table:number-columns-repeated="10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9+2*RAND()" office:value-type="float" office:value="10.8104945814703" calcext:value-type="float">
            <text:p>10,8105</text:p>
          </table:table-cell>
          <table:table-cell table:number-columns-repeated="5"/>
          <table:table-cell office:value-type="float" office:value="927" calcext:value-type="float">
            <text:p>927</text:p>
          </table:table-cell>
          <table:table-cell table:formula="of:=COM.MICROSOFT.NORM.INV(RAND();30;5)" office:value-type="float" office:value="29.6905665037087" calcext:value-type="float">
            <text:p>29,6906</text:p>
          </table:table-cell>
          <table:table-cell table:number-columns-repeated="5"/>
          <table:table-cell office:value-type="float" office:value="927" calcext:value-type="float">
            <text:p>927</text:p>
          </table:table-cell>
          <table:table-cell table:formula="of:=40+10*RAND()" office:value-type="float" office:value="43.9677302294876" calcext:value-type="float">
            <text:p>43,9677</text:p>
          </table:table-cell>
          <table:table-cell table:number-columns-repeated="5"/>
          <table:table-cell office:value-type="float" office:value="927" calcext:value-type="float">
            <text:p>927</text:p>
          </table:table-cell>
          <table:table-cell table:formula="of:= ([.I952]*[.P952]+[.B952]*[.P952]+[.B952]*[.I952])/([.B952]*[.I952]*[.P952])" office:value-type="float" office:value="0.148927390597868" calcext:value-type="float">
            <text:p>0,1489</text:p>
          </table:table-cell>
          <table:table-cell table:number-columns-repeated="10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9+2*RAND()" office:value-type="float" office:value="10.3891355192754" calcext:value-type="float">
            <text:p>10,3891</text:p>
          </table:table-cell>
          <table:table-cell table:number-columns-repeated="5"/>
          <table:table-cell office:value-type="float" office:value="928" calcext:value-type="float">
            <text:p>928</text:p>
          </table:table-cell>
          <table:table-cell table:formula="of:=COM.MICROSOFT.NORM.INV(RAND();30;5)" office:value-type="float" office:value="35.8623455080368" calcext:value-type="float">
            <text:p>35,8623</text:p>
          </table:table-cell>
          <table:table-cell table:number-columns-repeated="5"/>
          <table:table-cell office:value-type="float" office:value="928" calcext:value-type="float">
            <text:p>928</text:p>
          </table:table-cell>
          <table:table-cell table:formula="of:=40+10*RAND()" office:value-type="float" office:value="49.9856286111753" calcext:value-type="float">
            <text:p>49,9856</text:p>
          </table:table-cell>
          <table:table-cell table:number-columns-repeated="5"/>
          <table:table-cell office:value-type="float" office:value="928" calcext:value-type="float">
            <text:p>928</text:p>
          </table:table-cell>
          <table:table-cell table:formula="of:= ([.I953]*[.P953]+[.B953]*[.P953]+[.B953]*[.I953])/([.B953]*[.I953]*[.P953])" office:value-type="float" office:value="0.14414454999799" calcext:value-type="float">
            <text:p>0,1441</text:p>
          </table:table-cell>
          <table:table-cell table:number-columns-repeated="10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9+2*RAND()" office:value-type="float" office:value="9.57211261079647" calcext:value-type="float">
            <text:p>9,5721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formula="of:=COM.MICROSOFT.NORM.INV(RAND();30;5)" office:value-type="float" office:value="34.7342989600639" calcext:value-type="float">
            <text:p>34,7343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formula="of:=40+10*RAND()" office:value-type="float" office:value="43.8038911798503" calcext:value-type="float">
            <text:p>43,8039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formula="of:= ([.I954]*[.P954]+[.B954]*[.P954]+[.B954]*[.I954])/([.B954]*[.I954]*[.P954])" office:value-type="float" office:value="0.156089154450983" calcext:value-type="float">
            <text:p>0,1561</text:p>
          </table:table-cell>
          <table:table-cell table:number-columns-repeated="10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9+2*RAND()" office:value-type="float" office:value="9.33779833256267" calcext:value-type="float">
            <text:p>9,3378</text:p>
          </table:table-cell>
          <table:table-cell table:number-columns-repeated="5"/>
          <table:table-cell office:value-type="float" office:value="930" calcext:value-type="float">
            <text:p>930</text:p>
          </table:table-cell>
          <table:table-cell table:formula="of:=COM.MICROSOFT.NORM.INV(RAND();30;5)" office:value-type="float" office:value="33.3083731126774" calcext:value-type="float">
            <text:p>33,3084</text:p>
          </table:table-cell>
          <table:table-cell table:number-columns-repeated="5"/>
          <table:table-cell office:value-type="float" office:value="930" calcext:value-type="float">
            <text:p>930</text:p>
          </table:table-cell>
          <table:table-cell table:formula="of:=40+10*RAND()" office:value-type="float" office:value="45.1619280513842" calcext:value-type="float">
            <text:p>45,1619</text:p>
          </table:table-cell>
          <table:table-cell table:number-columns-repeated="5"/>
          <table:table-cell office:value-type="float" office:value="930" calcext:value-type="float">
            <text:p>930</text:p>
          </table:table-cell>
          <table:table-cell table:formula="of:= ([.I955]*[.P955]+[.B955]*[.P955]+[.B955]*[.I955])/([.B955]*[.I955]*[.P955])" office:value-type="float" office:value="0.159256650780577" calcext:value-type="float">
            <text:p>0,1593</text:p>
          </table:table-cell>
          <table:table-cell table:number-columns-repeated="10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9+2*RAND()" office:value-type="float" office:value="10.2126421073917" calcext:value-type="float">
            <text:p>10,2126</text:p>
          </table:table-cell>
          <table:table-cell table:number-columns-repeated="5"/>
          <table:table-cell office:value-type="float" office:value="931" calcext:value-type="float">
            <text:p>931</text:p>
          </table:table-cell>
          <table:table-cell table:formula="of:=COM.MICROSOFT.NORM.INV(RAND();30;5)" office:value-type="float" office:value="30.7614988175144" calcext:value-type="float">
            <text:p>30,7615</text:p>
          </table:table-cell>
          <table:table-cell table:number-columns-repeated="5"/>
          <table:table-cell office:value-type="float" office:value="931" calcext:value-type="float">
            <text:p>931</text:p>
          </table:table-cell>
          <table:table-cell table:formula="of:=40+10*RAND()" office:value-type="float" office:value="44.3834212434012" calcext:value-type="float">
            <text:p>44,3834</text:p>
          </table:table-cell>
          <table:table-cell table:number-columns-repeated="5"/>
          <table:table-cell office:value-type="float" office:value="931" calcext:value-type="float">
            <text:p>931</text:p>
          </table:table-cell>
          <table:table-cell table:formula="of:= ([.I956]*[.P956]+[.B956]*[.P956]+[.B956]*[.I956])/([.B956]*[.I956]*[.P956])" office:value-type="float" office:value="0.152956958512339" calcext:value-type="float">
            <text:p>0,1530</text:p>
          </table:table-cell>
          <table:table-cell table:number-columns-repeated="10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9+2*RAND()" office:value-type="float" office:value="10.1420030600857" calcext:value-type="float">
            <text:p>10,1420</text:p>
          </table:table-cell>
          <table:table-cell table:number-columns-repeated="5"/>
          <table:table-cell office:value-type="float" office:value="932" calcext:value-type="float">
            <text:p>932</text:p>
          </table:table-cell>
          <table:table-cell table:formula="of:=COM.MICROSOFT.NORM.INV(RAND();30;5)" office:value-type="float" office:value="33.3075123382708" calcext:value-type="float">
            <text:p>33,3075</text:p>
          </table:table-cell>
          <table:table-cell table:number-columns-repeated="5"/>
          <table:table-cell office:value-type="float" office:value="932" calcext:value-type="float">
            <text:p>932</text:p>
          </table:table-cell>
          <table:table-cell table:formula="of:=40+10*RAND()" office:value-type="float" office:value="48.1084512814414" calcext:value-type="float">
            <text:p>48,1085</text:p>
          </table:table-cell>
          <table:table-cell table:number-columns-repeated="5"/>
          <table:table-cell office:value-type="float" office:value="932" calcext:value-type="float">
            <text:p>932</text:p>
          </table:table-cell>
          <table:table-cell table:formula="of:= ([.I957]*[.P957]+[.B957]*[.P957]+[.B957]*[.I957])/([.B957]*[.I957]*[.P957])" office:value-type="float" office:value="0.149409477418148" calcext:value-type="float">
            <text:p>0,1494</text:p>
          </table:table-cell>
          <table:table-cell table:number-columns-repeated="10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9+2*RAND()" office:value-type="float" office:value="10.2382267878857" calcext:value-type="float">
            <text:p>10,2382</text:p>
          </table:table-cell>
          <table:table-cell table:number-columns-repeated="5"/>
          <table:table-cell office:value-type="float" office:value="933" calcext:value-type="float">
            <text:p>933</text:p>
          </table:table-cell>
          <table:table-cell table:formula="of:=COM.MICROSOFT.NORM.INV(RAND();30;5)" office:value-type="float" office:value="28.7241581993795" calcext:value-type="float">
            <text:p>28,7242</text:p>
          </table:table-cell>
          <table:table-cell table:number-columns-repeated="5"/>
          <table:table-cell office:value-type="float" office:value="933" calcext:value-type="float">
            <text:p>933</text:p>
          </table:table-cell>
          <table:table-cell table:formula="of:=40+10*RAND()" office:value-type="float" office:value="47.1336571720894" calcext:value-type="float">
            <text:p>47,1337</text:p>
          </table:table-cell>
          <table:table-cell table:number-columns-repeated="5"/>
          <table:table-cell office:value-type="float" office:value="933" calcext:value-type="float">
            <text:p>933</text:p>
          </table:table-cell>
          <table:table-cell table:formula="of:= ([.I958]*[.P958]+[.B958]*[.P958]+[.B958]*[.I958])/([.B958]*[.I958]*[.P958])" office:value-type="float" office:value="0.153703326186737" calcext:value-type="float">
            <text:p>0,1537</text:p>
          </table:table-cell>
          <table:table-cell table:number-columns-repeated="10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9+2*RAND()" office:value-type="float" office:value="10.2398841378745" calcext:value-type="float">
            <text:p>10,2399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formula="of:=COM.MICROSOFT.NORM.INV(RAND();30;5)" office:value-type="float" office:value="28.9527484642388" calcext:value-type="float">
            <text:p>28,9527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formula="of:=40+10*RAND()" office:value-type="float" office:value="44.9496570962947" calcext:value-type="float">
            <text:p>44,9497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formula="of:= ([.I959]*[.P959]+[.B959]*[.P959]+[.B959]*[.I959])/([.B959]*[.I959]*[.P959])" office:value-type="float" office:value="0.154443500976056" calcext:value-type="float">
            <text:p>0,1544</text:p>
          </table:table-cell>
          <table:table-cell table:number-columns-repeated="10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9+2*RAND()" office:value-type="float" office:value="10.7269474866334" calcext:value-type="float">
            <text:p>10,7269</text:p>
          </table:table-cell>
          <table:table-cell table:number-columns-repeated="5"/>
          <table:table-cell office:value-type="float" office:value="935" calcext:value-type="float">
            <text:p>935</text:p>
          </table:table-cell>
          <table:table-cell table:formula="of:=COM.MICROSOFT.NORM.INV(RAND();30;5)" office:value-type="float" office:value="36.729856955661" calcext:value-type="float">
            <text:p>36,7299</text:p>
          </table:table-cell>
          <table:table-cell table:number-columns-repeated="5"/>
          <table:table-cell office:value-type="float" office:value="935" calcext:value-type="float">
            <text:p>935</text:p>
          </table:table-cell>
          <table:table-cell table:formula="of:=40+10*RAND()" office:value-type="float" office:value="42.3011184984352" calcext:value-type="float">
            <text:p>42,3011</text:p>
          </table:table-cell>
          <table:table-cell table:number-columns-repeated="5"/>
          <table:table-cell office:value-type="float" office:value="935" calcext:value-type="float">
            <text:p>935</text:p>
          </table:table-cell>
          <table:table-cell table:formula="of:= ([.I960]*[.P960]+[.B960]*[.P960]+[.B960]*[.I960])/([.B960]*[.I960]*[.P960])" office:value-type="float" office:value="0.144089009360062" calcext:value-type="float">
            <text:p>0,1441</text:p>
          </table:table-cell>
          <table:table-cell table:number-columns-repeated="10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9+2*RAND()" office:value-type="float" office:value="9.55909627606161" calcext:value-type="float">
            <text:p>9,5591</text:p>
          </table:table-cell>
          <table:table-cell table:number-columns-repeated="5"/>
          <table:table-cell office:value-type="float" office:value="936" calcext:value-type="float">
            <text:p>936</text:p>
          </table:table-cell>
          <table:table-cell table:formula="of:=COM.MICROSOFT.NORM.INV(RAND();30;5)" office:value-type="float" office:value="29.0984480294703" calcext:value-type="float">
            <text:p>29,0984</text:p>
          </table:table-cell>
          <table:table-cell table:number-columns-repeated="5"/>
          <table:table-cell office:value-type="float" office:value="936" calcext:value-type="float">
            <text:p>936</text:p>
          </table:table-cell>
          <table:table-cell table:formula="of:=40+10*RAND()" office:value-type="float" office:value="45.2705248573329" calcext:value-type="float">
            <text:p>45,2705</text:p>
          </table:table-cell>
          <table:table-cell table:number-columns-repeated="5"/>
          <table:table-cell office:value-type="float" office:value="936" calcext:value-type="float">
            <text:p>936</text:p>
          </table:table-cell>
          <table:table-cell table:formula="of:= ([.I961]*[.P961]+[.B961]*[.P961]+[.B961]*[.I961])/([.B961]*[.I961]*[.P961])" office:value-type="float" office:value="0.161067921664035" calcext:value-type="float">
            <text:p>0,1611</text:p>
          </table:table-cell>
          <table:table-cell table:number-columns-repeated="10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9+2*RAND()" office:value-type="float" office:value="9.31122919707559" calcext:value-type="float">
            <text:p>9,3112</text:p>
          </table:table-cell>
          <table:table-cell table:number-columns-repeated="5"/>
          <table:table-cell office:value-type="float" office:value="937" calcext:value-type="float">
            <text:p>937</text:p>
          </table:table-cell>
          <table:table-cell table:formula="of:=COM.MICROSOFT.NORM.INV(RAND();30;5)" office:value-type="float" office:value="23.7413775513547" calcext:value-type="float">
            <text:p>23,7414</text:p>
          </table:table-cell>
          <table:table-cell table:number-columns-repeated="5"/>
          <table:table-cell office:value-type="float" office:value="937" calcext:value-type="float">
            <text:p>937</text:p>
          </table:table-cell>
          <table:table-cell table:formula="of:=40+10*RAND()" office:value-type="float" office:value="44.3425406503957" calcext:value-type="float">
            <text:p>44,3425</text:p>
          </table:table-cell>
          <table:table-cell table:number-columns-repeated="5"/>
          <table:table-cell office:value-type="float" office:value="937" calcext:value-type="float">
            <text:p>937</text:p>
          </table:table-cell>
          <table:table-cell table:formula="of:= ([.I962]*[.P962]+[.B962]*[.P962]+[.B962]*[.I962])/([.B962]*[.I962]*[.P962])" office:value-type="float" office:value="0.172069468376782" calcext:value-type="float">
            <text:p>0,1721</text:p>
          </table:table-cell>
          <table:table-cell table:number-columns-repeated="10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9+2*RAND()" office:value-type="float" office:value="9.43768601980992" calcext:value-type="float">
            <text:p>9,4377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formula="of:=COM.MICROSOFT.NORM.INV(RAND();30;5)" office:value-type="float" office:value="27.4144817058339" calcext:value-type="float">
            <text:p>27,4145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formula="of:=40+10*RAND()" office:value-type="float" office:value="47.7866744447965" calcext:value-type="float">
            <text:p>47,7867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formula="of:= ([.I963]*[.P963]+[.B963]*[.P963]+[.B963]*[.I963])/([.B963]*[.I963]*[.P963])" office:value-type="float" office:value="0.163361583429598" calcext:value-type="float">
            <text:p>0,1634</text:p>
          </table:table-cell>
          <table:table-cell table:number-columns-repeated="10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9+2*RAND()" office:value-type="float" office:value="10.5764567751903" calcext:value-type="float">
            <text:p>10,5765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formula="of:=COM.MICROSOFT.NORM.INV(RAND();30;5)" office:value-type="float" office:value="18.8730775451925" calcext:value-type="float">
            <text:p>18,8731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formula="of:=40+10*RAND()" office:value-type="float" office:value="42.3128978686873" calcext:value-type="float">
            <text:p>42,3129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formula="of:= ([.I964]*[.P964]+[.B964]*[.P964]+[.B964]*[.I964])/([.B964]*[.I964]*[.P964])" office:value-type="float" office:value="0.171168607818265" calcext:value-type="float">
            <text:p>0,1712</text:p>
          </table:table-cell>
          <table:table-cell table:number-columns-repeated="10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9+2*RAND()" office:value-type="float" office:value="9.5562472359743" calcext:value-type="float">
            <text:p>9,5562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formula="of:=COM.MICROSOFT.NORM.INV(RAND();30;5)" office:value-type="float" office:value="33.9847397390872" calcext:value-type="float">
            <text:p>33,9847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formula="of:=40+10*RAND()" office:value-type="float" office:value="41.2172921595629" calcext:value-type="float">
            <text:p>41,2173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formula="of:= ([.I965]*[.P965]+[.B965]*[.P965]+[.B965]*[.I965])/([.B965]*[.I965]*[.P965])" office:value-type="float" office:value="0.158330221433894" calcext:value-type="float">
            <text:p>0,1583</text:p>
          </table:table-cell>
          <table:table-cell table:number-columns-repeated="10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9+2*RAND()" office:value-type="float" office:value="9.21633382909931" calcext:value-type="float">
            <text:p>9,2163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formula="of:=COM.MICROSOFT.NORM.INV(RAND();30;5)" office:value-type="float" office:value="24.8040784560707" calcext:value-type="float">
            <text:p>24,8041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formula="of:=40+10*RAND()" office:value-type="float" office:value="45.16513995477" calcext:value-type="float">
            <text:p>45,1651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formula="of:= ([.I966]*[.P966]+[.B966]*[.P966]+[.B966]*[.I966])/([.B966]*[.I966]*[.P966])" office:value-type="float" office:value="0.170959934500543" calcext:value-type="float">
            <text:p>0,1710</text:p>
          </table:table-cell>
          <table:table-cell table:number-columns-repeated="10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9+2*RAND()" office:value-type="float" office:value="10.8559292478021" calcext:value-type="float">
            <text:p>10,8559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formula="of:=COM.MICROSOFT.NORM.INV(RAND();30;5)" office:value-type="float" office:value="30.1965698932328" calcext:value-type="float">
            <text:p>30,1966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formula="of:=40+10*RAND()" office:value-type="float" office:value="46.5259945730213" calcext:value-type="float">
            <text:p>46,5260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formula="of:= ([.I967]*[.P967]+[.B967]*[.P967]+[.B967]*[.I967])/([.B967]*[.I967]*[.P967])" office:value-type="float" office:value="0.146725265002435" calcext:value-type="float">
            <text:p>0,1467</text:p>
          </table:table-cell>
          <table:table-cell table:number-columns-repeated="10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9+2*RAND()" office:value-type="float" office:value="9.23501880397089" calcext:value-type="float">
            <text:p>9,2350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formula="of:=COM.MICROSOFT.NORM.INV(RAND();30;5)" office:value-type="float" office:value="30.0835474565485" calcext:value-type="float">
            <text:p>30,0835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formula="of:=40+10*RAND()" office:value-type="float" office:value="47.8542806825135" calcext:value-type="float">
            <text:p>47,8543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formula="of:= ([.I968]*[.P968]+[.B968]*[.P968]+[.B968]*[.I968])/([.B968]*[.I968]*[.P968])" office:value-type="float" office:value="0.16242101560661" calcext:value-type="float">
            <text:p>0,1624</text:p>
          </table:table-cell>
          <table:table-cell table:number-columns-repeated="10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9+2*RAND()" office:value-type="float" office:value="9.19880725559779" calcext:value-type="float">
            <text:p>9,1988</text:p>
          </table:table-cell>
          <table:table-cell table:number-columns-repeated="5"/>
          <table:table-cell office:value-type="float" office:value="944" calcext:value-type="float">
            <text:p>944</text:p>
          </table:table-cell>
          <table:table-cell table:formula="of:=COM.MICROSOFT.NORM.INV(RAND();30;5)" office:value-type="float" office:value="25.3664303403177" calcext:value-type="float">
            <text:p>25,3664</text:p>
          </table:table-cell>
          <table:table-cell table:number-columns-repeated="5"/>
          <table:table-cell office:value-type="float" office:value="944" calcext:value-type="float">
            <text:p>944</text:p>
          </table:table-cell>
          <table:table-cell table:formula="of:=40+10*RAND()" office:value-type="float" office:value="40.2870834956411" calcext:value-type="float">
            <text:p>40,2871</text:p>
          </table:table-cell>
          <table:table-cell table:number-columns-repeated="5"/>
          <table:table-cell office:value-type="float" office:value="944" calcext:value-type="float">
            <text:p>944</text:p>
          </table:table-cell>
          <table:table-cell table:formula="of:= ([.I969]*[.P969]+[.B969]*[.P969]+[.B969]*[.I969])/([.B969]*[.I969]*[.P969])" office:value-type="float" office:value="0.172953778051859" calcext:value-type="float">
            <text:p>0,1730</text:p>
          </table:table-cell>
          <table:table-cell table:number-columns-repeated="10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9+2*RAND()" office:value-type="float" office:value="9.1930377103854" calcext:value-type="float">
            <text:p>9,1930</text:p>
          </table:table-cell>
          <table:table-cell table:number-columns-repeated="5"/>
          <table:table-cell office:value-type="float" office:value="945" calcext:value-type="float">
            <text:p>945</text:p>
          </table:table-cell>
          <table:table-cell table:formula="of:=COM.MICROSOFT.NORM.INV(RAND();30;5)" office:value-type="float" office:value="31.3608058967472" calcext:value-type="float">
            <text:p>31,3608</text:p>
          </table:table-cell>
          <table:table-cell table:number-columns-repeated="5"/>
          <table:table-cell office:value-type="float" office:value="945" calcext:value-type="float">
            <text:p>945</text:p>
          </table:table-cell>
          <table:table-cell table:formula="of:=40+10*RAND()" office:value-type="float" office:value="42.0203565654811" calcext:value-type="float">
            <text:p>42,0204</text:p>
          </table:table-cell>
          <table:table-cell table:number-columns-repeated="5"/>
          <table:table-cell office:value-type="float" office:value="945" calcext:value-type="float">
            <text:p>945</text:p>
          </table:table-cell>
          <table:table-cell table:formula="of:= ([.I970]*[.P970]+[.B970]*[.P970]+[.B970]*[.I970])/([.B970]*[.I970]*[.P970])" office:value-type="float" office:value="0.164462897207172" calcext:value-type="float">
            <text:p>0,1645</text:p>
          </table:table-cell>
          <table:table-cell table:number-columns-repeated="10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9+2*RAND()" office:value-type="float" office:value="9.14182064193301" calcext:value-type="float">
            <text:p>9,1418</text:p>
          </table:table-cell>
          <table:table-cell table:number-columns-repeated="5"/>
          <table:table-cell office:value-type="float" office:value="946" calcext:value-type="float">
            <text:p>946</text:p>
          </table:table-cell>
          <table:table-cell table:formula="of:=COM.MICROSOFT.NORM.INV(RAND();30;5)" office:value-type="float" office:value="32.1831890433007" calcext:value-type="float">
            <text:p>32,1832</text:p>
          </table:table-cell>
          <table:table-cell table:number-columns-repeated="5"/>
          <table:table-cell office:value-type="float" office:value="946" calcext:value-type="float">
            <text:p>946</text:p>
          </table:table-cell>
          <table:table-cell table:formula="of:=40+10*RAND()" office:value-type="float" office:value="46.065130593488" calcext:value-type="float">
            <text:p>46,0651</text:p>
          </table:table-cell>
          <table:table-cell table:number-columns-repeated="5"/>
          <table:table-cell office:value-type="float" office:value="946" calcext:value-type="float">
            <text:p>946</text:p>
          </table:table-cell>
          <table:table-cell table:formula="of:= ([.I971]*[.P971]+[.B971]*[.P971]+[.B971]*[.I971])/([.B971]*[.I971]*[.P971])" office:value-type="float" office:value="0.162167917589851" calcext:value-type="float">
            <text:p>0,1622</text:p>
          </table:table-cell>
          <table:table-cell table:number-columns-repeated="10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9+2*RAND()" office:value-type="float" office:value="9.63165122852661" calcext:value-type="float">
            <text:p>9,6317</text:p>
          </table:table-cell>
          <table:table-cell table:number-columns-repeated="5"/>
          <table:table-cell office:value-type="float" office:value="947" calcext:value-type="float">
            <text:p>947</text:p>
          </table:table-cell>
          <table:table-cell table:formula="of:=COM.MICROSOFT.NORM.INV(RAND();30;5)" office:value-type="float" office:value="26.5813240110605" calcext:value-type="float">
            <text:p>26,5813</text:p>
          </table:table-cell>
          <table:table-cell table:number-columns-repeated="5"/>
          <table:table-cell office:value-type="float" office:value="947" calcext:value-type="float">
            <text:p>947</text:p>
          </table:table-cell>
          <table:table-cell table:formula="of:=40+10*RAND()" office:value-type="float" office:value="47.6175145350862" calcext:value-type="float">
            <text:p>47,6175</text:p>
          </table:table-cell>
          <table:table-cell table:number-columns-repeated="5"/>
          <table:table-cell office:value-type="float" office:value="947" calcext:value-type="float">
            <text:p>947</text:p>
          </table:table-cell>
          <table:table-cell table:formula="of:= ([.I972]*[.P972]+[.B972]*[.P972]+[.B972]*[.I972])/([.B972]*[.I972]*[.P972])" office:value-type="float" office:value="0.162445431989927" calcext:value-type="float">
            <text:p>0,1624</text:p>
          </table:table-cell>
          <table:table-cell table:number-columns-repeated="10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9+2*RAND()" office:value-type="float" office:value="10.1646232840139" calcext:value-type="float">
            <text:p>10,1646</text:p>
          </table:table-cell>
          <table:table-cell table:number-columns-repeated="5"/>
          <table:table-cell office:value-type="float" office:value="948" calcext:value-type="float">
            <text:p>948</text:p>
          </table:table-cell>
          <table:table-cell table:formula="of:=COM.MICROSOFT.NORM.INV(RAND();30;5)" office:value-type="float" office:value="31.8385503123137" calcext:value-type="float">
            <text:p>31,8386</text:p>
          </table:table-cell>
          <table:table-cell table:number-columns-repeated="5"/>
          <table:table-cell office:value-type="float" office:value="948" calcext:value-type="float">
            <text:p>948</text:p>
          </table:table-cell>
          <table:table-cell table:formula="of:=40+10*RAND()" office:value-type="float" office:value="44.110544990981" calcext:value-type="float">
            <text:p>44,1105</text:p>
          </table:table-cell>
          <table:table-cell table:number-columns-repeated="5"/>
          <table:table-cell office:value-type="float" office:value="948" calcext:value-type="float">
            <text:p>948</text:p>
          </table:table-cell>
          <table:table-cell table:formula="of:= ([.I973]*[.P973]+[.B973]*[.P973]+[.B973]*[.I973])/([.B973]*[.I973]*[.P973])" office:value-type="float" office:value="0.152459210422817" calcext:value-type="float">
            <text:p>0,1525</text:p>
          </table:table-cell>
          <table:table-cell table:number-columns-repeated="10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9+2*RAND()" office:value-type="float" office:value="9.46297294390388" calcext:value-type="float">
            <text:p>9,4630</text:p>
          </table:table-cell>
          <table:table-cell table:number-columns-repeated="5"/>
          <table:table-cell office:value-type="float" office:value="949" calcext:value-type="float">
            <text:p>949</text:p>
          </table:table-cell>
          <table:table-cell table:formula="of:=COM.MICROSOFT.NORM.INV(RAND();30;5)" office:value-type="float" office:value="31.9119734504059" calcext:value-type="float">
            <text:p>31,9120</text:p>
          </table:table-cell>
          <table:table-cell table:number-columns-repeated="5"/>
          <table:table-cell office:value-type="float" office:value="949" calcext:value-type="float">
            <text:p>949</text:p>
          </table:table-cell>
          <table:table-cell table:formula="of:=40+10*RAND()" office:value-type="float" office:value="43.7241532991175" calcext:value-type="float">
            <text:p>43,7242</text:p>
          </table:table-cell>
          <table:table-cell table:number-columns-repeated="5"/>
          <table:table-cell office:value-type="float" office:value="949" calcext:value-type="float">
            <text:p>949</text:p>
          </table:table-cell>
          <table:table-cell table:formula="of:= ([.I974]*[.P974]+[.B974]*[.P974]+[.B974]*[.I974])/([.B974]*[.I974]*[.P974])" office:value-type="float" office:value="0.159881890284026" calcext:value-type="float">
            <text:p>0,1599</text:p>
          </table:table-cell>
          <table:table-cell table:number-columns-repeated="10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9+2*RAND()" office:value-type="float" office:value="9.49722460540943" calcext:value-type="float">
            <text:p>9,4972</text:p>
          </table:table-cell>
          <table:table-cell table:number-columns-repeated="5"/>
          <table:table-cell office:value-type="float" office:value="950" calcext:value-type="float">
            <text:p>950</text:p>
          </table:table-cell>
          <table:table-cell table:formula="of:=COM.MICROSOFT.NORM.INV(RAND();30;5)" office:value-type="float" office:value="29.7532381490413" calcext:value-type="float">
            <text:p>29,7532</text:p>
          </table:table-cell>
          <table:table-cell table:number-columns-repeated="5"/>
          <table:table-cell office:value-type="float" office:value="950" calcext:value-type="float">
            <text:p>950</text:p>
          </table:table-cell>
          <table:table-cell table:formula="of:=40+10*RAND()" office:value-type="float" office:value="43.7041315517854" calcext:value-type="float">
            <text:p>43,7041</text:p>
          </table:table-cell>
          <table:table-cell table:number-columns-repeated="5"/>
          <table:table-cell office:value-type="float" office:value="950" calcext:value-type="float">
            <text:p>950</text:p>
          </table:table-cell>
          <table:table-cell table:formula="of:= ([.I975]*[.P975]+[.B975]*[.P975]+[.B975]*[.I975])/([.B975]*[.I975]*[.P975])" office:value-type="float" office:value="0.1617848382172" calcext:value-type="float">
            <text:p>0,1618</text:p>
          </table:table-cell>
          <table:table-cell table:number-columns-repeated="10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9+2*RAND()" office:value-type="float" office:value="9.65878864121623" calcext:value-type="float">
            <text:p>9,6588</text:p>
          </table:table-cell>
          <table:table-cell table:number-columns-repeated="5"/>
          <table:table-cell office:value-type="float" office:value="951" calcext:value-type="float">
            <text:p>951</text:p>
          </table:table-cell>
          <table:table-cell table:formula="of:=COM.MICROSOFT.NORM.INV(RAND();30;5)" office:value-type="float" office:value="39.2814351084928" calcext:value-type="float">
            <text:p>39,2814</text:p>
          </table:table-cell>
          <table:table-cell table:number-columns-repeated="5"/>
          <table:table-cell office:value-type="float" office:value="951" calcext:value-type="float">
            <text:p>951</text:p>
          </table:table-cell>
          <table:table-cell table:formula="of:=40+10*RAND()" office:value-type="float" office:value="48.6190540564712" calcext:value-type="float">
            <text:p>48,6191</text:p>
          </table:table-cell>
          <table:table-cell table:number-columns-repeated="5"/>
          <table:table-cell office:value-type="float" office:value="951" calcext:value-type="float">
            <text:p>951</text:p>
          </table:table-cell>
          <table:table-cell table:formula="of:= ([.I976]*[.P976]+[.B976]*[.P976]+[.B976]*[.I976])/([.B976]*[.I976]*[.P976])" office:value-type="float" office:value="0.149558037851954" calcext:value-type="float">
            <text:p>0,1496</text:p>
          </table:table-cell>
          <table:table-cell table:number-columns-repeated="10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9+2*RAND()" office:value-type="float" office:value="10.3066981837619" calcext:value-type="float">
            <text:p>10,3067</text:p>
          </table:table-cell>
          <table:table-cell table:number-columns-repeated="5"/>
          <table:table-cell office:value-type="float" office:value="952" calcext:value-type="float">
            <text:p>952</text:p>
          </table:table-cell>
          <table:table-cell table:formula="of:=COM.MICROSOFT.NORM.INV(RAND();30;5)" office:value-type="float" office:value="26.4725692396271" calcext:value-type="float">
            <text:p>26,4726</text:p>
          </table:table-cell>
          <table:table-cell table:number-columns-repeated="5"/>
          <table:table-cell office:value-type="float" office:value="952" calcext:value-type="float">
            <text:p>952</text:p>
          </table:table-cell>
          <table:table-cell table:formula="of:=40+10*RAND()" office:value-type="float" office:value="45.0417169102002" calcext:value-type="float">
            <text:p>45,0417</text:p>
          </table:table-cell>
          <table:table-cell table:number-columns-repeated="5"/>
          <table:table-cell office:value-type="float" office:value="952" calcext:value-type="float">
            <text:p>952</text:p>
          </table:table-cell>
          <table:table-cell table:formula="of:= ([.I977]*[.P977]+[.B977]*[.P977]+[.B977]*[.I977])/([.B977]*[.I977]*[.P977])" office:value-type="float" office:value="0.157000874003804" calcext:value-type="float">
            <text:p>0,1570</text:p>
          </table:table-cell>
          <table:table-cell table:number-columns-repeated="10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9+2*RAND()" office:value-type="float" office:value="9.64400562993251" calcext:value-type="float">
            <text:p>9,6440</text:p>
          </table:table-cell>
          <table:table-cell table:number-columns-repeated="5"/>
          <table:table-cell office:value-type="float" office:value="953" calcext:value-type="float">
            <text:p>953</text:p>
          </table:table-cell>
          <table:table-cell table:formula="of:=COM.MICROSOFT.NORM.INV(RAND();30;5)" office:value-type="float" office:value="35.3249170711218" calcext:value-type="float">
            <text:p>35,3249</text:p>
          </table:table-cell>
          <table:table-cell table:number-columns-repeated="5"/>
          <table:table-cell office:value-type="float" office:value="953" calcext:value-type="float">
            <text:p>953</text:p>
          </table:table-cell>
          <table:table-cell table:formula="of:=40+10*RAND()" office:value-type="float" office:value="43.5946584201884" calcext:value-type="float">
            <text:p>43,5947</text:p>
          </table:table-cell>
          <table:table-cell table:number-columns-repeated="5"/>
          <table:table-cell office:value-type="float" office:value="953" calcext:value-type="float">
            <text:p>953</text:p>
          </table:table-cell>
          <table:table-cell table:formula="of:= ([.I978]*[.P978]+[.B978]*[.P978]+[.B978]*[.I978])/([.B978]*[.I978]*[.P978])" office:value-type="float" office:value="0.154938573714927" calcext:value-type="float">
            <text:p>0,1549</text:p>
          </table:table-cell>
          <table:table-cell table:number-columns-repeated="10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9+2*RAND()" office:value-type="float" office:value="9.98667704383843" calcext:value-type="float">
            <text:p>9,9867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formula="of:=COM.MICROSOFT.NORM.INV(RAND();30;5)" office:value-type="float" office:value="28.7924931438266" calcext:value-type="float">
            <text:p>28,7925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formula="of:=40+10*RAND()" office:value-type="float" office:value="48.1031273736153" calcext:value-type="float">
            <text:p>48,1031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formula="of:= ([.I979]*[.P979]+[.B979]*[.P979]+[.B979]*[.I979])/([.B979]*[.I979]*[.P979])" office:value-type="float" office:value="0.155653351541822" calcext:value-type="float">
            <text:p>0,1557</text:p>
          </table:table-cell>
          <table:table-cell table:number-columns-repeated="10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9+2*RAND()" office:value-type="float" office:value="9.36523272399791" calcext:value-type="float">
            <text:p>9,3652</text:p>
          </table:table-cell>
          <table:table-cell table:number-columns-repeated="5"/>
          <table:table-cell office:value-type="float" office:value="955" calcext:value-type="float">
            <text:p>955</text:p>
          </table:table-cell>
          <table:table-cell table:formula="of:=COM.MICROSOFT.NORM.INV(RAND();30;5)" office:value-type="float" office:value="24.2655565011866" calcext:value-type="float">
            <text:p>24,2656</text:p>
          </table:table-cell>
          <table:table-cell table:number-columns-repeated="5"/>
          <table:table-cell office:value-type="float" office:value="955" calcext:value-type="float">
            <text:p>955</text:p>
          </table:table-cell>
          <table:table-cell table:formula="of:=40+10*RAND()" office:value-type="float" office:value="44.8777278896887" calcext:value-type="float">
            <text:p>44,8777</text:p>
          </table:table-cell>
          <table:table-cell table:number-columns-repeated="5"/>
          <table:table-cell office:value-type="float" office:value="955" calcext:value-type="float">
            <text:p>955</text:p>
          </table:table-cell>
          <table:table-cell table:formula="of:= ([.I980]*[.P980]+[.B980]*[.P980]+[.B980]*[.I980])/([.B980]*[.I980]*[.P980])" office:value-type="float" office:value="0.170271357025536" calcext:value-type="float">
            <text:p>0,1703</text:p>
          </table:table-cell>
          <table:table-cell table:number-columns-repeated="10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9+2*RAND()" office:value-type="float" office:value="9.47566954395734" calcext:value-type="float">
            <text:p>9,4757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formula="of:=COM.MICROSOFT.NORM.INV(RAND();30;5)" office:value-type="float" office:value="24.6785501778179" calcext:value-type="float">
            <text:p>24,6786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formula="of:=40+10*RAND()" office:value-type="float" office:value="43.7805462826509" calcext:value-type="float">
            <text:p>43,7805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formula="of:= ([.I981]*[.P981]+[.B981]*[.P981]+[.B981]*[.I981])/([.B981]*[.I981]*[.P981])" office:value-type="float" office:value="0.168895653745577" calcext:value-type="float">
            <text:p>0,1689</text:p>
          </table:table-cell>
          <table:table-cell table:number-columns-repeated="10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9+2*RAND()" office:value-type="float" office:value="10.0990642581601" calcext:value-type="float">
            <text:p>10,0991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formula="of:=COM.MICROSOFT.NORM.INV(RAND();30;5)" office:value-type="float" office:value="32.5708832653263" calcext:value-type="float">
            <text:p>32,5709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formula="of:=40+10*RAND()" office:value-type="float" office:value="45.5839983106125" calcext:value-type="float">
            <text:p>45,5840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formula="of:= ([.I982]*[.P982]+[.B982]*[.P982]+[.B982]*[.I982])/([.B982]*[.I982]*[.P982])" office:value-type="float" office:value="0.151658866029737" calcext:value-type="float">
            <text:p>0,1517</text:p>
          </table:table-cell>
          <table:table-cell table:number-columns-repeated="10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9+2*RAND()" office:value-type="float" office:value="9.09560092235915" calcext:value-type="float">
            <text:p>9,0956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formula="of:=COM.MICROSOFT.NORM.INV(RAND();30;5)" office:value-type="float" office:value="24.4843225511597" calcext:value-type="float">
            <text:p>24,4843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formula="of:=40+10*RAND()" office:value-type="float" office:value="44.4148165720981" calcext:value-type="float">
            <text:p>44,4148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formula="of:= ([.I983]*[.P983]+[.B983]*[.P983]+[.B983]*[.I983])/([.B983]*[.I983]*[.P983])" office:value-type="float" office:value="0.173300728692937" calcext:value-type="float">
            <text:p>0,1733</text:p>
          </table:table-cell>
          <table:table-cell table:number-columns-repeated="10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9+2*RAND()" office:value-type="float" office:value="10.7981082710903" calcext:value-type="float">
            <text:p>10,7981</text:p>
          </table:table-cell>
          <table:table-cell table:number-columns-repeated="5"/>
          <table:table-cell office:value-type="float" office:value="959" calcext:value-type="float">
            <text:p>959</text:p>
          </table:table-cell>
          <table:table-cell table:formula="of:=COM.MICROSOFT.NORM.INV(RAND();30;5)" office:value-type="float" office:value="23.7976546706269" calcext:value-type="float">
            <text:p>23,7977</text:p>
          </table:table-cell>
          <table:table-cell table:number-columns-repeated="5"/>
          <table:table-cell office:value-type="float" office:value="959" calcext:value-type="float">
            <text:p>959</text:p>
          </table:table-cell>
          <table:table-cell table:formula="of:=40+10*RAND()" office:value-type="float" office:value="46.3436643325258" calcext:value-type="float">
            <text:p>46,3437</text:p>
          </table:table-cell>
          <table:table-cell table:number-columns-repeated="5"/>
          <table:table-cell office:value-type="float" office:value="959" calcext:value-type="float">
            <text:p>959</text:p>
          </table:table-cell>
          <table:table-cell table:formula="of:= ([.I984]*[.P984]+[.B984]*[.P984]+[.B984]*[.I984])/([.B984]*[.I984]*[.P984])" office:value-type="float" office:value="0.156207684121264" calcext:value-type="float">
            <text:p>0,1562</text:p>
          </table:table-cell>
          <table:table-cell table:number-columns-repeated="10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9+2*RAND()" office:value-type="float" office:value="9.39139262936078" calcext:value-type="float">
            <text:p>9,3914</text:p>
          </table:table-cell>
          <table:table-cell table:number-columns-repeated="5"/>
          <table:table-cell office:value-type="float" office:value="960" calcext:value-type="float">
            <text:p>960</text:p>
          </table:table-cell>
          <table:table-cell table:formula="of:=COM.MICROSOFT.NORM.INV(RAND();30;5)" office:value-type="float" office:value="31.4323445494474" calcext:value-type="float">
            <text:p>31,4323</text:p>
          </table:table-cell>
          <table:table-cell table:number-columns-repeated="5"/>
          <table:table-cell office:value-type="float" office:value="960" calcext:value-type="float">
            <text:p>960</text:p>
          </table:table-cell>
          <table:table-cell table:formula="of:=40+10*RAND()" office:value-type="float" office:value="40.9349192923401" calcext:value-type="float">
            <text:p>40,9349</text:p>
          </table:table-cell>
          <table:table-cell table:number-columns-repeated="5"/>
          <table:table-cell office:value-type="float" office:value="960" calcext:value-type="float">
            <text:p>960</text:p>
          </table:table-cell>
          <table:table-cell table:formula="of:= ([.I985]*[.P985]+[.B985]*[.P985]+[.B985]*[.I985])/([.B985]*[.I985]*[.P985])" office:value-type="float" office:value="0.162723863835544" calcext:value-type="float">
            <text:p>0,1627</text:p>
          </table:table-cell>
          <table:table-cell table:number-columns-repeated="10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9+2*RAND()" office:value-type="float" office:value="9.89891138556413" calcext:value-type="float">
            <text:p>9,8989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formula="of:=COM.MICROSOFT.NORM.INV(RAND();30;5)" office:value-type="float" office:value="33.0580451350845" calcext:value-type="float">
            <text:p>33,0580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formula="of:=40+10*RAND()" office:value-type="float" office:value="49.8014925012831" calcext:value-type="float">
            <text:p>49,8015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formula="of:= ([.I986]*[.P986]+[.B986]*[.P986]+[.B986]*[.I986])/([.B986]*[.I986]*[.P986])" office:value-type="float" office:value="0.151350751481243" calcext:value-type="float">
            <text:p>0,1514</text:p>
          </table:table-cell>
          <table:table-cell table:number-columns-repeated="10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9+2*RAND()" office:value-type="float" office:value="9.62355767958798" calcext:value-type="float">
            <text:p>9,6236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formula="of:=COM.MICROSOFT.NORM.INV(RAND();30;5)" office:value-type="float" office:value="23.2172259573409" calcext:value-type="float">
            <text:p>23,2172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formula="of:=40+10*RAND()" office:value-type="float" office:value="42.1181280037854" calcext:value-type="float">
            <text:p>42,1181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formula="of:= ([.I987]*[.P987]+[.B987]*[.P987]+[.B987]*[.I987])/([.B987]*[.I987]*[.P987])" office:value-type="float" office:value="0.170725888643117" calcext:value-type="float">
            <text:p>0,1707</text:p>
          </table:table-cell>
          <table:table-cell table:number-columns-repeated="10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9+2*RAND()" office:value-type="float" office:value="9.61392151913606" calcext:value-type="float">
            <text:p>9,6139</text:p>
          </table:table-cell>
          <table:table-cell table:number-columns-repeated="5"/>
          <table:table-cell office:value-type="float" office:value="963" calcext:value-type="float">
            <text:p>963</text:p>
          </table:table-cell>
          <table:table-cell table:formula="of:=COM.MICROSOFT.NORM.INV(RAND();30;5)" office:value-type="float" office:value="24.9966875533522" calcext:value-type="float">
            <text:p>24,9967</text:p>
          </table:table-cell>
          <table:table-cell table:number-columns-repeated="5"/>
          <table:table-cell office:value-type="float" office:value="963" calcext:value-type="float">
            <text:p>963</text:p>
          </table:table-cell>
          <table:table-cell table:formula="of:=40+10*RAND()" office:value-type="float" office:value="43.387320038164" calcext:value-type="float">
            <text:p>43,3873</text:p>
          </table:table-cell>
          <table:table-cell table:number-columns-repeated="5"/>
          <table:table-cell office:value-type="float" office:value="963" calcext:value-type="float">
            <text:p>963</text:p>
          </table:table-cell>
          <table:table-cell table:formula="of:= ([.I988]*[.P988]+[.B988]*[.P988]+[.B988]*[.I988])/([.B988]*[.I988]*[.P988])" office:value-type="float" office:value="0.167069336408957" calcext:value-type="float">
            <text:p>0,1671</text:p>
          </table:table-cell>
          <table:table-cell table:number-columns-repeated="10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9+2*RAND()" office:value-type="float" office:value="9.01827014773153" calcext:value-type="float">
            <text:p>9,0183</text:p>
          </table:table-cell>
          <table:table-cell table:number-columns-repeated="5"/>
          <table:table-cell office:value-type="float" office:value="964" calcext:value-type="float">
            <text:p>964</text:p>
          </table:table-cell>
          <table:table-cell table:formula="of:=COM.MICROSOFT.NORM.INV(RAND();30;5)" office:value-type="float" office:value="30.1669003532177" calcext:value-type="float">
            <text:p>30,1669</text:p>
          </table:table-cell>
          <table:table-cell table:number-columns-repeated="5"/>
          <table:table-cell office:value-type="float" office:value="964" calcext:value-type="float">
            <text:p>964</text:p>
          </table:table-cell>
          <table:table-cell table:formula="of:=40+10*RAND()" office:value-type="float" office:value="46.2843899626751" calcext:value-type="float">
            <text:p>46,2844</text:p>
          </table:table-cell>
          <table:table-cell table:number-columns-repeated="5"/>
          <table:table-cell office:value-type="float" office:value="964" calcext:value-type="float">
            <text:p>964</text:p>
          </table:table-cell>
          <table:table-cell table:formula="of:= ([.I989]*[.P989]+[.B989]*[.P989]+[.B989]*[.I989])/([.B989]*[.I989]*[.P989])" office:value-type="float" office:value="0.165640481619403" calcext:value-type="float">
            <text:p>0,1656</text:p>
          </table:table-cell>
          <table:table-cell table:number-columns-repeated="10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9+2*RAND()" office:value-type="float" office:value="10.6708757022861" calcext:value-type="float">
            <text:p>10,6709</text:p>
          </table:table-cell>
          <table:table-cell table:number-columns-repeated="5"/>
          <table:table-cell office:value-type="float" office:value="965" calcext:value-type="float">
            <text:p>965</text:p>
          </table:table-cell>
          <table:table-cell table:formula="of:=COM.MICROSOFT.NORM.INV(RAND();30;5)" office:value-type="float" office:value="23.2826680735784" calcext:value-type="float">
            <text:p>23,2827</text:p>
          </table:table-cell>
          <table:table-cell table:number-columns-repeated="5"/>
          <table:table-cell office:value-type="float" office:value="965" calcext:value-type="float">
            <text:p>965</text:p>
          </table:table-cell>
          <table:table-cell table:formula="of:=40+10*RAND()" office:value-type="float" office:value="43.0335738358554" calcext:value-type="float">
            <text:p>43,0336</text:p>
          </table:table-cell>
          <table:table-cell table:number-columns-repeated="5"/>
          <table:table-cell office:value-type="float" office:value="965" calcext:value-type="float">
            <text:p>965</text:p>
          </table:table-cell>
          <table:table-cell table:formula="of:= ([.I990]*[.P990]+[.B990]*[.P990]+[.B990]*[.I990])/([.B990]*[.I990]*[.P990])" office:value-type="float" office:value="0.159901095401836" calcext:value-type="float">
            <text:p>0,1599</text:p>
          </table:table-cell>
          <table:table-cell table:number-columns-repeated="10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9+2*RAND()" office:value-type="float" office:value="9.98501938884147" calcext:value-type="float">
            <text:p>9,9850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formula="of:=COM.MICROSOFT.NORM.INV(RAND();30;5)" office:value-type="float" office:value="29.934123378699" calcext:value-type="float">
            <text:p>29,9341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formula="of:=40+10*RAND()" office:value-type="float" office:value="44.1499249835033" calcext:value-type="float">
            <text:p>44,1499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formula="of:= ([.I991]*[.P991]+[.B991]*[.P991]+[.B991]*[.I991])/([.B991]*[.I991]*[.P991])" office:value-type="float" office:value="0.156206816641202" calcext:value-type="float">
            <text:p>0,1562</text:p>
          </table:table-cell>
          <table:table-cell table:number-columns-repeated="10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9+2*RAND()" office:value-type="float" office:value="9.28911423520185" calcext:value-type="float">
            <text:p>9,2891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formula="of:=COM.MICROSOFT.NORM.INV(RAND();30;5)" office:value-type="float" office:value="26.2461767519612" calcext:value-type="float">
            <text:p>26,2462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formula="of:=40+10*RAND()" office:value-type="float" office:value="43.1520042440388" calcext:value-type="float">
            <text:p>43,1520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formula="of:= ([.I992]*[.P992]+[.B992]*[.P992]+[.B992]*[.I992])/([.B992]*[.I992]*[.P992])" office:value-type="float" office:value="0.168927572782608" calcext:value-type="float">
            <text:p>0,1689</text:p>
          </table:table-cell>
          <table:table-cell table:number-columns-repeated="10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9+2*RAND()" office:value-type="float" office:value="10.9870317454916" calcext:value-type="float">
            <text:p>10,9870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formula="of:=COM.MICROSOFT.NORM.INV(RAND();30;5)" office:value-type="float" office:value="32.0336198292683" calcext:value-type="float">
            <text:p>32,0336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formula="of:=40+10*RAND()" office:value-type="float" office:value="48.9996558765415" calcext:value-type="float">
            <text:p>48,9997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formula="of:= ([.I993]*[.P993]+[.B993]*[.P993]+[.B993]*[.I993])/([.B993]*[.I993]*[.P993])" office:value-type="float" office:value="0.142641902252608" calcext:value-type="float">
            <text:p>0,1426</text:p>
          </table:table-cell>
          <table:table-cell table:number-columns-repeated="10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9+2*RAND()" office:value-type="float" office:value="9.60510526387952" calcext:value-type="float">
            <text:p>9,6051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formula="of:=COM.MICROSOFT.NORM.INV(RAND();30;5)" office:value-type="float" office:value="35.7586023100932" calcext:value-type="float">
            <text:p>35,7586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formula="of:=40+10*RAND()" office:value-type="float" office:value="45.0369923689868" calcext:value-type="float">
            <text:p>45,0370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formula="of:= ([.I994]*[.P994]+[.B994]*[.P994]+[.B994]*[.I994])/([.B994]*[.I994]*[.P994])" office:value-type="float" office:value="0.154280568690706" calcext:value-type="float">
            <text:p>0,1543</text:p>
          </table:table-cell>
          <table:table-cell table:number-columns-repeated="10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9+2*RAND()" office:value-type="float" office:value="9.53295558947139" calcext:value-type="float">
            <text:p>9,5330</text:p>
          </table:table-cell>
          <table:table-cell table:number-columns-repeated="5"/>
          <table:table-cell office:value-type="float" office:value="970" calcext:value-type="float">
            <text:p>970</text:p>
          </table:table-cell>
          <table:table-cell table:formula="of:=COM.MICROSOFT.NORM.INV(RAND();30;5)" office:value-type="float" office:value="24.7077707970419" calcext:value-type="float">
            <text:p>24,7078</text:p>
          </table:table-cell>
          <table:table-cell table:number-columns-repeated="5"/>
          <table:table-cell office:value-type="float" office:value="970" calcext:value-type="float">
            <text:p>970</text:p>
          </table:table-cell>
          <table:table-cell table:formula="of:=40+10*RAND()" office:value-type="float" office:value="43.9862373413052" calcext:value-type="float">
            <text:p>43,9862</text:p>
          </table:table-cell>
          <table:table-cell table:number-columns-repeated="5"/>
          <table:table-cell office:value-type="float" office:value="970" calcext:value-type="float">
            <text:p>970</text:p>
          </table:table-cell>
          <table:table-cell table:formula="of:= ([.I995]*[.P995]+[.B995]*[.P995]+[.B995]*[.I995])/([.B995]*[.I995]*[.P995])" office:value-type="float" office:value="0.16810674196508" calcext:value-type="float">
            <text:p>0,1681</text:p>
          </table:table-cell>
          <table:table-cell table:number-columns-repeated="10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9+2*RAND()" office:value-type="float" office:value="10.0115826327819" calcext:value-type="float">
            <text:p>10,0116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formula="of:=COM.MICROSOFT.NORM.INV(RAND();30;5)" office:value-type="float" office:value="33.8316265219103" calcext:value-type="float">
            <text:p>33,8316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formula="of:=40+10*RAND()" office:value-type="float" office:value="43.3899866102729" calcext:value-type="float">
            <text:p>43,3900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formula="of:= ([.I996]*[.P996]+[.B996]*[.P996]+[.B996]*[.I996])/([.B996]*[.I996]*[.P996])" office:value-type="float" office:value="0.152489241144297" calcext:value-type="float">
            <text:p>0,1525</text:p>
          </table:table-cell>
          <table:table-cell table:number-columns-repeated="10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9+2*RAND()" office:value-type="float" office:value="10.9854705531616" calcext:value-type="float">
            <text:p>10,9855</text:p>
          </table:table-cell>
          <table:table-cell table:number-columns-repeated="5"/>
          <table:table-cell office:value-type="float" office:value="972" calcext:value-type="float">
            <text:p>972</text:p>
          </table:table-cell>
          <table:table-cell table:formula="of:=COM.MICROSOFT.NORM.INV(RAND();30;5)" office:value-type="float" office:value="30.8209498215651" calcext:value-type="float">
            <text:p>30,8209</text:p>
          </table:table-cell>
          <table:table-cell table:number-columns-repeated="5"/>
          <table:table-cell office:value-type="float" office:value="972" calcext:value-type="float">
            <text:p>972</text:p>
          </table:table-cell>
          <table:table-cell table:formula="of:=40+10*RAND()" office:value-type="float" office:value="41.9923794001807" calcext:value-type="float">
            <text:p>41,9924</text:p>
          </table:table-cell>
          <table:table-cell table:number-columns-repeated="5"/>
          <table:table-cell office:value-type="float" office:value="972" calcext:value-type="float">
            <text:p>972</text:p>
          </table:table-cell>
          <table:table-cell table:formula="of:= ([.I997]*[.P997]+[.B997]*[.P997]+[.B997]*[.I997])/([.B997]*[.I997]*[.P997])" office:value-type="float" office:value="0.147288635879355" calcext:value-type="float">
            <text:p>0,1473</text:p>
          </table:table-cell>
          <table:table-cell table:number-columns-repeated="10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9+2*RAND()" office:value-type="float" office:value="9.42984156985767" calcext:value-type="float">
            <text:p>9,4298</text:p>
          </table:table-cell>
          <table:table-cell table:number-columns-repeated="5"/>
          <table:table-cell office:value-type="float" office:value="973" calcext:value-type="float">
            <text:p>973</text:p>
          </table:table-cell>
          <table:table-cell table:formula="of:=COM.MICROSOFT.NORM.INV(RAND();30;5)" office:value-type="float" office:value="28.7462775283948" calcext:value-type="float">
            <text:p>28,7463</text:p>
          </table:table-cell>
          <table:table-cell table:number-columns-repeated="5"/>
          <table:table-cell office:value-type="float" office:value="973" calcext:value-type="float">
            <text:p>973</text:p>
          </table:table-cell>
          <table:table-cell table:formula="of:=40+10*RAND()" office:value-type="float" office:value="46.1577674199361" calcext:value-type="float">
            <text:p>46,1578</text:p>
          </table:table-cell>
          <table:table-cell table:number-columns-repeated="5"/>
          <table:table-cell office:value-type="float" office:value="973" calcext:value-type="float">
            <text:p>973</text:p>
          </table:table-cell>
          <table:table-cell table:formula="of:= ([.I998]*[.P998]+[.B998]*[.P998]+[.B998]*[.I998])/([.B998]*[.I998]*[.P998])" office:value-type="float" office:value="0.162498259196148" calcext:value-type="float">
            <text:p>0,1625</text:p>
          </table:table-cell>
          <table:table-cell table:number-columns-repeated="10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9+2*RAND()" office:value-type="float" office:value="9.40654278569855" calcext:value-type="float">
            <text:p>9,4065</text:p>
          </table:table-cell>
          <table:table-cell table:number-columns-repeated="5"/>
          <table:table-cell office:value-type="float" office:value="974" calcext:value-type="float">
            <text:p>974</text:p>
          </table:table-cell>
          <table:table-cell table:formula="of:=COM.MICROSOFT.NORM.INV(RAND();30;5)" office:value-type="float" office:value="23.239924613439" calcext:value-type="float">
            <text:p>23,2399</text:p>
          </table:table-cell>
          <table:table-cell table:number-columns-repeated="5"/>
          <table:table-cell office:value-type="float" office:value="974" calcext:value-type="float">
            <text:p>974</text:p>
          </table:table-cell>
          <table:table-cell table:formula="of:=40+10*RAND()" office:value-type="float" office:value="41.424246764509" calcext:value-type="float">
            <text:p>41,4242</text:p>
          </table:table-cell>
          <table:table-cell table:number-columns-repeated="5"/>
          <table:table-cell office:value-type="float" office:value="974" calcext:value-type="float">
            <text:p>974</text:p>
          </table:table-cell>
          <table:table-cell table:formula="of:= ([.I999]*[.P999]+[.B999]*[.P999]+[.B999]*[.I999])/([.B999]*[.I999]*[.P999])" office:value-type="float" office:value="0.173478833804249" calcext:value-type="float">
            <text:p>0,1735</text:p>
          </table:table-cell>
          <table:table-cell table:number-columns-repeated="10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9+2*RAND()" office:value-type="float" office:value="9.98890931229107" calcext:value-type="float">
            <text:p>9,9889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formula="of:=COM.MICROSOFT.NORM.INV(RAND();30;5)" office:value-type="float" office:value="22.9985094388656" calcext:value-type="float">
            <text:p>22,9985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formula="of:=40+10*RAND()" office:value-type="float" office:value="47.261194299208" calcext:value-type="float">
            <text:p>47,2612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formula="of:= ([.I1000]*[.P1000]+[.B1000]*[.P1000]+[.B1000]*[.I1000])/([.B1000]*[.I1000]*[.P1000])" office:value-type="float" office:value="0.164751117013373" calcext:value-type="float">
            <text:p>0,1648</text:p>
          </table:table-cell>
          <table:table-cell table:number-columns-repeated="10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9+2*RAND()" office:value-type="float" office:value="9.96522183087654" calcext:value-type="float">
            <text:p>9,9652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formula="of:=COM.MICROSOFT.NORM.INV(RAND();30;5)" office:value-type="float" office:value="34.1456564660954" calcext:value-type="float">
            <text:p>34,1457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formula="of:=40+10*RAND()" office:value-type="float" office:value="49.5955034939107" calcext:value-type="float">
            <text:p>49,5955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formula="of:= ([.I1001]*[.P1001]+[.B1001]*[.P1001]+[.B1001]*[.I1001])/([.B1001]*[.I1001]*[.P1001])" office:value-type="float" office:value="0.149798415438419" calcext:value-type="float">
            <text:p>0,1498</text:p>
          </table:table-cell>
          <table:table-cell table:number-columns-repeated="10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9+2*RAND()" office:value-type="float" office:value="9.67217652243562" calcext:value-type="float">
            <text:p>9,6722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formula="of:=COM.MICROSOFT.NORM.INV(RAND();30;5)" office:value-type="float" office:value="29.1981945504717" calcext:value-type="float">
            <text:p>29,1982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formula="of:=40+10*RAND()" office:value-type="float" office:value="49.4850869395305" calcext:value-type="float">
            <text:p>49,4851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formula="of:= ([.I1002]*[.P1002]+[.B1002]*[.P1002]+[.B1002]*[.I1002])/([.B1002]*[.I1002]*[.P1002])" office:value-type="float" office:value="0.157846146811412" calcext:value-type="float">
            <text:p>0,1578</text:p>
          </table:table-cell>
          <table:table-cell table:number-columns-repeated="10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9+2*RAND()" office:value-type="float" office:value="9.30415223655291" calcext:value-type="float">
            <text:p>9,3042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formula="of:=COM.MICROSOFT.NORM.INV(RAND();30;5)" office:value-type="float" office:value="29.5336178228654" calcext:value-type="float">
            <text:p>29,5336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formula="of:=40+10*RAND()" office:value-type="float" office:value="41.5073775721248" calcext:value-type="float">
            <text:p>41,5074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formula="of:= ([.I1003]*[.P1003]+[.B1003]*[.P1003]+[.B1003]*[.I1003])/([.B1003]*[.I1003]*[.P1003])" office:value-type="float" office:value="0.16543071646361" calcext:value-type="float">
            <text:p>0,1654</text:p>
          </table:table-cell>
          <table:table-cell table:number-columns-repeated="10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9+2*RAND()" office:value-type="float" office:value="10.8812018821482" calcext:value-type="float">
            <text:p>10,8812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formula="of:=COM.MICROSOFT.NORM.INV(RAND();30;5)" office:value-type="float" office:value="34.5719642797944" calcext:value-type="float">
            <text:p>34,5720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formula="of:=40+10*RAND()" office:value-type="float" office:value="41.1633577418979" calcext:value-type="float">
            <text:p>41,1634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formula="of:= ([.I1004]*[.P1004]+[.B1004]*[.P1004]+[.B1004]*[.I1004])/([.B1004]*[.I1004]*[.P1004])" office:value-type="float" office:value="0.145120234872082" calcext:value-type="float">
            <text:p>0,1451</text:p>
          </table:table-cell>
          <table:table-cell table:number-columns-repeated="10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9+2*RAND()" office:value-type="float" office:value="9.63199891499244" calcext:value-type="float">
            <text:p>9,6320</text:p>
          </table:table-cell>
          <table:table-cell table:number-columns-repeated="5"/>
          <table:table-cell office:value-type="float" office:value="980" calcext:value-type="float">
            <text:p>980</text:p>
          </table:table-cell>
          <table:table-cell table:formula="of:=COM.MICROSOFT.NORM.INV(RAND();30;5)" office:value-type="float" office:value="21.9240375421707" calcext:value-type="float">
            <text:p>21,9240</text:p>
          </table:table-cell>
          <table:table-cell table:number-columns-repeated="5"/>
          <table:table-cell office:value-type="float" office:value="980" calcext:value-type="float">
            <text:p>980</text:p>
          </table:table-cell>
          <table:table-cell table:formula="of:=40+10*RAND()" office:value-type="float" office:value="45.609070219798" calcext:value-type="float">
            <text:p>45,6091</text:p>
          </table:table-cell>
          <table:table-cell table:number-columns-repeated="5"/>
          <table:table-cell office:value-type="float" office:value="980" calcext:value-type="float">
            <text:p>980</text:p>
          </table:table-cell>
          <table:table-cell table:formula="of:= ([.I1005]*[.P1005]+[.B1005]*[.P1005]+[.B1005]*[.I1005])/([.B1005]*[.I1005]*[.P1005])" office:value-type="float" office:value="0.171358109578346" calcext:value-type="float">
            <text:p>0,1714</text:p>
          </table:table-cell>
          <table:table-cell table:number-columns-repeated="10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9+2*RAND()" office:value-type="float" office:value="9.37900174618699" calcext:value-type="float">
            <text:p>9,3790</text:p>
          </table:table-cell>
          <table:table-cell table:number-columns-repeated="5"/>
          <table:table-cell office:value-type="float" office:value="981" calcext:value-type="float">
            <text:p>981</text:p>
          </table:table-cell>
          <table:table-cell table:formula="of:=COM.MICROSOFT.NORM.INV(RAND();30;5)" office:value-type="float" office:value="30.7166807214849" calcext:value-type="float">
            <text:p>30,7167</text:p>
          </table:table-cell>
          <table:table-cell table:number-columns-repeated="5"/>
          <table:table-cell office:value-type="float" office:value="981" calcext:value-type="float">
            <text:p>981</text:p>
          </table:table-cell>
          <table:table-cell table:formula="of:=40+10*RAND()" office:value-type="float" office:value="44.3435512238648" calcext:value-type="float">
            <text:p>44,3436</text:p>
          </table:table-cell>
          <table:table-cell table:number-columns-repeated="5"/>
          <table:table-cell office:value-type="float" office:value="981" calcext:value-type="float">
            <text:p>981</text:p>
          </table:table-cell>
          <table:table-cell table:formula="of:= ([.I1006]*[.P1006]+[.B1006]*[.P1006]+[.B1006]*[.I1006])/([.B1006]*[.I1006]*[.P1006])" office:value-type="float" office:value="0.161727949468995" calcext:value-type="float">
            <text:p>0,1617</text:p>
          </table:table-cell>
          <table:table-cell table:number-columns-repeated="10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9+2*RAND()" office:value-type="float" office:value="10.3844744826201" calcext:value-type="float">
            <text:p>10,3845</text:p>
          </table:table-cell>
          <table:table-cell table:number-columns-repeated="5"/>
          <table:table-cell office:value-type="float" office:value="982" calcext:value-type="float">
            <text:p>982</text:p>
          </table:table-cell>
          <table:table-cell table:formula="of:=COM.MICROSOFT.NORM.INV(RAND();30;5)" office:value-type="float" office:value="37.0553688514075" calcext:value-type="float">
            <text:p>37,0554</text:p>
          </table:table-cell>
          <table:table-cell table:number-columns-repeated="5"/>
          <table:table-cell office:value-type="float" office:value="982" calcext:value-type="float">
            <text:p>982</text:p>
          </table:table-cell>
          <table:table-cell table:formula="of:=40+10*RAND()" office:value-type="float" office:value="47.7247474377509" calcext:value-type="float">
            <text:p>47,7247</text:p>
          </table:table-cell>
          <table:table-cell table:number-columns-repeated="5"/>
          <table:table-cell office:value-type="float" office:value="982" calcext:value-type="float">
            <text:p>982</text:p>
          </table:table-cell>
          <table:table-cell table:formula="of:= ([.I1007]*[.P1007]+[.B1007]*[.P1007]+[.B1007]*[.I1007])/([.B1007]*[.I1007]*[.P1007])" office:value-type="float" office:value="0.144237735232439" calcext:value-type="float">
            <text:p>0,1442</text:p>
          </table:table-cell>
          <table:table-cell table:number-columns-repeated="10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9+2*RAND()" office:value-type="float" office:value="10.6811038206797" calcext:value-type="float">
            <text:p>10,6811</text:p>
          </table:table-cell>
          <table:table-cell table:number-columns-repeated="5"/>
          <table:table-cell office:value-type="float" office:value="983" calcext:value-type="float">
            <text:p>983</text:p>
          </table:table-cell>
          <table:table-cell table:formula="of:=COM.MICROSOFT.NORM.INV(RAND();30;5)" office:value-type="float" office:value="29.5969506331032" calcext:value-type="float">
            <text:p>29,5970</text:p>
          </table:table-cell>
          <table:table-cell table:number-columns-repeated="5"/>
          <table:table-cell office:value-type="float" office:value="983" calcext:value-type="float">
            <text:p>983</text:p>
          </table:table-cell>
          <table:table-cell table:formula="of:=40+10*RAND()" office:value-type="float" office:value="46.9883552391548" calcext:value-type="float">
            <text:p>46,9884</text:p>
          </table:table-cell>
          <table:table-cell table:number-columns-repeated="5"/>
          <table:table-cell office:value-type="float" office:value="983" calcext:value-type="float">
            <text:p>983</text:p>
          </table:table-cell>
          <table:table-cell table:formula="of:= ([.I1008]*[.P1008]+[.B1008]*[.P1008]+[.B1008]*[.I1008])/([.B1008]*[.I1008]*[.P1008])" office:value-type="float" office:value="0.148692415539166" calcext:value-type="float">
            <text:p>0,1487</text:p>
          </table:table-cell>
          <table:table-cell table:number-columns-repeated="10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9+2*RAND()" office:value-type="float" office:value="10.4772039062809" calcext:value-type="float">
            <text:p>10,4772</text:p>
          </table:table-cell>
          <table:table-cell table:number-columns-repeated="5"/>
          <table:table-cell office:value-type="float" office:value="984" calcext:value-type="float">
            <text:p>984</text:p>
          </table:table-cell>
          <table:table-cell table:formula="of:=COM.MICROSOFT.NORM.INV(RAND();30;5)" office:value-type="float" office:value="27.6286694554211" calcext:value-type="float">
            <text:p>27,6287</text:p>
          </table:table-cell>
          <table:table-cell table:number-columns-repeated="5"/>
          <table:table-cell office:value-type="float" office:value="984" calcext:value-type="float">
            <text:p>984</text:p>
          </table:table-cell>
          <table:table-cell table:formula="of:=40+10*RAND()" office:value-type="float" office:value="40.4913336283062" calcext:value-type="float">
            <text:p>40,4913</text:p>
          </table:table-cell>
          <table:table-cell table:number-columns-repeated="5"/>
          <table:table-cell office:value-type="float" office:value="984" calcext:value-type="float">
            <text:p>984</text:p>
          </table:table-cell>
          <table:table-cell table:formula="of:= ([.I1009]*[.P1009]+[.B1009]*[.P1009]+[.B1009]*[.I1009])/([.B1009]*[.I1009]*[.P1009])" office:value-type="float" office:value="0.156336242431852" calcext:value-type="float">
            <text:p>0,1563</text:p>
          </table:table-cell>
          <table:table-cell table:number-columns-repeated="10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9+2*RAND()" office:value-type="float" office:value="10.3717390338425" calcext:value-type="float">
            <text:p>10,3717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formula="of:=COM.MICROSOFT.NORM.INV(RAND();30;5)" office:value-type="float" office:value="31.5548504909346" calcext:value-type="float">
            <text:p>31,5549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formula="of:=40+10*RAND()" office:value-type="float" office:value="46.9460865890142" calcext:value-type="float">
            <text:p>46,9461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formula="of:= ([.I1010]*[.P1010]+[.B1010]*[.P1010]+[.B1010]*[.I1010])/([.B1010]*[.I1010]*[.P1010])" office:value-type="float" office:value="0.14940772559044" calcext:value-type="float">
            <text:p>0,1494</text:p>
          </table:table-cell>
          <table:table-cell table:number-columns-repeated="10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9+2*RAND()" office:value-type="float" office:value="9.53032579110004" calcext:value-type="float">
            <text:p>9,5303</text:p>
          </table:table-cell>
          <table:table-cell table:number-columns-repeated="5"/>
          <table:table-cell office:value-type="float" office:value="986" calcext:value-type="float">
            <text:p>986</text:p>
          </table:table-cell>
          <table:table-cell table:formula="of:=COM.MICROSOFT.NORM.INV(RAND();30;5)" office:value-type="float" office:value="34.4987831845263" calcext:value-type="float">
            <text:p>34,4988</text:p>
          </table:table-cell>
          <table:table-cell table:number-columns-repeated="5"/>
          <table:table-cell office:value-type="float" office:value="986" calcext:value-type="float">
            <text:p>986</text:p>
          </table:table-cell>
          <table:table-cell table:formula="of:=40+10*RAND()" office:value-type="float" office:value="47.4174096842762" calcext:value-type="float">
            <text:p>47,4174</text:p>
          </table:table-cell>
          <table:table-cell table:number-columns-repeated="5"/>
          <table:table-cell office:value-type="float" office:value="986" calcext:value-type="float">
            <text:p>986</text:p>
          </table:table-cell>
          <table:table-cell table:formula="of:= ([.I1011]*[.P1011]+[.B1011]*[.P1011]+[.B1011]*[.I1011])/([.B1011]*[.I1011]*[.P1011])" office:value-type="float" office:value="0.155004037338771" calcext:value-type="float">
            <text:p>0,1550</text:p>
          </table:table-cell>
          <table:table-cell table:number-columns-repeated="10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9+2*RAND()" office:value-type="float" office:value="9.38236191193573" calcext:value-type="float">
            <text:p>9,3824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formula="of:=COM.MICROSOFT.NORM.INV(RAND();30;5)" office:value-type="float" office:value="21.0910174853731" calcext:value-type="float">
            <text:p>21,0910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formula="of:=40+10*RAND()" office:value-type="float" office:value="46.4122753997799" calcext:value-type="float">
            <text:p>46,4123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formula="of:= ([.I1012]*[.P1012]+[.B1012]*[.P1012]+[.B1012]*[.I1012])/([.B1012]*[.I1012]*[.P1012])" office:value-type="float" office:value="0.175542543626985" calcext:value-type="float">
            <text:p>0,1755</text:p>
          </table:table-cell>
          <table:table-cell table:number-columns-repeated="10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9+2*RAND()" office:value-type="float" office:value="10.2766544970218" calcext:value-type="float">
            <text:p>10,2767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formula="of:=COM.MICROSOFT.NORM.INV(RAND();30;5)" office:value-type="float" office:value="27.2645422312302" calcext:value-type="float">
            <text:p>27,2645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formula="of:=40+10*RAND()" office:value-type="float" office:value="43.5394511523191" calcext:value-type="float">
            <text:p>43,5395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formula="of:= ([.I1013]*[.P1013]+[.B1013]*[.P1013]+[.B1013]*[.I1013])/([.B1013]*[.I1013]*[.P1013])" office:value-type="float" office:value="0.156953282430035" calcext:value-type="float">
            <text:p>0,1570</text:p>
          </table:table-cell>
          <table:table-cell table:number-columns-repeated="10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9+2*RAND()" office:value-type="float" office:value="9.41075674514286" calcext:value-type="float">
            <text:p>9,4108</text:p>
          </table:table-cell>
          <table:table-cell table:number-columns-repeated="5"/>
          <table:table-cell office:value-type="float" office:value="989" calcext:value-type="float">
            <text:p>989</text:p>
          </table:table-cell>
          <table:table-cell table:formula="of:=COM.MICROSOFT.NORM.INV(RAND();30;5)" office:value-type="float" office:value="23.7517435868668" calcext:value-type="float">
            <text:p>23,7517</text:p>
          </table:table-cell>
          <table:table-cell table:number-columns-repeated="5"/>
          <table:table-cell office:value-type="float" office:value="989" calcext:value-type="float">
            <text:p>989</text:p>
          </table:table-cell>
          <table:table-cell table:formula="of:=40+10*RAND()" office:value-type="float" office:value="47.0885439065751" calcext:value-type="float">
            <text:p>47,0885</text:p>
          </table:table-cell>
          <table:table-cell table:number-columns-repeated="5"/>
          <table:table-cell office:value-type="float" office:value="989" calcext:value-type="float">
            <text:p>989</text:p>
          </table:table-cell>
          <table:table-cell table:formula="of:= ([.I1014]*[.P1014]+[.B1014]*[.P1014]+[.B1014]*[.I1014])/([.B1014]*[.I1014]*[.P1014])" office:value-type="float" office:value="0.169600140274562" calcext:value-type="float">
            <text:p>0,1696</text:p>
          </table:table-cell>
          <table:table-cell table:number-columns-repeated="10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9+2*RAND()" office:value-type="float" office:value="10.7473954365123" calcext:value-type="float">
            <text:p>10,7474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formula="of:=COM.MICROSOFT.NORM.INV(RAND();30;5)" office:value-type="float" office:value="32.3342057458447" calcext:value-type="float">
            <text:p>32,3342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formula="of:=40+10*RAND()" office:value-type="float" office:value="43.6299197946209" calcext:value-type="float">
            <text:p>43,6299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formula="of:= ([.I1015]*[.P1015]+[.B1015]*[.P1015]+[.B1015]*[.I1015])/([.B1015]*[.I1015]*[.P1015])" office:value-type="float" office:value="0.146892851299778" calcext:value-type="float">
            <text:p>0,1469</text:p>
          </table:table-cell>
          <table:table-cell table:number-columns-repeated="10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9+2*RAND()" office:value-type="float" office:value="10.7769020835403" calcext:value-type="float">
            <text:p>10,7769</text:p>
          </table:table-cell>
          <table:table-cell table:number-columns-repeated="5"/>
          <table:table-cell office:value-type="float" office:value="991" calcext:value-type="float">
            <text:p>991</text:p>
          </table:table-cell>
          <table:table-cell table:formula="of:=COM.MICROSOFT.NORM.INV(RAND();30;5)" office:value-type="float" office:value="25.6607813323551" calcext:value-type="float">
            <text:p>25,6608</text:p>
          </table:table-cell>
          <table:table-cell table:number-columns-repeated="5"/>
          <table:table-cell office:value-type="float" office:value="991" calcext:value-type="float">
            <text:p>991</text:p>
          </table:table-cell>
          <table:table-cell table:formula="of:=40+10*RAND()" office:value-type="float" office:value="43.9086829486769" calcext:value-type="float">
            <text:p>43,9087</text:p>
          </table:table-cell>
          <table:table-cell table:number-columns-repeated="5"/>
          <table:table-cell office:value-type="float" office:value="991" calcext:value-type="float">
            <text:p>991</text:p>
          </table:table-cell>
          <table:table-cell table:formula="of:= ([.I1016]*[.P1016]+[.B1016]*[.P1016]+[.B1016]*[.I1016])/([.B1016]*[.I1016]*[.P1016])" office:value-type="float" office:value="0.154535557873273" calcext:value-type="float">
            <text:p>0,1545</text:p>
          </table:table-cell>
          <table:table-cell table:number-columns-repeated="10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9+2*RAND()" office:value-type="float" office:value="10.7999010554049" calcext:value-type="float">
            <text:p>10,7999</text:p>
          </table:table-cell>
          <table:table-cell table:number-columns-repeated="5"/>
          <table:table-cell office:value-type="float" office:value="992" calcext:value-type="float">
            <text:p>992</text:p>
          </table:table-cell>
          <table:table-cell table:formula="of:=COM.MICROSOFT.NORM.INV(RAND();30;5)" office:value-type="float" office:value="33.3578868130162" calcext:value-type="float">
            <text:p>33,3579</text:p>
          </table:table-cell>
          <table:table-cell table:number-columns-repeated="5"/>
          <table:table-cell office:value-type="float" office:value="992" calcext:value-type="float">
            <text:p>992</text:p>
          </table:table-cell>
          <table:table-cell table:formula="of:=40+10*RAND()" office:value-type="float" office:value="40.7353542803321" calcext:value-type="float">
            <text:p>40,7354</text:p>
          </table:table-cell>
          <table:table-cell table:number-columns-repeated="5"/>
          <table:table-cell office:value-type="float" office:value="992" calcext:value-type="float">
            <text:p>992</text:p>
          </table:table-cell>
          <table:table-cell table:formula="of:= ([.I1017]*[.P1017]+[.B1017]*[.P1017]+[.B1017]*[.I1017])/([.B1017]*[.I1017]*[.P1017])" office:value-type="float" office:value="0.147120059230353" calcext:value-type="float">
            <text:p>0,1471</text:p>
          </table:table-cell>
          <table:table-cell table:number-columns-repeated="10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9+2*RAND()" office:value-type="float" office:value="10.0658727812115" calcext:value-type="float">
            <text:p>10,0659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formula="of:=COM.MICROSOFT.NORM.INV(RAND();30;5)" office:value-type="float" office:value="28.3142112833245" calcext:value-type="float">
            <text:p>28,3142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formula="of:=40+10*RAND()" office:value-type="float" office:value="45.957260808209" calcext:value-type="float">
            <text:p>45,9573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formula="of:= ([.I1018]*[.P1018]+[.B1018]*[.P1018]+[.B1018]*[.I1018])/([.B1018]*[.I1018]*[.P1018])" office:value-type="float" office:value="0.156422883927411" calcext:value-type="float">
            <text:p>0,1564</text:p>
          </table:table-cell>
          <table:table-cell table:number-columns-repeated="10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9+2*RAND()" office:value-type="float" office:value="9.63252561469562" calcext:value-type="float">
            <text:p>9,6325</text:p>
          </table:table-cell>
          <table:table-cell table:number-columns-repeated="5"/>
          <table:table-cell office:value-type="float" office:value="994" calcext:value-type="float">
            <text:p>994</text:p>
          </table:table-cell>
          <table:table-cell table:formula="of:=COM.MICROSOFT.NORM.INV(RAND();30;5)" office:value-type="float" office:value="36.8548420635431" calcext:value-type="float">
            <text:p>36,8548</text:p>
          </table:table-cell>
          <table:table-cell table:number-columns-repeated="5"/>
          <table:table-cell office:value-type="float" office:value="994" calcext:value-type="float">
            <text:p>994</text:p>
          </table:table-cell>
          <table:table-cell table:formula="of:=40+10*RAND()" office:value-type="float" office:value="40.0454633974005" calcext:value-type="float">
            <text:p>40,0455</text:p>
          </table:table-cell>
          <table:table-cell table:number-columns-repeated="5"/>
          <table:table-cell office:value-type="float" office:value="994" calcext:value-type="float">
            <text:p>994</text:p>
          </table:table-cell>
          <table:table-cell table:formula="of:= ([.I1019]*[.P1019]+[.B1019]*[.P1019]+[.B1019]*[.I1019])/([.B1019]*[.I1019]*[.P1019])" office:value-type="float" office:value="0.155920027242604" calcext:value-type="float">
            <text:p>0,1559</text:p>
          </table:table-cell>
          <table:table-cell table:number-columns-repeated="10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9+2*RAND()" office:value-type="float" office:value="10.7299806748051" calcext:value-type="float">
            <text:p>10,7300</text:p>
          </table:table-cell>
          <table:table-cell table:number-columns-repeated="5"/>
          <table:table-cell office:value-type="float" office:value="995" calcext:value-type="float">
            <text:p>995</text:p>
          </table:table-cell>
          <table:table-cell table:formula="of:=COM.MICROSOFT.NORM.INV(RAND();30;5)" office:value-type="float" office:value="29.5229802705872" calcext:value-type="float">
            <text:p>29,5230</text:p>
          </table:table-cell>
          <table:table-cell table:number-columns-repeated="5"/>
          <table:table-cell office:value-type="float" office:value="995" calcext:value-type="float">
            <text:p>995</text:p>
          </table:table-cell>
          <table:table-cell table:formula="of:=40+10*RAND()" office:value-type="float" office:value="42.0522172132041" calcext:value-type="float">
            <text:p>42,0522</text:p>
          </table:table-cell>
          <table:table-cell table:number-columns-repeated="5"/>
          <table:table-cell office:value-type="float" office:value="995" calcext:value-type="float">
            <text:p>995</text:p>
          </table:table-cell>
          <table:table-cell table:formula="of:= ([.I1020]*[.P1020]+[.B1020]*[.P1020]+[.B1020]*[.I1020])/([.B1020]*[.I1020]*[.P1020])" office:value-type="float" office:value="0.150848690867165" calcext:value-type="float">
            <text:p>0,1508</text:p>
          </table:table-cell>
          <table:table-cell table:number-columns-repeated="10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9+2*RAND()" office:value-type="float" office:value="9.74099155212753" calcext:value-type="float">
            <text:p>9,7410</text:p>
          </table:table-cell>
          <table:table-cell table:number-columns-repeated="5"/>
          <table:table-cell office:value-type="float" office:value="996" calcext:value-type="float">
            <text:p>996</text:p>
          </table:table-cell>
          <table:table-cell table:formula="of:=COM.MICROSOFT.NORM.INV(RAND();30;5)" office:value-type="float" office:value="42.1153661778565" calcext:value-type="float">
            <text:p>42,1154</text:p>
          </table:table-cell>
          <table:table-cell table:number-columns-repeated="5"/>
          <table:table-cell office:value-type="float" office:value="996" calcext:value-type="float">
            <text:p>996</text:p>
          </table:table-cell>
          <table:table-cell table:formula="of:=40+10*RAND()" office:value-type="float" office:value="43.4089185541961" calcext:value-type="float">
            <text:p>43,4089</text:p>
          </table:table-cell>
          <table:table-cell table:number-columns-repeated="5"/>
          <table:table-cell office:value-type="float" office:value="996" calcext:value-type="float">
            <text:p>996</text:p>
          </table:table-cell>
          <table:table-cell table:formula="of:= ([.I1021]*[.P1021]+[.B1021]*[.P1021]+[.B1021]*[.I1021])/([.B1021]*[.I1021]*[.P1021])" office:value-type="float" office:value="0.14943999693776" calcext:value-type="float">
            <text:p>0,1494</text:p>
          </table:table-cell>
          <table:table-cell table:number-columns-repeated="10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9+2*RAND()" office:value-type="float" office:value="9.2745162898209" calcext:value-type="float">
            <text:p>9,2745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formula="of:=COM.MICROSOFT.NORM.INV(RAND();30;5)" office:value-type="float" office:value="35.9111369079223" calcext:value-type="float">
            <text:p>35,9111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formula="of:=40+10*RAND()" office:value-type="float" office:value="49.3016046949197" calcext:value-type="float">
            <text:p>49,3016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formula="of:= ([.I1022]*[.P1022]+[.B1022]*[.P1022]+[.B1022]*[.I1022])/([.B1022]*[.I1022]*[.P1022])" office:value-type="float" office:value="0.15595216484055" calcext:value-type="float">
            <text:p>0,1560</text:p>
          </table:table-cell>
          <table:table-cell table:number-columns-repeated="10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9+2*RAND()" office:value-type="float" office:value="9.53954772767611" calcext:value-type="float">
            <text:p>9,5395</text:p>
          </table:table-cell>
          <table:table-cell table:number-columns-repeated="5"/>
          <table:table-cell office:value-type="float" office:value="998" calcext:value-type="float">
            <text:p>998</text:p>
          </table:table-cell>
          <table:table-cell table:formula="of:=COM.MICROSOFT.NORM.INV(RAND();30;5)" office:value-type="float" office:value="25.2026588806472" calcext:value-type="float">
            <text:p>25,2027</text:p>
          </table:table-cell>
          <table:table-cell table:number-columns-repeated="5"/>
          <table:table-cell office:value-type="float" office:value="998" calcext:value-type="float">
            <text:p>998</text:p>
          </table:table-cell>
          <table:table-cell table:formula="of:=40+10*RAND()" office:value-type="float" office:value="42.7440016868059" calcext:value-type="float">
            <text:p>42,7440</text:p>
          </table:table-cell>
          <table:table-cell table:number-columns-repeated="5"/>
          <table:table-cell office:value-type="float" office:value="998" calcext:value-type="float">
            <text:p>998</text:p>
          </table:table-cell>
          <table:table-cell table:formula="of:= ([.I1023]*[.P1023]+[.B1023]*[.P1023]+[.B1023]*[.I1023])/([.B1023]*[.I1023]*[.P1023])" office:value-type="float" office:value="0.167900221201634" calcext:value-type="float">
            <text:p>0,1679</text:p>
          </table:table-cell>
          <table:table-cell table:number-columns-repeated="10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9+2*RAND()" office:value-type="float" office:value="10.106698726071" calcext:value-type="float">
            <text:p>10,1067</text:p>
          </table:table-cell>
          <table:table-cell table:number-columns-repeated="5"/>
          <table:table-cell office:value-type="float" office:value="999" calcext:value-type="float">
            <text:p>999</text:p>
          </table:table-cell>
          <table:table-cell table:formula="of:=COM.MICROSOFT.NORM.INV(RAND();30;5)" office:value-type="float" office:value="32.2963783978057" calcext:value-type="float">
            <text:p>32,2964</text:p>
          </table:table-cell>
          <table:table-cell table:number-columns-repeated="5"/>
          <table:table-cell office:value-type="float" office:value="999" calcext:value-type="float">
            <text:p>999</text:p>
          </table:table-cell>
          <table:table-cell table:formula="of:=40+10*RAND()" office:value-type="float" office:value="40.2007362537552" calcext:value-type="float">
            <text:p>40,2007</text:p>
          </table:table-cell>
          <table:table-cell table:number-columns-repeated="5"/>
          <table:table-cell office:value-type="float" office:value="999" calcext:value-type="float">
            <text:p>999</text:p>
          </table:table-cell>
          <table:table-cell table:formula="of:= ([.I1024]*[.P1024]+[.B1024]*[.P1024]+[.B1024]*[.I1024])/([.B1024]*[.I1024]*[.P1024])" office:value-type="float" office:value="0.154782667514651" calcext:value-type="float">
            <text:p>0,1548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9+2*RAND()" office:value-type="float" office:value="9.4493908600416" calcext:value-type="float">
            <text:p>9,4494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formula="of:=COM.MICROSOFT.NORM.INV(RAND();30;5)" office:value-type="float" office:value="26.5431916569329" calcext:value-type="float">
            <text:p>26,5432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formula="of:=40+10*RAND()" office:value-type="float" office:value="41.455874160165" calcext:value-type="float">
            <text:p>41,4559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formula="of:= ([.I1025]*[.P1025]+[.B1025]*[.P1025]+[.B1025]*[.I1025])/([.B1025]*[.I1025]*[.P1025])" office:value-type="float" office:value="0.167623405665354" calcext:value-type="float">
            <text:p>0,1676</text:p>
          </table:table-cell>
          <table:table-cell table:number-columns-repeated="10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9+2*RAND()" office:value-type="float" office:value="10.1643294433597" calcext:value-type="float">
            <text:p>10,1643</text:p>
          </table:table-cell>
          <table:table-cell table:number-columns-repeated="5"/>
          <table:table-cell office:value-type="float" office:value="1001" calcext:value-type="float">
            <text:p>1001</text:p>
          </table:table-cell>
          <table:table-cell table:formula="of:=COM.MICROSOFT.NORM.INV(RAND();30;5)" office:value-type="float" office:value="28.1313878983128" calcext:value-type="float">
            <text:p>28,1314</text:p>
          </table:table-cell>
          <table:table-cell table:number-columns-repeated="5"/>
          <table:table-cell office:value-type="float" office:value="1001" calcext:value-type="float">
            <text:p>1001</text:p>
          </table:table-cell>
          <table:table-cell table:formula="of:=40+10*RAND()" office:value-type="float" office:value="49.6627670724411" calcext:value-type="float">
            <text:p>49,6628</text:p>
          </table:table-cell>
          <table:table-cell table:number-columns-repeated="5"/>
          <table:table-cell office:value-type="float" office:value="1001" calcext:value-type="float">
            <text:p>1001</text:p>
          </table:table-cell>
          <table:table-cell table:formula="of:= ([.I1026]*[.P1026]+[.B1026]*[.P1026]+[.B1026]*[.I1026])/([.B1026]*[.I1026]*[.P1026])" office:value-type="float" office:value="0.154066564130204" calcext:value-type="float">
            <text:p>0,1541</text:p>
          </table:table-cell>
          <table:table-cell table:number-columns-repeated="10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9+2*RAND()" office:value-type="float" office:value="10.6381760903168" calcext:value-type="float">
            <text:p>10,6382</text:p>
          </table:table-cell>
          <table:table-cell table:number-columns-repeated="5"/>
          <table:table-cell office:value-type="float" office:value="1002" calcext:value-type="float">
            <text:p>1002</text:p>
          </table:table-cell>
          <table:table-cell table:formula="of:=COM.MICROSOFT.NORM.INV(RAND();30;5)" office:value-type="float" office:value="29.3659450433359" calcext:value-type="float">
            <text:p>29,3659</text:p>
          </table:table-cell>
          <table:table-cell table:number-columns-repeated="5"/>
          <table:table-cell office:value-type="float" office:value="1002" calcext:value-type="float">
            <text:p>1002</text:p>
          </table:table-cell>
          <table:table-cell table:formula="of:=40+10*RAND()" office:value-type="float" office:value="49.3590657075401" calcext:value-type="float">
            <text:p>49,3591</text:p>
          </table:table-cell>
          <table:table-cell table:number-columns-repeated="5"/>
          <table:table-cell office:value-type="float" office:value="1002" calcext:value-type="float">
            <text:p>1002</text:p>
          </table:table-cell>
          <table:table-cell table:formula="of:= ([.I1027]*[.P1027]+[.B1027]*[.P1027]+[.B1027]*[.I1027])/([.B1027]*[.I1027]*[.P1027])" office:value-type="float" office:value="0.148313829018525" calcext:value-type="float">
            <text:p>0,1483</text:p>
          </table:table-cell>
          <table:table-cell table:number-columns-repeated="10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9+2*RAND()" office:value-type="float" office:value="10.2804427694064" calcext:value-type="float">
            <text:p>10,2804</text:p>
          </table:table-cell>
          <table:table-cell table:number-columns-repeated="5"/>
          <table:table-cell office:value-type="float" office:value="1003" calcext:value-type="float">
            <text:p>1003</text:p>
          </table:table-cell>
          <table:table-cell table:formula="of:=COM.MICROSOFT.NORM.INV(RAND();30;5)" office:value-type="float" office:value="24.6577703088722" calcext:value-type="float">
            <text:p>24,6578</text:p>
          </table:table-cell>
          <table:table-cell table:number-columns-repeated="5"/>
          <table:table-cell office:value-type="float" office:value="1003" calcext:value-type="float">
            <text:p>1003</text:p>
          </table:table-cell>
          <table:table-cell table:formula="of:=40+10*RAND()" office:value-type="float" office:value="44.9399700795766" calcext:value-type="float">
            <text:p>44,9400</text:p>
          </table:table-cell>
          <table:table-cell table:number-columns-repeated="5"/>
          <table:table-cell office:value-type="float" office:value="1003" calcext:value-type="float">
            <text:p>1003</text:p>
          </table:table-cell>
          <table:table-cell table:formula="of:= ([.I1028]*[.P1028]+[.B1028]*[.P1028]+[.B1028]*[.I1028])/([.B1028]*[.I1028]*[.P1028])" office:value-type="float" office:value="0.160079148511239" calcext:value-type="float">
            <text:p>0,1601</text:p>
          </table:table-cell>
          <table:table-cell table:number-columns-repeated="10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9+2*RAND()" office:value-type="float" office:value="10.4743444004562" calcext:value-type="float">
            <text:p>10,4743</text:p>
          </table:table-cell>
          <table:table-cell table:number-columns-repeated="5"/>
          <table:table-cell office:value-type="float" office:value="1004" calcext:value-type="float">
            <text:p>1004</text:p>
          </table:table-cell>
          <table:table-cell table:formula="of:=COM.MICROSOFT.NORM.INV(RAND();30;5)" office:value-type="float" office:value="26.0762585620579" calcext:value-type="float">
            <text:p>26,0763</text:p>
          </table:table-cell>
          <table:table-cell table:number-columns-repeated="5"/>
          <table:table-cell office:value-type="float" office:value="1004" calcext:value-type="float">
            <text:p>1004</text:p>
          </table:table-cell>
          <table:table-cell table:formula="of:=40+10*RAND()" office:value-type="float" office:value="41.5105994453188" calcext:value-type="float">
            <text:p>41,5106</text:p>
          </table:table-cell>
          <table:table-cell table:number-columns-repeated="5"/>
          <table:table-cell office:value-type="float" office:value="1004" calcext:value-type="float">
            <text:p>1004</text:p>
          </table:table-cell>
          <table:table-cell table:formula="of:= ([.I1029]*[.P1029]+[.B1029]*[.P1029]+[.B1029]*[.I1029])/([.B1029]*[.I1029]*[.P1029])" office:value-type="float" office:value="0.157910661604174" calcext:value-type="float">
            <text:p>0,1579</text:p>
          </table:table-cell>
          <table:table-cell table:number-columns-repeated="10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9+2*RAND()" office:value-type="float" office:value="9.33916266891174" calcext:value-type="float">
            <text:p>9,3392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formula="of:=COM.MICROSOFT.NORM.INV(RAND();30;5)" office:value-type="float" office:value="36.8816704289718" calcext:value-type="float">
            <text:p>36,8817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formula="of:=40+10*RAND()" office:value-type="float" office:value="40.4787815420423" calcext:value-type="float">
            <text:p>40,4788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formula="of:= ([.I1030]*[.P1030]+[.B1030]*[.P1030]+[.B1030]*[.I1030])/([.B1030]*[.I1030]*[.P1030])" office:value-type="float" office:value="0.158894020819205" calcext:value-type="float">
            <text:p>0,1589</text:p>
          </table:table-cell>
          <table:table-cell table:number-columns-repeated="10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9+2*RAND()" office:value-type="float" office:value="10.7965408673044" calcext:value-type="float">
            <text:p>10,7965</text:p>
          </table:table-cell>
          <table:table-cell table:number-columns-repeated="5"/>
          <table:table-cell office:value-type="float" office:value="1006" calcext:value-type="float">
            <text:p>1006</text:p>
          </table:table-cell>
          <table:table-cell table:formula="of:=COM.MICROSOFT.NORM.INV(RAND();30;5)" office:value-type="float" office:value="36.7459745004423" calcext:value-type="float">
            <text:p>36,7460</text:p>
          </table:table-cell>
          <table:table-cell table:number-columns-repeated="5"/>
          <table:table-cell office:value-type="float" office:value="1006" calcext:value-type="float">
            <text:p>1006</text:p>
          </table:table-cell>
          <table:table-cell table:formula="of:=40+10*RAND()" office:value-type="float" office:value="44.6389271609951" calcext:value-type="float">
            <text:p>44,6389</text:p>
          </table:table-cell>
          <table:table-cell table:number-columns-repeated="5"/>
          <table:table-cell office:value-type="float" office:value="1006" calcext:value-type="float">
            <text:p>1006</text:p>
          </table:table-cell>
          <table:table-cell table:formula="of:= ([.I1031]*[.P1031]+[.B1031]*[.P1031]+[.B1031]*[.I1031])/([.B1031]*[.I1031]*[.P1031])" office:value-type="float" office:value="0.142238095952933" calcext:value-type="float">
            <text:p>0,1422</text:p>
          </table:table-cell>
          <table:table-cell table:number-columns-repeated="10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9+2*RAND()" office:value-type="float" office:value="10.6311991626862" calcext:value-type="float">
            <text:p>10,6312</text:p>
          </table:table-cell>
          <table:table-cell table:number-columns-repeated="5"/>
          <table:table-cell office:value-type="float" office:value="1007" calcext:value-type="float">
            <text:p>1007</text:p>
          </table:table-cell>
          <table:table-cell table:formula="of:=COM.MICROSOFT.NORM.INV(RAND();30;5)" office:value-type="float" office:value="28.418212338273" calcext:value-type="float">
            <text:p>28,4182</text:p>
          </table:table-cell>
          <table:table-cell table:number-columns-repeated="5"/>
          <table:table-cell office:value-type="float" office:value="1007" calcext:value-type="float">
            <text:p>1007</text:p>
          </table:table-cell>
          <table:table-cell table:formula="of:=40+10*RAND()" office:value-type="float" office:value="47.6084770692978" calcext:value-type="float">
            <text:p>47,6085</text:p>
          </table:table-cell>
          <table:table-cell table:number-columns-repeated="5"/>
          <table:table-cell office:value-type="float" office:value="1007" calcext:value-type="float">
            <text:p>1007</text:p>
          </table:table-cell>
          <table:table-cell table:formula="of:= ([.I1032]*[.P1032]+[.B1032]*[.P1032]+[.B1032]*[.I1032])/([.B1032]*[.I1032]*[.P1032])" office:value-type="float" office:value="0.150256130540379" calcext:value-type="float">
            <text:p>0,1503</text:p>
          </table:table-cell>
          <table:table-cell table:number-columns-repeated="10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9+2*RAND()" office:value-type="float" office:value="9.21385284955613" calcext:value-type="float">
            <text:p>9,2139</text:p>
          </table:table-cell>
          <table:table-cell table:number-columns-repeated="5"/>
          <table:table-cell office:value-type="float" office:value="1008" calcext:value-type="float">
            <text:p>1008</text:p>
          </table:table-cell>
          <table:table-cell table:formula="of:=COM.MICROSOFT.NORM.INV(RAND();30;5)" office:value-type="float" office:value="31.5346501561721" calcext:value-type="float">
            <text:p>31,5347</text:p>
          </table:table-cell>
          <table:table-cell table:number-columns-repeated="5"/>
          <table:table-cell office:value-type="float" office:value="1008" calcext:value-type="float">
            <text:p>1008</text:p>
          </table:table-cell>
          <table:table-cell table:formula="of:=40+10*RAND()" office:value-type="float" office:value="40.602580915438" calcext:value-type="float">
            <text:p>40,6026</text:p>
          </table:table-cell>
          <table:table-cell table:number-columns-repeated="5"/>
          <table:table-cell office:value-type="float" office:value="1008" calcext:value-type="float">
            <text:p>1008</text:p>
          </table:table-cell>
          <table:table-cell table:formula="of:= ([.I1033]*[.P1033]+[.B1033]*[.P1033]+[.B1033]*[.I1033])/([.B1033]*[.I1033]*[.P1033])" office:value-type="float" office:value="0.164872355911701" calcext:value-type="float">
            <text:p>0,1649</text:p>
          </table:table-cell>
          <table:table-cell table:number-columns-repeated="10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9+2*RAND()" office:value-type="float" office:value="9.80393125279807" calcext:value-type="float">
            <text:p>9,8039</text:p>
          </table:table-cell>
          <table:table-cell table:number-columns-repeated="5"/>
          <table:table-cell office:value-type="float" office:value="1009" calcext:value-type="float">
            <text:p>1009</text:p>
          </table:table-cell>
          <table:table-cell table:formula="of:=COM.MICROSOFT.NORM.INV(RAND();30;5)" office:value-type="float" office:value="31.0881507147158" calcext:value-type="float">
            <text:p>31,0882</text:p>
          </table:table-cell>
          <table:table-cell table:number-columns-repeated="5"/>
          <table:table-cell office:value-type="float" office:value="1009" calcext:value-type="float">
            <text:p>1009</text:p>
          </table:table-cell>
          <table:table-cell table:formula="of:=40+10*RAND()" office:value-type="float" office:value="49.6296305570286" calcext:value-type="float">
            <text:p>49,6296</text:p>
          </table:table-cell>
          <table:table-cell table:number-columns-repeated="5"/>
          <table:table-cell office:value-type="float" office:value="1009" calcext:value-type="float">
            <text:p>1009</text:p>
          </table:table-cell>
          <table:table-cell table:formula="of:= ([.I1034]*[.P1034]+[.B1034]*[.P1034]+[.B1034]*[.I1034])/([.B1034]*[.I1034]*[.P1034])" office:value-type="float" office:value="0.154315749101733" calcext:value-type="float">
            <text:p>0,1543</text:p>
          </table:table-cell>
          <table:table-cell table:number-columns-repeated="10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9+2*RAND()" office:value-type="float" office:value="10.3241272422019" calcext:value-type="float">
            <text:p>10,3241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formula="of:=COM.MICROSOFT.NORM.INV(RAND();30;5)" office:value-type="float" office:value="27.5002440063559" calcext:value-type="float">
            <text:p>27,5002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formula="of:=40+10*RAND()" office:value-type="float" office:value="44.6844032441732" calcext:value-type="float">
            <text:p>44,6844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formula="of:= ([.I1035]*[.P1035]+[.B1035]*[.P1035]+[.B1035]*[.I1035])/([.B1035]*[.I1035]*[.P1035])" office:value-type="float" office:value="0.155602974647343" calcext:value-type="float">
            <text:p>0,1556</text:p>
          </table:table-cell>
          <table:table-cell table:number-columns-repeated="10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9+2*RAND()" office:value-type="float" office:value="10.8941394581925" calcext:value-type="float">
            <text:p>10,8941</text:p>
          </table:table-cell>
          <table:table-cell table:number-columns-repeated="5"/>
          <table:table-cell office:value-type="float" office:value="1011" calcext:value-type="float">
            <text:p>1011</text:p>
          </table:table-cell>
          <table:table-cell table:formula="of:=COM.MICROSOFT.NORM.INV(RAND();30;5)" office:value-type="float" office:value="31.047702268247" calcext:value-type="float">
            <text:p>31,0477</text:p>
          </table:table-cell>
          <table:table-cell table:number-columns-repeated="5"/>
          <table:table-cell office:value-type="float" office:value="1011" calcext:value-type="float">
            <text:p>1011</text:p>
          </table:table-cell>
          <table:table-cell table:formula="of:=40+10*RAND()" office:value-type="float" office:value="49.2053638293874" calcext:value-type="float">
            <text:p>49,2054</text:p>
          </table:table-cell>
          <table:table-cell table:number-columns-repeated="5"/>
          <table:table-cell office:value-type="float" office:value="1011" calcext:value-type="float">
            <text:p>1011</text:p>
          </table:table-cell>
          <table:table-cell table:formula="of:= ([.I1036]*[.P1036]+[.B1036]*[.P1036]+[.B1036]*[.I1036])/([.B1036]*[.I1036]*[.P1036])" office:value-type="float" office:value="0.144323963055535" calcext:value-type="float">
            <text:p>0,1443</text:p>
          </table:table-cell>
          <table:table-cell table:number-columns-repeated="10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9+2*RAND()" office:value-type="float" office:value="10.7851806094404" calcext:value-type="float">
            <text:p>10,7852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formula="of:=COM.MICROSOFT.NORM.INV(RAND();30;5)" office:value-type="float" office:value="33.3142382664136" calcext:value-type="float">
            <text:p>33,3142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formula="of:=40+10*RAND()" office:value-type="float" office:value="41.9094566826243" calcext:value-type="float">
            <text:p>41,9095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formula="of:= ([.I1037]*[.P1037]+[.B1037]*[.P1037]+[.B1037]*[.I1037])/([.B1037]*[.I1037]*[.P1037])" office:value-type="float" office:value="0.146597978081173" calcext:value-type="float">
            <text:p>0,1466</text:p>
          </table:table-cell>
          <table:table-cell table:number-columns-repeated="10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9+2*RAND()" office:value-type="float" office:value="10.2514331734274" calcext:value-type="float">
            <text:p>10,2514</text:p>
          </table:table-cell>
          <table:table-cell table:number-columns-repeated="5"/>
          <table:table-cell office:value-type="float" office:value="1013" calcext:value-type="float">
            <text:p>1013</text:p>
          </table:table-cell>
          <table:table-cell table:formula="of:=COM.MICROSOFT.NORM.INV(RAND();30;5)" office:value-type="float" office:value="29.6243204752825" calcext:value-type="float">
            <text:p>29,6243</text:p>
          </table:table-cell>
          <table:table-cell table:number-columns-repeated="5"/>
          <table:table-cell office:value-type="float" office:value="1013" calcext:value-type="float">
            <text:p>1013</text:p>
          </table:table-cell>
          <table:table-cell table:formula="of:=40+10*RAND()" office:value-type="float" office:value="46.621437742142" calcext:value-type="float">
            <text:p>46,6214</text:p>
          </table:table-cell>
          <table:table-cell table:number-columns-repeated="5"/>
          <table:table-cell office:value-type="float" office:value="1013" calcext:value-type="float">
            <text:p>1013</text:p>
          </table:table-cell>
          <table:table-cell table:formula="of:= ([.I1038]*[.P1038]+[.B1038]*[.P1038]+[.B1038]*[.I1038])/([.B1038]*[.I1038]*[.P1038])" office:value-type="float" office:value="0.152752744868586" calcext:value-type="float">
            <text:p>0,1528</text:p>
          </table:table-cell>
          <table:table-cell table:number-columns-repeated="10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9+2*RAND()" office:value-type="float" office:value="9.05077648558654" calcext:value-type="float">
            <text:p>9,0508</text:p>
          </table:table-cell>
          <table:table-cell table:number-columns-repeated="5"/>
          <table:table-cell office:value-type="float" office:value="1014" calcext:value-type="float">
            <text:p>1014</text:p>
          </table:table-cell>
          <table:table-cell table:formula="of:=COM.MICROSOFT.NORM.INV(RAND();30;5)" office:value-type="float" office:value="26.0183368342465" calcext:value-type="float">
            <text:p>26,0183</text:p>
          </table:table-cell>
          <table:table-cell table:number-columns-repeated="5"/>
          <table:table-cell office:value-type="float" office:value="1014" calcext:value-type="float">
            <text:p>1014</text:p>
          </table:table-cell>
          <table:table-cell table:formula="of:=40+10*RAND()" office:value-type="float" office:value="45.6630791851785" calcext:value-type="float">
            <text:p>45,6631</text:p>
          </table:table-cell>
          <table:table-cell table:number-columns-repeated="5"/>
          <table:table-cell office:value-type="float" office:value="1014" calcext:value-type="float">
            <text:p>1014</text:p>
          </table:table-cell>
          <table:table-cell table:formula="of:= ([.I1039]*[.P1039]+[.B1039]*[.P1039]+[.B1039]*[.I1039])/([.B1039]*[.I1039]*[.P1039])" office:value-type="float" office:value="0.170821720459596" calcext:value-type="float">
            <text:p>0,1708</text:p>
          </table:table-cell>
          <table:table-cell table:number-columns-repeated="10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9+2*RAND()" office:value-type="float" office:value="10.8265712207649" calcext:value-type="float">
            <text:p>10,8266</text:p>
          </table:table-cell>
          <table:table-cell table:number-columns-repeated="5"/>
          <table:table-cell office:value-type="float" office:value="1015" calcext:value-type="float">
            <text:p>1015</text:p>
          </table:table-cell>
          <table:table-cell table:formula="of:=COM.MICROSOFT.NORM.INV(RAND();30;5)" office:value-type="float" office:value="23.9352856494078" calcext:value-type="float">
            <text:p>23,9353</text:p>
          </table:table-cell>
          <table:table-cell table:number-columns-repeated="5"/>
          <table:table-cell office:value-type="float" office:value="1015" calcext:value-type="float">
            <text:p>1015</text:p>
          </table:table-cell>
          <table:table-cell table:formula="of:=40+10*RAND()" office:value-type="float" office:value="42.0623011665884" calcext:value-type="float">
            <text:p>42,0623</text:p>
          </table:table-cell>
          <table:table-cell table:number-columns-repeated="5"/>
          <table:table-cell office:value-type="float" office:value="1015" calcext:value-type="float">
            <text:p>1015</text:p>
          </table:table-cell>
          <table:table-cell table:formula="of:= ([.I1040]*[.P1040]+[.B1040]*[.P1040]+[.B1040]*[.I1040])/([.B1040]*[.I1040]*[.P1040])" office:value-type="float" office:value="0.157918926031844" calcext:value-type="float">
            <text:p>0,1579</text:p>
          </table:table-cell>
          <table:table-cell table:number-columns-repeated="10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9+2*RAND()" office:value-type="float" office:value="9.4316158213187" calcext:value-type="float">
            <text:p>9,4316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formula="of:=COM.MICROSOFT.NORM.INV(RAND();30;5)" office:value-type="float" office:value="32.9964077197394" calcext:value-type="float">
            <text:p>32,9964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formula="of:=40+10*RAND()" office:value-type="float" office:value="49.9270475946832" calcext:value-type="float">
            <text:p>49,9270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formula="of:= ([.I1041]*[.P1041]+[.B1041]*[.P1041]+[.B1041]*[.I1041])/([.B1041]*[.I1041]*[.P1041])" office:value-type="float" office:value="0.156361924149995" calcext:value-type="float">
            <text:p>0,1564</text:p>
          </table:table-cell>
          <table:table-cell table:number-columns-repeated="10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9+2*RAND()" office:value-type="float" office:value="9.32845569658093" calcext:value-type="float">
            <text:p>9,3285</text:p>
          </table:table-cell>
          <table:table-cell table:number-columns-repeated="5"/>
          <table:table-cell office:value-type="float" office:value="1017" calcext:value-type="float">
            <text:p>1017</text:p>
          </table:table-cell>
          <table:table-cell table:formula="of:=COM.MICROSOFT.NORM.INV(RAND();30;5)" office:value-type="float" office:value="16.9173983653973" calcext:value-type="float">
            <text:p>16,9174</text:p>
          </table:table-cell>
          <table:table-cell table:number-columns-repeated="5"/>
          <table:table-cell office:value-type="float" office:value="1017" calcext:value-type="float">
            <text:p>1017</text:p>
          </table:table-cell>
          <table:table-cell table:formula="of:=40+10*RAND()" office:value-type="float" office:value="41.0338489862625" calcext:value-type="float">
            <text:p>41,0338</text:p>
          </table:table-cell>
          <table:table-cell table:number-columns-repeated="5"/>
          <table:table-cell office:value-type="float" office:value="1017" calcext:value-type="float">
            <text:p>1017</text:p>
          </table:table-cell>
          <table:table-cell table:formula="of:= ([.I1042]*[.P1042]+[.B1042]*[.P1042]+[.B1042]*[.I1042])/([.B1042]*[.I1042]*[.P1042])" office:value-type="float" office:value="0.190679747760243" calcext:value-type="float">
            <text:p>0,1907</text:p>
          </table:table-cell>
          <table:table-cell table:number-columns-repeated="10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9+2*RAND()" office:value-type="float" office:value="10.7460166455712" calcext:value-type="float">
            <text:p>10,7460</text:p>
          </table:table-cell>
          <table:table-cell table:number-columns-repeated="5"/>
          <table:table-cell office:value-type="float" office:value="1018" calcext:value-type="float">
            <text:p>1018</text:p>
          </table:table-cell>
          <table:table-cell table:formula="of:=COM.MICROSOFT.NORM.INV(RAND();30;5)" office:value-type="float" office:value="31.4869927481898" calcext:value-type="float">
            <text:p>31,4870</text:p>
          </table:table-cell>
          <table:table-cell table:number-columns-repeated="5"/>
          <table:table-cell office:value-type="float" office:value="1018" calcext:value-type="float">
            <text:p>1018</text:p>
          </table:table-cell>
          <table:table-cell table:formula="of:=40+10*RAND()" office:value-type="float" office:value="46.907776518492" calcext:value-type="float">
            <text:p>46,9078</text:p>
          </table:table-cell>
          <table:table-cell table:number-columns-repeated="5"/>
          <table:table-cell office:value-type="float" office:value="1018" calcext:value-type="float">
            <text:p>1018</text:p>
          </table:table-cell>
          <table:table-cell table:formula="of:= ([.I1043]*[.P1043]+[.B1043]*[.P1043]+[.B1043]*[.I1043])/([.B1043]*[.I1043]*[.P1043])" office:value-type="float" office:value="0.146135310661384" calcext:value-type="float">
            <text:p>0,1461</text:p>
          </table:table-cell>
          <table:table-cell table:number-columns-repeated="10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9+2*RAND()" office:value-type="float" office:value="9.79967676731758" calcext:value-type="float">
            <text:p>9,7997</text:p>
          </table:table-cell>
          <table:table-cell table:number-columns-repeated="5"/>
          <table:table-cell office:value-type="float" office:value="1019" calcext:value-type="float">
            <text:p>1019</text:p>
          </table:table-cell>
          <table:table-cell table:formula="of:=COM.MICROSOFT.NORM.INV(RAND();30;5)" office:value-type="float" office:value="25.7155672366536" calcext:value-type="float">
            <text:p>25,7156</text:p>
          </table:table-cell>
          <table:table-cell table:number-columns-repeated="5"/>
          <table:table-cell office:value-type="float" office:value="1019" calcext:value-type="float">
            <text:p>1019</text:p>
          </table:table-cell>
          <table:table-cell table:formula="of:=40+10*RAND()" office:value-type="float" office:value="40.944550576387" calcext:value-type="float">
            <text:p>40,9446</text:p>
          </table:table-cell>
          <table:table-cell table:number-columns-repeated="5"/>
          <table:table-cell office:value-type="float" office:value="1019" calcext:value-type="float">
            <text:p>1019</text:p>
          </table:table-cell>
          <table:table-cell table:formula="of:= ([.I1044]*[.P1044]+[.B1044]*[.P1044]+[.B1044]*[.I1044])/([.B1044]*[.I1044]*[.P1044])" office:value-type="float" office:value="0.165354407471667" calcext:value-type="float">
            <text:p>0,1654</text:p>
          </table:table-cell>
          <table:table-cell table:number-columns-repeated="10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9+2*RAND()" office:value-type="float" office:value="9.81730409082957" calcext:value-type="float">
            <text:p>9,8173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formula="of:=COM.MICROSOFT.NORM.INV(RAND();30;5)" office:value-type="float" office:value="29.954117682828" calcext:value-type="float">
            <text:p>29,9541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formula="of:=40+10*RAND()" office:value-type="float" office:value="48.5840079619084" calcext:value-type="float">
            <text:p>48,5840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formula="of:= ([.I1045]*[.P1045]+[.B1045]*[.P1045]+[.B1045]*[.I1045])/([.B1045]*[.I1045]*[.P1045])" office:value-type="float" office:value="0.155828254388886" calcext:value-type="float">
            <text:p>0,1558</text:p>
          </table:table-cell>
          <table:table-cell table:number-columns-repeated="10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9+2*RAND()" office:value-type="float" office:value="9.16165599203669" calcext:value-type="float">
            <text:p>9,1617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formula="of:=COM.MICROSOFT.NORM.INV(RAND();30;5)" office:value-type="float" office:value="39.8930264569665" calcext:value-type="float">
            <text:p>39,8930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formula="of:=40+10*RAND()" office:value-type="float" office:value="41.9495306245517" calcext:value-type="float">
            <text:p>41,9495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formula="of:= ([.I1046]*[.P1046]+[.B1046]*[.P1046]+[.B1046]*[.I1046])/([.B1046]*[.I1046]*[.P1046])" office:value-type="float" office:value="0.158055779607557" calcext:value-type="float">
            <text:p>0,1581</text:p>
          </table:table-cell>
          <table:table-cell table:number-columns-repeated="10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9+2*RAND()" office:value-type="float" office:value="10.3636891066562" calcext:value-type="float">
            <text:p>10,3637</text:p>
          </table:table-cell>
          <table:table-cell table:number-columns-repeated="5"/>
          <table:table-cell office:value-type="float" office:value="1022" calcext:value-type="float">
            <text:p>1022</text:p>
          </table:table-cell>
          <table:table-cell table:formula="of:=COM.MICROSOFT.NORM.INV(RAND();30;5)" office:value-type="float" office:value="29.9107072137689" calcext:value-type="float">
            <text:p>29,9107</text:p>
          </table:table-cell>
          <table:table-cell table:number-columns-repeated="5"/>
          <table:table-cell office:value-type="float" office:value="1022" calcext:value-type="float">
            <text:p>1022</text:p>
          </table:table-cell>
          <table:table-cell table:formula="of:=40+10*RAND()" office:value-type="float" office:value="42.6196129142772" calcext:value-type="float">
            <text:p>42,6196</text:p>
          </table:table-cell>
          <table:table-cell table:number-columns-repeated="5"/>
          <table:table-cell office:value-type="float" office:value="1022" calcext:value-type="float">
            <text:p>1022</text:p>
          </table:table-cell>
          <table:table-cell table:formula="of:= ([.I1047]*[.P1047]+[.B1047]*[.P1047]+[.B1047]*[.I1047])/([.B1047]*[.I1047]*[.P1047])" office:value-type="float" office:value="0.153386956666094" calcext:value-type="float">
            <text:p>0,1534</text:p>
          </table:table-cell>
          <table:table-cell table:number-columns-repeated="10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9+2*RAND()" office:value-type="float" office:value="10.560386338504" calcext:value-type="float">
            <text:p>10,5604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formula="of:=COM.MICROSOFT.NORM.INV(RAND();30;5)" office:value-type="float" office:value="31.0842696137944" calcext:value-type="float">
            <text:p>31,0843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formula="of:=40+10*RAND()" office:value-type="float" office:value="45.7539692975115" calcext:value-type="float">
            <text:p>45,7540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formula="of:= ([.I1048]*[.P1048]+[.B1048]*[.P1048]+[.B1048]*[.I1048])/([.B1048]*[.I1048]*[.P1048])" office:value-type="float" office:value="0.148720145320526" calcext:value-type="float">
            <text:p>0,1487</text:p>
          </table:table-cell>
          <table:table-cell table:number-columns-repeated="10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9+2*RAND()" office:value-type="float" office:value="10.770945954835" calcext:value-type="float">
            <text:p>10,7709</text:p>
          </table:table-cell>
          <table:table-cell table:number-columns-repeated="5"/>
          <table:table-cell office:value-type="float" office:value="1024" calcext:value-type="float">
            <text:p>1024</text:p>
          </table:table-cell>
          <table:table-cell table:formula="of:=COM.MICROSOFT.NORM.INV(RAND();30;5)" office:value-type="float" office:value="29.5631871789107" calcext:value-type="float">
            <text:p>29,5632</text:p>
          </table:table-cell>
          <table:table-cell table:number-columns-repeated="5"/>
          <table:table-cell office:value-type="float" office:value="1024" calcext:value-type="float">
            <text:p>1024</text:p>
          </table:table-cell>
          <table:table-cell table:formula="of:=40+10*RAND()" office:value-type="float" office:value="45.4500841989648" calcext:value-type="float">
            <text:p>45,4501</text:p>
          </table:table-cell>
          <table:table-cell table:number-columns-repeated="5"/>
          <table:table-cell office:value-type="float" office:value="1024" calcext:value-type="float">
            <text:p>1024</text:p>
          </table:table-cell>
          <table:table-cell table:formula="of:= ([.I1049]*[.P1049]+[.B1049]*[.P1049]+[.B1049]*[.I1049])/([.B1049]*[.I1049]*[.P1049])" office:value-type="float" office:value="0.148670367768941" calcext:value-type="float">
            <text:p>0,1487</text:p>
          </table:table-cell>
          <table:table-cell table:number-columns-repeated="10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9+2*RAND()" office:value-type="float" office:value="10.2285948900972" calcext:value-type="float">
            <text:p>10,2286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formula="of:=COM.MICROSOFT.NORM.INV(RAND();30;5)" office:value-type="float" office:value="26.4693413793658" calcext:value-type="float">
            <text:p>26,4693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formula="of:=40+10*RAND()" office:value-type="float" office:value="49.5526663085911" calcext:value-type="float">
            <text:p>49,5527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formula="of:= ([.I1050]*[.P1050]+[.B1050]*[.P1050]+[.B1050]*[.I1050])/([.B1050]*[.I1050]*[.P1050])" office:value-type="float" office:value="0.155725244994989" calcext:value-type="float">
            <text:p>0,1557</text:p>
          </table:table-cell>
          <table:table-cell table:number-columns-repeated="10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formula="of:=9+2*RAND()" office:value-type="float" office:value="10.3182896270882" calcext:value-type="float">
            <text:p>10,3183</text:p>
          </table:table-cell>
          <table:table-cell table:number-columns-repeated="5"/>
          <table:table-cell office:value-type="float" office:value="1026" calcext:value-type="float">
            <text:p>1026</text:p>
          </table:table-cell>
          <table:table-cell table:formula="of:=COM.MICROSOFT.NORM.INV(RAND();30;5)" office:value-type="float" office:value="43.7899161096577" calcext:value-type="float">
            <text:p>43,7899</text:p>
          </table:table-cell>
          <table:table-cell table:number-columns-repeated="5"/>
          <table:table-cell office:value-type="float" office:value="1026" calcext:value-type="float">
            <text:p>1026</text:p>
          </table:table-cell>
          <table:table-cell table:formula="of:=40+10*RAND()" office:value-type="float" office:value="42.8359680448193" calcext:value-type="float">
            <text:p>42,8360</text:p>
          </table:table-cell>
          <table:table-cell table:number-columns-repeated="5"/>
          <table:table-cell office:value-type="float" office:value="1026" calcext:value-type="float">
            <text:p>1026</text:p>
          </table:table-cell>
          <table:table-cell table:formula="of:= ([.I1051]*[.P1051]+[.B1051]*[.P1051]+[.B1051]*[.I1051])/([.B1051]*[.I1051]*[.P1051])" office:value-type="float" office:value="0.143096462222645" calcext:value-type="float">
            <text:p>0,1431</text:p>
          </table:table-cell>
          <table:table-cell table:number-columns-repeated="10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formula="of:=9+2*RAND()" office:value-type="float" office:value="9.11665505426936" calcext:value-type="float">
            <text:p>9,1167</text:p>
          </table:table-cell>
          <table:table-cell table:number-columns-repeated="5"/>
          <table:table-cell office:value-type="float" office:value="1027" calcext:value-type="float">
            <text:p>1027</text:p>
          </table:table-cell>
          <table:table-cell table:formula="of:=COM.MICROSOFT.NORM.INV(RAND();30;5)" office:value-type="float" office:value="21.033570916994" calcext:value-type="float">
            <text:p>21,0336</text:p>
          </table:table-cell>
          <table:table-cell table:number-columns-repeated="5"/>
          <table:table-cell office:value-type="float" office:value="1027" calcext:value-type="float">
            <text:p>1027</text:p>
          </table:table-cell>
          <table:table-cell table:formula="of:=40+10*RAND()" office:value-type="float" office:value="41.4310428022873" calcext:value-type="float">
            <text:p>41,4310</text:p>
          </table:table-cell>
          <table:table-cell table:number-columns-repeated="5"/>
          <table:table-cell office:value-type="float" office:value="1027" calcext:value-type="float">
            <text:p>1027</text:p>
          </table:table-cell>
          <table:table-cell table:formula="of:= ([.I1052]*[.P1052]+[.B1052]*[.P1052]+[.B1052]*[.I1052])/([.B1052]*[.I1052]*[.P1052])" office:value-type="float" office:value="0.181368889401504" calcext:value-type="float">
            <text:p>0,1814</text:p>
          </table:table-cell>
          <table:table-cell table:number-columns-repeated="10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formula="of:=9+2*RAND()" office:value-type="float" office:value="9.58085393649526" calcext:value-type="float">
            <text:p>9,5809</text:p>
          </table:table-cell>
          <table:table-cell table:number-columns-repeated="5"/>
          <table:table-cell office:value-type="float" office:value="1028" calcext:value-type="float">
            <text:p>1028</text:p>
          </table:table-cell>
          <table:table-cell table:formula="of:=COM.MICROSOFT.NORM.INV(RAND();30;5)" office:value-type="float" office:value="34.1879199870389" calcext:value-type="float">
            <text:p>34,1879</text:p>
          </table:table-cell>
          <table:table-cell table:number-columns-repeated="5"/>
          <table:table-cell office:value-type="float" office:value="1028" calcext:value-type="float">
            <text:p>1028</text:p>
          </table:table-cell>
          <table:table-cell table:formula="of:=40+10*RAND()" office:value-type="float" office:value="42.5451104028616" calcext:value-type="float">
            <text:p>42,5451</text:p>
          </table:table-cell>
          <table:table-cell table:number-columns-repeated="5"/>
          <table:table-cell office:value-type="float" office:value="1028" calcext:value-type="float">
            <text:p>1028</text:p>
          </table:table-cell>
          <table:table-cell table:formula="of:= ([.I1053]*[.P1053]+[.B1053]*[.P1053]+[.B1053]*[.I1053])/([.B1053]*[.I1053]*[.P1053])" office:value-type="float" office:value="0.157129391242616" calcext:value-type="float">
            <text:p>0,1571</text:p>
          </table:table-cell>
          <table:table-cell table:number-columns-repeated="10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9+2*RAND()" office:value-type="float" office:value="10.1004689678084" calcext:value-type="float">
            <text:p>10,1005</text:p>
          </table:table-cell>
          <table:table-cell table:number-columns-repeated="5"/>
          <table:table-cell office:value-type="float" office:value="1029" calcext:value-type="float">
            <text:p>1029</text:p>
          </table:table-cell>
          <table:table-cell table:formula="of:=COM.MICROSOFT.NORM.INV(RAND();30;5)" office:value-type="float" office:value="31.642065277541" calcext:value-type="float">
            <text:p>31,6421</text:p>
          </table:table-cell>
          <table:table-cell table:number-columns-repeated="5"/>
          <table:table-cell office:value-type="float" office:value="1029" calcext:value-type="float">
            <text:p>1029</text:p>
          </table:table-cell>
          <table:table-cell table:formula="of:=40+10*RAND()" office:value-type="float" office:value="40.1941162406001" calcext:value-type="float">
            <text:p>40,1941</text:p>
          </table:table-cell>
          <table:table-cell table:number-columns-repeated="5"/>
          <table:table-cell office:value-type="float" office:value="1029" calcext:value-type="float">
            <text:p>1029</text:p>
          </table:table-cell>
          <table:table-cell table:formula="of:= ([.I1054]*[.P1054]+[.B1054]*[.P1054]+[.B1054]*[.I1054])/([.B1054]*[.I1054]*[.P1054])" office:value-type="float" office:value="0.155488066888268" calcext:value-type="float">
            <text:p>0,1555</text:p>
          </table:table-cell>
          <table:table-cell table:number-columns-repeated="10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9+2*RAND()" office:value-type="float" office:value="9.43780660931952" calcext:value-type="float">
            <text:p>9,4378</text:p>
          </table:table-cell>
          <table:table-cell table:number-columns-repeated="5"/>
          <table:table-cell office:value-type="float" office:value="1030" calcext:value-type="float">
            <text:p>1030</text:p>
          </table:table-cell>
          <table:table-cell table:formula="of:=COM.MICROSOFT.NORM.INV(RAND();30;5)" office:value-type="float" office:value="35.7669646526529" calcext:value-type="float">
            <text:p>35,7670</text:p>
          </table:table-cell>
          <table:table-cell table:number-columns-repeated="5"/>
          <table:table-cell office:value-type="float" office:value="1030" calcext:value-type="float">
            <text:p>1030</text:p>
          </table:table-cell>
          <table:table-cell table:formula="of:=40+10*RAND()" office:value-type="float" office:value="45.9609242121223" calcext:value-type="float">
            <text:p>45,9609</text:p>
          </table:table-cell>
          <table:table-cell table:number-columns-repeated="5"/>
          <table:table-cell office:value-type="float" office:value="1030" calcext:value-type="float">
            <text:p>1030</text:p>
          </table:table-cell>
          <table:table-cell table:formula="of:= ([.I1055]*[.P1055]+[.B1055]*[.P1055]+[.B1055]*[.I1055])/([.B1055]*[.I1055]*[.P1055])" office:value-type="float" office:value="0.155673196027138" calcext:value-type="float">
            <text:p>0,1557</text:p>
          </table:table-cell>
          <table:table-cell table:number-columns-repeated="10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9+2*RAND()" office:value-type="float" office:value="9.55073127592914" calcext:value-type="float">
            <text:p>9,5507</text:p>
          </table:table-cell>
          <table:table-cell table:number-columns-repeated="5"/>
          <table:table-cell office:value-type="float" office:value="1031" calcext:value-type="float">
            <text:p>1031</text:p>
          </table:table-cell>
          <table:table-cell table:formula="of:=COM.MICROSOFT.NORM.INV(RAND();30;5)" office:value-type="float" office:value="23.1690841413355" calcext:value-type="float">
            <text:p>23,1691</text:p>
          </table:table-cell>
          <table:table-cell table:number-columns-repeated="5"/>
          <table:table-cell office:value-type="float" office:value="1031" calcext:value-type="float">
            <text:p>1031</text:p>
          </table:table-cell>
          <table:table-cell table:formula="of:=40+10*RAND()" office:value-type="float" office:value="44.8950260982383" calcext:value-type="float">
            <text:p>44,8950</text:p>
          </table:table-cell>
          <table:table-cell table:number-columns-repeated="5"/>
          <table:table-cell office:value-type="float" office:value="1031" calcext:value-type="float">
            <text:p>1031</text:p>
          </table:table-cell>
          <table:table-cell table:formula="of:= ([.I1056]*[.P1056]+[.B1056]*[.P1056]+[.B1056]*[.I1056])/([.B1056]*[.I1056]*[.P1056])" office:value-type="float" office:value="0.170139170456304" calcext:value-type="float">
            <text:p>0,1701</text:p>
          </table:table-cell>
          <table:table-cell table:number-columns-repeated="10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formula="of:=9+2*RAND()" office:value-type="float" office:value="10.0909630798269" calcext:value-type="float">
            <text:p>10,0910</text:p>
          </table:table-cell>
          <table:table-cell table:number-columns-repeated="5"/>
          <table:table-cell office:value-type="float" office:value="1032" calcext:value-type="float">
            <text:p>1032</text:p>
          </table:table-cell>
          <table:table-cell table:formula="of:=COM.MICROSOFT.NORM.INV(RAND();30;5)" office:value-type="float" office:value="31.6017486001885" calcext:value-type="float">
            <text:p>31,6017</text:p>
          </table:table-cell>
          <table:table-cell table:number-columns-repeated="5"/>
          <table:table-cell office:value-type="float" office:value="1032" calcext:value-type="float">
            <text:p>1032</text:p>
          </table:table-cell>
          <table:table-cell table:formula="of:=40+10*RAND()" office:value-type="float" office:value="40.7393466460053" calcext:value-type="float">
            <text:p>40,7393</text:p>
          </table:table-cell>
          <table:table-cell table:number-columns-repeated="5"/>
          <table:table-cell office:value-type="float" office:value="1032" calcext:value-type="float">
            <text:p>1032</text:p>
          </table:table-cell>
          <table:table-cell table:formula="of:= ([.I1057]*[.P1057]+[.B1057]*[.P1057]+[.B1057]*[.I1057])/([.B1057]*[.I1057]*[.P1057])" office:value-type="float" office:value="0.155288681979486" calcext:value-type="float">
            <text:p>0,1553</text:p>
          </table:table-cell>
          <table:table-cell table:number-columns-repeated="10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9+2*RAND()" office:value-type="float" office:value="10.4369693154003" calcext:value-type="float">
            <text:p>10,4370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formula="of:=COM.MICROSOFT.NORM.INV(RAND();30;5)" office:value-type="float" office:value="33.0216975226175" calcext:value-type="float">
            <text:p>33,0217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formula="of:=40+10*RAND()" office:value-type="float" office:value="42.0914726436604" calcext:value-type="float">
            <text:p>42,0915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formula="of:= ([.I1058]*[.P1058]+[.B1058]*[.P1058]+[.B1058]*[.I1058])/([.B1058]*[.I1058]*[.P1058])" office:value-type="float" office:value="0.149854155157804" calcext:value-type="float">
            <text:p>0,1499</text:p>
          </table:table-cell>
          <table:table-cell table:number-columns-repeated="10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formula="of:=9+2*RAND()" office:value-type="float" office:value="9.9426506489981" calcext:value-type="float">
            <text:p>9,9427</text:p>
          </table:table-cell>
          <table:table-cell table:number-columns-repeated="5"/>
          <table:table-cell office:value-type="float" office:value="1034" calcext:value-type="float">
            <text:p>1034</text:p>
          </table:table-cell>
          <table:table-cell table:formula="of:=COM.MICROSOFT.NORM.INV(RAND();30;5)" office:value-type="float" office:value="28.5610640925893" calcext:value-type="float">
            <text:p>28,5611</text:p>
          </table:table-cell>
          <table:table-cell table:number-columns-repeated="5"/>
          <table:table-cell office:value-type="float" office:value="1034" calcext:value-type="float">
            <text:p>1034</text:p>
          </table:table-cell>
          <table:table-cell table:formula="of:=40+10*RAND()" office:value-type="float" office:value="43.13432580675" calcext:value-type="float">
            <text:p>43,1343</text:p>
          </table:table-cell>
          <table:table-cell table:number-columns-repeated="5"/>
          <table:table-cell office:value-type="float" office:value="1034" calcext:value-type="float">
            <text:p>1034</text:p>
          </table:table-cell>
          <table:table-cell table:formula="of:= ([.I1059]*[.P1059]+[.B1059]*[.P1059]+[.B1059]*[.I1059])/([.B1059]*[.I1059]*[.P1059])" office:value-type="float" office:value="0.158772894897557" calcext:value-type="float">
            <text:p>0,1588</text:p>
          </table:table-cell>
          <table:table-cell table:number-columns-repeated="10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9+2*RAND()" office:value-type="float" office:value="10.5352572051343" calcext:value-type="float">
            <text:p>10,5353</text:p>
          </table:table-cell>
          <table:table-cell table:number-columns-repeated="5"/>
          <table:table-cell office:value-type="float" office:value="1035" calcext:value-type="float">
            <text:p>1035</text:p>
          </table:table-cell>
          <table:table-cell table:formula="of:=COM.MICROSOFT.NORM.INV(RAND();30;5)" office:value-type="float" office:value="27.5642628829105" calcext:value-type="float">
            <text:p>27,5643</text:p>
          </table:table-cell>
          <table:table-cell table:number-columns-repeated="5"/>
          <table:table-cell office:value-type="float" office:value="1035" calcext:value-type="float">
            <text:p>1035</text:p>
          </table:table-cell>
          <table:table-cell table:formula="of:=40+10*RAND()" office:value-type="float" office:value="43.5359398403671" calcext:value-type="float">
            <text:p>43,5359</text:p>
          </table:table-cell>
          <table:table-cell table:number-columns-repeated="5"/>
          <table:table-cell office:value-type="float" office:value="1035" calcext:value-type="float">
            <text:p>1035</text:p>
          </table:table-cell>
          <table:table-cell table:formula="of:= ([.I1060]*[.P1060]+[.B1060]*[.P1060]+[.B1060]*[.I1060])/([.B1060]*[.I1060]*[.P1060])" office:value-type="float" office:value="0.154167759222175" calcext:value-type="float">
            <text:p>0,1542</text:p>
          </table:table-cell>
          <table:table-cell table:number-columns-repeated="10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9+2*RAND()" office:value-type="float" office:value="9.61908891121857" calcext:value-type="float">
            <text:p>9,6191</text:p>
          </table:table-cell>
          <table:table-cell table:number-columns-repeated="5"/>
          <table:table-cell office:value-type="float" office:value="1036" calcext:value-type="float">
            <text:p>1036</text:p>
          </table:table-cell>
          <table:table-cell table:formula="of:=COM.MICROSOFT.NORM.INV(RAND();30;5)" office:value-type="float" office:value="37.1250374498133" calcext:value-type="float">
            <text:p>37,1250</text:p>
          </table:table-cell>
          <table:table-cell table:number-columns-repeated="5"/>
          <table:table-cell office:value-type="float" office:value="1036" calcext:value-type="float">
            <text:p>1036</text:p>
          </table:table-cell>
          <table:table-cell table:formula="of:=40+10*RAND()" office:value-type="float" office:value="40.6909875047859" calcext:value-type="float">
            <text:p>40,6910</text:p>
          </table:table-cell>
          <table:table-cell table:number-columns-repeated="5"/>
          <table:table-cell office:value-type="float" office:value="1036" calcext:value-type="float">
            <text:p>1036</text:p>
          </table:table-cell>
          <table:table-cell table:formula="of:= ([.I1061]*[.P1061]+[.B1061]*[.P1061]+[.B1061]*[.I1061])/([.B1061]*[.I1061]*[.P1061])" office:value-type="float" office:value="0.155471416023065" calcext:value-type="float">
            <text:p>0,1555</text:p>
          </table:table-cell>
          <table:table-cell table:number-columns-repeated="10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formula="of:=9+2*RAND()" office:value-type="float" office:value="10.0541510593612" calcext:value-type="float">
            <text:p>10,0542</text:p>
          </table:table-cell>
          <table:table-cell table:number-columns-repeated="5"/>
          <table:table-cell office:value-type="float" office:value="1037" calcext:value-type="float">
            <text:p>1037</text:p>
          </table:table-cell>
          <table:table-cell table:formula="of:=COM.MICROSOFT.NORM.INV(RAND();30;5)" office:value-type="float" office:value="24.8334128544419" calcext:value-type="float">
            <text:p>24,8334</text:p>
          </table:table-cell>
          <table:table-cell table:number-columns-repeated="5"/>
          <table:table-cell office:value-type="float" office:value="1037" calcext:value-type="float">
            <text:p>1037</text:p>
          </table:table-cell>
          <table:table-cell table:formula="of:=40+10*RAND()" office:value-type="float" office:value="46.7785123910289" calcext:value-type="float">
            <text:p>46,7785</text:p>
          </table:table-cell>
          <table:table-cell table:number-columns-repeated="5"/>
          <table:table-cell office:value-type="float" office:value="1037" calcext:value-type="float">
            <text:p>1037</text:p>
          </table:table-cell>
          <table:table-cell table:formula="of:= ([.I1062]*[.P1062]+[.B1062]*[.P1062]+[.B1062]*[.I1062])/([.B1062]*[.I1062]*[.P1062])" office:value-type="float" office:value="0.161107069871601" calcext:value-type="float">
            <text:p>0,1611</text:p>
          </table:table-cell>
          <table:table-cell table:number-columns-repeated="10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formula="of:=9+2*RAND()" office:value-type="float" office:value="9.06188440346159" calcext:value-type="float">
            <text:p>9,0619</text:p>
          </table:table-cell>
          <table:table-cell table:number-columns-repeated="5"/>
          <table:table-cell office:value-type="float" office:value="1038" calcext:value-type="float">
            <text:p>1038</text:p>
          </table:table-cell>
          <table:table-cell table:formula="of:=COM.MICROSOFT.NORM.INV(RAND();30;5)" office:value-type="float" office:value="24.210686131624" calcext:value-type="float">
            <text:p>24,2107</text:p>
          </table:table-cell>
          <table:table-cell table:number-columns-repeated="5"/>
          <table:table-cell office:value-type="float" office:value="1038" calcext:value-type="float">
            <text:p>1038</text:p>
          </table:table-cell>
          <table:table-cell table:formula="of:=40+10*RAND()" office:value-type="float" office:value="45.3305897710379" calcext:value-type="float">
            <text:p>45,3306</text:p>
          </table:table-cell>
          <table:table-cell table:number-columns-repeated="5"/>
          <table:table-cell office:value-type="float" office:value="1038" calcext:value-type="float">
            <text:p>1038</text:p>
          </table:table-cell>
          <table:table-cell table:formula="of:= ([.I1063]*[.P1063]+[.B1063]*[.P1063]+[.B1063]*[.I1063])/([.B1063]*[.I1063]*[.P1063])" office:value-type="float" office:value="0.173716557366192" calcext:value-type="float">
            <text:p>0,1737</text:p>
          </table:table-cell>
          <table:table-cell table:number-columns-repeated="10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9+2*RAND()" office:value-type="float" office:value="10.9996811000165" calcext:value-type="float">
            <text:p>10,9997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formula="of:=COM.MICROSOFT.NORM.INV(RAND();30;5)" office:value-type="float" office:value="37.4258856495722" calcext:value-type="float">
            <text:p>37,4259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formula="of:=40+10*RAND()" office:value-type="float" office:value="40.3649736603256" calcext:value-type="float">
            <text:p>40,3650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formula="of:= ([.I1064]*[.P1064]+[.B1064]*[.P1064]+[.B1064]*[.I1064])/([.B1064]*[.I1064]*[.P1064])" office:value-type="float" office:value="0.142405155079283" calcext:value-type="float">
            <text:p>0,1424</text:p>
          </table:table-cell>
          <table:table-cell table:number-columns-repeated="10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9+2*RAND()" office:value-type="float" office:value="10.8225075991359" calcext:value-type="float">
            <text:p>10,8225</text:p>
          </table:table-cell>
          <table:table-cell table:number-columns-repeated="5"/>
          <table:table-cell office:value-type="float" office:value="1040" calcext:value-type="float">
            <text:p>1040</text:p>
          </table:table-cell>
          <table:table-cell table:formula="of:=COM.MICROSOFT.NORM.INV(RAND();30;5)" office:value-type="float" office:value="34.8843885851662" calcext:value-type="float">
            <text:p>34,8844</text:p>
          </table:table-cell>
          <table:table-cell table:number-columns-repeated="5"/>
          <table:table-cell office:value-type="float" office:value="1040" calcext:value-type="float">
            <text:p>1040</text:p>
          </table:table-cell>
          <table:table-cell table:formula="of:=40+10*RAND()" office:value-type="float" office:value="49.2779449129012" calcext:value-type="float">
            <text:p>49,2779</text:p>
          </table:table-cell>
          <table:table-cell table:number-columns-repeated="5"/>
          <table:table-cell office:value-type="float" office:value="1040" calcext:value-type="float">
            <text:p>1040</text:p>
          </table:table-cell>
          <table:table-cell table:formula="of:= ([.I1065]*[.P1065]+[.B1065]*[.P1065]+[.B1065]*[.I1065])/([.B1065]*[.I1065]*[.P1065])" office:value-type="float" office:value="0.141359199591901" calcext:value-type="float">
            <text:p>0,1414</text:p>
          </table:table-cell>
          <table:table-cell table:number-columns-repeated="10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formula="of:=9+2*RAND()" office:value-type="float" office:value="9.32201177650131" calcext:value-type="float">
            <text:p>9,3220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formula="of:=COM.MICROSOFT.NORM.INV(RAND();30;5)" office:value-type="float" office:value="30.7116525099505" calcext:value-type="float">
            <text:p>30,7117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formula="of:=40+10*RAND()" office:value-type="float" office:value="45.2002491697203" calcext:value-type="float">
            <text:p>45,2002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formula="of:= ([.I1066]*[.P1066]+[.B1066]*[.P1066]+[.B1066]*[.I1066])/([.B1066]*[.I1066]*[.P1066])" office:value-type="float" office:value="0.161957684740574" calcext:value-type="float">
            <text:p>0,1620</text:p>
          </table:table-cell>
          <table:table-cell table:number-columns-repeated="10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formula="of:=9+2*RAND()" office:value-type="float" office:value="10.8927817849908" calcext:value-type="float">
            <text:p>10,8928</text:p>
          </table:table-cell>
          <table:table-cell table:number-columns-repeated="5"/>
          <table:table-cell office:value-type="float" office:value="1042" calcext:value-type="float">
            <text:p>1042</text:p>
          </table:table-cell>
          <table:table-cell table:formula="of:=COM.MICROSOFT.NORM.INV(RAND();30;5)" office:value-type="float" office:value="30.2273485706035" calcext:value-type="float">
            <text:p>30,2273</text:p>
          </table:table-cell>
          <table:table-cell table:number-columns-repeated="5"/>
          <table:table-cell office:value-type="float" office:value="1042" calcext:value-type="float">
            <text:p>1042</text:p>
          </table:table-cell>
          <table:table-cell table:formula="of:=40+10*RAND()" office:value-type="float" office:value="47.4725873663556" calcext:value-type="float">
            <text:p>47,4726</text:p>
          </table:table-cell>
          <table:table-cell table:number-columns-repeated="5"/>
          <table:table-cell office:value-type="float" office:value="1042" calcext:value-type="float">
            <text:p>1042</text:p>
          </table:table-cell>
          <table:table-cell table:formula="of:= ([.I1067]*[.P1067]+[.B1067]*[.P1067]+[.B1067]*[.I1067])/([.B1067]*[.I1067]*[.P1067])" office:value-type="float" office:value="0.145951325794699" calcext:value-type="float">
            <text:p>0,1460</text:p>
          </table:table-cell>
          <table:table-cell table:number-columns-repeated="10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formula="of:=9+2*RAND()" office:value-type="float" office:value="9.15132095501758" calcext:value-type="float">
            <text:p>9,1513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formula="of:=COM.MICROSOFT.NORM.INV(RAND();30;5)" office:value-type="float" office:value="23.8094711952153" calcext:value-type="float">
            <text:p>23,8095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formula="of:=40+10*RAND()" office:value-type="float" office:value="49.3783466017339" calcext:value-type="float">
            <text:p>49,3783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formula="of:= ([.I1068]*[.P1068]+[.B1068]*[.P1068]+[.B1068]*[.I1068])/([.B1068]*[.I1068]*[.P1068])" office:value-type="float" office:value="0.171525726702829" calcext:value-type="float">
            <text:p>0,1715</text:p>
          </table:table-cell>
          <table:table-cell table:number-columns-repeated="10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formula="of:=9+2*RAND()" office:value-type="float" office:value="9.73778091347776" calcext:value-type="float">
            <text:p>9,7378</text:p>
          </table:table-cell>
          <table:table-cell table:number-columns-repeated="5"/>
          <table:table-cell office:value-type="float" office:value="1044" calcext:value-type="float">
            <text:p>1044</text:p>
          </table:table-cell>
          <table:table-cell table:formula="of:=COM.MICROSOFT.NORM.INV(RAND();30;5)" office:value-type="float" office:value="31.7146762843368" calcext:value-type="float">
            <text:p>31,7147</text:p>
          </table:table-cell>
          <table:table-cell table:number-columns-repeated="5"/>
          <table:table-cell office:value-type="float" office:value="1044" calcext:value-type="float">
            <text:p>1044</text:p>
          </table:table-cell>
          <table:table-cell table:formula="of:=40+10*RAND()" office:value-type="float" office:value="47.2278260008898" calcext:value-type="float">
            <text:p>47,2278</text:p>
          </table:table-cell>
          <table:table-cell table:number-columns-repeated="5"/>
          <table:table-cell office:value-type="float" office:value="1044" calcext:value-type="float">
            <text:p>1044</text:p>
          </table:table-cell>
          <table:table-cell table:formula="of:= ([.I1069]*[.P1069]+[.B1069]*[.P1069]+[.B1069]*[.I1069])/([.B1069]*[.I1069]*[.P1069])" office:value-type="float" office:value="0.155397902382263" calcext:value-type="float">
            <text:p>0,1554</text:p>
          </table:table-cell>
          <table:table-cell table:number-columns-repeated="10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formula="of:=9+2*RAND()" office:value-type="float" office:value="9.45721178292297" calcext:value-type="float">
            <text:p>9,4572</text:p>
          </table:table-cell>
          <table:table-cell table:number-columns-repeated="5"/>
          <table:table-cell office:value-type="float" office:value="1045" calcext:value-type="float">
            <text:p>1045</text:p>
          </table:table-cell>
          <table:table-cell table:formula="of:=COM.MICROSOFT.NORM.INV(RAND();30;5)" office:value-type="float" office:value="29.7561485316838" calcext:value-type="float">
            <text:p>29,7561</text:p>
          </table:table-cell>
          <table:table-cell table:number-columns-repeated="5"/>
          <table:table-cell office:value-type="float" office:value="1045" calcext:value-type="float">
            <text:p>1045</text:p>
          </table:table-cell>
          <table:table-cell table:formula="of:=40+10*RAND()" office:value-type="float" office:value="46.9858091732021" calcext:value-type="float">
            <text:p>46,9858</text:p>
          </table:table-cell>
          <table:table-cell table:number-columns-repeated="5"/>
          <table:table-cell office:value-type="float" office:value="1045" calcext:value-type="float">
            <text:p>1045</text:p>
          </table:table-cell>
          <table:table-cell table:formula="of:= ([.I1070]*[.P1070]+[.B1070]*[.P1070]+[.B1070]*[.I1070])/([.B1070]*[.I1070]*[.P1070])" office:value-type="float" office:value="0.160628932207452" calcext:value-type="float">
            <text:p>0,1606</text:p>
          </table:table-cell>
          <table:table-cell table:number-columns-repeated="10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9+2*RAND()" office:value-type="float" office:value="9.47393726580776" calcext:value-type="float">
            <text:p>9,4739</text:p>
          </table:table-cell>
          <table:table-cell table:number-columns-repeated="5"/>
          <table:table-cell office:value-type="float" office:value="1046" calcext:value-type="float">
            <text:p>1046</text:p>
          </table:table-cell>
          <table:table-cell table:formula="of:=COM.MICROSOFT.NORM.INV(RAND();30;5)" office:value-type="float" office:value="32.0633954858088" calcext:value-type="float">
            <text:p>32,0634</text:p>
          </table:table-cell>
          <table:table-cell table:number-columns-repeated="5"/>
          <table:table-cell office:value-type="float" office:value="1046" calcext:value-type="float">
            <text:p>1046</text:p>
          </table:table-cell>
          <table:table-cell table:formula="of:=40+10*RAND()" office:value-type="float" office:value="49.1944955161307" calcext:value-type="float">
            <text:p>49,1945</text:p>
          </table:table-cell>
          <table:table-cell table:number-columns-repeated="5"/>
          <table:table-cell office:value-type="float" office:value="1046" calcext:value-type="float">
            <text:p>1046</text:p>
          </table:table-cell>
          <table:table-cell table:formula="of:= ([.I1071]*[.P1071]+[.B1071]*[.P1071]+[.B1071]*[.I1071])/([.B1071]*[.I1071]*[.P1071])" office:value-type="float" office:value="0.157068426333528" calcext:value-type="float">
            <text:p>0,1571</text:p>
          </table:table-cell>
          <table:table-cell table:number-columns-repeated="10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formula="of:=9+2*RAND()" office:value-type="float" office:value="9.87047988106497" calcext:value-type="float">
            <text:p>9,8705</text:p>
          </table:table-cell>
          <table:table-cell table:number-columns-repeated="5"/>
          <table:table-cell office:value-type="float" office:value="1047" calcext:value-type="float">
            <text:p>1047</text:p>
          </table:table-cell>
          <table:table-cell table:formula="of:=COM.MICROSOFT.NORM.INV(RAND();30;5)" office:value-type="float" office:value="31.3319284740806" calcext:value-type="float">
            <text:p>31,3319</text:p>
          </table:table-cell>
          <table:table-cell table:number-columns-repeated="5"/>
          <table:table-cell office:value-type="float" office:value="1047" calcext:value-type="float">
            <text:p>1047</text:p>
          </table:table-cell>
          <table:table-cell table:formula="of:=40+10*RAND()" office:value-type="float" office:value="42.9034568427596" calcext:value-type="float">
            <text:p>42,9035</text:p>
          </table:table-cell>
          <table:table-cell table:number-columns-repeated="5"/>
          <table:table-cell office:value-type="float" office:value="1047" calcext:value-type="float">
            <text:p>1047</text:p>
          </table:table-cell>
          <table:table-cell table:formula="of:= ([.I1072]*[.P1072]+[.B1072]*[.P1072]+[.B1072]*[.I1072])/([.B1072]*[.I1072]*[.P1072])" office:value-type="float" office:value="0.156536666553859" calcext:value-type="float">
            <text:p>0,1565</text:p>
          </table:table-cell>
          <table:table-cell table:number-columns-repeated="10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formula="of:=9+2*RAND()" office:value-type="float" office:value="10.9285724696238" calcext:value-type="float">
            <text:p>10,9286</text:p>
          </table:table-cell>
          <table:table-cell table:number-columns-repeated="5"/>
          <table:table-cell office:value-type="float" office:value="1048" calcext:value-type="float">
            <text:p>1048</text:p>
          </table:table-cell>
          <table:table-cell table:formula="of:=COM.MICROSOFT.NORM.INV(RAND();30;5)" office:value-type="float" office:value="34.1347952243996" calcext:value-type="float">
            <text:p>34,1348</text:p>
          </table:table-cell>
          <table:table-cell table:number-columns-repeated="5"/>
          <table:table-cell office:value-type="float" office:value="1048" calcext:value-type="float">
            <text:p>1048</text:p>
          </table:table-cell>
          <table:table-cell table:formula="of:=40+10*RAND()" office:value-type="float" office:value="48.8753074698616" calcext:value-type="float">
            <text:p>48,8753</text:p>
          </table:table-cell>
          <table:table-cell table:number-columns-repeated="5"/>
          <table:table-cell office:value-type="float" office:value="1048" calcext:value-type="float">
            <text:p>1048</text:p>
          </table:table-cell>
          <table:table-cell table:formula="of:= ([.I1073]*[.P1073]+[.B1073]*[.P1073]+[.B1073]*[.I1073])/([.B1073]*[.I1073]*[.P1073])" office:value-type="float" office:value="0.141259108901974" calcext:value-type="float">
            <text:p>0,1413</text:p>
          </table:table-cell>
          <table:table-cell table:number-columns-repeated="10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formula="of:=9+2*RAND()" office:value-type="float" office:value="10.3266644726973" calcext:value-type="float">
            <text:p>10,3267</text:p>
          </table:table-cell>
          <table:table-cell table:number-columns-repeated="5"/>
          <table:table-cell office:value-type="float" office:value="1049" calcext:value-type="float">
            <text:p>1049</text:p>
          </table:table-cell>
          <table:table-cell table:formula="of:=COM.MICROSOFT.NORM.INV(RAND();30;5)" office:value-type="float" office:value="30.6891108098181" calcext:value-type="float">
            <text:p>30,6891</text:p>
          </table:table-cell>
          <table:table-cell table:number-columns-repeated="5"/>
          <table:table-cell office:value-type="float" office:value="1049" calcext:value-type="float">
            <text:p>1049</text:p>
          </table:table-cell>
          <table:table-cell table:formula="of:=40+10*RAND()" office:value-type="float" office:value="46.2275060557295" calcext:value-type="float">
            <text:p>46,2275</text:p>
          </table:table-cell>
          <table:table-cell table:number-columns-repeated="5"/>
          <table:table-cell office:value-type="float" office:value="1049" calcext:value-type="float">
            <text:p>1049</text:p>
          </table:table-cell>
          <table:table-cell table:formula="of:= ([.I1074]*[.P1074]+[.B1074]*[.P1074]+[.B1074]*[.I1074])/([.B1074]*[.I1074]*[.P1074])" office:value-type="float" office:value="0.151053679568227" calcext:value-type="float">
            <text:p>0,1511</text:p>
          </table:table-cell>
          <table:table-cell table:number-columns-repeated="10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9+2*RAND()" office:value-type="float" office:value="10.2457630990539" calcext:value-type="float">
            <text:p>10,2458</text:p>
          </table:table-cell>
          <table:table-cell table:number-columns-repeated="5"/>
          <table:table-cell office:value-type="float" office:value="1050" calcext:value-type="float">
            <text:p>1050</text:p>
          </table:table-cell>
          <table:table-cell table:formula="of:=COM.MICROSOFT.NORM.INV(RAND();30;5)" office:value-type="float" office:value="25.9774763175596" calcext:value-type="float">
            <text:p>25,9775</text:p>
          </table:table-cell>
          <table:table-cell table:number-columns-repeated="5"/>
          <table:table-cell office:value-type="float" office:value="1050" calcext:value-type="float">
            <text:p>1050</text:p>
          </table:table-cell>
          <table:table-cell table:formula="of:=40+10*RAND()" office:value-type="float" office:value="45.130958276568" calcext:value-type="float">
            <text:p>45,1310</text:p>
          </table:table-cell>
          <table:table-cell table:number-columns-repeated="5"/>
          <table:table-cell office:value-type="float" office:value="1050" calcext:value-type="float">
            <text:p>1050</text:p>
          </table:table-cell>
          <table:table-cell table:formula="of:= ([.I1075]*[.P1075]+[.B1075]*[.P1075]+[.B1075]*[.I1075])/([.B1075]*[.I1075]*[.P1075])" office:value-type="float" office:value="0.15825394525301" calcext:value-type="float">
            <text:p>0,1583</text:p>
          </table:table-cell>
          <table:table-cell table:number-columns-repeated="10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formula="of:=9+2*RAND()" office:value-type="float" office:value="9.42261667666026" calcext:value-type="float">
            <text:p>9,4226</text:p>
          </table:table-cell>
          <table:table-cell table:number-columns-repeated="5"/>
          <table:table-cell office:value-type="float" office:value="1051" calcext:value-type="float">
            <text:p>1051</text:p>
          </table:table-cell>
          <table:table-cell table:formula="of:=COM.MICROSOFT.NORM.INV(RAND();30;5)" office:value-type="float" office:value="29.7884491964062" calcext:value-type="float">
            <text:p>29,7884</text:p>
          </table:table-cell>
          <table:table-cell table:number-columns-repeated="5"/>
          <table:table-cell office:value-type="float" office:value="1051" calcext:value-type="float">
            <text:p>1051</text:p>
          </table:table-cell>
          <table:table-cell table:formula="of:=40+10*RAND()" office:value-type="float" office:value="47.7982831222471" calcext:value-type="float">
            <text:p>47,7983</text:p>
          </table:table-cell>
          <table:table-cell table:number-columns-repeated="5"/>
          <table:table-cell office:value-type="float" office:value="1051" calcext:value-type="float">
            <text:p>1051</text:p>
          </table:table-cell>
          <table:table-cell table:formula="of:= ([.I1076]*[.P1076]+[.B1076]*[.P1076]+[.B1076]*[.I1076])/([.B1076]*[.I1076]*[.P1076])" office:value-type="float" office:value="0.16061894515581" calcext:value-type="float">
            <text:p>0,1606</text:p>
          </table:table-cell>
          <table:table-cell table:number-columns-repeated="10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formula="of:=9+2*RAND()" office:value-type="float" office:value="9.75266748224385" calcext:value-type="float">
            <text:p>9,7527</text:p>
          </table:table-cell>
          <table:table-cell table:number-columns-repeated="5"/>
          <table:table-cell office:value-type="float" office:value="1052" calcext:value-type="float">
            <text:p>1052</text:p>
          </table:table-cell>
          <table:table-cell table:formula="of:=COM.MICROSOFT.NORM.INV(RAND();30;5)" office:value-type="float" office:value="28.1054650715477" calcext:value-type="float">
            <text:p>28,1055</text:p>
          </table:table-cell>
          <table:table-cell table:number-columns-repeated="5"/>
          <table:table-cell office:value-type="float" office:value="1052" calcext:value-type="float">
            <text:p>1052</text:p>
          </table:table-cell>
          <table:table-cell table:formula="of:=40+10*RAND()" office:value-type="float" office:value="43.3093373279553" calcext:value-type="float">
            <text:p>43,3093</text:p>
          </table:table-cell>
          <table:table-cell table:number-columns-repeated="5"/>
          <table:table-cell office:value-type="float" office:value="1052" calcext:value-type="float">
            <text:p>1052</text:p>
          </table:table-cell>
          <table:table-cell table:formula="of:= ([.I1077]*[.P1077]+[.B1077]*[.P1077]+[.B1077]*[.I1077])/([.B1077]*[.I1077]*[.P1077])" office:value-type="float" office:value="0.161206027763259" calcext:value-type="float">
            <text:p>0,1612</text:p>
          </table:table-cell>
          <table:table-cell table:number-columns-repeated="10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formula="of:=9+2*RAND()" office:value-type="float" office:value="10.8935400487389" calcext:value-type="float">
            <text:p>10,8935</text:p>
          </table:table-cell>
          <table:table-cell table:number-columns-repeated="5"/>
          <table:table-cell office:value-type="float" office:value="1053" calcext:value-type="float">
            <text:p>1053</text:p>
          </table:table-cell>
          <table:table-cell table:formula="of:=COM.MICROSOFT.NORM.INV(RAND();30;5)" office:value-type="float" office:value="30.0458162526232" calcext:value-type="float">
            <text:p>30,0458</text:p>
          </table:table-cell>
          <table:table-cell table:number-columns-repeated="5"/>
          <table:table-cell office:value-type="float" office:value="1053" calcext:value-type="float">
            <text:p>1053</text:p>
          </table:table-cell>
          <table:table-cell table:formula="of:=40+10*RAND()" office:value-type="float" office:value="40.9777307731565" calcext:value-type="float">
            <text:p>40,9777</text:p>
          </table:table-cell>
          <table:table-cell table:number-columns-repeated="5"/>
          <table:table-cell office:value-type="float" office:value="1053" calcext:value-type="float">
            <text:p>1053</text:p>
          </table:table-cell>
          <table:table-cell table:formula="of:= ([.I1078]*[.P1078]+[.B1078]*[.P1078]+[.B1078]*[.I1078])/([.B1078]*[.I1078]*[.P1078])" office:value-type="float" office:value="0.14948352634791" calcext:value-type="float">
            <text:p>0,1495</text:p>
          </table:table-cell>
          <table:table-cell table:number-columns-repeated="10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9+2*RAND()" office:value-type="float" office:value="10.8386546571273" calcext:value-type="float">
            <text:p>10,8387</text:p>
          </table:table-cell>
          <table:table-cell table:number-columns-repeated="5"/>
          <table:table-cell office:value-type="float" office:value="1054" calcext:value-type="float">
            <text:p>1054</text:p>
          </table:table-cell>
          <table:table-cell table:formula="of:=COM.MICROSOFT.NORM.INV(RAND();30;5)" office:value-type="float" office:value="31.3399074782671" calcext:value-type="float">
            <text:p>31,3399</text:p>
          </table:table-cell>
          <table:table-cell table:number-columns-repeated="5"/>
          <table:table-cell office:value-type="float" office:value="1054" calcext:value-type="float">
            <text:p>1054</text:p>
          </table:table-cell>
          <table:table-cell table:formula="of:=40+10*RAND()" office:value-type="float" office:value="46.0876255331095" calcext:value-type="float">
            <text:p>46,0876</text:p>
          </table:table-cell>
          <table:table-cell table:number-columns-repeated="5"/>
          <table:table-cell office:value-type="float" office:value="1054" calcext:value-type="float">
            <text:p>1054</text:p>
          </table:table-cell>
          <table:table-cell table:formula="of:= ([.I1079]*[.P1079]+[.B1079]*[.P1079]+[.B1079]*[.I1079])/([.B1079]*[.I1079]*[.P1079])" office:value-type="float" office:value="0.145868370205147" calcext:value-type="float">
            <text:p>0,1459</text:p>
          </table:table-cell>
          <table:table-cell table:number-columns-repeated="10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9+2*RAND()" office:value-type="float" office:value="9.91029738890939" calcext:value-type="float">
            <text:p>9,9103</text:p>
          </table:table-cell>
          <table:table-cell table:number-columns-repeated="5"/>
          <table:table-cell office:value-type="float" office:value="1055" calcext:value-type="float">
            <text:p>1055</text:p>
          </table:table-cell>
          <table:table-cell table:formula="of:=COM.MICROSOFT.NORM.INV(RAND();30;5)" office:value-type="float" office:value="21.2949095039599" calcext:value-type="float">
            <text:p>21,2949</text:p>
          </table:table-cell>
          <table:table-cell table:number-columns-repeated="5"/>
          <table:table-cell office:value-type="float" office:value="1055" calcext:value-type="float">
            <text:p>1055</text:p>
          </table:table-cell>
          <table:table-cell table:formula="of:=40+10*RAND()" office:value-type="float" office:value="46.5429915965069" calcext:value-type="float">
            <text:p>46,5430</text:p>
          </table:table-cell>
          <table:table-cell table:number-columns-repeated="5"/>
          <table:table-cell office:value-type="float" office:value="1055" calcext:value-type="float">
            <text:p>1055</text:p>
          </table:table-cell>
          <table:table-cell table:formula="of:= ([.I1080]*[.P1080]+[.B1080]*[.P1080]+[.B1080]*[.I1080])/([.B1080]*[.I1080]*[.P1080])" office:value-type="float" office:value="0.169350237103916" calcext:value-type="float">
            <text:p>0,1694</text:p>
          </table:table-cell>
          <table:table-cell table:number-columns-repeated="10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9+2*RAND()" office:value-type="float" office:value="9.80457199481316" calcext:value-type="float">
            <text:p>9,8046</text:p>
          </table:table-cell>
          <table:table-cell table:number-columns-repeated="5"/>
          <table:table-cell office:value-type="float" office:value="1056" calcext:value-type="float">
            <text:p>1056</text:p>
          </table:table-cell>
          <table:table-cell table:formula="of:=COM.MICROSOFT.NORM.INV(RAND();30;5)" office:value-type="float" office:value="27.3067026033108" calcext:value-type="float">
            <text:p>27,3067</text:p>
          </table:table-cell>
          <table:table-cell table:number-columns-repeated="5"/>
          <table:table-cell office:value-type="float" office:value="1056" calcext:value-type="float">
            <text:p>1056</text:p>
          </table:table-cell>
          <table:table-cell table:formula="of:=40+10*RAND()" office:value-type="float" office:value="43.7986777827609" calcext:value-type="float">
            <text:p>43,7987</text:p>
          </table:table-cell>
          <table:table-cell table:number-columns-repeated="5"/>
          <table:table-cell office:value-type="float" office:value="1056" calcext:value-type="float">
            <text:p>1056</text:p>
          </table:table-cell>
          <table:table-cell table:formula="of:= ([.I1081]*[.P1081]+[.B1081]*[.P1081]+[.B1081]*[.I1081])/([.B1081]*[.I1081]*[.P1081])" office:value-type="float" office:value="0.161446018434067" calcext:value-type="float">
            <text:p>0,1614</text:p>
          </table:table-cell>
          <table:table-cell table:number-columns-repeated="10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9+2*RAND()" office:value-type="float" office:value="10.7490392604377" calcext:value-type="float">
            <text:p>10,7490</text:p>
          </table:table-cell>
          <table:table-cell table:number-columns-repeated="5"/>
          <table:table-cell office:value-type="float" office:value="1057" calcext:value-type="float">
            <text:p>1057</text:p>
          </table:table-cell>
          <table:table-cell table:formula="of:=COM.MICROSOFT.NORM.INV(RAND();30;5)" office:value-type="float" office:value="25.9784200191506" calcext:value-type="float">
            <text:p>25,9784</text:p>
          </table:table-cell>
          <table:table-cell table:number-columns-repeated="5"/>
          <table:table-cell office:value-type="float" office:value="1057" calcext:value-type="float">
            <text:p>1057</text:p>
          </table:table-cell>
          <table:table-cell table:formula="of:=40+10*RAND()" office:value-type="float" office:value="47.6044183445629" calcext:value-type="float">
            <text:p>47,6044</text:p>
          </table:table-cell>
          <table:table-cell table:number-columns-repeated="5"/>
          <table:table-cell office:value-type="float" office:value="1057" calcext:value-type="float">
            <text:p>1057</text:p>
          </table:table-cell>
          <table:table-cell table:formula="of:= ([.I1082]*[.P1082]+[.B1082]*[.P1082]+[.B1082]*[.I1082])/([.B1082]*[.I1082]*[.P1082])" office:value-type="float" office:value="0.152531511670671" calcext:value-type="float">
            <text:p>0,1525</text:p>
          </table:table-cell>
          <table:table-cell table:number-columns-repeated="10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9+2*RAND()" office:value-type="float" office:value="9.75653273914941" calcext:value-type="float">
            <text:p>9,7565</text:p>
          </table:table-cell>
          <table:table-cell table:number-columns-repeated="5"/>
          <table:table-cell office:value-type="float" office:value="1058" calcext:value-type="float">
            <text:p>1058</text:p>
          </table:table-cell>
          <table:table-cell table:formula="of:=COM.MICROSOFT.NORM.INV(RAND();30;5)" office:value-type="float" office:value="28.5981509804296" calcext:value-type="float">
            <text:p>28,5982</text:p>
          </table:table-cell>
          <table:table-cell table:number-columns-repeated="5"/>
          <table:table-cell office:value-type="float" office:value="1058" calcext:value-type="float">
            <text:p>1058</text:p>
          </table:table-cell>
          <table:table-cell table:formula="of:=40+10*RAND()" office:value-type="float" office:value="40.6230261072051" calcext:value-type="float">
            <text:p>40,6230</text:p>
          </table:table-cell>
          <table:table-cell table:number-columns-repeated="5"/>
          <table:table-cell office:value-type="float" office:value="1058" calcext:value-type="float">
            <text:p>1058</text:p>
          </table:table-cell>
          <table:table-cell table:formula="of:= ([.I1083]*[.P1083]+[.B1083]*[.P1083]+[.B1083]*[.I1083])/([.B1083]*[.I1083]*[.P1083])" office:value-type="float" office:value="0.162079304439111" calcext:value-type="float">
            <text:p>0,1621</text:p>
          </table:table-cell>
          <table:table-cell table:number-columns-repeated="10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9+2*RAND()" office:value-type="float" office:value="10.4366601856891" calcext:value-type="float">
            <text:p>10,4367</text:p>
          </table:table-cell>
          <table:table-cell table:number-columns-repeated="5"/>
          <table:table-cell office:value-type="float" office:value="1059" calcext:value-type="float">
            <text:p>1059</text:p>
          </table:table-cell>
          <table:table-cell table:formula="of:=COM.MICROSOFT.NORM.INV(RAND();30;5)" office:value-type="float" office:value="25.0351323880685" calcext:value-type="float">
            <text:p>25,0351</text:p>
          </table:table-cell>
          <table:table-cell table:number-columns-repeated="5"/>
          <table:table-cell office:value-type="float" office:value="1059" calcext:value-type="float">
            <text:p>1059</text:p>
          </table:table-cell>
          <table:table-cell table:formula="of:=40+10*RAND()" office:value-type="float" office:value="41.7036613461096" calcext:value-type="float">
            <text:p>41,7037</text:p>
          </table:table-cell>
          <table:table-cell table:number-columns-repeated="5"/>
          <table:table-cell office:value-type="float" office:value="1059" calcext:value-type="float">
            <text:p>1059</text:p>
          </table:table-cell>
          <table:table-cell table:formula="of:= ([.I1084]*[.P1084]+[.B1084]*[.P1084]+[.B1084]*[.I1084])/([.B1084]*[.I1084]*[.P1084])" office:value-type="float" office:value="0.159738669746179" calcext:value-type="float">
            <text:p>0,1597</text:p>
          </table:table-cell>
          <table:table-cell table:number-columns-repeated="10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9+2*RAND()" office:value-type="float" office:value="9.17191218747757" calcext:value-type="float">
            <text:p>9,1719</text:p>
          </table:table-cell>
          <table:table-cell table:number-columns-repeated="5"/>
          <table:table-cell office:value-type="float" office:value="1060" calcext:value-type="float">
            <text:p>1060</text:p>
          </table:table-cell>
          <table:table-cell table:formula="of:=COM.MICROSOFT.NORM.INV(RAND();30;5)" office:value-type="float" office:value="28.9903019470905" calcext:value-type="float">
            <text:p>28,9903</text:p>
          </table:table-cell>
          <table:table-cell table:number-columns-repeated="5"/>
          <table:table-cell office:value-type="float" office:value="1060" calcext:value-type="float">
            <text:p>1060</text:p>
          </table:table-cell>
          <table:table-cell table:formula="of:=40+10*RAND()" office:value-type="float" office:value="41.3831367215607" calcext:value-type="float">
            <text:p>41,3831</text:p>
          </table:table-cell>
          <table:table-cell table:number-columns-repeated="5"/>
          <table:table-cell office:value-type="float" office:value="1060" calcext:value-type="float">
            <text:p>1060</text:p>
          </table:table-cell>
          <table:table-cell table:formula="of:= ([.I1085]*[.P1085]+[.B1085]*[.P1085]+[.B1085]*[.I1085])/([.B1085]*[.I1085]*[.P1085])" office:value-type="float" office:value="0.167687244974606" calcext:value-type="float">
            <text:p>0,1677</text:p>
          </table:table-cell>
          <table:table-cell table:number-columns-repeated="10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9+2*RAND()" office:value-type="float" office:value="9.10436943196692" calcext:value-type="float">
            <text:p>9,1044</text:p>
          </table:table-cell>
          <table:table-cell table:number-columns-repeated="5"/>
          <table:table-cell office:value-type="float" office:value="1061" calcext:value-type="float">
            <text:p>1061</text:p>
          </table:table-cell>
          <table:table-cell table:formula="of:=COM.MICROSOFT.NORM.INV(RAND();30;5)" office:value-type="float" office:value="28.0082423287604" calcext:value-type="float">
            <text:p>28,0082</text:p>
          </table:table-cell>
          <table:table-cell table:number-columns-repeated="5"/>
          <table:table-cell office:value-type="float" office:value="1061" calcext:value-type="float">
            <text:p>1061</text:p>
          </table:table-cell>
          <table:table-cell table:formula="of:=40+10*RAND()" office:value-type="float" office:value="46.7395470559131" calcext:value-type="float">
            <text:p>46,7395</text:p>
          </table:table-cell>
          <table:table-cell table:number-columns-repeated="5"/>
          <table:table-cell office:value-type="float" office:value="1061" calcext:value-type="float">
            <text:p>1061</text:p>
          </table:table-cell>
          <table:table-cell table:formula="of:= ([.I1086]*[.P1086]+[.B1086]*[.P1086]+[.B1086]*[.I1086])/([.B1086]*[.I1086]*[.P1086])" office:value-type="float" office:value="0.166936304428001" calcext:value-type="float">
            <text:p>0,1669</text:p>
          </table:table-cell>
          <table:table-cell table:number-columns-repeated="10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9+2*RAND()" office:value-type="float" office:value="10.0317615426611" calcext:value-type="float">
            <text:p>10,0318</text:p>
          </table:table-cell>
          <table:table-cell table:number-columns-repeated="5"/>
          <table:table-cell office:value-type="float" office:value="1062" calcext:value-type="float">
            <text:p>1062</text:p>
          </table:table-cell>
          <table:table-cell table:formula="of:=COM.MICROSOFT.NORM.INV(RAND();30;5)" office:value-type="float" office:value="25.51500501019" calcext:value-type="float">
            <text:p>25,5150</text:p>
          </table:table-cell>
          <table:table-cell table:number-columns-repeated="5"/>
          <table:table-cell office:value-type="float" office:value="1062" calcext:value-type="float">
            <text:p>1062</text:p>
          </table:table-cell>
          <table:table-cell table:formula="of:=40+10*RAND()" office:value-type="float" office:value="45.9501345141325" calcext:value-type="float">
            <text:p>45,9501</text:p>
          </table:table-cell>
          <table:table-cell table:number-columns-repeated="5"/>
          <table:table-cell office:value-type="float" office:value="1062" calcext:value-type="float">
            <text:p>1062</text:p>
          </table:table-cell>
          <table:table-cell table:formula="of:= ([.I1087]*[.P1087]+[.B1087]*[.P1087]+[.B1087]*[.I1087])/([.B1087]*[.I1087]*[.P1087])" office:value-type="float" office:value="0.160638736192617" calcext:value-type="float">
            <text:p>0,1606</text:p>
          </table:table-cell>
          <table:table-cell table:number-columns-repeated="10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9+2*RAND()" office:value-type="float" office:value="10.1778484850656" calcext:value-type="float">
            <text:p>10,1778</text:p>
          </table:table-cell>
          <table:table-cell table:number-columns-repeated="5"/>
          <table:table-cell office:value-type="float" office:value="1063" calcext:value-type="float">
            <text:p>1063</text:p>
          </table:table-cell>
          <table:table-cell table:formula="of:=COM.MICROSOFT.NORM.INV(RAND();30;5)" office:value-type="float" office:value="29.3962733246678" calcext:value-type="float">
            <text:p>29,3963</text:p>
          </table:table-cell>
          <table:table-cell table:number-columns-repeated="5"/>
          <table:table-cell office:value-type="float" office:value="1063" calcext:value-type="float">
            <text:p>1063</text:p>
          </table:table-cell>
          <table:table-cell table:formula="of:=40+10*RAND()" office:value-type="float" office:value="45.0077888451051" calcext:value-type="float">
            <text:p>45,0078</text:p>
          </table:table-cell>
          <table:table-cell table:number-columns-repeated="5"/>
          <table:table-cell office:value-type="float" office:value="1063" calcext:value-type="float">
            <text:p>1063</text:p>
          </table:table-cell>
          <table:table-cell table:formula="of:= ([.I1088]*[.P1088]+[.B1088]*[.P1088]+[.B1088]*[.I1088])/([.B1088]*[.I1088]*[.P1088])" office:value-type="float" office:value="0.154488886545072" calcext:value-type="float">
            <text:p>0,1545</text:p>
          </table:table-cell>
          <table:table-cell table:number-columns-repeated="10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9+2*RAND()" office:value-type="float" office:value="9.28241554298438" calcext:value-type="float">
            <text:p>9,2824</text:p>
          </table:table-cell>
          <table:table-cell table:number-columns-repeated="5"/>
          <table:table-cell office:value-type="float" office:value="1064" calcext:value-type="float">
            <text:p>1064</text:p>
          </table:table-cell>
          <table:table-cell table:formula="of:=COM.MICROSOFT.NORM.INV(RAND();30;5)" office:value-type="float" office:value="28.3743287892333" calcext:value-type="float">
            <text:p>28,3743</text:p>
          </table:table-cell>
          <table:table-cell table:number-columns-repeated="5"/>
          <table:table-cell office:value-type="float" office:value="1064" calcext:value-type="float">
            <text:p>1064</text:p>
          </table:table-cell>
          <table:table-cell table:formula="of:=40+10*RAND()" office:value-type="float" office:value="47.8196410520468" calcext:value-type="float">
            <text:p>47,8196</text:p>
          </table:table-cell>
          <table:table-cell table:number-columns-repeated="5"/>
          <table:table-cell office:value-type="float" office:value="1064" calcext:value-type="float">
            <text:p>1064</text:p>
          </table:table-cell>
          <table:table-cell table:formula="of:= ([.I1089]*[.P1089]+[.B1089]*[.P1089]+[.B1089]*[.I1089])/([.B1089]*[.I1089]*[.P1089])" office:value-type="float" office:value="0.163885612695766" calcext:value-type="float">
            <text:p>0,1639</text:p>
          </table:table-cell>
          <table:table-cell table:number-columns-repeated="10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9+2*RAND()" office:value-type="float" office:value="10.1198569720145" calcext:value-type="float">
            <text:p>10,1199</text:p>
          </table:table-cell>
          <table:table-cell table:number-columns-repeated="5"/>
          <table:table-cell office:value-type="float" office:value="1065" calcext:value-type="float">
            <text:p>1065</text:p>
          </table:table-cell>
          <table:table-cell table:formula="of:=COM.MICROSOFT.NORM.INV(RAND();30;5)" office:value-type="float" office:value="24.9585552469916" calcext:value-type="float">
            <text:p>24,9586</text:p>
          </table:table-cell>
          <table:table-cell table:number-columns-repeated="5"/>
          <table:table-cell office:value-type="float" office:value="1065" calcext:value-type="float">
            <text:p>1065</text:p>
          </table:table-cell>
          <table:table-cell table:formula="of:=40+10*RAND()" office:value-type="float" office:value="45.6571416382212" calcext:value-type="float">
            <text:p>45,6571</text:p>
          </table:table-cell>
          <table:table-cell table:number-columns-repeated="5"/>
          <table:table-cell office:value-type="float" office:value="1065" calcext:value-type="float">
            <text:p>1065</text:p>
          </table:table-cell>
          <table:table-cell table:formula="of:= ([.I1090]*[.P1090]+[.B1090]*[.P1090]+[.B1090]*[.I1090])/([.B1090]*[.I1090]*[.P1090])" office:value-type="float" office:value="0.16078442610531" calcext:value-type="float">
            <text:p>0,1608</text:p>
          </table:table-cell>
          <table:table-cell table:number-columns-repeated="10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9+2*RAND()" office:value-type="float" office:value="10.9547138351481" calcext:value-type="float">
            <text:p>10,9547</text:p>
          </table:table-cell>
          <table:table-cell table:number-columns-repeated="5"/>
          <table:table-cell office:value-type="float" office:value="1066" calcext:value-type="float">
            <text:p>1066</text:p>
          </table:table-cell>
          <table:table-cell table:formula="of:=COM.MICROSOFT.NORM.INV(RAND();30;5)" office:value-type="float" office:value="34.5341408351476" calcext:value-type="float">
            <text:p>34,5341</text:p>
          </table:table-cell>
          <table:table-cell table:number-columns-repeated="5"/>
          <table:table-cell office:value-type="float" office:value="1066" calcext:value-type="float">
            <text:p>1066</text:p>
          </table:table-cell>
          <table:table-cell table:formula="of:=40+10*RAND()" office:value-type="float" office:value="43.1544854969252" calcext:value-type="float">
            <text:p>43,1545</text:p>
          </table:table-cell>
          <table:table-cell table:number-columns-repeated="5"/>
          <table:table-cell office:value-type="float" office:value="1066" calcext:value-type="float">
            <text:p>1066</text:p>
          </table:table-cell>
          <table:table-cell table:formula="of:= ([.I1091]*[.P1091]+[.B1091]*[.P1091]+[.B1091]*[.I1091])/([.B1091]*[.I1091]*[.P1091])" office:value-type="float" office:value="0.143414317994211" calcext:value-type="float">
            <text:p>0,1434</text:p>
          </table:table-cell>
          <table:table-cell table:number-columns-repeated="10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9+2*RAND()" office:value-type="float" office:value="10.019266661955" calcext:value-type="float">
            <text:p>10,0193</text:p>
          </table:table-cell>
          <table:table-cell table:number-columns-repeated="5"/>
          <table:table-cell office:value-type="float" office:value="1067" calcext:value-type="float">
            <text:p>1067</text:p>
          </table:table-cell>
          <table:table-cell table:formula="of:=COM.MICROSOFT.NORM.INV(RAND();30;5)" office:value-type="float" office:value="34.767077754233" calcext:value-type="float">
            <text:p>34,7671</text:p>
          </table:table-cell>
          <table:table-cell table:number-columns-repeated="5"/>
          <table:table-cell office:value-type="float" office:value="1067" calcext:value-type="float">
            <text:p>1067</text:p>
          </table:table-cell>
          <table:table-cell table:formula="of:=40+10*RAND()" office:value-type="float" office:value="48.6153131525498" calcext:value-type="float">
            <text:p>48,6153</text:p>
          </table:table-cell>
          <table:table-cell table:number-columns-repeated="5"/>
          <table:table-cell office:value-type="float" office:value="1067" calcext:value-type="float">
            <text:p>1067</text:p>
          </table:table-cell>
          <table:table-cell table:formula="of:= ([.I1092]*[.P1092]+[.B1092]*[.P1092]+[.B1092]*[.I1092])/([.B1092]*[.I1092]*[.P1092])" office:value-type="float" office:value="0.149140197389065" calcext:value-type="float">
            <text:p>0,1491</text:p>
          </table:table-cell>
          <table:table-cell table:number-columns-repeated="10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9+2*RAND()" office:value-type="float" office:value="9.16297788196243" calcext:value-type="float">
            <text:p>9,1630</text:p>
          </table:table-cell>
          <table:table-cell table:number-columns-repeated="5"/>
          <table:table-cell office:value-type="float" office:value="1068" calcext:value-type="float">
            <text:p>1068</text:p>
          </table:table-cell>
          <table:table-cell table:formula="of:=COM.MICROSOFT.NORM.INV(RAND();30;5)" office:value-type="float" office:value="32.183083619487" calcext:value-type="float">
            <text:p>32,1831</text:p>
          </table:table-cell>
          <table:table-cell table:number-columns-repeated="5"/>
          <table:table-cell office:value-type="float" office:value="1068" calcext:value-type="float">
            <text:p>1068</text:p>
          </table:table-cell>
          <table:table-cell table:formula="of:=40+10*RAND()" office:value-type="float" office:value="47.773554896703" calcext:value-type="float">
            <text:p>47,7736</text:p>
          </table:table-cell>
          <table:table-cell table:number-columns-repeated="5"/>
          <table:table-cell office:value-type="float" office:value="1068" calcext:value-type="float">
            <text:p>1068</text:p>
          </table:table-cell>
          <table:table-cell table:formula="of:= ([.I1093]*[.P1093]+[.B1093]*[.P1093]+[.B1093]*[.I1093])/([.B1093]*[.I1093]*[.P1093])" office:value-type="float" office:value="0.161139133530003" calcext:value-type="float">
            <text:p>0,1611</text:p>
          </table:table-cell>
          <table:table-cell table:number-columns-repeated="10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9+2*RAND()" office:value-type="float" office:value="10.9386077022646" calcext:value-type="float">
            <text:p>10,9386</text:p>
          </table:table-cell>
          <table:table-cell table:number-columns-repeated="5"/>
          <table:table-cell office:value-type="float" office:value="1069" calcext:value-type="float">
            <text:p>1069</text:p>
          </table:table-cell>
          <table:table-cell table:formula="of:=COM.MICROSOFT.NORM.INV(RAND();30;5)" office:value-type="float" office:value="32.0191055922462" calcext:value-type="float">
            <text:p>32,0191</text:p>
          </table:table-cell>
          <table:table-cell table:number-columns-repeated="5"/>
          <table:table-cell office:value-type="float" office:value="1069" calcext:value-type="float">
            <text:p>1069</text:p>
          </table:table-cell>
          <table:table-cell table:formula="of:=40+10*RAND()" office:value-type="float" office:value="45.5982532945927" calcext:value-type="float">
            <text:p>45,5983</text:p>
          </table:table-cell>
          <table:table-cell table:number-columns-repeated="5"/>
          <table:table-cell office:value-type="float" office:value="1069" calcext:value-type="float">
            <text:p>1069</text:p>
          </table:table-cell>
          <table:table-cell table:formula="of:= ([.I1094]*[.P1094]+[.B1094]*[.P1094]+[.B1094]*[.I1094])/([.B1094]*[.I1094]*[.P1094])" office:value-type="float" office:value="0.14458133082188" calcext:value-type="float">
            <text:p>0,1446</text:p>
          </table:table-cell>
          <table:table-cell table:number-columns-repeated="10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9+2*RAND()" office:value-type="float" office:value="9.46057999436744" calcext:value-type="float">
            <text:p>9,4606</text:p>
          </table:table-cell>
          <table:table-cell table:number-columns-repeated="5"/>
          <table:table-cell office:value-type="float" office:value="1070" calcext:value-type="float">
            <text:p>1070</text:p>
          </table:table-cell>
          <table:table-cell table:formula="of:=COM.MICROSOFT.NORM.INV(RAND();30;5)" office:value-type="float" office:value="36.7803795442653" calcext:value-type="float">
            <text:p>36,7804</text:p>
          </table:table-cell>
          <table:table-cell table:number-columns-repeated="5"/>
          <table:table-cell office:value-type="float" office:value="1070" calcext:value-type="float">
            <text:p>1070</text:p>
          </table:table-cell>
          <table:table-cell table:formula="of:=40+10*RAND()" office:value-type="float" office:value="47.6886497752275" calcext:value-type="float">
            <text:p>47,6886</text:p>
          </table:table-cell>
          <table:table-cell table:number-columns-repeated="5"/>
          <table:table-cell office:value-type="float" office:value="1070" calcext:value-type="float">
            <text:p>1070</text:p>
          </table:table-cell>
          <table:table-cell table:formula="of:= ([.I1095]*[.P1095]+[.B1095]*[.P1095]+[.B1095]*[.I1095])/([.B1095]*[.I1095]*[.P1095])" office:value-type="float" office:value="0.153859523835893" calcext:value-type="float">
            <text:p>0,1539</text:p>
          </table:table-cell>
          <table:table-cell table:number-columns-repeated="10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formula="of:=9+2*RAND()" office:value-type="float" office:value="9.49191828654148" calcext:value-type="float">
            <text:p>9,4919</text:p>
          </table:table-cell>
          <table:table-cell table:number-columns-repeated="5"/>
          <table:table-cell office:value-type="float" office:value="1071" calcext:value-type="float">
            <text:p>1071</text:p>
          </table:table-cell>
          <table:table-cell table:formula="of:=COM.MICROSOFT.NORM.INV(RAND();30;5)" office:value-type="float" office:value="28.2493976512759" calcext:value-type="float">
            <text:p>28,2494</text:p>
          </table:table-cell>
          <table:table-cell table:number-columns-repeated="5"/>
          <table:table-cell office:value-type="float" office:value="1071" calcext:value-type="float">
            <text:p>1071</text:p>
          </table:table-cell>
          <table:table-cell table:formula="of:=40+10*RAND()" office:value-type="float" office:value="44.8638694279362" calcext:value-type="float">
            <text:p>44,8639</text:p>
          </table:table-cell>
          <table:table-cell table:number-columns-repeated="5"/>
          <table:table-cell office:value-type="float" office:value="1071" calcext:value-type="float">
            <text:p>1071</text:p>
          </table:table-cell>
          <table:table-cell table:formula="of:= ([.I1096]*[.P1096]+[.B1096]*[.P1096]+[.B1096]*[.I1096])/([.B1096]*[.I1096]*[.P1096])" office:value-type="float" office:value="0.16304141825576" calcext:value-type="float">
            <text:p>0,1630</text:p>
          </table:table-cell>
          <table:table-cell table:number-columns-repeated="10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formula="of:=9+2*RAND()" office:value-type="float" office:value="10.6577260883059" calcext:value-type="float">
            <text:p>10,6577</text:p>
          </table:table-cell>
          <table:table-cell table:number-columns-repeated="5"/>
          <table:table-cell office:value-type="float" office:value="1072" calcext:value-type="float">
            <text:p>1072</text:p>
          </table:table-cell>
          <table:table-cell table:formula="of:=COM.MICROSOFT.NORM.INV(RAND();30;5)" office:value-type="float" office:value="24.6142204844671" calcext:value-type="float">
            <text:p>24,6142</text:p>
          </table:table-cell>
          <table:table-cell table:number-columns-repeated="5"/>
          <table:table-cell office:value-type="float" office:value="1072" calcext:value-type="float">
            <text:p>1072</text:p>
          </table:table-cell>
          <table:table-cell table:formula="of:=40+10*RAND()" office:value-type="float" office:value="41.6283411963377" calcext:value-type="float">
            <text:p>41,6283</text:p>
          </table:table-cell>
          <table:table-cell table:number-columns-repeated="5"/>
          <table:table-cell office:value-type="float" office:value="1072" calcext:value-type="float">
            <text:p>1072</text:p>
          </table:table-cell>
          <table:table-cell table:formula="of:= ([.I1097]*[.P1097]+[.B1097]*[.P1097]+[.B1097]*[.I1097])/([.B1097]*[.I1097]*[.P1097])" office:value-type="float" office:value="0.158477662377279" calcext:value-type="float">
            <text:p>0,1585</text:p>
          </table:table-cell>
          <table:table-cell table:number-columns-repeated="10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formula="of:=9+2*RAND()" office:value-type="float" office:value="9.45067279529758" calcext:value-type="float">
            <text:p>9,4507</text:p>
          </table:table-cell>
          <table:table-cell table:number-columns-repeated="5"/>
          <table:table-cell office:value-type="float" office:value="1073" calcext:value-type="float">
            <text:p>1073</text:p>
          </table:table-cell>
          <table:table-cell table:formula="of:=COM.MICROSOFT.NORM.INV(RAND();30;5)" office:value-type="float" office:value="24.3476752308919" calcext:value-type="float">
            <text:p>24,3477</text:p>
          </table:table-cell>
          <table:table-cell table:number-columns-repeated="5"/>
          <table:table-cell office:value-type="float" office:value="1073" calcext:value-type="float">
            <text:p>1073</text:p>
          </table:table-cell>
          <table:table-cell table:formula="of:=40+10*RAND()" office:value-type="float" office:value="42.1797826315742" calcext:value-type="float">
            <text:p>42,1798</text:p>
          </table:table-cell>
          <table:table-cell table:number-columns-repeated="5"/>
          <table:table-cell office:value-type="float" office:value="1073" calcext:value-type="float">
            <text:p>1073</text:p>
          </table:table-cell>
          <table:table-cell table:formula="of:= ([.I1098]*[.P1098]+[.B1098]*[.P1098]+[.B1098]*[.I1098])/([.B1098]*[.I1098]*[.P1098])" office:value-type="float" office:value="0.17059229613255" calcext:value-type="float">
            <text:p>0,1706</text:p>
          </table:table-cell>
          <table:table-cell table:number-columns-repeated="10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formula="of:=9+2*RAND()" office:value-type="float" office:value="10.1917989805806" calcext:value-type="float">
            <text:p>10,1918</text:p>
          </table:table-cell>
          <table:table-cell table:number-columns-repeated="5"/>
          <table:table-cell office:value-type="float" office:value="1074" calcext:value-type="float">
            <text:p>1074</text:p>
          </table:table-cell>
          <table:table-cell table:formula="of:=COM.MICROSOFT.NORM.INV(RAND();30;5)" office:value-type="float" office:value="23.0069128338255" calcext:value-type="float">
            <text:p>23,0069</text:p>
          </table:table-cell>
          <table:table-cell table:number-columns-repeated="5"/>
          <table:table-cell office:value-type="float" office:value="1074" calcext:value-type="float">
            <text:p>1074</text:p>
          </table:table-cell>
          <table:table-cell table:formula="of:=40+10*RAND()" office:value-type="float" office:value="45.7722341513727" calcext:value-type="float">
            <text:p>45,7722</text:p>
          </table:table-cell>
          <table:table-cell table:number-columns-repeated="5"/>
          <table:table-cell office:value-type="float" office:value="1074" calcext:value-type="float">
            <text:p>1074</text:p>
          </table:table-cell>
          <table:table-cell table:formula="of:= ([.I1099]*[.P1099]+[.B1099]*[.P1099]+[.B1099]*[.I1099])/([.B1099]*[.I1099]*[.P1099])" office:value-type="float" office:value="0.163430607683477" calcext:value-type="float">
            <text:p>0,1634</text:p>
          </table:table-cell>
          <table:table-cell table:number-columns-repeated="10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9+2*RAND()" office:value-type="float" office:value="9.8190200694371" calcext:value-type="float">
            <text:p>9,8190</text:p>
          </table:table-cell>
          <table:table-cell table:number-columns-repeated="5"/>
          <table:table-cell office:value-type="float" office:value="1075" calcext:value-type="float">
            <text:p>1075</text:p>
          </table:table-cell>
          <table:table-cell table:formula="of:=COM.MICROSOFT.NORM.INV(RAND();30;5)" office:value-type="float" office:value="36.2759901408115" calcext:value-type="float">
            <text:p>36,2760</text:p>
          </table:table-cell>
          <table:table-cell table:number-columns-repeated="5"/>
          <table:table-cell office:value-type="float" office:value="1075" calcext:value-type="float">
            <text:p>1075</text:p>
          </table:table-cell>
          <table:table-cell table:formula="of:=40+10*RAND()" office:value-type="float" office:value="43.8165482121985" calcext:value-type="float">
            <text:p>43,8165</text:p>
          </table:table-cell>
          <table:table-cell table:number-columns-repeated="5"/>
          <table:table-cell office:value-type="float" office:value="1075" calcext:value-type="float">
            <text:p>1075</text:p>
          </table:table-cell>
          <table:table-cell table:formula="of:= ([.I1100]*[.P1100]+[.B1100]*[.P1100]+[.B1100]*[.I1100])/([.B1100]*[.I1100]*[.P1100])" office:value-type="float" office:value="0.152232026961276" calcext:value-type="float">
            <text:p>0,1522</text:p>
          </table:table-cell>
          <table:table-cell table:number-columns-repeated="10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9+2*RAND()" office:value-type="float" office:value="9.48091003275476" calcext:value-type="float">
            <text:p>9,4809</text:p>
          </table:table-cell>
          <table:table-cell table:number-columns-repeated="5"/>
          <table:table-cell office:value-type="float" office:value="1076" calcext:value-type="float">
            <text:p>1076</text:p>
          </table:table-cell>
          <table:table-cell table:formula="of:=COM.MICROSOFT.NORM.INV(RAND();30;5)" office:value-type="float" office:value="29.4446214376315" calcext:value-type="float">
            <text:p>29,4446</text:p>
          </table:table-cell>
          <table:table-cell table:number-columns-repeated="5"/>
          <table:table-cell office:value-type="float" office:value="1076" calcext:value-type="float">
            <text:p>1076</text:p>
          </table:table-cell>
          <table:table-cell table:formula="of:=40+10*RAND()" office:value-type="float" office:value="48.9989366626833" calcext:value-type="float">
            <text:p>48,9989</text:p>
          </table:table-cell>
          <table:table-cell table:number-columns-repeated="5"/>
          <table:table-cell office:value-type="float" office:value="1076" calcext:value-type="float">
            <text:p>1076</text:p>
          </table:table-cell>
          <table:table-cell table:formula="of:= ([.I1101]*[.P1101]+[.B1101]*[.P1101]+[.B1101]*[.I1101])/([.B1101]*[.I1101]*[.P1101])" office:value-type="float" office:value="0.159845773132461" calcext:value-type="float">
            <text:p>0,1598</text:p>
          </table:table-cell>
          <table:table-cell table:number-columns-repeated="10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9+2*RAND()" office:value-type="float" office:value="9.08114857203327" calcext:value-type="float">
            <text:p>9,0811</text:p>
          </table:table-cell>
          <table:table-cell table:number-columns-repeated="5"/>
          <table:table-cell office:value-type="float" office:value="1077" calcext:value-type="float">
            <text:p>1077</text:p>
          </table:table-cell>
          <table:table-cell table:formula="of:=COM.MICROSOFT.NORM.INV(RAND();30;5)" office:value-type="float" office:value="39.0178734483412" calcext:value-type="float">
            <text:p>39,0179</text:p>
          </table:table-cell>
          <table:table-cell table:number-columns-repeated="5"/>
          <table:table-cell office:value-type="float" office:value="1077" calcext:value-type="float">
            <text:p>1077</text:p>
          </table:table-cell>
          <table:table-cell table:formula="of:=40+10*RAND()" office:value-type="float" office:value="40.0718434958253" calcext:value-type="float">
            <text:p>40,0718</text:p>
          </table:table-cell>
          <table:table-cell table:number-columns-repeated="5"/>
          <table:table-cell office:value-type="float" office:value="1077" calcext:value-type="float">
            <text:p>1077</text:p>
          </table:table-cell>
          <table:table-cell table:formula="of:= ([.I1102]*[.P1102]+[.B1102]*[.P1102]+[.B1102]*[.I1102])/([.B1102]*[.I1102]*[.P1102])" office:value-type="float" office:value="0.160702687442222" calcext:value-type="float">
            <text:p>0,1607</text:p>
          </table:table-cell>
          <table:table-cell table:number-columns-repeated="10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9+2*RAND()" office:value-type="float" office:value="10.0753135031555" calcext:value-type="float">
            <text:p>10,0753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formula="of:=COM.MICROSOFT.NORM.INV(RAND();30;5)" office:value-type="float" office:value="36.5905416847502" calcext:value-type="float">
            <text:p>36,5905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formula="of:=40+10*RAND()" office:value-type="float" office:value="48.6666770034935" calcext:value-type="float">
            <text:p>48,6667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formula="of:= ([.I1103]*[.P1103]+[.B1103]*[.P1103]+[.B1103]*[.I1103])/([.B1103]*[.I1103]*[.P1103])" office:value-type="float" office:value="0.147129902493264" calcext:value-type="float">
            <text:p>0,1471</text:p>
          </table:table-cell>
          <table:table-cell table:number-columns-repeated="10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9+2*RAND()" office:value-type="float" office:value="10.4326405858155" calcext:value-type="float">
            <text:p>10,4326</text:p>
          </table:table-cell>
          <table:table-cell table:number-columns-repeated="5"/>
          <table:table-cell office:value-type="float" office:value="1079" calcext:value-type="float">
            <text:p>1079</text:p>
          </table:table-cell>
          <table:table-cell table:formula="of:=COM.MICROSOFT.NORM.INV(RAND();30;5)" office:value-type="float" office:value="23.5713188548082" calcext:value-type="float">
            <text:p>23,5713</text:p>
          </table:table-cell>
          <table:table-cell table:number-columns-repeated="5"/>
          <table:table-cell office:value-type="float" office:value="1079" calcext:value-type="float">
            <text:p>1079</text:p>
          </table:table-cell>
          <table:table-cell table:formula="of:=40+10*RAND()" office:value-type="float" office:value="46.2250935251359" calcext:value-type="float">
            <text:p>46,2251</text:p>
          </table:table-cell>
          <table:table-cell table:number-columns-repeated="5"/>
          <table:table-cell office:value-type="float" office:value="1079" calcext:value-type="float">
            <text:p>1079</text:p>
          </table:table-cell>
          <table:table-cell table:formula="of:= ([.I1104]*[.P1104]+[.B1104]*[.P1104]+[.B1104]*[.I1104])/([.B1104]*[.I1104]*[.P1104])" office:value-type="float" office:value="0.159910721200882" calcext:value-type="float">
            <text:p>0,1599</text:p>
          </table:table-cell>
          <table:table-cell table:number-columns-repeated="10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9+2*RAND()" office:value-type="float" office:value="9.47688151872717" calcext:value-type="float">
            <text:p>9,4769</text:p>
          </table:table-cell>
          <table:table-cell table:number-columns-repeated="5"/>
          <table:table-cell office:value-type="float" office:value="1080" calcext:value-type="float">
            <text:p>1080</text:p>
          </table:table-cell>
          <table:table-cell table:formula="of:=COM.MICROSOFT.NORM.INV(RAND();30;5)" office:value-type="float" office:value="37.2652351272165" calcext:value-type="float">
            <text:p>37,2652</text:p>
          </table:table-cell>
          <table:table-cell table:number-columns-repeated="5"/>
          <table:table-cell office:value-type="float" office:value="1080" calcext:value-type="float">
            <text:p>1080</text:p>
          </table:table-cell>
          <table:table-cell table:formula="of:=40+10*RAND()" office:value-type="float" office:value="45.0934765010607" calcext:value-type="float">
            <text:p>45,0935</text:p>
          </table:table-cell>
          <table:table-cell table:number-columns-repeated="5"/>
          <table:table-cell office:value-type="float" office:value="1080" calcext:value-type="float">
            <text:p>1080</text:p>
          </table:table-cell>
          <table:table-cell table:formula="of:= ([.I1105]*[.P1105]+[.B1105]*[.P1105]+[.B1105]*[.I1105])/([.B1105]*[.I1105]*[.P1105])" office:value-type="float" office:value="0.154530762217963" calcext:value-type="float">
            <text:p>0,1545</text:p>
          </table:table-cell>
          <table:table-cell table:number-columns-repeated="10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9+2*RAND()" office:value-type="float" office:value="9.40527772647329" calcext:value-type="float">
            <text:p>9,4053</text:p>
          </table:table-cell>
          <table:table-cell table:number-columns-repeated="5"/>
          <table:table-cell office:value-type="float" office:value="1081" calcext:value-type="float">
            <text:p>1081</text:p>
          </table:table-cell>
          <table:table-cell table:formula="of:=COM.MICROSOFT.NORM.INV(RAND();30;5)" office:value-type="float" office:value="21.5096591542585" calcext:value-type="float">
            <text:p>21,5097</text:p>
          </table:table-cell>
          <table:table-cell table:number-columns-repeated="5"/>
          <table:table-cell office:value-type="float" office:value="1081" calcext:value-type="float">
            <text:p>1081</text:p>
          </table:table-cell>
          <table:table-cell table:formula="of:=40+10*RAND()" office:value-type="float" office:value="43.690040075453" calcext:value-type="float">
            <text:p>43,6900</text:p>
          </table:table-cell>
          <table:table-cell table:number-columns-repeated="5"/>
          <table:table-cell office:value-type="float" office:value="1081" calcext:value-type="float">
            <text:p>1081</text:p>
          </table:table-cell>
          <table:table-cell table:formula="of:= ([.I1106]*[.P1106]+[.B1106]*[.P1106]+[.B1106]*[.I1106])/([.B1106]*[.I1106]*[.P1106])" office:value-type="float" office:value="0.17570253561299" calcext:value-type="float">
            <text:p>0,1757</text:p>
          </table:table-cell>
          <table:table-cell table:number-columns-repeated="10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9+2*RAND()" office:value-type="float" office:value="10.0233214248437" calcext:value-type="float">
            <text:p>10,0233</text:p>
          </table:table-cell>
          <table:table-cell table:number-columns-repeated="5"/>
          <table:table-cell office:value-type="float" office:value="1082" calcext:value-type="float">
            <text:p>1082</text:p>
          </table:table-cell>
          <table:table-cell table:formula="of:=COM.MICROSOFT.NORM.INV(RAND();30;5)" office:value-type="float" office:value="30.6726541788901" calcext:value-type="float">
            <text:p>30,6727</text:p>
          </table:table-cell>
          <table:table-cell table:number-columns-repeated="5"/>
          <table:table-cell office:value-type="float" office:value="1082" calcext:value-type="float">
            <text:p>1082</text:p>
          </table:table-cell>
          <table:table-cell table:formula="of:=40+10*RAND()" office:value-type="float" office:value="47.2986802400555" calcext:value-type="float">
            <text:p>47,2987</text:p>
          </table:table-cell>
          <table:table-cell table:number-columns-repeated="5"/>
          <table:table-cell office:value-type="float" office:value="1082" calcext:value-type="float">
            <text:p>1082</text:p>
          </table:table-cell>
          <table:table-cell table:formula="of:= ([.I1107]*[.P1107]+[.B1107]*[.P1107]+[.B1107]*[.I1107])/([.B1107]*[.I1107]*[.P1107])" office:value-type="float" office:value="0.153511897543632" calcext:value-type="float">
            <text:p>0,1535</text:p>
          </table:table-cell>
          <table:table-cell table:number-columns-repeated="10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9+2*RAND()" office:value-type="float" office:value="10.6955039936583" calcext:value-type="float">
            <text:p>10,6955</text:p>
          </table:table-cell>
          <table:table-cell table:number-columns-repeated="5"/>
          <table:table-cell office:value-type="float" office:value="1083" calcext:value-type="float">
            <text:p>1083</text:p>
          </table:table-cell>
          <table:table-cell table:formula="of:=COM.MICROSOFT.NORM.INV(RAND();30;5)" office:value-type="float" office:value="36.2106550503594" calcext:value-type="float">
            <text:p>36,2107</text:p>
          </table:table-cell>
          <table:table-cell table:number-columns-repeated="5"/>
          <table:table-cell office:value-type="float" office:value="1083" calcext:value-type="float">
            <text:p>1083</text:p>
          </table:table-cell>
          <table:table-cell table:formula="of:=40+10*RAND()" office:value-type="float" office:value="43.600891494425" calcext:value-type="float">
            <text:p>43,6009</text:p>
          </table:table-cell>
          <table:table-cell table:number-columns-repeated="5"/>
          <table:table-cell office:value-type="float" office:value="1083" calcext:value-type="float">
            <text:p>1083</text:p>
          </table:table-cell>
          <table:table-cell table:formula="of:= ([.I1108]*[.P1108]+[.B1108]*[.P1108]+[.B1108]*[.I1108])/([.B1108]*[.I1108]*[.P1108])" office:value-type="float" office:value="0.144048722038507" calcext:value-type="float">
            <text:p>0,1440</text:p>
          </table:table-cell>
          <table:table-cell table:number-columns-repeated="10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9+2*RAND()" office:value-type="float" office:value="9.66852983064018" calcext:value-type="float">
            <text:p>9,6685</text:p>
          </table:table-cell>
          <table:table-cell table:number-columns-repeated="5"/>
          <table:table-cell office:value-type="float" office:value="1084" calcext:value-type="float">
            <text:p>1084</text:p>
          </table:table-cell>
          <table:table-cell table:formula="of:=COM.MICROSOFT.NORM.INV(RAND();30;5)" office:value-type="float" office:value="36.6382539641103" calcext:value-type="float">
            <text:p>36,6383</text:p>
          </table:table-cell>
          <table:table-cell table:number-columns-repeated="5"/>
          <table:table-cell office:value-type="float" office:value="1084" calcext:value-type="float">
            <text:p>1084</text:p>
          </table:table-cell>
          <table:table-cell table:formula="of:=40+10*RAND()" office:value-type="float" office:value="42.5717784336302" calcext:value-type="float">
            <text:p>42,5718</text:p>
          </table:table-cell>
          <table:table-cell table:number-columns-repeated="5"/>
          <table:table-cell office:value-type="float" office:value="1084" calcext:value-type="float">
            <text:p>1084</text:p>
          </table:table-cell>
          <table:table-cell table:formula="of:= ([.I1109]*[.P1109]+[.B1109]*[.P1109]+[.B1109]*[.I1109])/([.B1109]*[.I1109]*[.P1109])" office:value-type="float" office:value="0.154211957888044" calcext:value-type="float">
            <text:p>0,1542</text:p>
          </table:table-cell>
          <table:table-cell table:number-columns-repeated="10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9+2*RAND()" office:value-type="float" office:value="9.09050476294942" calcext:value-type="float">
            <text:p>9,0905</text:p>
          </table:table-cell>
          <table:table-cell table:number-columns-repeated="5"/>
          <table:table-cell office:value-type="float" office:value="1085" calcext:value-type="float">
            <text:p>1085</text:p>
          </table:table-cell>
          <table:table-cell table:formula="of:=COM.MICROSOFT.NORM.INV(RAND();30;5)" office:value-type="float" office:value="27.3866505626245" calcext:value-type="float">
            <text:p>27,3867</text:p>
          </table:table-cell>
          <table:table-cell table:number-columns-repeated="5"/>
          <table:table-cell office:value-type="float" office:value="1085" calcext:value-type="float">
            <text:p>1085</text:p>
          </table:table-cell>
          <table:table-cell table:formula="of:=40+10*RAND()" office:value-type="float" office:value="49.0769470238593" calcext:value-type="float">
            <text:p>49,0769</text:p>
          </table:table-cell>
          <table:table-cell table:number-columns-repeated="5"/>
          <table:table-cell office:value-type="float" office:value="1085" calcext:value-type="float">
            <text:p>1085</text:p>
          </table:table-cell>
          <table:table-cell table:formula="of:= ([.I1110]*[.P1110]+[.B1110]*[.P1110]+[.B1110]*[.I1110])/([.B1110]*[.I1110]*[.P1110])" office:value-type="float" office:value="0.16689519845584" calcext:value-type="float">
            <text:p>0,1669</text:p>
          </table:table-cell>
          <table:table-cell table:number-columns-repeated="10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formula="of:=9+2*RAND()" office:value-type="float" office:value="10.0441969775129" calcext:value-type="float">
            <text:p>10,0442</text:p>
          </table:table-cell>
          <table:table-cell table:number-columns-repeated="5"/>
          <table:table-cell office:value-type="float" office:value="1086" calcext:value-type="float">
            <text:p>1086</text:p>
          </table:table-cell>
          <table:table-cell table:formula="of:=COM.MICROSOFT.NORM.INV(RAND();30;5)" office:value-type="float" office:value="34.6646285233648" calcext:value-type="float">
            <text:p>34,6646</text:p>
          </table:table-cell>
          <table:table-cell table:number-columns-repeated="5"/>
          <table:table-cell office:value-type="float" office:value="1086" calcext:value-type="float">
            <text:p>1086</text:p>
          </table:table-cell>
          <table:table-cell table:formula="of:=40+10*RAND()" office:value-type="float" office:value="49.7742619912606" calcext:value-type="float">
            <text:p>49,7743</text:p>
          </table:table-cell>
          <table:table-cell table:number-columns-repeated="5"/>
          <table:table-cell office:value-type="float" office:value="1086" calcext:value-type="float">
            <text:p>1086</text:p>
          </table:table-cell>
          <table:table-cell table:formula="of:= ([.I1111]*[.P1111]+[.B1111]*[.P1111]+[.B1111]*[.I1111])/([.B1111]*[.I1111]*[.P1111])" office:value-type="float" office:value="0.148498529602003" calcext:value-type="float">
            <text:p>0,1485</text:p>
          </table:table-cell>
          <table:table-cell table:number-columns-repeated="10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9+2*RAND()" office:value-type="float" office:value="10.5192264982034" calcext:value-type="float">
            <text:p>10,5192</text:p>
          </table:table-cell>
          <table:table-cell table:number-columns-repeated="5"/>
          <table:table-cell office:value-type="float" office:value="1087" calcext:value-type="float">
            <text:p>1087</text:p>
          </table:table-cell>
          <table:table-cell table:formula="of:=COM.MICROSOFT.NORM.INV(RAND();30;5)" office:value-type="float" office:value="25.4273183274758" calcext:value-type="float">
            <text:p>25,4273</text:p>
          </table:table-cell>
          <table:table-cell table:number-columns-repeated="5"/>
          <table:table-cell office:value-type="float" office:value="1087" calcext:value-type="float">
            <text:p>1087</text:p>
          </table:table-cell>
          <table:table-cell table:formula="of:=40+10*RAND()" office:value-type="float" office:value="47.0701005298179" calcext:value-type="float">
            <text:p>47,0701</text:p>
          </table:table-cell>
          <table:table-cell table:number-columns-repeated="5"/>
          <table:table-cell office:value-type="float" office:value="1087" calcext:value-type="float">
            <text:p>1087</text:p>
          </table:table-cell>
          <table:table-cell table:formula="of:= ([.I1112]*[.P1112]+[.B1112]*[.P1112]+[.B1112]*[.I1112])/([.B1112]*[.I1112]*[.P1112])" office:value-type="float" office:value="0.155636713662682" calcext:value-type="float">
            <text:p>0,1556</text:p>
          </table:table-cell>
          <table:table-cell table:number-columns-repeated="10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9+2*RAND()" office:value-type="float" office:value="10.0007515524048" calcext:value-type="float">
            <text:p>10,0008</text:p>
          </table:table-cell>
          <table:table-cell table:number-columns-repeated="5"/>
          <table:table-cell office:value-type="float" office:value="1088" calcext:value-type="float">
            <text:p>1088</text:p>
          </table:table-cell>
          <table:table-cell table:formula="of:=COM.MICROSOFT.NORM.INV(RAND();30;5)" office:value-type="float" office:value="31.1490759015034" calcext:value-type="float">
            <text:p>31,1491</text:p>
          </table:table-cell>
          <table:table-cell table:number-columns-repeated="5"/>
          <table:table-cell office:value-type="float" office:value="1088" calcext:value-type="float">
            <text:p>1088</text:p>
          </table:table-cell>
          <table:table-cell table:formula="of:=40+10*RAND()" office:value-type="float" office:value="49.8804133420344" calcext:value-type="float">
            <text:p>49,8804</text:p>
          </table:table-cell>
          <table:table-cell table:number-columns-repeated="5"/>
          <table:table-cell office:value-type="float" office:value="1088" calcext:value-type="float">
            <text:p>1088</text:p>
          </table:table-cell>
          <table:table-cell table:formula="of:= ([.I1113]*[.P1113]+[.B1113]*[.P1113]+[.B1113]*[.I1113])/([.B1113]*[.I1113]*[.P1113])" office:value-type="float" office:value="0.152144115508388" calcext:value-type="float">
            <text:p>0,1521</text:p>
          </table:table-cell>
          <table:table-cell table:number-columns-repeated="10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formula="of:=9+2*RAND()" office:value-type="float" office:value="10.4426851600874" calcext:value-type="float">
            <text:p>10,4427</text:p>
          </table:table-cell>
          <table:table-cell table:number-columns-repeated="5"/>
          <table:table-cell office:value-type="float" office:value="1089" calcext:value-type="float">
            <text:p>1089</text:p>
          </table:table-cell>
          <table:table-cell table:formula="of:=COM.MICROSOFT.NORM.INV(RAND();30;5)" office:value-type="float" office:value="35.577595396488" calcext:value-type="float">
            <text:p>35,5776</text:p>
          </table:table-cell>
          <table:table-cell table:number-columns-repeated="5"/>
          <table:table-cell office:value-type="float" office:value="1089" calcext:value-type="float">
            <text:p>1089</text:p>
          </table:table-cell>
          <table:table-cell table:formula="of:=40+10*RAND()" office:value-type="float" office:value="44.4048289221246" calcext:value-type="float">
            <text:p>44,4048</text:p>
          </table:table-cell>
          <table:table-cell table:number-columns-repeated="5"/>
          <table:table-cell office:value-type="float" office:value="1089" calcext:value-type="float">
            <text:p>1089</text:p>
          </table:table-cell>
          <table:table-cell table:formula="of:= ([.I1114]*[.P1114]+[.B1114]*[.P1114]+[.B1114]*[.I1114])/([.B1114]*[.I1114]*[.P1114])" office:value-type="float" office:value="0.146388461196956" calcext:value-type="float">
            <text:p>0,1464</text:p>
          </table:table-cell>
          <table:table-cell table:number-columns-repeated="10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9+2*RAND()" office:value-type="float" office:value="9.96471180464141" calcext:value-type="float">
            <text:p>9,9647</text:p>
          </table:table-cell>
          <table:table-cell table:number-columns-repeated="5"/>
          <table:table-cell office:value-type="float" office:value="1090" calcext:value-type="float">
            <text:p>1090</text:p>
          </table:table-cell>
          <table:table-cell table:formula="of:=COM.MICROSOFT.NORM.INV(RAND();30;5)" office:value-type="float" office:value="25.7606628148548" calcext:value-type="float">
            <text:p>25,7607</text:p>
          </table:table-cell>
          <table:table-cell table:number-columns-repeated="5"/>
          <table:table-cell office:value-type="float" office:value="1090" calcext:value-type="float">
            <text:p>1090</text:p>
          </table:table-cell>
          <table:table-cell table:formula="of:=40+10*RAND()" office:value-type="float" office:value="42.4694688001182" calcext:value-type="float">
            <text:p>42,4695</text:p>
          </table:table-cell>
          <table:table-cell table:number-columns-repeated="5"/>
          <table:table-cell office:value-type="float" office:value="1090" calcext:value-type="float">
            <text:p>1090</text:p>
          </table:table-cell>
          <table:table-cell table:formula="of:= ([.I1115]*[.P1115]+[.B1115]*[.P1115]+[.B1115]*[.I1115])/([.B1115]*[.I1115]*[.P1115])" office:value-type="float" office:value="0.162719335574441" calcext:value-type="float">
            <text:p>0,1627</text:p>
          </table:table-cell>
          <table:table-cell table:number-columns-repeated="10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9+2*RAND()" office:value-type="float" office:value="10.913946198998" calcext:value-type="float">
            <text:p>10,9139</text:p>
          </table:table-cell>
          <table:table-cell table:number-columns-repeated="5"/>
          <table:table-cell office:value-type="float" office:value="1091" calcext:value-type="float">
            <text:p>1091</text:p>
          </table:table-cell>
          <table:table-cell table:formula="of:=COM.MICROSOFT.NORM.INV(RAND();30;5)" office:value-type="float" office:value="31.8679022889637" calcext:value-type="float">
            <text:p>31,8679</text:p>
          </table:table-cell>
          <table:table-cell table:number-columns-repeated="5"/>
          <table:table-cell office:value-type="float" office:value="1091" calcext:value-type="float">
            <text:p>1091</text:p>
          </table:table-cell>
          <table:table-cell table:formula="of:=40+10*RAND()" office:value-type="float" office:value="49.8333069297951" calcext:value-type="float">
            <text:p>49,8333</text:p>
          </table:table-cell>
          <table:table-cell table:number-columns-repeated="5"/>
          <table:table-cell office:value-type="float" office:value="1091" calcext:value-type="float">
            <text:p>1091</text:p>
          </table:table-cell>
          <table:table-cell table:formula="of:= ([.I1116]*[.P1116]+[.B1116]*[.P1116]+[.B1116]*[.I1116])/([.B1116]*[.I1116]*[.P1116])" office:value-type="float" office:value="0.14307232356274" calcext:value-type="float">
            <text:p>0,1431</text:p>
          </table:table-cell>
          <table:table-cell table:number-columns-repeated="10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9+2*RAND()" office:value-type="float" office:value="9.89609744935297" calcext:value-type="float">
            <text:p>9,8961</text:p>
          </table:table-cell>
          <table:table-cell table:number-columns-repeated="5"/>
          <table:table-cell office:value-type="float" office:value="1092" calcext:value-type="float">
            <text:p>1092</text:p>
          </table:table-cell>
          <table:table-cell table:formula="of:=COM.MICROSOFT.NORM.INV(RAND();30;5)" office:value-type="float" office:value="27.8608501219469" calcext:value-type="float">
            <text:p>27,8609</text:p>
          </table:table-cell>
          <table:table-cell table:number-columns-repeated="5"/>
          <table:table-cell office:value-type="float" office:value="1092" calcext:value-type="float">
            <text:p>1092</text:p>
          </table:table-cell>
          <table:table-cell table:formula="of:=40+10*RAND()" office:value-type="float" office:value="42.254116613185" calcext:value-type="float">
            <text:p>42,2541</text:p>
          </table:table-cell>
          <table:table-cell table:number-columns-repeated="5"/>
          <table:table-cell office:value-type="float" office:value="1092" calcext:value-type="float">
            <text:p>1092</text:p>
          </table:table-cell>
          <table:table-cell table:formula="of:= ([.I1117]*[.P1117]+[.B1117]*[.P1117]+[.B1117]*[.I1117])/([.B1117]*[.I1117]*[.P1117])" office:value-type="float" office:value="0.160608926983173" calcext:value-type="float">
            <text:p>0,1606</text:p>
          </table:table-cell>
          <table:table-cell table:number-columns-repeated="10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9+2*RAND()" office:value-type="float" office:value="9.44996287883259" calcext:value-type="float">
            <text:p>9,4500</text:p>
          </table:table-cell>
          <table:table-cell table:number-columns-repeated="5"/>
          <table:table-cell office:value-type="float" office:value="1093" calcext:value-type="float">
            <text:p>1093</text:p>
          </table:table-cell>
          <table:table-cell table:formula="of:=COM.MICROSOFT.NORM.INV(RAND();30;5)" office:value-type="float" office:value="31.7544229441825" calcext:value-type="float">
            <text:p>31,7544</text:p>
          </table:table-cell>
          <table:table-cell table:number-columns-repeated="5"/>
          <table:table-cell office:value-type="float" office:value="1093" calcext:value-type="float">
            <text:p>1093</text:p>
          </table:table-cell>
          <table:table-cell table:formula="of:=40+10*RAND()" office:value-type="float" office:value="48.5788494639564" calcext:value-type="float">
            <text:p>48,5788</text:p>
          </table:table-cell>
          <table:table-cell table:number-columns-repeated="5"/>
          <table:table-cell office:value-type="float" office:value="1093" calcext:value-type="float">
            <text:p>1093</text:p>
          </table:table-cell>
          <table:table-cell table:formula="of:= ([.I1118]*[.P1118]+[.B1118]*[.P1118]+[.B1118]*[.I1118])/([.B1118]*[.I1118]*[.P1118])" office:value-type="float" office:value="0.157897287775113" calcext:value-type="float">
            <text:p>0,1579</text:p>
          </table:table-cell>
          <table:table-cell table:number-columns-repeated="10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9+2*RAND()" office:value-type="float" office:value="9.82326401281171" calcext:value-type="float">
            <text:p>9,8233</text:p>
          </table:table-cell>
          <table:table-cell table:number-columns-repeated="5"/>
          <table:table-cell office:value-type="float" office:value="1094" calcext:value-type="float">
            <text:p>1094</text:p>
          </table:table-cell>
          <table:table-cell table:formula="of:=COM.MICROSOFT.NORM.INV(RAND();30;5)" office:value-type="float" office:value="24.0838236440599" calcext:value-type="float">
            <text:p>24,0838</text:p>
          </table:table-cell>
          <table:table-cell table:number-columns-repeated="5"/>
          <table:table-cell office:value-type="float" office:value="1094" calcext:value-type="float">
            <text:p>1094</text:p>
          </table:table-cell>
          <table:table-cell table:formula="of:=40+10*RAND()" office:value-type="float" office:value="46.1697251338046" calcext:value-type="float">
            <text:p>46,1697</text:p>
          </table:table-cell>
          <table:table-cell table:number-columns-repeated="5"/>
          <table:table-cell office:value-type="float" office:value="1094" calcext:value-type="float">
            <text:p>1094</text:p>
          </table:table-cell>
          <table:table-cell table:formula="of:= ([.I1119]*[.P1119]+[.B1119]*[.P1119]+[.B1119]*[.I1119])/([.B1119]*[.I1119]*[.P1119])" office:value-type="float" office:value="0.164980018403804" calcext:value-type="float">
            <text:p>0,1650</text:p>
          </table:table-cell>
          <table:table-cell table:number-columns-repeated="10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9+2*RAND()" office:value-type="float" office:value="10.0256178372074" calcext:value-type="float">
            <text:p>10,0256</text:p>
          </table:table-cell>
          <table:table-cell table:number-columns-repeated="5"/>
          <table:table-cell office:value-type="float" office:value="1095" calcext:value-type="float">
            <text:p>1095</text:p>
          </table:table-cell>
          <table:table-cell table:formula="of:=COM.MICROSOFT.NORM.INV(RAND();30;5)" office:value-type="float" office:value="35.0802635663338" calcext:value-type="float">
            <text:p>35,0803</text:p>
          </table:table-cell>
          <table:table-cell table:number-columns-repeated="5"/>
          <table:table-cell office:value-type="float" office:value="1095" calcext:value-type="float">
            <text:p>1095</text:p>
          </table:table-cell>
          <table:table-cell table:formula="of:=40+10*RAND()" office:value-type="float" office:value="46.9062473613303" calcext:value-type="float">
            <text:p>46,9062</text:p>
          </table:table-cell>
          <table:table-cell table:number-columns-repeated="5"/>
          <table:table-cell office:value-type="float" office:value="1095" calcext:value-type="float">
            <text:p>1095</text:p>
          </table:table-cell>
          <table:table-cell table:formula="of:= ([.I1120]*[.P1120]+[.B1120]*[.P1120]+[.B1120]*[.I1120])/([.B1120]*[.I1120]*[.P1120])" office:value-type="float" office:value="0.149569655215469" calcext:value-type="float">
            <text:p>0,1496</text:p>
          </table:table-cell>
          <table:table-cell table:number-columns-repeated="10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9+2*RAND()" office:value-type="float" office:value="9.82298133312725" calcext:value-type="float">
            <text:p>9,8230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formula="of:=COM.MICROSOFT.NORM.INV(RAND();30;5)" office:value-type="float" office:value="32.4805630931229" calcext:value-type="float">
            <text:p>32,4806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formula="of:=40+10*RAND()" office:value-type="float" office:value="49.158359443536" calcext:value-type="float">
            <text:p>49,1584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formula="of:= ([.I1121]*[.P1121]+[.B1121]*[.P1121]+[.B1121]*[.I1121])/([.B1121]*[.I1121]*[.P1121])" office:value-type="float" office:value="0.15293215067429" calcext:value-type="float">
            <text:p>0,1529</text:p>
          </table:table-cell>
          <table:table-cell table:number-columns-repeated="10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9+2*RAND()" office:value-type="float" office:value="9.15552958170883" calcext:value-type="float">
            <text:p>9,1555</text:p>
          </table:table-cell>
          <table:table-cell table:number-columns-repeated="5"/>
          <table:table-cell office:value-type="float" office:value="1097" calcext:value-type="float">
            <text:p>1097</text:p>
          </table:table-cell>
          <table:table-cell table:formula="of:=COM.MICROSOFT.NORM.INV(RAND();30;5)" office:value-type="float" office:value="36.4422211927558" calcext:value-type="float">
            <text:p>36,4422</text:p>
          </table:table-cell>
          <table:table-cell table:number-columns-repeated="5"/>
          <table:table-cell office:value-type="float" office:value="1097" calcext:value-type="float">
            <text:p>1097</text:p>
          </table:table-cell>
          <table:table-cell table:formula="of:=40+10*RAND()" office:value-type="float" office:value="44.8218313104007" calcext:value-type="float">
            <text:p>44,8218</text:p>
          </table:table-cell>
          <table:table-cell table:number-columns-repeated="5"/>
          <table:table-cell office:value-type="float" office:value="1097" calcext:value-type="float">
            <text:p>1097</text:p>
          </table:table-cell>
          <table:table-cell table:formula="of:= ([.I1122]*[.P1122]+[.B1122]*[.P1122]+[.B1122]*[.I1122])/([.B1122]*[.I1122]*[.P1122])" office:value-type="float" office:value="0.158974865713994" calcext:value-type="float">
            <text:p>0,1590</text:p>
          </table:table-cell>
          <table:table-cell table:number-columns-repeated="10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9+2*RAND()" office:value-type="float" office:value="10.9183862770442" calcext:value-type="float">
            <text:p>10,9184</text:p>
          </table:table-cell>
          <table:table-cell table:number-columns-repeated="5"/>
          <table:table-cell office:value-type="float" office:value="1098" calcext:value-type="float">
            <text:p>1098</text:p>
          </table:table-cell>
          <table:table-cell table:formula="of:=COM.MICROSOFT.NORM.INV(RAND();30;5)" office:value-type="float" office:value="34.661003880105" calcext:value-type="float">
            <text:p>34,6610</text:p>
          </table:table-cell>
          <table:table-cell table:number-columns-repeated="5"/>
          <table:table-cell office:value-type="float" office:value="1098" calcext:value-type="float">
            <text:p>1098</text:p>
          </table:table-cell>
          <table:table-cell table:formula="of:=40+10*RAND()" office:value-type="float" office:value="43.8869808067102" calcext:value-type="float">
            <text:p>43,8870</text:p>
          </table:table-cell>
          <table:table-cell table:number-columns-repeated="5"/>
          <table:table-cell office:value-type="float" office:value="1098" calcext:value-type="float">
            <text:p>1098</text:p>
          </table:table-cell>
          <table:table-cell table:formula="of:= ([.I1123]*[.P1123]+[.B1123]*[.P1123]+[.B1123]*[.I1123])/([.B1123]*[.I1123]*[.P1123])" office:value-type="float" office:value="0.143225293621624" calcext:value-type="float">
            <text:p>0,1432</text:p>
          </table:table-cell>
          <table:table-cell table:number-columns-repeated="10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9+2*RAND()" office:value-type="float" office:value="9.05782695836388" calcext:value-type="float">
            <text:p>9,0578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formula="of:=COM.MICROSOFT.NORM.INV(RAND();30;5)" office:value-type="float" office:value="33.453727682937" calcext:value-type="float">
            <text:p>33,4537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formula="of:=40+10*RAND()" office:value-type="float" office:value="46.1359802715015" calcext:value-type="float">
            <text:p>46,1360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formula="of:= ([.I1124]*[.P1124]+[.B1124]*[.P1124]+[.B1124]*[.I1124])/([.B1124]*[.I1124]*[.P1124])" office:value-type="float" office:value="0.161968847797284" calcext:value-type="float">
            <text:p>0,1620</text:p>
          </table:table-cell>
          <table:table-cell table:number-columns-repeated="10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9+2*RAND()" office:value-type="float" office:value="10.0651568861213" calcext:value-type="float">
            <text:p>10,0652</text:p>
          </table:table-cell>
          <table:table-cell table:number-columns-repeated="5"/>
          <table:table-cell office:value-type="float" office:value="1100" calcext:value-type="float">
            <text:p>1100</text:p>
          </table:table-cell>
          <table:table-cell table:formula="of:=COM.MICROSOFT.NORM.INV(RAND();30;5)" office:value-type="float" office:value="22.8925753035376" calcext:value-type="float">
            <text:p>22,8926</text:p>
          </table:table-cell>
          <table:table-cell table:number-columns-repeated="5"/>
          <table:table-cell office:value-type="float" office:value="1100" calcext:value-type="float">
            <text:p>1100</text:p>
          </table:table-cell>
          <table:table-cell table:formula="of:=40+10*RAND()" office:value-type="float" office:value="47.8326999477576" calcext:value-type="float">
            <text:p>47,8327</text:p>
          </table:table-cell>
          <table:table-cell table:number-columns-repeated="5"/>
          <table:table-cell office:value-type="float" office:value="1100" calcext:value-type="float">
            <text:p>1100</text:p>
          </table:table-cell>
          <table:table-cell table:formula="of:= ([.I1125]*[.P1125]+[.B1125]*[.P1125]+[.B1125]*[.I1125])/([.B1125]*[.I1125]*[.P1125])" office:value-type="float" office:value="0.163941134303165" calcext:value-type="float">
            <text:p>0,1639</text:p>
          </table:table-cell>
          <table:table-cell table:number-columns-repeated="10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9+2*RAND()" office:value-type="float" office:value="9.56851824163459" calcext:value-type="float">
            <text:p>9,5685</text:p>
          </table:table-cell>
          <table:table-cell table:number-columns-repeated="5"/>
          <table:table-cell office:value-type="float" office:value="1101" calcext:value-type="float">
            <text:p>1101</text:p>
          </table:table-cell>
          <table:table-cell table:formula="of:=COM.MICROSOFT.NORM.INV(RAND();30;5)" office:value-type="float" office:value="30.1215394180075" calcext:value-type="float">
            <text:p>30,1215</text:p>
          </table:table-cell>
          <table:table-cell table:number-columns-repeated="5"/>
          <table:table-cell office:value-type="float" office:value="1101" calcext:value-type="float">
            <text:p>1101</text:p>
          </table:table-cell>
          <table:table-cell table:formula="of:=40+10*RAND()" office:value-type="float" office:value="47.3959482938517" calcext:value-type="float">
            <text:p>47,3959</text:p>
          </table:table-cell>
          <table:table-cell table:number-columns-repeated="5"/>
          <table:table-cell office:value-type="float" office:value="1101" calcext:value-type="float">
            <text:p>1101</text:p>
          </table:table-cell>
          <table:table-cell table:formula="of:= ([.I1126]*[.P1126]+[.B1126]*[.P1126]+[.B1126]*[.I1126])/([.B1126]*[.I1126]*[.P1126])" office:value-type="float" office:value="0.15880707387098" calcext:value-type="float">
            <text:p>0,1588</text:p>
          </table:table-cell>
          <table:table-cell table:number-columns-repeated="10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9+2*RAND()" office:value-type="float" office:value="9.96567468461581" calcext:value-type="float">
            <text:p>9,9657</text:p>
          </table:table-cell>
          <table:table-cell table:number-columns-repeated="5"/>
          <table:table-cell office:value-type="float" office:value="1102" calcext:value-type="float">
            <text:p>1102</text:p>
          </table:table-cell>
          <table:table-cell table:formula="of:=COM.MICROSOFT.NORM.INV(RAND();30;5)" office:value-type="float" office:value="28.6006645102226" calcext:value-type="float">
            <text:p>28,6007</text:p>
          </table:table-cell>
          <table:table-cell table:number-columns-repeated="5"/>
          <table:table-cell office:value-type="float" office:value="1102" calcext:value-type="float">
            <text:p>1102</text:p>
          </table:table-cell>
          <table:table-cell table:formula="of:=40+10*RAND()" office:value-type="float" office:value="42.6931539771613" calcext:value-type="float">
            <text:p>42,6932</text:p>
          </table:table-cell>
          <table:table-cell table:number-columns-repeated="5"/>
          <table:table-cell office:value-type="float" office:value="1102" calcext:value-type="float">
            <text:p>1102</text:p>
          </table:table-cell>
          <table:table-cell table:formula="of:= ([.I1127]*[.P1127]+[.B1127]*[.P1127]+[.B1127]*[.I1127])/([.B1127]*[.I1127]*[.P1127])" office:value-type="float" office:value="0.158731617136567" calcext:value-type="float">
            <text:p>0,1587</text:p>
          </table:table-cell>
          <table:table-cell table:number-columns-repeated="10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9+2*RAND()" office:value-type="float" office:value="9.47722023702227" calcext:value-type="float">
            <text:p>9,4772</text:p>
          </table:table-cell>
          <table:table-cell table:number-columns-repeated="5"/>
          <table:table-cell office:value-type="float" office:value="1103" calcext:value-type="float">
            <text:p>1103</text:p>
          </table:table-cell>
          <table:table-cell table:formula="of:=COM.MICROSOFT.NORM.INV(RAND();30;5)" office:value-type="float" office:value="29.8234018146213" calcext:value-type="float">
            <text:p>29,8234</text:p>
          </table:table-cell>
          <table:table-cell table:number-columns-repeated="5"/>
          <table:table-cell office:value-type="float" office:value="1103" calcext:value-type="float">
            <text:p>1103</text:p>
          </table:table-cell>
          <table:table-cell table:formula="of:=40+10*RAND()" office:value-type="float" office:value="40.587176772533" calcext:value-type="float">
            <text:p>40,5872</text:p>
          </table:table-cell>
          <table:table-cell table:number-columns-repeated="5"/>
          <table:table-cell office:value-type="float" office:value="1103" calcext:value-type="float">
            <text:p>1103</text:p>
          </table:table-cell>
          <table:table-cell table:formula="of:= ([.I1128]*[.P1128]+[.B1128]*[.P1128]+[.B1128]*[.I1128])/([.B1128]*[.I1128]*[.P1128])" office:value-type="float" office:value="0.163685211100582" calcext:value-type="float">
            <text:p>0,1637</text:p>
          </table:table-cell>
          <table:table-cell table:number-columns-repeated="10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9+2*RAND()" office:value-type="float" office:value="9.09162298426963" calcext:value-type="float">
            <text:p>9,0916</text:p>
          </table:table-cell>
          <table:table-cell table:number-columns-repeated="5"/>
          <table:table-cell office:value-type="float" office:value="1104" calcext:value-type="float">
            <text:p>1104</text:p>
          </table:table-cell>
          <table:table-cell table:formula="of:=COM.MICROSOFT.NORM.INV(RAND();30;5)" office:value-type="float" office:value="32.33553427557" calcext:value-type="float">
            <text:p>32,3355</text:p>
          </table:table-cell>
          <table:table-cell table:number-columns-repeated="5"/>
          <table:table-cell office:value-type="float" office:value="1104" calcext:value-type="float">
            <text:p>1104</text:p>
          </table:table-cell>
          <table:table-cell table:formula="of:=40+10*RAND()" office:value-type="float" office:value="44.615726621123" calcext:value-type="float">
            <text:p>44,6157</text:p>
          </table:table-cell>
          <table:table-cell table:number-columns-repeated="5"/>
          <table:table-cell office:value-type="float" office:value="1104" calcext:value-type="float">
            <text:p>1104</text:p>
          </table:table-cell>
          <table:table-cell table:formula="of:= ([.I1129]*[.P1129]+[.B1129]*[.P1129]+[.B1129]*[.I1129])/([.B1129]*[.I1129]*[.P1129])" office:value-type="float" office:value="0.163330713782591" calcext:value-type="float">
            <text:p>0,1633</text:p>
          </table:table-cell>
          <table:table-cell table:number-columns-repeated="10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9+2*RAND()" office:value-type="float" office:value="10.7154259101953" calcext:value-type="float">
            <text:p>10,7154</text:p>
          </table:table-cell>
          <table:table-cell table:number-columns-repeated="5"/>
          <table:table-cell office:value-type="float" office:value="1105" calcext:value-type="float">
            <text:p>1105</text:p>
          </table:table-cell>
          <table:table-cell table:formula="of:=COM.MICROSOFT.NORM.INV(RAND();30;5)" office:value-type="float" office:value="27.5597449455375" calcext:value-type="float">
            <text:p>27,5597</text:p>
          </table:table-cell>
          <table:table-cell table:number-columns-repeated="5"/>
          <table:table-cell office:value-type="float" office:value="1105" calcext:value-type="float">
            <text:p>1105</text:p>
          </table:table-cell>
          <table:table-cell table:formula="of:=40+10*RAND()" office:value-type="float" office:value="43.675514505012" calcext:value-type="float">
            <text:p>43,6755</text:p>
          </table:table-cell>
          <table:table-cell table:number-columns-repeated="5"/>
          <table:table-cell office:value-type="float" office:value="1105" calcext:value-type="float">
            <text:p>1105</text:p>
          </table:table-cell>
          <table:table-cell table:formula="of:= ([.I1130]*[.P1130]+[.B1130]*[.P1130]+[.B1130]*[.I1130])/([.B1130]*[.I1130]*[.P1130])" office:value-type="float" office:value="0.152504332156553" calcext:value-type="float">
            <text:p>0,1525</text:p>
          </table:table-cell>
          <table:table-cell table:number-columns-repeated="10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9+2*RAND()" office:value-type="float" office:value="10.8312136970926" calcext:value-type="float">
            <text:p>10,8312</text:p>
          </table:table-cell>
          <table:table-cell table:number-columns-repeated="5"/>
          <table:table-cell office:value-type="float" office:value="1106" calcext:value-type="float">
            <text:p>1106</text:p>
          </table:table-cell>
          <table:table-cell table:formula="of:=COM.MICROSOFT.NORM.INV(RAND();30;5)" office:value-type="float" office:value="43.4231420826959" calcext:value-type="float">
            <text:p>43,4231</text:p>
          </table:table-cell>
          <table:table-cell table:number-columns-repeated="5"/>
          <table:table-cell office:value-type="float" office:value="1106" calcext:value-type="float">
            <text:p>1106</text:p>
          </table:table-cell>
          <table:table-cell table:formula="of:=40+10*RAND()" office:value-type="float" office:value="43.2791884464677" calcext:value-type="float">
            <text:p>43,2792</text:p>
          </table:table-cell>
          <table:table-cell table:number-columns-repeated="5"/>
          <table:table-cell office:value-type="float" office:value="1106" calcext:value-type="float">
            <text:p>1106</text:p>
          </table:table-cell>
          <table:table-cell table:formula="of:= ([.I1131]*[.P1131]+[.B1131]*[.P1131]+[.B1131]*[.I1131])/([.B1131]*[.I1131]*[.P1131])" office:value-type="float" office:value="0.138460745203312" calcext:value-type="float">
            <text:p>0,1385</text:p>
          </table:table-cell>
          <table:table-cell table:number-columns-repeated="10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9+2*RAND()" office:value-type="float" office:value="10.8094934385736" calcext:value-type="float">
            <text:p>10,8095</text:p>
          </table:table-cell>
          <table:table-cell table:number-columns-repeated="5"/>
          <table:table-cell office:value-type="float" office:value="1107" calcext:value-type="float">
            <text:p>1107</text:p>
          </table:table-cell>
          <table:table-cell table:formula="of:=COM.MICROSOFT.NORM.INV(RAND();30;5)" office:value-type="float" office:value="26.7030300616554" calcext:value-type="float">
            <text:p>26,7030</text:p>
          </table:table-cell>
          <table:table-cell table:number-columns-repeated="5"/>
          <table:table-cell office:value-type="float" office:value="1107" calcext:value-type="float">
            <text:p>1107</text:p>
          </table:table-cell>
          <table:table-cell table:formula="of:=40+10*RAND()" office:value-type="float" office:value="46.728189374553" calcext:value-type="float">
            <text:p>46,7282</text:p>
          </table:table-cell>
          <table:table-cell table:number-columns-repeated="5"/>
          <table:table-cell office:value-type="float" office:value="1107" calcext:value-type="float">
            <text:p>1107</text:p>
          </table:table-cell>
          <table:table-cell table:formula="of:= ([.I1132]*[.P1132]+[.B1132]*[.P1132]+[.B1132]*[.I1132])/([.B1132]*[.I1132]*[.P1132])" office:value-type="float" office:value="0.151360565151267" calcext:value-type="float">
            <text:p>0,1514</text:p>
          </table:table-cell>
          <table:table-cell table:number-columns-repeated="10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9+2*RAND()" office:value-type="float" office:value="9.77154223690741" calcext:value-type="float">
            <text:p>9,7715</text:p>
          </table:table-cell>
          <table:table-cell table:number-columns-repeated="5"/>
          <table:table-cell office:value-type="float" office:value="1108" calcext:value-type="float">
            <text:p>1108</text:p>
          </table:table-cell>
          <table:table-cell table:formula="of:=COM.MICROSOFT.NORM.INV(RAND();30;5)" office:value-type="float" office:value="28.9430159790032" calcext:value-type="float">
            <text:p>28,9430</text:p>
          </table:table-cell>
          <table:table-cell table:number-columns-repeated="5"/>
          <table:table-cell office:value-type="float" office:value="1108" calcext:value-type="float">
            <text:p>1108</text:p>
          </table:table-cell>
          <table:table-cell table:formula="of:=40+10*RAND()" office:value-type="float" office:value="42.9071723960806" calcext:value-type="float">
            <text:p>42,9072</text:p>
          </table:table-cell>
          <table:table-cell table:number-columns-repeated="5"/>
          <table:table-cell office:value-type="float" office:value="1108" calcext:value-type="float">
            <text:p>1108</text:p>
          </table:table-cell>
          <table:table-cell table:formula="of:= ([.I1133]*[.P1133]+[.B1133]*[.P1133]+[.B1133]*[.I1133])/([.B1133]*[.I1133]*[.P1133])" office:value-type="float" office:value="0.16019476711588" calcext:value-type="float">
            <text:p>0,1602</text:p>
          </table:table-cell>
          <table:table-cell table:number-columns-repeated="10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9+2*RAND()" office:value-type="float" office:value="10.6064549123403" calcext:value-type="float">
            <text:p>10,6065</text:p>
          </table:table-cell>
          <table:table-cell table:number-columns-repeated="5"/>
          <table:table-cell office:value-type="float" office:value="1109" calcext:value-type="float">
            <text:p>1109</text:p>
          </table:table-cell>
          <table:table-cell table:formula="of:=COM.MICROSOFT.NORM.INV(RAND();30;5)" office:value-type="float" office:value="34.3125744394449" calcext:value-type="float">
            <text:p>34,3126</text:p>
          </table:table-cell>
          <table:table-cell table:number-columns-repeated="5"/>
          <table:table-cell office:value-type="float" office:value="1109" calcext:value-type="float">
            <text:p>1109</text:p>
          </table:table-cell>
          <table:table-cell table:formula="of:=40+10*RAND()" office:value-type="float" office:value="42.8145145054441" calcext:value-type="float">
            <text:p>42,8145</text:p>
          </table:table-cell>
          <table:table-cell table:number-columns-repeated="5"/>
          <table:table-cell office:value-type="float" office:value="1109" calcext:value-type="float">
            <text:p>1109</text:p>
          </table:table-cell>
          <table:table-cell table:formula="of:= ([.I1134]*[.P1134]+[.B1134]*[.P1134]+[.B1134]*[.I1134])/([.B1134]*[.I1134]*[.P1134])" office:value-type="float" office:value="0.14678260909422" calcext:value-type="float">
            <text:p>0,1468</text:p>
          </table:table-cell>
          <table:table-cell table:number-columns-repeated="10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9+2*RAND()" office:value-type="float" office:value="9.93966849450953" calcext:value-type="float">
            <text:p>9,9397</text:p>
          </table:table-cell>
          <table:table-cell table:number-columns-repeated="5"/>
          <table:table-cell office:value-type="float" office:value="1110" calcext:value-type="float">
            <text:p>1110</text:p>
          </table:table-cell>
          <table:table-cell table:formula="of:=COM.MICROSOFT.NORM.INV(RAND();30;5)" office:value-type="float" office:value="29.812133117205" calcext:value-type="float">
            <text:p>29,8121</text:p>
          </table:table-cell>
          <table:table-cell table:number-columns-repeated="5"/>
          <table:table-cell office:value-type="float" office:value="1110" calcext:value-type="float">
            <text:p>1110</text:p>
          </table:table-cell>
          <table:table-cell table:formula="of:=40+10*RAND()" office:value-type="float" office:value="45.545774899656" calcext:value-type="float">
            <text:p>45,5458</text:p>
          </table:table-cell>
          <table:table-cell table:number-columns-repeated="5"/>
          <table:table-cell office:value-type="float" office:value="1110" calcext:value-type="float">
            <text:p>1110</text:p>
          </table:table-cell>
          <table:table-cell table:formula="of:= ([.I1135]*[.P1135]+[.B1135]*[.P1135]+[.B1135]*[.I1135])/([.B1135]*[.I1135]*[.P1135])" office:value-type="float" office:value="0.156106300166714" calcext:value-type="float">
            <text:p>0,1561</text:p>
          </table:table-cell>
          <table:table-cell table:number-columns-repeated="10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9+2*RAND()" office:value-type="float" office:value="9.85204278095625" calcext:value-type="float">
            <text:p>9,8520</text:p>
          </table:table-cell>
          <table:table-cell table:number-columns-repeated="5"/>
          <table:table-cell office:value-type="float" office:value="1111" calcext:value-type="float">
            <text:p>1111</text:p>
          </table:table-cell>
          <table:table-cell table:formula="of:=COM.MICROSOFT.NORM.INV(RAND();30;5)" office:value-type="float" office:value="27.1728814724888" calcext:value-type="float">
            <text:p>27,1729</text:p>
          </table:table-cell>
          <table:table-cell table:number-columns-repeated="5"/>
          <table:table-cell office:value-type="float" office:value="1111" calcext:value-type="float">
            <text:p>1111</text:p>
          </table:table-cell>
          <table:table-cell table:formula="of:=40+10*RAND()" office:value-type="float" office:value="44.4538273185026" calcext:value-type="float">
            <text:p>44,4538</text:p>
          </table:table-cell>
          <table:table-cell table:number-columns-repeated="5"/>
          <table:table-cell office:value-type="float" office:value="1111" calcext:value-type="float">
            <text:p>1111</text:p>
          </table:table-cell>
          <table:table-cell table:formula="of:= ([.I1136]*[.P1136]+[.B1136]*[.P1136]+[.B1136]*[.I1136])/([.B1136]*[.I1136]*[.P1136])" office:value-type="float" office:value="0.16079844026188" calcext:value-type="float">
            <text:p>0,1608</text:p>
          </table:table-cell>
          <table:table-cell table:number-columns-repeated="10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9+2*RAND()" office:value-type="float" office:value="10.6347999332938" calcext:value-type="float">
            <text:p>10,6348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formula="of:=COM.MICROSOFT.NORM.INV(RAND();30;5)" office:value-type="float" office:value="39.7246868035249" calcext:value-type="float">
            <text:p>39,7247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formula="of:=40+10*RAND()" office:value-type="float" office:value="49.5635114435572" calcext:value-type="float">
            <text:p>49,5635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formula="of:= ([.I1137]*[.P1137]+[.B1137]*[.P1137]+[.B1137]*[.I1137])/([.B1137]*[.I1137]*[.P1137])" office:value-type="float" office:value="0.139380314268543" calcext:value-type="float">
            <text:p>0,1394</text:p>
          </table:table-cell>
          <table:table-cell table:number-columns-repeated="10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9+2*RAND()" office:value-type="float" office:value="10.3127145583276" calcext:value-type="float">
            <text:p>10,3127</text:p>
          </table:table-cell>
          <table:table-cell table:number-columns-repeated="5"/>
          <table:table-cell office:value-type="float" office:value="1113" calcext:value-type="float">
            <text:p>1113</text:p>
          </table:table-cell>
          <table:table-cell table:formula="of:=COM.MICROSOFT.NORM.INV(RAND();30;5)" office:value-type="float" office:value="28.4125007859507" calcext:value-type="float">
            <text:p>28,4125</text:p>
          </table:table-cell>
          <table:table-cell table:number-columns-repeated="5"/>
          <table:table-cell office:value-type="float" office:value="1113" calcext:value-type="float">
            <text:p>1113</text:p>
          </table:table-cell>
          <table:table-cell table:formula="of:=40+10*RAND()" office:value-type="float" office:value="44.8927720950451" calcext:value-type="float">
            <text:p>44,8928</text:p>
          </table:table-cell>
          <table:table-cell table:number-columns-repeated="5"/>
          <table:table-cell office:value-type="float" office:value="1113" calcext:value-type="float">
            <text:p>1113</text:p>
          </table:table-cell>
          <table:table-cell table:formula="of:= ([.I1138]*[.P1138]+[.B1138]*[.P1138]+[.B1138]*[.I1138])/([.B1138]*[.I1138]*[.P1138])" office:value-type="float" office:value="0.154438755778561" calcext:value-type="float">
            <text:p>0,1544</text:p>
          </table:table-cell>
          <table:table-cell table:number-columns-repeated="10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9+2*RAND()" office:value-type="float" office:value="9.18590292497538" calcext:value-type="float">
            <text:p>9,1859</text:p>
          </table:table-cell>
          <table:table-cell table:number-columns-repeated="5"/>
          <table:table-cell office:value-type="float" office:value="1114" calcext:value-type="float">
            <text:p>1114</text:p>
          </table:table-cell>
          <table:table-cell table:formula="of:=COM.MICROSOFT.NORM.INV(RAND();30;5)" office:value-type="float" office:value="33.7710707365563" calcext:value-type="float">
            <text:p>33,7711</text:p>
          </table:table-cell>
          <table:table-cell table:number-columns-repeated="5"/>
          <table:table-cell office:value-type="float" office:value="1114" calcext:value-type="float">
            <text:p>1114</text:p>
          </table:table-cell>
          <table:table-cell table:formula="of:=40+10*RAND()" office:value-type="float" office:value="46.5455566102173" calcext:value-type="float">
            <text:p>46,5456</text:p>
          </table:table-cell>
          <table:table-cell table:number-columns-repeated="5"/>
          <table:table-cell office:value-type="float" office:value="1114" calcext:value-type="float">
            <text:p>1114</text:p>
          </table:table-cell>
          <table:table-cell table:formula="of:= ([.I1139]*[.P1139]+[.B1139]*[.P1139]+[.B1139]*[.I1139])/([.B1139]*[.I1139]*[.P1139])" office:value-type="float" office:value="0.159957931863382" calcext:value-type="float">
            <text:p>0,1600</text:p>
          </table:table-cell>
          <table:table-cell table:number-columns-repeated="10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9+2*RAND()" office:value-type="float" office:value="10.6385761376005" calcext:value-type="float">
            <text:p>10,6386</text:p>
          </table:table-cell>
          <table:table-cell table:number-columns-repeated="5"/>
          <table:table-cell office:value-type="float" office:value="1115" calcext:value-type="float">
            <text:p>1115</text:p>
          </table:table-cell>
          <table:table-cell table:formula="of:=COM.MICROSOFT.NORM.INV(RAND();30;5)" office:value-type="float" office:value="28.3492364135803" calcext:value-type="float">
            <text:p>28,3492</text:p>
          </table:table-cell>
          <table:table-cell table:number-columns-repeated="5"/>
          <table:table-cell office:value-type="float" office:value="1115" calcext:value-type="float">
            <text:p>1115</text:p>
          </table:table-cell>
          <table:table-cell table:formula="of:=40+10*RAND()" office:value-type="float" office:value="45.1427912071813" calcext:value-type="float">
            <text:p>45,1428</text:p>
          </table:table-cell>
          <table:table-cell table:number-columns-repeated="5"/>
          <table:table-cell office:value-type="float" office:value="1115" calcext:value-type="float">
            <text:p>1115</text:p>
          </table:table-cell>
          <table:table-cell table:formula="of:= ([.I1140]*[.P1140]+[.B1140]*[.P1140]+[.B1140]*[.I1140])/([.B1140]*[.I1140]*[.P1140])" office:value-type="float" office:value="0.151423791096329" calcext:value-type="float">
            <text:p>0,1514</text:p>
          </table:table-cell>
          <table:table-cell table:number-columns-repeated="10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9+2*RAND()" office:value-type="float" office:value="10.9712769484613" calcext:value-type="float">
            <text:p>10,9713</text:p>
          </table:table-cell>
          <table:table-cell table:number-columns-repeated="5"/>
          <table:table-cell office:value-type="float" office:value="1116" calcext:value-type="float">
            <text:p>1116</text:p>
          </table:table-cell>
          <table:table-cell table:formula="of:=COM.MICROSOFT.NORM.INV(RAND();30;5)" office:value-type="float" office:value="34.6986047066763" calcext:value-type="float">
            <text:p>34,6986</text:p>
          </table:table-cell>
          <table:table-cell table:number-columns-repeated="5"/>
          <table:table-cell office:value-type="float" office:value="1116" calcext:value-type="float">
            <text:p>1116</text:p>
          </table:table-cell>
          <table:table-cell table:formula="of:=40+10*RAND()" office:value-type="float" office:value="45.7630060275551" calcext:value-type="float">
            <text:p>45,7630</text:p>
          </table:table-cell>
          <table:table-cell table:number-columns-repeated="5"/>
          <table:table-cell office:value-type="float" office:value="1116" calcext:value-type="float">
            <text:p>1116</text:p>
          </table:table-cell>
          <table:table-cell table:formula="of:= ([.I1141]*[.P1141]+[.B1141]*[.P1141]+[.B1141]*[.I1141])/([.B1141]*[.I1141]*[.P1141])" office:value-type="float" office:value="0.141818407002436" calcext:value-type="float">
            <text:p>0,1418</text:p>
          </table:table-cell>
          <table:table-cell table:number-columns-repeated="10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9+2*RAND()" office:value-type="float" office:value="10.2280924885999" calcext:value-type="float">
            <text:p>10,2281</text:p>
          </table:table-cell>
          <table:table-cell table:number-columns-repeated="5"/>
          <table:table-cell office:value-type="float" office:value="1117" calcext:value-type="float">
            <text:p>1117</text:p>
          </table:table-cell>
          <table:table-cell table:formula="of:=COM.MICROSOFT.NORM.INV(RAND();30;5)" office:value-type="float" office:value="32.6687901482528" calcext:value-type="float">
            <text:p>32,6688</text:p>
          </table:table-cell>
          <table:table-cell table:number-columns-repeated="5"/>
          <table:table-cell office:value-type="float" office:value="1117" calcext:value-type="float">
            <text:p>1117</text:p>
          </table:table-cell>
          <table:table-cell table:formula="of:=40+10*RAND()" office:value-type="float" office:value="41.5408672380727" calcext:value-type="float">
            <text:p>41,5409</text:p>
          </table:table-cell>
          <table:table-cell table:number-columns-repeated="5"/>
          <table:table-cell office:value-type="float" office:value="1117" calcext:value-type="float">
            <text:p>1117</text:p>
          </table:table-cell>
          <table:table-cell table:formula="of:= ([.I1142]*[.P1142]+[.B1142]*[.P1142]+[.B1142]*[.I1142])/([.B1142]*[.I1142]*[.P1142])" office:value-type="float" office:value="0.152452876080316" calcext:value-type="float">
            <text:p>0,1525</text:p>
          </table:table-cell>
          <table:table-cell table:number-columns-repeated="10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9+2*RAND()" office:value-type="float" office:value="10.1905455149245" calcext:value-type="float">
            <text:p>10,1905</text:p>
          </table:table-cell>
          <table:table-cell table:number-columns-repeated="5"/>
          <table:table-cell office:value-type="float" office:value="1118" calcext:value-type="float">
            <text:p>1118</text:p>
          </table:table-cell>
          <table:table-cell table:formula="of:=COM.MICROSOFT.NORM.INV(RAND();30;5)" office:value-type="float" office:value="26.397862960341" calcext:value-type="float">
            <text:p>26,3979</text:p>
          </table:table-cell>
          <table:table-cell table:number-columns-repeated="5"/>
          <table:table-cell office:value-type="float" office:value="1118" calcext:value-type="float">
            <text:p>1118</text:p>
          </table:table-cell>
          <table:table-cell table:formula="of:=40+10*RAND()" office:value-type="float" office:value="44.3855698581319" calcext:value-type="float">
            <text:p>44,3856</text:p>
          </table:table-cell>
          <table:table-cell table:number-columns-repeated="5"/>
          <table:table-cell office:value-type="float" office:value="1118" calcext:value-type="float">
            <text:p>1118</text:p>
          </table:table-cell>
          <table:table-cell table:formula="of:= ([.I1143]*[.P1143]+[.B1143]*[.P1143]+[.B1143]*[.I1143])/([.B1143]*[.I1143]*[.P1143])" office:value-type="float" office:value="0.158541872706114" calcext:value-type="float">
            <text:p>0,1585</text:p>
          </table:table-cell>
          <table:table-cell table:number-columns-repeated="10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formula="of:=9+2*RAND()" office:value-type="float" office:value="9.42011586786248" calcext:value-type="float">
            <text:p>9,4201</text:p>
          </table:table-cell>
          <table:table-cell table:number-columns-repeated="5"/>
          <table:table-cell office:value-type="float" office:value="1119" calcext:value-type="float">
            <text:p>1119</text:p>
          </table:table-cell>
          <table:table-cell table:formula="of:=COM.MICROSOFT.NORM.INV(RAND();30;5)" office:value-type="float" office:value="30.8849811780688" calcext:value-type="float">
            <text:p>30,8850</text:p>
          </table:table-cell>
          <table:table-cell table:number-columns-repeated="5"/>
          <table:table-cell office:value-type="float" office:value="1119" calcext:value-type="float">
            <text:p>1119</text:p>
          </table:table-cell>
          <table:table-cell table:formula="of:=40+10*RAND()" office:value-type="float" office:value="41.6393783490639" calcext:value-type="float">
            <text:p>41,6394</text:p>
          </table:table-cell>
          <table:table-cell table:number-columns-repeated="5"/>
          <table:table-cell office:value-type="float" office:value="1119" calcext:value-type="float">
            <text:p>1119</text:p>
          </table:table-cell>
          <table:table-cell table:formula="of:= ([.I1144]*[.P1144]+[.B1144]*[.P1144]+[.B1144]*[.I1144])/([.B1144]*[.I1144]*[.P1144])" office:value-type="float" office:value="0.162549732001429" calcext:value-type="float">
            <text:p>0,1625</text:p>
          </table:table-cell>
          <table:table-cell table:number-columns-repeated="10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9+2*RAND()" office:value-type="float" office:value="9.1193821055349" calcext:value-type="float">
            <text:p>9,1194</text:p>
          </table:table-cell>
          <table:table-cell table:number-columns-repeated="5"/>
          <table:table-cell office:value-type="float" office:value="1120" calcext:value-type="float">
            <text:p>1120</text:p>
          </table:table-cell>
          <table:table-cell table:formula="of:=COM.MICROSOFT.NORM.INV(RAND();30;5)" office:value-type="float" office:value="27.0158317272776" calcext:value-type="float">
            <text:p>27,0158</text:p>
          </table:table-cell>
          <table:table-cell table:number-columns-repeated="5"/>
          <table:table-cell office:value-type="float" office:value="1120" calcext:value-type="float">
            <text:p>1120</text:p>
          </table:table-cell>
          <table:table-cell table:formula="of:=40+10*RAND()" office:value-type="float" office:value="47.1638575440738" calcext:value-type="float">
            <text:p>47,1639</text:p>
          </table:table-cell>
          <table:table-cell table:number-columns-repeated="5"/>
          <table:table-cell office:value-type="float" office:value="1120" calcext:value-type="float">
            <text:p>1120</text:p>
          </table:table-cell>
          <table:table-cell table:formula="of:= ([.I1145]*[.P1145]+[.B1145]*[.P1145]+[.B1145]*[.I1145])/([.B1145]*[.I1145]*[.P1145])" office:value-type="float" office:value="0.167874561132105" calcext:value-type="float">
            <text:p>0,1679</text:p>
          </table:table-cell>
          <table:table-cell table:number-columns-repeated="10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formula="of:=9+2*RAND()" office:value-type="float" office:value="10.9677715816069" calcext:value-type="float">
            <text:p>10,9678</text:p>
          </table:table-cell>
          <table:table-cell table:number-columns-repeated="5"/>
          <table:table-cell office:value-type="float" office:value="1121" calcext:value-type="float">
            <text:p>1121</text:p>
          </table:table-cell>
          <table:table-cell table:formula="of:=COM.MICROSOFT.NORM.INV(RAND();30;5)" office:value-type="float" office:value="37.9437101729715" calcext:value-type="float">
            <text:p>37,9437</text:p>
          </table:table-cell>
          <table:table-cell table:number-columns-repeated="5"/>
          <table:table-cell office:value-type="float" office:value="1121" calcext:value-type="float">
            <text:p>1121</text:p>
          </table:table-cell>
          <table:table-cell table:formula="of:=40+10*RAND()" office:value-type="float" office:value="48.6133010184858" calcext:value-type="float">
            <text:p>48,6133</text:p>
          </table:table-cell>
          <table:table-cell table:number-columns-repeated="5"/>
          <table:table-cell office:value-type="float" office:value="1121" calcext:value-type="float">
            <text:p>1121</text:p>
          </table:table-cell>
          <table:table-cell table:formula="of:= ([.I1146]*[.P1146]+[.B1146]*[.P1146]+[.B1146]*[.I1146])/([.B1146]*[.I1146]*[.P1146])" office:value-type="float" office:value="0.138101555194708" calcext:value-type="float">
            <text:p>0,1381</text:p>
          </table:table-cell>
          <table:table-cell table:number-columns-repeated="10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9+2*RAND()" office:value-type="float" office:value="9.3719013214577" calcext:value-type="float">
            <text:p>9,3719</text:p>
          </table:table-cell>
          <table:table-cell table:number-columns-repeated="5"/>
          <table:table-cell office:value-type="float" office:value="1122" calcext:value-type="float">
            <text:p>1122</text:p>
          </table:table-cell>
          <table:table-cell table:formula="of:=COM.MICROSOFT.NORM.INV(RAND();30;5)" office:value-type="float" office:value="38.3601304765188" calcext:value-type="float">
            <text:p>38,3601</text:p>
          </table:table-cell>
          <table:table-cell table:number-columns-repeated="5"/>
          <table:table-cell office:value-type="float" office:value="1122" calcext:value-type="float">
            <text:p>1122</text:p>
          </table:table-cell>
          <table:table-cell table:formula="of:=40+10*RAND()" office:value-type="float" office:value="45.94286937383" calcext:value-type="float">
            <text:p>45,9429</text:p>
          </table:table-cell>
          <table:table-cell table:number-columns-repeated="5"/>
          <table:table-cell office:value-type="float" office:value="1122" calcext:value-type="float">
            <text:p>1122</text:p>
          </table:table-cell>
          <table:table-cell table:formula="of:= ([.I1147]*[.P1147]+[.B1147]*[.P1147]+[.B1147]*[.I1147])/([.B1147]*[.I1147]*[.P1147])" office:value-type="float" office:value="0.154536830778905" calcext:value-type="float">
            <text:p>0,1545</text:p>
          </table:table-cell>
          <table:table-cell table:number-columns-repeated="10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9+2*RAND()" office:value-type="float" office:value="10.7959282041993" calcext:value-type="float">
            <text:p>10,7959</text:p>
          </table:table-cell>
          <table:table-cell table:number-columns-repeated="5"/>
          <table:table-cell office:value-type="float" office:value="1123" calcext:value-type="float">
            <text:p>1123</text:p>
          </table:table-cell>
          <table:table-cell table:formula="of:=COM.MICROSOFT.NORM.INV(RAND();30;5)" office:value-type="float" office:value="27.6191724869992" calcext:value-type="float">
            <text:p>27,6192</text:p>
          </table:table-cell>
          <table:table-cell table:number-columns-repeated="5"/>
          <table:table-cell office:value-type="float" office:value="1123" calcext:value-type="float">
            <text:p>1123</text:p>
          </table:table-cell>
          <table:table-cell table:formula="of:=40+10*RAND()" office:value-type="float" office:value="45.5656491627451" calcext:value-type="float">
            <text:p>45,5656</text:p>
          </table:table-cell>
          <table:table-cell table:number-columns-repeated="5"/>
          <table:table-cell office:value-type="float" office:value="1123" calcext:value-type="float">
            <text:p>1123</text:p>
          </table:table-cell>
          <table:table-cell table:formula="of:= ([.I1148]*[.P1148]+[.B1148]*[.P1148]+[.B1148]*[.I1148])/([.B1148]*[.I1148]*[.P1148])" office:value-type="float" office:value="0.150780604627164" calcext:value-type="float">
            <text:p>0,1508</text:p>
          </table:table-cell>
          <table:table-cell table:number-columns-repeated="10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9+2*RAND()" office:value-type="float" office:value="10.4751380041707" calcext:value-type="float">
            <text:p>10,4751</text:p>
          </table:table-cell>
          <table:table-cell table:number-columns-repeated="5"/>
          <table:table-cell office:value-type="float" office:value="1124" calcext:value-type="float">
            <text:p>1124</text:p>
          </table:table-cell>
          <table:table-cell table:formula="of:=COM.MICROSOFT.NORM.INV(RAND();30;5)" office:value-type="float" office:value="20.2993952763662" calcext:value-type="float">
            <text:p>20,2994</text:p>
          </table:table-cell>
          <table:table-cell table:number-columns-repeated="5"/>
          <table:table-cell office:value-type="float" office:value="1124" calcext:value-type="float">
            <text:p>1124</text:p>
          </table:table-cell>
          <table:table-cell table:formula="of:=40+10*RAND()" office:value-type="float" office:value="49.5507532486226" calcext:value-type="float">
            <text:p>49,5508</text:p>
          </table:table-cell>
          <table:table-cell table:number-columns-repeated="5"/>
          <table:table-cell office:value-type="float" office:value="1124" calcext:value-type="float">
            <text:p>1124</text:p>
          </table:table-cell>
          <table:table-cell table:formula="of:= ([.I1149]*[.P1149]+[.B1149]*[.P1149]+[.B1149]*[.I1149])/([.B1149]*[.I1149]*[.P1149])" office:value-type="float" office:value="0.164908015253733" calcext:value-type="float">
            <text:p>0,1649</text:p>
          </table:table-cell>
          <table:table-cell table:number-columns-repeated="10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9+2*RAND()" office:value-type="float" office:value="9.00742222764529" calcext:value-type="float">
            <text:p>9,0074</text:p>
          </table:table-cell>
          <table:table-cell table:number-columns-repeated="5"/>
          <table:table-cell office:value-type="float" office:value="1125" calcext:value-type="float">
            <text:p>1125</text:p>
          </table:table-cell>
          <table:table-cell table:formula="of:=COM.MICROSOFT.NORM.INV(RAND();30;5)" office:value-type="float" office:value="32.1489278550467" calcext:value-type="float">
            <text:p>32,1489</text:p>
          </table:table-cell>
          <table:table-cell table:number-columns-repeated="5"/>
          <table:table-cell office:value-type="float" office:value="1125" calcext:value-type="float">
            <text:p>1125</text:p>
          </table:table-cell>
          <table:table-cell table:formula="of:=40+10*RAND()" office:value-type="float" office:value="46.4670781593304" calcext:value-type="float">
            <text:p>46,4671</text:p>
          </table:table-cell>
          <table:table-cell table:number-columns-repeated="5"/>
          <table:table-cell office:value-type="float" office:value="1125" calcext:value-type="float">
            <text:p>1125</text:p>
          </table:table-cell>
          <table:table-cell table:formula="of:= ([.I1150]*[.P1150]+[.B1150]*[.P1150]+[.B1150]*[.I1150])/([.B1150]*[.I1150]*[.P1150])" office:value-type="float" office:value="0.163645403412398" calcext:value-type="float">
            <text:p>0,1636</text:p>
          </table:table-cell>
          <table:table-cell table:number-columns-repeated="10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9+2*RAND()" office:value-type="float" office:value="10.3487290802877" calcext:value-type="float">
            <text:p>10,3487</text:p>
          </table:table-cell>
          <table:table-cell table:number-columns-repeated="5"/>
          <table:table-cell office:value-type="float" office:value="1126" calcext:value-type="float">
            <text:p>1126</text:p>
          </table:table-cell>
          <table:table-cell table:formula="of:=COM.MICROSOFT.NORM.INV(RAND();30;5)" office:value-type="float" office:value="41.5840629442894" calcext:value-type="float">
            <text:p>41,5841</text:p>
          </table:table-cell>
          <table:table-cell table:number-columns-repeated="5"/>
          <table:table-cell office:value-type="float" office:value="1126" calcext:value-type="float">
            <text:p>1126</text:p>
          </table:table-cell>
          <table:table-cell table:formula="of:=40+10*RAND()" office:value-type="float" office:value="48.619965367252" calcext:value-type="float">
            <text:p>48,6200</text:p>
          </table:table-cell>
          <table:table-cell table:number-columns-repeated="5"/>
          <table:table-cell office:value-type="float" office:value="1126" calcext:value-type="float">
            <text:p>1126</text:p>
          </table:table-cell>
          <table:table-cell table:formula="of:= ([.I1151]*[.P1151]+[.B1151]*[.P1151]+[.B1151]*[.I1151])/([.B1151]*[.I1151]*[.P1151])" office:value-type="float" office:value="0.141245579651414" calcext:value-type="float">
            <text:p>0,1412</text:p>
          </table:table-cell>
          <table:table-cell table:number-columns-repeated="10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9+2*RAND()" office:value-type="float" office:value="10.5722259383183" calcext:value-type="float">
            <text:p>10,5722</text:p>
          </table:table-cell>
          <table:table-cell table:number-columns-repeated="5"/>
          <table:table-cell office:value-type="float" office:value="1127" calcext:value-type="float">
            <text:p>1127</text:p>
          </table:table-cell>
          <table:table-cell table:formula="of:=COM.MICROSOFT.NORM.INV(RAND();30;5)" office:value-type="float" office:value="21.024777435319" calcext:value-type="float">
            <text:p>21,0248</text:p>
          </table:table-cell>
          <table:table-cell table:number-columns-repeated="5"/>
          <table:table-cell office:value-type="float" office:value="1127" calcext:value-type="float">
            <text:p>1127</text:p>
          </table:table-cell>
          <table:table-cell table:formula="of:=40+10*RAND()" office:value-type="float" office:value="46.0365987417754" calcext:value-type="float">
            <text:p>46,0366</text:p>
          </table:table-cell>
          <table:table-cell table:number-columns-repeated="5"/>
          <table:table-cell office:value-type="float" office:value="1127" calcext:value-type="float">
            <text:p>1127</text:p>
          </table:table-cell>
          <table:table-cell table:formula="of:= ([.I1152]*[.P1152]+[.B1152]*[.P1152]+[.B1152]*[.I1152])/([.B1152]*[.I1152]*[.P1152])" office:value-type="float" office:value="0.163872237349022" calcext:value-type="float">
            <text:p>0,1639</text:p>
          </table:table-cell>
          <table:table-cell table:number-columns-repeated="10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9+2*RAND()" office:value-type="float" office:value="10.0799153621774" calcext:value-type="float">
            <text:p>10,0799</text:p>
          </table:table-cell>
          <table:table-cell table:number-columns-repeated="5"/>
          <table:table-cell office:value-type="float" office:value="1128" calcext:value-type="float">
            <text:p>1128</text:p>
          </table:table-cell>
          <table:table-cell table:formula="of:=COM.MICROSOFT.NORM.INV(RAND();30;5)" office:value-type="float" office:value="24.6086075715183" calcext:value-type="float">
            <text:p>24,6086</text:p>
          </table:table-cell>
          <table:table-cell table:number-columns-repeated="5"/>
          <table:table-cell office:value-type="float" office:value="1128" calcext:value-type="float">
            <text:p>1128</text:p>
          </table:table-cell>
          <table:table-cell table:formula="of:=40+10*RAND()" office:value-type="float" office:value="45.4806631163228" calcext:value-type="float">
            <text:p>45,4807</text:p>
          </table:table-cell>
          <table:table-cell table:number-columns-repeated="5"/>
          <table:table-cell office:value-type="float" office:value="1128" calcext:value-type="float">
            <text:p>1128</text:p>
          </table:table-cell>
          <table:table-cell table:formula="of:= ([.I1153]*[.P1153]+[.B1153]*[.P1153]+[.B1153]*[.I1153])/([.B1153]*[.I1153]*[.P1153])" office:value-type="float" office:value="0.161830736371051" calcext:value-type="float">
            <text:p>0,1618</text:p>
          </table:table-cell>
          <table:table-cell table:number-columns-repeated="10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9+2*RAND()" office:value-type="float" office:value="9.72773078386672" calcext:value-type="float">
            <text:p>9,7277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formula="of:=COM.MICROSOFT.NORM.INV(RAND();30;5)" office:value-type="float" office:value="32.6704073649793" calcext:value-type="float">
            <text:p>32,6704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formula="of:=40+10*RAND()" office:value-type="float" office:value="40.7870714564342" calcext:value-type="float">
            <text:p>40,7871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formula="of:= ([.I1154]*[.P1154]+[.B1154]*[.P1154]+[.B1154]*[.I1154])/([.B1154]*[.I1154]*[.P1154])" office:value-type="float" office:value="0.157925210333783" calcext:value-type="float">
            <text:p>0,1579</text:p>
          </table:table-cell>
          <table:table-cell table:number-columns-repeated="10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9+2*RAND()" office:value-type="float" office:value="9.83394569461234" calcext:value-type="float">
            <text:p>9,8339</text:p>
          </table:table-cell>
          <table:table-cell table:number-columns-repeated="5"/>
          <table:table-cell office:value-type="float" office:value="1130" calcext:value-type="float">
            <text:p>1130</text:p>
          </table:table-cell>
          <table:table-cell table:formula="of:=COM.MICROSOFT.NORM.INV(RAND();30;5)" office:value-type="float" office:value="24.0508333513443" calcext:value-type="float">
            <text:p>24,0508</text:p>
          </table:table-cell>
          <table:table-cell table:number-columns-repeated="5"/>
          <table:table-cell office:value-type="float" office:value="1130" calcext:value-type="float">
            <text:p>1130</text:p>
          </table:table-cell>
          <table:table-cell table:formula="of:=40+10*RAND()" office:value-type="float" office:value="40.9956138709094" calcext:value-type="float">
            <text:p>40,9956</text:p>
          </table:table-cell>
          <table:table-cell table:number-columns-repeated="5"/>
          <table:table-cell office:value-type="float" office:value="1130" calcext:value-type="float">
            <text:p>1130</text:p>
          </table:table-cell>
          <table:table-cell table:formula="of:= ([.I1155]*[.P1155]+[.B1155]*[.P1155]+[.B1155]*[.I1155])/([.B1155]*[.I1155]*[.P1155])" office:value-type="float" office:value="0.167660036965106" calcext:value-type="float">
            <text:p>0,1677</text:p>
          </table:table-cell>
          <table:table-cell table:number-columns-repeated="10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formula="of:=9+2*RAND()" office:value-type="float" office:value="9.97624053270556" calcext:value-type="float">
            <text:p>9,9762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formula="of:=COM.MICROSOFT.NORM.INV(RAND();30;5)" office:value-type="float" office:value="30.9118452205098" calcext:value-type="float">
            <text:p>30,9118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formula="of:=40+10*RAND()" office:value-type="float" office:value="41.766855957685" calcext:value-type="float">
            <text:p>41,7669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formula="of:= ([.I1156]*[.P1156]+[.B1156]*[.P1156]+[.B1156]*[.I1156])/([.B1156]*[.I1156]*[.P1156])" office:value-type="float" office:value="0.156530648389358" calcext:value-type="float">
            <text:p>0,1565</text:p>
          </table:table-cell>
          <table:table-cell table:number-columns-repeated="10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9+2*RAND()" office:value-type="float" office:value="9.42484116437845" calcext:value-type="float">
            <text:p>9,4248</text:p>
          </table:table-cell>
          <table:table-cell table:number-columns-repeated="5"/>
          <table:table-cell office:value-type="float" office:value="1132" calcext:value-type="float">
            <text:p>1132</text:p>
          </table:table-cell>
          <table:table-cell table:formula="of:=COM.MICROSOFT.NORM.INV(RAND();30;5)" office:value-type="float" office:value="38.3458682424277" calcext:value-type="float">
            <text:p>38,3459</text:p>
          </table:table-cell>
          <table:table-cell table:number-columns-repeated="5"/>
          <table:table-cell office:value-type="float" office:value="1132" calcext:value-type="float">
            <text:p>1132</text:p>
          </table:table-cell>
          <table:table-cell table:formula="of:=40+10*RAND()" office:value-type="float" office:value="48.6415507423226" calcext:value-type="float">
            <text:p>48,6416</text:p>
          </table:table-cell>
          <table:table-cell table:number-columns-repeated="5"/>
          <table:table-cell office:value-type="float" office:value="1132" calcext:value-type="float">
            <text:p>1132</text:p>
          </table:table-cell>
          <table:table-cell table:formula="of:= ([.I1157]*[.P1157]+[.B1157]*[.P1157]+[.B1157]*[.I1157])/([.B1157]*[.I1157]*[.P1157])" office:value-type="float" office:value="0.152739567873875" calcext:value-type="float">
            <text:p>0,1527</text:p>
          </table:table-cell>
          <table:table-cell table:number-columns-repeated="10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9+2*RAND()" office:value-type="float" office:value="9.24947860115208" calcext:value-type="float">
            <text:p>9,2495</text:p>
          </table:table-cell>
          <table:table-cell table:number-columns-repeated="5"/>
          <table:table-cell office:value-type="float" office:value="1133" calcext:value-type="float">
            <text:p>1133</text:p>
          </table:table-cell>
          <table:table-cell table:formula="of:=COM.MICROSOFT.NORM.INV(RAND();30;5)" office:value-type="float" office:value="22.6455527139582" calcext:value-type="float">
            <text:p>22,6456</text:p>
          </table:table-cell>
          <table:table-cell table:number-columns-repeated="5"/>
          <table:table-cell office:value-type="float" office:value="1133" calcext:value-type="float">
            <text:p>1133</text:p>
          </table:table-cell>
          <table:table-cell table:formula="of:=40+10*RAND()" office:value-type="float" office:value="49.6378474694211" calcext:value-type="float">
            <text:p>49,6378</text:p>
          </table:table-cell>
          <table:table-cell table:number-columns-repeated="5"/>
          <table:table-cell office:value-type="float" office:value="1133" calcext:value-type="float">
            <text:p>1133</text:p>
          </table:table-cell>
          <table:table-cell table:formula="of:= ([.I1158]*[.P1158]+[.B1158]*[.P1158]+[.B1158]*[.I1158])/([.B1158]*[.I1158]*[.P1158])" office:value-type="float" office:value="0.172418901003302" calcext:value-type="float">
            <text:p>0,1724</text:p>
          </table:table-cell>
          <table:table-cell table:number-columns-repeated="10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formula="of:=9+2*RAND()" office:value-type="float" office:value="9.77011090214364" calcext:value-type="float">
            <text:p>9,7701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formula="of:=COM.MICROSOFT.NORM.INV(RAND();30;5)" office:value-type="float" office:value="22.750398009248" calcext:value-type="float">
            <text:p>22,7504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formula="of:=40+10*RAND()" office:value-type="float" office:value="40.4378908418585" calcext:value-type="float">
            <text:p>40,4379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formula="of:= ([.I1159]*[.P1159]+[.B1159]*[.P1159]+[.B1159]*[.I1159])/([.B1159]*[.I1159]*[.P1159])" office:value-type="float" office:value="0.171037540315259" calcext:value-type="float">
            <text:p>0,1710</text:p>
          </table:table-cell>
          <table:table-cell table:number-columns-repeated="10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formula="of:=9+2*RAND()" office:value-type="float" office:value="9.13312341156416" calcext:value-type="float">
            <text:p>9,1331</text:p>
          </table:table-cell>
          <table:table-cell table:number-columns-repeated="5"/>
          <table:table-cell office:value-type="float" office:value="1135" calcext:value-type="float">
            <text:p>1135</text:p>
          </table:table-cell>
          <table:table-cell table:formula="of:=COM.MICROSOFT.NORM.INV(RAND();30;5)" office:value-type="float" office:value="25.026833996129" calcext:value-type="float">
            <text:p>25,0268</text:p>
          </table:table-cell>
          <table:table-cell table:number-columns-repeated="5"/>
          <table:table-cell office:value-type="float" office:value="1135" calcext:value-type="float">
            <text:p>1135</text:p>
          </table:table-cell>
          <table:table-cell table:formula="of:=40+10*RAND()" office:value-type="float" office:value="41.5894959063735" calcext:value-type="float">
            <text:p>41,5895</text:p>
          </table:table-cell>
          <table:table-cell table:number-columns-repeated="5"/>
          <table:table-cell office:value-type="float" office:value="1135" calcext:value-type="float">
            <text:p>1135</text:p>
          </table:table-cell>
          <table:table-cell table:formula="of:= ([.I1160]*[.P1160]+[.B1160]*[.P1160]+[.B1160]*[.I1160])/([.B1160]*[.I1160]*[.P1160])" office:value-type="float" office:value="0.173493212141852" calcext:value-type="float">
            <text:p>0,1735</text:p>
          </table:table-cell>
          <table:table-cell table:number-columns-repeated="10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formula="of:=9+2*RAND()" office:value-type="float" office:value="9.731698181713" calcext:value-type="float">
            <text:p>9,7317</text:p>
          </table:table-cell>
          <table:table-cell table:number-columns-repeated="5"/>
          <table:table-cell office:value-type="float" office:value="1136" calcext:value-type="float">
            <text:p>1136</text:p>
          </table:table-cell>
          <table:table-cell table:formula="of:=COM.MICROSOFT.NORM.INV(RAND();30;5)" office:value-type="float" office:value="32.1938178617981" calcext:value-type="float">
            <text:p>32,1938</text:p>
          </table:table-cell>
          <table:table-cell table:number-columns-repeated="5"/>
          <table:table-cell office:value-type="float" office:value="1136" calcext:value-type="float">
            <text:p>1136</text:p>
          </table:table-cell>
          <table:table-cell table:formula="of:=40+10*RAND()" office:value-type="float" office:value="45.4630014358554" calcext:value-type="float">
            <text:p>45,4630</text:p>
          </table:table-cell>
          <table:table-cell table:number-columns-repeated="5"/>
          <table:table-cell office:value-type="float" office:value="1136" calcext:value-type="float">
            <text:p>1136</text:p>
          </table:table-cell>
          <table:table-cell table:formula="of:= ([.I1161]*[.P1161]+[.B1161]*[.P1161]+[.B1161]*[.I1161])/([.B1161]*[.I1161]*[.P1161])" office:value-type="float" office:value="0.155814761003526" calcext:value-type="float">
            <text:p>0,1558</text:p>
          </table:table-cell>
          <table:table-cell table:number-columns-repeated="10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9+2*RAND()" office:value-type="float" office:value="10.2871798083652" calcext:value-type="float">
            <text:p>10,2872</text:p>
          </table:table-cell>
          <table:table-cell table:number-columns-repeated="5"/>
          <table:table-cell office:value-type="float" office:value="1137" calcext:value-type="float">
            <text:p>1137</text:p>
          </table:table-cell>
          <table:table-cell table:formula="of:=COM.MICROSOFT.NORM.INV(RAND();30;5)" office:value-type="float" office:value="29.7793194833305" calcext:value-type="float">
            <text:p>29,7793</text:p>
          </table:table-cell>
          <table:table-cell table:number-columns-repeated="5"/>
          <table:table-cell office:value-type="float" office:value="1137" calcext:value-type="float">
            <text:p>1137</text:p>
          </table:table-cell>
          <table:table-cell table:formula="of:=40+10*RAND()" office:value-type="float" office:value="46.1226836207788" calcext:value-type="float">
            <text:p>46,1227</text:p>
          </table:table-cell>
          <table:table-cell table:number-columns-repeated="5"/>
          <table:table-cell office:value-type="float" office:value="1137" calcext:value-type="float">
            <text:p>1137</text:p>
          </table:table-cell>
          <table:table-cell table:formula="of:= ([.I1162]*[.P1162]+[.B1162]*[.P1162]+[.B1162]*[.I1162])/([.B1162]*[.I1162]*[.P1162])" office:value-type="float" office:value="0.15247002844251" calcext:value-type="float">
            <text:p>0,1525</text:p>
          </table:table-cell>
          <table:table-cell table:number-columns-repeated="10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formula="of:=9+2*RAND()" office:value-type="float" office:value="10.4416347753722" calcext:value-type="float">
            <text:p>10,4416</text:p>
          </table:table-cell>
          <table:table-cell table:number-columns-repeated="5"/>
          <table:table-cell office:value-type="float" office:value="1138" calcext:value-type="float">
            <text:p>1138</text:p>
          </table:table-cell>
          <table:table-cell table:formula="of:=COM.MICROSOFT.NORM.INV(RAND();30;5)" office:value-type="float" office:value="29.2485918019166" calcext:value-type="float">
            <text:p>29,2486</text:p>
          </table:table-cell>
          <table:table-cell table:number-columns-repeated="5"/>
          <table:table-cell office:value-type="float" office:value="1138" calcext:value-type="float">
            <text:p>1138</text:p>
          </table:table-cell>
          <table:table-cell table:formula="of:=40+10*RAND()" office:value-type="float" office:value="43.3804666588549" calcext:value-type="float">
            <text:p>43,3805</text:p>
          </table:table-cell>
          <table:table-cell table:number-columns-repeated="5"/>
          <table:table-cell office:value-type="float" office:value="1138" calcext:value-type="float">
            <text:p>1138</text:p>
          </table:table-cell>
          <table:table-cell table:formula="of:= ([.I1163]*[.P1163]+[.B1163]*[.P1163]+[.B1163]*[.I1163])/([.B1163]*[.I1163]*[.P1163])" office:value-type="float" office:value="0.153011974102576" calcext:value-type="float">
            <text:p>0,1530</text:p>
          </table:table-cell>
          <table:table-cell table:number-columns-repeated="10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formula="of:=9+2*RAND()" office:value-type="float" office:value="9.59054781193845" calcext:value-type="float">
            <text:p>9,5905</text:p>
          </table:table-cell>
          <table:table-cell table:number-columns-repeated="5"/>
          <table:table-cell office:value-type="float" office:value="1139" calcext:value-type="float">
            <text:p>1139</text:p>
          </table:table-cell>
          <table:table-cell table:formula="of:=COM.MICROSOFT.NORM.INV(RAND();30;5)" office:value-type="float" office:value="23.2112744155903" calcext:value-type="float">
            <text:p>23,2113</text:p>
          </table:table-cell>
          <table:table-cell table:number-columns-repeated="5"/>
          <table:table-cell office:value-type="float" office:value="1139" calcext:value-type="float">
            <text:p>1139</text:p>
          </table:table-cell>
          <table:table-cell table:formula="of:=40+10*RAND()" office:value-type="float" office:value="43.6229570594151" calcext:value-type="float">
            <text:p>43,6230</text:p>
          </table:table-cell>
          <table:table-cell table:number-columns-repeated="5"/>
          <table:table-cell office:value-type="float" office:value="1139" calcext:value-type="float">
            <text:p>1139</text:p>
          </table:table-cell>
          <table:table-cell table:formula="of:= ([.I1164]*[.P1164]+[.B1164]*[.P1164]+[.B1164]*[.I1164])/([.B1164]*[.I1164]*[.P1164])" office:value-type="float" office:value="0.170275551797107" calcext:value-type="float">
            <text:p>0,1703</text:p>
          </table:table-cell>
          <table:table-cell table:number-columns-repeated="10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9+2*RAND()" office:value-type="float" office:value="10.1816798306536" calcext:value-type="float">
            <text:p>10,1817</text:p>
          </table:table-cell>
          <table:table-cell table:number-columns-repeated="5"/>
          <table:table-cell office:value-type="float" office:value="1140" calcext:value-type="float">
            <text:p>1140</text:p>
          </table:table-cell>
          <table:table-cell table:formula="of:=COM.MICROSOFT.NORM.INV(RAND();30;5)" office:value-type="float" office:value="23.5318197249594" calcext:value-type="float">
            <text:p>23,5318</text:p>
          </table:table-cell>
          <table:table-cell table:number-columns-repeated="5"/>
          <table:table-cell office:value-type="float" office:value="1140" calcext:value-type="float">
            <text:p>1140</text:p>
          </table:table-cell>
          <table:table-cell table:formula="of:=40+10*RAND()" office:value-type="float" office:value="43.8993627892342" calcext:value-type="float">
            <text:p>43,8994</text:p>
          </table:table-cell>
          <table:table-cell table:number-columns-repeated="5"/>
          <table:table-cell office:value-type="float" office:value="1140" calcext:value-type="float">
            <text:p>1140</text:p>
          </table:table-cell>
          <table:table-cell table:formula="of:= ([.I1165]*[.P1165]+[.B1165]*[.P1165]+[.B1165]*[.I1165])/([.B1165]*[.I1165]*[.P1165])" office:value-type="float" office:value="0.163490645264931" calcext:value-type="float">
            <text:p>0,1635</text:p>
          </table:table-cell>
          <table:table-cell table:number-columns-repeated="10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9+2*RAND()" office:value-type="float" office:value="10.5485781936441" calcext:value-type="float">
            <text:p>10,5486</text:p>
          </table:table-cell>
          <table:table-cell table:number-columns-repeated="5"/>
          <table:table-cell office:value-type="float" office:value="1141" calcext:value-type="float">
            <text:p>1141</text:p>
          </table:table-cell>
          <table:table-cell table:formula="of:=COM.MICROSOFT.NORM.INV(RAND();30;5)" office:value-type="float" office:value="28.0014719529524" calcext:value-type="float">
            <text:p>28,0015</text:p>
          </table:table-cell>
          <table:table-cell table:number-columns-repeated="5"/>
          <table:table-cell office:value-type="float" office:value="1141" calcext:value-type="float">
            <text:p>1141</text:p>
          </table:table-cell>
          <table:table-cell table:formula="of:=40+10*RAND()" office:value-type="float" office:value="46.9700470601674" calcext:value-type="float">
            <text:p>46,9700</text:p>
          </table:table-cell>
          <table:table-cell table:number-columns-repeated="5"/>
          <table:table-cell office:value-type="float" office:value="1141" calcext:value-type="float">
            <text:p>1141</text:p>
          </table:table-cell>
          <table:table-cell table:formula="of:= ([.I1166]*[.P1166]+[.B1166]*[.P1166]+[.B1166]*[.I1166])/([.B1166]*[.I1166]*[.P1166])" office:value-type="float" office:value="0.151802078048715" calcext:value-type="float">
            <text:p>0,1518</text:p>
          </table:table-cell>
          <table:table-cell table:number-columns-repeated="10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formula="of:=9+2*RAND()" office:value-type="float" office:value="10.5815228640568" calcext:value-type="float">
            <text:p>10,5815</text:p>
          </table:table-cell>
          <table:table-cell table:number-columns-repeated="5"/>
          <table:table-cell office:value-type="float" office:value="1142" calcext:value-type="float">
            <text:p>1142</text:p>
          </table:table-cell>
          <table:table-cell table:formula="of:=COM.MICROSOFT.NORM.INV(RAND();30;5)" office:value-type="float" office:value="25.1987686609489" calcext:value-type="float">
            <text:p>25,1988</text:p>
          </table:table-cell>
          <table:table-cell table:number-columns-repeated="5"/>
          <table:table-cell office:value-type="float" office:value="1142" calcext:value-type="float">
            <text:p>1142</text:p>
          </table:table-cell>
          <table:table-cell table:formula="of:=40+10*RAND()" office:value-type="float" office:value="45.3518035507295" calcext:value-type="float">
            <text:p>45,3518</text:p>
          </table:table-cell>
          <table:table-cell table:number-columns-repeated="5"/>
          <table:table-cell office:value-type="float" office:value="1142" calcext:value-type="float">
            <text:p>1142</text:p>
          </table:table-cell>
          <table:table-cell table:formula="of:= ([.I1167]*[.P1167]+[.B1167]*[.P1167]+[.B1167]*[.I1167])/([.B1167]*[.I1167]*[.P1167])" office:value-type="float" office:value="0.156238674151061" calcext:value-type="float">
            <text:p>0,1562</text:p>
          </table:table-cell>
          <table:table-cell table:number-columns-repeated="10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9+2*RAND()" office:value-type="float" office:value="10.5822833154816" calcext:value-type="float">
            <text:p>10,5823</text:p>
          </table:table-cell>
          <table:table-cell table:number-columns-repeated="5"/>
          <table:table-cell office:value-type="float" office:value="1143" calcext:value-type="float">
            <text:p>1143</text:p>
          </table:table-cell>
          <table:table-cell table:formula="of:=COM.MICROSOFT.NORM.INV(RAND();30;5)" office:value-type="float" office:value="32.949356053651" calcext:value-type="float">
            <text:p>32,9494</text:p>
          </table:table-cell>
          <table:table-cell table:number-columns-repeated="5"/>
          <table:table-cell office:value-type="float" office:value="1143" calcext:value-type="float">
            <text:p>1143</text:p>
          </table:table-cell>
          <table:table-cell table:formula="of:=40+10*RAND()" office:value-type="float" office:value="42.4825754424091" calcext:value-type="float">
            <text:p>42,4826</text:p>
          </table:table-cell>
          <table:table-cell table:number-columns-repeated="5"/>
          <table:table-cell office:value-type="float" office:value="1143" calcext:value-type="float">
            <text:p>1143</text:p>
          </table:table-cell>
          <table:table-cell table:formula="of:= ([.I1168]*[.P1168]+[.B1168]*[.P1168]+[.B1168]*[.I1168])/([.B1168]*[.I1168]*[.P1168])" office:value-type="float" office:value="0.14838623380357" calcext:value-type="float">
            <text:p>0,1484</text:p>
          </table:table-cell>
          <table:table-cell table:number-columns-repeated="10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9+2*RAND()" office:value-type="float" office:value="10.2240089990664" calcext:value-type="float">
            <text:p>10,2240</text:p>
          </table:table-cell>
          <table:table-cell table:number-columns-repeated="5"/>
          <table:table-cell office:value-type="float" office:value="1144" calcext:value-type="float">
            <text:p>1144</text:p>
          </table:table-cell>
          <table:table-cell table:formula="of:=COM.MICROSOFT.NORM.INV(RAND();30;5)" office:value-type="float" office:value="31.9303149190322" calcext:value-type="float">
            <text:p>31,9303</text:p>
          </table:table-cell>
          <table:table-cell table:number-columns-repeated="5"/>
          <table:table-cell office:value-type="float" office:value="1144" calcext:value-type="float">
            <text:p>1144</text:p>
          </table:table-cell>
          <table:table-cell table:formula="of:=40+10*RAND()" office:value-type="float" office:value="49.1124528239016" calcext:value-type="float">
            <text:p>49,1125</text:p>
          </table:table-cell>
          <table:table-cell table:number-columns-repeated="5"/>
          <table:table-cell office:value-type="float" office:value="1144" calcext:value-type="float">
            <text:p>1144</text:p>
          </table:table-cell>
          <table:table-cell table:formula="of:= ([.I1169]*[.P1169]+[.B1169]*[.P1169]+[.B1169]*[.I1169])/([.B1169]*[.I1169]*[.P1169])" office:value-type="float" office:value="0.149488625622743" calcext:value-type="float">
            <text:p>0,1495</text:p>
          </table:table-cell>
          <table:table-cell table:number-columns-repeated="10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formula="of:=9+2*RAND()" office:value-type="float" office:value="10.4827380038332" calcext:value-type="float">
            <text:p>10,4827</text:p>
          </table:table-cell>
          <table:table-cell table:number-columns-repeated="5"/>
          <table:table-cell office:value-type="float" office:value="1145" calcext:value-type="float">
            <text:p>1145</text:p>
          </table:table-cell>
          <table:table-cell table:formula="of:=COM.MICROSOFT.NORM.INV(RAND();30;5)" office:value-type="float" office:value="29.5023063350382" calcext:value-type="float">
            <text:p>29,5023</text:p>
          </table:table-cell>
          <table:table-cell table:number-columns-repeated="5"/>
          <table:table-cell office:value-type="float" office:value="1145" calcext:value-type="float">
            <text:p>1145</text:p>
          </table:table-cell>
          <table:table-cell table:formula="of:=40+10*RAND()" office:value-type="float" office:value="48.1454738404136" calcext:value-type="float">
            <text:p>48,1455</text:p>
          </table:table-cell>
          <table:table-cell table:number-columns-repeated="5"/>
          <table:table-cell office:value-type="float" office:value="1145" calcext:value-type="float">
            <text:p>1145</text:p>
          </table:table-cell>
          <table:table-cell table:formula="of:= ([.I1170]*[.P1170]+[.B1170]*[.P1170]+[.B1170]*[.I1170])/([.B1170]*[.I1170]*[.P1170])" office:value-type="float" office:value="0.150060963977967" calcext:value-type="float">
            <text:p>0,1501</text:p>
          </table:table-cell>
          <table:table-cell table:number-columns-repeated="10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9+2*RAND()" office:value-type="float" office:value="9.51251787948422" calcext:value-type="float">
            <text:p>9,5125</text:p>
          </table:table-cell>
          <table:table-cell table:number-columns-repeated="5"/>
          <table:table-cell office:value-type="float" office:value="1146" calcext:value-type="float">
            <text:p>1146</text:p>
          </table:table-cell>
          <table:table-cell table:formula="of:=COM.MICROSOFT.NORM.INV(RAND();30;5)" office:value-type="float" office:value="33.936620931619" calcext:value-type="float">
            <text:p>33,9366</text:p>
          </table:table-cell>
          <table:table-cell table:number-columns-repeated="5"/>
          <table:table-cell office:value-type="float" office:value="1146" calcext:value-type="float">
            <text:p>1146</text:p>
          </table:table-cell>
          <table:table-cell table:formula="of:=40+10*RAND()" office:value-type="float" office:value="43.2673299883027" calcext:value-type="float">
            <text:p>43,2673</text:p>
          </table:table-cell>
          <table:table-cell table:number-columns-repeated="5"/>
          <table:table-cell office:value-type="float" office:value="1146" calcext:value-type="float">
            <text:p>1146</text:p>
          </table:table-cell>
          <table:table-cell table:formula="of:= ([.I1171]*[.P1171]+[.B1171]*[.P1171]+[.B1171]*[.I1171])/([.B1171]*[.I1171]*[.P1171])" office:value-type="float" office:value="0.157703457841321" calcext:value-type="float">
            <text:p>0,1577</text:p>
          </table:table-cell>
          <table:table-cell table:number-columns-repeated="10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formula="of:=9+2*RAND()" office:value-type="float" office:value="10.6286950900685" calcext:value-type="float">
            <text:p>10,6287</text:p>
          </table:table-cell>
          <table:table-cell table:number-columns-repeated="5"/>
          <table:table-cell office:value-type="float" office:value="1147" calcext:value-type="float">
            <text:p>1147</text:p>
          </table:table-cell>
          <table:table-cell table:formula="of:=COM.MICROSOFT.NORM.INV(RAND();30;5)" office:value-type="float" office:value="34.5886008500286" calcext:value-type="float">
            <text:p>34,5886</text:p>
          </table:table-cell>
          <table:table-cell table:number-columns-repeated="5"/>
          <table:table-cell office:value-type="float" office:value="1147" calcext:value-type="float">
            <text:p>1147</text:p>
          </table:table-cell>
          <table:table-cell table:formula="of:=40+10*RAND()" office:value-type="float" office:value="47.1538758499082" calcext:value-type="float">
            <text:p>47,1539</text:p>
          </table:table-cell>
          <table:table-cell table:number-columns-repeated="5"/>
          <table:table-cell office:value-type="float" office:value="1147" calcext:value-type="float">
            <text:p>1147</text:p>
          </table:table-cell>
          <table:table-cell table:formula="of:= ([.I1172]*[.P1172]+[.B1172]*[.P1172]+[.B1172]*[.I1172])/([.B1172]*[.I1172]*[.P1172])" office:value-type="float" office:value="0.144203350371479" calcext:value-type="float">
            <text:p>0,1442</text:p>
          </table:table-cell>
          <table:table-cell table:number-columns-repeated="10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9+2*RAND()" office:value-type="float" office:value="9.28471252764575" calcext:value-type="float">
            <text:p>9,2847</text:p>
          </table:table-cell>
          <table:table-cell table:number-columns-repeated="5"/>
          <table:table-cell office:value-type="float" office:value="1148" calcext:value-type="float">
            <text:p>1148</text:p>
          </table:table-cell>
          <table:table-cell table:formula="of:=COM.MICROSOFT.NORM.INV(RAND();30;5)" office:value-type="float" office:value="27.4500601803282" calcext:value-type="float">
            <text:p>27,4501</text:p>
          </table:table-cell>
          <table:table-cell table:number-columns-repeated="5"/>
          <table:table-cell office:value-type="float" office:value="1148" calcext:value-type="float">
            <text:p>1148</text:p>
          </table:table-cell>
          <table:table-cell table:formula="of:=40+10*RAND()" office:value-type="float" office:value="47.1117922465783" calcext:value-type="float">
            <text:p>47,1118</text:p>
          </table:table-cell>
          <table:table-cell table:number-columns-repeated="5"/>
          <table:table-cell office:value-type="float" office:value="1148" calcext:value-type="float">
            <text:p>1148</text:p>
          </table:table-cell>
          <table:table-cell table:formula="of:= ([.I1173]*[.P1173]+[.B1173]*[.P1173]+[.B1173]*[.I1173])/([.B1173]*[.I1173]*[.P1173])" office:value-type="float" office:value="0.165359827802454" calcext:value-type="float">
            <text:p>0,1654</text:p>
          </table:table-cell>
          <table:table-cell table:number-columns-repeated="10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formula="of:=9+2*RAND()" office:value-type="float" office:value="10.4133634709287" calcext:value-type="float">
            <text:p>10,4134</text:p>
          </table:table-cell>
          <table:table-cell table:number-columns-repeated="5"/>
          <table:table-cell office:value-type="float" office:value="1149" calcext:value-type="float">
            <text:p>1149</text:p>
          </table:table-cell>
          <table:table-cell table:formula="of:=COM.MICROSOFT.NORM.INV(RAND();30;5)" office:value-type="float" office:value="30.5038414305063" calcext:value-type="float">
            <text:p>30,5038</text:p>
          </table:table-cell>
          <table:table-cell table:number-columns-repeated="5"/>
          <table:table-cell office:value-type="float" office:value="1149" calcext:value-type="float">
            <text:p>1149</text:p>
          </table:table-cell>
          <table:table-cell table:formula="of:=40+10*RAND()" office:value-type="float" office:value="46.030677651288" calcext:value-type="float">
            <text:p>46,0307</text:p>
          </table:table-cell>
          <table:table-cell table:number-columns-repeated="5"/>
          <table:table-cell office:value-type="float" office:value="1149" calcext:value-type="float">
            <text:p>1149</text:p>
          </table:table-cell>
          <table:table-cell table:formula="of:= ([.I1174]*[.P1174]+[.B1174]*[.P1174]+[.B1174]*[.I1174])/([.B1174]*[.I1174]*[.P1174])" office:value-type="float" office:value="0.150537850366251" calcext:value-type="float">
            <text:p>0,1505</text:p>
          </table:table-cell>
          <table:table-cell table:number-columns-repeated="10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9+2*RAND()" office:value-type="float" office:value="10.9997541953344" calcext:value-type="float">
            <text:p>10,9998</text:p>
          </table:table-cell>
          <table:table-cell table:number-columns-repeated="5"/>
          <table:table-cell office:value-type="float" office:value="1150" calcext:value-type="float">
            <text:p>1150</text:p>
          </table:table-cell>
          <table:table-cell table:formula="of:=COM.MICROSOFT.NORM.INV(RAND();30;5)" office:value-type="float" office:value="26.0454004864903" calcext:value-type="float">
            <text:p>26,0454</text:p>
          </table:table-cell>
          <table:table-cell table:number-columns-repeated="5"/>
          <table:table-cell office:value-type="float" office:value="1150" calcext:value-type="float">
            <text:p>1150</text:p>
          </table:table-cell>
          <table:table-cell table:formula="of:=40+10*RAND()" office:value-type="float" office:value="40.5971464829054" calcext:value-type="float">
            <text:p>40,5971</text:p>
          </table:table-cell>
          <table:table-cell table:number-columns-repeated="5"/>
          <table:table-cell office:value-type="float" office:value="1150" calcext:value-type="float">
            <text:p>1150</text:p>
          </table:table-cell>
          <table:table-cell table:formula="of:= ([.I1175]*[.P1175]+[.B1175]*[.P1175]+[.B1175]*[.I1175])/([.B1175]*[.I1175]*[.P1175])" office:value-type="float" office:value="0.15393789056447" calcext:value-type="float">
            <text:p>0,1539</text:p>
          </table:table-cell>
          <table:table-cell table:number-columns-repeated="10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9+2*RAND()" office:value-type="float" office:value="10.9416537734214" calcext:value-type="float">
            <text:p>10,9417</text:p>
          </table:table-cell>
          <table:table-cell table:number-columns-repeated="5"/>
          <table:table-cell office:value-type="float" office:value="1151" calcext:value-type="float">
            <text:p>1151</text:p>
          </table:table-cell>
          <table:table-cell table:formula="of:=COM.MICROSOFT.NORM.INV(RAND();30;5)" office:value-type="float" office:value="36.6389997640639" calcext:value-type="float">
            <text:p>36,6390</text:p>
          </table:table-cell>
          <table:table-cell table:number-columns-repeated="5"/>
          <table:table-cell office:value-type="float" office:value="1151" calcext:value-type="float">
            <text:p>1151</text:p>
          </table:table-cell>
          <table:table-cell table:formula="of:=40+10*RAND()" office:value-type="float" office:value="46.4955126808491" calcext:value-type="float">
            <text:p>46,4955</text:p>
          </table:table-cell>
          <table:table-cell table:number-columns-repeated="5"/>
          <table:table-cell office:value-type="float" office:value="1151" calcext:value-type="float">
            <text:p>1151</text:p>
          </table:table-cell>
          <table:table-cell table:formula="of:= ([.I1176]*[.P1176]+[.B1176]*[.P1176]+[.B1176]*[.I1176])/([.B1176]*[.I1176]*[.P1176])" office:value-type="float" office:value="0.140194635800354" calcext:value-type="float">
            <text:p>0,1402</text:p>
          </table:table-cell>
          <table:table-cell table:number-columns-repeated="10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formula="of:=9+2*RAND()" office:value-type="float" office:value="10.2379198146518" calcext:value-type="float">
            <text:p>10,2379</text:p>
          </table:table-cell>
          <table:table-cell table:number-columns-repeated="5"/>
          <table:table-cell office:value-type="float" office:value="1152" calcext:value-type="float">
            <text:p>1152</text:p>
          </table:table-cell>
          <table:table-cell table:formula="of:=COM.MICROSOFT.NORM.INV(RAND();30;5)" office:value-type="float" office:value="30.624343418977" calcext:value-type="float">
            <text:p>30,6243</text:p>
          </table:table-cell>
          <table:table-cell table:number-columns-repeated="5"/>
          <table:table-cell office:value-type="float" office:value="1152" calcext:value-type="float">
            <text:p>1152</text:p>
          </table:table-cell>
          <table:table-cell table:formula="of:=40+10*RAND()" office:value-type="float" office:value="49.5417056523729" calcext:value-type="float">
            <text:p>49,5417</text:p>
          </table:table-cell>
          <table:table-cell table:number-columns-repeated="5"/>
          <table:table-cell office:value-type="float" office:value="1152" calcext:value-type="float">
            <text:p>1152</text:p>
          </table:table-cell>
          <table:table-cell table:formula="of:= ([.I1177]*[.P1177]+[.B1177]*[.P1177]+[.B1177]*[.I1177])/([.B1177]*[.I1177]*[.P1177])" office:value-type="float" office:value="0.150514867077464" calcext:value-type="float">
            <text:p>0,1505</text:p>
          </table:table-cell>
          <table:table-cell table:number-columns-repeated="10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9+2*RAND()" office:value-type="float" office:value="10.4838916503359" calcext:value-type="float">
            <text:p>10,4839</text:p>
          </table:table-cell>
          <table:table-cell table:number-columns-repeated="5"/>
          <table:table-cell office:value-type="float" office:value="1153" calcext:value-type="float">
            <text:p>1153</text:p>
          </table:table-cell>
          <table:table-cell table:formula="of:=COM.MICROSOFT.NORM.INV(RAND();30;5)" office:value-type="float" office:value="35.0382637845051" calcext:value-type="float">
            <text:p>35,0383</text:p>
          </table:table-cell>
          <table:table-cell table:number-columns-repeated="5"/>
          <table:table-cell office:value-type="float" office:value="1153" calcext:value-type="float">
            <text:p>1153</text:p>
          </table:table-cell>
          <table:table-cell table:formula="of:=40+10*RAND()" office:value-type="float" office:value="45.2751871815417" calcext:value-type="float">
            <text:p>45,2752</text:p>
          </table:table-cell>
          <table:table-cell table:number-columns-repeated="5"/>
          <table:table-cell office:value-type="float" office:value="1153" calcext:value-type="float">
            <text:p>1153</text:p>
          </table:table-cell>
          <table:table-cell table:formula="of:= ([.I1178]*[.P1178]+[.B1178]*[.P1178]+[.B1178]*[.I1178])/([.B1178]*[.I1178]*[.P1178])" office:value-type="float" office:value="0.146011807451061" calcext:value-type="float">
            <text:p>0,1460</text:p>
          </table:table-cell>
          <table:table-cell table:number-columns-repeated="10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formula="of:=9+2*RAND()" office:value-type="float" office:value="10.2597711987328" calcext:value-type="float">
            <text:p>10,2598</text:p>
          </table:table-cell>
          <table:table-cell table:number-columns-repeated="5"/>
          <table:table-cell office:value-type="float" office:value="1154" calcext:value-type="float">
            <text:p>1154</text:p>
          </table:table-cell>
          <table:table-cell table:formula="of:=COM.MICROSOFT.NORM.INV(RAND();30;5)" office:value-type="float" office:value="26.8166635885445" calcext:value-type="float">
            <text:p>26,8167</text:p>
          </table:table-cell>
          <table:table-cell table:number-columns-repeated="5"/>
          <table:table-cell office:value-type="float" office:value="1154" calcext:value-type="float">
            <text:p>1154</text:p>
          </table:table-cell>
          <table:table-cell table:formula="of:=40+10*RAND()" office:value-type="float" office:value="48.6350307182875" calcext:value-type="float">
            <text:p>48,6350</text:p>
          </table:table-cell>
          <table:table-cell table:number-columns-repeated="5"/>
          <table:table-cell office:value-type="float" office:value="1154" calcext:value-type="float">
            <text:p>1154</text:p>
          </table:table-cell>
          <table:table-cell table:formula="of:= ([.I1179]*[.P1179]+[.B1179]*[.P1179]+[.B1179]*[.I1179])/([.B1179]*[.I1179]*[.P1179])" office:value-type="float" office:value="0.155319618337828" calcext:value-type="float">
            <text:p>0,1553</text:p>
          </table:table-cell>
          <table:table-cell table:number-columns-repeated="10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formula="of:=9+2*RAND()" office:value-type="float" office:value="9.78976708441041" calcext:value-type="float">
            <text:p>9,7898</text:p>
          </table:table-cell>
          <table:table-cell table:number-columns-repeated="5"/>
          <table:table-cell office:value-type="float" office:value="1155" calcext:value-type="float">
            <text:p>1155</text:p>
          </table:table-cell>
          <table:table-cell table:formula="of:=COM.MICROSOFT.NORM.INV(RAND();30;5)" office:value-type="float" office:value="23.7624191897714" calcext:value-type="float">
            <text:p>23,7624</text:p>
          </table:table-cell>
          <table:table-cell table:number-columns-repeated="5"/>
          <table:table-cell office:value-type="float" office:value="1155" calcext:value-type="float">
            <text:p>1155</text:p>
          </table:table-cell>
          <table:table-cell table:formula="of:=40+10*RAND()" office:value-type="float" office:value="45.7902319321875" calcext:value-type="float">
            <text:p>45,7902</text:p>
          </table:table-cell>
          <table:table-cell table:number-columns-repeated="5"/>
          <table:table-cell office:value-type="float" office:value="1155" calcext:value-type="float">
            <text:p>1155</text:p>
          </table:table-cell>
          <table:table-cell table:formula="of:= ([.I1180]*[.P1180]+[.B1180]*[.P1180]+[.B1180]*[.I1180])/([.B1180]*[.I1180]*[.P1180])" office:value-type="float" office:value="0.166069452261376" calcext:value-type="float">
            <text:p>0,1661</text:p>
          </table:table-cell>
          <table:table-cell table:number-columns-repeated="10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formula="of:=9+2*RAND()" office:value-type="float" office:value="10.6347294056322" calcext:value-type="float">
            <text:p>10,6347</text:p>
          </table:table-cell>
          <table:table-cell table:number-columns-repeated="5"/>
          <table:table-cell office:value-type="float" office:value="1156" calcext:value-type="float">
            <text:p>1156</text:p>
          </table:table-cell>
          <table:table-cell table:formula="of:=COM.MICROSOFT.NORM.INV(RAND();30;5)" office:value-type="float" office:value="29.4675450909875" calcext:value-type="float">
            <text:p>29,4675</text:p>
          </table:table-cell>
          <table:table-cell table:number-columns-repeated="5"/>
          <table:table-cell office:value-type="float" office:value="1156" calcext:value-type="float">
            <text:p>1156</text:p>
          </table:table-cell>
          <table:table-cell table:formula="of:=40+10*RAND()" office:value-type="float" office:value="44.8710640112404" calcext:value-type="float">
            <text:p>44,8711</text:p>
          </table:table-cell>
          <table:table-cell table:number-columns-repeated="5"/>
          <table:table-cell office:value-type="float" office:value="1156" calcext:value-type="float">
            <text:p>1156</text:p>
          </table:table-cell>
          <table:table-cell table:formula="of:= ([.I1181]*[.P1181]+[.B1181]*[.P1181]+[.B1181]*[.I1181])/([.B1181]*[.I1181]*[.P1181])" office:value-type="float" office:value="0.15025325876357" calcext:value-type="float">
            <text:p>0,1503</text:p>
          </table:table-cell>
          <table:table-cell table:number-columns-repeated="10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formula="of:=9+2*RAND()" office:value-type="float" office:value="9.34787028213032" calcext:value-type="float">
            <text:p>9,3479</text:p>
          </table:table-cell>
          <table:table-cell table:number-columns-repeated="5"/>
          <table:table-cell office:value-type="float" office:value="1157" calcext:value-type="float">
            <text:p>1157</text:p>
          </table:table-cell>
          <table:table-cell table:formula="of:=COM.MICROSOFT.NORM.INV(RAND();30;5)" office:value-type="float" office:value="36.2116753233578" calcext:value-type="float">
            <text:p>36,2117</text:p>
          </table:table-cell>
          <table:table-cell table:number-columns-repeated="5"/>
          <table:table-cell office:value-type="float" office:value="1157" calcext:value-type="float">
            <text:p>1157</text:p>
          </table:table-cell>
          <table:table-cell table:formula="of:=40+10*RAND()" office:value-type="float" office:value="42.8472256741952" calcext:value-type="float">
            <text:p>42,8472</text:p>
          </table:table-cell>
          <table:table-cell table:number-columns-repeated="5"/>
          <table:table-cell office:value-type="float" office:value="1157" calcext:value-type="float">
            <text:p>1157</text:p>
          </table:table-cell>
          <table:table-cell table:formula="of:= ([.I1182]*[.P1182]+[.B1182]*[.P1182]+[.B1182]*[.I1182])/([.B1182]*[.I1182]*[.P1182])" office:value-type="float" office:value="0.157930375152775" calcext:value-type="float">
            <text:p>0,1579</text:p>
          </table:table-cell>
          <table:table-cell table:number-columns-repeated="10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formula="of:=9+2*RAND()" office:value-type="float" office:value="10.9300740382168" calcext:value-type="float">
            <text:p>10,9301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formula="of:=COM.MICROSOFT.NORM.INV(RAND();30;5)" office:value-type="float" office:value="38.6662367897952" calcext:value-type="float">
            <text:p>38,6662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formula="of:=40+10*RAND()" office:value-type="float" office:value="48.7319840712007" calcext:value-type="float">
            <text:p>48,7320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formula="of:= ([.I1183]*[.P1183]+[.B1183]*[.P1183]+[.B1183]*[.I1183])/([.B1183]*[.I1183]*[.P1183])" office:value-type="float" office:value="0.137873449053906" calcext:value-type="float">
            <text:p>0,1379</text:p>
          </table:table-cell>
          <table:table-cell table:number-columns-repeated="10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9+2*RAND()" office:value-type="float" office:value="9.58388235117309" calcext:value-type="float">
            <text:p>9,5839</text:p>
          </table:table-cell>
          <table:table-cell table:number-columns-repeated="5"/>
          <table:table-cell office:value-type="float" office:value="1159" calcext:value-type="float">
            <text:p>1159</text:p>
          </table:table-cell>
          <table:table-cell table:formula="of:=COM.MICROSOFT.NORM.INV(RAND();30;5)" office:value-type="float" office:value="14.2092721805829" calcext:value-type="float">
            <text:p>14,2093</text:p>
          </table:table-cell>
          <table:table-cell table:number-columns-repeated="5"/>
          <table:table-cell office:value-type="float" office:value="1159" calcext:value-type="float">
            <text:p>1159</text:p>
          </table:table-cell>
          <table:table-cell table:formula="of:=40+10*RAND()" office:value-type="float" office:value="48.2414816424716" calcext:value-type="float">
            <text:p>48,2415</text:p>
          </table:table-cell>
          <table:table-cell table:number-columns-repeated="5"/>
          <table:table-cell office:value-type="float" office:value="1159" calcext:value-type="float">
            <text:p>1159</text:p>
          </table:table-cell>
          <table:table-cell table:formula="of:= ([.I1184]*[.P1184]+[.B1184]*[.P1184]+[.B1184]*[.I1184])/([.B1184]*[.I1184]*[.P1184])" office:value-type="float" office:value="0.195447478085264" calcext:value-type="float">
            <text:p>0,1954</text:p>
          </table:table-cell>
          <table:table-cell table:number-columns-repeated="10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formula="of:=9+2*RAND()" office:value-type="float" office:value="10.6992321622092" calcext:value-type="float">
            <text:p>10,6992</text:p>
          </table:table-cell>
          <table:table-cell table:number-columns-repeated="5"/>
          <table:table-cell office:value-type="float" office:value="1160" calcext:value-type="float">
            <text:p>1160</text:p>
          </table:table-cell>
          <table:table-cell table:formula="of:=COM.MICROSOFT.NORM.INV(RAND();30;5)" office:value-type="float" office:value="25.268056350036" calcext:value-type="float">
            <text:p>25,2681</text:p>
          </table:table-cell>
          <table:table-cell table:number-columns-repeated="5"/>
          <table:table-cell office:value-type="float" office:value="1160" calcext:value-type="float">
            <text:p>1160</text:p>
          </table:table-cell>
          <table:table-cell table:formula="of:=40+10*RAND()" office:value-type="float" office:value="43.0025321536232" calcext:value-type="float">
            <text:p>43,0025</text:p>
          </table:table-cell>
          <table:table-cell table:number-columns-repeated="5"/>
          <table:table-cell office:value-type="float" office:value="1160" calcext:value-type="float">
            <text:p>1160</text:p>
          </table:table-cell>
          <table:table-cell table:formula="of:= ([.I1185]*[.P1185]+[.B1185]*[.P1185]+[.B1185]*[.I1185])/([.B1185]*[.I1185]*[.P1185])" office:value-type="float" office:value="0.15629475528552" calcext:value-type="float">
            <text:p>0,1563</text:p>
          </table:table-cell>
          <table:table-cell table:number-columns-repeated="10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formula="of:=9+2*RAND()" office:value-type="float" office:value="9.98257289989851" calcext:value-type="float">
            <text:p>9,9826</text:p>
          </table:table-cell>
          <table:table-cell table:number-columns-repeated="5"/>
          <table:table-cell office:value-type="float" office:value="1161" calcext:value-type="float">
            <text:p>1161</text:p>
          </table:table-cell>
          <table:table-cell table:formula="of:=COM.MICROSOFT.NORM.INV(RAND();30;5)" office:value-type="float" office:value="33.4775877362056" calcext:value-type="float">
            <text:p>33,4776</text:p>
          </table:table-cell>
          <table:table-cell table:number-columns-repeated="5"/>
          <table:table-cell office:value-type="float" office:value="1161" calcext:value-type="float">
            <text:p>1161</text:p>
          </table:table-cell>
          <table:table-cell table:formula="of:=40+10*RAND()" office:value-type="float" office:value="43.622490974376" calcext:value-type="float">
            <text:p>43,6225</text:p>
          </table:table-cell>
          <table:table-cell table:number-columns-repeated="5"/>
          <table:table-cell office:value-type="float" office:value="1161" calcext:value-type="float">
            <text:p>1161</text:p>
          </table:table-cell>
          <table:table-cell table:formula="of:= ([.I1186]*[.P1186]+[.B1186]*[.P1186]+[.B1186]*[.I1186])/([.B1186]*[.I1186]*[.P1186])" office:value-type="float" office:value="0.152969260242996" calcext:value-type="float">
            <text:p>0,1530</text:p>
          </table:table-cell>
          <table:table-cell table:number-columns-repeated="10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formula="of:=9+2*RAND()" office:value-type="float" office:value="9.60321402526461" calcext:value-type="float">
            <text:p>9,6032</text:p>
          </table:table-cell>
          <table:table-cell table:number-columns-repeated="5"/>
          <table:table-cell office:value-type="float" office:value="1162" calcext:value-type="float">
            <text:p>1162</text:p>
          </table:table-cell>
          <table:table-cell table:formula="of:=COM.MICROSOFT.NORM.INV(RAND();30;5)" office:value-type="float" office:value="29.1123810379473" calcext:value-type="float">
            <text:p>29,1124</text:p>
          </table:table-cell>
          <table:table-cell table:number-columns-repeated="5"/>
          <table:table-cell office:value-type="float" office:value="1162" calcext:value-type="float">
            <text:p>1162</text:p>
          </table:table-cell>
          <table:table-cell table:formula="of:=40+10*RAND()" office:value-type="float" office:value="41.7874718632083" calcext:value-type="float">
            <text:p>41,7875</text:p>
          </table:table-cell>
          <table:table-cell table:number-columns-repeated="5"/>
          <table:table-cell office:value-type="float" office:value="1162" calcext:value-type="float">
            <text:p>1162</text:p>
          </table:table-cell>
          <table:table-cell table:formula="of:= ([.I1187]*[.P1187]+[.B1187]*[.P1187]+[.B1187]*[.I1187])/([.B1187]*[.I1187]*[.P1187])" office:value-type="float" office:value="0.162412067890384" calcext:value-type="float">
            <text:p>0,1624</text:p>
          </table:table-cell>
          <table:table-cell table:number-columns-repeated="10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formula="of:=9+2*RAND()" office:value-type="float" office:value="9.93601369275712" calcext:value-type="float">
            <text:p>9,9360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formula="of:=COM.MICROSOFT.NORM.INV(RAND();30;5)" office:value-type="float" office:value="36.6743480457411" calcext:value-type="float">
            <text:p>36,6743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formula="of:=40+10*RAND()" office:value-type="float" office:value="46.311930505326" calcext:value-type="float">
            <text:p>46,3119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formula="of:= ([.I1188]*[.P1188]+[.B1188]*[.P1188]+[.B1188]*[.I1188])/([.B1188]*[.I1188]*[.P1188])" office:value-type="float" office:value="0.149503706899051" calcext:value-type="float">
            <text:p>0,1495</text:p>
          </table:table-cell>
          <table:table-cell table:number-columns-repeated="10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formula="of:=9+2*RAND()" office:value-type="float" office:value="9.77282117377035" calcext:value-type="float">
            <text:p>9,7728</text:p>
          </table:table-cell>
          <table:table-cell table:number-columns-repeated="5"/>
          <table:table-cell office:value-type="float" office:value="1164" calcext:value-type="float">
            <text:p>1164</text:p>
          </table:table-cell>
          <table:table-cell table:formula="of:=COM.MICROSOFT.NORM.INV(RAND();30;5)" office:value-type="float" office:value="23.7264583968373" calcext:value-type="float">
            <text:p>23,7265</text:p>
          </table:table-cell>
          <table:table-cell table:number-columns-repeated="5"/>
          <table:table-cell office:value-type="float" office:value="1164" calcext:value-type="float">
            <text:p>1164</text:p>
          </table:table-cell>
          <table:table-cell table:formula="of:=40+10*RAND()" office:value-type="float" office:value="47.899993021274" calcext:value-type="float">
            <text:p>47,9000</text:p>
          </table:table-cell>
          <table:table-cell table:number-columns-repeated="5"/>
          <table:table-cell office:value-type="float" office:value="1164" calcext:value-type="float">
            <text:p>1164</text:p>
          </table:table-cell>
          <table:table-cell table:formula="of:= ([.I1189]*[.P1189]+[.B1189]*[.P1189]+[.B1189]*[.I1189])/([.B1189]*[.I1189]*[.P1189])" office:value-type="float" office:value="0.165348468350267" calcext:value-type="float">
            <text:p>0,1653</text:p>
          </table:table-cell>
          <table:table-cell table:number-columns-repeated="10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9+2*RAND()" office:value-type="float" office:value="9.47123607690446" calcext:value-type="float">
            <text:p>9,4712</text:p>
          </table:table-cell>
          <table:table-cell table:number-columns-repeated="5"/>
          <table:table-cell office:value-type="float" office:value="1165" calcext:value-type="float">
            <text:p>1165</text:p>
          </table:table-cell>
          <table:table-cell table:formula="of:=COM.MICROSOFT.NORM.INV(RAND();30;5)" office:value-type="float" office:value="26.137615557167" calcext:value-type="float">
            <text:p>26,1376</text:p>
          </table:table-cell>
          <table:table-cell table:number-columns-repeated="5"/>
          <table:table-cell office:value-type="float" office:value="1165" calcext:value-type="float">
            <text:p>1165</text:p>
          </table:table-cell>
          <table:table-cell table:formula="of:=40+10*RAND()" office:value-type="float" office:value="43.6968655057717" calcext:value-type="float">
            <text:p>43,6969</text:p>
          </table:table-cell>
          <table:table-cell table:number-columns-repeated="5"/>
          <table:table-cell office:value-type="float" office:value="1165" calcext:value-type="float">
            <text:p>1165</text:p>
          </table:table-cell>
          <table:table-cell table:formula="of:= ([.I1190]*[.P1190]+[.B1190]*[.P1190]+[.B1190]*[.I1190])/([.B1190]*[.I1190]*[.P1190])" office:value-type="float" office:value="0.166726813299089" calcext:value-type="float">
            <text:p>0,1667</text:p>
          </table:table-cell>
          <table:table-cell table:number-columns-repeated="10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formula="of:=9+2*RAND()" office:value-type="float" office:value="10.9739491611253" calcext:value-type="float">
            <text:p>10,9739</text:p>
          </table:table-cell>
          <table:table-cell table:number-columns-repeated="5"/>
          <table:table-cell office:value-type="float" office:value="1166" calcext:value-type="float">
            <text:p>1166</text:p>
          </table:table-cell>
          <table:table-cell table:formula="of:=COM.MICROSOFT.NORM.INV(RAND();30;5)" office:value-type="float" office:value="34.1200195808763" calcext:value-type="float">
            <text:p>34,1200</text:p>
          </table:table-cell>
          <table:table-cell table:number-columns-repeated="5"/>
          <table:table-cell office:value-type="float" office:value="1166" calcext:value-type="float">
            <text:p>1166</text:p>
          </table:table-cell>
          <table:table-cell table:formula="of:=40+10*RAND()" office:value-type="float" office:value="49.2063397204038" calcext:value-type="float">
            <text:p>49,2063</text:p>
          </table:table-cell>
          <table:table-cell table:number-columns-repeated="5"/>
          <table:table-cell office:value-type="float" office:value="1166" calcext:value-type="float">
            <text:p>1166</text:p>
          </table:table-cell>
          <table:table-cell table:formula="of:= ([.I1191]*[.P1191]+[.B1191]*[.P1191]+[.B1191]*[.I1191])/([.B1191]*[.I1191]*[.P1191])" office:value-type="float" office:value="0.140755789492753" calcext:value-type="float">
            <text:p>0,1408</text:p>
          </table:table-cell>
          <table:table-cell table:number-columns-repeated="10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formula="of:=9+2*RAND()" office:value-type="float" office:value="10.8666242903564" calcext:value-type="float">
            <text:p>10,8666</text:p>
          </table:table-cell>
          <table:table-cell table:number-columns-repeated="5"/>
          <table:table-cell office:value-type="float" office:value="1167" calcext:value-type="float">
            <text:p>1167</text:p>
          </table:table-cell>
          <table:table-cell table:formula="of:=COM.MICROSOFT.NORM.INV(RAND();30;5)" office:value-type="float" office:value="34.4256593646375" calcext:value-type="float">
            <text:p>34,4257</text:p>
          </table:table-cell>
          <table:table-cell table:number-columns-repeated="5"/>
          <table:table-cell office:value-type="float" office:value="1167" calcext:value-type="float">
            <text:p>1167</text:p>
          </table:table-cell>
          <table:table-cell table:formula="of:=40+10*RAND()" office:value-type="float" office:value="45.2815244940575" calcext:value-type="float">
            <text:p>45,2815</text:p>
          </table:table-cell>
          <table:table-cell table:number-columns-repeated="5"/>
          <table:table-cell office:value-type="float" office:value="1167" calcext:value-type="float">
            <text:p>1167</text:p>
          </table:table-cell>
          <table:table-cell table:formula="of:= ([.I1192]*[.P1192]+[.B1192]*[.P1192]+[.B1192]*[.I1192])/([.B1192]*[.I1192]*[.P1192])" office:value-type="float" office:value="0.143157060989538" calcext:value-type="float">
            <text:p>0,1432</text:p>
          </table:table-cell>
          <table:table-cell table:number-columns-repeated="10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formula="of:=9+2*RAND()" office:value-type="float" office:value="9.594421552727" calcext:value-type="float">
            <text:p>9,5944</text:p>
          </table:table-cell>
          <table:table-cell table:number-columns-repeated="5"/>
          <table:table-cell office:value-type="float" office:value="1168" calcext:value-type="float">
            <text:p>1168</text:p>
          </table:table-cell>
          <table:table-cell table:formula="of:=COM.MICROSOFT.NORM.INV(RAND();30;5)" office:value-type="float" office:value="37.1360015639952" calcext:value-type="float">
            <text:p>37,1360</text:p>
          </table:table-cell>
          <table:table-cell table:number-columns-repeated="5"/>
          <table:table-cell office:value-type="float" office:value="1168" calcext:value-type="float">
            <text:p>1168</text:p>
          </table:table-cell>
          <table:table-cell table:formula="of:=40+10*RAND()" office:value-type="float" office:value="41.4149680768605" calcext:value-type="float">
            <text:p>41,4150</text:p>
          </table:table-cell>
          <table:table-cell table:number-columns-repeated="5"/>
          <table:table-cell office:value-type="float" office:value="1168" calcext:value-type="float">
            <text:p>1168</text:p>
          </table:table-cell>
          <table:table-cell table:formula="of:= ([.I1193]*[.P1193]+[.B1193]*[.P1193]+[.B1193]*[.I1193])/([.B1193]*[.I1193]*[.P1193])" office:value-type="float" office:value="0.155301138499021" calcext:value-type="float">
            <text:p>0,1553</text:p>
          </table:table-cell>
          <table:table-cell table:number-columns-repeated="10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9+2*RAND()" office:value-type="float" office:value="10.8708386931103" calcext:value-type="float">
            <text:p>10,8708</text:p>
          </table:table-cell>
          <table:table-cell table:number-columns-repeated="5"/>
          <table:table-cell office:value-type="float" office:value="1169" calcext:value-type="float">
            <text:p>1169</text:p>
          </table:table-cell>
          <table:table-cell table:formula="of:=COM.MICROSOFT.NORM.INV(RAND();30;5)" office:value-type="float" office:value="24.0793945961046" calcext:value-type="float">
            <text:p>24,0794</text:p>
          </table:table-cell>
          <table:table-cell table:number-columns-repeated="5"/>
          <table:table-cell office:value-type="float" office:value="1169" calcext:value-type="float">
            <text:p>1169</text:p>
          </table:table-cell>
          <table:table-cell table:formula="of:=40+10*RAND()" office:value-type="float" office:value="49.8742528853472" calcext:value-type="float">
            <text:p>49,8743</text:p>
          </table:table-cell>
          <table:table-cell table:number-columns-repeated="5"/>
          <table:table-cell office:value-type="float" office:value="1169" calcext:value-type="float">
            <text:p>1169</text:p>
          </table:table-cell>
          <table:table-cell table:formula="of:= ([.I1194]*[.P1194]+[.B1194]*[.P1194]+[.B1194]*[.I1194])/([.B1194]*[.I1194]*[.P1194])" office:value-type="float" office:value="0.153568931532919" calcext:value-type="float">
            <text:p>0,1536</text:p>
          </table:table-cell>
          <table:table-cell table:number-columns-repeated="10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formula="of:=9+2*RAND()" office:value-type="float" office:value="10.2646526021417" calcext:value-type="float">
            <text:p>10,2647</text:p>
          </table:table-cell>
          <table:table-cell table:number-columns-repeated="5"/>
          <table:table-cell office:value-type="float" office:value="1170" calcext:value-type="float">
            <text:p>1170</text:p>
          </table:table-cell>
          <table:table-cell table:formula="of:=COM.MICROSOFT.NORM.INV(RAND();30;5)" office:value-type="float" office:value="31.666282409711" calcext:value-type="float">
            <text:p>31,6663</text:p>
          </table:table-cell>
          <table:table-cell table:number-columns-repeated="5"/>
          <table:table-cell office:value-type="float" office:value="1170" calcext:value-type="float">
            <text:p>1170</text:p>
          </table:table-cell>
          <table:table-cell table:formula="of:=40+10*RAND()" office:value-type="float" office:value="43.8893570902292" calcext:value-type="float">
            <text:p>43,8894</text:p>
          </table:table-cell>
          <table:table-cell table:number-columns-repeated="5"/>
          <table:table-cell office:value-type="float" office:value="1170" calcext:value-type="float">
            <text:p>1170</text:p>
          </table:table-cell>
          <table:table-cell table:formula="of:= ([.I1195]*[.P1195]+[.B1195]*[.P1195]+[.B1195]*[.I1195])/([.B1195]*[.I1195]*[.P1195])" office:value-type="float" office:value="0.15178560674688" calcext:value-type="float">
            <text:p>0,1518</text:p>
          </table:table-cell>
          <table:table-cell table:number-columns-repeated="10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9+2*RAND()" office:value-type="float" office:value="10.0916848110501" calcext:value-type="float">
            <text:p>10,0917</text:p>
          </table:table-cell>
          <table:table-cell table:number-columns-repeated="5"/>
          <table:table-cell office:value-type="float" office:value="1171" calcext:value-type="float">
            <text:p>1171</text:p>
          </table:table-cell>
          <table:table-cell table:formula="of:=COM.MICROSOFT.NORM.INV(RAND();30;5)" office:value-type="float" office:value="26.119779512035" calcext:value-type="float">
            <text:p>26,1198</text:p>
          </table:table-cell>
          <table:table-cell table:number-columns-repeated="5"/>
          <table:table-cell office:value-type="float" office:value="1171" calcext:value-type="float">
            <text:p>1171</text:p>
          </table:table-cell>
          <table:table-cell table:formula="of:=40+10*RAND()" office:value-type="float" office:value="44.7429919533897" calcext:value-type="float">
            <text:p>44,7430</text:p>
          </table:table-cell>
          <table:table-cell table:number-columns-repeated="5"/>
          <table:table-cell office:value-type="float" office:value="1171" calcext:value-type="float">
            <text:p>1171</text:p>
          </table:table-cell>
          <table:table-cell table:formula="of:= ([.I1196]*[.P1196]+[.B1196]*[.P1196]+[.B1196]*[.I1196])/([.B1196]*[.I1196]*[.P1196])" office:value-type="float" office:value="0.159726512807793" calcext:value-type="float">
            <text:p>0,1597</text:p>
          </table:table-cell>
          <table:table-cell table:number-columns-repeated="10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formula="of:=9+2*RAND()" office:value-type="float" office:value="9.95555412652902" calcext:value-type="float">
            <text:p>9,9556</text:p>
          </table:table-cell>
          <table:table-cell table:number-columns-repeated="5"/>
          <table:table-cell office:value-type="float" office:value="1172" calcext:value-type="float">
            <text:p>1172</text:p>
          </table:table-cell>
          <table:table-cell table:formula="of:=COM.MICROSOFT.NORM.INV(RAND();30;5)" office:value-type="float" office:value="31.9465542574847" calcext:value-type="float">
            <text:p>31,9466</text:p>
          </table:table-cell>
          <table:table-cell table:number-columns-repeated="5"/>
          <table:table-cell office:value-type="float" office:value="1172" calcext:value-type="float">
            <text:p>1172</text:p>
          </table:table-cell>
          <table:table-cell table:formula="of:=40+10*RAND()" office:value-type="float" office:value="43.6379438720178" calcext:value-type="float">
            <text:p>43,6379</text:p>
          </table:table-cell>
          <table:table-cell table:number-columns-repeated="5"/>
          <table:table-cell office:value-type="float" office:value="1172" calcext:value-type="float">
            <text:p>1172</text:p>
          </table:table-cell>
          <table:table-cell table:formula="of:= ([.I1197]*[.P1197]+[.B1197]*[.P1197]+[.B1197]*[.I1197])/([.B1197]*[.I1197]*[.P1197])" office:value-type="float" office:value="0.154664560213845" calcext:value-type="float">
            <text:p>0,1547</text:p>
          </table:table-cell>
          <table:table-cell table:number-columns-repeated="10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formula="of:=9+2*RAND()" office:value-type="float" office:value="10.2109899420757" calcext:value-type="float">
            <text:p>10,2110</text:p>
          </table:table-cell>
          <table:table-cell table:number-columns-repeated="5"/>
          <table:table-cell office:value-type="float" office:value="1173" calcext:value-type="float">
            <text:p>1173</text:p>
          </table:table-cell>
          <table:table-cell table:formula="of:=COM.MICROSOFT.NORM.INV(RAND();30;5)" office:value-type="float" office:value="36.4854042776875" calcext:value-type="float">
            <text:p>36,4854</text:p>
          </table:table-cell>
          <table:table-cell table:number-columns-repeated="5"/>
          <table:table-cell office:value-type="float" office:value="1173" calcext:value-type="float">
            <text:p>1173</text:p>
          </table:table-cell>
          <table:table-cell table:formula="of:=40+10*RAND()" office:value-type="float" office:value="46.1879240314011" calcext:value-type="float">
            <text:p>46,1879</text:p>
          </table:table-cell>
          <table:table-cell table:number-columns-repeated="5"/>
          <table:table-cell office:value-type="float" office:value="1173" calcext:value-type="float">
            <text:p>1173</text:p>
          </table:table-cell>
          <table:table-cell table:formula="of:= ([.I1198]*[.P1198]+[.B1198]*[.P1198]+[.B1198]*[.I1198])/([.B1198]*[.I1198]*[.P1198])" office:value-type="float" office:value="0.146992598633611" calcext:value-type="float">
            <text:p>0,1470</text:p>
          </table:table-cell>
          <table:table-cell table:number-columns-repeated="10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formula="of:=9+2*RAND()" office:value-type="float" office:value="10.6679020279553" calcext:value-type="float">
            <text:p>10,6679</text:p>
          </table:table-cell>
          <table:table-cell table:number-columns-repeated="5"/>
          <table:table-cell office:value-type="float" office:value="1174" calcext:value-type="float">
            <text:p>1174</text:p>
          </table:table-cell>
          <table:table-cell table:formula="of:=COM.MICROSOFT.NORM.INV(RAND();30;5)" office:value-type="float" office:value="26.3335395710817" calcext:value-type="float">
            <text:p>26,3335</text:p>
          </table:table-cell>
          <table:table-cell table:number-columns-repeated="5"/>
          <table:table-cell office:value-type="float" office:value="1174" calcext:value-type="float">
            <text:p>1174</text:p>
          </table:table-cell>
          <table:table-cell table:formula="of:=40+10*RAND()" office:value-type="float" office:value="40.3946654743049" calcext:value-type="float">
            <text:p>40,3947</text:p>
          </table:table-cell>
          <table:table-cell table:number-columns-repeated="5"/>
          <table:table-cell office:value-type="float" office:value="1174" calcext:value-type="float">
            <text:p>1174</text:p>
          </table:table-cell>
          <table:table-cell table:formula="of:= ([.I1199]*[.P1199]+[.B1199]*[.P1199]+[.B1199]*[.I1199])/([.B1199]*[.I1199]*[.P1199])" office:value-type="float" office:value="0.156469273788953" calcext:value-type="float">
            <text:p>0,1565</text:p>
          </table:table-cell>
          <table:table-cell table:number-columns-repeated="10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formula="of:=9+2*RAND()" office:value-type="float" office:value="9.32047362695448" calcext:value-type="float">
            <text:p>9,3205</text:p>
          </table:table-cell>
          <table:table-cell table:number-columns-repeated="5"/>
          <table:table-cell office:value-type="float" office:value="1175" calcext:value-type="float">
            <text:p>1175</text:p>
          </table:table-cell>
          <table:table-cell table:formula="of:=COM.MICROSOFT.NORM.INV(RAND();30;5)" office:value-type="float" office:value="38.3540258634348" calcext:value-type="float">
            <text:p>38,3540</text:p>
          </table:table-cell>
          <table:table-cell table:number-columns-repeated="5"/>
          <table:table-cell office:value-type="float" office:value="1175" calcext:value-type="float">
            <text:p>1175</text:p>
          </table:table-cell>
          <table:table-cell table:formula="of:=40+10*RAND()" office:value-type="float" office:value="46.0366916831117" calcext:value-type="float">
            <text:p>46,0367</text:p>
          </table:table-cell>
          <table:table-cell table:number-columns-repeated="5"/>
          <table:table-cell office:value-type="float" office:value="1175" calcext:value-type="float">
            <text:p>1175</text:p>
          </table:table-cell>
          <table:table-cell table:formula="of:= ([.I1200]*[.P1200]+[.B1200]*[.P1200]+[.B1200]*[.I1200])/([.B1200]*[.I1200]*[.P1200])" office:value-type="float" office:value="0.155085371390447" calcext:value-type="float">
            <text:p>0,1551</text:p>
          </table:table-cell>
          <table:table-cell table:number-columns-repeated="10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9+2*RAND()" office:value-type="float" office:value="10.7254864203278" calcext:value-type="float">
            <text:p>10,7255</text:p>
          </table:table-cell>
          <table:table-cell table:number-columns-repeated="5"/>
          <table:table-cell office:value-type="float" office:value="1176" calcext:value-type="float">
            <text:p>1176</text:p>
          </table:table-cell>
          <table:table-cell table:formula="of:=COM.MICROSOFT.NORM.INV(RAND();30;5)" office:value-type="float" office:value="33.8543579717415" calcext:value-type="float">
            <text:p>33,8544</text:p>
          </table:table-cell>
          <table:table-cell table:number-columns-repeated="5"/>
          <table:table-cell office:value-type="float" office:value="1176" calcext:value-type="float">
            <text:p>1176</text:p>
          </table:table-cell>
          <table:table-cell table:formula="of:=40+10*RAND()" office:value-type="float" office:value="47.4602678872179" calcext:value-type="float">
            <text:p>47,4603</text:p>
          </table:table-cell>
          <table:table-cell table:number-columns-repeated="5"/>
          <table:table-cell office:value-type="float" office:value="1176" calcext:value-type="float">
            <text:p>1176</text:p>
          </table:table-cell>
          <table:table-cell table:formula="of:= ([.I1201]*[.P1201]+[.B1201]*[.P1201]+[.B1201]*[.I1201])/([.B1201]*[.I1201]*[.P1201])" office:value-type="float" office:value="0.143844415375897" calcext:value-type="float">
            <text:p>0,1438</text:p>
          </table:table-cell>
          <table:table-cell table:number-columns-repeated="10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formula="of:=9+2*RAND()" office:value-type="float" office:value="9.99362429021858" calcext:value-type="float">
            <text:p>9,9936</text:p>
          </table:table-cell>
          <table:table-cell table:number-columns-repeated="5"/>
          <table:table-cell office:value-type="float" office:value="1177" calcext:value-type="float">
            <text:p>1177</text:p>
          </table:table-cell>
          <table:table-cell table:formula="of:=COM.MICROSOFT.NORM.INV(RAND();30;5)" office:value-type="float" office:value="28.1420308505354" calcext:value-type="float">
            <text:p>28,1420</text:p>
          </table:table-cell>
          <table:table-cell table:number-columns-repeated="5"/>
          <table:table-cell office:value-type="float" office:value="1177" calcext:value-type="float">
            <text:p>1177</text:p>
          </table:table-cell>
          <table:table-cell table:formula="of:=40+10*RAND()" office:value-type="float" office:value="44.2330604989547" calcext:value-type="float">
            <text:p>44,2331</text:p>
          </table:table-cell>
          <table:table-cell table:number-columns-repeated="5"/>
          <table:table-cell office:value-type="float" office:value="1177" calcext:value-type="float">
            <text:p>1177</text:p>
          </table:table-cell>
          <table:table-cell table:formula="of:= ([.I1202]*[.P1202]+[.B1202]*[.P1202]+[.B1202]*[.I1202])/([.B1202]*[.I1202]*[.P1202])" office:value-type="float" office:value="0.158205360523378" calcext:value-type="float">
            <text:p>0,1582</text:p>
          </table:table-cell>
          <table:table-cell table:number-columns-repeated="10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formula="of:=9+2*RAND()" office:value-type="float" office:value="10.9036887756083" calcext:value-type="float">
            <text:p>10,9037</text:p>
          </table:table-cell>
          <table:table-cell table:number-columns-repeated="5"/>
          <table:table-cell office:value-type="float" office:value="1178" calcext:value-type="float">
            <text:p>1178</text:p>
          </table:table-cell>
          <table:table-cell table:formula="of:=COM.MICROSOFT.NORM.INV(RAND();30;5)" office:value-type="float" office:value="27.819070034466" calcext:value-type="float">
            <text:p>27,8191</text:p>
          </table:table-cell>
          <table:table-cell table:number-columns-repeated="5"/>
          <table:table-cell office:value-type="float" office:value="1178" calcext:value-type="float">
            <text:p>1178</text:p>
          </table:table-cell>
          <table:table-cell table:formula="of:=40+10*RAND()" office:value-type="float" office:value="41.9400540657807" calcext:value-type="float">
            <text:p>41,9401</text:p>
          </table:table-cell>
          <table:table-cell table:number-columns-repeated="5"/>
          <table:table-cell office:value-type="float" office:value="1178" calcext:value-type="float">
            <text:p>1178</text:p>
          </table:table-cell>
          <table:table-cell table:formula="of:= ([.I1203]*[.P1203]+[.B1203]*[.P1203]+[.B1203]*[.I1203])/([.B1203]*[.I1203]*[.P1203])" office:value-type="float" office:value="0.15150220208954" calcext:value-type="float">
            <text:p>0,1515</text:p>
          </table:table-cell>
          <table:table-cell table:number-columns-repeated="10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formula="of:=9+2*RAND()" office:value-type="float" office:value="10.2720694954041" calcext:value-type="float">
            <text:p>10,2721</text:p>
          </table:table-cell>
          <table:table-cell table:number-columns-repeated="5"/>
          <table:table-cell office:value-type="float" office:value="1179" calcext:value-type="float">
            <text:p>1179</text:p>
          </table:table-cell>
          <table:table-cell table:formula="of:=COM.MICROSOFT.NORM.INV(RAND();30;5)" office:value-type="float" office:value="36.5794225861698" calcext:value-type="float">
            <text:p>36,5794</text:p>
          </table:table-cell>
          <table:table-cell table:number-columns-repeated="5"/>
          <table:table-cell office:value-type="float" office:value="1179" calcext:value-type="float">
            <text:p>1179</text:p>
          </table:table-cell>
          <table:table-cell table:formula="of:=40+10*RAND()" office:value-type="float" office:value="42.0735968730878" calcext:value-type="float">
            <text:p>42,0736</text:p>
          </table:table-cell>
          <table:table-cell table:number-columns-repeated="5"/>
          <table:table-cell office:value-type="float" office:value="1179" calcext:value-type="float">
            <text:p>1179</text:p>
          </table:table-cell>
          <table:table-cell table:formula="of:= ([.I1204]*[.P1204]+[.B1204]*[.P1204]+[.B1204]*[.I1204])/([.B1204]*[.I1204]*[.P1204])" office:value-type="float" office:value="0.148457015832872" calcext:value-type="float">
            <text:p>0,1485</text:p>
          </table:table-cell>
          <table:table-cell table:number-columns-repeated="10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formula="of:=9+2*RAND()" office:value-type="float" office:value="9.34420992597006" calcext:value-type="float">
            <text:p>9,3442</text:p>
          </table:table-cell>
          <table:table-cell table:number-columns-repeated="5"/>
          <table:table-cell office:value-type="float" office:value="1180" calcext:value-type="float">
            <text:p>1180</text:p>
          </table:table-cell>
          <table:table-cell table:formula="of:=COM.MICROSOFT.NORM.INV(RAND();30;5)" office:value-type="float" office:value="29.4189254684433" calcext:value-type="float">
            <text:p>29,4189</text:p>
          </table:table-cell>
          <table:table-cell table:number-columns-repeated="5"/>
          <table:table-cell office:value-type="float" office:value="1180" calcext:value-type="float">
            <text:p>1180</text:p>
          </table:table-cell>
          <table:table-cell table:formula="of:=40+10*RAND()" office:value-type="float" office:value="48.3272506727371" calcext:value-type="float">
            <text:p>48,3273</text:p>
          </table:table-cell>
          <table:table-cell table:number-columns-repeated="5"/>
          <table:table-cell office:value-type="float" office:value="1180" calcext:value-type="float">
            <text:p>1180</text:p>
          </table:table-cell>
          <table:table-cell table:formula="of:= ([.I1205]*[.P1205]+[.B1205]*[.P1205]+[.B1205]*[.I1205])/([.B1205]*[.I1205]*[.P1205])" office:value-type="float" office:value="0.16170212706193" calcext:value-type="float">
            <text:p>0,1617</text:p>
          </table:table-cell>
          <table:table-cell table:number-columns-repeated="10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formula="of:=9+2*RAND()" office:value-type="float" office:value="10.8668868525419" calcext:value-type="float">
            <text:p>10,8669</text:p>
          </table:table-cell>
          <table:table-cell table:number-columns-repeated="5"/>
          <table:table-cell office:value-type="float" office:value="1181" calcext:value-type="float">
            <text:p>1181</text:p>
          </table:table-cell>
          <table:table-cell table:formula="of:=COM.MICROSOFT.NORM.INV(RAND();30;5)" office:value-type="float" office:value="39.1058789705124" calcext:value-type="float">
            <text:p>39,1059</text:p>
          </table:table-cell>
          <table:table-cell table:number-columns-repeated="5"/>
          <table:table-cell office:value-type="float" office:value="1181" calcext:value-type="float">
            <text:p>1181</text:p>
          </table:table-cell>
          <table:table-cell table:formula="of:=40+10*RAND()" office:value-type="float" office:value="41.824511437444" calcext:value-type="float">
            <text:p>41,8245</text:p>
          </table:table-cell>
          <table:table-cell table:number-columns-repeated="5"/>
          <table:table-cell office:value-type="float" office:value="1181" calcext:value-type="float">
            <text:p>1181</text:p>
          </table:table-cell>
          <table:table-cell table:formula="of:= ([.I1206]*[.P1206]+[.B1206]*[.P1206]+[.B1206]*[.I1206])/([.B1206]*[.I1206]*[.P1206])" office:value-type="float" office:value="0.141503702497379" calcext:value-type="float">
            <text:p>0,1415</text:p>
          </table:table-cell>
          <table:table-cell table:number-columns-repeated="10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formula="of:=9+2*RAND()" office:value-type="float" office:value="10.5638825760689" calcext:value-type="float">
            <text:p>10,5639</text:p>
          </table:table-cell>
          <table:table-cell table:number-columns-repeated="5"/>
          <table:table-cell office:value-type="float" office:value="1182" calcext:value-type="float">
            <text:p>1182</text:p>
          </table:table-cell>
          <table:table-cell table:formula="of:=COM.MICROSOFT.NORM.INV(RAND();30;5)" office:value-type="float" office:value="37.7123090433815" calcext:value-type="float">
            <text:p>37,7123</text:p>
          </table:table-cell>
          <table:table-cell table:number-columns-repeated="5"/>
          <table:table-cell office:value-type="float" office:value="1182" calcext:value-type="float">
            <text:p>1182</text:p>
          </table:table-cell>
          <table:table-cell table:formula="of:=40+10*RAND()" office:value-type="float" office:value="47.6633218384814" calcext:value-type="float">
            <text:p>47,6633</text:p>
          </table:table-cell>
          <table:table-cell table:number-columns-repeated="5"/>
          <table:table-cell office:value-type="float" office:value="1182" calcext:value-type="float">
            <text:p>1182</text:p>
          </table:table-cell>
          <table:table-cell table:formula="of:= ([.I1207]*[.P1207]+[.B1207]*[.P1207]+[.B1207]*[.I1207])/([.B1207]*[.I1207]*[.P1207])" office:value-type="float" office:value="0.142159199928856" calcext:value-type="float">
            <text:p>0,1422</text:p>
          </table:table-cell>
          <table:table-cell table:number-columns-repeated="10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formula="of:=9+2*RAND()" office:value-type="float" office:value="9.82318400288932" calcext:value-type="float">
            <text:p>9,8232</text:p>
          </table:table-cell>
          <table:table-cell table:number-columns-repeated="5"/>
          <table:table-cell office:value-type="float" office:value="1183" calcext:value-type="float">
            <text:p>1183</text:p>
          </table:table-cell>
          <table:table-cell table:formula="of:=COM.MICROSOFT.NORM.INV(RAND();30;5)" office:value-type="float" office:value="29.6526014069644" calcext:value-type="float">
            <text:p>29,6526</text:p>
          </table:table-cell>
          <table:table-cell table:number-columns-repeated="5"/>
          <table:table-cell office:value-type="float" office:value="1183" calcext:value-type="float">
            <text:p>1183</text:p>
          </table:table-cell>
          <table:table-cell table:formula="of:=40+10*RAND()" office:value-type="float" office:value="46.7482808104251" calcext:value-type="float">
            <text:p>46,7483</text:p>
          </table:table-cell>
          <table:table-cell table:number-columns-repeated="5"/>
          <table:table-cell office:value-type="float" office:value="1183" calcext:value-type="float">
            <text:p>1183</text:p>
          </table:table-cell>
          <table:table-cell table:formula="of:= ([.I1208]*[.P1208]+[.B1208]*[.P1208]+[.B1208]*[.I1208])/([.B1208]*[.I1208]*[.P1208])" office:value-type="float" office:value="0.156915001567148" calcext:value-type="float">
            <text:p>0,1569</text:p>
          </table:table-cell>
          <table:table-cell table:number-columns-repeated="10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formula="of:=9+2*RAND()" office:value-type="float" office:value="10.3264867120888" calcext:value-type="float">
            <text:p>10,3265</text:p>
          </table:table-cell>
          <table:table-cell table:number-columns-repeated="5"/>
          <table:table-cell office:value-type="float" office:value="1184" calcext:value-type="float">
            <text:p>1184</text:p>
          </table:table-cell>
          <table:table-cell table:formula="of:=COM.MICROSOFT.NORM.INV(RAND();30;5)" office:value-type="float" office:value="27.4481527890512" calcext:value-type="float">
            <text:p>27,4482</text:p>
          </table:table-cell>
          <table:table-cell table:number-columns-repeated="5"/>
          <table:table-cell office:value-type="float" office:value="1184" calcext:value-type="float">
            <text:p>1184</text:p>
          </table:table-cell>
          <table:table-cell table:formula="of:=40+10*RAND()" office:value-type="float" office:value="46.4481955429073" calcext:value-type="float">
            <text:p>46,4482</text:p>
          </table:table-cell>
          <table:table-cell table:number-columns-repeated="5"/>
          <table:table-cell office:value-type="float" office:value="1184" calcext:value-type="float">
            <text:p>1184</text:p>
          </table:table-cell>
          <table:table-cell table:formula="of:= ([.I1209]*[.P1209]+[.B1209]*[.P1209]+[.B1209]*[.I1209])/([.B1209]*[.I1209]*[.P1209])" office:value-type="float" office:value="0.154800042156787" calcext:value-type="float">
            <text:p>0,1548</text:p>
          </table:table-cell>
          <table:table-cell table:number-columns-repeated="10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9+2*RAND()" office:value-type="float" office:value="9.72516621765681" calcext:value-type="float">
            <text:p>9,7252</text:p>
          </table:table-cell>
          <table:table-cell table:number-columns-repeated="5"/>
          <table:table-cell office:value-type="float" office:value="1185" calcext:value-type="float">
            <text:p>1185</text:p>
          </table:table-cell>
          <table:table-cell table:formula="of:=COM.MICROSOFT.NORM.INV(RAND();30;5)" office:value-type="float" office:value="24.9338410499311" calcext:value-type="float">
            <text:p>24,9338</text:p>
          </table:table-cell>
          <table:table-cell table:number-columns-repeated="5"/>
          <table:table-cell office:value-type="float" office:value="1185" calcext:value-type="float">
            <text:p>1185</text:p>
          </table:table-cell>
          <table:table-cell table:formula="of:=40+10*RAND()" office:value-type="float" office:value="48.6306774418335" calcext:value-type="float">
            <text:p>48,6307</text:p>
          </table:table-cell>
          <table:table-cell table:number-columns-repeated="5"/>
          <table:table-cell office:value-type="float" office:value="1185" calcext:value-type="float">
            <text:p>1185</text:p>
          </table:table-cell>
          <table:table-cell table:formula="of:= ([.I1210]*[.P1210]+[.B1210]*[.P1210]+[.B1210]*[.I1210])/([.B1210]*[.I1210]*[.P1210])" office:value-type="float" office:value="0.163495292958675" calcext:value-type="float">
            <text:p>0,1635</text:p>
          </table:table-cell>
          <table:table-cell table:number-columns-repeated="10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formula="of:=9+2*RAND()" office:value-type="float" office:value="9.9862167944666" calcext:value-type="float">
            <text:p>9,9862</text:p>
          </table:table-cell>
          <table:table-cell table:number-columns-repeated="5"/>
          <table:table-cell office:value-type="float" office:value="1186" calcext:value-type="float">
            <text:p>1186</text:p>
          </table:table-cell>
          <table:table-cell table:formula="of:=COM.MICROSOFT.NORM.INV(RAND();30;5)" office:value-type="float" office:value="32.4648623972834" calcext:value-type="float">
            <text:p>32,4649</text:p>
          </table:table-cell>
          <table:table-cell table:number-columns-repeated="5"/>
          <table:table-cell office:value-type="float" office:value="1186" calcext:value-type="float">
            <text:p>1186</text:p>
          </table:table-cell>
          <table:table-cell table:formula="of:=40+10*RAND()" office:value-type="float" office:value="41.0011403972749" calcext:value-type="float">
            <text:p>41,0011</text:p>
          </table:table-cell>
          <table:table-cell table:number-columns-repeated="5"/>
          <table:table-cell office:value-type="float" office:value="1186" calcext:value-type="float">
            <text:p>1186</text:p>
          </table:table-cell>
          <table:table-cell table:formula="of:= ([.I1211]*[.P1211]+[.B1211]*[.P1211]+[.B1211]*[.I1211])/([.B1211]*[.I1211]*[.P1211])" office:value-type="float" office:value="0.155330120955279" calcext:value-type="float">
            <text:p>0,1553</text:p>
          </table:table-cell>
          <table:table-cell table:number-columns-repeated="10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formula="of:=9+2*RAND()" office:value-type="float" office:value="10.0105514081661" calcext:value-type="float">
            <text:p>10,0106</text:p>
          </table:table-cell>
          <table:table-cell table:number-columns-repeated="5"/>
          <table:table-cell office:value-type="float" office:value="1187" calcext:value-type="float">
            <text:p>1187</text:p>
          </table:table-cell>
          <table:table-cell table:formula="of:=COM.MICROSOFT.NORM.INV(RAND();30;5)" office:value-type="float" office:value="23.1245586338307" calcext:value-type="float">
            <text:p>23,1246</text:p>
          </table:table-cell>
          <table:table-cell table:number-columns-repeated="5"/>
          <table:table-cell office:value-type="float" office:value="1187" calcext:value-type="float">
            <text:p>1187</text:p>
          </table:table-cell>
          <table:table-cell table:formula="of:=40+10*RAND()" office:value-type="float" office:value="45.1891552901361" calcext:value-type="float">
            <text:p>45,1892</text:p>
          </table:table-cell>
          <table:table-cell table:number-columns-repeated="5"/>
          <table:table-cell office:value-type="float" office:value="1187" calcext:value-type="float">
            <text:p>1187</text:p>
          </table:table-cell>
          <table:table-cell table:formula="of:= ([.I1212]*[.P1212]+[.B1212]*[.P1212]+[.B1212]*[.I1212])/([.B1212]*[.I1212]*[.P1212])" office:value-type="float" office:value="0.165267868940547" calcext:value-type="float">
            <text:p>0,1653</text:p>
          </table:table-cell>
          <table:table-cell table:number-columns-repeated="10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formula="of:=9+2*RAND()" office:value-type="float" office:value="10.1596841586288" calcext:value-type="float">
            <text:p>10,1597</text:p>
          </table:table-cell>
          <table:table-cell table:number-columns-repeated="5"/>
          <table:table-cell office:value-type="float" office:value="1188" calcext:value-type="float">
            <text:p>1188</text:p>
          </table:table-cell>
          <table:table-cell table:formula="of:=COM.MICROSOFT.NORM.INV(RAND();30;5)" office:value-type="float" office:value="33.4930323243169" calcext:value-type="float">
            <text:p>33,4930</text:p>
          </table:table-cell>
          <table:table-cell table:number-columns-repeated="5"/>
          <table:table-cell office:value-type="float" office:value="1188" calcext:value-type="float">
            <text:p>1188</text:p>
          </table:table-cell>
          <table:table-cell table:formula="of:=40+10*RAND()" office:value-type="float" office:value="44.8297880368773" calcext:value-type="float">
            <text:p>44,8298</text:p>
          </table:table-cell>
          <table:table-cell table:number-columns-repeated="5"/>
          <table:table-cell office:value-type="float" office:value="1188" calcext:value-type="float">
            <text:p>1188</text:p>
          </table:table-cell>
          <table:table-cell table:formula="of:= ([.I1213]*[.P1213]+[.B1213]*[.P1213]+[.B1213]*[.I1213])/([.B1213]*[.I1213]*[.P1213])" office:value-type="float" office:value="0.15059180954937" calcext:value-type="float">
            <text:p>0,1506</text:p>
          </table:table-cell>
          <table:table-cell table:number-columns-repeated="10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formula="of:=9+2*RAND()" office:value-type="float" office:value="9.88584029930644" calcext:value-type="float">
            <text:p>9,8858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formula="of:=COM.MICROSOFT.NORM.INV(RAND();30;5)" office:value-type="float" office:value="31.1485506748765" calcext:value-type="float">
            <text:p>31,1486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formula="of:=40+10*RAND()" office:value-type="float" office:value="49.1629317647312" calcext:value-type="float">
            <text:p>49,1629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formula="of:= ([.I1214]*[.P1214]+[.B1214]*[.P1214]+[.B1214]*[.I1214])/([.B1214]*[.I1214]*[.P1214])" office:value-type="float" office:value="0.153599530595533" calcext:value-type="float">
            <text:p>0,1536</text:p>
          </table:table-cell>
          <table:table-cell table:number-columns-repeated="10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formula="of:=9+2*RAND()" office:value-type="float" office:value="9.27077344548889" calcext:value-type="float">
            <text:p>9,2708</text:p>
          </table:table-cell>
          <table:table-cell table:number-columns-repeated="5"/>
          <table:table-cell office:value-type="float" office:value="1190" calcext:value-type="float">
            <text:p>1190</text:p>
          </table:table-cell>
          <table:table-cell table:formula="of:=COM.MICROSOFT.NORM.INV(RAND();30;5)" office:value-type="float" office:value="29.6346172135049" calcext:value-type="float">
            <text:p>29,6346</text:p>
          </table:table-cell>
          <table:table-cell table:number-columns-repeated="5"/>
          <table:table-cell office:value-type="float" office:value="1190" calcext:value-type="float">
            <text:p>1190</text:p>
          </table:table-cell>
          <table:table-cell table:formula="of:=40+10*RAND()" office:value-type="float" office:value="47.0436134596821" calcext:value-type="float">
            <text:p>47,0436</text:p>
          </table:table-cell>
          <table:table-cell table:number-columns-repeated="5"/>
          <table:table-cell office:value-type="float" office:value="1190" calcext:value-type="float">
            <text:p>1190</text:p>
          </table:table-cell>
          <table:table-cell table:formula="of:= ([.I1215]*[.P1215]+[.B1215]*[.P1215]+[.B1215]*[.I1215])/([.B1215]*[.I1215]*[.P1215])" office:value-type="float" office:value="0.162867055636742" calcext:value-type="float">
            <text:p>0,1629</text:p>
          </table:table-cell>
          <table:table-cell table:number-columns-repeated="10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9+2*RAND()" office:value-type="float" office:value="10.1267829134595" calcext:value-type="float">
            <text:p>10,1268</text:p>
          </table:table-cell>
          <table:table-cell table:number-columns-repeated="5"/>
          <table:table-cell office:value-type="float" office:value="1191" calcext:value-type="float">
            <text:p>1191</text:p>
          </table:table-cell>
          <table:table-cell table:formula="of:=COM.MICROSOFT.NORM.INV(RAND();30;5)" office:value-type="float" office:value="18.4118950054732" calcext:value-type="float">
            <text:p>18,4119</text:p>
          </table:table-cell>
          <table:table-cell table:number-columns-repeated="5"/>
          <table:table-cell office:value-type="float" office:value="1191" calcext:value-type="float">
            <text:p>1191</text:p>
          </table:table-cell>
          <table:table-cell table:formula="of:=40+10*RAND()" office:value-type="float" office:value="49.5179680932779" calcext:value-type="float">
            <text:p>49,5180</text:p>
          </table:table-cell>
          <table:table-cell table:number-columns-repeated="5"/>
          <table:table-cell office:value-type="float" office:value="1191" calcext:value-type="float">
            <text:p>1191</text:p>
          </table:table-cell>
          <table:table-cell table:formula="of:= ([.I1216]*[.P1216]+[.B1216]*[.P1216]+[.B1216]*[.I1216])/([.B1216]*[.I1216]*[.P1216])" office:value-type="float" office:value="0.173255447901656" calcext:value-type="float">
            <text:p>0,1733</text:p>
          </table:table-cell>
          <table:table-cell table:number-columns-repeated="10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formula="of:=9+2*RAND()" office:value-type="float" office:value="9.40314702014439" calcext:value-type="float">
            <text:p>9,4031</text:p>
          </table:table-cell>
          <table:table-cell table:number-columns-repeated="5"/>
          <table:table-cell office:value-type="float" office:value="1192" calcext:value-type="float">
            <text:p>1192</text:p>
          </table:table-cell>
          <table:table-cell table:formula="of:=COM.MICROSOFT.NORM.INV(RAND();30;5)" office:value-type="float" office:value="33.5278312350765" calcext:value-type="float">
            <text:p>33,5278</text:p>
          </table:table-cell>
          <table:table-cell table:number-columns-repeated="5"/>
          <table:table-cell office:value-type="float" office:value="1192" calcext:value-type="float">
            <text:p>1192</text:p>
          </table:table-cell>
          <table:table-cell table:formula="of:=40+10*RAND()" office:value-type="float" office:value="43.4321519976947" calcext:value-type="float">
            <text:p>43,4322</text:p>
          </table:table-cell>
          <table:table-cell table:number-columns-repeated="5"/>
          <table:table-cell office:value-type="float" office:value="1192" calcext:value-type="float">
            <text:p>1192</text:p>
          </table:table-cell>
          <table:table-cell table:formula="of:= ([.I1217]*[.P1217]+[.B1217]*[.P1217]+[.B1217]*[.I1217])/([.B1217]*[.I1217]*[.P1217])" office:value-type="float" office:value="0.159197759598066" calcext:value-type="float">
            <text:p>0,1592</text:p>
          </table:table-cell>
          <table:table-cell table:number-columns-repeated="10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9+2*RAND()" office:value-type="float" office:value="10.663971683709" calcext:value-type="float">
            <text:p>10,6640</text:p>
          </table:table-cell>
          <table:table-cell table:number-columns-repeated="5"/>
          <table:table-cell office:value-type="float" office:value="1193" calcext:value-type="float">
            <text:p>1193</text:p>
          </table:table-cell>
          <table:table-cell table:formula="of:=COM.MICROSOFT.NORM.INV(RAND();30;5)" office:value-type="float" office:value="25.9772885361002" calcext:value-type="float">
            <text:p>25,9773</text:p>
          </table:table-cell>
          <table:table-cell table:number-columns-repeated="5"/>
          <table:table-cell office:value-type="float" office:value="1193" calcext:value-type="float">
            <text:p>1193</text:p>
          </table:table-cell>
          <table:table-cell table:formula="of:=40+10*RAND()" office:value-type="float" office:value="43.871969623724" calcext:value-type="float">
            <text:p>43,8720</text:p>
          </table:table-cell>
          <table:table-cell table:number-columns-repeated="5"/>
          <table:table-cell office:value-type="float" office:value="1193" calcext:value-type="float">
            <text:p>1193</text:p>
          </table:table-cell>
          <table:table-cell table:formula="of:= ([.I1218]*[.P1218]+[.B1218]*[.P1218]+[.B1218]*[.I1218])/([.B1218]*[.I1218]*[.P1218])" office:value-type="float" office:value="0.155062454143784" calcext:value-type="float">
            <text:p>0,1551</text:p>
          </table:table-cell>
          <table:table-cell table:number-columns-repeated="10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formula="of:=9+2*RAND()" office:value-type="float" office:value="10.3727343336213" calcext:value-type="float">
            <text:p>10,3727</text:p>
          </table:table-cell>
          <table:table-cell table:number-columns-repeated="5"/>
          <table:table-cell office:value-type="float" office:value="1194" calcext:value-type="float">
            <text:p>1194</text:p>
          </table:table-cell>
          <table:table-cell table:formula="of:=COM.MICROSOFT.NORM.INV(RAND();30;5)" office:value-type="float" office:value="34.2045043070779" calcext:value-type="float">
            <text:p>34,2045</text:p>
          </table:table-cell>
          <table:table-cell table:number-columns-repeated="5"/>
          <table:table-cell office:value-type="float" office:value="1194" calcext:value-type="float">
            <text:p>1194</text:p>
          </table:table-cell>
          <table:table-cell table:formula="of:=40+10*RAND()" office:value-type="float" office:value="40.2655783260707" calcext:value-type="float">
            <text:p>40,2656</text:p>
          </table:table-cell>
          <table:table-cell table:number-columns-repeated="5"/>
          <table:table-cell office:value-type="float" office:value="1194" calcext:value-type="float">
            <text:p>1194</text:p>
          </table:table-cell>
          <table:table-cell table:formula="of:= ([.I1219]*[.P1219]+[.B1219]*[.P1219]+[.B1219]*[.I1219])/([.B1219]*[.I1219]*[.P1219])" office:value-type="float" office:value="0.150477619104672" calcext:value-type="float">
            <text:p>0,1505</text:p>
          </table:table-cell>
          <table:table-cell table:number-columns-repeated="10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formula="of:=9+2*RAND()" office:value-type="float" office:value="10.2538422301877" calcext:value-type="float">
            <text:p>10,2538</text:p>
          </table:table-cell>
          <table:table-cell table:number-columns-repeated="5"/>
          <table:table-cell office:value-type="float" office:value="1195" calcext:value-type="float">
            <text:p>1195</text:p>
          </table:table-cell>
          <table:table-cell table:formula="of:=COM.MICROSOFT.NORM.INV(RAND();30;5)" office:value-type="float" office:value="35.9243299214345" calcext:value-type="float">
            <text:p>35,9243</text:p>
          </table:table-cell>
          <table:table-cell table:number-columns-repeated="5"/>
          <table:table-cell office:value-type="float" office:value="1195" calcext:value-type="float">
            <text:p>1195</text:p>
          </table:table-cell>
          <table:table-cell table:formula="of:=40+10*RAND()" office:value-type="float" office:value="40.7725957513321" calcext:value-type="float">
            <text:p>40,7726</text:p>
          </table:table-cell>
          <table:table-cell table:number-columns-repeated="5"/>
          <table:table-cell office:value-type="float" office:value="1195" calcext:value-type="float">
            <text:p>1195</text:p>
          </table:table-cell>
          <table:table-cell table:formula="of:= ([.I1220]*[.P1220]+[.B1220]*[.P1220]+[.B1220]*[.I1220])/([.B1220]*[.I1220]*[.P1220])" office:value-type="float" office:value="0.149886984137164" calcext:value-type="float">
            <text:p>0,1499</text:p>
          </table:table-cell>
          <table:table-cell table:number-columns-repeated="10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9+2*RAND()" office:value-type="float" office:value="10.9888329280075" calcext:value-type="float">
            <text:p>10,9888</text:p>
          </table:table-cell>
          <table:table-cell table:number-columns-repeated="5"/>
          <table:table-cell office:value-type="float" office:value="1196" calcext:value-type="float">
            <text:p>1196</text:p>
          </table:table-cell>
          <table:table-cell table:formula="of:=COM.MICROSOFT.NORM.INV(RAND();30;5)" office:value-type="float" office:value="27.7322100769368" calcext:value-type="float">
            <text:p>27,7322</text:p>
          </table:table-cell>
          <table:table-cell table:number-columns-repeated="5"/>
          <table:table-cell office:value-type="float" office:value="1196" calcext:value-type="float">
            <text:p>1196</text:p>
          </table:table-cell>
          <table:table-cell table:formula="of:=40+10*RAND()" office:value-type="float" office:value="46.0440441442188" calcext:value-type="float">
            <text:p>46,0440</text:p>
          </table:table-cell>
          <table:table-cell table:number-columns-repeated="5"/>
          <table:table-cell office:value-type="float" office:value="1196" calcext:value-type="float">
            <text:p>1196</text:p>
          </table:table-cell>
          <table:table-cell table:formula="of:= ([.I1221]*[.P1221]+[.B1221]*[.P1221]+[.B1221]*[.I1221])/([.B1221]*[.I1221]*[.P1221])" office:value-type="float" office:value="0.148778962856327" calcext:value-type="float">
            <text:p>0,1488</text:p>
          </table:table-cell>
          <table:table-cell table:number-columns-repeated="10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9+2*RAND()" office:value-type="float" office:value="9.76603181217797" calcext:value-type="float">
            <text:p>9,7660</text:p>
          </table:table-cell>
          <table:table-cell table:number-columns-repeated="5"/>
          <table:table-cell office:value-type="float" office:value="1197" calcext:value-type="float">
            <text:p>1197</text:p>
          </table:table-cell>
          <table:table-cell table:formula="of:=COM.MICROSOFT.NORM.INV(RAND();30;5)" office:value-type="float" office:value="31.7012650645067" calcext:value-type="float">
            <text:p>31,7013</text:p>
          </table:table-cell>
          <table:table-cell table:number-columns-repeated="5"/>
          <table:table-cell office:value-type="float" office:value="1197" calcext:value-type="float">
            <text:p>1197</text:p>
          </table:table-cell>
          <table:table-cell table:formula="of:=40+10*RAND()" office:value-type="float" office:value="40.0979808100965" calcext:value-type="float">
            <text:p>40,0980</text:p>
          </table:table-cell>
          <table:table-cell table:number-columns-repeated="5"/>
          <table:table-cell office:value-type="float" office:value="1197" calcext:value-type="float">
            <text:p>1197</text:p>
          </table:table-cell>
          <table:table-cell table:formula="of:= ([.I1222]*[.P1222]+[.B1222]*[.P1222]+[.B1222]*[.I1222])/([.B1222]*[.I1222]*[.P1222])" office:value-type="float" office:value="0.158879128540431" calcext:value-type="float">
            <text:p>0,1589</text:p>
          </table:table-cell>
          <table:table-cell table:number-columns-repeated="10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formula="of:=9+2*RAND()" office:value-type="float" office:value="9.07917747576721" calcext:value-type="float">
            <text:p>9,0792</text:p>
          </table:table-cell>
          <table:table-cell table:number-columns-repeated="5"/>
          <table:table-cell office:value-type="float" office:value="1198" calcext:value-type="float">
            <text:p>1198</text:p>
          </table:table-cell>
          <table:table-cell table:formula="of:=COM.MICROSOFT.NORM.INV(RAND();30;5)" office:value-type="float" office:value="22.808938097266" calcext:value-type="float">
            <text:p>22,8089</text:p>
          </table:table-cell>
          <table:table-cell table:number-columns-repeated="5"/>
          <table:table-cell office:value-type="float" office:value="1198" calcext:value-type="float">
            <text:p>1198</text:p>
          </table:table-cell>
          <table:table-cell table:formula="of:=40+10*RAND()" office:value-type="float" office:value="49.0186654159334" calcext:value-type="float">
            <text:p>49,0187</text:p>
          </table:table-cell>
          <table:table-cell table:number-columns-repeated="5"/>
          <table:table-cell office:value-type="float" office:value="1198" calcext:value-type="float">
            <text:p>1198</text:p>
          </table:table-cell>
          <table:table-cell table:formula="of:= ([.I1223]*[.P1223]+[.B1223]*[.P1223]+[.B1223]*[.I1223])/([.B1223]*[.I1223]*[.P1223])" office:value-type="float" office:value="0.174384990096086" calcext:value-type="float">
            <text:p>0,1744</text:p>
          </table:table-cell>
          <table:table-cell table:number-columns-repeated="10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formula="of:=9+2*RAND()" office:value-type="float" office:value="9.13274623011239" calcext:value-type="float">
            <text:p>9,1327</text:p>
          </table:table-cell>
          <table:table-cell table:number-columns-repeated="5"/>
          <table:table-cell office:value-type="float" office:value="1199" calcext:value-type="float">
            <text:p>1199</text:p>
          </table:table-cell>
          <table:table-cell table:formula="of:=COM.MICROSOFT.NORM.INV(RAND();30;5)" office:value-type="float" office:value="26.4913593322145" calcext:value-type="float">
            <text:p>26,4914</text:p>
          </table:table-cell>
          <table:table-cell table:number-columns-repeated="5"/>
          <table:table-cell office:value-type="float" office:value="1199" calcext:value-type="float">
            <text:p>1199</text:p>
          </table:table-cell>
          <table:table-cell table:formula="of:=40+10*RAND()" office:value-type="float" office:value="45.6819559971336" calcext:value-type="float">
            <text:p>45,6820</text:p>
          </table:table-cell>
          <table:table-cell table:number-columns-repeated="5"/>
          <table:table-cell office:value-type="float" office:value="1199" calcext:value-type="float">
            <text:p>1199</text:p>
          </table:table-cell>
          <table:table-cell table:formula="of:= ([.I1224]*[.P1224]+[.B1224]*[.P1224]+[.B1224]*[.I1224])/([.B1224]*[.I1224]*[.P1224])" office:value-type="float" office:value="0.169134728208952" calcext:value-type="float">
            <text:p>0,1691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9+2*RAND()" office:value-type="float" office:value="9.62167650437914" calcext:value-type="float">
            <text:p>9,6217</text:p>
          </table:table-cell>
          <table:table-cell table:number-columns-repeated="5"/>
          <table:table-cell office:value-type="float" office:value="1200" calcext:value-type="float">
            <text:p>1200</text:p>
          </table:table-cell>
          <table:table-cell table:formula="of:=COM.MICROSOFT.NORM.INV(RAND();30;5)" office:value-type="float" office:value="34.8354703515191" calcext:value-type="float">
            <text:p>34,8355</text:p>
          </table:table-cell>
          <table:table-cell table:number-columns-repeated="5"/>
          <table:table-cell office:value-type="float" office:value="1200" calcext:value-type="float">
            <text:p>1200</text:p>
          </table:table-cell>
          <table:table-cell table:formula="of:=40+10*RAND()" office:value-type="float" office:value="45.1000962348189" calcext:value-type="float">
            <text:p>45,1001</text:p>
          </table:table-cell>
          <table:table-cell table:number-columns-repeated="5"/>
          <table:table-cell office:value-type="float" office:value="1200" calcext:value-type="float">
            <text:p>1200</text:p>
          </table:table-cell>
          <table:table-cell table:formula="of:= ([.I1225]*[.P1225]+[.B1225]*[.P1225]+[.B1225]*[.I1225])/([.B1225]*[.I1225]*[.P1225])" office:value-type="float" office:value="0.154811265960879" calcext:value-type="float">
            <text:p>0,1548</text:p>
          </table:table-cell>
          <table:table-cell table:number-columns-repeated="10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9+2*RAND()" office:value-type="float" office:value="9.17365203448571" calcext:value-type="float">
            <text:p>9,1737</text:p>
          </table:table-cell>
          <table:table-cell table:number-columns-repeated="5"/>
          <table:table-cell office:value-type="float" office:value="1201" calcext:value-type="float">
            <text:p>1201</text:p>
          </table:table-cell>
          <table:table-cell table:formula="of:=COM.MICROSOFT.NORM.INV(RAND();30;5)" office:value-type="float" office:value="31.2796059116602" calcext:value-type="float">
            <text:p>31,2796</text:p>
          </table:table-cell>
          <table:table-cell table:number-columns-repeated="5"/>
          <table:table-cell office:value-type="float" office:value="1201" calcext:value-type="float">
            <text:p>1201</text:p>
          </table:table-cell>
          <table:table-cell table:formula="of:=40+10*RAND()" office:value-type="float" office:value="47.5971516093705" calcext:value-type="float">
            <text:p>47,5972</text:p>
          </table:table-cell>
          <table:table-cell table:number-columns-repeated="5"/>
          <table:table-cell office:value-type="float" office:value="1201" calcext:value-type="float">
            <text:p>1201</text:p>
          </table:table-cell>
          <table:table-cell table:formula="of:= ([.I1226]*[.P1226]+[.B1226]*[.P1226]+[.B1226]*[.I1226])/([.B1226]*[.I1226]*[.P1226])" office:value-type="float" office:value="0.161987213565361" calcext:value-type="float">
            <text:p>0,1620</text:p>
          </table:table-cell>
          <table:table-cell table:number-columns-repeated="10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formula="of:=9+2*RAND()" office:value-type="float" office:value="10.5646352323238" calcext:value-type="float">
            <text:p>10,5646</text:p>
          </table:table-cell>
          <table:table-cell table:number-columns-repeated="5"/>
          <table:table-cell office:value-type="float" office:value="1202" calcext:value-type="float">
            <text:p>1202</text:p>
          </table:table-cell>
          <table:table-cell table:formula="of:=COM.MICROSOFT.NORM.INV(RAND();30;5)" office:value-type="float" office:value="30.6385980938015" calcext:value-type="float">
            <text:p>30,6386</text:p>
          </table:table-cell>
          <table:table-cell table:number-columns-repeated="5"/>
          <table:table-cell office:value-type="float" office:value="1202" calcext:value-type="float">
            <text:p>1202</text:p>
          </table:table-cell>
          <table:table-cell table:formula="of:=40+10*RAND()" office:value-type="float" office:value="48.0964293016586" calcext:value-type="float">
            <text:p>48,0964</text:p>
          </table:table-cell>
          <table:table-cell table:number-columns-repeated="5"/>
          <table:table-cell office:value-type="float" office:value="1202" calcext:value-type="float">
            <text:p>1202</text:p>
          </table:table-cell>
          <table:table-cell table:formula="of:= ([.I1227]*[.P1227]+[.B1227]*[.P1227]+[.B1227]*[.I1227])/([.B1227]*[.I1227]*[.P1227])" office:value-type="float" office:value="0.148085554730468" calcext:value-type="float">
            <text:p>0,1481</text:p>
          </table:table-cell>
          <table:table-cell table:number-columns-repeated="10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formula="of:=9+2*RAND()" office:value-type="float" office:value="10.8878762091044" calcext:value-type="float">
            <text:p>10,8879</text:p>
          </table:table-cell>
          <table:table-cell table:number-columns-repeated="5"/>
          <table:table-cell office:value-type="float" office:value="1203" calcext:value-type="float">
            <text:p>1203</text:p>
          </table:table-cell>
          <table:table-cell table:formula="of:=COM.MICROSOFT.NORM.INV(RAND();30;5)" office:value-type="float" office:value="29.9131760019961" calcext:value-type="float">
            <text:p>29,9132</text:p>
          </table:table-cell>
          <table:table-cell table:number-columns-repeated="5"/>
          <table:table-cell office:value-type="float" office:value="1203" calcext:value-type="float">
            <text:p>1203</text:p>
          </table:table-cell>
          <table:table-cell table:formula="of:=40+10*RAND()" office:value-type="float" office:value="40.3161423665006" calcext:value-type="float">
            <text:p>40,3161</text:p>
          </table:table-cell>
          <table:table-cell table:number-columns-repeated="5"/>
          <table:table-cell office:value-type="float" office:value="1203" calcext:value-type="float">
            <text:p>1203</text:p>
          </table:table-cell>
          <table:table-cell table:formula="of:= ([.I1228]*[.P1228]+[.B1228]*[.P1228]+[.B1228]*[.I1228])/([.B1228]*[.I1228]*[.P1228])" office:value-type="float" office:value="0.150079321299357" calcext:value-type="float">
            <text:p>0,1501</text:p>
          </table:table-cell>
          <table:table-cell table:number-columns-repeated="10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formula="of:=9+2*RAND()" office:value-type="float" office:value="10.4329817618709" calcext:value-type="float">
            <text:p>10,4330</text:p>
          </table:table-cell>
          <table:table-cell table:number-columns-repeated="5"/>
          <table:table-cell office:value-type="float" office:value="1204" calcext:value-type="float">
            <text:p>1204</text:p>
          </table:table-cell>
          <table:table-cell table:formula="of:=COM.MICROSOFT.NORM.INV(RAND();30;5)" office:value-type="float" office:value="20.9330883137841" calcext:value-type="float">
            <text:p>20,9331</text:p>
          </table:table-cell>
          <table:table-cell table:number-columns-repeated="5"/>
          <table:table-cell office:value-type="float" office:value="1204" calcext:value-type="float">
            <text:p>1204</text:p>
          </table:table-cell>
          <table:table-cell table:formula="of:=40+10*RAND()" office:value-type="float" office:value="40.5933790036943" calcext:value-type="float">
            <text:p>40,5934</text:p>
          </table:table-cell>
          <table:table-cell table:number-columns-repeated="5"/>
          <table:table-cell office:value-type="float" office:value="1204" calcext:value-type="float">
            <text:p>1204</text:p>
          </table:table-cell>
          <table:table-cell table:formula="of:= ([.I1229]*[.P1229]+[.B1229]*[.P1229]+[.B1229]*[.I1229])/([.B1229]*[.I1229]*[.P1229])" office:value-type="float" office:value="0.168255694247749" calcext:value-type="float">
            <text:p>0,1683</text:p>
          </table:table-cell>
          <table:table-cell table:number-columns-repeated="10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formula="of:=9+2*RAND()" office:value-type="float" office:value="9.14924615225755" calcext:value-type="float">
            <text:p>9,1492</text:p>
          </table:table-cell>
          <table:table-cell table:number-columns-repeated="5"/>
          <table:table-cell office:value-type="float" office:value="1205" calcext:value-type="float">
            <text:p>1205</text:p>
          </table:table-cell>
          <table:table-cell table:formula="of:=COM.MICROSOFT.NORM.INV(RAND();30;5)" office:value-type="float" office:value="26.1243536435935" calcext:value-type="float">
            <text:p>26,1244</text:p>
          </table:table-cell>
          <table:table-cell table:number-columns-repeated="5"/>
          <table:table-cell office:value-type="float" office:value="1205" calcext:value-type="float">
            <text:p>1205</text:p>
          </table:table-cell>
          <table:table-cell table:formula="of:=40+10*RAND()" office:value-type="float" office:value="49.1792588878889" calcext:value-type="float">
            <text:p>49,1793</text:p>
          </table:table-cell>
          <table:table-cell table:number-columns-repeated="5"/>
          <table:table-cell office:value-type="float" office:value="1205" calcext:value-type="float">
            <text:p>1205</text:p>
          </table:table-cell>
          <table:table-cell table:formula="of:= ([.I1230]*[.P1230]+[.B1230]*[.P1230]+[.B1230]*[.I1230])/([.B1230]*[.I1230]*[.P1230])" office:value-type="float" office:value="0.167910856664888" calcext:value-type="float">
            <text:p>0,1679</text:p>
          </table:table-cell>
          <table:table-cell table:number-columns-repeated="10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formula="of:=9+2*RAND()" office:value-type="float" office:value="9.41296376171522" calcext:value-type="float">
            <text:p>9,4130</text:p>
          </table:table-cell>
          <table:table-cell table:number-columns-repeated="5"/>
          <table:table-cell office:value-type="float" office:value="1206" calcext:value-type="float">
            <text:p>1206</text:p>
          </table:table-cell>
          <table:table-cell table:formula="of:=COM.MICROSOFT.NORM.INV(RAND();30;5)" office:value-type="float" office:value="31.4703492450632" calcext:value-type="float">
            <text:p>31,4703</text:p>
          </table:table-cell>
          <table:table-cell table:number-columns-repeated="5"/>
          <table:table-cell office:value-type="float" office:value="1206" calcext:value-type="float">
            <text:p>1206</text:p>
          </table:table-cell>
          <table:table-cell table:formula="of:=40+10*RAND()" office:value-type="float" office:value="44.2315801570658" calcext:value-type="float">
            <text:p>44,2316</text:p>
          </table:table-cell>
          <table:table-cell table:number-columns-repeated="5"/>
          <table:table-cell office:value-type="float" office:value="1206" calcext:value-type="float">
            <text:p>1206</text:p>
          </table:table-cell>
          <table:table-cell table:formula="of:= ([.I1231]*[.P1231]+[.B1231]*[.P1231]+[.B1231]*[.I1231])/([.B1231]*[.I1231]*[.P1231])" office:value-type="float" office:value="0.160620688904013" calcext:value-type="float">
            <text:p>0,1606</text:p>
          </table:table-cell>
          <table:table-cell table:number-columns-repeated="10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formula="of:=9+2*RAND()" office:value-type="float" office:value="9.4331788525451" calcext:value-type="float">
            <text:p>9,4332</text:p>
          </table:table-cell>
          <table:table-cell table:number-columns-repeated="5"/>
          <table:table-cell office:value-type="float" office:value="1207" calcext:value-type="float">
            <text:p>1207</text:p>
          </table:table-cell>
          <table:table-cell table:formula="of:=COM.MICROSOFT.NORM.INV(RAND();30;5)" office:value-type="float" office:value="32.8283504555732" calcext:value-type="float">
            <text:p>32,8284</text:p>
          </table:table-cell>
          <table:table-cell table:number-columns-repeated="5"/>
          <table:table-cell office:value-type="float" office:value="1207" calcext:value-type="float">
            <text:p>1207</text:p>
          </table:table-cell>
          <table:table-cell table:formula="of:=40+10*RAND()" office:value-type="float" office:value="47.3315905116033" calcext:value-type="float">
            <text:p>47,3316</text:p>
          </table:table-cell>
          <table:table-cell table:number-columns-repeated="5"/>
          <table:table-cell office:value-type="float" office:value="1207" calcext:value-type="float">
            <text:p>1207</text:p>
          </table:table-cell>
          <table:table-cell table:formula="of:= ([.I1232]*[.P1232]+[.B1232]*[.P1232]+[.B1232]*[.I1232])/([.B1232]*[.I1232]*[.P1232])" office:value-type="float" office:value="0.157597817336871" calcext:value-type="float">
            <text:p>0,1576</text:p>
          </table:table-cell>
          <table:table-cell table:number-columns-repeated="10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9+2*RAND()" office:value-type="float" office:value="10.1258552616928" calcext:value-type="float">
            <text:p>10,1259</text:p>
          </table:table-cell>
          <table:table-cell table:number-columns-repeated="5"/>
          <table:table-cell office:value-type="float" office:value="1208" calcext:value-type="float">
            <text:p>1208</text:p>
          </table:table-cell>
          <table:table-cell table:formula="of:=COM.MICROSOFT.NORM.INV(RAND();30;5)" office:value-type="float" office:value="28.7134811898125" calcext:value-type="float">
            <text:p>28,7135</text:p>
          </table:table-cell>
          <table:table-cell table:number-columns-repeated="5"/>
          <table:table-cell office:value-type="float" office:value="1208" calcext:value-type="float">
            <text:p>1208</text:p>
          </table:table-cell>
          <table:table-cell table:formula="of:=40+10*RAND()" office:value-type="float" office:value="43.836191095179" calcext:value-type="float">
            <text:p>43,8362</text:p>
          </table:table-cell>
          <table:table-cell table:number-columns-repeated="5"/>
          <table:table-cell office:value-type="float" office:value="1208" calcext:value-type="float">
            <text:p>1208</text:p>
          </table:table-cell>
          <table:table-cell table:formula="of:= ([.I1233]*[.P1233]+[.B1233]*[.P1233]+[.B1233]*[.I1233])/([.B1233]*[.I1233]*[.P1233])" office:value-type="float" office:value="0.156396137439925" calcext:value-type="float">
            <text:p>0,1564</text:p>
          </table:table-cell>
          <table:table-cell table:number-columns-repeated="10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formula="of:=9+2*RAND()" office:value-type="float" office:value="9.36195244709961" calcext:value-type="float">
            <text:p>9,3620</text:p>
          </table:table-cell>
          <table:table-cell table:number-columns-repeated="5"/>
          <table:table-cell office:value-type="float" office:value="1209" calcext:value-type="float">
            <text:p>1209</text:p>
          </table:table-cell>
          <table:table-cell table:formula="of:=COM.MICROSOFT.NORM.INV(RAND();30;5)" office:value-type="float" office:value="39.0260436954302" calcext:value-type="float">
            <text:p>39,0260</text:p>
          </table:table-cell>
          <table:table-cell table:number-columns-repeated="5"/>
          <table:table-cell office:value-type="float" office:value="1209" calcext:value-type="float">
            <text:p>1209</text:p>
          </table:table-cell>
          <table:table-cell table:formula="of:=40+10*RAND()" office:value-type="float" office:value="43.8076786661986" calcext:value-type="float">
            <text:p>43,8077</text:p>
          </table:table-cell>
          <table:table-cell table:number-columns-repeated="5"/>
          <table:table-cell office:value-type="float" office:value="1209" calcext:value-type="float">
            <text:p>1209</text:p>
          </table:table-cell>
          <table:table-cell table:formula="of:= ([.I1234]*[.P1234]+[.B1234]*[.P1234]+[.B1234]*[.I1234])/([.B1234]*[.I1234]*[.P1234])" office:value-type="float" office:value="0.155266288413757" calcext:value-type="float">
            <text:p>0,1553</text:p>
          </table:table-cell>
          <table:table-cell table:number-columns-repeated="10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9+2*RAND()" office:value-type="float" office:value="10.704179314198" calcext:value-type="float">
            <text:p>10,7042</text:p>
          </table:table-cell>
          <table:table-cell table:number-columns-repeated="5"/>
          <table:table-cell office:value-type="float" office:value="1210" calcext:value-type="float">
            <text:p>1210</text:p>
          </table:table-cell>
          <table:table-cell table:formula="of:=COM.MICROSOFT.NORM.INV(RAND();30;5)" office:value-type="float" office:value="35.1748232741291" calcext:value-type="float">
            <text:p>35,1748</text:p>
          </table:table-cell>
          <table:table-cell table:number-columns-repeated="5"/>
          <table:table-cell office:value-type="float" office:value="1210" calcext:value-type="float">
            <text:p>1210</text:p>
          </table:table-cell>
          <table:table-cell table:formula="of:=40+10*RAND()" office:value-type="float" office:value="40.125570903765" calcext:value-type="float">
            <text:p>40,1256</text:p>
          </table:table-cell>
          <table:table-cell table:number-columns-repeated="5"/>
          <table:table-cell office:value-type="float" office:value="1210" calcext:value-type="float">
            <text:p>1210</text:p>
          </table:table-cell>
          <table:table-cell table:formula="of:= ([.I1235]*[.P1235]+[.B1235]*[.P1235]+[.B1235]*[.I1235])/([.B1235]*[.I1235]*[.P1235])" office:value-type="float" office:value="0.146772643214274" calcext:value-type="float">
            <text:p>0,1468</text:p>
          </table:table-cell>
          <table:table-cell table:number-columns-repeated="10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formula="of:=9+2*RAND()" office:value-type="float" office:value="9.17905310285278" calcext:value-type="float">
            <text:p>9,1791</text:p>
          </table:table-cell>
          <table:table-cell table:number-columns-repeated="5"/>
          <table:table-cell office:value-type="float" office:value="1211" calcext:value-type="float">
            <text:p>1211</text:p>
          </table:table-cell>
          <table:table-cell table:formula="of:=COM.MICROSOFT.NORM.INV(RAND();30;5)" office:value-type="float" office:value="22.0764548488156" calcext:value-type="float">
            <text:p>22,0765</text:p>
          </table:table-cell>
          <table:table-cell table:number-columns-repeated="5"/>
          <table:table-cell office:value-type="float" office:value="1211" calcext:value-type="float">
            <text:p>1211</text:p>
          </table:table-cell>
          <table:table-cell table:formula="of:=40+10*RAND()" office:value-type="float" office:value="41.1841851507779" calcext:value-type="float">
            <text:p>41,1842</text:p>
          </table:table-cell>
          <table:table-cell table:number-columns-repeated="5"/>
          <table:table-cell office:value-type="float" office:value="1211" calcext:value-type="float">
            <text:p>1211</text:p>
          </table:table-cell>
          <table:table-cell table:formula="of:= ([.I1236]*[.P1236]+[.B1236]*[.P1236]+[.B1236]*[.I1236])/([.B1236]*[.I1236]*[.P1236])" office:value-type="float" office:value="0.178521992252518" calcext:value-type="float">
            <text:p>0,1785</text:p>
          </table:table-cell>
          <table:table-cell table:number-columns-repeated="10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9+2*RAND()" office:value-type="float" office:value="9.81451137806289" calcext:value-type="float">
            <text:p>9,8145</text:p>
          </table:table-cell>
          <table:table-cell table:number-columns-repeated="5"/>
          <table:table-cell office:value-type="float" office:value="1212" calcext:value-type="float">
            <text:p>1212</text:p>
          </table:table-cell>
          <table:table-cell table:formula="of:=COM.MICROSOFT.NORM.INV(RAND();30;5)" office:value-type="float" office:value="24.4790050726263" calcext:value-type="float">
            <text:p>24,4790</text:p>
          </table:table-cell>
          <table:table-cell table:number-columns-repeated="5"/>
          <table:table-cell office:value-type="float" office:value="1212" calcext:value-type="float">
            <text:p>1212</text:p>
          </table:table-cell>
          <table:table-cell table:formula="of:=40+10*RAND()" office:value-type="float" office:value="47.1173428639304" calcext:value-type="float">
            <text:p>47,1173</text:p>
          </table:table-cell>
          <table:table-cell table:number-columns-repeated="5"/>
          <table:table-cell office:value-type="float" office:value="1212" calcext:value-type="float">
            <text:p>1212</text:p>
          </table:table-cell>
          <table:table-cell table:formula="of:= ([.I1237]*[.P1237]+[.B1237]*[.P1237]+[.B1237]*[.I1237])/([.B1237]*[.I1237]*[.P1237])" office:value-type="float" office:value="0.163964883686425" calcext:value-type="float">
            <text:p>0,1640</text:p>
          </table:table-cell>
          <table:table-cell table:number-columns-repeated="10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formula="of:=9+2*RAND()" office:value-type="float" office:value="9.27328295283951" calcext:value-type="float">
            <text:p>9,2733</text:p>
          </table:table-cell>
          <table:table-cell table:number-columns-repeated="5"/>
          <table:table-cell office:value-type="float" office:value="1213" calcext:value-type="float">
            <text:p>1213</text:p>
          </table:table-cell>
          <table:table-cell table:formula="of:=COM.MICROSOFT.NORM.INV(RAND();30;5)" office:value-type="float" office:value="27.6100165792223" calcext:value-type="float">
            <text:p>27,6100</text:p>
          </table:table-cell>
          <table:table-cell table:number-columns-repeated="5"/>
          <table:table-cell office:value-type="float" office:value="1213" calcext:value-type="float">
            <text:p>1213</text:p>
          </table:table-cell>
          <table:table-cell table:formula="of:=40+10*RAND()" office:value-type="float" office:value="49.9316869175527" calcext:value-type="float">
            <text:p>49,9317</text:p>
          </table:table-cell>
          <table:table-cell table:number-columns-repeated="5"/>
          <table:table-cell office:value-type="float" office:value="1213" calcext:value-type="float">
            <text:p>1213</text:p>
          </table:table-cell>
          <table:table-cell table:formula="of:= ([.I1238]*[.P1238]+[.B1238]*[.P1238]+[.B1238]*[.I1238])/([.B1238]*[.I1238]*[.P1238])" office:value-type="float" office:value="0.164082777190656" calcext:value-type="float">
            <text:p>0,1641</text:p>
          </table:table-cell>
          <table:table-cell table:number-columns-repeated="10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formula="of:=9+2*RAND()" office:value-type="float" office:value="9.08260282943957" calcext:value-type="float">
            <text:p>9,0826</text:p>
          </table:table-cell>
          <table:table-cell table:number-columns-repeated="5"/>
          <table:table-cell office:value-type="float" office:value="1214" calcext:value-type="float">
            <text:p>1214</text:p>
          </table:table-cell>
          <table:table-cell table:formula="of:=COM.MICROSOFT.NORM.INV(RAND();30;5)" office:value-type="float" office:value="39.9501137510529" calcext:value-type="float">
            <text:p>39,9501</text:p>
          </table:table-cell>
          <table:table-cell table:number-columns-repeated="5"/>
          <table:table-cell office:value-type="float" office:value="1214" calcext:value-type="float">
            <text:p>1214</text:p>
          </table:table-cell>
          <table:table-cell table:formula="of:=40+10*RAND()" office:value-type="float" office:value="49.0560459194239" calcext:value-type="float">
            <text:p>49,0560</text:p>
          </table:table-cell>
          <table:table-cell table:number-columns-repeated="5"/>
          <table:table-cell office:value-type="float" office:value="1214" calcext:value-type="float">
            <text:p>1214</text:p>
          </table:table-cell>
          <table:table-cell table:formula="of:= ([.I1239]*[.P1239]+[.B1239]*[.P1239]+[.B1239]*[.I1239])/([.B1239]*[.I1239]*[.P1239])" office:value-type="float" office:value="0.155516662711674" calcext:value-type="float">
            <text:p>0,1555</text:p>
          </table:table-cell>
          <table:table-cell table:number-columns-repeated="10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formula="of:=9+2*RAND()" office:value-type="float" office:value="10.4701005199458" calcext:value-type="float">
            <text:p>10,4701</text:p>
          </table:table-cell>
          <table:table-cell table:number-columns-repeated="5"/>
          <table:table-cell office:value-type="float" office:value="1215" calcext:value-type="float">
            <text:p>1215</text:p>
          </table:table-cell>
          <table:table-cell table:formula="of:=COM.MICROSOFT.NORM.INV(RAND();30;5)" office:value-type="float" office:value="44.7531429367807" calcext:value-type="float">
            <text:p>44,7531</text:p>
          </table:table-cell>
          <table:table-cell table:number-columns-repeated="5"/>
          <table:table-cell office:value-type="float" office:value="1215" calcext:value-type="float">
            <text:p>1215</text:p>
          </table:table-cell>
          <table:table-cell table:formula="of:=40+10*RAND()" office:value-type="float" office:value="46.8092048878316" calcext:value-type="float">
            <text:p>46,8092</text:p>
          </table:table-cell>
          <table:table-cell table:number-columns-repeated="5"/>
          <table:table-cell office:value-type="float" office:value="1215" calcext:value-type="float">
            <text:p>1215</text:p>
          </table:table-cell>
          <table:table-cell table:formula="of:= ([.I1240]*[.P1240]+[.B1240]*[.P1240]+[.B1240]*[.I1240])/([.B1240]*[.I1240]*[.P1240])" office:value-type="float" office:value="0.139218185671195" calcext:value-type="float">
            <text:p>0,1392</text:p>
          </table:table-cell>
          <table:table-cell table:number-columns-repeated="10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formula="of:=9+2*RAND()" office:value-type="float" office:value="10.8433718255255" calcext:value-type="float">
            <text:p>10,8434</text:p>
          </table:table-cell>
          <table:table-cell table:number-columns-repeated="5"/>
          <table:table-cell office:value-type="float" office:value="1216" calcext:value-type="float">
            <text:p>1216</text:p>
          </table:table-cell>
          <table:table-cell table:formula="of:=COM.MICROSOFT.NORM.INV(RAND();30;5)" office:value-type="float" office:value="35.3708802709964" calcext:value-type="float">
            <text:p>35,3709</text:p>
          </table:table-cell>
          <table:table-cell table:number-columns-repeated="5"/>
          <table:table-cell office:value-type="float" office:value="1216" calcext:value-type="float">
            <text:p>1216</text:p>
          </table:table-cell>
          <table:table-cell table:formula="of:=40+10*RAND()" office:value-type="float" office:value="41.2217542703729" calcext:value-type="float">
            <text:p>41,2218</text:p>
          </table:table-cell>
          <table:table-cell table:number-columns-repeated="5"/>
          <table:table-cell office:value-type="float" office:value="1216" calcext:value-type="float">
            <text:p>1216</text:p>
          </table:table-cell>
          <table:table-cell table:formula="of:= ([.I1241]*[.P1241]+[.B1241]*[.P1241]+[.B1241]*[.I1241])/([.B1241]*[.I1241]*[.P1241])" office:value-type="float" office:value="0.14475311564793" calcext:value-type="float">
            <text:p>0,1448</text:p>
          </table:table-cell>
          <table:table-cell table:number-columns-repeated="10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formula="of:=9+2*RAND()" office:value-type="float" office:value="9.17507231677882" calcext:value-type="float">
            <text:p>9,1751</text:p>
          </table:table-cell>
          <table:table-cell table:number-columns-repeated="5"/>
          <table:table-cell office:value-type="float" office:value="1217" calcext:value-type="float">
            <text:p>1217</text:p>
          </table:table-cell>
          <table:table-cell table:formula="of:=COM.MICROSOFT.NORM.INV(RAND();30;5)" office:value-type="float" office:value="36.0860696623938" calcext:value-type="float">
            <text:p>36,0861</text:p>
          </table:table-cell>
          <table:table-cell table:number-columns-repeated="5"/>
          <table:table-cell office:value-type="float" office:value="1217" calcext:value-type="float">
            <text:p>1217</text:p>
          </table:table-cell>
          <table:table-cell table:formula="of:=40+10*RAND()" office:value-type="float" office:value="47.9685069748666" calcext:value-type="float">
            <text:p>47,9685</text:p>
          </table:table-cell>
          <table:table-cell table:number-columns-repeated="5"/>
          <table:table-cell office:value-type="float" office:value="1217" calcext:value-type="float">
            <text:p>1217</text:p>
          </table:table-cell>
          <table:table-cell table:formula="of:= ([.I1242]*[.P1242]+[.B1242]*[.P1242]+[.B1242]*[.I1242])/([.B1242]*[.I1242]*[.P1242])" office:value-type="float" office:value="0.157549502109595" calcext:value-type="float">
            <text:p>0,1575</text:p>
          </table:table-cell>
          <table:table-cell table:number-columns-repeated="10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9+2*RAND()" office:value-type="float" office:value="10.5606579368468" calcext:value-type="float">
            <text:p>10,5607</text:p>
          </table:table-cell>
          <table:table-cell table:number-columns-repeated="5"/>
          <table:table-cell office:value-type="float" office:value="1218" calcext:value-type="float">
            <text:p>1218</text:p>
          </table:table-cell>
          <table:table-cell table:formula="of:=COM.MICROSOFT.NORM.INV(RAND();30;5)" office:value-type="float" office:value="31.3443807436606" calcext:value-type="float">
            <text:p>31,3444</text:p>
          </table:table-cell>
          <table:table-cell table:number-columns-repeated="5"/>
          <table:table-cell office:value-type="float" office:value="1218" calcext:value-type="float">
            <text:p>1218</text:p>
          </table:table-cell>
          <table:table-cell table:formula="of:=40+10*RAND()" office:value-type="float" office:value="49.9952482746448" calcext:value-type="float">
            <text:p>49,9952</text:p>
          </table:table-cell>
          <table:table-cell table:number-columns-repeated="5"/>
          <table:table-cell office:value-type="float" office:value="1218" calcext:value-type="float">
            <text:p>1218</text:p>
          </table:table-cell>
          <table:table-cell table:formula="of:= ([.I1243]*[.P1243]+[.B1243]*[.P1243]+[.B1243]*[.I1243])/([.B1243]*[.I1243]*[.P1243])" office:value-type="float" office:value="0.146596616004006" calcext:value-type="float">
            <text:p>0,1466</text:p>
          </table:table-cell>
          <table:table-cell table:number-columns-repeated="10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formula="of:=9+2*RAND()" office:value-type="float" office:value="9.40220335754566" calcext:value-type="float">
            <text:p>9,4022</text:p>
          </table:table-cell>
          <table:table-cell table:number-columns-repeated="5"/>
          <table:table-cell office:value-type="float" office:value="1219" calcext:value-type="float">
            <text:p>1219</text:p>
          </table:table-cell>
          <table:table-cell table:formula="of:=COM.MICROSOFT.NORM.INV(RAND();30;5)" office:value-type="float" office:value="27.1753528389664" calcext:value-type="float">
            <text:p>27,1754</text:p>
          </table:table-cell>
          <table:table-cell table:number-columns-repeated="5"/>
          <table:table-cell office:value-type="float" office:value="1219" calcext:value-type="float">
            <text:p>1219</text:p>
          </table:table-cell>
          <table:table-cell table:formula="of:=40+10*RAND()" office:value-type="float" office:value="47.9567190411035" calcext:value-type="float">
            <text:p>47,9567</text:p>
          </table:table-cell>
          <table:table-cell table:number-columns-repeated="5"/>
          <table:table-cell office:value-type="float" office:value="1219" calcext:value-type="float">
            <text:p>1219</text:p>
          </table:table-cell>
          <table:table-cell table:formula="of:= ([.I1244]*[.P1244]+[.B1244]*[.P1244]+[.B1244]*[.I1244])/([.B1244]*[.I1244]*[.P1244])" office:value-type="float" office:value="0.164008234124626" calcext:value-type="float">
            <text:p>0,1640</text:p>
          </table:table-cell>
          <table:table-cell table:number-columns-repeated="10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9+2*RAND()" office:value-type="float" office:value="9.61760081187822" calcext:value-type="float">
            <text:p>9,6176</text:p>
          </table:table-cell>
          <table:table-cell table:number-columns-repeated="5"/>
          <table:table-cell office:value-type="float" office:value="1220" calcext:value-type="float">
            <text:p>1220</text:p>
          </table:table-cell>
          <table:table-cell table:formula="of:=COM.MICROSOFT.NORM.INV(RAND();30;5)" office:value-type="float" office:value="31.6315986513007" calcext:value-type="float">
            <text:p>31,6316</text:p>
          </table:table-cell>
          <table:table-cell table:number-columns-repeated="5"/>
          <table:table-cell office:value-type="float" office:value="1220" calcext:value-type="float">
            <text:p>1220</text:p>
          </table:table-cell>
          <table:table-cell table:formula="of:=40+10*RAND()" office:value-type="float" office:value="43.9080026408192" calcext:value-type="float">
            <text:p>43,9080</text:p>
          </table:table-cell>
          <table:table-cell table:number-columns-repeated="5"/>
          <table:table-cell office:value-type="float" office:value="1220" calcext:value-type="float">
            <text:p>1220</text:p>
          </table:table-cell>
          <table:table-cell table:formula="of:= ([.I1245]*[.P1245]+[.B1245]*[.P1245]+[.B1245]*[.I1245])/([.B1245]*[.I1245]*[.P1245])" office:value-type="float" office:value="0.158364883743009" calcext:value-type="float">
            <text:p>0,1584</text:p>
          </table:table-cell>
          <table:table-cell table:number-columns-repeated="10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9+2*RAND()" office:value-type="float" office:value="9.21500160102733" calcext:value-type="float">
            <text:p>9,2150</text:p>
          </table:table-cell>
          <table:table-cell table:number-columns-repeated="5"/>
          <table:table-cell office:value-type="float" office:value="1221" calcext:value-type="float">
            <text:p>1221</text:p>
          </table:table-cell>
          <table:table-cell table:formula="of:=COM.MICROSOFT.NORM.INV(RAND();30;5)" office:value-type="float" office:value="10.1976485883087" calcext:value-type="float">
            <text:p>10,1976</text:p>
          </table:table-cell>
          <table:table-cell table:number-columns-repeated="5"/>
          <table:table-cell office:value-type="float" office:value="1221" calcext:value-type="float">
            <text:p>1221</text:p>
          </table:table-cell>
          <table:table-cell table:formula="of:=40+10*RAND()" office:value-type="float" office:value="46.5253033174668" calcext:value-type="float">
            <text:p>46,5253</text:p>
          </table:table-cell>
          <table:table-cell table:number-columns-repeated="5"/>
          <table:table-cell office:value-type="float" office:value="1221" calcext:value-type="float">
            <text:p>1221</text:p>
          </table:table-cell>
          <table:table-cell table:formula="of:= ([.I1246]*[.P1246]+[.B1246]*[.P1246]+[.B1246]*[.I1246])/([.B1246]*[.I1246]*[.P1246])" office:value-type="float" office:value="0.228074202957314" calcext:value-type="float">
            <text:p>0,2281</text:p>
          </table:table-cell>
          <table:table-cell table:number-columns-repeated="10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formula="of:=9+2*RAND()" office:value-type="float" office:value="9.76491083786823" calcext:value-type="float">
            <text:p>9,7649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formula="of:=COM.MICROSOFT.NORM.INV(RAND();30;5)" office:value-type="float" office:value="29.3041123021452" calcext:value-type="float">
            <text:p>29,3041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formula="of:=40+10*RAND()" office:value-type="float" office:value="47.3505310516339" calcext:value-type="float">
            <text:p>47,3505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formula="of:= ([.I1247]*[.P1247]+[.B1247]*[.P1247]+[.B1247]*[.I1247])/([.B1247]*[.I1247]*[.P1247])" office:value-type="float" office:value="0.157651479749588" calcext:value-type="float">
            <text:p>0,1577</text:p>
          </table:table-cell>
          <table:table-cell table:number-columns-repeated="10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formula="of:=9+2*RAND()" office:value-type="float" office:value="9.8977076660376" calcext:value-type="float">
            <text:p>9,8977</text:p>
          </table:table-cell>
          <table:table-cell table:number-columns-repeated="5"/>
          <table:table-cell office:value-type="float" office:value="1223" calcext:value-type="float">
            <text:p>1223</text:p>
          </table:table-cell>
          <table:table-cell table:formula="of:=COM.MICROSOFT.NORM.INV(RAND();30;5)" office:value-type="float" office:value="28.7281399886354" calcext:value-type="float">
            <text:p>28,7281</text:p>
          </table:table-cell>
          <table:table-cell table:number-columns-repeated="5"/>
          <table:table-cell office:value-type="float" office:value="1223" calcext:value-type="float">
            <text:p>1223</text:p>
          </table:table-cell>
          <table:table-cell table:formula="of:=40+10*RAND()" office:value-type="float" office:value="47.7423546614591" calcext:value-type="float">
            <text:p>47,7424</text:p>
          </table:table-cell>
          <table:table-cell table:number-columns-repeated="5"/>
          <table:table-cell office:value-type="float" office:value="1223" calcext:value-type="float">
            <text:p>1223</text:p>
          </table:table-cell>
          <table:table-cell table:formula="of:= ([.I1248]*[.P1248]+[.B1248]*[.P1248]+[.B1248]*[.I1248])/([.B1248]*[.I1248]*[.P1248])" office:value-type="float" office:value="0.156788332958398" calcext:value-type="float">
            <text:p>0,1568</text:p>
          </table:table-cell>
          <table:table-cell table:number-columns-repeated="10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formula="of:=9+2*RAND()" office:value-type="float" office:value="9.85982795595191" calcext:value-type="float">
            <text:p>9,8598</text:p>
          </table:table-cell>
          <table:table-cell table:number-columns-repeated="5"/>
          <table:table-cell office:value-type="float" office:value="1224" calcext:value-type="float">
            <text:p>1224</text:p>
          </table:table-cell>
          <table:table-cell table:formula="of:=COM.MICROSOFT.NORM.INV(RAND();30;5)" office:value-type="float" office:value="35.076286405955" calcext:value-type="float">
            <text:p>35,0763</text:p>
          </table:table-cell>
          <table:table-cell table:number-columns-repeated="5"/>
          <table:table-cell office:value-type="float" office:value="1224" calcext:value-type="float">
            <text:p>1224</text:p>
          </table:table-cell>
          <table:table-cell table:formula="of:=40+10*RAND()" office:value-type="float" office:value="45.0652443279978" calcext:value-type="float">
            <text:p>45,0652</text:p>
          </table:table-cell>
          <table:table-cell table:number-columns-repeated="5"/>
          <table:table-cell office:value-type="float" office:value="1224" calcext:value-type="float">
            <text:p>1224</text:p>
          </table:table-cell>
          <table:table-cell table:formula="of:= ([.I1249]*[.P1249]+[.B1249]*[.P1249]+[.B1249]*[.I1249])/([.B1249]*[.I1249]*[.P1249])" office:value-type="float" office:value="0.15212098681173" calcext:value-type="float">
            <text:p>0,1521</text:p>
          </table:table-cell>
          <table:table-cell table:number-columns-repeated="10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formula="of:=9+2*RAND()" office:value-type="float" office:value="10.3524198930245" calcext:value-type="float">
            <text:p>10,3524</text:p>
          </table:table-cell>
          <table:table-cell table:number-columns-repeated="5"/>
          <table:table-cell office:value-type="float" office:value="1225" calcext:value-type="float">
            <text:p>1225</text:p>
          </table:table-cell>
          <table:table-cell table:formula="of:=COM.MICROSOFT.NORM.INV(RAND();30;5)" office:value-type="float" office:value="21.4383863075501" calcext:value-type="float">
            <text:p>21,4384</text:p>
          </table:table-cell>
          <table:table-cell table:number-columns-repeated="5"/>
          <table:table-cell office:value-type="float" office:value="1225" calcext:value-type="float">
            <text:p>1225</text:p>
          </table:table-cell>
          <table:table-cell table:formula="of:=40+10*RAND()" office:value-type="float" office:value="48.3711006178055" calcext:value-type="float">
            <text:p>48,3711</text:p>
          </table:table-cell>
          <table:table-cell table:number-columns-repeated="5"/>
          <table:table-cell office:value-type="float" office:value="1225" calcext:value-type="float">
            <text:p>1225</text:p>
          </table:table-cell>
          <table:table-cell table:formula="of:= ([.I1250]*[.P1250]+[.B1250]*[.P1250]+[.B1250]*[.I1250])/([.B1250]*[.I1250]*[.P1250])" office:value-type="float" office:value="0.16391457569722" calcext:value-type="float">
            <text:p>0,1639</text:p>
          </table:table-cell>
          <table:table-cell table:number-columns-repeated="10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formula="of:=9+2*RAND()" office:value-type="float" office:value="9.92899727704935" calcext:value-type="float">
            <text:p>9,9290</text:p>
          </table:table-cell>
          <table:table-cell table:number-columns-repeated="5"/>
          <table:table-cell office:value-type="float" office:value="1226" calcext:value-type="float">
            <text:p>1226</text:p>
          </table:table-cell>
          <table:table-cell table:formula="of:=COM.MICROSOFT.NORM.INV(RAND();30;5)" office:value-type="float" office:value="32.5925838118586" calcext:value-type="float">
            <text:p>32,5926</text:p>
          </table:table-cell>
          <table:table-cell table:number-columns-repeated="5"/>
          <table:table-cell office:value-type="float" office:value="1226" calcext:value-type="float">
            <text:p>1226</text:p>
          </table:table-cell>
          <table:table-cell table:formula="of:=40+10*RAND()" office:value-type="float" office:value="40.09590800968" calcext:value-type="float">
            <text:p>40,0959</text:p>
          </table:table-cell>
          <table:table-cell table:number-columns-repeated="5"/>
          <table:table-cell office:value-type="float" office:value="1226" calcext:value-type="float">
            <text:p>1226</text:p>
          </table:table-cell>
          <table:table-cell table:formula="of:= ([.I1251]*[.P1251]+[.B1251]*[.P1251]+[.B1251]*[.I1251])/([.B1251]*[.I1251]*[.P1251])" office:value-type="float" office:value="0.156337131989467" calcext:value-type="float">
            <text:p>0,1563</text:p>
          </table:table-cell>
          <table:table-cell table:number-columns-repeated="10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formula="of:=9+2*RAND()" office:value-type="float" office:value="9.75458508101292" calcext:value-type="float">
            <text:p>9,7546</text:p>
          </table:table-cell>
          <table:table-cell table:number-columns-repeated="5"/>
          <table:table-cell office:value-type="float" office:value="1227" calcext:value-type="float">
            <text:p>1227</text:p>
          </table:table-cell>
          <table:table-cell table:formula="of:=COM.MICROSOFT.NORM.INV(RAND();30;5)" office:value-type="float" office:value="32.0016015758475" calcext:value-type="float">
            <text:p>32,0016</text:p>
          </table:table-cell>
          <table:table-cell table:number-columns-repeated="5"/>
          <table:table-cell office:value-type="float" office:value="1227" calcext:value-type="float">
            <text:p>1227</text:p>
          </table:table-cell>
          <table:table-cell table:formula="of:=40+10*RAND()" office:value-type="float" office:value="41.7023142019752" calcext:value-type="float">
            <text:p>41,7023</text:p>
          </table:table-cell>
          <table:table-cell table:number-columns-repeated="5"/>
          <table:table-cell office:value-type="float" office:value="1227" calcext:value-type="float">
            <text:p>1227</text:p>
          </table:table-cell>
          <table:table-cell table:formula="of:= ([.I1252]*[.P1252]+[.B1252]*[.P1252]+[.B1252]*[.I1252])/([.B1252]*[.I1252]*[.P1252])" office:value-type="float" office:value="0.157743813567291" calcext:value-type="float">
            <text:p>0,1577</text:p>
          </table:table-cell>
          <table:table-cell table:number-columns-repeated="10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formula="of:=9+2*RAND()" office:value-type="float" office:value="9.24215943017043" calcext:value-type="float">
            <text:p>9,2422</text:p>
          </table:table-cell>
          <table:table-cell table:number-columns-repeated="5"/>
          <table:table-cell office:value-type="float" office:value="1228" calcext:value-type="float">
            <text:p>1228</text:p>
          </table:table-cell>
          <table:table-cell table:formula="of:=COM.MICROSOFT.NORM.INV(RAND();30;5)" office:value-type="float" office:value="33.3840299869279" calcext:value-type="float">
            <text:p>33,3840</text:p>
          </table:table-cell>
          <table:table-cell table:number-columns-repeated="5"/>
          <table:table-cell office:value-type="float" office:value="1228" calcext:value-type="float">
            <text:p>1228</text:p>
          </table:table-cell>
          <table:table-cell table:formula="of:=40+10*RAND()" office:value-type="float" office:value="46.3264444109518" calcext:value-type="float">
            <text:p>46,3264</text:p>
          </table:table-cell>
          <table:table-cell table:number-columns-repeated="5"/>
          <table:table-cell office:value-type="float" office:value="1228" calcext:value-type="float">
            <text:p>1228</text:p>
          </table:table-cell>
          <table:table-cell table:formula="of:= ([.I1253]*[.P1253]+[.B1253]*[.P1253]+[.B1253]*[.I1253])/([.B1253]*[.I1253]*[.P1253])" office:value-type="float" office:value="0.159740206982851" calcext:value-type="float">
            <text:p>0,1597</text:p>
          </table:table-cell>
          <table:table-cell table:number-columns-repeated="10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9+2*RAND()" office:value-type="float" office:value="10.6063358637039" calcext:value-type="float">
            <text:p>10,6063</text:p>
          </table:table-cell>
          <table:table-cell table:number-columns-repeated="5"/>
          <table:table-cell office:value-type="float" office:value="1229" calcext:value-type="float">
            <text:p>1229</text:p>
          </table:table-cell>
          <table:table-cell table:formula="of:=COM.MICROSOFT.NORM.INV(RAND();30;5)" office:value-type="float" office:value="23.5730534546634" calcext:value-type="float">
            <text:p>23,5731</text:p>
          </table:table-cell>
          <table:table-cell table:number-columns-repeated="5"/>
          <table:table-cell office:value-type="float" office:value="1229" calcext:value-type="float">
            <text:p>1229</text:p>
          </table:table-cell>
          <table:table-cell table:formula="of:=40+10*RAND()" office:value-type="float" office:value="41.0182857082691" calcext:value-type="float">
            <text:p>41,0183</text:p>
          </table:table-cell>
          <table:table-cell table:number-columns-repeated="5"/>
          <table:table-cell office:value-type="float" office:value="1229" calcext:value-type="float">
            <text:p>1229</text:p>
          </table:table-cell>
          <table:table-cell table:formula="of:= ([.I1254]*[.P1254]+[.B1254]*[.P1254]+[.B1254]*[.I1254])/([.B1254]*[.I1254]*[.P1254])" office:value-type="float" office:value="0.161083956375864" calcext:value-type="float">
            <text:p>0,1611</text:p>
          </table:table-cell>
          <table:table-cell table:number-columns-repeated="10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formula="of:=9+2*RAND()" office:value-type="float" office:value="10.4227139849681" calcext:value-type="float">
            <text:p>10,4227</text:p>
          </table:table-cell>
          <table:table-cell table:number-columns-repeated="5"/>
          <table:table-cell office:value-type="float" office:value="1230" calcext:value-type="float">
            <text:p>1230</text:p>
          </table:table-cell>
          <table:table-cell table:formula="of:=COM.MICROSOFT.NORM.INV(RAND();30;5)" office:value-type="float" office:value="20.8942356243889" calcext:value-type="float">
            <text:p>20,8942</text:p>
          </table:table-cell>
          <table:table-cell table:number-columns-repeated="5"/>
          <table:table-cell office:value-type="float" office:value="1230" calcext:value-type="float">
            <text:p>1230</text:p>
          </table:table-cell>
          <table:table-cell table:formula="of:=40+10*RAND()" office:value-type="float" office:value="44.1074006108101" calcext:value-type="float">
            <text:p>44,1074</text:p>
          </table:table-cell>
          <table:table-cell table:number-columns-repeated="5"/>
          <table:table-cell office:value-type="float" office:value="1230" calcext:value-type="float">
            <text:p>1230</text:p>
          </table:table-cell>
          <table:table-cell table:formula="of:= ([.I1255]*[.P1255]+[.B1255]*[.P1255]+[.B1255]*[.I1255])/([.B1255]*[.I1255]*[.P1255])" office:value-type="float" office:value="0.166476322658872" calcext:value-type="float">
            <text:p>0,1665</text:p>
          </table:table-cell>
          <table:table-cell table:number-columns-repeated="10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formula="of:=9+2*RAND()" office:value-type="float" office:value="10.7361757366452" calcext:value-type="float">
            <text:p>10,7362</text:p>
          </table:table-cell>
          <table:table-cell table:number-columns-repeated="5"/>
          <table:table-cell office:value-type="float" office:value="1231" calcext:value-type="float">
            <text:p>1231</text:p>
          </table:table-cell>
          <table:table-cell table:formula="of:=COM.MICROSOFT.NORM.INV(RAND();30;5)" office:value-type="float" office:value="28.6438160615612" calcext:value-type="float">
            <text:p>28,6438</text:p>
          </table:table-cell>
          <table:table-cell table:number-columns-repeated="5"/>
          <table:table-cell office:value-type="float" office:value="1231" calcext:value-type="float">
            <text:p>1231</text:p>
          </table:table-cell>
          <table:table-cell table:formula="of:=40+10*RAND()" office:value-type="float" office:value="49.7229389951099" calcext:value-type="float">
            <text:p>49,7229</text:p>
          </table:table-cell>
          <table:table-cell table:number-columns-repeated="5"/>
          <table:table-cell office:value-type="float" office:value="1231" calcext:value-type="float">
            <text:p>1231</text:p>
          </table:table-cell>
          <table:table-cell table:formula="of:= ([.I1256]*[.P1256]+[.B1256]*[.P1256]+[.B1256]*[.I1256])/([.B1256]*[.I1256]*[.P1256])" office:value-type="float" office:value="0.148166027053296" calcext:value-type="float">
            <text:p>0,1482</text:p>
          </table:table-cell>
          <table:table-cell table:number-columns-repeated="10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formula="of:=9+2*RAND()" office:value-type="float" office:value="9.22980620455928" calcext:value-type="float">
            <text:p>9,2298</text:p>
          </table:table-cell>
          <table:table-cell table:number-columns-repeated="5"/>
          <table:table-cell office:value-type="float" office:value="1232" calcext:value-type="float">
            <text:p>1232</text:p>
          </table:table-cell>
          <table:table-cell table:formula="of:=COM.MICROSOFT.NORM.INV(RAND();30;5)" office:value-type="float" office:value="36.12862398467" calcext:value-type="float">
            <text:p>36,1286</text:p>
          </table:table-cell>
          <table:table-cell table:number-columns-repeated="5"/>
          <table:table-cell office:value-type="float" office:value="1232" calcext:value-type="float">
            <text:p>1232</text:p>
          </table:table-cell>
          <table:table-cell table:formula="of:=40+10*RAND()" office:value-type="float" office:value="40.6332727347035" calcext:value-type="float">
            <text:p>40,6333</text:p>
          </table:table-cell>
          <table:table-cell table:number-columns-repeated="5"/>
          <table:table-cell office:value-type="float" office:value="1232" calcext:value-type="float">
            <text:p>1232</text:p>
          </table:table-cell>
          <table:table-cell table:formula="of:= ([.I1257]*[.P1257]+[.B1257]*[.P1257]+[.B1257]*[.I1257])/([.B1257]*[.I1257]*[.P1257])" office:value-type="float" office:value="0.160633893950908" calcext:value-type="float">
            <text:p>0,1606</text:p>
          </table:table-cell>
          <table:table-cell table:number-columns-repeated="10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formula="of:=9+2*RAND()" office:value-type="float" office:value="9.95829098508693" calcext:value-type="float">
            <text:p>9,9583</text:p>
          </table:table-cell>
          <table:table-cell table:number-columns-repeated="5"/>
          <table:table-cell office:value-type="float" office:value="1233" calcext:value-type="float">
            <text:p>1233</text:p>
          </table:table-cell>
          <table:table-cell table:formula="of:=COM.MICROSOFT.NORM.INV(RAND();30;5)" office:value-type="float" office:value="24.5390234221546" calcext:value-type="float">
            <text:p>24,5390</text:p>
          </table:table-cell>
          <table:table-cell table:number-columns-repeated="5"/>
          <table:table-cell office:value-type="float" office:value="1233" calcext:value-type="float">
            <text:p>1233</text:p>
          </table:table-cell>
          <table:table-cell table:formula="of:=40+10*RAND()" office:value-type="float" office:value="43.4809089021292" calcext:value-type="float">
            <text:p>43,4809</text:p>
          </table:table-cell>
          <table:table-cell table:number-columns-repeated="5"/>
          <table:table-cell office:value-type="float" office:value="1233" calcext:value-type="float">
            <text:p>1233</text:p>
          </table:table-cell>
          <table:table-cell table:formula="of:= ([.I1258]*[.P1258]+[.B1258]*[.P1258]+[.B1258]*[.I1258])/([.B1258]*[.I1258]*[.P1258])" office:value-type="float" office:value="0.164168854321293" calcext:value-type="float">
            <text:p>0,1642</text:p>
          </table:table-cell>
          <table:table-cell table:number-columns-repeated="10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formula="of:=9+2*RAND()" office:value-type="float" office:value="10.7018709990662" calcext:value-type="float">
            <text:p>10,7019</text:p>
          </table:table-cell>
          <table:table-cell table:number-columns-repeated="5"/>
          <table:table-cell office:value-type="float" office:value="1234" calcext:value-type="float">
            <text:p>1234</text:p>
          </table:table-cell>
          <table:table-cell table:formula="of:=COM.MICROSOFT.NORM.INV(RAND();30;5)" office:value-type="float" office:value="22.4434744406656" calcext:value-type="float">
            <text:p>22,4435</text:p>
          </table:table-cell>
          <table:table-cell table:number-columns-repeated="5"/>
          <table:table-cell office:value-type="float" office:value="1234" calcext:value-type="float">
            <text:p>1234</text:p>
          </table:table-cell>
          <table:table-cell table:formula="of:=40+10*RAND()" office:value-type="float" office:value="41.7422924179118" calcext:value-type="float">
            <text:p>41,7423</text:p>
          </table:table-cell>
          <table:table-cell table:number-columns-repeated="5"/>
          <table:table-cell office:value-type="float" office:value="1234" calcext:value-type="float">
            <text:p>1234</text:p>
          </table:table-cell>
          <table:table-cell table:formula="of:= ([.I1259]*[.P1259]+[.B1259]*[.P1259]+[.B1259]*[.I1259])/([.B1259]*[.I1259]*[.P1259])" office:value-type="float" office:value="0.161954504321644" calcext:value-type="float">
            <text:p>0,1620</text:p>
          </table:table-cell>
          <table:table-cell table:number-columns-repeated="10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formula="of:=9+2*RAND()" office:value-type="float" office:value="9.44363822671585" calcext:value-type="float">
            <text:p>9,4436</text:p>
          </table:table-cell>
          <table:table-cell table:number-columns-repeated="5"/>
          <table:table-cell office:value-type="float" office:value="1235" calcext:value-type="float">
            <text:p>1235</text:p>
          </table:table-cell>
          <table:table-cell table:formula="of:=COM.MICROSOFT.NORM.INV(RAND();30;5)" office:value-type="float" office:value="32.8843689786405" calcext:value-type="float">
            <text:p>32,8844</text:p>
          </table:table-cell>
          <table:table-cell table:number-columns-repeated="5"/>
          <table:table-cell office:value-type="float" office:value="1235" calcext:value-type="float">
            <text:p>1235</text:p>
          </table:table-cell>
          <table:table-cell table:formula="of:=40+10*RAND()" office:value-type="float" office:value="44.6349868935067" calcext:value-type="float">
            <text:p>44,6350</text:p>
          </table:table-cell>
          <table:table-cell table:number-columns-repeated="5"/>
          <table:table-cell office:value-type="float" office:value="1235" calcext:value-type="float">
            <text:p>1235</text:p>
          </table:table-cell>
          <table:table-cell table:formula="of:= ([.I1260]*[.P1260]+[.B1260]*[.P1260]+[.B1260]*[.I1260])/([.B1260]*[.I1260]*[.P1260])" office:value-type="float" office:value="0.158704926536566" calcext:value-type="float">
            <text:p>0,1587</text:p>
          </table:table-cell>
          <table:table-cell table:number-columns-repeated="10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9+2*RAND()" office:value-type="float" office:value="10.7766752934549" calcext:value-type="float">
            <text:p>10,7767</text:p>
          </table:table-cell>
          <table:table-cell table:number-columns-repeated="5"/>
          <table:table-cell office:value-type="float" office:value="1236" calcext:value-type="float">
            <text:p>1236</text:p>
          </table:table-cell>
          <table:table-cell table:formula="of:=COM.MICROSOFT.NORM.INV(RAND();30;5)" office:value-type="float" office:value="33.8205439864529" calcext:value-type="float">
            <text:p>33,8205</text:p>
          </table:table-cell>
          <table:table-cell table:number-columns-repeated="5"/>
          <table:table-cell office:value-type="float" office:value="1236" calcext:value-type="float">
            <text:p>1236</text:p>
          </table:table-cell>
          <table:table-cell table:formula="of:=40+10*RAND()" office:value-type="float" office:value="43.1531656987499" calcext:value-type="float">
            <text:p>43,1532</text:p>
          </table:table-cell>
          <table:table-cell table:number-columns-repeated="5"/>
          <table:table-cell office:value-type="float" office:value="1236" calcext:value-type="float">
            <text:p>1236</text:p>
          </table:table-cell>
          <table:table-cell table:formula="of:= ([.I1261]*[.P1261]+[.B1261]*[.P1261]+[.B1261]*[.I1261])/([.B1261]*[.I1261]*[.P1261])" office:value-type="float" office:value="0.14553409528223" calcext:value-type="float">
            <text:p>0,1455</text:p>
          </table:table-cell>
          <table:table-cell table:number-columns-repeated="10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formula="of:=9+2*RAND()" office:value-type="float" office:value="10.8622786675114" calcext:value-type="float">
            <text:p>10,8623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formula="of:=COM.MICROSOFT.NORM.INV(RAND();30;5)" office:value-type="float" office:value="34.0775429996704" calcext:value-type="float">
            <text:p>34,0775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formula="of:=40+10*RAND()" office:value-type="float" office:value="43.9741280802991" calcext:value-type="float">
            <text:p>43,9741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formula="of:= ([.I1262]*[.P1262]+[.B1262]*[.P1262]+[.B1262]*[.I1262])/([.B1262]*[.I1262]*[.P1262])" office:value-type="float" office:value="0.144147197537167" calcext:value-type="float">
            <text:p>0,1441</text:p>
          </table:table-cell>
          <table:table-cell table:number-columns-repeated="10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formula="of:=9+2*RAND()" office:value-type="float" office:value="9.52322618826293" calcext:value-type="float">
            <text:p>9,5232</text:p>
          </table:table-cell>
          <table:table-cell table:number-columns-repeated="5"/>
          <table:table-cell office:value-type="float" office:value="1238" calcext:value-type="float">
            <text:p>1238</text:p>
          </table:table-cell>
          <table:table-cell table:formula="of:=COM.MICROSOFT.NORM.INV(RAND();30;5)" office:value-type="float" office:value="34.4906312945869" calcext:value-type="float">
            <text:p>34,4906</text:p>
          </table:table-cell>
          <table:table-cell table:number-columns-repeated="5"/>
          <table:table-cell office:value-type="float" office:value="1238" calcext:value-type="float">
            <text:p>1238</text:p>
          </table:table-cell>
          <table:table-cell table:formula="of:=40+10*RAND()" office:value-type="float" office:value="43.960818372434" calcext:value-type="float">
            <text:p>43,9608</text:p>
          </table:table-cell>
          <table:table-cell table:number-columns-repeated="5"/>
          <table:table-cell office:value-type="float" office:value="1238" calcext:value-type="float">
            <text:p>1238</text:p>
          </table:table-cell>
          <table:table-cell table:formula="of:= ([.I1263]*[.P1263]+[.B1263]*[.P1263]+[.B1263]*[.I1263])/([.B1263]*[.I1263]*[.P1263])" office:value-type="float" office:value="0.156747341470345" calcext:value-type="float">
            <text:p>0,1567</text:p>
          </table:table-cell>
          <table:table-cell table:number-columns-repeated="10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9+2*RAND()" office:value-type="float" office:value="9.54056659177877" calcext:value-type="float">
            <text:p>9,5406</text:p>
          </table:table-cell>
          <table:table-cell table:number-columns-repeated="5"/>
          <table:table-cell office:value-type="float" office:value="1239" calcext:value-type="float">
            <text:p>1239</text:p>
          </table:table-cell>
          <table:table-cell table:formula="of:=COM.MICROSOFT.NORM.INV(RAND();30;5)" office:value-type="float" office:value="30.9200450528244" calcext:value-type="float">
            <text:p>30,9200</text:p>
          </table:table-cell>
          <table:table-cell table:number-columns-repeated="5"/>
          <table:table-cell office:value-type="float" office:value="1239" calcext:value-type="float">
            <text:p>1239</text:p>
          </table:table-cell>
          <table:table-cell table:formula="of:=40+10*RAND()" office:value-type="float" office:value="48.1915520469192" calcext:value-type="float">
            <text:p>48,1916</text:p>
          </table:table-cell>
          <table:table-cell table:number-columns-repeated="5"/>
          <table:table-cell office:value-type="float" office:value="1239" calcext:value-type="float">
            <text:p>1239</text:p>
          </table:table-cell>
          <table:table-cell table:formula="of:= ([.I1264]*[.P1264]+[.B1264]*[.P1264]+[.B1264]*[.I1264])/([.B1264]*[.I1264]*[.P1264])" office:value-type="float" office:value="0.157907582096121" calcext:value-type="float">
            <text:p>0,1579</text:p>
          </table:table-cell>
          <table:table-cell table:number-columns-repeated="10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9+2*RAND()" office:value-type="float" office:value="9.07433052617125" calcext:value-type="float">
            <text:p>9,0743</text:p>
          </table:table-cell>
          <table:table-cell table:number-columns-repeated="5"/>
          <table:table-cell office:value-type="float" office:value="1240" calcext:value-type="float">
            <text:p>1240</text:p>
          </table:table-cell>
          <table:table-cell table:formula="of:=COM.MICROSOFT.NORM.INV(RAND();30;5)" office:value-type="float" office:value="33.1346467208707" calcext:value-type="float">
            <text:p>33,1346</text:p>
          </table:table-cell>
          <table:table-cell table:number-columns-repeated="5"/>
          <table:table-cell office:value-type="float" office:value="1240" calcext:value-type="float">
            <text:p>1240</text:p>
          </table:table-cell>
          <table:table-cell table:formula="of:=40+10*RAND()" office:value-type="float" office:value="41.3267646555323" calcext:value-type="float">
            <text:p>41,3268</text:p>
          </table:table-cell>
          <table:table-cell table:number-columns-repeated="5"/>
          <table:table-cell office:value-type="float" office:value="1240" calcext:value-type="float">
            <text:p>1240</text:p>
          </table:table-cell>
          <table:table-cell table:formula="of:= ([.I1265]*[.P1265]+[.B1265]*[.P1265]+[.B1265]*[.I1265])/([.B1265]*[.I1265]*[.P1265])" office:value-type="float" office:value="0.16457825115775" calcext:value-type="float">
            <text:p>0,1646</text:p>
          </table:table-cell>
          <table:table-cell table:number-columns-repeated="10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formula="of:=9+2*RAND()" office:value-type="float" office:value="10.156877379166" calcext:value-type="float">
            <text:p>10,1569</text:p>
          </table:table-cell>
          <table:table-cell table:number-columns-repeated="5"/>
          <table:table-cell office:value-type="float" office:value="1241" calcext:value-type="float">
            <text:p>1241</text:p>
          </table:table-cell>
          <table:table-cell table:formula="of:=COM.MICROSOFT.NORM.INV(RAND();30;5)" office:value-type="float" office:value="25.7695359931354" calcext:value-type="float">
            <text:p>25,7695</text:p>
          </table:table-cell>
          <table:table-cell table:number-columns-repeated="5"/>
          <table:table-cell office:value-type="float" office:value="1241" calcext:value-type="float">
            <text:p>1241</text:p>
          </table:table-cell>
          <table:table-cell table:formula="of:=40+10*RAND()" office:value-type="float" office:value="45.7966381881852" calcext:value-type="float">
            <text:p>45,7966</text:p>
          </table:table-cell>
          <table:table-cell table:number-columns-repeated="5"/>
          <table:table-cell office:value-type="float" office:value="1241" calcext:value-type="float">
            <text:p>1241</text:p>
          </table:table-cell>
          <table:table-cell table:formula="of:= ([.I1266]*[.P1266]+[.B1266]*[.P1266]+[.B1266]*[.I1266])/([.B1266]*[.I1266]*[.P1266])" office:value-type="float" office:value="0.159096631034277" calcext:value-type="float">
            <text:p>0,1591</text:p>
          </table:table-cell>
          <table:table-cell table:number-columns-repeated="10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formula="of:=9+2*RAND()" office:value-type="float" office:value="9.6406821582932" calcext:value-type="float">
            <text:p>9,6407</text:p>
          </table:table-cell>
          <table:table-cell table:number-columns-repeated="5"/>
          <table:table-cell office:value-type="float" office:value="1242" calcext:value-type="float">
            <text:p>1242</text:p>
          </table:table-cell>
          <table:table-cell table:formula="of:=COM.MICROSOFT.NORM.INV(RAND();30;5)" office:value-type="float" office:value="26.8066766684228" calcext:value-type="float">
            <text:p>26,8067</text:p>
          </table:table-cell>
          <table:table-cell table:number-columns-repeated="5"/>
          <table:table-cell office:value-type="float" office:value="1242" calcext:value-type="float">
            <text:p>1242</text:p>
          </table:table-cell>
          <table:table-cell table:formula="of:=40+10*RAND()" office:value-type="float" office:value="41.754343273351" calcext:value-type="float">
            <text:p>41,7543</text:p>
          </table:table-cell>
          <table:table-cell table:number-columns-repeated="5"/>
          <table:table-cell office:value-type="float" office:value="1242" calcext:value-type="float">
            <text:p>1242</text:p>
          </table:table-cell>
          <table:table-cell table:formula="of:= ([.I1267]*[.P1267]+[.B1267]*[.P1267]+[.B1267]*[.I1267])/([.B1267]*[.I1267]*[.P1267])" office:value-type="float" office:value="0.164980843357643" calcext:value-type="float">
            <text:p>0,1650</text:p>
          </table:table-cell>
          <table:table-cell table:number-columns-repeated="10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formula="of:=9+2*RAND()" office:value-type="float" office:value="10.8719835106749" calcext:value-type="float">
            <text:p>10,8720</text:p>
          </table:table-cell>
          <table:table-cell table:number-columns-repeated="5"/>
          <table:table-cell office:value-type="float" office:value="1243" calcext:value-type="float">
            <text:p>1243</text:p>
          </table:table-cell>
          <table:table-cell table:formula="of:=COM.MICROSOFT.NORM.INV(RAND();30;5)" office:value-type="float" office:value="25.7004731191343" calcext:value-type="float">
            <text:p>25,7005</text:p>
          </table:table-cell>
          <table:table-cell table:number-columns-repeated="5"/>
          <table:table-cell office:value-type="float" office:value="1243" calcext:value-type="float">
            <text:p>1243</text:p>
          </table:table-cell>
          <table:table-cell table:formula="of:=40+10*RAND()" office:value-type="float" office:value="46.3204820628744" calcext:value-type="float">
            <text:p>46,3205</text:p>
          </table:table-cell>
          <table:table-cell table:number-columns-repeated="5"/>
          <table:table-cell office:value-type="float" office:value="1243" calcext:value-type="float">
            <text:p>1243</text:p>
          </table:table-cell>
          <table:table-cell table:formula="of:= ([.I1268]*[.P1268]+[.B1268]*[.P1268]+[.B1268]*[.I1268])/([.B1268]*[.I1268]*[.P1268])" office:value-type="float" office:value="0.152478047433541" calcext:value-type="float">
            <text:p>0,1525</text:p>
          </table:table-cell>
          <table:table-cell table:number-columns-repeated="10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9+2*RAND()" office:value-type="float" office:value="9.53605588315986" calcext:value-type="float">
            <text:p>9,5361</text:p>
          </table:table-cell>
          <table:table-cell table:number-columns-repeated="5"/>
          <table:table-cell office:value-type="float" office:value="1244" calcext:value-type="float">
            <text:p>1244</text:p>
          </table:table-cell>
          <table:table-cell table:formula="of:=COM.MICROSOFT.NORM.INV(RAND();30;5)" office:value-type="float" office:value="27.9749826969709" calcext:value-type="float">
            <text:p>27,9750</text:p>
          </table:table-cell>
          <table:table-cell table:number-columns-repeated="5"/>
          <table:table-cell office:value-type="float" office:value="1244" calcext:value-type="float">
            <text:p>1244</text:p>
          </table:table-cell>
          <table:table-cell table:formula="of:=40+10*RAND()" office:value-type="float" office:value="46.5435197239276" calcext:value-type="float">
            <text:p>46,5435</text:p>
          </table:table-cell>
          <table:table-cell table:number-columns-repeated="5"/>
          <table:table-cell office:value-type="float" office:value="1244" calcext:value-type="float">
            <text:p>1244</text:p>
          </table:table-cell>
          <table:table-cell table:formula="of:= ([.I1269]*[.P1269]+[.B1269]*[.P1269]+[.B1269]*[.I1269])/([.B1269]*[.I1269]*[.P1269])" office:value-type="float" office:value="0.162096649462667" calcext:value-type="float">
            <text:p>0,1621</text:p>
          </table:table-cell>
          <table:table-cell table:number-columns-repeated="10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formula="of:=9+2*RAND()" office:value-type="float" office:value="10.0026163228322" calcext:value-type="float">
            <text:p>10,0026</text:p>
          </table:table-cell>
          <table:table-cell table:number-columns-repeated="5"/>
          <table:table-cell office:value-type="float" office:value="1245" calcext:value-type="float">
            <text:p>1245</text:p>
          </table:table-cell>
          <table:table-cell table:formula="of:=COM.MICROSOFT.NORM.INV(RAND();30;5)" office:value-type="float" office:value="34.4921088007895" calcext:value-type="float">
            <text:p>34,4921</text:p>
          </table:table-cell>
          <table:table-cell table:number-columns-repeated="5"/>
          <table:table-cell office:value-type="float" office:value="1245" calcext:value-type="float">
            <text:p>1245</text:p>
          </table:table-cell>
          <table:table-cell table:formula="of:=40+10*RAND()" office:value-type="float" office:value="44.4759375427384" calcext:value-type="float">
            <text:p>44,4759</text:p>
          </table:table-cell>
          <table:table-cell table:number-columns-repeated="5"/>
          <table:table-cell office:value-type="float" office:value="1245" calcext:value-type="float">
            <text:p>1245</text:p>
          </table:table-cell>
          <table:table-cell table:formula="of:= ([.I1270]*[.P1270]+[.B1270]*[.P1270]+[.B1270]*[.I1270])/([.B1270]*[.I1270]*[.P1270])" office:value-type="float" office:value="0.151450050153605" calcext:value-type="float">
            <text:p>0,1515</text:p>
          </table:table-cell>
          <table:table-cell table:number-columns-repeated="10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formula="of:=9+2*RAND()" office:value-type="float" office:value="9.33016405324452" calcext:value-type="float">
            <text:p>9,3302</text:p>
          </table:table-cell>
          <table:table-cell table:number-columns-repeated="5"/>
          <table:table-cell office:value-type="float" office:value="1246" calcext:value-type="float">
            <text:p>1246</text:p>
          </table:table-cell>
          <table:table-cell table:formula="of:=COM.MICROSOFT.NORM.INV(RAND();30;5)" office:value-type="float" office:value="29.2290609041132" calcext:value-type="float">
            <text:p>29,2291</text:p>
          </table:table-cell>
          <table:table-cell table:number-columns-repeated="5"/>
          <table:table-cell office:value-type="float" office:value="1246" calcext:value-type="float">
            <text:p>1246</text:p>
          </table:table-cell>
          <table:table-cell table:formula="of:=40+10*RAND()" office:value-type="float" office:value="46.1456499283668" calcext:value-type="float">
            <text:p>46,1456</text:p>
          </table:table-cell>
          <table:table-cell table:number-columns-repeated="5"/>
          <table:table-cell office:value-type="float" office:value="1246" calcext:value-type="float">
            <text:p>1246</text:p>
          </table:table-cell>
          <table:table-cell table:formula="of:= ([.I1271]*[.P1271]+[.B1271]*[.P1271]+[.B1271]*[.I1271])/([.B1271]*[.I1271]*[.P1271])" office:value-type="float" office:value="0.163062292355596" calcext:value-type="float">
            <text:p>0,1631</text:p>
          </table:table-cell>
          <table:table-cell table:number-columns-repeated="10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9+2*RAND()" office:value-type="float" office:value="10.3162898656446" calcext:value-type="float">
            <text:p>10,3163</text:p>
          </table:table-cell>
          <table:table-cell table:number-columns-repeated="5"/>
          <table:table-cell office:value-type="float" office:value="1247" calcext:value-type="float">
            <text:p>1247</text:p>
          </table:table-cell>
          <table:table-cell table:formula="of:=COM.MICROSOFT.NORM.INV(RAND();30;5)" office:value-type="float" office:value="39.0217249224703" calcext:value-type="float">
            <text:p>39,0217</text:p>
          </table:table-cell>
          <table:table-cell table:number-columns-repeated="5"/>
          <table:table-cell office:value-type="float" office:value="1247" calcext:value-type="float">
            <text:p>1247</text:p>
          </table:table-cell>
          <table:table-cell table:formula="of:=40+10*RAND()" office:value-type="float" office:value="46.9552189589012" calcext:value-type="float">
            <text:p>46,9552</text:p>
          </table:table-cell>
          <table:table-cell table:number-columns-repeated="5"/>
          <table:table-cell office:value-type="float" office:value="1247" calcext:value-type="float">
            <text:p>1247</text:p>
          </table:table-cell>
          <table:table-cell table:formula="of:= ([.I1272]*[.P1272]+[.B1272]*[.P1272]+[.B1272]*[.I1272])/([.B1272]*[.I1272]*[.P1272])" office:value-type="float" office:value="0.143857710935279" calcext:value-type="float">
            <text:p>0,1439</text:p>
          </table:table-cell>
          <table:table-cell table:number-columns-repeated="10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formula="of:=9+2*RAND()" office:value-type="float" office:value="10.7593966203276" calcext:value-type="float">
            <text:p>10,7594</text:p>
          </table:table-cell>
          <table:table-cell table:number-columns-repeated="5"/>
          <table:table-cell office:value-type="float" office:value="1248" calcext:value-type="float">
            <text:p>1248</text:p>
          </table:table-cell>
          <table:table-cell table:formula="of:=COM.MICROSOFT.NORM.INV(RAND();30;5)" office:value-type="float" office:value="28.0944627907336" calcext:value-type="float">
            <text:p>28,0945</text:p>
          </table:table-cell>
          <table:table-cell table:number-columns-repeated="5"/>
          <table:table-cell office:value-type="float" office:value="1248" calcext:value-type="float">
            <text:p>1248</text:p>
          </table:table-cell>
          <table:table-cell table:formula="of:=40+10*RAND()" office:value-type="float" office:value="41.7565186100546" calcext:value-type="float">
            <text:p>41,7565</text:p>
          </table:table-cell>
          <table:table-cell table:number-columns-repeated="5"/>
          <table:table-cell office:value-type="float" office:value="1248" calcext:value-type="float">
            <text:p>1248</text:p>
          </table:table-cell>
          <table:table-cell table:formula="of:= ([.I1273]*[.P1273]+[.B1273]*[.P1273]+[.B1273]*[.I1273])/([.B1273]*[.I1273]*[.P1273])" office:value-type="float" office:value="0.152484574035455" calcext:value-type="float">
            <text:p>0,1525</text:p>
          </table:table-cell>
          <table:table-cell table:number-columns-repeated="10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formula="of:=9+2*RAND()" office:value-type="float" office:value="10.4370184794534" calcext:value-type="float">
            <text:p>10,4370</text:p>
          </table:table-cell>
          <table:table-cell table:number-columns-repeated="5"/>
          <table:table-cell office:value-type="float" office:value="1249" calcext:value-type="float">
            <text:p>1249</text:p>
          </table:table-cell>
          <table:table-cell table:formula="of:=COM.MICROSOFT.NORM.INV(RAND();30;5)" office:value-type="float" office:value="27.2294663044058" calcext:value-type="float">
            <text:p>27,2295</text:p>
          </table:table-cell>
          <table:table-cell table:number-columns-repeated="5"/>
          <table:table-cell office:value-type="float" office:value="1249" calcext:value-type="float">
            <text:p>1249</text:p>
          </table:table-cell>
          <table:table-cell table:formula="of:=40+10*RAND()" office:value-type="float" office:value="46.3048055942636" calcext:value-type="float">
            <text:p>46,3048</text:p>
          </table:table-cell>
          <table:table-cell table:number-columns-repeated="5"/>
          <table:table-cell office:value-type="float" office:value="1249" calcext:value-type="float">
            <text:p>1249</text:p>
          </table:table-cell>
          <table:table-cell table:formula="of:= ([.I1274]*[.P1274]+[.B1274]*[.P1274]+[.B1274]*[.I1274])/([.B1274]*[.I1274]*[.P1274])" office:value-type="float" office:value="0.154133755105005" calcext:value-type="float">
            <text:p>0,1541</text:p>
          </table:table-cell>
          <table:table-cell table:number-columns-repeated="10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9+2*RAND()" office:value-type="float" office:value="10.2891502480488" calcext:value-type="float">
            <text:p>10,2892</text:p>
          </table:table-cell>
          <table:table-cell table:number-columns-repeated="5"/>
          <table:table-cell office:value-type="float" office:value="1250" calcext:value-type="float">
            <text:p>1250</text:p>
          </table:table-cell>
          <table:table-cell table:formula="of:=COM.MICROSOFT.NORM.INV(RAND();30;5)" office:value-type="float" office:value="29.1130384127676" calcext:value-type="float">
            <text:p>29,1130</text:p>
          </table:table-cell>
          <table:table-cell table:number-columns-repeated="5"/>
          <table:table-cell office:value-type="float" office:value="1250" calcext:value-type="float">
            <text:p>1250</text:p>
          </table:table-cell>
          <table:table-cell table:formula="of:=40+10*RAND()" office:value-type="float" office:value="45.4442997474689" calcext:value-type="float">
            <text:p>45,4443</text:p>
          </table:table-cell>
          <table:table-cell table:number-columns-repeated="5"/>
          <table:table-cell office:value-type="float" office:value="1250" calcext:value-type="float">
            <text:p>1250</text:p>
          </table:table-cell>
          <table:table-cell table:formula="of:= ([.I1275]*[.P1275]+[.B1275]*[.P1275]+[.B1275]*[.I1275])/([.B1275]*[.I1275]*[.P1275])" office:value-type="float" office:value="0.153543586811023" calcext:value-type="float">
            <text:p>0,1535</text:p>
          </table:table-cell>
          <table:table-cell table:number-columns-repeated="10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formula="of:=9+2*RAND()" office:value-type="float" office:value="9.81080273748376" calcext:value-type="float">
            <text:p>9,8108</text:p>
          </table:table-cell>
          <table:table-cell table:number-columns-repeated="5"/>
          <table:table-cell office:value-type="float" office:value="1251" calcext:value-type="float">
            <text:p>1251</text:p>
          </table:table-cell>
          <table:table-cell table:formula="of:=COM.MICROSOFT.NORM.INV(RAND();30;5)" office:value-type="float" office:value="28.5378641664024" calcext:value-type="float">
            <text:p>28,5379</text:p>
          </table:table-cell>
          <table:table-cell table:number-columns-repeated="5"/>
          <table:table-cell office:value-type="float" office:value="1251" calcext:value-type="float">
            <text:p>1251</text:p>
          </table:table-cell>
          <table:table-cell table:formula="of:=40+10*RAND()" office:value-type="float" office:value="42.5331209937576" calcext:value-type="float">
            <text:p>42,5331</text:p>
          </table:table-cell>
          <table:table-cell table:number-columns-repeated="5"/>
          <table:table-cell office:value-type="float" office:value="1251" calcext:value-type="float">
            <text:p>1251</text:p>
          </table:table-cell>
          <table:table-cell table:formula="of:= ([.I1276]*[.P1276]+[.B1276]*[.P1276]+[.B1276]*[.I1276])/([.B1276]*[.I1276]*[.P1276])" office:value-type="float" office:value="0.160480712448787" calcext:value-type="float">
            <text:p>0,1605</text:p>
          </table:table-cell>
          <table:table-cell table:number-columns-repeated="10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formula="of:=9+2*RAND()" office:value-type="float" office:value="9.09150682878681" calcext:value-type="float">
            <text:p>9,0915</text:p>
          </table:table-cell>
          <table:table-cell table:number-columns-repeated="5"/>
          <table:table-cell office:value-type="float" office:value="1252" calcext:value-type="float">
            <text:p>1252</text:p>
          </table:table-cell>
          <table:table-cell table:formula="of:=COM.MICROSOFT.NORM.INV(RAND();30;5)" office:value-type="float" office:value="27.4433439039223" calcext:value-type="float">
            <text:p>27,4433</text:p>
          </table:table-cell>
          <table:table-cell table:number-columns-repeated="5"/>
          <table:table-cell office:value-type="float" office:value="1252" calcext:value-type="float">
            <text:p>1252</text:p>
          </table:table-cell>
          <table:table-cell table:formula="of:=40+10*RAND()" office:value-type="float" office:value="48.6362884880509" calcext:value-type="float">
            <text:p>48,6363</text:p>
          </table:table-cell>
          <table:table-cell table:number-columns-repeated="5"/>
          <table:table-cell office:value-type="float" office:value="1252" calcext:value-type="float">
            <text:p>1252</text:p>
          </table:table-cell>
          <table:table-cell table:formula="of:= ([.I1277]*[.P1277]+[.B1277]*[.P1277]+[.B1277]*[.I1277])/([.B1277]*[.I1277]*[.P1277])" office:value-type="float" office:value="0.166992255459385" calcext:value-type="float">
            <text:p>0,1670</text:p>
          </table:table-cell>
          <table:table-cell table:number-columns-repeated="10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formula="of:=9+2*RAND()" office:value-type="float" office:value="10.4858293125872" calcext:value-type="float">
            <text:p>10,4858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formula="of:=COM.MICROSOFT.NORM.INV(RAND();30;5)" office:value-type="float" office:value="30.1897877212166" calcext:value-type="float">
            <text:p>30,1898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formula="of:=40+10*RAND()" office:value-type="float" office:value="41.9336896867026" calcext:value-type="float">
            <text:p>41,9337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formula="of:= ([.I1278]*[.P1278]+[.B1278]*[.P1278]+[.B1278]*[.I1278])/([.B1278]*[.I1278]*[.P1278])" office:value-type="float" office:value="0.152337759135653" calcext:value-type="float">
            <text:p>0,1523</text:p>
          </table:table-cell>
          <table:table-cell table:number-columns-repeated="10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formula="of:=9+2*RAND()" office:value-type="float" office:value="9.82498620613478" calcext:value-type="float">
            <text:p>9,8250</text:p>
          </table:table-cell>
          <table:table-cell table:number-columns-repeated="5"/>
          <table:table-cell office:value-type="float" office:value="1254" calcext:value-type="float">
            <text:p>1254</text:p>
          </table:table-cell>
          <table:table-cell table:formula="of:=COM.MICROSOFT.NORM.INV(RAND();30;5)" office:value-type="float" office:value="32.9357549876492" calcext:value-type="float">
            <text:p>32,9358</text:p>
          </table:table-cell>
          <table:table-cell table:number-columns-repeated="5"/>
          <table:table-cell office:value-type="float" office:value="1254" calcext:value-type="float">
            <text:p>1254</text:p>
          </table:table-cell>
          <table:table-cell table:formula="of:=40+10*RAND()" office:value-type="float" office:value="47.1356339810882" calcext:value-type="float">
            <text:p>47,1356</text:p>
          </table:table-cell>
          <table:table-cell table:number-columns-repeated="5"/>
          <table:table-cell office:value-type="float" office:value="1254" calcext:value-type="float">
            <text:p>1254</text:p>
          </table:table-cell>
          <table:table-cell table:formula="of:= ([.I1279]*[.P1279]+[.B1279]*[.P1279]+[.B1279]*[.I1279])/([.B1279]*[.I1279]*[.P1279])" office:value-type="float" office:value="0.153358825061598" calcext:value-type="float">
            <text:p>0,1534</text:p>
          </table:table-cell>
          <table:table-cell table:number-columns-repeated="10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formula="of:=9+2*RAND()" office:value-type="float" office:value="10.0469242467079" calcext:value-type="float">
            <text:p>10,0469</text:p>
          </table:table-cell>
          <table:table-cell table:number-columns-repeated="5"/>
          <table:table-cell office:value-type="float" office:value="1255" calcext:value-type="float">
            <text:p>1255</text:p>
          </table:table-cell>
          <table:table-cell table:formula="of:=COM.MICROSOFT.NORM.INV(RAND();30;5)" office:value-type="float" office:value="31.3258052534793" calcext:value-type="float">
            <text:p>31,3258</text:p>
          </table:table-cell>
          <table:table-cell table:number-columns-repeated="5"/>
          <table:table-cell office:value-type="float" office:value="1255" calcext:value-type="float">
            <text:p>1255</text:p>
          </table:table-cell>
          <table:table-cell table:formula="of:=40+10*RAND()" office:value-type="float" office:value="43.2948651665356" calcext:value-type="float">
            <text:p>43,2949</text:p>
          </table:table-cell>
          <table:table-cell table:number-columns-repeated="5"/>
          <table:table-cell office:value-type="float" office:value="1255" calcext:value-type="float">
            <text:p>1255</text:p>
          </table:table-cell>
          <table:table-cell table:formula="of:= ([.I1280]*[.P1280]+[.B1280]*[.P1280]+[.B1280]*[.I1280])/([.B1280]*[.I1280]*[.P1280])" office:value-type="float" office:value="0.154552939682977" calcext:value-type="float">
            <text:p>0,1546</text:p>
          </table:table-cell>
          <table:table-cell table:number-columns-repeated="10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9+2*RAND()" office:value-type="float" office:value="10.8579512552824" calcext:value-type="float">
            <text:p>10,8580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formula="of:=COM.MICROSOFT.NORM.INV(RAND();30;5)" office:value-type="float" office:value="24.2884688834112" calcext:value-type="float">
            <text:p>24,2885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formula="of:=40+10*RAND()" office:value-type="float" office:value="44.1423467022833" calcext:value-type="float">
            <text:p>44,1423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formula="of:= ([.I1281]*[.P1281]+[.B1281]*[.P1281]+[.B1281]*[.I1281])/([.B1281]*[.I1281]*[.P1281])" office:value-type="float" office:value="0.155924190052473" calcext:value-type="float">
            <text:p>0,1559</text:p>
          </table:table-cell>
          <table:table-cell table:number-columns-repeated="10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formula="of:=9+2*RAND()" office:value-type="float" office:value="10.5700741682667" calcext:value-type="float">
            <text:p>10,5701</text:p>
          </table:table-cell>
          <table:table-cell table:number-columns-repeated="5"/>
          <table:table-cell office:value-type="float" office:value="1257" calcext:value-type="float">
            <text:p>1257</text:p>
          </table:table-cell>
          <table:table-cell table:formula="of:=COM.MICROSOFT.NORM.INV(RAND();30;5)" office:value-type="float" office:value="26.6923022404069" calcext:value-type="float">
            <text:p>26,6923</text:p>
          </table:table-cell>
          <table:table-cell table:number-columns-repeated="5"/>
          <table:table-cell office:value-type="float" office:value="1257" calcext:value-type="float">
            <text:p>1257</text:p>
          </table:table-cell>
          <table:table-cell table:formula="of:=40+10*RAND()" office:value-type="float" office:value="44.8835243668873" calcext:value-type="float">
            <text:p>44,8835</text:p>
          </table:table-cell>
          <table:table-cell table:number-columns-repeated="5"/>
          <table:table-cell office:value-type="float" office:value="1257" calcext:value-type="float">
            <text:p>1257</text:p>
          </table:table-cell>
          <table:table-cell table:formula="of:= ([.I1282]*[.P1282]+[.B1282]*[.P1282]+[.B1282]*[.I1282])/([.B1282]*[.I1282]*[.P1282])" office:value-type="float" office:value="0.154350590448723" calcext:value-type="float">
            <text:p>0,1544</text:p>
          </table:table-cell>
          <table:table-cell table:number-columns-repeated="10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formula="of:=9+2*RAND()" office:value-type="float" office:value="10.1737606201787" calcext:value-type="float">
            <text:p>10,1738</text:p>
          </table:table-cell>
          <table:table-cell table:number-columns-repeated="5"/>
          <table:table-cell office:value-type="float" office:value="1258" calcext:value-type="float">
            <text:p>1258</text:p>
          </table:table-cell>
          <table:table-cell table:formula="of:=COM.MICROSOFT.NORM.INV(RAND();30;5)" office:value-type="float" office:value="24.1265043595466" calcext:value-type="float">
            <text:p>24,1265</text:p>
          </table:table-cell>
          <table:table-cell table:number-columns-repeated="5"/>
          <table:table-cell office:value-type="float" office:value="1258" calcext:value-type="float">
            <text:p>1258</text:p>
          </table:table-cell>
          <table:table-cell table:formula="of:=40+10*RAND()" office:value-type="float" office:value="45.3286195395049" calcext:value-type="float">
            <text:p>45,3286</text:p>
          </table:table-cell>
          <table:table-cell table:number-columns-repeated="5"/>
          <table:table-cell office:value-type="float" office:value="1258" calcext:value-type="float">
            <text:p>1258</text:p>
          </table:table-cell>
          <table:table-cell table:formula="of:= ([.I1283]*[.P1283]+[.B1283]*[.P1283]+[.B1283]*[.I1283])/([.B1283]*[.I1283]*[.P1283])" office:value-type="float" office:value="0.161801380963798" calcext:value-type="float">
            <text:p>0,1618</text:p>
          </table:table-cell>
          <table:table-cell table:number-columns-repeated="10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formula="of:=9+2*RAND()" office:value-type="float" office:value="10.5589622620028" calcext:value-type="float">
            <text:p>10,5590</text:p>
          </table:table-cell>
          <table:table-cell table:number-columns-repeated="5"/>
          <table:table-cell office:value-type="float" office:value="1259" calcext:value-type="float">
            <text:p>1259</text:p>
          </table:table-cell>
          <table:table-cell table:formula="of:=COM.MICROSOFT.NORM.INV(RAND();30;5)" office:value-type="float" office:value="24.3523193825223" calcext:value-type="float">
            <text:p>24,3523</text:p>
          </table:table-cell>
          <table:table-cell table:number-columns-repeated="5"/>
          <table:table-cell office:value-type="float" office:value="1259" calcext:value-type="float">
            <text:p>1259</text:p>
          </table:table-cell>
          <table:table-cell table:formula="of:=40+10*RAND()" office:value-type="float" office:value="49.2941514484119" calcext:value-type="float">
            <text:p>49,2942</text:p>
          </table:table-cell>
          <table:table-cell table:number-columns-repeated="5"/>
          <table:table-cell office:value-type="float" office:value="1259" calcext:value-type="float">
            <text:p>1259</text:p>
          </table:table-cell>
          <table:table-cell table:formula="of:= ([.I1284]*[.P1284]+[.B1284]*[.P1284]+[.B1284]*[.I1284])/([.B1284]*[.I1284]*[.P1284])" office:value-type="float" office:value="0.156056509213888" calcext:value-type="float">
            <text:p>0,1561</text:p>
          </table:table-cell>
          <table:table-cell table:number-columns-repeated="10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9+2*RAND()" office:value-type="float" office:value="9.80448062089272" calcext:value-type="float">
            <text:p>9,8045</text:p>
          </table:table-cell>
          <table:table-cell table:number-columns-repeated="5"/>
          <table:table-cell office:value-type="float" office:value="1260" calcext:value-type="float">
            <text:p>1260</text:p>
          </table:table-cell>
          <table:table-cell table:formula="of:=COM.MICROSOFT.NORM.INV(RAND();30;5)" office:value-type="float" office:value="34.8084094542742" calcext:value-type="float">
            <text:p>34,8084</text:p>
          </table:table-cell>
          <table:table-cell table:number-columns-repeated="5"/>
          <table:table-cell office:value-type="float" office:value="1260" calcext:value-type="float">
            <text:p>1260</text:p>
          </table:table-cell>
          <table:table-cell table:formula="of:=40+10*RAND()" office:value-type="float" office:value="48.3611316152383" calcext:value-type="float">
            <text:p>48,3611</text:p>
          </table:table-cell>
          <table:table-cell table:number-columns-repeated="5"/>
          <table:table-cell office:value-type="float" office:value="1260" calcext:value-type="float">
            <text:p>1260</text:p>
          </table:table-cell>
          <table:table-cell table:formula="of:= ([.I1285]*[.P1285]+[.B1285]*[.P1285]+[.B1285]*[.I1285])/([.B1285]*[.I1285]*[.P1285])" office:value-type="float" office:value="0.151400636448388" calcext:value-type="float">
            <text:p>0,1514</text:p>
          </table:table-cell>
          <table:table-cell table:number-columns-repeated="10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formula="of:=9+2*RAND()" office:value-type="float" office:value="10.9945364438463" calcext:value-type="float">
            <text:p>10,9945</text:p>
          </table:table-cell>
          <table:table-cell table:number-columns-repeated="5"/>
          <table:table-cell office:value-type="float" office:value="1261" calcext:value-type="float">
            <text:p>1261</text:p>
          </table:table-cell>
          <table:table-cell table:formula="of:=COM.MICROSOFT.NORM.INV(RAND();30;5)" office:value-type="float" office:value="29.7073945728713" calcext:value-type="float">
            <text:p>29,7074</text:p>
          </table:table-cell>
          <table:table-cell table:number-columns-repeated="5"/>
          <table:table-cell office:value-type="float" office:value="1261" calcext:value-type="float">
            <text:p>1261</text:p>
          </table:table-cell>
          <table:table-cell table:formula="of:=40+10*RAND()" office:value-type="float" office:value="42.9292490624357" calcext:value-type="float">
            <text:p>42,9292</text:p>
          </table:table-cell>
          <table:table-cell table:number-columns-repeated="5"/>
          <table:table-cell office:value-type="float" office:value="1261" calcext:value-type="float">
            <text:p>1261</text:p>
          </table:table-cell>
          <table:table-cell table:formula="of:= ([.I1286]*[.P1286]+[.B1286]*[.P1286]+[.B1286]*[.I1286])/([.B1286]*[.I1286]*[.P1286])" office:value-type="float" office:value="0.147910060896518" calcext:value-type="float">
            <text:p>0,1479</text:p>
          </table:table-cell>
          <table:table-cell table:number-columns-repeated="10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formula="of:=9+2*RAND()" office:value-type="float" office:value="9.69610121264122" calcext:value-type="float">
            <text:p>9,6961</text:p>
          </table:table-cell>
          <table:table-cell table:number-columns-repeated="5"/>
          <table:table-cell office:value-type="float" office:value="1262" calcext:value-type="float">
            <text:p>1262</text:p>
          </table:table-cell>
          <table:table-cell table:formula="of:=COM.MICROSOFT.NORM.INV(RAND();30;5)" office:value-type="float" office:value="32.9454250138268" calcext:value-type="float">
            <text:p>32,9454</text:p>
          </table:table-cell>
          <table:table-cell table:number-columns-repeated="5"/>
          <table:table-cell office:value-type="float" office:value="1262" calcext:value-type="float">
            <text:p>1262</text:p>
          </table:table-cell>
          <table:table-cell table:formula="of:=40+10*RAND()" office:value-type="float" office:value="45.390482301591" calcext:value-type="float">
            <text:p>45,3905</text:p>
          </table:table-cell>
          <table:table-cell table:number-columns-repeated="5"/>
          <table:table-cell office:value-type="float" office:value="1262" calcext:value-type="float">
            <text:p>1262</text:p>
          </table:table-cell>
          <table:table-cell table:formula="of:= ([.I1287]*[.P1287]+[.B1287]*[.P1287]+[.B1287]*[.I1287])/([.B1287]*[.I1287]*[.P1287])" office:value-type="float" office:value="0.15551851537361" calcext:value-type="float">
            <text:p>0,1555</text:p>
          </table:table-cell>
          <table:table-cell table:number-columns-repeated="10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9+2*RAND()" office:value-type="float" office:value="10.5186287940014" calcext:value-type="float">
            <text:p>10,5186</text:p>
          </table:table-cell>
          <table:table-cell table:number-columns-repeated="5"/>
          <table:table-cell office:value-type="float" office:value="1263" calcext:value-type="float">
            <text:p>1263</text:p>
          </table:table-cell>
          <table:table-cell table:formula="of:=COM.MICROSOFT.NORM.INV(RAND();30;5)" office:value-type="float" office:value="31.5517537956383" calcext:value-type="float">
            <text:p>31,5518</text:p>
          </table:table-cell>
          <table:table-cell table:number-columns-repeated="5"/>
          <table:table-cell office:value-type="float" office:value="1263" calcext:value-type="float">
            <text:p>1263</text:p>
          </table:table-cell>
          <table:table-cell table:formula="of:=40+10*RAND()" office:value-type="float" office:value="44.029992982978" calcext:value-type="float">
            <text:p>44,0300</text:p>
          </table:table-cell>
          <table:table-cell table:number-columns-repeated="5"/>
          <table:table-cell office:value-type="float" office:value="1263" calcext:value-type="float">
            <text:p>1263</text:p>
          </table:table-cell>
          <table:table-cell table:formula="of:= ([.I1288]*[.P1288]+[.B1288]*[.P1288]+[.B1288]*[.I1288])/([.B1288]*[.I1288]*[.P1288])" office:value-type="float" office:value="0.149475176150225" calcext:value-type="float">
            <text:p>0,1495</text:p>
          </table:table-cell>
          <table:table-cell table:number-columns-repeated="10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formula="of:=9+2*RAND()" office:value-type="float" office:value="9.77518475404941" calcext:value-type="float">
            <text:p>9,7752</text:p>
          </table:table-cell>
          <table:table-cell table:number-columns-repeated="5"/>
          <table:table-cell office:value-type="float" office:value="1264" calcext:value-type="float">
            <text:p>1264</text:p>
          </table:table-cell>
          <table:table-cell table:formula="of:=COM.MICROSOFT.NORM.INV(RAND();30;5)" office:value-type="float" office:value="30.2295441062626" calcext:value-type="float">
            <text:p>30,2295</text:p>
          </table:table-cell>
          <table:table-cell table:number-columns-repeated="5"/>
          <table:table-cell office:value-type="float" office:value="1264" calcext:value-type="float">
            <text:p>1264</text:p>
          </table:table-cell>
          <table:table-cell table:formula="of:=40+10*RAND()" office:value-type="float" office:value="43.5796689789277" calcext:value-type="float">
            <text:p>43,5797</text:p>
          </table:table-cell>
          <table:table-cell table:number-columns-repeated="5"/>
          <table:table-cell office:value-type="float" office:value="1264" calcext:value-type="float">
            <text:p>1264</text:p>
          </table:table-cell>
          <table:table-cell table:formula="of:= ([.I1289]*[.P1289]+[.B1289]*[.P1289]+[.B1289]*[.I1289])/([.B1289]*[.I1289]*[.P1289])" office:value-type="float" office:value="0.158326557692903" calcext:value-type="float">
            <text:p>0,1583</text:p>
          </table:table-cell>
          <table:table-cell table:number-columns-repeated="10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formula="of:=9+2*RAND()" office:value-type="float" office:value="9.33930929540657" calcext:value-type="float">
            <text:p>9,3393</text:p>
          </table:table-cell>
          <table:table-cell table:number-columns-repeated="5"/>
          <table:table-cell office:value-type="float" office:value="1265" calcext:value-type="float">
            <text:p>1265</text:p>
          </table:table-cell>
          <table:table-cell table:formula="of:=COM.MICROSOFT.NORM.INV(RAND();30;5)" office:value-type="float" office:value="26.3816413223864" calcext:value-type="float">
            <text:p>26,3816</text:p>
          </table:table-cell>
          <table:table-cell table:number-columns-repeated="5"/>
          <table:table-cell office:value-type="float" office:value="1265" calcext:value-type="float">
            <text:p>1265</text:p>
          </table:table-cell>
          <table:table-cell table:formula="of:=40+10*RAND()" office:value-type="float" office:value="41.8212656129617" calcext:value-type="float">
            <text:p>41,8213</text:p>
          </table:table-cell>
          <table:table-cell table:number-columns-repeated="5"/>
          <table:table-cell office:value-type="float" office:value="1265" calcext:value-type="float">
            <text:p>1265</text:p>
          </table:table-cell>
          <table:table-cell table:formula="of:= ([.I1290]*[.P1290]+[.B1290]*[.P1290]+[.B1290]*[.I1290])/([.B1290]*[.I1290]*[.P1290])" office:value-type="float" office:value="0.16889072691142" calcext:value-type="float">
            <text:p>0,1689</text:p>
          </table:table-cell>
          <table:table-cell table:number-columns-repeated="10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9+2*RAND()" office:value-type="float" office:value="10.0717183367815" calcext:value-type="float">
            <text:p>10,0717</text:p>
          </table:table-cell>
          <table:table-cell table:number-columns-repeated="5"/>
          <table:table-cell office:value-type="float" office:value="1266" calcext:value-type="float">
            <text:p>1266</text:p>
          </table:table-cell>
          <table:table-cell table:formula="of:=COM.MICROSOFT.NORM.INV(RAND();30;5)" office:value-type="float" office:value="28.6229463582647" calcext:value-type="float">
            <text:p>28,6229</text:p>
          </table:table-cell>
          <table:table-cell table:number-columns-repeated="5"/>
          <table:table-cell office:value-type="float" office:value="1266" calcext:value-type="float">
            <text:p>1266</text:p>
          </table:table-cell>
          <table:table-cell table:formula="of:=40+10*RAND()" office:value-type="float" office:value="47.8542752203066" calcext:value-type="float">
            <text:p>47,8543</text:p>
          </table:table-cell>
          <table:table-cell table:number-columns-repeated="5"/>
          <table:table-cell office:value-type="float" office:value="1266" calcext:value-type="float">
            <text:p>1266</text:p>
          </table:table-cell>
          <table:table-cell table:formula="of:= ([.I1291]*[.P1291]+[.B1291]*[.P1291]+[.B1291]*[.I1291])/([.B1291]*[.I1291]*[.P1291])" office:value-type="float" office:value="0.155121702365188" calcext:value-type="float">
            <text:p>0,1551</text:p>
          </table:table-cell>
          <table:table-cell table:number-columns-repeated="10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formula="of:=9+2*RAND()" office:value-type="float" office:value="10.0465011599008" calcext:value-type="float">
            <text:p>10,0465</text:p>
          </table:table-cell>
          <table:table-cell table:number-columns-repeated="5"/>
          <table:table-cell office:value-type="float" office:value="1267" calcext:value-type="float">
            <text:p>1267</text:p>
          </table:table-cell>
          <table:table-cell table:formula="of:=COM.MICROSOFT.NORM.INV(RAND();30;5)" office:value-type="float" office:value="27.3178725676955" calcext:value-type="float">
            <text:p>27,3179</text:p>
          </table:table-cell>
          <table:table-cell table:number-columns-repeated="5"/>
          <table:table-cell office:value-type="float" office:value="1267" calcext:value-type="float">
            <text:p>1267</text:p>
          </table:table-cell>
          <table:table-cell table:formula="of:=40+10*RAND()" office:value-type="float" office:value="41.5474243171047" calcext:value-type="float">
            <text:p>41,5474</text:p>
          </table:table-cell>
          <table:table-cell table:number-columns-repeated="5"/>
          <table:table-cell office:value-type="float" office:value="1267" calcext:value-type="float">
            <text:p>1267</text:p>
          </table:table-cell>
          <table:table-cell table:formula="of:= ([.I1292]*[.P1292]+[.B1292]*[.P1292]+[.B1292]*[.I1292])/([.B1292]*[.I1292]*[.P1292])" office:value-type="float" office:value="0.160212093097787" calcext:value-type="float">
            <text:p>0,1602</text:p>
          </table:table-cell>
          <table:table-cell table:number-columns-repeated="10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formula="of:=9+2*RAND()" office:value-type="float" office:value="9.83160337456502" calcext:value-type="float">
            <text:p>9,8316</text:p>
          </table:table-cell>
          <table:table-cell table:number-columns-repeated="5"/>
          <table:table-cell office:value-type="float" office:value="1268" calcext:value-type="float">
            <text:p>1268</text:p>
          </table:table-cell>
          <table:table-cell table:formula="of:=COM.MICROSOFT.NORM.INV(RAND();30;5)" office:value-type="float" office:value="24.8868214416907" calcext:value-type="float">
            <text:p>24,8868</text:p>
          </table:table-cell>
          <table:table-cell table:number-columns-repeated="5"/>
          <table:table-cell office:value-type="float" office:value="1268" calcext:value-type="float">
            <text:p>1268</text:p>
          </table:table-cell>
          <table:table-cell table:formula="of:=40+10*RAND()" office:value-type="float" office:value="46.9160014099907" calcext:value-type="float">
            <text:p>46,9160</text:p>
          </table:table-cell>
          <table:table-cell table:number-columns-repeated="5"/>
          <table:table-cell office:value-type="float" office:value="1268" calcext:value-type="float">
            <text:p>1268</text:p>
          </table:table-cell>
          <table:table-cell table:formula="of:= ([.I1293]*[.P1293]+[.B1293]*[.P1293]+[.B1293]*[.I1293])/([.B1293]*[.I1293]*[.P1293])" office:value-type="float" office:value="0.163209408052479" calcext:value-type="float">
            <text:p>0,1632</text:p>
          </table:table-cell>
          <table:table-cell table:number-columns-repeated="10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formula="of:=9+2*RAND()" office:value-type="float" office:value="9.72080552275293" calcext:value-type="float">
            <text:p>9,7208</text:p>
          </table:table-cell>
          <table:table-cell table:number-columns-repeated="5"/>
          <table:table-cell office:value-type="float" office:value="1269" calcext:value-type="float">
            <text:p>1269</text:p>
          </table:table-cell>
          <table:table-cell table:formula="of:=COM.MICROSOFT.NORM.INV(RAND();30;5)" office:value-type="float" office:value="30.4217638525494" calcext:value-type="float">
            <text:p>30,4218</text:p>
          </table:table-cell>
          <table:table-cell table:number-columns-repeated="5"/>
          <table:table-cell office:value-type="float" office:value="1269" calcext:value-type="float">
            <text:p>1269</text:p>
          </table:table-cell>
          <table:table-cell table:formula="of:=40+10*RAND()" office:value-type="float" office:value="40.5971339310054" calcext:value-type="float">
            <text:p>40,5971</text:p>
          </table:table-cell>
          <table:table-cell table:number-columns-repeated="5"/>
          <table:table-cell office:value-type="float" office:value="1269" calcext:value-type="float">
            <text:p>1269</text:p>
          </table:table-cell>
          <table:table-cell table:formula="of:= ([.I1294]*[.P1294]+[.B1294]*[.P1294]+[.B1294]*[.I1294])/([.B1294]*[.I1294]*[.P1294])" office:value-type="float" office:value="0.160375617692725" calcext:value-type="float">
            <text:p>0,1604</text:p>
          </table:table-cell>
          <table:table-cell table:number-columns-repeated="10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formula="of:=9+2*RAND()" office:value-type="float" office:value="10.9954551595729" calcext:value-type="float">
            <text:p>10,9955</text:p>
          </table:table-cell>
          <table:table-cell table:number-columns-repeated="5"/>
          <table:table-cell office:value-type="float" office:value="1270" calcext:value-type="float">
            <text:p>1270</text:p>
          </table:table-cell>
          <table:table-cell table:formula="of:=COM.MICROSOFT.NORM.INV(RAND();30;5)" office:value-type="float" office:value="30.6488524439425" calcext:value-type="float">
            <text:p>30,6489</text:p>
          </table:table-cell>
          <table:table-cell table:number-columns-repeated="5"/>
          <table:table-cell office:value-type="float" office:value="1270" calcext:value-type="float">
            <text:p>1270</text:p>
          </table:table-cell>
          <table:table-cell table:formula="of:=40+10*RAND()" office:value-type="float" office:value="45.7072082965169" calcext:value-type="float">
            <text:p>45,7072</text:p>
          </table:table-cell>
          <table:table-cell table:number-columns-repeated="5"/>
          <table:table-cell office:value-type="float" office:value="1270" calcext:value-type="float">
            <text:p>1270</text:p>
          </table:table-cell>
          <table:table-cell table:formula="of:= ([.I1295]*[.P1295]+[.B1295]*[.P1295]+[.B1295]*[.I1295])/([.B1295]*[.I1295]*[.P1295])" office:value-type="float" office:value="0.145452703285146" calcext:value-type="float">
            <text:p>0,1455</text:p>
          </table:table-cell>
          <table:table-cell table:number-columns-repeated="10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9+2*RAND()" office:value-type="float" office:value="10.3101542841177" calcext:value-type="float">
            <text:p>10,3102</text:p>
          </table:table-cell>
          <table:table-cell table:number-columns-repeated="5"/>
          <table:table-cell office:value-type="float" office:value="1271" calcext:value-type="float">
            <text:p>1271</text:p>
          </table:table-cell>
          <table:table-cell table:formula="of:=COM.MICROSOFT.NORM.INV(RAND();30;5)" office:value-type="float" office:value="31.6238803913861" calcext:value-type="float">
            <text:p>31,6239</text:p>
          </table:table-cell>
          <table:table-cell table:number-columns-repeated="5"/>
          <table:table-cell office:value-type="float" office:value="1271" calcext:value-type="float">
            <text:p>1271</text:p>
          </table:table-cell>
          <table:table-cell table:formula="of:=40+10*RAND()" office:value-type="float" office:value="47.6182128686924" calcext:value-type="float">
            <text:p>47,6182</text:p>
          </table:table-cell>
          <table:table-cell table:number-columns-repeated="5"/>
          <table:table-cell office:value-type="float" office:value="1271" calcext:value-type="float">
            <text:p>1271</text:p>
          </table:table-cell>
          <table:table-cell table:formula="of:= ([.I1296]*[.P1296]+[.B1296]*[.P1296]+[.B1296]*[.I1296])/([.B1296]*[.I1296]*[.P1296])" office:value-type="float" office:value="0.149613800022802" calcext:value-type="float">
            <text:p>0,1496</text:p>
          </table:table-cell>
          <table:table-cell table:number-columns-repeated="10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9+2*RAND()" office:value-type="float" office:value="10.9264799070079" calcext:value-type="float">
            <text:p>10,9265</text:p>
          </table:table-cell>
          <table:table-cell table:number-columns-repeated="5"/>
          <table:table-cell office:value-type="float" office:value="1272" calcext:value-type="float">
            <text:p>1272</text:p>
          </table:table-cell>
          <table:table-cell table:formula="of:=COM.MICROSOFT.NORM.INV(RAND();30;5)" office:value-type="float" office:value="29.9508383348847" calcext:value-type="float">
            <text:p>29,9508</text:p>
          </table:table-cell>
          <table:table-cell table:number-columns-repeated="5"/>
          <table:table-cell office:value-type="float" office:value="1272" calcext:value-type="float">
            <text:p>1272</text:p>
          </table:table-cell>
          <table:table-cell table:formula="of:=40+10*RAND()" office:value-type="float" office:value="42.2532425832469" calcext:value-type="float">
            <text:p>42,2532</text:p>
          </table:table-cell>
          <table:table-cell table:number-columns-repeated="5"/>
          <table:table-cell office:value-type="float" office:value="1272" calcext:value-type="float">
            <text:p>1272</text:p>
          </table:table-cell>
          <table:table-cell table:formula="of:= ([.I1297]*[.P1297]+[.B1297]*[.P1297]+[.B1297]*[.I1297])/([.B1297]*[.I1297]*[.P1297])" office:value-type="float" office:value="0.148575653067509" calcext:value-type="float">
            <text:p>0,1486</text:p>
          </table:table-cell>
          <table:table-cell table:number-columns-repeated="10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formula="of:=9+2*RAND()" office:value-type="float" office:value="10.5062201947439" calcext:value-type="float">
            <text:p>10,5062</text:p>
          </table:table-cell>
          <table:table-cell table:number-columns-repeated="5"/>
          <table:table-cell office:value-type="float" office:value="1273" calcext:value-type="float">
            <text:p>1273</text:p>
          </table:table-cell>
          <table:table-cell table:formula="of:=COM.MICROSOFT.NORM.INV(RAND();30;5)" office:value-type="float" office:value="32.542105828268" calcext:value-type="float">
            <text:p>32,5421</text:p>
          </table:table-cell>
          <table:table-cell table:number-columns-repeated="5"/>
          <table:table-cell office:value-type="float" office:value="1273" calcext:value-type="float">
            <text:p>1273</text:p>
          </table:table-cell>
          <table:table-cell table:formula="of:=40+10*RAND()" office:value-type="float" office:value="45.9650465461891" calcext:value-type="float">
            <text:p>45,9650</text:p>
          </table:table-cell>
          <table:table-cell table:number-columns-repeated="5"/>
          <table:table-cell office:value-type="float" office:value="1273" calcext:value-type="float">
            <text:p>1273</text:p>
          </table:table-cell>
          <table:table-cell table:formula="of:= ([.I1298]*[.P1298]+[.B1298]*[.P1298]+[.B1298]*[.I1298])/([.B1298]*[.I1298]*[.P1298])" office:value-type="float" office:value="0.147666790124641" calcext:value-type="float">
            <text:p>0,1477</text:p>
          </table:table-cell>
          <table:table-cell table:number-columns-repeated="10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formula="of:=9+2*RAND()" office:value-type="float" office:value="10.5793608084787" calcext:value-type="float">
            <text:p>10,5794</text:p>
          </table:table-cell>
          <table:table-cell table:number-columns-repeated="5"/>
          <table:table-cell office:value-type="float" office:value="1274" calcext:value-type="float">
            <text:p>1274</text:p>
          </table:table-cell>
          <table:table-cell table:formula="of:=COM.MICROSOFT.NORM.INV(RAND();30;5)" office:value-type="float" office:value="36.6887171279188" calcext:value-type="float">
            <text:p>36,6887</text:p>
          </table:table-cell>
          <table:table-cell table:number-columns-repeated="5"/>
          <table:table-cell office:value-type="float" office:value="1274" calcext:value-type="float">
            <text:p>1274</text:p>
          </table:table-cell>
          <table:table-cell table:formula="of:=40+10*RAND()" office:value-type="float" office:value="49.64053221629" calcext:value-type="float">
            <text:p>49,6405</text:p>
          </table:table-cell>
          <table:table-cell table:number-columns-repeated="5"/>
          <table:table-cell office:value-type="float" office:value="1274" calcext:value-type="float">
            <text:p>1274</text:p>
          </table:table-cell>
          <table:table-cell table:formula="of:= ([.I1299]*[.P1299]+[.B1299]*[.P1299]+[.B1299]*[.I1299])/([.B1299]*[.I1299]*[.P1299])" office:value-type="float" office:value="0.141924833363352" calcext:value-type="float">
            <text:p>0,1419</text:p>
          </table:table-cell>
          <table:table-cell table:number-columns-repeated="10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9+2*RAND()" office:value-type="float" office:value="9.41122319386341" calcext:value-type="float">
            <text:p>9,4112</text:p>
          </table:table-cell>
          <table:table-cell table:number-columns-repeated="5"/>
          <table:table-cell office:value-type="float" office:value="1275" calcext:value-type="float">
            <text:p>1275</text:p>
          </table:table-cell>
          <table:table-cell table:formula="of:=COM.MICROSOFT.NORM.INV(RAND();30;5)" office:value-type="float" office:value="24.8928142926225" calcext:value-type="float">
            <text:p>24,8928</text:p>
          </table:table-cell>
          <table:table-cell table:number-columns-repeated="5"/>
          <table:table-cell office:value-type="float" office:value="1275" calcext:value-type="float">
            <text:p>1275</text:p>
          </table:table-cell>
          <table:table-cell table:formula="of:=40+10*RAND()" office:value-type="float" office:value="48.7750343966764" calcext:value-type="float">
            <text:p>48,7750</text:p>
          </table:table-cell>
          <table:table-cell table:number-columns-repeated="5"/>
          <table:table-cell office:value-type="float" office:value="1275" calcext:value-type="float">
            <text:p>1275</text:p>
          </table:table-cell>
          <table:table-cell table:formula="of:= ([.I1300]*[.P1300]+[.B1300]*[.P1300]+[.B1300]*[.I1300])/([.B1300]*[.I1300]*[.P1300])" office:value-type="float" office:value="0.166930641145309" calcext:value-type="float">
            <text:p>0,1669</text:p>
          </table:table-cell>
          <table:table-cell table:number-columns-repeated="10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formula="of:=9+2*RAND()" office:value-type="float" office:value="10.057765286183" calcext:value-type="float">
            <text:p>10,0578</text:p>
          </table:table-cell>
          <table:table-cell table:number-columns-repeated="5"/>
          <table:table-cell office:value-type="float" office:value="1276" calcext:value-type="float">
            <text:p>1276</text:p>
          </table:table-cell>
          <table:table-cell table:formula="of:=COM.MICROSOFT.NORM.INV(RAND();30;5)" office:value-type="float" office:value="28.3163106263906" calcext:value-type="float">
            <text:p>28,3163</text:p>
          </table:table-cell>
          <table:table-cell table:number-columns-repeated="5"/>
          <table:table-cell office:value-type="float" office:value="1276" calcext:value-type="float">
            <text:p>1276</text:p>
          </table:table-cell>
          <table:table-cell table:formula="of:=40+10*RAND()" office:value-type="float" office:value="44.6541463152971" calcext:value-type="float">
            <text:p>44,6541</text:p>
          </table:table-cell>
          <table:table-cell table:number-columns-repeated="5"/>
          <table:table-cell office:value-type="float" office:value="1276" calcext:value-type="float">
            <text:p>1276</text:p>
          </table:table-cell>
          <table:table-cell table:formula="of:= ([.I1301]*[.P1301]+[.B1301]*[.P1301]+[.B1301]*[.I1301])/([.B1301]*[.I1301]*[.P1301])" office:value-type="float" office:value="0.157135336929384" calcext:value-type="float">
            <text:p>0,1571</text:p>
          </table:table-cell>
          <table:table-cell table:number-columns-repeated="10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formula="of:=9+2*RAND()" office:value-type="float" office:value="9.01454759226181" calcext:value-type="float">
            <text:p>9,0145</text:p>
          </table:table-cell>
          <table:table-cell table:number-columns-repeated="5"/>
          <table:table-cell office:value-type="float" office:value="1277" calcext:value-type="float">
            <text:p>1277</text:p>
          </table:table-cell>
          <table:table-cell table:formula="of:=COM.MICROSOFT.NORM.INV(RAND();30;5)" office:value-type="float" office:value="22.5732030147685" calcext:value-type="float">
            <text:p>22,5732</text:p>
          </table:table-cell>
          <table:table-cell table:number-columns-repeated="5"/>
          <table:table-cell office:value-type="float" office:value="1277" calcext:value-type="float">
            <text:p>1277</text:p>
          </table:table-cell>
          <table:table-cell table:formula="of:=40+10*RAND()" office:value-type="float" office:value="44.3813196674455" calcext:value-type="float">
            <text:p>44,3813</text:p>
          </table:table-cell>
          <table:table-cell table:number-columns-repeated="5"/>
          <table:table-cell office:value-type="float" office:value="1277" calcext:value-type="float">
            <text:p>1277</text:p>
          </table:table-cell>
          <table:table-cell table:formula="of:= ([.I1302]*[.P1302]+[.B1302]*[.P1302]+[.B1302]*[.I1302])/([.B1302]*[.I1302]*[.P1302])" office:value-type="float" office:value="0.177764118232632" calcext:value-type="float">
            <text:p>0,1778</text:p>
          </table:table-cell>
          <table:table-cell table:number-columns-repeated="10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formula="of:=9+2*RAND()" office:value-type="float" office:value="9.7083292666357" calcext:value-type="float">
            <text:p>9,7083</text:p>
          </table:table-cell>
          <table:table-cell table:number-columns-repeated="5"/>
          <table:table-cell office:value-type="float" office:value="1278" calcext:value-type="float">
            <text:p>1278</text:p>
          </table:table-cell>
          <table:table-cell table:formula="of:=COM.MICROSOFT.NORM.INV(RAND();30;5)" office:value-type="float" office:value="28.1023371772737" calcext:value-type="float">
            <text:p>28,1023</text:p>
          </table:table-cell>
          <table:table-cell table:number-columns-repeated="5"/>
          <table:table-cell office:value-type="float" office:value="1278" calcext:value-type="float">
            <text:p>1278</text:p>
          </table:table-cell>
          <table:table-cell table:formula="of:=40+10*RAND()" office:value-type="float" office:value="41.8172255170066" calcext:value-type="float">
            <text:p>41,8172</text:p>
          </table:table-cell>
          <table:table-cell table:number-columns-repeated="5"/>
          <table:table-cell office:value-type="float" office:value="1278" calcext:value-type="float">
            <text:p>1278</text:p>
          </table:table-cell>
          <table:table-cell table:formula="of:= ([.I1303]*[.P1303]+[.B1303]*[.P1303]+[.B1303]*[.I1303])/([.B1303]*[.I1303]*[.P1303])" office:value-type="float" office:value="0.162502154273456" calcext:value-type="float">
            <text:p>0,1625</text:p>
          </table:table-cell>
          <table:table-cell table:number-columns-repeated="10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9+2*RAND()" office:value-type="float" office:value="10.3140525051858" calcext:value-type="float">
            <text:p>10,3141</text:p>
          </table:table-cell>
          <table:table-cell table:number-columns-repeated="5"/>
          <table:table-cell office:value-type="float" office:value="1279" calcext:value-type="float">
            <text:p>1279</text:p>
          </table:table-cell>
          <table:table-cell table:formula="of:=COM.MICROSOFT.NORM.INV(RAND();30;5)" office:value-type="float" office:value="37.997096994802" calcext:value-type="float">
            <text:p>37,9971</text:p>
          </table:table-cell>
          <table:table-cell table:number-columns-repeated="5"/>
          <table:table-cell office:value-type="float" office:value="1279" calcext:value-type="float">
            <text:p>1279</text:p>
          </table:table-cell>
          <table:table-cell table:formula="of:=40+10*RAND()" office:value-type="float" office:value="47.6441682560835" calcext:value-type="float">
            <text:p>47,6442</text:p>
          </table:table-cell>
          <table:table-cell table:number-columns-repeated="5"/>
          <table:table-cell office:value-type="float" office:value="1279" calcext:value-type="float">
            <text:p>1279</text:p>
          </table:table-cell>
          <table:table-cell table:formula="of:= ([.I1304]*[.P1304]+[.B1304]*[.P1304]+[.B1304]*[.I1304])/([.B1304]*[.I1304]*[.P1304])" office:value-type="float" office:value="0.144261828430023" calcext:value-type="float">
            <text:p>0,1443</text:p>
          </table:table-cell>
          <table:table-cell table:number-columns-repeated="10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9+2*RAND()" office:value-type="float" office:value="9.60355675662868" calcext:value-type="float">
            <text:p>9,6036</text:p>
          </table:table-cell>
          <table:table-cell table:number-columns-repeated="5"/>
          <table:table-cell office:value-type="float" office:value="1280" calcext:value-type="float">
            <text:p>1280</text:p>
          </table:table-cell>
          <table:table-cell table:formula="of:=COM.MICROSOFT.NORM.INV(RAND();30;5)" office:value-type="float" office:value="30.6692028895074" calcext:value-type="float">
            <text:p>30,6692</text:p>
          </table:table-cell>
          <table:table-cell table:number-columns-repeated="5"/>
          <table:table-cell office:value-type="float" office:value="1280" calcext:value-type="float">
            <text:p>1280</text:p>
          </table:table-cell>
          <table:table-cell table:formula="of:=40+10*RAND()" office:value-type="float" office:value="43.2629829354119" calcext:value-type="float">
            <text:p>43,2630</text:p>
          </table:table-cell>
          <table:table-cell table:number-columns-repeated="5"/>
          <table:table-cell office:value-type="float" office:value="1280" calcext:value-type="float">
            <text:p>1280</text:p>
          </table:table-cell>
          <table:table-cell table:formula="of:= ([.I1305]*[.P1305]+[.B1305]*[.P1305]+[.B1305]*[.I1305])/([.B1305]*[.I1305]*[.P1305])" office:value-type="float" office:value="0.159848535429139" calcext:value-type="float">
            <text:p>0,1598</text:p>
          </table:table-cell>
          <table:table-cell table:number-columns-repeated="10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formula="of:=9+2*RAND()" office:value-type="float" office:value="9.17597265099175" calcext:value-type="float">
            <text:p>9,1760</text:p>
          </table:table-cell>
          <table:table-cell table:number-columns-repeated="5"/>
          <table:table-cell office:value-type="float" office:value="1281" calcext:value-type="float">
            <text:p>1281</text:p>
          </table:table-cell>
          <table:table-cell table:formula="of:=COM.MICROSOFT.NORM.INV(RAND();30;5)" office:value-type="float" office:value="31.4125929787214" calcext:value-type="float">
            <text:p>31,4126</text:p>
          </table:table-cell>
          <table:table-cell table:number-columns-repeated="5"/>
          <table:table-cell office:value-type="float" office:value="1281" calcext:value-type="float">
            <text:p>1281</text:p>
          </table:table-cell>
          <table:table-cell table:formula="of:=40+10*RAND()" office:value-type="float" office:value="46.2471280700993" calcext:value-type="float">
            <text:p>46,2471</text:p>
          </table:table-cell>
          <table:table-cell table:number-columns-repeated="5"/>
          <table:table-cell office:value-type="float" office:value="1281" calcext:value-type="float">
            <text:p>1281</text:p>
          </table:table-cell>
          <table:table-cell table:formula="of:= ([.I1306]*[.P1306]+[.B1306]*[.P1306]+[.B1306]*[.I1306])/([.B1306]*[.I1306]*[.P1306])" office:value-type="float" office:value="0.162437603397514" calcext:value-type="float">
            <text:p>0,1624</text:p>
          </table:table-cell>
          <table:table-cell table:number-columns-repeated="10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9+2*RAND()" office:value-type="float" office:value="10.7648302472662" calcext:value-type="float">
            <text:p>10,7648</text:p>
          </table:table-cell>
          <table:table-cell table:number-columns-repeated="5"/>
          <table:table-cell office:value-type="float" office:value="1282" calcext:value-type="float">
            <text:p>1282</text:p>
          </table:table-cell>
          <table:table-cell table:formula="of:=COM.MICROSOFT.NORM.INV(RAND();30;5)" office:value-type="float" office:value="29.8934030807026" calcext:value-type="float">
            <text:p>29,8934</text:p>
          </table:table-cell>
          <table:table-cell table:number-columns-repeated="5"/>
          <table:table-cell office:value-type="float" office:value="1282" calcext:value-type="float">
            <text:p>1282</text:p>
          </table:table-cell>
          <table:table-cell table:formula="of:=40+10*RAND()" office:value-type="float" office:value="43.3354835014325" calcext:value-type="float">
            <text:p>43,3355</text:p>
          </table:table-cell>
          <table:table-cell table:number-columns-repeated="5"/>
          <table:table-cell office:value-type="float" office:value="1282" calcext:value-type="float">
            <text:p>1282</text:p>
          </table:table-cell>
          <table:table-cell table:formula="of:= ([.I1307]*[.P1307]+[.B1307]*[.P1307]+[.B1307]*[.I1307])/([.B1307]*[.I1307]*[.P1307])" office:value-type="float" office:value="0.149423076421529" calcext:value-type="float">
            <text:p>0,1494</text:p>
          </table:table-cell>
          <table:table-cell table:number-columns-repeated="10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formula="of:=9+2*RAND()" office:value-type="float" office:value="10.6588234833907" calcext:value-type="float">
            <text:p>10,6588</text:p>
          </table:table-cell>
          <table:table-cell table:number-columns-repeated="5"/>
          <table:table-cell office:value-type="float" office:value="1283" calcext:value-type="float">
            <text:p>1283</text:p>
          </table:table-cell>
          <table:table-cell table:formula="of:=COM.MICROSOFT.NORM.INV(RAND();30;5)" office:value-type="float" office:value="29.2011650975762" calcext:value-type="float">
            <text:p>29,2012</text:p>
          </table:table-cell>
          <table:table-cell table:number-columns-repeated="5"/>
          <table:table-cell office:value-type="float" office:value="1283" calcext:value-type="float">
            <text:p>1283</text:p>
          </table:table-cell>
          <table:table-cell table:formula="of:=40+10*RAND()" office:value-type="float" office:value="41.6396946588066" calcext:value-type="float">
            <text:p>41,6397</text:p>
          </table:table-cell>
          <table:table-cell table:number-columns-repeated="5"/>
          <table:table-cell office:value-type="float" office:value="1283" calcext:value-type="float">
            <text:p>1283</text:p>
          </table:table-cell>
          <table:table-cell table:formula="of:= ([.I1308]*[.P1308]+[.B1308]*[.P1308]+[.B1308]*[.I1308])/([.B1308]*[.I1308]*[.P1308])" office:value-type="float" office:value="0.152079739830407" calcext:value-type="float">
            <text:p>0,1521</text:p>
          </table:table-cell>
          <table:table-cell table:number-columns-repeated="10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formula="of:=9+2*RAND()" office:value-type="float" office:value="9.66336948866956" calcext:value-type="float">
            <text:p>9,6634</text:p>
          </table:table-cell>
          <table:table-cell table:number-columns-repeated="5"/>
          <table:table-cell office:value-type="float" office:value="1284" calcext:value-type="float">
            <text:p>1284</text:p>
          </table:table-cell>
          <table:table-cell table:formula="of:=COM.MICROSOFT.NORM.INV(RAND();30;5)" office:value-type="float" office:value="25.7942769247834" calcext:value-type="float">
            <text:p>25,7943</text:p>
          </table:table-cell>
          <table:table-cell table:number-columns-repeated="5"/>
          <table:table-cell office:value-type="float" office:value="1284" calcext:value-type="float">
            <text:p>1284</text:p>
          </table:table-cell>
          <table:table-cell table:formula="of:=40+10*RAND()" office:value-type="float" office:value="40.6696832028683" calcext:value-type="float">
            <text:p>40,6697</text:p>
          </table:table-cell>
          <table:table-cell table:number-columns-repeated="5"/>
          <table:table-cell office:value-type="float" office:value="1284" calcext:value-type="float">
            <text:p>1284</text:p>
          </table:table-cell>
          <table:table-cell table:formula="of:= ([.I1309]*[.P1309]+[.B1309]*[.P1309]+[.B1309]*[.I1309])/([.B1309]*[.I1309]*[.P1309])" office:value-type="float" office:value="0.166840202528509" calcext:value-type="float">
            <text:p>0,1668</text:p>
          </table:table-cell>
          <table:table-cell table:number-columns-repeated="10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formula="of:=9+2*RAND()" office:value-type="float" office:value="9.73832612088881" calcext:value-type="float">
            <text:p>9,7383</text:p>
          </table:table-cell>
          <table:table-cell table:number-columns-repeated="5"/>
          <table:table-cell office:value-type="float" office:value="1285" calcext:value-type="float">
            <text:p>1285</text:p>
          </table:table-cell>
          <table:table-cell table:formula="of:=COM.MICROSOFT.NORM.INV(RAND();30;5)" office:value-type="float" office:value="27.4649759956663" calcext:value-type="float">
            <text:p>27,4650</text:p>
          </table:table-cell>
          <table:table-cell table:number-columns-repeated="5"/>
          <table:table-cell office:value-type="float" office:value="1285" calcext:value-type="float">
            <text:p>1285</text:p>
          </table:table-cell>
          <table:table-cell table:formula="of:=40+10*RAND()" office:value-type="float" office:value="45.5859450099524" calcext:value-type="float">
            <text:p>45,5859</text:p>
          </table:table-cell>
          <table:table-cell table:number-columns-repeated="5"/>
          <table:table-cell office:value-type="float" office:value="1285" calcext:value-type="float">
            <text:p>1285</text:p>
          </table:table-cell>
          <table:table-cell table:formula="of:= ([.I1310]*[.P1310]+[.B1310]*[.P1310]+[.B1310]*[.I1310])/([.B1310]*[.I1310]*[.P1310])" office:value-type="float" office:value="0.16103364600878" calcext:value-type="float">
            <text:p>0,1610</text:p>
          </table:table-cell>
          <table:table-cell table:number-columns-repeated="10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9+2*RAND()" office:value-type="float" office:value="9.56103477370925" calcext:value-type="float">
            <text:p>9,5610</text:p>
          </table:table-cell>
          <table:table-cell table:number-columns-repeated="5"/>
          <table:table-cell office:value-type="float" office:value="1286" calcext:value-type="float">
            <text:p>1286</text:p>
          </table:table-cell>
          <table:table-cell table:formula="of:=COM.MICROSOFT.NORM.INV(RAND();30;5)" office:value-type="float" office:value="25.2786749316126" calcext:value-type="float">
            <text:p>25,2787</text:p>
          </table:table-cell>
          <table:table-cell table:number-columns-repeated="5"/>
          <table:table-cell office:value-type="float" office:value="1286" calcext:value-type="float">
            <text:p>1286</text:p>
          </table:table-cell>
          <table:table-cell table:formula="of:=40+10*RAND()" office:value-type="float" office:value="48.7658708437812" calcext:value-type="float">
            <text:p>48,7659</text:p>
          </table:table-cell>
          <table:table-cell table:number-columns-repeated="5"/>
          <table:table-cell office:value-type="float" office:value="1286" calcext:value-type="float">
            <text:p>1286</text:p>
          </table:table-cell>
          <table:table-cell table:formula="of:= ([.I1311]*[.P1311]+[.B1311]*[.P1311]+[.B1311]*[.I1311])/([.B1311]*[.I1311]*[.P1311])" office:value-type="float" office:value="0.164656369675636" calcext:value-type="float">
            <text:p>0,1647</text:p>
          </table:table-cell>
          <table:table-cell table:number-columns-repeated="10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formula="of:=9+2*RAND()" office:value-type="float" office:value="9.87058726069517" calcext:value-type="float">
            <text:p>9,8706</text:p>
          </table:table-cell>
          <table:table-cell table:number-columns-repeated="5"/>
          <table:table-cell office:value-type="float" office:value="1287" calcext:value-type="float">
            <text:p>1287</text:p>
          </table:table-cell>
          <table:table-cell table:formula="of:=COM.MICROSOFT.NORM.INV(RAND();30;5)" office:value-type="float" office:value="33.3816636725307" calcext:value-type="float">
            <text:p>33,3817</text:p>
          </table:table-cell>
          <table:table-cell table:number-columns-repeated="5"/>
          <table:table-cell office:value-type="float" office:value="1287" calcext:value-type="float">
            <text:p>1287</text:p>
          </table:table-cell>
          <table:table-cell table:formula="of:=40+10*RAND()" office:value-type="float" office:value="42.0902368903626" calcext:value-type="float">
            <text:p>42,0902</text:p>
          </table:table-cell>
          <table:table-cell table:number-columns-repeated="5"/>
          <table:table-cell office:value-type="float" office:value="1287" calcext:value-type="float">
            <text:p>1287</text:p>
          </table:table-cell>
          <table:table-cell table:formula="of:= ([.I1312]*[.P1312]+[.B1312]*[.P1312]+[.B1312]*[.I1312])/([.B1312]*[.I1312]*[.P1312])" office:value-type="float" office:value="0.155026139078258" calcext:value-type="float">
            <text:p>0,1550</text:p>
          </table:table-cell>
          <table:table-cell table:number-columns-repeated="10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9+2*RAND()" office:value-type="float" office:value="9.35099511104636" calcext:value-type="float">
            <text:p>9,3510</text:p>
          </table:table-cell>
          <table:table-cell table:number-columns-repeated="5"/>
          <table:table-cell office:value-type="float" office:value="1288" calcext:value-type="float">
            <text:p>1288</text:p>
          </table:table-cell>
          <table:table-cell table:formula="of:=COM.MICROSOFT.NORM.INV(RAND();30;5)" office:value-type="float" office:value="33.2439438370772" calcext:value-type="float">
            <text:p>33,2439</text:p>
          </table:table-cell>
          <table:table-cell table:number-columns-repeated="5"/>
          <table:table-cell office:value-type="float" office:value="1288" calcext:value-type="float">
            <text:p>1288</text:p>
          </table:table-cell>
          <table:table-cell table:formula="of:=40+10*RAND()" office:value-type="float" office:value="46.6876170469914" calcext:value-type="float">
            <text:p>46,6876</text:p>
          </table:table-cell>
          <table:table-cell table:number-columns-repeated="5"/>
          <table:table-cell office:value-type="float" office:value="1288" calcext:value-type="float">
            <text:p>1288</text:p>
          </table:table-cell>
          <table:table-cell table:formula="of:= ([.I1313]*[.P1313]+[.B1313]*[.P1313]+[.B1313]*[.I1313])/([.B1313]*[.I1313]*[.P1313])" office:value-type="float" office:value="0.158440112632115" calcext:value-type="float">
            <text:p>0,1584</text:p>
          </table:table-cell>
          <table:table-cell table:number-columns-repeated="10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formula="of:=9+2*RAND()" office:value-type="float" office:value="9.63652391103096" calcext:value-type="float">
            <text:p>9,6365</text:p>
          </table:table-cell>
          <table:table-cell table:number-columns-repeated="5"/>
          <table:table-cell office:value-type="float" office:value="1289" calcext:value-type="float">
            <text:p>1289</text:p>
          </table:table-cell>
          <table:table-cell table:formula="of:=COM.MICROSOFT.NORM.INV(RAND();30;5)" office:value-type="float" office:value="31.396392622675" calcext:value-type="float">
            <text:p>31,3964</text:p>
          </table:table-cell>
          <table:table-cell table:number-columns-repeated="5"/>
          <table:table-cell office:value-type="float" office:value="1289" calcext:value-type="float">
            <text:p>1289</text:p>
          </table:table-cell>
          <table:table-cell table:formula="of:=40+10*RAND()" office:value-type="float" office:value="49.2054522817489" calcext:value-type="float">
            <text:p>49,2055</text:p>
          </table:table-cell>
          <table:table-cell table:number-columns-repeated="5"/>
          <table:table-cell office:value-type="float" office:value="1289" calcext:value-type="float">
            <text:p>1289</text:p>
          </table:table-cell>
          <table:table-cell table:formula="of:= ([.I1314]*[.P1314]+[.B1314]*[.P1314]+[.B1314]*[.I1314])/([.B1314]*[.I1314]*[.P1314])" office:value-type="float" office:value="0.15594560295615" calcext:value-type="float">
            <text:p>0,1559</text:p>
          </table:table-cell>
          <table:table-cell table:number-columns-repeated="10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formula="of:=9+2*RAND()" office:value-type="float" office:value="9.20983751048334" calcext:value-type="float">
            <text:p>9,2098</text:p>
          </table:table-cell>
          <table:table-cell table:number-columns-repeated="5"/>
          <table:table-cell office:value-type="float" office:value="1290" calcext:value-type="float">
            <text:p>1290</text:p>
          </table:table-cell>
          <table:table-cell table:formula="of:=COM.MICROSOFT.NORM.INV(RAND();30;5)" office:value-type="float" office:value="31.111911613915" calcext:value-type="float">
            <text:p>31,1119</text:p>
          </table:table-cell>
          <table:table-cell table:number-columns-repeated="5"/>
          <table:table-cell office:value-type="float" office:value="1290" calcext:value-type="float">
            <text:p>1290</text:p>
          </table:table-cell>
          <table:table-cell table:formula="of:=40+10*RAND()" office:value-type="float" office:value="49.2141839920078" calcext:value-type="float">
            <text:p>49,2142</text:p>
          </table:table-cell>
          <table:table-cell table:number-columns-repeated="5"/>
          <table:table-cell office:value-type="float" office:value="1290" calcext:value-type="float">
            <text:p>1290</text:p>
          </table:table-cell>
          <table:table-cell table:formula="of:= ([.I1315]*[.P1315]+[.B1315]*[.P1315]+[.B1315]*[.I1315])/([.B1315]*[.I1315]*[.P1315])" office:value-type="float" office:value="0.161040924097744" calcext:value-type="float">
            <text:p>0,1610</text:p>
          </table:table-cell>
          <table:table-cell table:number-columns-repeated="10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formula="of:=9+2*RAND()" office:value-type="float" office:value="10.0788790786173" calcext:value-type="float">
            <text:p>10,0789</text:p>
          </table:table-cell>
          <table:table-cell table:number-columns-repeated="5"/>
          <table:table-cell office:value-type="float" office:value="1291" calcext:value-type="float">
            <text:p>1291</text:p>
          </table:table-cell>
          <table:table-cell table:formula="of:=COM.MICROSOFT.NORM.INV(RAND();30;5)" office:value-type="float" office:value="34.4150164217978" calcext:value-type="float">
            <text:p>34,4150</text:p>
          </table:table-cell>
          <table:table-cell table:number-columns-repeated="5"/>
          <table:table-cell office:value-type="float" office:value="1291" calcext:value-type="float">
            <text:p>1291</text:p>
          </table:table-cell>
          <table:table-cell table:formula="of:=40+10*RAND()" office:value-type="float" office:value="44.8070814006496" calcext:value-type="float">
            <text:p>44,8071</text:p>
          </table:table-cell>
          <table:table-cell table:number-columns-repeated="5"/>
          <table:table-cell office:value-type="float" office:value="1291" calcext:value-type="float">
            <text:p>1291</text:p>
          </table:table-cell>
          <table:table-cell table:formula="of:= ([.I1316]*[.P1316]+[.B1316]*[.P1316]+[.B1316]*[.I1316])/([.B1316]*[.I1316]*[.P1316])" office:value-type="float" office:value="0.150592366608214" calcext:value-type="float">
            <text:p>0,1506</text:p>
          </table:table-cell>
          <table:table-cell table:number-columns-repeated="10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formula="of:=9+2*RAND()" office:value-type="float" office:value="10.6887244048994" calcext:value-type="float">
            <text:p>10,6887</text:p>
          </table:table-cell>
          <table:table-cell table:number-columns-repeated="5"/>
          <table:table-cell office:value-type="float" office:value="1292" calcext:value-type="float">
            <text:p>1292</text:p>
          </table:table-cell>
          <table:table-cell table:formula="of:=COM.MICROSOFT.NORM.INV(RAND();30;5)" office:value-type="float" office:value="33.1275783114838" calcext:value-type="float">
            <text:p>33,1276</text:p>
          </table:table-cell>
          <table:table-cell table:number-columns-repeated="5"/>
          <table:table-cell office:value-type="float" office:value="1292" calcext:value-type="float">
            <text:p>1292</text:p>
          </table:table-cell>
          <table:table-cell table:formula="of:=40+10*RAND()" office:value-type="float" office:value="42.7961767709348" calcext:value-type="float">
            <text:p>42,7962</text:p>
          </table:table-cell>
          <table:table-cell table:number-columns-repeated="5"/>
          <table:table-cell office:value-type="float" office:value="1292" calcext:value-type="float">
            <text:p>1292</text:p>
          </table:table-cell>
          <table:table-cell table:formula="of:= ([.I1317]*[.P1317]+[.B1317]*[.P1317]+[.B1317]*[.I1317])/([.B1317]*[.I1317]*[.P1317])" office:value-type="float" office:value="0.147109436165578" calcext:value-type="float">
            <text:p>0,1471</text:p>
          </table:table-cell>
          <table:table-cell table:number-columns-repeated="10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formula="of:=9+2*RAND()" office:value-type="float" office:value="9.90327750216238" calcext:value-type="float">
            <text:p>9,9033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formula="of:=COM.MICROSOFT.NORM.INV(RAND();30;5)" office:value-type="float" office:value="36.5599995401411" calcext:value-type="float">
            <text:p>36,5600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formula="of:=40+10*RAND()" office:value-type="float" office:value="41.6563039890025" calcext:value-type="float">
            <text:p>41,6563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formula="of:= ([.I1318]*[.P1318]+[.B1318]*[.P1318]+[.B1318]*[.I1318])/([.B1318]*[.I1318]*[.P1318])" office:value-type="float" office:value="0.152334939914187" calcext:value-type="float">
            <text:p>0,1523</text:p>
          </table:table-cell>
          <table:table-cell table:number-columns-repeated="10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formula="of:=9+2*RAND()" office:value-type="float" office:value="9.18839544360526" calcext:value-type="float">
            <text:p>9,1884</text:p>
          </table:table-cell>
          <table:table-cell table:number-columns-repeated="5"/>
          <table:table-cell office:value-type="float" office:value="1294" calcext:value-type="float">
            <text:p>1294</text:p>
          </table:table-cell>
          <table:table-cell table:formula="of:=COM.MICROSOFT.NORM.INV(RAND();30;5)" office:value-type="float" office:value="31.1297507288023" calcext:value-type="float">
            <text:p>31,1298</text:p>
          </table:table-cell>
          <table:table-cell table:number-columns-repeated="5"/>
          <table:table-cell office:value-type="float" office:value="1294" calcext:value-type="float">
            <text:p>1294</text:p>
          </table:table-cell>
          <table:table-cell table:formula="of:=40+10*RAND()" office:value-type="float" office:value="41.0665641247761" calcext:value-type="float">
            <text:p>41,0666</text:p>
          </table:table-cell>
          <table:table-cell table:number-columns-repeated="5"/>
          <table:table-cell office:value-type="float" office:value="1294" calcext:value-type="float">
            <text:p>1294</text:p>
          </table:table-cell>
          <table:table-cell table:formula="of:= ([.I1319]*[.P1319]+[.B1319]*[.P1319]+[.B1319]*[.I1319])/([.B1319]*[.I1319]*[.P1319])" office:value-type="float" office:value="0.165307251262957" calcext:value-type="float">
            <text:p>0,1653</text:p>
          </table:table-cell>
          <table:table-cell table:number-columns-repeated="10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9+2*RAND()" office:value-type="float" office:value="9.24141315626912" calcext:value-type="float">
            <text:p>9,2414</text:p>
          </table:table-cell>
          <table:table-cell table:number-columns-repeated="5"/>
          <table:table-cell office:value-type="float" office:value="1295" calcext:value-type="float">
            <text:p>1295</text:p>
          </table:table-cell>
          <table:table-cell table:formula="of:=COM.MICROSOFT.NORM.INV(RAND();30;5)" office:value-type="float" office:value="25.0214156901657" calcext:value-type="float">
            <text:p>25,0214</text:p>
          </table:table-cell>
          <table:table-cell table:number-columns-repeated="5"/>
          <table:table-cell office:value-type="float" office:value="1295" calcext:value-type="float">
            <text:p>1295</text:p>
          </table:table-cell>
          <table:table-cell table:formula="of:=40+10*RAND()" office:value-type="float" office:value="42.4531094206031" calcext:value-type="float">
            <text:p>42,4531</text:p>
          </table:table-cell>
          <table:table-cell table:number-columns-repeated="5"/>
          <table:table-cell office:value-type="float" office:value="1295" calcext:value-type="float">
            <text:p>1295</text:p>
          </table:table-cell>
          <table:table-cell table:formula="of:= ([.I1320]*[.P1320]+[.B1320]*[.P1320]+[.B1320]*[.I1320])/([.B1320]*[.I1320]*[.P1320])" office:value-type="float" office:value="0.171729723761204" calcext:value-type="float">
            <text:p>0,1717</text:p>
          </table:table-cell>
          <table:table-cell table:number-columns-repeated="10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formula="of:=9+2*RAND()" office:value-type="float" office:value="10.5181708701421" calcext:value-type="float">
            <text:p>10,5182</text:p>
          </table:table-cell>
          <table:table-cell table:number-columns-repeated="5"/>
          <table:table-cell office:value-type="float" office:value="1296" calcext:value-type="float">
            <text:p>1296</text:p>
          </table:table-cell>
          <table:table-cell table:formula="of:=COM.MICROSOFT.NORM.INV(RAND();30;5)" office:value-type="float" office:value="27.8246592320264" calcext:value-type="float">
            <text:p>27,8247</text:p>
          </table:table-cell>
          <table:table-cell table:number-columns-repeated="5"/>
          <table:table-cell office:value-type="float" office:value="1296" calcext:value-type="float">
            <text:p>1296</text:p>
          </table:table-cell>
          <table:table-cell table:formula="of:=40+10*RAND()" office:value-type="float" office:value="44.7895355790388" calcext:value-type="float">
            <text:p>44,7895</text:p>
          </table:table-cell>
          <table:table-cell table:number-columns-repeated="5"/>
          <table:table-cell office:value-type="float" office:value="1296" calcext:value-type="float">
            <text:p>1296</text:p>
          </table:table-cell>
          <table:table-cell table:formula="of:= ([.I1321]*[.P1321]+[.B1321]*[.P1321]+[.B1321]*[.I1321])/([.B1321]*[.I1321]*[.P1321])" office:value-type="float" office:value="0.15333955247267" calcext:value-type="float">
            <text:p>0,1533</text:p>
          </table:table-cell>
          <table:table-cell table:number-columns-repeated="10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formula="of:=9+2*RAND()" office:value-type="float" office:value="9.46654943726026" calcext:value-type="float">
            <text:p>9,4665</text:p>
          </table:table-cell>
          <table:table-cell table:number-columns-repeated="5"/>
          <table:table-cell office:value-type="float" office:value="1297" calcext:value-type="float">
            <text:p>1297</text:p>
          </table:table-cell>
          <table:table-cell table:formula="of:=COM.MICROSOFT.NORM.INV(RAND();30;5)" office:value-type="float" office:value="20.9794335523929" calcext:value-type="float">
            <text:p>20,9794</text:p>
          </table:table-cell>
          <table:table-cell table:number-columns-repeated="5"/>
          <table:table-cell office:value-type="float" office:value="1297" calcext:value-type="float">
            <text:p>1297</text:p>
          </table:table-cell>
          <table:table-cell table:formula="of:=40+10*RAND()" office:value-type="float" office:value="48.2921398675535" calcext:value-type="float">
            <text:p>48,2921</text:p>
          </table:table-cell>
          <table:table-cell table:number-columns-repeated="5"/>
          <table:table-cell office:value-type="float" office:value="1297" calcext:value-type="float">
            <text:p>1297</text:p>
          </table:table-cell>
          <table:table-cell table:formula="of:= ([.I1322]*[.P1322]+[.B1322]*[.P1322]+[.B1322]*[.I1322])/([.B1322]*[.I1322]*[.P1322])" office:value-type="float" office:value="0.174008143774179" calcext:value-type="float">
            <text:p>0,1740</text:p>
          </table:table-cell>
          <table:table-cell table:number-columns-repeated="10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formula="of:=9+2*RAND()" office:value-type="float" office:value="10.0271760493051" calcext:value-type="float">
            <text:p>10,0272</text:p>
          </table:table-cell>
          <table:table-cell table:number-columns-repeated="5"/>
          <table:table-cell office:value-type="float" office:value="1298" calcext:value-type="float">
            <text:p>1298</text:p>
          </table:table-cell>
          <table:table-cell table:formula="of:=COM.MICROSOFT.NORM.INV(RAND();30;5)" office:value-type="float" office:value="41.2934222568191" calcext:value-type="float">
            <text:p>41,2934</text:p>
          </table:table-cell>
          <table:table-cell table:number-columns-repeated="5"/>
          <table:table-cell office:value-type="float" office:value="1298" calcext:value-type="float">
            <text:p>1298</text:p>
          </table:table-cell>
          <table:table-cell table:formula="of:=40+10*RAND()" office:value-type="float" office:value="46.0711667861324" calcext:value-type="float">
            <text:p>46,0712</text:p>
          </table:table-cell>
          <table:table-cell table:number-columns-repeated="5"/>
          <table:table-cell office:value-type="float" office:value="1298" calcext:value-type="float">
            <text:p>1298</text:p>
          </table:table-cell>
          <table:table-cell table:formula="of:= ([.I1323]*[.P1323]+[.B1323]*[.P1323]+[.B1323]*[.I1323])/([.B1323]*[.I1323]*[.P1323])" office:value-type="float" office:value="0.145651457762093" calcext:value-type="float">
            <text:p>0,1457</text:p>
          </table:table-cell>
          <table:table-cell table:number-columns-repeated="10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formula="of:=9+2*RAND()" office:value-type="float" office:value="9.72319052764215" calcext:value-type="float">
            <text:p>9,7232</text:p>
          </table:table-cell>
          <table:table-cell table:number-columns-repeated="5"/>
          <table:table-cell office:value-type="float" office:value="1299" calcext:value-type="float">
            <text:p>1299</text:p>
          </table:table-cell>
          <table:table-cell table:formula="of:=COM.MICROSOFT.NORM.INV(RAND();30;5)" office:value-type="float" office:value="34.4266164235797" calcext:value-type="float">
            <text:p>34,4266</text:p>
          </table:table-cell>
          <table:table-cell table:number-columns-repeated="5"/>
          <table:table-cell office:value-type="float" office:value="1299" calcext:value-type="float">
            <text:p>1299</text:p>
          </table:table-cell>
          <table:table-cell table:formula="of:=40+10*RAND()" office:value-type="float" office:value="40.5779694847297" calcext:value-type="float">
            <text:p>40,5780</text:p>
          </table:table-cell>
          <table:table-cell table:number-columns-repeated="5"/>
          <table:table-cell office:value-type="float" office:value="1299" calcext:value-type="float">
            <text:p>1299</text:p>
          </table:table-cell>
          <table:table-cell table:formula="of:= ([.I1324]*[.P1324]+[.B1324]*[.P1324]+[.B1324]*[.I1324])/([.B1324]*[.I1324]*[.P1324])" office:value-type="float" office:value="0.156538106426806" calcext:value-type="float">
            <text:p>0,1565</text:p>
          </table:table-cell>
          <table:table-cell table:number-columns-repeated="10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9+2*RAND()" office:value-type="float" office:value="10.0154885633383" calcext:value-type="float">
            <text:p>10,0155</text:p>
          </table:table-cell>
          <table:table-cell table:number-columns-repeated="5"/>
          <table:table-cell office:value-type="float" office:value="1300" calcext:value-type="float">
            <text:p>1300</text:p>
          </table:table-cell>
          <table:table-cell table:formula="of:=COM.MICROSOFT.NORM.INV(RAND();30;5)" office:value-type="float" office:value="33.3394598793989" calcext:value-type="float">
            <text:p>33,3395</text:p>
          </table:table-cell>
          <table:table-cell table:number-columns-repeated="5"/>
          <table:table-cell office:value-type="float" office:value="1300" calcext:value-type="float">
            <text:p>1300</text:p>
          </table:table-cell>
          <table:table-cell table:formula="of:=40+10*RAND()" office:value-type="float" office:value="46.7524487839546" calcext:value-type="float">
            <text:p>46,7524</text:p>
          </table:table-cell>
          <table:table-cell table:number-columns-repeated="5"/>
          <table:table-cell office:value-type="float" office:value="1300" calcext:value-type="float">
            <text:p>1300</text:p>
          </table:table-cell>
          <table:table-cell table:formula="of:= ([.I1325]*[.P1325]+[.B1325]*[.P1325]+[.B1325]*[.I1325])/([.B1325]*[.I1325]*[.P1325])" office:value-type="float" office:value="0.151229094966767" calcext:value-type="float">
            <text:p>0,1512</text:p>
          </table:table-cell>
          <table:table-cell table:number-columns-repeated="10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formula="of:=9+2*RAND()" office:value-type="float" office:value="9.536146850558" calcext:value-type="float">
            <text:p>9,5361</text:p>
          </table:table-cell>
          <table:table-cell table:number-columns-repeated="5"/>
          <table:table-cell office:value-type="float" office:value="1301" calcext:value-type="float">
            <text:p>1301</text:p>
          </table:table-cell>
          <table:table-cell table:formula="of:=COM.MICROSOFT.NORM.INV(RAND();30;5)" office:value-type="float" office:value="22.224315105982" calcext:value-type="float">
            <text:p>22,2243</text:p>
          </table:table-cell>
          <table:table-cell table:number-columns-repeated="5"/>
          <table:table-cell office:value-type="float" office:value="1301" calcext:value-type="float">
            <text:p>1301</text:p>
          </table:table-cell>
          <table:table-cell table:formula="of:=40+10*RAND()" office:value-type="float" office:value="44.209021209972" calcext:value-type="float">
            <text:p>44,2090</text:p>
          </table:table-cell>
          <table:table-cell table:number-columns-repeated="5"/>
          <table:table-cell office:value-type="float" office:value="1301" calcext:value-type="float">
            <text:p>1301</text:p>
          </table:table-cell>
          <table:table-cell table:formula="of:= ([.I1326]*[.P1326]+[.B1326]*[.P1326]+[.B1326]*[.I1326])/([.B1326]*[.I1326]*[.P1326])" office:value-type="float" office:value="0.172479736945286" calcext:value-type="float">
            <text:p>0,1725</text:p>
          </table:table-cell>
          <table:table-cell table:number-columns-repeated="10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formula="of:=9+2*RAND()" office:value-type="float" office:value="10.8695257653017" calcext:value-type="float">
            <text:p>10,8695</text:p>
          </table:table-cell>
          <table:table-cell table:number-columns-repeated="5"/>
          <table:table-cell office:value-type="float" office:value="1302" calcext:value-type="float">
            <text:p>1302</text:p>
          </table:table-cell>
          <table:table-cell table:formula="of:=COM.MICROSOFT.NORM.INV(RAND();30;5)" office:value-type="float" office:value="20.3914668173489" calcext:value-type="float">
            <text:p>20,3915</text:p>
          </table:table-cell>
          <table:table-cell table:number-columns-repeated="5"/>
          <table:table-cell office:value-type="float" office:value="1302" calcext:value-type="float">
            <text:p>1302</text:p>
          </table:table-cell>
          <table:table-cell table:formula="of:=40+10*RAND()" office:value-type="float" office:value="41.9889505917672" calcext:value-type="float">
            <text:p>41,9890</text:p>
          </table:table-cell>
          <table:table-cell table:number-columns-repeated="5"/>
          <table:table-cell office:value-type="float" office:value="1302" calcext:value-type="float">
            <text:p>1302</text:p>
          </table:table-cell>
          <table:table-cell table:formula="of:= ([.I1327]*[.P1327]+[.B1327]*[.P1327]+[.B1327]*[.I1327])/([.B1327]*[.I1327]*[.P1327])" office:value-type="float" office:value="0.164856244213993" calcext:value-type="float">
            <text:p>0,1649</text:p>
          </table:table-cell>
          <table:table-cell table:number-columns-repeated="10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formula="of:=9+2*RAND()" office:value-type="float" office:value="9.95768738468178" calcext:value-type="float">
            <text:p>9,9577</text:p>
          </table:table-cell>
          <table:table-cell table:number-columns-repeated="5"/>
          <table:table-cell office:value-type="float" office:value="1303" calcext:value-type="float">
            <text:p>1303</text:p>
          </table:table-cell>
          <table:table-cell table:formula="of:=COM.MICROSOFT.NORM.INV(RAND();30;5)" office:value-type="float" office:value="29.6819112604532" calcext:value-type="float">
            <text:p>29,6819</text:p>
          </table:table-cell>
          <table:table-cell table:number-columns-repeated="5"/>
          <table:table-cell office:value-type="float" office:value="1303" calcext:value-type="float">
            <text:p>1303</text:p>
          </table:table-cell>
          <table:table-cell table:formula="of:=40+10*RAND()" office:value-type="float" office:value="44.1448771802243" calcext:value-type="float">
            <text:p>44,1449</text:p>
          </table:table-cell>
          <table:table-cell table:number-columns-repeated="5"/>
          <table:table-cell office:value-type="float" office:value="1303" calcext:value-type="float">
            <text:p>1303</text:p>
          </table:table-cell>
          <table:table-cell table:formula="of:= ([.I1328]*[.P1328]+[.B1328]*[.P1328]+[.B1328]*[.I1328])/([.B1328]*[.I1328]*[.P1328])" office:value-type="float" office:value="0.156768162033018" calcext:value-type="float">
            <text:p>0,1568</text:p>
          </table:table-cell>
          <table:table-cell table:number-columns-repeated="10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formula="of:=9+2*RAND()" office:value-type="float" office:value="10.4445271512959" calcext:value-type="float">
            <text:p>10,4445</text:p>
          </table:table-cell>
          <table:table-cell table:number-columns-repeated="5"/>
          <table:table-cell office:value-type="float" office:value="1304" calcext:value-type="float">
            <text:p>1304</text:p>
          </table:table-cell>
          <table:table-cell table:formula="of:=COM.MICROSOFT.NORM.INV(RAND();30;5)" office:value-type="float" office:value="32.2544951925779" calcext:value-type="float">
            <text:p>32,2545</text:p>
          </table:table-cell>
          <table:table-cell table:number-columns-repeated="5"/>
          <table:table-cell office:value-type="float" office:value="1304" calcext:value-type="float">
            <text:p>1304</text:p>
          </table:table-cell>
          <table:table-cell table:formula="of:=40+10*RAND()" office:value-type="float" office:value="44.1450608300511" calcext:value-type="float">
            <text:p>44,1451</text:p>
          </table:table-cell>
          <table:table-cell table:number-columns-repeated="5"/>
          <table:table-cell office:value-type="float" office:value="1304" calcext:value-type="float">
            <text:p>1304</text:p>
          </table:table-cell>
          <table:table-cell table:formula="of:= ([.I1329]*[.P1329]+[.B1329]*[.P1329]+[.B1329]*[.I1329])/([.B1329]*[.I1329]*[.P1329])" office:value-type="float" office:value="0.149399944005876" calcext:value-type="float">
            <text:p>0,1494</text:p>
          </table:table-cell>
          <table:table-cell table:number-columns-repeated="10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formula="of:=9+2*RAND()" office:value-type="float" office:value="10.8501041994896" calcext:value-type="float">
            <text:p>10,8501</text:p>
          </table:table-cell>
          <table:table-cell table:number-columns-repeated="5"/>
          <table:table-cell office:value-type="float" office:value="1305" calcext:value-type="float">
            <text:p>1305</text:p>
          </table:table-cell>
          <table:table-cell table:formula="of:=COM.MICROSOFT.NORM.INV(RAND();30;5)" office:value-type="float" office:value="25.9362738464467" calcext:value-type="float">
            <text:p>25,9363</text:p>
          </table:table-cell>
          <table:table-cell table:number-columns-repeated="5"/>
          <table:table-cell office:value-type="float" office:value="1305" calcext:value-type="float">
            <text:p>1305</text:p>
          </table:table-cell>
          <table:table-cell table:formula="of:=40+10*RAND()" office:value-type="float" office:value="49.4223189831246" calcext:value-type="float">
            <text:p>49,4223</text:p>
          </table:table-cell>
          <table:table-cell table:number-columns-repeated="5"/>
          <table:table-cell office:value-type="float" office:value="1305" calcext:value-type="float">
            <text:p>1305</text:p>
          </table:table-cell>
          <table:table-cell table:formula="of:= ([.I1330]*[.P1330]+[.B1330]*[.P1330]+[.B1330]*[.I1330])/([.B1330]*[.I1330]*[.P1330])" office:value-type="float" office:value="0.150954826375212" calcext:value-type="float">
            <text:p>0,1510</text:p>
          </table:table-cell>
          <table:table-cell table:number-columns-repeated="10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9+2*RAND()" office:value-type="float" office:value="10.7914301895071" calcext:value-type="float">
            <text:p>10,7914</text:p>
          </table:table-cell>
          <table:table-cell table:number-columns-repeated="5"/>
          <table:table-cell office:value-type="float" office:value="1306" calcext:value-type="float">
            <text:p>1306</text:p>
          </table:table-cell>
          <table:table-cell table:formula="of:=COM.MICROSOFT.NORM.INV(RAND();30;5)" office:value-type="float" office:value="33.7944894724775" calcext:value-type="float">
            <text:p>33,7945</text:p>
          </table:table-cell>
          <table:table-cell table:number-columns-repeated="5"/>
          <table:table-cell office:value-type="float" office:value="1306" calcext:value-type="float">
            <text:p>1306</text:p>
          </table:table-cell>
          <table:table-cell table:formula="of:=40+10*RAND()" office:value-type="float" office:value="47.9068650014233" calcext:value-type="float">
            <text:p>47,9069</text:p>
          </table:table-cell>
          <table:table-cell table:number-columns-repeated="5"/>
          <table:table-cell office:value-type="float" office:value="1306" calcext:value-type="float">
            <text:p>1306</text:p>
          </table:table-cell>
          <table:table-cell table:formula="of:= ([.I1331]*[.P1331]+[.B1331]*[.P1331]+[.B1331]*[.I1331])/([.B1331]*[.I1331]*[.P1331])" office:value-type="float" office:value="0.14313058142253" calcext:value-type="float">
            <text:p>0,1431</text:p>
          </table:table-cell>
          <table:table-cell table:number-columns-repeated="10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formula="of:=9+2*RAND()" office:value-type="float" office:value="9.86535045620985" calcext:value-type="float">
            <text:p>9,8654</text:p>
          </table:table-cell>
          <table:table-cell table:number-columns-repeated="5"/>
          <table:table-cell office:value-type="float" office:value="1307" calcext:value-type="float">
            <text:p>1307</text:p>
          </table:table-cell>
          <table:table-cell table:formula="of:=COM.MICROSOFT.NORM.INV(RAND();30;5)" office:value-type="float" office:value="32.2553898812313" calcext:value-type="float">
            <text:p>32,2554</text:p>
          </table:table-cell>
          <table:table-cell table:number-columns-repeated="5"/>
          <table:table-cell office:value-type="float" office:value="1307" calcext:value-type="float">
            <text:p>1307</text:p>
          </table:table-cell>
          <table:table-cell table:formula="of:=40+10*RAND()" office:value-type="float" office:value="41.2493214325514" calcext:value-type="float">
            <text:p>41,2493</text:p>
          </table:table-cell>
          <table:table-cell table:number-columns-repeated="5"/>
          <table:table-cell office:value-type="float" office:value="1307" calcext:value-type="float">
            <text:p>1307</text:p>
          </table:table-cell>
          <table:table-cell table:formula="of:= ([.I1332]*[.P1332]+[.B1332]*[.P1332]+[.B1332]*[.I1332])/([.B1332]*[.I1332]*[.P1332])" office:value-type="float" office:value="0.156610266972952" calcext:value-type="float">
            <text:p>0,1566</text:p>
          </table:table-cell>
          <table:table-cell table:number-columns-repeated="10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formula="of:=9+2*RAND()" office:value-type="float" office:value="10.5506222511176" calcext:value-type="float">
            <text:p>10,5506</text:p>
          </table:table-cell>
          <table:table-cell table:number-columns-repeated="5"/>
          <table:table-cell office:value-type="float" office:value="1308" calcext:value-type="float">
            <text:p>1308</text:p>
          </table:table-cell>
          <table:table-cell table:formula="of:=COM.MICROSOFT.NORM.INV(RAND();30;5)" office:value-type="float" office:value="31.2684988185431" calcext:value-type="float">
            <text:p>31,2685</text:p>
          </table:table-cell>
          <table:table-cell table:number-columns-repeated="5"/>
          <table:table-cell office:value-type="float" office:value="1308" calcext:value-type="float">
            <text:p>1308</text:p>
          </table:table-cell>
          <table:table-cell table:formula="of:=40+10*RAND()" office:value-type="float" office:value="40.4645749263" calcext:value-type="float">
            <text:p>40,4646</text:p>
          </table:table-cell>
          <table:table-cell table:number-columns-repeated="5"/>
          <table:table-cell office:value-type="float" office:value="1308" calcext:value-type="float">
            <text:p>1308</text:p>
          </table:table-cell>
          <table:table-cell table:formula="of:= ([.I1333]*[.P1333]+[.B1333]*[.P1333]+[.B1333]*[.I1333])/([.B1333]*[.I1333]*[.P1333])" office:value-type="float" office:value="0.151475182268647" calcext:value-type="float">
            <text:p>0,1515</text:p>
          </table:table-cell>
          <table:table-cell table:number-columns-repeated="10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formula="of:=9+2*RAND()" office:value-type="float" office:value="9.15868471306749" calcext:value-type="float">
            <text:p>9,1587</text:p>
          </table:table-cell>
          <table:table-cell table:number-columns-repeated="5"/>
          <table:table-cell office:value-type="float" office:value="1309" calcext:value-type="float">
            <text:p>1309</text:p>
          </table:table-cell>
          <table:table-cell table:formula="of:=COM.MICROSOFT.NORM.INV(RAND();30;5)" office:value-type="float" office:value="34.7264024260724" calcext:value-type="float">
            <text:p>34,7264</text:p>
          </table:table-cell>
          <table:table-cell table:number-columns-repeated="5"/>
          <table:table-cell office:value-type="float" office:value="1309" calcext:value-type="float">
            <text:p>1309</text:p>
          </table:table-cell>
          <table:table-cell table:formula="of:=40+10*RAND()" office:value-type="float" office:value="42.781217637239" calcext:value-type="float">
            <text:p>42,7812</text:p>
          </table:table-cell>
          <table:table-cell table:number-columns-repeated="5"/>
          <table:table-cell office:value-type="float" office:value="1309" calcext:value-type="float">
            <text:p>1309</text:p>
          </table:table-cell>
          <table:table-cell table:formula="of:= ([.I1334]*[.P1334]+[.B1334]*[.P1334]+[.B1334]*[.I1334])/([.B1334]*[.I1334]*[.P1334])" office:value-type="float" office:value="0.16135726067127" calcext:value-type="float">
            <text:p>0,1614</text:p>
          </table:table-cell>
          <table:table-cell table:number-columns-repeated="10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formula="of:=9+2*RAND()" office:value-type="float" office:value="9.87463105120696" calcext:value-type="float">
            <text:p>9,8746</text:p>
          </table:table-cell>
          <table:table-cell table:number-columns-repeated="5"/>
          <table:table-cell office:value-type="float" office:value="1310" calcext:value-type="float">
            <text:p>1310</text:p>
          </table:table-cell>
          <table:table-cell table:formula="of:=COM.MICROSOFT.NORM.INV(RAND();30;5)" office:value-type="float" office:value="43.2869452200893" calcext:value-type="float">
            <text:p>43,2869</text:p>
          </table:table-cell>
          <table:table-cell table:number-columns-repeated="5"/>
          <table:table-cell office:value-type="float" office:value="1310" calcext:value-type="float">
            <text:p>1310</text:p>
          </table:table-cell>
          <table:table-cell table:formula="of:=40+10*RAND()" office:value-type="float" office:value="41.6756075725425" calcext:value-type="float">
            <text:p>41,6756</text:p>
          </table:table-cell>
          <table:table-cell table:number-columns-repeated="5"/>
          <table:table-cell office:value-type="float" office:value="1310" calcext:value-type="float">
            <text:p>1310</text:p>
          </table:table-cell>
          <table:table-cell table:formula="of:= ([.I1335]*[.P1335]+[.B1335]*[.P1335]+[.B1335]*[.I1335])/([.B1335]*[.I1335]*[.P1335])" office:value-type="float" office:value="0.148366110832523" calcext:value-type="float">
            <text:p>0,1484</text:p>
          </table:table-cell>
          <table:table-cell table:number-columns-repeated="10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formula="of:=9+2*RAND()" office:value-type="float" office:value="10.3804394451436" calcext:value-type="float">
            <text:p>10,3804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formula="of:=COM.MICROSOFT.NORM.INV(RAND();30;5)" office:value-type="float" office:value="26.2314361981649" calcext:value-type="float">
            <text:p>26,2314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formula="of:=40+10*RAND()" office:value-type="float" office:value="42.9508612991776" calcext:value-type="float">
            <text:p>42,9509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formula="of:= ([.I1336]*[.P1336]+[.B1336]*[.P1336]+[.B1336]*[.I1336])/([.B1336]*[.I1336]*[.P1336])" office:value-type="float" office:value="0.157739653272643" calcext:value-type="float">
            <text:p>0,1577</text:p>
          </table:table-cell>
          <table:table-cell table:number-columns-repeated="10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formula="of:=9+2*RAND()" office:value-type="float" office:value="10.3837316546123" calcext:value-type="float">
            <text:p>10,3837</text:p>
          </table:table-cell>
          <table:table-cell table:number-columns-repeated="5"/>
          <table:table-cell office:value-type="float" office:value="1312" calcext:value-type="float">
            <text:p>1312</text:p>
          </table:table-cell>
          <table:table-cell table:formula="of:=COM.MICROSOFT.NORM.INV(RAND();30;5)" office:value-type="float" office:value="18.7329534248435" calcext:value-type="float">
            <text:p>18,7330</text:p>
          </table:table-cell>
          <table:table-cell table:number-columns-repeated="5"/>
          <table:table-cell office:value-type="float" office:value="1312" calcext:value-type="float">
            <text:p>1312</text:p>
          </table:table-cell>
          <table:table-cell table:formula="of:=40+10*RAND()" office:value-type="float" office:value="45.2929318451788" calcext:value-type="float">
            <text:p>45,2929</text:p>
          </table:table-cell>
          <table:table-cell table:number-columns-repeated="5"/>
          <table:table-cell office:value-type="float" office:value="1312" calcext:value-type="float">
            <text:p>1312</text:p>
          </table:table-cell>
          <table:table-cell table:formula="of:= ([.I1337]*[.P1337]+[.B1337]*[.P1337]+[.B1337]*[.I1337])/([.B1337]*[.I1337]*[.P1337])" office:value-type="float" office:value="0.171764857387793" calcext:value-type="float">
            <text:p>0,1718</text:p>
          </table:table-cell>
          <table:table-cell table:number-columns-repeated="10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formula="of:=9+2*RAND()" office:value-type="float" office:value="10.8632158257533" calcext:value-type="float">
            <text:p>10,8632</text:p>
          </table:table-cell>
          <table:table-cell table:number-columns-repeated="5"/>
          <table:table-cell office:value-type="float" office:value="1313" calcext:value-type="float">
            <text:p>1313</text:p>
          </table:table-cell>
          <table:table-cell table:formula="of:=COM.MICROSOFT.NORM.INV(RAND();30;5)" office:value-type="float" office:value="36.7236511222791" calcext:value-type="float">
            <text:p>36,7237</text:p>
          </table:table-cell>
          <table:table-cell table:number-columns-repeated="5"/>
          <table:table-cell office:value-type="float" office:value="1313" calcext:value-type="float">
            <text:p>1313</text:p>
          </table:table-cell>
          <table:table-cell table:formula="of:=40+10*RAND()" office:value-type="float" office:value="46.3316990726162" calcext:value-type="float">
            <text:p>46,3317</text:p>
          </table:table-cell>
          <table:table-cell table:number-columns-repeated="5"/>
          <table:table-cell office:value-type="float" office:value="1313" calcext:value-type="float">
            <text:p>1313</text:p>
          </table:table-cell>
          <table:table-cell table:formula="of:= ([.I1338]*[.P1338]+[.B1338]*[.P1338]+[.B1338]*[.I1338])/([.B1338]*[.I1338]*[.P1338])" office:value-type="float" office:value="0.140867675673665" calcext:value-type="float">
            <text:p>0,1409</text:p>
          </table:table-cell>
          <table:table-cell table:number-columns-repeated="10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formula="of:=9+2*RAND()" office:value-type="float" office:value="10.5311498127412" calcext:value-type="float">
            <text:p>10,5311</text:p>
          </table:table-cell>
          <table:table-cell table:number-columns-repeated="5"/>
          <table:table-cell office:value-type="float" office:value="1314" calcext:value-type="float">
            <text:p>1314</text:p>
          </table:table-cell>
          <table:table-cell table:formula="of:=COM.MICROSOFT.NORM.INV(RAND();30;5)" office:value-type="float" office:value="36.5335397872198" calcext:value-type="float">
            <text:p>36,5335</text:p>
          </table:table-cell>
          <table:table-cell table:number-columns-repeated="5"/>
          <table:table-cell office:value-type="float" office:value="1314" calcext:value-type="float">
            <text:p>1314</text:p>
          </table:table-cell>
          <table:table-cell table:formula="of:=40+10*RAND()" office:value-type="float" office:value="42.3247359727975" calcext:value-type="float">
            <text:p>42,3247</text:p>
          </table:table-cell>
          <table:table-cell table:number-columns-repeated="5"/>
          <table:table-cell office:value-type="float" office:value="1314" calcext:value-type="float">
            <text:p>1314</text:p>
          </table:table-cell>
          <table:table-cell table:formula="of:= ([.I1339]*[.P1339]+[.B1339]*[.P1339]+[.B1339]*[.I1339])/([.B1339]*[.I1339]*[.P1339])" office:value-type="float" office:value="0.145955346612037" calcext:value-type="float">
            <text:p>0,1460</text:p>
          </table:table-cell>
          <table:table-cell table:number-columns-repeated="10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9+2*RAND()" office:value-type="float" office:value="10.4649591615889" calcext:value-type="float">
            <text:p>10,4650</text:p>
          </table:table-cell>
          <table:table-cell table:number-columns-repeated="5"/>
          <table:table-cell office:value-type="float" office:value="1315" calcext:value-type="float">
            <text:p>1315</text:p>
          </table:table-cell>
          <table:table-cell table:formula="of:=COM.MICROSOFT.NORM.INV(RAND();30;5)" office:value-type="float" office:value="28.9079931225426" calcext:value-type="float">
            <text:p>28,9080</text:p>
          </table:table-cell>
          <table:table-cell table:number-columns-repeated="5"/>
          <table:table-cell office:value-type="float" office:value="1315" calcext:value-type="float">
            <text:p>1315</text:p>
          </table:table-cell>
          <table:table-cell table:formula="of:=40+10*RAND()" office:value-type="float" office:value="42.6495081547182" calcext:value-type="float">
            <text:p>42,6495</text:p>
          </table:table-cell>
          <table:table-cell table:number-columns-repeated="5"/>
          <table:table-cell office:value-type="float" office:value="1315" calcext:value-type="float">
            <text:p>1315</text:p>
          </table:table-cell>
          <table:table-cell table:formula="of:= ([.I1340]*[.P1340]+[.B1340]*[.P1340]+[.B1340]*[.I1340])/([.B1340]*[.I1340]*[.P1340])" office:value-type="float" office:value="0.153596428015366" calcext:value-type="float">
            <text:p>0,1536</text:p>
          </table:table-cell>
          <table:table-cell table:number-columns-repeated="10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formula="of:=9+2*RAND()" office:value-type="float" office:value="10.1406164944638" calcext:value-type="float">
            <text:p>10,1406</text:p>
          </table:table-cell>
          <table:table-cell table:number-columns-repeated="5"/>
          <table:table-cell office:value-type="float" office:value="1316" calcext:value-type="float">
            <text:p>1316</text:p>
          </table:table-cell>
          <table:table-cell table:formula="of:=COM.MICROSOFT.NORM.INV(RAND();30;5)" office:value-type="float" office:value="34.8590508100137" calcext:value-type="float">
            <text:p>34,8591</text:p>
          </table:table-cell>
          <table:table-cell table:number-columns-repeated="5"/>
          <table:table-cell office:value-type="float" office:value="1316" calcext:value-type="float">
            <text:p>1316</text:p>
          </table:table-cell>
          <table:table-cell table:formula="of:=40+10*RAND()" office:value-type="float" office:value="42.4060489225667" calcext:value-type="float">
            <text:p>42,4060</text:p>
          </table:table-cell>
          <table:table-cell table:number-columns-repeated="5"/>
          <table:table-cell office:value-type="float" office:value="1316" calcext:value-type="float">
            <text:p>1316</text:p>
          </table:table-cell>
          <table:table-cell table:formula="of:= ([.I1341]*[.P1341]+[.B1341]*[.P1341]+[.B1341]*[.I1341])/([.B1341]*[.I1341]*[.P1341])" office:value-type="float" office:value="0.15088182967992" calcext:value-type="float">
            <text:p>0,1509</text:p>
          </table:table-cell>
          <table:table-cell table:number-columns-repeated="10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9+2*RAND()" office:value-type="float" office:value="9.01962455059402" calcext:value-type="float">
            <text:p>9,0196</text:p>
          </table:table-cell>
          <table:table-cell table:number-columns-repeated="5"/>
          <table:table-cell office:value-type="float" office:value="1317" calcext:value-type="float">
            <text:p>1317</text:p>
          </table:table-cell>
          <table:table-cell table:formula="of:=COM.MICROSOFT.NORM.INV(RAND();30;5)" office:value-type="float" office:value="29.0171659875413" calcext:value-type="float">
            <text:p>29,0172</text:p>
          </table:table-cell>
          <table:table-cell table:number-columns-repeated="5"/>
          <table:table-cell office:value-type="float" office:value="1317" calcext:value-type="float">
            <text:p>1317</text:p>
          </table:table-cell>
          <table:table-cell table:formula="of:=40+10*RAND()" office:value-type="float" office:value="46.3215765275527" calcext:value-type="float">
            <text:p>46,3216</text:p>
          </table:table-cell>
          <table:table-cell table:number-columns-repeated="5"/>
          <table:table-cell office:value-type="float" office:value="1317" calcext:value-type="float">
            <text:p>1317</text:p>
          </table:table-cell>
          <table:table-cell table:formula="of:= ([.I1342]*[.P1342]+[.B1342]*[.P1342]+[.B1342]*[.I1342])/([.B1342]*[.I1342]*[.P1342])" office:value-type="float" office:value="0.166919930836555" calcext:value-type="float">
            <text:p>0,1669</text:p>
          </table:table-cell>
          <table:table-cell table:number-columns-repeated="10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9+2*RAND()" office:value-type="float" office:value="9.9554462491069" calcext:value-type="float">
            <text:p>9,9554</text:p>
          </table:table-cell>
          <table:table-cell table:number-columns-repeated="5"/>
          <table:table-cell office:value-type="float" office:value="1318" calcext:value-type="float">
            <text:p>1318</text:p>
          </table:table-cell>
          <table:table-cell table:formula="of:=COM.MICROSOFT.NORM.INV(RAND();30;5)" office:value-type="float" office:value="18.7417596611501" calcext:value-type="float">
            <text:p>18,7418</text:p>
          </table:table-cell>
          <table:table-cell table:number-columns-repeated="5"/>
          <table:table-cell office:value-type="float" office:value="1318" calcext:value-type="float">
            <text:p>1318</text:p>
          </table:table-cell>
          <table:table-cell table:formula="of:=40+10*RAND()" office:value-type="float" office:value="49.0826171182562" calcext:value-type="float">
            <text:p>49,0826</text:p>
          </table:table-cell>
          <table:table-cell table:number-columns-repeated="5"/>
          <table:table-cell office:value-type="float" office:value="1318" calcext:value-type="float">
            <text:p>1318</text:p>
          </table:table-cell>
          <table:table-cell table:formula="of:= ([.I1343]*[.P1343]+[.B1343]*[.P1343]+[.B1343]*[.I1343])/([.B1343]*[.I1343]*[.P1343])" office:value-type="float" office:value="0.174178125976598" calcext:value-type="float">
            <text:p>0,1742</text:p>
          </table:table-cell>
          <table:table-cell table:number-columns-repeated="10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formula="of:=9+2*RAND()" office:value-type="float" office:value="9.17122205276974" calcext:value-type="float">
            <text:p>9,1712</text:p>
          </table:table-cell>
          <table:table-cell table:number-columns-repeated="5"/>
          <table:table-cell office:value-type="float" office:value="1319" calcext:value-type="float">
            <text:p>1319</text:p>
          </table:table-cell>
          <table:table-cell table:formula="of:=COM.MICROSOFT.NORM.INV(RAND();30;5)" office:value-type="float" office:value="31.2962871763282" calcext:value-type="float">
            <text:p>31,2963</text:p>
          </table:table-cell>
          <table:table-cell table:number-columns-repeated="5"/>
          <table:table-cell office:value-type="float" office:value="1319" calcext:value-type="float">
            <text:p>1319</text:p>
          </table:table-cell>
          <table:table-cell table:formula="of:=40+10*RAND()" office:value-type="float" office:value="42.8055964631494" calcext:value-type="float">
            <text:p>42,8056</text:p>
          </table:table-cell>
          <table:table-cell table:number-columns-repeated="5"/>
          <table:table-cell office:value-type="float" office:value="1319" calcext:value-type="float">
            <text:p>1319</text:p>
          </table:table-cell>
          <table:table-cell table:formula="of:= ([.I1344]*[.P1344]+[.B1344]*[.P1344]+[.B1344]*[.I1344])/([.B1344]*[.I1344]*[.P1344])" office:value-type="float" office:value="0.164350826468351" calcext:value-type="float">
            <text:p>0,1644</text:p>
          </table:table-cell>
          <table:table-cell table:number-columns-repeated="10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9+2*RAND()" office:value-type="float" office:value="9.35151210171171" calcext:value-type="float">
            <text:p>9,3515</text:p>
          </table:table-cell>
          <table:table-cell table:number-columns-repeated="5"/>
          <table:table-cell office:value-type="float" office:value="1320" calcext:value-type="float">
            <text:p>1320</text:p>
          </table:table-cell>
          <table:table-cell table:formula="of:=COM.MICROSOFT.NORM.INV(RAND();30;5)" office:value-type="float" office:value="22.4941888498602" calcext:value-type="float">
            <text:p>22,4942</text:p>
          </table:table-cell>
          <table:table-cell table:number-columns-repeated="5"/>
          <table:table-cell office:value-type="float" office:value="1320" calcext:value-type="float">
            <text:p>1320</text:p>
          </table:table-cell>
          <table:table-cell table:formula="of:=40+10*RAND()" office:value-type="float" office:value="47.1698091796134" calcext:value-type="float">
            <text:p>47,1698</text:p>
          </table:table-cell>
          <table:table-cell table:number-columns-repeated="5"/>
          <table:table-cell office:value-type="float" office:value="1320" calcext:value-type="float">
            <text:p>1320</text:p>
          </table:table-cell>
          <table:table-cell table:formula="of:= ([.I1345]*[.P1345]+[.B1345]*[.P1345]+[.B1345]*[.I1345])/([.B1345]*[.I1345]*[.P1345])" office:value-type="float" office:value="0.172590505159652" calcext:value-type="float">
            <text:p>0,1726</text:p>
          </table:table-cell>
          <table:table-cell table:number-columns-repeated="10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9+2*RAND()" office:value-type="float" office:value="10.9543305349071" calcext:value-type="float">
            <text:p>10,9543</text:p>
          </table:table-cell>
          <table:table-cell table:number-columns-repeated="5"/>
          <table:table-cell office:value-type="float" office:value="1321" calcext:value-type="float">
            <text:p>1321</text:p>
          </table:table-cell>
          <table:table-cell table:formula="of:=COM.MICROSOFT.NORM.INV(RAND();30;5)" office:value-type="float" office:value="26.5434101634411" calcext:value-type="float">
            <text:p>26,5434</text:p>
          </table:table-cell>
          <table:table-cell table:number-columns-repeated="5"/>
          <table:table-cell office:value-type="float" office:value="1321" calcext:value-type="float">
            <text:p>1321</text:p>
          </table:table-cell>
          <table:table-cell table:formula="of:=40+10*RAND()" office:value-type="float" office:value="47.2114448098" calcext:value-type="float">
            <text:p>47,2114</text:p>
          </table:table-cell>
          <table:table-cell table:number-columns-repeated="5"/>
          <table:table-cell office:value-type="float" office:value="1321" calcext:value-type="float">
            <text:p>1321</text:p>
          </table:table-cell>
          <table:table-cell table:formula="of:= ([.I1346]*[.P1346]+[.B1346]*[.P1346]+[.B1346]*[.I1346])/([.B1346]*[.I1346]*[.P1346])" office:value-type="float" office:value="0.150143537128127" calcext:value-type="float">
            <text:p>0,1501</text:p>
          </table:table-cell>
          <table:table-cell table:number-columns-repeated="10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formula="of:=9+2*RAND()" office:value-type="float" office:value="9.23109097196721" calcext:value-type="float">
            <text:p>9,2311</text:p>
          </table:table-cell>
          <table:table-cell table:number-columns-repeated="5"/>
          <table:table-cell office:value-type="float" office:value="1322" calcext:value-type="float">
            <text:p>1322</text:p>
          </table:table-cell>
          <table:table-cell table:formula="of:=COM.MICROSOFT.NORM.INV(RAND();30;5)" office:value-type="float" office:value="27.0177422556201" calcext:value-type="float">
            <text:p>27,0177</text:p>
          </table:table-cell>
          <table:table-cell table:number-columns-repeated="5"/>
          <table:table-cell office:value-type="float" office:value="1322" calcext:value-type="float">
            <text:p>1322</text:p>
          </table:table-cell>
          <table:table-cell table:formula="of:=40+10*RAND()" office:value-type="float" office:value="47.107491317438" calcext:value-type="float">
            <text:p>47,1075</text:p>
          </table:table-cell>
          <table:table-cell table:number-columns-repeated="5"/>
          <table:table-cell office:value-type="float" office:value="1322" calcext:value-type="float">
            <text:p>1322</text:p>
          </table:table-cell>
          <table:table-cell table:formula="of:= ([.I1347]*[.P1347]+[.B1347]*[.P1347]+[.B1347]*[.I1347])/([.B1347]*[.I1347]*[.P1347])" office:value-type="float" office:value="0.166570318851118" calcext:value-type="float">
            <text:p>0,1666</text:p>
          </table:table-cell>
          <table:table-cell table:number-columns-repeated="10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formula="of:=9+2*RAND()" office:value-type="float" office:value="9.80561318877153" calcext:value-type="float">
            <text:p>9,8056</text:p>
          </table:table-cell>
          <table:table-cell table:number-columns-repeated="5"/>
          <table:table-cell office:value-type="float" office:value="1323" calcext:value-type="float">
            <text:p>1323</text:p>
          </table:table-cell>
          <table:table-cell table:formula="of:=COM.MICROSOFT.NORM.INV(RAND();30;5)" office:value-type="float" office:value="31.8938721089449" calcext:value-type="float">
            <text:p>31,8939</text:p>
          </table:table-cell>
          <table:table-cell table:number-columns-repeated="5"/>
          <table:table-cell office:value-type="float" office:value="1323" calcext:value-type="float">
            <text:p>1323</text:p>
          </table:table-cell>
          <table:table-cell table:formula="of:=40+10*RAND()" office:value-type="float" office:value="48.9200229768176" calcext:value-type="float">
            <text:p>48,9200</text:p>
          </table:table-cell>
          <table:table-cell table:number-columns-repeated="5"/>
          <table:table-cell office:value-type="float" office:value="1323" calcext:value-type="float">
            <text:p>1323</text:p>
          </table:table-cell>
          <table:table-cell table:formula="of:= ([.I1348]*[.P1348]+[.B1348]*[.P1348]+[.B1348]*[.I1348])/([.B1348]*[.I1348]*[.P1348])" office:value-type="float" office:value="0.153777916408605" calcext:value-type="float">
            <text:p>0,1538</text:p>
          </table:table-cell>
          <table:table-cell table:number-columns-repeated="10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9+2*RAND()" office:value-type="float" office:value="10.2745122921187" calcext:value-type="float">
            <text:p>10,2745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formula="of:=COM.MICROSOFT.NORM.INV(RAND();30;5)" office:value-type="float" office:value="33.7138107014095" calcext:value-type="float">
            <text:p>33,7138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formula="of:=40+10*RAND()" office:value-type="float" office:value="42.4342304712627" calcext:value-type="float">
            <text:p>42,4342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formula="of:= ([.I1349]*[.P1349]+[.B1349]*[.P1349]+[.B1349]*[.I1349])/([.B1349]*[.I1349]*[.P1349])" office:value-type="float" office:value="0.150555535961009" calcext:value-type="float">
            <text:p>0,1506</text:p>
          </table:table-cell>
          <table:table-cell table:number-columns-repeated="10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formula="of:=9+2*RAND()" office:value-type="float" office:value="10.8492455014493" calcext:value-type="float">
            <text:p>10,8492</text:p>
          </table:table-cell>
          <table:table-cell table:number-columns-repeated="5"/>
          <table:table-cell office:value-type="float" office:value="1325" calcext:value-type="float">
            <text:p>1325</text:p>
          </table:table-cell>
          <table:table-cell table:formula="of:=COM.MICROSOFT.NORM.INV(RAND();30;5)" office:value-type="float" office:value="33.2014659689496" calcext:value-type="float">
            <text:p>33,2015</text:p>
          </table:table-cell>
          <table:table-cell table:number-columns-repeated="5"/>
          <table:table-cell office:value-type="float" office:value="1325" calcext:value-type="float">
            <text:p>1325</text:p>
          </table:table-cell>
          <table:table-cell table:formula="of:=40+10*RAND()" office:value-type="float" office:value="40.195821285015" calcext:value-type="float">
            <text:p>40,1958</text:p>
          </table:table-cell>
          <table:table-cell table:number-columns-repeated="5"/>
          <table:table-cell office:value-type="float" office:value="1325" calcext:value-type="float">
            <text:p>1325</text:p>
          </table:table-cell>
          <table:table-cell table:formula="of:= ([.I1350]*[.P1350]+[.B1350]*[.P1350]+[.B1350]*[.I1350])/([.B1350]*[.I1350]*[.P1350])" office:value-type="float" office:value="0.147169668120627" calcext:value-type="float">
            <text:p>0,1472</text:p>
          </table:table-cell>
          <table:table-cell table:number-columns-repeated="10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formula="of:=9+2*RAND()" office:value-type="float" office:value="9.43208539974876" calcext:value-type="float">
            <text:p>9,4321</text:p>
          </table:table-cell>
          <table:table-cell table:number-columns-repeated="5"/>
          <table:table-cell office:value-type="float" office:value="1326" calcext:value-type="float">
            <text:p>1326</text:p>
          </table:table-cell>
          <table:table-cell table:formula="of:=COM.MICROSOFT.NORM.INV(RAND();30;5)" office:value-type="float" office:value="40.7237030935985" calcext:value-type="float">
            <text:p>40,7237</text:p>
          </table:table-cell>
          <table:table-cell table:number-columns-repeated="5"/>
          <table:table-cell office:value-type="float" office:value="1326" calcext:value-type="float">
            <text:p>1326</text:p>
          </table:table-cell>
          <table:table-cell table:formula="of:=40+10*RAND()" office:value-type="float" office:value="42.9669740411919" calcext:value-type="float">
            <text:p>42,9670</text:p>
          </table:table-cell>
          <table:table-cell table:number-columns-repeated="5"/>
          <table:table-cell office:value-type="float" office:value="1326" calcext:value-type="float">
            <text:p>1326</text:p>
          </table:table-cell>
          <table:table-cell table:formula="of:= ([.I1351]*[.P1351]+[.B1351]*[.P1351]+[.B1351]*[.I1351])/([.B1351]*[.I1351]*[.P1351])" office:value-type="float" office:value="0.153850505522111" calcext:value-type="float">
            <text:p>0,1539</text:p>
          </table:table-cell>
          <table:table-cell table:number-columns-repeated="10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formula="of:=9+2*RAND()" office:value-type="float" office:value="10.936621877132" calcext:value-type="float">
            <text:p>10,9366</text:p>
          </table:table-cell>
          <table:table-cell table:number-columns-repeated="5"/>
          <table:table-cell office:value-type="float" office:value="1327" calcext:value-type="float">
            <text:p>1327</text:p>
          </table:table-cell>
          <table:table-cell table:formula="of:=COM.MICROSOFT.NORM.INV(RAND();30;5)" office:value-type="float" office:value="25.4453474570823" calcext:value-type="float">
            <text:p>25,4453</text:p>
          </table:table-cell>
          <table:table-cell table:number-columns-repeated="5"/>
          <table:table-cell office:value-type="float" office:value="1327" calcext:value-type="float">
            <text:p>1327</text:p>
          </table:table-cell>
          <table:table-cell table:formula="of:=40+10*RAND()" office:value-type="float" office:value="42.1641984710004" calcext:value-type="float">
            <text:p>42,1642</text:p>
          </table:table-cell>
          <table:table-cell table:number-columns-repeated="5"/>
          <table:table-cell office:value-type="float" office:value="1327" calcext:value-type="float">
            <text:p>1327</text:p>
          </table:table-cell>
          <table:table-cell table:formula="of:= ([.I1352]*[.P1352]+[.B1352]*[.P1352]+[.B1352]*[.I1352])/([.B1352]*[.I1352]*[.P1352])" office:value-type="float" office:value="0.154452630980355" calcext:value-type="float">
            <text:p>0,1545</text:p>
          </table:table-cell>
          <table:table-cell table:number-columns-repeated="10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9+2*RAND()" office:value-type="float" office:value="10.4952825668734" calcext:value-type="float">
            <text:p>10,4953</text:p>
          </table:table-cell>
          <table:table-cell table:number-columns-repeated="5"/>
          <table:table-cell office:value-type="float" office:value="1328" calcext:value-type="float">
            <text:p>1328</text:p>
          </table:table-cell>
          <table:table-cell table:formula="of:=COM.MICROSOFT.NORM.INV(RAND();30;5)" office:value-type="float" office:value="29.1792373856544" calcext:value-type="float">
            <text:p>29,1792</text:p>
          </table:table-cell>
          <table:table-cell table:number-columns-repeated="5"/>
          <table:table-cell office:value-type="float" office:value="1328" calcext:value-type="float">
            <text:p>1328</text:p>
          </table:table-cell>
          <table:table-cell table:formula="of:=40+10*RAND()" office:value-type="float" office:value="43.6656416661572" calcext:value-type="float">
            <text:p>43,6656</text:p>
          </table:table-cell>
          <table:table-cell table:number-columns-repeated="5"/>
          <table:table-cell office:value-type="float" office:value="1328" calcext:value-type="float">
            <text:p>1328</text:p>
          </table:table-cell>
          <table:table-cell table:formula="of:= ([.I1353]*[.P1353]+[.B1353]*[.P1353]+[.B1353]*[.I1353])/([.B1353]*[.I1353]*[.P1353])" office:value-type="float" office:value="0.152453147550926" calcext:value-type="float">
            <text:p>0,1525</text:p>
          </table:table-cell>
          <table:table-cell table:number-columns-repeated="10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formula="of:=9+2*RAND()" office:value-type="float" office:value="9.29146130313166" calcext:value-type="float">
            <text:p>9,2915</text:p>
          </table:table-cell>
          <table:table-cell table:number-columns-repeated="5"/>
          <table:table-cell office:value-type="float" office:value="1329" calcext:value-type="float">
            <text:p>1329</text:p>
          </table:table-cell>
          <table:table-cell table:formula="of:=COM.MICROSOFT.NORM.INV(RAND();30;5)" office:value-type="float" office:value="21.1495351583808" calcext:value-type="float">
            <text:p>21,1495</text:p>
          </table:table-cell>
          <table:table-cell table:number-columns-repeated="5"/>
          <table:table-cell office:value-type="float" office:value="1329" calcext:value-type="float">
            <text:p>1329</text:p>
          </table:table-cell>
          <table:table-cell table:formula="of:=40+10*RAND()" office:value-type="float" office:value="45.9904644975904" calcext:value-type="float">
            <text:p>45,9905</text:p>
          </table:table-cell>
          <table:table-cell table:number-columns-repeated="5"/>
          <table:table-cell office:value-type="float" office:value="1329" calcext:value-type="float">
            <text:p>1329</text:p>
          </table:table-cell>
          <table:table-cell table:formula="of:= ([.I1354]*[.P1354]+[.B1354]*[.P1354]+[.B1354]*[.I1354])/([.B1354]*[.I1354]*[.P1354])" office:value-type="float" office:value="0.176651697933129" calcext:value-type="float">
            <text:p>0,1767</text:p>
          </table:table-cell>
          <table:table-cell table:number-columns-repeated="10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9+2*RAND()" office:value-type="float" office:value="10.7095371417236" calcext:value-type="float">
            <text:p>10,7095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formula="of:=COM.MICROSOFT.NORM.INV(RAND();30;5)" office:value-type="float" office:value="26.0495375806857" calcext:value-type="float">
            <text:p>26,0495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formula="of:=40+10*RAND()" office:value-type="float" office:value="46.344626051141" calcext:value-type="float">
            <text:p>46,3446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formula="of:= ([.I1355]*[.P1355]+[.B1355]*[.P1355]+[.B1355]*[.I1355])/([.B1355]*[.I1355]*[.P1355])" office:value-type="float" office:value="0.153340589173797" calcext:value-type="float">
            <text:p>0,1533</text:p>
          </table:table-cell>
          <table:table-cell table:number-columns-repeated="10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formula="of:=9+2*RAND()" office:value-type="float" office:value="10.2323112420272" calcext:value-type="float">
            <text:p>10,2323</text:p>
          </table:table-cell>
          <table:table-cell table:number-columns-repeated="5"/>
          <table:table-cell office:value-type="float" office:value="1331" calcext:value-type="float">
            <text:p>1331</text:p>
          </table:table-cell>
          <table:table-cell table:formula="of:=COM.MICROSOFT.NORM.INV(RAND();30;5)" office:value-type="float" office:value="24.3681089548976" calcext:value-type="float">
            <text:p>24,3681</text:p>
          </table:table-cell>
          <table:table-cell table:number-columns-repeated="5"/>
          <table:table-cell office:value-type="float" office:value="1331" calcext:value-type="float">
            <text:p>1331</text:p>
          </table:table-cell>
          <table:table-cell table:formula="of:=40+10*RAND()" office:value-type="float" office:value="45.5130944412667" calcext:value-type="float">
            <text:p>45,5131</text:p>
          </table:table-cell>
          <table:table-cell table:number-columns-repeated="5"/>
          <table:table-cell office:value-type="float" office:value="1331" calcext:value-type="float">
            <text:p>1331</text:p>
          </table:table-cell>
          <table:table-cell table:formula="of:= ([.I1356]*[.P1356]+[.B1356]*[.P1356]+[.B1356]*[.I1356])/([.B1356]*[.I1356]*[.P1356])" office:value-type="float" office:value="0.160738572198788" calcext:value-type="float">
            <text:p>0,1607</text:p>
          </table:table-cell>
          <table:table-cell table:number-columns-repeated="10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formula="of:=9+2*RAND()" office:value-type="float" office:value="9.60902856686153" calcext:value-type="float">
            <text:p>9,6090</text:p>
          </table:table-cell>
          <table:table-cell table:number-columns-repeated="5"/>
          <table:table-cell office:value-type="float" office:value="1332" calcext:value-type="float">
            <text:p>1332</text:p>
          </table:table-cell>
          <table:table-cell table:formula="of:=COM.MICROSOFT.NORM.INV(RAND();30;5)" office:value-type="float" office:value="35.1872135484434" calcext:value-type="float">
            <text:p>35,1872</text:p>
          </table:table-cell>
          <table:table-cell table:number-columns-repeated="5"/>
          <table:table-cell office:value-type="float" office:value="1332" calcext:value-type="float">
            <text:p>1332</text:p>
          </table:table-cell>
          <table:table-cell table:formula="of:=40+10*RAND()" office:value-type="float" office:value="44.6330575819593" calcext:value-type="float">
            <text:p>44,6331</text:p>
          </table:table-cell>
          <table:table-cell table:number-columns-repeated="5"/>
          <table:table-cell office:value-type="float" office:value="1332" calcext:value-type="float">
            <text:p>1332</text:p>
          </table:table-cell>
          <table:table-cell table:formula="of:= ([.I1357]*[.P1357]+[.B1357]*[.P1357]+[.B1357]*[.I1357])/([.B1357]*[.I1357]*[.P1357])" office:value-type="float" office:value="0.154893124904875" calcext:value-type="float">
            <text:p>0,1549</text:p>
          </table:table-cell>
          <table:table-cell table:number-columns-repeated="10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9+2*RAND()" office:value-type="float" office:value="10.0994844313245" calcext:value-type="float">
            <text:p>10,0995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formula="of:=COM.MICROSOFT.NORM.INV(RAND();30;5)" office:value-type="float" office:value="26.7253673616982" calcext:value-type="float">
            <text:p>26,7254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formula="of:=40+10*RAND()" office:value-type="float" office:value="49.81227523298" calcext:value-type="float">
            <text:p>49,8123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formula="of:= ([.I1358]*[.P1358]+[.B1358]*[.P1358]+[.B1358]*[.I1358])/([.B1358]*[.I1358]*[.P1358])" office:value-type="float" office:value="0.156507961700557" calcext:value-type="float">
            <text:p>0,1565</text:p>
          </table:table-cell>
          <table:table-cell table:number-columns-repeated="10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9+2*RAND()" office:value-type="float" office:value="9.56353607750498" calcext:value-type="float">
            <text:p>9,5635</text:p>
          </table:table-cell>
          <table:table-cell table:number-columns-repeated="5"/>
          <table:table-cell office:value-type="float" office:value="1334" calcext:value-type="float">
            <text:p>1334</text:p>
          </table:table-cell>
          <table:table-cell table:formula="of:=COM.MICROSOFT.NORM.INV(RAND();30;5)" office:value-type="float" office:value="27.045276247336" calcext:value-type="float">
            <text:p>27,0453</text:p>
          </table:table-cell>
          <table:table-cell table:number-columns-repeated="5"/>
          <table:table-cell office:value-type="float" office:value="1334" calcext:value-type="float">
            <text:p>1334</text:p>
          </table:table-cell>
          <table:table-cell table:formula="of:=40+10*RAND()" office:value-type="float" office:value="42.9781664733309" calcext:value-type="float">
            <text:p>42,9782</text:p>
          </table:table-cell>
          <table:table-cell table:number-columns-repeated="5"/>
          <table:table-cell office:value-type="float" office:value="1334" calcext:value-type="float">
            <text:p>1334</text:p>
          </table:table-cell>
          <table:table-cell table:formula="of:= ([.I1359]*[.P1359]+[.B1359]*[.P1359]+[.B1359]*[.I1359])/([.B1359]*[.I1359]*[.P1359])" office:value-type="float" office:value="0.164806496035696" calcext:value-type="float">
            <text:p>0,1648</text:p>
          </table:table-cell>
          <table:table-cell table:number-columns-repeated="10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formula="of:=9+2*RAND()" office:value-type="float" office:value="9.55062773847021" calcext:value-type="float">
            <text:p>9,5506</text:p>
          </table:table-cell>
          <table:table-cell table:number-columns-repeated="5"/>
          <table:table-cell office:value-type="float" office:value="1335" calcext:value-type="float">
            <text:p>1335</text:p>
          </table:table-cell>
          <table:table-cell table:formula="of:=COM.MICROSOFT.NORM.INV(RAND();30;5)" office:value-type="float" office:value="38.8411506384215" calcext:value-type="float">
            <text:p>38,8412</text:p>
          </table:table-cell>
          <table:table-cell table:number-columns-repeated="5"/>
          <table:table-cell office:value-type="float" office:value="1335" calcext:value-type="float">
            <text:p>1335</text:p>
          </table:table-cell>
          <table:table-cell table:formula="of:=40+10*RAND()" office:value-type="float" office:value="41.9340257474687" calcext:value-type="float">
            <text:p>41,9340</text:p>
          </table:table-cell>
          <table:table-cell table:number-columns-repeated="5"/>
          <table:table-cell office:value-type="float" office:value="1335" calcext:value-type="float">
            <text:p>1335</text:p>
          </table:table-cell>
          <table:table-cell table:formula="of:= ([.I1360]*[.P1360]+[.B1360]*[.P1360]+[.B1360]*[.I1360])/([.B1360]*[.I1360]*[.P1360])" office:value-type="float" office:value="0.154298032660432" calcext:value-type="float">
            <text:p>0,1543</text:p>
          </table:table-cell>
          <table:table-cell table:number-columns-repeated="10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9+2*RAND()" office:value-type="float" office:value="10.7405648801941" calcext:value-type="float">
            <text:p>10,7406</text:p>
          </table:table-cell>
          <table:table-cell table:number-columns-repeated="5"/>
          <table:table-cell office:value-type="float" office:value="1336" calcext:value-type="float">
            <text:p>1336</text:p>
          </table:table-cell>
          <table:table-cell table:formula="of:=COM.MICROSOFT.NORM.INV(RAND();30;5)" office:value-type="float" office:value="31.5023066530487" calcext:value-type="float">
            <text:p>31,5023</text:p>
          </table:table-cell>
          <table:table-cell table:number-columns-repeated="5"/>
          <table:table-cell office:value-type="float" office:value="1336" calcext:value-type="float">
            <text:p>1336</text:p>
          </table:table-cell>
          <table:table-cell table:formula="of:=40+10*RAND()" office:value-type="float" office:value="48.335275441641" calcext:value-type="float">
            <text:p>48,3353</text:p>
          </table:table-cell>
          <table:table-cell table:number-columns-repeated="5"/>
          <table:table-cell office:value-type="float" office:value="1336" calcext:value-type="float">
            <text:p>1336</text:p>
          </table:table-cell>
          <table:table-cell table:formula="of:= ([.I1361]*[.P1361]+[.B1361]*[.P1361]+[.B1361]*[.I1361])/([.B1361]*[.I1361]*[.P1361])" office:value-type="float" office:value="0.145537503814762" calcext:value-type="float">
            <text:p>0,1455</text:p>
          </table:table-cell>
          <table:table-cell table:number-columns-repeated="10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formula="of:=9+2*RAND()" office:value-type="float" office:value="9.65771844494157" calcext:value-type="float">
            <text:p>9,6577</text:p>
          </table:table-cell>
          <table:table-cell table:number-columns-repeated="5"/>
          <table:table-cell office:value-type="float" office:value="1337" calcext:value-type="float">
            <text:p>1337</text:p>
          </table:table-cell>
          <table:table-cell table:formula="of:=COM.MICROSOFT.NORM.INV(RAND();30;5)" office:value-type="float" office:value="34.0920884447779" calcext:value-type="float">
            <text:p>34,0921</text:p>
          </table:table-cell>
          <table:table-cell table:number-columns-repeated="5"/>
          <table:table-cell office:value-type="float" office:value="1337" calcext:value-type="float">
            <text:p>1337</text:p>
          </table:table-cell>
          <table:table-cell table:formula="of:=40+10*RAND()" office:value-type="float" office:value="48.9379017066676" calcext:value-type="float">
            <text:p>48,9379</text:p>
          </table:table-cell>
          <table:table-cell table:number-columns-repeated="5"/>
          <table:table-cell office:value-type="float" office:value="1337" calcext:value-type="float">
            <text:p>1337</text:p>
          </table:table-cell>
          <table:table-cell table:formula="of:= ([.I1362]*[.P1362]+[.B1362]*[.P1362]+[.B1362]*[.I1362])/([.B1362]*[.I1362]*[.P1362])" office:value-type="float" office:value="0.153310502587803" calcext:value-type="float">
            <text:p>0,1533</text:p>
          </table:table-cell>
          <table:table-cell table:number-columns-repeated="10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formula="of:=9+2*RAND()" office:value-type="float" office:value="9.72568656713702" calcext:value-type="float">
            <text:p>9,7257</text:p>
          </table:table-cell>
          <table:table-cell table:number-columns-repeated="5"/>
          <table:table-cell office:value-type="float" office:value="1338" calcext:value-type="float">
            <text:p>1338</text:p>
          </table:table-cell>
          <table:table-cell table:formula="of:=COM.MICROSOFT.NORM.INV(RAND();30;5)" office:value-type="float" office:value="44.6066938469414" calcext:value-type="float">
            <text:p>44,6067</text:p>
          </table:table-cell>
          <table:table-cell table:number-columns-repeated="5"/>
          <table:table-cell office:value-type="float" office:value="1338" calcext:value-type="float">
            <text:p>1338</text:p>
          </table:table-cell>
          <table:table-cell table:formula="of:=40+10*RAND()" office:value-type="float" office:value="49.1805305180606" calcext:value-type="float">
            <text:p>49,1805</text:p>
          </table:table-cell>
          <table:table-cell table:number-columns-repeated="5"/>
          <table:table-cell office:value-type="float" office:value="1338" calcext:value-type="float">
            <text:p>1338</text:p>
          </table:table-cell>
          <table:table-cell table:formula="of:= ([.I1363]*[.P1363]+[.B1363]*[.P1363]+[.B1363]*[.I1363])/([.B1363]*[.I1363]*[.P1363])" office:value-type="float" office:value="0.145571914112887" calcext:value-type="float">
            <text:p>0,1456</text:p>
          </table:table-cell>
          <table:table-cell table:number-columns-repeated="10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formula="of:=9+2*RAND()" office:value-type="float" office:value="10.2820149154868" calcext:value-type="float">
            <text:p>10,2820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formula="of:=COM.MICROSOFT.NORM.INV(RAND();30;5)" office:value-type="float" office:value="29.1544370207522" calcext:value-type="float">
            <text:p>29,1544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formula="of:=40+10*RAND()" office:value-type="float" office:value="48.2154120982159" calcext:value-type="float">
            <text:p>48,2154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formula="of:= ([.I1364]*[.P1364]+[.B1364]*[.P1364]+[.B1364]*[.I1364])/([.B1364]*[.I1364]*[.P1364])" office:value-type="float" office:value="0.152297554439977" calcext:value-type="float">
            <text:p>0,1523</text:p>
          </table:table-cell>
          <table:table-cell table:number-columns-repeated="10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9+2*RAND()" office:value-type="float" office:value="10.9471701832954" calcext:value-type="float">
            <text:p>10,9472</text:p>
          </table:table-cell>
          <table:table-cell table:number-columns-repeated="5"/>
          <table:table-cell office:value-type="float" office:value="1340" calcext:value-type="float">
            <text:p>1340</text:p>
          </table:table-cell>
          <table:table-cell table:formula="of:=COM.MICROSOFT.NORM.INV(RAND();30;5)" office:value-type="float" office:value="28.5256971918" calcext:value-type="float">
            <text:p>28,5257</text:p>
          </table:table-cell>
          <table:table-cell table:number-columns-repeated="5"/>
          <table:table-cell office:value-type="float" office:value="1340" calcext:value-type="float">
            <text:p>1340</text:p>
          </table:table-cell>
          <table:table-cell table:formula="of:=40+10*RAND()" office:value-type="float" office:value="41.169378150953" calcext:value-type="float">
            <text:p>41,1694</text:p>
          </table:table-cell>
          <table:table-cell table:number-columns-repeated="5"/>
          <table:table-cell office:value-type="float" office:value="1340" calcext:value-type="float">
            <text:p>1340</text:p>
          </table:table-cell>
          <table:table-cell table:formula="of:= ([.I1365]*[.P1365]+[.B1365]*[.P1365]+[.B1365]*[.I1365])/([.B1365]*[.I1365]*[.P1365])" office:value-type="float" office:value="0.150693816843439" calcext:value-type="float">
            <text:p>0,1507</text:p>
          </table:table-cell>
          <table:table-cell table:number-columns-repeated="10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formula="of:=9+2*RAND()" office:value-type="float" office:value="9.94973751134239" calcext:value-type="float">
            <text:p>9,9497</text:p>
          </table:table-cell>
          <table:table-cell table:number-columns-repeated="5"/>
          <table:table-cell office:value-type="float" office:value="1341" calcext:value-type="float">
            <text:p>1341</text:p>
          </table:table-cell>
          <table:table-cell table:formula="of:=COM.MICROSOFT.NORM.INV(RAND();30;5)" office:value-type="float" office:value="32.5562003645688" calcext:value-type="float">
            <text:p>32,5562</text:p>
          </table:table-cell>
          <table:table-cell table:number-columns-repeated="5"/>
          <table:table-cell office:value-type="float" office:value="1341" calcext:value-type="float">
            <text:p>1341</text:p>
          </table:table-cell>
          <table:table-cell table:formula="of:=40+10*RAND()" office:value-type="float" office:value="45.9791766863782" calcext:value-type="float">
            <text:p>45,9792</text:p>
          </table:table-cell>
          <table:table-cell table:number-columns-repeated="5"/>
          <table:table-cell office:value-type="float" office:value="1341" calcext:value-type="float">
            <text:p>1341</text:p>
          </table:table-cell>
          <table:table-cell table:formula="of:= ([.I1366]*[.P1366]+[.B1366]*[.P1366]+[.B1366]*[.I1366])/([.B1366]*[.I1366]*[.P1366])" office:value-type="float" office:value="0.152970254916627" calcext:value-type="float">
            <text:p>0,1530</text:p>
          </table:table-cell>
          <table:table-cell table:number-columns-repeated="10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9+2*RAND()" office:value-type="float" office:value="9.34763069846667" calcext:value-type="float">
            <text:p>9,3476</text:p>
          </table:table-cell>
          <table:table-cell table:number-columns-repeated="5"/>
          <table:table-cell office:value-type="float" office:value="1342" calcext:value-type="float">
            <text:p>1342</text:p>
          </table:table-cell>
          <table:table-cell table:formula="of:=COM.MICROSOFT.NORM.INV(RAND();30;5)" office:value-type="float" office:value="27.4133631468867" calcext:value-type="float">
            <text:p>27,4134</text:p>
          </table:table-cell>
          <table:table-cell table:number-columns-repeated="5"/>
          <table:table-cell office:value-type="float" office:value="1342" calcext:value-type="float">
            <text:p>1342</text:p>
          </table:table-cell>
          <table:table-cell table:formula="of:=40+10*RAND()" office:value-type="float" office:value="42.8197262354661" calcext:value-type="float">
            <text:p>42,8197</text:p>
          </table:table-cell>
          <table:table-cell table:number-columns-repeated="5"/>
          <table:table-cell office:value-type="float" office:value="1342" calcext:value-type="float">
            <text:p>1342</text:p>
          </table:table-cell>
          <table:table-cell table:formula="of:= ([.I1367]*[.P1367]+[.B1367]*[.P1367]+[.B1367]*[.I1367])/([.B1367]*[.I1367]*[.P1367])" office:value-type="float" office:value="0.166811262218509" calcext:value-type="float">
            <text:p>0,1668</text:p>
          </table:table-cell>
          <table:table-cell table:number-columns-repeated="10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9+2*RAND()" office:value-type="float" office:value="9.27063569542952" calcext:value-type="float">
            <text:p>9,2706</text:p>
          </table:table-cell>
          <table:table-cell table:number-columns-repeated="5"/>
          <table:table-cell office:value-type="float" office:value="1343" calcext:value-type="float">
            <text:p>1343</text:p>
          </table:table-cell>
          <table:table-cell table:formula="of:=COM.MICROSOFT.NORM.INV(RAND();30;5)" office:value-type="float" office:value="41.9715966759134" calcext:value-type="float">
            <text:p>41,9716</text:p>
          </table:table-cell>
          <table:table-cell table:number-columns-repeated="5"/>
          <table:table-cell office:value-type="float" office:value="1343" calcext:value-type="float">
            <text:p>1343</text:p>
          </table:table-cell>
          <table:table-cell table:formula="of:=40+10*RAND()" office:value-type="float" office:value="48.304752066033" calcext:value-type="float">
            <text:p>48,3048</text:p>
          </table:table-cell>
          <table:table-cell table:number-columns-repeated="5"/>
          <table:table-cell office:value-type="float" office:value="1343" calcext:value-type="float">
            <text:p>1343</text:p>
          </table:table-cell>
          <table:table-cell table:formula="of:= ([.I1368]*[.P1368]+[.B1368]*[.P1368]+[.B1368]*[.I1368])/([.B1368]*[.I1368]*[.P1368])" office:value-type="float" office:value="0.152395001409173" calcext:value-type="float">
            <text:p>0,1524</text:p>
          </table:table-cell>
          <table:table-cell table:number-columns-repeated="10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9+2*RAND()" office:value-type="float" office:value="10.027759039076" calcext:value-type="float">
            <text:p>10,0278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formula="of:=COM.MICROSOFT.NORM.INV(RAND();30;5)" office:value-type="float" office:value="30.2869658193743" calcext:value-type="float">
            <text:p>30,2870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formula="of:=40+10*RAND()" office:value-type="float" office:value="48.6078828305472" calcext:value-type="float">
            <text:p>48,6079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formula="of:= ([.I1369]*[.P1369]+[.B1369]*[.P1369]+[.B1369]*[.I1369])/([.B1369]*[.I1369]*[.P1369])" office:value-type="float" office:value="0.153313476359985" calcext:value-type="float">
            <text:p>0,1533</text:p>
          </table:table-cell>
          <table:table-cell table:number-columns-repeated="10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formula="of:=9+2*RAND()" office:value-type="float" office:value="9.1943335623946" calcext:value-type="float">
            <text:p>9,1943</text:p>
          </table:table-cell>
          <table:table-cell table:number-columns-repeated="5"/>
          <table:table-cell office:value-type="float" office:value="1345" calcext:value-type="float">
            <text:p>1345</text:p>
          </table:table-cell>
          <table:table-cell table:formula="of:=COM.MICROSOFT.NORM.INV(RAND();30;5)" office:value-type="float" office:value="29.2180953470236" calcext:value-type="float">
            <text:p>29,2181</text:p>
          </table:table-cell>
          <table:table-cell table:number-columns-repeated="5"/>
          <table:table-cell office:value-type="float" office:value="1345" calcext:value-type="float">
            <text:p>1345</text:p>
          </table:table-cell>
          <table:table-cell table:formula="of:=40+10*RAND()" office:value-type="float" office:value="43.7789576209616" calcext:value-type="float">
            <text:p>43,7790</text:p>
          </table:table-cell>
          <table:table-cell table:number-columns-repeated="5"/>
          <table:table-cell office:value-type="float" office:value="1345" calcext:value-type="float">
            <text:p>1345</text:p>
          </table:table-cell>
          <table:table-cell table:formula="of:= ([.I1370]*[.P1370]+[.B1370]*[.P1370]+[.B1370]*[.I1370])/([.B1370]*[.I1370]*[.P1370])" office:value-type="float" office:value="0.165830030690179" calcext:value-type="float">
            <text:p>0,1658</text:p>
          </table:table-cell>
          <table:table-cell table:number-columns-repeated="10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formula="of:=9+2*RAND()" office:value-type="float" office:value="9.99720146111213" calcext:value-type="float">
            <text:p>9,9972</text:p>
          </table:table-cell>
          <table:table-cell table:number-columns-repeated="5"/>
          <table:table-cell office:value-type="float" office:value="1346" calcext:value-type="float">
            <text:p>1346</text:p>
          </table:table-cell>
          <table:table-cell table:formula="of:=COM.MICROSOFT.NORM.INV(RAND();30;5)" office:value-type="float" office:value="28.6528121860275" calcext:value-type="float">
            <text:p>28,6528</text:p>
          </table:table-cell>
          <table:table-cell table:number-columns-repeated="5"/>
          <table:table-cell office:value-type="float" office:value="1346" calcext:value-type="float">
            <text:p>1346</text:p>
          </table:table-cell>
          <table:table-cell table:formula="of:=40+10*RAND()" office:value-type="float" office:value="47.3505925794598" calcext:value-type="float">
            <text:p>47,3506</text:p>
          </table:table-cell>
          <table:table-cell table:number-columns-repeated="5"/>
          <table:table-cell office:value-type="float" office:value="1346" calcext:value-type="float">
            <text:p>1346</text:p>
          </table:table-cell>
          <table:table-cell table:formula="of:= ([.I1371]*[.P1371]+[.B1371]*[.P1371]+[.B1371]*[.I1371])/([.B1371]*[.I1371]*[.P1371])" office:value-type="float" office:value="0.156047641341277" calcext:value-type="float">
            <text:p>0,1560</text:p>
          </table:table-cell>
          <table:table-cell table:number-columns-repeated="10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9+2*RAND()" office:value-type="float" office:value="10.8947412141133" calcext:value-type="float">
            <text:p>10,8947</text:p>
          </table:table-cell>
          <table:table-cell table:number-columns-repeated="5"/>
          <table:table-cell office:value-type="float" office:value="1347" calcext:value-type="float">
            <text:p>1347</text:p>
          </table:table-cell>
          <table:table-cell table:formula="of:=COM.MICROSOFT.NORM.INV(RAND();30;5)" office:value-type="float" office:value="37.9793502549088" calcext:value-type="float">
            <text:p>37,9794</text:p>
          </table:table-cell>
          <table:table-cell table:number-columns-repeated="5"/>
          <table:table-cell office:value-type="float" office:value="1347" calcext:value-type="float">
            <text:p>1347</text:p>
          </table:table-cell>
          <table:table-cell table:formula="of:=40+10*RAND()" office:value-type="float" office:value="40.3933176945429" calcext:value-type="float">
            <text:p>40,3933</text:p>
          </table:table-cell>
          <table:table-cell table:number-columns-repeated="5"/>
          <table:table-cell office:value-type="float" office:value="1347" calcext:value-type="float">
            <text:p>1347</text:p>
          </table:table-cell>
          <table:table-cell table:formula="of:= ([.I1372]*[.P1372]+[.B1372]*[.P1372]+[.B1372]*[.I1372])/([.B1372]*[.I1372]*[.P1372])" office:value-type="float" office:value="0.142874070479437" calcext:value-type="float">
            <text:p>0,1429</text:p>
          </table:table-cell>
          <table:table-cell table:number-columns-repeated="10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9+2*RAND()" office:value-type="float" office:value="10.5573406994808" calcext:value-type="float">
            <text:p>10,5573</text:p>
          </table:table-cell>
          <table:table-cell table:number-columns-repeated="5"/>
          <table:table-cell office:value-type="float" office:value="1348" calcext:value-type="float">
            <text:p>1348</text:p>
          </table:table-cell>
          <table:table-cell table:formula="of:=COM.MICROSOFT.NORM.INV(RAND();30;5)" office:value-type="float" office:value="31.9574202012911" calcext:value-type="float">
            <text:p>31,9574</text:p>
          </table:table-cell>
          <table:table-cell table:number-columns-repeated="5"/>
          <table:table-cell office:value-type="float" office:value="1348" calcext:value-type="float">
            <text:p>1348</text:p>
          </table:table-cell>
          <table:table-cell table:formula="of:=40+10*RAND()" office:value-type="float" office:value="43.0459934298415" calcext:value-type="float">
            <text:p>43,0460</text:p>
          </table:table-cell>
          <table:table-cell table:number-columns-repeated="5"/>
          <table:table-cell office:value-type="float" office:value="1348" calcext:value-type="float">
            <text:p>1348</text:p>
          </table:table-cell>
          <table:table-cell table:formula="of:= ([.I1373]*[.P1373]+[.B1373]*[.P1373]+[.B1373]*[.I1373])/([.B1373]*[.I1373]*[.P1373])" office:value-type="float" office:value="0.149243426034226" calcext:value-type="float">
            <text:p>0,1492</text:p>
          </table:table-cell>
          <table:table-cell table:number-columns-repeated="10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9+2*RAND()" office:value-type="float" office:value="10.7000316062476" calcext:value-type="float">
            <text:p>10,7000</text:p>
          </table:table-cell>
          <table:table-cell table:number-columns-repeated="5"/>
          <table:table-cell office:value-type="float" office:value="1349" calcext:value-type="float">
            <text:p>1349</text:p>
          </table:table-cell>
          <table:table-cell table:formula="of:=COM.MICROSOFT.NORM.INV(RAND();30;5)" office:value-type="float" office:value="34.6075334160133" calcext:value-type="float">
            <text:p>34,6075</text:p>
          </table:table-cell>
          <table:table-cell table:number-columns-repeated="5"/>
          <table:table-cell office:value-type="float" office:value="1349" calcext:value-type="float">
            <text:p>1349</text:p>
          </table:table-cell>
          <table:table-cell table:formula="of:=40+10*RAND()" office:value-type="float" office:value="43.5361905151513" calcext:value-type="float">
            <text:p>43,5362</text:p>
          </table:table-cell>
          <table:table-cell table:number-columns-repeated="5"/>
          <table:table-cell office:value-type="float" office:value="1349" calcext:value-type="float">
            <text:p>1349</text:p>
          </table:table-cell>
          <table:table-cell table:formula="of:= ([.I1374]*[.P1374]+[.B1374]*[.P1374]+[.B1374]*[.I1374])/([.B1374]*[.I1374]*[.P1374])" office:value-type="float" office:value="0.145322506592913" calcext:value-type="float">
            <text:p>0,1453</text:p>
          </table:table-cell>
          <table:table-cell table:number-columns-repeated="10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9+2*RAND()" office:value-type="float" office:value="9.58335258928128" calcext:value-type="float">
            <text:p>9,5834</text:p>
          </table:table-cell>
          <table:table-cell table:number-columns-repeated="5"/>
          <table:table-cell office:value-type="float" office:value="1350" calcext:value-type="float">
            <text:p>1350</text:p>
          </table:table-cell>
          <table:table-cell table:formula="of:=COM.MICROSOFT.NORM.INV(RAND();30;5)" office:value-type="float" office:value="23.1829835446373" calcext:value-type="float">
            <text:p>23,1830</text:p>
          </table:table-cell>
          <table:table-cell table:number-columns-repeated="5"/>
          <table:table-cell office:value-type="float" office:value="1350" calcext:value-type="float">
            <text:p>1350</text:p>
          </table:table-cell>
          <table:table-cell table:formula="of:=40+10*RAND()" office:value-type="float" office:value="44.6045828808565" calcext:value-type="float">
            <text:p>44,6046</text:p>
          </table:table-cell>
          <table:table-cell table:number-columns-repeated="5"/>
          <table:table-cell office:value-type="float" office:value="1350" calcext:value-type="float">
            <text:p>1350</text:p>
          </table:table-cell>
          <table:table-cell table:formula="of:= ([.I1375]*[.P1375]+[.B1375]*[.P1375]+[.B1375]*[.I1375])/([.B1375]*[.I1375]*[.P1375])" office:value-type="float" office:value="0.169901923869577" calcext:value-type="float">
            <text:p>0,1699</text:p>
          </table:table-cell>
          <table:table-cell table:number-columns-repeated="10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9+2*RAND()" office:value-type="float" office:value="10.6109616912436" calcext:value-type="float">
            <text:p>10,6110</text:p>
          </table:table-cell>
          <table:table-cell table:number-columns-repeated="5"/>
          <table:table-cell office:value-type="float" office:value="1351" calcext:value-type="float">
            <text:p>1351</text:p>
          </table:table-cell>
          <table:table-cell table:formula="of:=COM.MICROSOFT.NORM.INV(RAND();30;5)" office:value-type="float" office:value="21.8599958763135" calcext:value-type="float">
            <text:p>21,8600</text:p>
          </table:table-cell>
          <table:table-cell table:number-columns-repeated="5"/>
          <table:table-cell office:value-type="float" office:value="1351" calcext:value-type="float">
            <text:p>1351</text:p>
          </table:table-cell>
          <table:table-cell table:formula="of:=40+10*RAND()" office:value-type="float" office:value="44.5279958692845" calcext:value-type="float">
            <text:p>44,5280</text:p>
          </table:table-cell>
          <table:table-cell table:number-columns-repeated="5"/>
          <table:table-cell office:value-type="float" office:value="1351" calcext:value-type="float">
            <text:p>1351</text:p>
          </table:table-cell>
          <table:table-cell table:formula="of:= ([.I1376]*[.P1376]+[.B1376]*[.P1376]+[.B1376]*[.I1376])/([.B1376]*[.I1376]*[.P1376])" office:value-type="float" office:value="0.162445609013454" calcext:value-type="float">
            <text:p>0,1624</text:p>
          </table:table-cell>
          <table:table-cell table:number-columns-repeated="10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9+2*RAND()" office:value-type="float" office:value="10.3495579638984" calcext:value-type="float">
            <text:p>10,3496</text:p>
          </table:table-cell>
          <table:table-cell table:number-columns-repeated="5"/>
          <table:table-cell office:value-type="float" office:value="1352" calcext:value-type="float">
            <text:p>1352</text:p>
          </table:table-cell>
          <table:table-cell table:formula="of:=COM.MICROSOFT.NORM.INV(RAND();30;5)" office:value-type="float" office:value="27.3956223693154" calcext:value-type="float">
            <text:p>27,3956</text:p>
          </table:table-cell>
          <table:table-cell table:number-columns-repeated="5"/>
          <table:table-cell office:value-type="float" office:value="1352" calcext:value-type="float">
            <text:p>1352</text:p>
          </table:table-cell>
          <table:table-cell table:formula="of:=40+10*RAND()" office:value-type="float" office:value="47.3921766562853" calcext:value-type="float">
            <text:p>47,3922</text:p>
          </table:table-cell>
          <table:table-cell table:number-columns-repeated="5"/>
          <table:table-cell office:value-type="float" office:value="1352" calcext:value-type="float">
            <text:p>1352</text:p>
          </table:table-cell>
          <table:table-cell table:formula="of:= ([.I1377]*[.P1377]+[.B1377]*[.P1377]+[.B1377]*[.I1377])/([.B1377]*[.I1377]*[.P1377])" office:value-type="float" office:value="0.154225195391535" calcext:value-type="float">
            <text:p>0,1542</text:p>
          </table:table-cell>
          <table:table-cell table:number-columns-repeated="10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9+2*RAND()" office:value-type="float" office:value="10.641171751311" calcext:value-type="float">
            <text:p>10,6412</text:p>
          </table:table-cell>
          <table:table-cell table:number-columns-repeated="5"/>
          <table:table-cell office:value-type="float" office:value="1353" calcext:value-type="float">
            <text:p>1353</text:p>
          </table:table-cell>
          <table:table-cell table:formula="of:=COM.MICROSOFT.NORM.INV(RAND();30;5)" office:value-type="float" office:value="27.4796065949668" calcext:value-type="float">
            <text:p>27,4796</text:p>
          </table:table-cell>
          <table:table-cell table:number-columns-repeated="5"/>
          <table:table-cell office:value-type="float" office:value="1353" calcext:value-type="float">
            <text:p>1353</text:p>
          </table:table-cell>
          <table:table-cell table:formula="of:=40+10*RAND()" office:value-type="float" office:value="47.4998477136251" calcext:value-type="float">
            <text:p>47,4998</text:p>
          </table:table-cell>
          <table:table-cell table:number-columns-repeated="5"/>
          <table:table-cell office:value-type="float" office:value="1353" calcext:value-type="float">
            <text:p>1353</text:p>
          </table:table-cell>
          <table:table-cell table:formula="of:= ([.I1378]*[.P1378]+[.B1378]*[.P1378]+[.B1378]*[.I1378])/([.B1378]*[.I1378]*[.P1378])" office:value-type="float" office:value="0.15141793520025" calcext:value-type="float">
            <text:p>0,1514</text:p>
          </table:table-cell>
          <table:table-cell table:number-columns-repeated="10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9+2*RAND()" office:value-type="float" office:value="10.1333332837094" calcext:value-type="float">
            <text:p>10,1333</text:p>
          </table:table-cell>
          <table:table-cell table:number-columns-repeated="5"/>
          <table:table-cell office:value-type="float" office:value="1354" calcext:value-type="float">
            <text:p>1354</text:p>
          </table:table-cell>
          <table:table-cell table:formula="of:=COM.MICROSOFT.NORM.INV(RAND();30;5)" office:value-type="float" office:value="35.8766581209127" calcext:value-type="float">
            <text:p>35,8767</text:p>
          </table:table-cell>
          <table:table-cell table:number-columns-repeated="5"/>
          <table:table-cell office:value-type="float" office:value="1354" calcext:value-type="float">
            <text:p>1354</text:p>
          </table:table-cell>
          <table:table-cell table:formula="of:=40+10*RAND()" office:value-type="float" office:value="41.4581782801542" calcext:value-type="float">
            <text:p>41,4582</text:p>
          </table:table-cell>
          <table:table-cell table:number-columns-repeated="5"/>
          <table:table-cell office:value-type="float" office:value="1354" calcext:value-type="float">
            <text:p>1354</text:p>
          </table:table-cell>
          <table:table-cell table:formula="of:= ([.I1379]*[.P1379]+[.B1379]*[.P1379]+[.B1379]*[.I1379])/([.B1379]*[.I1379]*[.P1379])" office:value-type="float" office:value="0.150678180409354" calcext:value-type="float">
            <text:p>0,1507</text:p>
          </table:table-cell>
          <table:table-cell table:number-columns-repeated="10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formula="of:=9+2*RAND()" office:value-type="float" office:value="9.65637598955073" calcext:value-type="float">
            <text:p>9,6564</text:p>
          </table:table-cell>
          <table:table-cell table:number-columns-repeated="5"/>
          <table:table-cell office:value-type="float" office:value="1355" calcext:value-type="float">
            <text:p>1355</text:p>
          </table:table-cell>
          <table:table-cell table:formula="of:=COM.MICROSOFT.NORM.INV(RAND();30;5)" office:value-type="float" office:value="28.73014097615" calcext:value-type="float">
            <text:p>28,7301</text:p>
          </table:table-cell>
          <table:table-cell table:number-columns-repeated="5"/>
          <table:table-cell office:value-type="float" office:value="1355" calcext:value-type="float">
            <text:p>1355</text:p>
          </table:table-cell>
          <table:table-cell table:formula="of:=40+10*RAND()" office:value-type="float" office:value="42.3635877983179" calcext:value-type="float">
            <text:p>42,3636</text:p>
          </table:table-cell>
          <table:table-cell table:number-columns-repeated="5"/>
          <table:table-cell office:value-type="float" office:value="1355" calcext:value-type="float">
            <text:p>1355</text:p>
          </table:table-cell>
          <table:table-cell table:formula="of:= ([.I1380]*[.P1380]+[.B1380]*[.P1380]+[.B1380]*[.I1380])/([.B1380]*[.I1380]*[.P1380])" office:value-type="float" office:value="0.161970347993006" calcext:value-type="float">
            <text:p>0,1620</text:p>
          </table:table-cell>
          <table:table-cell table:number-columns-repeated="10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9+2*RAND()" office:value-type="float" office:value="9.04004309209995" calcext:value-type="float">
            <text:p>9,0400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formula="of:=COM.MICROSOFT.NORM.INV(RAND();30;5)" office:value-type="float" office:value="25.896119462395" calcext:value-type="float">
            <text:p>25,8961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formula="of:=40+10*RAND()" office:value-type="float" office:value="47.1481590566691" calcext:value-type="float">
            <text:p>47,1482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formula="of:= ([.I1381]*[.P1381]+[.B1381]*[.P1381]+[.B1381]*[.I1381])/([.B1381]*[.I1381]*[.P1381])" office:value-type="float" office:value="0.170444501918435" calcext:value-type="float">
            <text:p>0,1704</text:p>
          </table:table-cell>
          <table:table-cell table:number-columns-repeated="10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9+2*RAND()" office:value-type="float" office:value="10.5849580101203" calcext:value-type="float">
            <text:p>10,5850</text:p>
          </table:table-cell>
          <table:table-cell table:number-columns-repeated="5"/>
          <table:table-cell office:value-type="float" office:value="1357" calcext:value-type="float">
            <text:p>1357</text:p>
          </table:table-cell>
          <table:table-cell table:formula="of:=COM.MICROSOFT.NORM.INV(RAND();30;5)" office:value-type="float" office:value="24.7645376467153" calcext:value-type="float">
            <text:p>24,7645</text:p>
          </table:table-cell>
          <table:table-cell table:number-columns-repeated="5"/>
          <table:table-cell office:value-type="float" office:value="1357" calcext:value-type="float">
            <text:p>1357</text:p>
          </table:table-cell>
          <table:table-cell table:formula="of:=40+10*RAND()" office:value-type="float" office:value="41.3863245944958" calcext:value-type="float">
            <text:p>41,3863</text:p>
          </table:table-cell>
          <table:table-cell table:number-columns-repeated="5"/>
          <table:table-cell office:value-type="float" office:value="1357" calcext:value-type="float">
            <text:p>1357</text:p>
          </table:table-cell>
          <table:table-cell table:formula="of:= ([.I1382]*[.P1382]+[.B1382]*[.P1382]+[.B1382]*[.I1382])/([.B1382]*[.I1382]*[.P1382])" office:value-type="float" office:value="0.159016578727828" calcext:value-type="float">
            <text:p>0,1590</text:p>
          </table:table-cell>
          <table:table-cell table:number-columns-repeated="10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9+2*RAND()" office:value-type="float" office:value="9.28597302385606" calcext:value-type="float">
            <text:p>9,2860</text:p>
          </table:table-cell>
          <table:table-cell table:number-columns-repeated="5"/>
          <table:table-cell office:value-type="float" office:value="1358" calcext:value-type="float">
            <text:p>1358</text:p>
          </table:table-cell>
          <table:table-cell table:formula="of:=COM.MICROSOFT.NORM.INV(RAND();30;5)" office:value-type="float" office:value="26.4150624524842" calcext:value-type="float">
            <text:p>26,4151</text:p>
          </table:table-cell>
          <table:table-cell table:number-columns-repeated="5"/>
          <table:table-cell office:value-type="float" office:value="1358" calcext:value-type="float">
            <text:p>1358</text:p>
          </table:table-cell>
          <table:table-cell table:formula="of:=40+10*RAND()" office:value-type="float" office:value="41.6202225431334" calcext:value-type="float">
            <text:p>41,6202</text:p>
          </table:table-cell>
          <table:table-cell table:number-columns-repeated="5"/>
          <table:table-cell office:value-type="float" office:value="1358" calcext:value-type="float">
            <text:p>1358</text:p>
          </table:table-cell>
          <table:table-cell table:formula="of:= ([.I1383]*[.P1383]+[.B1383]*[.P1383]+[.B1383]*[.I1383])/([.B1383]*[.I1383]*[.P1383])" office:value-type="float" office:value="0.169573277250126" calcext:value-type="float">
            <text:p>0,1696</text:p>
          </table:table-cell>
          <table:table-cell table:number-columns-repeated="10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formula="of:=9+2*RAND()" office:value-type="float" office:value="9.40663872170262" calcext:value-type="float">
            <text:p>9,4066</text:p>
          </table:table-cell>
          <table:table-cell table:number-columns-repeated="5"/>
          <table:table-cell office:value-type="float" office:value="1359" calcext:value-type="float">
            <text:p>1359</text:p>
          </table:table-cell>
          <table:table-cell table:formula="of:=COM.MICROSOFT.NORM.INV(RAND();30;5)" office:value-type="float" office:value="27.1945329251233" calcext:value-type="float">
            <text:p>27,1945</text:p>
          </table:table-cell>
          <table:table-cell table:number-columns-repeated="5"/>
          <table:table-cell office:value-type="float" office:value="1359" calcext:value-type="float">
            <text:p>1359</text:p>
          </table:table-cell>
          <table:table-cell table:formula="of:=40+10*RAND()" office:value-type="float" office:value="40.704066111939" calcext:value-type="float">
            <text:p>40,7041</text:p>
          </table:table-cell>
          <table:table-cell table:number-columns-repeated="5"/>
          <table:table-cell office:value-type="float" office:value="1359" calcext:value-type="float">
            <text:p>1359</text:p>
          </table:table-cell>
          <table:table-cell table:formula="of:= ([.I1384]*[.P1384]+[.B1384]*[.P1384]+[.B1384]*[.I1384])/([.B1384]*[.I1384]*[.P1384])" office:value-type="float" office:value="0.167647566154314" calcext:value-type="float">
            <text:p>0,1676</text:p>
          </table:table-cell>
          <table:table-cell table:number-columns-repeated="10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9+2*RAND()" office:value-type="float" office:value="9.36394402640872" calcext:value-type="float">
            <text:p>9,3639</text:p>
          </table:table-cell>
          <table:table-cell table:number-columns-repeated="5"/>
          <table:table-cell office:value-type="float" office:value="1360" calcext:value-type="float">
            <text:p>1360</text:p>
          </table:table-cell>
          <table:table-cell table:formula="of:=COM.MICROSOFT.NORM.INV(RAND();30;5)" office:value-type="float" office:value="32.7325886850811" calcext:value-type="float">
            <text:p>32,7326</text:p>
          </table:table-cell>
          <table:table-cell table:number-columns-repeated="5"/>
          <table:table-cell office:value-type="float" office:value="1360" calcext:value-type="float">
            <text:p>1360</text:p>
          </table:table-cell>
          <table:table-cell table:formula="of:=40+10*RAND()" office:value-type="float" office:value="46.60191099043" calcext:value-type="float">
            <text:p>46,6019</text:p>
          </table:table-cell>
          <table:table-cell table:number-columns-repeated="5"/>
          <table:table-cell office:value-type="float" office:value="1360" calcext:value-type="float">
            <text:p>1360</text:p>
          </table:table-cell>
          <table:table-cell table:formula="of:= ([.I1385]*[.P1385]+[.B1385]*[.P1385]+[.B1385]*[.I1385])/([.B1385]*[.I1385]*[.P1385])" office:value-type="float" office:value="0.15880154825597" calcext:value-type="float">
            <text:p>0,1588</text:p>
          </table:table-cell>
          <table:table-cell table:number-columns-repeated="10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9+2*RAND()" office:value-type="float" office:value="9.99741401546635" calcext:value-type="float">
            <text:p>9,9974</text:p>
          </table:table-cell>
          <table:table-cell table:number-columns-repeated="5"/>
          <table:table-cell office:value-type="float" office:value="1361" calcext:value-type="float">
            <text:p>1361</text:p>
          </table:table-cell>
          <table:table-cell table:formula="of:=COM.MICROSOFT.NORM.INV(RAND();30;5)" office:value-type="float" office:value="39.0828665523661" calcext:value-type="float">
            <text:p>39,0829</text:p>
          </table:table-cell>
          <table:table-cell table:number-columns-repeated="5"/>
          <table:table-cell office:value-type="float" office:value="1361" calcext:value-type="float">
            <text:p>1361</text:p>
          </table:table-cell>
          <table:table-cell table:formula="of:=40+10*RAND()" office:value-type="float" office:value="47.7755848143715" calcext:value-type="float">
            <text:p>47,7756</text:p>
          </table:table-cell>
          <table:table-cell table:number-columns-repeated="5"/>
          <table:table-cell office:value-type="float" office:value="1361" calcext:value-type="float">
            <text:p>1361</text:p>
          </table:table-cell>
          <table:table-cell table:formula="of:= ([.I1386]*[.P1386]+[.B1386]*[.P1386]+[.B1386]*[.I1386])/([.B1386]*[.I1386]*[.P1386])" office:value-type="float" office:value="0.146543719350007" calcext:value-type="float">
            <text:p>0,1465</text:p>
          </table:table-cell>
          <table:table-cell table:number-columns-repeated="10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9+2*RAND()" office:value-type="float" office:value="10.4262159916107" calcext:value-type="float">
            <text:p>10,4262</text:p>
          </table:table-cell>
          <table:table-cell table:number-columns-repeated="5"/>
          <table:table-cell office:value-type="float" office:value="1362" calcext:value-type="float">
            <text:p>1362</text:p>
          </table:table-cell>
          <table:table-cell table:formula="of:=COM.MICROSOFT.NORM.INV(RAND();30;5)" office:value-type="float" office:value="26.7129897352803" calcext:value-type="float">
            <text:p>26,7130</text:p>
          </table:table-cell>
          <table:table-cell table:number-columns-repeated="5"/>
          <table:table-cell office:value-type="float" office:value="1362" calcext:value-type="float">
            <text:p>1362</text:p>
          </table:table-cell>
          <table:table-cell table:formula="of:=40+10*RAND()" office:value-type="float" office:value="41.5867216384504" calcext:value-type="float">
            <text:p>41,5867</text:p>
          </table:table-cell>
          <table:table-cell table:number-columns-repeated="5"/>
          <table:table-cell office:value-type="float" office:value="1362" calcext:value-type="float">
            <text:p>1362</text:p>
          </table:table-cell>
          <table:table-cell table:formula="of:= ([.I1387]*[.P1387]+[.B1387]*[.P1387]+[.B1387]*[.I1387])/([.B1387]*[.I1387]*[.P1387])" office:value-type="float" office:value="0.157393182031664" calcext:value-type="float">
            <text:p>0,1574</text:p>
          </table:table-cell>
          <table:table-cell table:number-columns-repeated="10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formula="of:=9+2*RAND()" office:value-type="float" office:value="10.1125247918535" calcext:value-type="float">
            <text:p>10,1125</text:p>
          </table:table-cell>
          <table:table-cell table:number-columns-repeated="5"/>
          <table:table-cell office:value-type="float" office:value="1363" calcext:value-type="float">
            <text:p>1363</text:p>
          </table:table-cell>
          <table:table-cell table:formula="of:=COM.MICROSOFT.NORM.INV(RAND();30;5)" office:value-type="float" office:value="28.9576608598586" calcext:value-type="float">
            <text:p>28,9577</text:p>
          </table:table-cell>
          <table:table-cell table:number-columns-repeated="5"/>
          <table:table-cell office:value-type="float" office:value="1363" calcext:value-type="float">
            <text:p>1363</text:p>
          </table:table-cell>
          <table:table-cell table:formula="of:=40+10*RAND()" office:value-type="float" office:value="43.3199657767545" calcext:value-type="float">
            <text:p>43,3200</text:p>
          </table:table-cell>
          <table:table-cell table:number-columns-repeated="5"/>
          <table:table-cell office:value-type="float" office:value="1363" calcext:value-type="float">
            <text:p>1363</text:p>
          </table:table-cell>
          <table:table-cell table:formula="of:= ([.I1388]*[.P1388]+[.B1388]*[.P1388]+[.B1388]*[.I1388])/([.B1388]*[.I1388]*[.P1388])" office:value-type="float" office:value="0.156504493143183" calcext:value-type="float">
            <text:p>0,1565</text:p>
          </table:table-cell>
          <table:table-cell table:number-columns-repeated="10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9+2*RAND()" office:value-type="float" office:value="10.2164417675231" calcext:value-type="float">
            <text:p>10,2164</text:p>
          </table:table-cell>
          <table:table-cell table:number-columns-repeated="5"/>
          <table:table-cell office:value-type="float" office:value="1364" calcext:value-type="float">
            <text:p>1364</text:p>
          </table:table-cell>
          <table:table-cell table:formula="of:=COM.MICROSOFT.NORM.INV(RAND();30;5)" office:value-type="float" office:value="31.6747690721591" calcext:value-type="float">
            <text:p>31,6748</text:p>
          </table:table-cell>
          <table:table-cell table:number-columns-repeated="5"/>
          <table:table-cell office:value-type="float" office:value="1364" calcext:value-type="float">
            <text:p>1364</text:p>
          </table:table-cell>
          <table:table-cell table:formula="of:=40+10*RAND()" office:value-type="float" office:value="48.1458855269011" calcext:value-type="float">
            <text:p>48,1459</text:p>
          </table:table-cell>
          <table:table-cell table:number-columns-repeated="5"/>
          <table:table-cell office:value-type="float" office:value="1364" calcext:value-type="float">
            <text:p>1364</text:p>
          </table:table-cell>
          <table:table-cell table:formula="of:= ([.I1389]*[.P1389]+[.B1389]*[.P1389]+[.B1389]*[.I1389])/([.B1389]*[.I1389]*[.P1389])" office:value-type="float" office:value="0.150222513175073" calcext:value-type="float">
            <text:p>0,1502</text:p>
          </table:table-cell>
          <table:table-cell table:number-columns-repeated="10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formula="of:=9+2*RAND()" office:value-type="float" office:value="10.0864955445286" calcext:value-type="float">
            <text:p>10,0865</text:p>
          </table:table-cell>
          <table:table-cell table:number-columns-repeated="5"/>
          <table:table-cell office:value-type="float" office:value="1365" calcext:value-type="float">
            <text:p>1365</text:p>
          </table:table-cell>
          <table:table-cell table:formula="of:=COM.MICROSOFT.NORM.INV(RAND();30;5)" office:value-type="float" office:value="29.9699735387151" calcext:value-type="float">
            <text:p>29,9700</text:p>
          </table:table-cell>
          <table:table-cell table:number-columns-repeated="5"/>
          <table:table-cell office:value-type="float" office:value="1365" calcext:value-type="float">
            <text:p>1365</text:p>
          </table:table-cell>
          <table:table-cell table:formula="of:=40+10*RAND()" office:value-type="float" office:value="43.7643844971899" calcext:value-type="float">
            <text:p>43,7644</text:p>
          </table:table-cell>
          <table:table-cell table:number-columns-repeated="5"/>
          <table:table-cell office:value-type="float" office:value="1365" calcext:value-type="float">
            <text:p>1365</text:p>
          </table:table-cell>
          <table:table-cell table:formula="of:= ([.I1390]*[.P1390]+[.B1390]*[.P1390]+[.B1390]*[.I1390])/([.B1390]*[.I1390]*[.P1390])" office:value-type="float" office:value="0.155358821532465" calcext:value-type="float">
            <text:p>0,1554</text:p>
          </table:table-cell>
          <table:table-cell table:number-columns-repeated="10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formula="of:=9+2*RAND()" office:value-type="float" office:value="10.1316969899926" calcext:value-type="float">
            <text:p>10,1317</text:p>
          </table:table-cell>
          <table:table-cell table:number-columns-repeated="5"/>
          <table:table-cell office:value-type="float" office:value="1366" calcext:value-type="float">
            <text:p>1366</text:p>
          </table:table-cell>
          <table:table-cell table:formula="of:=COM.MICROSOFT.NORM.INV(RAND();30;5)" office:value-type="float" office:value="25.1181444108144" calcext:value-type="float">
            <text:p>25,1181</text:p>
          </table:table-cell>
          <table:table-cell table:number-columns-repeated="5"/>
          <table:table-cell office:value-type="float" office:value="1366" calcext:value-type="float">
            <text:p>1366</text:p>
          </table:table-cell>
          <table:table-cell table:formula="of:=40+10*RAND()" office:value-type="float" office:value="41.7896197841037" calcext:value-type="float">
            <text:p>41,7896</text:p>
          </table:table-cell>
          <table:table-cell table:number-columns-repeated="5"/>
          <table:table-cell office:value-type="float" office:value="1366" calcext:value-type="float">
            <text:p>1366</text:p>
          </table:table-cell>
          <table:table-cell table:formula="of:= ([.I1391]*[.P1391]+[.B1391]*[.P1391]+[.B1391]*[.I1391])/([.B1391]*[.I1391]*[.P1391])" office:value-type="float" office:value="0.162441394182607" calcext:value-type="float">
            <text:p>0,1624</text:p>
          </table:table-cell>
          <table:table-cell table:number-columns-repeated="10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formula="of:=9+2*RAND()" office:value-type="float" office:value="10.471099085873" calcext:value-type="float">
            <text:p>10,4711</text:p>
          </table:table-cell>
          <table:table-cell table:number-columns-repeated="5"/>
          <table:table-cell office:value-type="float" office:value="1367" calcext:value-type="float">
            <text:p>1367</text:p>
          </table:table-cell>
          <table:table-cell table:formula="of:=COM.MICROSOFT.NORM.INV(RAND();30;5)" office:value-type="float" office:value="25.9803157189906" calcext:value-type="float">
            <text:p>25,9803</text:p>
          </table:table-cell>
          <table:table-cell table:number-columns-repeated="5"/>
          <table:table-cell office:value-type="float" office:value="1367" calcext:value-type="float">
            <text:p>1367</text:p>
          </table:table-cell>
          <table:table-cell table:formula="of:=40+10*RAND()" office:value-type="float" office:value="40.8000137249474" calcext:value-type="float">
            <text:p>40,8000</text:p>
          </table:table-cell>
          <table:table-cell table:number-columns-repeated="5"/>
          <table:table-cell office:value-type="float" office:value="1367" calcext:value-type="float">
            <text:p>1367</text:p>
          </table:table-cell>
          <table:table-cell table:formula="of:= ([.I1392]*[.P1392]+[.B1392]*[.P1392]+[.B1392]*[.I1392])/([.B1392]*[.I1392]*[.P1392])" office:value-type="float" office:value="0.158501433530852" calcext:value-type="float">
            <text:p>0,1585</text:p>
          </table:table-cell>
          <table:table-cell table:number-columns-repeated="10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9+2*RAND()" office:value-type="float" office:value="9.09127499465831" calcext:value-type="float">
            <text:p>9,0913</text:p>
          </table:table-cell>
          <table:table-cell table:number-columns-repeated="5"/>
          <table:table-cell office:value-type="float" office:value="1368" calcext:value-type="float">
            <text:p>1368</text:p>
          </table:table-cell>
          <table:table-cell table:formula="of:=COM.MICROSOFT.NORM.INV(RAND();30;5)" office:value-type="float" office:value="35.0015237140065" calcext:value-type="float">
            <text:p>35,0015</text:p>
          </table:table-cell>
          <table:table-cell table:number-columns-repeated="5"/>
          <table:table-cell office:value-type="float" office:value="1368" calcext:value-type="float">
            <text:p>1368</text:p>
          </table:table-cell>
          <table:table-cell table:formula="of:=40+10*RAND()" office:value-type="float" office:value="45.7369797036517" calcext:value-type="float">
            <text:p>45,7370</text:p>
          </table:table-cell>
          <table:table-cell table:number-columns-repeated="5"/>
          <table:table-cell office:value-type="float" office:value="1368" calcext:value-type="float">
            <text:p>1368</text:p>
          </table:table-cell>
          <table:table-cell table:formula="of:= ([.I1393]*[.P1393]+[.B1393]*[.P1393]+[.B1393]*[.I1393])/([.B1393]*[.I1393]*[.P1393])" office:value-type="float" office:value="0.160429903480014" calcext:value-type="float">
            <text:p>0,1604</text:p>
          </table:table-cell>
          <table:table-cell table:number-columns-repeated="10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9+2*RAND()" office:value-type="float" office:value="10.9692553763743" calcext:value-type="float">
            <text:p>10,9693</text:p>
          </table:table-cell>
          <table:table-cell table:number-columns-repeated="5"/>
          <table:table-cell office:value-type="float" office:value="1369" calcext:value-type="float">
            <text:p>1369</text:p>
          </table:table-cell>
          <table:table-cell table:formula="of:=COM.MICROSOFT.NORM.INV(RAND();30;5)" office:value-type="float" office:value="28.444974969313" calcext:value-type="float">
            <text:p>28,4450</text:p>
          </table:table-cell>
          <table:table-cell table:number-columns-repeated="5"/>
          <table:table-cell office:value-type="float" office:value="1369" calcext:value-type="float">
            <text:p>1369</text:p>
          </table:table-cell>
          <table:table-cell table:formula="of:=40+10*RAND()" office:value-type="float" office:value="40.3077750850935" calcext:value-type="float">
            <text:p>40,3078</text:p>
          </table:table-cell>
          <table:table-cell table:number-columns-repeated="5"/>
          <table:table-cell office:value-type="float" office:value="1369" calcext:value-type="float">
            <text:p>1369</text:p>
          </table:table-cell>
          <table:table-cell table:formula="of:= ([.I1394]*[.P1394]+[.B1394]*[.P1394]+[.B1394]*[.I1394])/([.B1394]*[.I1394]*[.P1394])" office:value-type="float" office:value="0.151128594524924" calcext:value-type="float">
            <text:p>0,1511</text:p>
          </table:table-cell>
          <table:table-cell table:number-columns-repeated="10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9+2*RAND()" office:value-type="float" office:value="9.33511918247677" calcext:value-type="float">
            <text:p>9,3351</text:p>
          </table:table-cell>
          <table:table-cell table:number-columns-repeated="5"/>
          <table:table-cell office:value-type="float" office:value="1370" calcext:value-type="float">
            <text:p>1370</text:p>
          </table:table-cell>
          <table:table-cell table:formula="of:=COM.MICROSOFT.NORM.INV(RAND();30;5)" office:value-type="float" office:value="24.3107321434979" calcext:value-type="float">
            <text:p>24,3107</text:p>
          </table:table-cell>
          <table:table-cell table:number-columns-repeated="5"/>
          <table:table-cell office:value-type="float" office:value="1370" calcext:value-type="float">
            <text:p>1370</text:p>
          </table:table-cell>
          <table:table-cell table:formula="of:=40+10*RAND()" office:value-type="float" office:value="48.7575641681906" calcext:value-type="float">
            <text:p>48,7576</text:p>
          </table:table-cell>
          <table:table-cell table:number-columns-repeated="5"/>
          <table:table-cell office:value-type="float" office:value="1370" calcext:value-type="float">
            <text:p>1370</text:p>
          </table:table-cell>
          <table:table-cell table:formula="of:= ([.I1395]*[.P1395]+[.B1395]*[.P1395]+[.B1395]*[.I1395])/([.B1395]*[.I1395]*[.P1395])" office:value-type="float" office:value="0.168766094851847" calcext:value-type="float">
            <text:p>0,1688</text:p>
          </table:table-cell>
          <table:table-cell table:number-columns-repeated="10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9+2*RAND()" office:value-type="float" office:value="10.1203692976851" calcext:value-type="float">
            <text:p>10,1204</text:p>
          </table:table-cell>
          <table:table-cell table:number-columns-repeated="5"/>
          <table:table-cell office:value-type="float" office:value="1371" calcext:value-type="float">
            <text:p>1371</text:p>
          </table:table-cell>
          <table:table-cell table:formula="of:=COM.MICROSOFT.NORM.INV(RAND();30;5)" office:value-type="float" office:value="27.9808458741063" calcext:value-type="float">
            <text:p>27,9808</text:p>
          </table:table-cell>
          <table:table-cell table:number-columns-repeated="5"/>
          <table:table-cell office:value-type="float" office:value="1371" calcext:value-type="float">
            <text:p>1371</text:p>
          </table:table-cell>
          <table:table-cell table:formula="of:=40+10*RAND()" office:value-type="float" office:value="43.6377685994376" calcext:value-type="float">
            <text:p>43,6378</text:p>
          </table:table-cell>
          <table:table-cell table:number-columns-repeated="5"/>
          <table:table-cell office:value-type="float" office:value="1371" calcext:value-type="float">
            <text:p>1371</text:p>
          </table:table-cell>
          <table:table-cell table:formula="of:= ([.I1396]*[.P1396]+[.B1396]*[.P1396]+[.B1396]*[.I1396])/([.B1396]*[.I1396]*[.P1396])" office:value-type="float" office:value="0.157465286027468" calcext:value-type="float">
            <text:p>0,1575</text:p>
          </table:table-cell>
          <table:table-cell table:number-columns-repeated="10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formula="of:=9+2*RAND()" office:value-type="float" office:value="10.3830710079055" calcext:value-type="float">
            <text:p>10,3831</text:p>
          </table:table-cell>
          <table:table-cell table:number-columns-repeated="5"/>
          <table:table-cell office:value-type="float" office:value="1372" calcext:value-type="float">
            <text:p>1372</text:p>
          </table:table-cell>
          <table:table-cell table:formula="of:=COM.MICROSOFT.NORM.INV(RAND();30;5)" office:value-type="float" office:value="32.185331844802" calcext:value-type="float">
            <text:p>32,1853</text:p>
          </table:table-cell>
          <table:table-cell table:number-columns-repeated="5"/>
          <table:table-cell office:value-type="float" office:value="1372" calcext:value-type="float">
            <text:p>1372</text:p>
          </table:table-cell>
          <table:table-cell table:formula="of:=40+10*RAND()" office:value-type="float" office:value="47.8867895214353" calcext:value-type="float">
            <text:p>47,8868</text:p>
          </table:table-cell>
          <table:table-cell table:number-columns-repeated="5"/>
          <table:table-cell office:value-type="float" office:value="1372" calcext:value-type="float">
            <text:p>1372</text:p>
          </table:table-cell>
          <table:table-cell table:formula="of:= ([.I1397]*[.P1397]+[.B1397]*[.P1397]+[.B1397]*[.I1397])/([.B1397]*[.I1397]*[.P1397])" office:value-type="float" office:value="0.14826325943522" calcext:value-type="float">
            <text:p>0,1483</text:p>
          </table:table-cell>
          <table:table-cell table:number-columns-repeated="10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formula="of:=9+2*RAND()" office:value-type="float" office:value="10.8745823975187" calcext:value-type="float">
            <text:p>10,8746</text:p>
          </table:table-cell>
          <table:table-cell table:number-columns-repeated="5"/>
          <table:table-cell office:value-type="float" office:value="1373" calcext:value-type="float">
            <text:p>1373</text:p>
          </table:table-cell>
          <table:table-cell table:formula="of:=COM.MICROSOFT.NORM.INV(RAND();30;5)" office:value-type="float" office:value="22.8117478989573" calcext:value-type="float">
            <text:p>22,8117</text:p>
          </table:table-cell>
          <table:table-cell table:number-columns-repeated="5"/>
          <table:table-cell office:value-type="float" office:value="1373" calcext:value-type="float">
            <text:p>1373</text:p>
          </table:table-cell>
          <table:table-cell table:formula="of:=40+10*RAND()" office:value-type="float" office:value="49.3905529484618" calcext:value-type="float">
            <text:p>49,3906</text:p>
          </table:table-cell>
          <table:table-cell table:number-columns-repeated="5"/>
          <table:table-cell office:value-type="float" office:value="1373" calcext:value-type="float">
            <text:p>1373</text:p>
          </table:table-cell>
          <table:table-cell table:formula="of:= ([.I1398]*[.P1398]+[.B1398]*[.P1398]+[.B1398]*[.I1398])/([.B1398]*[.I1398]*[.P1398])" office:value-type="float" office:value="0.156041402765289" calcext:value-type="float">
            <text:p>0,1560</text:p>
          </table:table-cell>
          <table:table-cell table:number-columns-repeated="10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formula="of:=9+2*RAND()" office:value-type="float" office:value="9.10178615362383" calcext:value-type="float">
            <text:p>9,1018</text:p>
          </table:table-cell>
          <table:table-cell table:number-columns-repeated="5"/>
          <table:table-cell office:value-type="float" office:value="1374" calcext:value-type="float">
            <text:p>1374</text:p>
          </table:table-cell>
          <table:table-cell table:formula="of:=COM.MICROSOFT.NORM.INV(RAND();30;5)" office:value-type="float" office:value="31.3969421660519" calcext:value-type="float">
            <text:p>31,3969</text:p>
          </table:table-cell>
          <table:table-cell table:number-columns-repeated="5"/>
          <table:table-cell office:value-type="float" office:value="1374" calcext:value-type="float">
            <text:p>1374</text:p>
          </table:table-cell>
          <table:table-cell table:formula="of:=40+10*RAND()" office:value-type="float" office:value="46.8088870344218" calcext:value-type="float">
            <text:p>46,8089</text:p>
          </table:table-cell>
          <table:table-cell table:number-columns-repeated="5"/>
          <table:table-cell office:value-type="float" office:value="1374" calcext:value-type="float">
            <text:p>1374</text:p>
          </table:table-cell>
          <table:table-cell table:formula="of:= ([.I1399]*[.P1399]+[.B1399]*[.P1399]+[.B1399]*[.I1399])/([.B1399]*[.I1399]*[.P1399])" office:value-type="float" office:value="0.163082244837492" calcext:value-type="float">
            <text:p>0,1631</text:p>
          </table:table-cell>
          <table:table-cell table:number-columns-repeated="10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formula="of:=9+2*RAND()" office:value-type="float" office:value="9.09122453513555" calcext:value-type="float">
            <text:p>9,0912</text:p>
          </table:table-cell>
          <table:table-cell table:number-columns-repeated="5"/>
          <table:table-cell office:value-type="float" office:value="1375" calcext:value-type="float">
            <text:p>1375</text:p>
          </table:table-cell>
          <table:table-cell table:formula="of:=COM.MICROSOFT.NORM.INV(RAND();30;5)" office:value-type="float" office:value="31.3631781779428" calcext:value-type="float">
            <text:p>31,3632</text:p>
          </table:table-cell>
          <table:table-cell table:number-columns-repeated="5"/>
          <table:table-cell office:value-type="float" office:value="1375" calcext:value-type="float">
            <text:p>1375</text:p>
          </table:table-cell>
          <table:table-cell table:formula="of:=40+10*RAND()" office:value-type="float" office:value="47.3573595832568" calcext:value-type="float">
            <text:p>47,3574</text:p>
          </table:table-cell>
          <table:table-cell table:number-columns-repeated="5"/>
          <table:table-cell office:value-type="float" office:value="1375" calcext:value-type="float">
            <text:p>1375</text:p>
          </table:table-cell>
          <table:table-cell table:formula="of:= ([.I1400]*[.P1400]+[.B1400]*[.P1400]+[.B1400]*[.I1400])/([.B1400]*[.I1400]*[.P1400])" office:value-type="float" office:value="0.162996749150902" calcext:value-type="float">
            <text:p>0,1630</text:p>
          </table:table-cell>
          <table:table-cell table:number-columns-repeated="10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9+2*RAND()" office:value-type="float" office:value="10.7798874021973" calcext:value-type="float">
            <text:p>10,7799</text:p>
          </table:table-cell>
          <table:table-cell table:number-columns-repeated="5"/>
          <table:table-cell office:value-type="float" office:value="1376" calcext:value-type="float">
            <text:p>1376</text:p>
          </table:table-cell>
          <table:table-cell table:formula="of:=COM.MICROSOFT.NORM.INV(RAND();30;5)" office:value-type="float" office:value="34.2252619793548" calcext:value-type="float">
            <text:p>34,2253</text:p>
          </table:table-cell>
          <table:table-cell table:number-columns-repeated="5"/>
          <table:table-cell office:value-type="float" office:value="1376" calcext:value-type="float">
            <text:p>1376</text:p>
          </table:table-cell>
          <table:table-cell table:formula="of:=40+10*RAND()" office:value-type="float" office:value="42.5562992191408" calcext:value-type="float">
            <text:p>42,5563</text:p>
          </table:table-cell>
          <table:table-cell table:number-columns-repeated="5"/>
          <table:table-cell office:value-type="float" office:value="1376" calcext:value-type="float">
            <text:p>1376</text:p>
          </table:table-cell>
          <table:table-cell table:formula="of:= ([.I1401]*[.P1401]+[.B1401]*[.P1401]+[.B1401]*[.I1401])/([.B1401]*[.I1401]*[.P1401])" office:value-type="float" office:value="0.145481815243028" calcext:value-type="float">
            <text:p>0,1455</text:p>
          </table:table-cell>
          <table:table-cell table:number-columns-repeated="10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formula="of:=9+2*RAND()" office:value-type="float" office:value="10.5142758300062" calcext:value-type="float">
            <text:p>10,5143</text:p>
          </table:table-cell>
          <table:table-cell table:number-columns-repeated="5"/>
          <table:table-cell office:value-type="float" office:value="1377" calcext:value-type="float">
            <text:p>1377</text:p>
          </table:table-cell>
          <table:table-cell table:formula="of:=COM.MICROSOFT.NORM.INV(RAND();30;5)" office:value-type="float" office:value="34.2066963566024" calcext:value-type="float">
            <text:p>34,2067</text:p>
          </table:table-cell>
          <table:table-cell table:number-columns-repeated="5"/>
          <table:table-cell office:value-type="float" office:value="1377" calcext:value-type="float">
            <text:p>1377</text:p>
          </table:table-cell>
          <table:table-cell table:formula="of:=40+10*RAND()" office:value-type="float" office:value="40.2230915555265" calcext:value-type="float">
            <text:p>40,2231</text:p>
          </table:table-cell>
          <table:table-cell table:number-columns-repeated="5"/>
          <table:table-cell office:value-type="float" office:value="1377" calcext:value-type="float">
            <text:p>1377</text:p>
          </table:table-cell>
          <table:table-cell table:formula="of:= ([.I1402]*[.P1402]+[.B1402]*[.P1402]+[.B1402]*[.I1402])/([.B1402]*[.I1402]*[.P1402])" office:value-type="float" office:value="0.149204168239905" calcext:value-type="float">
            <text:p>0,1492</text:p>
          </table:table-cell>
          <table:table-cell table:number-columns-repeated="10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9+2*RAND()" office:value-type="float" office:value="9.79503522790037" calcext:value-type="float">
            <text:p>9,7950</text:p>
          </table:table-cell>
          <table:table-cell table:number-columns-repeated="5"/>
          <table:table-cell office:value-type="float" office:value="1378" calcext:value-type="float">
            <text:p>1378</text:p>
          </table:table-cell>
          <table:table-cell table:formula="of:=COM.MICROSOFT.NORM.INV(RAND();30;5)" office:value-type="float" office:value="34.1228622816226" calcext:value-type="float">
            <text:p>34,1229</text:p>
          </table:table-cell>
          <table:table-cell table:number-columns-repeated="5"/>
          <table:table-cell office:value-type="float" office:value="1378" calcext:value-type="float">
            <text:p>1378</text:p>
          </table:table-cell>
          <table:table-cell table:formula="of:=40+10*RAND()" office:value-type="float" office:value="41.1335770611186" calcext:value-type="float">
            <text:p>41,1336</text:p>
          </table:table-cell>
          <table:table-cell table:number-columns-repeated="5"/>
          <table:table-cell office:value-type="float" office:value="1378" calcext:value-type="float">
            <text:p>1378</text:p>
          </table:table-cell>
          <table:table-cell table:formula="of:= ([.I1403]*[.P1403]+[.B1403]*[.P1403]+[.B1403]*[.I1403])/([.B1403]*[.I1403]*[.P1403])" office:value-type="float" office:value="0.15570944159287" calcext:value-type="float">
            <text:p>0,1557</text:p>
          </table:table-cell>
          <table:table-cell table:number-columns-repeated="10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formula="of:=9+2*RAND()" office:value-type="float" office:value="9.459538690513" calcext:value-type="float">
            <text:p>9,4595</text:p>
          </table:table-cell>
          <table:table-cell table:number-columns-repeated="5"/>
          <table:table-cell office:value-type="float" office:value="1379" calcext:value-type="float">
            <text:p>1379</text:p>
          </table:table-cell>
          <table:table-cell table:formula="of:=COM.MICROSOFT.NORM.INV(RAND();30;5)" office:value-type="float" office:value="26.1395006594927" calcext:value-type="float">
            <text:p>26,1395</text:p>
          </table:table-cell>
          <table:table-cell table:number-columns-repeated="5"/>
          <table:table-cell office:value-type="float" office:value="1379" calcext:value-type="float">
            <text:p>1379</text:p>
          </table:table-cell>
          <table:table-cell table:formula="of:=40+10*RAND()" office:value-type="float" office:value="47.4301251617726" calcext:value-type="float">
            <text:p>47,4301</text:p>
          </table:table-cell>
          <table:table-cell table:number-columns-repeated="5"/>
          <table:table-cell office:value-type="float" office:value="1379" calcext:value-type="float">
            <text:p>1379</text:p>
          </table:table-cell>
          <table:table-cell table:formula="of:= ([.I1404]*[.P1404]+[.B1404]*[.P1404]+[.B1404]*[.I1404])/([.B1404]*[.I1404]*[.P1404])" office:value-type="float" office:value="0.165053324781865" calcext:value-type="float">
            <text:p>0,1651</text:p>
          </table:table-cell>
          <table:table-cell table:number-columns-repeated="10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9+2*RAND()" office:value-type="float" office:value="10.9653501363937" calcext:value-type="float">
            <text:p>10,9654</text:p>
          </table:table-cell>
          <table:table-cell table:number-columns-repeated="5"/>
          <table:table-cell office:value-type="float" office:value="1380" calcext:value-type="float">
            <text:p>1380</text:p>
          </table:table-cell>
          <table:table-cell table:formula="of:=COM.MICROSOFT.NORM.INV(RAND();30;5)" office:value-type="float" office:value="38.9710671069222" calcext:value-type="float">
            <text:p>38,9711</text:p>
          </table:table-cell>
          <table:table-cell table:number-columns-repeated="5"/>
          <table:table-cell office:value-type="float" office:value="1380" calcext:value-type="float">
            <text:p>1380</text:p>
          </table:table-cell>
          <table:table-cell table:formula="of:=40+10*RAND()" office:value-type="float" office:value="44.0389464690816" calcext:value-type="float">
            <text:p>44,0389</text:p>
          </table:table-cell>
          <table:table-cell table:number-columns-repeated="5"/>
          <table:table-cell office:value-type="float" office:value="1380" calcext:value-type="float">
            <text:p>1380</text:p>
          </table:table-cell>
          <table:table-cell table:formula="of:= ([.I1405]*[.P1405]+[.B1405]*[.P1405]+[.B1405]*[.I1405])/([.B1405]*[.I1405]*[.P1405])" office:value-type="float" office:value="0.139563593894116" calcext:value-type="float">
            <text:p>0,1396</text:p>
          </table:table-cell>
          <table:table-cell table:number-columns-repeated="10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formula="of:=9+2*RAND()" office:value-type="float" office:value="9.95196117530577" calcext:value-type="float">
            <text:p>9,9520</text:p>
          </table:table-cell>
          <table:table-cell table:number-columns-repeated="5"/>
          <table:table-cell office:value-type="float" office:value="1381" calcext:value-type="float">
            <text:p>1381</text:p>
          </table:table-cell>
          <table:table-cell table:formula="of:=COM.MICROSOFT.NORM.INV(RAND();30;5)" office:value-type="float" office:value="31.8466501005576" calcext:value-type="float">
            <text:p>31,8467</text:p>
          </table:table-cell>
          <table:table-cell table:number-columns-repeated="5"/>
          <table:table-cell office:value-type="float" office:value="1381" calcext:value-type="float">
            <text:p>1381</text:p>
          </table:table-cell>
          <table:table-cell table:formula="of:=40+10*RAND()" office:value-type="float" office:value="48.8835162098985" calcext:value-type="float">
            <text:p>48,8835</text:p>
          </table:table-cell>
          <table:table-cell table:number-columns-repeated="5"/>
          <table:table-cell office:value-type="float" office:value="1381" calcext:value-type="float">
            <text:p>1381</text:p>
          </table:table-cell>
          <table:table-cell table:formula="of:= ([.I1406]*[.P1406]+[.B1406]*[.P1406]+[.B1406]*[.I1406])/([.B1406]*[.I1406]*[.P1406])" office:value-type="float" office:value="0.152339977557617" calcext:value-type="float">
            <text:p>0,1523</text:p>
          </table:table-cell>
          <table:table-cell table:number-columns-repeated="10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9+2*RAND()" office:value-type="float" office:value="10.8493496880401" calcext:value-type="float">
            <text:p>10,8493</text:p>
          </table:table-cell>
          <table:table-cell table:number-columns-repeated="5"/>
          <table:table-cell office:value-type="float" office:value="1382" calcext:value-type="float">
            <text:p>1382</text:p>
          </table:table-cell>
          <table:table-cell table:formula="of:=COM.MICROSOFT.NORM.INV(RAND();30;5)" office:value-type="float" office:value="26.0527421038352" calcext:value-type="float">
            <text:p>26,0527</text:p>
          </table:table-cell>
          <table:table-cell table:number-columns-repeated="5"/>
          <table:table-cell office:value-type="float" office:value="1382" calcext:value-type="float">
            <text:p>1382</text:p>
          </table:table-cell>
          <table:table-cell table:formula="of:=40+10*RAND()" office:value-type="float" office:value="47.0386444439646" calcext:value-type="float">
            <text:p>47,0386</text:p>
          </table:table-cell>
          <table:table-cell table:number-columns-repeated="5"/>
          <table:table-cell office:value-type="float" office:value="1382" calcext:value-type="float">
            <text:p>1382</text:p>
          </table:table-cell>
          <table:table-cell table:formula="of:= ([.I1407]*[.P1407]+[.B1407]*[.P1407]+[.B1407]*[.I1407])/([.B1407]*[.I1407]*[.P1407])" office:value-type="float" office:value="0.151814214631334" calcext:value-type="float">
            <text:p>0,1518</text:p>
          </table:table-cell>
          <table:table-cell table:number-columns-repeated="10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formula="of:=9+2*RAND()" office:value-type="float" office:value="9.8135671641212" calcext:value-type="float">
            <text:p>9,8136</text:p>
          </table:table-cell>
          <table:table-cell table:number-columns-repeated="5"/>
          <table:table-cell office:value-type="float" office:value="1383" calcext:value-type="float">
            <text:p>1383</text:p>
          </table:table-cell>
          <table:table-cell table:formula="of:=COM.MICROSOFT.NORM.INV(RAND();30;5)" office:value-type="float" office:value="33.1446633176235" calcext:value-type="float">
            <text:p>33,1447</text:p>
          </table:table-cell>
          <table:table-cell table:number-columns-repeated="5"/>
          <table:table-cell office:value-type="float" office:value="1383" calcext:value-type="float">
            <text:p>1383</text:p>
          </table:table-cell>
          <table:table-cell table:formula="of:=40+10*RAND()" office:value-type="float" office:value="43.4566579537932" calcext:value-type="float">
            <text:p>43,4567</text:p>
          </table:table-cell>
          <table:table-cell table:number-columns-repeated="5"/>
          <table:table-cell office:value-type="float" office:value="1383" calcext:value-type="float">
            <text:p>1383</text:p>
          </table:table-cell>
          <table:table-cell table:formula="of:= ([.I1408]*[.P1408]+[.B1408]*[.P1408]+[.B1408]*[.I1408])/([.B1408]*[.I1408]*[.P1408])" office:value-type="float" office:value="0.155081949070187" calcext:value-type="float">
            <text:p>0,1551</text:p>
          </table:table-cell>
          <table:table-cell table:number-columns-repeated="10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formula="of:=9+2*RAND()" office:value-type="float" office:value="10.7336177921388" calcext:value-type="float">
            <text:p>10,7336</text:p>
          </table:table-cell>
          <table:table-cell table:number-columns-repeated="5"/>
          <table:table-cell office:value-type="float" office:value="1384" calcext:value-type="float">
            <text:p>1384</text:p>
          </table:table-cell>
          <table:table-cell table:formula="of:=COM.MICROSOFT.NORM.INV(RAND();30;5)" office:value-type="float" office:value="26.6791367644057" calcext:value-type="float">
            <text:p>26,6791</text:p>
          </table:table-cell>
          <table:table-cell table:number-columns-repeated="5"/>
          <table:table-cell office:value-type="float" office:value="1384" calcext:value-type="float">
            <text:p>1384</text:p>
          </table:table-cell>
          <table:table-cell table:formula="of:=40+10*RAND()" office:value-type="float" office:value="45.201242553303" calcext:value-type="float">
            <text:p>45,2012</text:p>
          </table:table-cell>
          <table:table-cell table:number-columns-repeated="5"/>
          <table:table-cell office:value-type="float" office:value="1384" calcext:value-type="float">
            <text:p>1384</text:p>
          </table:table-cell>
          <table:table-cell table:formula="of:= ([.I1409]*[.P1409]+[.B1409]*[.P1409]+[.B1409]*[.I1409])/([.B1409]*[.I1409]*[.P1409])" office:value-type="float" office:value="0.152770990518773" calcext:value-type="float">
            <text:p>0,1528</text:p>
          </table:table-cell>
          <table:table-cell table:number-columns-repeated="10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formula="of:=9+2*RAND()" office:value-type="float" office:value="9.22298375307582" calcext:value-type="float">
            <text:p>9,2230</text:p>
          </table:table-cell>
          <table:table-cell table:number-columns-repeated="5"/>
          <table:table-cell office:value-type="float" office:value="1385" calcext:value-type="float">
            <text:p>1385</text:p>
          </table:table-cell>
          <table:table-cell table:formula="of:=COM.MICROSOFT.NORM.INV(RAND();30;5)" office:value-type="float" office:value="32.1797595244059" calcext:value-type="float">
            <text:p>32,1798</text:p>
          </table:table-cell>
          <table:table-cell table:number-columns-repeated="5"/>
          <table:table-cell office:value-type="float" office:value="1385" calcext:value-type="float">
            <text:p>1385</text:p>
          </table:table-cell>
          <table:table-cell table:formula="of:=40+10*RAND()" office:value-type="float" office:value="42.891439005034" calcext:value-type="float">
            <text:p>42,8914</text:p>
          </table:table-cell>
          <table:table-cell table:number-columns-repeated="5"/>
          <table:table-cell office:value-type="float" office:value="1385" calcext:value-type="float">
            <text:p>1385</text:p>
          </table:table-cell>
          <table:table-cell table:formula="of:= ([.I1410]*[.P1410]+[.B1410]*[.P1410]+[.B1410]*[.I1410])/([.B1410]*[.I1410]*[.P1410])" office:value-type="float" office:value="0.162814891821391" calcext:value-type="float">
            <text:p>0,1628</text:p>
          </table:table-cell>
          <table:table-cell table:number-columns-repeated="10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formula="of:=9+2*RAND()" office:value-type="float" office:value="9.72722517629154" calcext:value-type="float">
            <text:p>9,7272</text:p>
          </table:table-cell>
          <table:table-cell table:number-columns-repeated="5"/>
          <table:table-cell office:value-type="float" office:value="1386" calcext:value-type="float">
            <text:p>1386</text:p>
          </table:table-cell>
          <table:table-cell table:formula="of:=COM.MICROSOFT.NORM.INV(RAND();30;5)" office:value-type="float" office:value="33.1223696237265" calcext:value-type="float">
            <text:p>33,1224</text:p>
          </table:table-cell>
          <table:table-cell table:number-columns-repeated="5"/>
          <table:table-cell office:value-type="float" office:value="1386" calcext:value-type="float">
            <text:p>1386</text:p>
          </table:table-cell>
          <table:table-cell table:formula="of:=40+10*RAND()" office:value-type="float" office:value="41.1957896954846" calcext:value-type="float">
            <text:p>41,1958</text:p>
          </table:table-cell>
          <table:table-cell table:number-columns-repeated="5"/>
          <table:table-cell office:value-type="float" office:value="1386" calcext:value-type="float">
            <text:p>1386</text:p>
          </table:table-cell>
          <table:table-cell table:formula="of:= ([.I1411]*[.P1411]+[.B1411]*[.P1411]+[.B1411]*[.I1411])/([.B1411]*[.I1411]*[.P1411])" office:value-type="float" office:value="0.157269642812288" calcext:value-type="float">
            <text:p>0,1573</text:p>
          </table:table-cell>
          <table:table-cell table:number-columns-repeated="10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formula="of:=9+2*RAND()" office:value-type="float" office:value="10.71289343643" calcext:value-type="float">
            <text:p>10,7129</text:p>
          </table:table-cell>
          <table:table-cell table:number-columns-repeated="5"/>
          <table:table-cell office:value-type="float" office:value="1387" calcext:value-type="float">
            <text:p>1387</text:p>
          </table:table-cell>
          <table:table-cell table:formula="of:=COM.MICROSOFT.NORM.INV(RAND();30;5)" office:value-type="float" office:value="36.23845852197" calcext:value-type="float">
            <text:p>36,2385</text:p>
          </table:table-cell>
          <table:table-cell table:number-columns-repeated="5"/>
          <table:table-cell office:value-type="float" office:value="1387" calcext:value-type="float">
            <text:p>1387</text:p>
          </table:table-cell>
          <table:table-cell table:formula="of:=40+10*RAND()" office:value-type="float" office:value="40.2306677645538" calcext:value-type="float">
            <text:p>40,2307</text:p>
          </table:table-cell>
          <table:table-cell table:number-columns-repeated="5"/>
          <table:table-cell office:value-type="float" office:value="1387" calcext:value-type="float">
            <text:p>1387</text:p>
          </table:table-cell>
          <table:table-cell table:formula="of:= ([.I1412]*[.P1412]+[.B1412]*[.P1412]+[.B1412]*[.I1412])/([.B1412]*[.I1412]*[.P1412])" office:value-type="float" office:value="0.145797115190971" calcext:value-type="float">
            <text:p>0,1458</text:p>
          </table:table-cell>
          <table:table-cell table:number-columns-repeated="10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9+2*RAND()" office:value-type="float" office:value="10.646817371482" calcext:value-type="float">
            <text:p>10,6468</text:p>
          </table:table-cell>
          <table:table-cell table:number-columns-repeated="5"/>
          <table:table-cell office:value-type="float" office:value="1388" calcext:value-type="float">
            <text:p>1388</text:p>
          </table:table-cell>
          <table:table-cell table:formula="of:=COM.MICROSOFT.NORM.INV(RAND();30;5)" office:value-type="float" office:value="27.8714425461348" calcext:value-type="float">
            <text:p>27,8714</text:p>
          </table:table-cell>
          <table:table-cell table:number-columns-repeated="5"/>
          <table:table-cell office:value-type="float" office:value="1388" calcext:value-type="float">
            <text:p>1388</text:p>
          </table:table-cell>
          <table:table-cell table:formula="of:=40+10*RAND()" office:value-type="float" office:value="42.1423031657469" calcext:value-type="float">
            <text:p>42,1423</text:p>
          </table:table-cell>
          <table:table-cell table:number-columns-repeated="5"/>
          <table:table-cell office:value-type="float" office:value="1388" calcext:value-type="float">
            <text:p>1388</text:p>
          </table:table-cell>
          <table:table-cell table:formula="of:= ([.I1413]*[.P1413]+[.B1413]*[.P1413]+[.B1413]*[.I1413])/([.B1413]*[.I1413]*[.P1413])" office:value-type="float" office:value="0.153532925828458" calcext:value-type="float">
            <text:p>0,1535</text:p>
          </table:table-cell>
          <table:table-cell table:number-columns-repeated="10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formula="of:=9+2*RAND()" office:value-type="float" office:value="9.41120068565942" calcext:value-type="float">
            <text:p>9,4112</text:p>
          </table:table-cell>
          <table:table-cell table:number-columns-repeated="5"/>
          <table:table-cell office:value-type="float" office:value="1389" calcext:value-type="float">
            <text:p>1389</text:p>
          </table:table-cell>
          <table:table-cell table:formula="of:=COM.MICROSOFT.NORM.INV(RAND();30;5)" office:value-type="float" office:value="32.2780830798058" calcext:value-type="float">
            <text:p>32,2781</text:p>
          </table:table-cell>
          <table:table-cell table:number-columns-repeated="5"/>
          <table:table-cell office:value-type="float" office:value="1389" calcext:value-type="float">
            <text:p>1389</text:p>
          </table:table-cell>
          <table:table-cell table:formula="of:=40+10*RAND()" office:value-type="float" office:value="45.9626567398664" calcext:value-type="float">
            <text:p>45,9627</text:p>
          </table:table-cell>
          <table:table-cell table:number-columns-repeated="5"/>
          <table:table-cell office:value-type="float" office:value="1389" calcext:value-type="float">
            <text:p>1389</text:p>
          </table:table-cell>
          <table:table-cell table:formula="of:= ([.I1414]*[.P1414]+[.B1414]*[.P1414]+[.B1414]*[.I1414])/([.B1414]*[.I1414]*[.P1414])" office:value-type="float" office:value="0.158993934549399" calcext:value-type="float">
            <text:p>0,1590</text:p>
          </table:table-cell>
          <table:table-cell table:number-columns-repeated="10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9+2*RAND()" office:value-type="float" office:value="10.3623747674283" calcext:value-type="float">
            <text:p>10,3624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formula="of:=COM.MICROSOFT.NORM.INV(RAND();30;5)" office:value-type="float" office:value="24.0050207351898" calcext:value-type="float">
            <text:p>24,0050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formula="of:=40+10*RAND()" office:value-type="float" office:value="48.9560323010664" calcext:value-type="float">
            <text:p>48,9560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formula="of:= ([.I1415]*[.P1415]+[.B1415]*[.P1415]+[.B1415]*[.I1415])/([.B1415]*[.I1415]*[.P1415])" office:value-type="float" office:value="0.15858741955548" calcext:value-type="float">
            <text:p>0,1586</text:p>
          </table:table-cell>
          <table:table-cell table:number-columns-repeated="10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formula="of:=9+2*RAND()" office:value-type="float" office:value="10.2277679455001" calcext:value-type="float">
            <text:p>10,2278</text:p>
          </table:table-cell>
          <table:table-cell table:number-columns-repeated="5"/>
          <table:table-cell office:value-type="float" office:value="1391" calcext:value-type="float">
            <text:p>1391</text:p>
          </table:table-cell>
          <table:table-cell table:formula="of:=COM.MICROSOFT.NORM.INV(RAND();30;5)" office:value-type="float" office:value="36.8017285027894" calcext:value-type="float">
            <text:p>36,8017</text:p>
          </table:table-cell>
          <table:table-cell table:number-columns-repeated="5"/>
          <table:table-cell office:value-type="float" office:value="1391" calcext:value-type="float">
            <text:p>1391</text:p>
          </table:table-cell>
          <table:table-cell table:formula="of:=40+10*RAND()" office:value-type="float" office:value="40.6482411094476" calcext:value-type="float">
            <text:p>40,6482</text:p>
          </table:table-cell>
          <table:table-cell table:number-columns-repeated="5"/>
          <table:table-cell office:value-type="float" office:value="1391" calcext:value-type="float">
            <text:p>1391</text:p>
          </table:table-cell>
          <table:table-cell table:formula="of:= ([.I1416]*[.P1416]+[.B1416]*[.P1416]+[.B1416]*[.I1416])/([.B1416]*[.I1416]*[.P1416])" office:value-type="float" office:value="0.149546990695945" calcext:value-type="float">
            <text:p>0,1495</text:p>
          </table:table-cell>
          <table:table-cell table:number-columns-repeated="10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formula="of:=9+2*RAND()" office:value-type="float" office:value="10.6800269407686" calcext:value-type="float">
            <text:p>10,6800</text:p>
          </table:table-cell>
          <table:table-cell table:number-columns-repeated="5"/>
          <table:table-cell office:value-type="float" office:value="1392" calcext:value-type="float">
            <text:p>1392</text:p>
          </table:table-cell>
          <table:table-cell table:formula="of:=COM.MICROSOFT.NORM.INV(RAND();30;5)" office:value-type="float" office:value="25.1751950135431" calcext:value-type="float">
            <text:p>25,1752</text:p>
          </table:table-cell>
          <table:table-cell table:number-columns-repeated="5"/>
          <table:table-cell office:value-type="float" office:value="1392" calcext:value-type="float">
            <text:p>1392</text:p>
          </table:table-cell>
          <table:table-cell table:formula="of:=40+10*RAND()" office:value-type="float" office:value="46.3179312890861" calcext:value-type="float">
            <text:p>46,3179</text:p>
          </table:table-cell>
          <table:table-cell table:number-columns-repeated="5"/>
          <table:table-cell office:value-type="float" office:value="1392" calcext:value-type="float">
            <text:p>1392</text:p>
          </table:table-cell>
          <table:table-cell table:formula="of:= ([.I1417]*[.P1417]+[.B1417]*[.P1417]+[.B1417]*[.I1417])/([.B1417]*[.I1417]*[.P1417])" office:value-type="float" office:value="0.154944271980452" calcext:value-type="float">
            <text:p>0,1549</text:p>
          </table:table-cell>
          <table:table-cell table:number-columns-repeated="10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formula="of:=9+2*RAND()" office:value-type="float" office:value="9.69222447252832" calcext:value-type="float">
            <text:p>9,6922</text:p>
          </table:table-cell>
          <table:table-cell table:number-columns-repeated="5"/>
          <table:table-cell office:value-type="float" office:value="1393" calcext:value-type="float">
            <text:p>1393</text:p>
          </table:table-cell>
          <table:table-cell table:formula="of:=COM.MICROSOFT.NORM.INV(RAND();30;5)" office:value-type="float" office:value="21.4601682085692" calcext:value-type="float">
            <text:p>21,4602</text:p>
          </table:table-cell>
          <table:table-cell table:number-columns-repeated="5"/>
          <table:table-cell office:value-type="float" office:value="1393" calcext:value-type="float">
            <text:p>1393</text:p>
          </table:table-cell>
          <table:table-cell table:formula="of:=40+10*RAND()" office:value-type="float" office:value="45.7949744339567" calcext:value-type="float">
            <text:p>45,7950</text:p>
          </table:table-cell>
          <table:table-cell table:number-columns-repeated="5"/>
          <table:table-cell office:value-type="float" office:value="1393" calcext:value-type="float">
            <text:p>1393</text:p>
          </table:table-cell>
          <table:table-cell table:formula="of:= ([.I1418]*[.P1418]+[.B1418]*[.P1418]+[.B1418]*[.I1418])/([.B1418]*[.I1418]*[.P1418])" office:value-type="float" office:value="0.17160990348863" calcext:value-type="float">
            <text:p>0,1716</text:p>
          </table:table-cell>
          <table:table-cell table:number-columns-repeated="10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formula="of:=9+2*RAND()" office:value-type="float" office:value="10.6868532814551" calcext:value-type="float">
            <text:p>10,6869</text:p>
          </table:table-cell>
          <table:table-cell table:number-columns-repeated="5"/>
          <table:table-cell office:value-type="float" office:value="1394" calcext:value-type="float">
            <text:p>1394</text:p>
          </table:table-cell>
          <table:table-cell table:formula="of:=COM.MICROSOFT.NORM.INV(RAND();30;5)" office:value-type="float" office:value="43.6455547124616" calcext:value-type="float">
            <text:p>43,6456</text:p>
          </table:table-cell>
          <table:table-cell table:number-columns-repeated="5"/>
          <table:table-cell office:value-type="float" office:value="1394" calcext:value-type="float">
            <text:p>1394</text:p>
          </table:table-cell>
          <table:table-cell table:formula="of:=40+10*RAND()" office:value-type="float" office:value="41.0493219259661" calcext:value-type="float">
            <text:p>41,0493</text:p>
          </table:table-cell>
          <table:table-cell table:number-columns-repeated="5"/>
          <table:table-cell office:value-type="float" office:value="1394" calcext:value-type="float">
            <text:p>1394</text:p>
          </table:table-cell>
          <table:table-cell table:formula="of:= ([.I1419]*[.P1419]+[.B1419]*[.P1419]+[.B1419]*[.I1419])/([.B1419]*[.I1419]*[.P1419])" office:value-type="float" office:value="0.140845692820191" calcext:value-type="float">
            <text:p>0,1408</text:p>
          </table:table-cell>
          <table:table-cell table:number-columns-repeated="10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formula="of:=9+2*RAND()" office:value-type="float" office:value="10.1912689588498" calcext:value-type="float">
            <text:p>10,1913</text:p>
          </table:table-cell>
          <table:table-cell table:number-columns-repeated="5"/>
          <table:table-cell office:value-type="float" office:value="1395" calcext:value-type="float">
            <text:p>1395</text:p>
          </table:table-cell>
          <table:table-cell table:formula="of:=COM.MICROSOFT.NORM.INV(RAND();30;5)" office:value-type="float" office:value="31.0417054463025" calcext:value-type="float">
            <text:p>31,0417</text:p>
          </table:table-cell>
          <table:table-cell table:number-columns-repeated="5"/>
          <table:table-cell office:value-type="float" office:value="1395" calcext:value-type="float">
            <text:p>1395</text:p>
          </table:table-cell>
          <table:table-cell table:formula="of:=40+10*RAND()" office:value-type="float" office:value="47.1198956307489" calcext:value-type="float">
            <text:p>47,1199</text:p>
          </table:table-cell>
          <table:table-cell table:number-columns-repeated="5"/>
          <table:table-cell office:value-type="float" office:value="1395" calcext:value-type="float">
            <text:p>1395</text:p>
          </table:table-cell>
          <table:table-cell table:formula="of:= ([.I1420]*[.P1420]+[.B1420]*[.P1420]+[.B1420]*[.I1420])/([.B1420]*[.I1420]*[.P1420])" office:value-type="float" office:value="0.151560390352359" calcext:value-type="float">
            <text:p>0,1516</text:p>
          </table:table-cell>
          <table:table-cell table:number-columns-repeated="10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formula="of:=9+2*RAND()" office:value-type="float" office:value="9.72345779300667" calcext:value-type="float">
            <text:p>9,7235</text:p>
          </table:table-cell>
          <table:table-cell table:number-columns-repeated="5"/>
          <table:table-cell office:value-type="float" office:value="1396" calcext:value-type="float">
            <text:p>1396</text:p>
          </table:table-cell>
          <table:table-cell table:formula="of:=COM.MICROSOFT.NORM.INV(RAND();30;5)" office:value-type="float" office:value="26.3530994752808" calcext:value-type="float">
            <text:p>26,3531</text:p>
          </table:table-cell>
          <table:table-cell table:number-columns-repeated="5"/>
          <table:table-cell office:value-type="float" office:value="1396" calcext:value-type="float">
            <text:p>1396</text:p>
          </table:table-cell>
          <table:table-cell table:formula="of:=40+10*RAND()" office:value-type="float" office:value="45.3498342109378" calcext:value-type="float">
            <text:p>45,3498</text:p>
          </table:table-cell>
          <table:table-cell table:number-columns-repeated="5"/>
          <table:table-cell office:value-type="float" office:value="1396" calcext:value-type="float">
            <text:p>1396</text:p>
          </table:table-cell>
          <table:table-cell table:formula="of:= ([.I1421]*[.P1421]+[.B1421]*[.P1421]+[.B1421]*[.I1421])/([.B1421]*[.I1421]*[.P1421])" office:value-type="float" office:value="0.162841070577857" calcext:value-type="float">
            <text:p>0,1628</text:p>
          </table:table-cell>
          <table:table-cell table:number-columns-repeated="10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formula="of:=9+2*RAND()" office:value-type="float" office:value="10.0625503242482" calcext:value-type="float">
            <text:p>10,0626</text:p>
          </table:table-cell>
          <table:table-cell table:number-columns-repeated="5"/>
          <table:table-cell office:value-type="float" office:value="1397" calcext:value-type="float">
            <text:p>1397</text:p>
          </table:table-cell>
          <table:table-cell table:formula="of:=COM.MICROSOFT.NORM.INV(RAND();30;5)" office:value-type="float" office:value="31.624918793694" calcext:value-type="float">
            <text:p>31,6249</text:p>
          </table:table-cell>
          <table:table-cell table:number-columns-repeated="5"/>
          <table:table-cell office:value-type="float" office:value="1397" calcext:value-type="float">
            <text:p>1397</text:p>
          </table:table-cell>
          <table:table-cell table:formula="of:=40+10*RAND()" office:value-type="float" office:value="49.3667547579389" calcext:value-type="float">
            <text:p>49,3668</text:p>
          </table:table-cell>
          <table:table-cell table:number-columns-repeated="5"/>
          <table:table-cell office:value-type="float" office:value="1397" calcext:value-type="float">
            <text:p>1397</text:p>
          </table:table-cell>
          <table:table-cell table:formula="of:= ([.I1422]*[.P1422]+[.B1422]*[.P1422]+[.B1422]*[.I1422])/([.B1422]*[.I1422]*[.P1422])" office:value-type="float" office:value="0.151255566777654" calcext:value-type="float">
            <text:p>0,1513</text:p>
          </table:table-cell>
          <table:table-cell table:number-columns-repeated="10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formula="of:=9+2*RAND()" office:value-type="float" office:value="9.4168132848572" calcext:value-type="float">
            <text:p>9,4168</text:p>
          </table:table-cell>
          <table:table-cell table:number-columns-repeated="5"/>
          <table:table-cell office:value-type="float" office:value="1398" calcext:value-type="float">
            <text:p>1398</text:p>
          </table:table-cell>
          <table:table-cell table:formula="of:=COM.MICROSOFT.NORM.INV(RAND();30;5)" office:value-type="float" office:value="29.0270252812985" calcext:value-type="float">
            <text:p>29,0270</text:p>
          </table:table-cell>
          <table:table-cell table:number-columns-repeated="5"/>
          <table:table-cell office:value-type="float" office:value="1398" calcext:value-type="float">
            <text:p>1398</text:p>
          </table:table-cell>
          <table:table-cell table:formula="of:=40+10*RAND()" office:value-type="float" office:value="40.7361753389705" calcext:value-type="float">
            <text:p>40,7362</text:p>
          </table:table-cell>
          <table:table-cell table:number-columns-repeated="5"/>
          <table:table-cell office:value-type="float" office:value="1398" calcext:value-type="float">
            <text:p>1398</text:p>
          </table:table-cell>
          <table:table-cell table:formula="of:= ([.I1423]*[.P1423]+[.B1423]*[.P1423]+[.B1423]*[.I1423])/([.B1423]*[.I1423]*[.P1423])" office:value-type="float" office:value="0.165191896087074" calcext:value-type="float">
            <text:p>0,1652</text:p>
          </table:table-cell>
          <table:table-cell table:number-columns-repeated="10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formula="of:=9+2*RAND()" office:value-type="float" office:value="9.17326850653626" calcext:value-type="float">
            <text:p>9,1733</text:p>
          </table:table-cell>
          <table:table-cell table:number-columns-repeated="5"/>
          <table:table-cell office:value-type="float" office:value="1399" calcext:value-type="float">
            <text:p>1399</text:p>
          </table:table-cell>
          <table:table-cell table:formula="of:=COM.MICROSOFT.NORM.INV(RAND();30;5)" office:value-type="float" office:value="17.2973394266623" calcext:value-type="float">
            <text:p>17,2973</text:p>
          </table:table-cell>
          <table:table-cell table:number-columns-repeated="5"/>
          <table:table-cell office:value-type="float" office:value="1399" calcext:value-type="float">
            <text:p>1399</text:p>
          </table:table-cell>
          <table:table-cell table:formula="of:=40+10*RAND()" office:value-type="float" office:value="41.195092262933" calcext:value-type="float">
            <text:p>41,1951</text:p>
          </table:table-cell>
          <table:table-cell table:number-columns-repeated="5"/>
          <table:table-cell office:value-type="float" office:value="1399" calcext:value-type="float">
            <text:p>1399</text:p>
          </table:table-cell>
          <table:table-cell table:formula="of:= ([.I1424]*[.P1424]+[.B1424]*[.P1424]+[.B1424]*[.I1424])/([.B1424]*[.I1424]*[.P1424])" office:value-type="float" office:value="0.191099493738619" calcext:value-type="float">
            <text:p>0,1911</text:p>
          </table:table-cell>
          <table:table-cell table:number-columns-repeated="10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9+2*RAND()" office:value-type="float" office:value="10.6382114046719" calcext:value-type="float">
            <text:p>10,6382</text:p>
          </table:table-cell>
          <table:table-cell table:number-columns-repeated="5"/>
          <table:table-cell office:value-type="float" office:value="1400" calcext:value-type="float">
            <text:p>1400</text:p>
          </table:table-cell>
          <table:table-cell table:formula="of:=COM.MICROSOFT.NORM.INV(RAND();30;5)" office:value-type="float" office:value="31.8963737047757" calcext:value-type="float">
            <text:p>31,8964</text:p>
          </table:table-cell>
          <table:table-cell table:number-columns-repeated="5"/>
          <table:table-cell office:value-type="float" office:value="1400" calcext:value-type="float">
            <text:p>1400</text:p>
          </table:table-cell>
          <table:table-cell table:formula="of:=40+10*RAND()" office:value-type="float" office:value="43.1183900625911" calcext:value-type="float">
            <text:p>43,1184</text:p>
          </table:table-cell>
          <table:table-cell table:number-columns-repeated="5"/>
          <table:table-cell office:value-type="float" office:value="1400" calcext:value-type="float">
            <text:p>1400</text:p>
          </table:table-cell>
          <table:table-cell table:formula="of:= ([.I1425]*[.P1425]+[.B1425]*[.P1425]+[.B1425]*[.I1425])/([.B1425]*[.I1425]*[.P1425])" office:value-type="float" office:value="0.148544250882968" calcext:value-type="float">
            <text:p>0,1485</text:p>
          </table:table-cell>
          <table:table-cell table:number-columns-repeated="10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formula="of:=9+2*RAND()" office:value-type="float" office:value="10.2977453006897" calcext:value-type="float">
            <text:p>10,2977</text:p>
          </table:table-cell>
          <table:table-cell table:number-columns-repeated="5"/>
          <table:table-cell office:value-type="float" office:value="1401" calcext:value-type="float">
            <text:p>1401</text:p>
          </table:table-cell>
          <table:table-cell table:formula="of:=COM.MICROSOFT.NORM.INV(RAND();30;5)" office:value-type="float" office:value="22.5636664499227" calcext:value-type="float">
            <text:p>22,5637</text:p>
          </table:table-cell>
          <table:table-cell table:number-columns-repeated="5"/>
          <table:table-cell office:value-type="float" office:value="1401" calcext:value-type="float">
            <text:p>1401</text:p>
          </table:table-cell>
          <table:table-cell table:formula="of:=40+10*RAND()" office:value-type="float" office:value="41.1788820370566" calcext:value-type="float">
            <text:p>41,1789</text:p>
          </table:table-cell>
          <table:table-cell table:number-columns-repeated="5"/>
          <table:table-cell office:value-type="float" office:value="1401" calcext:value-type="float">
            <text:p>1401</text:p>
          </table:table-cell>
          <table:table-cell table:formula="of:= ([.I1426]*[.P1426]+[.B1426]*[.P1426]+[.B1426]*[.I1426])/([.B1426]*[.I1426]*[.P1426])" office:value-type="float" office:value="0.165711966511004" calcext:value-type="float">
            <text:p>0,1657</text:p>
          </table:table-cell>
          <table:table-cell table:number-columns-repeated="10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formula="of:=9+2*RAND()" office:value-type="float" office:value="10.9374009168241" calcext:value-type="float">
            <text:p>10,9374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formula="of:=COM.MICROSOFT.NORM.INV(RAND();30;5)" office:value-type="float" office:value="31.221343686789" calcext:value-type="float">
            <text:p>31,2213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formula="of:=40+10*RAND()" office:value-type="float" office:value="45.8483015082311" calcext:value-type="float">
            <text:p>45,8483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formula="of:= ([.I1427]*[.P1427]+[.B1427]*[.P1427]+[.B1427]*[.I1427])/([.B1427]*[.I1427]*[.P1427])" office:value-type="float" office:value="0.145269829486872" calcext:value-type="float">
            <text:p>0,1453</text:p>
          </table:table-cell>
          <table:table-cell table:number-columns-repeated="10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formula="of:=9+2*RAND()" office:value-type="float" office:value="9.03182901884429" calcext:value-type="float">
            <text:p>9,0318</text:p>
          </table:table-cell>
          <table:table-cell table:number-columns-repeated="5"/>
          <table:table-cell office:value-type="float" office:value="1403" calcext:value-type="float">
            <text:p>1403</text:p>
          </table:table-cell>
          <table:table-cell table:formula="of:=COM.MICROSOFT.NORM.INV(RAND();30;5)" office:value-type="float" office:value="33.8715428329715" calcext:value-type="float">
            <text:p>33,8715</text:p>
          </table:table-cell>
          <table:table-cell table:number-columns-repeated="5"/>
          <table:table-cell office:value-type="float" office:value="1403" calcext:value-type="float">
            <text:p>1403</text:p>
          </table:table-cell>
          <table:table-cell table:formula="of:=40+10*RAND()" office:value-type="float" office:value="44.5094328874256" calcext:value-type="float">
            <text:p>44,5094</text:p>
          </table:table-cell>
          <table:table-cell table:number-columns-repeated="5"/>
          <table:table-cell office:value-type="float" office:value="1403" calcext:value-type="float">
            <text:p>1403</text:p>
          </table:table-cell>
          <table:table-cell table:formula="of:= ([.I1428]*[.P1428]+[.B1428]*[.P1428]+[.B1428]*[.I1428])/([.B1428]*[.I1428]*[.P1428])" office:value-type="float" office:value="0.162710000947036" calcext:value-type="float">
            <text:p>0,1627</text:p>
          </table:table-cell>
          <table:table-cell table:number-columns-repeated="10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formula="of:=9+2*RAND()" office:value-type="float" office:value="9.96676668361761" calcext:value-type="float">
            <text:p>9,9668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formula="of:=COM.MICROSOFT.NORM.INV(RAND();30;5)" office:value-type="float" office:value="24.933242491955" calcext:value-type="float">
            <text:p>24,9332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formula="of:=40+10*RAND()" office:value-type="float" office:value="49.1638938512187" calcext:value-type="float">
            <text:p>49,1639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formula="of:= ([.I1429]*[.P1429]+[.B1429]*[.P1429]+[.B1429]*[.I1429])/([.B1429]*[.I1429]*[.P1429])" office:value-type="float" office:value="0.160780669454372" calcext:value-type="float">
            <text:p>0,1608</text:p>
          </table:table-cell>
          <table:table-cell table:number-columns-repeated="10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formula="of:=9+2*RAND()" office:value-type="float" office:value="9.55161259579472" calcext:value-type="float">
            <text:p>9,5516</text:p>
          </table:table-cell>
          <table:table-cell table:number-columns-repeated="5"/>
          <table:table-cell office:value-type="float" office:value="1405" calcext:value-type="float">
            <text:p>1405</text:p>
          </table:table-cell>
          <table:table-cell table:formula="of:=COM.MICROSOFT.NORM.INV(RAND();30;5)" office:value-type="float" office:value="41.407078953765" calcext:value-type="float">
            <text:p>41,4071</text:p>
          </table:table-cell>
          <table:table-cell table:number-columns-repeated="5"/>
          <table:table-cell office:value-type="float" office:value="1405" calcext:value-type="float">
            <text:p>1405</text:p>
          </table:table-cell>
          <table:table-cell table:formula="of:=40+10*RAND()" office:value-type="float" office:value="42.5177810306195" calcext:value-type="float">
            <text:p>42,5178</text:p>
          </table:table-cell>
          <table:table-cell table:number-columns-repeated="5"/>
          <table:table-cell office:value-type="float" office:value="1405" calcext:value-type="float">
            <text:p>1405</text:p>
          </table:table-cell>
          <table:table-cell table:formula="of:= ([.I1430]*[.P1430]+[.B1430]*[.P1430]+[.B1430]*[.I1430])/([.B1430]*[.I1430]*[.P1430])" office:value-type="float" office:value="0.152364394999237" calcext:value-type="float">
            <text:p>0,1524</text:p>
          </table:table-cell>
          <table:table-cell table:number-columns-repeated="10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formula="of:=9+2*RAND()" office:value-type="float" office:value="10.257505151676" calcext:value-type="float">
            <text:p>10,2575</text:p>
          </table:table-cell>
          <table:table-cell table:number-columns-repeated="5"/>
          <table:table-cell office:value-type="float" office:value="1406" calcext:value-type="float">
            <text:p>1406</text:p>
          </table:table-cell>
          <table:table-cell table:formula="of:=COM.MICROSOFT.NORM.INV(RAND();30;5)" office:value-type="float" office:value="32.9737951778282" calcext:value-type="float">
            <text:p>32,9738</text:p>
          </table:table-cell>
          <table:table-cell table:number-columns-repeated="5"/>
          <table:table-cell office:value-type="float" office:value="1406" calcext:value-type="float">
            <text:p>1406</text:p>
          </table:table-cell>
          <table:table-cell table:formula="of:=40+10*RAND()" office:value-type="float" office:value="41.7128013994079" calcext:value-type="float">
            <text:p>41,7128</text:p>
          </table:table-cell>
          <table:table-cell table:number-columns-repeated="5"/>
          <table:table-cell office:value-type="float" office:value="1406" calcext:value-type="float">
            <text:p>1406</text:p>
          </table:table-cell>
          <table:table-cell table:formula="of:= ([.I1431]*[.P1431]+[.B1431]*[.P1431]+[.B1431]*[.I1431])/([.B1431]*[.I1431]*[.P1431])" office:value-type="float" office:value="0.151790161171503" calcext:value-type="float">
            <text:p>0,1518</text:p>
          </table:table-cell>
          <table:table-cell table:number-columns-repeated="10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formula="of:=9+2*RAND()" office:value-type="float" office:value="9.28497537854128" calcext:value-type="float">
            <text:p>9,2850</text:p>
          </table:table-cell>
          <table:table-cell table:number-columns-repeated="5"/>
          <table:table-cell office:value-type="float" office:value="1407" calcext:value-type="float">
            <text:p>1407</text:p>
          </table:table-cell>
          <table:table-cell table:formula="of:=COM.MICROSOFT.NORM.INV(RAND();30;5)" office:value-type="float" office:value="29.6458472166704" calcext:value-type="float">
            <text:p>29,6458</text:p>
          </table:table-cell>
          <table:table-cell table:number-columns-repeated="5"/>
          <table:table-cell office:value-type="float" office:value="1407" calcext:value-type="float">
            <text:p>1407</text:p>
          </table:table-cell>
          <table:table-cell table:formula="of:=40+10*RAND()" office:value-type="float" office:value="40.5700621043798" calcext:value-type="float">
            <text:p>40,5701</text:p>
          </table:table-cell>
          <table:table-cell table:number-columns-repeated="5"/>
          <table:table-cell office:value-type="float" office:value="1407" calcext:value-type="float">
            <text:p>1407</text:p>
          </table:table-cell>
          <table:table-cell table:formula="of:= ([.I1432]*[.P1432]+[.B1432]*[.P1432]+[.B1432]*[.I1432])/([.B1432]*[.I1432]*[.P1432])" office:value-type="float" office:value="0.166081132714531" calcext:value-type="float">
            <text:p>0,1661</text:p>
          </table:table-cell>
          <table:table-cell table:number-columns-repeated="10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formula="of:=9+2*RAND()" office:value-type="float" office:value="10.0171184816863" calcext:value-type="float">
            <text:p>10,0171</text:p>
          </table:table-cell>
          <table:table-cell table:number-columns-repeated="5"/>
          <table:table-cell office:value-type="float" office:value="1408" calcext:value-type="float">
            <text:p>1408</text:p>
          </table:table-cell>
          <table:table-cell table:formula="of:=COM.MICROSOFT.NORM.INV(RAND();30;5)" office:value-type="float" office:value="31.9662595681265" calcext:value-type="float">
            <text:p>31,9663</text:p>
          </table:table-cell>
          <table:table-cell table:number-columns-repeated="5"/>
          <table:table-cell office:value-type="float" office:value="1408" calcext:value-type="float">
            <text:p>1408</text:p>
          </table:table-cell>
          <table:table-cell table:formula="of:=40+10*RAND()" office:value-type="float" office:value="49.8090981889982" calcext:value-type="float">
            <text:p>49,8091</text:p>
          </table:table-cell>
          <table:table-cell table:number-columns-repeated="5"/>
          <table:table-cell office:value-type="float" office:value="1408" calcext:value-type="float">
            <text:p>1408</text:p>
          </table:table-cell>
          <table:table-cell table:formula="of:= ([.I1433]*[.P1433]+[.B1433]*[.P1433]+[.B1433]*[.I1433])/([.B1433]*[.I1433]*[.P1433])" office:value-type="float" office:value="0.151188745533478" calcext:value-type="float">
            <text:p>0,1512</text:p>
          </table:table-cell>
          <table:table-cell table:number-columns-repeated="10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formula="of:=9+2*RAND()" office:value-type="float" office:value="9.09372122515924" calcext:value-type="float">
            <text:p>9,0937</text:p>
          </table:table-cell>
          <table:table-cell table:number-columns-repeated="5"/>
          <table:table-cell office:value-type="float" office:value="1409" calcext:value-type="float">
            <text:p>1409</text:p>
          </table:table-cell>
          <table:table-cell table:formula="of:=COM.MICROSOFT.NORM.INV(RAND();30;5)" office:value-type="float" office:value="33.5757003140482" calcext:value-type="float">
            <text:p>33,5757</text:p>
          </table:table-cell>
          <table:table-cell table:number-columns-repeated="5"/>
          <table:table-cell office:value-type="float" office:value="1409" calcext:value-type="float">
            <text:p>1409</text:p>
          </table:table-cell>
          <table:table-cell table:formula="of:=40+10*RAND()" office:value-type="float" office:value="47.9030796128791" calcext:value-type="float">
            <text:p>47,9031</text:p>
          </table:table-cell>
          <table:table-cell table:number-columns-repeated="5"/>
          <table:table-cell office:value-type="float" office:value="1409" calcext:value-type="float">
            <text:p>1409</text:p>
          </table:table-cell>
          <table:table-cell table:formula="of:= ([.I1434]*[.P1434]+[.B1434]*[.P1434]+[.B1434]*[.I1434])/([.B1434]*[.I1434]*[.P1434])" office:value-type="float" office:value="0.160624912578237" calcext:value-type="float">
            <text:p>0,1606</text:p>
          </table:table-cell>
          <table:table-cell table:number-columns-repeated="10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formula="of:=9+2*RAND()" office:value-type="float" office:value="9.24000399908982" calcext:value-type="float">
            <text:p>9,2400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formula="of:=COM.MICROSOFT.NORM.INV(RAND();30;5)" office:value-type="float" office:value="28.2854180799699" calcext:value-type="float">
            <text:p>28,2854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formula="of:=40+10*RAND()" office:value-type="float" office:value="45.3399191296194" calcext:value-type="float">
            <text:p>45,3399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formula="of:= ([.I1435]*[.P1435]+[.B1435]*[.P1435]+[.B1435]*[.I1435])/([.B1435]*[.I1435]*[.P1435])" office:value-type="float" office:value="0.165634586363018" calcext:value-type="float">
            <text:p>0,1656</text:p>
          </table:table-cell>
          <table:table-cell table:number-columns-repeated="10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formula="of:=9+2*RAND()" office:value-type="float" office:value="9.91600214713253" calcext:value-type="float">
            <text:p>9,9160</text:p>
          </table:table-cell>
          <table:table-cell table:number-columns-repeated="5"/>
          <table:table-cell office:value-type="float" office:value="1411" calcext:value-type="float">
            <text:p>1411</text:p>
          </table:table-cell>
          <table:table-cell table:formula="of:=COM.MICROSOFT.NORM.INV(RAND();30;5)" office:value-type="float" office:value="28.5595213167637" calcext:value-type="float">
            <text:p>28,5595</text:p>
          </table:table-cell>
          <table:table-cell table:number-columns-repeated="5"/>
          <table:table-cell office:value-type="float" office:value="1411" calcext:value-type="float">
            <text:p>1411</text:p>
          </table:table-cell>
          <table:table-cell table:formula="of:=40+10*RAND()" office:value-type="float" office:value="46.3509863323998" calcext:value-type="float">
            <text:p>46,3510</text:p>
          </table:table-cell>
          <table:table-cell table:number-columns-repeated="5"/>
          <table:table-cell office:value-type="float" office:value="1411" calcext:value-type="float">
            <text:p>1411</text:p>
          </table:table-cell>
          <table:table-cell table:formula="of:= ([.I1436]*[.P1436]+[.B1436]*[.P1436]+[.B1436]*[.I1436])/([.B1436]*[.I1436]*[.P1436])" office:value-type="float" office:value="0.157436200327866" calcext:value-type="float">
            <text:p>0,1574</text:p>
          </table:table-cell>
          <table:table-cell table:number-columns-repeated="10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9+2*RAND()" office:value-type="float" office:value="9.44862240017392" calcext:value-type="float">
            <text:p>9,4486</text:p>
          </table:table-cell>
          <table:table-cell table:number-columns-repeated="5"/>
          <table:table-cell office:value-type="float" office:value="1412" calcext:value-type="float">
            <text:p>1412</text:p>
          </table:table-cell>
          <table:table-cell table:formula="of:=COM.MICROSOFT.NORM.INV(RAND();30;5)" office:value-type="float" office:value="25.6678985648879" calcext:value-type="float">
            <text:p>25,6679</text:p>
          </table:table-cell>
          <table:table-cell table:number-columns-repeated="5"/>
          <table:table-cell office:value-type="float" office:value="1412" calcext:value-type="float">
            <text:p>1412</text:p>
          </table:table-cell>
          <table:table-cell table:formula="of:=40+10*RAND()" office:value-type="float" office:value="44.8586196696851" calcext:value-type="float">
            <text:p>44,8586</text:p>
          </table:table-cell>
          <table:table-cell table:number-columns-repeated="5"/>
          <table:table-cell office:value-type="float" office:value="1412" calcext:value-type="float">
            <text:p>1412</text:p>
          </table:table-cell>
          <table:table-cell table:formula="of:= ([.I1437]*[.P1437]+[.B1437]*[.P1437]+[.B1437]*[.I1437])/([.B1437]*[.I1437]*[.P1437])" office:value-type="float" office:value="0.167086963074603" calcext:value-type="float">
            <text:p>0,1671</text:p>
          </table:table-cell>
          <table:table-cell table:number-columns-repeated="10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formula="of:=9+2*RAND()" office:value-type="float" office:value="10.1527641590219" calcext:value-type="float">
            <text:p>10,1528</text:p>
          </table:table-cell>
          <table:table-cell table:number-columns-repeated="5"/>
          <table:table-cell office:value-type="float" office:value="1413" calcext:value-type="float">
            <text:p>1413</text:p>
          </table:table-cell>
          <table:table-cell table:formula="of:=COM.MICROSOFT.NORM.INV(RAND();30;5)" office:value-type="float" office:value="25.077170959103" calcext:value-type="float">
            <text:p>25,0772</text:p>
          </table:table-cell>
          <table:table-cell table:number-columns-repeated="5"/>
          <table:table-cell office:value-type="float" office:value="1413" calcext:value-type="float">
            <text:p>1413</text:p>
          </table:table-cell>
          <table:table-cell table:formula="of:=40+10*RAND()" office:value-type="float" office:value="49.1379311925266" calcext:value-type="float">
            <text:p>49,1379</text:p>
          </table:table-cell>
          <table:table-cell table:number-columns-repeated="5"/>
          <table:table-cell office:value-type="float" office:value="1413" calcext:value-type="float">
            <text:p>1413</text:p>
          </table:table-cell>
          <table:table-cell table:formula="of:= ([.I1438]*[.P1438]+[.B1438]*[.P1438]+[.B1438]*[.I1438])/([.B1438]*[.I1438]*[.P1438])" office:value-type="float" office:value="0.15872312772111" calcext:value-type="float">
            <text:p>0,1587</text:p>
          </table:table-cell>
          <table:table-cell table:number-columns-repeated="10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formula="of:=9+2*RAND()" office:value-type="float" office:value="10.0696707062889" calcext:value-type="float">
            <text:p>10,0697</text:p>
          </table:table-cell>
          <table:table-cell table:number-columns-repeated="5"/>
          <table:table-cell office:value-type="float" office:value="1414" calcext:value-type="float">
            <text:p>1414</text:p>
          </table:table-cell>
          <table:table-cell table:formula="of:=COM.MICROSOFT.NORM.INV(RAND();30;5)" office:value-type="float" office:value="35.319745448671" calcext:value-type="float">
            <text:p>35,3197</text:p>
          </table:table-cell>
          <table:table-cell table:number-columns-repeated="5"/>
          <table:table-cell office:value-type="float" office:value="1414" calcext:value-type="float">
            <text:p>1414</text:p>
          </table:table-cell>
          <table:table-cell table:formula="of:=40+10*RAND()" office:value-type="float" office:value="47.4393420328852" calcext:value-type="float">
            <text:p>47,4393</text:p>
          </table:table-cell>
          <table:table-cell table:number-columns-repeated="5"/>
          <table:table-cell office:value-type="float" office:value="1414" calcext:value-type="float">
            <text:p>1414</text:p>
          </table:table-cell>
          <table:table-cell table:formula="of:= ([.I1439]*[.P1439]+[.B1439]*[.P1439]+[.B1439]*[.I1439])/([.B1439]*[.I1439]*[.P1439])" office:value-type="float" office:value="0.148700438563933" calcext:value-type="float">
            <text:p>0,1487</text:p>
          </table:table-cell>
          <table:table-cell table:number-columns-repeated="10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formula="of:=9+2*RAND()" office:value-type="float" office:value="9.72475966042839" calcext:value-type="float">
            <text:p>9,7248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formula="of:=COM.MICROSOFT.NORM.INV(RAND();30;5)" office:value-type="float" office:value="21.9267709766516" calcext:value-type="float">
            <text:p>21,9268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formula="of:=40+10*RAND()" office:value-type="float" office:value="42.6057706668507" calcext:value-type="float">
            <text:p>42,6058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formula="of:= ([.I1440]*[.P1440]+[.B1440]*[.P1440]+[.B1440]*[.I1440])/([.B1440]*[.I1440]*[.P1440])" office:value-type="float" office:value="0.17190765417061" calcext:value-type="float">
            <text:p>0,1719</text:p>
          </table:table-cell>
          <table:table-cell table:number-columns-repeated="10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formula="of:=9+2*RAND()" office:value-type="float" office:value="9.1546644938644" calcext:value-type="float">
            <text:p>9,1547</text:p>
          </table:table-cell>
          <table:table-cell table:number-columns-repeated="5"/>
          <table:table-cell office:value-type="float" office:value="1416" calcext:value-type="float">
            <text:p>1416</text:p>
          </table:table-cell>
          <table:table-cell table:formula="of:=COM.MICROSOFT.NORM.INV(RAND();30;5)" office:value-type="float" office:value="20.1764606694847" calcext:value-type="float">
            <text:p>20,1765</text:p>
          </table:table-cell>
          <table:table-cell table:number-columns-repeated="5"/>
          <table:table-cell office:value-type="float" office:value="1416" calcext:value-type="float">
            <text:p>1416</text:p>
          </table:table-cell>
          <table:table-cell table:formula="of:=40+10*RAND()" office:value-type="float" office:value="49.2603871563915" calcext:value-type="float">
            <text:p>49,2604</text:p>
          </table:table-cell>
          <table:table-cell table:number-columns-repeated="5"/>
          <table:table-cell office:value-type="float" office:value="1416" calcext:value-type="float">
            <text:p>1416</text:p>
          </table:table-cell>
          <table:table-cell table:formula="of:= ([.I1441]*[.P1441]+[.B1441]*[.P1441]+[.B1441]*[.I1441])/([.B1441]*[.I1441]*[.P1441])" office:value-type="float" office:value="0.179096925772015" calcext:value-type="float">
            <text:p>0,1791</text:p>
          </table:table-cell>
          <table:table-cell table:number-columns-repeated="10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9+2*RAND()" office:value-type="float" office:value="9.51455680257641" calcext:value-type="float">
            <text:p>9,5146</text:p>
          </table:table-cell>
          <table:table-cell table:number-columns-repeated="5"/>
          <table:table-cell office:value-type="float" office:value="1417" calcext:value-type="float">
            <text:p>1417</text:p>
          </table:table-cell>
          <table:table-cell table:formula="of:=COM.MICROSOFT.NORM.INV(RAND();30;5)" office:value-type="float" office:value="27.5172876107666" calcext:value-type="float">
            <text:p>27,5173</text:p>
          </table:table-cell>
          <table:table-cell table:number-columns-repeated="5"/>
          <table:table-cell office:value-type="float" office:value="1417" calcext:value-type="float">
            <text:p>1417</text:p>
          </table:table-cell>
          <table:table-cell table:formula="of:=40+10*RAND()" office:value-type="float" office:value="48.5974107624497" calcext:value-type="float">
            <text:p>48,5974</text:p>
          </table:table-cell>
          <table:table-cell table:number-columns-repeated="5"/>
          <table:table-cell office:value-type="float" office:value="1417" calcext:value-type="float">
            <text:p>1417</text:p>
          </table:table-cell>
          <table:table-cell table:formula="of:= ([.I1442]*[.P1442]+[.B1442]*[.P1442]+[.B1442]*[.I1442])/([.B1442]*[.I1442]*[.P1442])" office:value-type="float" office:value="0.162020129499839" calcext:value-type="float">
            <text:p>0,1620</text:p>
          </table:table-cell>
          <table:table-cell table:number-columns-repeated="10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formula="of:=9+2*RAND()" office:value-type="float" office:value="9.96450459049083" calcext:value-type="float">
            <text:p>9,9645</text:p>
          </table:table-cell>
          <table:table-cell table:number-columns-repeated="5"/>
          <table:table-cell office:value-type="float" office:value="1418" calcext:value-type="float">
            <text:p>1418</text:p>
          </table:table-cell>
          <table:table-cell table:formula="of:=COM.MICROSOFT.NORM.INV(RAND();30;5)" office:value-type="float" office:value="32.8933860565812" calcext:value-type="float">
            <text:p>32,8934</text:p>
          </table:table-cell>
          <table:table-cell table:number-columns-repeated="5"/>
          <table:table-cell office:value-type="float" office:value="1418" calcext:value-type="float">
            <text:p>1418</text:p>
          </table:table-cell>
          <table:table-cell table:formula="of:=40+10*RAND()" office:value-type="float" office:value="41.3137323560659" calcext:value-type="float">
            <text:p>41,3137</text:p>
          </table:table-cell>
          <table:table-cell table:number-columns-repeated="5"/>
          <table:table-cell office:value-type="float" office:value="1418" calcext:value-type="float">
            <text:p>1418</text:p>
          </table:table-cell>
          <table:table-cell table:formula="of:= ([.I1443]*[.P1443]+[.B1443]*[.P1443]+[.B1443]*[.I1443])/([.B1443]*[.I1443]*[.P1443])" office:value-type="float" office:value="0.154962493727434" calcext:value-type="float">
            <text:p>0,1550</text:p>
          </table:table-cell>
          <table:table-cell table:number-columns-repeated="10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9+2*RAND()" office:value-type="float" office:value="10.4631797138136" calcext:value-type="float">
            <text:p>10,4632</text:p>
          </table:table-cell>
          <table:table-cell table:number-columns-repeated="5"/>
          <table:table-cell office:value-type="float" office:value="1419" calcext:value-type="float">
            <text:p>1419</text:p>
          </table:table-cell>
          <table:table-cell table:formula="of:=COM.MICROSOFT.NORM.INV(RAND();30;5)" office:value-type="float" office:value="26.111027152868" calcext:value-type="float">
            <text:p>26,1110</text:p>
          </table:table-cell>
          <table:table-cell table:number-columns-repeated="5"/>
          <table:table-cell office:value-type="float" office:value="1419" calcext:value-type="float">
            <text:p>1419</text:p>
          </table:table-cell>
          <table:table-cell table:formula="of:=40+10*RAND()" office:value-type="float" office:value="45.0933895946946" calcext:value-type="float">
            <text:p>45,0934</text:p>
          </table:table-cell>
          <table:table-cell table:number-columns-repeated="5"/>
          <table:table-cell office:value-type="float" office:value="1419" calcext:value-type="float">
            <text:p>1419</text:p>
          </table:table-cell>
          <table:table-cell table:formula="of:= ([.I1444]*[.P1444]+[.B1444]*[.P1444]+[.B1444]*[.I1444])/([.B1444]*[.I1444]*[.P1444])" office:value-type="float" office:value="0.156047436243416" calcext:value-type="float">
            <text:p>0,1560</text:p>
          </table:table-cell>
          <table:table-cell table:number-columns-repeated="10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9+2*RAND()" office:value-type="float" office:value="10.5622663826216" calcext:value-type="float">
            <text:p>10,5623</text:p>
          </table:table-cell>
          <table:table-cell table:number-columns-repeated="5"/>
          <table:table-cell office:value-type="float" office:value="1420" calcext:value-type="float">
            <text:p>1420</text:p>
          </table:table-cell>
          <table:table-cell table:formula="of:=COM.MICROSOFT.NORM.INV(RAND();30;5)" office:value-type="float" office:value="36.4225066077198" calcext:value-type="float">
            <text:p>36,4225</text:p>
          </table:table-cell>
          <table:table-cell table:number-columns-repeated="5"/>
          <table:table-cell office:value-type="float" office:value="1420" calcext:value-type="float">
            <text:p>1420</text:p>
          </table:table-cell>
          <table:table-cell table:formula="of:=40+10*RAND()" office:value-type="float" office:value="44.7255317878444" calcext:value-type="float">
            <text:p>44,7255</text:p>
          </table:table-cell>
          <table:table-cell table:number-columns-repeated="5"/>
          <table:table-cell office:value-type="float" office:value="1420" calcext:value-type="float">
            <text:p>1420</text:p>
          </table:table-cell>
          <table:table-cell table:formula="of:= ([.I1445]*[.P1445]+[.B1445]*[.P1445]+[.B1445]*[.I1445])/([.B1445]*[.I1445]*[.P1445])" office:value-type="float" office:value="0.144490795423284" calcext:value-type="float">
            <text:p>0,1445</text:p>
          </table:table-cell>
          <table:table-cell table:number-columns-repeated="10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9+2*RAND()" office:value-type="float" office:value="9.33421086217277" calcext:value-type="float">
            <text:p>9,3342</text:p>
          </table:table-cell>
          <table:table-cell table:number-columns-repeated="5"/>
          <table:table-cell office:value-type="float" office:value="1421" calcext:value-type="float">
            <text:p>1421</text:p>
          </table:table-cell>
          <table:table-cell table:formula="of:=COM.MICROSOFT.NORM.INV(RAND();30;5)" office:value-type="float" office:value="31.422512191685" calcext:value-type="float">
            <text:p>31,4225</text:p>
          </table:table-cell>
          <table:table-cell table:number-columns-repeated="5"/>
          <table:table-cell office:value-type="float" office:value="1421" calcext:value-type="float">
            <text:p>1421</text:p>
          </table:table-cell>
          <table:table-cell table:formula="of:=40+10*RAND()" office:value-type="float" office:value="44.6382390905637" calcext:value-type="float">
            <text:p>44,6382</text:p>
          </table:table-cell>
          <table:table-cell table:number-columns-repeated="5"/>
          <table:table-cell office:value-type="float" office:value="1421" calcext:value-type="float">
            <text:p>1421</text:p>
          </table:table-cell>
          <table:table-cell table:formula="of:= ([.I1446]*[.P1446]+[.B1446]*[.P1446]+[.B1446]*[.I1446])/([.B1446]*[.I1446]*[.P1446])" office:value-type="float" office:value="0.161359419163111" calcext:value-type="float">
            <text:p>0,1614</text:p>
          </table:table-cell>
          <table:table-cell table:number-columns-repeated="10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formula="of:=9+2*RAND()" office:value-type="float" office:value="10.6175262357574" calcext:value-type="float">
            <text:p>10,6175</text:p>
          </table:table-cell>
          <table:table-cell table:number-columns-repeated="5"/>
          <table:table-cell office:value-type="float" office:value="1422" calcext:value-type="float">
            <text:p>1422</text:p>
          </table:table-cell>
          <table:table-cell table:formula="of:=COM.MICROSOFT.NORM.INV(RAND();30;5)" office:value-type="float" office:value="30.4668416221551" calcext:value-type="float">
            <text:p>30,4668</text:p>
          </table:table-cell>
          <table:table-cell table:number-columns-repeated="5"/>
          <table:table-cell office:value-type="float" office:value="1422" calcext:value-type="float">
            <text:p>1422</text:p>
          </table:table-cell>
          <table:table-cell table:formula="of:=40+10*RAND()" office:value-type="float" office:value="41.2658185174223" calcext:value-type="float">
            <text:p>41,2658</text:p>
          </table:table-cell>
          <table:table-cell table:number-columns-repeated="5"/>
          <table:table-cell office:value-type="float" office:value="1422" calcext:value-type="float">
            <text:p>1422</text:p>
          </table:table-cell>
          <table:table-cell table:formula="of:= ([.I1447]*[.P1447]+[.B1447]*[.P1447]+[.B1447]*[.I1447])/([.B1447]*[.I1447]*[.P1447])" office:value-type="float" office:value="0.151239597214092" calcext:value-type="float">
            <text:p>0,1512</text:p>
          </table:table-cell>
          <table:table-cell table:number-columns-repeated="10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formula="of:=9+2*RAND()" office:value-type="float" office:value="9.29457400948741" calcext:value-type="float">
            <text:p>9,2946</text:p>
          </table:table-cell>
          <table:table-cell table:number-columns-repeated="5"/>
          <table:table-cell office:value-type="float" office:value="1423" calcext:value-type="float">
            <text:p>1423</text:p>
          </table:table-cell>
          <table:table-cell table:formula="of:=COM.MICROSOFT.NORM.INV(RAND();30;5)" office:value-type="float" office:value="28.9130210114313" calcext:value-type="float">
            <text:p>28,9130</text:p>
          </table:table-cell>
          <table:table-cell table:number-columns-repeated="5"/>
          <table:table-cell office:value-type="float" office:value="1423" calcext:value-type="float">
            <text:p>1423</text:p>
          </table:table-cell>
          <table:table-cell table:formula="of:=40+10*RAND()" office:value-type="float" office:value="42.4435837229248" calcext:value-type="float">
            <text:p>42,4436</text:p>
          </table:table-cell>
          <table:table-cell table:number-columns-repeated="5"/>
          <table:table-cell office:value-type="float" office:value="1423" calcext:value-type="float">
            <text:p>1423</text:p>
          </table:table-cell>
          <table:table-cell table:formula="of:= ([.I1448]*[.P1448]+[.B1448]*[.P1448]+[.B1448]*[.I1448])/([.B1448]*[.I1448]*[.P1448])" office:value-type="float" office:value="0.165736834057688" calcext:value-type="float">
            <text:p>0,1657</text:p>
          </table:table-cell>
          <table:table-cell table:number-columns-repeated="10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9+2*RAND()" office:value-type="float" office:value="9.50206988235004" calcext:value-type="float">
            <text:p>9,5021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formula="of:=COM.MICROSOFT.NORM.INV(RAND();30;5)" office:value-type="float" office:value="33.5823888579898" calcext:value-type="float">
            <text:p>33,5824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formula="of:=40+10*RAND()" office:value-type="float" office:value="41.8596495979" calcext:value-type="float">
            <text:p>41,8596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formula="of:= ([.I1449]*[.P1449]+[.B1449]*[.P1449]+[.B1449]*[.I1449])/([.B1449]*[.I1449]*[.P1449])" office:value-type="float" office:value="0.158907094584398" calcext:value-type="float">
            <text:p>0,1589</text:p>
          </table:table-cell>
          <table:table-cell table:number-columns-repeated="10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9+2*RAND()" office:value-type="float" office:value="10.3006515533198" calcext:value-type="float">
            <text:p>10,3007</text:p>
          </table:table-cell>
          <table:table-cell table:number-columns-repeated="5"/>
          <table:table-cell office:value-type="float" office:value="1425" calcext:value-type="float">
            <text:p>1425</text:p>
          </table:table-cell>
          <table:table-cell table:formula="of:=COM.MICROSOFT.NORM.INV(RAND();30;5)" office:value-type="float" office:value="37.3635478304943" calcext:value-type="float">
            <text:p>37,3635</text:p>
          </table:table-cell>
          <table:table-cell table:number-columns-repeated="5"/>
          <table:table-cell office:value-type="float" office:value="1425" calcext:value-type="float">
            <text:p>1425</text:p>
          </table:table-cell>
          <table:table-cell table:formula="of:=40+10*RAND()" office:value-type="float" office:value="44.9441087746527" calcext:value-type="float">
            <text:p>44,9441</text:p>
          </table:table-cell>
          <table:table-cell table:number-columns-repeated="5"/>
          <table:table-cell office:value-type="float" office:value="1425" calcext:value-type="float">
            <text:p>1425</text:p>
          </table:table-cell>
          <table:table-cell table:formula="of:= ([.I1450]*[.P1450]+[.B1450]*[.P1450]+[.B1450]*[.I1450])/([.B1450]*[.I1450]*[.P1450])" office:value-type="float" office:value="0.146095148350047" calcext:value-type="float">
            <text:p>0,1461</text:p>
          </table:table-cell>
          <table:table-cell table:number-columns-repeated="10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formula="of:=9+2*RAND()" office:value-type="float" office:value="10.6913115109783" calcext:value-type="float">
            <text:p>10,6913</text:p>
          </table:table-cell>
          <table:table-cell table:number-columns-repeated="5"/>
          <table:table-cell office:value-type="float" office:value="1426" calcext:value-type="float">
            <text:p>1426</text:p>
          </table:table-cell>
          <table:table-cell table:formula="of:=COM.MICROSOFT.NORM.INV(RAND();30;5)" office:value-type="float" office:value="21.4556430720947" calcext:value-type="float">
            <text:p>21,4556</text:p>
          </table:table-cell>
          <table:table-cell table:number-columns-repeated="5"/>
          <table:table-cell office:value-type="float" office:value="1426" calcext:value-type="float">
            <text:p>1426</text:p>
          </table:table-cell>
          <table:table-cell table:formula="of:=40+10*RAND()" office:value-type="float" office:value="43.0114838283043" calcext:value-type="float">
            <text:p>43,0115</text:p>
          </table:table-cell>
          <table:table-cell table:number-columns-repeated="5"/>
          <table:table-cell office:value-type="float" office:value="1426" calcext:value-type="float">
            <text:p>1426</text:p>
          </table:table-cell>
          <table:table-cell table:formula="of:= ([.I1451]*[.P1451]+[.B1451]*[.P1451]+[.B1451]*[.I1451])/([.B1451]*[.I1451]*[.P1451])" office:value-type="float" office:value="0.163391284036025" calcext:value-type="float">
            <text:p>0,1634</text:p>
          </table:table-cell>
          <table:table-cell table:number-columns-repeated="10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formula="of:=9+2*RAND()" office:value-type="float" office:value="9.28637590142898" calcext:value-type="float">
            <text:p>9,2864</text:p>
          </table:table-cell>
          <table:table-cell table:number-columns-repeated="5"/>
          <table:table-cell office:value-type="float" office:value="1427" calcext:value-type="float">
            <text:p>1427</text:p>
          </table:table-cell>
          <table:table-cell table:formula="of:=COM.MICROSOFT.NORM.INV(RAND();30;5)" office:value-type="float" office:value="30.4579479299848" calcext:value-type="float">
            <text:p>30,4579</text:p>
          </table:table-cell>
          <table:table-cell table:number-columns-repeated="5"/>
          <table:table-cell office:value-type="float" office:value="1427" calcext:value-type="float">
            <text:p>1427</text:p>
          </table:table-cell>
          <table:table-cell table:formula="of:=40+10*RAND()" office:value-type="float" office:value="41.1799231648911" calcext:value-type="float">
            <text:p>41,1799</text:p>
          </table:table-cell>
          <table:table-cell table:number-columns-repeated="5"/>
          <table:table-cell office:value-type="float" office:value="1427" calcext:value-type="float">
            <text:p>1427</text:p>
          </table:table-cell>
          <table:table-cell table:formula="of:= ([.I1452]*[.P1452]+[.B1452]*[.P1452]+[.B1452]*[.I1452])/([.B1452]*[.I1452]*[.P1452])" office:value-type="float" office:value="0.164800465989958" calcext:value-type="float">
            <text:p>0,1648</text:p>
          </table:table-cell>
          <table:table-cell table:number-columns-repeated="10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formula="of:=9+2*RAND()" office:value-type="float" office:value="10.2450839162339" calcext:value-type="float">
            <text:p>10,2451</text:p>
          </table:table-cell>
          <table:table-cell table:number-columns-repeated="5"/>
          <table:table-cell office:value-type="float" office:value="1428" calcext:value-type="float">
            <text:p>1428</text:p>
          </table:table-cell>
          <table:table-cell table:formula="of:=COM.MICROSOFT.NORM.INV(RAND();30;5)" office:value-type="float" office:value="29.7500577066313" calcext:value-type="float">
            <text:p>29,7501</text:p>
          </table:table-cell>
          <table:table-cell table:number-columns-repeated="5"/>
          <table:table-cell office:value-type="float" office:value="1428" calcext:value-type="float">
            <text:p>1428</text:p>
          </table:table-cell>
          <table:table-cell table:formula="of:=40+10*RAND()" office:value-type="float" office:value="49.9410641996656" calcext:value-type="float">
            <text:p>49,9411</text:p>
          </table:table-cell>
          <table:table-cell table:number-columns-repeated="5"/>
          <table:table-cell office:value-type="float" office:value="1428" calcext:value-type="float">
            <text:p>1428</text:p>
          </table:table-cell>
          <table:table-cell table:formula="of:= ([.I1453]*[.P1453]+[.B1453]*[.P1453]+[.B1453]*[.I1453])/([.B1453]*[.I1453]*[.P1453])" office:value-type="float" office:value="0.151244772373822" calcext:value-type="float">
            <text:p>0,1512</text:p>
          </table:table-cell>
          <table:table-cell table:number-columns-repeated="10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formula="of:=9+2*RAND()" office:value-type="float" office:value="9.16406116611324" calcext:value-type="float">
            <text:p>9,1641</text:p>
          </table:table-cell>
          <table:table-cell table:number-columns-repeated="5"/>
          <table:table-cell office:value-type="float" office:value="1429" calcext:value-type="float">
            <text:p>1429</text:p>
          </table:table-cell>
          <table:table-cell table:formula="of:=COM.MICROSOFT.NORM.INV(RAND();30;5)" office:value-type="float" office:value="35.2819386365055" calcext:value-type="float">
            <text:p>35,2819</text:p>
          </table:table-cell>
          <table:table-cell table:number-columns-repeated="5"/>
          <table:table-cell office:value-type="float" office:value="1429" calcext:value-type="float">
            <text:p>1429</text:p>
          </table:table-cell>
          <table:table-cell table:formula="of:=40+10*RAND()" office:value-type="float" office:value="44.6689426817466" calcext:value-type="float">
            <text:p>44,6689</text:p>
          </table:table-cell>
          <table:table-cell table:number-columns-repeated="5"/>
          <table:table-cell office:value-type="float" office:value="1429" calcext:value-type="float">
            <text:p>1429</text:p>
          </table:table-cell>
          <table:table-cell table:formula="of:= ([.I1454]*[.P1454]+[.B1454]*[.P1454]+[.B1454]*[.I1454])/([.B1454]*[.I1454]*[.P1454])" office:value-type="float" office:value="0.159851958227573" calcext:value-type="float">
            <text:p>0,1599</text:p>
          </table:table-cell>
          <table:table-cell table:number-columns-repeated="10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9+2*RAND()" office:value-type="float" office:value="10.9176227089483" calcext:value-type="float">
            <text:p>10,9176</text:p>
          </table:table-cell>
          <table:table-cell table:number-columns-repeated="5"/>
          <table:table-cell office:value-type="float" office:value="1430" calcext:value-type="float">
            <text:p>1430</text:p>
          </table:table-cell>
          <table:table-cell table:formula="of:=COM.MICROSOFT.NORM.INV(RAND();30;5)" office:value-type="float" office:value="28.1793698331211" calcext:value-type="float">
            <text:p>28,1794</text:p>
          </table:table-cell>
          <table:table-cell table:number-columns-repeated="5"/>
          <table:table-cell office:value-type="float" office:value="1430" calcext:value-type="float">
            <text:p>1430</text:p>
          </table:table-cell>
          <table:table-cell table:formula="of:=40+10*RAND()" office:value-type="float" office:value="40.7017939828802" calcext:value-type="float">
            <text:p>40,7018</text:p>
          </table:table-cell>
          <table:table-cell table:number-columns-repeated="5"/>
          <table:table-cell office:value-type="float" office:value="1430" calcext:value-type="float">
            <text:p>1430</text:p>
          </table:table-cell>
          <table:table-cell table:formula="of:= ([.I1455]*[.P1455]+[.B1455]*[.P1455]+[.B1455]*[.I1455])/([.B1455]*[.I1455]*[.P1455])" office:value-type="float" office:value="0.151650927451807" calcext:value-type="float">
            <text:p>0,1517</text:p>
          </table:table-cell>
          <table:table-cell table:number-columns-repeated="10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formula="of:=9+2*RAND()" office:value-type="float" office:value="10.8371348048095" calcext:value-type="float">
            <text:p>10,8371</text:p>
          </table:table-cell>
          <table:table-cell table:number-columns-repeated="5"/>
          <table:table-cell office:value-type="float" office:value="1431" calcext:value-type="float">
            <text:p>1431</text:p>
          </table:table-cell>
          <table:table-cell table:formula="of:=COM.MICROSOFT.NORM.INV(RAND();30;5)" office:value-type="float" office:value="34.8394078763063" calcext:value-type="float">
            <text:p>34,8394</text:p>
          </table:table-cell>
          <table:table-cell table:number-columns-repeated="5"/>
          <table:table-cell office:value-type="float" office:value="1431" calcext:value-type="float">
            <text:p>1431</text:p>
          </table:table-cell>
          <table:table-cell table:formula="of:=40+10*RAND()" office:value-type="float" office:value="41.7949969565962" calcext:value-type="float">
            <text:p>41,7950</text:p>
          </table:table-cell>
          <table:table-cell table:number-columns-repeated="5"/>
          <table:table-cell office:value-type="float" office:value="1431" calcext:value-type="float">
            <text:p>1431</text:p>
          </table:table-cell>
          <table:table-cell table:formula="of:= ([.I1456]*[.P1456]+[.B1456]*[.P1456]+[.B1456]*[.I1456])/([.B1456]*[.I1456]*[.P1456])" office:value-type="float" office:value="0.144904749617827" calcext:value-type="float">
            <text:p>0,1449</text:p>
          </table:table-cell>
          <table:table-cell table:number-columns-repeated="10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9+2*RAND()" office:value-type="float" office:value="9.99252254213207" calcext:value-type="float">
            <text:p>9,9925</text:p>
          </table:table-cell>
          <table:table-cell table:number-columns-repeated="5"/>
          <table:table-cell office:value-type="float" office:value="1432" calcext:value-type="float">
            <text:p>1432</text:p>
          </table:table-cell>
          <table:table-cell table:formula="of:=COM.MICROSOFT.NORM.INV(RAND();30;5)" office:value-type="float" office:value="26.9404859845113" calcext:value-type="float">
            <text:p>26,9405</text:p>
          </table:table-cell>
          <table:table-cell table:number-columns-repeated="5"/>
          <table:table-cell office:value-type="float" office:value="1432" calcext:value-type="float">
            <text:p>1432</text:p>
          </table:table-cell>
          <table:table-cell table:formula="of:=40+10*RAND()" office:value-type="float" office:value="46.4767925266642" calcext:value-type="float">
            <text:p>46,4768</text:p>
          </table:table-cell>
          <table:table-cell table:number-columns-repeated="5"/>
          <table:table-cell office:value-type="float" office:value="1432" calcext:value-type="float">
            <text:p>1432</text:p>
          </table:table-cell>
          <table:table-cell table:formula="of:= ([.I1457]*[.P1457]+[.B1457]*[.P1457]+[.B1457]*[.I1457])/([.B1457]*[.I1457]*[.P1457])" office:value-type="float" office:value="0.158709800520706" calcext:value-type="float">
            <text:p>0,1587</text:p>
          </table:table-cell>
          <table:table-cell table:number-columns-repeated="10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formula="of:=9+2*RAND()" office:value-type="float" office:value="9.88335516606458" calcext:value-type="float">
            <text:p>9,8834</text:p>
          </table:table-cell>
          <table:table-cell table:number-columns-repeated="5"/>
          <table:table-cell office:value-type="float" office:value="1433" calcext:value-type="float">
            <text:p>1433</text:p>
          </table:table-cell>
          <table:table-cell table:formula="of:=COM.MICROSOFT.NORM.INV(RAND();30;5)" office:value-type="float" office:value="30.9126339207777" calcext:value-type="float">
            <text:p>30,9126</text:p>
          </table:table-cell>
          <table:table-cell table:number-columns-repeated="5"/>
          <table:table-cell office:value-type="float" office:value="1433" calcext:value-type="float">
            <text:p>1433</text:p>
          </table:table-cell>
          <table:table-cell table:formula="of:=40+10*RAND()" office:value-type="float" office:value="44.0849716647062" calcext:value-type="float">
            <text:p>44,0850</text:p>
          </table:table-cell>
          <table:table-cell table:number-columns-repeated="5"/>
          <table:table-cell office:value-type="float" office:value="1433" calcext:value-type="float">
            <text:p>1433</text:p>
          </table:table-cell>
          <table:table-cell table:formula="of:= ([.I1458]*[.P1458]+[.B1458]*[.P1458]+[.B1458]*[.I1458])/([.B1458]*[.I1458]*[.P1458])" office:value-type="float" office:value="0.156212915023793" calcext:value-type="float">
            <text:p>0,1562</text:p>
          </table:table-cell>
          <table:table-cell table:number-columns-repeated="10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9+2*RAND()" office:value-type="float" office:value="9.64490152825601" calcext:value-type="float">
            <text:p>9,6449</text:p>
          </table:table-cell>
          <table:table-cell table:number-columns-repeated="5"/>
          <table:table-cell office:value-type="float" office:value="1434" calcext:value-type="float">
            <text:p>1434</text:p>
          </table:table-cell>
          <table:table-cell table:formula="of:=COM.MICROSOFT.NORM.INV(RAND();30;5)" office:value-type="float" office:value="32.5156495147603" calcext:value-type="float">
            <text:p>32,5156</text:p>
          </table:table-cell>
          <table:table-cell table:number-columns-repeated="5"/>
          <table:table-cell office:value-type="float" office:value="1434" calcext:value-type="float">
            <text:p>1434</text:p>
          </table:table-cell>
          <table:table-cell table:formula="of:=40+10*RAND()" office:value-type="float" office:value="45.0934942241292" calcext:value-type="float">
            <text:p>45,0935</text:p>
          </table:table-cell>
          <table:table-cell table:number-columns-repeated="5"/>
          <table:table-cell office:value-type="float" office:value="1434" calcext:value-type="float">
            <text:p>1434</text:p>
          </table:table-cell>
          <table:table-cell table:formula="of:= ([.I1459]*[.P1459]+[.B1459]*[.P1459]+[.B1459]*[.I1459])/([.B1459]*[.I1459]*[.P1459])" office:value-type="float" office:value="0.156612291859404" calcext:value-type="float">
            <text:p>0,1566</text:p>
          </table:table-cell>
          <table:table-cell table:number-columns-repeated="10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formula="of:=9+2*RAND()" office:value-type="float" office:value="9.38394375448115" calcext:value-type="float">
            <text:p>9,3839</text:p>
          </table:table-cell>
          <table:table-cell table:number-columns-repeated="5"/>
          <table:table-cell office:value-type="float" office:value="1435" calcext:value-type="float">
            <text:p>1435</text:p>
          </table:table-cell>
          <table:table-cell table:formula="of:=COM.MICROSOFT.NORM.INV(RAND();30;5)" office:value-type="float" office:value="32.2552611146979" calcext:value-type="float">
            <text:p>32,2553</text:p>
          </table:table-cell>
          <table:table-cell table:number-columns-repeated="5"/>
          <table:table-cell office:value-type="float" office:value="1435" calcext:value-type="float">
            <text:p>1435</text:p>
          </table:table-cell>
          <table:table-cell table:formula="of:=40+10*RAND()" office:value-type="float" office:value="45.4466986388434" calcext:value-type="float">
            <text:p>45,4467</text:p>
          </table:table-cell>
          <table:table-cell table:number-columns-repeated="5"/>
          <table:table-cell office:value-type="float" office:value="1435" calcext:value-type="float">
            <text:p>1435</text:p>
          </table:table-cell>
          <table:table-cell table:formula="of:= ([.I1460]*[.P1460]+[.B1460]*[.P1460]+[.B1460]*[.I1460])/([.B1460]*[.I1460]*[.P1460])" office:value-type="float" office:value="0.159571496419755" calcext:value-type="float">
            <text:p>0,1596</text:p>
          </table:table-cell>
          <table:table-cell table:number-columns-repeated="10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formula="of:=9+2*RAND()" office:value-type="float" office:value="9.0812208855059" calcext:value-type="float">
            <text:p>9,0812</text:p>
          </table:table-cell>
          <table:table-cell table:number-columns-repeated="5"/>
          <table:table-cell office:value-type="float" office:value="1436" calcext:value-type="float">
            <text:p>1436</text:p>
          </table:table-cell>
          <table:table-cell table:formula="of:=COM.MICROSOFT.NORM.INV(RAND();30;5)" office:value-type="float" office:value="30.4974783282103" calcext:value-type="float">
            <text:p>30,4975</text:p>
          </table:table-cell>
          <table:table-cell table:number-columns-repeated="5"/>
          <table:table-cell office:value-type="float" office:value="1436" calcext:value-type="float">
            <text:p>1436</text:p>
          </table:table-cell>
          <table:table-cell table:formula="of:=40+10*RAND()" office:value-type="float" office:value="40.8072958549019" calcext:value-type="float">
            <text:p>40,8073</text:p>
          </table:table-cell>
          <table:table-cell table:number-columns-repeated="5"/>
          <table:table-cell office:value-type="float" office:value="1436" calcext:value-type="float">
            <text:p>1436</text:p>
          </table:table-cell>
          <table:table-cell table:formula="of:= ([.I1461]*[.P1461]+[.B1461]*[.P1461]+[.B1461]*[.I1461])/([.B1461]*[.I1461]*[.P1461])" office:value-type="float" office:value="0.167412370427157" calcext:value-type="float">
            <text:p>0,1674</text:p>
          </table:table-cell>
          <table:table-cell table:number-columns-repeated="10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formula="of:=9+2*RAND()" office:value-type="float" office:value="10.5646296732593" calcext:value-type="float">
            <text:p>10,5646</text:p>
          </table:table-cell>
          <table:table-cell table:number-columns-repeated="5"/>
          <table:table-cell office:value-type="float" office:value="1437" calcext:value-type="float">
            <text:p>1437</text:p>
          </table:table-cell>
          <table:table-cell table:formula="of:=COM.MICROSOFT.NORM.INV(RAND();30;5)" office:value-type="float" office:value="30.9573264662616" calcext:value-type="float">
            <text:p>30,9573</text:p>
          </table:table-cell>
          <table:table-cell table:number-columns-repeated="5"/>
          <table:table-cell office:value-type="float" office:value="1437" calcext:value-type="float">
            <text:p>1437</text:p>
          </table:table-cell>
          <table:table-cell table:formula="of:=40+10*RAND()" office:value-type="float" office:value="40.3544864442665" calcext:value-type="float">
            <text:p>40,3545</text:p>
          </table:table-cell>
          <table:table-cell table:number-columns-repeated="5"/>
          <table:table-cell office:value-type="float" office:value="1437" calcext:value-type="float">
            <text:p>1437</text:p>
          </table:table-cell>
          <table:table-cell table:formula="of:= ([.I1462]*[.P1462]+[.B1462]*[.P1462]+[.B1462]*[.I1462])/([.B1462]*[.I1462]*[.P1462])" office:value-type="float" office:value="0.151738394462835" calcext:value-type="float">
            <text:p>0,1517</text:p>
          </table:table-cell>
          <table:table-cell table:number-columns-repeated="10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9+2*RAND()" office:value-type="float" office:value="9.579283016501" calcext:value-type="float">
            <text:p>9,5793</text:p>
          </table:table-cell>
          <table:table-cell table:number-columns-repeated="5"/>
          <table:table-cell office:value-type="float" office:value="1438" calcext:value-type="float">
            <text:p>1438</text:p>
          </table:table-cell>
          <table:table-cell table:formula="of:=COM.MICROSOFT.NORM.INV(RAND();30;5)" office:value-type="float" office:value="29.8294285273984" calcext:value-type="float">
            <text:p>29,8294</text:p>
          </table:table-cell>
          <table:table-cell table:number-columns-repeated="5"/>
          <table:table-cell office:value-type="float" office:value="1438" calcext:value-type="float">
            <text:p>1438</text:p>
          </table:table-cell>
          <table:table-cell table:formula="of:=40+10*RAND()" office:value-type="float" office:value="41.0098755767103" calcext:value-type="float">
            <text:p>41,0099</text:p>
          </table:table-cell>
          <table:table-cell table:number-columns-repeated="5"/>
          <table:table-cell office:value-type="float" office:value="1438" calcext:value-type="float">
            <text:p>1438</text:p>
          </table:table-cell>
          <table:table-cell table:formula="of:= ([.I1463]*[.P1463]+[.B1463]*[.P1463]+[.B1463]*[.I1463])/([.B1463]*[.I1463]*[.P1463])" office:value-type="float" office:value="0.162300257909583" calcext:value-type="float">
            <text:p>0,1623</text:p>
          </table:table-cell>
          <table:table-cell table:number-columns-repeated="10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9+2*RAND()" office:value-type="float" office:value="9.48985265544616" calcext:value-type="float">
            <text:p>9,4899</text:p>
          </table:table-cell>
          <table:table-cell table:number-columns-repeated="5"/>
          <table:table-cell office:value-type="float" office:value="1439" calcext:value-type="float">
            <text:p>1439</text:p>
          </table:table-cell>
          <table:table-cell table:formula="of:=COM.MICROSOFT.NORM.INV(RAND();30;5)" office:value-type="float" office:value="23.5725043259682" calcext:value-type="float">
            <text:p>23,5725</text:p>
          </table:table-cell>
          <table:table-cell table:number-columns-repeated="5"/>
          <table:table-cell office:value-type="float" office:value="1439" calcext:value-type="float">
            <text:p>1439</text:p>
          </table:table-cell>
          <table:table-cell table:formula="of:=40+10*RAND()" office:value-type="float" office:value="47.1903378993738" calcext:value-type="float">
            <text:p>47,1903</text:p>
          </table:table-cell>
          <table:table-cell table:number-columns-repeated="5"/>
          <table:table-cell office:value-type="float" office:value="1439" calcext:value-type="float">
            <text:p>1439</text:p>
          </table:table-cell>
          <table:table-cell table:formula="of:= ([.I1464]*[.P1464]+[.B1464]*[.P1464]+[.B1464]*[.I1464])/([.B1464]*[.I1464]*[.P1464])" office:value-type="float" office:value="0.168988798970741" calcext:value-type="float">
            <text:p>0,1690</text:p>
          </table:table-cell>
          <table:table-cell table:number-columns-repeated="10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9+2*RAND()" office:value-type="float" office:value="9.66537775122561" calcext:value-type="float">
            <text:p>9,6654</text:p>
          </table:table-cell>
          <table:table-cell table:number-columns-repeated="5"/>
          <table:table-cell office:value-type="float" office:value="1440" calcext:value-type="float">
            <text:p>1440</text:p>
          </table:table-cell>
          <table:table-cell table:formula="of:=COM.MICROSOFT.NORM.INV(RAND();30;5)" office:value-type="float" office:value="43.4624584791554" calcext:value-type="float">
            <text:p>43,4625</text:p>
          </table:table-cell>
          <table:table-cell table:number-columns-repeated="5"/>
          <table:table-cell office:value-type="float" office:value="1440" calcext:value-type="float">
            <text:p>1440</text:p>
          </table:table-cell>
          <table:table-cell table:formula="of:=40+10*RAND()" office:value-type="float" office:value="41.8841274653096" calcext:value-type="float">
            <text:p>41,8841</text:p>
          </table:table-cell>
          <table:table-cell table:number-columns-repeated="5"/>
          <table:table-cell office:value-type="float" office:value="1440" calcext:value-type="float">
            <text:p>1440</text:p>
          </table:table-cell>
          <table:table-cell table:formula="of:= ([.I1465]*[.P1465]+[.B1465]*[.P1465]+[.B1465]*[.I1465])/([.B1465]*[.I1465]*[.P1465])" office:value-type="float" office:value="0.150345826504736" calcext:value-type="float">
            <text:p>0,1503</text:p>
          </table:table-cell>
          <table:table-cell table:number-columns-repeated="10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formula="of:=9+2*RAND()" office:value-type="float" office:value="10.0265959652606" calcext:value-type="float">
            <text:p>10,0266</text:p>
          </table:table-cell>
          <table:table-cell table:number-columns-repeated="5"/>
          <table:table-cell office:value-type="float" office:value="1441" calcext:value-type="float">
            <text:p>1441</text:p>
          </table:table-cell>
          <table:table-cell table:formula="of:=COM.MICROSOFT.NORM.INV(RAND();30;5)" office:value-type="float" office:value="35.4833621510636" calcext:value-type="float">
            <text:p>35,4834</text:p>
          </table:table-cell>
          <table:table-cell table:number-columns-repeated="5"/>
          <table:table-cell office:value-type="float" office:value="1441" calcext:value-type="float">
            <text:p>1441</text:p>
          </table:table-cell>
          <table:table-cell table:formula="of:=40+10*RAND()" office:value-type="float" office:value="43.2481477141846" calcext:value-type="float">
            <text:p>43,2481</text:p>
          </table:table-cell>
          <table:table-cell table:number-columns-repeated="5"/>
          <table:table-cell office:value-type="float" office:value="1441" calcext:value-type="float">
            <text:p>1441</text:p>
          </table:table-cell>
          <table:table-cell table:formula="of:= ([.I1466]*[.P1466]+[.B1466]*[.P1466]+[.B1466]*[.I1466])/([.B1466]*[.I1466]*[.P1466])" office:value-type="float" office:value="0.151039345668845" calcext:value-type="float">
            <text:p>0,1510</text:p>
          </table:table-cell>
          <table:table-cell table:number-columns-repeated="10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9+2*RAND()" office:value-type="float" office:value="9.36769870319404" calcext:value-type="float">
            <text:p>9,3677</text:p>
          </table:table-cell>
          <table:table-cell table:number-columns-repeated="5"/>
          <table:table-cell office:value-type="float" office:value="1442" calcext:value-type="float">
            <text:p>1442</text:p>
          </table:table-cell>
          <table:table-cell table:formula="of:=COM.MICROSOFT.NORM.INV(RAND();30;5)" office:value-type="float" office:value="36.7962923208727" calcext:value-type="float">
            <text:p>36,7963</text:p>
          </table:table-cell>
          <table:table-cell table:number-columns-repeated="5"/>
          <table:table-cell office:value-type="float" office:value="1442" calcext:value-type="float">
            <text:p>1442</text:p>
          </table:table-cell>
          <table:table-cell table:formula="of:=40+10*RAND()" office:value-type="float" office:value="47.7845526591409" calcext:value-type="float">
            <text:p>47,7846</text:p>
          </table:table-cell>
          <table:table-cell table:number-columns-repeated="5"/>
          <table:table-cell office:value-type="float" office:value="1442" calcext:value-type="float">
            <text:p>1442</text:p>
          </table:table-cell>
          <table:table-cell table:formula="of:= ([.I1467]*[.P1467]+[.B1467]*[.P1467]+[.B1467]*[.I1467])/([.B1467]*[.I1467]*[.P1467])" office:value-type="float" office:value="0.154853720171709" calcext:value-type="float">
            <text:p>0,1549</text:p>
          </table:table-cell>
          <table:table-cell table:number-columns-repeated="10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formula="of:=9+2*RAND()" office:value-type="float" office:value="10.2674526672345" calcext:value-type="float">
            <text:p>10,2675</text:p>
          </table:table-cell>
          <table:table-cell table:number-columns-repeated="5"/>
          <table:table-cell office:value-type="float" office:value="1443" calcext:value-type="float">
            <text:p>1443</text:p>
          </table:table-cell>
          <table:table-cell table:formula="of:=COM.MICROSOFT.NORM.INV(RAND();30;5)" office:value-type="float" office:value="24.7191992849236" calcext:value-type="float">
            <text:p>24,7192</text:p>
          </table:table-cell>
          <table:table-cell table:number-columns-repeated="5"/>
          <table:table-cell office:value-type="float" office:value="1443" calcext:value-type="float">
            <text:p>1443</text:p>
          </table:table-cell>
          <table:table-cell table:formula="of:=40+10*RAND()" office:value-type="float" office:value="44.2456719244365" calcext:value-type="float">
            <text:p>44,2457</text:p>
          </table:table-cell>
          <table:table-cell table:number-columns-repeated="5"/>
          <table:table-cell office:value-type="float" office:value="1443" calcext:value-type="float">
            <text:p>1443</text:p>
          </table:table-cell>
          <table:table-cell table:formula="of:= ([.I1468]*[.P1468]+[.B1468]*[.P1468]+[.B1468]*[.I1468])/([.B1468]*[.I1468]*[.P1468])" office:value-type="float" office:value="0.160450606443823" calcext:value-type="float">
            <text:p>0,1605</text:p>
          </table:table-cell>
          <table:table-cell table:number-columns-repeated="10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9+2*RAND()" office:value-type="float" office:value="10.8007660016883" calcext:value-type="float">
            <text:p>10,8008</text:p>
          </table:table-cell>
          <table:table-cell table:number-columns-repeated="5"/>
          <table:table-cell office:value-type="float" office:value="1444" calcext:value-type="float">
            <text:p>1444</text:p>
          </table:table-cell>
          <table:table-cell table:formula="of:=COM.MICROSOFT.NORM.INV(RAND();30;5)" office:value-type="float" office:value="28.4640265097269" calcext:value-type="float">
            <text:p>28,4640</text:p>
          </table:table-cell>
          <table:table-cell table:number-columns-repeated="5"/>
          <table:table-cell office:value-type="float" office:value="1444" calcext:value-type="float">
            <text:p>1444</text:p>
          </table:table-cell>
          <table:table-cell table:formula="of:=40+10*RAND()" office:value-type="float" office:value="47.4235582712572" calcext:value-type="float">
            <text:p>47,4236</text:p>
          </table:table-cell>
          <table:table-cell table:number-columns-repeated="5"/>
          <table:table-cell office:value-type="float" office:value="1444" calcext:value-type="float">
            <text:p>1444</text:p>
          </table:table-cell>
          <table:table-cell table:formula="of:= ([.I1469]*[.P1469]+[.B1469]*[.P1469]+[.B1469]*[.I1469])/([.B1469]*[.I1469]*[.P1469])" office:value-type="float" office:value="0.148804655972527" calcext:value-type="float">
            <text:p>0,1488</text:p>
          </table:table-cell>
          <table:table-cell table:number-columns-repeated="10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formula="of:=9+2*RAND()" office:value-type="float" office:value="10.9097834227141" calcext:value-type="float">
            <text:p>10,9098</text:p>
          </table:table-cell>
          <table:table-cell table:number-columns-repeated="5"/>
          <table:table-cell office:value-type="float" office:value="1445" calcext:value-type="float">
            <text:p>1445</text:p>
          </table:table-cell>
          <table:table-cell table:formula="of:=COM.MICROSOFT.NORM.INV(RAND();30;5)" office:value-type="float" office:value="28.5777870814624" calcext:value-type="float">
            <text:p>28,5778</text:p>
          </table:table-cell>
          <table:table-cell table:number-columns-repeated="5"/>
          <table:table-cell office:value-type="float" office:value="1445" calcext:value-type="float">
            <text:p>1445</text:p>
          </table:table-cell>
          <table:table-cell table:formula="of:=40+10*RAND()" office:value-type="float" office:value="48.4702697664034" calcext:value-type="float">
            <text:p>48,4703</text:p>
          </table:table-cell>
          <table:table-cell table:number-columns-repeated="5"/>
          <table:table-cell office:value-type="float" office:value="1445" calcext:value-type="float">
            <text:p>1445</text:p>
          </table:table-cell>
          <table:table-cell table:formula="of:= ([.I1470]*[.P1470]+[.B1470]*[.P1470]+[.B1470]*[.I1470])/([.B1470]*[.I1470]*[.P1470])" office:value-type="float" office:value="0.147284264071703" calcext:value-type="float">
            <text:p>0,1473</text:p>
          </table:table-cell>
          <table:table-cell table:number-columns-repeated="10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9+2*RAND()" office:value-type="float" office:value="10.1821886624675" calcext:value-type="float">
            <text:p>10,1822</text:p>
          </table:table-cell>
          <table:table-cell table:number-columns-repeated="5"/>
          <table:table-cell office:value-type="float" office:value="1446" calcext:value-type="float">
            <text:p>1446</text:p>
          </table:table-cell>
          <table:table-cell table:formula="of:=COM.MICROSOFT.NORM.INV(RAND();30;5)" office:value-type="float" office:value="28.4632966364696" calcext:value-type="float">
            <text:p>28,4633</text:p>
          </table:table-cell>
          <table:table-cell table:number-columns-repeated="5"/>
          <table:table-cell office:value-type="float" office:value="1446" calcext:value-type="float">
            <text:p>1446</text:p>
          </table:table-cell>
          <table:table-cell table:formula="of:=40+10*RAND()" office:value-type="float" office:value="49.3083205923904" calcext:value-type="float">
            <text:p>49,3083</text:p>
          </table:table-cell>
          <table:table-cell table:number-columns-repeated="5"/>
          <table:table-cell office:value-type="float" office:value="1446" calcext:value-type="float">
            <text:p>1446</text:p>
          </table:table-cell>
          <table:table-cell table:formula="of:= ([.I1471]*[.P1471]+[.B1471]*[.P1471]+[.B1471]*[.I1471])/([.B1471]*[.I1471]*[.P1471])" office:value-type="float" office:value="0.153624229827523" calcext:value-type="float">
            <text:p>0,1536</text:p>
          </table:table-cell>
          <table:table-cell table:number-columns-repeated="10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9+2*RAND()" office:value-type="float" office:value="9.43271964159794" calcext:value-type="float">
            <text:p>9,4327</text:p>
          </table:table-cell>
          <table:table-cell table:number-columns-repeated="5"/>
          <table:table-cell office:value-type="float" office:value="1447" calcext:value-type="float">
            <text:p>1447</text:p>
          </table:table-cell>
          <table:table-cell table:formula="of:=COM.MICROSOFT.NORM.INV(RAND();30;5)" office:value-type="float" office:value="27.4915953312297" calcext:value-type="float">
            <text:p>27,4916</text:p>
          </table:table-cell>
          <table:table-cell table:number-columns-repeated="5"/>
          <table:table-cell office:value-type="float" office:value="1447" calcext:value-type="float">
            <text:p>1447</text:p>
          </table:table-cell>
          <table:table-cell table:formula="of:=40+10*RAND()" office:value-type="float" office:value="48.168868230423" calcext:value-type="float">
            <text:p>48,1689</text:p>
          </table:table-cell>
          <table:table-cell table:number-columns-repeated="5"/>
          <table:table-cell office:value-type="float" office:value="1447" calcext:value-type="float">
            <text:p>1447</text:p>
          </table:table-cell>
          <table:table-cell table:formula="of:= ([.I1472]*[.P1472]+[.B1472]*[.P1472]+[.B1472]*[.I1472])/([.B1472]*[.I1472]*[.P1472])" office:value-type="float" office:value="0.163149014098749" calcext:value-type="float">
            <text:p>0,1631</text:p>
          </table:table-cell>
          <table:table-cell table:number-columns-repeated="10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9+2*RAND()" office:value-type="float" office:value="9.43003744422458" calcext:value-type="float">
            <text:p>9,4300</text:p>
          </table:table-cell>
          <table:table-cell table:number-columns-repeated="5"/>
          <table:table-cell office:value-type="float" office:value="1448" calcext:value-type="float">
            <text:p>1448</text:p>
          </table:table-cell>
          <table:table-cell table:formula="of:=COM.MICROSOFT.NORM.INV(RAND();30;5)" office:value-type="float" office:value="26.9158540077542" calcext:value-type="float">
            <text:p>26,9159</text:p>
          </table:table-cell>
          <table:table-cell table:number-columns-repeated="5"/>
          <table:table-cell office:value-type="float" office:value="1448" calcext:value-type="float">
            <text:p>1448</text:p>
          </table:table-cell>
          <table:table-cell table:formula="of:=40+10*RAND()" office:value-type="float" office:value="42.5971831998322" calcext:value-type="float">
            <text:p>42,5972</text:p>
          </table:table-cell>
          <table:table-cell table:number-columns-repeated="5"/>
          <table:table-cell office:value-type="float" office:value="1448" calcext:value-type="float">
            <text:p>1448</text:p>
          </table:table-cell>
          <table:table-cell table:formula="of:= ([.I1473]*[.P1473]+[.B1473]*[.P1473]+[.B1473]*[.I1473])/([.B1473]*[.I1473]*[.P1473])" office:value-type="float" office:value="0.166672672790557" calcext:value-type="float">
            <text:p>0,1667</text:p>
          </table:table-cell>
          <table:table-cell table:number-columns-repeated="10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formula="of:=9+2*RAND()" office:value-type="float" office:value="10.6981441632379" calcext:value-type="float">
            <text:p>10,6981</text:p>
          </table:table-cell>
          <table:table-cell table:number-columns-repeated="5"/>
          <table:table-cell office:value-type="float" office:value="1449" calcext:value-type="float">
            <text:p>1449</text:p>
          </table:table-cell>
          <table:table-cell table:formula="of:=COM.MICROSOFT.NORM.INV(RAND();30;5)" office:value-type="float" office:value="24.3141268144234" calcext:value-type="float">
            <text:p>24,3141</text:p>
          </table:table-cell>
          <table:table-cell table:number-columns-repeated="5"/>
          <table:table-cell office:value-type="float" office:value="1449" calcext:value-type="float">
            <text:p>1449</text:p>
          </table:table-cell>
          <table:table-cell table:formula="of:=40+10*RAND()" office:value-type="float" office:value="42.0273411099333" calcext:value-type="float">
            <text:p>42,0273</text:p>
          </table:table-cell>
          <table:table-cell table:number-columns-repeated="5"/>
          <table:table-cell office:value-type="float" office:value="1449" calcext:value-type="float">
            <text:p>1449</text:p>
          </table:table-cell>
          <table:table-cell table:formula="of:= ([.I1474]*[.P1474]+[.B1474]*[.P1474]+[.B1474]*[.I1474])/([.B1474]*[.I1474]*[.P1474])" office:value-type="float" office:value="0.15839654412184" calcext:value-type="float">
            <text:p>0,1584</text:p>
          </table:table-cell>
          <table:table-cell table:number-columns-repeated="10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9+2*RAND()" office:value-type="float" office:value="10.1314613034483" calcext:value-type="float">
            <text:p>10,1315</text:p>
          </table:table-cell>
          <table:table-cell table:number-columns-repeated="5"/>
          <table:table-cell office:value-type="float" office:value="1450" calcext:value-type="float">
            <text:p>1450</text:p>
          </table:table-cell>
          <table:table-cell table:formula="of:=COM.MICROSOFT.NORM.INV(RAND();30;5)" office:value-type="float" office:value="27.7518074508068" calcext:value-type="float">
            <text:p>27,7518</text:p>
          </table:table-cell>
          <table:table-cell table:number-columns-repeated="5"/>
          <table:table-cell office:value-type="float" office:value="1450" calcext:value-type="float">
            <text:p>1450</text:p>
          </table:table-cell>
          <table:table-cell table:formula="of:=40+10*RAND()" office:value-type="float" office:value="40.2148631645832" calcext:value-type="float">
            <text:p>40,2149</text:p>
          </table:table-cell>
          <table:table-cell table:number-columns-repeated="5"/>
          <table:table-cell office:value-type="float" office:value="1450" calcext:value-type="float">
            <text:p>1450</text:p>
          </table:table-cell>
          <table:table-cell table:formula="of:= ([.I1475]*[.P1475]+[.B1475]*[.P1475]+[.B1475]*[.I1475])/([.B1475]*[.I1475]*[.P1475])" office:value-type="float" office:value="0.159602561850698" calcext:value-type="float">
            <text:p>0,1596</text:p>
          </table:table-cell>
          <table:table-cell table:number-columns-repeated="10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9+2*RAND()" office:value-type="float" office:value="10.4499966383446" calcext:value-type="float">
            <text:p>10,4500</text:p>
          </table:table-cell>
          <table:table-cell table:number-columns-repeated="5"/>
          <table:table-cell office:value-type="float" office:value="1451" calcext:value-type="float">
            <text:p>1451</text:p>
          </table:table-cell>
          <table:table-cell table:formula="of:=COM.MICROSOFT.NORM.INV(RAND();30;5)" office:value-type="float" office:value="22.171578249544" calcext:value-type="float">
            <text:p>22,1716</text:p>
          </table:table-cell>
          <table:table-cell table:number-columns-repeated="5"/>
          <table:table-cell office:value-type="float" office:value="1451" calcext:value-type="float">
            <text:p>1451</text:p>
          </table:table-cell>
          <table:table-cell table:formula="of:=40+10*RAND()" office:value-type="float" office:value="42.1006281033624" calcext:value-type="float">
            <text:p>42,1006</text:p>
          </table:table-cell>
          <table:table-cell table:number-columns-repeated="5"/>
          <table:table-cell office:value-type="float" office:value="1451" calcext:value-type="float">
            <text:p>1451</text:p>
          </table:table-cell>
          <table:table-cell table:formula="of:= ([.I1476]*[.P1476]+[.B1476]*[.P1476]+[.B1476]*[.I1476])/([.B1476]*[.I1476]*[.P1476])" office:value-type="float" office:value="0.164549213733307" calcext:value-type="float">
            <text:p>0,1645</text:p>
          </table:table-cell>
          <table:table-cell table:number-columns-repeated="10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formula="of:=9+2*RAND()" office:value-type="float" office:value="9.93482432072051" calcext:value-type="float">
            <text:p>9,9348</text:p>
          </table:table-cell>
          <table:table-cell table:number-columns-repeated="5"/>
          <table:table-cell office:value-type="float" office:value="1452" calcext:value-type="float">
            <text:p>1452</text:p>
          </table:table-cell>
          <table:table-cell table:formula="of:=COM.MICROSOFT.NORM.INV(RAND();30;5)" office:value-type="float" office:value="28.6350238223541" calcext:value-type="float">
            <text:p>28,6350</text:p>
          </table:table-cell>
          <table:table-cell table:number-columns-repeated="5"/>
          <table:table-cell office:value-type="float" office:value="1452" calcext:value-type="float">
            <text:p>1452</text:p>
          </table:table-cell>
          <table:table-cell table:formula="of:=40+10*RAND()" office:value-type="float" office:value="47.1327552490402" calcext:value-type="float">
            <text:p>47,1328</text:p>
          </table:table-cell>
          <table:table-cell table:number-columns-repeated="5"/>
          <table:table-cell office:value-type="float" office:value="1452" calcext:value-type="float">
            <text:p>1452</text:p>
          </table:table-cell>
          <table:table-cell table:formula="of:= ([.I1477]*[.P1477]+[.B1477]*[.P1477]+[.B1477]*[.I1477])/([.B1477]*[.I1477]*[.P1477])" office:value-type="float" office:value="0.156794968938369" calcext:value-type="float">
            <text:p>0,1568</text:p>
          </table:table-cell>
          <table:table-cell table:number-columns-repeated="10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9+2*RAND()" office:value-type="float" office:value="9.60952187073417" calcext:value-type="float">
            <text:p>9,6095</text:p>
          </table:table-cell>
          <table:table-cell table:number-columns-repeated="5"/>
          <table:table-cell office:value-type="float" office:value="1453" calcext:value-type="float">
            <text:p>1453</text:p>
          </table:table-cell>
          <table:table-cell table:formula="of:=COM.MICROSOFT.NORM.INV(RAND();30;5)" office:value-type="float" office:value="27.2588843970636" calcext:value-type="float">
            <text:p>27,2589</text:p>
          </table:table-cell>
          <table:table-cell table:number-columns-repeated="5"/>
          <table:table-cell office:value-type="float" office:value="1453" calcext:value-type="float">
            <text:p>1453</text:p>
          </table:table-cell>
          <table:table-cell table:formula="of:=40+10*RAND()" office:value-type="float" office:value="49.0937942930032" calcext:value-type="float">
            <text:p>49,0938</text:p>
          </table:table-cell>
          <table:table-cell table:number-columns-repeated="5"/>
          <table:table-cell office:value-type="float" office:value="1453" calcext:value-type="float">
            <text:p>1453</text:p>
          </table:table-cell>
          <table:table-cell table:formula="of:= ([.I1478]*[.P1478]+[.B1478]*[.P1478]+[.B1478]*[.I1478])/([.B1478]*[.I1478]*[.P1478])" office:value-type="float" office:value="0.16111791044884" calcext:value-type="float">
            <text:p>0,1611</text:p>
          </table:table-cell>
          <table:table-cell table:number-columns-repeated="10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formula="of:=9+2*RAND()" office:value-type="float" office:value="10.2557648734655" calcext:value-type="float">
            <text:p>10,2558</text:p>
          </table:table-cell>
          <table:table-cell table:number-columns-repeated="5"/>
          <table:table-cell office:value-type="float" office:value="1454" calcext:value-type="float">
            <text:p>1454</text:p>
          </table:table-cell>
          <table:table-cell table:formula="of:=COM.MICROSOFT.NORM.INV(RAND();30;5)" office:value-type="float" office:value="30.7473804166735" calcext:value-type="float">
            <text:p>30,7474</text:p>
          </table:table-cell>
          <table:table-cell table:number-columns-repeated="5"/>
          <table:table-cell office:value-type="float" office:value="1454" calcext:value-type="float">
            <text:p>1454</text:p>
          </table:table-cell>
          <table:table-cell table:formula="of:=40+10*RAND()" office:value-type="float" office:value="47.1820714219939" calcext:value-type="float">
            <text:p>47,1821</text:p>
          </table:table-cell>
          <table:table-cell table:number-columns-repeated="5"/>
          <table:table-cell office:value-type="float" office:value="1454" calcext:value-type="float">
            <text:p>1454</text:p>
          </table:table-cell>
          <table:table-cell table:formula="of:= ([.I1479]*[.P1479]+[.B1479]*[.P1479]+[.B1479]*[.I1479])/([.B1479]*[.I1479]*[.P1479])" office:value-type="float" office:value="0.151223722645682" calcext:value-type="float">
            <text:p>0,1512</text:p>
          </table:table-cell>
          <table:table-cell table:number-columns-repeated="10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9+2*RAND()" office:value-type="float" office:value="9.3288524823729" calcext:value-type="float">
            <text:p>9,3289</text:p>
          </table:table-cell>
          <table:table-cell table:number-columns-repeated="5"/>
          <table:table-cell office:value-type="float" office:value="1455" calcext:value-type="float">
            <text:p>1455</text:p>
          </table:table-cell>
          <table:table-cell table:formula="of:=COM.MICROSOFT.NORM.INV(RAND();30;5)" office:value-type="float" office:value="31.2766288678233" calcext:value-type="float">
            <text:p>31,2766</text:p>
          </table:table-cell>
          <table:table-cell table:number-columns-repeated="5"/>
          <table:table-cell office:value-type="float" office:value="1455" calcext:value-type="float">
            <text:p>1455</text:p>
          </table:table-cell>
          <table:table-cell table:formula="of:=40+10*RAND()" office:value-type="float" office:value="41.2907449516933" calcext:value-type="float">
            <text:p>41,2907</text:p>
          </table:table-cell>
          <table:table-cell table:number-columns-repeated="5"/>
          <table:table-cell office:value-type="float" office:value="1455" calcext:value-type="float">
            <text:p>1455</text:p>
          </table:table-cell>
          <table:table-cell table:formula="of:= ([.I1480]*[.P1480]+[.B1480]*[.P1480]+[.B1480]*[.I1480])/([.B1480]*[.I1480]*[.P1480])" office:value-type="float" office:value="0.163385577706866" calcext:value-type="float">
            <text:p>0,1634</text:p>
          </table:table-cell>
          <table:table-cell table:number-columns-repeated="10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9+2*RAND()" office:value-type="float" office:value="9.91441292944364" calcext:value-type="float">
            <text:p>9,9144</text:p>
          </table:table-cell>
          <table:table-cell table:number-columns-repeated="5"/>
          <table:table-cell office:value-type="float" office:value="1456" calcext:value-type="float">
            <text:p>1456</text:p>
          </table:table-cell>
          <table:table-cell table:formula="of:=COM.MICROSOFT.NORM.INV(RAND();30;5)" office:value-type="float" office:value="32.4982386341155" calcext:value-type="float">
            <text:p>32,4982</text:p>
          </table:table-cell>
          <table:table-cell table:number-columns-repeated="5"/>
          <table:table-cell office:value-type="float" office:value="1456" calcext:value-type="float">
            <text:p>1456</text:p>
          </table:table-cell>
          <table:table-cell table:formula="of:=40+10*RAND()" office:value-type="float" office:value="40.9363771567587" calcext:value-type="float">
            <text:p>40,9364</text:p>
          </table:table-cell>
          <table:table-cell table:number-columns-repeated="5"/>
          <table:table-cell office:value-type="float" office:value="1456" calcext:value-type="float">
            <text:p>1456</text:p>
          </table:table-cell>
          <table:table-cell table:formula="of:= ([.I1481]*[.P1481]+[.B1481]*[.P1481]+[.B1481]*[.I1481])/([.B1481]*[.I1481]*[.P1481])" office:value-type="float" office:value="0.156062308449167" calcext:value-type="float">
            <text:p>0,1561</text:p>
          </table:table-cell>
          <table:table-cell table:number-columns-repeated="10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formula="of:=9+2*RAND()" office:value-type="float" office:value="9.056175441714" calcext:value-type="float">
            <text:p>9,0562</text:p>
          </table:table-cell>
          <table:table-cell table:number-columns-repeated="5"/>
          <table:table-cell office:value-type="float" office:value="1457" calcext:value-type="float">
            <text:p>1457</text:p>
          </table:table-cell>
          <table:table-cell table:formula="of:=COM.MICROSOFT.NORM.INV(RAND();30;5)" office:value-type="float" office:value="30.1819996722189" calcext:value-type="float">
            <text:p>30,1820</text:p>
          </table:table-cell>
          <table:table-cell table:number-columns-repeated="5"/>
          <table:table-cell office:value-type="float" office:value="1457" calcext:value-type="float">
            <text:p>1457</text:p>
          </table:table-cell>
          <table:table-cell table:formula="of:=40+10*RAND()" office:value-type="float" office:value="44.583729946753" calcext:value-type="float">
            <text:p>44,5837</text:p>
          </table:table-cell>
          <table:table-cell table:number-columns-repeated="5"/>
          <table:table-cell office:value-type="float" office:value="1457" calcext:value-type="float">
            <text:p>1457</text:p>
          </table:table-cell>
          <table:table-cell table:formula="of:= ([.I1482]*[.P1482]+[.B1482]*[.P1482]+[.B1482]*[.I1482])/([.B1482]*[.I1482]*[.P1482])" office:value-type="float" office:value="0.165983926962707" calcext:value-type="float">
            <text:p>0,1660</text:p>
          </table:table-cell>
          <table:table-cell table:number-columns-repeated="10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formula="of:=9+2*RAND()" office:value-type="float" office:value="9.77260243822821" calcext:value-type="float">
            <text:p>9,7726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formula="of:=COM.MICROSOFT.NORM.INV(RAND();30;5)" office:value-type="float" office:value="19.9219533839345" calcext:value-type="float">
            <text:p>19,9220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formula="of:=40+10*RAND()" office:value-type="float" office:value="46.5278707037214" calcext:value-type="float">
            <text:p>46,5279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formula="of:= ([.I1483]*[.P1483]+[.B1483]*[.P1483]+[.B1483]*[.I1483])/([.B1483]*[.I1483]*[.P1483])" office:value-type="float" office:value="0.174015263815415" calcext:value-type="float">
            <text:p>0,1740</text:p>
          </table:table-cell>
          <table:table-cell table:number-columns-repeated="10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formula="of:=9+2*RAND()" office:value-type="float" office:value="10.6679040391464" calcext:value-type="float">
            <text:p>10,6679</text:p>
          </table:table-cell>
          <table:table-cell table:number-columns-repeated="5"/>
          <table:table-cell office:value-type="float" office:value="1459" calcext:value-type="float">
            <text:p>1459</text:p>
          </table:table-cell>
          <table:table-cell table:formula="of:=COM.MICROSOFT.NORM.INV(RAND();30;5)" office:value-type="float" office:value="32.9512085682351" calcext:value-type="float">
            <text:p>32,9512</text:p>
          </table:table-cell>
          <table:table-cell table:number-columns-repeated="5"/>
          <table:table-cell office:value-type="float" office:value="1459" calcext:value-type="float">
            <text:p>1459</text:p>
          </table:table-cell>
          <table:table-cell table:formula="of:=40+10*RAND()" office:value-type="float" office:value="43.561275418615" calcext:value-type="float">
            <text:p>43,5613</text:p>
          </table:table-cell>
          <table:table-cell table:number-columns-repeated="5"/>
          <table:table-cell office:value-type="float" office:value="1459" calcext:value-type="float">
            <text:p>1459</text:p>
          </table:table-cell>
          <table:table-cell table:formula="of:= ([.I1484]*[.P1484]+[.B1484]*[.P1484]+[.B1484]*[.I1484])/([.B1484]*[.I1484]*[.P1484])" office:value-type="float" office:value="0.147043195439836" calcext:value-type="float">
            <text:p>0,1470</text:p>
          </table:table-cell>
          <table:table-cell table:number-columns-repeated="10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9+2*RAND()" office:value-type="float" office:value="9.03695922973566" calcext:value-type="float">
            <text:p>9,0370</text:p>
          </table:table-cell>
          <table:table-cell table:number-columns-repeated="5"/>
          <table:table-cell office:value-type="float" office:value="1460" calcext:value-type="float">
            <text:p>1460</text:p>
          </table:table-cell>
          <table:table-cell table:formula="of:=COM.MICROSOFT.NORM.INV(RAND();30;5)" office:value-type="float" office:value="33.8791498679364" calcext:value-type="float">
            <text:p>33,8791</text:p>
          </table:table-cell>
          <table:table-cell table:number-columns-repeated="5"/>
          <table:table-cell office:value-type="float" office:value="1460" calcext:value-type="float">
            <text:p>1460</text:p>
          </table:table-cell>
          <table:table-cell table:formula="of:=40+10*RAND()" office:value-type="float" office:value="49.4271904823836" calcext:value-type="float">
            <text:p>49,4272</text:p>
          </table:table-cell>
          <table:table-cell table:number-columns-repeated="5"/>
          <table:table-cell office:value-type="float" office:value="1460" calcext:value-type="float">
            <text:p>1460</text:p>
          </table:table-cell>
          <table:table-cell table:formula="of:= ([.I1485]*[.P1485]+[.B1485]*[.P1485]+[.B1485]*[.I1485])/([.B1485]*[.I1485]*[.P1485])" office:value-type="float" office:value="0.160405148804787" calcext:value-type="float">
            <text:p>0,1604</text:p>
          </table:table-cell>
          <table:table-cell table:number-columns-repeated="10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formula="of:=9+2*RAND()" office:value-type="float" office:value="10.8314464527648" calcext:value-type="float">
            <text:p>10,8314</text:p>
          </table:table-cell>
          <table:table-cell table:number-columns-repeated="5"/>
          <table:table-cell office:value-type="float" office:value="1461" calcext:value-type="float">
            <text:p>1461</text:p>
          </table:table-cell>
          <table:table-cell table:formula="of:=COM.MICROSOFT.NORM.INV(RAND();30;5)" office:value-type="float" office:value="31.9796407425021" calcext:value-type="float">
            <text:p>31,9796</text:p>
          </table:table-cell>
          <table:table-cell table:number-columns-repeated="5"/>
          <table:table-cell office:value-type="float" office:value="1461" calcext:value-type="float">
            <text:p>1461</text:p>
          </table:table-cell>
          <table:table-cell table:formula="of:=40+10*RAND()" office:value-type="float" office:value="42.2365327726584" calcext:value-type="float">
            <text:p>42,2365</text:p>
          </table:table-cell>
          <table:table-cell table:number-columns-repeated="5"/>
          <table:table-cell office:value-type="float" office:value="1461" calcext:value-type="float">
            <text:p>1461</text:p>
          </table:table-cell>
          <table:table-cell table:formula="of:= ([.I1486]*[.P1486]+[.B1486]*[.P1486]+[.B1486]*[.I1486])/([.B1486]*[.I1486]*[.P1486])" office:value-type="float" office:value="0.147269853275502" calcext:value-type="float">
            <text:p>0,1473</text:p>
          </table:table-cell>
          <table:table-cell table:number-columns-repeated="10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formula="of:=9+2*RAND()" office:value-type="float" office:value="10.9602134402376" calcext:value-type="float">
            <text:p>10,9602</text:p>
          </table:table-cell>
          <table:table-cell table:number-columns-repeated="5"/>
          <table:table-cell office:value-type="float" office:value="1462" calcext:value-type="float">
            <text:p>1462</text:p>
          </table:table-cell>
          <table:table-cell table:formula="of:=COM.MICROSOFT.NORM.INV(RAND();30;5)" office:value-type="float" office:value="29.1158573485996" calcext:value-type="float">
            <text:p>29,1159</text:p>
          </table:table-cell>
          <table:table-cell table:number-columns-repeated="5"/>
          <table:table-cell office:value-type="float" office:value="1462" calcext:value-type="float">
            <text:p>1462</text:p>
          </table:table-cell>
          <table:table-cell table:formula="of:=40+10*RAND()" office:value-type="float" office:value="41.1819144000765" calcext:value-type="float">
            <text:p>41,1819</text:p>
          </table:table-cell>
          <table:table-cell table:number-columns-repeated="5"/>
          <table:table-cell office:value-type="float" office:value="1462" calcext:value-type="float">
            <text:p>1462</text:p>
          </table:table-cell>
          <table:table-cell table:formula="of:= ([.I1487]*[.P1487]+[.B1487]*[.P1487]+[.B1487]*[.I1487])/([.B1487]*[.I1487]*[.P1487])" office:value-type="float" office:value="0.149867148436421" calcext:value-type="float">
            <text:p>0,1499</text:p>
          </table:table-cell>
          <table:table-cell table:number-columns-repeated="10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formula="of:=9+2*RAND()" office:value-type="float" office:value="9.40683211502619" calcext:value-type="float">
            <text:p>9,4068</text:p>
          </table:table-cell>
          <table:table-cell table:number-columns-repeated="5"/>
          <table:table-cell office:value-type="float" office:value="1463" calcext:value-type="float">
            <text:p>1463</text:p>
          </table:table-cell>
          <table:table-cell table:formula="of:=COM.MICROSOFT.NORM.INV(RAND();30;5)" office:value-type="float" office:value="40.3338617600411" calcext:value-type="float">
            <text:p>40,3339</text:p>
          </table:table-cell>
          <table:table-cell table:number-columns-repeated="5"/>
          <table:table-cell office:value-type="float" office:value="1463" calcext:value-type="float">
            <text:p>1463</text:p>
          </table:table-cell>
          <table:table-cell table:formula="of:=40+10*RAND()" office:value-type="float" office:value="43.3327844191808" calcext:value-type="float">
            <text:p>43,3328</text:p>
          </table:table-cell>
          <table:table-cell table:number-columns-repeated="5"/>
          <table:table-cell office:value-type="float" office:value="1463" calcext:value-type="float">
            <text:p>1463</text:p>
          </table:table-cell>
          <table:table-cell table:formula="of:= ([.I1488]*[.P1488]+[.B1488]*[.P1488]+[.B1488]*[.I1488])/([.B1488]*[.I1488]*[.P1488])" office:value-type="float" office:value="0.154175992530724" calcext:value-type="float">
            <text:p>0,1542</text:p>
          </table:table-cell>
          <table:table-cell table:number-columns-repeated="10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formula="of:=9+2*RAND()" office:value-type="float" office:value="9.63267491594888" calcext:value-type="float">
            <text:p>9,6327</text:p>
          </table:table-cell>
          <table:table-cell table:number-columns-repeated="5"/>
          <table:table-cell office:value-type="float" office:value="1464" calcext:value-type="float">
            <text:p>1464</text:p>
          </table:table-cell>
          <table:table-cell table:formula="of:=COM.MICROSOFT.NORM.INV(RAND();30;5)" office:value-type="float" office:value="28.7602370691328" calcext:value-type="float">
            <text:p>28,7602</text:p>
          </table:table-cell>
          <table:table-cell table:number-columns-repeated="5"/>
          <table:table-cell office:value-type="float" office:value="1464" calcext:value-type="float">
            <text:p>1464</text:p>
          </table:table-cell>
          <table:table-cell table:formula="of:=40+10*RAND()" office:value-type="float" office:value="46.7332472919952" calcext:value-type="float">
            <text:p>46,7332</text:p>
          </table:table-cell>
          <table:table-cell table:number-columns-repeated="5"/>
          <table:table-cell office:value-type="float" office:value="1464" calcext:value-type="float">
            <text:p>1464</text:p>
          </table:table-cell>
          <table:table-cell table:formula="of:= ([.I1489]*[.P1489]+[.B1489]*[.P1489]+[.B1489]*[.I1489])/([.B1489]*[.I1489]*[.P1489])" office:value-type="float" office:value="0.159981594029984" calcext:value-type="float">
            <text:p>0,1600</text:p>
          </table:table-cell>
          <table:table-cell table:number-columns-repeated="10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formula="of:=9+2*RAND()" office:value-type="float" office:value="9.73854906228371" calcext:value-type="float">
            <text:p>9,7385</text:p>
          </table:table-cell>
          <table:table-cell table:number-columns-repeated="5"/>
          <table:table-cell office:value-type="float" office:value="1465" calcext:value-type="float">
            <text:p>1465</text:p>
          </table:table-cell>
          <table:table-cell table:formula="of:=COM.MICROSOFT.NORM.INV(RAND();30;5)" office:value-type="float" office:value="24.7690913283787" calcext:value-type="float">
            <text:p>24,7691</text:p>
          </table:table-cell>
          <table:table-cell table:number-columns-repeated="5"/>
          <table:table-cell office:value-type="float" office:value="1465" calcext:value-type="float">
            <text:p>1465</text:p>
          </table:table-cell>
          <table:table-cell table:formula="of:=40+10*RAND()" office:value-type="float" office:value="47.0009670325089" calcext:value-type="float">
            <text:p>47,0010</text:p>
          </table:table-cell>
          <table:table-cell table:number-columns-repeated="5"/>
          <table:table-cell office:value-type="float" office:value="1465" calcext:value-type="float">
            <text:p>1465</text:p>
          </table:table-cell>
          <table:table-cell table:formula="of:= ([.I1490]*[.P1490]+[.B1490]*[.P1490]+[.B1490]*[.I1490])/([.B1490]*[.I1490]*[.P1490])" office:value-type="float" office:value="0.164333757215259" calcext:value-type="float">
            <text:p>0,1643</text:p>
          </table:table-cell>
          <table:table-cell table:number-columns-repeated="10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formula="of:=9+2*RAND()" office:value-type="float" office:value="9.45618472364731" calcext:value-type="float">
            <text:p>9,4562</text:p>
          </table:table-cell>
          <table:table-cell table:number-columns-repeated="5"/>
          <table:table-cell office:value-type="float" office:value="1466" calcext:value-type="float">
            <text:p>1466</text:p>
          </table:table-cell>
          <table:table-cell table:formula="of:=COM.MICROSOFT.NORM.INV(RAND();30;5)" office:value-type="float" office:value="28.096119128316" calcext:value-type="float">
            <text:p>28,0961</text:p>
          </table:table-cell>
          <table:table-cell table:number-columns-repeated="5"/>
          <table:table-cell office:value-type="float" office:value="1466" calcext:value-type="float">
            <text:p>1466</text:p>
          </table:table-cell>
          <table:table-cell table:formula="of:=40+10*RAND()" office:value-type="float" office:value="48.5539981920738" calcext:value-type="float">
            <text:p>48,5540</text:p>
          </table:table-cell>
          <table:table-cell table:number-columns-repeated="5"/>
          <table:table-cell office:value-type="float" office:value="1466" calcext:value-type="float">
            <text:p>1466</text:p>
          </table:table-cell>
          <table:table-cell table:formula="of:= ([.I1491]*[.P1491]+[.B1491]*[.P1491]+[.B1491]*[.I1491])/([.B1491]*[.I1491]*[.P1491])" office:value-type="float" office:value="0.161938625700664" calcext:value-type="float">
            <text:p>0,1619</text:p>
          </table:table-cell>
          <table:table-cell table:number-columns-repeated="10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9+2*RAND()" office:value-type="float" office:value="10.6246059832629" calcext:value-type="float">
            <text:p>10,6246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formula="of:=COM.MICROSOFT.NORM.INV(RAND();30;5)" office:value-type="float" office:value="18.9441140440361" calcext:value-type="float">
            <text:p>18,9441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formula="of:=40+10*RAND()" office:value-type="float" office:value="47.2220699943136" calcext:value-type="float">
            <text:p>47,2221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formula="of:= ([.I1492]*[.P1492]+[.B1492]*[.P1492]+[.B1492]*[.I1492])/([.B1492]*[.I1492]*[.P1492])" office:value-type="float" office:value="0.168084520676445" calcext:value-type="float">
            <text:p>0,1681</text:p>
          </table:table-cell>
          <table:table-cell table:number-columns-repeated="10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9+2*RAND()" office:value-type="float" office:value="9.76545918942429" calcext:value-type="float">
            <text:p>9,7655</text:p>
          </table:table-cell>
          <table:table-cell table:number-columns-repeated="5"/>
          <table:table-cell office:value-type="float" office:value="1468" calcext:value-type="float">
            <text:p>1468</text:p>
          </table:table-cell>
          <table:table-cell table:formula="of:=COM.MICROSOFT.NORM.INV(RAND();30;5)" office:value-type="float" office:value="27.642938023682" calcext:value-type="float">
            <text:p>27,6429</text:p>
          </table:table-cell>
          <table:table-cell table:number-columns-repeated="5"/>
          <table:table-cell office:value-type="float" office:value="1468" calcext:value-type="float">
            <text:p>1468</text:p>
          </table:table-cell>
          <table:table-cell table:formula="of:=40+10*RAND()" office:value-type="float" office:value="41.7868150828872" calcext:value-type="float">
            <text:p>41,7868</text:p>
          </table:table-cell>
          <table:table-cell table:number-columns-repeated="5"/>
          <table:table-cell office:value-type="float" office:value="1468" calcext:value-type="float">
            <text:p>1468</text:p>
          </table:table-cell>
          <table:table-cell table:formula="of:= ([.I1493]*[.P1493]+[.B1493]*[.P1493]+[.B1493]*[.I1493])/([.B1493]*[.I1493]*[.P1493])" office:value-type="float" office:value="0.162508336923552" calcext:value-type="float">
            <text:p>0,1625</text:p>
          </table:table-cell>
          <table:table-cell table:number-columns-repeated="10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formula="of:=9+2*RAND()" office:value-type="float" office:value="10.2346922496799" calcext:value-type="float">
            <text:p>10,2347</text:p>
          </table:table-cell>
          <table:table-cell table:number-columns-repeated="5"/>
          <table:table-cell office:value-type="float" office:value="1469" calcext:value-type="float">
            <text:p>1469</text:p>
          </table:table-cell>
          <table:table-cell table:formula="of:=COM.MICROSOFT.NORM.INV(RAND();30;5)" office:value-type="float" office:value="33.5595919857904" calcext:value-type="float">
            <text:p>33,5596</text:p>
          </table:table-cell>
          <table:table-cell table:number-columns-repeated="5"/>
          <table:table-cell office:value-type="float" office:value="1469" calcext:value-type="float">
            <text:p>1469</text:p>
          </table:table-cell>
          <table:table-cell table:formula="of:=40+10*RAND()" office:value-type="float" office:value="44.4642080215272" calcext:value-type="float">
            <text:p>44,4642</text:p>
          </table:table-cell>
          <table:table-cell table:number-columns-repeated="5"/>
          <table:table-cell office:value-type="float" office:value="1469" calcext:value-type="float">
            <text:p>1469</text:p>
          </table:table-cell>
          <table:table-cell table:formula="of:= ([.I1494]*[.P1494]+[.B1494]*[.P1494]+[.B1494]*[.I1494])/([.B1494]*[.I1494]*[.P1494])" office:value-type="float" office:value="0.149994634143229" calcext:value-type="float">
            <text:p>0,1500</text:p>
          </table:table-cell>
          <table:table-cell table:number-columns-repeated="10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9+2*RAND()" office:value-type="float" office:value="9.40252897213213" calcext:value-type="float">
            <text:p>9,4025</text:p>
          </table:table-cell>
          <table:table-cell table:number-columns-repeated="5"/>
          <table:table-cell office:value-type="float" office:value="1470" calcext:value-type="float">
            <text:p>1470</text:p>
          </table:table-cell>
          <table:table-cell table:formula="of:=COM.MICROSOFT.NORM.INV(RAND();30;5)" office:value-type="float" office:value="29.140492168449" calcext:value-type="float">
            <text:p>29,1405</text:p>
          </table:table-cell>
          <table:table-cell table:number-columns-repeated="5"/>
          <table:table-cell office:value-type="float" office:value="1470" calcext:value-type="float">
            <text:p>1470</text:p>
          </table:table-cell>
          <table:table-cell table:formula="of:=40+10*RAND()" office:value-type="float" office:value="40.2367464045528" calcext:value-type="float">
            <text:p>40,2367</text:p>
          </table:table-cell>
          <table:table-cell table:number-columns-repeated="5"/>
          <table:table-cell office:value-type="float" office:value="1470" calcext:value-type="float">
            <text:p>1470</text:p>
          </table:table-cell>
          <table:table-cell table:formula="of:= ([.I1495]*[.P1495]+[.B1495]*[.P1495]+[.B1495]*[.I1495])/([.B1495]*[.I1495]*[.P1495])" office:value-type="float" office:value="0.165523779608661" calcext:value-type="float">
            <text:p>0,1655</text:p>
          </table:table-cell>
          <table:table-cell table:number-columns-repeated="10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formula="of:=9+2*RAND()" office:value-type="float" office:value="10.8418917355593" calcext:value-type="float">
            <text:p>10,8419</text:p>
          </table:table-cell>
          <table:table-cell table:number-columns-repeated="5"/>
          <table:table-cell office:value-type="float" office:value="1471" calcext:value-type="float">
            <text:p>1471</text:p>
          </table:table-cell>
          <table:table-cell table:formula="of:=COM.MICROSOFT.NORM.INV(RAND();30;5)" office:value-type="float" office:value="26.8033428476378" calcext:value-type="float">
            <text:p>26,8033</text:p>
          </table:table-cell>
          <table:table-cell table:number-columns-repeated="5"/>
          <table:table-cell office:value-type="float" office:value="1471" calcext:value-type="float">
            <text:p>1471</text:p>
          </table:table-cell>
          <table:table-cell table:formula="of:=40+10*RAND()" office:value-type="float" office:value="47.5264190265443" calcext:value-type="float">
            <text:p>47,5264</text:p>
          </table:table-cell>
          <table:table-cell table:number-columns-repeated="5"/>
          <table:table-cell office:value-type="float" office:value="1471" calcext:value-type="float">
            <text:p>1471</text:p>
          </table:table-cell>
          <table:table-cell table:formula="of:= ([.I1496]*[.P1496]+[.B1496]*[.P1496]+[.B1496]*[.I1496])/([.B1496]*[.I1496]*[.P1496])" office:value-type="float" office:value="0.150584534227855" calcext:value-type="float">
            <text:p>0,1506</text:p>
          </table:table-cell>
          <table:table-cell table:number-columns-repeated="10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9+2*RAND()" office:value-type="float" office:value="10.2151450875681" calcext:value-type="float">
            <text:p>10,2151</text:p>
          </table:table-cell>
          <table:table-cell table:number-columns-repeated="5"/>
          <table:table-cell office:value-type="float" office:value="1472" calcext:value-type="float">
            <text:p>1472</text:p>
          </table:table-cell>
          <table:table-cell table:formula="of:=COM.MICROSOFT.NORM.INV(RAND();30;5)" office:value-type="float" office:value="33.9122618623774" calcext:value-type="float">
            <text:p>33,9123</text:p>
          </table:table-cell>
          <table:table-cell table:number-columns-repeated="5"/>
          <table:table-cell office:value-type="float" office:value="1472" calcext:value-type="float">
            <text:p>1472</text:p>
          </table:table-cell>
          <table:table-cell table:formula="of:=40+10*RAND()" office:value-type="float" office:value="45.1290968817193" calcext:value-type="float">
            <text:p>45,1291</text:p>
          </table:table-cell>
          <table:table-cell table:number-columns-repeated="5"/>
          <table:table-cell office:value-type="float" office:value="1472" calcext:value-type="float">
            <text:p>1472</text:p>
          </table:table-cell>
          <table:table-cell table:formula="of:= ([.I1497]*[.P1497]+[.B1497]*[.P1497]+[.B1497]*[.I1497])/([.B1497]*[.I1497]*[.P1497])" office:value-type="float" office:value="0.14954037381333" calcext:value-type="float">
            <text:p>0,1495</text:p>
          </table:table-cell>
          <table:table-cell table:number-columns-repeated="10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formula="of:=9+2*RAND()" office:value-type="float" office:value="9.51022997242399" calcext:value-type="float">
            <text:p>9,5102</text:p>
          </table:table-cell>
          <table:table-cell table:number-columns-repeated="5"/>
          <table:table-cell office:value-type="float" office:value="1473" calcext:value-type="float">
            <text:p>1473</text:p>
          </table:table-cell>
          <table:table-cell table:formula="of:=COM.MICROSOFT.NORM.INV(RAND();30;5)" office:value-type="float" office:value="24.5466185643099" calcext:value-type="float">
            <text:p>24,5466</text:p>
          </table:table-cell>
          <table:table-cell table:number-columns-repeated="5"/>
          <table:table-cell office:value-type="float" office:value="1473" calcext:value-type="float">
            <text:p>1473</text:p>
          </table:table-cell>
          <table:table-cell table:formula="of:=40+10*RAND()" office:value-type="float" office:value="41.8018270668108" calcext:value-type="float">
            <text:p>41,8018</text:p>
          </table:table-cell>
          <table:table-cell table:number-columns-repeated="5"/>
          <table:table-cell office:value-type="float" office:value="1473" calcext:value-type="float">
            <text:p>1473</text:p>
          </table:table-cell>
          <table:table-cell table:formula="of:= ([.I1498]*[.P1498]+[.B1498]*[.P1498]+[.B1498]*[.I1498])/([.B1498]*[.I1498]*[.P1498])" office:value-type="float" office:value="0.169811136448777" calcext:value-type="float">
            <text:p>0,1698</text:p>
          </table:table-cell>
          <table:table-cell table:number-columns-repeated="10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formula="of:=9+2*RAND()" office:value-type="float" office:value="9.58384402957745" calcext:value-type="float">
            <text:p>9,5838</text:p>
          </table:table-cell>
          <table:table-cell table:number-columns-repeated="5"/>
          <table:table-cell office:value-type="float" office:value="1474" calcext:value-type="float">
            <text:p>1474</text:p>
          </table:table-cell>
          <table:table-cell table:formula="of:=COM.MICROSOFT.NORM.INV(RAND();30;5)" office:value-type="float" office:value="31.7070045775232" calcext:value-type="float">
            <text:p>31,7070</text:p>
          </table:table-cell>
          <table:table-cell table:number-columns-repeated="5"/>
          <table:table-cell office:value-type="float" office:value="1474" calcext:value-type="float">
            <text:p>1474</text:p>
          </table:table-cell>
          <table:table-cell table:formula="of:=40+10*RAND()" office:value-type="float" office:value="43.5257953137625" calcext:value-type="float">
            <text:p>43,5258</text:p>
          </table:table-cell>
          <table:table-cell table:number-columns-repeated="5"/>
          <table:table-cell office:value-type="float" office:value="1474" calcext:value-type="float">
            <text:p>1474</text:p>
          </table:table-cell>
          <table:table-cell table:formula="of:= ([.I1499]*[.P1499]+[.B1499]*[.P1499]+[.B1499]*[.I1499])/([.B1499]*[.I1499]*[.P1499])" office:value-type="float" office:value="0.158855919796757" calcext:value-type="float">
            <text:p>0,1589</text:p>
          </table:table-cell>
          <table:table-cell table:number-columns-repeated="10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formula="of:=9+2*RAND()" office:value-type="float" office:value="9.49936190596782" calcext:value-type="float">
            <text:p>9,4994</text:p>
          </table:table-cell>
          <table:table-cell table:number-columns-repeated="5"/>
          <table:table-cell office:value-type="float" office:value="1475" calcext:value-type="float">
            <text:p>1475</text:p>
          </table:table-cell>
          <table:table-cell table:formula="of:=COM.MICROSOFT.NORM.INV(RAND();30;5)" office:value-type="float" office:value="28.5159665066653" calcext:value-type="float">
            <text:p>28,5160</text:p>
          </table:table-cell>
          <table:table-cell table:number-columns-repeated="5"/>
          <table:table-cell office:value-type="float" office:value="1475" calcext:value-type="float">
            <text:p>1475</text:p>
          </table:table-cell>
          <table:table-cell table:formula="of:=40+10*RAND()" office:value-type="float" office:value="48.3443578530569" calcext:value-type="float">
            <text:p>48,3444</text:p>
          </table:table-cell>
          <table:table-cell table:number-columns-repeated="5"/>
          <table:table-cell office:value-type="float" office:value="1475" calcext:value-type="float">
            <text:p>1475</text:p>
          </table:table-cell>
          <table:table-cell table:formula="of:= ([.I1500]*[.P1500]+[.B1500]*[.P1500]+[.B1500]*[.I1500])/([.B1500]*[.I1500]*[.P1500])" office:value-type="float" office:value="0.161023238907218" calcext:value-type="float">
            <text:p>0,1610</text:p>
          </table:table-cell>
          <table:table-cell table:number-columns-repeated="10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formula="of:=9+2*RAND()" office:value-type="float" office:value="10.2318447672296" calcext:value-type="float">
            <text:p>10,2318</text:p>
          </table:table-cell>
          <table:table-cell table:number-columns-repeated="5"/>
          <table:table-cell office:value-type="float" office:value="1476" calcext:value-type="float">
            <text:p>1476</text:p>
          </table:table-cell>
          <table:table-cell table:formula="of:=COM.MICROSOFT.NORM.INV(RAND();30;5)" office:value-type="float" office:value="31.1484468819026" calcext:value-type="float">
            <text:p>31,1484</text:p>
          </table:table-cell>
          <table:table-cell table:number-columns-repeated="5"/>
          <table:table-cell office:value-type="float" office:value="1476" calcext:value-type="float">
            <text:p>1476</text:p>
          </table:table-cell>
          <table:table-cell table:formula="of:=40+10*RAND()" office:value-type="float" office:value="43.5951231152285" calcext:value-type="float">
            <text:p>43,5951</text:p>
          </table:table-cell>
          <table:table-cell table:number-columns-repeated="5"/>
          <table:table-cell office:value-type="float" office:value="1476" calcext:value-type="float">
            <text:p>1476</text:p>
          </table:table-cell>
          <table:table-cell table:formula="of:= ([.I1501]*[.P1501]+[.B1501]*[.P1501]+[.B1501]*[.I1501])/([.B1501]*[.I1501]*[.P1501])" office:value-type="float" office:value="0.152776761370966" calcext:value-type="float">
            <text:p>0,1528</text:p>
          </table:table-cell>
          <table:table-cell table:number-columns-repeated="10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formula="of:=9+2*RAND()" office:value-type="float" office:value="9.87485097371973" calcext:value-type="float">
            <text:p>9,8749</text:p>
          </table:table-cell>
          <table:table-cell table:number-columns-repeated="5"/>
          <table:table-cell office:value-type="float" office:value="1477" calcext:value-type="float">
            <text:p>1477</text:p>
          </table:table-cell>
          <table:table-cell table:formula="of:=COM.MICROSOFT.NORM.INV(RAND();30;5)" office:value-type="float" office:value="32.5108681965692" calcext:value-type="float">
            <text:p>32,5109</text:p>
          </table:table-cell>
          <table:table-cell table:number-columns-repeated="5"/>
          <table:table-cell office:value-type="float" office:value="1477" calcext:value-type="float">
            <text:p>1477</text:p>
          </table:table-cell>
          <table:table-cell table:formula="of:=40+10*RAND()" office:value-type="float" office:value="46.5544768341351" calcext:value-type="float">
            <text:p>46,5545</text:p>
          </table:table-cell>
          <table:table-cell table:number-columns-repeated="5"/>
          <table:table-cell office:value-type="float" office:value="1477" calcext:value-type="float">
            <text:p>1477</text:p>
          </table:table-cell>
          <table:table-cell table:formula="of:= ([.I1502]*[.P1502]+[.B1502]*[.P1502]+[.B1502]*[.I1502])/([.B1502]*[.I1502]*[.P1502])" office:value-type="float" office:value="0.153506507143474" calcext:value-type="float">
            <text:p>0,1535</text:p>
          </table:table-cell>
          <table:table-cell table:number-columns-repeated="10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formula="of:=9+2*RAND()" office:value-type="float" office:value="10.4905040410813" calcext:value-type="float">
            <text:p>10,4905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formula="of:=COM.MICROSOFT.NORM.INV(RAND();30;5)" office:value-type="float" office:value="23.7451934127903" calcext:value-type="float">
            <text:p>23,7452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formula="of:=40+10*RAND()" office:value-type="float" office:value="45.2869191404898" calcext:value-type="float">
            <text:p>45,2869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formula="of:= ([.I1503]*[.P1503]+[.B1503]*[.P1503]+[.B1503]*[.I1503])/([.B1503]*[.I1503]*[.P1503])" office:value-type="float" office:value="0.1595195220437" calcext:value-type="float">
            <text:p>0,1595</text:p>
          </table:table-cell>
          <table:table-cell table:number-columns-repeated="10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formula="of:=9+2*RAND()" office:value-type="float" office:value="9.91122794779949" calcext:value-type="float">
            <text:p>9,9112</text:p>
          </table:table-cell>
          <table:table-cell table:number-columns-repeated="5"/>
          <table:table-cell office:value-type="float" office:value="1479" calcext:value-type="float">
            <text:p>1479</text:p>
          </table:table-cell>
          <table:table-cell table:formula="of:=COM.MICROSOFT.NORM.INV(RAND();30;5)" office:value-type="float" office:value="30.2436897173132" calcext:value-type="float">
            <text:p>30,2437</text:p>
          </table:table-cell>
          <table:table-cell table:number-columns-repeated="5"/>
          <table:table-cell office:value-type="float" office:value="1479" calcext:value-type="float">
            <text:p>1479</text:p>
          </table:table-cell>
          <table:table-cell table:formula="of:=40+10*RAND()" office:value-type="float" office:value="49.608545236988" calcext:value-type="float">
            <text:p>49,6085</text:p>
          </table:table-cell>
          <table:table-cell table:number-columns-repeated="5"/>
          <table:table-cell office:value-type="float" office:value="1479" calcext:value-type="float">
            <text:p>1479</text:p>
          </table:table-cell>
          <table:table-cell table:formula="of:= ([.I1504]*[.P1504]+[.B1504]*[.P1504]+[.B1504]*[.I1504])/([.B1504]*[.I1504]*[.P1504])" office:value-type="float" office:value="0.154118237746968" calcext:value-type="float">
            <text:p>0,1541</text:p>
          </table:table-cell>
          <table:table-cell table:number-columns-repeated="10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9+2*RAND()" office:value-type="float" office:value="10.0483667862136" calcext:value-type="float">
            <text:p>10,0484</text:p>
          </table:table-cell>
          <table:table-cell table:number-columns-repeated="5"/>
          <table:table-cell office:value-type="float" office:value="1480" calcext:value-type="float">
            <text:p>1480</text:p>
          </table:table-cell>
          <table:table-cell table:formula="of:=COM.MICROSOFT.NORM.INV(RAND();30;5)" office:value-type="float" office:value="38.4949857928775" calcext:value-type="float">
            <text:p>38,4950</text:p>
          </table:table-cell>
          <table:table-cell table:number-columns-repeated="5"/>
          <table:table-cell office:value-type="float" office:value="1480" calcext:value-type="float">
            <text:p>1480</text:p>
          </table:table-cell>
          <table:table-cell table:formula="of:=40+10*RAND()" office:value-type="float" office:value="47.4415316723753" calcext:value-type="float">
            <text:p>47,4415</text:p>
          </table:table-cell>
          <table:table-cell table:number-columns-repeated="5"/>
          <table:table-cell office:value-type="float" office:value="1480" calcext:value-type="float">
            <text:p>1480</text:p>
          </table:table-cell>
          <table:table-cell table:formula="of:= ([.I1505]*[.P1505]+[.B1505]*[.P1505]+[.B1505]*[.I1505])/([.B1505]*[.I1505]*[.P1505])" office:value-type="float" office:value="0.146574646929558" calcext:value-type="float">
            <text:p>0,1466</text:p>
          </table:table-cell>
          <table:table-cell table:number-columns-repeated="10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formula="of:=9+2*RAND()" office:value-type="float" office:value="9.56369980028831" calcext:value-type="float">
            <text:p>9,5637</text:p>
          </table:table-cell>
          <table:table-cell table:number-columns-repeated="5"/>
          <table:table-cell office:value-type="float" office:value="1481" calcext:value-type="float">
            <text:p>1481</text:p>
          </table:table-cell>
          <table:table-cell table:formula="of:=COM.MICROSOFT.NORM.INV(RAND();30;5)" office:value-type="float" office:value="24.2985284933181" calcext:value-type="float">
            <text:p>24,2985</text:p>
          </table:table-cell>
          <table:table-cell table:number-columns-repeated="5"/>
          <table:table-cell office:value-type="float" office:value="1481" calcext:value-type="float">
            <text:p>1481</text:p>
          </table:table-cell>
          <table:table-cell table:formula="of:=40+10*RAND()" office:value-type="float" office:value="46.1615702405106" calcext:value-type="float">
            <text:p>46,1616</text:p>
          </table:table-cell>
          <table:table-cell table:number-columns-repeated="5"/>
          <table:table-cell office:value-type="float" office:value="1481" calcext:value-type="float">
            <text:p>1481</text:p>
          </table:table-cell>
          <table:table-cell table:formula="of:= ([.I1506]*[.P1506]+[.B1506]*[.P1506]+[.B1506]*[.I1506])/([.B1506]*[.I1506]*[.P1506])" office:value-type="float" office:value="0.16737984084976" calcext:value-type="float">
            <text:p>0,1674</text:p>
          </table:table-cell>
          <table:table-cell table:number-columns-repeated="10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formula="of:=9+2*RAND()" office:value-type="float" office:value="9.88396982685663" calcext:value-type="float">
            <text:p>9,8840</text:p>
          </table:table-cell>
          <table:table-cell table:number-columns-repeated="5"/>
          <table:table-cell office:value-type="float" office:value="1482" calcext:value-type="float">
            <text:p>1482</text:p>
          </table:table-cell>
          <table:table-cell table:formula="of:=COM.MICROSOFT.NORM.INV(RAND();30;5)" office:value-type="float" office:value="35.1490486745366" calcext:value-type="float">
            <text:p>35,1490</text:p>
          </table:table-cell>
          <table:table-cell table:number-columns-repeated="5"/>
          <table:table-cell office:value-type="float" office:value="1482" calcext:value-type="float">
            <text:p>1482</text:p>
          </table:table-cell>
          <table:table-cell table:formula="of:=40+10*RAND()" office:value-type="float" office:value="45.0408977398183" calcext:value-type="float">
            <text:p>45,0409</text:p>
          </table:table-cell>
          <table:table-cell table:number-columns-repeated="5"/>
          <table:table-cell office:value-type="float" office:value="1482" calcext:value-type="float">
            <text:p>1482</text:p>
          </table:table-cell>
          <table:table-cell table:formula="of:= ([.I1507]*[.P1507]+[.B1507]*[.P1507]+[.B1507]*[.I1507])/([.B1507]*[.I1507]*[.P1507])" office:value-type="float" office:value="0.151826239056674" calcext:value-type="float">
            <text:p>0,1518</text:p>
          </table:table-cell>
          <table:table-cell table:number-columns-repeated="10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formula="of:=9+2*RAND()" office:value-type="float" office:value="9.56536729657091" calcext:value-type="float">
            <text:p>9,5654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formula="of:=COM.MICROSOFT.NORM.INV(RAND();30;5)" office:value-type="float" office:value="30.9350684546384" calcext:value-type="float">
            <text:p>30,9351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formula="of:=40+10*RAND()" office:value-type="float" office:value="47.7592391066719" calcext:value-type="float">
            <text:p>47,7592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formula="of:= ([.I1508]*[.P1508]+[.B1508]*[.P1508]+[.B1508]*[.I1508])/([.B1508]*[.I1508]*[.P1508])" office:value-type="float" office:value="0.157807946156371" calcext:value-type="float">
            <text:p>0,1578</text:p>
          </table:table-cell>
          <table:table-cell table:number-columns-repeated="10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formula="of:=9+2*RAND()" office:value-type="float" office:value="10.1860260150861" calcext:value-type="float">
            <text:p>10,1860</text:p>
          </table:table-cell>
          <table:table-cell table:number-columns-repeated="5"/>
          <table:table-cell office:value-type="float" office:value="1484" calcext:value-type="float">
            <text:p>1484</text:p>
          </table:table-cell>
          <table:table-cell table:formula="of:=COM.MICROSOFT.NORM.INV(RAND();30;5)" office:value-type="float" office:value="28.2989809029656" calcext:value-type="float">
            <text:p>28,2990</text:p>
          </table:table-cell>
          <table:table-cell table:number-columns-repeated="5"/>
          <table:table-cell office:value-type="float" office:value="1484" calcext:value-type="float">
            <text:p>1484</text:p>
          </table:table-cell>
          <table:table-cell table:formula="of:=40+10*RAND()" office:value-type="float" office:value="41.7831939074677" calcext:value-type="float">
            <text:p>41,7832</text:p>
          </table:table-cell>
          <table:table-cell table:number-columns-repeated="5"/>
          <table:table-cell office:value-type="float" office:value="1484" calcext:value-type="float">
            <text:p>1484</text:p>
          </table:table-cell>
          <table:table-cell table:formula="of:= ([.I1509]*[.P1509]+[.B1509]*[.P1509]+[.B1509]*[.I1509])/([.B1509]*[.I1509]*[.P1509])" office:value-type="float" office:value="0.157443742572391" calcext:value-type="float">
            <text:p>0,1574</text:p>
          </table:table-cell>
          <table:table-cell table:number-columns-repeated="10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formula="of:=9+2*RAND()" office:value-type="float" office:value="10.4162607665639" calcext:value-type="float">
            <text:p>10,4163</text:p>
          </table:table-cell>
          <table:table-cell table:number-columns-repeated="5"/>
          <table:table-cell office:value-type="float" office:value="1485" calcext:value-type="float">
            <text:p>1485</text:p>
          </table:table-cell>
          <table:table-cell table:formula="of:=COM.MICROSOFT.NORM.INV(RAND();30;5)" office:value-type="float" office:value="33.392487445792" calcext:value-type="float">
            <text:p>33,3925</text:p>
          </table:table-cell>
          <table:table-cell table:number-columns-repeated="5"/>
          <table:table-cell office:value-type="float" office:value="1485" calcext:value-type="float">
            <text:p>1485</text:p>
          </table:table-cell>
          <table:table-cell table:formula="of:=40+10*RAND()" office:value-type="float" office:value="41.08090087655" calcext:value-type="float">
            <text:p>41,0809</text:p>
          </table:table-cell>
          <table:table-cell table:number-columns-repeated="5"/>
          <table:table-cell office:value-type="float" office:value="1485" calcext:value-type="float">
            <text:p>1485</text:p>
          </table:table-cell>
          <table:table-cell table:formula="of:= ([.I1510]*[.P1510]+[.B1510]*[.P1510]+[.B1510]*[.I1510])/([.B1510]*[.I1510]*[.P1510])" office:value-type="float" office:value="0.150292808572856" calcext:value-type="float">
            <text:p>0,1503</text:p>
          </table:table-cell>
          <table:table-cell table:number-columns-repeated="10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9+2*RAND()" office:value-type="float" office:value="9.23390901065432" calcext:value-type="float">
            <text:p>9,2339</text:p>
          </table:table-cell>
          <table:table-cell table:number-columns-repeated="5"/>
          <table:table-cell office:value-type="float" office:value="1486" calcext:value-type="float">
            <text:p>1486</text:p>
          </table:table-cell>
          <table:table-cell table:formula="of:=COM.MICROSOFT.NORM.INV(RAND();30;5)" office:value-type="float" office:value="19.0066452167741" calcext:value-type="float">
            <text:p>19,0066</text:p>
          </table:table-cell>
          <table:table-cell table:number-columns-repeated="5"/>
          <table:table-cell office:value-type="float" office:value="1486" calcext:value-type="float">
            <text:p>1486</text:p>
          </table:table-cell>
          <table:table-cell table:formula="of:=40+10*RAND()" office:value-type="float" office:value="48.5259418690112" calcext:value-type="float">
            <text:p>48,5259</text:p>
          </table:table-cell>
          <table:table-cell table:number-columns-repeated="5"/>
          <table:table-cell office:value-type="float" office:value="1486" calcext:value-type="float">
            <text:p>1486</text:p>
          </table:table-cell>
          <table:table-cell table:formula="of:= ([.I1511]*[.P1511]+[.B1511]*[.P1511]+[.B1511]*[.I1511])/([.B1511]*[.I1511]*[.P1511])" office:value-type="float" office:value="0.181517208700749" calcext:value-type="float">
            <text:p>0,1815</text:p>
          </table:table-cell>
          <table:table-cell table:number-columns-repeated="10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formula="of:=9+2*RAND()" office:value-type="float" office:value="10.719938976923" calcext:value-type="float">
            <text:p>10,7199</text:p>
          </table:table-cell>
          <table:table-cell table:number-columns-repeated="5"/>
          <table:table-cell office:value-type="float" office:value="1487" calcext:value-type="float">
            <text:p>1487</text:p>
          </table:table-cell>
          <table:table-cell table:formula="of:=COM.MICROSOFT.NORM.INV(RAND();30;5)" office:value-type="float" office:value="37.9546819675721" calcext:value-type="float">
            <text:p>37,9547</text:p>
          </table:table-cell>
          <table:table-cell table:number-columns-repeated="5"/>
          <table:table-cell office:value-type="float" office:value="1487" calcext:value-type="float">
            <text:p>1487</text:p>
          </table:table-cell>
          <table:table-cell table:formula="of:=40+10*RAND()" office:value-type="float" office:value="45.9409347956535" calcext:value-type="float">
            <text:p>45,9409</text:p>
          </table:table-cell>
          <table:table-cell table:number-columns-repeated="5"/>
          <table:table-cell office:value-type="float" office:value="1487" calcext:value-type="float">
            <text:p>1487</text:p>
          </table:table-cell>
          <table:table-cell table:formula="of:= ([.I1512]*[.P1512]+[.B1512]*[.P1512]+[.B1512]*[.I1512])/([.B1512]*[.I1512]*[.P1512])" office:value-type="float" office:value="0.141398403665009" calcext:value-type="float">
            <text:p>0,1414</text:p>
          </table:table-cell>
          <table:table-cell table:number-columns-repeated="10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formula="of:=9+2*RAND()" office:value-type="float" office:value="9.86372556188144" calcext:value-type="float">
            <text:p>9,8637</text:p>
          </table:table-cell>
          <table:table-cell table:number-columns-repeated="5"/>
          <table:table-cell office:value-type="float" office:value="1488" calcext:value-type="float">
            <text:p>1488</text:p>
          </table:table-cell>
          <table:table-cell table:formula="of:=COM.MICROSOFT.NORM.INV(RAND();30;5)" office:value-type="float" office:value="29.5770313134527" calcext:value-type="float">
            <text:p>29,5770</text:p>
          </table:table-cell>
          <table:table-cell table:number-columns-repeated="5"/>
          <table:table-cell office:value-type="float" office:value="1488" calcext:value-type="float">
            <text:p>1488</text:p>
          </table:table-cell>
          <table:table-cell table:formula="of:=40+10*RAND()" office:value-type="float" office:value="46.3089213555213" calcext:value-type="float">
            <text:p>46,3089</text:p>
          </table:table-cell>
          <table:table-cell table:number-columns-repeated="5"/>
          <table:table-cell office:value-type="float" office:value="1488" calcext:value-type="float">
            <text:p>1488</text:p>
          </table:table-cell>
          <table:table-cell table:formula="of:= ([.I1513]*[.P1513]+[.B1513]*[.P1513]+[.B1513]*[.I1513])/([.B1513]*[.I1513]*[.P1513])" office:value-type="float" office:value="0.156785702245146" calcext:value-type="float">
            <text:p>0,1568</text:p>
          </table:table-cell>
          <table:table-cell table:number-columns-repeated="10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formula="of:=9+2*RAND()" office:value-type="float" office:value="9.51117945206352" calcext:value-type="float">
            <text:p>9,5112</text:p>
          </table:table-cell>
          <table:table-cell table:number-columns-repeated="5"/>
          <table:table-cell office:value-type="float" office:value="1489" calcext:value-type="float">
            <text:p>1489</text:p>
          </table:table-cell>
          <table:table-cell table:formula="of:=COM.MICROSOFT.NORM.INV(RAND();30;5)" office:value-type="float" office:value="29.1090583863656" calcext:value-type="float">
            <text:p>29,1091</text:p>
          </table:table-cell>
          <table:table-cell table:number-columns-repeated="5"/>
          <table:table-cell office:value-type="float" office:value="1489" calcext:value-type="float">
            <text:p>1489</text:p>
          </table:table-cell>
          <table:table-cell table:formula="of:=40+10*RAND()" office:value-type="float" office:value="48.9662920671981" calcext:value-type="float">
            <text:p>48,9663</text:p>
          </table:table-cell>
          <table:table-cell table:number-columns-repeated="5"/>
          <table:table-cell office:value-type="float" office:value="1489" calcext:value-type="float">
            <text:p>1489</text:p>
          </table:table-cell>
          <table:table-cell table:formula="of:= ([.I1514]*[.P1514]+[.B1514]*[.P1514]+[.B1514]*[.I1514])/([.B1514]*[.I1514]*[.P1514])" office:value-type="float" office:value="0.159915210927709" calcext:value-type="float">
            <text:p>0,1599</text:p>
          </table:table-cell>
          <table:table-cell table:number-columns-repeated="10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formula="of:=9+2*RAND()" office:value-type="float" office:value="9.70450268057175" calcext:value-type="float">
            <text:p>9,7045</text:p>
          </table:table-cell>
          <table:table-cell table:number-columns-repeated="5"/>
          <table:table-cell office:value-type="float" office:value="1490" calcext:value-type="float">
            <text:p>1490</text:p>
          </table:table-cell>
          <table:table-cell table:formula="of:=COM.MICROSOFT.NORM.INV(RAND();30;5)" office:value-type="float" office:value="35.14493307036" calcext:value-type="float">
            <text:p>35,1449</text:p>
          </table:table-cell>
          <table:table-cell table:number-columns-repeated="5"/>
          <table:table-cell office:value-type="float" office:value="1490" calcext:value-type="float">
            <text:p>1490</text:p>
          </table:table-cell>
          <table:table-cell table:formula="of:=40+10*RAND()" office:value-type="float" office:value="48.0680035369005" calcext:value-type="float">
            <text:p>48,0680</text:p>
          </table:table-cell>
          <table:table-cell table:number-columns-repeated="5"/>
          <table:table-cell office:value-type="float" office:value="1490" calcext:value-type="float">
            <text:p>1490</text:p>
          </table:table-cell>
          <table:table-cell table:formula="of:= ([.I1515]*[.P1515]+[.B1515]*[.P1515]+[.B1515]*[.I1515])/([.B1515]*[.I1515]*[.P1515])" office:value-type="float" office:value="0.152302414103186" calcext:value-type="float">
            <text:p>0,1523</text:p>
          </table:table-cell>
          <table:table-cell table:number-columns-repeated="10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formula="of:=9+2*RAND()" office:value-type="float" office:value="10.9711819521617" calcext:value-type="float">
            <text:p>10,9712</text:p>
          </table:table-cell>
          <table:table-cell table:number-columns-repeated="5"/>
          <table:table-cell office:value-type="float" office:value="1491" calcext:value-type="float">
            <text:p>1491</text:p>
          </table:table-cell>
          <table:table-cell table:formula="of:=COM.MICROSOFT.NORM.INV(RAND();30;5)" office:value-type="float" office:value="32.3950104949307" calcext:value-type="float">
            <text:p>32,3950</text:p>
          </table:table-cell>
          <table:table-cell table:number-columns-repeated="5"/>
          <table:table-cell office:value-type="float" office:value="1491" calcext:value-type="float">
            <text:p>1491</text:p>
          </table:table-cell>
          <table:table-cell table:formula="of:=40+10*RAND()" office:value-type="float" office:value="48.4021174430382" calcext:value-type="float">
            <text:p>48,4021</text:p>
          </table:table-cell>
          <table:table-cell table:number-columns-repeated="5"/>
          <table:table-cell office:value-type="float" office:value="1491" calcext:value-type="float">
            <text:p>1491</text:p>
          </table:table-cell>
          <table:table-cell table:formula="of:= ([.I1516]*[.P1516]+[.B1516]*[.P1516]+[.B1516]*[.I1516])/([.B1516]*[.I1516]*[.P1516])" office:value-type="float" office:value="0.142677086606414" calcext:value-type="float">
            <text:p>0,1427</text:p>
          </table:table-cell>
          <table:table-cell table:number-columns-repeated="10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formula="of:=9+2*RAND()" office:value-type="float" office:value="9.85517740552314" calcext:value-type="float">
            <text:p>9,8552</text:p>
          </table:table-cell>
          <table:table-cell table:number-columns-repeated="5"/>
          <table:table-cell office:value-type="float" office:value="1492" calcext:value-type="float">
            <text:p>1492</text:p>
          </table:table-cell>
          <table:table-cell table:formula="of:=COM.MICROSOFT.NORM.INV(RAND();30;5)" office:value-type="float" office:value="38.9458791227522" calcext:value-type="float">
            <text:p>38,9459</text:p>
          </table:table-cell>
          <table:table-cell table:number-columns-repeated="5"/>
          <table:table-cell office:value-type="float" office:value="1492" calcext:value-type="float">
            <text:p>1492</text:p>
          </table:table-cell>
          <table:table-cell table:formula="of:=40+10*RAND()" office:value-type="float" office:value="42.6625673344824" calcext:value-type="float">
            <text:p>42,6626</text:p>
          </table:table-cell>
          <table:table-cell table:number-columns-repeated="5"/>
          <table:table-cell office:value-type="float" office:value="1492" calcext:value-type="float">
            <text:p>1492</text:p>
          </table:table-cell>
          <table:table-cell table:formula="of:= ([.I1517]*[.P1517]+[.B1517]*[.P1517]+[.B1517]*[.I1517])/([.B1517]*[.I1517]*[.P1517])" office:value-type="float" office:value="0.150585917302584" calcext:value-type="float">
            <text:p>0,1506</text:p>
          </table:table-cell>
          <table:table-cell table:number-columns-repeated="10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formula="of:=9+2*RAND()" office:value-type="float" office:value="10.0468424905557" calcext:value-type="float">
            <text:p>10,0468</text:p>
          </table:table-cell>
          <table:table-cell table:number-columns-repeated="5"/>
          <table:table-cell office:value-type="float" office:value="1493" calcext:value-type="float">
            <text:p>1493</text:p>
          </table:table-cell>
          <table:table-cell table:formula="of:=COM.MICROSOFT.NORM.INV(RAND();30;5)" office:value-type="float" office:value="29.5525351887959" calcext:value-type="float">
            <text:p>29,5525</text:p>
          </table:table-cell>
          <table:table-cell table:number-columns-repeated="5"/>
          <table:table-cell office:value-type="float" office:value="1493" calcext:value-type="float">
            <text:p>1493</text:p>
          </table:table-cell>
          <table:table-cell table:formula="of:=40+10*RAND()" office:value-type="float" office:value="42.9761753731873" calcext:value-type="float">
            <text:p>42,9762</text:p>
          </table:table-cell>
          <table:table-cell table:number-columns-repeated="5"/>
          <table:table-cell office:value-type="float" office:value="1493" calcext:value-type="float">
            <text:p>1493</text:p>
          </table:table-cell>
          <table:table-cell table:formula="of:= ([.I1518]*[.P1518]+[.B1518]*[.P1518]+[.B1518]*[.I1518])/([.B1518]*[.I1518]*[.P1518])" office:value-type="float" office:value="0.156640509793933" calcext:value-type="float">
            <text:p>0,1566</text:p>
          </table:table-cell>
          <table:table-cell table:number-columns-repeated="10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formula="of:=9+2*RAND()" office:value-type="float" office:value="10.5367673907895" calcext:value-type="float">
            <text:p>10,5368</text:p>
          </table:table-cell>
          <table:table-cell table:number-columns-repeated="5"/>
          <table:table-cell office:value-type="float" office:value="1494" calcext:value-type="float">
            <text:p>1494</text:p>
          </table:table-cell>
          <table:table-cell table:formula="of:=COM.MICROSOFT.NORM.INV(RAND();30;5)" office:value-type="float" office:value="35.0422071079218" calcext:value-type="float">
            <text:p>35,0422</text:p>
          </table:table-cell>
          <table:table-cell table:number-columns-repeated="5"/>
          <table:table-cell office:value-type="float" office:value="1494" calcext:value-type="float">
            <text:p>1494</text:p>
          </table:table-cell>
          <table:table-cell table:formula="of:=40+10*RAND()" office:value-type="float" office:value="45.1773019589018" calcext:value-type="float">
            <text:p>45,1773</text:p>
          </table:table-cell>
          <table:table-cell table:number-columns-repeated="5"/>
          <table:table-cell office:value-type="float" office:value="1494" calcext:value-type="float">
            <text:p>1494</text:p>
          </table:table-cell>
          <table:table-cell table:formula="of:= ([.I1519]*[.P1519]+[.B1519]*[.P1519]+[.B1519]*[.I1519])/([.B1519]*[.I1519]*[.P1519])" office:value-type="float" office:value="0.145577792472374" calcext:value-type="float">
            <text:p>0,1456</text:p>
          </table:table-cell>
          <table:table-cell table:number-columns-repeated="10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formula="of:=9+2*RAND()" office:value-type="float" office:value="10.3343861617614" calcext:value-type="float">
            <text:p>10,3344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formula="of:=COM.MICROSOFT.NORM.INV(RAND();30;5)" office:value-type="float" office:value="30.7698341629328" calcext:value-type="float">
            <text:p>30,7698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formula="of:=40+10*RAND()" office:value-type="float" office:value="43.0881266074721" calcext:value-type="float">
            <text:p>43,0881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formula="of:= ([.I1520]*[.P1520]+[.B1520]*[.P1520]+[.B1520]*[.I1520])/([.B1520]*[.I1520]*[.P1520])" office:value-type="float" office:value="0.152471946902346" calcext:value-type="float">
            <text:p>0,1525</text:p>
          </table:table-cell>
          <table:table-cell table:number-columns-repeated="10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formula="of:=9+2*RAND()" office:value-type="float" office:value="10.698508239584" calcext:value-type="float">
            <text:p>10,6985</text:p>
          </table:table-cell>
          <table:table-cell table:number-columns-repeated="5"/>
          <table:table-cell office:value-type="float" office:value="1496" calcext:value-type="float">
            <text:p>1496</text:p>
          </table:table-cell>
          <table:table-cell table:formula="of:=COM.MICROSOFT.NORM.INV(RAND();30;5)" office:value-type="float" office:value="27.8937881959529" calcext:value-type="float">
            <text:p>27,8938</text:p>
          </table:table-cell>
          <table:table-cell table:number-columns-repeated="5"/>
          <table:table-cell office:value-type="float" office:value="1496" calcext:value-type="float">
            <text:p>1496</text:p>
          </table:table-cell>
          <table:table-cell table:formula="of:=40+10*RAND()" office:value-type="float" office:value="47.687503361376" calcext:value-type="float">
            <text:p>47,6875</text:p>
          </table:table-cell>
          <table:table-cell table:number-columns-repeated="5"/>
          <table:table-cell office:value-type="float" office:value="1496" calcext:value-type="float">
            <text:p>1496</text:p>
          </table:table-cell>
          <table:table-cell table:formula="of:= ([.I1521]*[.P1521]+[.B1521]*[.P1521]+[.B1521]*[.I1521])/([.B1521]*[.I1521]*[.P1521])" office:value-type="float" office:value="0.150291105511817" calcext:value-type="float">
            <text:p>0,1503</text:p>
          </table:table-cell>
          <table:table-cell table:number-columns-repeated="10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formula="of:=9+2*RAND()" office:value-type="float" office:value="10.1382047657389" calcext:value-type="float">
            <text:p>10,1382</text:p>
          </table:table-cell>
          <table:table-cell table:number-columns-repeated="5"/>
          <table:table-cell office:value-type="float" office:value="1497" calcext:value-type="float">
            <text:p>1497</text:p>
          </table:table-cell>
          <table:table-cell table:formula="of:=COM.MICROSOFT.NORM.INV(RAND();30;5)" office:value-type="float" office:value="37.8743161139549" calcext:value-type="float">
            <text:p>37,8743</text:p>
          </table:table-cell>
          <table:table-cell table:number-columns-repeated="5"/>
          <table:table-cell office:value-type="float" office:value="1497" calcext:value-type="float">
            <text:p>1497</text:p>
          </table:table-cell>
          <table:table-cell table:formula="of:=40+10*RAND()" office:value-type="float" office:value="43.9817521523219" calcext:value-type="float">
            <text:p>43,9818</text:p>
          </table:table-cell>
          <table:table-cell table:number-columns-repeated="5"/>
          <table:table-cell office:value-type="float" office:value="1497" calcext:value-type="float">
            <text:p>1497</text:p>
          </table:table-cell>
          <table:table-cell table:formula="of:= ([.I1522]*[.P1522]+[.B1522]*[.P1522]+[.B1522]*[.I1522])/([.B1522]*[.I1522]*[.P1522])" office:value-type="float" office:value="0.147776611707901" calcext:value-type="float">
            <text:p>0,1478</text:p>
          </table:table-cell>
          <table:table-cell table:number-columns-repeated="10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formula="of:=9+2*RAND()" office:value-type="float" office:value="9.98066472937353" calcext:value-type="float">
            <text:p>9,9807</text:p>
          </table:table-cell>
          <table:table-cell table:number-columns-repeated="5"/>
          <table:table-cell office:value-type="float" office:value="1498" calcext:value-type="float">
            <text:p>1498</text:p>
          </table:table-cell>
          <table:table-cell table:formula="of:=COM.MICROSOFT.NORM.INV(RAND();30;5)" office:value-type="float" office:value="30.6922334491429" calcext:value-type="float">
            <text:p>30,6922</text:p>
          </table:table-cell>
          <table:table-cell table:number-columns-repeated="5"/>
          <table:table-cell office:value-type="float" office:value="1498" calcext:value-type="float">
            <text:p>1498</text:p>
          </table:table-cell>
          <table:table-cell table:formula="of:=40+10*RAND()" office:value-type="float" office:value="47.9889015911613" calcext:value-type="float">
            <text:p>47,9889</text:p>
          </table:table-cell>
          <table:table-cell table:number-columns-repeated="5"/>
          <table:table-cell office:value-type="float" office:value="1498" calcext:value-type="float">
            <text:p>1498</text:p>
          </table:table-cell>
          <table:table-cell table:formula="of:= ([.I1523]*[.P1523]+[.B1523]*[.P1523]+[.B1523]*[.I1523])/([.B1523]*[.I1523]*[.P1523])" office:value-type="float" office:value="0.153613411195492" calcext:value-type="float">
            <text:p>0,1536</text:p>
          </table:table-cell>
          <table:table-cell table:number-columns-repeated="10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formula="of:=9+2*RAND()" office:value-type="float" office:value="10.9969091576058" calcext:value-type="float">
            <text:p>10,9969</text:p>
          </table:table-cell>
          <table:table-cell table:number-columns-repeated="5"/>
          <table:table-cell office:value-type="float" office:value="1499" calcext:value-type="float">
            <text:p>1499</text:p>
          </table:table-cell>
          <table:table-cell table:formula="of:=COM.MICROSOFT.NORM.INV(RAND();30;5)" office:value-type="float" office:value="34.6536233724425" calcext:value-type="float">
            <text:p>34,6536</text:p>
          </table:table-cell>
          <table:table-cell table:number-columns-repeated="5"/>
          <table:table-cell office:value-type="float" office:value="1499" calcext:value-type="float">
            <text:p>1499</text:p>
          </table:table-cell>
          <table:table-cell table:formula="of:=40+10*RAND()" office:value-type="float" office:value="46.370664431015" calcext:value-type="float">
            <text:p>46,3707</text:p>
          </table:table-cell>
          <table:table-cell table:number-columns-repeated="5"/>
          <table:table-cell office:value-type="float" office:value="1499" calcext:value-type="float">
            <text:p>1499</text:p>
          </table:table-cell>
          <table:table-cell table:formula="of:= ([.I1524]*[.P1524]+[.B1524]*[.P1524]+[.B1524]*[.I1524])/([.B1524]*[.I1524]*[.P1524])" office:value-type="float" office:value="0.141357011954333" calcext:value-type="float">
            <text:p>0,1414</text:p>
          </table:table-cell>
          <table:table-cell table:number-columns-repeated="10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9+2*RAND()" office:value-type="float" office:value="10.3472174650524" calcext:value-type="float">
            <text:p>10,3472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formula="of:=COM.MICROSOFT.NORM.INV(RAND();30;5)" office:value-type="float" office:value="36.1317336084533" calcext:value-type="float">
            <text:p>36,1317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formula="of:=40+10*RAND()" office:value-type="float" office:value="42.0582701091189" calcext:value-type="float">
            <text:p>42,0583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formula="of:= ([.I1525]*[.P1525]+[.B1525]*[.P1525]+[.B1525]*[.I1525])/([.B1525]*[.I1525]*[.P1525])" office:value-type="float" office:value="0.148097378438087" calcext:value-type="float">
            <text:p>0,148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2T10:40:14.540000000</meta:creation-date>
    <dc:date>2023-03-22T12:42:57.251000000</dc:date>
    <meta:editing-duration>PT1H50M49S</meta:editing-duration>
    <meta:editing-cycles>7</meta:editing-cycles>
    <meta:generator>LibreOffice/7.5.0.3$Windows_X86_64 LibreOffice_project/c21113d003cd3efa8c53188764377a8272d9d6de</meta:generator>
    <meta:document-statistic meta:table-count="1" meta:cell-count="12234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03cm" svg:height="9.404cm" xlink:href=".." xlink:type="simple" chart:class="chart:bar" chart:style-name="ch1">
        <chart:title svg:x="3.119cm" svg:y="0.324cm" chart:style-name="ch2">
          <text:p>Отъюстированная гистограмма R1</text:p>
        </chart:title>
        <chart:plot-area chart:style-name="ch3" table:cell-range-address="Лист1.D34:Лист1.D45 Лист1.F34:Лист1.F45" chart:data-source-has-labels="column" svg:x="1.283cm" svg:y="1.291cm" svg:width="12.048cm" svg:height="6.944cm">
          <chart:coordinate-region svg:x="2.09cm" svg:y="1.49cm" svg:width="11.241cm" svg:height="6.098cm"/>
          <chart:axis chart:dimension="x" chart:name="primary-x" chart:style-name="ch4" chartooo:axis-type="auto">
            <chartooo:date-scale/>
            <chart:title svg:x="5.914cm" svg:y="8.423cm" chart:style-name="ch5">
              <text:p>Центры карманов</text:p>
            </chart:title>
            <chart:categories table:cell-range-address="Лист1.D34:Лист1.D45"/>
          </chart:axis>
          <chart:axis chart:dimension="y" chart:name="primary-y" chart:style-name="ch6">
            <chart:title svg:x="0.451cm" svg:y="6.937cm" chart:style-name="ch7">
              <text:p>Эксперементальная частота</text:p>
            </chart:title>
            <chart:grid chart:style-name="ch8" chart:class="major"/>
          </chart:axis>
          <chart:series chart:style-name="ch9" chart:values-cell-range-address="Лист1.F34:Лист1.F45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float" office:value="8.9">
                <text:p>8.9</text:p>
                <draw:g>
                  <svg:desc>Лист1.D34:Лист1.D45</svg:desc>
                </draw:g>
              </table:table-cell>
              <table:table-cell office:value-type="float" office:value="0">
                <text:p>0</text:p>
                <draw:g>
                  <svg:desc>Лист1.F34:Лист1.F45</svg:desc>
                </draw:g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3cm" svg:height="9.304cm" xlink:href=".." xlink:type="simple" chart:class="chart:bar" chart:style-name="ch1">
        <chart:title svg:x="3.083cm" svg:y="0.322cm" chart:style-name="ch2">
          <text:p>Отъюстированная гистограмма R2</text:p>
        </chart:title>
        <chart:plot-area chart:style-name="ch3" table:cell-range-address="Лист1.K34:Лист1.K45 Лист1.M34:Лист1.M45" chart:data-source-has-labels="column" svg:x="1.281cm" svg:y="1.287cm" svg:width="11.979cm" svg:height="6.85cm">
          <chart:coordinate-region svg:x="2.088cm" svg:y="1.486cm" svg:width="11.172cm" svg:height="6.004cm"/>
          <chart:axis chart:dimension="x" chart:name="primary-x" chart:style-name="ch4" chartooo:axis-type="auto">
            <chartooo:date-scale/>
            <chart:title svg:x="5.877cm" svg:y="8.323cm" chart:style-name="ch5">
              <text:p>Центры карманов</text:p>
            </chart:title>
            <chart:categories table:cell-range-address="Лист1.K34:Лист1.K45"/>
          </chart:axis>
          <chart:axis chart:dimension="y" chart:name="primary-y" chart:style-name="ch6">
            <chart:title svg:x="0.451cm" svg:y="6.886cm" chart:style-name="ch7">
              <text:p>Эксперементальная частота</text:p>
            </chart:title>
            <chart:grid chart:style-name="ch8" chart:class="major"/>
          </chart:axis>
          <chart:series chart:style-name="ch9" chart:values-cell-range-address="Лист1.M34:Лист1.M45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M</text:p>
              </table:table-cell>
            </table:table-row>
          </table:table-header-rows>
          <table:table-rows>
            <table:table-row>
              <table:table-cell office:value-type="float" office:value="10.8">
                <text:p>10.8</text:p>
                <draw:g>
                  <svg:desc>Лист1.K34:Лист1.K45</svg:desc>
                </draw:g>
              </table:table-cell>
              <table:table-cell office:value-type="float" office:value="1">
                <text:p>1</text:p>
                <draw:g>
                  <svg:desc>Лист1.M34:Лист1.M45</svg:desc>
                </draw:g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9.6">
                <text:p>39.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.2">
                <text:p>43.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6.8">
                <text:p>46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.4">
                <text:p>50.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65cm" svg:height="9.73cm" xlink:href=".." xlink:type="simple" chart:class="chart:bar" chart:style-name="ch1">
        <chart:title svg:x="3cm" svg:y="0.33cm" chart:style-name="ch2">
          <text:p>Отъюстированная гистограмма R3</text:p>
        </chart:title>
        <chart:plot-area chart:style-name="ch3" table:cell-range-address="Лист1.R34:Лист1.R45 Лист1.T34:Лист1.T45" chart:data-source-has-labels="column" svg:x="1.278cm" svg:y="1.303cm" svg:width="11.82cm" svg:height="7.252cm">
          <chart:coordinate-region svg:x="2.085cm" svg:y="1.502cm" svg:width="11.013cm" svg:height="6.406cm"/>
          <chart:axis chart:dimension="x" chart:name="primary-x" chart:style-name="ch4" chartooo:axis-type="auto">
            <chartooo:date-scale/>
            <chart:title svg:x="5.795cm" svg:y="8.749cm" chart:style-name="ch5">
              <text:p>Центры карманов</text:p>
            </chart:title>
            <chart:categories table:cell-range-address="Лист1.R34:Лист1.R45"/>
          </chart:axis>
          <chart:axis chart:dimension="y" chart:name="primary-y" chart:style-name="ch6">
            <chart:title svg:x="0.451cm" svg:y="7.103cm" chart:style-name="ch7">
              <text:p>Эксперементальная частота</text:p>
            </chart:title>
            <chart:grid chart:style-name="ch8" chart:class="major"/>
          </chart:axis>
          <chart:series chart:style-name="ch9" chart:values-cell-range-address="Лист1.T34:Лист1.T45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T</text:p>
              </table:table-cell>
            </table:table-row>
          </table:table-header-rows>
          <table:table-rows>
            <table:table-row>
              <table:table-cell office:value-type="float" office:value="38.45">
                <text:p>38.45</text:p>
                <draw:g>
                  <svg:desc>Лист1.R34:Лист1.R45</svg:desc>
                </draw:g>
              </table:table-cell>
              <table:table-cell office:value-type="float" office:value="0">
                <text:p>0</text:p>
                <draw:g>
                  <svg:desc>Лист1.T34:Лист1.T45</svg:desc>
                </draw:g>
              </table:table-cell>
            </table:table-row>
            <table:table-row>
              <table:table-cell office:value-type="float" office:value="39.55">
                <text:p>39.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0.65">
                <text:p>40.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1.75">
                <text:p>41.7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2.85">
                <text:p>42.8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.95">
                <text:p>43.9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5.0499999999999">
                <text:p>45.049999999999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6.1499999999999">
                <text:p>46.149999999999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7.2499999999999">
                <text:p>47.249999999999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8.3499999999999">
                <text:p>48.3499999999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9.4499999999999">
                <text:p>49.449999999999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50.5499999999999">
                <text:p>50.54999999999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29cm" svg:height="9.43cm" xlink:href=".." xlink:type="simple" chart:class="chart:bar" chart:style-name="ch1">
        <chart:title svg:x="3.201cm" svg:y="0.324cm" chart:style-name="ch2">
          <text:p>Отъюстированная гистограмма R</text:p>
        </chart:title>
        <chart:plot-area chart:style-name="ch3" table:cell-range-address="Лист1.Y34:Лист1.Y45 Лист1.AA34:Лист1.AA45" chart:data-source-has-labels="column" svg:x="1.281cm" svg:y="1.291cm" svg:width="11.978cm" svg:height="6.97cm">
          <chart:coordinate-region svg:x="2.088cm" svg:y="1.49cm" svg:width="11.171cm" svg:height="6.124cm"/>
          <chart:axis chart:dimension="x" chart:name="primary-x" chart:style-name="ch4" chartooo:axis-type="auto">
            <chartooo:date-scale/>
            <chart:title svg:x="5.877cm" svg:y="8.449cm" chart:style-name="ch5">
              <text:p>Центры карманов</text:p>
            </chart:title>
            <chart:categories table:cell-range-address="Лист1.Y34:Лист1.Y45"/>
          </chart:axis>
          <chart:axis chart:dimension="y" chart:name="primary-y" chart:style-name="ch6">
            <chart:title svg:x="0.451cm" svg:y="6.95cm" chart:style-name="ch7">
              <text:p>Эксперементальная частота</text:p>
            </chart:title>
            <chart:grid chart:style-name="ch8" chart:class="major"/>
          </chart:axis>
          <chart:series chart:style-name="ch9" chart:values-cell-range-address="Лист1.AA34:Лист1.AA45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A</text:p>
              </table:table-cell>
            </table:table-row>
          </table:table-header-rows>
          <table:table-rows>
            <table:table-row>
              <table:table-cell office:value-type="float" office:value="0.128">
                <text:p>0.128</text:p>
                <draw:g>
                  <svg:desc>Лист1.Y34:Лист1.Y45</svg:desc>
                </draw:g>
              </table:table-cell>
              <table:table-cell office:value-type="float" office:value="0">
                <text:p>0</text:p>
                <draw:g>
                  <svg:desc>Лист1.AA34:Лист1.AA45</svg:desc>
                </draw:g>
              </table:table-cell>
            </table:table-row>
            <table:table-row>
              <table:table-cell office:value-type="float" office:value="0.136">
                <text:p>0.1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144">
                <text:p>0.14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0.152">
                <text:p>0.15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0.168">
                <text:p>0.16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0.176">
                <text:p>0.1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0.184">
                <text:p>0.1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192">
                <text:p>0.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8">
                <text:p>0.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6">
                <text:p>0.2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